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Book Antiqua" svg:font-family="'Book Antiqua'"/>
    <style:font-face style:name="Tahoma2" svg:font-family="Tahoma"/>
    <style:font-face style:name="Book Antiqua2" svg:font-family="'Book Antiqua'" style:font-family-generic="roman"/>
    <style:font-face style:name="Times-Roman" svg:font-family="Times-Roman" style:font-family-generic="roman"/>
    <style:font-face style:name="Dutch801 Rm BT Roman" svg:font-family="'Dutch801 Rm BT Roman'" style:font-pitch="variable"/>
    <style:font-face style:name="Book Antiqua3"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ook Antiqua1" svg:font-family="'Book Antiqu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table:align="margins"/>
    </style:style>
    <style:style style:name="Table1.A" style:family="table-column">
      <style:table-column-properties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100">
      <style:table-cell-properties fo:padding="0.0382in" fo:border-left="0.0007in solid #000000" fo:border-right="none" fo:border-top="none" fo:border-bottom="0.0007in solid #000000"/>
    </style:style>
    <style:style style:name="Table1.C2" style:family="table-cell" style:data-style-name="N100">
      <style:table-cell-properties fo:padding="0.0382in" fo:border-left="0.0007in solid #000000" fo:border-right="0.0007in solid #000000" fo:border-top="none" fo:border-bottom="0.0007in solid #000000"/>
    </style:style>
    <style:style style:name="Table2" style:family="table">
      <style:table-properties table:align="margins"/>
    </style:style>
    <style:style style:name="Table2.A" style:family="table-column">
      <style:table-column-properties style:rel-column-width="10922*"/>
    </style:style>
    <style:style style:name="Table2.F" style:family="table-column">
      <style:table-column-properties style:rel-column-width="10925*"/>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none" fo:border-top="none" fo:border-bottom="0.0007in solid #000000"/>
    </style:style>
    <style:style style:name="Table2.C2" style:family="table-cell" style:data-style-name="N100">
      <style:table-cell-properties fo:padding="0.0382in" fo:border-left="0.0007in solid #000000" fo:border-right="none" fo:border-top="none" fo:border-bottom="0.0007in solid #000000"/>
    </style:style>
    <style:style style:name="Table2.F2" style:family="table-cell" style:data-style-name="N100">
      <style:table-cell-properties fo:padding="0.0382in" fo:border-left="0.0007in solid #000000" fo:border-right="0.0007in solid #000000" fo:border-top="none" fo:border-bottom="0.0007in solid #000000"/>
    </style:style>
    <style:style style:name="P1" style:family="paragraph" style:parent-style-name="Frame_20_contents">
      <style:paragraph-properties fo:text-align="center" style:justify-single-word="false"/>
      <style:text-properties style:font-name="Book Antiqua1" fo:font-size="10pt" style:font-size-asian="10pt" style:font-size-complex="10pt"/>
    </style:style>
    <style:style style:name="P2" style:family="paragraph" style:parent-style-name="Standard">
      <style:paragraph-properties fo:line-height="100%" fo:text-align="center" style:justify-single-word="false" fo:break-before="page"/>
      <style:text-properties style:font-name="Book Antiqua2" fo:font-size="10pt" style:font-size-asian="10pt" style:font-size-complex="10pt"/>
    </style:style>
    <style:style style:name="P3" style:family="paragraph" style:parent-style-name="Frame_20_contents">
      <style:paragraph-properties fo:text-align="center" style:justify-single-word="false"/>
      <style:text-properties style:font-name="Book Antiqua1" fo:font-size="10pt" fo:font-weight="normal" style:font-size-asian="10pt" style:font-weight-asian="normal" style:font-size-complex="10pt" style:font-weight-complex="normal"/>
    </style:style>
    <style:style style:name="P4" style:family="paragraph" style:parent-style-name="Footer">
      <style:paragraph-properties fo:text-align="center" style:justify-single-word="false"/>
    </style:style>
    <style:style style:name="P5" style:family="paragraph" style:parent-style-name="Frame_20_contents">
      <style:paragraph-properties fo:text-align="center" style:justify-single-word="false"/>
      <style:text-properties style:font-name="Book Antiqua1" fo:font-size="10pt" style:font-size-asian="10pt" style:font-size-complex="10pt"/>
    </style:style>
    <style:style style:name="P6" style:family="paragraph" style:parent-style-name="Frame_20_contents">
      <style:paragraph-properties fo:text-align="center" style:justify-single-word="false"/>
      <style:text-properties style:font-name="Book Antiqua1" fo:font-size="10pt" fo:font-weight="normal" style:font-size-asian="10pt" style:font-weight-asian="normal" style:font-size-complex="10pt" style:font-weight-complex="normal"/>
    </style:style>
    <style:style style:name="P7" style:family="paragraph" style:parent-style-name="Standard">
      <style:paragraph-properties fo:line-height="100%" fo:text-align="center" style:justify-single-word="false" fo:break-before="page"/>
      <style:text-properties style:font-name="Book Antiqua2" fo:font-size="10pt" style:font-size-asian="10pt" style:font-size-complex="10pt"/>
    </style:style>
    <style:style style:name="P8" style:family="paragraph" style:parent-style-name="Standard">
      <style:paragraph-properties fo:line-height="100%" fo:text-align="center" style:justify-single-word="false" fo:break-before="page"/>
      <style:text-properties style:font-name="Book Antiqua2" fo:font-size="10pt" fo:font-style="normal" style:font-size-asian="10pt" style:font-style-asian="normal" style:font-size-complex="10pt" style:font-style-complex="normal"/>
    </style:style>
    <style:style style:name="P9" style:family="paragraph" style:parent-style-name="Standard">
      <style:paragraph-properties fo:line-height="100%" fo:text-align="center" style:justify-single-word="false" fo:break-before="page"/>
      <style:text-properties style:font-name="Book Antiqua2" fo:font-size="10pt" fo:font-style="normal" fo:background-color="transparent" style:font-size-asian="10pt" style:font-style-asian="normal" style:font-size-complex="10pt" style:font-style-complex="normal"/>
    </style:style>
    <style:style style:name="P10" style:family="paragraph" style:parent-style-name="Standard">
      <style:paragraph-properties fo:line-height="100%" fo:text-align="center" style:justify-single-word="false" fo:break-before="page"/>
      <style:text-properties style:font-name="Book Antiqua2" fo:font-size="24pt" style:font-size-asian="24pt" style:font-size-complex="24pt"/>
    </style:style>
    <style:style style:name="P11" style:family="paragraph" style:parent-style-name="Standard">
      <style:paragraph-properties fo:line-height="100%" fo:text-align="center" style:justify-single-word="false" fo:break-before="page"/>
      <style:text-properties style:font-name="Book Antiqua2" fo:font-size="24pt" fo:font-style="normal" style:font-size-asian="24pt" style:font-style-asian="normal" style:font-size-complex="24pt" style:font-style-complex="normal"/>
    </style:style>
    <style:style style:name="P12" style:family="paragraph" style:parent-style-name="Standard">
      <style:paragraph-properties fo:line-height="100%" fo:text-align="center" style:justify-single-word="false" fo:break-before="page"/>
      <style:text-properties style:font-name="Book Antiqua2" fo:font-size="14pt" fo:font-weight="bold" style:font-size-asian="14pt" style:font-weight-asian="bold" style:font-size-complex="14pt" style:font-weight-complex="bold"/>
    </style:style>
    <style:style style:name="P13" style:family="paragraph" style:parent-style-name="Standard">
      <style:paragraph-properties fo:line-height="100%" fo:text-align="center" style:justify-single-word="false" fo:break-before="page"/>
      <style:text-properties style:font-name="Book Antiqua2" fo:font-size="14pt"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line-height="100%" fo:text-align="center" style:justify-single-word="false" fo:break-before="page"/>
      <style:text-properties style:font-name="Book Antiqua2" fo:font-size="14pt" fo:font-style="normal" style:font-size-asian="14pt" style:font-style-asian="normal" style:font-size-complex="14pt" style:font-style-complex="normal"/>
    </style:style>
    <style:style style:name="P15" style:family="paragraph" style:parent-style-name="Standard">
      <style:paragraph-properties fo:line-height="100%" fo:text-align="center" style:justify-single-word="false" fo:break-before="page"/>
      <style:text-properties style:font-name="Book Antiqua2" fo:font-size="14pt" fo:font-weight="normal" style:font-size-asian="14pt" style:font-weight-asian="normal" style:font-size-complex="14pt" style:font-weight-complex="normal"/>
    </style:style>
    <style:style style:name="P16" style:family="paragraph" style:parent-style-name="Standard">
      <style:paragraph-properties fo:line-height="100%" fo:text-align="center" style:justify-single-word="false" fo:break-before="page"/>
      <style:text-properties style:font-name="Book Antiqua1" fo:font-size="16pt" fo:font-style="italic" style:font-size-asian="16pt" style:font-style-asian="italic" style:font-size-complex="16pt" style:font-style-complex="italic"/>
    </style:style>
    <style:style style:name="P17" style:family="paragraph" style:parent-style-name="Standard">
      <style:paragraph-properties fo:line-height="100%" fo:text-align="center" style:justify-single-word="false" fo:break-before="page"/>
      <style:text-properties style:font-name="Book Antiqua1" fo:font-size="24pt" fo:font-style="normal" style:font-size-asian="24pt" style:font-style-asian="normal" style:font-size-complex="24pt" style:font-style-complex="normal"/>
    </style:style>
    <style:style style:name="P18" style:family="paragraph" style:parent-style-name="Standard">
      <style:paragraph-properties fo:line-height="100%" fo:text-align="start" style:justify-single-word="false" fo:break-before="page">
        <style:tab-stops>
          <style:tab-stop style:position="1.5209in"/>
        </style:tab-stops>
      </style:paragraph-properties>
      <style:text-properties style:font-name="Book Antiqua" fo:font-size="14pt" fo:font-style="normal" style:font-size-asian="14pt" style:font-style-asian="normal" style:font-size-complex="14pt" style:font-style-complex="normal"/>
    </style:style>
    <style:style style:name="P19" style:family="paragraph" style:parent-style-name="Standard">
      <style:paragraph-properties fo:text-align="center" style:justify-single-word="false" fo:break-before="page"/>
      <style:text-properties style:font-name="Book Antiqua" fo:font-size="24pt" style:font-size-asian="24pt" style:font-size-complex="24pt"/>
    </style:style>
    <style:style style:name="P20" style:family="paragraph" style:parent-style-name="Standard">
      <style:paragraph-properties fo:line-height="100%" fo:text-align="center" style:justify-single-word="false" fo:orphans="2" fo:widows="2" fo:hyphenation-ladder-count="no-limit" fo:break-before="page" fo:keep-with-next="auto"/>
      <style:text-properties style:font-name="Book Antiqua2" fo:font-size="24pt" fo:font-style="normal" style:font-size-asian="24pt" style:font-style-asian="normal" style:font-size-complex="24pt" style:font-style-complex="normal" fo:hyphenate="true" fo:hyphenation-remain-char-count="3" fo:hyphenation-push-char-count="3"/>
    </style:style>
    <style:style style:name="P21" style:family="paragraph" style:parent-style-name="Standard">
      <style:paragraph-properties fo:line-height="100%" fo:text-align="center" style:justify-single-word="false"/>
      <style:text-properties style:use-window-font-color="true" style:font-name="Book Antiqua2" fo:font-size="10pt" style:font-name-asian="Times-Roman" style:font-size-asian="10pt" style:font-name-complex="Times-Roman" style:font-size-complex="10pt"/>
    </style:style>
    <style:style style:name="P22" style:family="paragraph" style:parent-style-name="Standard">
      <style:paragraph-properties fo:text-align="justify" style:justify-single-word="false" style:text-autospace="none"/>
      <style:text-properties style:use-window-font-color="true" style:font-name="Book Antiqua2" fo:font-size="14pt" style:font-name-asian="Times-Roman" style:font-size-asian="14pt" style:font-name-complex="Times-Roman" style:font-size-complex="14pt"/>
    </style:style>
    <style:style style:name="P23" style:family="paragraph" style:parent-style-name="Standard">
      <style:paragraph-properties fo:line-height="100%" fo:text-align="center" style:justify-single-word="false"/>
      <style:text-properties style:font-name="Book Antiqua2" fo:font-size="14pt" fo:font-weight="bold" style:font-size-asian="14pt" style:font-weight-asian="bold" style:font-size-complex="14pt" style:font-weight-complex="bold"/>
    </style:style>
    <style:style style:name="P24" style:family="paragraph" style:parent-style-name="Standard">
      <style:paragraph-properties fo:line-height="100%" fo:text-align="center" style:justify-single-word="false"/>
      <style:text-properties style:font-name="Book Antiqua2" fo:font-size="14pt" fo:font-style="italic" style:font-size-asian="12.25pt" style:font-style-asian="italic" style:font-size-complex="14pt" style:font-style-complex="italic"/>
    </style:style>
    <style:style style:name="P25" style:family="paragraph" style:parent-style-name="Standard">
      <style:paragraph-properties fo:line-height="100%" fo:text-align="center" style:justify-single-word="false" style:text-autospace="none"/>
      <style:text-properties style:font-name="Book Antiqua2" fo:font-size="14pt" fo:font-style="italic" style:font-size-asian="12.25pt" style:font-style-asian="italic" style:font-size-complex="14pt" style:font-style-complex="italic"/>
    </style:style>
    <style:style style:name="P26" style:family="paragraph" style:parent-style-name="Standard">
      <style:paragraph-properties fo:line-height="100%" fo:text-align="center" style:justify-single-word="false"/>
      <style:text-properties style:font-name="Book Antiqua2" fo:font-size="14pt" fo:font-style="italic" style:font-size-asian="14pt" style:font-style-asian="italic" style:font-size-complex="14pt" style:font-style-complex="italic"/>
    </style:style>
    <style:style style:name="P27" style:family="paragraph" style:parent-style-name="Standard">
      <style:paragraph-properties fo:text-align="justify" style:justify-single-word="false" style:text-autospace="none"/>
      <style:text-properties style:font-name="Book Antiqua2" fo:font-size="14pt" fo:font-style="italic" style:font-size-asian="14pt" style:font-style-asian="italic" style:font-size-complex="14pt" style:font-style-complex="italic"/>
    </style:style>
    <style:style style:name="P28" style:family="paragraph" style:parent-style-name="Standard">
      <style:paragraph-properties fo:line-height="100%" fo:text-align="center" style:justify-single-word="false"/>
      <style:text-properties style:font-name="Book Antiqua2" fo:font-size="14pt" fo:font-style="normal"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line-height="100%" fo:text-align="center" style:justify-single-word="false"/>
      <style:text-properties style:font-name="Book Antiqua2" fo:font-size="14pt" fo:font-style="normal" style:font-size-asian="14pt" style:font-style-asian="normal" style:font-size-complex="14pt" style:font-style-complex="normal"/>
    </style:style>
    <style:style style:name="P30" style:family="paragraph" style:parent-style-name="Standard">
      <style:paragraph-properties fo:line-height="100%" fo:text-align="justify" style:justify-single-word="false" fo:orphans="2" fo:widows="2" fo:hyphenation-ladder-count="no-limit"/>
      <style:text-properties style:font-name="Book Antiqua2" fo:font-size="14pt" fo:font-style="normal" style:font-size-asian="14pt" style:font-style-asian="normal" style:font-size-complex="14pt" style:font-style-complex="normal" fo:hyphenate="true" fo:hyphenation-remain-char-count="3" fo:hyphenation-push-char-count="3"/>
    </style:style>
    <style:style style:name="P31" style:family="paragraph" style:parent-style-name="Standard">
      <style:paragraph-properties fo:line-height="100%" fo:text-align="center" style:justify-single-word="false"/>
      <style:text-properties style:font-name="Book Antiqua2" fo:font-size="14pt" style:font-size-asian="14pt" style:font-size-complex="14pt"/>
    </style:style>
    <style:style style:name="P32" style:family="paragraph" style:parent-style-name="Standard">
      <style:paragraph-properties fo:line-height="100%" fo:text-align="start" style:justify-single-word="false"/>
      <style:text-properties style:font-name="Book Antiqua2" fo:font-size="14pt" style:font-size-asian="14pt" style:font-size-complex="14pt"/>
    </style:style>
    <style:style style:name="P33" style:family="paragraph" style:parent-style-name="Standard">
      <style:paragraph-properties fo:line-height="100%" fo:text-align="center" style:justify-single-word="false"/>
      <style:text-properties style:font-name="Book Antiqua2" fo:font-size="14pt" fo:font-weight="normal" style:font-size-asian="14pt" style:font-weight-asian="normal" style:font-size-complex="14pt" style:font-weight-complex="normal"/>
    </style:style>
    <style:style style:name="P34" style:family="paragraph" style:parent-style-name="Standard">
      <style:paragraph-properties fo:line-height="100%" fo:text-align="center" style:justify-single-word="false"/>
      <style:text-properties style:font-name="Book Antiqua2" fo:font-size="10pt" style:font-size-asian="10pt" style:font-size-complex="10pt"/>
    </style:style>
    <style:style style:name="P35" style:family="paragraph" style:parent-style-name="Standard">
      <style:paragraph-properties fo:line-height="100%" fo:text-align="start" style:justify-single-word="false"/>
      <style:text-properties style:font-name="Book Antiqua2" fo:font-size="10pt" style:font-size-asian="10pt" style:font-size-complex="10pt"/>
    </style:style>
    <style:style style:name="P36" style:family="paragraph" style:parent-style-name="Standard">
      <style:paragraph-properties fo:line-height="100%" fo:text-align="justify" style:justify-single-word="false"/>
      <style:text-properties style:font-name="Book Antiqua2" fo:font-size="10pt" style:font-size-asian="10pt" style:font-size-complex="10pt"/>
    </style:style>
    <style:style style:name="P37" style:family="paragraph" style:parent-style-name="Standard">
      <style:paragraph-properties fo:line-height="100%" fo:text-align="justify" style:justify-single-word="false" style:text-autospace="none"/>
      <style:text-properties style:font-name="Book Antiqua2" fo:font-size="10pt" style:font-size-asian="10pt" style:font-size-complex="10pt"/>
    </style:style>
    <style:style style:name="P38" style:family="paragraph" style:parent-style-name="Standard">
      <style:paragraph-properties fo:text-align="justify" style:justify-single-word="false" style:text-autospace="none"/>
      <style:text-properties style:font-name="Book Antiqua2" fo:font-size="10pt" style:font-size-asian="10pt" style:font-size-complex="10pt"/>
    </style:style>
    <style:style style:name="P39" style:family="paragraph" style:parent-style-name="Standard">
      <style:paragraph-properties fo:line-height="100%" fo:text-align="start" style:justify-single-word="false"/>
      <style:text-properties style:font-name="Book Antiqua2" fo:font-size="10pt" fo:font-style="normal" style:font-size-asian="10pt" style:font-style-asian="normal" style:font-size-complex="10pt" style:font-style-complex="normal"/>
    </style:style>
    <style:style style:name="P40" style:family="paragraph" style:parent-style-name="Standard">
      <style:paragraph-properties fo:line-height="100%" fo:text-align="center" style:justify-single-word="false"/>
      <style:text-properties style:font-name="Book Antiqua2" fo:font-size="10pt" fo:font-style="normal" style:font-size-asian="10pt" style:font-style-asian="normal" style:font-size-complex="10pt" style:font-style-complex="normal"/>
    </style:style>
    <style:style style:name="P41" style:family="paragraph" style:parent-style-name="Standard">
      <style:paragraph-properties fo:line-height="100%" fo:text-align="justify" style:justify-single-word="false"/>
      <style:text-properties style:font-name="Book Antiqua2" fo:font-size="10pt" fo:font-style="normal" style:font-size-asian="10pt" style:font-style-asian="normal" style:font-size-complex="10pt" style:font-style-complex="normal"/>
    </style:style>
    <style:style style:name="P42" style:family="paragraph" style:parent-style-name="Standard">
      <style:paragraph-properties fo:line-height="100%" fo:text-align="justify" style:justify-single-word="false"/>
      <style:text-properties style:font-name="Book Antiqua2" fo:font-size="10pt" fo:font-style="normal" fo:font-weight="normal" style:font-size-asian="10pt" style:font-style-asian="normal" style:font-weight-asian="normal" style:font-size-complex="10pt" style:font-style-complex="normal" style:font-weight-complex="normal"/>
    </style:style>
    <style:style style:name="P43" style:family="paragraph" style:parent-style-name="Standard">
      <style:paragraph-properties fo:line-height="100%" fo:text-align="justify" style:justify-single-word="false" fo:orphans="2" fo:widows="2"/>
      <style:text-properties style:font-name="Book Antiqua2" fo:font-size="10pt" fo:font-style="normal" fo:font-weight="normal" style:font-size-asian="10pt" style:font-style-asian="normal" style:font-weight-asian="normal" style:font-size-complex="10pt" style:font-style-complex="normal" style:font-weight-complex="normal"/>
    </style:style>
    <style:style style:name="P44" style:family="paragraph" style:parent-style-name="Standard">
      <style:paragraph-properties fo:line-height="100%" fo:text-align="center" style:justify-single-word="false"/>
      <style:text-properties style:font-name="Book Antiqua2" fo:font-size="10pt" fo:font-style="normal" fo:font-weight="normal" style:font-size-asian="10pt" style:font-style-asian="normal" style:font-weight-asian="normal" style:font-size-complex="10pt" style:font-style-complex="normal" style:font-weight-complex="normal"/>
    </style:style>
    <style:style style:name="P45" style:family="paragraph" style:parent-style-name="Standard">
      <style:paragraph-properties fo:line-height="100%" fo:text-align="start" style:justify-single-word="false"/>
      <style:text-properties style:font-name="Book Antiqua2" fo:font-size="10pt" fo:font-style="normal" fo:background-color="transparent" style:font-size-asian="10pt" style:font-style-asian="normal" style:font-size-complex="10pt" style:font-style-complex="normal"/>
    </style:style>
    <style:style style:name="P46" style:family="paragraph" style:parent-style-name="Standard">
      <style:paragraph-properties fo:line-height="100%" fo:text-align="center" style:justify-single-word="false"/>
      <style:text-properties style:font-name="Book Antiqua2" fo:font-size="10pt" fo:font-style="normal" fo:background-color="transparent" style:font-size-asian="10pt" style:font-style-asian="normal" style:font-size-complex="10pt" style:font-style-complex="normal"/>
    </style:style>
    <style:style style:name="P47" style:family="paragraph" style:parent-style-name="Standard">
      <style:paragraph-properties fo:line-height="100%" fo:text-align="justify" style:justify-single-word="false"/>
      <style:text-properties style:font-name="Book Antiqua2" fo:font-size="10pt" fo:font-style="italic" style:font-size-asian="10pt" style:font-style-asian="italic" style:font-size-complex="10pt" style:font-style-complex="italic"/>
    </style:style>
    <style:style style:name="P48" style:family="paragraph" style:parent-style-name="Standard">
      <style:paragraph-properties fo:line-height="100%" fo:text-align="justify" style:justify-single-word="false" style:text-autospace="none"/>
      <style:text-properties style:font-name="Book Antiqua2" fo:font-size="10pt" fo:font-style="italic" style:font-size-asian="10pt" style:font-style-asian="italic" style:font-size-complex="10pt" style:font-style-complex="italic"/>
    </style:style>
    <style:style style:name="P49" style:family="paragraph" style:parent-style-name="Standard">
      <style:paragraph-properties fo:line-height="100%" fo:text-align="center" style:justify-single-word="false"/>
      <style:text-properties style:font-name="Book Antiqua2" fo:font-size="10pt" fo:font-style="italic" style:font-size-asian="10pt" style:font-style-asian="italic" style:font-size-complex="10pt" style:font-style-complex="italic"/>
    </style:style>
    <style:style style:name="P50" style:family="paragraph" style:parent-style-name="Standard">
      <style:paragraph-properties fo:line-height="100%" fo:text-align="start" style:justify-single-word="false"/>
      <style:text-properties style:font-name="Book Antiqua2" fo:font-size="10pt" fo:font-style="italic" style:font-size-asian="10pt" style:font-style-asian="italic" style:font-size-complex="10pt" style:font-style-complex="italic"/>
    </style:style>
    <style:style style:name="P51" style:family="paragraph" style:parent-style-name="Standard">
      <style:paragraph-properties fo:line-height="100%" fo:text-align="start" style:justify-single-word="false" style:text-autospace="none"/>
      <style:text-properties style:font-name="Book Antiqua2" fo:font-size="10pt" fo:font-style="italic" style:font-size-asian="10pt" style:font-style-asian="italic" style:font-size-complex="10pt" style:font-style-complex="italic"/>
    </style:style>
    <style:style style:name="P52" style:family="paragraph" style:parent-style-name="Standard">
      <style:paragraph-properties fo:text-align="justify" style:justify-single-word="false" style:text-autospace="none"/>
      <style:text-properties style:font-name="Book Antiqua2" fo:font-size="10pt" fo:font-style="italic" style:font-size-asian="10pt" style:font-style-asian="italic" style:font-size-complex="10pt" style:font-style-complex="italic"/>
    </style:style>
    <style:style style:name="P53" style:family="paragraph" style:parent-style-name="Standard">
      <style:paragraph-properties fo:line-height="100%" fo:text-align="justify" style:justify-single-word="false"/>
      <style:text-properties style:font-name="Book Antiqua2" fo:font-size="10pt" fo:font-style="italic" fo:font-weight="bold" style:font-size-asian="10pt" style:font-style-asian="italic" style:font-weight-asian="bold" style:font-size-complex="10pt" style:font-style-complex="italic" style:font-weight-complex="bold"/>
    </style:style>
    <style:style style:name="P54" style:family="paragraph" style:parent-style-name="Standard">
      <style:paragraph-properties fo:line-height="100%" fo:text-align="center" style:justify-single-word="false"/>
      <style:text-properties style:font-name="Book Antiqua2" fo:font-size="10pt" fo:font-style="italic" fo:font-weight="bold" style:font-size-asian="10pt" style:font-style-asian="italic" style:font-weight-asian="bold" style:font-size-complex="10pt" style:font-style-complex="italic" style:font-weight-complex="bold"/>
    </style:style>
    <style:style style:name="P55" style:family="paragraph" style:parent-style-name="Standard">
      <style:paragraph-properties fo:line-height="100%" fo:text-align="justify" style:justify-single-word="false" style:text-autospace="none"/>
      <style:text-properties style:font-name="Book Antiqua2" fo:font-size="10pt" fo:font-style="italic" fo:background-color="transparent" style:font-size-asian="10pt" style:font-style-asian="italic" style:font-size-complex="10pt" style:font-style-complex="italic"/>
    </style:style>
    <style:style style:name="P56" style:family="paragraph" style:parent-style-name="Standard">
      <style:paragraph-properties fo:text-align="justify" style:justify-single-word="false" style:text-autospace="none"/>
      <style:text-properties style:font-name="Book Antiqua2" fo:font-size="10pt" fo:font-style="italic" fo:background-color="transparent" style:font-size-asian="10pt" style:font-style-asian="italic" style:font-size-complex="10pt" style:font-style-complex="italic"/>
    </style:style>
    <style:style style:name="P57" style:family="paragraph" style:parent-style-name="Standard">
      <style:paragraph-properties fo:line-height="100%" fo:text-align="center" style:justify-single-word="false"/>
      <style:text-properties style:font-name="Book Antiqua2" fo:font-size="10pt" fo:font-weight="bold" style:font-size-asian="10pt" style:font-weight-asian="bold" style:font-size-complex="10pt" style:font-weight-complex="bold"/>
    </style:style>
    <style:style style:name="P58" style:family="paragraph" style:parent-style-name="Standard">
      <style:paragraph-properties fo:line-height="100%" fo:text-align="justify" style:justify-single-word="false"/>
      <style:text-properties style:font-name="Book Antiqua2" fo:font-size="10pt" fo:background-color="transparent" style:font-size-asian="10pt" style:font-size-complex="10pt"/>
    </style:style>
    <style:style style:name="P59" style:family="paragraph" style:parent-style-name="Standard">
      <style:paragraph-properties fo:text-align="justify" style:justify-single-word="false" style:text-autospace="none"/>
      <style:text-properties style:font-name="Book Antiqua2" fo:font-size="10pt" fo:background-color="transparent" style:font-size-asian="10pt" style:font-size-complex="10pt"/>
    </style:style>
    <style:style style:name="P60" style:family="paragraph" style:parent-style-name="Standard">
      <style:paragraph-properties fo:line-height="100%" fo:text-align="center" style:justify-single-word="false"/>
      <style:text-properties style:font-name="Book Antiqua2" fo:font-size="24pt" style:font-size-asian="24pt" style:font-size-complex="24pt"/>
    </style:style>
    <style:style style:name="P61" style:family="paragraph" style:parent-style-name="Standard">
      <style:paragraph-properties fo:line-height="100%" fo:text-align="justify" style:justify-single-word="false"/>
      <style:text-properties style:font-name="Book Antiqua2"/>
    </style:style>
    <style:style style:name="P62" style:family="paragraph" style:parent-style-name="Standard">
      <style:paragraph-properties fo:text-align="justify" style:justify-single-word="false" style:text-autospace="none"/>
      <style:text-properties style:font-name="Book Antiqua2"/>
    </style:style>
    <style:style style:name="P63" style:family="paragraph" style:parent-style-name="Standard">
      <style:paragraph-properties fo:text-align="center" style:justify-single-word="false"/>
      <style:text-properties style:font-name="Book Antiqua1" fo:font-size="16pt" style:font-size-asian="16pt" style:font-size-complex="16pt"/>
    </style:style>
    <style:style style:name="P64" style:family="paragraph" style:parent-style-name="Standard">
      <style:paragraph-properties fo:line-height="100%" fo:text-align="center" style:justify-single-word="false"/>
      <style:text-properties style:font-name="Book Antiqua1" fo:font-size="16pt" fo:font-style="italic" style:font-size-asian="16pt" style:font-style-asian="italic" style:font-size-complex="16pt" style:font-style-complex="italic"/>
    </style:style>
    <style:style style:name="P65" style:family="paragraph" style:parent-style-name="Standard">
      <style:paragraph-properties fo:text-align="center" style:justify-single-word="false"/>
      <style:text-properties style:font-name="Book Antiqua1"/>
    </style:style>
    <style:style style:name="P66" style:family="paragraph" style:parent-style-name="Standard">
      <style:paragraph-properties fo:text-align="center" style:justify-single-word="false"/>
      <style:text-properties style:font-name="Book Antiqua1" fo:font-size="36pt" style:font-size-asian="36pt" style:font-size-complex="36pt"/>
    </style:style>
    <style:style style:name="P67" style:family="paragraph" style:parent-style-name="Standard">
      <style:paragraph-properties fo:text-align="center" style:justify-single-word="false"/>
      <style:text-properties style:font-name="Book Antiqua1" fo:font-size="56pt" style:font-size-asian="56pt" style:font-size-complex="56pt"/>
    </style:style>
    <style:style style:name="P68" style:family="paragraph" style:parent-style-name="Standard">
      <style:paragraph-properties fo:text-align="center" style:justify-single-word="false"/>
      <style:text-properties style:font-name="Book Antiqua1" fo:font-size="14pt" style:font-size-asian="14pt" style:font-size-complex="14pt"/>
    </style:style>
    <style:style style:name="P69" style:family="paragraph" style:parent-style-name="Standard">
      <style:paragraph-properties fo:line-height="100%" fo:text-align="start" style:justify-single-word="false"/>
      <style:text-properties style:font-name="Book Antiqua1" fo:font-size="14pt" fo:font-style="normal" style:font-size-asian="14pt" style:font-style-asian="normal" style:font-size-complex="14pt" style:font-style-complex="normal"/>
    </style:style>
    <style:style style:name="P70" style:family="paragraph" style:parent-style-name="Standard">
      <style:paragraph-properties fo:line-height="100%" fo:text-align="justify" style:justify-single-word="false"/>
      <style:text-properties style:font-name="Book Antiqua1" fo:font-size="14pt" fo:font-style="normal" style:font-size-asian="14pt" style:font-style-asian="normal" style:font-size-complex="14pt" style:font-style-complex="normal"/>
    </style:style>
    <style:style style:name="P71" style:family="paragraph" style:parent-style-name="Standard">
      <style:paragraph-properties fo:line-height="100%" fo:text-align="center" style:justify-single-word="false"/>
      <style:text-properties style:font-name="Book Antiqua1" fo:font-size="14pt" fo:font-style="normal" style:font-size-asian="14pt" style:font-style-asian="normal" style:font-size-complex="14pt" style:font-style-complex="normal"/>
    </style:style>
    <style:style style:name="P72" style:family="paragraph" style:parent-style-name="Standard">
      <style:paragraph-properties fo:text-align="center" style:justify-single-word="false"/>
      <style:text-properties style:font-name="Book Antiqua1" fo:font-size="18pt" style:font-size-asian="18pt" style:font-size-complex="18pt"/>
    </style:style>
    <style:style style:name="P73" style:family="paragraph" style:parent-style-name="Standard">
      <style:paragraph-properties fo:text-align="justify" style:justify-single-word="false" style:text-autospace="none"/>
    </style:style>
    <style:style style:name="P74" style:family="paragraph" style:parent-style-name="Standard">
      <style:paragraph-properties fo:text-align="justify" style:justify-single-word="false" fo:orphans="2" fo:widows="2" style:text-autospace="none"/>
    </style:style>
    <style:style style:name="P75" style:family="paragraph" style:parent-style-name="Standard">
      <style:paragraph-properties fo:text-align="justify" style:justify-single-word="false" style:text-autospace="none"/>
      <style:text-properties style:font-name="Book Antiqua3"/>
    </style:style>
    <style:style style:name="P76" style:family="paragraph" style:parent-style-name="Standard">
      <style:paragraph-properties fo:text-align="justify" style:justify-single-word="false" style:text-autospace="none"/>
      <style:text-properties style:font-name="Book Antiqua3" fo:font-size="16pt" style:font-size-asian="16pt" style:font-size-complex="16pt"/>
    </style:style>
    <style:style style:name="P77" style:family="paragraph" style:parent-style-name="Standard">
      <style:paragraph-properties style:text-autospace="none"/>
      <style:text-properties style:font-name="Book Antiqua3" fo:font-size="14pt" style:font-size-asian="14pt" style:font-size-complex="14pt"/>
    </style:style>
    <style:style style:name="P78" style:family="paragraph" style:parent-style-name="Standard">
      <style:paragraph-properties fo:text-align="justify" style:justify-single-word="false" style:text-autospace="none"/>
      <style:text-properties style:font-name="Book Antiqua3" fo:font-size="10pt" style:font-size-asian="10pt" style:font-size-complex="10pt"/>
    </style:style>
    <style:style style:name="P79" style:family="paragraph" style:parent-style-name="Standard">
      <style:paragraph-properties fo:line-height="100%" fo:text-align="justify" style:justify-single-word="false"/>
    </style:style>
    <style:style style:name="P80" style:family="paragraph" style:parent-style-name="Standard">
      <style:paragraph-properties fo:text-align="justify" style:justify-single-word="false" style:text-autospace="none"/>
      <style:text-properties fo:color="#000000" style:font-name="Book Antiqua3" fo:font-size="14pt" fo:language="en" fo:country="US" fo:font-style="normal" style:font-name-asian="Book Antiqua3" style:font-size-asian="14pt" style:font-style-asian="normal" style:font-name-complex="Book Antiqua3" style:font-size-complex="14pt" style:font-style-complex="normal"/>
    </style:style>
    <style:style style:name="P81" style:family="paragraph" style:parent-style-name="Standard">
      <style:paragraph-properties fo:text-align="justify" style:justify-single-word="false" fo:orphans="2" fo:widows="2" style:text-autospace="none"/>
      <style:text-properties fo:color="#000000" style:font-name="Book Antiqua3" fo:font-size="14pt" fo:language="en" fo:country="US" fo:font-style="normal" style:font-name-asian="Book Antiqua3" style:font-size-asian="14pt" style:font-style-asian="normal" style:font-name-complex="Book Antiqua3" style:font-size-complex="14pt" style:font-style-complex="normal"/>
    </style:style>
    <style:style style:name="P82" style:family="paragraph" style:parent-style-name="Standard">
      <style:paragraph-properties fo:orphans="2" fo:widows="2" style:text-autospace="none"/>
      <style:text-properties fo:color="#000000" style:font-name="Book Antiqua3" fo:font-size="14pt" fo:language="en" fo:country="US" fo:font-style="normal" style:font-name-asian="Book Antiqua3" style:font-size-asian="14pt" style:font-style-asian="normal" style:font-name-complex="Book Antiqua3" style:font-size-complex="14pt" style:font-style-complex="normal"/>
    </style:style>
    <style:style style:name="P83" style:family="paragraph" style:parent-style-name="Standard">
      <style:paragraph-properties fo:line-height="100%" fo:text-align="justify" style:justify-single-word="false"/>
      <style:text-properties fo:color="#000000" style:font-name="Book Antiqua3" fo:font-size="14pt" fo:language="en" fo:country="US" fo:font-style="normal" fo:font-weight="normal" style:font-name-asian="Book Antiqua3" style:font-size-asian="14pt" style:font-style-asian="normal" style:font-weight-asian="normal" style:font-name-complex="Book Antiqua3" style:font-size-complex="14pt" style:font-style-complex="normal" style:font-weight-complex="normal"/>
    </style:style>
    <style:style style:name="P84" style:family="paragraph" style:parent-style-name="Standard">
      <style:paragraph-properties fo:text-align="justify" style:justify-single-word="false" style:text-autospace="none"/>
      <style:text-properties fo:color="#000000" style:font-name="Book Antiqua3" fo:font-size="14pt" fo:language="en" fo:country="US" style:font-name-asian="Book Antiqua3" style:font-size-asian="14pt" style:font-name-complex="Book Antiqua3" style:font-size-complex="14pt"/>
    </style:style>
    <style:style style:name="P85" style:family="paragraph" style:parent-style-name="Standard">
      <style:paragraph-properties fo:text-align="justify" style:justify-single-word="false" fo:orphans="2" fo:widows="2" style:text-autospace="none"/>
      <style:text-properties fo:color="#000000" style:font-name="Book Antiqua3" fo:font-size="14pt" fo:language="en" fo:country="US" style:font-name-asian="Book Antiqua3" style:font-size-asian="14pt" style:font-name-complex="Book Antiqua3" style:font-size-complex="14pt"/>
    </style:style>
    <style:style style:name="P86" style:family="paragraph" style:parent-style-name="Standard">
      <style:paragraph-properties fo:text-align="justify" style:justify-single-word="false" fo:orphans="2" fo:widows="2" style:text-autospace="none"/>
      <style:text-properties fo:color="#000000" style:font-name="Book Antiqua3" fo:font-size="9.5pt" fo:language="en" fo:country="US" fo:font-style="italic" style:font-name-asian="Book Antiqua3" style:font-size-asian="9.5pt" style:font-style-asian="italic" style:font-name-complex="Book Antiqua3" style:font-size-complex="9.5pt" style:font-style-complex="italic"/>
    </style:style>
    <style:style style:name="P87" style:family="paragraph" style:parent-style-name="Standard">
      <style:paragraph-properties fo:text-align="justify" style:justify-single-word="false" style:text-autospace="none"/>
      <style:text-properties fo:font-size="14pt" style:font-size-asian="14pt" style:font-size-complex="14pt"/>
    </style:style>
    <style:style style:name="P88" style:family="paragraph" style:parent-style-name="Standard">
      <style:paragraph-properties style:text-autospace="none"/>
      <style:text-properties style:font-name="Tahoma" fo:font-size="14pt" style:font-size-asian="14pt" style:font-size-complex="14pt"/>
    </style:style>
    <style:style style:name="P89" style:family="paragraph" style:parent-style-name="Standard">
      <style:paragraph-properties fo:text-align="center" style:justify-single-word="false">
        <style:tab-stops>
          <style:tab-stop style:position="1.5209in"/>
        </style:tab-stops>
      </style:paragraph-properties>
      <style:text-properties style:font-name="Book Antiqua" fo:font-size="14pt" style:font-size-asian="14pt" style:font-size-complex="14pt"/>
    </style:style>
    <style:style style:name="P90" style:family="paragraph" style:parent-style-name="Standard">
      <style:paragraph-properties fo:text-align="start" style:justify-single-word="false">
        <style:tab-stops>
          <style:tab-stop style:position="7.0484in" style:type="right" style:leader-style="dotted" style:leader-text="."/>
        </style:tab-stops>
      </style:paragraph-properties>
      <style:text-properties style:font-name="Book Antiqua" fo:font-size="14pt" style:font-size-asian="14pt" style:font-size-complex="14pt"/>
    </style:style>
    <style:style style:name="P91" style:family="paragraph" style:parent-style-name="Standard">
      <style:paragraph-properties fo:line-height="100%" fo:text-align="start" style:justify-single-word="false">
        <style:tab-stops>
          <style:tab-stop style:position="7.0484in" style:type="right" style:leader-style="dotted" style:leader-text="."/>
        </style:tab-stops>
      </style:paragraph-properties>
      <style:text-properties style:font-name="Book Antiqua" fo:font-size="14pt" fo:font-style="normal" style:font-size-asian="14pt" style:font-style-asian="normal" style:font-size-complex="14pt" style:font-style-complex="normal"/>
    </style:style>
    <style:style style:name="P92" style:family="paragraph" style:parent-style-name="Standard" style:master-page-name="">
      <style:paragraph-properties fo:margin-top="0in" fo:margin-bottom="0in" fo:text-align="justify" style:justify-single-word="false" style:page-number="auto" style:shadow="none" style:text-autospace="none"/>
    </style:style>
    <style:style style:name="P93" style:family="paragraph" style:parent-style-name="Standard">
      <style:paragraph-properties fo:line-height="100%" fo:text-align="justify" style:justify-single-word="false" fo:background-color="transparent">
        <style:background-image/>
      </style:paragraph-properties>
      <style:text-properties style:font-name="Book Antiqua2" fo:font-size="10pt" style:font-size-asian="10pt" style:font-size-complex="10pt"/>
    </style:style>
    <style:style style:name="P94" style:family="paragraph" style:parent-style-name="Table_20_Contents">
      <style:paragraph-properties fo:text-align="start" style:justify-single-word="false"/>
      <style:text-properties style:font-name="Book Antiqua2" fo:font-size="10pt" style:font-size-asian="10pt" style:font-size-complex="10pt"/>
    </style:style>
    <style:style style:name="P95" style:family="paragraph" style:parent-style-name="Table_20_Contents">
      <style:paragraph-properties fo:text-align="center" style:justify-single-word="false"/>
      <style:text-properties style:font-name="Book Antiqua2" fo:font-size="10pt" style:font-size-asian="10pt" style:font-size-complex="10pt"/>
    </style:style>
    <style:style style:name="P96" style:family="paragraph" style:parent-style-name="Table_20_Heading">
      <style:text-properties style:font-name="Book Antiqua2" fo:font-size="10pt" style:font-size-asian="10pt" style:font-size-complex="10pt"/>
    </style:style>
    <style:style style:name="P97" style:family="paragraph" style:parent-style-name="Standard" style:master-page-name="">
      <style:paragraph-properties fo:text-align="justify" style:justify-single-word="false" fo:orphans="3" fo:widows="3" style:page-number="auto" style:text-autospace="none"/>
    </style:style>
    <style:style style:name="P98" style:family="paragraph" style:parent-style-name="Standard" style:master-page-name="">
      <style:paragraph-properties fo:text-align="justify" style:justify-single-word="false" fo:orphans="2" fo:widows="2" style:page-number="auto" style:text-autospace="none"/>
    </style:style>
    <style:style style:name="P99" style:family="paragraph" style:parent-style-name="Standard" style:master-page-name="">
      <style:paragraph-properties fo:line-height="100%" fo:text-align="justify" style:justify-single-word="false" fo:widows="2" style:page-number="auto"/>
    </style:style>
    <style:style style:name="P100" style:family="paragraph" style:parent-style-name="Standard" style:master-page-name="">
      <style:paragraph-properties fo:line-height="100%" fo:text-align="justify" style:justify-single-word="false" fo:orphans="2" fo:widows="2" style:page-number="auto"/>
    </style:style>
    <style:style style:name="P101" style:family="paragraph" style:parent-style-name="Standard" style:master-page-name="">
      <style:paragraph-properties fo:text-align="justify" style:justify-single-word="false" fo:orphans="2" fo:widows="2" style:page-number="auto" style:text-autospace="none"/>
      <style:text-properties style:font-name="Book Antiqua3" fo:font-size="14pt" style:font-size-asian="14pt" style:font-size-complex="14pt"/>
    </style:style>
    <style:style style:name="P102" style:family="paragraph" style:parent-style-name="Standard" style:master-page-name="">
      <style:paragraph-properties fo:text-align="justify" style:justify-single-word="false" fo:orphans="2" fo:widows="2" style:page-number="auto" style:text-autospace="none"/>
      <style:text-properties style:font-name="Book Antiqua3" fo:font-size="16pt" style:font-size-asian="16pt" style:font-size-complex="16pt"/>
    </style:style>
    <style:style style:name="P103" style:family="paragraph" style:parent-style-name="Standard" style:master-page-name="">
      <style:paragraph-properties fo:line-height="100%" fo:text-align="center" style:justify-single-word="false" fo:orphans="2" fo:widows="2" style:page-number="auto"/>
      <style:text-properties style:font-name="Book Antiqua2" fo:font-size="14pt" fo:font-style="italic" style:font-size-asian="12.25pt" style:font-style-asian="italic" style:font-size-complex="14pt" style:font-style-complex="italic"/>
    </style:style>
    <style:style style:name="P104" style:family="paragraph" style:parent-style-name="Standard" style:master-page-name="">
      <style:paragraph-properties fo:text-align="justify" style:justify-single-word="false" fo:orphans="2" fo:widows="2" style:page-number="auto" style:text-autospace="none"/>
      <style:text-properties style:font-name="Book Antiqua2"/>
    </style:style>
    <style:style style:name="P105" style:family="paragraph" style:parent-style-name="Standard" style:master-page-name="">
      <style:paragraph-properties fo:line-height="100%" fo:text-align="justify" style:justify-single-word="false" fo:orphans="2" fo:widows="2" style:page-number="auto"/>
      <style:text-properties style:font-name="Book Antiqua2" fo:font-size="10pt" style:font-size-asian="10pt" style:font-size-complex="10pt"/>
    </style:style>
    <style:style style:name="P106" style:family="paragraph" style:parent-style-name="Standard" style:master-page-name="">
      <style:paragraph-properties fo:line-height="100%" fo:text-align="justify" style:justify-single-word="false" fo:orphans="2" fo:widows="2" style:page-number="auto"/>
      <style:text-properties style:font-name="Book Antiqua2"/>
    </style:style>
    <style:style style:name="P107" style:family="paragraph" style:parent-style-name="Standard" style:master-page-name="">
      <style:paragraph-properties fo:text-align="justify" style:justify-single-word="false" fo:orphans="3" fo:widows="2" style:page-number="auto" style:text-autospace="none"/>
      <style:text-properties fo:color="#000000" style:font-name="Book Antiqua3" fo:font-size="14pt" fo:language="en" fo:country="US" fo:font-style="normal" style:font-name-asian="Book Antiqua3" style:font-size-asian="14pt" style:font-style-asian="normal" style:font-name-complex="Book Antiqua3" style:font-size-complex="14pt" style:font-style-complex="normal"/>
    </style:style>
    <style:style style:name="P108" style:family="paragraph" style:parent-style-name="Standard">
      <style:paragraph-properties fo:line-height="100%" fo:text-align="justify" style:justify-single-word="false" fo:orphans="2" fo:widows="2" fo:hyphenation-ladder-count="no-limit" fo:keep-with-next="auto"/>
      <style:text-properties style:font-name="Book Antiqua2" fo:font-size="14pt" fo:font-style="normal" style:font-size-asian="14pt" style:font-style-asian="normal" style:font-size-complex="14pt" style:font-style-complex="normal" fo:hyphenate="true" fo:hyphenation-remain-char-count="3" fo:hyphenation-push-char-count="3"/>
    </style:style>
    <style:style style:name="P109" style:family="paragraph" style:parent-style-name="Standard">
      <style:paragraph-properties fo:line-height="100%" fo:text-align="center" style:justify-single-word="false" fo:orphans="2" fo:widows="2" fo:hyphenation-ladder-count="no-limit" fo:keep-with-next="auto"/>
      <style:text-properties style:font-name="Book Antiqua2" fo:font-size="24pt" fo:font-style="normal" style:font-size-asian="24pt" style:font-style-asian="normal" style:font-size-complex="24pt" style:font-style-complex="normal" fo:hyphenate="true" fo:hyphenation-remain-char-count="3" fo:hyphenation-push-char-count="3"/>
    </style:style>
    <style:style style:name="P110"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normal" style:font-size-asian="10pt" style:font-style-asian="normal" style:font-size-complex="10pt" style:font-style-complex="normal" fo:hyphenate="true" fo:hyphenation-remain-char-count="3" fo:hyphenation-push-char-count="3"/>
    </style:style>
    <style:style style:name="P111" style:family="paragraph" style:parent-style-name="Standard" style:master-page-name="First_20_Pges">
      <style:paragraph-properties fo:text-align="center" style:justify-single-word="false" style:page-number="auto" fo:break-before="page"/>
      <style:text-properties style:font-name="Book Antiqua1" fo:font-size="16pt" style:font-size-asian="16pt" style:font-size-complex="16pt"/>
    </style:style>
    <style:style style:name="P112" style:family="paragraph" style:parent-style-name="Standard" style:master-page-name="Standard">
      <style:paragraph-properties fo:line-height="100%" fo:text-align="center" style:justify-single-word="false" style:page-number="1" fo:break-before="page"/>
      <style:text-properties style:font-name="Book Antiqua2" fo:font-size="24pt" style:font-size-asian="24pt" style:font-size-complex="24pt"/>
    </style:style>
    <style:style style:name="T1" style:family="text">
      <style:text-properties fo:font-size="14pt" style:font-size-asian="14pt" style:font-size-complex="14pt"/>
    </style:style>
    <style:style style:name="T2" style:family="text">
      <style:text-properties fo:font-size="14pt" fo:background-color="#ffff00" style:font-size-asian="14pt" style:font-size-complex="14pt"/>
    </style:style>
    <style:style style:name="T3" style:family="text">
      <style:text-properties fo:font-size="14pt" fo:font-style="normal" fo:font-weight="normal" fo:background-color="transparent" style:font-size-asian="14pt" style:font-style-asian="normal" style:font-weight-asian="normal" style:font-size-complex="14pt" style:font-style-complex="normal" style:font-weight-complex="normal"/>
    </style:style>
    <style:style style:name="T4" style:family="text">
      <style:text-properties fo:font-size="14pt" fo:font-style="normal" style:font-size-asian="14pt" style:font-style-asian="normal" style:font-size-complex="14pt" style:font-style-complex="normal"/>
    </style:style>
    <style:style style:name="T5" style:family="text">
      <style:text-properties fo:font-size="14pt" fo:font-style="normal" fo:background-color="transparent" style:font-size-asian="14pt" style:font-style-asian="normal" style:font-size-complex="14pt" style:font-style-complex="normal"/>
    </style:style>
    <style:style style:name="T6" style:family="text">
      <style:text-properties fo:font-size="14pt" fo:background-color="transparent" style:font-size-asian="14pt" style:font-size-complex="14pt"/>
    </style:style>
    <style:style style:name="T7" style:family="text">
      <style:text-properties fo:font-size="14pt" fo:font-style="italic" fo:background-color="transparent" style:font-size-asian="14pt" style:font-style-asian="italic" style:font-size-complex="14pt" style:font-style-complex="italic"/>
    </style:style>
    <style:style style:name="T8" style:family="text">
      <style:text-properties fo:font-style="italic" style:font-style-asian="italic" style:font-style-complex="italic"/>
    </style:style>
    <style:style style:name="T9" style:family="text">
      <style:text-properties fo:font-style="italic" fo:background-color="transparent" style:font-style-asian="italic" style:font-style-complex="italic"/>
    </style:style>
    <style:style style:name="T10" style:family="text">
      <style:text-properties fo:font-size="10pt" fo:font-style="italic" style:font-size-asian="10pt" style:font-style-asian="italic" style:font-size-complex="10pt" style:font-style-complex="italic"/>
    </style:style>
    <style:style style:name="T11" style:family="text">
      <style:text-properties fo:font-size="10pt" fo:font-style="normal" style:font-size-asian="10pt" style:font-style-asian="normal" style:font-size-complex="10pt" style:font-style-complex="normal"/>
    </style:style>
    <style:style style:name="T12" style:family="text">
      <style:text-properties style:use-window-font-color="true" style:font-name="Book Antiqua2" fo:font-size="14pt" fo:font-style="normal" style:font-name-asian="Times-Roman" style:font-size-asian="14pt" style:font-style-asian="normal" style:font-name-complex="Times-Roman" style:font-size-complex="14pt" style:font-style-complex="normal"/>
    </style:style>
    <style:style style:name="T13" style:family="text">
      <style:text-properties style:use-window-font-color="true" style:font-name="Book Antiqua2" fo:font-size="14pt" fo:language="en" fo:country="US" fo:font-style="normal" style:font-name-asian="Times-Roman" style:font-size-asian="14pt" style:font-style-asian="normal" style:font-name-complex="Times-Roman" style:font-size-complex="14pt" style:font-style-complex="normal"/>
    </style:style>
    <style:style style:name="T14" style:family="text">
      <style:text-properties style:use-window-font-color="true" style:font-name="Book Antiqua2" fo:font-size="10pt" fo:language="en" fo:country="US" fo:font-style="normal" style:font-name-asian="Times-Roman" style:font-size-asian="10pt" style:font-style-asian="normal" style:font-name-complex="Times-Roman" style:font-size-complex="10pt" style:font-style-complex="normal"/>
    </style:style>
    <style:style style:name="T15" style:family="text">
      <style:text-properties style:use-window-font-color="true" style:font-name="Book Antiqua2" fo:font-size="10pt" fo:language="en" fo:country="US" fo:font-style="italic" style:font-name-asian="Times-Roman" style:font-size-asian="10pt" style:font-style-asian="italic" style:font-name-complex="Times-Roman" style:font-size-complex="10pt" style:font-style-complex="italic"/>
    </style:style>
    <style:style style:name="T16" style:family="text">
      <style:text-properties style:use-window-font-color="true" style:font-name="Book Antiqua2" fo:font-size="10pt" fo:language="en" fo:country="US" fo:font-style="italic" style:font-name-asian="Book Antiqua3" style:font-size-asian="10pt" style:font-style-asian="italic" style:font-name-complex="Book Antiqua3" style:font-size-complex="10pt" style:font-style-complex="italic"/>
    </style:style>
    <style:style style:name="T17" style:family="text">
      <style:text-properties style:use-window-font-color="true" fo:font-size="14pt" fo:font-style="normal" style:font-name-asian="Times-Roman" style:font-size-asian="14pt" style:font-style-asian="normal" style:font-name-complex="Times-Roman" style:font-size-complex="14pt" style:font-style-complex="normal"/>
    </style:style>
    <style:style style:name="T18" style:family="text">
      <style:text-properties style:use-window-font-color="true" fo:font-size="14pt" fo:language="en" fo:country="US" fo:font-style="normal" style:font-name-asian="Times-Roman" style:font-size-asian="14pt" style:font-style-asian="normal" style:font-name-complex="Times-Roman" style:font-size-complex="14pt" style:font-style-complex="normal"/>
    </style:style>
    <style:style style:name="T19" style:family="text">
      <style:text-properties style:use-window-font-color="true" fo:font-style="normal" style:font-name-asian="Times-Roman" style:font-style-asian="normal" style:font-name-complex="Times-Roman" style:font-style-complex="normal"/>
    </style:style>
    <style:style style:name="T20" style:family="text">
      <style:text-properties style:use-window-font-color="true" style:font-name="Book Antiqua3" fo:font-size="16pt" fo:font-style="normal" style:font-name-asian="Times-Roman" style:font-size-asian="16pt" style:font-style-asian="normal" style:font-name-complex="Times-Roman" style:font-size-complex="16pt" style:font-style-complex="normal"/>
    </style:style>
    <style:style style:name="T21" style:family="text">
      <style:text-properties style:use-window-font-color="true" style:font-name="Book Antiqua3" fo:font-size="16pt" fo:language="en" fo:country="US" fo:font-style="normal" style:font-name-asian="Times-Roman" style:font-size-asian="16pt" style:font-style-asian="normal" style:font-name-complex="Times-Roman" style:font-size-complex="16pt" style:font-style-complex="normal"/>
    </style:style>
    <style:style style:name="T22" style:family="text">
      <style:text-properties style:use-window-font-color="true" style:font-name="Book Antiqua3" fo:font-size="14pt" fo:font-style="normal" style:font-name-asian="Times-Roman" style:font-size-asian="14pt" style:font-style-asian="normal" style:font-name-complex="Times-Roman" style:font-size-complex="14pt" style:font-style-complex="normal"/>
    </style:style>
    <style:style style:name="T23" style:family="text">
      <style:text-properties style:use-window-font-color="true" style:font-name="Book Antiqua3" fo:font-size="14pt" fo:font-style="normal" fo:background-color="transparent" style:font-name-asian="Tahoma" style:font-size-asian="14pt" style:font-style-asian="normal" style:font-name-complex="Tahoma" style:font-size-complex="14pt" style:font-style-complex="normal"/>
    </style:style>
    <style:style style:name="T24" style:family="text">
      <style:text-properties style:use-window-font-color="true" style:font-name="Book Antiqua3" fo:font-size="10pt" fo:font-style="normal" style:font-name-asian="Times-Roman" style:font-size-asian="10pt" style:font-style-asian="normal" style:font-name-complex="Times-Roman" style:font-size-complex="10pt" style:font-style-complex="normal"/>
    </style:style>
    <style:style style:name="T25" style:family="text">
      <style:text-properties style:use-window-font-color="true" style:font-name="Book Antiqua3" fo:font-size="10pt" fo:font-style="italic" style:font-name-asian="Times-Roman" style:font-size-asian="10pt" style:font-style-asian="italic" style:font-name-complex="Times-Roman" style:font-size-complex="10pt" style:font-style-complex="italic"/>
    </style:style>
    <style:style style:name="T26" style:family="text">
      <style:text-properties style:use-window-font-color="true" style:font-name="Book Antiqua3" fo:font-size="10pt" fo:language="en" fo:country="US" fo:font-style="normal" style:font-name-asian="Book Antiqua3" style:font-size-asian="10pt" style:font-style-asian="normal" style:font-name-complex="Book Antiqua3" style:font-size-complex="10pt" style:font-style-complex="normal"/>
    </style:style>
    <style:style style:name="T27" style:family="text">
      <style:text-properties fo:color="#000000" style:font-name="Book Antiqua2" fo:font-size="10pt" fo:language="en" fo:country="US" fo:font-style="normal" style:font-name-asian="Book Antiqua3" style:font-size-asian="10pt" style:font-style-asian="normal" style:font-name-complex="Book Antiqua3" style:font-size-complex="10pt" style:font-style-complex="normal"/>
    </style:style>
    <style:style style:name="T28" style:family="text">
      <style:text-properties fo:color="#000000" style:font-name="Book Antiqua2" fo:font-size="10pt" fo:language="en" fo:country="US" fo:font-style="italic" style:font-name-asian="Book Antiqua3" style:font-size-asian="10pt" style:font-style-asian="italic" style:font-name-complex="Book Antiqua3" style:font-size-complex="10pt" style:font-style-complex="italic"/>
    </style:style>
    <style:style style:name="T29" style:family="text">
      <style:text-properties fo:color="#000000" style:font-name="Book Antiqua2" fo:font-size="14pt" fo:background-color="transparent" style:font-name-asian="Tahoma" style:font-size-asian="14pt" style:font-name-complex="Tahoma" style:font-size-complex="14pt"/>
    </style:style>
    <style:style style:name="T30" style:family="text">
      <style:text-properties fo:color="#000000" fo:language="en" fo:country="US" fo:font-style="normal" style:font-name-asian="Tahoma" style:font-style-asian="normal" style:font-name-complex="Tahoma" style:font-style-complex="normal"/>
    </style:style>
    <style:style style:name="T31" style:family="text">
      <style:text-properties fo:color="#000000" fo:language="en" fo:country="US" style:font-name-asian="Tahoma" style:font-name-complex="Tahoma"/>
    </style:style>
    <style:style style:name="T32" style:family="text">
      <style:text-properties fo:color="#000000" fo:language="en" fo:country="US" fo:font-style="italic" style:font-name-asian="Tahoma" style:font-style-asian="italic" style:font-name-complex="Tahoma" style:font-style-complex="italic"/>
    </style:style>
    <style:style style:name="T33" style:family="text">
      <style:text-properties fo:color="#000000" fo:font-size="14pt" fo:language="en" fo:country="US" fo:font-style="normal" style:font-name-asian="Tahoma" style:font-size-asian="14pt" style:font-style-asian="normal" style:font-name-complex="Tahoma" style:font-size-complex="14pt" style:font-style-complex="normal"/>
    </style:style>
    <style:style style:name="T34" style:family="text">
      <style:text-properties fo:color="#000000" fo:font-size="14pt" fo:language="en" fo:country="US" fo:font-style="normal" style:font-name-asian="Book Antiqua3" style:font-size-asian="14pt" style:font-style-asian="normal" style:font-name-complex="Book Antiqua3" style:font-size-complex="14pt" style:font-style-complex="normal"/>
    </style:style>
    <style:style style:name="T35" style:family="text">
      <style:text-properties fo:color="#000000" fo:font-size="14pt" fo:language="en" fo:country="US" style:font-name-asian="Tahoma" style:font-size-asian="14pt" style:font-name-complex="Tahoma" style:font-size-complex="14pt"/>
    </style:style>
    <style:style style:name="T36" style:family="text">
      <style:text-properties fo:color="#000000" fo:font-size="14pt" fo:font-style="normal" fo:background-color="transparent" style:font-name-asian="Dutch801 Rm BT Roman" style:font-size-asian="14pt" style:font-style-asian="normal" style:font-name-complex="Dutch801 Rm BT Roman" style:font-size-complex="14pt" style:font-style-complex="normal"/>
    </style:style>
    <style:style style:name="T37" style:family="text">
      <style:text-properties fo:color="#000000" fo:font-size="14pt" fo:font-style="normal" fo:background-color="transparent" style:font-name-asian="Tahoma" style:font-size-asian="14pt" style:font-style-asian="normal" style:font-name-complex="Tahoma" style:font-size-complex="14pt" style:font-style-complex="normal"/>
    </style:style>
    <style:style style:name="T38" style:family="text">
      <style:text-properties fo:color="#000000" fo:font-size="14pt" fo:background-color="#ffff00" style:font-name-asian="Tahoma" style:font-size-asian="14pt" style:font-name-complex="Tahoma" style:font-size-complex="14pt"/>
    </style:style>
    <style:style style:name="T39" style:family="text">
      <style:text-properties fo:color="#000000" style:font-name="Book Antiqua3" fo:font-size="14pt" fo:language="en" fo:country="US" style:font-name-asian="Tahoma" style:font-size-asian="14pt" style:font-name-complex="Tahoma" style:font-size-complex="14pt"/>
    </style:style>
    <style:style style:name="T40" style:family="text">
      <style:text-properties fo:color="#000000" style:font-name="Book Antiqua3" fo:font-size="14pt" fo:language="en" fo:country="US" style:font-name-asian="Book Antiqua3" style:font-size-asian="14pt" style:font-name-complex="Book Antiqua3" style:font-size-complex="14pt"/>
    </style:style>
    <style:style style:name="T41" style:family="text">
      <style:text-properties fo:color="#000000" style:font-name="Book Antiqua3" fo:font-size="14pt" fo:language="en" fo:country="US" fo:font-style="italic" style:font-name-asian="Book Antiqua3" style:font-size-asian="14pt" style:font-style-asian="italic" style:font-name-complex="Book Antiqua3" style:font-size-complex="14pt" style:font-style-complex="italic"/>
    </style:style>
    <style:style style:name="T42" style:family="text">
      <style:text-properties fo:color="#000000" style:font-name="Book Antiqua3" fo:font-size="14pt" fo:language="en" fo:country="US" fo:font-style="italic" fo:font-weight="normal" style:font-name-asian="Book Antiqua3" style:font-size-asian="14pt" style:font-style-asian="italic" style:font-weight-asian="normal" style:font-name-complex="Book Antiqua3" style:font-size-complex="14pt" style:font-style-complex="italic" style:font-weight-complex="normal"/>
    </style:style>
    <style:style style:name="T43" style:family="text">
      <style:text-properties fo:color="#000000" style:font-name="Book Antiqua3" fo:font-size="14pt" fo:language="en" fo:country="US" fo:font-style="italic" fo:background-color="transparent" style:font-name-asian="Book Antiqua3" style:font-size-asian="14pt" style:font-style-asian="italic" style:font-name-complex="Book Antiqua3" style:font-size-complex="14pt" style:font-style-complex="italic"/>
    </style:style>
    <style:style style:name="T44" style:family="text">
      <style:text-properties fo:color="#000000" style:font-name="Book Antiqua3" fo:font-size="14pt" fo:language="en" fo:country="US" fo:font-style="normal" style:font-name-asian="Book Antiqua3" style:font-size-asian="14pt" style:font-style-asian="normal" style:font-name-complex="Book Antiqua3" style:font-size-complex="14pt" style:font-style-complex="normal"/>
    </style:style>
    <style:style style:name="T45" style:family="text">
      <style:text-properties fo:color="#000000" style:font-name="Book Antiqua3" fo:font-size="14pt" fo:language="en" fo:country="US" fo:font-style="normal" fo:font-weight="normal" style:font-name-asian="Book Antiqua3" style:font-size-asian="14pt" style:font-style-asian="normal" style:font-weight-asian="normal" style:font-name-complex="Book Antiqua3" style:font-size-complex="14pt" style:font-style-complex="normal" style:font-weight-complex="normal"/>
    </style:style>
    <style:style style:name="T46" style:family="text">
      <style:text-properties fo:color="#000000" style:font-name="Book Antiqua3" fo:font-size="14pt" fo:language="en" fo:country="US" fo:font-style="normal" fo:background-color="transparent" style:font-name-asian="Book Antiqua3" style:font-size-asian="14pt" style:font-style-asian="normal" style:font-name-complex="Book Antiqua3" style:font-size-complex="14pt" style:font-style-complex="normal"/>
    </style:style>
    <style:style style:name="T47" style:family="text">
      <style:text-properties fo:color="#000000" style:font-name="Book Antiqua3" fo:font-size="14pt" fo:font-style="normal" style:font-name-asian="Tahoma" style:font-size-asian="14pt" style:font-style-asian="normal" style:font-name-complex="Tahoma" style:font-size-complex="14pt" style:font-style-complex="normal"/>
    </style:style>
    <style:style style:name="T48" style:family="text">
      <style:text-properties fo:color="#000000" style:font-name="Book Antiqua3" fo:font-size="14pt" fo:font-style="normal" fo:background-color="transparent" style:font-name-asian="Tahoma" style:font-size-asian="14pt" style:font-style-asian="normal" style:font-name-complex="Tahoma" style:font-size-complex="14pt" style:font-style-complex="normal"/>
    </style:style>
    <style:style style:name="T49" style:family="text">
      <style:text-properties fo:color="#000000" style:font-name="Book Antiqua3" fo:font-size="14pt" fo:font-style="normal" fo:font-weight="normal" fo:background-color="transparent" style:font-name-asian="Tahoma" style:font-size-asian="14pt" style:font-style-asian="normal" style:font-weight-asian="normal" style:font-name-complex="Tahoma" style:font-size-complex="14pt" style:font-style-complex="normal" style:font-weight-complex="normal"/>
    </style:style>
    <style:style style:name="T50" style:family="text">
      <style:text-properties fo:color="#000000" style:font-name="Book Antiqua3" fo:font-size="14pt" style:font-name-asian="Tahoma" style:font-size-asian="14pt" style:font-name-complex="Tahoma" style:font-size-complex="14pt"/>
    </style:style>
    <style:style style:name="T51" style:family="text">
      <style:text-properties fo:color="#000000" style:font-name="Book Antiqua3" fo:font-size="14pt" fo:background-color="transparent" style:font-name-asian="Tahoma" style:font-size-asian="14pt" style:font-name-complex="Tahoma" style:font-size-complex="14pt"/>
    </style:style>
    <style:style style:name="T52" style:family="text">
      <style:text-properties fo:color="#000000" style:font-name="Book Antiqua3" fo:font-size="14pt" fo:font-weight="normal" fo:background-color="transparent" style:font-name-asian="Tahoma" style:font-size-asian="14pt" style:font-weight-asian="normal" style:font-name-complex="Tahoma" style:font-size-complex="14pt" style:font-weight-complex="normal"/>
    </style:style>
    <style:style style:name="T53" style:family="text">
      <style:text-properties fo:color="#000000" style:font-name="Book Antiqua3" fo:font-size="9.5pt" fo:language="en" fo:country="US" style:font-name-asian="Book Antiqua3" style:font-size-asian="9.5pt" style:font-name-complex="Book Antiqua3" style:font-size-complex="9.5pt"/>
    </style:style>
    <style:style style:name="T54" style:family="text">
      <style:text-properties fo:color="#000000" style:font-name="Book Antiqua3" fo:font-size="9.5pt" fo:language="en" fo:country="US" fo:font-style="normal" style:font-name-asian="Book Antiqua3" style:font-size-asian="9.5pt" style:font-style-asian="normal" style:font-name-complex="Book Antiqua3" style:font-size-complex="9.5pt" style:font-style-complex="normal"/>
    </style:style>
    <style:style style:name="T55" style:family="text">
      <style:text-properties fo:color="#000000" style:font-name="Book Antiqua3" fo:font-size="10pt" fo:language="en" fo:country="US" fo:font-style="normal" style:font-name-asian="Book Antiqua3" style:font-size-asian="10pt" style:font-style-asian="normal" style:font-name-complex="Book Antiqua3" style:font-size-complex="10pt" style:font-style-complex="normal"/>
    </style:style>
    <style:style style:name="T56" style:family="text">
      <style:text-properties fo:color="#000000" style:font-name="Book Antiqua3" fo:font-size="10pt" fo:language="en" fo:country="US" style:font-name-asian="Book Antiqua3" style:font-size-asian="10pt" style:font-name-complex="Book Antiqua3" style:font-size-complex="10pt"/>
    </style:style>
    <style:style style:name="T57" style:family="text">
      <style:text-properties fo:color="#000000" style:font-name="Book Antiqua3" fo:language="en" fo:country="US" fo:font-style="italic" style:font-name-asian="Book Antiqua3" style:font-style-asian="italic" style:font-name-complex="Book Antiqua3" style:font-style-complex="italic"/>
    </style:style>
    <style:style style:name="T58" style:family="text">
      <style:text-properties fo:color="#000000" style:font-name="Book Antiqua3" fo:language="en" fo:country="US" fo:font-style="normal" style:font-name-asian="Book Antiqua3" style:font-style-asian="normal" style:font-name-complex="Book Antiqua3" style:font-style-complex="normal"/>
    </style:style>
    <style:style style:name="T59" style:family="text">
      <style:text-properties fo:color="#000000" style:font-name="Book Antiqua3" fo:language="en" fo:country="US" style:font-name-asian="Book Antiqua3" style:font-name-complex="Book Antiqua3"/>
    </style:style>
    <style:style style:name="T60" style:family="text">
      <style:text-properties fo:color="#000000" style:font-name="Book Antiqua3" fo:background-color="transparent" style:font-name-asian="Tahoma" style:font-name-complex="Tahoma"/>
    </style:style>
    <style:style style:name="T61" style:family="text">
      <style:text-properties fo:color="#000000" style:font-name="Tahoma" fo:font-size="14pt" style:font-name-asian="Tahoma" style:font-size-asian="14pt" style:font-name-complex="Tahoma" style:font-size-complex="14pt"/>
    </style:style>
    <style:style style:name="T62" style:family="text">
      <style:text-properties fo:color="#000000" style:font-name="Tahoma" fo:font-size="14pt" fo:font-style="normal" style:font-name-asian="Tahoma" style:font-size-asian="14pt" style:font-style-asian="normal" style:font-name-complex="Tahoma" style:font-size-complex="14pt" style:font-style-complex="normal"/>
    </style:style>
    <style:style style:name="T63" style:family="text">
      <style:text-properties style:font-name="Book Antiqua2"/>
    </style:style>
    <style:style style:name="T64" style:family="text">
      <style:text-properties style:font-name="Book Antiqua2" fo:font-size="10pt" fo:font-style="normal" style:font-size-asian="10pt" style:font-style-asian="normal" style:font-size-complex="10pt" style:font-style-complex="normal"/>
    </style:style>
    <style:style style:name="T65" style:family="text">
      <style:text-properties style:font-name="Book Antiqua2" fo:font-size="10pt" fo:font-style="normal" fo:font-weight="normal" style:font-size-asian="10pt" style:font-style-asian="normal" style:font-weight-asian="normal" style:font-size-complex="10pt" style:font-style-complex="normal" style:font-weight-complex="normal"/>
    </style:style>
    <style:style style:name="T66" style:family="text">
      <style:text-properties style:font-name="Book Antiqua2" fo:font-size="10pt" fo:font-style="italic" style:font-size-asian="10pt" style:font-style-asian="italic" style:font-size-complex="10pt" style:font-style-complex="italic"/>
    </style:style>
    <style:style style:name="T67" style:family="text">
      <style:text-properties style:font-name="Book Antiqua2" fo:font-size="10pt" style:font-size-asian="10pt" style:font-size-complex="10pt"/>
    </style:style>
    <style:style style:name="T68" style:family="text">
      <style:text-properties style:font-name="Book Antiqua2" fo:font-size="14pt" fo:font-style="normal" fo:font-weight="normal" style:font-size-asian="14pt" style:font-style-asian="normal" style:font-weight-asian="normal" style:font-size-complex="14pt" style:font-style-complex="normal" style:font-weight-complex="normal"/>
    </style:style>
    <style:style style:name="T69" style:family="text">
      <style:text-properties style:font-name="Book Antiqua2" fo:font-size="14pt" fo:font-style="normal" style:font-size-asian="14pt" style:font-style-asian="normal" style:font-size-complex="14pt" style:font-style-complex="normal"/>
    </style:style>
    <style:style style:name="T70" style:family="text">
      <style:text-properties style:font-name="Book Antiqua2" fo:font-size="14pt" fo:background-color="transparent" style:font-size-asian="14pt" style:font-size-complex="14pt"/>
    </style:style>
    <style:style style:name="T71" style:family="text">
      <style:text-properties fo:color="#800000" style:font-name="Book Antiqua3" fo:font-size="14pt" fo:language="en" fo:country="US" fo:font-style="normal" style:font-name-asian="Tahoma" style:font-size-asian="14pt" style:font-style-asian="normal" style:font-name-complex="Tahoma" style:font-size-complex="14pt" style:font-style-complex="normal"/>
    </style:style>
    <style:style style:name="T72" style:family="text">
      <style:text-properties fo:color="#800000" style:font-name="Book Antiqua3" fo:font-size="14pt" fo:language="en" fo:country="US" fo:font-style="normal" style:font-name-asian="Book Antiqua3" style:font-size-asian="14pt" style:font-style-asian="normal" style:font-name-complex="Book Antiqua3" style:font-size-complex="14pt" style:font-style-complex="normal"/>
    </style:style>
    <style:style style:name="T73" style:family="text">
      <style:text-properties fo:color="#800000" style:font-name="Book Antiqua3" fo:font-size="14pt" fo:language="en" fo:country="US" style:font-name-asian="Tahoma" style:font-size-asian="14pt" style:font-name-complex="Tahoma" style:font-size-complex="14pt"/>
    </style:style>
    <style:style style:name="T74" style:family="text">
      <style:text-properties fo:color="#800000" style:font-name="Book Antiqua3" fo:font-size="14pt" fo:language="en" fo:country="US" style:font-name-asian="Book Antiqua3" style:font-size-asian="14pt" style:font-name-complex="Book Antiqua3" style:font-size-complex="14pt"/>
    </style:style>
    <style:style style:name="T75" style:family="text">
      <style:text-properties fo:color="#800000" style:font-name="Book Antiqua3" fo:font-size="14pt" fo:language="en" fo:country="US" fo:font-style="italic" style:font-name-asian="Book Antiqua3" style:font-size-asian="14pt" style:font-style-asian="italic" style:font-name-complex="Book Antiqua3" style:font-size-complex="14pt" style:font-style-complex="italic"/>
    </style:style>
    <style:style style:name="T76" style:family="text">
      <style:text-properties fo:color="#800000" style:font-name="Book Antiqua3" fo:font-size="10pt" fo:language="en" fo:country="US" fo:font-style="normal" style:font-name-asian="Book Antiqua3" style:font-size-asian="10pt" style:font-style-asian="normal" style:font-name-complex="Book Antiqua3" style:font-size-complex="10pt" style:font-style-complex="normal"/>
    </style:style>
    <style:style style:name="T77" style:family="text">
      <style:text-properties fo:color="#800000" style:font-name="Book Antiqua2" fo:font-size="10pt" fo:language="en" fo:country="US" fo:font-style="normal" style:font-name-asian="Book Antiqua3" style:font-size-asian="10pt" style:font-style-asian="normal" style:font-name-complex="Book Antiqua3" style:font-size-complex="10pt" style:font-style-complex="normal"/>
    </style:style>
    <style:style style:name="T78" style:family="text">
      <style:text-properties style:font-name="Book Antiqua3"/>
    </style:style>
    <style:style style:name="T79" style:family="text">
      <style:text-properties style:font-name="Book Antiqua3" fo:font-size="10pt" fo:font-style="normal" style:font-size-asian="10pt" style:font-style-asian="normal" style:font-size-complex="10pt" style:font-style-complex="normal"/>
    </style:style>
    <style:style style:name="T80" style:family="text">
      <style:text-properties style:font-name="Book Antiqua3" fo:font-size="10pt" fo:font-style="normal" fo:background-color="transparent" style:font-size-asian="10pt" style:font-style-asian="normal" style:font-size-complex="10pt" style:font-style-complex="normal"/>
    </style:style>
    <style:style style:name="T81" style:family="text">
      <style:text-properties style:font-name="Book Antiqua3" fo:font-size="10pt" fo:font-style="italic" style:font-size-asian="10pt" style:font-style-asian="italic" style:font-size-complex="10pt" style:font-style-complex="italic"/>
    </style:style>
    <style:style style:name="T82" style:family="text">
      <style:text-properties style:font-name="Book Antiqua3" fo:font-size="14pt" fo:font-style="normal" fo:background-color="transparent" style:font-size-asian="14pt" style:font-style-asian="normal" style:font-size-complex="14pt" style:font-style-complex="normal"/>
    </style:style>
    <style:style style:name="T83" style:family="text">
      <style:text-properties style:font-name="Book Antiqua3" fo:font-size="14pt" fo:font-style="italic" fo:background-color="transparent" style:font-size-asian="14pt" style:font-style-asian="italic" style:font-size-complex="14pt" style:font-style-complex="italic"/>
    </style:style>
    <style:style style:name="T84" style:family="text">
      <style:text-properties style:font-name="Book Antiqua3" fo:font-size="14pt" style:font-size-asian="14pt" style:font-size-complex="14pt"/>
    </style:style>
    <style:style style:name="T85" style:family="text">
      <style:text-properties style:font-name="Book Antiqua3" fo:font-size="14pt" fo:background-color="transparent" style:font-size-asian="14pt" style:font-size-complex="14pt"/>
    </style:style>
    <style:style style:name="T86" style:family="text">
      <style:text-properties style:font-name="Book Antiqua3" fo:font-size="14pt" fo:font-weight="normal" fo:background-color="transparent" style:font-size-asian="14pt" style:font-weight-asian="normal" style:font-size-complex="14pt" style:font-weight-complex="normal"/>
    </style:style>
    <style:style style:name="T87" style:family="text">
      <style:text-properties style:font-name="Book Antiqua3" fo:background-color="transparent"/>
    </style:style>
    <style:style style:name="T88" style:family="text">
      <style:text-properties style:font-name="Book Antiqua3" fo:font-style="normal" fo:background-color="transparent" style:font-style-asian="normal" style:font-style-complex="normal"/>
    </style:style>
    <style:style style:name="T89" style:family="text">
      <style:text-properties style:font-name="Book Antiqua3" fo:font-style="italic" style:font-style-asian="italic" style:font-style-complex="italic"/>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fo:font-style="normal" style:font-style-asian="normal" style:font-style-complex="normal"/>
    </style:style>
    <style:style style:name="T92" style:family="text">
      <style:text-properties fo:background-color="transparent"/>
    </style:style>
    <style:style style:name="T93" style:family="text">
      <style:text-properties style:text-position="super 58%"/>
    </style:style>
    <style:style style:name="T94" style:family="text">
      <style:text-properties style:text-position="super 58%" style:font-name="Book Antiqua2" fo:font-size="14pt" fo:font-style="normal" style:font-size-asian="14pt" style:font-style-asian="normal" style:font-size-complex="14pt" style:font-style-complex="normal"/>
    </style:style>
    <style:style style:name="T95" style:family="text">
      <style:text-properties style:text-position="super 58%" style:font-name="Book Antiqua2" fo:font-size="10pt" fo:font-style="normal" style:font-size-asian="10pt" style:font-style-asian="normal" style:font-size-complex="10pt" style:font-style-complex="normal"/>
    </style:style>
    <style:style style:name="T96" style:family="text">
      <style:text-properties fo:font-weight="normal" style:font-weight-asian="normal" style:font-weight-complex="normal"/>
    </style:style>
    <style:style style:name="fr1" style:family="graphic" style:parent-style-name="Frame">
      <style:graphic-properties fo:margin-top="0in" fo:margin-bottom="0in" style:vertical-pos="from-top" style:vertical-rel="page" style:horizontal-pos="center" style:horizontal-rel="page-content" fo:background-color="transparent" style:background-transparency="100%" fo:padding="0in" fo:border="none" style:shadow="none">
        <style:background-image/>
        <style:columns fo:column-count="1" fo:column-gap="0in"/>
      </style:graphic-properties>
    </style:style>
    <style:style style:name="Sect1" style:family="section">
      <style:section-properties text:dont-balance-text-columns="false" style:editable="false">
        <style:columns fo:column-count="2" fo:column-gap="0.3929in">
          <style:column style:rel-width="32767*" fo:start-indent="0in" fo:end-indent="0.1965in"/>
          <style:column style:rel-width="32768*" fo:start-indent="0.1965in" fo:end-indent="0in"/>
        </style:columns>
      </style:section-properties>
    </style:style>
    <style:style style:name="Sect2" style:family="section">
      <style:section-properties text:dont-balance-text-columns="false" style:editable="false">
        <style:columns fo:column-count="2" fo:column-gap="0.5in">
          <style:column style:rel-width="32767*" fo:start-indent="0in" fo:end-indent="0.25in"/>
          <style:column style:rel-width="32768*" fo:start-indent="0.25in" fo:end-indent="0in"/>
        </style:columns>
      </style:section-properties>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3" svg:y="0.4925in" svg:width="7.0866in" draw:z-index="0">
        <draw:text-box fo:min-height="0.1965in">
          <text:p text:style-name="P1"/>
        </draw:text-box>
      </draw:frame>
      <draw:frame draw:style-name="fr1" draw:name="Frame1" text:anchor-type="page" text:anchor-page-number="4" svg:y="0.4925in" svg:width="7.0866in" draw:z-index="1">
        <draw:text-box fo:min-height="0.1965in">
          <text:p text:style-name="P1"/>
        </draw:text-box>
      </draw:frame>
      <draw:frame draw:style-name="fr1" draw:name="Frame3" text:anchor-type="page" text:anchor-page-number="5" svg:y="0.4925in" svg:width="7.0866in" draw:z-index="2">
        <draw:text-box fo:min-height="0.1965in">
          <text:p text:style-name="P1"/>
        </draw:text-box>
      </draw:frame>
      <draw:frame draw:style-name="fr1" draw:name="Frame4" text:anchor-type="page" text:anchor-page-number="6" svg:y="0.4925in" svg:width="7.0866in" draw:z-index="3">
        <draw:text-box fo:min-height="0.1965in">
          <text:p text:style-name="P1"/>
        </draw:text-box>
      </draw:frame>
      <draw:frame draw:style-name="fr1" draw:name="Frame5" text:anchor-type="page" text:anchor-page-number="7" svg:y="0.4925in" svg:width="7.0866in" draw:z-index="4">
        <draw:text-box fo:min-height="0.1965in">
          <text:p text:style-name="P1"/>
        </draw:text-box>
      </draw:frame>
      <draw:frame draw:style-name="fr1" draw:name="Frame7" text:anchor-type="page" text:anchor-page-number="9" svg:y="0.4925in" svg:width="7.0866in" draw:z-index="5">
        <draw:text-box fo:min-height="0.1965in">
          <text:p text:style-name="P1">Monday of the Fast of Nineveh</text:p>
        </draw:text-box>
      </draw:frame>
      <draw:frame draw:style-name="fr1" draw:name="Frame8" text:anchor-type="page" text:anchor-page-number="10" svg:y="0.4925in" svg:width="7.0866in" draw:z-index="6">
        <draw:text-box fo:min-height="0.1965in">
          <text:p text:style-name="P1">Monday of the Fast of Nineveh</text:p>
        </draw:text-box>
      </draw:frame>
      <draw:frame draw:style-name="fr1" draw:name="Frame9" text:anchor-type="page" text:anchor-page-number="11" svg:y="0.4925in" svg:width="7.0866in" draw:z-index="7">
        <draw:text-box fo:min-height="0.1965in">
          <text:p text:style-name="P1">Monday of the Fast of Nineveh</text:p>
        </draw:text-box>
      </draw:frame>
      <draw:frame draw:style-name="fr1" draw:name="Frame10" text:anchor-type="page" text:anchor-page-number="12" svg:y="0.4925in" svg:width="7.0866in" draw:z-index="8">
        <draw:text-box fo:min-height="0.1965in">
          <text:p text:style-name="P1"/>
        </draw:text-box>
      </draw:frame>
      <draw:frame draw:style-name="fr1" draw:name="Frame11" text:anchor-type="page" text:anchor-page-number="13" svg:y="0.4925in" svg:width="7.0866in" draw:z-index="9">
        <draw:text-box fo:min-height="0.1965in">
          <text:p text:style-name="P1">Tuesday of the Fast of Nineveh</text:p>
        </draw:text-box>
      </draw:frame>
      <draw:frame draw:style-name="fr1" draw:name="Frame12" text:anchor-type="page" text:anchor-page-number="14" svg:y="0.4925in" svg:width="7.0866in" draw:z-index="10">
        <draw:text-box fo:min-height="0.1965in">
          <text:p text:style-name="P1">Tuesday of the Fast of Nineveh</text:p>
        </draw:text-box>
      </draw:frame>
      <draw:frame draw:style-name="fr1" draw:name="Frame13" text:anchor-type="page" text:anchor-page-number="15" svg:y="0.4925in" svg:width="7.0866in" draw:z-index="11">
        <draw:text-box fo:min-height="0.1965in">
          <text:p text:style-name="P1"/>
        </draw:text-box>
      </draw:frame>
      <draw:frame draw:style-name="fr1" draw:name="Frame14" text:anchor-type="page" text:anchor-page-number="16" svg:y="0.4925in" svg:width="7.0866in" draw:z-index="12">
        <draw:text-box fo:min-height="0.1965in">
          <text:p text:style-name="P1">Wednesday of the Fast of Nineveh</text:p>
        </draw:text-box>
      </draw:frame>
      <draw:frame draw:style-name="fr1" draw:name="Frame15" text:anchor-type="page" text:anchor-page-number="17" svg:y="0.4925in" svg:width="7.0866in" draw:z-index="13">
        <draw:text-box fo:min-height="0.1965in">
          <text:p text:style-name="P1">Wednesday of the Fast of Nineveh</text:p>
        </draw:text-box>
      </draw:frame>
      <draw:frame draw:style-name="fr1" draw:name="Frame16" text:anchor-type="page" text:anchor-page-number="18" svg:y="0.4925in" svg:width="7.0866in" draw:z-index="14">
        <draw:text-box fo:min-height="0.1965in">
          <text:p text:style-name="P1">Wednesday of the Fast of Nineveh</text:p>
        </draw:text-box>
      </draw:frame>
      <draw:frame draw:style-name="fr1" draw:name="Frame17" text:anchor-type="page" text:anchor-page-number="19" svg:y="0.4925in" svg:width="7.0866in" draw:z-index="15">
        <draw:text-box fo:min-height="0.1965in">
          <text:p text:style-name="P1">Wednesday of the Fast of Nineveh</text:p>
        </draw:text-box>
      </draw:frame>
      <draw:frame draw:style-name="fr1" draw:name="Frame18" text:anchor-type="page" text:anchor-page-number="20" svg:y="0.4925in" svg:width="7.0866in" draw:z-index="164">
        <draw:text-box fo:min-height="0.1965in">
          <text:p text:style-name="P1"/>
        </draw:text-box>
      </draw:frame>
      <draw:frame draw:style-name="fr1" draw:name="Frame19" text:anchor-type="page" text:anchor-page-number="21" svg:y="0.4925in" svg:width="7.0866in" draw:z-index="16">
        <draw:text-box fo:min-height="0.1965in">
          <text:p text:style-name="P1">The Feast of Nineveh</text:p>
        </draw:text-box>
      </draw:frame>
      <draw:frame draw:style-name="fr1" draw:name="Frame20" text:anchor-type="page" text:anchor-page-number="22" svg:y="0.4925in" svg:width="7.0866in" draw:z-index="17">
        <draw:text-box fo:min-height="0.1965in">
          <text:p text:style-name="P1">The Feast of Nineveh</text:p>
        </draw:text-box>
      </draw:frame>
      <draw:frame draw:style-name="fr1" draw:name="Frame21" text:anchor-type="page" text:anchor-page-number="23" svg:y="0.4925in" svg:width="7.0866in" draw:z-index="18">
        <draw:text-box fo:min-height="0.1965in">
          <text:p text:style-name="P1">The Feast of Nineveh</text:p>
        </draw:text-box>
      </draw:frame>
      <draw:frame draw:style-name="fr1" draw:name="Frame22" text:anchor-type="page" text:anchor-page-number="24" svg:y="0.4925in" svg:width="7.0866in" draw:z-index="19">
        <draw:text-box fo:min-height="0.1965in">
          <text:p text:style-name="P1"/>
        </draw:text-box>
      </draw:frame>
      <draw:frame draw:style-name="fr1" draw:name="Frame23" text:anchor-type="page" text:anchor-page-number="25" svg:y="0.4925in" svg:width="7.0866in" draw:z-index="20">
        <draw:text-box fo:min-height="0.1965in">
          <text:p text:style-name="P2">The Saturday of Pre-Lent Leave-Taking</text:p>
        </draw:text-box>
      </draw:frame>
      <draw:frame draw:style-name="fr1" draw:name="Frame24" text:anchor-type="page" text:anchor-page-number="26" svg:y="0.4925in" svg:width="7.0866in" draw:z-index="21">
        <draw:text-box fo:min-height="0.1965in">
          <text:p text:style-name="P2">The Saturday of Pre-Lent Leave-Taking</text:p>
        </draw:text-box>
      </draw:frame>
      <draw:frame draw:style-name="fr1" draw:name="Frame25" text:anchor-type="page" text:anchor-page-number="27" svg:y="0.4925in" svg:width="7.0866in" draw:z-index="22">
        <draw:text-box fo:min-height="0.1965in">
          <text:p text:style-name="P2">The Saturday of Pre-Lent Leave-Taking</text:p>
        </draw:text-box>
      </draw:frame>
      <draw:frame draw:style-name="fr1" draw:name="Frame26" text:anchor-type="page" text:anchor-page-number="28" svg:y="0.4925in" svg:width="7.0866in" draw:z-index="23">
        <draw:text-box fo:min-height="0.1965in">
          <text:p text:style-name="P2">The Saturday of Pre-Lent Leave-Taking</text:p>
        </draw:text-box>
      </draw:frame>
      <draw:frame draw:style-name="fr1" draw:name="Frame27" text:anchor-type="page" text:anchor-page-number="29" svg:y="0.4925in" svg:width="7.0866in" draw:z-index="24">
        <draw:text-box fo:min-height="0.1965in">
          <text:p text:style-name="P2"/>
        </draw:text-box>
      </draw:frame>
      <draw:frame draw:style-name="fr1" draw:name="Frame28" text:anchor-type="page" text:anchor-page-number="30" svg:y="0.4925in" svg:width="7.0866in" draw:z-index="25">
        <draw:text-box fo:min-height="0.1965in">
          <text:p text:style-name="P2">The Sunday of Pre-Lent Leave-Taking</text:p>
        </draw:text-box>
      </draw:frame>
      <draw:frame draw:style-name="fr1" draw:name="Frame29" text:anchor-type="page" text:anchor-page-number="31" svg:y="0.4925in" svg:width="7.0866in" draw:z-index="26">
        <draw:text-box fo:min-height="0.1965in">
          <text:p text:style-name="P2">The Sunday of Pre-Lent Leave-Taking</text:p>
        </draw:text-box>
      </draw:frame>
      <draw:frame draw:style-name="fr1" draw:name="Frame30" text:anchor-type="page" text:anchor-page-number="32" svg:y="0.4925in" svg:width="7.0866in" draw:z-index="27">
        <draw:text-box fo:min-height="0.1965in">
          <text:p text:style-name="P2">The Sunday of Pre-Lent Leave-Taking</text:p>
        </draw:text-box>
      </draw:frame>
      <draw:frame draw:style-name="fr1" draw:name="Frame31" text:anchor-type="page" text:anchor-page-number="33" svg:y="0.4925in" svg:width="7.0866in" draw:z-index="28">
        <draw:text-box fo:min-height="0.1965in">
          <text:p text:style-name="P2"/>
        </draw:text-box>
      </draw:frame>
      <draw:frame draw:style-name="fr1" draw:name="Frame32" text:anchor-type="page" text:anchor-page-number="34" svg:y="0.4925in" svg:width="7.0866in" draw:z-index="29">
        <draw:text-box fo:min-height="0.1965in">
          <text:p text:style-name="P2"/>
        </draw:text-box>
      </draw:frame>
      <draw:frame draw:style-name="fr1" draw:name="Frame33" text:anchor-type="page" text:anchor-page-number="35" svg:y="0.4925in" svg:width="7.0866in" draw:z-index="30">
        <draw:text-box fo:min-height="0.1965in">
          <text:p text:style-name="P1">Monday of the First Week of Lent</text:p>
        </draw:text-box>
      </draw:frame>
      <draw:frame draw:style-name="fr1" draw:name="Frame34" text:anchor-type="page" text:anchor-page-number="36" svg:y="0.4925in" svg:width="7.0866in" draw:z-index="31">
        <draw:text-box fo:min-height="0.1965in">
          <text:p text:style-name="P1">Monday of the First Week of Lent</text:p>
        </draw:text-box>
      </draw:frame>
      <draw:frame draw:style-name="fr1" draw:name="Frame35" text:anchor-type="page" text:anchor-page-number="37" svg:y="0.4925in" svg:width="7.0866in" draw:z-index="32">
        <draw:text-box fo:min-height="0.1965in">
          <text:p text:style-name="P1">Monday of the First Week of Lent</text:p>
        </draw:text-box>
      </draw:frame>
      <draw:frame draw:style-name="fr1" draw:name="Frame36" text:anchor-type="page" text:anchor-page-number="38" svg:y="0.4925in" svg:width="7.0866in" draw:z-index="33">
        <draw:text-box fo:min-height="0.1965in">
          <text:p text:style-name="P1">Monday of the First Week of Lent</text:p>
        </draw:text-box>
      </draw:frame>
      <draw:frame draw:style-name="fr1" draw:name="Frame37" text:anchor-type="page" text:anchor-page-number="39" svg:y="0.4925in" svg:width="7.0866in" draw:z-index="34">
        <draw:text-box fo:min-height="0.1965in">
          <text:p text:style-name="P1">Monday of the First Week of Lent</text:p>
        </draw:text-box>
      </draw:frame>
      <draw:frame draw:style-name="fr1" draw:name="Frame38" text:anchor-type="page" text:anchor-page-number="40" svg:y="0.4925in" svg:width="7.0866in" draw:z-index="35">
        <draw:text-box fo:min-height="0.1965in">
          <text:p text:style-name="P1"/>
        </draw:text-box>
      </draw:frame>
      <draw:frame draw:style-name="fr1" draw:name="Frame39" text:anchor-type="page" text:anchor-page-number="41" svg:y="0.4925in" svg:width="7.0866in" draw:z-index="36">
        <draw:text-box fo:min-height="0.1965in">
          <text:p text:style-name="P1">Tuesday of the First Week of Lent</text:p>
        </draw:text-box>
      </draw:frame>
      <draw:frame draw:style-name="fr1" draw:name="Frame40" text:anchor-type="page" text:anchor-page-number="42" svg:y="0.4925in" svg:width="7.0866in" draw:z-index="37">
        <draw:text-box fo:min-height="0.1965in">
          <text:p text:style-name="P1">Tuesday of the First Week of Lent</text:p>
        </draw:text-box>
      </draw:frame>
      <draw:frame draw:style-name="fr1" draw:name="Frame41" text:anchor-type="page" text:anchor-page-number="43" svg:y="0.4925in" svg:width="7.0866in" draw:z-index="38">
        <draw:text-box fo:min-height="0.1965in">
          <text:p text:style-name="P1">Tuesday of the First Week of Lent</text:p>
        </draw:text-box>
      </draw:frame>
      <draw:frame draw:style-name="fr1" draw:name="Frame42" text:anchor-type="page" text:anchor-page-number="44" svg:y="0.4925in" svg:width="7.0866in" draw:z-index="39">
        <draw:text-box fo:min-height="0.1965in">
          <text:p text:style-name="P1"/>
        </draw:text-box>
      </draw:frame>
      <draw:frame draw:style-name="fr1" draw:name="Frame43" text:anchor-type="page" text:anchor-page-number="44" svg:y="0.4925in" svg:width="7.0866in" draw:z-index="40">
        <draw:text-box fo:min-height="0.1965in">
          <text:p text:style-name="P1">Tuesday of the First Week of Lent</text:p>
        </draw:text-box>
      </draw:frame>
      <draw:frame draw:style-name="fr1" draw:name="Frame44" text:anchor-type="page" text:anchor-page-number="45" svg:y="0.4925in" svg:width="7.0866in" draw:z-index="41">
        <draw:text-box fo:min-height="0.1965in">
          <text:p text:style-name="P1"/>
        </draw:text-box>
      </draw:frame>
      <draw:frame draw:style-name="fr1" draw:name="Frame45" text:anchor-type="page" text:anchor-page-number="46" svg:y="0.4925in" svg:width="7.0866in" draw:z-index="42">
        <draw:text-box fo:min-height="0.1965in">
          <text:p text:style-name="P1">Wednesday of the First Week of Lent</text:p>
        </draw:text-box>
      </draw:frame>
      <draw:frame draw:style-name="fr1" draw:name="Frame46" text:anchor-type="page" text:anchor-page-number="47" svg:y="0.4925in" svg:width="7.0866in" draw:z-index="43">
        <draw:text-box fo:min-height="0.1965in">
          <text:p text:style-name="P1">Wednesday of the First Week of Lent</text:p>
        </draw:text-box>
      </draw:frame>
      <draw:frame draw:style-name="fr1" draw:name="Frame47" text:anchor-type="page" text:anchor-page-number="48" svg:y="0.4925in" svg:width="7.0866in" draw:z-index="44">
        <draw:text-box fo:min-height="0.1965in">
          <text:p text:style-name="P1">Wednesday of the First Week of Lent</text:p>
        </draw:text-box>
      </draw:frame>
      <draw:frame draw:style-name="fr1" draw:name="Frame48" text:anchor-type="page" text:anchor-page-number="49" svg:y="0.4925in" svg:width="7.0866in" draw:z-index="45">
        <draw:text-box fo:min-height="0.1965in">
          <text:p text:style-name="P1">Wednesday of the First Week of Lent</text:p>
        </draw:text-box>
      </draw:frame>
      <draw:frame draw:style-name="fr1" draw:name="Frame49" text:anchor-type="page" text:anchor-page-number="50" svg:y="0.4925in" svg:width="7.0866in" draw:z-index="46">
        <draw:text-box fo:min-height="0.1965in">
          <text:p text:style-name="P1">Wednesday of the First Week of Lent</text:p>
        </draw:text-box>
      </draw:frame>
      <draw:frame draw:style-name="fr1" draw:name="Frame50" text:anchor-type="page" text:anchor-page-number="51" svg:y="0.4925in" svg:width="7.0866in" draw:z-index="47">
        <draw:text-box fo:min-height="0.1965in">
          <text:p text:style-name="P1"/>
        </draw:text-box>
      </draw:frame>
      <draw:frame draw:style-name="fr1" draw:name="Frame51" text:anchor-type="page" text:anchor-page-number="52" svg:y="0.4925in" svg:width="7.0866in" draw:z-index="48">
        <draw:text-box fo:min-height="0.1965in">
          <text:p text:style-name="P1">Thursday of the First Week of Lent</text:p>
        </draw:text-box>
      </draw:frame>
      <draw:frame draw:style-name="fr1" draw:name="Frame52" text:anchor-type="page" text:anchor-page-number="53" svg:y="0.4925in" svg:width="7.0866in" draw:z-index="49">
        <draw:text-box fo:min-height="0.1965in">
          <text:p text:style-name="P1">Thursday of the First Week of Lent</text:p>
        </draw:text-box>
      </draw:frame>
      <draw:frame draw:style-name="fr1" draw:name="Frame53" text:anchor-type="page" text:anchor-page-number="54" svg:y="0.4925in" svg:width="7.0866in" draw:z-index="50">
        <draw:text-box fo:min-height="0.1965in">
          <text:p text:style-name="P1">Thursday of the First Week of Lent</text:p>
        </draw:text-box>
      </draw:frame>
      <draw:frame draw:style-name="fr1" draw:name="Frame54" text:anchor-type="page" text:anchor-page-number="55" svg:y="0.4925in" svg:width="7.0866in" draw:z-index="51">
        <draw:text-box fo:min-height="0.1965in">
          <text:p text:style-name="P1"/>
        </draw:text-box>
      </draw:frame>
      <draw:frame draw:style-name="fr1" draw:name="Frame55" text:anchor-type="page" text:anchor-page-number="56" svg:y="0.4925in" svg:width="7.0866in" draw:z-index="52">
        <draw:text-box fo:min-height="0.1965in">
          <text:p text:style-name="P1">Friday of the First Week of Lent</text:p>
        </draw:text-box>
      </draw:frame>
      <draw:frame draw:style-name="fr1" draw:name="Frame56" text:anchor-type="page" text:anchor-page-number="57" svg:y="0.4925in" svg:width="7.0866in" draw:z-index="53">
        <draw:text-box fo:min-height="0.1965in">
          <text:p text:style-name="P1">Friday of the First Week of Lent</text:p>
        </draw:text-box>
      </draw:frame>
      <draw:frame draw:style-name="fr1" draw:name="Frame57" text:anchor-type="page" text:anchor-page-number="58" svg:y="0.4925in" svg:width="7.0866in" draw:z-index="54">
        <draw:text-box fo:min-height="0.1965in">
          <text:p text:style-name="P1">Friday of the First Week of Lent</text:p>
        </draw:text-box>
      </draw:frame>
      <draw:frame draw:style-name="fr1" draw:name="Frame58" text:anchor-type="page" text:anchor-page-number="59" svg:y="0.4925in" svg:width="7.0866in" draw:z-index="55">
        <draw:text-box fo:min-height="0.1965in">
          <text:p text:style-name="P1">Friday of the First Week of Lent</text:p>
        </draw:text-box>
      </draw:frame>
      <draw:frame draw:style-name="fr1" draw:name="Frame59" text:anchor-type="page" text:anchor-page-number="60" svg:y="0.4925in" svg:width="7.0866in" draw:z-index="56">
        <draw:text-box fo:min-height="0.1965in">
          <text:p text:style-name="P1">Friday of the First Week of Lent</text:p>
        </draw:text-box>
      </draw:frame>
      <draw:frame draw:style-name="fr1" draw:name="Frame60" text:anchor-type="page" text:anchor-page-number="61" svg:y="0.4925in" svg:width="7.0866in" draw:z-index="57">
        <draw:text-box fo:min-height="0.1965in">
          <text:p text:style-name="P1">Friday of the First Week of Lent</text:p>
        </draw:text-box>
      </draw:frame>
      <draw:frame draw:style-name="fr1" draw:name="Frame61" text:anchor-type="page" text:anchor-page-number="62" svg:y="0.4925in" svg:width="7.0866in" draw:z-index="58">
        <draw:text-box fo:min-height="0.1965in">
          <text:p text:style-name="P1">Friday of the First Week of Lent</text:p>
        </draw:text-box>
      </draw:frame>
      <draw:frame draw:style-name="fr1" draw:name="Frame62" text:anchor-type="page" text:anchor-page-number="63" svg:y="0.4925in" svg:width="7.0866in" draw:z-index="59">
        <draw:text-box fo:min-height="0.1965in">
          <text:p text:style-name="P1"/>
        </draw:text-box>
      </draw:frame>
      <draw:frame draw:style-name="fr1" draw:name="Frame63" text:anchor-type="page" text:anchor-page-number="64" svg:y="0.4925in" svg:width="7.0866in" draw:z-index="60">
        <draw:text-box fo:min-height="0.1965in">
          <text:p text:style-name="P1">Saturday of the First Week of Lent</text:p>
        </draw:text-box>
      </draw:frame>
      <draw:frame draw:style-name="fr1" draw:name="Frame64" text:anchor-type="page" text:anchor-page-number="65" svg:y="0.4925in" svg:width="7.0866in" draw:z-index="61">
        <draw:text-box fo:min-height="0.1965in">
          <text:p text:style-name="P1">Saturday of the First Week of Lent</text:p>
        </draw:text-box>
      </draw:frame>
      <draw:frame draw:style-name="fr1" draw:name="Frame65" text:anchor-type="page" text:anchor-page-number="66" svg:y="0.4925in" svg:width="7.0866in" draw:z-index="62">
        <draw:text-box fo:min-height="0.1965in">
          <text:p text:style-name="P1">Saturday of the First Week of Lent</text:p>
        </draw:text-box>
      </draw:frame>
      <draw:frame draw:style-name="fr1" draw:name="Frame66" text:anchor-type="page" text:anchor-page-number="67" svg:y="0.4925in" svg:width="7.0866in" draw:z-index="63">
        <draw:text-box fo:min-height="0.1965in">
          <text:p text:style-name="P1">Saturday of the First Week of Lent</text:p>
        </draw:text-box>
      </draw:frame>
      <draw:frame draw:style-name="fr1" draw:name="Frame67" text:anchor-type="page" text:anchor-page-number="68" svg:y="0.4925in" svg:width="7.0866in" draw:z-index="64">
        <draw:text-box fo:min-height="0.1965in">
          <text:p text:style-name="P1"/>
        </draw:text-box>
      </draw:frame>
      <draw:frame draw:style-name="fr1" draw:name="Frame68" text:anchor-type="page" text:anchor-page-number="69" svg:y="0.4925in" svg:width="7.0866in" draw:z-index="65">
        <draw:text-box fo:min-height="0.1965in">
          <text:p text:style-name="P1">The First Sunday of Lent</text:p>
        </draw:text-box>
      </draw:frame>
      <draw:frame draw:style-name="fr1" draw:name="Frame69" text:anchor-type="page" text:anchor-page-number="70" svg:y="0.4925in" svg:width="7.0866in" draw:z-index="66">
        <draw:text-box fo:min-height="0.1965in">
          <text:p text:style-name="P1">The First Sunday of Lent</text:p>
        </draw:text-box>
      </draw:frame>
      <draw:frame draw:style-name="fr1" draw:name="Frame70" text:anchor-type="page" text:anchor-page-number="71" svg:y="0.4925in" svg:width="7.0866in" draw:z-index="67">
        <draw:text-box fo:min-height="0.1965in">
          <text:p text:style-name="P1">The First Sunday of Lent</text:p>
        </draw:text-box>
      </draw:frame>
      <draw:frame draw:style-name="fr1" draw:name="Frame71" text:anchor-type="page" text:anchor-page-number="72" svg:y="0.4925in" svg:width="7.0866in" draw:z-index="68">
        <draw:text-box fo:min-height="0.1965in">
          <text:p text:style-name="P1">The First Sunday of Lent</text:p>
        </draw:text-box>
      </draw:frame>
      <draw:frame draw:style-name="fr1" draw:name="Frame72" text:anchor-type="page" text:anchor-page-number="73" svg:y="0.4925in" svg:width="7.0866in" draw:z-index="69">
        <draw:text-box fo:min-height="0.1965in">
          <text:p text:style-name="P1"/>
        </draw:text-box>
      </draw:frame>
      <draw:frame draw:style-name="fr1" draw:name="Frame73" text:anchor-type="page" text:anchor-page-number="74" svg:y="0.4925in" svg:width="7.0866in" draw:z-index="70">
        <draw:text-box fo:min-height="0.1965in">
          <text:p text:style-name="P1"/>
        </draw:text-box>
      </draw:frame>
      <draw:frame draw:style-name="fr1" draw:name="Frame74" text:anchor-type="page" text:anchor-page-number="75" svg:y="0.4925in" svg:width="7.0866in" draw:z-index="71">
        <draw:text-box fo:min-height="0.1965in">
          <text:p text:style-name="P1">Monday of the Second Week of Lent</text:p>
        </draw:text-box>
      </draw:frame>
      <draw:frame draw:style-name="fr1" draw:name="Frame75" text:anchor-type="page" text:anchor-page-number="76" svg:y="0.4925in" svg:width="7.0866in" draw:z-index="72">
        <draw:text-box fo:min-height="0.1965in">
          <text:p text:style-name="P1">Monday of the Second Week of Lent</text:p>
        </draw:text-box>
      </draw:frame>
      <draw:frame draw:style-name="fr1" draw:name="Frame76" text:anchor-type="page" text:anchor-page-number="77" svg:y="0.4925in" svg:width="7.0866in" draw:z-index="73">
        <draw:text-box fo:min-height="0.1965in">
          <text:p text:style-name="P1">Monday of the Second Week of Lent</text:p>
        </draw:text-box>
      </draw:frame>
      <draw:frame draw:style-name="fr1" draw:name="Frame77" text:anchor-type="page" text:anchor-page-number="78" svg:y="0.4925in" svg:width="7.0866in" draw:z-index="74">
        <draw:text-box fo:min-height="0.1965in">
          <text:p text:style-name="P1"/>
        </draw:text-box>
      </draw:frame>
      <draw:frame draw:style-name="fr1" draw:name="Frame78" text:anchor-type="page" text:anchor-page-number="79" svg:y="0.4925in" svg:width="7.0866in" draw:z-index="75">
        <draw:text-box fo:min-height="0.1965in">
          <text:p text:style-name="P1">Tuesday of the Second Week of Lent</text:p>
        </draw:text-box>
      </draw:frame>
      <draw:frame draw:style-name="fr1" draw:name="Frame79" text:anchor-type="page" text:anchor-page-number="80" svg:y="0.4925in" svg:width="7.0866in" draw:z-index="76">
        <draw:text-box fo:min-height="0.1965in">
          <text:p text:style-name="P1">Tuesday of the Second Week of Lent</text:p>
        </draw:text-box>
      </draw:frame>
      <draw:frame draw:style-name="fr1" draw:name="Frame80" text:anchor-type="page" text:anchor-page-number="81" svg:y="0.4925in" svg:width="7.0866in" draw:z-index="77">
        <draw:text-box fo:min-height="0.1965in">
          <text:p text:style-name="P1">Tuesday of the Second Week of Lent</text:p>
        </draw:text-box>
      </draw:frame>
      <draw:frame draw:style-name="fr1" draw:name="Frame81" text:anchor-type="page" text:anchor-page-number="82" svg:y="0.4925in" svg:width="7.0866in" draw:z-index="78">
        <draw:text-box fo:min-height="0.1965in">
          <text:p text:style-name="P1">Tuesday of the Second Week of Lent</text:p>
        </draw:text-box>
      </draw:frame>
      <draw:frame draw:style-name="fr1" draw:name="Frame82" text:anchor-type="page" text:anchor-page-number="83" svg:y="0.4925in" svg:width="7.0866in" draw:z-index="79">
        <draw:text-box fo:min-height="0.1965in">
          <text:p text:style-name="P1"/>
        </draw:text-box>
      </draw:frame>
      <draw:frame draw:style-name="fr1" draw:name="Frame83" text:anchor-type="page" text:anchor-page-number="84" svg:y="0.4925in" svg:width="7.0866in" draw:z-index="80">
        <draw:text-box fo:min-height="0.1965in">
          <text:p text:style-name="P1">Wednesday of the Second Week of Lent</text:p>
        </draw:text-box>
      </draw:frame>
      <draw:frame draw:style-name="fr1" draw:name="Frame84" text:anchor-type="page" text:anchor-page-number="85" svg:y="0.4925in" svg:width="7.0866in" draw:z-index="81">
        <draw:text-box fo:min-height="0.1965in">
          <text:p text:style-name="P1">Wednesday of the Second Week of Lent</text:p>
        </draw:text-box>
      </draw:frame>
      <draw:frame draw:style-name="fr1" draw:name="Frame85" text:anchor-type="page" text:anchor-page-number="86" svg:y="0.4925in" svg:width="7.0866in" draw:z-index="82">
        <draw:text-box fo:min-height="0.1965in">
          <text:p text:style-name="P1">Wednesday of the Second Week of Lent</text:p>
        </draw:text-box>
      </draw:frame>
      <draw:frame draw:style-name="fr1" draw:name="Frame86" text:anchor-type="page" text:anchor-page-number="87" svg:y="0.4925in" svg:width="7.0866in" draw:z-index="83">
        <draw:text-box fo:min-height="0.1965in">
          <text:p text:style-name="P1">Wednesday of the Second Week of Lent</text:p>
        </draw:text-box>
      </draw:frame>
      <draw:frame draw:style-name="fr1" draw:name="Frame87" text:anchor-type="page" text:anchor-page-number="88" svg:y="0.4925in" svg:width="7.0866in" draw:z-index="84">
        <draw:text-box fo:min-height="0.1965in">
          <text:p text:style-name="P1"/>
        </draw:text-box>
      </draw:frame>
      <draw:frame draw:style-name="fr1" draw:name="Frame88" text:anchor-type="page" text:anchor-page-number="89" svg:y="0.4925in" svg:width="7.0866in" draw:z-index="85">
        <draw:text-box fo:min-height="0.1965in">
          <text:p text:style-name="P1">Thursday of the Second Week of Lent</text:p>
        </draw:text-box>
      </draw:frame>
      <draw:frame draw:style-name="fr1" draw:name="Frame89" text:anchor-type="page" text:anchor-page-number="90" svg:y="0.4925in" svg:width="7.0866in" draw:z-index="86">
        <draw:text-box fo:min-height="0.1965in">
          <text:p text:style-name="P1">Thursday of the Second Week of Lent</text:p>
        </draw:text-box>
      </draw:frame>
      <draw:frame draw:style-name="fr1" draw:name="Frame90" text:anchor-type="page" text:anchor-page-number="91" svg:y="0.4925in" svg:width="7.0866in" draw:z-index="87">
        <draw:text-box fo:min-height="0.1965in">
          <text:p text:style-name="P1">Thursday of the Second Week of Lent</text:p>
        </draw:text-box>
      </draw:frame>
      <draw:frame draw:style-name="fr1" draw:name="Frame91" text:anchor-type="page" text:anchor-page-number="92" svg:y="0.4925in" svg:width="7.0866in" draw:z-index="88">
        <draw:text-box fo:min-height="0.1965in">
          <text:p text:style-name="P1">Thursday of the Second Week of Lent</text:p>
        </draw:text-box>
      </draw:frame>
      <draw:frame draw:style-name="fr1" draw:name="Frame92" text:anchor-type="page" text:anchor-page-number="93" svg:y="0.4925in" svg:width="7.0866in" draw:z-index="89">
        <draw:text-box fo:min-height="0.1965in">
          <text:p text:style-name="P1"/>
        </draw:text-box>
      </draw:frame>
      <draw:frame draw:style-name="fr1" draw:name="Frame93" text:anchor-type="page" text:anchor-page-number="94" svg:y="0.4925in" svg:width="7.0866in" draw:z-index="90">
        <draw:text-box fo:min-height="0.1965in">
          <text:p text:style-name="P1">Friday of the Second Week of Lent</text:p>
        </draw:text-box>
      </draw:frame>
      <draw:frame draw:style-name="fr1" draw:name="Frame94" text:anchor-type="page" text:anchor-page-number="95" svg:y="0.4925in" svg:width="7.0866in" draw:z-index="91">
        <draw:text-box fo:min-height="0.1965in">
          <text:p text:style-name="P1">Friday of the Second Week of Lent</text:p>
        </draw:text-box>
      </draw:frame>
      <draw:frame draw:style-name="fr1" draw:name="Frame95" text:anchor-type="page" text:anchor-page-number="96" svg:y="0.4925in" svg:width="7.0866in" draw:z-index="92">
        <draw:text-box fo:min-height="0.1965in">
          <text:p text:style-name="P1">Friday of the Second Week of Lent</text:p>
        </draw:text-box>
      </draw:frame>
      <draw:frame draw:style-name="fr1" draw:name="Frame96" text:anchor-type="page" text:anchor-page-number="97" svg:y="0.4925in" svg:width="7.0866in" draw:z-index="93">
        <draw:text-box fo:min-height="0.1965in">
          <text:p text:style-name="P1">Friday of the Second Week of Lent</text:p>
        </draw:text-box>
      </draw:frame>
      <draw:frame draw:style-name="fr1" draw:name="Frame97" text:anchor-type="page" text:anchor-page-number="98" svg:y="0.4925in" svg:width="7.0866in" draw:z-index="94">
        <draw:text-box fo:min-height="0.1965in">
          <text:p text:style-name="P1">Friday of the Second Week of Lent</text:p>
        </draw:text-box>
      </draw:frame>
      <draw:frame draw:style-name="fr1" draw:name="Frame98" text:anchor-type="page" text:anchor-page-number="99" svg:y="0.4925in" svg:width="7.0866in" draw:z-index="95">
        <draw:text-box fo:min-height="0.1965in">
          <text:p text:style-name="P1">Friday of the Second Week of Lent</text:p>
        </draw:text-box>
      </draw:frame>
      <draw:frame draw:style-name="fr1" draw:name="Frame99" text:anchor-type="page" text:anchor-page-number="100" svg:y="0.4925in" svg:width="7.0866in" draw:z-index="96">
        <draw:text-box fo:min-height="0.1965in">
          <text:p text:style-name="P1">Friday of the Second Week of Lent</text:p>
        </draw:text-box>
      </draw:frame>
      <draw:frame draw:style-name="fr1" draw:name="Frame100" text:anchor-type="page" text:anchor-page-number="101" svg:y="0.4925in" svg:width="7.0866in" draw:z-index="97">
        <draw:text-box fo:min-height="0.1965in">
          <text:p text:style-name="P1">Friday of the Second Week of Lent</text:p>
        </draw:text-box>
      </draw:frame>
      <draw:frame draw:style-name="fr1" draw:name="Frame101" text:anchor-type="page" text:anchor-page-number="102" svg:y="0.4925in" svg:width="7.0866in" draw:z-index="98">
        <draw:text-box fo:min-height="0.1965in">
          <text:p text:style-name="P1">Friday of the Second Week of Lent</text:p>
        </draw:text-box>
      </draw:frame>
      <draw:frame draw:style-name="fr1" draw:name="Frame102" text:anchor-type="page" text:anchor-page-number="103" svg:y="0.4925in" svg:width="7.0866in" draw:z-index="99">
        <draw:text-box fo:min-height="0.1965in">
          <text:p text:style-name="P1"/>
        </draw:text-box>
      </draw:frame>
      <draw:frame draw:style-name="fr1" draw:name="Frame103" text:anchor-type="page" text:anchor-page-number="104" svg:y="0.4925in" svg:width="7.0866in" draw:z-index="100">
        <draw:text-box fo:min-height="0.1965in">
          <text:p text:style-name="P1">Saturday of the Second Week of Lent</text:p>
        </draw:text-box>
      </draw:frame>
      <draw:frame draw:style-name="fr1" draw:name="Frame104" text:anchor-type="page" text:anchor-page-number="105" svg:y="0.4925in" svg:width="7.0866in" draw:z-index="101">
        <draw:text-box fo:min-height="0.1965in">
          <text:p text:style-name="P1">Saturday of the Second Week of Lent</text:p>
        </draw:text-box>
      </draw:frame>
      <draw:frame draw:style-name="fr1" draw:name="Frame105" text:anchor-type="page" text:anchor-page-number="106" svg:y="0.4925in" svg:width="7.0866in" draw:z-index="102">
        <draw:text-box fo:min-height="0.1965in">
          <text:p text:style-name="P1">Saturday of the Second Week of Lent</text:p>
        </draw:text-box>
      </draw:frame>
      <draw:frame draw:style-name="fr1" draw:name="Frame106" text:anchor-type="page" text:anchor-page-number="107" svg:y="0.4925in" svg:width="7.0866in" draw:z-index="103">
        <draw:text-box fo:min-height="0.1965in">
          <text:p text:style-name="P1"/>
        </draw:text-box>
      </draw:frame>
      <draw:frame draw:style-name="fr1" draw:name="Frame107" text:anchor-type="page" text:anchor-page-number="108" svg:y="0.4925in" svg:width="7.0866in" draw:z-index="104">
        <draw:text-box fo:min-height="0.1965in">
          <text:p text:style-name="P1">The Second Sunday of Lent</text:p>
        </draw:text-box>
      </draw:frame>
      <draw:frame draw:style-name="fr1" draw:name="Frame108" text:anchor-type="page" text:anchor-page-number="109" svg:y="0.4925in" svg:width="7.0866in" draw:z-index="105">
        <draw:text-box fo:min-height="0.1965in">
          <text:p text:style-name="P1">The Second Sunday of Lent</text:p>
        </draw:text-box>
      </draw:frame>
      <draw:frame draw:style-name="fr1" draw:name="Frame109" text:anchor-type="page" text:anchor-page-number="110" svg:y="0.4925in" svg:width="7.0866in" draw:z-index="106">
        <draw:text-box fo:min-height="0.1965in">
          <text:p text:style-name="P1">The Second Sunday of Lent</text:p>
        </draw:text-box>
      </draw:frame>
      <draw:frame draw:style-name="fr1" draw:name="Frame110" text:anchor-type="page" text:anchor-page-number="111" svg:y="0.4925in" svg:width="7.0866in" draw:z-index="107">
        <draw:text-box fo:min-height="0.1965in">
          <text:p text:style-name="P1"/>
        </draw:text-box>
      </draw:frame>
      <draw:frame draw:style-name="fr1" draw:name="Frame111" text:anchor-type="page" text:anchor-page-number="112" svg:y="0.4925in" svg:width="7.0866in" draw:z-index="108">
        <draw:text-box fo:min-height="0.1965in">
          <text:p text:style-name="P1"/>
        </draw:text-box>
      </draw:frame>
      <draw:frame draw:style-name="fr1" draw:name="Frame112" text:anchor-type="page" text:anchor-page-number="113" svg:y="0.4925in" svg:width="7.0866in" draw:z-index="109">
        <draw:text-box fo:min-height="0.1965in">
          <text:p text:style-name="P1">Monday of the Third Week of Lent</text:p>
        </draw:text-box>
      </draw:frame>
      <draw:frame draw:style-name="fr1" draw:name="Frame113" text:anchor-type="page" text:anchor-page-number="114" svg:y="0.4925in" svg:width="7.0866in" draw:z-index="110">
        <draw:text-box fo:min-height="0.1965in">
          <text:p text:style-name="P1">Monday of the Third Week of Lent</text:p>
        </draw:text-box>
      </draw:frame>
      <draw:frame draw:style-name="fr1" draw:name="Frame114" text:anchor-type="page" text:anchor-page-number="115" svg:y="0.4925in" svg:width="7.0866in" draw:z-index="111">
        <draw:text-box fo:min-height="0.1965in">
          <text:p text:style-name="P1">Monday of the Third Week of Lent</text:p>
        </draw:text-box>
      </draw:frame>
      <draw:frame draw:style-name="fr1" draw:name="Frame115" text:anchor-type="page" text:anchor-page-number="116" svg:y="0.4925in" svg:width="7.0866in" draw:z-index="112">
        <draw:text-box fo:min-height="0.1965in">
          <text:p text:style-name="P1">Monday of the Third Week of Lent</text:p>
        </draw:text-box>
      </draw:frame>
      <draw:frame draw:style-name="fr1" draw:name="Frame116" text:anchor-type="page" text:anchor-page-number="117" svg:y="0.4925in" svg:width="7.0866in" draw:z-index="113">
        <draw:text-box fo:min-height="0.1965in">
          <text:p text:style-name="P1"/>
        </draw:text-box>
      </draw:frame>
      <draw:frame draw:style-name="fr1" draw:name="Frame117" text:anchor-type="page" text:anchor-page-number="118" svg:y="0.4925in" svg:width="7.0866in" draw:z-index="114">
        <draw:text-box fo:min-height="0.1965in">
          <text:p text:style-name="P1">Tuesday of the Third Week of Lent</text:p>
        </draw:text-box>
      </draw:frame>
      <draw:frame draw:style-name="fr1" draw:name="Frame118" text:anchor-type="page" text:anchor-page-number="119" svg:y="0.4925in" svg:width="7.0866in" draw:z-index="115">
        <draw:text-box fo:min-height="0.1965in">
          <text:p text:style-name="P1">Tuesday of the Third Week of Lent</text:p>
        </draw:text-box>
      </draw:frame>
      <draw:frame draw:style-name="fr1" draw:name="Frame119" text:anchor-type="page" text:anchor-page-number="120" svg:y="0.4925in" svg:width="7.0866in" draw:z-index="116">
        <draw:text-box fo:min-height="0.1965in">
          <text:p text:style-name="P1">Wednesday of the Third Week of Lent</text:p>
        </draw:text-box>
      </draw:frame>
      <draw:frame draw:style-name="fr1" draw:name="Frame120" text:anchor-type="page" text:anchor-page-number="121" svg:y="0.4925in" svg:width="7.0866in" draw:z-index="117">
        <draw:text-box fo:min-height="0.1965in">
          <text:p text:style-name="P1"/>
        </draw:text-box>
      </draw:frame>
      <draw:frame draw:style-name="fr1" draw:name="Frame121" text:anchor-type="page" text:anchor-page-number="122" svg:y="0.4925in" svg:width="7.0866in" draw:z-index="118">
        <draw:text-box fo:min-height="0.1965in">
          <text:p text:style-name="P1">Wednesday of the Third Week of Lent</text:p>
        </draw:text-box>
      </draw:frame>
      <draw:frame draw:style-name="fr1" draw:name="Frame122" text:anchor-type="page" text:anchor-page-number="123" svg:y="0.4925in" svg:width="7.0866in" draw:z-index="119">
        <draw:text-box fo:min-height="0.1965in">
          <text:p text:style-name="P1">Wednesday of the Third Week of Lent</text:p>
        </draw:text-box>
      </draw:frame>
      <draw:frame draw:style-name="fr1" draw:name="Frame123" text:anchor-type="page" text:anchor-page-number="124" svg:y="0.4925in" svg:width="7.0866in" draw:z-index="120">
        <draw:text-box fo:min-height="0.1965in">
          <text:p text:style-name="P1">Wednesday of the Third Week of Lent</text:p>
        </draw:text-box>
      </draw:frame>
      <draw:frame draw:style-name="fr1" draw:name="Frame124" text:anchor-type="page" text:anchor-page-number="125" svg:y="0.4925in" svg:width="7.0866in" draw:z-index="121">
        <draw:text-box fo:min-height="0.1965in">
          <text:p text:style-name="P1">Wednesday of the Third Week of Lent</text:p>
        </draw:text-box>
      </draw:frame>
      <draw:frame draw:style-name="fr1" draw:name="Frame125" text:anchor-type="page" text:anchor-page-number="126" svg:y="0.4925in" svg:width="7.0866in" draw:z-index="122">
        <draw:text-box fo:min-height="0.1965in">
          <text:p text:style-name="P1">Wednesday of the Third Week of Lent</text:p>
        </draw:text-box>
      </draw:frame>
      <draw:frame draw:style-name="fr1" draw:name="Frame126" text:anchor-type="page" text:anchor-page-number="127" svg:y="0.4925in" svg:width="7.0866in" draw:z-index="123">
        <draw:text-box fo:min-height="0.1965in">
          <text:p text:style-name="P1">Wednesday of the Third Week of Lent</text:p>
        </draw:text-box>
      </draw:frame>
      <draw:frame draw:style-name="fr1" draw:name="Frame127" text:anchor-type="page" text:anchor-page-number="128" svg:y="0.4925in" svg:width="7.0866in" draw:z-index="124">
        <draw:text-box fo:min-height="0.1965in">
          <text:p text:style-name="P1">Wednesday of the Third Week of Lent</text:p>
        </draw:text-box>
      </draw:frame>
      <draw:frame draw:style-name="fr1" draw:name="Frame128" text:anchor-type="page" text:anchor-page-number="129" svg:y="0.4925in" svg:width="7.0866in" draw:z-index="125">
        <draw:text-box fo:min-height="0.1965in">
          <text:p text:style-name="P1">Wednesday of the Third Week of Lent</text:p>
        </draw:text-box>
      </draw:frame>
      <draw:frame draw:style-name="fr1" draw:name="Frame129" text:anchor-type="page" text:anchor-page-number="130" svg:y="0.4925in" svg:width="7.0866in" draw:z-index="126">
        <draw:text-box fo:min-height="0.1965in">
          <text:p text:style-name="P1">Wednesday of the Third Week of Lent</text:p>
        </draw:text-box>
      </draw:frame>
      <draw:frame draw:style-name="fr1" draw:name="Frame130" text:anchor-type="page" text:anchor-page-number="131" svg:y="0.4925in" svg:width="7.0866in" draw:z-index="127">
        <draw:text-box fo:min-height="0.1965in">
          <text:p text:style-name="P1"/>
        </draw:text-box>
      </draw:frame>
      <draw:frame draw:style-name="fr1" draw:name="Frame131" text:anchor-type="page" text:anchor-page-number="132" svg:y="0.4925in" svg:width="7.0866in" draw:z-index="128">
        <draw:text-box fo:min-height="0.1965in">
          <text:p text:style-name="P1">Thursday of the Third Week of Lent</text:p>
        </draw:text-box>
      </draw:frame>
      <draw:frame draw:style-name="fr1" draw:name="Frame132" text:anchor-type="page" text:anchor-page-number="133" svg:y="0.4925in" svg:width="7.0866in" draw:z-index="129">
        <draw:text-box fo:min-height="0.1965in">
          <text:p text:style-name="P1">Thursday of the Third Week of Lent</text:p>
        </draw:text-box>
      </draw:frame>
      <draw:frame draw:style-name="fr1" draw:name="Frame133" text:anchor-type="page" text:anchor-page-number="134" svg:y="0.4925in" svg:width="7.0866in" draw:z-index="130">
        <draw:text-box fo:min-height="0.1965in">
          <text:p text:style-name="P1"/>
        </draw:text-box>
      </draw:frame>
      <draw:frame draw:style-name="fr1" draw:name="Frame134" text:anchor-type="page" text:anchor-page-number="135" svg:y="0.4925in" svg:width="7.0866in" draw:z-index="131">
        <draw:text-box fo:min-height="0.1965in">
          <text:p text:style-name="P1">Friday of the Third Week of Lent</text:p>
        </draw:text-box>
      </draw:frame>
      <draw:frame draw:style-name="fr1" draw:name="Frame135" text:anchor-type="page" text:anchor-page-number="136" svg:y="0.4925in" svg:width="7.0866in" draw:z-index="132">
        <draw:text-box fo:min-height="0.1965in">
          <text:p text:style-name="P1">Friday of the Third Week of Lent</text:p>
        </draw:text-box>
      </draw:frame>
      <draw:frame draw:style-name="fr1" draw:name="Frame136" text:anchor-type="page" text:anchor-page-number="137" svg:y="0.4925in" svg:width="7.0866in" draw:z-index="133">
        <draw:text-box fo:min-height="0.1965in">
          <text:p text:style-name="P1">Friday of the Third Week of Lent</text:p>
        </draw:text-box>
      </draw:frame>
      <draw:frame draw:style-name="fr1" draw:name="Frame137" text:anchor-type="page" text:anchor-page-number="138" svg:y="0.4925in" svg:width="7.0866in" draw:z-index="134">
        <draw:text-box fo:min-height="0.1965in">
          <text:p text:style-name="P1">Friday of the Third Week of Lent</text:p>
        </draw:text-box>
      </draw:frame>
      <draw:frame draw:style-name="fr1" draw:name="Frame138" text:anchor-type="page" text:anchor-page-number="139" svg:y="0.4925in" svg:width="7.0866in" draw:z-index="135">
        <draw:text-box fo:min-height="0.1965in">
          <text:p text:style-name="P1">Friday of the Third Week of Lent</text:p>
        </draw:text-box>
      </draw:frame>
      <draw:frame draw:style-name="fr1" draw:name="Frame139" text:anchor-type="page" text:anchor-page-number="140" svg:y="0.4925in" svg:width="7.0866in" draw:z-index="136">
        <draw:text-box fo:min-height="0.1965in">
          <text:p text:style-name="P1">Friday of the Third Week of Lent</text:p>
        </draw:text-box>
      </draw:frame>
      <draw:frame draw:style-name="fr1" draw:name="Frame140" text:anchor-type="page" text:anchor-page-number="141" svg:y="0.4925in" svg:width="7.0866in" draw:z-index="137">
        <draw:text-box fo:min-height="0.1965in">
          <text:p text:style-name="P1">Friday of the Third Week of Lent</text:p>
        </draw:text-box>
      </draw:frame>
      <draw:frame draw:style-name="fr1" draw:name="Frame141" text:anchor-type="page" text:anchor-page-number="142" svg:y="0.4925in" svg:width="7.0866in" draw:z-index="138">
        <draw:text-box fo:min-height="0.1965in">
          <text:p text:style-name="P1">Friday of the Third Week of Lent</text:p>
        </draw:text-box>
      </draw:frame>
      <draw:frame draw:style-name="fr1" draw:name="Frame142" text:anchor-type="page" text:anchor-page-number="143" svg:y="0.4925in" svg:width="7.0866in" draw:z-index="139">
        <draw:text-box fo:min-height="0.1965in">
          <text:p text:style-name="P1">Friday of the Third Week of Lent</text:p>
        </draw:text-box>
      </draw:frame>
      <draw:frame draw:style-name="fr1" draw:name="Frame143" text:anchor-type="page" text:anchor-page-number="144" svg:y="0.4925in" svg:width="7.0866in" draw:z-index="140">
        <draw:text-box fo:min-height="0.1965in">
          <text:p text:style-name="P1"/>
        </draw:text-box>
      </draw:frame>
      <draw:frame draw:style-name="fr1" draw:name="Frame144" text:anchor-type="page" text:anchor-page-number="145" svg:y="0.4925in" svg:width="7.0866in" draw:z-index="141">
        <draw:text-box fo:min-height="0.1965in">
          <text:p text:style-name="P1">Saturday of the Third Week of Lent</text:p>
        </draw:text-box>
      </draw:frame>
      <draw:frame draw:style-name="fr1" draw:name="Frame145" text:anchor-type="page" text:anchor-page-number="146" svg:y="0.4925in" svg:width="7.0866in" draw:z-index="142">
        <draw:text-box fo:min-height="0.1965in">
          <text:p text:style-name="P1">Saturday of the Third Week of Lent</text:p>
        </draw:text-box>
      </draw:frame>
      <draw:frame draw:style-name="fr1" draw:name="Frame146" text:anchor-type="page" text:anchor-page-number="147" svg:y="0.4925in" svg:width="7.0866in" draw:z-index="143">
        <draw:text-box fo:min-height="0.1965in">
          <text:p text:style-name="P1">Saturday of the Third Week of Lent</text:p>
        </draw:text-box>
      </draw:frame>
      <draw:frame draw:style-name="fr1" draw:name="Frame147" text:anchor-type="page" text:anchor-page-number="148" svg:y="0.4925in" svg:width="7.0866in" draw:z-index="144">
        <draw:text-box fo:min-height="0.1965in">
          <text:p text:style-name="P1">Saturday of the Third Week of Lent</text:p>
        </draw:text-box>
      </draw:frame>
      <draw:frame draw:style-name="fr1" draw:name="Frame148" text:anchor-type="page" text:anchor-page-number="149" svg:y="0.4925in" svg:width="7.0866in" draw:z-index="145">
        <draw:text-box fo:min-height="0.1965in">
          <text:p text:style-name="P1"/>
        </draw:text-box>
      </draw:frame>
      <draw:frame draw:style-name="fr1" draw:name="Frame149" text:anchor-type="page" text:anchor-page-number="150" svg:y="0.4925in" svg:width="7.0866in" draw:z-index="146">
        <draw:text-box fo:min-height="0.1965in">
          <text:p text:style-name="P1">The Third Sunday of Lent</text:p>
        </draw:text-box>
      </draw:frame>
      <draw:frame draw:style-name="fr1" draw:name="Frame150" text:anchor-type="page" text:anchor-page-number="151" svg:y="0.4925in" svg:width="7.0866in" draw:z-index="147">
        <draw:text-box fo:min-height="0.1965in">
          <text:p text:style-name="P1">The Third Sunday of Lent</text:p>
        </draw:text-box>
      </draw:frame>
      <draw:frame draw:style-name="fr1" draw:name="Frame151" text:anchor-type="page" text:anchor-page-number="152" svg:y="0.4925in" svg:width="7.0866in" draw:z-index="148">
        <draw:text-box fo:min-height="0.1965in">
          <text:p text:style-name="P1">The Third Sunday of Lent</text:p>
        </draw:text-box>
      </draw:frame>
      <draw:frame draw:style-name="fr1" draw:name="Frame152" text:anchor-type="page" text:anchor-page-number="153" svg:y="0.4925in" svg:width="7.0866in" draw:z-index="149">
        <draw:text-box fo:min-height="0.1965in">
          <text:p text:style-name="P1">The Third Sunday of Lent</text:p>
        </draw:text-box>
      </draw:frame>
      <draw:frame draw:style-name="fr1" draw:name="Frame153" text:anchor-type="page" text:anchor-page-number="154" svg:y="0.4925in" svg:width="7.0866in" draw:z-index="150">
        <draw:text-box fo:min-height="0.1965in">
          <text:p text:style-name="P1"/>
        </draw:text-box>
      </draw:frame>
      <draw:frame draw:style-name="fr1" draw:name="Frame154" text:anchor-type="page" text:anchor-page-number="155" svg:y="0.4925in" svg:width="7.0866in" draw:z-index="151">
        <draw:text-box fo:min-height="0.1965in">
          <text:p text:style-name="P1"/>
        </draw:text-box>
      </draw:frame>
      <draw:frame draw:style-name="fr1" draw:name="Frame155" text:anchor-type="page" text:anchor-page-number="156" svg:y="0.4925in" svg:width="7.0866in" draw:z-index="152">
        <draw:text-box fo:min-height="0.1965in">
          <text:p text:style-name="P1">Monday of the Fourth Week of Lent</text:p>
        </draw:text-box>
      </draw:frame>
      <draw:frame draw:style-name="fr1" draw:name="Frame156" text:anchor-type="page" text:anchor-page-number="157" svg:y="0.4925in" svg:width="7.0866in" draw:z-index="153">
        <draw:text-box fo:min-height="0.1965in">
          <text:p text:style-name="P1">Monday of the Fourth Week of Lent</text:p>
        </draw:text-box>
      </draw:frame>
      <draw:frame draw:style-name="fr1" draw:name="Frame157" text:anchor-type="page" text:anchor-page-number="158" svg:y="0.4925in" svg:width="7.0866in" draw:z-index="154">
        <draw:text-box fo:min-height="0.1965in">
          <text:p text:style-name="P1">Monday of the Fourth Week of Lent</text:p>
        </draw:text-box>
      </draw:frame>
      <draw:frame draw:style-name="fr1" draw:name="Frame158" text:anchor-type="page" text:anchor-page-number="159" svg:y="0.4925in" svg:width="7.0866in" draw:z-index="155">
        <draw:text-box fo:min-height="0.1965in">
          <text:p text:style-name="P1">Monday of the Fourth Week of Lent</text:p>
        </draw:text-box>
      </draw:frame>
      <draw:frame draw:style-name="fr1" draw:name="Frame160" text:anchor-type="page" text:anchor-page-number="161" svg:y="0.4925in" svg:width="7.0866in" draw:z-index="156">
        <draw:text-box fo:min-height="0.1965in">
          <text:p text:style-name="P1">Monday of the Fourth Week of Lent</text:p>
        </draw:text-box>
      </draw:frame>
      <draw:frame draw:style-name="fr1" draw:name="Frame161" text:anchor-type="page" text:anchor-page-number="162" svg:y="0.4925in" svg:width="7.0866in" draw:z-index="157">
        <draw:text-box fo:min-height="0.1965in">
          <text:p text:style-name="P1">Tuesday of the Fourth Week of Lent</text:p>
        </draw:text-box>
      </draw:frame>
      <draw:frame draw:style-name="fr1" draw:name="Frame162" text:anchor-type="page" text:anchor-page-number="163" svg:y="0.4925in" svg:width="7.0866in" draw:z-index="158">
        <draw:text-box fo:min-height="0.1965in">
          <text:p text:style-name="P1"/>
        </draw:text-box>
      </draw:frame>
      <draw:frame draw:style-name="fr1" draw:name="Frame163" text:anchor-type="page" text:anchor-page-number="164" svg:y="0.4925in" svg:width="7.0866in" draw:z-index="159">
        <draw:text-box fo:min-height="0.1965in">
          <text:p text:style-name="P1">Tuesday of the Fourth Week of Lent</text:p>
        </draw:text-box>
      </draw:frame>
      <draw:frame draw:style-name="fr1" draw:name="Frame164" text:anchor-type="page" text:anchor-page-number="165" svg:y="0.4925in" svg:width="7.0866in" draw:z-index="160">
        <draw:text-box fo:min-height="0.1965in">
          <text:p text:style-name="P1">Tuesday of the Fourth Week of Lent</text:p>
        </draw:text-box>
      </draw:frame>
      <draw:frame draw:style-name="fr1" draw:name="Frame165" text:anchor-type="page" text:anchor-page-number="166" svg:y="0.4925in" svg:width="7.0866in" draw:z-index="161">
        <draw:text-box fo:min-height="0.1965in">
          <text:p text:style-name="P1">Tuesday of the Fourth Week of Lent</text:p>
        </draw:text-box>
      </draw:frame>
      <draw:frame draw:style-name="fr1" draw:name="Frame166" text:anchor-type="page" text:anchor-page-number="167" svg:y="0.4925in" svg:width="7.0866in" draw:z-index="162">
        <draw:text-box fo:min-height="0.1965in">
          <text:p text:style-name="P1">Tuesday of the Fourth Week of Lent</text:p>
        </draw:text-box>
      </draw:frame>
      <draw:frame draw:style-name="fr1" draw:name="Frame167" text:anchor-type="page" text:anchor-page-number="168" svg:y="0.4925in" svg:width="7.0866in" draw:z-index="163">
        <draw:text-box fo:min-height="0.1965in">
          <text:p text:style-name="P1"/>
        </draw:text-box>
      </draw:frame>
      <draw:frame draw:style-name="fr1" draw:name="Frame159" text:anchor-type="page" text:anchor-page-number="160" svg:y="0.4925in" svg:width="7.0866in" draw:z-index="165">
        <draw:text-box fo:min-height="0.1965in">
          <text:p text:style-name="P1">Monday of the Fourth Week of Lent</text:p>
        </draw:text-box>
      </draw:frame>
      <draw:frame draw:style-name="fr1" draw:name="Frame168" text:anchor-type="page" text:anchor-page-number="169" svg:y="0.4925in" svg:width="7.0866in" draw:z-index="166">
        <draw:text-box fo:min-height="0.1965in">
          <text:p text:style-name="P1">Wednesday of the Fourth Week of Lent</text:p>
        </draw:text-box>
      </draw:frame>
      <draw:frame draw:style-name="fr1" draw:name="Frame169" text:anchor-type="page" text:anchor-page-number="170" svg:y="0.4925in" svg:width="7.0866in" draw:z-index="167">
        <draw:text-box fo:min-height="0.1965in">
          <text:p text:style-name="P1">Wednesday of the Fourth Week of Lent</text:p>
        </draw:text-box>
      </draw:frame>
      <draw:frame draw:style-name="fr1" draw:name="Frame170" text:anchor-type="page" text:anchor-page-number="172" svg:y="0.4925in" svg:width="7.0866in" draw:z-index="168">
        <draw:text-box fo:min-height="0.1965in">
          <text:p text:style-name="P1">Wednesday of the Fourth Week of Lent</text:p>
        </draw:text-box>
      </draw:frame>
      <draw:frame draw:style-name="fr1" draw:name="Frame172" text:anchor-type="page" text:anchor-page-number="176" svg:y="0.4925in" svg:width="7.0866in" draw:z-index="169">
        <draw:text-box fo:min-height="0.1965in">
          <text:p text:style-name="P1"/>
        </draw:text-box>
      </draw:frame>
      <draw:frame draw:style-name="fr1" draw:name="Frame173" text:anchor-type="page" text:anchor-page-number="178" svg:y="0.4925in" svg:width="7.0866in" draw:z-index="170">
        <draw:text-box fo:min-height="0.1965in">
          <text:p text:style-name="P1">Thursday of the Fourth Week of Lent</text:p>
        </draw:text-box>
      </draw:frame>
      <draw:frame draw:style-name="fr1" draw:name="Frame174" text:anchor-type="page" text:anchor-page-number="180" svg:y="0.4925in" svg:width="7.0866in" draw:z-index="171">
        <draw:text-box fo:min-height="0.1965in">
          <text:p text:style-name="P1">Thursday of the Fourth Week of Lent</text:p>
        </draw:text-box>
      </draw:frame>
      <draw:frame draw:style-name="fr1" draw:name="Frame175" text:anchor-type="page" text:anchor-page-number="182" svg:y="0.4925in" svg:width="7.0866in" draw:z-index="172">
        <draw:text-box fo:min-height="0.1965in">
          <text:p text:style-name="P1">Thursday of the Fourth Week of Lent</text:p>
        </draw:text-box>
      </draw:frame>
      <draw:frame draw:style-name="fr1" draw:name="Frame176" text:anchor-type="page" text:anchor-page-number="184" svg:y="0.4925in" svg:width="7.0866in" draw:z-index="173">
        <draw:text-box fo:min-height="0.1965in">
          <text:p text:style-name="P1"/>
        </draw:text-box>
      </draw:frame>
      <draw:frame draw:style-name="fr1" draw:name="Frame177" text:anchor-type="page" text:anchor-page-number="186" svg:y="0.4925in" svg:width="7.0866in" draw:z-index="174">
        <draw:text-box fo:min-height="0.1965in">
          <text:p text:style-name="P1">Friday of the Fourth Week of Lent</text:p>
        </draw:text-box>
      </draw:frame>
      <draw:frame draw:style-name="fr1" draw:name="Frame178" text:anchor-type="page" text:anchor-page-number="188" svg:y="0.4925in" svg:width="7.0866in" draw:z-index="175">
        <draw:text-box fo:min-height="0.1965in">
          <text:p text:style-name="P1">Friday of the Fourth Week of Lent</text:p>
        </draw:text-box>
      </draw:frame>
      <draw:frame draw:style-name="fr1" draw:name="Frame179" text:anchor-type="page" text:anchor-page-number="190" svg:y="0.4925in" svg:width="7.0866in" draw:z-index="176">
        <draw:text-box fo:min-height="0.1965in">
          <text:p text:style-name="P1">Friday of the Fourth Week of Lent</text:p>
        </draw:text-box>
      </draw:frame>
      <draw:frame draw:style-name="fr1" draw:name="Frame180" text:anchor-type="page" text:anchor-page-number="192" svg:y="0.4925in" svg:width="7.0866in" draw:z-index="177">
        <draw:text-box fo:min-height="0.1965in">
          <text:p text:style-name="P1">Friday of the Fourth Week of Lent</text:p>
        </draw:text-box>
      </draw:frame>
      <draw:frame draw:style-name="fr1" draw:name="Frame181" text:anchor-type="page" text:anchor-page-number="194" svg:y="0.4925in" svg:width="7.0866in" draw:z-index="178">
        <draw:text-box fo:min-height="0.1965in">
          <text:p text:style-name="P1"/>
        </draw:text-box>
      </draw:frame>
      <draw:frame draw:style-name="fr1" draw:name="Frame182" text:anchor-type="page" text:anchor-page-number="196" svg:y="0.4925in" svg:width="7.0866in" draw:z-index="179">
        <draw:text-box fo:min-height="0.1965in">
          <text:p text:style-name="P1">Saturday of the Fourth Week of Lent</text:p>
        </draw:text-box>
      </draw:frame>
      <draw:frame draw:style-name="fr1" draw:name="Frame183" text:anchor-type="page" text:anchor-page-number="198" svg:y="0.4925in" svg:width="7.0866in" draw:z-index="180">
        <draw:text-box fo:min-height="0.1965in">
          <text:p text:style-name="P1"/>
        </draw:text-box>
      </draw:frame>
      <draw:frame draw:style-name="fr1" draw:name="Frame184" text:anchor-type="page" text:anchor-page-number="200" svg:y="0.4925in" svg:width="7.0866in" draw:z-index="181">
        <draw:text-box fo:min-height="0.1965in">
          <text:p text:style-name="P1">The Fourth Sunday of Lent</text:p>
        </draw:text-box>
      </draw:frame>
      <draw:frame draw:style-name="fr1" draw:name="Frame185" text:anchor-type="page" text:anchor-page-number="202" svg:y="0.4925in" svg:width="7.0866in" draw:z-index="182">
        <draw:text-box fo:min-height="0.1965in">
          <text:p text:style-name="P1">The Fourth Sunday of Lent</text:p>
        </draw:text-box>
      </draw:frame>
      <draw:frame draw:style-name="fr1" draw:name="Frame186" text:anchor-type="page" text:anchor-page-number="204" svg:y="0.4925in" svg:width="7.0866in" draw:z-index="183">
        <draw:text-box fo:min-height="0.1965in">
          <text:p text:style-name="P1"/>
        </draw:text-box>
      </draw:frame>
      <draw:frame draw:style-name="fr1" draw:name="Frame187" text:anchor-type="page" text:anchor-page-number="206" svg:y="0.4925in" svg:width="7.0866in" draw:z-index="184">
        <draw:text-box fo:min-height="0.1965in">
          <text:p text:style-name="P1">Monday of the Fifth Week of Lent</text:p>
        </draw:text-box>
      </draw:frame>
      <draw:frame draw:style-name="fr1" draw:name="Frame188" text:anchor-type="page" text:anchor-page-number="208" svg:y="0.4925in" svg:width="7.0866in" draw:z-index="185">
        <draw:text-box fo:min-height="0.1965in">
          <text:p text:style-name="P1">Monday of the Fifth Week of Lent</text:p>
        </draw:text-box>
      </draw:frame>
      <draw:frame draw:style-name="fr1" draw:name="Frame189" text:anchor-type="page" text:anchor-page-number="210" svg:y="0.4925in" svg:width="7.0866in" draw:z-index="186">
        <draw:text-box fo:min-height="0.1965in">
          <text:p text:style-name="P1"/>
        </draw:text-box>
      </draw:frame>
      <draw:frame draw:style-name="fr1" draw:name="Frame190" text:anchor-type="page" text:anchor-page-number="212" svg:y="0.4925in" svg:width="7.0866in" draw:z-index="187">
        <draw:text-box fo:min-height="0.1965in">
          <text:p text:style-name="P1">Tuesday of the Fifth Week of Lent</text:p>
        </draw:text-box>
      </draw:frame>
      <draw:frame draw:style-name="fr1" draw:name="Frame191" text:anchor-type="page" text:anchor-page-number="214" svg:y="0.4925in" svg:width="7.0866in" draw:z-index="188">
        <draw:text-box fo:min-height="0.1965in">
          <text:p text:style-name="P1">Tuesday of the Fifth Week of Lent</text:p>
        </draw:text-box>
      </draw:frame>
      <draw:frame draw:style-name="fr1" draw:name="Frame192" text:anchor-type="page" text:anchor-page-number="216" svg:y="0.4925in" svg:width="7.0866in" draw:z-index="189">
        <draw:text-box fo:min-height="0.1965in">
          <text:p text:style-name="P1">Tuesday of the Fifth Week of Lent</text:p>
        </draw:text-box>
      </draw:frame>
      <draw:frame draw:style-name="fr1" draw:name="Frame193" text:anchor-type="page" text:anchor-page-number="218" svg:y="0.4925in" svg:width="7.0866in" draw:z-index="190">
        <draw:text-box fo:min-height="0.1965in">
          <text:p text:style-name="P1"/>
        </draw:text-box>
      </draw:frame>
      <draw:frame draw:style-name="fr1" draw:name="Frame194" text:anchor-type="page" text:anchor-page-number="220" svg:y="0.4925in" svg:width="7.0866in" draw:z-index="191">
        <draw:text-box fo:min-height="0.1965in">
          <text:p text:style-name="P1">Wednesday of the Fifth Week of Lent</text:p>
        </draw:text-box>
      </draw:frame>
      <draw:frame draw:style-name="fr1" draw:name="Frame195" text:anchor-type="page" text:anchor-page-number="222" svg:y="0.4925in" svg:width="7.0866in" draw:z-index="192">
        <draw:text-box fo:min-height="0.1965in">
          <text:p text:style-name="P1">Wednesday of the Fifth Week of Lent</text:p>
        </draw:text-box>
      </draw:frame>
      <draw:frame draw:style-name="fr1" draw:name="Frame196" text:anchor-type="page" text:anchor-page-number="224" svg:y="0.4925in" svg:width="7.0866in" draw:z-index="193">
        <draw:text-box fo:min-height="0.1965in">
          <text:p text:style-name="P1">Wednesday of the Fifth Week of Lent</text:p>
        </draw:text-box>
      </draw:frame>
      <draw:frame draw:style-name="fr1" draw:name="Frame197" text:anchor-type="page" text:anchor-page-number="226" svg:y="0.4925in" svg:width="7.0866in" draw:z-index="194">
        <draw:text-box fo:min-height="0.1965in">
          <text:p text:style-name="P1"/>
        </draw:text-box>
      </draw:frame>
      <draw:frame draw:style-name="fr1" draw:name="Frame198" text:anchor-type="page" text:anchor-page-number="228" svg:y="0.4925in" svg:width="7.0866in" draw:z-index="195">
        <draw:text-box fo:min-height="0.1965in">
          <text:p text:style-name="P1">Thursday of the Fifth Week of Lent</text:p>
        </draw:text-box>
      </draw:frame>
      <draw:frame draw:style-name="fr1" draw:name="Frame199" text:anchor-type="page" text:anchor-page-number="230" svg:y="0.4925in" svg:width="7.0866in" draw:z-index="196">
        <draw:text-box fo:min-height="0.1965in">
          <text:p text:style-name="P1">Thursday of the Fifth Week of Lent</text:p>
        </draw:text-box>
      </draw:frame>
      <draw:frame draw:style-name="fr1" draw:name="Frame200" text:anchor-type="page" text:anchor-page-number="232" svg:y="0.4925in" svg:width="7.0866in" draw:z-index="197">
        <draw:text-box fo:min-height="0.1965in">
          <text:p text:style-name="P1"/>
        </draw:text-box>
      </draw:frame>
      <draw:frame draw:style-name="fr1" draw:name="Frame201" text:anchor-type="page" text:anchor-page-number="234" svg:y="0.4925in" svg:width="7.0866in" draw:z-index="198">
        <draw:text-box fo:min-height="0.1965in">
          <text:p text:style-name="P1">Friday of the Fifth Week of Lent</text:p>
        </draw:text-box>
      </draw:frame>
      <draw:frame draw:style-name="fr1" draw:name="Frame202" text:anchor-type="page" text:anchor-page-number="236" svg:y="0.4925in" svg:width="7.0866in" draw:z-index="199">
        <draw:text-box fo:min-height="0.1965in">
          <text:p text:style-name="P1">Friday of the Fifth Week of Lent</text:p>
        </draw:text-box>
      </draw:frame>
      <draw:frame draw:style-name="fr1" draw:name="Frame203" text:anchor-type="page" text:anchor-page-number="238" svg:y="0.4925in" svg:width="7.0866in" draw:z-index="200">
        <draw:text-box fo:min-height="0.1965in">
          <text:p text:style-name="P1">Friday of the Fifth Week of Lent</text:p>
        </draw:text-box>
      </draw:frame>
      <draw:frame draw:style-name="fr1" draw:name="Frame204" text:anchor-type="page" text:anchor-page-number="240" svg:y="0.4925in" svg:width="7.0866in" draw:z-index="201">
        <draw:text-box fo:min-height="0.1965in">
          <text:p text:style-name="P1">Friday of the Fifth Week of Lent</text:p>
        </draw:text-box>
      </draw:frame>
      <draw:frame draw:style-name="fr1" draw:name="Frame205" text:anchor-type="page" text:anchor-page-number="242" svg:y="0.4925in" svg:width="7.0866in" draw:z-index="202">
        <draw:text-box fo:min-height="0.1965in">
          <text:p text:style-name="P1"/>
        </draw:text-box>
      </draw:frame>
      <draw:frame draw:style-name="fr1" draw:name="Frame207" text:anchor-type="page" text:anchor-page-number="246" svg:y="0.4925in" svg:width="7.0866in" draw:z-index="203">
        <draw:text-box fo:min-height="0.1965in">
          <text:p text:style-name="P1">Saturday of the Fifth Week of Lent</text:p>
        </draw:text-box>
      </draw:frame>
      <draw:frame draw:style-name="fr1" draw:name="Frame208" text:anchor-type="page" text:anchor-page-number="248" svg:y="0.4925in" svg:width="7.0866in" draw:z-index="204">
        <draw:text-box fo:min-height="0.1965in">
          <text:p text:style-name="P1">The Fifth Sunday of Lent</text:p>
        </draw:text-box>
      </draw:frame>
      <draw:frame draw:style-name="fr1" draw:name="Frame209" text:anchor-type="page" text:anchor-page-number="250" svg:y="0.4925in" svg:width="7.0866in" draw:z-index="205">
        <draw:text-box fo:min-height="0.1965in">
          <text:p text:style-name="P1">The Fifth Sunday of Lent</text:p>
        </draw:text-box>
      </draw:frame>
      <draw:frame draw:style-name="fr1" draw:name="Frame210" text:anchor-type="page" text:anchor-page-number="252" svg:y="0.4925in" svg:width="7.0866in" draw:z-index="206">
        <draw:text-box fo:min-height="0.1965in">
          <text:p text:style-name="P1">The Fifth Sunday of Lent</text:p>
        </draw:text-box>
      </draw:frame>
      <draw:frame draw:style-name="fr1" draw:name="Frame211" text:anchor-type="page" text:anchor-page-number="254" svg:y="0.4925in" svg:width="7.0866in" draw:z-index="207">
        <draw:text-box fo:min-height="0.1965in">
          <text:p text:style-name="P1">Monday of the Sixth Week of Lent</text:p>
        </draw:text-box>
      </draw:frame>
      <draw:frame draw:style-name="fr1" draw:name="Frame212" text:anchor-type="page" text:anchor-page-number="256" svg:y="0.4925in" svg:width="7.0866in" draw:z-index="208">
        <draw:text-box fo:min-height="0.1965in">
          <text:p text:style-name="P1">Monday of the Sixth Week of Lent</text:p>
        </draw:text-box>
      </draw:frame>
      <draw:frame draw:style-name="fr1" draw:name="Frame213" text:anchor-type="page" text:anchor-page-number="258" svg:y="0.4925in" svg:width="7.0866in" draw:z-index="209">
        <draw:text-box fo:min-height="0.1965in">
          <text:p text:style-name="P1">Monday of the Sixth Week of Lent</text:p>
        </draw:text-box>
      </draw:frame>
      <draw:frame draw:style-name="fr1" draw:name="Frame214" text:anchor-type="page" text:anchor-page-number="260" svg:y="0.4925in" svg:width="7.0866in" draw:z-index="210">
        <draw:text-box fo:min-height="0.1965in">
          <text:p text:style-name="P1">Tuesday of the Sixth Week of Lent</text:p>
        </draw:text-box>
      </draw:frame>
      <draw:frame draw:style-name="fr1" draw:name="Frame215" text:anchor-type="page" text:anchor-page-number="262" svg:y="0.4925in" svg:width="7.0866in" draw:z-index="211">
        <draw:text-box fo:min-height="0.1965in">
          <text:p text:style-name="P1">Tuesday of the Sixth Week of Lent</text:p>
        </draw:text-box>
      </draw:frame>
      <draw:frame draw:style-name="fr1" draw:name="Frame216" text:anchor-type="page" text:anchor-page-number="264" svg:y="0.4925in" svg:width="7.0866in" draw:z-index="212">
        <draw:text-box fo:min-height="0.1965in">
          <text:p text:style-name="P1"/>
        </draw:text-box>
      </draw:frame>
      <draw:frame draw:style-name="fr1" draw:name="Frame217" text:anchor-type="page" text:anchor-page-number="266" svg:y="0.4925in" svg:width="7.0866in" draw:z-index="213">
        <draw:text-box fo:min-height="0.1965in">
          <text:p text:style-name="P1">Wednesday of the Sixth Week of Lent</text:p>
        </draw:text-box>
      </draw:frame>
      <draw:frame draw:style-name="fr1" draw:name="Frame218" text:anchor-type="page" text:anchor-page-number="268" svg:y="0.4925in" svg:width="7.0866in" draw:z-index="214">
        <draw:text-box fo:min-height="0.1965in">
          <text:p text:style-name="P1">Wednesday of the Sixth Week of Lent</text:p>
        </draw:text-box>
      </draw:frame>
      <draw:frame draw:style-name="fr1" draw:name="Frame219" text:anchor-type="page" text:anchor-page-number="270" svg:y="0.4925in" svg:width="7.0866in" draw:z-index="215">
        <draw:text-box fo:min-height="0.1965in">
          <text:p text:style-name="P1">Wednesday of the Sixth Week of Lent</text:p>
        </draw:text-box>
      </draw:frame>
      <draw:frame draw:style-name="fr1" draw:name="Frame220" text:anchor-type="page" text:anchor-page-number="272" svg:y="0.4925in" svg:width="7.0866in" draw:z-index="216">
        <draw:text-box fo:min-height="0.1965in">
          <text:p text:style-name="P1">Wednesday of the Sixth Week of Lent</text:p>
        </draw:text-box>
      </draw:frame>
      <draw:frame draw:style-name="fr1" draw:name="Frame221" text:anchor-type="page" text:anchor-page-number="274" svg:y="0.4925in" svg:width="7.0866in" draw:z-index="217">
        <draw:text-box fo:min-height="0.1965in">
          <text:p text:style-name="P1">Thursday of the Sixth Week of Lent</text:p>
        </draw:text-box>
      </draw:frame>
      <draw:frame draw:style-name="fr1" draw:name="Frame222" text:anchor-type="page" text:anchor-page-number="276" svg:y="0.4925in" svg:width="7.0866in" draw:z-index="218">
        <draw:text-box fo:min-height="0.1965in">
          <text:p text:style-name="P1">Thursday of the Sixth Week of Lent</text:p>
        </draw:text-box>
      </draw:frame>
      <draw:frame draw:style-name="fr1" draw:name="Frame223" text:anchor-type="page" text:anchor-page-number="278" svg:y="0.4925in" svg:width="7.0866in" draw:z-index="219">
        <draw:text-box fo:min-height="0.1965in">
          <text:p text:style-name="P1">Thursday of the Sixth Week of Lent</text:p>
        </draw:text-box>
      </draw:frame>
      <draw:frame draw:style-name="fr1" draw:name="Frame224" text:anchor-type="page" text:anchor-page-number="280" svg:y="0.4925in" svg:width="7.0866in" draw:z-index="220">
        <draw:text-box fo:min-height="0.1965in">
          <text:p text:style-name="P1"/>
        </draw:text-box>
      </draw:frame>
      <draw:frame draw:style-name="fr1" draw:name="Frame225" text:anchor-type="page" text:anchor-page-number="282" svg:y="0.4925in" svg:width="7.0866in" draw:z-index="221">
        <draw:text-box fo:min-height="0.1965in">
          <text:p text:style-name="P1">Friday of the Sixth Week of Lent</text:p>
        </draw:text-box>
      </draw:frame>
      <draw:frame draw:style-name="fr1" draw:name="Frame227" text:anchor-type="page" text:anchor-page-number="287" svg:y="0.4925in" svg:width="7.0866in" draw:z-index="222">
        <draw:text-box fo:min-height="0.1965in">
          <text:p text:style-name="P1"/>
        </draw:text-box>
      </draw:frame>
      <draw:frame draw:style-name="fr1" draw:name="Frame228" text:anchor-type="page" text:anchor-page-number="288" svg:y="0.4925in" svg:width="7.0866in" draw:z-index="223">
        <draw:text-box fo:min-height="0.1965in">
          <text:p text:style-name="P1">Saturday of the Sixth Week of Lent</text:p>
        </draw:text-box>
      </draw:frame>
      <draw:frame draw:style-name="fr1" draw:name="Frame229" text:anchor-type="page" text:anchor-page-number="286" svg:y="0.4925in" svg:width="7.0866in" draw:z-index="224">
        <draw:text-box fo:min-height="0.1965in">
          <text:p text:style-name="P1">Saturday of the Sixth Week of Lent</text:p>
        </draw:text-box>
      </draw:frame>
      <draw:frame draw:style-name="fr1" draw:name="Frame230" text:anchor-type="page" text:anchor-page-number="289" svg:y="0.4925in" svg:width="7.0866in" draw:z-index="225">
        <draw:text-box fo:min-height="0.1965in">
          <text:p text:style-name="P1">Saturday of the Sixth Week of Lent</text:p>
        </draw:text-box>
      </draw:frame>
      <draw:frame draw:style-name="fr1" draw:name="Frame231" text:anchor-type="page" text:anchor-page-number="290" svg:y="0.4925in" svg:width="7.0866in" draw:z-index="226">
        <draw:text-box fo:min-height="0.1965in">
          <text:p text:style-name="P1">Saturday of the Sixth Week of Lent</text:p>
        </draw:text-box>
      </draw:frame>
      <draw:frame draw:style-name="fr1" draw:name="Frame232" text:anchor-type="page" text:anchor-page-number="291" svg:y="0.4925in" svg:width="7.0866in" draw:z-index="227">
        <draw:text-box fo:min-height="0.1965in">
          <text:p text:style-name="P1"/>
        </draw:text-box>
      </draw:frame>
      <draw:frame draw:style-name="fr1" draw:name="Frame233" text:anchor-type="page" text:anchor-page-number="292" svg:y="0.4925in" svg:width="7.0866in" draw:z-index="228">
        <draw:text-box fo:min-height="0.1965in">
          <text:p text:style-name="P1">The Sixth Sunday of Lent</text:p>
        </draw:text-box>
      </draw:frame>
      <draw:frame draw:style-name="fr1" draw:name="Frame234" text:anchor-type="page" text:anchor-page-number="293" svg:y="0.4925in" svg:width="7.0866in" draw:z-index="229">
        <draw:text-box fo:min-height="0.1965in">
          <text:p text:style-name="P1">The Sixth Sunday of Lent</text:p>
        </draw:text-box>
      </draw:frame>
      <draw:frame draw:style-name="fr1" draw:name="Frame235" text:anchor-type="page" text:anchor-page-number="294" svg:y="0.4925in" svg:width="7.0866in" draw:z-index="230">
        <draw:text-box fo:min-height="0.1965in">
          <text:p text:style-name="P1">The Sixth Sunday of Lent</text:p>
        </draw:text-box>
      </draw:frame>
      <draw:frame draw:style-name="fr1" draw:name="Frame236" text:anchor-type="page" text:anchor-page-number="295" svg:y="0.4925in" svg:width="7.0866in" draw:z-index="231">
        <draw:text-box fo:min-height="0.1965in">
          <text:p text:style-name="P1">The Sixth Sunday of Lent</text:p>
        </draw:text-box>
      </draw:frame>
      <draw:frame draw:style-name="fr1" draw:name="Frame237" text:anchor-type="page" text:anchor-page-number="296" svg:y="0.4925in" svg:width="7.0866in" draw:z-index="232">
        <draw:text-box fo:min-height="0.1965in">
          <text:p text:style-name="P1">The Sixth Sunday of Lent</text:p>
        </draw:text-box>
      </draw:frame>
      <draw:frame draw:style-name="fr1" draw:name="Frame238" text:anchor-type="page" text:anchor-page-number="297" svg:y="0.4925in" svg:width="7.0866in" draw:z-index="233">
        <draw:text-box fo:min-height="0.1965in">
          <text:p text:style-name="P1">The Sixth Sunday of Lent</text:p>
        </draw:text-box>
      </draw:frame>
      <draw:frame draw:style-name="fr1" draw:name="Frame239" text:anchor-type="page" text:anchor-page-number="298" svg:y="0.4925in" svg:width="7.0866in" draw:z-index="234">
        <draw:text-box fo:min-height="0.1965in">
          <text:p text:style-name="P1"/>
        </draw:text-box>
      </draw:frame>
      <draw:frame draw:style-name="fr1" draw:name="Frame240" text:anchor-type="page" text:anchor-page-number="299" svg:y="0.4925in" svg:width="7.0866in" draw:z-index="235">
        <draw:text-box fo:min-height="0.1965in">
          <text:p text:style-name="P1">Monday of the Seventh Week of Lent</text:p>
        </draw:text-box>
      </draw:frame>
      <draw:frame draw:style-name="fr1" draw:name="Frame241" text:anchor-type="page" text:anchor-page-number="300" svg:y="0.4925in" svg:width="7.0866in" draw:z-index="236">
        <draw:text-box fo:min-height="0.1965in">
          <text:p text:style-name="P1">Monday of the Seventh Week of Lent</text:p>
        </draw:text-box>
      </draw:frame>
      <draw:frame draw:style-name="fr1" draw:name="Frame242" text:anchor-type="page" text:anchor-page-number="301" svg:y="0.4925in" svg:width="7.0866in" draw:z-index="237">
        <draw:text-box fo:min-height="0.1965in">
          <text:p text:style-name="P1">Monday of the Seventh Week of Lent</text:p>
        </draw:text-box>
      </draw:frame>
      <draw:frame draw:style-name="fr1" draw:name="Frame243" text:anchor-type="page" text:anchor-page-number="302" svg:y="0.4925in" svg:width="7.0866in" draw:z-index="238">
        <draw:text-box fo:min-height="0.1965in">
          <text:p text:style-name="P1">Monday of the Seventh Week of Lent</text:p>
        </draw:text-box>
      </draw:frame>
      <draw:frame draw:style-name="fr1" draw:name="Frame244" text:anchor-type="page" text:anchor-page-number="303" svg:y="0.4925in" svg:width="7.0866in" draw:z-index="239">
        <draw:text-box fo:min-height="0.1965in">
          <text:p text:style-name="P1">Monday of the Seventh Week of Lent</text:p>
        </draw:text-box>
      </draw:frame>
      <draw:frame draw:style-name="fr1" draw:name="Frame245" text:anchor-type="page" text:anchor-page-number="304" svg:y="0.4925in" svg:width="7.0866in" draw:z-index="240">
        <draw:text-box fo:min-height="0.1965in">
          <text:p text:style-name="P1">Monday of the Seventh Week of Lent</text:p>
        </draw:text-box>
      </draw:frame>
      <draw:frame draw:style-name="fr1" draw:name="Frame246" text:anchor-type="page" text:anchor-page-number="305" svg:y="0.4925in" svg:width="7.0866in" draw:z-index="241">
        <draw:text-box fo:min-height="0.1965in">
          <text:p text:style-name="P1"/>
        </draw:text-box>
      </draw:frame>
      <draw:frame draw:style-name="fr1" draw:name="Frame247" text:anchor-type="page" text:anchor-page-number="306" svg:y="0.4925in" svg:width="7.0866in" draw:z-index="242">
        <draw:text-box fo:min-height="0.1965in">
          <text:p text:style-name="P1">Tuesday of the Seventh Week of Lent</text:p>
        </draw:text-box>
      </draw:frame>
      <draw:frame draw:style-name="fr1" draw:name="Frame248" text:anchor-type="page" text:anchor-page-number="307" svg:y="0.4925in" svg:width="7.0866in" draw:z-index="243">
        <draw:text-box fo:min-height="0.1965in">
          <text:p text:style-name="P1">Tuesday of the Seventh Week of Lent</text:p>
        </draw:text-box>
      </draw:frame>
      <draw:frame draw:style-name="fr1" draw:name="Frame249" text:anchor-type="page" text:anchor-page-number="308" svg:y="0.4925in" svg:width="7.0866in" draw:z-index="244">
        <draw:text-box fo:min-height="0.1965in">
          <text:p text:style-name="P1">Tuesday of the Seventh Week of Lent</text:p>
        </draw:text-box>
      </draw:frame>
      <draw:frame draw:style-name="fr1" draw:name="Frame250" text:anchor-type="page" text:anchor-page-number="309" svg:y="0.4925in" svg:width="7.0866in" draw:z-index="245">
        <draw:text-box fo:min-height="0.1965in">
          <text:p text:style-name="P1">Tuesday of the Seventh Week of Lent</text:p>
        </draw:text-box>
      </draw:frame>
      <draw:frame draw:style-name="fr1" draw:name="Frame251" text:anchor-type="page" text:anchor-page-number="310" svg:y="0.4925in" svg:width="7.0866in" draw:z-index="246">
        <draw:text-box fo:min-height="0.1965in">
          <text:p text:style-name="P1">Tuesday of the Seventh Week of Lent</text:p>
        </draw:text-box>
      </draw:frame>
      <draw:frame draw:style-name="fr1" draw:name="Frame252" text:anchor-type="page" text:anchor-page-number="311" svg:y="0.4925in" svg:width="7.0866in" draw:z-index="247">
        <draw:text-box fo:min-height="0.1965in">
          <text:p text:style-name="P1"/>
        </draw:text-box>
      </draw:frame>
      <draw:frame draw:style-name="fr1" draw:name="Frame253" text:anchor-type="page" text:anchor-page-number="312" svg:y="0.4925in" svg:width="7.0866in" draw:z-index="248">
        <draw:text-box fo:min-height="0.1965in">
          <text:p text:style-name="P1">Wednesday of the Seventh Week of Lent</text:p>
        </draw:text-box>
      </draw:frame>
      <draw:frame draw:style-name="fr1" draw:name="Frame254" text:anchor-type="page" text:anchor-page-number="313" svg:y="0.4925in" svg:width="7.0866in" draw:z-index="249">
        <draw:text-box fo:min-height="0.1965in">
          <text:p text:style-name="P1">Wednesday of the Seventh Week of Lent</text:p>
        </draw:text-box>
      </draw:frame>
      <draw:frame draw:style-name="fr1" draw:name="Frame255" text:anchor-type="page" text:anchor-page-number="314" svg:y="0.4925in" svg:width="7.0866in" draw:z-index="250">
        <draw:text-box fo:min-height="0.1965in">
          <text:p text:style-name="P1">Wednesday of the Seventh Week of Lent</text:p>
        </draw:text-box>
      </draw:frame>
      <draw:frame draw:style-name="fr1" draw:name="Frame256" text:anchor-type="page" text:anchor-page-number="315" svg:y="0.4925in" svg:width="7.0866in" draw:z-index="251">
        <draw:text-box fo:min-height="0.1965in">
          <text:p text:style-name="P1">Wednesday of the Seventh Week of Lent</text:p>
        </draw:text-box>
      </draw:frame>
      <draw:frame draw:style-name="fr1" draw:name="Frame257" text:anchor-type="page" text:anchor-page-number="316" svg:y="0.4925in" svg:width="7.0866in" draw:z-index="252">
        <draw:text-box fo:min-height="0.1965in">
          <text:p text:style-name="P1">Wednesday of the Seventh Week of Lent</text:p>
        </draw:text-box>
      </draw:frame>
      <draw:frame draw:style-name="fr1" draw:name="Frame258" text:anchor-type="page" text:anchor-page-number="317" svg:y="0.4925in" svg:width="7.0866in" draw:z-index="253">
        <draw:text-box fo:min-height="0.1965in">
          <text:p text:style-name="P1"/>
        </draw:text-box>
      </draw:frame>
      <draw:frame draw:style-name="fr1" draw:name="Frame259" text:anchor-type="page" text:anchor-page-number="318" svg:y="0.4925in" svg:width="7.0866in" draw:z-index="254">
        <draw:text-box fo:min-height="0.1965in">
          <text:p text:style-name="P1">Thursday of the Seventh Week of Lent</text:p>
        </draw:text-box>
      </draw:frame>
      <draw:frame draw:style-name="fr1" draw:name="Frame260" text:anchor-type="page" text:anchor-page-number="319" svg:y="0.4925in" svg:width="7.0866in" draw:z-index="255">
        <draw:text-box fo:min-height="0.1965in">
          <text:p text:style-name="P1">Thursday of the Seventh Week of Lent</text:p>
        </draw:text-box>
      </draw:frame>
      <draw:frame draw:style-name="fr1" draw:name="Frame261" text:anchor-type="page" text:anchor-page-number="320" svg:y="0.4925in" svg:width="7.0866in" draw:z-index="256">
        <draw:text-box fo:min-height="0.1965in">
          <text:p text:style-name="P1">Thursday of the Seventh Week of Lent</text:p>
        </draw:text-box>
      </draw:frame>
      <draw:frame draw:style-name="fr1" draw:name="Frame262" text:anchor-type="page" text:anchor-page-number="321" svg:y="0.4925in" svg:width="7.0866in" draw:z-index="257">
        <draw:text-box fo:min-height="0.1965in">
          <text:p text:style-name="P1">Thursday of the Seventh Week of Lent</text:p>
        </draw:text-box>
      </draw:frame>
      <draw:frame draw:style-name="fr1" draw:name="Frame263" text:anchor-type="page" text:anchor-page-number="322" svg:y="0.4925in" svg:width="7.0866in" draw:z-index="258">
        <draw:text-box fo:min-height="0.1965in">
          <text:p text:style-name="P1">Thursday of the Seventh Week of Lent</text:p>
        </draw:text-box>
      </draw:frame>
      <draw:frame draw:style-name="fr1" draw:name="Frame264" text:anchor-type="page" text:anchor-page-number="323" svg:y="0.4925in" svg:width="7.0866in" draw:z-index="259">
        <draw:text-box fo:min-height="0.1965in">
          <text:p text:style-name="P1"/>
        </draw:text-box>
      </draw:frame>
      <draw:frame draw:style-name="fr1" draw:name="Frame265" text:anchor-type="page" text:anchor-page-number="324" svg:y="0.4925in" svg:width="7.0866in" draw:z-index="260">
        <draw:text-box fo:min-height="0.1965in">
          <text:p text:style-name="P1">The Last Friday of Lent</text:p>
        </draw:text-box>
      </draw:frame>
      <draw:frame draw:style-name="fr1" draw:name="Frame266" text:anchor-type="page" text:anchor-page-number="325" svg:y="0.4925in" svg:width="7.0866in" draw:z-index="261">
        <draw:text-box fo:min-height="0.1965in">
          <text:p text:style-name="P1">The Last Friday of Lent</text:p>
        </draw:text-box>
      </draw:frame>
      <draw:frame draw:style-name="fr1" draw:name="Frame267" text:anchor-type="page" text:anchor-page-number="326" svg:y="0.4925in" svg:width="7.0866in" draw:z-index="262">
        <draw:text-box fo:min-height="0.1965in">
          <text:p text:style-name="P1">The Last Friday of Lent</text:p>
        </draw:text-box>
      </draw:frame>
      <draw:frame draw:style-name="fr1" draw:name="Frame268" text:anchor-type="page" text:anchor-page-number="327" svg:y="0.4925in" svg:width="7.0866in" draw:z-index="263">
        <draw:text-box fo:min-height="0.1965in">
          <text:p text:style-name="P1">The Last Friday of Lent</text:p>
        </draw:text-box>
      </draw:frame>
      <draw:frame draw:style-name="fr1" draw:name="Frame269" text:anchor-type="page" text:anchor-page-number="328" svg:y="0.4925in" svg:width="7.0866in" draw:z-index="264">
        <draw:text-box fo:min-height="0.1965in">
          <text:p text:style-name="P1">The Last Friday of Lent</text:p>
        </draw:text-box>
      </draw:frame>
      <draw:frame draw:style-name="fr1" draw:name="Frame270" text:anchor-type="page" text:anchor-page-number="329" svg:y="0.4925in" svg:width="7.0866in" draw:z-index="265">
        <draw:text-box fo:min-height="0.1965in">
          <text:p text:style-name="P1">The Last Friday of Lent</text:p>
        </draw:text-box>
      </draw:frame>
      <draw:frame draw:style-name="fr1" draw:name="Frame271" text:anchor-type="page" text:anchor-page-number="330" svg:y="0.4925in" svg:width="7.0866in" draw:z-index="266">
        <draw:text-box fo:min-height="0.1965in">
          <text:p text:style-name="P1">The Last Friday of Lent</text:p>
        </draw:text-box>
      </draw:frame>
      <draw:frame draw:style-name="fr1" draw:name="Frame272" text:anchor-type="page" text:anchor-page-number="331" svg:y="0.4925in" svg:width="7.0866in" draw:z-index="267">
        <draw:text-box fo:min-height="0.1965in">
          <text:p text:style-name="P1">The Last Friday of Lent</text:p>
        </draw:text-box>
      </draw:frame>
      <draw:frame draw:style-name="fr1" draw:name="Frame273" text:anchor-type="page" text:anchor-page-number="332" svg:y="0.4925in" svg:width="7.0866in" draw:z-index="268">
        <draw:text-box fo:min-height="0.1965in">
          <text:p text:style-name="P1"/>
        </draw:text-box>
      </draw:frame>
      <draw:frame draw:style-name="fr1" draw:name="Frame274" text:anchor-type="page" text:anchor-page-number="333" svg:y="0.4925in" svg:width="7.0866in" draw:z-index="269">
        <draw:text-box fo:min-height="0.1965in">
          <text:p text:style-name="P1">Lazarus Saturday</text:p>
        </draw:text-box>
      </draw:frame>
      <draw:frame draw:style-name="fr1" draw:name="Frame275" text:anchor-type="page" text:anchor-page-number="334" svg:y="0.4925in" svg:width="7.0866in" draw:z-index="270">
        <draw:text-box fo:min-height="0.1965in">
          <text:p text:style-name="P1">Lazarus Saturday</text:p>
        </draw:text-box>
      </draw:frame>
      <draw:frame draw:style-name="fr1" draw:name="Frame276" text:anchor-type="page" text:anchor-page-number="335" svg:y="0.4925in" svg:width="7.0866in" draw:z-index="271">
        <draw:text-box fo:min-height="0.1965in">
          <text:p text:style-name="P1">Lazarus Saturday</text:p>
        </draw:text-box>
      </draw:frame>
      <draw:frame draw:style-name="fr1" draw:name="Frame277" text:anchor-type="page" text:anchor-page-number="336" svg:y="0.4925in" svg:width="7.0866in" draw:z-index="272">
        <draw:text-box fo:min-height="0.1965in">
          <text:p text:style-name="P1">Lazarus Saturday</text:p>
        </draw:text-box>
      </draw:frame>
      <draw:frame draw:style-name="fr1" draw:name="Frame278" text:anchor-type="page" text:anchor-page-number="337" svg:y="0.4925in" svg:width="7.0866in" draw:z-index="273">
        <draw:text-box fo:min-height="0.1965in">
          <text:p text:style-name="P1">Lazarus Saturday</text:p>
        </draw:text-box>
      </draw:frame>
      <draw:frame draw:style-name="fr1" draw:name="Frame279" text:anchor-type="page" text:anchor-page-number="338" svg:y="0.4925in" svg:width="7.0866in" draw:z-index="274">
        <draw:text-box fo:min-height="0.1965in">
          <text:p text:style-name="P1">Lazarus Saturday</text:p>
        </draw:text-box>
      </draw:frame>
      <draw:frame draw:style-name="fr1" draw:name="Frame280" text:anchor-type="page" text:anchor-page-number="339" svg:y="0.4925in" svg:width="7.0866in" draw:z-index="275">
        <draw:text-box fo:min-height="0.1965in">
          <text:p text:style-name="P1">Lazarus Saturday</text:p>
        </draw:text-box>
      </draw:frame>
      <draw:frame draw:style-name="fr1" draw:name="Frame281" text:anchor-type="page" text:anchor-page-number="340" svg:y="0.4925in" svg:width="7.0866in" draw:z-index="276">
        <draw:text-box fo:min-height="0.1965in">
          <text:p text:style-name="P1">Lazarus Saturday</text:p>
        </draw:text-box>
      </draw:frame>
      <draw:frame draw:style-name="fr1" draw:name="Frame282" text:anchor-type="page" text:anchor-page-number="341" svg:y="0.4925in" svg:width="7.0866in" draw:z-index="277">
        <draw:text-box fo:min-height="0.1965in">
          <text:p text:style-name="P1"/>
        </draw:text-box>
      </draw:frame>
      <draw:frame draw:style-name="fr1" draw:name="Frame283" text:anchor-type="page" text:anchor-page-number="342" svg:y="0.4925in" svg:width="7.0866in" draw:z-index="278">
        <draw:text-box fo:min-height="0.1965in">
          <text:p text:style-name="P1">Palm Sunday</text:p>
        </draw:text-box>
      </draw:frame>
      <draw:frame draw:style-name="fr1" draw:name="Frame284" text:anchor-type="page" text:anchor-page-number="343" svg:y="0.4925in" svg:width="7.0866in" draw:z-index="279">
        <draw:text-box fo:min-height="0.1965in">
          <text:p text:style-name="P1">Palm Sunday</text:p>
        </draw:text-box>
      </draw:frame>
      <draw:frame draw:style-name="fr1" draw:name="Frame285" text:anchor-type="page" text:anchor-page-number="344" svg:y="0.4925in" svg:width="7.0866in" draw:z-index="280">
        <draw:text-box fo:min-height="0.1965in">
          <text:p text:style-name="P1">Palm Sunday</text:p>
        </draw:text-box>
      </draw:frame>
      <draw:frame draw:style-name="fr1" draw:name="Frame286" text:anchor-type="page" text:anchor-page-number="345" svg:y="0.4925in" svg:width="7.0866in" draw:z-index="281">
        <draw:text-box fo:min-height="0.1965in">
          <text:p text:style-name="P1">Palm Sunday</text:p>
        </draw:text-box>
      </draw:frame>
      <draw:frame draw:style-name="fr1" draw:name="Frame287" text:anchor-type="page" text:anchor-page-number="346" svg:y="0.4925in" svg:width="7.0866in" draw:z-index="282">
        <draw:text-box fo:min-height="0.1965in">
          <text:p text:style-name="P1">Palm Sunday</text:p>
        </draw:text-box>
      </draw:frame>
      <draw:frame draw:style-name="fr1" draw:name="Frame288" text:anchor-type="page" text:anchor-page-number="347" svg:y="0.4925in" svg:width="7.0866in" draw:z-index="283">
        <draw:text-box fo:min-height="0.1965in">
          <text:p text:style-name="P1">Palm Sunday</text:p>
        </draw:text-box>
      </draw:frame>
      <draw:frame draw:style-name="fr1" draw:name="Frame289" text:anchor-type="page" text:anchor-page-number="348" svg:y="0.4925in" svg:width="7.0866in" draw:z-index="284">
        <draw:text-box fo:min-height="0.1965in">
          <text:p text:style-name="P1">Palm Sunday</text:p>
        </draw:text-box>
      </draw:frame>
      <draw:frame draw:style-name="fr1" draw:name="Frame290" text:anchor-type="page" text:anchor-page-number="349" svg:y="0.4925in" svg:width="7.0866in" draw:z-index="285">
        <draw:text-box fo:min-height="0.1965in">
          <text:p text:style-name="P1">Palm Sunday</text:p>
        </draw:text-box>
      </draw:frame>
      <draw:frame draw:style-name="fr1" draw:name="Frame291" text:anchor-type="page" text:anchor-page-number="350" svg:y="0.4925in" svg:width="7.0866in" draw:z-index="286">
        <draw:text-box fo:min-height="0.1965in">
          <text:p text:style-name="P1">Palm Sunday</text:p>
        </draw:text-box>
      </draw:frame>
      <draw:frame draw:style-name="fr1" draw:name="Frame292" text:anchor-type="page" text:anchor-page-number="351" svg:y="0.4925in" svg:width="7.0866in" draw:z-index="287">
        <draw:text-box fo:min-height="0.1965in">
          <text:p text:style-name="P1">Palm Sunday</text:p>
        </draw:text-box>
      </draw:frame>
      <draw:frame draw:style-name="fr1" draw:name="Frame293" text:anchor-type="page" text:anchor-page-number="352" svg:y="0.4925in" svg:width="7.0866in" draw:z-index="288">
        <draw:text-box fo:min-height="0.1965in">
          <text:p text:style-name="P1">Palm Sunday</text:p>
        </draw:text-box>
      </draw:frame>
      <draw:frame draw:style-name="fr1" draw:name="Frame294" text:anchor-type="page" text:anchor-page-number="353" svg:y="0.4925in" svg:width="7.0866in" draw:z-index="289">
        <draw:text-box fo:min-height="0.1965in">
          <text:p text:style-name="P1">Palm Sunday</text:p>
        </draw:text-box>
      </draw:frame>
      <draw:frame draw:style-name="fr1" draw:name="Frame295" text:anchor-type="page" text:anchor-page-number="354" svg:y="0.4925in" svg:width="7.0866in" draw:z-index="290">
        <draw:text-box fo:min-height="0.1965in">
          <text:p text:style-name="P3">Palm Sunday</text:p>
        </draw:text-box>
      </draw:frame>
      <draw:frame draw:style-name="fr1" draw:name="Frame296" text:anchor-type="page" text:anchor-page-number="355" svg:y="0.4925in" svg:width="7.0866in" draw:z-index="291">
        <draw:text-box fo:min-height="0.1965in">
          <text:p text:style-name="P3">Palm Sunday</text:p>
        </draw:text-box>
      </draw:frame>
      <draw:frame draw:style-name="fr1" draw:name="Frame297" text:anchor-type="page" text:anchor-page-number="356" svg:y="0.4925in" svg:width="7.0866in" draw:z-index="292">
        <draw:text-box fo:min-height="0.1965in">
          <text:p text:style-name="P1">Palm Sunday</text:p>
        </draw:text-box>
      </draw:frame>
      <draw:frame draw:style-name="fr1" draw:name="Frame298" text:anchor-type="page" text:anchor-page-number="357" svg:y="0.4925in" svg:width="7.0866in" draw:z-index="293">
        <draw:text-box fo:min-height="0.1965in">
          <text:p text:style-name="P1">Palm Sunday</text:p>
        </draw:text-box>
      </draw:frame>
      <draw:frame draw:style-name="fr1" draw:name="Frame299" text:anchor-type="page" text:anchor-page-number="358" svg:y="0.4925in" svg:width="7.0866in" draw:z-index="294">
        <draw:text-box fo:min-height="0.1965in">
          <text:p text:style-name="P1"/>
        </draw:text-box>
      </draw:frame>
      <draw:frame draw:style-name="fr1" draw:name="Frame300" text:anchor-type="page" text:anchor-page-number="359" svg:y="0.4925in" svg:width="7.0866in" draw:z-index="295">
        <draw:text-box fo:min-height="0.1965in">
          <text:p text:style-name="P1"/>
        </draw:text-box>
      </draw:frame>
      <draw:frame draw:style-name="fr1" draw:name="Frame301" text:anchor-type="page" text:anchor-page-number="360" svg:y="0.4925in" svg:width="7.0866in" draw:z-index="296">
        <draw:text-box fo:min-height="0.1965in">
          <text:p text:style-name="P1">Appendix II—What are the Readings for Today?</text:p>
        </draw:text-box>
      </draw:frame>
      <draw:frame draw:style-name="fr1" draw:name="Frame302" text:anchor-type="page" text:anchor-page-number="361" svg:y="0.4925in" svg:width="7.0866in" draw:z-index="297">
        <draw:text-box fo:min-height="0.1965in">
          <text:p text:style-name="P1"/>
        </draw:text-box>
      </draw:frame>
      <draw:frame draw:style-name="fr1" draw:name="Frame303" text:anchor-type="page" text:anchor-page-number="362" svg:y="0.4925in" svg:width="7.0866in" draw:z-index="298">
        <draw:text-box fo:min-height="0.1965in">
          <text:p text:style-name="P1">Appendix III-Coptic/Gregorian Date Chart</text:p>
        </draw:text-box>
      </draw:frame>
      <draw:frame draw:style-name="fr1" draw:name="Frame304" text:anchor-type="page" text:anchor-page-number="363" svg:y="0.4925in" svg:width="7.0866in" draw:z-index="299">
        <draw:text-box fo:min-height="0.1965in">
          <text:p text:style-name="P1">Appendix III-Coptic/Gregorian Date Chart</text:p>
        </draw:text-box>
      </draw:frame>
      <draw:frame draw:style-name="fr1" draw:name="Frame305" text:anchor-type="page" text:anchor-page-number="364" svg:y="0.4925in" svg:width="7.0866in" draw:z-index="300">
        <draw:text-box fo:min-height="0.1965in">
          <text:p text:style-name="P1">Appendix III-Coptic/Gregorian Date Chart</text:p>
        </draw:text-box>
      </draw:frame>
      <draw:frame draw:style-name="fr1" draw:name="Frame306" text:anchor-type="page" text:anchor-page-number="365" svg:y="0.4925in" svg:width="7.0866in" draw:z-index="301">
        <draw:text-box fo:min-height="0.1965in">
          <text:p text:style-name="P1">Appendix III-Coptic/Gregorian Date Chart</text:p>
        </draw:text-box>
      </draw:frame>
      <draw:frame draw:style-name="fr1" draw:name="Frame307" text:anchor-type="page" text:anchor-page-number="366" svg:y="0.4925in" svg:width="7.0866in" draw:z-index="302">
        <draw:text-box fo:min-height="0.1965in">
          <text:p text:style-name="P1">Appendix III-Coptic/Gregorian Date Chart</text:p>
        </draw:text-box>
      </draw:frame>
      <draw:frame draw:style-name="fr1" draw:name="Frame308" text:anchor-type="page" text:anchor-page-number="171" svg:y="0.4925in" svg:width="7.0866in" draw:z-index="303">
        <draw:text-box fo:min-height="0.1965in">
          <text:p text:style-name="P1">Wednesday of the Fourth Week of Lent</text:p>
        </draw:text-box>
      </draw:frame>
      <draw:frame draw:style-name="fr1" draw:name="Frame309" text:anchor-type="page" text:anchor-page-number="173" svg:y="0.4925in" svg:width="7.0866in" draw:z-index="304">
        <draw:text-box fo:min-height="0.1965in">
          <text:p text:style-name="P1">Wednesday of the Fourth Week of Lent</text:p>
        </draw:text-box>
      </draw:frame>
      <draw:frame draw:style-name="fr1" draw:name="Frame310" text:anchor-type="page" text:anchor-page-number="174" svg:y="0.4925in" svg:width="7.0866in" draw:z-index="305">
        <draw:text-box fo:min-height="0.1965in">
          <text:p text:style-name="P1">Wednesday of the Fourth Week of Lent</text:p>
        </draw:text-box>
      </draw:frame>
      <draw:frame draw:style-name="fr1" draw:name="Frame171" text:anchor-type="page" text:anchor-page-number="175" svg:y="0.4925in" svg:width="7.0866in" draw:z-index="306">
        <draw:text-box fo:min-height="0.1965in">
          <text:p text:style-name="P1">Wednesday of the Fourth Week of Lent</text:p>
        </draw:text-box>
      </draw:frame>
      <draw:frame draw:style-name="fr1" draw:name="Frame311" text:anchor-type="page" text:anchor-page-number="177" svg:y="0.4925in" svg:width="7.0866in" draw:z-index="307">
        <draw:text-box fo:min-height="0.1965in">
          <text:p text:style-name="P1">Thursday of the Fourth Week of Lent</text:p>
        </draw:text-box>
      </draw:frame>
      <draw:frame draw:style-name="fr1" draw:name="Frame312" text:anchor-type="page" text:anchor-page-number="179" svg:y="0.4925in" svg:width="7.0866in" draw:z-index="308">
        <draw:text-box fo:min-height="0.1965in">
          <text:p text:style-name="P1">Thursday of the Fourth Week of Lent</text:p>
        </draw:text-box>
      </draw:frame>
      <draw:frame draw:style-name="fr1" draw:name="Frame313" text:anchor-type="page" text:anchor-page-number="181" svg:y="0.4925in" svg:width="7.0866in" draw:z-index="309">
        <draw:text-box fo:min-height="0.1965in">
          <text:p text:style-name="P1">Thursday of the Fourth Week of Lent</text:p>
        </draw:text-box>
      </draw:frame>
      <draw:frame draw:style-name="fr1" draw:name="Frame314" text:anchor-type="page" text:anchor-page-number="183" svg:y="0.4925in" svg:width="7.0866in" draw:z-index="310">
        <draw:text-box fo:min-height="0.1965in">
          <text:p text:style-name="P1">Thursday of the Fourth Week of Lent</text:p>
        </draw:text-box>
      </draw:frame>
      <draw:frame draw:style-name="fr1" draw:name="Frame315" text:anchor-type="page" text:anchor-page-number="185" svg:y="0.4925in" svg:width="7.0866in" draw:z-index="311">
        <draw:text-box fo:min-height="0.1965in">
          <text:p text:style-name="P1">Friday of the Fourth Week of Lent</text:p>
        </draw:text-box>
      </draw:frame>
      <draw:frame draw:style-name="fr1" draw:name="Frame316" text:anchor-type="page" text:anchor-page-number="187" svg:y="0.4925in" svg:width="7.0866in" draw:z-index="312">
        <draw:text-box fo:min-height="0.1965in">
          <text:p text:style-name="P1">Friday of the Fourth Week of Lent</text:p>
        </draw:text-box>
      </draw:frame>
      <draw:frame draw:style-name="fr1" draw:name="Frame317" text:anchor-type="page" text:anchor-page-number="189" svg:y="0.4925in" svg:width="7.0866in" draw:z-index="313">
        <draw:text-box fo:min-height="0.1965in">
          <text:p text:style-name="P1">Friday of the Fourth Week of Lent</text:p>
        </draw:text-box>
      </draw:frame>
      <draw:frame draw:style-name="fr1" draw:name="Frame318" text:anchor-type="page" text:anchor-page-number="191" svg:y="0.4925in" svg:width="7.0866in" draw:z-index="314">
        <draw:text-box fo:min-height="0.1965in">
          <text:p text:style-name="P1">Friday of the Fourth Week of Lent</text:p>
        </draw:text-box>
      </draw:frame>
      <draw:frame draw:style-name="fr1" draw:name="Frame319" text:anchor-type="page" text:anchor-page-number="193" svg:y="0.4925in" svg:width="7.0866in" draw:z-index="315">
        <draw:text-box fo:min-height="0.1965in">
          <text:p text:style-name="P1">Friday of the Fourth Week of Lent</text:p>
        </draw:text-box>
      </draw:frame>
      <draw:frame draw:style-name="fr1" draw:name="Frame320" text:anchor-type="page" text:anchor-page-number="195" svg:y="0.4925in" svg:width="7.0866in" draw:z-index="316">
        <draw:text-box fo:min-height="0.1965in">
          <text:p text:style-name="P1">Saturday of the Fourth Week of Lent</text:p>
        </draw:text-box>
      </draw:frame>
      <draw:frame draw:style-name="fr1" draw:name="Frame321" text:anchor-type="page" text:anchor-page-number="197" svg:y="0.4925in" svg:width="7.0866in" draw:z-index="317">
        <draw:text-box fo:min-height="0.1965in">
          <text:p text:style-name="P1">Saturday of the Fourth Week of Lent</text:p>
        </draw:text-box>
      </draw:frame>
      <draw:frame draw:style-name="fr1" draw:name="Frame322" text:anchor-type="page" text:anchor-page-number="199" svg:y="0.4925in" svg:width="7.0866in" draw:z-index="318">
        <draw:text-box fo:min-height="0.1965in">
          <text:p text:style-name="P1">The Fourth Sunday of Lent</text:p>
        </draw:text-box>
      </draw:frame>
      <draw:frame draw:style-name="fr1" draw:name="Frame323" text:anchor-type="page" text:anchor-page-number="201" svg:y="0.4925in" svg:width="7.0866in" draw:z-index="319">
        <draw:text-box fo:min-height="0.1965in">
          <text:p text:style-name="P1">The Fourth Sunday of Lent</text:p>
        </draw:text-box>
      </draw:frame>
      <draw:frame draw:style-name="fr1" draw:name="Frame324" text:anchor-type="page" text:anchor-page-number="203" svg:y="0.4925in" svg:width="7.0866in" draw:z-index="320">
        <draw:text-box fo:min-height="0.1965in">
          <text:p text:style-name="P1">The Fourth Sunday of Lent</text:p>
        </draw:text-box>
      </draw:frame>
      <draw:frame draw:style-name="fr1" draw:name="Frame325" text:anchor-type="page" text:anchor-page-number="205" svg:y="0.4925in" svg:width="7.0866in" draw:z-index="321">
        <draw:text-box fo:min-height="0.1965in">
          <text:p text:style-name="P1">Monday of the Fifth Week of Lent</text:p>
        </draw:text-box>
      </draw:frame>
      <draw:frame draw:style-name="fr1" draw:name="Frame326" text:anchor-type="page" text:anchor-page-number="207" svg:y="0.4925in" svg:width="7.0866in" draw:z-index="322">
        <draw:text-box fo:min-height="0.1965in">
          <text:p text:style-name="P1">Monday of the Fifth Week of Lent</text:p>
        </draw:text-box>
      </draw:frame>
      <draw:frame draw:style-name="fr1" draw:name="Frame327" text:anchor-type="page" text:anchor-page-number="209" svg:y="0.4925in" svg:width="7.0866in" draw:z-index="323">
        <draw:text-box fo:min-height="0.1965in">
          <text:p text:style-name="P1">Monday of the Fifth Week of Lent</text:p>
        </draw:text-box>
      </draw:frame>
      <draw:frame draw:style-name="fr1" draw:name="Frame328" text:anchor-type="page" text:anchor-page-number="211" svg:y="0.4925in" svg:width="7.0866in" draw:z-index="324">
        <draw:text-box fo:min-height="0.1965in">
          <text:p text:style-name="P1">Tuesday of the Fifth Week of Lent</text:p>
        </draw:text-box>
      </draw:frame>
      <draw:frame draw:style-name="fr1" draw:name="Frame329" text:anchor-type="page" text:anchor-page-number="213" svg:y="0.4925in" svg:width="7.0866in" draw:z-index="325">
        <draw:text-box fo:min-height="0.1965in">
          <text:p text:style-name="P1">Tuesday of the Fifth Week of Lent</text:p>
        </draw:text-box>
      </draw:frame>
      <draw:frame draw:style-name="fr1" draw:name="Frame330" text:anchor-type="page" text:anchor-page-number="215" svg:y="0.4925in" svg:width="7.0866in" draw:z-index="326">
        <draw:text-box fo:min-height="0.1965in">
          <text:p text:style-name="P1">Tuesday of the Fifth Week of Lent</text:p>
        </draw:text-box>
      </draw:frame>
      <draw:frame draw:style-name="fr1" draw:name="Frame331" text:anchor-type="page" text:anchor-page-number="217" svg:y="0.4925in" svg:width="7.0866in" draw:z-index="327">
        <draw:text-box fo:min-height="0.1965in">
          <text:p text:style-name="P1">Tuesday of the Fifth Week of Lent</text:p>
        </draw:text-box>
      </draw:frame>
      <draw:frame draw:style-name="fr1" draw:name="Frame332" text:anchor-type="page" text:anchor-page-number="219" svg:y="0.4925in" svg:width="7.0866in" draw:z-index="328">
        <draw:text-box fo:min-height="0.1965in">
          <text:p text:style-name="P1">Wednesday of the Fifth Week of Lent</text:p>
        </draw:text-box>
      </draw:frame>
      <draw:frame draw:style-name="fr1" draw:name="Frame333" text:anchor-type="page" text:anchor-page-number="221" svg:y="0.4925in" svg:width="7.0866in" draw:z-index="329">
        <draw:text-box fo:min-height="0.1965in">
          <text:p text:style-name="P1">Wednesday of the Fifth Week of Lent</text:p>
        </draw:text-box>
      </draw:frame>
      <draw:frame draw:style-name="fr1" draw:name="Frame334" text:anchor-type="page" text:anchor-page-number="223" svg:y="0.4925in" svg:width="7.0866in" draw:z-index="330">
        <draw:text-box fo:min-height="0.1965in">
          <text:p text:style-name="P1">Wednesday of the Fifth Week of Lent</text:p>
        </draw:text-box>
      </draw:frame>
      <draw:frame draw:style-name="fr1" draw:name="Frame335" text:anchor-type="page" text:anchor-page-number="225" svg:y="0.4925in" svg:width="7.0866in" draw:z-index="331">
        <draw:text-box fo:min-height="0.1965in">
          <text:p text:style-name="P1">Wednesday of the Fifth Week of Lent</text:p>
        </draw:text-box>
      </draw:frame>
      <draw:frame draw:style-name="fr1" draw:name="Frame336" text:anchor-type="page" text:anchor-page-number="227" svg:y="0.4925in" svg:width="7.0866in" draw:z-index="332">
        <draw:text-box fo:min-height="0.1965in">
          <text:p text:style-name="P1">Thursday of the Fifth Week of Lent</text:p>
        </draw:text-box>
      </draw:frame>
      <draw:frame draw:style-name="fr1" draw:name="Frame337" text:anchor-type="page" text:anchor-page-number="229" svg:y="0.4925in" svg:width="7.0866in" draw:z-index="333">
        <draw:text-box fo:min-height="0.1965in">
          <text:p text:style-name="P1">Thursday of the Fifth Week of Lent</text:p>
        </draw:text-box>
      </draw:frame>
      <draw:frame draw:style-name="fr1" draw:name="Frame338" text:anchor-type="page" text:anchor-page-number="231" svg:y="0.4925in" svg:width="7.0866in" draw:z-index="334">
        <draw:text-box fo:min-height="0.1965in">
          <text:p text:style-name="P1">Thursday of the Fifth Week of Lent</text:p>
        </draw:text-box>
      </draw:frame>
      <draw:frame draw:style-name="fr1" draw:name="Frame339" text:anchor-type="page" text:anchor-page-number="233" svg:y="0.4925in" svg:width="7.0866in" draw:z-index="335">
        <draw:text-box fo:min-height="0.1965in">
          <text:p text:style-name="P1">Friday of the Fifth Week of Lent</text:p>
        </draw:text-box>
      </draw:frame>
      <draw:frame draw:style-name="fr1" draw:name="Frame340" text:anchor-type="page" text:anchor-page-number="235" svg:y="0.4925in" svg:width="7.0866in" draw:z-index="336">
        <draw:text-box fo:min-height="0.1965in">
          <text:p text:style-name="P1">Friday of the Fifth Week of Lent</text:p>
        </draw:text-box>
      </draw:frame>
      <draw:frame draw:style-name="fr1" draw:name="Frame341" text:anchor-type="page" text:anchor-page-number="237" svg:y="0.4925in" svg:width="7.0866in" draw:z-index="337">
        <draw:text-box fo:min-height="0.1965in">
          <text:p text:style-name="P1">Friday of the Fifth Week of Lent</text:p>
        </draw:text-box>
      </draw:frame>
      <draw:frame draw:style-name="fr1" draw:name="Frame342" text:anchor-type="page" text:anchor-page-number="239" svg:y="0.4925in" svg:width="7.0866in" draw:z-index="338">
        <draw:text-box fo:min-height="0.1965in">
          <text:p text:style-name="P1">Friday of the Fifth Week of Lent</text:p>
        </draw:text-box>
      </draw:frame>
      <draw:frame draw:style-name="fr1" draw:name="Frame343" text:anchor-type="page" text:anchor-page-number="241" svg:y="0.4925in" svg:width="7.0866in" draw:z-index="339">
        <draw:text-box fo:min-height="0.1965in">
          <text:p text:style-name="P1">Friday of the Fifth Week of Lent</text:p>
        </draw:text-box>
      </draw:frame>
      <draw:frame draw:style-name="fr1" draw:name="Frame344" text:anchor-type="page" text:anchor-page-number="243" svg:y="0.4925in" svg:width="7.0866in" draw:z-index="340">
        <draw:text-box fo:min-height="0.1965in">
          <text:p text:style-name="P1">Saturday of the Fifth Week of Lent</text:p>
        </draw:text-box>
      </draw:frame>
      <draw:frame draw:style-name="fr1" draw:name="Frame345" text:anchor-type="page" text:anchor-page-number="244" svg:y="0.4925in" svg:width="7.0866in" draw:z-index="341">
        <draw:text-box fo:min-height="0.1965in">
          <text:p text:style-name="P1">Saturday of the Fifth Week of Lent</text:p>
        </draw:text-box>
      </draw:frame>
      <draw:frame draw:style-name="fr1" draw:name="Frame206" text:anchor-type="page" text:anchor-page-number="245" svg:y="0.4925in" svg:width="7.0866in" draw:z-index="342">
        <draw:text-box fo:min-height="0.1965in">
          <text:p text:style-name="P1">Saturday of the Fifth Week of Lent</text:p>
        </draw:text-box>
      </draw:frame>
      <draw:frame draw:style-name="fr1" draw:name="Frame346" text:anchor-type="page" text:anchor-page-number="247" svg:y="0.4925in" svg:width="7.0866in" draw:z-index="343">
        <draw:text-box fo:min-height="0.1965in">
          <text:p text:style-name="P1"/>
        </draw:text-box>
      </draw:frame>
      <draw:frame draw:style-name="fr1" draw:name="Frame347" text:anchor-type="page" text:anchor-page-number="249" svg:y="0.4925in" svg:width="7.0866in" draw:z-index="344">
        <draw:text-box fo:min-height="0.1965in">
          <text:p text:style-name="P1">The Fifth Sunday of Lent</text:p>
        </draw:text-box>
      </draw:frame>
      <draw:frame draw:style-name="fr1" draw:name="Frame348" text:anchor-type="page" text:anchor-page-number="251" svg:y="0.4925in" svg:width="7.0866in" draw:z-index="345">
        <draw:text-box fo:min-height="0.1965in">
          <text:p text:style-name="P1">The Fifth Sunday of Lent</text:p>
        </draw:text-box>
      </draw:frame>
      <draw:frame draw:style-name="fr1" draw:name="Frame349" text:anchor-type="page" text:anchor-page-number="253" svg:y="0.4925in" svg:width="7.0866in" draw:z-index="346">
        <draw:text-box fo:min-height="0.1965in">
          <text:p text:style-name="P1"/>
        </draw:text-box>
      </draw:frame>
      <draw:frame draw:style-name="fr1" draw:name="Frame350" text:anchor-type="page" text:anchor-page-number="255" svg:y="0.4925in" svg:width="7.0866in" draw:z-index="347">
        <draw:text-box fo:min-height="0.1965in">
          <text:p text:style-name="P1">Monday of the Sixth Week of Lent</text:p>
        </draw:text-box>
      </draw:frame>
      <draw:frame draw:style-name="fr1" draw:name="Frame351" text:anchor-type="page" text:anchor-page-number="257" svg:y="0.4925in" svg:width="7.0866in" draw:z-index="348">
        <draw:text-box fo:min-height="0.1965in">
          <text:p text:style-name="P1">Monday of the Sixth Week of Lent</text:p>
        </draw:text-box>
      </draw:frame>
      <draw:frame draw:style-name="fr1" draw:name="Frame352" text:anchor-type="page" text:anchor-page-number="259" svg:y="0.4925in" svg:width="7.0866in" draw:z-index="349">
        <draw:text-box fo:min-height="0.1965in">
          <text:p text:style-name="P1"/>
        </draw:text-box>
      </draw:frame>
      <draw:frame draw:style-name="fr1" draw:name="Frame353" text:anchor-type="page" text:anchor-page-number="261" svg:y="0.4925in" svg:width="7.0866in" draw:z-index="350">
        <draw:text-box fo:min-height="0.1965in">
          <text:p text:style-name="P1">Tuesday of the Sixth Week of Lent</text:p>
        </draw:text-box>
      </draw:frame>
      <draw:frame draw:style-name="fr1" draw:name="Frame354" text:anchor-type="page" text:anchor-page-number="263" svg:y="0.4925in" svg:width="7.0866in" draw:z-index="351">
        <draw:text-box fo:min-height="0.1965in">
          <text:p text:style-name="P1">Tuesday of the Sixth Week of Lent</text:p>
        </draw:text-box>
      </draw:frame>
      <draw:frame draw:style-name="fr1" draw:name="Frame355" text:anchor-type="page" text:anchor-page-number="265" svg:y="0.4925in" svg:width="7.0866in" draw:z-index="352">
        <draw:text-box fo:min-height="0.1965in">
          <text:p text:style-name="P1">Wednesday of the Sixth Week of Lent</text:p>
        </draw:text-box>
      </draw:frame>
      <draw:frame draw:style-name="fr1" draw:name="Frame356" text:anchor-type="page" text:anchor-page-number="267" svg:y="0.4925in" svg:width="7.0866in" draw:z-index="353">
        <draw:text-box fo:min-height="0.1965in">
          <text:p text:style-name="P1">Wednesday of the Sixth Week of Lent</text:p>
        </draw:text-box>
      </draw:frame>
      <draw:frame draw:style-name="fr1" draw:name="Frame357" text:anchor-type="page" text:anchor-page-number="269" svg:y="0.4925in" svg:width="7.0866in" draw:z-index="354">
        <draw:text-box fo:min-height="0.1965in">
          <text:p text:style-name="P1">Wednesday of the Sixth Week of Lent</text:p>
        </draw:text-box>
      </draw:frame>
      <draw:frame draw:style-name="fr1" draw:name="Frame358" text:anchor-type="page" text:anchor-page-number="271" svg:y="0.4925in" svg:width="7.0866in" draw:z-index="355">
        <draw:text-box fo:min-height="0.1965in">
          <text:p text:style-name="P1">Wednesday of the Sixth Week of Lent</text:p>
        </draw:text-box>
      </draw:frame>
      <draw:frame draw:style-name="fr1" draw:name="Frame359" text:anchor-type="page" text:anchor-page-number="273" svg:y="0.4925in" svg:width="7.0866in" draw:z-index="356">
        <draw:text-box fo:min-height="0.1965in">
          <text:p text:style-name="P1"/>
        </draw:text-box>
      </draw:frame>
      <draw:frame draw:style-name="fr1" draw:name="Frame360" text:anchor-type="page" text:anchor-page-number="275" svg:y="0.4925in" svg:width="7.0866in" draw:z-index="357">
        <draw:text-box fo:min-height="0.1965in">
          <text:p text:style-name="P1">Thursday of the Sixth Week of Lent</text:p>
        </draw:text-box>
      </draw:frame>
      <draw:frame draw:style-name="fr1" draw:name="Frame361" text:anchor-type="page" text:anchor-page-number="277" svg:y="0.4925in" svg:width="7.0866in" draw:z-index="358">
        <draw:text-box fo:min-height="0.1965in">
          <text:p text:style-name="P1">Thursday of the Sixth Week of Lent</text:p>
        </draw:text-box>
      </draw:frame>
      <draw:frame draw:style-name="fr1" draw:name="Frame362" text:anchor-type="page" text:anchor-page-number="279" svg:y="0.4925in" svg:width="7.0866in" draw:z-index="359">
        <draw:text-box fo:min-height="0.1965in">
          <text:p text:style-name="P1">Thursday of the Sixth Week of Lent</text:p>
        </draw:text-box>
      </draw:frame>
      <draw:frame draw:style-name="fr1" draw:name="Frame363" text:anchor-type="page" text:anchor-page-number="281" svg:y="0.4925in" svg:width="7.0866in" draw:z-index="360">
        <draw:text-box fo:min-height="0.1965in">
          <text:p text:style-name="P1">Friday of the Sixth Week of Lent</text:p>
        </draw:text-box>
      </draw:frame>
      <draw:frame draw:style-name="fr1" draw:name="Frame364" text:anchor-type="page" text:anchor-page-number="283" svg:y="0.4925in" svg:width="7.0866in" draw:z-index="361">
        <draw:text-box fo:min-height="0.1965in">
          <text:p text:style-name="P1">Friday of the Sixth Week of Lent</text:p>
        </draw:text-box>
      </draw:frame>
      <draw:frame draw:style-name="fr1" draw:name="Frame365" text:anchor-type="page" text:anchor-page-number="285" svg:y="0.4925in" svg:width="7.0866in" draw:z-index="362">
        <draw:text-box fo:min-height="0.1965in">
          <text:p text:style-name="P1">Friday of the Sixth Week of Lent</text:p>
        </draw:text-box>
      </draw:frame>
      <draw:frame draw:style-name="fr1" draw:name="Frame226" text:anchor-type="page" text:anchor-page-number="284" svg:y="0.4925in" svg:width="7.0866in" draw:z-index="363">
        <draw:text-box fo:min-height="0.1965in">
          <text:p text:style-name="P1">Friday of the Sixth Week of Lent</text:p>
        </draw:text-box>
      </draw:frame>
      <draw:frame draw:style-name="fr1" draw:name="Frame366" text:anchor-type="page" text:anchor-page-number="367" svg:y="0.4925in" svg:width="7.0866in" draw:z-index="364">
        <draw:text-box fo:min-height="0.1965in">
          <text:p text:style-name="P1">Appendix III-Coptic/Gregorian Date Chart</text:p>
        </draw:text-box>
      </draw:frame>
      <draw:frame draw:style-name="fr1" draw:name="Frame367" text:anchor-type="page" text:anchor-page-number="368" svg:y="0.4925in" svg:width="7.0866in" draw:z-index="365">
        <draw:text-box fo:min-height="0.1965in">
          <text:p text:style-name="P1">Appendix III-Coptic/Gregorianc Date Chart</text:p>
        </draw:text-box>
      </draw:frame>
      <draw:frame draw:style-name="fr1" draw:name="Frame368" text:anchor-type="page" text:anchor-page-number="369" svg:y="0.4925in" svg:width="7.0866in" draw:z-index="366">
        <draw:text-box fo:min-height="0.1965in">
          <text:p text:style-name="P1">Appendix III-Coptic/Gregorian Date Chart</text:p>
        </draw:text-box>
      </draw:frame>
      <draw:frame draw:style-name="fr1" draw:name="Frame369" text:anchor-type="page" text:anchor-page-number="370" svg:y="0.4925in" svg:width="7.0866in" draw:z-index="367">
        <draw:text-box fo:min-height="0.1965in">
          <text:p text:style-name="P1">Appendix III-Coptic/Gregorian Date Chart</text:p>
        </draw:text-box>
      </draw:frame>
      <draw:frame draw:style-name="fr1" draw:name="Frame370" text:anchor-type="page" text:anchor-page-number="371" svg:y="0.4925in" svg:width="7.0866in" draw:z-index="368">
        <draw:text-box fo:min-height="0.1965in">
          <text:p text:style-name="P1">Appendix III-Coptic/Gregorian Date Chart</text:p>
        </draw:text-box>
      </draw:frame>
      <draw:frame draw:style-name="fr1" draw:name="Frame371" text:anchor-type="page" text:anchor-page-number="8" svg:y="0.4925in" svg:width="7.0866in" draw:z-index="369">
        <draw:text-box fo:min-height="0.1965in">
          <text:p text:style-name="P1">Monday of the Fast of Nineveh</text:p>
        </draw:text-box>
      </draw:frame>
      <text:p text:style-name="P111">COPTIC ORTHODOX PATRIARCHATE</text:p>
      <text:p text:style-name="P65"/>
      <text:p text:style-name="P65"/>
      <text:p text:style-name="P65"/>
      <text:p text:style-name="P65"/>
      <text:p text:style-name="P65"/>
      <text:p text:style-name="P65"/>
      <text:p text:style-name="P65"/>
      <text:p text:style-name="P66">COPTIC ORTHODOX</text:p>
      <text:p text:style-name="P65"/>
      <text:p text:style-name="P67">LECTIONARY</text:p>
      <text:p text:style-name="P65"/>
      <text:p text:style-name="P65"/>
      <text:p text:style-name="P65"/>
      <text:p text:style-name="P65"/>
      <text:p text:style-name="P65"/>
      <text:p text:style-name="P65"/>
      <text:p text:style-name="P65"/>
      <text:p text:style-name="P66">VOLUME 3: GREAT LENT</text:p>
      <text:p text:style-name="P72">(INCLUDING THE FAST AND FEAST OF NINEVEH)</text:p>
      <text:p text:style-name="P68"/>
      <text:p text:style-name="P68"/>
      <text:p text:style-name="P68"/>
      <text:p text:style-name="P68"/>
      <text:p text:style-name="P68">Traditional English Version</text:p>
      <text:p text:style-name="P68">First Edition, 2009</text:p>
      <text:p text:style-name="P68"/>
      <text:p text:style-name="P68"/>
      <text:p text:style-name="P68"/>
      <text:p text:style-name="P68"/>
      <text:p text:style-name="P68"/>
      <text:p text:style-name="P63">SAINT MARY'S COPTIC ORTHODOX CHURCH</text:p>
      <text:p text:style-name="P64">KITCHENER, ONTARIO, CANADA</text:p>
      <text:p text:style-name="P71">www.stmaryscopticorthodox.ca</text:p>
      <text:p text:style-name="P16"/>
      <text:p text:style-name="P17">Forward</text:p>
      <text:p text:style-name="P69"/>
      <text:p text:style-name="P70"><text:tab/>The New Testament readings in this lectionary are taken from the King James Version of the Bible. The Prophecies are taken from Brenton's translation of the Septuagint into English. The Psalms have been translated from the Coptic by Hegoumen Father Athanasius Iskander. As Fr. Athanasius says in the Forward to his translation of the Agpeya (Book of the Hours), “Following Burmester's example, we retained the Coptic word <text:span text:style-name="T8">Amenti</text:span>, rather than using the Latin word <text:span text:style-name="T8">Hades</text:span>, since the Biblical word <text:span text:style-name="T8">Hell</text:span> has become objectionable.”</text:p>
      <text:p text:style-name="P70"/>
      <text:p text:style-name="P70"><text:tab/>This lectionary consists of five volumes: Sundays, Weekdays, Great Lent, Holy Pascha Week, and Pentecost.</text:p>
      <text:p text:style-name="P70"/>
      <text:p text:style-name="P70"><text:tab/>Every effort has been made to avoid errors. However, if errors are found they can be reported to <text:a xlink:type="simple" xlink:href="mailto:lectionary@stmaryscopticorthodox.ca">lectionary@stmaryscopticorthodox.ca</text:a>, after checking <text:a xlink:type="simple" xlink:href="http://www.stmaryscopticorthodox.ca/lectionary/errata.html">www.stmaryscopticorthodox.ca/lectionary/errata.html</text:a> to see if it has already been reported.</text:p>
      <text:p text:style-name="P70"/>
      <text:p text:style-name="P70"><text:tab/>Fr. Athanasius spent many hours translating the Psalms, and checking references against Coptic and Arabic Lectionaries to make this version accurate. These volumes would not be possible without his hard work and tireless dedication to making the texts and spirituality of the Coptic Orthodox Church available to English-speakers.</text:p>
      <text:p text:style-name="P16"/>
      <text:p text:style-name="P19">Table of Contents</text:p>
      <text:p text:style-name="P89"/>
      <text:p text:style-name="P90">The Fast of Nineveh<text:tab/>1</text:p>
      <text:p text:style-name="P90"/>
      <text:p text:style-name="P90">The Feast of Nineveh<text:tab/>14</text:p>
      <text:p text:style-name="P90"/>
      <text:p text:style-name="P90">The Saturday of Pre-Lent Leave-Taking<text:tab/>18</text:p>
      <text:p text:style-name="P90"/>
      <text:p text:style-name="P90">The Sunday of Pre-Lent Leave-Taking<text:tab/>23</text:p>
      <text:p text:style-name="P90"/>
      <text:p text:style-name="P90">The First Sunday of Lent<text:tab/>62</text:p>
      <text:p text:style-name="P90"/>
      <text:p text:style-name="P90">The Second Sunday of Lent<text:tab/>101</text:p>
      <text:p text:style-name="P90"/>
      <text:p text:style-name="P90">The Third Sunday of Lent<text:tab/>143</text:p>
      <text:p text:style-name="P90"/>
      <text:p text:style-name="P90">The Fourth Sunday of Lent<text:tab/>192</text:p>
      <text:p text:style-name="P90"/>
      <text:p text:style-name="P90">The Fifth Sunday of Lent<text:tab/>241</text:p>
      <text:p text:style-name="P90"/>
      <text:p text:style-name="P90">The Sixth Sunday of Lent<text:tab/>285</text:p>
      <text:p text:style-name="P90"/>
      <text:p text:style-name="P90">The Last Friday of Lent<text:tab/>317</text:p>
      <text:p text:style-name="P90"/>
      <text:p text:style-name="P90">Lazarus Saturday<text:tab/>326</text:p>
      <text:p text:style-name="P91"/>
      <text:p text:style-name="P91">Palm Sunday<text:tab/>335</text:p>
      <text:p text:style-name="P91"/>
      <text:p text:style-name="P91">Appendix I: Readings for Other Services<text:tab/>352</text:p>
      <text:p text:style-name="P91"/>
      <text:p text:style-name="P91">Appendix II: What are the Readings for Today?<text:tab/>353</text:p>
      <text:p text:style-name="P91"/>
      <text:p text:style-name="P91">Appendix III: Coptic/Gregorian Date Chart<text:tab/>355</text:p>
      <text:p text:style-name="P91"/>
      <text:p text:style-name="P91">Appendix IV: Variable Feast Dates<text:tab/>366</text:p>
      <text:p text:style-name="P18"/>
      <text:p text:style-name="P112">Monday of the Fast of Nineveh </text:p>
      <text:p text:style-name="P21"/>
      <text:p text:style-name="P23">The Vespers Gospel</text:p>
      <text:p text:style-name="P34">Psalm 94:1,2</text:p>
      <text:p text:style-name="P35"><text:tab/><text:span text:style-name="T8">A Psalm of David.</text:span></text:p>
      <text:p text:style-name="P93"><text:tab/><text:span text:style-name="T6">Come let us rejoice in the Lord; let us shout with joy unto God our Savior; let us come before His countenance with confession and with psalms let us shout with joy unto Him. </text:span><text:span text:style-name="T8">Alleluia.</text:span></text:p>
      <text:p text:style-name="P39"/>
      <text:p text:style-name="P40">Luke 13:1-5</text:p>
      <text:p text:style-name="P41"><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8">
        <text:p text:style-name="P75"><text:span text:style-name="T17"><text:tab/>There were present at that season some that told him of the Galilaeans, whose blood Pilate had mingled with their sacrifices. And Jesus answering said unto them, Suppose ye that these Galilaeans were sinners above all the Galilaeans, because they suffered such things? I tell you, Nay: but, except ye repent, ye shall all likewise perish. Or those eighteen, upon whom the tower in Siloam fell, and slew them, think ye that they were sinners above all men that dwelt in Jerusalem? I tell you, Nay: but, except ye repent, ye shall all likewise perish. </text:span><text:span text:style-name="T10">Glory be to God forever.</text:span></text:p>
      </text:section>
      <text:p text:style-name="P24"/>
      <text:p text:style-name="P23">The Matins Prophecies</text:p>
      <text:p text:style-name="P40">Jonas 1:1-17</text:p>
      <text:p text:style-name="P41"><text:tab/><text:span text:style-name="T8">From the Book of Jonas the Prophet<text:tab/>.His blessing be upon us. Amen.</text:span></text:p>
      <text:section text:style-name="Sect1" text:name="Section9">
        <text:p text:style-name="P76"><text:span text:style-name="T19"><text:tab/></text:span><text:span text:style-name="T33">Now the word of the Lord came to Jonas the son of Amathi, saying,</text:span><text:span text:style-name="T35"> Rise, and go to Nineve, the great city, and preach in it; for the cry of its wickedness is come up to me. But Jonas rose up to flee to Tharsis from the presence of the Lord. And he went down to Joppa, and found a ship going to Tharsis: and he paid his fare, and went up into it, to sail with them to Tharsis from the presence of the Lord.</text:span></text:p>
        <text:p text:style-name="P101"><text:span text:style-name="T31"><text:tab/>And the Lord raised up a wind on the sea; and there was a great storm on the sea, and the ship was in danger of being broken. And the sailors were alarmed, and cried every one to his god, and cast out the wares that were in the ship into the sea, that it might be lightened of them. But Jonas was gone down into the</text:span><text:span text:style-name="T30"> hold of the ship, and was asleep, and snored. And the shipmaster came to him, and said to him, Why snorest thou? arise, and call upon thy God, that God may save us, and we perish not. And each man </text:span><text:span text:style-name="T30">said to his neighbour, Come, let us cast lots, and find out for whose </text:span><text:span text:style-name="T30">sake </text:span><text:soft-page-break/><text:span text:style-name="T30">this mischief is upon us. So they cast lots, and the lot fell upon Jonas. And they said to him, Tell us what is thine occupation, and whence comest thou, and of what country and what people art thou? And he said to them, I am a servant of the Lord; and I worship the Lord God of heaven, who made the sea, and the dry </text:span><text:span text:style-name="T32">land</text:span><text:span text:style-name="T30">. Then the men feared exceedingly, and said to him, What is this </text:span><text:span text:style-name="T32">that</text:span><text:span text:style-name="T30"> thou hast done? for the men knew that he was fleeing from the face of the Lord, because he had told them.</text:span></text:p>
        <text:p text:style-name="P76"><text:span text:style-name="T33"><text:tab/>And they said to him, What shall we do to thee, that the sea may be calm to us? for the sea rose, and lifted its wave exceedingly. And Jonas said to them, Take me up, and cast me into the sea, and the sea shall be calm to you: for I know that for my sake this great tempest is upon you. And the men tried hard to return to the land, and were not able: for the sea rose and grew more and more tempestuous against them. And they cried to the Lord, and said, Forbid it, Lord: let us not perish for the sake of this man’s life, and bring not righteous blood upon us: for thou, Lord, hast done as thou wouldest. So they took Jonas, and cast him out into the sea: and the sea ceased from its raging. And the men feared the Lord very greatly, and offered a sacrifice to the Lord, and vowed vows. </text:span><text:span text:style-name="T34">Now the Lord had commanded a great whale to swallow up Jonas: and Jonas was in the belly of the whale three days and three nights.</text:span><text:span text:style-name="T33"> </text:span><text:span text:style-name="T10">Glory be to the Holy Trinity.</text:span></text:p>
      </text:section>
      <text:p text:style-name="P47"/>
      <text:p text:style-name="P103"/>
      <text:p text:style-name="P23">The Matins Gospel</text:p>
      <text:p text:style-name="P34">Psalm 102:1-7</text:p>
      <text:p text:style-name="P35"><text:tab/><text:span text:style-name="T8">A Psalm of David.</text:span></text:p>
      <text:p text:style-name="P36"><text:tab/><text:span text:style-name="T6">Bless the Lord, O my soul, and all that is within me bless His Holy Name. Compassionate and merciful is the Lord; long-suffering and plenteous in mercy. </text:span><text:span text:style-name="T9">Alleluia.</text:span></text:p>
      <text:p text:style-name="P39"/>
      <text:p text:style-name="P40">Matthew 7:6-12</text:p>
      <text:p text:style-name="P41"><text:tab/><text:span text:style-name="T8">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0">
        <text:p text:style-name="P62"><text:span text:style-name="T17"><text:tab/></text:span><text:span text:style-name="T71">Give not that which is holy unto the dogs, neither cast ye your pearls before swine, lest they trample them under their feet, and turn again and rend you.</text:span></text:p>
        <text:p text:style-name="P104"><text:span text:style-name="T39"><text:tab/></text:span><text:span text:style-name="T73">Ask, and it shall be given you; seek, and ye shall find; knock, and it shall be opened unto you:</text:span><text:span text:style-name="T39"> </text:span><text:span text:style-name="T73">For every one that asketh receiveth; and he that seeketh findeth; and to him that knocketh it shall be opened.</text:span><text:span text:style-name="T39"> </text:span><text:span text:style-name="T73">Or what </text:span><text:soft-page-break/><text:span text:style-name="T73">man is there of you, whom if his son ask bread, will he give him a stone?</text:span><text:span text:style-name="T39"> </text:span><text:span text:style-name="T73">Or if he ask a fish, will he give him a serpent?</text:span><text:span text:style-name="T39"> </text:span><text:span text:style-name="T73">If ye then, being evil, know how to give good gifts unto your children, how much more shall your Father which is in heaven give good things to them that ask him?</text:span></text:p>
        <text:p text:style-name="P98"><text:span text:style-name="T39"><text:tab/></text:span><text:span text:style-name="T73">Therefore all things whatsoever ye would that men should do to you, do ye even so to them: for this is the law and the prophets.</text:span><text:span text:style-name="T64"> </text:span><text:span text:style-name="T66">Glory be to God forever.</text:span></text:p>
      </text:section>
      <text:p text:style-name="P24"/>
      <text:p text:style-name="P28">The Liturgy</text:p>
      <text:p text:style-name="P39"/>
      <text:p text:style-name="P29">The Pauline Epistle</text:p>
      <text:p text:style-name="P40">Romans 6:17-23</text:p>
      <text:p text:style-name="P41"><text:tab/><text:span text:style-name="T8">A chapter from the Epistle of our teacher Paul to the Romans. His blessing be upon us. Amen.</text:span></text:p>
      <text:section text:style-name="Sect1" text:name="Section11">
        <text:p text:style-name="P79"><text:span text:style-name="T63"><text:tab/></text:span><text:span text:style-name="T40">But God be thanked, that ye were the servants of sin, but ye have obeyed from the heart that form of doctrine which was delivered you.</text:span><text:span text:style-name="T53"> </text:span><text:span text:style-name="T40">Being then made free from sin, ye became the servants of righteousness. I speak after the manner of men because of the infirmity of your flesh: for as ye have yielded your members servants to uncleanness and to iniquity unto iniquity; even so now yield your members servants to righteousness unto holiness.</text:span><text:span text:style-name="T53"> </text:span><text:span text:style-name="T40">For when ye were the servants of sin, ye were free from righteousness. What fruit had ye then in those things whereof ye are now ashamed? for the end of those things </text:span><text:span text:style-name="T41">is</text:span><text:span text:style-name="T44"> death. But now being made free from sin, and become servants to God, ye have your fruit unto holiness, and the end everlasting life. For the wages of sin </text:span><text:span text:style-name="T41">is</text:span><text:span text:style-name="T44"> death; but the gift of God </text:span><text:span text:style-name="T41">is</text:span><text:span text:style-name="T44"> eternal life through Jesus Christ our Lord.</text:span></text:p>
      </text:section>
      <text:p text:style-name="P49">The grace of God the Father be with you all. Amen.</text:p>
      <text:p text:style-name="P39"/>
      <text:p text:style-name="P29">The Catholic Epistle</text:p>
      <text:p text:style-name="P40">Jude 1:1-13</text:p>
      <text:p text:style-name="P41"><text:tab/><text:span text:style-name="T8">The Catholic Epistle from the Epistle of our teacher Jude. His Blessing be upon us. Amen.</text:span></text:p>
      <text:section text:style-name="Sect1" text:name="Section12">
        <text:p text:style-name="P79"><text:span text:style-name="T65"><text:tab/></text:span><text:span text:style-name="T40">Jude, the servant of Jesus Christ, and brother of James, to them that are sanctified by God the Father, and preserved in Jesus Christ, </text:span><text:span text:style-name="T41">and</text:span><text:span text:style-name="T44"> called: Mercy unto you, and peace, and love, be multiplied.</text:span></text:p>
        <text:p text:style-name="P73"><text:span text:style-name="T44"><text:tab/>Beloved, when I gave all diligence to write unto you of the common salvation, it was needful for me to write unto you, and exhort </text:span><text:span text:style-name="T41">you</text:span><text:span text:style-name="T44"> that ye should earnestly contend for the faith which was once delivered unto the saints. For there are certain men crept in unawares, who were before of old ordained to this condemnation, ungodly men, turning the grace of our God into lasciviousness, and denying the only Lord God, and </text:span><text:span text:style-name="T44">our Lord Jesus Christ. I will therefore put you in remembrance, though ye </text:span><text:soft-page-break/><text:span text:style-name="T44">once knew this, how that the Lord, having saved the people out of the land of Egypt, afterward destroyed them that </text:span><text:span text:style-name="T44">believed not. And the angels </text:span><text:span text:style-name="T44">which kept not their first estate, but left their own habitation, he hath reserved in everlasting chains under darkness unto the judgment of the great day. Even as Sodom and Gomorrha, and the cities about them in like manner, giving themselves over to fornication, and going after strange flesh, are set forth for an example, suffering the vengeance of eternal fire.</text:span></text:p>
        <text:p text:style-name="P73"><text:span text:style-name="T44"><text:tab/>Likewise also these </text:span><text:span text:style-name="T41">filthy</text:span><text:span text:style-name="T44"> dreamers defile the flesh, despise dominion, and speak evil of dignities. Yet Michael the archangel, when contending with the devil he disputed about the body of Moses, durst not bring against him a railing accusation, but said, The Lord rebuke thee. But these speak evil of those things which they know not: but what they know naturally, as brute beasts, in those things they corrupt themselves. Woe unto them! for they have gone in the way of Cain, and ran greedily after the error of Balaam for reward, and perished in the gainsaying of Core. These are spots in your feasts of charity, when they feast with you, feeding themselves without fear: clouds </text:span><text:span text:style-name="T41">they are</text:span><text:span text:style-name="T44"> without water, carried about of winds; trees whose fruit withereth, without fruit, twice dead, plucked up by the roots; Raging waves of the sea, foaming out their own shame; wandering stars, to whom is reserved the blackness of darkness for ever.</text:span></text:p>
      </text:section>
      <text:p text:style-name="P41"><text:tab/><text:span text:style-name="T8">Do not love the world, nor the things which are in the world. The world shall pass away and all its desires; but he who does the will of God shall abide forever. Amen.</text:span></text:p>
      <text:p text:style-name="P39"/>
      <text:p text:style-name="P29">The Praxis</text:p>
      <text:p text:style-name="P40">Acts 2:38-47</text:p>
      <text:p text:style-name="P41"><text:tab/><text:span text:style-name="T8">A chapter from the Acts of our fathers the pure Apostles, who were invested with the grace of the Holy Spirit. Their blessing be with us all. Amen.</text:span></text:p>
      <text:section text:style-name="Sect1" text:name="Section13">
        <text:p text:style-name="P79"><text:span text:style-name="T64"><text:tab/></text:span><text:span text:style-name="T40">Then Peter said unto them, Repent, and be baptized every one of you in the name of Jesus Christ for the remission of sins, and ye shall receive the gift of the Holy Ghost. For the promise is unto you, and to your children, and to all that are afar off, </text:span><text:span text:style-name="T41">even</text:span><text:span text:style-name="T44"> as many as the Lord our God shall call. And with many other words did he testify and exhort, saying, Save yourselves from this untoward generation. Then they that gladly received his word were baptized: and the same day there were added </text:span><text:span text:style-name="T41">unto them</text:span><text:span text:style-name="T44"> about three thousand souls.</text:span></text:p>
        <text:p text:style-name="P73"><text:span text:style-name="T44"><text:tab/>And they continued stedfastly in the apostles’ doctrine and fellowship, and in breaking of bread, and in prayers. And fear came upon every soul: and many wonders and signs were done by the apostles. And all that believed were together, and had all </text:span><text:soft-page-break/><text:span text:style-name="T44">things common; And sold their possessions and goods, and parted them to all </text:span><text:span text:style-name="T41">men</text:span><text:span text:style-name="T44">, as every man had need. And they, continuing daily with one accord in the temple, and breaking bread from house to house, did eat their meat with gladness and singleness of heart, Praising God, and having favour with all the people. And the Lord added to the church daily such as should be saved.</text:span></text:p>
      </text:section>
      <text:p text:style-name="P39"><text:tab/><text:span text:style-name="T8">The word of the Lord abides in this church and in every church. Amen.</text:span></text:p>
      <text:p text:style-name="P39"/>
      <text:p text:style-name="P29">The Gospel</text:p>
      <text:p text:style-name="P40">Psalm 129:3,4</text:p>
      <text:p text:style-name="P52"><text:tab/>A Psalm of David.</text:p>
      <text:p text:style-name="P38"><text:span text:style-name="T8"><text:tab/></text:span><text:span text:style-name="T5">If Thou shouldest mark iniquities, O Lord; O Lord, who shall stand? For with Thee there is forgiviness. My soul hath hoped in the Lord. </text:span><text:span text:style-name="T66">Alleluia.</text:span></text:p>
      <text:p text:style-name="P39"/>
      <text:p text:style-name="P40">Matthew 12:35-45</text:p>
      <text:p text:style-name="P4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4">
        <text:p text:style-name="P73"><text:span text:style-name="T64"><text:tab/></text:span><text:span text:style-name="T72">A good man out of the good treasure of the heart bringeth forth good things: and an evil man out of the evil treasure bringeth forth evil things.</text:span><text:span text:style-name="T44"> </text:span><text:span text:style-name="T72">But I say unto you, That every idle word that men shall speak, they shall give account thereof in the day of judgment.</text:span><text:span text:style-name="T44"> </text:span><text:span text:style-name="T72">For by thy words thou shalt be justified, and by thy words thou shalt be condemned.</text:span></text:p>
        <text:p text:style-name="P98"><text:span text:style-name="T40"><text:tab/>Then certain of the scribes and of the Pharisees answered, saying, Master, we would see a sign from thee. But he answered and said unto them, </text:span><text:span text:style-name="T74">An evil and adulterous generation seeketh after a sign; and there shall no sign be given to it, but the sign of the prophet Jonas:</text:span><text:span text:style-name="T40"> </text:span><text:span text:style-name="T74">For as Jonas was three days and three nights in the whale’s belly; so shall the Son of man be three days and three nights in the heart of the earth.</text:span><text:span text:style-name="T40"> </text:span><text:span text:style-name="T74">The men of Nineveh shall rise in judgment with this generation, and shall condemn it: because they repented at the preaching of Jonas; and, behold, a greater than Jonas </text:span><text:span text:style-name="T75">is</text:span><text:span text:style-name="T72"> here.</text:span><text:span text:style-name="T44"> </text:span><text:span text:style-name="T72">The queen of the south shall rise up in the judgment with this generation, and shall condemn it: for she came from the uttermost parts of the earth to hear the wisdom of Solomon; and, behold, a greater than Solomon </text:span><text:span text:style-name="T75">is</text:span><text:span text:style-name="T72"> here.</text:span><text:span text:style-name="T44"> </text:span><text:span text:style-name="T72">When the unclean spirit is gone out of a man, he walketh through dry places, seeking rest, and findeth none.</text:span><text:span text:style-name="T44"> </text:span><text:span text:style-name="T72">Then he saith, I will return into my house from whence I came out; and when he is come, he findeth </text:span><text:span text:style-name="T75">it</text:span><text:span text:style-name="T72"> empty, swept, and garnished.</text:span><text:span text:style-name="T44"> </text:span><text:span text:style-name="T72">Then goeth he, and taketh </text:span><text:span text:style-name="T72">with himself seven other spirits more wicked than himself, and they enter in </text:span><text:soft-page-break/><text:span text:style-name="T72">and dwell there: and the last </text:span><text:span text:style-name="T75">state</text:span><text:span text:style-name="T72"> of that man is worse than the first. Even so shall it be also unto this wicked generation.</text:span><text:span text:style-name="T64"> </text:span><text:span text:style-name="T66">Glory be to God forever.</text:span></text:p>
      </text:section>
      <text:p text:style-name="P31"/>
      <text:p text:style-name="P60">Tuesday of the Fast of Nineveh </text:p>
      <text:p text:style-name="P21"/>
      <text:p text:style-name="P23">The Matins Prophecies</text:p>
      <text:p text:style-name="P40">Jonas 2:1-10</text:p>
      <text:p text:style-name="P41"><text:tab/><text:span text:style-name="T8">From the book of Jonas the prophet. His blessing be upon us. Amen.</text:span></text:p>
      <text:section text:style-name="Sect1" text:name="Section7">
        <text:p text:style-name="P73"><text:span text:style-name="T12"><text:tab/></text:span><text:span text:style-name="T40">And Jonas prayed to the Lord his God out of the belly of the whale, and said, I cried in my affliction to the Lord my God, and he hearkened to me, </text:span><text:span text:style-name="T41">even</text:span><text:span text:style-name="T44"> to my cry out of the belly of hell: thou heardest my voice. Thou didst cast me into the depths of the heart of the sea, and the floods compassed me: all thy billows and thy waves have passed upon me. And I said, I am cast out of thy presence: shall I indeed look again toward thy holy temple? Water was poured around me to the soul: the lowest deep compassed me, my head went down to the clefts of the mountains; I went down into the earth, whose bars are the everlasting barriers: yet, O Lord my God, let my ruined life be restored. When my soul was failing me, I remembered the Lord; and may my prayer come to thee into thy holy temple. They that observe vanities and lies have forsaken their own mercy. But I will sacrifice to thee with the voice of praise and thanksgiving: all that I have vowed I will pay to thee, the Lord of </text:span><text:span text:style-name="T41">my</text:span><text:span text:style-name="T44"> salvation.</text:span></text:p>
        <text:p text:style-name="P73"><text:span text:style-name="T44"><text:tab/>And the whale was commanded by the Lord, and it cast up Jonas on the dry </text:span><text:span text:style-name="T41">land</text:span><text:span text:style-name="T44">.</text:span><text:span text:style-name="T64"> </text:span><text:span text:style-name="T66">Glory be to the Holy Trinity.</text:span></text:p>
      </text:section>
      <text:p text:style-name="P47"/>
      <text:p text:style-name="P23">The Matins Gospel</text:p>
      <text:p text:style-name="P34">Psalm 102:13,8,9</text:p>
      <text:p text:style-name="P35"><text:tab/><text:span text:style-name="T8">A Psalm of David.</text:span></text:p>
      <text:p text:style-name="P36"><text:tab/><text:span text:style-name="T47">Remember, O Lord that we are dust. As for man, his days are as grass. Not unto the end will He be angered, neither unto eternity will He be wroth. Not according to our sins has He dealt with us, nor according to our iniquities has He rewarded us. </text:span><text:span text:style-name="T8">Alleluia.</text:span></text:p>
      <text:p text:style-name="P39"/>
      <text:p text:style-name="P40">Luke 13:6-9</text:p>
      <text:p text:style-name="P41"><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6">
        <text:p text:style-name="P98"><text:span text:style-name="T12"><text:tab/></text:span><text:span text:style-name="T44">He spake also this parable; </text:span><text:span text:style-name="T72">A certain </text:span><text:span text:style-name="T75">man</text:span><text:span text:style-name="T72"> had a fig tree planted in his vineyard; and he came and sought fruit thereon, and found none. </text:span><text:span text:style-name="T72">Then </text:span><text:soft-page-break/><text:span text:style-name="T72">said he unto the dresser of his vineyard, Behold, these three years I come seeking fruit on this fig tree, and find none: cut it down; why cumbereth it the ground?</text:span><text:span text:style-name="T44"> </text:span><text:span text:style-name="T72">And he answering said unto him, Lord, let it alone this year also, till I shall dig about it, and dung </text:span><text:span text:style-name="T75">it</text:span><text:span text:style-name="T72">:</text:span><text:span text:style-name="T44"> </text:span><text:span text:style-name="T72">And if it bear fruit, </text:span><text:span text:style-name="T75">well</text:span><text:span text:style-name="T72">: and if not, </text:span><text:span text:style-name="T75">then</text:span><text:span text:style-name="T72"> after that thou shalt cut it down.</text:span><text:span text:style-name="T64"> </text:span><text:span text:style-name="T66">Glory be to God forever.</text:span></text:p>
      </text:section>
      <text:p text:style-name="P24"/>
      <text:p text:style-name="P28">The Liturgy</text:p>
      <text:p text:style-name="P39"/>
      <text:p text:style-name="P29">The Pauline Epistle</text:p>
      <text:p text:style-name="P40">Colossians 1:21-29</text:p>
      <text:p text:style-name="P41"><text:tab/><text:span text:style-name="T8">A chapter from the Epistle of our teacher Paul to the Colossians. His blessing be upon us. Amen.</text:span></text:p>
      <text:section text:style-name="Sect1" text:name="Section2">
        <text:p text:style-name="P79"><text:span text:style-name="T63"><text:tab/></text:span><text:span text:style-name="T40">And you, that were sometime alienated and enemies in </text:span><text:span text:style-name="T41">your</text:span><text:span text:style-name="T44"> mind by wicked works, yet now hath he reconciled In the body of his flesh through death, to present you holy and unblameable and unreproveable in his sight: If ye continue in the faith grounded and settled, and </text:span><text:span text:style-name="T41">be</text:span><text:span text:style-name="T44"> not moved away from the hope of the gospel, which ye have heard, </text:span><text:span text:style-name="T41">and</text:span><text:span text:style-name="T44"> which was preached to every creature which is under heaven; whereof I Paul am made a minister; Who now rejoice in my sufferings for you, and fill up that which is behind of the afflictions of Christ in my flesh for his body’s sake, which is the church: Whereof I am made a minister, according to the dispensation of God which is given to me for you, to fulfil the word of God; </text:span><text:span text:style-name="T41">Even</text:span><text:span text:style-name="T44"> the mystery which hath been hid from ages and from generations, but now is made manifest to his saints: To whom God would make known what </text:span><text:span text:style-name="T41">is</text:span><text:span text:style-name="T44"> the riches of the glory of this mystery among the Gentiles; which is Christ in you, the hope of glory: Whom we preach, warning every man, and teaching every man in all wisdom; that we may present every man perfect in Christ Jesus: Whereunto I also labour, striving according to his working, which worketh in me mightily.</text:span></text:p>
      </text:section>
      <text:p text:style-name="P49">The grace of God the Father be with you all. Amen.</text:p>
      <text:p text:style-name="P39"/>
      <text:p text:style-name="P29">The Catholic Epistle</text:p>
      <text:p text:style-name="P40">1 Peter 4:3-11</text:p>
      <text:p text:style-name="P41"><text:tab/><text:span text:style-name="T8">The Catholic Epistle from the First Epistle of our teacher Peter. His Blessing be upon us. Amen.</text:span></text:p>
      <text:section text:style-name="Sect1" text:name="Section3">
        <text:p text:style-name="P79"><text:span text:style-name="T65"><text:tab/></text:span><text:span text:style-name="T40">For the time past of </text:span><text:span text:style-name="T41">our</text:span><text:span text:style-name="T44"> life may suffice us to have wrought the will of the Gentiles, when we walked in lasciviousness, lusts, excess of wine, revellings, banquetings, and abominable idolatries:</text:span></text:p>
        <text:p text:style-name="P73"><text:span text:style-name="T44"><text:s/><text:tab/>Wherein they think it strange that ye run not with </text:span><text:span text:style-name="T41">them</text:span><text:span text:style-name="T44"> to the same excess of riot, speaking evil of </text:span><text:span text:style-name="T41">you</text:span><text:span text:style-name="T44">: Who shall give account to him that is ready to judge the quick and the dead. For for this cause was the gospel </text:span><text:soft-page-break/><text:span text:style-name="T44">preached also to them that are dead, that they might be judged according to men in the flesh, but live according to God in the spirit.</text:span></text:p>
        <text:p text:style-name="P73"><text:span text:style-name="T44"><text:tab/>But the end of all things is at hand: be ye therefore sober, and watch unto prayer. And above all things have fervent charity among yourselves: for charity shall cover the multitude of sins. Use hospitality one to another without grudging. As every man hath received the gift, </text:span><text:span text:style-name="T41">even so</text:span><text:span text:style-name="T44"> minister the same one to another, as good stewards of the manifold grace of God. </text:span><text:span text:style-name="T44">If any man speak, </text:span><text:span text:style-name="T41">let him speak</text:span><text:span text:style-name="T44"> as the oracles of God; if any man minister, </text:span><text:span text:style-name="T41">let him do it</text:span><text:span text:style-name="T44"> as of the ability which God giveth: that God in all things may be glorified through Jesus Christ, to whom be praise and dominion for ever and ever. Amen.</text:span></text:p>
        <text:p text:style-name="P42"/>
      </text:section>
      <text:p text:style-name="P41"><text:soft-page-break/><text:tab/><text:span text:style-name="T8">Do not love the world, nor the things which are in the world. The world shall pass away and all its desires; but he who does the will of God shall abide forever. Amen.</text:span></text:p>
      <text:p text:style-name="P39"/>
      <text:p text:style-name="P29">The Praxis</text:p>
      <text:p text:style-name="P40">Acts 17:30-34</text:p>
      <text:p text:style-name="P41"><text:tab/><text:span text:style-name="T8">A chapter from the Acts of our fathers the pure Apostles, who were invested with the grace of the Holy Spirit. Their blessing be with us all. Amen.</text:span></text:p>
      <text:section text:style-name="Sect1" text:name="Section4">
        <text:p text:style-name="P79"><text:span text:style-name="T64"><text:tab/></text:span><text:span text:style-name="T40"> And the times of this ignorance God winked at; but now commandeth all men every where to repent: Because he hath appointed a day, in the which he will judge the world in righteousness by </text:span><text:span text:style-name="T41">that</text:span><text:span text:style-name="T44"> man whom he hath ordained; </text:span><text:span text:style-name="T41">whereof</text:span><text:span text:style-name="T44"> he hath given assurance unto all </text:span><text:span text:style-name="T41">men</text:span><text:span text:style-name="T44">, in that he hath raised him from the dead.</text:span></text:p>
        <text:p text:style-name="P73"><text:span text:style-name="T44"><text:tab/>And when they heard of the resurrection of the dead, some mocked: and others said, We will hear thee again of this </text:span><text:span text:style-name="T41">matter</text:span><text:span text:style-name="T44">. So Paul departed from among them. Howbeit certain men clave unto him, and believed: among the which </text:span><text:span text:style-name="T41">was</text:span><text:span text:style-name="T44"> Dionysius the Areopagite, and a woman named Damaris, and others with them.</text:span></text:p>
      </text:section>
      <text:p text:style-name="P39"><text:tab/><text:span text:style-name="T8">The word of the Lord abides in this church and in every church. Amen.</text:span></text:p>
      <text:p text:style-name="P39"/>
      <text:p text:style-name="P29">The Gospel</text:p>
      <text:p text:style-name="P40">Psalm 84:2,3</text:p>
      <text:p text:style-name="P52"><text:tab/>A Psalm of David.</text:p>
      <text:p text:style-name="P38"><text:span text:style-name="T8"><text:tab/></text:span><text:span text:style-name="T82">Thou hast forgiven the iniquities of Thy people; Thou hast covered all their sins. </text:span><text:span text:style-name="T48">Thou hast taken away all Thine anger: Thou hast turned away from the anger of Thy wrath.</text:span><text:span text:style-name="T36"> </text:span><text:span text:style-name="T9">Alleluia.</text:span></text:p>
      <text:p text:style-name="P39"/>
      <text:p text:style-name="P40"/>
      <text:p text:style-name="P8">Luke 11:29-36</text:p>
      <text:p text:style-name="P4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5">
        <text:p text:style-name="P73"><text:span text:style-name="T64"><text:tab/></text:span><text:span text:style-name="T44">And when the people were gathered thick together, he began to say, </text:span><text:span text:style-name="T72">This is an evil generation: they seek a sign; and there shall no sign be given it, but the sign of Jonas the prophet.</text:span><text:span text:style-name="T44"> </text:span><text:span text:style-name="T72">For as Jonas was a sign unto the Ninevites, so shall also the Son of man be to this generation</text:span><text:span text:style-name="T54"> </text:span><text:span text:style-name="T72">The queen of the south shall rise up in the judgment with the men of this generation, and condemn them: for she came from the utmost parts of the earth to hear the wisdom of Solomon; and, behold, a greater than Solomon </text:span><text:span text:style-name="T75">is</text:span><text:span text:style-name="T72"> here.</text:span><text:span text:style-name="T44"> </text:span><text:span text:style-name="T72">The men of Nineve shall rise up in the judgment with this generation, and shall condemn it: for they repented at the preaching of Jonas; and, behold, a greater than Jonas </text:span><text:span text:style-name="T75">is</text:span><text:span text:style-name="T72"> here.</text:span><text:span text:style-name="T44"> </text:span><text:span text:style-name="T72">No man, when he hath lighted a candle, putteth </text:span><text:span text:style-name="T75">it</text:span><text:span text:style-name="T72"> in a secret place, neither under a bushel, but on a candlestick, that they which come in may see the light.</text:span><text:span text:style-name="T44"> </text:span><text:span text:style-name="T72">The light of the body is the eye: therefore when thine eye is single, thy whole body also is full of light; but when </text:span><text:span text:style-name="T75">thine eye</text:span><text:span text:style-name="T72"> is evil, thy body also </text:span><text:span text:style-name="T75">is</text:span><text:span text:style-name="T72"> full of darkness.</text:span><text:span text:style-name="T44"> </text:span><text:span text:style-name="T72">Take heed therefore that the light which is in thee be not darkness.</text:span><text:span text:style-name="T44"> </text:span><text:span text:style-name="T72">If thy whole body therefore </text:span><text:span text:style-name="T75">be</text:span><text:span text:style-name="T72"> full of light, having no part dark, the whole shall be full of light, as when the bright shining of a candle doth give thee light.</text:span><text:span text:style-name="T64"> </text:span><text:span text:style-name="T66">Glory be to God forever.</text:span></text:p>
      </text:section>
      <text:p text:style-name="P26"/>
      <text:p text:style-name="P60">Wednesday of the Fast of Nineveh </text:p>
      <text:p text:style-name="P21"/>
      <text:p text:style-name="P23">The Matins Prophecies</text:p>
      <text:p text:style-name="P40">Jonas 3:1-4:11</text:p>
      <text:p text:style-name="P41"><text:tab/><text:span text:style-name="T8">From the book of Jonas the prophet. His blessing be upon us. Amen.</text:span></text:p>
      <text:section text:style-name="Sect1" text:name="Section1">
        <text:p text:style-name="P98"><text:span text:style-name="T64"><text:s/><text:tab/></text:span><text:span text:style-name="T44">And the word of the Lord came to Jonas the second time, saying,</text:span><text:span text:style-name="T54"> </text:span><text:span text:style-name="T44">Rise, go to Nineve, the great city, and preach in it according to the former preaching which I spoke to thee of.</text:span><text:span text:style-name="T54"> </text:span><text:span text:style-name="T44">And Jonas arose, and went to Nineve, as the Lord had spoken. Now Nineve was an exceeding great city, of about three days’ journey. And Jonas began to enter into the city about a day’s journey, and he proclaimed, and said, Yet three days, and Nineve shall be overthrown.</text:span></text:p>
        <text:p text:style-name="P73"><text:span text:style-name="T44"><text:tab/>And the men of Nineve believed God, and proclaimed a fast, and put on sackcloths, from the greatest of them to the least of them. And the word reached the king of Nineve, and he arose from off his throne, and took off his raiment from him, and put on sackcloth, and sat on ashes. And </text:span><text:span text:style-name="T44">proclamation was made, and it was </text:span><text:soft-page-break/><text:span text:style-name="T44">commanded in Nineve by the king </text:span><text:span text:style-name="T44">and by his great men, saying, Let not men, or cattle, or oxen, or sheep, taste </text:span><text:span text:style-name="T41">any thing</text:span><text:span text:style-name="T44">, nor feed, nor drink water. So men and cattle were clothed with </text:span><text:span text:style-name="T44">sackcloths, and cried earnestly to God; </text:span><text:span text:style-name="T44">and they turned every one from their evil way, and from the iniquity that was in their hands, saying, Who knows if God will repent, and turn from his fierce anger, and </text:span><text:span text:style-name="T41">so</text:span><text:span text:style-name="T44"> we shall not perish? And God saw their works, that they turned from their evil ways; and God repented of the evil which he had said he would do to them; and he did </text:span><text:span text:style-name="T41">it</text:span><text:span text:style-name="T44"> not.</text:span></text:p>
        <text:p text:style-name="P73"><text:span text:style-name="T44"><text:tab/>But Jonas was very deeply grieved, and he was confounded. And he prayed to the Lord, and said, O Lord, were not these my words when I was yet in my land? therefore I made haste to flee to Tharsis; because I knew that thou are merciful and compassionate, long-suffering, and abundant in kindness, and repentest of evil. And now, Lord God, take my life from me; for </text:span><text:span text:style-name="T41">it is</text:span><text:span text:style-name="T44"> better for me to die than to live. </text:span><text:span text:style-name="T44">And the Lord said to Jonas, Art thou very much grieved?</text:span></text:p>
        <text:p text:style-name="P98"><text:span text:style-name="T44"><text:tab/>And Jonas went out from the </text:span><text:span text:style-name="T44">city, and sat over against the city; and he made for himself there a booth, and </text:span><text:span text:style-name="T84">he sat under it, until he should perceive what would become of the city. And the Lord God commanded a gourd, and it came up over the head of Jonas, to be a shadow over his head, to shade him from his calamities: and Jonas rejoiced with great joy for the gourd. And God commanded a worm the next morning, and it smote the gourd, and it withered away. And it came to pass at the rising of the sun, that God commanded a burning east wind; and the sun smote on the head of Jonas, and he fainted, and despaired of his life, and said, </text:span><text:span text:style-name="T41">It is</text:span><text:span text:style-name="T44"> better for me to die than to live. And G</text:span><text:span text:style-name="T44">od said to Jonas, Art thou very much grieved for the gourd? And he said, I am very much grieved, even to death. And the Lord said, Thou hadst pity on the gourd, for which thou has not suffered, neither didst thou rear it; which came up before night, and perished before </text:span><text:span text:style-name="T41">another</text:span><text:span text:style-name="T44"> night: and shall not I spare Nineve, the great city, in which dwell more than twelve myriads of human beings, who do not know their right hand or their left hand; and </text:span><text:span text:style-name="T41">also</text:span><text:span text:style-name="T44"> much cattle?</text:span><text:span text:style-name="T27"> </text:span><text:span text:style-name="T66">Glory be to the Holy Trinity.</text:span></text:p>
      </text:section>
      <text:p text:style-name="P24"/>
      <text:p text:style-name="P23"/>
      <text:p text:style-name="P12">The Matins Gospel</text:p>
      <text:p text:style-name="P34">Psalm 102:12,11</text:p>
      <text:p text:style-name="P35"><text:tab/><text:span text:style-name="T8">A Psalm of David.</text:span></text:p>
      <text:p text:style-name="P36"><text:span text:style-name="T92"><text:tab/></text:span><text:span text:style-name="T6">Like as a father hath compassion upon his sons, so hath the Lord had compassion upon them that fear Him. As far as the east is from the west, so far hath He removed our iniquities.</text:span><text:span text:style-name="T92"> </text:span><text:span text:style-name="T9">All</text:span><text:span text:style-name="T8">eluia.</text:span></text:p>
      <text:p text:style-name="P39"/>
      <text:p text:style-name="P40">Matthew 11:25-30</text:p>
      <text:p text:style-name="P41"><text:tab/><text:span text:style-name="T8">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5">
        <text:p text:style-name="P73"><text:span text:style-name="T12"><text:tab/></text:span><text:span text:style-name="T44">At that time Jesus answered and said, </text:span><text:span text:style-name="T72">I thank thee, O Father, Lord of heaven and earth, because thou hast hid these things from the wise and prudent, and hast revealed them unto babes.</text:span><text:span text:style-name="T44"> </text:span><text:span text:style-name="T72">Even so, Father: for so it seemed good in thy sight.</text:span><text:span text:style-name="T44"> </text:span><text:span text:style-name="T72">All things are delivered unto me of my Father: and no man knoweth the Son, but the Father; neither knoweth any man the Father, save the Son, and </text:span><text:span text:style-name="T75">he</text:span><text:span text:style-name="T72"> to whomsoever the Son will reveal </text:span><text:span text:style-name="T75">him</text:span><text:span text:style-name="T72">.</text:span><text:span text:style-name="T44"> </text:span><text:span text:style-name="T72">Come unto me, all </text:span><text:span text:style-name="T75">ye</text:span><text:span text:style-name="T72"> that labour and are heavy laden, and I will give you rest.</text:span><text:span text:style-name="T44"> </text:span><text:span text:style-name="T72">Take my yoke upon you, and learn of me; for I am meek and lowly in heart: and ye shall find rest unto your souls.</text:span><text:span text:style-name="T44"> </text:span><text:span text:style-name="T72">For my yoke </text:span><text:span text:style-name="T75">is</text:span><text:span text:style-name="T72"> easy, and my burden is light.</text:span><text:span text:style-name="T64"> </text:span><text:span text:style-name="T66">Glory be to God forever.</text:span></text:p>
      </text:section>
      <text:p text:style-name="P24"/>
      <text:p text:style-name="P28">The Liturgy</text:p>
      <text:p text:style-name="P39"/>
      <text:p text:style-name="P29">The Pauline Epistle</text:p>
      <text:p text:style-name="P40">Ephesians 2:1-22</text:p>
      <text:p text:style-name="P41"><text:tab/><text:span text:style-name="T8">A chapter from the Epistle of our teacher Paul to the Ephesians. His blessing be upon us. Amen.</text:span></text:p>
      <text:section text:style-name="Sect1" text:name="Section16">
        <text:p text:style-name="P79"><text:span text:style-name="T63"><text:tab/></text:span><text:span text:style-name="T40">And you </text:span><text:span text:style-name="T41">hath he quickened</text:span><text:span text:style-name="T44">, who were dead in trespasses and sins; Wherein in time past ye walked according to the course of this world, according to the prince of the power of the air, the spirit that now worketh in the children of disobedience: Among whom also we all had our conversation in times past in the lusts of our flesh, fulfilling the desires of the flesh and of the mind; and were by nature the children of wrath, even as others.</text:span></text:p>
        <text:p text:style-name="P73"><text:span text:style-name="T44"><text:tab/>But God, who is rich in mercy, for his great love wherewith he loved us, Even when we were dead in sins, hath quickened us together with Christ, (by grace ye are saved;) And hath raised </text:span><text:span text:style-name="T41">us</text:span><text:span text:style-name="T44"> up together, and made </text:span><text:span text:style-name="T41">us</text:span><text:span text:style-name="T44"> sit together in heavenly </text:span><text:span text:style-name="T41">places</text:span><text:span text:style-name="T44"> in Christ Jesus: That in the ages to come he might shew the exceeding riches of his grace in </text:span><text:span text:style-name="T41">his</text:span><text:span text:style-name="T44"> kindness toward us through Christ Jesus. For by grace are ye saved through faith; and that not of yourselves: </text:span><text:span text:style-name="T41">it is</text:span><text:span text:style-name="T44"> the gift of God: Not of </text:span><text:soft-page-break/><text:span text:style-name="T44">works, lest any man should boast. For we are his workmanship, created in Christ Jesus unto good works, which God hath before ordained that we should walk in them.</text:span></text:p>
        <text:p text:style-name="P73"><text:span text:style-name="T44"><text:s/><text:tab/>Wherefore remember, that ye </text:span><text:span text:style-name="T41">being</text:span><text:span text:style-name="T44"> in time past Gentiles in the flesh, who are called Uncircumcision by that which is called the Circumcision in the flesh made by hands; That at that time </text:span><text:span text:style-name="T44">ye were without Christ, being aliens from the commonwealth of Israel, and </text:span><text:span text:style-name="T44">strangers from the covenants of promise, having no hope, and without </text:span><text:span text:style-name="T44">God in the world: </text:span><text:span text:style-name="T44">But now in Christ Jesus ye who sometimes were far off are made nigh by the blood of Christ.</text:span></text:p>
        <text:p text:style-name="P73"><text:span text:style-name="T44"><text:tab/>For he is our peace, who hath made both one, and hath broken down the middle wall of partition </text:span><text:span text:style-name="T41">between us</text:span><text:span text:style-name="T44">; Having abolished in his flesh the enmity, </text:span><text:span text:style-name="T41">even</text:span><text:span text:style-name="T44"> the law of commandments </text:span><text:span text:style-name="T41">contained</text:span><text:span text:style-name="T44"> in ordinances; for to make in himself of twain one new man, </text:span><text:span text:style-name="T41">so</text:span><text:span text:style-name="T44"> making peace; And that he might reconcile both unto God in one body by the cross, having slain the enmity thereby: And came and preached peace to you which were afar off, and to them that were nigh. For through him we both have access by one Spirit unto the Father. Now therefore ye are no more strangers and foreigners, but fellowcitizens with the saints, and of the household of God; And are built upon the foundation of the apostles and prophets, Jesus Christ himself being the chief corner </text:span><text:span text:style-name="T41">stone</text:span><text:span text:style-name="T44">; In whom all the building fitly framed together groweth unto an holy temple in the Lord: In whom ye also are builded together for an habitation of God through the Spirit.</text:span></text:p>
      </text:section>
      <text:p text:style-name="P49">The grace of God the Father be with you all. Amen.</text:p>
      <text:p text:style-name="P39"/>
      <text:p text:style-name="P29">The Catholic Epistle</text:p>
      <text:p text:style-name="P40">1 John 2:12-17</text:p>
      <text:p text:style-name="P41"><text:tab/><text:span text:style-name="T8">The Catholic Epistle from the First Epistle of our teacher John. His Blessing be upon us. Amen.</text:span></text:p>
      <text:section text:style-name="Sect1" text:name="Section17">
        <text:p text:style-name="P100"><text:span text:style-name="T65"><text:tab/></text:span><text:span text:style-name="T68">I </text:span><text:span text:style-name="T45">write unto you, little children, because your sins are forgiven you for his name’s sake. I write unto you, fathers, because ye have known him </text:span><text:span text:style-name="T42">that is</text:span><text:span text:style-name="T45"> from the beginning. I write unto you, young men, because ye have overcome the wicked one. I write unto you, little children, because ye have known the Father. I have written unto you, fathers, because ye have known him </text:span><text:span text:style-name="T42">that is</text:span><text:span text:style-name="T45"> from the beginning. I have written unto you, young men, because ye are strong, and the word of God abideth in you, and ye have overcome the wicked one. Love not the world, neither the things </text:span><text:span text:style-name="T42">that are</text:span><text:span text:style-name="T45"> in the world. If any man love the world, the love of the Father is not in him. For all that </text:span><text:span text:style-name="T42">is</text:span><text:span text:style-name="T45"> in the world, the lust of the flesh, and the lust of the eyes, and the pride of life, is not of the Father, but is of the </text:span><text:span text:style-name="T45">world. And the world passeth away, </text:span><text:soft-page-break/><text:span text:style-name="T45">and the lust thereof: but he that doeth the will of God abideth for ever.</text:span></text:p>
      </text:section>
      <text:p text:style-name="P41"><text:tab/><text:span text:style-name="T8">Do not love the world, nor the things which are in the world. The world shall pass away and all its desires; but he who does the will of God shall abide forever. Amen.</text:span></text:p>
      <text:p text:style-name="P39"/>
      <text:p text:style-name="P29">The Praxis</text:p>
      <text:p text:style-name="P40">Acts 15:21-20</text:p>
      <text:p text:style-name="P41"><text:tab/><text:span text:style-name="T8">A chapter from the Acts of our fathers the pure Apostles, who were invested with the grace of the Holy Spirit. Their blessing be with us all. Amen.</text:span></text:p>
      <text:section text:style-name="Sect1" text:name="Section18">
        <text:p text:style-name="P79"><text:span text:style-name="T64"><text:tab/></text:span><text:span text:style-name="T44">Then all the multitude kept silence, and gave audience to Barnabas and Paul, declaring what miracles and wonders God had wrought among the Gentiles by them. And after they had held their peace, James answered, saying, Men </text:span><text:span text:style-name="T41">and</text:span><text:span text:style-name="T44"> brethren, hearken unto me: Simeon hath declared how God at the first did visit the Gentiles, to take out of them a people for his name. And to this agree the words of the prophets; as it is written, After this I will return, and will build again the tabernacle of David, which is fallen down; and I will build again the ruins thereof, and I will set it up: That the residue of men might seek after the Lord, and all the Gentiles, upon whom my name is called, saith the Lord, who doeth all these things. Known unto God are all his works from the beginning of the world. Wherefore my sentence is, that we trouble not them, which from among the Gentiles are turned to God: But that we write unto them, that they abstain from pollutions of idols, and </text:span><text:span text:style-name="T41">from</text:span><text:span text:style-name="T44"> fornication, and </text:span><text:span text:style-name="T41">from</text:span><text:span text:style-name="T44"> things strangled, and </text:span><text:span text:style-name="T41">from</text:span><text:span text:style-name="T44"> blood.</text:span></text:p>
      </text:section>
      <text:p text:style-name="P39"><text:tab/><text:span text:style-name="T8">The word of the Lord abides in this church and in every church. Amen.</text:span></text:p>
      <text:p text:style-name="P39"/>
      <text:p text:style-name="P29">The Gospel</text:p>
      <text:p text:style-name="P40">Psalm 31:1,5</text:p>
      <text:p text:style-name="P56"><text:tab/>A Psalm of David.</text:p>
      <text:p text:style-name="P38"><text:span text:style-name="T9"><text:tab/></text:span><text:span text:style-name="T5">Blessed are they whose iniquities are forgiven and whose sins are covered. I said, I will confess my iniquities before the Lord against myself. And Thou forgavest the ungodliness of my heart. </text:span><text:span text:style-name="T9">Alle</text:span><text:span text:style-name="T8">luia.</text:span></text:p>
      <text:p text:style-name="P39"/>
      <text:p text:style-name="P40">Matthew 15:32-16:4</text:p>
      <text:p text:style-name="P4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9">
        <text:p text:style-name="P73"><text:span text:style-name="T64"><text:tab/></text:span><text:span text:style-name="T44">Then Jesus called his disciples </text:span><text:span text:style-name="T41">unto him</text:span><text:span text:style-name="T44">, and said, </text:span><text:span text:style-name="T72">I have compassion on the multitude, because they continue with me now three days, and have nothing to eat: and I will not send them away fasting, lest they faint </text:span><text:span text:style-name="T72">in the way.</text:span><text:span text:style-name="T44"> And his disciples say unto him, Whence should we have so much </text:span><text:soft-page-break/><text:span text:style-name="T44">bread in the wilderness, as to fill so great a multitude? And Jesus saith unto them,</text:span><text:span text:style-name="T72"> How many loaves have ye?</text:span><text:span text:style-name="T44"> And they said, Seven, and a few little fishes. And he commanded the multitude to sit down on the ground. </text:span><text:span text:style-name="T44">And he took the seven loaves and the fishes, and gave thanks, and brake </text:span><text:span text:style-name="T41">them</text:span><text:span text:style-name="T44">, and gave to his disciples, and the disciples to the multitude. And they did all eat, and were filled: and they took up of the broken </text:span><text:span text:style-name="T41">meat</text:span><text:span text:style-name="T44"> that was left seven baskets full. And they that did eat were four thousand men, </text:span><text:span text:style-name="T44">beside women and children. And he sent away the multitude, and took </text:span><text:span text:style-name="T44">ship, and came into the coasts of Magdala.</text:span></text:p>
        <text:p text:style-name="P73"><text:span text:style-name="T44"><text:tab/>The Pharisees also with the Sadducees came, and tempting desired him that he would shew them a sign from heaven. He answered and said unto them,</text:span><text:span text:style-name="T72"> When it is evening, ye say, </text:span><text:span text:style-name="T75">It will be</text:span><text:span text:style-name="T72"> fair weather: for the sky is red.</text:span><text:span text:style-name="T44"> </text:span><text:span text:style-name="T72">And in the morning, </text:span><text:span text:style-name="T75">It will be</text:span><text:span text:style-name="T72"> foul weather to day: for the sky is red and lowring. O </text:span><text:span text:style-name="T75">ye</text:span><text:span text:style-name="T72"> hypocrites, ye can discern the face of the sky; but can ye not </text:span><text:span text:style-name="T75">discern</text:span><text:span text:style-name="T72"> the signs of the times?</text:span><text:span text:style-name="T44"> </text:span><text:span text:style-name="T72">A wicked and adulterous generation seeketh after a sign; and there shall no sign be given unto it, but the sign of the prophet Jonas.</text:span><text:span text:style-name="T44"> And he left them, and departed.</text:span><text:span text:style-name="T27"> </text:span><text:span text:style-name="T66">Glory be to God forever.</text:span></text:p>
      </text:section>
      <text:p text:style-name="P26"/>
      <text:p text:style-name="P60">The Feast of Nineveh </text:p>
      <text:p text:style-name="P21"/>
      <text:p text:style-name="P23">The Matins Gospel</text:p>
      <text:p text:style-name="P34">Psalm 39:11,12</text:p>
      <text:p text:style-name="P35"><text:tab/><text:span text:style-name="T8">A Psalm of David.</text:span></text:p>
      <text:p text:style-name="P36"><text:span text:style-name="T92"><text:tab/></text:span><text:span text:style-name="T6">The Lord heard and hath had mercy on me; the Lord became for me a helper. Thou hast turned my mourning into joy for me; Thou hadst rent my sackclocth and girded me with gladness.</text:span><text:span text:style-name="T92"> </text:span><text:span text:style-name="T9">Alleluia</text:span><text:span text:style-name="T8">.</text:span></text:p>
      <text:p text:style-name="P39"/>
      <text:p text:style-name="P40">Mark 8:10-21</text:p>
      <text:p text:style-name="P41"><text:tab/><text:span text:style-name="T8">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21">
        <text:p text:style-name="P73"><text:span text:style-name="T12"><text:tab/></text:span><text:span text:style-name="T44">And straightway he entered into a ship with his disciples, and came into the parts of Dalmanutha. And the Pharisees came forth, and began to question with him, seeking of him a sign from heaven, tempting him</text:span><text:span text:style-name="T54"> </text:span><text:span text:style-name="T44">And he sighed deeply in his spirit, and saith,</text:span><text:span text:style-name="T72"> Why doth this generation seek after a sign? verily I say unto you, There shall no sign be given unto this </text:span><text:span text:style-name="T72">generation.</text:span><text:span text:style-name="T44"> And he left them, and entering into the ship again departed </text:span><text:soft-page-break/><text:span text:style-name="T44">to the other side. Now </text:span><text:span text:style-name="T41">the disciples</text:span><text:span text:style-name="T44"> had forgotten to take bread, neither had they in the ship with them more than one loaf. And he charged them, saying, </text:span><text:span text:style-name="T72">Take heed, beware of the leaven of the Pharisees, and </text:span><text:span text:style-name="T75">of</text:span><text:span text:style-name="T72"> the leaven of Herod.</text:span><text:span text:style-name="T44"> And they reasoned among themselves, saying, </text:span><text:span text:style-name="T41">It is</text:span><text:span text:style-name="T44"> because we have no bread. And when Jesus knew </text:span><text:span text:style-name="T41">it</text:span><text:span text:style-name="T44">, he saith unto them, </text:span><text:span text:style-name="T72">Why reason ye, because ye have no bread? perceive ye not yet, neither understand? have ye your heart yet hardened?</text:span><text:span text:style-name="T44"> </text:span><text:span text:style-name="T72">Having eyes, see ye not? and having ears, hear ye not? and do ye not remember?</text:span><text:span text:style-name="T44"> </text:span><text:span text:style-name="T72">When I brake the five loaves among five thousand, how many baskets full of fragments took ye up?</text:span><text:span text:style-name="T44"> They say unto him, Twelve. </text:span><text:span text:style-name="T72">And when the seven among four thousand, how many baskets full of fragments took ye up?</text:span><text:span text:style-name="T44"> And they said, Seven. And he said unto them,</text:span><text:span text:style-name="T72"> How is it that ye do not understand?</text:span><text:span text:style-name="T64"> </text:span><text:span text:style-name="T66">Glory be to God forever.</text:span></text:p>
      </text:section>
      <text:p text:style-name="P24"/>
      <text:p text:style-name="P28">The Liturgy</text:p>
      <text:p text:style-name="P39"/>
      <text:p text:style-name="P29">The Pauline Epistle</text:p>
      <text:p text:style-name="P40">Romans 10:4-18</text:p>
      <text:p text:style-name="P41"><text:tab/><text:span text:style-name="T8">A chapter from the Epistle of our teacher Paul to the Romans. His blessing be upon us. Amen.</text:span></text:p>
      <text:section text:style-name="Sect1" text:name="Section22">
        <text:p text:style-name="P79"><text:span text:style-name="T63"><text:tab/></text:span><text:span text:style-name="T40">For Christ </text:span><text:span text:style-name="T41">is</text:span><text:span text:style-name="T44"> the end of the law for righteousness to every one that believeth. For Moses describeth the righteousness which is of the law, That the man which doeth those things shall live by them. But the righteousness which is of faith speaketh on this wise, Say not in thine heart, Who shall ascend into heaven? (that is, to bring Christ down </text:span><text:span text:style-name="T41">from above</text:span><text:span text:style-name="T44">:) Or, Who shall descend into the deep? (that is, to bring up Christ again from the dead.) But what saith it? The word is nigh thee, </text:span><text:span text:style-name="T41">even</text:span><text:span text:style-name="T44"> in thy mouth, and in thy heart: that is, the word of faith, which we preach; That if thou shalt confess with thy mouth the Lord Jesus, and shalt believe in thine heart that God hath raised him from the dead, thou shalt be saved. For with the heart man believeth unto righteousness; and with the mouth confession is made unto salvation.</text:span><text:span text:style-name="T54"> </text:span><text:span text:style-name="T44">For the scripture saith, Whosoever believeth on him shall not be ashamed.</text:span></text:p>
        <text:p text:style-name="P73"><text:span text:style-name="T44"><text:s/><text:tab/>For there is no difference between the Jew and the Greek: for the same Lord over all is rich unto all that call upon him. For whosoever shall call upon the name of the Lord shall be saved. How then shall they call on him in whom they have not believed? and how shall they believe in him of whom they have not heard? and how shall they hear without a preacher? And how shall they preach, </text:span><text:span text:style-name="T44">except they be sent? as it is written, How beautiful are the feet of them </text:span><text:soft-page-break/><text:span text:style-name="T44">that preach the gospel of peace, and bring glad tidings of good things! </text:span><text:span text:style-name="T44">But they have not all obeyed the gospel. For Esaias saith, Lord, who hath believed our report? So then faith </text:span><text:span text:style-name="T41">cometh</text:span><text:span text:style-name="T44"> by hearing, and hearing by the word of God. But I say, Have they not heard? Yes verily, their sound went into all the earth, and their words unto the ends of the world.</text:span></text:p>
      </text:section>
      <text:p text:style-name="P49">The grace of God the Father be with you all. Amen.</text:p>
      <text:p text:style-name="P39"/>
      <text:p text:style-name="P29">The Catholic Epistle</text:p>
      <text:p text:style-name="P40">1 Peter 3:17-22</text:p>
      <text:p text:style-name="P41"><text:tab/><text:span text:style-name="T8">The Catholic Epistle from the First Epistle of our teacher Peter. His Blessing be upon us. Amen.</text:span></text:p>
      <text:section text:style-name="Sect1" text:name="Section23">
        <text:p text:style-name="P79"><text:span text:style-name="T65"><text:tab/></text:span><text:span text:style-name="T45"> For </text:span><text:span text:style-name="T42">it is</text:span><text:span text:style-name="T45"> better, if the will of God be so, that ye suffer for well doing, than for evil doing.</text:span></text:p>
        <text:p text:style-name="P73"><text:span text:style-name="T44"><text:tab/>For Christ also hath once suffered for sins, the just for the unjust, that he might bring us to God, being put to death in the flesh, but quickened by the Spirit: By which also he went and preached unto the spirits in prison; </text:span><text:span text:style-name="T44">Which sometime were disobedient, when once the longsuffering of God waited in the days of Noah, while the ark was a preparing, wherein few, that is, eight souls were saved by water.</text:span></text:p>
        <text:p text:style-name="P73"><text:span text:style-name="T44"><text:tab/>The like figure whereunto </text:span><text:span text:style-name="T41">even</text:span><text:span text:style-name="T44"> baptism doth also now save us (not the putting away of the filth of the flesh, but the answer of a good conscience toward God,) by the resurrection of Jesus Christ: Who is gone into heaven, and is on the right hand of God; angels and authorities and powers being made subject unto him.</text:span></text:p>
      </text:section>
      <text:p text:style-name="P41"><text:tab/><text:span text:style-name="T8">Do not love the world, nor the things which are in the world. The world shall pass away and all its desires; but he who does the will of God shall abide forever. Amen.</text:span></text:p>
      <text:p text:style-name="P39"/>
      <text:p text:style-name="P29">The Praxis</text:p>
      <text:p text:style-name="P40">Acts 3:22-26</text:p>
      <text:p text:style-name="P41"><text:tab/><text:span text:style-name="T8">A chapter from the Acts of our fathers the pure Apostles, who were invested with the grace of the Holy Spirit. Their blessing be with us all. Amen.</text:span></text:p>
      <text:section text:style-name="Sect1" text:name="Section24">
        <text:p text:style-name="P79"><text:span text:style-name="T64"><text:tab/></text:span><text:span text:style-name="T44">For Moses truly said unto the fathers, A prophet shall the Lord your God raise up unto you of your brethren, like unto me; him shall ye hear in all things whatsoever he shall say unto you. And it shall come to pass, </text:span><text:span text:style-name="T41">that</text:span><text:span text:style-name="T44"> every soul, which will not hear that prophet, shall be destroyed </text:span><text:span text:style-name="T44">from among the people. Yea, and all the prophets from Samuel and those that follow after, as many as have spoken, have likewise foretold of these days. Ye are the children of the prophets, and of the covenant which God made with our fathers, saying unto Abraham, And in thy seed shall all the kindreds of the earth be blessed. Unto you first God, having raised up his </text:span><text:span text:style-name="T44">Son Jesus, sent him to bless you, in turning away every one of you from his iniquities.</text:span></text:p>
      </text:section>
      <text:p text:style-name="P39"><text:soft-page-break/><text:tab/><text:span text:style-name="T8">The word of the Lord abides in this church and in every church. Amen.</text:span></text:p>
      <text:p text:style-name="P39"/>
      <text:p text:style-name="P29">The Gospel</text:p>
      <text:p text:style-name="P40">Paslm 117:5,18</text:p>
      <text:p text:style-name="P38"><text:span text:style-name="T8"><text:tab/></text:span><text:span text:style-name="T82">In my trouble, I have cried unto the Lord and He has heard me and brought me into a broad place. </text:span><text:span text:style-name="T48">For with chastening the Lord has chastened me: but He has not delivered me over to death.</text:span><text:span text:style-name="T83"> </text:span><text:span text:style-name="T8">Alleluia.</text:span></text:p>
      <text:p text:style-name="P39"/>
      <text:p text:style-name="P40">John 2:12-25</text:p>
      <text:p text:style-name="P4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2" text:name="Section20">
        <text:p text:style-name="P73"><text:span text:style-name="T44"><text:tab/>After this he went down to Capernaum, he, and his mother, and his brethren, and his disciples: and they continued there not many days. And the Jews’ passover was at hand, and Jesus went up to Jerusalem, And found in the temple those that sold oxen and sheep and doves, and the changers of money sitting: And when he had made a scourge of small cords, he drove them all out of the temple, and the sheep, and the oxen; and poured out the changers’ money, and overthrew the tables; And said unto them that sold doves, </text:span><text:span text:style-name="T72">Take these things hence; make not my Father’s house an house of merchandise.</text:span><text:span text:style-name="T44"> And his disciples remembered that it was written, The zeal of thine house hath eaten me up. Then answered the Jews and said unto him, What sign shewest thou unto us, seeing that thou doest these things? Jesus answered and said unto them, </text:span><text:span text:style-name="T72">Destroy this temple, and in three days I will raise it up.</text:span><text:span text:style-name="T44"> Then said the Jews, Forty and six years was this temple in building, and wilt thou rear it up in three days? But he spake of the temple of his body. When therefore he was risen from the dead, his disciples remembered that he had said this unto them; and they believed the scripture, and the word which Jesus had said.</text:span></text:p>
        <text:p text:style-name="P73"><text:span text:style-name="T40"><text:tab/>Now when he was in Jerusalem at the passover, in the feast </text:span><text:span text:style-name="T41">day</text:span><text:span text:style-name="T44">, many believed in his name, when they saw the miracles which he did. But Jesus did not commit himself unto them, because he knew all </text:span><text:span text:style-name="T41">men</text:span><text:span text:style-name="T44">, And needed not that any should testify of man: for </text:span><text:span text:style-name="T44">he knew what was in man.</text:span><text:span text:style-name="T27"> </text:span><text:span text:style-name="T66">Glory be to God forever.</text:span></text:p>
      </text:section>
      <text:p text:style-name="P27"/>
      <text:p text:style-name="P60"/>
      <text:p text:style-name="P10">The Saturday of Pre-Lent Leave-Taking</text:p>
      <text:p text:style-name="P34"/>
      <text:p text:style-name="P23">The Vespers Gospel</text:p>
      <text:p text:style-name="P34">Psalm 16:1,2</text:p>
      <text:p text:style-name="P35"><text:tab/><text:span text:style-name="T8">A Psalm of David.</text:span></text:p>
      <text:p text:style-name="P36"><text:tab/><text:span text:style-name="T6">Hear, O Lord my justice; attend to my petition; give ear to my prayer that is from lips without deceit. Let my judgment come forth from Thy presence; let my eyes behold uprightness. </text:span><text:span text:style-name="T9">Alleluia.</text:span></text:p>
      <text:p text:style-name="P39"/>
      <text:p text:style-name="P40">Luke 17:3-6</text:p>
      <text:p text:style-name="P41"><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5">
        <text:p text:style-name="P73"><text:span text:style-name="T12"><text:tab/></text:span><text:span text:style-name="T74">Take heed to yourselves: If thy brother trespass against thee, rebuke him; and if he repent, forgive him.</text:span><text:span text:style-name="T40"> </text:span><text:span text:style-name="T74">And if he trespass against thee seven times in a day, and seven times in a day turn again to thee, saying, I repent; thou shalt forgive him.</text:span><text:span text:style-name="T40"> And the apostles said unto the Lord, Increase our faith. </text:span><text:span text:style-name="T40">And the Lord said,</text:span><text:span text:style-name="T74"> If ye had faith as a grain of mustard seed, ye might say unto this sycamine tree, Be thou plucked up by the root, and be thou planted in the sea; and it should obey you.</text:span><text:span text:style-name="T14"> </text:span><text:span text:style-name="T15">Glory be to God forever.</text:span></text:p>
      </text:section>
      <text:p text:style-name="P24"/>
      <text:p text:style-name="P23">The Matins Gospel</text:p>
      <text:p text:style-name="P34">Psalm 118:35,37</text:p>
      <text:p text:style-name="P35"><text:tab/><text:span text:style-name="T9">A Psalm of David.</text:span></text:p>
      <text:p text:style-name="P58"><text:tab/><text:span text:style-name="T1">Remember Thy words to Thy servant, upon whi</text:span><text:span text:style-name="T84">ch Thou hast caused me to hope. I </text:span><text:span text:style-name="T50">have remembered Thy judgements of old, O Lord; and I was comforted.</text:span><text:span text:style-name="T84"> </text:span><text:span text:style-name="T8">Alleluia.</text:span></text:p>
      <text:p text:style-name="P39"/>
      <text:p text:style-name="P40">Mark 13:33-36</text:p>
      <text:p text:style-name="P41"><text:tab/><text:span text:style-name="T8">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27">
        <text:p text:style-name="P73"><text:span text:style-name="T12"><text:tab/></text:span><text:span text:style-name="T74">Take ye heed, watch and pray: for ye know not when the time is.</text:span><text:span text:style-name="T40"> </text:span><text:span text:style-name="T75">For the Son of man is</text:span><text:span text:style-name="T72"> as a man taking a far journey, who left his house, and gave authority to his servants, and to every man his work, and commanded the porter to watch.</text:span><text:span text:style-name="T44"> </text:span><text:span text:style-name="T72">Watch ye therefore: for ye know not when the master of the house cometh, at even, or at midnight, or at the cockcrowing, or in the morning:</text:span><text:span text:style-name="T44"> </text:span><text:span text:style-name="T72">Lest coming suddenly he find you sleeping.</text:span><text:span text:style-name="T44"> </text:span><text:span text:style-name="T72">And what I say unto you I say unto all, Watch.</text:span><text:span text:style-name="T64"> </text:span><text:span text:style-name="T66">Glory be to God forever.</text:span></text:p>
      </text:section>
      <text:p text:style-name="P24"/>
      <text:p text:style-name="P28"/>
      <text:p text:style-name="P13">The Liturgy</text:p>
      <text:p text:style-name="P39"/>
      <text:p text:style-name="P29">The Pauline Epistle</text:p>
      <text:p text:style-name="P40">2 Corinthians 6:14-7:16</text:p>
      <text:p text:style-name="P41"><text:tab/><text:span text:style-name="T8">A chapter from the Second Epistle of our teacher Paul to the Corinthians. His blessing be upon us. Amen.</text:span></text:p>
      <text:section text:style-name="Sect1" text:name="Section28">
        <text:p text:style-name="P79"><text:span text:style-name="T63"><text:tab/></text:span><text:span text:style-name="T40">Be ye not unequally yoked together with unbelievers: for what fellowship hath righteousness with unrighteousness? and what communion hath light with darkness? And what concord hath Christ with Belial? or what part hath he that believeth with an infidel? And what agreement hath the temple of God with idols? for ye are the temple of the living God; as God hath said, I will dwell in them, and walk in </text:span><text:span text:style-name="T41">them</text:span><text:span text:style-name="T44">; and I will be their God, and they shall be my people. Wherefore come out from among them, and be ye separate, saith the Lord, and touch not the unclean </text:span><text:span text:style-name="T41">thing</text:span><text:span text:style-name="T44">; and I will receive you, </text:span><text:span text:style-name="T44">And will be a Father unto you, and ye shall be my sons and daughters, saith the Lord Almighty.</text:span></text:p>
        <text:p text:style-name="P98"><text:span text:style-name="T44"><text:tab/>Having therefore these promises, dearly beloved, let us cleanse ourselves from all filthiness of the flesh and spirit, perfecting holiness in the fear of God. Receive us; we have wronged no man, we have corrupted no man, we have defrauded no man. I speak not </text:span><text:span text:style-name="T41">this</text:span><text:span text:style-name="T44"> to condemn </text:span><text:span text:style-name="T41">you</text:span><text:span text:style-name="T44">: for I have said before, that ye are in our hearts to die and live with </text:span><text:span text:style-name="T41">you</text:span><text:span text:style-name="T44">. </text:span><text:span text:style-name="T44">Great </text:span><text:span text:style-name="T41">is</text:span><text:span text:style-name="T44"> my boldness of speech toward you, great </text:span><text:span text:style-name="T41">is</text:span><text:span text:style-name="T44"> my glorying of you: I am filled with comfort, I am exceeding joyful in all our tribulation.</text:span></text:p>
        <text:p text:style-name="P98"><text:span text:style-name="T44"><text:tab/>For, when we were come into Macedonia, our flesh had no rest, but we were troubled on every side; without </text:span><text:span text:style-name="T41">were</text:span><text:span text:style-name="T44"> fightings, within </text:span><text:span text:style-name="T41">were</text:span><text:span text:style-name="T44"> fears. Nevertheless God, that comforteth those that are cast down, comforted us by the coming of Titus; And not by his coming only, but by the consolation wherewith he was comforted in you, when he told us your earnest desire, your mourning, your fervent mind toward me; so that I rejoiced the more. For though I made you sorry with a letter, I do not repent, though I did repent: for I perceive that the same epistle hath made you sorry, though </text:span><text:span text:style-name="T41">it were</text:span><text:span text:style-name="T44"> but for a season. Now I rejoice, not that ye were made sorry, but that ye sorrowed to repentance: for ye were made sorry after a godly manner, that ye might receive damage by us in nothing. For godly sorrow worketh repentance to salvation not to be repented of: but the sorrow of the world worketh death. </text:span><text:span text:style-name="T44">For behold this selfsame thing, that ye sorrowed after a godly sort, what carefulness it wrought in you, yea, </text:span><text:span text:style-name="T41">what</text:span><text:span text:style-name="T44"> clearing of yourselves, yea, </text:span><text:span text:style-name="T41">what</text:span><text:span text:style-name="T44"> indignation, yea, </text:span><text:span text:style-name="T41">what</text:span><text:span text:style-name="T44"> fear, yea, </text:span><text:span text:style-name="T41">what</text:span><text:span text:style-name="T44"> vehement desire, </text:span><text:span text:style-name="T44">yea, </text:span><text:span text:style-name="T41">what</text:span><text:span text:style-name="T44"> zeal, yea, </text:span><text:span text:style-name="T41">what</text:span><text:span text:style-name="T44"> revenge! In all </text:span><text:soft-page-break/><text:span text:style-name="T41">things</text:span><text:span text:style-name="T44"> ye have approved yourselves to be clear in this matter.</text:span></text:p>
        <text:p text:style-name="P73"><text:span text:style-name="T44"><text:tab/>Wherefore, though I wrote unto you, </text:span><text:span text:style-name="T41">I did it</text:span><text:span text:style-name="T44"> not for his cause that had done the wrong, nor for his cause that suffered wrong, but that our care for you in the sight of God might appear unto you. Therefore we were comforted in your comfort: yea, and exceedingly the more joyed we for the joy of Titus, because his spirit was refreshed by you all. For if I have boasted any thing to him of you, I am not ashamed; but as we spake all things to you in truth, even so our boasting, which </text:span><text:span text:style-name="T41">I made</text:span><text:span text:style-name="T44"> before Titus, is found a truth. And his inward affection is more abundant toward you, whilst he remembereth the obedience of you all, how with fear and trembling ye received him. I rejoice therefore that I have confidence in you in all </text:span><text:span text:style-name="T41">things</text:span><text:span text:style-name="T44">.</text:span></text:p>
      </text:section>
      <text:p text:style-name="P49">The grace of God the Father be with you all. Amen.</text:p>
      <text:p text:style-name="P39"/>
      <text:p text:style-name="P29">The Catholic Epistle</text:p>
      <text:p text:style-name="P40">1 Peter 1:1-12</text:p>
      <text:p text:style-name="P41"><text:tab/><text:span text:style-name="T8">The Catholic Epistle from the First Epistle of our teacher Peter. His Blessing be upon us. Amen.</text:span></text:p>
      <text:section text:style-name="Sect1" text:name="Section29">
        <text:p text:style-name="P79"><text:span text:style-name="T65"><text:tab/></text:span><text:span text:style-name="T40">Peter, an apostle of Jesus Christ, to the strangers scattered throughout Pontus, Galatia, Cappadocia, Asia, and Bithynia, </text:span><text:span text:style-name="T40">Elect according to the foreknowledge of God the Father, through sanctification of the Spirit, unto obedience and sprinkling of the blood of Jesus Christ: Grace unto you, and peace, be multiplied.</text:span></text:p>
        <text:p text:style-name="P73"><text:span text:style-name="T40"><text:tab/>Blessed </text:span><text:span text:style-name="T41">be</text:span><text:span text:style-name="T44"> the God and Father of our Lord Jesus Christ, which according to his abundant mercy hath begotten us again unto a lively hope by the resurrection of Jesus Christ from the dead, To an inheritance incorruptible, and undefiled, and that fadeth not away, reserved in heaven for you, </text:span><text:span text:style-name="T44">Who are kept by the power of God through faith unto salvation ready to be revealed in the last time.</text:span></text:p>
        <text:p text:style-name="P98"><text:span text:style-name="T44"><text:tab/>Wherein ye greatly rejoice, though now for a season, if need be, ye are in heaviness through manifold temptations: That the trial of your faith, being much more precious than of gold that perisheth, though it be tried with fire, might be found unto praise and honour and glory at the appearing of Jesus Christ: Whom having not seen, ye love; in whom, though now ye see </text:span><text:span text:style-name="T41">him</text:span><text:span text:style-name="T44"> not, yet believing, ye rejoice with joy unspeakable and full of glory: Receiving the end of your faith, </text:span><text:span text:style-name="T41">even</text:span><text:span text:style-name="T44"> the salvation of </text:span><text:span text:style-name="T41">your</text:span><text:span text:style-name="T44"> souls.</text:span></text:p>
        <text:p text:style-name="P73"><text:span text:style-name="T44"><text:tab/>Of which salvation the prophets have enquired and searched diligently, who prophesied of the grace </text:span><text:span text:style-name="T41">that should come</text:span><text:span text:style-name="T44"> unto you: Searching what, or what manner of time the Spirit of Christ which was in them did </text:span><text:span text:style-name="T44">signify, when it testified beforehand the sufferings of Christ, and the glory that should follow. Unto whom it was </text:span><text:soft-page-break/><text:span text:style-name="T44">revealed, that not unto themselves, but unto us they did minister the things, which are now reported unto you by them that have preached the gospel unto you with the Holy Ghost sent down from heaven; which things the angels desire to look into.</text:span></text:p>
        <text:p text:style-name="P42"/>
      </text:section>
      <text:p text:style-name="P41"><text:tab/><text:span text:style-name="T8">Do not love the world, nor the things which are in the world. The world shall pass away and all its desires; but he who does the will of God shall abide forever. Amen.</text:span></text:p>
      <text:p text:style-name="P39"/>
      <text:p text:style-name="P29">The Praxis</text:p>
      <text:p text:style-name="P40">Acts 21:1-14</text:p>
      <text:p text:style-name="P41"><text:tab/><text:span text:style-name="T8">A chapter from the Acts of our fathers the pure Apostles, who were invested with the grace of the Holy Spirit. Their blessing be with us all. Amen.</text:span></text:p>
      <text:section text:style-name="Sect1" text:name="Section30">
        <text:p text:style-name="P100"><text:span text:style-name="T64"><text:tab/></text:span><text:span text:style-name="T40">And it came to pass, that after we were gotten from them, and had launched, we came with a straight course unto Coos, and the </text:span><text:span text:style-name="T41">day</text:span><text:span text:style-name="T44"> </text:span><text:span text:style-name="T44">following unto Rhodes, and from thence unto Patara: And finding a ship sailing over unto Phenicia, we went aboard, and set forth. Now when we had discovered Cyprus, we left it on the left hand, and sailed into Syria, and landed at Tyre: for there the ship was to unlade her burden. And finding disciples, we tarried there seven days: who said to Paul through the Spirit, that he should not go up to Jerusalem. And when we had accomplished those days, we departed and went our way; and they all brought us on our way, with wives and children, till </text:span><text:span text:style-name="T41">we were</text:span><text:span text:style-name="T44"> out of the city: and we kneeled down on the shore, and prayed. And when we had taken our leave one of another, we took ship; and they returned home again. </text:span><text:span text:style-name="T44">And when we had finished </text:span><text:span text:style-name="T41">our</text:span><text:span text:style-name="T44"> course from Tyre, we came to Ptolemais, and saluted the brethren, and abode with them one day.</text:span></text:p>
        <text:p text:style-name="P98"><text:span text:style-name="T44"><text:tab/>And the next </text:span><text:span text:style-name="T41">day</text:span><text:span text:style-name="T44"> we that were of Paul’s company departed, and came unto Caesarea: and we entered into the house of Philip the evangelist, which was </text:span><text:span text:style-name="T41">one</text:span><text:span text:style-name="T44"> of the seven; and abode with him. And the same man had four daughters, virgins, which did prophesy. And as we tarried </text:span><text:span text:style-name="T41">there</text:span><text:span text:style-name="T44"> many days, there came down from Judaea a certain prophet, named Agabus. And when he was come unto us, he took Paul’s girdle, and bound his own hands and feet, and said, Thus saith the Holy Ghost, So shall the Jews at Jerusalem bind the man that owneth this girdle, and shall deliver </text:span><text:span text:style-name="T41">him</text:span><text:span text:style-name="T44"> into the hands of the Gentiles. And when we heard these things, both we, and they of that place, besought him not to go up to Jerusalem. Then Paul answered, What mean ye to weep and to break mine heart? for I am ready not to be bound only, but also to die at </text:span><text:span text:style-name="T44">Jerusalem for the name of the Lord </text:span><text:span text:style-name="T44">Jesus. And when he would not be </text:span><text:soft-page-break/><text:span text:style-name="T44">persuaded, we ceased, saying, The will of the Lord be done.</text:span></text:p>
      </text:section>
      <text:p text:style-name="P39"><text:tab/><text:span text:style-name="T8">The word of the Lord abides in this church and in every church. Amen.</text:span></text:p>
      <text:p text:style-name="P39"/>
      <text:p text:style-name="P29">The Gospel</text:p>
      <text:p text:style-name="P40">Psalm 94:1,2</text:p>
      <text:p text:style-name="P52"><text:tab/>A Psalm of David.</text:p>
      <text:p text:style-name="P38"><text:span text:style-name="T8"><text:tab/></text:span><text:span text:style-name="T5">Come let us rejoice in the Lord; let us shout with joy unto God our Savior; let us come before His countenance with confession and with psalms let us shout with joy unto Him. </text:span><text:span text:style-name="T8">Alleluia.</text:span></text:p>
      <text:p text:style-name="P39"/>
      <text:p text:style-name="P40">Luke 13:1-5</text:p>
      <text:p text:style-name="P4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1">
        <text:p text:style-name="P73"><text:span text:style-name="T64"><text:tab/></text:span><text:span text:style-name="T44">There were present at that season some that told him of the Galilaeans, whose blood Pilate had mingled with their sacrifices. And Jesus answering said unto them, </text:span><text:span text:style-name="T72">Suppose ye that these Galilaeans were sinners above all the Galilaeans, because they suffered such things?</text:span><text:span text:style-name="T44"> </text:span><text:span text:style-name="T72">I tell you, Nay: but, except ye repent, ye shall all likewise perish.</text:span><text:span text:style-name="T44"> </text:span><text:span text:style-name="T72">Or those eighteen, upon whom the tower in Siloam fell, and slew them, think ye that they were sinners above all men that dwelt in Jerusalem?</text:span><text:span text:style-name="T44"> </text:span><text:span text:style-name="T72">I tell you, Nay: but, except ye repent, ye shall all likewise perish.</text:span><text:span text:style-name="T77"> </text:span><text:span text:style-name="T66">Glory be to God forever.</text:span></text:p>
      </text:section>
      <text:p text:style-name="P27"/>
      <text:p text:style-name="P60"/>
      <text:p text:style-name="P10">The Sunday of Pre-Lent Leave-Taking</text:p>
      <text:p text:style-name="P34"/>
      <text:p text:style-name="P23">The Vespers Gospel</text:p>
      <text:p text:style-name="P34">Psalm 45:10</text:p>
      <text:p text:style-name="P35"><text:tab/><text:span text:style-name="T8">A Psalm of David.</text:span></text:p>
      <text:p text:style-name="P36"><text:tab/><text:span text:style-name="T6">Be still and know that I am God; I will be exalted among the nations; I will be exalted in the earth. </text:span><text:span text:style-name="T9">Alleluia.</text:span></text:p>
      <text:p text:style-name="P39"/>
      <text:p text:style-name="P40">Mark 11:22-26</text:p>
      <text:p text:style-name="P41"><text:tab/><text:span text:style-name="T8">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26">
        <text:p text:style-name="P73"><text:span text:style-name="T12"><text:tab/></text:span><text:span text:style-name="T40">And Jesus answering saith unto them, </text:span><text:span text:style-name="T74">Have faith in God.</text:span><text:span text:style-name="T40"> </text:span><text:span text:style-name="T74">For verily I say unto you, That whosoever shall say unto this mountain, Be thou removed, and be thou cast into the sea; and shall not doubt in his heart, but shall believe that those things which he saith shall come to pass; he shall have whatsoever he saith.</text:span><text:span text:style-name="T40"> </text:span><text:span text:style-name="T74">Therefore I say unto you, What things soever ye desire, when ye pray, believe that ye receive </text:span><text:span text:style-name="T75">them</text:span><text:span text:style-name="T72">, and ye shall have </text:span><text:span text:style-name="T75">them</text:span><text:span text:style-name="T72">.</text:span><text:span text:style-name="T44"> </text:span><text:span text:style-name="T72">And when ye stand praying, forgive, if ye have ought against any: that your Father also which is in heaven may forgive you your trespasses.</text:span><text:span text:style-name="T44"> </text:span><text:span text:style-name="T72">But if ye do not forgive, neither will your Father which is in heaven forgive your trespasses. </text:span><text:span text:style-name="T28">Glory be to God forever.</text:span></text:p>
      </text:section>
      <text:p text:style-name="P49"/>
      <text:p text:style-name="P23">The Matins Gospel</text:p>
      <text:p text:style-name="P34">Psalm 99:1,2</text:p>
      <text:p text:style-name="P35"><text:tab/><text:span text:style-name="T8">A Psalm of David.</text:span></text:p>
      <text:p text:style-name="P36"><text:tab/><text:span text:style-name="T6">Serve the Lord with gladness. Come before Him with rejoicing. We are His people and the sheep of His fold. </text:span><text:span text:style-name="T9">Allel</text:span><text:span text:style-name="T8">uia.</text:span></text:p>
      <text:p text:style-name="P39"/>
      <text:p text:style-name="P40">Luke 17:3-10</text:p>
      <text:p text:style-name="P41"><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32">
        <text:p text:style-name="P73"><text:span text:style-name="T12"><text:tab/></text:span><text:span text:style-name="T74">Take heed to yourselves: If thy brother trespass against thee, rebuke him; and if he repent, forgive him.</text:span><text:span text:style-name="T40"> </text:span><text:span text:style-name="T74">And if he trespass against thee seven times in a day, and seven times in a day turn again to thee, saying, I repent; thou shalt forgive him.</text:span><text:span text:style-name="T40"> And the apostles said unto the Lord, Increase our faith. And the Lord said,</text:span><text:span text:style-name="T74"> If ye had faith as a grain of mustard seed, ye might say unto this sycamine tree, Be thou plucked up by the root, and be thou planted in the sea; and it should obey you.</text:span><text:span text:style-name="T40"> </text:span><text:span text:style-name="T74">But which of you, having a servant plowing or feeding cattle, will say unto him by and by, </text:span><text:soft-page-break/><text:span text:style-name="T74">when he is come from the field, Go and sit down to meat?</text:span><text:span text:style-name="T40"> </text:span><text:span text:style-name="T74">And will not rather say unto him, Make ready wherewith I may sup, and gird thyself, and serve me, till I have eaten and drunken; and afterward thou shalt eat and drink?</text:span><text:span text:style-name="T40"> </text:span><text:span text:style-name="T74">Doth he thank that servant because he did the things that were commanded him? I trow not.</text:span><text:span text:style-name="T40"> </text:span><text:span text:style-name="T74">So likewise ye, when ye shall have done all those things which are commanded you, say, We are unprofitable servants: we have done that which was our duty to do.</text:span><text:span text:style-name="T64"> </text:span><text:span text:style-name="T66">Glory be to God forever.</text:span></text:p>
      </text:section>
      <text:p text:style-name="P49"/>
      <text:p text:style-name="P28">The Liturgy</text:p>
      <text:p text:style-name="P39"/>
      <text:p text:style-name="P29">The Pauline Epistle</text:p>
      <text:p text:style-name="P40">2 Corinthians 11:16-28</text:p>
      <text:p text:style-name="P41"><text:tab/><text:span text:style-name="T8">A chapter from the Second Epistle of our teacher Paul to the Corinthians. His blessing be upon us. Amen.</text:span></text:p>
      <text:section text:style-name="Sect1" text:name="Section33">
        <text:p text:style-name="P79"><text:span text:style-name="T63"><text:tab/></text:span><text:span text:style-name="T40"> I say again, Let no man think me a fool; if otherwise, yet as a fool receive me, that I may boast myself a little. That which I speak, I speak </text:span><text:span text:style-name="T41">it</text:span><text:span text:style-name="T44"> not after the Lord, but as it were foolishly, in this confidence of boasting.</text:span><text:span text:style-name="T54"> </text:span><text:span text:style-name="T44">Seeing </text:span><text:span text:style-name="T44">that many glory after the flesh, I will glory also. For ye suffer fools gladly, seeing ye </text:span><text:span text:style-name="T41">yourselves</text:span><text:span text:style-name="T44"> are wise. For ye suffer, if a man bring you into bondage, if a man devour </text:span><text:span text:style-name="T41">you</text:span><text:span text:style-name="T44">, if a man take </text:span><text:span text:style-name="T41">of you</text:span><text:span text:style-name="T44">, if a man exalt himself, if a man smite you on the face. </text:span><text:span text:style-name="T44">I speak as concerning reproach, as though we had been weak. Howbeit whereinsoever any is bold, (I speak foolishly,) I am bold also.</text:span></text:p>
        <text:p text:style-name="P73"><text:span text:style-name="T44"><text:tab/>Are they Hebrews? so </text:span><text:span text:style-name="T41">am</text:span><text:span text:style-name="T44"> I. Are they Israelites? so </text:span><text:span text:style-name="T41">am</text:span><text:span text:style-name="T44"> I. Are they the seed of Abraham? so </text:span><text:span text:style-name="T41">am</text:span><text:span text:style-name="T44"> I. Are they ministers of Christ? (I speak as a fool) I </text:span><text:span text:style-name="T41">am</text:span><text:span text:style-name="T44"> more; in labours more abundant, in stripes above measure, in prisons more frequent, in deaths oft. Of the Jews five times received I forty </text:span><text:span text:style-name="T41">stripes</text:span><text:span text:style-name="T44"> save one. Thrice was I beaten with rods, once was I stoned, thrice I suffered shipwreck, a night and a day </text:span><text:span text:style-name="T44">I have been in the deep; </text:span><text:span text:style-name="T41">In</text:span><text:span text:style-name="T44"> journeyings often, </text:span><text:span text:style-name="T41">in</text:span><text:span text:style-name="T44"> perils of waters, </text:span><text:span text:style-name="T41">in</text:span><text:span text:style-name="T44"> perils of robbers, </text:span><text:span text:style-name="T41">in</text:span><text:span text:style-name="T44"> perils by </text:span><text:span text:style-name="T41">mine own</text:span><text:span text:style-name="T44"> countrymen, </text:span><text:span text:style-name="T41">in</text:span><text:span text:style-name="T44"> perils by the heathen, </text:span><text:span text:style-name="T41">in</text:span><text:span text:style-name="T44"> perils in the city, </text:span><text:span text:style-name="T41">in</text:span><text:span text:style-name="T44"> perils in the wilderness, </text:span><text:span text:style-name="T41">in</text:span><text:span text:style-name="T44"> perils in the sea, </text:span><text:span text:style-name="T41">in</text:span><text:span text:style-name="T44"> perils among false brethren; In weariness and painfulness, in watchings often, in hunger and thirst, in fastings often, in cold and nakedness. </text:span><text:span text:style-name="T44">Beside those things that are without, that which cometh upon me daily, the care of all the churches. </text:span></text:p>
      </text:section>
      <text:p text:style-name="P49">The grace of God the Father be with you all. Amen.</text:p>
      <text:p text:style-name="P39"/>
      <text:p text:style-name="P29"/>
      <text:p text:style-name="P14">The Catholic Epistle</text:p>
      <text:p text:style-name="P40">2 Peter 1:1-11</text:p>
      <text:p text:style-name="P41"><text:tab/><text:span text:style-name="T8">The Catholic Epistle from the Second Epistle of our teacher Peter. His Blessing be upon us. Amen.</text:span></text:p>
      <text:section text:style-name="Sect1" text:name="Section34">
        <text:p text:style-name="P99"><text:span text:style-name="T65"><text:tab/></text:span><text:span text:style-name="T40">Simon Peter, a servant and an apostle of Jesus Christ, to them that have obtained like precious faith with us through the righteousness of God and our Saviour Jesus Christ: Grace and peace be multiplied unto you through the knowledge of God, and of Jesus our Lord, According as his divine power hath given unto us all things that </text:span><text:span text:style-name="T41">pertain</text:span><text:span text:style-name="T44"> unto life and godliness, through the knowledge of him that hath called us to glory and virtue: Whereby are given unto us exceeding great and precious promises: that by these ye might be partakers of the divine nature, having escaped the corruption that is in the world through lust.</text:span></text:p>
        <text:p text:style-name="P81"><text:tab/>And beside this, giving all diligence, add to your faith virtue; and to virtue knowledge; And to knowledge </text:p>
        <text:p text:style-name="P74"><text:span text:style-name="T44">temperance; and to temperance patience; and to patience godliness; And to godliness brotherly kindness; and to brotherly kindness charity. For if these things be in you, and abound, they make </text:span><text:span text:style-name="T41">you that ye shall</text:span><text:span text:style-name="T44"> neither </text:span><text:span text:style-name="T41">be</text:span><text:span text:style-name="T44"> barren nor unfruitful in the knowledge of our Lord Jesus Christ. But he that lacketh these things is blind, and cannot see afar off, and hath forgotten that he was purged from his old sins. Wherefore the rather, brethren, give diligence to make your calling and election sure: for if ye do these things, ye shall never fall: For so an entrance shall be ministered unto you abundantly into the everlasting kingdom of our Lord and Saviour Jesus Christ.</text:span></text:p>
      </text:section>
      <text:p text:style-name="P41"><text:tab/><text:span text:style-name="T8">Do not love the world, nor the things which are in the world. The world shall pass away and all its desires; but he who does the will of God shall abide forever. Amen.</text:span></text:p>
      <text:p text:style-name="P39"/>
      <text:p text:style-name="P29">The Praxis</text:p>
      <text:p text:style-name="P40">Acts 21:15-26</text:p>
      <text:p text:style-name="P41"><text:tab/><text:span text:style-name="T8">A chapter from the Acts of our fathers the pure Apostles, who were invested with the grace of the Holy Spirit. Their blessing be with us all. Amen.</text:span></text:p>
      <text:section text:style-name="Sect1" text:name="Section35">
        <text:p text:style-name="P79"><text:span text:style-name="T64"><text:tab/></text:span><text:span text:style-name="T40">And after those days we took up our carriages, and went up to Jerusalem. There went with us also </text:span><text:span text:style-name="T41">certain</text:span><text:span text:style-name="T44"> of the disciples of Caesarea, and brought with them one Mnason of Cyprus, an old disciple, with whom we should lodge. And when we were come to Jerusalem, the brethren received us gladly. And the </text:span><text:span text:style-name="T41">day</text:span><text:span text:style-name="T44"> following Paul went in with us unto James; and all the elders were present. And when he had saluted them, he declared particularly what things God had wrought among the Gentiles by his ministry. And when they heard </text:span><text:span text:style-name="T41">it</text:span><text:span text:style-name="T44">, they glorified the Lord, and said unto </text:span><text:soft-page-break/><text:span text:style-name="T44">him, Thou seest, brother, how many thousands of Jews there are which </text:span><text:span text:style-name="T44">believe; and they are all zealous of the law: And they are informed of thee, that thou teachest all the Jews which are among the Gentiles to forsake </text:span><text:span text:style-name="T44">Moses, saying that they ought not to circumcise </text:span><text:span text:style-name="T41">their</text:span><text:span text:style-name="T44"> children, neither to walk after the customs. What is it therefore? the multitude must needs come together: for they will hear that thou art come. Do therefore this that we say to thee: We have four men which have a vow on them; Them take, and purify thyself with them, and be at charges with them, that they may shave </text:span><text:span text:style-name="T41">their</text:span><text:span text:style-name="T44"> heads: and all may know that those things, whereof they were informed concerning thee, are nothing; but </text:span><text:span text:style-name="T41">that</text:span><text:span text:style-name="T44"> thou thyself also walkest orderly, and keepest the law. As touching the Gentiles which believe, we have written </text:span><text:span text:style-name="T41">and</text:span><text:span text:style-name="T44"> concluded that they observe no such thing, save only that they keep themselves from </text:span><text:span text:style-name="T41">things</text:span><text:span text:style-name="T44"> offered to idols, and from blood, and from strangled, and from fornication.</text:span><text:span text:style-name="T54"> </text:span><text:span text:style-name="T44">Then Paul took the men, and the next day purifying himself with them entered into the temple, to signify the accomplishment of the days of purification, until that an offering should be offered for every one of them.</text:span></text:p>
      </text:section>
      <text:p text:style-name="P39"><text:tab/><text:span text:style-name="T8">The word of the Lord abides in this church and in every church. Amen.</text:span></text:p>
      <text:p text:style-name="P39"/>
      <text:p text:style-name="P29">The Gospel</text:p>
      <text:p text:style-name="P40">Psalm 2:11,10</text:p>
      <text:p text:style-name="P52"><text:tab/>A Psalm of David.</text:p>
      <text:p text:style-name="P52"><text:tab/><text:span text:style-name="T5">Serve the Lord with fear and rejoice in Him with trembling. And now, O ye kings, understand; be instructed, all ye judges of the earth. </text:span><text:span text:style-name="T92">Alleluia.</text:span></text:p>
      <text:p text:style-name="P39"/>
      <text:p text:style-name="P40">Matthew 6:1-18</text:p>
      <text:p text:style-name="P4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6">
        <text:p text:style-name="P73"><text:span text:style-name="T64"><text:tab/></text:span><text:span text:style-name="T72">Take heed that ye do not your alms before men, to be seen of them: otherwise ye have no reward of your Father which is in heaven.</text:span><text:span text:style-name="T44"> </text:span><text:span text:style-name="T72">Therefore when thou doest </text:span><text:span text:style-name="T75">thine</text:span><text:span text:style-name="T72"> alms, do not sound a trumpet before thee, as the </text:span><text:span text:style-name="T72">hypocrites do in the synagogues and in the streets, that they may have glory of men. Verily I say unto you, They have their reward.</text:span><text:span text:style-name="T44"> </text:span><text:span text:style-name="T72">But when thou doest alms, let not thy left hand know what thy right hand doeth:</text:span><text:span text:style-name="T44"> </text:span><text:span text:style-name="T72">That thine alms may be in secret: and thy Father which seeth in secret himself shall reward thee openly.</text:span></text:p>
        <text:p text:style-name="P73"><text:span text:style-name="T44"><text:tab/></text:span><text:span text:style-name="T72">And when thou prayest, thou shalt not be as the hypocrites </text:span><text:span text:style-name="T75">are</text:span><text:span text:style-name="T72">: for they love to pray standing in the synagogues and in the corners of the streets, that they may be seen of men. </text:span><text:soft-page-break/><text:span text:style-name="T72">Verily I say unto you, They have their reward.</text:span><text:span text:style-name="T44"> </text:span><text:span text:style-name="T72">But thou, when thou prayest, </text:span><text:span text:style-name="T72">enter into thy closet, and when thou hast shut thy door, pray to thy Father which is in secret; and thy Father which seeth in secret shall reward thee </text:span><text:span text:style-name="T72">openly.</text:span><text:span text:style-name="T44"> </text:span><text:span text:style-name="T72">But when ye pray, use not </text:span><text:span text:style-name="T72">vain repetitions, as the heathen </text:span><text:span text:style-name="T75">do</text:span><text:span text:style-name="T72">: for they think that they shall be heard for their much speaking.</text:span><text:span text:style-name="T44"> </text:span><text:span text:style-name="T72">Be not ye therefore like unto them: for your Father knoweth what things ye have need of, before ye ask him.</text:span></text:p>
        <text:p text:style-name="P73"><text:span text:style-name="T44"><text:tab/></text:span><text:span text:style-name="T72">After this manner therefore pray ye: Our Father which art in heaven, Hallowed be thy name.</text:span><text:span text:style-name="T44"> </text:span><text:span text:style-name="T72">Thy kingdom come. Thy will be done in earth, as </text:span><text:span text:style-name="T75">it is</text:span><text:span text:style-name="T72"> in heaven.</text:span><text:span text:style-name="T44"> </text:span><text:span text:style-name="T72">Give us this day our daily bread.</text:span><text:span text:style-name="T44"> </text:span><text:span text:style-name="T72">And forgive us our debts, as we forgive our debtors.</text:span><text:span text:style-name="T44"> </text:span><text:span text:style-name="T72">And lead us not into temptation, but deliver us from evil: For thine is the kingdom, and the power, and the glory, for ever. Amen.</text:span><text:span text:style-name="T44"> </text:span><text:span text:style-name="T72">For if ye forgive men their trespasses, your heavenly Father will also forgive you:</text:span><text:span text:style-name="T44"> </text:span><text:span text:style-name="T72">But if ye forgive not men their trespasses, neither will your Father forgive your trespasses.</text:span></text:p>
        <text:p text:style-name="P73"><text:span text:style-name="T44"><text:tab/></text:span><text:span text:style-name="T72">Moreover when ye fast, be not, as the hypocrites, of a sad countenance: for they disfigure their faces, that they may appear unto men to fast. Verily I say unto you, They have their reward.</text:span><text:span text:style-name="T44"> </text:span><text:span text:style-name="T72">But thou, when thou fastest, anoint thine head, and wash thy face;</text:span><text:span text:style-name="T44"> </text:span><text:span text:style-name="T72">That thou appear not unto men to fast, but unto thy Father which is in secret: and thy Father, which seeth in secret, </text:span><text:span text:style-name="T72">shall reward thee openly. </text:span><text:span text:style-name="T66">Glory be to God forever.</text:span></text:p>
      </text:section>
      <text:p text:style-name="P31"/>
      <text:p text:style-name="P60">The Evening Office of the</text:p>
      <text:p text:style-name="P60">Sunday of Pre-Lent Leave-Taking</text:p>
      <text:p text:style-name="P49"/>
      <text:p text:style-name="P23">The Gospel</text:p>
      <text:p text:style-name="P40">Psalm 16:12,13</text:p>
      <text:p text:style-name="P48"><text:tab/>A Psalm of David.</text:p>
      <text:p text:style-name="P48"><text:span text:style-name="T8"><text:tab/></text:span><text:span text:style-name="T5">With Thy hidden treasures hath their belly been filled. They have satisfied themselves with swine and have left the remnants to their babes. </text:span><text:span text:style-name="T92">Alleluia.</text:span></text:p>
      <text:p text:style-name="P39"/>
      <text:p text:style-name="P40">Luke 11:1-13</text:p>
      <text:p text:style-name="P41"><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325">
        <text:p text:style-name="P73"><text:span text:style-name="T12"><text:tab/></text:span><text:span text:style-name="T44">And it came to pass, that, as he was praying in a certain place, when he ceased, one of his disciples said unto him, Lord, teach us to pray, as John also taught his disciples. And he said unto them, </text:span><text:span text:style-name="T72">When ye pray, say, Our Father which art in heaven, Hallowed be thy name. Thy kingdom </text:span><text:soft-page-break/><text:span text:style-name="T72">come. Thy will be done, as in heaven, so in earth.</text:span><text:span text:style-name="T44"> </text:span><text:span text:style-name="T72">Give us day by day our </text:span><text:span text:style-name="T72">daily bread.</text:span><text:span text:style-name="T44"> </text:span><text:span text:style-name="T72">And forgive us our sins; for we also forgive every one that is indebted to us. And lead us not into temptation; but deliver us from evil.</text:span><text:span text:style-name="T44"> And he said unto them,</text:span><text:span text:style-name="T72"> Which of you shall have a friend, and shall go unto him at midnight, and say unto him, Friend, lend me three loaves; For a friend of mine in his journey is come to me, and I have nothing to set before him?</text:span><text:span text:style-name="T44"> </text:span><text:span text:style-name="T72">And he from within shall answer and say, Trouble me not: the door is now shut, and my children are with me in bed; I cannot rise and give thee.</text:span><text:span text:style-name="T44"> </text:span><text:span text:style-name="T72">I say unto you, Though he will not rise and give him, because he is his friend, yet because of his importunity he will rise and give him as many as he needeth.</text:span><text:span text:style-name="T44"> </text:span><text:span text:style-name="T72">And I say unto you, Ask, and it shall be given you; seek, and ye shall find; knock, and it shall be opened unto you.</text:span><text:span text:style-name="T44"> </text:span><text:span text:style-name="T72">For every one that asketh receiveth; and he that seeketh findeth; and to him that knocketh it shall be opened.</text:span><text:span text:style-name="T44"> </text:span><text:span text:style-name="T72">If a son shall ask bread of any of you that is a father, will he give him a stone? or if </text:span><text:span text:style-name="T75">he ask</text:span><text:span text:style-name="T72"> a fish, will he for a fish give him a serpent?</text:span><text:span text:style-name="T44"> </text:span><text:span text:style-name="T72">Or if he shall ask an egg, will he offer him a scorpion?</text:span><text:span text:style-name="T44"> </text:span><text:span text:style-name="T72">If ye then, being evil, know how to give good gifts unto your children: how much more shall </text:span><text:span text:style-name="T75">your</text:span><text:span text:style-name="T72"> heavenly Father give the Holy Spirit to them that ask him?</text:span><text:span text:style-name="T81">Glory be to God forever.</text:span></text:p>
      </text:section>
      <text:p text:style-name="P25"/>
      <text:p text:style-name="P60">Monday of the First Week of Lent</text:p>
      <text:p text:style-name="P49"/>
      <text:p text:style-name="P23">The Matins Prophecies</text:p>
      <text:p text:style-name="P40">Exodus 2:23-3:5</text:p>
      <text:p text:style-name="P41"><text:tab/><text:span text:style-name="T8">From the book of Exodus of Moses the prophet. His blessing be upon us. Amen.</text:span></text:p>
      <text:section text:style-name="Sect1" text:name="Section37">
        <text:p text:style-name="P73"><text:span text:style-name="T20"><text:tab/></text:span><text:span text:style-name="T44">And in those days after a length of time, the king of Egypt died; and the children of Israel groaned because of their tasks, and cried, and their cry because of their tasks went up to God. And God heard their groanings, and God remembered his covenant made with Abraam and Isaac and Jacob. And God looked upon the children of Israel, and was made known to them.</text:span></text:p>
        <text:p text:style-name="P98"><text:span text:style-name="T40"><text:tab/>And Moses was feeding the flock of Jothor his father-in-law, the </text:span><text:span text:style-name="T40">priest of Madiam; and he brought the sheep nigh to the wilderness, and came to the mount of Choreb. And an angel of the Lord appeared to him in </text:span><text:span text:style-name="T44">flaming fire out of the bush, and he sees that the bush burns with fire,—but the bush was not consumed. And Moses said, I will go near and see this great sight, why the bush is not consumed. And when the Lord saw </text:span><text:span text:style-name="T44">that he drew nigh to see, the Lord called him out of the bush, saying, </text:span><text:soft-page-break/><text:span text:style-name="T44">Moses, Moses; and he said, What is it? </text:span><text:span text:style-name="T44">And he said, Draw not nigh hither: </text:span><text:span text:style-name="T44">loose thy sandals from off thy feet, for the place whereon thou standest is holy ground.</text:span><text:span text:style-name="T79"> </text:span><text:span text:style-name="T81">Glory be to the Holy Trinity.</text:span></text:p>
      </text:section>
      <text:p text:style-name="P40"/>
      <text:p text:style-name="P40">Isaiah 1:2-18</text:p>
      <text:p text:style-name="P41"><text:tab/><text:span text:style-name="T8">From the book of Isaiah the prophet. His blessing be upon us. Amen.</text:span></text:p>
      <text:section text:style-name="Sect1" text:name="Section324">
        <text:p text:style-name="P73"><text:span text:style-name="T20"><text:tab/></text:span><text:span text:style-name="T44">Hear, O heaven, and hearken, O earth: for the Lord has spoken, </text:span><text:span text:style-name="T41">saying</text:span><text:span text:style-name="T44">, I have begotten and reared up children, but they have rebelled against me. The ox knows his owner, and the ass his master’s crib: but Israel does not know me, and the people has not regarded me. Ah sinful nation, a people full of sins, an evil seed, lawless children: ye have forsaken the Lord, and provoked the Holy One of Israel. Why should ye be smitten </text:span><text:span text:style-name="T41">any</text:span><text:span text:style-name="T44"> more, transgressing more and more? the whole head is pained, and the whole heart sad. From the feet to the head, there is no soundness in them; neither wound, nor bruise, nor festering ulcer </text:span><text:span text:style-name="T41">are healed</text:span><text:span text:style-name="T44">: it is not possible to apply a plaister, nor oil, nor bandages. Your land is desolate, your cities burned with fire: your land, strangers devour it in your presence, and it is made desolate, overthrown by strange nations. The daughter of Sion shall be deserted as a tent in a vineyard, and as a storehouse of fruits in a garden of cucumbers, as a besieged city. And if the Lord of Sabaoth had not left us a seed, we should have been as Sodom, and we </text:span><text:span text:style-name="T44">should have been made like Gomorrha.</text:span></text:p>
        <text:p text:style-name="P73"><text:span text:style-name="T44"><text:tab/>Hear the word of the Lord, ye rulers of Sodoma; attend to the law of God, thou people of Gomorrha. Of what </text:span><text:span text:style-name="T41">value</text:span><text:span text:style-name="T44"> to me is the abundance of your sacrifices? saith the Lord: I am full of whole-burnt-offerings of rams; and I delight not in the fat of lambs, and the blood of bulls and goats: neither shall ye come </text:span><text:span text:style-name="T41">with these</text:span><text:span text:style-name="T44"> to appear before me; for who has required these things at your hands? Ye shall no more tread my court. Though ye bring fine flour, </text:span><text:span text:style-name="T41">it is</text:span><text:span text:style-name="T44"> vain; incense is an abomination to me; I cannot bear your new moons, and your sabbaths, and the great day; </text:span><text:span text:style-name="T41">your</text:span><text:span text:style-name="T44"> fasting, and rest from work, your new moons also, and your feasts my soul hates: ye have become loathsome to </text:span><text:span text:style-name="T44">me; I will no more pardon your sins. When ye stretch forth your hands, I will turn away mine eyes from you: and though ye make many supplications, I will not hearken to you; for your hands are full of blood.</text:span></text:p>
        <text:p text:style-name="P73"><text:span text:style-name="T44"><text:tab/>Wash you, be clean; remove your iniquities from your souls before mine eyes; cease from your iniquities; </text:span><text:span text:style-name="T44">learn to do well; diligently seek judgement, deliver him that is suffering wrong, plead for the orphan, and obtain justice for the widow. </text:span><text:span text:style-name="T44">And </text:span><text:soft-page-break/><text:span text:style-name="T44">come, let us reason together, saith the </text:span><text:span text:style-name="T44">Lord: and though your sins be as purple, I will make them white as snow; and though they be as scarlet, I will make </text:span><text:span text:style-name="T41">them</text:span><text:span text:style-name="T44"> white as wool. </text:span><text:span text:style-name="T81">Glory be to the Holy Trinity.</text:span></text:p>
      </text:section>
      <text:p text:style-name="P53"/>
      <text:p text:style-name="P23">The Matins Gospel</text:p>
      <text:p text:style-name="P34">Psalm 6:1,2</text:p>
      <text:p text:style-name="P35"><text:tab/><text:span text:style-name="T8">A Psalm of David.</text:span></text:p>
      <text:p text:style-name="P36"><text:tab/><text:span text:style-name="T6">O Lord, rebuke me not in Thine anger, neither chasten me in Thy wrath. Have mercy upon me, O Lord, for I am weak. Heal me, O Lord, for my bones are troubled. </text:span><text:span text:style-name="T9">Alleluia.</text:span></text:p>
      <text:p text:style-name="P45"/>
      <text:p text:style-name="P40">Matthew 12:24-34</text:p>
      <text:p text:style-name="P41"><text:tab/><text:span text:style-name="T8">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8">
        <text:p text:style-name="P73"><text:span text:style-name="T12"><text:tab/></text:span><text:span text:style-name="T40">But when the Pharisees heard </text:span><text:span text:style-name="T41">it</text:span><text:span text:style-name="T44">, they said, This </text:span><text:span text:style-name="T41">fellow</text:span><text:span text:style-name="T44"> doth not cast out devils, but by Beelzebub the prince of the devils. And Jesus knew their thoughts, and said unto them, </text:span><text:span text:style-name="T72">Every kingdom divided against itself is brought to desolation; and every city or house divided against itself shall not stand:</text:span><text:span text:style-name="T44"> </text:span><text:span text:style-name="T72">And if Satan cast out Satan, he is divided against himself; how shall then his kingdom stand?</text:span><text:span text:style-name="T44"> </text:span><text:span text:style-name="T72">And if I by Beelzebub cast out devils, by whom do your children cast </text:span><text:span text:style-name="T75">them</text:span><text:span text:style-name="T72"> out? therefore they shall be your judges.</text:span><text:span text:style-name="T44"> </text:span><text:span text:style-name="T72">But if I cast out devils by the Spirit of God, then the kingdom of God is come unto you.</text:span><text:span text:style-name="T44"> </text:span><text:span text:style-name="T72">Or else how can one enter into a strong man’s house, and spoil his goods, except he first bind the strong man? and then he will spoil his house.</text:span><text:span text:style-name="T44"> </text:span><text:span text:style-name="T72">He that is not with me is against me; and he that gathereth not with me scattereth abroad.</text:span><text:span text:style-name="T44"> </text:span><text:span text:style-name="T72">Wherefore I say unto you, All manner of sin and blasphemy shall be forgiven unto men: but the blasphemy </text:span><text:span text:style-name="T75">against</text:span><text:span text:style-name="T72"> the </text:span><text:span text:style-name="T75">Holy</text:span><text:span text:style-name="T72"> Ghost shall not be forgiven unto men.</text:span><text:span text:style-name="T44"> </text:span><text:span text:style-name="T72">And whosoever speaketh a word against the Son of man, it shall be forgiven him: but whosoever speaketh against the Holy Ghost, it shall not be forgiven him, neither in this world, neither in the </text:span><text:span text:style-name="T75">world</text:span><text:span text:style-name="T72"> to come.</text:span><text:span text:style-name="T44"> </text:span><text:span text:style-name="T72">Either make the tree good, and his fruit good; or else make the tree corrupt, and his fruit corrupt: for the tree is </text:span><text:span text:style-name="T72">known by </text:span><text:span text:style-name="T75">his</text:span><text:span text:style-name="T72"> fruit.</text:span><text:span text:style-name="T44"> </text:span><text:span text:style-name="T72">O generation of vipers, how can ye, being evil, speak good things? for out of the abundance of the heart the mouth speaketh.</text:span><text:span text:style-name="T44"> </text:span><text:span text:style-name="T66">Glory be to God forever.</text:span></text:p>
      </text:section>
      <text:p text:style-name="P24"/>
      <text:p text:style-name="P28"/>
      <text:p text:style-name="P13">The Liturgy</text:p>
      <text:p text:style-name="P39"/>
      <text:p text:style-name="P29">The Pauline Epistle</text:p>
      <text:p text:style-name="P40">Romans 1:26-2:6</text:p>
      <text:p text:style-name="P41"><text:tab/><text:span text:style-name="T8">A chapter from the First Epistle of our teacher Paul to the Romnas. His blessing be upon us. Amen.</text:span></text:p>
      <text:section text:style-name="Sect1" text:name="Section39">
        <text:p text:style-name="P79"><text:span text:style-name="T63"><text:tab/></text:span><text:span text:style-name="T40">For this cause God gave them up unto vile affections: for even their women did change the natural use into that which is against nature: And likewise also the men, leaving the natural use of the woman, burned in </text:span><text:span text:style-name="T40">their lust one toward another; men with men working that which is </text:span><text:span text:style-name="T40">unseemly, and receiving in themselves that recompence of their error which was meet. And even as they did not like to retain God in </text:span><text:span text:style-name="T41">their</text:span><text:span text:style-name="T44"> knowledge, God gave them over to a reprobate mind, to do those things which are not convenient; Being filled with all unrighteousness, fornication, wickedness, covetousness, maliciousness; full of envy, murder, debate, deceit, malignity; whisperers, Backbiters, haters of God, despiteful, proud, boasters, inventors of evil things, disobedient to parents, Without understanding, covenantbreakers, without natural affection, implacable, unmerciful:</text:span><text:span text:style-name="T54"> </text:span><text:span text:style-name="T44">Who knowing the judgment of God, that they which commit such things are worthy of death, not only do the same, but have pleasure in them that do them.</text:span></text:p>
        <text:p text:style-name="P80"><text:tab/>Therefore thou art inexcusable, O man, whosoever thou art that judgest: for wherein thou judgest another, thou condemnest thyself; for thou that judgest doest the same things. But we are sure that the judgment of God is according to truth against them which commit such things. And thinkest thou this, O man, that judgest them which do such things, and doest the same, that thou shalt escape the judgment of God? Or despisest thou the riches of his goodness and forbearance and longsuffering; not knowing that the goodness of God leadeth thee to repentance? But after thy hardness and impenitent heart treasurest up unto thyself wrath against the day of wrath and revelation of the righteous judgment of God; Who will render to every man according to his deeds.</text:p>
      </text:section>
      <text:p text:style-name="P49">The grace of God the Father be with you all. Amen.</text:p>
      <text:p text:style-name="P39"/>
      <text:p text:style-name="P29">The Catholic Epistle</text:p>
      <text:p text:style-name="P40">James 2:1-13</text:p>
      <text:p text:style-name="P41"><text:tab/><text:span text:style-name="T8">The Catholic Epistle from the Epistle of our teacher James. His Blessing be upon us. Amen.</text:span></text:p>
      <text:section text:style-name="Sect1" text:name="Section40">
        <text:p text:style-name="P79"><text:span text:style-name="T65"><text:tab/></text:span><text:span text:style-name="T40">My brethren, have not the faith of our Lord Jesus Christ, </text:span><text:span text:style-name="T41">the Lord</text:span><text:span text:style-name="T44"> of glory, with respect of persons. For if there come unto your assembly a man with a gold ring, in goodly apparel, and there come in also a poor man in </text:span><text:soft-page-break/><text:span text:style-name="T44">vile raiment; And ye have respect to him that weareth the gay clothing, and say unto him, Sit thou here in a good place; and say to the poor, Stand thou there, or sit here under my footstool: Are ye not then partial in yourselves, and are become judges of evil thoughts? Hearken, my beloved brethren, Hath not God chosen the poor of this world rich in faith, and </text:span><text:span text:style-name="T44">heirs of the kingdom which he hath promised to them that love him? But ye have despised the poor. Do not rich men oppress you, and draw you </text:span><text:span text:style-name="T44">before the judgment seats? </text:span><text:span text:style-name="T44">Do not they blaspheme that worthy name by the which ye are called?</text:span></text:p>
        <text:p text:style-name="P73"><text:span text:style-name="T44"><text:tab/>If ye fulfil the royal law according to the scripture, Thou shalt love thy neighbour as thyself, ye do well: But if ye have respect to persons, ye commit sin, and are convinced of the law as transgressors. For whosoever shall keep the whole law, and yet offend in one </text:span><text:span text:style-name="T41">point</text:span><text:span text:style-name="T44">, he is guilty of all. For he that said, Do not commit adultery, said also, Do not kill. Now if thou commit no adultery, yet if thou kill, thou art become a transgressor of the law. So speak ye, and so do, as they that shall be judged by the law of liberty. For he shall have judgment without mercy, that hath shewed no mercy; and mercy rejoiceth against judgment.</text:span></text:p>
      </text:section>
      <text:p text:style-name="P41"><text:tab/><text:span text:style-name="T8">Do not love the world, nor the things which are in the world. The world shall pass away and all its desires; but he who does the will of God shall abide forever. Amen.</text:span></text:p>
      <text:p text:style-name="P39"/>
      <text:p text:style-name="P29">The Praxis</text:p>
      <text:p text:style-name="P40">Acts 14:19-28</text:p>
      <text:p text:style-name="P41"><text:tab/><text:span text:style-name="T8">A chapter from the Acts of our fathers the pure Apostles, who were invested with the grace of the Holy Spirit. Their blessing be with us all. Amen.</text:span></text:p>
      <text:section text:style-name="Sect1" text:name="Section41">
        <text:p text:style-name="P79"><text:span text:style-name="T64"><text:tab/></text:span><text:span text:style-name="T40">And there came thither </text:span><text:span text:style-name="T41">certain</text:span><text:span text:style-name="T44"> Jews from Antioch and Iconium, who persuaded the people, and, having stoned Paul, drew </text:span><text:span text:style-name="T41">him</text:span><text:span text:style-name="T44"> out of the city, supposing he had been dead. Howbeit, as the disciples stood round about him, he rose up, and came into the city: and the next day he departed with Barnabas to Derbe. And when they had preached the gospel to that city, and had taught many, they returned again to Lystra, and </text:span><text:span text:style-name="T41">to</text:span><text:span text:style-name="T44"> Iconium, and Antioch, Confirming the souls of the disciples, </text:span><text:span text:style-name="T41">and</text:span><text:span text:style-name="T44"> exhorting them to continue in the faith, and that we must through much tribulation </text:span><text:span text:style-name="T44">enter into the kingdom of God. And when they had ordained them elders in every church, and had prayed with fasting, they commended them to the Lord, on whom they believed. And after they had passed throughout Pisidia, they came to Pamphylia. And when they had preached the word in Perga, they went down into Attalia: And thence sailed to Antioch, from </text:span><text:soft-page-break/><text:span text:style-name="T44">whence they had been recommended to the grace of God for the work which they fulfilled. And when they were come, and had gathered the church together, they rehearsed all that God had done with them, and how he had opened the door of faith unto the Gentiles. And there they abode long time with the disciples.</text:span></text:p>
      </text:section>
      <text:p text:style-name="P39"><text:tab/><text:span text:style-name="T8">The word of the Lord abides in this church and in every church. Amen.</text:span></text:p>
      <text:p text:style-name="P39"/>
      <text:p text:style-name="P29">The Gospel</text:p>
      <text:p text:style-name="P40">Psalm 21:25</text:p>
      <text:p text:style-name="P52"><text:tab/>A Psalm of David.</text:p>
      <text:p text:style-name="P52"><text:tab/><text:span text:style-name="T5">The poor shall eat and be filled and they that seek the Lord shall praise Him; their hearts shall live forever and ever.</text:span><text:span text:style-name="T92"> Al</text:span>leluia.</text:p>
      <text:p text:style-name="P39"/>
      <text:p text:style-name="P40">Mark 9:32b-50</text:p>
      <text:p text:style-name="P47"><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42">
        <text:p text:style-name="P73"><text:span text:style-name="T64"><text:tab/></text:span><text:span text:style-name="T44">And he came to Capernaum: and being in the house he asked them, </text:span><text:span text:style-name="T72">What was it that ye disputed among yourselves by the way?</text:span><text:span text:style-name="T44"> But they held their peace: for by the way they had disputed among themselves, who </text:span><text:span text:style-name="T41">should be</text:span><text:span text:style-name="T44"> the greatest. And he sat down, and called the twelve, and saith unto them, </text:span><text:span text:style-name="T72">If any man desire to be first, </text:span><text:span text:style-name="T75">the same</text:span><text:span text:style-name="T72"> shall be last of all, and servant of all.</text:span><text:span text:style-name="T44"> And he took a child, and set him in the midst of them: and when he had taken him in his arms, he said unto them, </text:span><text:span text:style-name="T72">Whosoever shall receive one of such children in my name, receiveth me: and whosoever shall receive me, receiveth not me, but him that sent me.</text:span><text:span text:style-name="T44"> And John answered him, saying, Master, we saw one casting out devils in thy name, and he followeth not us: and we forbad him, because he followeth not us. But Jesus said, </text:span><text:span text:style-name="T72">Forbid him not: for there is no man which shall do a miracle in my name, that can lightly speak evil of me.</text:span><text:span text:style-name="T44"> </text:span><text:span text:style-name="T72">For he that is not against us is on our part.</text:span></text:p>
        <text:p text:style-name="P73"><text:span text:style-name="T44"><text:tab/></text:span><text:span text:style-name="T72">For whosoever shall give you a cup of water to drink in my name, because ye belong to Christ, verily I say unto you, he shall not lose his reward.</text:span><text:span text:style-name="T44"> </text:span><text:span text:style-name="T72">And whosoever shall offend one of </text:span><text:span text:style-name="T75">these</text:span><text:span text:style-name="T72"> little ones that believe in me, it is better for him that a millstone </text:span><text:span text:style-name="T72">were hanged about his neck, and he were cast into the sea.</text:span><text:span text:style-name="T44"> </text:span><text:span text:style-name="T72">And if thy hand offend thee, cut it off: it is better for thee to enter into life maimed, than having two hands to go into hell, into the fire that never shall be quenched:</text:span><text:span text:style-name="T44"> </text:span><text:span text:style-name="T72">Where their worm dieth not, and the fire is not quenched.</text:span><text:span text:style-name="T44"> </text:span><text:span text:style-name="T72">And if thy foot offend thee, cut it off: it is better for thee to enter halt into life, than having </text:span><text:soft-page-break/><text:span text:style-name="T72">two feet to be cast into hell, into the fire that never shall be quenched:</text:span><text:span text:style-name="T44"> </text:span><text:span text:style-name="T72">Where their worm dieth not, and the fire is not quenched.</text:span><text:span text:style-name="T44"> </text:span><text:span text:style-name="T72">And if thine eye offend thee, pluck it out: it is better for thee to enter into the kingdom of God with one eye, than having two eyes to be cast into hell fire:</text:span><text:span text:style-name="T44"> </text:span><text:span text:style-name="T72">Where their worm dieth not, and the fire is not quenched.</text:span><text:span text:style-name="T44"> </text:span><text:span text:style-name="T72">For every one shall be salted with fire, and every sacrifice </text:span><text:span text:style-name="T72">shall be salted with salt.</text:span><text:span text:style-name="T44"> </text:span><text:span text:style-name="T72">Salt </text:span><text:span text:style-name="T75">is</text:span><text:span text:style-name="T72"> good: </text:span><text:span text:style-name="T72">but if the salt have lost his saltness, </text:span><text:span text:style-name="T72">wherewith will ye season it? Have salt in yourselves, and have peace one with another.</text:span><text:span text:style-name="T64"> </text:span><text:span text:style-name="T66">Glory be to God forever.</text:span></text:p>
      </text:section>
      <text:p text:style-name="P31"/>
      <text:p text:style-name="P60">Tuesday of the First Week of Lent</text:p>
      <text:p text:style-name="P49"/>
      <text:p text:style-name="P23">The Matins Prophecies</text:p>
      <text:p text:style-name="P40">Isaiah 1:19-2:3a</text:p>
      <text:p text:style-name="P41"><text:tab/><text:span text:style-name="T8">From the book of Isaiah the prophet. His blessing be upon us. Amen.</text:span></text:p>
      <text:section text:style-name="Sect1" text:name="Section43">
        <text:p text:style-name="P73"><text:span text:style-name="T20"><text:tab/>I</text:span><text:span text:style-name="T44">f ye be willing, and hearken to me, ye shall eat the good of the land: but if ye be not willing, nor hearken to me, a sword shall devour you: for the mouth of the Lord has spoken this.</text:span></text:p>
        <text:p text:style-name="P73"><text:span text:style-name="T40"><text:tab/>How has the faithful city Sion, </text:span><text:span text:style-name="T41">once</text:span><text:span text:style-name="T44"> full of judgement, become a harlot! wherein righteousness lodged, but now murderers. Your silver is worthless, thy wine merchants mix the wine with water. Thy princes are rebellious, companions of thieves, loving bribes, seeking after rewards; not pleading for orphans, and not heeding the cause of widows. Therefore thus saith the Lord, the Lord of hosts, Woe to the mighty </text:span><text:span text:style-name="T41">men</text:span><text:span text:style-name="T44"> of Israel; for my wrath shall not cease against mine adversaries, and I will execute judgement on mine enemies. And I will bring my hand upon thee, and purge thee completely, and I will destroy the rebellious, and will take away from thee all transgressors. And I will establish thy judges as before, and thy counsellors as at the beginning: and afterward thou shalt be called the city of righteousness, the faithful mother-city of Sion. For her captives shall be saved with judgement, and with mercy. And the transgressors and the sinners shall be crushed together, and they that forsake the Lord shall be utterly consumed. For they shall be ashamed </text:span><text:span text:style-name="T44">of their idols, which they delighted in, and they are made ashamed of the gardens which they coveted. For they shall be as a turpentine tree that has cast its leaves, and as a garden that has no water. </text:span><text:span text:style-name="T44">And their strength shall be as a thread of tow, and their works as sparks, and the transgressors and the sinners shall be burnt up together, and there shall be none to quench </text:span><text:span text:style-name="T41">them</text:span><text:span text:style-name="T44">.</text:span></text:p>
        <text:p text:style-name="P73"><text:soft-page-break/><text:span text:style-name="T44"><text:tab/>The word which came to Esaias the son of Amos concerning Judea, and concerning Jerusalem. For in the last days the mountain of the Lord shall be glorious, and the house of God </text:span><text:span text:style-name="T41">shall be</text:span><text:span text:style-name="T44"> on the top of the mountains, and it shall be exalted above the hills; and all nations shall come to it. And many nations shall go and say, Come, and let us go up to the moun</text:span><text:span text:style-name="T44">tain of the Lord, and to the house of the God of Jacob; and he will tell us his way, and we will walk in it.</text:span><text:span text:style-name="T79"> </text:span><text:span text:style-name="T81">Glory be to the Holy Trinity.</text:span></text:p>
      </text:section>
      <text:p text:style-name="P53"/>
      <text:p text:style-name="P40">Zechariah 8:7-13</text:p>
      <text:p text:style-name="P41"><text:tab/><text:span text:style-name="T8">From the book of Zechariah the prophet. His blessing be upon us. Amen.</text:span></text:p>
      <text:section text:style-name="Sect1" text:name="Section326">
        <text:p text:style-name="P73"><text:span text:style-name="T20"><text:tab/></text:span><text:span text:style-name="T44">Thus saith the Lord Almighty; Behold, I </text:span><text:span text:style-name="T41">will</text:span><text:span text:style-name="T44"> save my people from the east country, and the west country; </text:span><text:span text:style-name="T44">and I will bring them in, and cause </text:span><text:span text:style-name="T41">them</text:span><text:span text:style-name="T44"> to dwell in the midst of Jerusalem: and they shall be to me a people, and I will be to them a God, in truth and in righteousness.</text:span></text:p>
        <text:p text:style-name="P73"><text:span text:style-name="T44"><text:tab/>Thus saith the Lord Almighty; Let your hands be strong, </text:span><text:span text:style-name="T41">ye that</text:span><text:span text:style-name="T44"> hear in these days these words out of the mouth of the prophets, from the day that the house of the Lord Almighty was founded, and from the time that the temple was built. For before those days the wages of men could not be profitable, and there could be no hire of cattle, and there could be no peace by reason of the affliction to him that went out or to him that came in: for I would have let loose all men, every one against his neighbour. But now I </text:span><text:span text:style-name="T41">will</text:span><text:span text:style-name="T44"> not do to the remnant of this people according to the former days, saith the Lord Almighty. But I will shew peace: the vine shall yield her fruit, and the land shall yield her produce, and the heaven shall give its dew: and I will give as an inheritance all these things to the remnant of my people. </text:span><text:span text:style-name="T44">And it shall come to pass, as ye were a curse among the nations, O house of Juda, and house of Israel; so will I save you, and ye shall be a blessing: be of good courage, and strengthen your hands.</text:span><text:span text:style-name="T79"> </text:span><text:span text:style-name="T81">Glory be to the Holy Trinity.</text:span></text:p>
      </text:section>
      <text:p text:style-name="P53"/>
      <text:p text:style-name="P23">The Matins Gospel</text:p>
      <text:p text:style-name="P34">Psalm 22:1,2</text:p>
      <text:p text:style-name="P35"><text:tab/><text:span text:style-name="T8">A Psalm of David.</text:span></text:p>
      <text:p text:style-name="P36"><text:tab/><text:span text:style-name="T51">The Lord will shepherd me; therefore I shall not be in want of anything</text:span><text:span text:style-name="T85">. He </text:span><text:span text:style-name="T51">has restored my soul: He has led me in the paths of righteousness.</text:span><text:span text:style-name="T85"> </text:span><text:span text:style-name="T9">Alleluia.</text:span></text:p>
      <text:p text:style-name="P39"/>
      <text:p text:style-name="P40"/>
      <text:p text:style-name="P8">Matthew 9:10-15</text:p>
      <text:p text:style-name="P41"><text:tab/><text:span text:style-name="T8">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4">
        <text:p text:style-name="P98"><text:span text:style-name="T12"><text:tab/></text:span><text:span text:style-name="T40">And it came to pass, as Jesus sat at meat in the house, behold, many publicans and sinners came and sat down with him and his disciples. And when the Pharisees saw </text:span><text:span text:style-name="T41">it</text:span><text:span text:style-name="T44">, they said unto his disciples, Why eateth your Master with publicans and sinners? But when Jesus heard </text:span><text:span text:style-name="T41">that</text:span><text:span text:style-name="T44">, he said unto them,</text:span><text:span text:style-name="T72"> They that be whole need not a physician, but they that are sick.</text:span><text:span text:style-name="T44"> </text:span><text:span text:style-name="T72">But go ye and learn what </text:span><text:span text:style-name="T75">that</text:span><text:span text:style-name="T72"> meaneth, I will have mercy, and not </text:span><text:span text:style-name="T72">sacrifice: for I am not come to call the righteous, but sinners to repentance.</text:span></text:p>
        <text:p text:style-name="P73"><text:span text:style-name="T44"><text:tab/>Then came to him the disciples of John, saying, Why do we and the </text:span><text:span text:style-name="T44">Pharisees fast oft, but thy disciples fast not? </text:span><text:span text:style-name="T44">And Jesus said unto them, </text:span><text:span text:style-name="T72">Can the children of the bridechamber mourn, as long as the bridegroom is with them? but the days will come, when the bridegroom shall be taken from them, and then shall they fast.</text:span><text:span text:style-name="T77"> </text:span><text:span text:style-name="T66">Glory be to God forever.</text:span></text:p>
      </text:section>
      <text:p text:style-name="P24"/>
      <text:p text:style-name="P28">The Liturgy</text:p>
      <text:p text:style-name="P39"/>
      <text:p text:style-name="P29">The Pauline Epistle</text:p>
      <text:p text:style-name="P40">Romans 9:14-29</text:p>
      <text:p text:style-name="P41"><text:tab/><text:span text:style-name="T8">A chapter from the Epistle of our teacher Paul to the Romans. His blessing be upon us. Amen.</text:span></text:p>
      <text:section text:style-name="Sect1" text:name="Section45">
        <text:p text:style-name="P100"><text:span text:style-name="T63"><text:tab/></text:span><text:span text:style-name="T40">What shall we say then? </text:span><text:span text:style-name="T41">Is there</text:span><text:span text:style-name="T44"> unrighteousness with God? God forbid. </text:span><text:span text:style-name="T40">For he saith to Moses, I will have mercy on whom I will have mercy, and I will have compassion on whom I will have compassion. So then </text:span><text:span text:style-name="T41">it is</text:span><text:span text:style-name="T44"> not of him that willeth, nor of him that runneth, but of God that sheweth mercy. For the scripture saith unto Pharaoh, Even for this same purpose have I raised thee up, that I might shew my power in thee, and that my name might be declared throughout all the earth. Therefore hath he mercy on whom he will </text:span><text:span text:style-name="T41">have mercy</text:span><text:span text:style-name="T44">, and whom he will he hardeneth. Thou wilt say then unto me, Why doth he yet find fault? For who hath resisted his will? Nay but, O man, who art thou that repliest against God? Shall the thing formed say to him that formed </text:span><text:span text:style-name="T41">it</text:span><text:span text:style-name="T44">, Why hast thou made me thus? Hath not the potter power over the clay, of the same lump to make one vessel unto honour, and another unto dishonour? </text:span><text:span text:style-name="T41">What</text:span><text:span text:style-name="T44"> if God, willing to shew </text:span><text:span text:style-name="T41">his</text:span><text:span text:style-name="T44"> wrath, and to make his power known, endured with much longsuffering the vessels of wrath fitted to destruction: And that he might make known the riches of his glory on the vessels of mercy, which he had afore prepared unto glory, </text:span><text:soft-page-break/><text:span text:style-name="T44">Even us, whom he hath called, not of the Jews only, but also of the Gentiles?</text:span></text:p>
        <text:p text:style-name="P73"><text:span text:style-name="T44"><text:tab/>As he saith also in Osee, I will call them my people, which were not my people; and her beloved, which </text:span><text:span text:style-name="T44">was not beloved. And it shall come to pass, </text:span><text:span text:style-name="T41">that</text:span><text:span text:style-name="T44"> in the place where it was </text:span><text:span text:style-name="T44">said unto them, Ye </text:span><text:span text:style-name="T41">are</text:span><text:span text:style-name="T44"> not my people; there shall they be called the children of the living God. Esaias also crieth concerning Israel, Though the number of the children of Israel be as the sand of the sea, a remnant shall be saved: For he will finish the work, and cut </text:span><text:span text:style-name="T41">it</text:span><text:span text:style-name="T44"> short in righteousness: because a short work will the Lord make upon the earth. And as Esaias said before, Except the Lord of Sabaoth had left us </text:span><text:span text:style-name="T44">a seed, we had been as Sodoma, and been made like unto Gomorrha.</text:span></text:p>
      </text:section>
      <text:p text:style-name="P49">The grace of God the Father be with you all. Amen.</text:p>
      <text:p text:style-name="P39"/>
      <text:p text:style-name="P29">The Catholic Epistle</text:p>
      <text:p text:style-name="P40">1 Peter 4:3-11</text:p>
      <text:p text:style-name="P41"><text:tab/><text:span text:style-name="T8">The Catholic Epistle from the First Epistle of our teacher Peter. His Blessing be upon us. Amen.</text:span></text:p>
      <text:section text:style-name="Sect1" text:name="Section46">
        <text:p text:style-name="P79"><text:span text:style-name="T65"><text:tab/></text:span><text:span text:style-name="T40">For the time past of </text:span><text:span text:style-name="T41">our</text:span><text:span text:style-name="T44"> life may suffice us to have wrought the will of the Gentiles, when we walked in lasciviousness, lusts, excess of wine, revellings, banquetings, and abominable idolatries:</text:span></text:p>
        <text:p text:style-name="P73"><text:span text:style-name="T44"><text:tab/>Wherein they think it strange that ye run not with </text:span><text:span text:style-name="T41">them</text:span><text:span text:style-name="T44"> to the same excess of riot, speaking evil of </text:span><text:span text:style-name="T41">you</text:span><text:span text:style-name="T44">: Who shall give account to him that is ready to judge the quick and the dead. </text:span><text:span text:style-name="T44">For for this cause was the gospel preached also to them that are dead, that they might be judged according to men in the flesh, but live according to God in the spirit.</text:span></text:p>
        <text:p text:style-name="P73"><text:span text:style-name="T44"><text:tab/>But the end of all things is at hand: be ye therefore sober, and watch unto prayer. And above all things have fervent charity among yourselves: for charity shall cover the multitude of sins. Use hospitality one to another without grudging. As every man hath received the gift, </text:span><text:span text:style-name="T41">even so</text:span><text:span text:style-name="T44"> minister the same one to another, as good stewards of the manifold grace of God. </text:span><text:span text:style-name="T54">I</text:span><text:span text:style-name="T44">f any man speak, </text:span><text:span text:style-name="T41">let him speak</text:span><text:span text:style-name="T44"> as the oracles of God; if any man minister, </text:span><text:span text:style-name="T41">let him do it</text:span><text:span text:style-name="T44"> as of the ability which God giveth: that God in all things may be glorified through Jesus Christ, to whom be praise and dominion for ever and ever. Amen.</text:span></text:p>
      </text:section>
      <text:p text:style-name="P41"><text:tab/><text:span text:style-name="T8">Do not love the world, nor the things which are in the world. The world shall pass away and all its desires; but he who does the will of God shall abide forever. Amen.</text:span></text:p>
      <text:p text:style-name="P39"/>
      <text:p text:style-name="P29"/>
      <text:p text:style-name="P14">The Praxis</text:p>
      <text:p text:style-name="P40">Acts 5:34-42</text:p>
      <text:p text:style-name="P41"><text:tab/><text:span text:style-name="T8">A chapter from the Acts of our fathers the pure Apostles, who were invested with the grace of the Holy Spirit. Their blessing be with us all. Amen.</text:span></text:p>
      <text:section text:style-name="Sect1" text:name="Section47">
        <text:p text:style-name="P79"><text:span text:style-name="T64"><text:tab/></text:span><text:span text:style-name="T40">Then stood there up one in the council, a Pharisee, named Gamaliel, a doctor of the law, had in reputation among all the people, and commanded to put the apostles forth a little space; And said unto them, Ye </text:span><text:span text:style-name="T40">men of Israel, take heed to yourselves what ye intend to do as touching these </text:span><text:span text:style-name="T40">men. For before these days rose up Theudas, boasting himself to be somebody; to whom a number of men, about four hundred, joined themselves: who was slain; and all, as many as obeyed him, were scattered, and brought to nought. After this man rose up Judas of Galilee in the days of the taxing, and drew away much people after him: he also perished; </text:span><text:span text:style-name="T40">and all, </text:span><text:span text:style-name="T41">even</text:span><text:span text:style-name="T44"> as many as obeyed him, were dispersed. And now I say unto you, Refrain from these men, and let them alone: for if this counsel or this </text:span><text:span text:style-name="T44">work be of men, it will come to nought: But if it be of God, ye cannot </text:span><text:span text:style-name="T44">overthrow it; lest haply ye be found even to fight against God. And to him they agreed: and when they had called the apostles, and beaten </text:span><text:span text:style-name="T41">them</text:span><text:span text:style-name="T44">, they commanded that they should not speak in the name of Jesus, and let them go. And they departed from the presence of the council, rejoicing that they were counted worthy to suffer shame for his name. And daily in the temple, and in every house, they ceased not to teach and preach Jesus Christ.</text:span></text:p>
      </text:section>
      <text:p text:style-name="P39"><text:tab/><text:span text:style-name="T8">The word of the Lord abides in this church and in every church. Amen.</text:span></text:p>
      <text:p text:style-name="P39"/>
      <text:p text:style-name="P29">The Gospel</text:p>
      <text:p text:style-name="P40">Psalm 24:15,16</text:p>
      <text:p text:style-name="P52"><text:tab/>A Psalm of David.</text:p>
      <text:p text:style-name="P52"><text:tab/><text:span text:style-name="T5">Look upon me and have mercy on me; for I am an only son and I am poor. The afflictions of my heart have multiplied.</text:span><text:span text:style-name="T92"> </text:span>Alleluia.</text:p>
      <text:p text:style-name="P39"/>
      <text:p text:style-name="P40">Luke 12:41-50</text:p>
      <text:p text:style-name="P4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48">
        <text:p text:style-name="P73"><text:span text:style-name="T64"><text:tab/></text:span><text:span text:style-name="T44">Then Peter said unto him, Lord, speakest thou this parable unto us, or even to all? And the Lord said, </text:span><text:span text:style-name="T72">Who then is that faithful and wise steward, whom </text:span><text:span text:style-name="T75">his</text:span><text:span text:style-name="T72"> lord shall make ruler over his household, to give </text:span><text:span text:style-name="T75">them their</text:span><text:span text:style-name="T72"> portion of meat in due season?</text:span><text:span text:style-name="T44"> </text:span><text:span text:style-name="T72">Blessed </text:span><text:span text:style-name="T75">is</text:span><text:span text:style-name="T72"> that servant, whom his lord when he cometh shall find so doing.</text:span><text:span text:style-name="T44"> </text:span><text:span text:style-name="T72">Of a truth I say unto you, that he will make </text:span><text:soft-page-break/><text:span text:style-name="T72">him ruler over all that he hath.</text:span><text:span text:style-name="T44"> </text:span><text:span text:style-name="T72">But and if that servant say in his heart, My lord delayeth his coming; and shall begin to beat the menservants and maidens, and to eat and drink, and to be drunken; </text:span><text:span text:style-name="T72">The lord of that servant will come in a day when he looketh not for </text:span><text:span text:style-name="T75">him</text:span><text:span text:style-name="T72">, and at an hour when he is not aware, and will cut him in sunder, and will appoint him his portion with the unbelievers.</text:span><text:span text:style-name="T44"> </text:span><text:span text:style-name="T72">And that servant, which knew his lord’s will, and </text:span><text:span text:style-name="T72">prepared not </text:span><text:span text:style-name="T75">himself</text:span><text:span text:style-name="T72">, neither did according to his will, shall be beaten </text:span><text:span text:style-name="T72">with many </text:span><text:span text:style-name="T75">stripes</text:span><text:span text:style-name="T72">.</text:span><text:span text:style-name="T44"> </text:span><text:span text:style-name="T72">But he that knew not, and did commit things worthy of stripes, shall be beaten with few </text:span><text:span text:style-name="T75">stripes</text:span><text:span text:style-name="T72">. For unto whomsoever much is given, of him shall be much required: and to whom men have committed much, of him they will ask the more.</text:span><text:span text:style-name="T44"> </text:span><text:span text:style-name="T72">I am come to send fire on the earth; and what will I, if it be already kindled?</text:span><text:span text:style-name="T44"> </text:span><text:span text:style-name="T72">But I have a baptism to be baptized with; and how am I straitened till it be accomplished!</text:span><text:span text:style-name="T64"> </text:span><text:span text:style-name="T66">Glory be to God forever.</text:span></text:p>
      </text:section>
      <text:p text:style-name="P31"/>
      <text:p text:style-name="P60">Wednesday of the First Week of Lent</text:p>
      <text:p text:style-name="P49"/>
      <text:p text:style-name="P23">The Matins Prophecies</text:p>
      <text:p text:style-name="P40">Isaiah 2:3-11</text:p>
      <text:p text:style-name="P41"><text:tab/><text:span text:style-name="T8">From the book of Isaiah the prophet. His blessing be upon us. Amen.</text:span></text:p>
      <text:section text:style-name="Sect1" text:name="Section49">
        <text:p text:style-name="P73"><text:span text:style-name="T20"><text:tab/></text:span><text:span text:style-name="T44">And many nations shall go and say, Come, and let us go up to the mountain of the Lord, and to the house of the God of Jacob; and he will tell us his way, and we will walk in it: for out of Sion shall go forth the law, and the word of the Lord out of Jerusalem. And he shall judge among the nations, and shall rebuke many people: and they shall beat their swords into plow-shares, and their spears into sickles: and nation shall not take up sword against nation, neither shall they learn to war any more. </text:span><text:span text:style-name="T44">And now, O house of Jacob, come, </text:span><text:span text:style-name="T41">and</text:span><text:span text:style-name="T44"> let us walk in the light of the Lord.</text:span></text:p>
        <text:p text:style-name="P73"><text:span text:style-name="T44"><text:tab/>For he has forsaken his people the house of Israel, because their land is filled as at the beginning with divinations, as the </text:span><text:span text:style-name="T41">land</text:span><text:span text:style-name="T44"> of the Philistines, and many strange children were born to them. </text:span><text:span text:style-name="T44">For their land is filled with silver and gold, and there was no number of their treasures; their land also is filled with horses, and there was no number of chariots. And the land is filled with abominations, </text:span><text:span text:style-name="T41">even</text:span><text:span text:style-name="T44"> the works of their hands; and they have worshipped </text:span><text:span text:style-name="T41">the works</text:span><text:span text:style-name="T44"> which their fingers made. And the mean man bowed down, and the great man was humbled: and I will not pardon them.</text:span></text:p>
        <text:p text:style-name="P73"><text:soft-page-break/><text:span text:style-name="T44"><text:tab/>Now therefore enter ye into the rocks, and hide yourselves in the earth, for fear of the Lord, and by reason of the glory of his might, when he shall arise to strike terribly the earth. For the eyes of the Lord are high, but man is low; and the haughtiness of men shall be brought low, and the Lord alone shall be exalted in that day.</text:span><text:span text:style-name="T79"> </text:span><text:span text:style-name="T81">Glory be to the Holy Trinity.</text:span></text:p>
      </text:section>
      <text:p text:style-name="P53"/>
      <text:p text:style-name="P40">Joel 2:12-27</text:p>
      <text:p text:style-name="P41"><text:tab/><text:span text:style-name="T8">From the book of Jeol the prophet. His blessing be upon us. Amen.</text:span></text:p>
      <text:section text:style-name="Sect1" text:name="Section327">
        <text:p text:style-name="P73"><text:span text:style-name="T20"><text:tab/></text:span><text:span text:style-name="T44">Now therefore, saith the Lord your God, turn to me with all your heart, and with fasting, and with weeping, and with lamentation: and rend your hearts, and not your garments, and turn to the Lord your God: for he is merciful and compassionate, long-suffering, and plenteous in mercy, and repents of evils. Who knows if he will return, and repent, </text:span><text:span text:style-name="T44">and leave a blessing behind him, even a meat-offering and a drink-offering to the Lord your God? Sound the trumpet in Sion, sanctify a fast, </text:span><text:span text:style-name="T44">proclaim a </text:span><text:span text:style-name="T41">solemn</text:span><text:span text:style-name="T44"> service: gather the people, sanctify the congregation, </text:span><text:span text:style-name="T44">assemble the elders, gather the infants at the breast: let the bridegroom go forth of his chamber, and the bride out of her closet. Between the porch and the altar </text:span><text:span text:style-name="T44">let the priests that minister to the Lord weep, and say, Spare thy people, O Lord, and give not thine heritage to reproach, that the heathen should rule over them, lest they should say among the heathen, Where is their God?</text:span></text:p>
        <text:p text:style-name="P73"><text:span text:style-name="T44"><text:tab/>But the Lord was jealous of his land, and spared his people. And the Lord answered and said to his people, Behold, I </text:span><text:span text:style-name="T41">will</text:span><text:span text:style-name="T44"> send you corn, and wine, and oil, and ye shall be satisfied with them: and I will no longer make you a reproach among the Gentiles. And I will chase away from you the northern </text:span><text:span text:style-name="T41">adversary</text:span><text:span text:style-name="T44">, and will drive him away into a dry land, and I will sink his face in the former sea, and his back parts in the latter sea, and his ill savour shall come up, and his stink come up, because he has wrought great things. Be of good courage, O land; rejoice and be glad: for the Lord has done great things. Be of good courage, ye beasts of the plain, for the plains of the wilderness have budded, for the trees have borne their fruit, the fig tree and the vine have yielded their strength. Rejoice then and be glad, ye children of Sion, in the Lord your God: for he has given you food fully, and he will rain on you the early and the latter rain, as before. And the floors shall be filled with corn, and the presses shall overflow with wine and oil. And I will recompense you for the years which the locust, and the caterpillar, and the palmerworm, and the cankerworm have eaten, </text:span><text:span text:style-name="T41">even</text:span><text:span text:style-name="T44"> my great army, which I sent against you. And </text:span><text:soft-page-break/><text:span text:style-name="T44">ye shall eat abundantly, and be satisfied, and shall praise the name of the Lord your God </text:span><text:span text:style-name="T41">for the things</text:span><text:span text:style-name="T44"> which he has wrought wonderfully with you: and my people shall not be ashamed </text:span><text:span text:style-name="T44">for ever. And ye shall know that I am in the midst of Israel, and </text:span><text:span text:style-name="T41">that</text:span><text:span text:style-name="T44"> I am the Lord your God, and </text:span><text:span text:style-name="T41">that</text:span><text:span text:style-name="T44"> there is none else beside me; and my people shall no more be ashamed for ever.</text:span><text:span text:style-name="T55"> </text:span><text:span text:style-name="T81">Glory be to the Holy Trinity.</text:span></text:p>
      </text:section>
      <text:p text:style-name="P57"/>
      <text:p text:style-name="P23">The Matins Gospel</text:p>
      <text:p text:style-name="P34">Psalm 24:5,6</text:p>
      <text:p text:style-name="P35"><text:tab/><text:span text:style-name="T8">A Psalm of David.</text:span></text:p>
      <text:p text:style-name="P36"><text:tab/><text:span text:style-name="T51">Remember, O Lord, Thy compassions and Thy mercies; for they are since the beginning.</text:span><text:span text:style-name="T85"> The sins of my youth and my ignorances remember them not.</text:span><text:span text:style-name="T2"> </text:span><text:span text:style-name="T8">Alleluia.</text:span></text:p>
      <text:p text:style-name="P39"/>
      <text:p text:style-name="P40">Luke 6:24-34</text:p>
      <text:p text:style-name="P41"><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50">
        <text:p text:style-name="P73"><text:span text:style-name="T12"><text:tab/></text:span><text:span text:style-name="T74">But woe unto you that are rich! for ye have received your consolation.</text:span><text:span text:style-name="T40"> </text:span><text:span text:style-name="T74">Woe unto you that are full! for ye shall hunger. Woe unto you that laugh </text:span><text:span text:style-name="T74">now! for ye shall mourn and weep.</text:span><text:span text:style-name="T40"> </text:span><text:span text:style-name="T74">Woe unto you, when all men shall </text:span><text:span text:style-name="T74">speak well of you! for so did their fathers to the false prophets.</text:span></text:p>
        <text:p text:style-name="P73"><text:span text:style-name="T40"><text:tab/></text:span><text:span text:style-name="T74">But I say unto you which hear, Love your enemies, do good to them which hate you,</text:span><text:span text:style-name="T40"> </text:span><text:span text:style-name="T74">Bless them that curse you, and pray for them which despitefully use you.</text:span><text:span text:style-name="T40"> </text:span><text:span text:style-name="T74">And unto him that smiteth thee on the </text:span><text:span text:style-name="T75">one</text:span><text:span text:style-name="T72"> cheek offer also the other; and him that taketh away thy cloke forbid not </text:span><text:span text:style-name="T75">to take thy</text:span><text:span text:style-name="T72"> coat also.</text:span><text:span text:style-name="T44"> </text:span><text:span text:style-name="T72">Give to every man that asketh of thee; and of him that taketh away thy goods ask </text:span><text:span text:style-name="T75">them</text:span><text:span text:style-name="T72"> not again.</text:span><text:span text:style-name="T44"> </text:span><text:span text:style-name="T72">And as ye would that men should do to you, do ye also to them likewise.</text:span><text:span text:style-name="T44"> </text:span><text:span text:style-name="T72">For if ye love them which love you, what thank have ye? for sinners also love those that love them.</text:span><text:span text:style-name="T44"> </text:span><text:span text:style-name="T72">And if ye do good to them which do good to you, what thank have ye? for sinners also do even the same.</text:span><text:span text:style-name="T44"> </text:span><text:span text:style-name="T72">And if ye lend </text:span><text:span text:style-name="T75">to them</text:span><text:span text:style-name="T72"> of whom ye hope to receive, what thank have ye? for sinners also lend to sinners, to receive as much again.</text:span><text:span text:style-name="T77"> </text:span><text:span text:style-name="T66">Glory be to God forever.</text:span></text:p>
      </text:section>
      <text:p text:style-name="P24"/>
      <text:p text:style-name="P28"/>
      <text:p text:style-name="P13">The Liturgy</text:p>
      <text:p text:style-name="P39"/>
      <text:p text:style-name="P29">The Pauline Epistle</text:p>
      <text:p text:style-name="P40">Romans 14:19-15:7</text:p>
      <text:p text:style-name="P41"><text:tab/><text:span text:style-name="T8">A chapter from the Epistle of our teacher Paul to the Romans. His blessing be upon us. Amen.</text:span></text:p>
      <text:section text:style-name="Sect1" text:name="Section51">
        <text:p text:style-name="P79"><text:span text:style-name="T63"><text:tab/></text:span><text:span text:style-name="T40">Let us therefore follow after the things which make for peace, and things wherewith one may edify another. For meat destroy not the work of God. All things indeed </text:span><text:span text:style-name="T41">are</text:span><text:span text:style-name="T44"> pure; but </text:span><text:span text:style-name="T41">it is</text:span><text:span text:style-name="T44"> evil for that man who eateth with offence. </text:span><text:span text:style-name="T41">It is</text:span><text:span text:style-name="T44"> good neither to eat flesh, nor to drink wine, nor </text:span><text:span text:style-name="T41">any </text:span><text:span text:style-name="T41">thing</text:span><text:span text:style-name="T44"> whereby thy brother stumbleth, or is offended, or is made weak. Hast thou faith? have </text:span><text:span text:style-name="T41">it</text:span><text:span text:style-name="T44"> to thyself before God. Happy </text:span><text:span text:style-name="T41">is</text:span><text:span text:style-name="T44"> he that condemneth not himself in that thing which he alloweth. </text:span><text:span text:style-name="T44">And he that doubteth is </text:span><text:span text:style-name="T44">damned if he eat, because </text:span><text:span text:style-name="T41">he eateth</text:span><text:span text:style-name="T44"> not of faith: for whatsoever </text:span><text:span text:style-name="T41">is</text:span><text:span text:style-name="T44"> not of faith is sin.</text:span></text:p>
        <text:p text:style-name="P73"><text:span text:style-name="T44"><text:s/><text:tab/>We then that are strong ought to bear the infirmities of the weak, and not to please ourselves. Let every one of us please </text:span><text:span text:style-name="T41">his</text:span><text:span text:style-name="T44"> neighbour for </text:span><text:span text:style-name="T41">his</text:span><text:span text:style-name="T44"> good to edification. For even Christ pleased not himself; but, as it is written, The reproaches of them that reproached thee fell on me. </text:span><text:span text:style-name="T44">For whatsoever things were written aforetime were written </text:span><text:span text:style-name="T44">for our learning, that we through patience and comfort of the scriptures might have hope.</text:span></text:p>
        <text:p text:style-name="P73"><text:span text:style-name="T44"><text:tab/>Now the God of patience and consolation grant you to be like</text:span><text:span text:style-name="T44">minded one toward another according to Christ Jesus: </text:span><text:span text:style-name="T44">That ye may with one mind </text:span><text:span text:style-name="T41">and</text:span><text:span text:style-name="T44"> one mouth glorify God, even the Father of our Lord Jesus Christ.</text:span></text:p>
        <text:p text:style-name="P80"><text:tab/>Wherefore receive ye one another, as Christ also received us to the glory of God.</text:p>
      </text:section>
      <text:p text:style-name="P49">The grace of God the Father be with you all. Amen.</text:p>
      <text:p text:style-name="P39"/>
      <text:p text:style-name="P29">The Catholic Epistle</text:p>
      <text:p text:style-name="P40">2 Peter 1:4c-10</text:p>
      <text:p text:style-name="P41"><text:tab/><text:span text:style-name="T8">The Catholic Epistle from the Second Epistle of our teacher Peter. His Blessing be upon us. Amen.</text:span></text:p>
      <text:section text:style-name="Sect1" text:name="Section52">
        <text:p text:style-name="P36"><text:tab/><text:span text:style-name="T1">H</text:span><text:span text:style-name="T40">aving escaped the corruption that is in the world through lust.</text:span></text:p>
        <text:p text:style-name="P98"><text:span text:style-name="T40"><text:tab/>And beside this, giving all diligence, add to your faith virtue; and to virtue knowledge; And to knowledge temperance; and to temperance patience; and to patience godliness; And to godliness brotherly kindness; and to brotherly kindness charity. For if these things be in you, and abound, they make </text:span><text:span text:style-name="T41">you that ye shall</text:span><text:span text:style-name="T44"> neither </text:span><text:span text:style-name="T41">be</text:span><text:span text:style-name="T44"> barren nor unfruitful in the knowledge of our Lord Jesus Christ. But he that lacketh these things is blind, and cannot see afar off, and hath forgotten that he was purged from his old sins. Wherefore the rather, brethren, give diligence to make your calling and </text:span><text:soft-page-break/><text:span text:style-name="T44">election sure: for if ye do these things, ye shall never fall: </text:span><text:span text:style-name="T44">For so an entrance shall be ministered unto you abundantly into the everlasting kingdom of our Lord and Saviour Jesus Christ.</text:span></text:p>
        <text:p text:style-name="P80"/>
      </text:section>
      <text:p text:style-name="P41"><text:tab/><text:span text:style-name="T8">Do not love the world, nor the things which are in the world. The world shall pass away and all its desires; but he who does the will of God shall abide forever. Amen.</text:span></text:p>
      <text:p text:style-name="P39"/>
      <text:p text:style-name="P29">The Praxis</text:p>
      <text:p text:style-name="P40">Acts 10:9-20</text:p>
      <text:p text:style-name="P41"><text:tab/><text:span text:style-name="T8">A chapter from the Acts of our fathers the pure Apostles, who were invested with the grace of the Holy Spirit. Their blessing be with us all. Amen.</text:span></text:p>
      <text:section text:style-name="Sect1" text:name="Section53">
        <text:p text:style-name="P79"><text:span text:style-name="T64"><text:tab/></text:span><text:span text:style-name="T40">On the morrow, as they went on their journey, and drew nigh unto the city, Peter went up upon the housetop to pray about the sixth hour: And he became very hungry, and would have eaten: but while they made ready, he fell into a trance, And saw heaven opened, and a certain vessel </text:span><text:span text:style-name="T40">descend</text:span><text:span text:style-name="T40">ing unto him, as it had been a great sheet knit at the four corners, and let down to the earth: Wherein were all manner of fourfooted beasts of the earth, and wild beasts, and creeping things, and fowls of the air. And there came a voice to him, Rise, Peter; kill, and eat. But Peter said, Not so, Lord; for I have never eaten any thing that is common or unclean. And the voice </text:span><text:span text:style-name="T41">spake</text:span><text:span text:style-name="T44"> unto him again the second time, What God hath cleansed, </text:span><text:span text:style-name="T41">that</text:span><text:span text:style-name="T44"> call not </text:span><text:span text:style-name="T44">thou common. This was done thrice: and the vessel was received up again </text:span><text:span text:style-name="T44">into heaven. Now while Peter doubted in himself what this vision which he had seen should mean, behold, the men which were </text:span><text:span text:style-name="T44">sent from Cornelius had made enquiry for Simon’s house, and stood before the gate, </text:span><text:span text:style-name="T44">And called, </text:span><text:span text:style-name="T44">and asked </text:span><text:span text:style-name="T44">whether Simon, which was surnamed Peter, were lodged there.</text:span></text:p>
        <text:p text:style-name="P73"><text:span text:style-name="T44"><text:tab/>While Peter thought on the vision, the Spirit said unto him, Behold, three men seek thee. </text:span><text:span text:style-name="T44">Arise therefore, and get thee down, and go with them, doubting nothing: for I have sent them.</text:span></text:p>
      </text:section>
      <text:p text:style-name="P39"><text:tab/><text:span text:style-name="T8">The word of the Lord abides in this church and in every church. Amen.</text:span></text:p>
      <text:p text:style-name="P39"/>
      <text:p text:style-name="P29">The Gospel</text:p>
      <text:p text:style-name="P40">Psalm 24:18,15</text:p>
      <text:p text:style-name="P52"><text:tab/>A Psalm of David.</text:p>
      <text:p text:style-name="P38"><text:span text:style-name="T8"><text:tab/></text:span><text:span text:style-name="T48">Guard my soul, and deliver </text:span><text:span text:style-name="T51">me: let me not be ashamed; for I have hoped in Thee.</text:span><text:span text:style-name="T7"> </text:span><text:span text:style-name="T8">Alleluia.</text:span></text:p>
      <text:p text:style-name="P39"/>
      <text:p text:style-name="P40"/>
      <text:p text:style-name="P8">Luke 6:35-38</text:p>
      <text:p text:style-name="P4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54">
        <text:p text:style-name="P73"><text:span text:style-name="T64"><text:tab/></text:span><text:span text:style-name="T72">But love ye your enemies, and do good, and lend, hoping for nothing again; and your reward shall be great, and ye shall be the children of the Highest: for he is kind unto the unthankful and </text:span><text:span text:style-name="T75">to</text:span><text:span text:style-name="T72"> the evil.</text:span><text:span text:style-name="T44"> </text:span><text:span text:style-name="T72">Be ye therefore merciful, as your Father also is merciful.</text:span></text:p>
        <text:p text:style-name="P98"><text:span text:style-name="T44"><text:tab/></text:span><text:span text:style-name="T72">Judge not, and ye shall not be judged: condemn not, and ye shall not be condemned: forgive, and ye shall be forgiven:</text:span><text:span text:style-name="T44"> </text:span><text:span text:style-name="T72">Give, and it shall be given unto you; good measure, pressed down, and shaken together, and running over, shall men give into your bosom. For with the same measure that ye mete withal it shall be measured to you again.</text:span><text:span text:style-name="T64"> </text:span><text:span text:style-name="T66">Glory be to God forever.</text:span></text:p>
      </text:section>
      <text:p text:style-name="P31"/>
      <text:p text:style-name="P60"/>
      <text:p text:style-name="P10">Thursday of the First Week of Lent</text:p>
      <text:p text:style-name="P49"/>
      <text:p text:style-name="P23">The Matins Prophecies</text:p>
      <text:p text:style-name="P40">Isaiah 2:11c-19</text:p>
      <text:p text:style-name="P41"><text:tab/><text:span text:style-name="T8">From the book of Isaiah the prophet. His blessing be upon us. Amen.</text:span></text:p>
      <text:section text:style-name="Sect1" text:name="Section55">
        <text:p text:style-name="P73"><text:span text:style-name="T20"><text:tab/>A</text:span><text:span text:style-name="T44">nd the Lord alone shall be exalted in that day.</text:span><text:span text:style-name="T21"> </text:span><text:span text:style-name="T44">For the day of the Lord of hosts shall be upon every one that is proud and haughty, and upon every one that is high and towering, and they shall be brought down; and </text:span><text:span text:style-name="T44">upon every cedar of Libanus, of them that are high and towering, and upon every oak of Basan, and upon every high mountain, and upon every high hill, and upon every high tower, and upon every high wall, and upon every ship of the sea, and upon every display of fine ships. And every man shall be brought low, and the pride of men shall fall: and the Lord alone shall be exalted in that day. And they shall hide all </text:span><text:span text:style-name="T41">idols</text:span><text:span text:style-name="T44"> made with hands, having carried </text:span><text:span text:style-name="T41">them</text:span><text:span text:style-name="T44"> into the caves, and into the clefts of the rocks, and into the caverns of the earth, for fear of the Lord, and by reason of the glory of his might, when he shall arise to strike terribly the earth. </text:span><text:span text:style-name="T81">Glory be to the Holy Trinity.</text:span></text:p>
      </text:section>
      <text:p text:style-name="P53"/>
      <text:p text:style-name="P40">Zechariah 8:18-23</text:p>
      <text:p text:style-name="P41"><text:tab/><text:span text:style-name="T8">From the book of Zechariah the prophet. His blessing be upon us. Amen.</text:span></text:p>
      <text:section text:style-name="Sect1" text:name="Section328">
        <text:p text:style-name="P73"><text:span text:style-name="T20"><text:tab/></text:span><text:span text:style-name="T44">And the word of the Lord Almighty came to me, saying,</text:span><text:span text:style-name="T21"> </text:span><text:span text:style-name="T44">Thus saith the Lord Almighty, The fourth fast, and the fifth fast, and the seventh fast, and the tenth fast, shall be to the house of Juda for joy and gladness, and for good feasts; and ye shall rejoice; and love ye the truth and peace. Thus saith the Lord Almighty; Yet shall many peoples come, and the inhabitants of many cities; and the inhabitants of five cities shall come together to one city, saying, Let us go to make supplication to the Lord, and to seek the face of the Lord Almighty; I will go also. And many peoples and many nations shall come to seek earnestly the face of the Lord Almighty in Jerusalem, and to obtain favour of the Lord. Thus saith the Lord Almighty; In those days </text:span><text:span text:style-name="T41">my word shall be fulfilled</text:span><text:span text:style-name="T44"> if ten men of all the languages of the nations should take hold—even take hold of the hem of a Jew, saying, We will go with thee; for we have heard that God is with you.</text:span><text:span text:style-name="T79"> </text:span><text:span text:style-name="T81">Glory be to the Holy Trinity.</text:span></text:p>
      </text:section>
      <text:p text:style-name="P53"/>
      <text:p text:style-name="P23"/>
      <text:p text:style-name="P12">The Matins Gospel</text:p>
      <text:p text:style-name="P34">Psalm 23:1,2</text:p>
      <text:p text:style-name="P35"><text:tab/><text:span text:style-name="T8">A Psalm of David.</text:span></text:p>
      <text:p text:style-name="P36"><text:tab/><text:span text:style-name="T48">The earth is the Lord's, and its fullness; the world, and all they that dwell in it. He has founded it upon the seas, and has prepared it upon the rivers. </text:span><text:span text:style-name="T8">Alleluia.</text:span></text:p>
      <text:p text:style-name="P39"/>
      <text:p text:style-name="P40">Luke 8:22-25</text:p>
      <text:p text:style-name="P41"><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56">
        <text:p text:style-name="P73"><text:span text:style-name="T12"><text:tab/></text:span><text:span text:style-name="T40">Now it came to pass on a certain day, that he went into a ship with his disciples: and he said unto them, </text:span><text:span text:style-name="T74">Let us go over unto the other side of the lake.</text:span><text:span text:style-name="T40"> And they launched forth. But as they sailed he fell asleep: and there came down a storm of wind on the lake; and they were filled </text:span><text:span text:style-name="T41">with water</text:span><text:span text:style-name="T44">, and were in jeopardy. And they came to him, and awoke him, saying, Master, master, we perish. Then he arose, and rebuked the wind and the raging of the water: and they ceased, and there was a calm. And he said unto them, </text:span><text:span text:style-name="T72">Where is your faith?</text:span><text:span text:style-name="T44"> And they being afraid wondered, saying one to another, What manner of man is this! for he commandeth even the winds and water, and they obey him. </text:span><text:span text:style-name="T66">Glory be to God forever.</text:span></text:p>
      </text:section>
      <text:p text:style-name="P24"/>
      <text:p text:style-name="P28">The Liturgy</text:p>
      <text:p text:style-name="P39"/>
      <text:p text:style-name="P29">The Pauline Epistle</text:p>
      <text:p text:style-name="P40">1 Corinthians 4:16-5:9</text:p>
      <text:p text:style-name="P41"><text:tab/><text:span text:style-name="T8">A chapter from the First Epistle of our teacher Paul to the Corinthians. His blessing be upon us. Amen.</text:span></text:p>
      <text:section text:style-name="Sect1" text:name="Section57">
        <text:p text:style-name="P61"><text:tab/><text:span text:style-name="T40">Wherefore I beseech you, be ye followers of me.</text:span></text:p>
        <text:p text:style-name="P73"><text:span text:style-name="T40"><text:tab/>For this cause have I sent unto you Timotheus, who is my beloved son, and faithful in the Lord, who shall bring you into remembrance of my ways which be in Christ, as I teach every where in every church. Now some are puffed up, as though I would not come to you. But I will come to you shortly, if the Lord will, and will know, not the speech of them which are puffed up, but the power. For the kingdom of God </text:span><text:span text:style-name="T41">is</text:span><text:span text:style-name="T44"> not in word, but in power. </text:span><text:span text:style-name="T44">What will ye? shall I come unto you with a rod, or in love, and </text:span><text:span text:style-name="T41">in</text:span><text:span text:style-name="T44"> the spirit of meekness?</text:span></text:p>
        <text:p text:style-name="P73"><text:span text:style-name="T44"><text:tab/>It is reported commonly </text:span><text:span text:style-name="T41">that there is</text:span><text:span text:style-name="T44"> fornication among you, and such fornication as is not so much as named among the Gentiles, that one should have his father’s wife. And ye are puffed up, and have not rather mourned, that he that hath done this deed might be taken away from among you. For I verily, as absent in body, but present in spirit, have judged already, as though I were </text:span><text:soft-page-break/><text:span text:style-name="T44">present, </text:span><text:span text:style-name="T41">concerning</text:span><text:span text:style-name="T44"> him that hath so done this deed, In the name of our Lord Jesus Christ, when ye are gathered together, and my spirit, with the power of our Lord Jesus Christ, To deliver such an one unto Satan for the destruction of the flesh, that the spirit may be saved in the day of the Lord Jesus. </text:span><text:span text:style-name="T44">Your glorying </text:span><text:span text:style-name="T41">is</text:span><text:span text:style-name="T44"> not good. </text:span><text:span text:style-name="T44">Know ye not that a little leaven leaveneth the whole lump?</text:span></text:p>
        <text:p text:style-name="P73"><text:span text:style-name="T44"><text:tab/>Purge out therefore the old leaven, that ye may be a new lump, as ye are unleavened. For even Christ our passover is sacrificed for us: Therefore let us keep the feast, not </text:span><text:span text:style-name="T44">with old leaven, neither with the leaven of malice and wickedness; but with the unleavened </text:span><text:span text:style-name="T41">bread</text:span><text:span text:style-name="T44"> of sincerity and truth.</text:span></text:p>
        <text:p text:style-name="P80"><text:tab/>I wrote unto you in an epistle not to company with fornicators.</text:p>
      </text:section>
      <text:p text:style-name="P49">The grace of God the Father be with you all. Amen.</text:p>
      <text:p text:style-name="P39"/>
      <text:p text:style-name="P29">The Catholic Epistle</text:p>
      <text:p text:style-name="P40">1 John 1:8-2:11</text:p>
      <text:p text:style-name="P41"><text:tab/><text:span text:style-name="T8">The Catholic Epistle from the First Epistle of our teacher John. His Blessing be upon us. Amen.</text:span></text:p>
      <text:section text:style-name="Sect1" text:name="Section58">
        <text:p text:style-name="P79"><text:span text:style-name="T65"><text:tab/></text:span><text:span text:style-name="T40">If we say that we have no sin, we deceive ourselves, and the truth is not in us. If we confess our sins, he is faithful and just to forgive us </text:span><text:span text:style-name="T41">our</text:span><text:span text:style-name="T44"> sins, and to cleanse us from all unrighteousness. </text:span><text:span text:style-name="T44">If we say that we have not sinned, we make him a liar, and his word is not in us.</text:span></text:p>
        <text:p text:style-name="P73"><text:span text:style-name="T44"><text:tab/>My little children, these things write I unto you, that ye sin not. And if any man sin, we have an advocate with the Father, Jesus Christ the righteous: </text:span><text:span text:style-name="T44">And he is the propitiation for our sins: and not for ours only, but also for </text:span><text:span text:style-name="T41">the sins of</text:span><text:span text:style-name="T44"> the whole world.</text:span></text:p>
        <text:p text:style-name="P73"><text:span text:style-name="T44"><text:tab/>And hereby we do know that we know him, if we keep his commandments. He that saith, I know him, and keepeth not his commandments, is a liar, and the truth is not in him. But whoso keepeth his word, in him verily is the love of God perfected: hereby know we that we are in him. </text:span><text:span text:style-name="T44">He that saith he abideth in him ought himself also so to walk, even as he walked.</text:span></text:p>
        <text:p text:style-name="P80"><text:tab/>Brethren, I write no new commandment unto you, but an old commandment which ye had from the beginning. The old commandment is the word which ye have heard from the beginning. Again, a new commandment I write unto you, which thing is true in him and in you: because the darkness is past, and the true light now shineth. He that saith he is in the light, and hateth his brother, is in darkness even until now. He that loveth his brother abideth in the light, and there is none occasion of stumbling in him. But he that hateth his brother is in darkness, and walketh in darkness, and knoweth not whither he goeth, because that darkness hath blinded his eyes.</text:p>
      </text:section>
      <text:p text:style-name="P41"><text:soft-page-break/><text:tab/><text:span text:style-name="T8">Do not love the world, nor the things which are in the world. The world shall pass away and all its desires; but he who does the will of God shall abide forever. Amen.</text:span></text:p>
      <text:p text:style-name="P39"/>
      <text:p text:style-name="P29">The Praxis</text:p>
      <text:p text:style-name="P40">Acts 8:3-13</text:p>
      <text:p text:style-name="P41"><text:tab/><text:span text:style-name="T8">A chapter from the Acts of our fathers the pure Apostles, who were invested with the grace of the Holy Spirit. Their blessing be with us all. Amen.</text:span></text:p>
      <text:section text:style-name="Sect1" text:name="Section59">
        <text:p text:style-name="P79"><text:span text:style-name="T64"><text:tab/></text:span><text:span text:style-name="T40">As for Saul, he made havock of the church, entering into every house, and haling men and women committed </text:span><text:span text:style-name="T41">them</text:span><text:span text:style-name="T44"> to prison.</text:span></text:p>
        <text:p text:style-name="P73"><text:span text:style-name="T44"><text:tab/>Therefore they that were scattered abroad went every where preaching the word. Then Philip went down to the city of Samaria, and preached Christ unto them. And the people with one accord gave heed unto those things which Philip spake, hearing and seeing the miracles which </text:span><text:span text:style-name="T44">he did. For unclean spirits, crying with loud voice, came out of many that were possessed </text:span><text:span text:style-name="T41">with them</text:span><text:span text:style-name="T44">: and many taken with palsies, and that were lame, were healed. And there was great joy in that city. But there was a certain man, called Simon, which beforetime in the same city used sorcery, and bewitched the people of Samaria, giving out that himself was some great one: To whom they all gave heed, from the least to the greatest, saying, This man is the great power of God. And to him they had regard, because that of long time he had bewitched them with sorceries. But when they believed Philip preaching the things concerning the kingdom of God, and the name of Jesus Christ, they were baptized, both men and women. Then Simon himself believed also: and when he was baptized, he continued with Philip, and wondered, beholding the miracles and signs which were done.</text:span></text:p>
      </text:section>
      <text:p text:style-name="P39"><text:tab/><text:span text:style-name="T8">The word of the Lord abides in this church and in every church. Amen.</text:span></text:p>
      <text:p text:style-name="P39"/>
      <text:p text:style-name="P29">The Gospel</text:p>
      <text:p text:style-name="P40">Psalm 117:13,18</text:p>
      <text:p text:style-name="P52"><text:tab/>A Psalm of David.</text:p>
      <text:p text:style-name="P38"><text:span text:style-name="T8"><text:tab/></text:span><text:span text:style-name="T48">My strength and my praise is the Lord, He has become to me salvation. For with chastening the Lord has chastened me: but He has not delivered me over to death. </text:span><text:span text:style-name="T8">Alleluia.</text:span></text:p>
      <text:p text:style-name="P39"/>
      <text:p text:style-name="P40"/>
      <text:p text:style-name="P8">Mark 4:21-29</text:p>
      <text:p text:style-name="P47"><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60">
        <text:p text:style-name="P73"><text:span text:style-name="T64"><text:tab/></text:span><text:span text:style-name="T44">And he said unto them, </text:span><text:span text:style-name="T72">Is a candle brought to be put under a bushel, or under a bed? and not to be set on a candlestick?</text:span><text:span text:style-name="T44"> </text:span><text:span text:style-name="T72">For there is noth</text:span><text:span text:style-name="T72">ing hid, which shall not be manifested; neither was any thing kept secret, but that it should come abroad.</text:span><text:span text:style-name="T44"> </text:span><text:span text:style-name="T72">If any man have ears to hear, let him hear.</text:span><text:span text:style-name="T44"> And he said unto them, </text:span><text:span text:style-name="T72">Take heed what ye hear: with what measure ye mete, it shall be measured to you: and unto you that hear shall more be given.</text:span><text:span text:style-name="T44"> </text:span><text:span text:style-name="T72">For he that hath, to him shall be given: and he that hath not, from him shall be taken even that which he hath.</text:span><text:span text:style-name="T44"> And he said, </text:span><text:span text:style-name="T72">So is the kingdom of God, as if a man should cast seed into the ground; </text:span><text:span text:style-name="T72">And should sleep, and rise night and day, and the seed should spring and grow up, he </text:span><text:span text:style-name="T72">knoweth not how.</text:span><text:span text:style-name="T44"> </text:span><text:span text:style-name="T72">For the earth bringeth forth fruit of herself; first the blade, then the ear, after that the full corn in the ear.</text:span><text:span text:style-name="T44"> </text:span><text:span text:style-name="T72">But when the fruit is brought forth, immediately he putteth in the sickle, because the harvest is come.</text:span><text:span text:style-name="T64"> </text:span><text:span text:style-name="T66">Glory be to God forever.</text:span></text:p>
      </text:section>
      <text:p text:style-name="P31"/>
      <text:p text:style-name="P60">Friday of the First Week of Lent</text:p>
      <text:p text:style-name="P49"/>
      <text:p text:style-name="P23">The Matins Prophecies</text:p>
      <text:p text:style-name="P40">Deuternomony 6:3-7:26</text:p>
      <text:p text:style-name="P41"><text:tab/><text:span text:style-name="T8">From the book of Deuteronomy of Moses the prophet. His blessing be upon us. Amen.</text:span></text:p>
      <text:section text:style-name="Sect1" text:name="Section61">
        <text:p text:style-name="P73"><text:span text:style-name="T20"><text:tab/></text:span><text:span text:style-name="T44">Hear, therefore, O Israel, and observe to do them, that it may be well with thee, and that ye may be greatly multiplied, as the Lord God of thy fathers said that he would give thee a land flowing with milk and honey: and these </text:span><text:span text:style-name="T41">are</text:span><text:span text:style-name="T44"> the ordinances, and the judgments, which the Lord commanded the children of Israel in the wilderness, when they had gone forth from the land of Egypt.</text:span></text:p>
        <text:p text:style-name="P73"><text:span text:style-name="T44"><text:tab/>Hear, O Israel, The Lord our God is one Lord. </text:span><text:span text:style-name="T44">And thou shalt love the Lord thy God with all thy mind, and with all thy soul, and all thy strength. And these words, all that I command thee this day, shall be in thy heart and in thy soul. And thou shalt teach them to thy children, and thou shalt speak of them sitting in the house, and walking by the way, and lying down, and rising up. And thou shalt fasten them for a sign upon thy hand, and it shall be immoveable before thine eyes. And ye shall write them on the lintels of your houses and of your gates. And it shall come to pass when the Lord thy God shall </text:span><text:soft-page-break/><text:span text:style-name="T44">have brought thee into the land which he sware to thy fathers, to Abraam, and to Isaac, and to Jacob, to give thee great and beautiful cities which thou didst not build, houses full of all good things which thou didst not fill, wells dug in the rock which thou didst not dig, vineyards and oliveyards which thou didst not plant, then having eaten and been filled, beware lest thou </text:span><text:span text:style-name="T44">forget the Lord thy God that brought thee forth out of the land of Egypt, out </text:span><text:span text:style-name="T44">of the house of bondage. Thou shalt fear the Lord thy God, and him only shalt thou serve; and thou shalt cleave to him, and by his name thou shalt swear. Go ye not after other gods of the gods of the nations round about you; for the Lord thy God in the midst of thee </text:span><text:span text:style-name="T41">is</text:span><text:span text:style-name="T44"> a jealous God, lest the Lord </text:span><text:span text:style-name="T44">thy God be very angry with thee, and destroy thee from off the face of the earth. Thou shalt not tempt the Lord thy God, as ye tempted him in the temptation. </text:span></text:p>
        <text:p text:style-name="P73"><text:span text:style-name="T44"><text:tab/>Thou shalt by all means keep the commands of the Lord thy God, the testimonies, and the ordinances, which he commanded thee. And thou shalt do that which is pleasing and good before the Lord thy God, that it may be well with thee, and that thou mayest go in and inherit the good land, which the Lord sware to your </text:span><text:span text:style-name="T44">fathers, to chase all thine enemies from before thy face, as the Lord said. And it shall come to pass when thy son shall ask thee at a future time, saying, What are the testimonies, and the ordinances, and the judgments, which the Lord our God has commanded us? Then shalt thou say to thy son, We were slaves to Pharao in the land of Egypt, and the Lord brought us forth thence with a mighty hand, and with a high arm. And the Lord wrought signs and great and grievous wonders in Egypt, on Pharao and on his house before us. And he brought us out thence to give us this land, which he sware to give to our fathers. And the Lord charged us to observe all these ordinances; to fear the Lord our God, that it may be well with us for ever, that we may live, as even to-day. </text:span><text:span text:style-name="T44">And there shall be mercy to us, if we take heed to keep all these commands before the Lord our God, as he has commanded us.</text:span></text:p>
        <text:p text:style-name="P73"><text:span text:style-name="T44"><text:s/><text:tab/>And when the Lord thy God shall bring thee into the land, into which thou goest to possess it, and shall remove great nations from before thee, the Chettite, and Gergesite, and Amorite, and Chananite, and Pherezite, and Evite, and Jebusite, seven nations </text:span><text:span text:style-name="T41">more</text:span><text:span text:style-name="T44"> numerous and stronger than you, and the Lord thy God shall deliver them into thy hands, then thou shalt smite them: thou shalt utterly destroy them: thou shalt not make a covenant with them, neither shall ye pity them: neither shall ye contract marriages with them: thou shalt not </text:span><text:soft-page-break/><text:span text:style-name="T44">give thy daughter to his son, and thou shalt not take his daughter to thy son. For he will draw away thy son from me, and he will serve other gods; and the Lord will be very angry with you, and will soon utterly destroy thee. But thus shall ye do to them; ye shall destroy their altars, and shall break down their pillars, and shall cut down their groves, and shall burn with fire </text:span><text:span text:style-name="T44">the graven images of their gods. For thou art a holy people </text:span><text:span text:style-name="T44">to the Lord thy God; and the Lord thy God chose thee to be to him a peculiar people beyond all nations that </text:span><text:span text:style-name="T41">are</text:span><text:span text:style-name="T44"> upon the face of the earth. It was not because ye are more numerous than all </text:span><text:span text:style-name="T41">other</text:span><text:span text:style-name="T44"> nations that the Lord preferred you, and the Lord made choice of you: for ye are fewer in number than all </text:span><text:span text:style-name="T41">other</text:span><text:span text:style-name="T44"> nations. But </text:span><text:span text:style-name="T44">because the Lord loved you, and as keeping the oath which he sware to your fathers, the Lord brought you out with a strong hand, and the Lord </text:span><text:span text:style-name="T44">redeemed thee from the house of </text:span><text:span text:style-name="T44">bondage, out of the hand of Pharao king of Egypt. Thou shalt know therefore, that the Lord thy God, he </text:span><text:span text:style-name="T41">is</text:span><text:span text:style-name="T44"> God, a faithful God, who keeps covenant and mercy for them that love him, and for those that keep his commandments to a thousand generations, and who recompenses them that hate him </text:span><text:span text:style-name="T44">to their face, to destroy them utterly; </text:span><text:span text:style-name="T44">and will not be slack with them that hate him: he will recompense them to their face. Thou shalt keep therefore the commands, and the ordinances, and these judgments, which I command thee this day to do.</text:span></text:p>
        <text:p text:style-name="P73"><text:span text:style-name="T44"><text:s/><text:tab/>And it shall come to pass when ye shall have heard these ordinances, and shall have kept and done them, that the Lord thy God shall keep for thee the covenant and the mercy, which he sware to your fathers. And he will love thee, and bless thee, and multiply thee; and he will bless the off-spring of thy body, and the fruit of thy land, thy corn, and thy wine, and thine oil, the herds of thine oxen, and the flocks of thy sheep, on the land which the Lord sware to thy fathers to give to thee. Thou shalt be blessed beyond all nations; there shall not be among you an impotent or barren one, or among thy cattle. And the Lord thy God shall remove from thee all sickness; and none of the evil diseases of Egypt, which thou hast seen, and all that thou hast known, will he lay upon thee; but he will lay them upon all that hate thee. And thou shalt eat all the spoils of the nations which the Lord thy God gives thee; thine eye shall not spare them, and thou shalt not serve their gods; for this is an offence to thee. But if thou shouldest say in thine heart, This nation </text:span><text:span text:style-name="T41">is</text:span><text:span text:style-name="T44"> greater than I, how shall I be able to destroy them utterly? thou shalt not fear them; thou shalt surely remember all that the Lord thy God did to Pharao and to all the Egyptians: the </text:span><text:soft-page-break/><text:span text:style-name="T44">great temptations which thine eyes have seen, those signs and great wonders, the strong hand, and the high arm; how the Lord thy God brought thee forth: so the Lord your God will do to all the nations, whom thou fearest in their presence. And the Lord thy God shall send against them the hornets, until they that are left and they that are hidden from thee be </text:span><text:span text:style-name="T44">utterly destroyed. Thou shalt not be </text:span><text:span text:style-name="T44">wounded before them, because the Lord thy God in the midst of thee </text:span><text:span text:style-name="T41">is</text:span><text:span text:style-name="T44"> a great and powerful God. And the Lord thy God shall consume these nations before thee by little and little: thou shalt not be able to consume them speedily, lest the land become desert, and the wild beasts of the field be multiplied against thee. And the </text:span><text:span text:style-name="T44">Lord thy God shall deliver them into thy hands, and thou shalt destroy them with a great destruction, until ye shall have utterly destroyed them. </text:span><text:span text:style-name="T44">And he shall deliver their kings into </text:span><text:span text:style-name="T44">your hands, and ye shall destroy their name from that place; none shall stand up in opposition before thee, until thou shalt have utterly destroyed them. Ye shall burn with fire the graven images of their gods: thou shalt not covet </text:span><text:span text:style-name="T41">their</text:span><text:span text:style-name="T44"> silver, neither shalt thou take to thyself gold from </text:span><text:span text:style-name="T44">them, lest thou shouldest offend </text:span><text:span text:style-name="T44">thereby, because it is an abomination to the Lord thy God. And thou shalt not bring an abomination into thine house, so </text:span><text:span text:style-name="T44">shouldest thou be an accursed thing like it; thou shalt utterly hate it, and altogether abominate it, because it is an accursed thing.</text:span><text:span text:style-name="T79"> </text:span><text:span text:style-name="T81">Glory be to the Holy Trinity.</text:span></text:p>
      </text:section>
      <text:p text:style-name="P53"/>
      <text:p text:style-name="P40">Isaiah 3:1-14b</text:p>
      <text:p text:style-name="P41"><text:tab/><text:span text:style-name="T8">From the book of Isaiah the prophet. His blessing be upon us. Amen.</text:span></text:p>
      <text:section text:style-name="Sect1" text:name="Section329">
        <text:p text:style-name="P73"><text:span text:style-name="T20"><text:tab/></text:span><text:span text:style-name="T44">Behold now, the Lord, the Lord of hosts, will take away from Jerusalem and from Judea the mighty man and mighty woman, the strength of bread, and the strength of water, the great and mighty man, the warrior and the judge, and the prophet, and the counsellor, and the elder, the captain of fifty also, and the honourable counsellor, and the wise artificer, and the intelligent hearer. And I will make youths their princes, and mockers shall have dominion over them. And the people shall fall, man upon man, and </text:span><text:span text:style-name="T41">every</text:span><text:span text:style-name="T44"> man upon his neighbor: the child shall insult the elder man, and the base the honourable. For a man shall lay hold of his brother, as one of his father’s household, saying, Thou hast raiment, be thou our ruler, and let my meat be under thee. And he shall answer in that day, and say, I will not be thy ruler; for I have no bread in my house, nor raiment: I will not be the ruler of this people. For Jerusalem is ruined, and Judea has </text:span><text:soft-page-break/><text:span text:style-name="T44">fallen, and their tongues </text:span><text:span text:style-name="T41">have spoken</text:span><text:span text:style-name="T44"> with iniquity, disobedient </text:span><text:span text:style-name="T41">as they are</text:span><text:span text:style-name="T44"> towards the Lord.</text:span></text:p>
        <text:p text:style-name="P73"><text:span text:style-name="T44"><text:tab/>Wherefore now their glory has been brought low, and the shame of their countenance has withstood them, and they have proclaimed their sin as Sodom, and made it manifest. Woe to their soul, for they have devised an evil counsel against themselves, saying against themselves, Let us bind </text:span><text:span text:style-name="T44">the just, for he is burdensome to us: therefore shall they eat the fruits of their works. Woe to the transgressor! evils shall happen to him according to the works of his hands. O my people, your exactors strip you, and extortioners rule over you: O my people, they that pronounce you blessed lead you astray, and pervert the path of your feet. But now the Lord will stand up for judgement, and will enter into judgement with his people. The Lord himself shall enter into judgement with the elders of the people, and with their rulers. </text:span><text:span text:style-name="T81">Glory be to the Holy Trinity.</text:span></text:p>
      </text:section>
      <text:p text:style-name="P53"/>
      <text:p text:style-name="P23">The Matins Gospel</text:p>
      <text:p text:style-name="P34">Psalm 29:1,2</text:p>
      <text:p text:style-name="P35"><text:tab/><text:span text:style-name="T8">A Psalm of David.</text:span></text:p>
      <text:p text:style-name="P36"><text:tab/><text:span text:style-name="T6">I will exalt Thee, O Lord, for Thou hast received me and hast not made my enemies to rejoice over me. O Lord my God, I have cried unto Thee and Thou hast healed me. </text:span><text:span text:style-name="T8">Alleluia.</text:span></text:p>
      <text:p text:style-name="P39"/>
      <text:p text:style-name="P40">Luke 5:12-16</text:p>
      <text:p text:style-name="P41"><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62">
        <text:p text:style-name="P73"><text:span text:style-name="T12"><text:tab/></text:span><text:span text:style-name="T44">And it came to pass, when he was in a certain city, behold a man full of leprosy: who seeing Jesus fell on </text:span><text:span text:style-name="T41">his</text:span><text:span text:style-name="T44"> face, and besought him, saying, Lord, if thou wilt, thou canst make me clean. And he put forth </text:span><text:span text:style-name="T41">his</text:span><text:span text:style-name="T44"> hand, and touched him, saying, </text:span><text:span text:style-name="T72">I will: be thou clean.</text:span><text:span text:style-name="T44"> And immediately the leprosy departed from him. And he charged him to</text:span><text:span text:style-name="T72"> tell no man: but go, and shew thyself to the priest, and offer for thy cleansing, according as Moses commanded, for a testimony unto them.</text:span><text:span text:style-name="T44"> But so much the more went there a fame abroad of him: and great multitudes came together to hear, and to be healed by him of their infirmities. </text:span><text:span text:style-name="T44">And he withdrew himself into the wilderness, and prayed. </text:span><text:span text:style-name="T66">Glory be to God forever.</text:span></text:p>
      </text:section>
      <text:p text:style-name="P24"/>
      <text:p text:style-name="P28"/>
      <text:p text:style-name="P13">The Liturgy</text:p>
      <text:p text:style-name="P39"/>
      <text:p text:style-name="P29">The Pauline Epistle</text:p>
      <text:p text:style-name="P40">Romans 12:6-21</text:p>
      <text:p text:style-name="P41"><text:tab/><text:span text:style-name="T8">A chapter from the Epistle of our teacher Paul to the Romans. His blessing be upon us. Amen.</text:span></text:p>
      <text:section text:style-name="Sect1" text:name="Section63">
        <text:p text:style-name="P79"><text:span text:style-name="T63"><text:tab/></text:span><text:span text:style-name="T40">Having then gifts differing according to the grace that is given to us, whether prophecy, </text:span><text:span text:style-name="T41">let us prophesy</text:span><text:span text:style-name="T44"> according to the proportion of faith; </text:span><text:span text:style-name="T44">Or ministry, </text:span><text:span text:style-name="T41">let us wait</text:span><text:span text:style-name="T44"> on </text:span><text:span text:style-name="T41">our</text:span><text:span text:style-name="T44"> ministering: or he that teacheth, on teaching; Or he that exhorteth, on exhortation: he that giveth, </text:span><text:span text:style-name="T41">let him do it</text:span><text:span text:style-name="T44"> with </text:span><text:span text:style-name="T44">simplicity; he that ruleth, with diligence; he that sheweth mercy, with cheerfulness. </text:span><text:span text:style-name="T41">Let</text:span><text:span text:style-name="T44"> love be without dissimulation. Abhor that which is evil; cleave to that which is good. </text:span><text:span text:style-name="T41">Be</text:span><text:span text:style-name="T44"> kindly affectioned one to another with brotherly love; in honour preferring one another; Not slothful in business; fervent in spirit; serving the Lord; Rejoicing in hope; patient in tribula</text:span><text:span text:style-name="T44">tion; continuing instant in prayer; Distributing to the necessity of saints; </text:span><text:span text:style-name="T44">given to hospitality. Bless them which persecute you: bless, and curse not. Rejoice with them that do rejoice, and weep with them that weep. </text:span><text:span text:style-name="T41">Be</text:span><text:span text:style-name="T44"> of the same mind one toward another. Mind not high things, but condescend to men of low estate. Be not wise in your own conceits. Recompense to no man </text:span><text:span text:style-name="T44">evil for evil. Provide things honest in the sight of all men. If it be possible, as </text:span><text:span text:style-name="T44">much as lieth in you, live peaceably with all men. Dearly beloved, avenge not yourselves, but </text:span><text:span text:style-name="T41">rather</text:span><text:span text:style-name="T44"> give place unto wrath: for it is written, Vengeance </text:span><text:span text:style-name="T41">is</text:span><text:span text:style-name="T44"> mine; I will repay, saith the Lord. Therefore if thine enemy hunger, feed him; if he thirst, give him drink: for in so doing thou shalt heap coals of fire on his head. Be not overcome of evil, but overcome evil with good.</text:span></text:p>
      </text:section>
      <text:p text:style-name="P49">The grace of God the Father be with you all. Amen.</text:p>
      <text:p text:style-name="P39"/>
      <text:p text:style-name="P29">The Catholic Epistle</text:p>
      <text:p text:style-name="P40">3 John 1:1-15</text:p>
      <text:p text:style-name="P41"><text:tab/><text:span text:style-name="T8">The Catholic Epistle from the Third Epistle of our teacher John. His Blessing be upon us. Amen.</text:span></text:p>
      <text:section text:style-name="Sect1" text:name="Section64">
        <text:p text:style-name="P79"><text:span text:style-name="T65"><text:tab/></text:span><text:span text:style-name="T40">The elder unto the wellbeloved Gaius, whom I love in the truth. Beloved, I wish above all things that thou mayest prosper and be in health, even as thy soul prospereth.</text:span></text:p>
        <text:p text:style-name="P73"><text:span text:style-name="T40"><text:tab/>For I rejoiced greatly, when the brethren came and testified of the truth that is in thee, even as thou walkest in the truth. I have no greater joy than to hear that my children walk in truth. Beloved, thou doest faithfully whatsoever thou doest to the brethren, and to strangers; Which have borne witness of thy charity before the church: whom if thou bring forward on their journey after a godly sort, </text:span><text:soft-page-break/><text:span text:style-name="T40">thou shalt do well: Because that for his name’s sake they went forth, taking nothing of the Gentiles. </text:span><text:span text:style-name="T40">We therefore ought to receive such, that we might be fellowhelpers to the truth.</text:span></text:p>
        <text:p text:style-name="P73"><text:span text:style-name="T40"><text:tab/>I wrote unto the church: but Diotrephes, who loveth to have the preeminence among them, receiveth us not. Wherefore, if I come, I will remember his deeds which he doeth, prating against us with malicious words: and not content therewith, </text:span><text:span text:style-name="T40">neither doth he himself receive the brethren, and forbiddeth them that would, and casteth </text:span><text:span text:style-name="T41">them</text:span><text:span text:style-name="T44"> out of the church. </text:span><text:span text:style-name="T44">Beloved, follow not that which </text:span><text:span text:style-name="T44">is evil, but that which is good. He that doeth good is of God: but he that doeth evil hath not seen God.</text:span></text:p>
        <text:p text:style-name="P73"><text:span text:style-name="T44"><text:tab/>Demetrius hath good report of all </text:span><text:span text:style-name="T41">men</text:span><text:span text:style-name="T44">, and of the truth itself: yea, and we </text:span><text:span text:style-name="T41">also</text:span><text:span text:style-name="T44"> bear record; and ye know that our record is true. I had many things to write, but I will not with ink and pen write unto thee: But I trust I shall shortly see thee, and we shall speak </text:span><text:span text:style-name="T44">face to face. Peace </text:span><text:span text:style-name="T41">be</text:span><text:span text:style-name="T44"> to thee. </text:span><text:span text:style-name="T41">Our</text:span><text:span text:style-name="T44"> </text:span><text:span text:style-name="T44">friends salute thee. Greet the friends by name.</text:span></text:p>
      </text:section>
      <text:p text:style-name="P41"><text:tab/><text:span text:style-name="T8">Do not love the world, nor the things which are in the world. The world shall pass away and all its desires; but he who does the will of God shall abide forever. Amen.</text:span></text:p>
      <text:p text:style-name="P39"/>
      <text:p text:style-name="P29">The Praxis</text:p>
      <text:p text:style-name="P40">Acts 2:42-3:9</text:p>
      <text:p text:style-name="P41"><text:tab/><text:span text:style-name="T8">A chapter from the Acts of our fathers the pure Apostles, who were invested with the grace of the Holy Spirit. Their blessing be with us all. Amen.</text:span></text:p>
      <text:section text:style-name="Sect1" text:name="Section65">
        <text:p text:style-name="P100"><text:span text:style-name="T64"><text:tab/></text:span><text:span text:style-name="T40">And they continued stedfastly in the apostles’ doctrine and fellowship, and in breaking of bread, and in prayers. And fear came upon every soul: and many wonders and signs were done by the apostles. And all that believed were together, and had all things common; And sold their possessions and goods, and parted them to all </text:span><text:span text:style-name="T41">men</text:span><text:span text:style-name="T44">, as every man had need. And they, continuing daily with one accord in the temple, and breaking bread from house to house, did eat their meat with gladness and singleness of heart, </text:span><text:span text:style-name="T44">Praising God, and having favour with all the people. And the Lord added to the church daily such as should be saved.</text:span></text:p>
        <text:p text:style-name="P73"><text:span text:style-name="T44"><text:tab/>Now Peter and John went up together into the temple at the hour of prayer, </text:span><text:span text:style-name="T41">being</text:span><text:span text:style-name="T44"> the ninth </text:span><text:span text:style-name="T41">hour</text:span><text:span text:style-name="T44">. And a certain man lame from his mother’s womb was carried, whom they laid daily at the gate of the temple which is called Beautiful, to ask alms of them that entered into the temple; Who seeing Peter and John about to go into the temple asked an alms. And Peter, fastening his eyes upon him with John, said, Look on us. And he gave heed unto them, expecting to receive something of them. Then Peter said, </text:span><text:soft-page-break/><text:span text:style-name="T44">Silver and gold have I none; but such as I have give I thee: In the name of Jesus Christ of Nazareth rise up and walk. And he took him by the right hand, and lifted </text:span><text:span text:style-name="T41">him</text:span><text:span text:style-name="T44"> up: and immediately his feet and ankle bones received strength. And he leaping up stood, and walked, and entered with them into the temple, walking, and leaping, and praising God. And all the people saw him walking and praising God.</text:span></text:p>
      </text:section>
      <text:p text:style-name="P39"><text:tab/><text:span text:style-name="T8">The word of the Lord abides in this church and in every church. Amen.</text:span></text:p>
      <text:p text:style-name="P39"/>
      <text:p text:style-name="P29">The Gospel</text:p>
      <text:p text:style-name="P40">Psalm 12:6</text:p>
      <text:p text:style-name="P52"><text:tab/>A Psalm of David.</text:p>
      <text:p text:style-name="P38"><text:span text:style-name="T91"><text:tab/></text:span><text:span text:style-name="T82">But as for me, I have hoped in Thy mercy. My heart will rejoice in Thy Salvation. </text:span><text:span text:style-name="T48">I will praise the Lord, Who has done </text:span><text:span text:style-name="T51">good things to me and I will sing to the Name of the Lord Most High</text:span><text:span text:style-name="T82">. </text:span><text:span text:style-name="T8">Alleluia.</text:span></text:p>
      <text:p text:style-name="P39"/>
      <text:p text:style-name="P40">Luke 11:1-10</text:p>
      <text:p text:style-name="P4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66">
        <text:p text:style-name="P73"><text:span text:style-name="T64"><text:tab/></text:span><text:span text:style-name="T44">And it came to pass, that, as he was praying in a certain place, when he ceased, one of his disciples said unto him, Lord, teach us to pray, as John also taught his disciples. And he said unto them, </text:span><text:span text:style-name="T72">When ye pray, say, Our Father which art in heaven, Hallowed be thy name. Thy kingdom come. Thy will be done, as in heaven, so in earth.</text:span><text:span text:style-name="T44"> </text:span><text:span text:style-name="T72">Give us day by day our daily bread.</text:span><text:span text:style-name="T44"> </text:span><text:span text:style-name="T72">And forgive us our sins; for we also forgive every one that is indebted to us. And lead us not into temptation; but deliver us from evil.</text:span><text:span text:style-name="T44"> And he said unto them,</text:span><text:span text:style-name="T72"> Which of you shall have a friend, and shall go unto him at midnight, and say unto him, Friend, lend me three loaves; </text:span><text:span text:style-name="T72">For a friend of mine in his journey is come to me, and I have nothing to set before him?</text:span><text:span text:style-name="T44"> </text:span><text:span text:style-name="T72">And he from within shall answer and say, Trouble me not: the door is now shut, and my children are with me in bed; I cannot rise and give thee.</text:span><text:span text:style-name="T44"> </text:span><text:span text:style-name="T72">I say unto you, Though he will not rise and give him, because he is his friend, yet because of his importunity he will rise and give him as many as he needeth.</text:span><text:span text:style-name="T44"> </text:span><text:span text:style-name="T72">And I say unto you, Ask, and it shall be given you; seek, and ye shall find; knock, and it shall be opened unto you.</text:span><text:span text:style-name="T44"> </text:span><text:span text:style-name="T72">For every one that asketh receiveth; and he that seeketh findeth; and to him that knocketh it shall be opened.</text:span><text:span text:style-name="T64"> </text:span><text:span text:style-name="T66">Glory be to God forever.</text:span></text:p>
      </text:section>
      <text:p text:style-name="P31"/>
      <text:p text:style-name="P60"/>
      <text:p text:style-name="P10">Saturday of the First Week of Lent</text:p>
      <text:p text:style-name="P54"/>
      <text:p text:style-name="P23">The Matins Gospel</text:p>
      <text:p text:style-name="P34">Psalm 118:39</text:p>
      <text:p text:style-name="P35"><text:tab/><text:span text:style-name="T8">A Psalm of David.</text:span></text:p>
      <text:p text:style-name="P36"><text:tab/><text:span text:style-name="T85">Thou art my portion, O Lord; I have said that I would keep Thy commandments. I </text:span><text:span text:style-name="T51">have entreated Thy face with all my heart:</text:span><text:span text:style-name="T85"> have mercy on me according to Thy word.</text:span> <text:span text:style-name="T8">Alleluia.</text:span></text:p>
      <text:p text:style-name="P39"/>
      <text:p text:style-name="P40">Matthew 5:25-37</text:p>
      <text:p text:style-name="P41"><text:tab/><text:span text:style-name="T8">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68">
        <text:p text:style-name="P73"><text:span text:style-name="T12"><text:tab/></text:span><text:span text:style-name="T74">Agree with thine adversary quickly, whiles thou art in the way with him; lest at any time the adversary deliver thee to the judge, and the judge deliver thee to the officer, and thou be cast into prison.</text:span><text:span text:style-name="T40"> </text:span><text:span text:style-name="T74">Verily I say unto thee, Thou shalt by </text:span><text:span text:style-name="T74">no means come out thence, till thou hast paid the uttermost farthing.</text:span></text:p>
        <text:p text:style-name="P73"><text:span text:style-name="T40"><text:tab/></text:span><text:span text:style-name="T74">Ye have heard that it was said by them of old time, Thou shalt not commit adultery:</text:span><text:span text:style-name="T40"> </text:span><text:span text:style-name="T74">But I say unto you, That whosoever looketh on a woman to lust after her hath committed adultery with her already in his heart.</text:span><text:span text:style-name="T40"> </text:span><text:span text:style-name="T74">And if thy right eye offend thee, pluck it out, and cast </text:span><text:span text:style-name="T75">it</text:span><text:span text:style-name="T72"> from thee: for it is profitable for thee that one of thy members </text:span><text:span text:style-name="T72">should perish, and not </text:span><text:span text:style-name="T75">that</text:span><text:span text:style-name="T72"> thy whole </text:span><text:span text:style-name="T72">body should be cast into hell.</text:span><text:span text:style-name="T44"> </text:span><text:span text:style-name="T72">And if thy right hand offend thee, cut it off, and cast </text:span><text:span text:style-name="T75">it</text:span><text:span text:style-name="T72"> from thee: for it is profit</text:span><text:span text:style-name="T72">able for thee that one of thy members should perish, and not </text:span><text:span text:style-name="T75">that</text:span><text:span text:style-name="T72"> thy whole body should be cast into hell.</text:span><text:span text:style-name="T44"> </text:span><text:span text:style-name="T72">It hath been said, Whosoever shall put away his wife, let him give her a writing of divorcement:</text:span><text:span text:style-name="T44"> </text:span><text:span text:style-name="T72">But I say unto you, That whosoever shall put away his wife, saving for the cause of fornication, causeth her to commit adultery: and whosoever shall marry her that is divorced committeth adultery.</text:span></text:p>
        <text:p text:style-name="P73"><text:span text:style-name="T44"><text:tab/></text:span><text:span text:style-name="T72">Again, ye have heard that it hath been said by them of old time, Thou shalt not forswear thyself, but shalt perform unto the Lord thine oaths:</text:span><text:span text:style-name="T44"> </text:span><text:span text:style-name="T72">But I say unto you, Swear not at all; neither by heaven; for it is God’s throne:</text:span><text:span text:style-name="T44"> </text:span><text:span text:style-name="T72">Nor by the earth; for it is his footstool: neither by Jerusalem; for it is the city of the great King.</text:span><text:span text:style-name="T44"> </text:span><text:span text:style-name="T72">Neither shalt thou swear by thy head, because thou canst not make one hair white or black.</text:span><text:span text:style-name="T44"> </text:span><text:span text:style-name="T72">But let your communication be, Yea, yea; Nay, nay: for whatsoever is more than these cometh of evil.</text:span><text:span text:style-name="T64"> </text:span><text:span text:style-name="T66">Glory be to God forever.</text:span></text:p>
      </text:section>
      <text:p text:style-name="P24"/>
      <text:p text:style-name="P28"><text:soft-page-break/>The Liturgy</text:p>
      <text:p text:style-name="P39"/>
      <text:p text:style-name="P29">The Pauline Epistle</text:p>
      <text:p text:style-name="P40">Romans 12:1-21</text:p>
      <text:p text:style-name="P41"><text:tab/><text:span text:style-name="T8">A chapter from the Epistle of our teacher Paul to the Romans. His blessing be upon us. Amen.</text:span></text:p>
      <text:section text:style-name="Sect1" text:name="Section69">
        <text:p text:style-name="P79"><text:span text:style-name="T63"><text:tab/></text:span><text:span text:style-name="T40">I beseech you therefore, brethren, by the mercies of God, that ye present your bodies a living sacrifice, holy, acceptable unto God, </text:span><text:span text:style-name="T41">which is</text:span><text:span text:style-name="T44"> your reasonable service. And be not conformed to this world: but be ye transformed by the renewing of your mind, that ye may prove what </text:span><text:span text:style-name="T41">is</text:span><text:span text:style-name="T44"> that good, and acceptable, and perfect, will of God. For I say, through the grace </text:span><text:span text:style-name="T44">given unto me, to every man that is among you, not to think </text:span><text:span text:style-name="T41">of himself</text:span><text:span text:style-name="T44"> more highly than he ought to think; but to think soberly, according as God hath dealt to every man the measure of faith. For as we have many members in one body, and all members have not the same office: So we, </text:span><text:span text:style-name="T41">being</text:span><text:span text:style-name="T44"> many, are one body in Christ, and every one members one of another. Having then gifts differing according to the grace that is given to </text:span><text:span text:style-name="T44">us, whether prophecy, </text:span><text:span text:style-name="T41">let us prophesy</text:span><text:span text:style-name="T44"> according to the proportion of faith; </text:span><text:span text:style-name="T44">Or ministry, </text:span><text:span text:style-name="T41">let us wait</text:span><text:span text:style-name="T44"> on </text:span><text:span text:style-name="T41">our</text:span><text:span text:style-name="T44"> ministering: or he that teacheth, on teaching; Or he that exhorteth, on exhortation: he that giveth, </text:span><text:span text:style-name="T41">let him do it</text:span><text:span text:style-name="T44"> with simplicity; he that ruleth, with diligence; he that sheweth mercy, with cheerfulness. </text:span><text:span text:style-name="T41">Let</text:span><text:span text:style-name="T44"> love be without dissimulation. Abhor that which is evil; cleave to that which is good. </text:span><text:span text:style-name="T41">Be</text:span><text:span text:style-name="T44"> kindly affectioned one to another with </text:span><text:span text:style-name="T44">brotherly love; in honour preferring one another; Not slothful in business; fervent in spirit; serving the Lord; Rejoicing in hope; patient in tribula</text:span><text:span text:style-name="T44">tion; continuing instant in prayer; Distributing to the necessity of saints; given to hospitality. Bless them which persecute you: bless, and curse not. Rejoice with them that do rejoice, and weep with them that weep. </text:span><text:span text:style-name="T41">Be</text:span><text:span text:style-name="T44"> of the same mind one toward another. Mind not high things, but condescend to men of low estate. Be not wise in your own conceits. Recompense to no man evil for evil. Provide things honest in the sight of all men. If it be possible, as much as lieth in you, live peaceably with all men. Dearly beloved, avenge not yourselves, but </text:span><text:span text:style-name="T41">rather</text:span><text:span text:style-name="T44"> give place unto wrath: for it is written, Vengeance </text:span><text:span text:style-name="T41">is</text:span><text:span text:style-name="T44"> mine; I will repay, saith the Lord. Therefore if thine enemy hunger, feed him; if he thirst, give him drink: for in so doing thou shalt heap coals of fire on his head. Be not overcome of evil, but overcome evil with good.</text:span></text:p>
      </text:section>
      <text:p text:style-name="P49">The grace of God the Father be with you all. Amen.</text:p>
      <text:p text:style-name="P39"/>
      <text:p text:style-name="P29"><text:soft-page-break/>The Catholic Epistle</text:p>
      <text:p text:style-name="P40">James 1:1-12</text:p>
      <text:p text:style-name="P41"><text:tab/><text:span text:style-name="T8">The Catholic Epistle from the Epistle of our teacher James. His Blessing be upon us. Amen.</text:span></text:p>
      <text:section text:style-name="Sect1" text:name="Section70">
        <text:p text:style-name="P36"><text:tab/><text:span text:style-name="T40">James, a servant of God and of the Lord Jesus Christ, to the twelve tribes which are scattered abroad, greeting.</text:span></text:p>
        <text:p text:style-name="P73"><text:span text:style-name="T53"><text:tab/></text:span><text:span text:style-name="T40">My brethren, count it all joy when ye fall into divers temptations; Knowing </text:span><text:span text:style-name="T41">this</text:span><text:span text:style-name="T44">, that the trying of your faith worketh patience. But let patience have </text:span><text:span text:style-name="T41">her</text:span><text:span text:style-name="T44"> perfect work, that ye may be perfect and entire, wanting nothing. If any of you lack wisdom, let him ask of God, that giveth to all </text:span><text:span text:style-name="T41">men</text:span><text:span text:style-name="T44"> liberally, and upbraideth not; and it shall be given him. But let him ask in </text:span><text:span text:style-name="T44">faith, nothing wavering. For he that wavereth is like a wave of the sea driven with the wind and tossed. For let not that man think that he shall receive any thing of the Lord. A double minded man </text:span><text:span text:style-name="T41">is</text:span><text:span text:style-name="T44"> unstable in all his ways. Let the brother of low degree rejoice in that he is exalted: But the rich, in that he is made low: because as the flower of the grass he shall pass away. For the sun is no sooner risen with a burning heat, but </text:span><text:span text:style-name="T44">it withereth the grass, and the flower thereof falleth, and the grace of the </text:span><text:span text:style-name="T44">fashion of it perisheth: so also shall the rich man fade away in his ways. Blessed </text:span><text:span text:style-name="T41">is</text:span><text:span text:style-name="T44"> the man that endureth temptation: for when he is tried, he shall receive the crown of life, which the Lord hath promised to them that love him.</text:span></text:p>
      </text:section>
      <text:p text:style-name="P41"><text:tab/>Do not love the world, nor the things which are in the world. The world shall pass away and all its desires; but he who does the will of God shall abide forever. <text:span text:style-name="T8">Amen.</text:span></text:p>
      <text:p text:style-name="P39"/>
      <text:p text:style-name="P29">The Praxis</text:p>
      <text:p text:style-name="P40">Acts 21:27-39</text:p>
      <text:p text:style-name="P41"><text:tab/><text:span text:style-name="T8">A chapter from the Acts of our fathers the pure Apostles, who were invested with the grace of the Holy Spirit. Their blessing be with us all. Amen.</text:span></text:p>
      <text:section text:style-name="Sect1" text:name="Section71">
        <text:p text:style-name="P79"><text:span text:style-name="T64"><text:tab/></text:span><text:span text:style-name="T40">And when the seven days were almost ended, the Jews which were of Asia, when they saw him in the temple, stirred up all the people, and laid hands on him, Crying out, Men of Israel, help: This is the man, that teacheth all </text:span><text:span text:style-name="T41">men</text:span><text:span text:style-name="T44"> every where against the people, and the law, and this place: and further brought Greeks also into the temple, and hath polluted this holy place. (For they had seen before with him in the city Trophimus an Ephesian, whom they supposed that Paul had brought into the temple.) And all the city was moved, and the people ran together: and they took Paul, and drew him out of the temple: and forthwith the doors were shut. And as they went about to kill him, tidings came unto the chief captain of the band, that all Jerusalem was in an uproar. Who immediately took </text:span><text:soft-page-break/><text:span text:style-name="T44">soldiers and centurions, and ran down unto them: and when they saw the chief captain and the soldiers, they left beating of Paul. Then the chief captain came near, and took him, and commanded </text:span><text:span text:style-name="T41">him</text:span><text:span text:style-name="T44"> to be bound with two chains; and demanded who he was, and what he had done. And some cried one thing, some another, among the multitude: and when he could not know the certainty for the tumult, he commanded him to be carried into the castle. And when he came upon the stairs, so it was, that he was borne of the soldiers for the violence of the people. For the multitude of the people followed after, crying, Away with him. And as Paul was to be led </text:span><text:span text:style-name="T44">into the castle, he said unto the chief captain, May I speak unto thee? Who said, Canst thou speak Greek? Art not thou that Egyptian, which before these days madest an uproar, and leddest out into the wilderness four thousand men that were murderers? But Paul said, I am a man </text:span><text:span text:style-name="T41">which am</text:span><text:span text:style-name="T44"> a Jew of Tarsus, </text:span><text:span text:style-name="T41">a city</text:span><text:span text:style-name="T44"> in Cilicia, a citizen of no mean city: and, I beseech thee, suffer me to speak unto the people.</text:span></text:p>
      </text:section>
      <text:p text:style-name="P39"><text:tab/><text:span text:style-name="T8">The word of the Lord abides in this church and in every church. Amen.</text:span></text:p>
      <text:p text:style-name="P39"/>
      <text:p text:style-name="P29">The Gospel</text:p>
      <text:p text:style-name="P40">Psalm 5:1</text:p>
      <text:p text:style-name="P52"><text:tab/>A Psalm of David.</text:p>
      <text:p text:style-name="P38"><text:span text:style-name="T8"><text:tab/></text:span><text:span text:style-name="T48">Listen to my words, O Lord, and understand my cry. Hearken to the voice of my supplication, my King, and my God.</text:span><text:span text:style-name="T83"> </text:span><text:span text:style-name="T8">Alleluia.</text:span></text:p>
      <text:p text:style-name="P39"/>
      <text:p text:style-name="P40">Matthew 5:38-48</text:p>
      <text:p text:style-name="P4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72">
        <text:p text:style-name="P98"><text:span text:style-name="T64"><text:tab/></text:span><text:span text:style-name="T72">Ye have heard that it hath been said, An eye for an eye, and a tooth for a tooth:</text:span><text:span text:style-name="T44"> </text:span><text:span text:style-name="T72">But I say unto you, That ye resist not evil: but whosoever shall smite thee on thy right cheek, turn to him the other also.</text:span><text:span text:style-name="T44"> </text:span><text:span text:style-name="T72">And if any man will sue thee at the law, and take away thy coat, let him have </text:span><text:span text:style-name="T75">thy</text:span><text:span text:style-name="T72"> cloke also.</text:span><text:span text:style-name="T44"> </text:span><text:span text:style-name="T72">And whosoever shall compel thee to go a mile, go with him twain.</text:span><text:span text:style-name="T44"> </text:span><text:span text:style-name="T72">Give to him that asketh thee, and from him that would borrow of thee turn not thou away.</text:span></text:p>
        <text:p text:style-name="P73"><text:span text:style-name="T44"><text:tab/></text:span><text:span text:style-name="T72">Ye have heard that it hath been said, Thou shalt love thy neighbour, and hate thine enemy.</text:span><text:span text:style-name="T44"> </text:span><text:span text:style-name="T72">But I say unto you, Love your enemies, bless them that curse you, do good to them that hate you, and pray for them which despitefully use you, and persecute you; </text:span><text:span text:style-name="T72">That ye may be the children of your Father which is in heaven: for he maketh his sun to rise on the evil and </text:span><text:soft-page-break/><text:span text:style-name="T72">on the good, and sendeth rain on the just and on the unjust.</text:span><text:span text:style-name="T44"> </text:span><text:span text:style-name="T72">For if ye love them which love you, what reward have ye? do not even the publicans the same?</text:span><text:span text:style-name="T44"> </text:span><text:span text:style-name="T72">And if ye salute your brethren only, what do ye more </text:span><text:span text:style-name="T75">than others</text:span><text:span text:style-name="T72">? do not even the publicans so?</text:span><text:span text:style-name="T44"> </text:span><text:span text:style-name="T72">Be ye therefore perfect, even as your Father which is in heaven is perfect.</text:span><text:span text:style-name="T64"> </text:span><text:span text:style-name="T66">Glory be to God forever.</text:span></text:p>
      </text:section>
      <text:p text:style-name="P27"/>
      <text:p text:style-name="P60"/>
      <text:p text:style-name="P10">The First Sunday of Lent</text:p>
      <text:p text:style-name="P34"/>
      <text:p text:style-name="P23">The Vespers Gospel</text:p>
      <text:p text:style-name="P34">Psalm 16:1</text:p>
      <text:p text:style-name="P35"><text:tab/><text:span text:style-name="T8">A Psalm of David.</text:span></text:p>
      <text:p text:style-name="P36"><text:tab/><text:span text:style-name="T6">Hear, O Lord my justice; attend to my petition; give ear to my prayer that is from lips without deceit. Let my judgment come forth from Thy presence; let my eyes behold uprightness. </text:span><text:span text:style-name="T8">Alleluia.</text:span></text:p>
      <text:p text:style-name="P39"/>
      <text:p text:style-name="P40">Matthew 6:34-7:12</text:p>
      <text:p text:style-name="P41"><text:tab/><text:span text:style-name="T8">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73">
        <text:p text:style-name="P73"><text:span text:style-name="T12"><text:tab/></text:span><text:span text:style-name="T74">Take therefore no thought for the morrow: for the morrow shall take thought for the things of itself. Sufficient unto the day </text:span><text:span text:style-name="T75">is</text:span><text:span text:style-name="T72"> the evil thereof.</text:span></text:p>
        <text:p text:style-name="P73"><text:span text:style-name="T44"><text:tab/></text:span><text:span text:style-name="T72">Judge not, that ye be not judged.</text:span><text:span text:style-name="T44"> </text:span><text:span text:style-name="T72">For with what judgment ye judge, ye shall be judged: and with what measure ye mete, it shall be measured to you again.</text:span><text:span text:style-name="T44"> </text:span><text:span text:style-name="T72">And why beholdest thou the mote that is in thy brother’s eye, but considerest not the beam that is in thine own eye?</text:span><text:span text:style-name="T44"> </text:span><text:span text:style-name="T72">Or how wilt thou say to thy brother, Let me pull out the mote out of thine eye; and, behold, a beam </text:span><text:span text:style-name="T75">is</text:span><text:span text:style-name="T72"> in thine own eye?</text:span><text:span text:style-name="T44"> </text:span><text:span text:style-name="T72">Thou hypocrite, first cast out the beam out of thine own eye; and then shalt thou see clearly to cast out the mote out of thy brother’s eye.</text:span><text:span text:style-name="T44"> </text:span><text:span text:style-name="T72">Give not that which is holy unto the dogs, neither cast ye your pearls before swine, lest they trample them under their feet, and turn again and rend you.</text:span></text:p>
        <text:p text:style-name="P73"><text:span text:style-name="T44"><text:tab/></text:span><text:span text:style-name="T72">Ask, and it shall be given you; seek, and ye shall find; knock, and it shall be opened unto you:</text:span><text:span text:style-name="T44"> </text:span><text:span text:style-name="T72">For every one that asketh receiveth; and he that seeketh findeth; and to him that knocketh it shall be opened.</text:span><text:span text:style-name="T44"> </text:span><text:span text:style-name="T72">Or what man is there of you, whom if his son ask bread, will he give him a stone?</text:span><text:span text:style-name="T44"> </text:span><text:span text:style-name="T72">Or if he ask a fish, will he give him a serpent?</text:span><text:span text:style-name="T44"> </text:span><text:span text:style-name="T72">If ye then, being evil, know how to give good gifts unto your children, how much more shall your Father which is in heaven give good things to them that ask him?</text:span></text:p>
        <text:p text:style-name="P73"><text:span text:style-name="T44"><text:tab/></text:span><text:span text:style-name="T72">Therefore all things whatsoever ye would that men should do to you, do ye even so to them: for this is the law and the prophets.</text:span><text:span text:style-name="T77"> </text:span><text:span text:style-name="T16">Glory be to God forever.</text:span></text:p>
      </text:section>
      <text:p text:style-name="P49"/>
      <text:p text:style-name="P23"/>
      <text:p text:style-name="P12">The Matins Gospel</text:p>
      <text:p text:style-name="P34">Psalm 17:1</text:p>
      <text:p text:style-name="P35"><text:tab/><text:span text:style-name="T8">A Psalm of David.</text:span></text:p>
      <text:p text:style-name="P58"><text:tab/><text:span text:style-name="T1">I love Thee, O Lord, my strength; the Lord is my foundation and my refuge and my deliverer. My God is my help and I will hope in Him.</text:span> <text:span text:style-name="T8">Alleluia.</text:span></text:p>
      <text:p text:style-name="P39"/>
      <text:p text:style-name="P40">Matthew 7:22-29</text:p>
      <text:p text:style-name="P41"><text:tab/><text:span text:style-name="T8">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74">
        <text:p text:style-name="P73"><text:span text:style-name="T12"><text:tab/></text:span><text:span text:style-name="T74">Many will say to me in that day, Lord, Lord, have we not prophesied in thy name? and in thy name have cast out devils? and in thy name done many wonderful works?</text:span><text:span text:style-name="T40"> </text:span><text:span text:style-name="T74">And then will I profess unto them, I never knew you: depart from me, ye that work iniquity.</text:span><text:span text:style-name="T40"> </text:span><text:span text:style-name="T74">Therefore whosoever heareth these sayings of mine, and doeth them, I will liken him unto a wise man, which built his house upon a rock:</text:span><text:span text:style-name="T40"> </text:span><text:span text:style-name="T74">And the rain descended, and the floods came, and the winds blew, and beat upon that house; and it fell not: for it was founded upon a rock.</text:span><text:span text:style-name="T40"> </text:span><text:span text:style-name="T74">And every one that heareth these sayings of mine, and doeth them not, shall be likened unto a foolish man, which built his house upon the sand:</text:span><text:span text:style-name="T40"> </text:span><text:span text:style-name="T74">And the rain descended, and the floods came, and the winds blew, and beat upon that house; and it fell: and great was the fall of it.</text:span><text:span text:style-name="T40"> And it came to pass, when Jesus had ended these sayings, the people were astonished at his doctrine: </text:span><text:span text:style-name="T40">For he taught them as </text:span><text:span text:style-name="T41">one</text:span><text:span text:style-name="T44"> having authority, and not as the scribes.</text:span><text:span text:style-name="T64"> </text:span><text:span text:style-name="T66">Glory be to God forever.</text:span></text:p>
      </text:section>
      <text:p text:style-name="P49"/>
      <text:p text:style-name="P28">The Liturgy</text:p>
      <text:p text:style-name="P39"/>
      <text:p text:style-name="P29">The Pauline Epistle</text:p>
      <text:p text:style-name="P40">Romans 13:1-14</text:p>
      <text:p text:style-name="P41"><text:tab/><text:span text:style-name="T8">A chapter from the Epistle of our teacher Paul to the Romans. His blessing be upon us. Amen.</text:span></text:p>
      <text:section text:style-name="Sect1" text:name="Section75">
        <text:p text:style-name="P79"><text:span text:style-name="T63"><text:tab/></text:span><text:span text:style-name="T40">Let every soul be subject unto the higher powers. For there is no power but of God: the powers that be are ordained of God. Whosoever therefore resisteth the power, resisteth the ordinance of God: and they that resist shall receive to themselves damnation. For rulers are not a terror to good works, but to the evil. Wilt thou then not be afraid of the power? do that which is good, and thou shalt have praise of the same: For he is the minister of God to thee for good. But if thou do that which is evil, be afraid; for he beareth not the sword in vain: for he is the minister of God, a revenger to </text:span><text:span text:style-name="T41">execute</text:span><text:span text:style-name="T44"> wrath upon him that doeth evil. Wherefore </text:span><text:span text:style-name="T41">ye</text:span><text:span text:style-name="T44"> must needs be subject, not only for wrath, but also for conscience sake. </text:span><text:span text:style-name="T44">For for </text:span><text:soft-page-break/><text:span text:style-name="T44">this cause pay ye tribute also: for they are God’s ministers, attending continually upon this very thing.</text:span></text:p>
        <text:p text:style-name="P73"><text:span text:style-name="T44"><text:tab/>Render therefore to all their dues: tribute to whom tribute </text:span><text:span text:style-name="T41">is due</text:span><text:span text:style-name="T44">; custom to whom custom; fear to whom fear; honour to whom honour. Owe no man any thing, but to love one another: for he that loveth another hath fulfilled the law. For this, Thou shalt not commit adultery, Thou shalt not kill, Thou shalt not steal, Thou shalt not bear false witness, Thou shalt not covet; and if </text:span><text:span text:style-name="T41">there be</text:span><text:span text:style-name="T44"> any other commandment, it is briefly comprehended in this saying, namely, Thou shalt love thy neighbour as thyself. </text:span><text:span text:style-name="T44">Love worketh no ill to his neighbour: therefore love </text:span><text:span text:style-name="T41">is</text:span><text:span text:style-name="T44"> the fulfilling of the law.</text:span></text:p>
        <text:p text:style-name="P73"><text:span text:style-name="T44"><text:tab/>And that, knowing the time, that now </text:span><text:span text:style-name="T41">it is</text:span><text:span text:style-name="T44"> high time to awake out of sleep: for now </text:span><text:span text:style-name="T41">is</text:span><text:span text:style-name="T44"> our salvation nearer than when we believed. The night is far spent, the day is at hand: let us therefore cast off the works of darkness, and let us put on the armour of light. Let us walk honestly, as in the day; not in rioting and drunkenness, not in chambering and wantonness, not in strife and envying. But put ye on the Lord Jesus Christ, and make not provision for the flesh, to </text:span><text:span text:style-name="T41">fulfil</text:span><text:span text:style-name="T44"> the lusts </text:span><text:span text:style-name="T41">thereof</text:span><text:span text:style-name="T44">.</text:span></text:p>
      </text:section>
      <text:p text:style-name="P49">The grace of God the Father be with you all. Amen.</text:p>
      <text:p text:style-name="P39"/>
      <text:p text:style-name="P29">The Catholic Epistle</text:p>
      <text:p text:style-name="P40">James 1:13-21</text:p>
      <text:p text:style-name="P41"><text:tab/><text:span text:style-name="T8">The Catholic Epistle from the Epistle of our teacher James. His Blessing be upon us. Amen.</text:span></text:p>
      <text:section text:style-name="Sect1" text:name="Section76">
        <text:p text:style-name="P79"><text:span text:style-name="T65"><text:tab/></text:span><text:span text:style-name="T40">Let no man say when he is tempted, I am tempted of God: for God cannot be tempted with evil, neither tempteth he any man: But every man is tempted, when he is drawn away of his own lust, and enticed. Then when lust hath conceived, it bringeth forth sin: and sin, when it is finished, bringeth forth death. Do not err, my beloved brethren. Every good gift and every perfect gift is from above, and cometh down from the Father of lights, with whom is no variableness, neither shadow of turning. </text:span><text:span text:style-name="T40">Of his own will begat he us with the word of truth, that we should be a kind of firstfruits of his creatures.</text:span></text:p>
        <text:p text:style-name="P73"><text:span text:style-name="T40"><text:tab/>Wherefore, my beloved brethren, let every man be swift to hear, slow to speak, slow to wrath: For the wrath of man worketh not the righteousness of God. </text:span><text:span text:style-name="T40">Wherefore lay apart all filthiness and superfluity of naughtiness, and receive with meekness the engrafted word, which is able to save your souls.</text:span></text:p>
      </text:section>
      <text:p text:style-name="P41"><text:tab/><text:span text:style-name="T8">Do not love the world, nor the things which are in the world. The world shall pass away and all its desires; but he who does the will of God shall abide forever. Amen.</text:span></text:p>
      <text:p text:style-name="P39"/>
      <text:p text:style-name="P29"/>
      <text:p text:style-name="P14">The Praxis</text:p>
      <text:p text:style-name="P40">Acts 21:40-22:16</text:p>
      <text:p text:style-name="P41"><text:tab/><text:span text:style-name="T8">A chapter from the Acts of our fathers the pure Apostles, who were invested with the grace of the Holy Spirit. Their blessing be with us all. Amen.</text:span></text:p>
      <text:section text:style-name="Sect1" text:name="Section77">
        <text:p text:style-name="P79"><text:span text:style-name="T64"><text:tab/></text:span><text:span text:style-name="T40">And when he had given him licence, Paul stood on the stairs, and beckoned with the hand unto the people. And when there was made a great silence, he spake unto </text:span><text:span text:style-name="T41">them</text:span><text:span text:style-name="T44"> in the Hebrew tongue, saying,</text:span></text:p>
        <text:p text:style-name="P73"><text:span text:style-name="T44"><text:tab/>Men, brethren, and fathers, hear ye my defence </text:span><text:span text:style-name="T41">which I make</text:span><text:span text:style-name="T44"> now unto you. </text:span><text:span text:style-name="T44">(And when they heard that he spake in the Hebrew tongue to them, they kept the more silence: and he saith,)</text:span></text:p>
        <text:p text:style-name="P73"><text:span text:style-name="T44"><text:tab/>I am verily a man </text:span><text:span text:style-name="T41">which am</text:span><text:span text:style-name="T44"> a Jew, born in Tarsus, </text:span><text:span text:style-name="T41">a city</text:span><text:span text:style-name="T44"> in Cilicia, yet brought up in this city at the feet of Gamaliel, </text:span><text:span text:style-name="T41">and</text:span><text:span text:style-name="T44"> taught according to the perfect manner of the law of the fathers, and was zealous toward God, as ye all are this day. And I persecuted this way unto the death, binding and delivering into prisons both men and women. As also the high priest doth bear me witness, and all the estate of the elders: from whom also I received letters unto the brethren, and went to Damascus, to bring them which were there bound unto Jerusalem, for to be punished. And it came to pass, that, as I made my journey, and was come nigh unto Damascus about noon, suddenly there shone from heaven a great light round about me. And I fell unto the ground, and heard a voice saying unto me,</text:span><text:span text:style-name="T72"> Saul, Saul, why persecutest thou me?</text:span><text:span text:style-name="T44"> And I answered, Who art thou, Lord? And he said unto me, </text:span><text:span text:style-name="T72">I am Jesus of Nazareth, whom thou persecutest.</text:span><text:span text:style-name="T44"> And they that were with me saw indeed the light, and were afraid; but they heard not the voice of him that spake to me. And I said, What shall I do, Lord? And the Lord said unto me,</text:span><text:span text:style-name="T72"> Arise, and go into Damascus; and there it shall be told thee of all things which are appointed for thee to do.</text:span><text:span text:style-name="T44"> And when I could not see for the glory of that light, being led by the hand of them that were with me, I came into Damascus. And one Ananias, a devout man according to the law, having a good report of all the Jews which dwelt </text:span><text:span text:style-name="T41">there</text:span><text:span text:style-name="T44">, Came unto me, and stood, and said unto me, Brother Saul, receive thy sight. And the same hour I looked up upon him. And he said, The God of our fathers hath chosen thee, that thou shouldest know his will, and see that Just One, and shouldest hear the voice of his mouth. For thou shalt be his witness unto all men of what thou hast seen and heard. </text:span><text:span text:style-name="T44">And now why tarriest thou? arise, and be baptized, and wash away thy sins, calling on the name of the Lord.</text:span></text:p>
      </text:section>
      <text:p text:style-name="P39"><text:tab/><text:span text:style-name="T8">The word of the Lord abides in this church and in every church. Amen.</text:span></text:p>
      <text:p text:style-name="P29"><text:soft-page-break/>The Gospel</text:p>
      <text:p text:style-name="P40">Psalm 24:1,3</text:p>
      <text:p text:style-name="P52"><text:tab/>A Psalm of David.</text:p>
      <text:p text:style-name="P38"><text:span text:style-name="T8"><text:tab/></text:span><text:span text:style-name="T49">I have lifted up my soul unto Thee, O </text:span><text:span text:style-name="T51">Lord. My God, I have put my trust in Thee: let me not be ashamed, Manifest unto me Thy ways, O Lord; and teach me Thy paths. Lead me in Thy truth, and teach me</text:span><text:span text:style-name="T49">. </text:span><text:span text:style-name="T8">Alleluia.</text:span></text:p>
      <text:p text:style-name="P39"/>
      <text:p text:style-name="P40">Matthew 6:19-33</text:p>
      <text:p text:style-name="P4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78">
        <text:p text:style-name="P73"><text:span text:style-name="T64"><text:tab/></text:span><text:span text:style-name="T72">Lay not up for yourselves treasures upon earth, where moth and rust doth corrupt, and where thieves break through and steal:</text:span><text:span text:style-name="T44"> </text:span><text:span text:style-name="T72">But lay up for yourselves treasures in heaven, where neither moth nor rust doth corrupt, and where thieves do not break through nor steal:</text:span><text:span text:style-name="T44"> </text:span><text:span text:style-name="T72">For where your treasure is, there will your heart be also.</text:span><text:span text:style-name="T44"> </text:span><text:span text:style-name="T72">The light of the body is the eye: if therefore thine eye be single, thy whole body shall be full of light.</text:span><text:span text:style-name="T44"> </text:span><text:span text:style-name="T72">But if thine eye be evil, thy whole body shall be full of darkness. If therefore the light that is in thee be darkness, how great </text:span><text:span text:style-name="T75">is</text:span><text:span text:style-name="T72"> that darkness!</text:span><text:span text:style-name="T44"> </text:span><text:span text:style-name="T72">No man can serve two masters: for either he will hate the one, and love the other; or else he will hold to the one, and despise the other. Ye cannot serve God and mammon.</text:span></text:p>
        <text:p text:style-name="P73"><text:span text:style-name="T44"><text:tab/></text:span><text:span text:style-name="T72">Therefore I say unto you, Take no thought for your life, what ye shall eat, or what ye shall drink; nor yet for your body, what ye shall put on. Is not the life more than meat, and the body than raiment?</text:span><text:span text:style-name="T44"> </text:span><text:span text:style-name="T72">Behold the fowls of the air: for they sow not, neither do they reap, nor gather into barns; yet your heavenly Father feedeth them. Are ye not much better than they?</text:span><text:span text:style-name="T44"> </text:span><text:span text:style-name="T72">Which of you by taking thought can add one cubit unto his stature?</text:span><text:span text:style-name="T44"> </text:span><text:span text:style-name="T72">And why take ye thought for raiment? Consider the lilies of the field, how they grow; they toil not, neither do they spin:</text:span><text:span text:style-name="T44"> </text:span><text:span text:style-name="T72">And yet I say unto you, That even Solomon in all his glory was not arrayed like one of these.</text:span><text:span text:style-name="T44"> </text:span><text:span text:style-name="T72">Wherefore, if God so clothe the grass of the field, which to day is, and to morrow is cast into the oven, </text:span><text:span text:style-name="T75">shall he</text:span><text:span text:style-name="T72"> not much more </text:span><text:span text:style-name="T75">clothe</text:span><text:span text:style-name="T72"> you, O ye of little faith?</text:span><text:span text:style-name="T44"> </text:span><text:span text:style-name="T72">Therefore take no thought, saying, What shall we eat? or, What shall we drink? or, Wherewithal shall we be clothed?</text:span><text:span text:style-name="T44"> </text:span><text:span text:style-name="T72">(For after all these things do the Gentiles seek:) for your heavenly Father knoweth that ye have need of all these things.</text:span><text:span text:style-name="T44"> </text:span><text:span text:style-name="T72">But seek ye first the kingdom of God, and his righteousness; and all these things shall be added unto you.</text:span><text:span text:style-name="T64"> </text:span><text:span text:style-name="T66">Glory be to God forever.</text:span></text:p>
      </text:section>
      <text:p text:style-name="P31"/>
      <text:p text:style-name="P60"><text:soft-page-break/>The Evening Office of the First Sunday of Lent</text:p>
      <text:p text:style-name="P49"/>
      <text:p text:style-name="P23">The Gospel</text:p>
      <text:p text:style-name="P40">Psalm 47:8,9</text:p>
      <text:p text:style-name="P48"><text:tab/>A Psalm of David.</text:p>
      <text:p text:style-name="P48"><text:tab/><text:span text:style-name="T5">Thy right hand is full of righteousness. Let Mount Sion be glad and let the daughters of Judaea rejoice because of Thy judgments, O Lord. </text:span>Alleluia.</text:p>
      <text:p text:style-name="P39"/>
      <text:p text:style-name="P40">Luke 6:27-38</text:p>
      <text:p text:style-name="P41"><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330">
        <text:p text:style-name="P73"><text:span text:style-name="T12"><text:tab/></text:span><text:span text:style-name="T72">But I say unto you which hear, Love your enemies, do good to them which hate you,</text:span><text:span text:style-name="T44"> </text:span><text:span text:style-name="T72">Bless them that curse you, and pray for them which despitefully use you.</text:span><text:span text:style-name="T44"> </text:span><text:span text:style-name="T72">And unto him that smiteth thee on the </text:span><text:span text:style-name="T75">one</text:span><text:span text:style-name="T72"> cheek offer also the other; and him that taketh away thy cloke forbid not </text:span><text:span text:style-name="T75">to take thy</text:span><text:span text:style-name="T72"> coat also.</text:span><text:span text:style-name="T44"> </text:span><text:span text:style-name="T72">Give to every man that asketh of thee; and of him that taketh away thy goods ask </text:span><text:span text:style-name="T75">them</text:span><text:span text:style-name="T72"> not again.</text:span><text:span text:style-name="T44"> </text:span><text:span text:style-name="T72">And as ye would that men should do to you, do ye also to them likewise.</text:span><text:span text:style-name="T44"> </text:span><text:span text:style-name="T72">For if ye love them which love you, what thank have ye? for sinners also love those that love them.</text:span><text:span text:style-name="T44"> </text:span><text:span text:style-name="T72">And if ye do good to them which do good to you, what thank have ye? for sinners also do even the same.</text:span><text:span text:style-name="T44"> </text:span><text:span text:style-name="T72">And if ye lend </text:span><text:span text:style-name="T75">to them</text:span><text:span text:style-name="T72"> of whom ye hope to receive, what thank have ye? for sinners also lend to sinners, to receive as much again.</text:span><text:span text:style-name="T44"> </text:span><text:span text:style-name="T72">But love ye your enemies, and do good, and lend, hoping for nothing again; and your reward shall be great, and ye shall be the children of the Highest: for he is kind unto the unthankful and </text:span><text:span text:style-name="T75">to</text:span><text:span text:style-name="T72"> the evil.</text:span><text:span text:style-name="T44"> </text:span><text:span text:style-name="T72">Be ye therefore merciful, as your Father also is merciful.</text:span></text:p>
        <text:p text:style-name="P73"><text:span text:style-name="T44"><text:tab/></text:span><text:span text:style-name="T72">Judge not, and ye shall not be judged: condemn not, and ye shall not be condemned: forgive, and ye shall be forgiven:</text:span><text:span text:style-name="T44"> </text:span><text:span text:style-name="T72">Give, and it shall be given unto you; good measure, pressed down, and shaken together, and running over, shall men give into your bosom. For with the same measure that ye mete withal it shall be measured to you again.</text:span><text:span text:style-name="T14"> </text:span><text:span text:style-name="T15">Glory be to God forever.</text:span></text:p>
      </text:section>
      <text:p text:style-name="P25"/>
      <text:p text:style-name="P60"/>
      <text:p text:style-name="P10">Monday of the Second Week of Lent</text:p>
      <text:p text:style-name="P49"/>
      <text:p text:style-name="P23">The Matins Prophecies</text:p>
      <text:p text:style-name="P40">Exodus 3:6-14</text:p>
      <text:p text:style-name="P41"><text:tab/><text:span text:style-name="T8">From the book of Exodus of Moses the prophet. His blessing be upon us. Amen.</text:span></text:p>
      <text:section text:style-name="Sect1" text:name="Section79">
        <text:p text:style-name="P73"><text:span text:style-name="T20"><text:tab/></text:span><text:span text:style-name="T44">And God said unto Moses, I am the God of thy fathers, the God of Abraam, and the God of Isaac, and the God of Jacob; and Moses turned away his face, for he was afraid to gaze at God.</text:span></text:p>
        <text:p text:style-name="P73"><text:span text:style-name="T44"><text:tab/>And the Lord said to Moses, I have surely seen the affliction of my people that is in Egypt, and I have heard their cry </text:span><text:span text:style-name="T41">caused</text:span><text:span text:style-name="T44"> by their task-masters; for I know their affliction. And I have come down to deliver them out of the hand of the Egyptians, and to bring them out of that land, and to bring them into a good and wide land, into a land flowing with milk and honey, into the place of the Chananites, and the Chettites, and Amorites, and Pherezites, and Gergesites, and Evites, and Jebusites. And now, behold, the cry of the children of Israel is come to me, and I have seen the affliction with which the Egyptians afflict them. </text:span><text:span text:style-name="T44">And now come, I will send thee to Pharao king of Egypt, and thou shalt bring out my people the children of Israel from the land of Egypt.</text:span></text:p>
        <text:p text:style-name="P73"><text:span text:style-name="T44"><text:tab/>And Moses said to God, Who am I, that I should go to Pharao king of Egypt, and that I should bring out the children of Israel from the land of Egypt? And God spoke to Moses, saying, I will be with thee, and this shall be the sign to thee that I shall send thee forth,—when thou bringest out my people out of Egypt, then ye shall serve God in this mountain. And Moses said to God, Behold, I shall go forth to the children of Israel, and shall say to them, The God of our fathers has sent me to you; and they will ask me, What is his name? What shall I say to them? </text:span><text:span text:style-name="T44">And God spoke to Moses, saying, I am THE BEING; and he said, Thus shall ye say to the children of Israel, THE BEING has sent me to you.</text:span><text:span text:style-name="T79"> </text:span><text:span text:style-name="T81">Glory be to the Holy Trinity.</text:span></text:p>
      </text:section>
      <text:p text:style-name="P53"/>
      <text:p text:style-name="P40">Isaiah 4:2-5:7a</text:p>
      <text:p text:style-name="P41"><text:tab/><text:span text:style-name="T8">From the book of Isaiah the prophet. His blessing be upon us. Amen.</text:span></text:p>
      <text:section text:style-name="Sect1" text:name="Section331">
        <text:p text:style-name="P73"><text:span text:style-name="T20"><text:tab/></text:span><text:span text:style-name="T44">And in that day God shall shine gloriously in counsel on the earth, to exalt and glorify the remnant of Israel. And it shall be, </text:span><text:span text:style-name="T41">that</text:span><text:span text:style-name="T44"> the remnant left in Sion, and the remnant left in Jerusalem, </text:span><text:span text:style-name="T41">even</text:span><text:span text:style-name="T44"> all that are appointed to life in Jerusalem, shall be called holy. For the Lord shall wash away the filth of the sons and daughters of Sion, and shall purge out the blood from the midst of them, with the spirit of judge</text:span><text:soft-page-break/><text:span text:style-name="T44">ment, and the spirit of burning. And he shall come, and it shall be with regard to every place of mount Sion, yea, all the region round about it shall a cloud overshadow by day, and </text:span><text:span text:style-name="T41">there shall be</text:span><text:span text:style-name="T44"> as it were the smoke and light of fire burning by night: and upon all the glory shall be a defence. </text:span><text:span text:style-name="T44">And it shall be for a shadow from the heat, and as a shelter and a hiding place </text:span><text:span text:style-name="T44">from inclemency </text:span><text:span text:style-name="T41">of weather</text:span><text:span text:style-name="T44"> and from rain.</text:span></text:p>
        <text:p text:style-name="P73"><text:span text:style-name="T44"><text:tab/>Now I will sing to </text:span><text:span text:style-name="T41">my</text:span><text:span text:style-name="T44"> beloved a song of my beloved concerning my vineyard. </text:span><text:span text:style-name="T41">My</text:span><text:span text:style-name="T44"> beloved had a vineyard on a high hill in a fertile place. And I made a hedge round it, and dug a trench, and planted a choice vine, and built a tower in the midst of it, and dug a place for the wine-vat in it: and I waited </text:span><text:span text:style-name="T41">for it</text:span><text:span text:style-name="T44"> to bring forth grapes, and it brought forth thorns. And now, ye dwellers in Jerusalem, and </text:span><text:span text:style-name="T41">every</text:span><text:span text:style-name="T44"> man of Juda, judge between me and my vineyard. What shall I do any more to my vineyard, that I have not done to it? Whereas I expected </text:span><text:span text:style-name="T41">it</text:span><text:span text:style-name="T44"> to bring forth grapes, but it has brought forth thorns. And now I will tell you what I will do to my vineyard: I will take away its hedge, and it shall be for a spoil; and I will pull down its walls, and it shall be </text:span><text:span text:style-name="T41">left</text:span><text:span text:style-name="T44"> to be trodden down. And I will forsake my vineyard; and it shall not be pruned, nor dug, and thorns shall come up upon it as on barren land; and I will command the clouds to rain no rain upon it. For the vineyard of the Lord of hosts is the house of Israel, and the men of Juda </text:span><text:span text:style-name="T41">his</text:span><text:span text:style-name="T44"> beloved plant.</text:span><text:span text:style-name="T79"> </text:span><text:span text:style-name="T81">Glory be to the Holy Trinity.</text:span></text:p>
      </text:section>
      <text:p text:style-name="P53"/>
      <text:p text:style-name="P23">The Matins Gospel</text:p>
      <text:p text:style-name="P34">Psalm 39:10</text:p>
      <text:p text:style-name="P35"><text:tab/><text:span text:style-name="T8">A Psalm of David.</text:span></text:p>
      <text:p text:style-name="P36"><text:tab/><text:span text:style-name="T6">But Thou, O Lord, remove not Thy compassions far from me; Thy mercy and Thy righteousness have upheld me at all times. </text:span><text:span text:style-name="T8">Alleluia.</text:span></text:p>
      <text:p text:style-name="P39"/>
      <text:p text:style-name="P40">Mark 9:25-29</text:p>
      <text:p text:style-name="P41"><text:tab/><text:span text:style-name="T8">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80">
        <text:p text:style-name="P73"><text:span text:style-name="T12"><text:tab/></text:span><text:span text:style-name="T40">When Jesus saw that the people came running together, he rebuked the foul spirit, saying unto him, </text:span><text:span text:style-name="T75">Thou</text:span><text:span text:style-name="T72"> dumb and deaf spirit, I charge thee, come out of him, and enter no more into him.</text:span><text:span text:style-name="T44"> And </text:span><text:span text:style-name="T41">the spirit</text:span><text:span text:style-name="T44"> cried, and rent him sore, and came out of him: and he was as one dead; insomuch that many said, He is dead. But Jesus took him by the hand, and lifted him up; and he arose. And when he was come into the house, his disciples asked him privately, Why could not we cast him </text:span><text:soft-page-break/><text:span text:style-name="T44">out? </text:span><text:span text:style-name="T44">And he said unto them, </text:span><text:span text:style-name="T72">This kind </text:span><text:span text:style-name="T72">can come forth by nothing, but by prayer and fasting.</text:span><text:span text:style-name="T77"> </text:span><text:span text:style-name="T66">Glory be to God forever.</text:span></text:p>
      </text:section>
      <text:p text:style-name="P24"/>
      <text:p text:style-name="P28">The Liturgy</text:p>
      <text:p text:style-name="P39"/>
      <text:p text:style-name="P29">The Pauline Epistle</text:p>
      <text:p text:style-name="P40">Romans 1:18-25</text:p>
      <text:p text:style-name="P41"><text:tab/><text:span text:style-name="T8">A chapter from the Epistle of our teacher Paul to the Romans. His blessing be upon us. Amen.</text:span></text:p>
      <text:section text:style-name="Sect1" text:name="Section81">
        <text:p text:style-name="P61"><text:tab/><text:span text:style-name="T40">For the wrath of God is revealed from heaven against all ungodliness and unrighteousness of men, who hold the truth in unrighteousness;</text:span></text:p>
        <text:p text:style-name="P73"><text:span text:style-name="T40"><text:tab/>Because that which may be known of God is manifest in them; for God hath shewed </text:span><text:span text:style-name="T41">it</text:span><text:span text:style-name="T44"> unto them. For the invisible things of him from the creation of the world are clearly seen, being understood by the things that are made, </text:span><text:span text:style-name="T41">even</text:span><text:span text:style-name="T44"> his eternal power and Godhead; so that they are without excuse: Because that, when they knew God, they glorified </text:span><text:span text:style-name="T41">him</text:span><text:span text:style-name="T44"> not as God, neither were thankful; but became vain in their imaginations, and their foolish heart was darkened. Professing themselves to be wise, they became fools, And changed the glory of the uncorruptible God into an image made like to corruptible man, and to birds, and fourfooted beasts, and creeping things. Wherefore God also gave them up to uncleanness through the lusts of their own hearts, to dishonour their own bodies between themselves: </text:span><text:span text:style-name="T44">Who changed the truth of God into a lie, and worshipped and served the creature more than the Creator, who is blessed for ever. Amen.</text:span></text:p>
      </text:section>
      <text:p text:style-name="P49">The grace of God the Father be with you all. Amen.</text:p>
      <text:p text:style-name="P39"/>
      <text:p text:style-name="P29">The Catholic Epistle</text:p>
      <text:p text:style-name="P40">Jude 1:1-8</text:p>
      <text:p text:style-name="P41"><text:tab/><text:span text:style-name="T8">The Catholic Epistle from the Epistle of our teacher Jude. His Blessing be upon us. Amen.</text:span></text:p>
      <text:section text:style-name="Sect1" text:name="Section82">
        <text:p text:style-name="P79"><text:span text:style-name="T65"><text:tab/></text:span><text:span text:style-name="T40">Jude, the servant of Jesus Christ, and brother of James, to them that are sanctified by God the Father, and preserved in Jesus Christ, </text:span><text:span text:style-name="T41">and</text:span><text:span text:style-name="T44"> called: Mercy unto you, and peace, and love, be multiplied.</text:span></text:p>
        <text:p text:style-name="P73"><text:span text:style-name="T44"><text:tab/>Beloved, when I gave all diligence to write unto you of the common salvation, it was needful for me to write unto you, and exhort </text:span><text:span text:style-name="T41">you</text:span><text:span text:style-name="T44"> that ye should earnestly contend for the faith which was once delivered unto the saints. For there are certain men crept in unawares, who were before of old ordained to this condemnation, ungodly men, turning the grace of our God into lasciviousness, and denying the only Lord God, and </text:span><text:soft-page-break/><text:span text:style-name="T44">our Lord Jesus Christ. I will therefore put you in remembrance, though ye </text:span><text:span text:style-name="T44">once knew this, how that the Lord, having saved the people out of the land of Egypt, afterward destroyed them that believed not. And the angels which kept not their first estate, but left their own habitation, he hath reserved in everlasting chains under darkness unto the judgment of the </text:span><text:span text:style-name="T44">great day. </text:span><text:span text:style-name="T44">Even as Sodom and Gomorrha, and the cities about them in like manner, giving themselves over to fornication, and going after strange flesh, are set forth for an example, suffering the vengeance of eternal fire.</text:span></text:p>
        <text:p text:style-name="P73"><text:span text:style-name="T44"><text:tab/>Likewise also these </text:span><text:span text:style-name="T41">filthy</text:span><text:span text:style-name="T44"> dreamers defile the flesh, despise dominion, and speak evil of dignities.</text:span></text:p>
      </text:section>
      <text:p text:style-name="P41"><text:tab/><text:span text:style-name="T8">Do not love the world, nor the things which are in the world. The world shall pass away and all its desires; but he who does the will of God shall abide forever. Amen.</text:span></text:p>
      <text:p text:style-name="P39"/>
      <text:p text:style-name="P29">The Praxis</text:p>
      <text:p text:style-name="P40">Acts 4:36-5:11</text:p>
      <text:p text:style-name="P41"><text:tab/><text:span text:style-name="T8">A chapter from the Acts of our fathers the pure Apostles, who were invested with the grace of the Holy Spirit. Their blessing be with us all. Amen.</text:span></text:p>
      <text:section text:style-name="Sect1" text:name="Section83">
        <text:p text:style-name="P79"><text:span text:style-name="T64"><text:tab/></text:span><text:span text:style-name="T40">And Joses, who by the apostles was surnamed Barnabas, (which is, being interpreted, The son of consolation,) a Levite, </text:span><text:span text:style-name="T41">and</text:span><text:span text:style-name="T44"> of the country of Cyprus, </text:span><text:span text:style-name="T44">Having land, sold </text:span><text:span text:style-name="T41">it</text:span><text:span text:style-name="T44">, and brought the money, and laid </text:span><text:span text:style-name="T41">it</text:span><text:span text:style-name="T44"> at the apostles’ feet.</text:span></text:p>
        <text:p text:style-name="P73"><text:span text:style-name="T44"><text:tab/>But a certain man named Ananias, with Sapphira his wife, sold a possession, And kept back </text:span><text:span text:style-name="T41">part</text:span><text:span text:style-name="T44"> of the price, his wife also being privy </text:span><text:span text:style-name="T41">to it</text:span><text:span text:style-name="T44">, and brought a certain part, and laid </text:span><text:span text:style-name="T41">it</text:span><text:span text:style-name="T44"> at the apostles’ feet. But Peter said, Ananias, why hath Satan filled thine heart to lie to the Holy Ghost, and to keep back </text:span><text:span text:style-name="T41">part</text:span><text:span text:style-name="T44"> of the price of the land? Whiles it remained, was it not thine own? and after it was sold, was it not in thine own power? why hast thou conceived this thing in thine heart? thou hast not lied unto men, but unto God. And Ananias hearing these words fell down, and gave up the ghost: and great fear came on all them that heard these things. And the young men arose, wound him up, and carried </text:span><text:span text:style-name="T41">him</text:span><text:span text:style-name="T44"> out, and buried </text:span><text:span text:style-name="T41">him</text:span><text:span text:style-name="T44">. And it was about the space of three hours after, when his wife, not knowing what was done, came in. And Peter answered unto her, Tell me whether ye sold the land for so much? And she said, Yea, for so much. Then Peter said unto her, How is it that ye have agreed together to tempt the Spirit of the Lord? behold, the feet of them which have buried thy husband </text:span><text:span text:style-name="T41">are</text:span><text:span text:style-name="T44"> at the door, and shall carry thee out. Then fell she down straightway at his feet, and yielded up the ghost: and the young men came in, and found her dead, and, carrying </text:span><text:span text:style-name="T41">her</text:span><text:span text:style-name="T44"> forth, buried </text:span><text:soft-page-break/><text:span text:style-name="T41">her</text:span><text:span text:style-name="T44"> by her husband. And great fear </text:span><text:span text:style-name="T44">came upon all the church, and upon as many as heard these things.</text:span></text:p>
      </text:section>
      <text:p text:style-name="P39"><text:tab/><text:span text:style-name="T8">The word of the Lord abides in this church and in every church. Amen.</text:span></text:p>
      <text:p text:style-name="P39"/>
      <text:p text:style-name="P29">The Gospel</text:p>
      <text:p text:style-name="P40">Psalm 28:1,2</text:p>
      <text:p text:style-name="P52"><text:tab/>A Psalm of David.</text:p>
      <text:p text:style-name="P52"><text:tab/><text:span text:style-name="T5">Bring unto the Lord, O ye children of God; bring unto the Lord the offspring of rams; bring unto the Lord glory and honour Bring unto the Lord the glory of His Name.</text:span> Alleluia.</text:p>
      <text:p text:style-name="P39"/>
      <text:p text:style-name="P40">Luke 18:1-8</text:p>
      <text:p text:style-name="P4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84">
        <text:p text:style-name="P73"><text:span text:style-name="T64"><text:tab/></text:span><text:span text:style-name="T44">And he spake a parable unto them </text:span><text:span text:style-name="T41">to this end</text:span><text:span text:style-name="T44">, that men ought always to pray, and not to faint; </text:span><text:span text:style-name="T44">Saying, </text:span><text:span text:style-name="T72">There was in a city a judge, which feared not God, neither regarded man:</text:span><text:span text:style-name="T44"> </text:span><text:span text:style-name="T72">And there was a widow in that city; and she came unto him, saying, Avenge me of mine adversary.</text:span><text:span text:style-name="T44"> </text:span><text:span text:style-name="T72">And he would not for a while: but afterward he said within himself, Though I fear not God, nor regard man; </text:span><text:span text:style-name="T72">Yet because this widow troubleth me, I will avenge her, lest by her continual coming she weary me.</text:span><text:span text:style-name="T44"> And the Lord said, </text:span><text:span text:style-name="T72">Hear what the unjust judge saith.</text:span><text:span text:style-name="T44"> </text:span><text:span text:style-name="T72">And shall not God avenge his own elect, which cry day and night unto him, though he bear long with them?</text:span><text:span text:style-name="T44"> </text:span><text:span text:style-name="T72">I tell you that he will avenge them speedily. Nevertheless when the Son of man cometh, shall he find faith on the earth?</text:span><text:span text:style-name="T77"> </text:span><text:span text:style-name="T66">Glory be to God forever.</text:span></text:p>
      </text:section>
      <text:p text:style-name="P31"/>
      <text:p text:style-name="P60">Tuesday of the Second Week of Lent</text:p>
      <text:p text:style-name="P49"/>
      <text:p text:style-name="P23">The Matins Prophecies</text:p>
      <text:p text:style-name="P40">Job 19:1-27</text:p>
      <text:p text:style-name="P41"><text:tab/><text:span text:style-name="T8">From the book of Job the righteous. His blessing be upon us. Amen.</text:span></text:p>
      <text:section text:style-name="Sect1" text:name="Section85">
        <text:p text:style-name="P73"><text:span text:style-name="T20"><text:tab/></text:span><text:span text:style-name="T44">Then Job answered and said, How long will ye vex my soul, and destroy me with words? only know that the Lord has dealt with me thus. Ye speak against me; ye do not feel for me, but bear hard upon me. Yea verily, I have erred in truth, (but the error abides with myself) in having spoken words which it was not right </text:span><text:span text:style-name="T41">to speak</text:span><text:span text:style-name="T44">; and my words err, and are unreasonable. But alas! for ye magnify yourselves against me, and insult me </text:span><text:soft-page-break/><text:span text:style-name="T44">with reproach. Know then that it is the Lord that has troubled </text:span><text:span text:style-name="T41">me</text:span><text:span text:style-name="T44">, and has </text:span><text:span text:style-name="T44">raised his bulwark against me. Behold, I laugh at reproach; I will not speak: </text:span><text:span text:style-name="T41">or</text:span><text:span text:style-name="T44"> I will cry out, but </text:span><text:span text:style-name="T41">there is</text:span><text:span text:style-name="T44"> nowhere judgment. </text:span></text:p>
        <text:p text:style-name="P73"><text:span text:style-name="T44"><text:tab/>I am fenced round about, and can by no means escape: he has set darkness before my face. </text:span><text:span text:style-name="T44">And he has stripped me of my glory, and has taken the crown from my head. He has torn me around about, and I am gone: and he has cut off my hope like </text:span><text:span text:style-name="T44">a tree. And he has dreadfully handled me in anger, and has counted me for an enemy. His troops also came upon me with one accord, liers in wait compassed my ways. My brethren have stood aloof from me; they have recognized strangers </text:span><text:span text:style-name="T41">rather</text:span><text:span text:style-name="T44"> than me: and my friends have become pitiless. My nearest of kin have not acknowledged me, and they that knew my name, have forgotten me. </text:span><text:span text:style-name="T41">As for</text:span><text:span text:style-name="T44"> my household, and my maid-servants, I was a stranger before them. I called my servant, and he hearkened not; and my mouth intreated </text:span><text:span text:style-name="T41">him</text:span><text:span text:style-name="T44">. And I besought my wife, and earnestly intreated the sons of my concubines. </text:span><text:span text:style-name="T44">But they rejected me for ever; whenever I rise up, they speak against me. They that saw me abhorred me: the very persons whom I had loved, rose up against me. My flesh is corrupt under my skin, and my bones are held in </text:span><text:span text:style-name="T41">my</text:span><text:span text:style-name="T44"> teeth. Pity me, pity me, O friends; for it is the hand of the Lord that has touched me. Wherefore do ye persecute me as also the Lord </text:span><text:span text:style-name="T41">does</text:span><text:span text:style-name="T44">, and are not satisfied with my flesh?</text:span></text:p>
        <text:p text:style-name="P73"><text:span text:style-name="T44"><text:tab/>For oh that my words were written, and that they were recorded in a book forever, with an iron pen and lead, or graven in the rocks! For I know that he is eternal who is about to deliver me, </text:span><text:span text:style-name="T41">and</text:span><text:span text:style-name="T44"> to raise up upon the earth my skin that endures these </text:span><text:span text:style-name="T41">sufferings</text:span><text:span text:style-name="T44">: for these things have been accomplished to me of the Lord; </text:span><text:span text:style-name="T44">which I am conscious of in myself, which mine eye has seen, and not another, but all have been fulfilled to me in </text:span><text:span text:style-name="T41">my</text:span><text:span text:style-name="T44"> bosom.</text:span><text:span text:style-name="T79"> </text:span><text:span text:style-name="T81">Glory be to the Holy Trinity.</text:span></text:p>
      </text:section>
      <text:p text:style-name="P53"/>
      <text:p text:style-name="P40">Isaiah 5:7-16</text:p>
      <text:p text:style-name="P41"><text:tab/><text:span text:style-name="T8">From the book of Isaiah the prophet. His blessing be upon us. Amen.</text:span></text:p>
      <text:section text:style-name="Sect1" text:name="Section332">
        <text:p text:style-name="P98"><text:span text:style-name="T20"><text:tab/></text:span><text:span text:style-name="T44">For the vineyard of the Lord of hosts is the house of Israel, and the men of Juda </text:span><text:span text:style-name="T41">his</text:span><text:span text:style-name="T44"> beloved plant: I expected </text:span><text:span text:style-name="T41">it</text:span><text:span text:style-name="T44"> to bring forth judgement, and it brought forth iniquity; and not righteousness, but a cry.</text:span></text:p>
        <text:p text:style-name="P74"><text:span text:style-name="T44"><text:tab/>Woe </text:span><text:span text:style-name="T41">to them</text:span><text:span text:style-name="T44"> that join house to house, and add field to field, that they may take away something of their neighbor’s: will ye dwell alone upon the land? For these things have reached the ears of the Lord of hosts: for though many houses should be built, many and fair houses shall be </text:span><text:soft-page-break/><text:span text:style-name="T44">desolate, and there shall be no inhabitants in them. For where ten yoke of oxen plough </text:span><text:span text:style-name="T41">the land</text:span><text:span text:style-name="T44"> shall yield one jar-full, and he that sows six homers shall produce three measures. Woe </text:span><text:span text:style-name="T41">to them</text:span><text:span text:style-name="T44"> that rise up in the morning, and follow strong drink; who wait </text:span><text:span text:style-name="T41">at it till</text:span><text:span text:style-name="T44"> evening: for the wine shall inflame them. For they drink wine with harp, and psaltery, and drums, and pipes: but they regard not the works of the Lord, and consider not the works of his hands. Therefore my people have been taken captive, because they know not the Lord: and there has been a multitude of dead </text:span><text:span text:style-name="T41">bodies</text:span><text:span text:style-name="T44">, because of hunger and of thirst for water. Therefore hell has enlarged its desire and opened its mouth without ceasing: and her glorious and great, and her rich and her pestilent men shall go down </text:span><text:span text:style-name="T41">into it</text:span><text:span text:style-name="T44">. And the mean man shall be brought low, and the great man shall be disgraced, and the lofty eyes shall be brought low. But the Lord of hosts shall be exalted in judgement, and the holy God shall be glorified in righteousness.</text:span><text:span text:style-name="T79"> </text:span><text:span text:style-name="T81">Glory be to the Holy Trinity.</text:span></text:p>
      </text:section>
      <text:p text:style-name="P53"/>
      <text:p text:style-name="P23">The Matins Gospel</text:p>
      <text:p text:style-name="P34">Psalm 40:4,12</text:p>
      <text:p text:style-name="P35"><text:tab/><text:span text:style-name="T8">A Psalm of David.</text:span></text:p>
      <text:p text:style-name="P36"><text:tab/><text:span text:style-name="T6">I myself, said: O Lord, have mercy on me; heal my soul for I have sinned against Thee. Blessed be the Lord God of Israel, from everlasting to everlasting. So be it.</text:span><text:span text:style-name="T92"> </text:span><text:span text:style-name="T8">Alleluia.</text:span></text:p>
      <text:p text:style-name="P39"/>
      <text:p text:style-name="P40">Luke 12:22-31</text:p>
      <text:p text:style-name="P41"><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86">
        <text:p text:style-name="P73"><text:span text:style-name="T12"><text:tab/></text:span><text:span text:style-name="T40">And he said unto his disciples, </text:span><text:span text:style-name="T74">Therefore I say unto you, Take no thought for your life, what ye shall eat; neither for the body, what ye shall put on.</text:span><text:span text:style-name="T40"> </text:span><text:span text:style-name="T74">The life is more than meat, and the body </text:span><text:span text:style-name="T75">is more</text:span><text:span text:style-name="T72"> than raiment.</text:span><text:span text:style-name="T44"> </text:span><text:span text:style-name="T72">Consider the ravens: for they neither sow nor reap; which neither have storehouse nor barn; and God feedeth them: how much more are ye better than the fowls?</text:span><text:span text:style-name="T44"> </text:span><text:span text:style-name="T72">And which of you with taking thought can add to his stature one cubit?</text:span><text:span text:style-name="T44"> </text:span><text:span text:style-name="T72">If ye then be not able to do that thing which is least, why take ye thought for the rest?</text:span><text:span text:style-name="T44"> </text:span><text:span text:style-name="T72">Consider the lilies how they grow: they toil not, they spin not; and yet I say unto you, that Solomon in all his glory was not arrayed like one of these.</text:span><text:span text:style-name="T44"> </text:span><text:span text:style-name="T72">If then God so clothe the grass, which is to day in the field, and to morrow is cast into the oven; how much more </text:span><text:span text:style-name="T75">will he clothe</text:span><text:span text:style-name="T72"> you, O ye of little faith?</text:span><text:span text:style-name="T44"> </text:span><text:span text:style-name="T72">And seek not ye what ye shall eat, or what ye shall drink, neither be ye of doubtful mind.</text:span><text:span text:style-name="T44"> </text:span><text:span text:style-name="T72">For all </text:span><text:soft-page-break/><text:span text:style-name="T72">these things do the nations of the world seek after: and your Father </text:span><text:span text:style-name="T72">knoweth that ye have need of these things.</text:span><text:span text:style-name="T44"> </text:span><text:span text:style-name="T72">But rather seek ye the kingdom of God; and all these things shall be added unto you.</text:span><text:span text:style-name="T77"> </text:span><text:span text:style-name="T66">Glory be to God forever.</text:span></text:p>
      </text:section>
      <text:p text:style-name="P24"/>
      <text:p text:style-name="P28">The Liturgy</text:p>
      <text:p text:style-name="P39"/>
      <text:p text:style-name="P29">The Pauline Epistle</text:p>
      <text:p text:style-name="P40">2 Corinthians 9:6-15</text:p>
      <text:p text:style-name="P41"><text:tab/><text:span text:style-name="T8">A chapter from the Second Epistle of our teacher Paul to the Corinthians. His blessing be upon us. Amen.</text:span></text:p>
      <text:section text:style-name="Sect1" text:name="Section87">
        <text:p text:style-name="P79"><text:span text:style-name="T63"><text:tab/></text:span><text:span text:style-name="T40">But this </text:span><text:span text:style-name="T41">I say</text:span><text:span text:style-name="T44">, He which soweth sparingly shall reap also sparingly; and he which soweth bountifully shall reap also bountifully. Every man according as he purposeth in his heart, </text:span><text:span text:style-name="T41">so let him give</text:span><text:span text:style-name="T44">; not grudgingly, or of necessity: for God loveth a cheerful giver. And God </text:span><text:span text:style-name="T41">is</text:span><text:span text:style-name="T44"> able to make all grace abound toward you; that ye, always having all sufficiency in all </text:span><text:span text:style-name="T41">things</text:span><text:span text:style-name="T44">, may abound to every good work: (As it is written, He hath dispersed abroad; he hath given to the poor: his righteousness remaineth for ever. </text:span><text:span text:style-name="T54">s</text:span><text:span text:style-name="T44">Now he that ministereth seed to the sower both minister bread for </text:span><text:span text:style-name="T41">your</text:span><text:span text:style-name="T44"> food, and multiply your seed sown, and increase the fruits of your righteousness;) Being enriched in every thing to all bountifulness, which causeth through us thanksgiving to God. For the administration of this service not only supplieth the want of the saints, but is abundant also by many thanksgivings unto God; Whiles by the experiment of this ministration they glorify God for your professed subjection unto the gospel of Christ, and for </text:span><text:span text:style-name="T41">your</text:span><text:span text:style-name="T44"> liberal distribution unto them, and unto all </text:span><text:span text:style-name="T41">men</text:span><text:span text:style-name="T44">; And by their prayer for you, which long after you for the exceeding grace of God in you. Thanks </text:span><text:span text:style-name="T41">be</text:span><text:span text:style-name="T44"> unto God for his unspeakable gift.</text:span></text:p>
      </text:section>
      <text:p text:style-name="P49">The grace of God the Father be with you all. Amen.</text:p>
      <text:p text:style-name="P39"/>
      <text:p text:style-name="P29">The Catholic Epistle</text:p>
      <text:p text:style-name="P40">James 1:1-12</text:p>
      <text:p text:style-name="P41"><text:tab/><text:span text:style-name="T8">The Catholic Epistle from the Epistle of our teacher James. His Blessing be upon us. Amen.</text:span></text:p>
      <text:section text:style-name="Sect1" text:name="Section88">
        <text:p text:style-name="P36"><text:tab/><text:span text:style-name="T40">James, a servant of God and of the Lord Jesus Christ, to the twelve tribes which are scattered abroad, greeting.</text:span></text:p>
        <text:p text:style-name="P73"><text:span text:style-name="T40"><text:tab/>My brethren, count it all joy when ye fall into divers temptations; Knowing </text:span><text:span text:style-name="T41">this</text:span><text:span text:style-name="T44">, that the trying of your faith worketh patience. But let patience have </text:span><text:span text:style-name="T41">her</text:span><text:span text:style-name="T44"> perfect work, that ye may be perfect and entire, wanting nothing. If any of you lack wisdom, let him ask of God, that giveth to all </text:span><text:span text:style-name="T41">men</text:span><text:span text:style-name="T44"> liberally, and upbraideth not; and it shall be given him. But let him ask in faith, nothing wavering. For he that wavereth is like a wave of the sea </text:span><text:soft-page-break/><text:span text:style-name="T44">driven with the wind and tossed. For let not that man think that he shall </text:span><text:span text:style-name="T44">receive any thing of the Lord. A double minded man </text:span><text:span text:style-name="T41">is</text:span><text:span text:style-name="T44"> unstable in all his ways. Let the brother of low degree rejoice in that he is exalted: But the rich, in that he is made low: because as the flower of the grass he shall pass away. For the sun is no sooner risen with a burning heat, but </text:span><text:span text:style-name="T44">it withereth the grass, and the flower thereof falleth, and the grace of the </text:span><text:span text:style-name="T44">fashion of it perisheth: so also shall the rich man fade away in his ways. Blessed </text:span><text:span text:style-name="T41">is</text:span><text:span text:style-name="T44"> the man that endureth temptation: for when he is tried, he shall receive the crown of life, which the Lord hath promised to them that love him.</text:span></text:p>
        <text:p text:style-name="P42"/>
      </text:section>
      <text:p text:style-name="P41"><text:tab/><text:span text:style-name="T8">Do not love the world, nor the things which are in the world. The world shall pass away and all its desires; but he who does the will of God shall abide forever. Amen.</text:span></text:p>
      <text:p text:style-name="P39"/>
      <text:p text:style-name="P29">The Praxis</text:p>
      <text:p text:style-name="P40">Acts 4:13-22</text:p>
      <text:p text:style-name="P41"><text:tab/><text:span text:style-name="T8">A chapter from the Acts of our fathers the pure Apostles, who were invested with the grace of the Holy Spirit. Their blessing be with us all. Amen.</text:span></text:p>
      <text:section text:style-name="Sect1" text:name="Section89">
        <text:p text:style-name="P79"><text:span text:style-name="T64"><text:tab/></text:span><text:span text:style-name="T40">Now when they saw the boldness of Peter and John, and perceived that they were unlearned and ignorant men, they marvelled; and they took knowledge of them, that they had been with Jesus. </text:span><text:span text:style-name="T40">And beholding the man which was healed standing with them, they could say nothing against it.</text:span></text:p>
        <text:p text:style-name="P73"><text:span text:style-name="T40"><text:tab/>But when they had commanded them to go aside out of the council, they conferred among themselves, Saying, What shall we do to these men? for that indeed a notable miracle hath been done by them </text:span><text:span text:style-name="T41">is</text:span><text:span text:style-name="T44"> manifest to all them that dwell in Jerusalem; and we cannot deny </text:span><text:span text:style-name="T41">it</text:span><text:span text:style-name="T44">. But that it spread no further among the people, let us straitly threaten them, that they speak henceforth to no man in this name. And they called them, and commanded them not to speak at all nor teach in the name of Jesus. But Peter and John answered and said unto them, Whether it be right in the sight of God to hearken unto you more than unto God, judge ye. For we cannot but speak the things which we have seen and heard. </text:span><text:span text:style-name="T44">So when they had further threatened them, they let them go, finding nothing how they might punish them, because of the people: for all </text:span><text:span text:style-name="T41">men</text:span><text:span text:style-name="T44"> glorified God for that which was done. For the man was above forty years old, on whom this miracle of healing was shewed.</text:span></text:p>
      </text:section>
      <text:p text:style-name="P39"><text:tab/><text:span text:style-name="T8">The word of the Lord abides in this church and in every church. Amen.</text:span></text:p>
      <text:p text:style-name="P39"/>
      <text:p text:style-name="P29"/>
      <text:p text:style-name="P14">The Gospel</text:p>
      <text:p text:style-name="P40">Psalm 40:1</text:p>
      <text:p text:style-name="P52"><text:tab/><text:span text:style-name="T78">A Psalm of David.</text:span></text:p>
      <text:p text:style-name="P78"><text:span text:style-name="T8"><text:tab/></text:span><text:span text:style-name="T37">Blessed is he who understands concerning the poor and the needy; in the</text:span></text:p>
      <text:p text:style-name="P77">evil day the Lord will deliver him.<text:span text:style-name="T8"> </text:span><text:span text:style-name="T10">Alleluia.</text:span></text:p>
      <text:p text:style-name="P39"/>
      <text:p text:style-name="P40">Mark 10:17-27</text:p>
      <text:p text:style-name="P47"><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90">
        <text:p text:style-name="P73"><text:span text:style-name="T64"><text:tab/></text:span><text:span text:style-name="T44">And when he was gone forth into the way, there came one running, and kneeled to him, and asked him, Good Master, what shall I do that I may inherit eternal life? And Jesus said unto him, </text:span><text:span text:style-name="T72">Why callest thou me good? </text:span><text:span text:style-name="T75">there is</text:span><text:span text:style-name="T72"> none good but one, </text:span><text:span text:style-name="T75">that is</text:span><text:span text:style-name="T72">, God.</text:span><text:span text:style-name="T44"> </text:span><text:span text:style-name="T72">Thou knowest the commandments, Do not commit adultery, Do not kill, Do not steal, Do not bear false witness, Defraud not, Honour thy father and mother.</text:span><text:span text:style-name="T44"> And he answered and said unto him, Master, all these have I observed from my youth. Then Jesus beholding him loved him, and said unto him, </text:span><text:span text:style-name="T72">One thing thou lackest: go thy way, sell whatsoever thou hast, and give to the poor, and thou shalt have treasure in heaven: and come, take up the cross, and follow me.</text:span><text:span text:style-name="T44"> And he was sad at that saying, and went away grieved: for he had great possessions. And Jesus looked round about, and saith unto his disciples, </text:span><text:span text:style-name="T72">How hardly shall they that have riches enter into the kingdom of God!</text:span><text:span text:style-name="T44"> And the disciples were astonished at his words. But Jesus answereth again, and saith unto them, </text:span><text:span text:style-name="T72">Children, how hard is it for them that trust in riches to enter into the kingdom of God!</text:span><text:span text:style-name="T44"> </text:span><text:span text:style-name="T72">It is easier for a camel to go through the eye of a needle, than for a rich man to enter into the kingdom of God.</text:span><text:span text:style-name="T44"> And they were astonished out of measure, saying among themselves, Who then can be saved? And Jesus looking upon them saith, </text:span><text:span text:style-name="T72">With men </text:span><text:span text:style-name="T75">it is</text:span><text:span text:style-name="T72"> impossible, but not with God: for with God all things are possible.</text:span><text:span text:style-name="T64"> </text:span><text:span text:style-name="T66">Glory be to God forever.</text:span></text:p>
      </text:section>
      <text:p text:style-name="P31"/>
      <text:p text:style-name="P60">Wednesday of the Second Week of Lent</text:p>
      <text:p text:style-name="P49"/>
      <text:p text:style-name="P23">The Matins Prophecies</text:p>
      <text:p text:style-name="P40">Exodus 2:11-20</text:p>
      <text:p text:style-name="P41"><text:tab/><text:span text:style-name="T8">From the book of Exodus of Moses the prophet. His blessing be upon us. Amen.</text:span></text:p>
      <text:section text:style-name="Sect1" text:name="Section91">
        <text:p text:style-name="P73"><text:span text:style-name="T20"><text:tab/></text:span><text:span text:style-name="T44">And it came to pass in that length of time, that Moses having grown, went out to his brethren the sons of Israel: and having noticed their distress, he sees an Egyptian smiting a certain Hebrew of his brethren the </text:span><text:soft-page-break/><text:span text:style-name="T44">children of Israel. And having looked round this way and that way, he sees no one; and he smote the Egyptian, and hid him in the sand. And having gone out the second day he sees two Hebrew men fighting; and he says to the injurer, Wherefore smitest thou thy neighbour? And he said, Who made thee a ruler and a judge over us? wilt thou slay me as thou yesterday slewest the Egyptian? Then Moses was alarmed, and said, If </text:span><text:span text:style-name="T41">it be</text:span><text:span text:style-name="T44"> thus, </text:span><text:span text:style-name="T44">this matter has become known. </text:span><text:span text:style-name="T44">And Pharao heard this matter, and sought to slay Moses; and Moses departed from the presence of Pharao, and </text:span><text:span text:style-name="T44">dwelt in the land of Madiam; and having come into the land of Madiam, he sat on the well.</text:span></text:p>
        <text:p text:style-name="P73"><text:span text:style-name="T44"><text:tab/>And the priest of Madiam had seven daughters, feeding the flock of their father Jothor; and they came and drew water until they filled their pitchers, to water the flock of their father Jothor. And the shepherds came, and were driving them away; and Moses rose up and rescued them, and drew water for them, and watered their sheep. And they came to Raguel their father; and he said to them, Why have ye come so quickly to-day? And they said, An Egyptian delivered us from the shepherds, and drew water for us and watered our sheep. </text:span><text:span text:style-name="T44">And he said to his daughters, And where is he? and why have ye left the man? call him therefore, that he may eat bread.</text:span><text:span text:style-name="T79"> </text:span><text:span text:style-name="T81">Glory be to the Holy Trinity.</text:span></text:p>
      </text:section>
      <text:p text:style-name="P53"/>
      <text:p text:style-name="P40">Isaiah 5:17-25</text:p>
      <text:p text:style-name="P41"><text:tab/><text:span text:style-name="T8">From the book of Isaiah the prophet. His blessing be upon us. Amen.</text:span></text:p>
      <text:section text:style-name="Sect1" text:name="Section333">
        <text:p text:style-name="P76"><text:span text:style-name="T19"><text:tab/></text:span><text:span text:style-name="T34">And they that were spoiled shall be fed as bulls, and lambs shall feed on the waste places of them that are taken away.</text:span></text:p>
        <text:p text:style-name="P73"><text:span text:style-name="T40"><text:tab/>Woe </text:span><text:span text:style-name="T41">to them</text:span><text:span text:style-name="T44"> that draw sins to them as with a long rope, and iniquities as with a thong of the heifer’s yoke: who say, Let him speedily hasten what he will do, that we may see </text:span><text:span text:style-name="T41">it</text:span><text:span text:style-name="T44">: and let the counsel of the Holy One of Israel come, that we may know </text:span><text:span text:style-name="T41">it</text:span><text:span text:style-name="T44">. Woe </text:span><text:span text:style-name="T41">to them</text:span><text:span text:style-name="T44"> that call evil good, and good evil; who make darkness light, and light darkness; who make bitter sweet, and sweet bitter. Woe </text:span><text:span text:style-name="T41">to them</text:span><text:span text:style-name="T44"> that are wise in their own conceit, and knowing in their own sight. Woe to the strong </text:span><text:span text:style-name="T41">ones</text:span><text:span text:style-name="T44"> of you that drink wine, and the mighty </text:span><text:span text:style-name="T41">ones</text:span><text:span text:style-name="T44"> that mingle strong drink: who justify the ungodly for rewards, and take away the righteousness of the righteous. Therefore as stubble shall be burnt by a coal of fire, and shall be consumed by a violent flame, their root shall be as chaff, and their flower shall go up as dust: for they rejected the law of the Lord of hosts, and insulted the word of the Holy One of Israel. Therefore the Lord of hosts was greatly angered against his people, and he reached forth his </text:span><text:soft-page-break/><text:span text:style-name="T44">hand upon them, and smote them: and the mountains were troubled, and their carcasses were as dung in the midst of the way: yet for all this his anger has not been turned away, but his hand is yet </text:span><text:span text:style-name="T44">raised.</text:span><text:span text:style-name="T79"> </text:span><text:span text:style-name="T81">Glory be to the Holy Trinity.</text:span></text:p>
      </text:section>
      <text:p text:style-name="P53"/>
      <text:p text:style-name="P23">The Matins Gospel</text:p>
      <text:p text:style-name="P34">Psalm 17:17,18</text:p>
      <text:p text:style-name="P35"><text:tab/><text:span text:style-name="T8">A Psalm of David.</text:span></text:p>
      <text:p text:style-name="P36"><text:tab/><text:span text:style-name="T6">For they are stronger than I. They overtook me in the day of my affliction and the Lord became my support.</text:span><text:span text:style-name="T92"> </text:span><text:span text:style-name="T8">Alleluia.</text:span></text:p>
      <text:p text:style-name="P39"/>
      <text:p text:style-name="P40">Matthew 5:17-24</text:p>
      <text:p text:style-name="P41"><text:tab/><text:span text:style-name="T8">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92">
        <text:p text:style-name="P73"><text:span text:style-name="T12"><text:tab/></text:span><text:span text:style-name="T74">Think not that I am come to destroy the law, or the prophets: I am not come to destroy, but to fulfil.</text:span><text:span text:style-name="T40"> </text:span><text:span text:style-name="T74">For verily I say unto you, Till heaven and earth pass, one jot or one tittle shall in no wise pass from the law, till all be fulfilled.</text:span><text:span text:style-name="T40"> </text:span><text:span text:style-name="T74">Whosoever therefore shall break one of these least commandments, and shall teach men so, he shall be called the least in the kingdom of heaven: but whosoever shall do and teach </text:span><text:span text:style-name="T75">them</text:span><text:span text:style-name="T72">, the same shall be called great in the kingdom of heaven.</text:span><text:span text:style-name="T44"> </text:span><text:span text:style-name="T72">For I say unto you, That except your righteousness shall exceed </text:span><text:span text:style-name="T75">the righteousness</text:span><text:span text:style-name="T72"> of the scribes and Pharisees, ye shall in no case enter into the kingdom of heaven.</text:span></text:p>
        <text:p text:style-name="P73"><text:span text:style-name="T44"><text:tab/></text:span><text:span text:style-name="T72">Ye have heard that it was said by them of old time, Thou shalt not kill; and whosoever shall kill shall be in danger of the judgment:</text:span><text:span text:style-name="T44"> </text:span><text:span text:style-name="T72">But I say unto you, That whosoever is angry with his brother without a cause shall be in danger of the judgment: and whosoever shall say to his brother, Raca, shall be in danger of the council: but whosoever shall say, Thou fool, shall be in danger of hell fire.</text:span><text:span text:style-name="T44"> </text:span><text:span text:style-name="T72">Therefore if thou bring thy gift to the altar, and there rememberest that thy brother hath ought against thee; </text:span><text:span text:style-name="T72">Leave there thy gift before the altar, and go thy way; first be reconciled to thy brother, and then come and offer thy gift.</text:span><text:span text:style-name="T64"> </text:span><text:span text:style-name="T66">Glory be to God forever.</text:span></text:p>
      </text:section>
      <text:p text:style-name="P24"/>
      <text:p text:style-name="P28"/>
      <text:p text:style-name="P13">The Liturgy</text:p>
      <text:p text:style-name="P39"/>
      <text:p text:style-name="P29">The Pauline Epistle</text:p>
      <text:p text:style-name="P40">Romans 3:1-17</text:p>
      <text:p text:style-name="P41"><text:tab/><text:span text:style-name="T8">A chapter from the Epistle of our teacher Paul to the Romans. His blessing be upon us. Amen.</text:span></text:p>
      <text:section text:style-name="Sect1" text:name="Section93">
        <text:p text:style-name="P79"><text:span text:style-name="T63"><text:tab/></text:span><text:span text:style-name="T40">What advantage then hath the Jew? or what profit </text:span><text:span text:style-name="T41">is there</text:span><text:span text:style-name="T44"> of circumcision? Much every way: chiefly, because that unto them were committed the oracles of God. For what if some did not believe? shall their unbelief make the faith of God without effect? God forbid: yea, let God be true, but every man a liar; as it is written, That thou mightest be justified in thy sayings, and mightest overcome when thou art judged. But if our unrighteousness commend the righteousness of God, what shall we say? </text:span><text:span text:style-name="T41">Is</text:span><text:span text:style-name="T44"> God unrighteous who taketh vengeance? (I speak as a man) </text:span><text:span text:style-name="T44">God forbid: for then how shall God judge the world? For if the truth of God hath more abounded through my lie unto his glory; why yet am I also judged as a sinner? And not </text:span><text:span text:style-name="T41">rather</text:span><text:span text:style-name="T44">, (as we be slanderously reported, and as some affirm that we say,) Let us do evil, that good may come? whose damnation is just. What then? are we better </text:span><text:span text:style-name="T41">than they</text:span><text:span text:style-name="T44">? No, in no wise: for we have before proved both Jews and Gentiles, that they are all under sin; As it is written, There is none righteous, no, not one: There is none that understandeth, there is none that seeketh after God. They are all gone out of the way, they are together become unprofitable; there is none that doeth good, no, not one. Their throat </text:span><text:span text:style-name="T41">is</text:span><text:span text:style-name="T44"> an open sepulchre; with their tongues they have used deceit; the poison of asps </text:span><text:span text:style-name="T41">is</text:span><text:span text:style-name="T44"> under their lips: Whose mouth </text:span><text:span text:style-name="T41">is</text:span><text:span text:style-name="T44"> full of cursing and bitterness: Their feet </text:span><text:span text:style-name="T41">are</text:span><text:span text:style-name="T44"> swift to shed blood: Destruction and misery </text:span><text:span text:style-name="T41">are</text:span><text:span text:style-name="T44"> in their ways: And the way of peace have they not known.</text:span></text:p>
      </text:section>
      <text:p text:style-name="P49">The grace of God the Father be with you all. Amen.</text:p>
      <text:p text:style-name="P39"/>
      <text:p text:style-name="P29">The Catholic Epistle</text:p>
      <text:p text:style-name="P40">2 John 1:8-13</text:p>
      <text:p text:style-name="P41"><text:tab/><text:span text:style-name="T8">The Catholic Epistle from the Second Epistle of our teacher John. His Blessing be upon us. Amen.</text:span></text:p>
      <text:section text:style-name="Sect1" text:name="Section94">
        <text:p text:style-name="P100"><text:span text:style-name="T65"><text:tab/></text:span><text:span text:style-name="T40">Look to yourselves, that we lose not those things which we have wrought, but that we receive a full reward. </text:span><text:span text:style-name="T40">Whosoever transgresseth, and abideth not in the doctrine of Christ, hath not God. He that abideth in the doctrine of Christ, he hath both the Father and the Son.</text:span></text:p>
        <text:p text:style-name="P74"><text:span text:style-name="T53"><text:tab/></text:span><text:span text:style-name="T40">If there come any unto you, and bring not this doctrine, receive him not into </text:span><text:span text:style-name="T41">your</text:span><text:span text:style-name="T44"> house, neither bid him God speed: </text:span><text:span text:style-name="T44">For he that biddeth him God speed is partaker of his evil deeds.</text:span></text:p>
        <text:p text:style-name="P74"><text:span text:style-name="T44"><text:tab/>Having many things to write unto you, I would not </text:span><text:span text:style-name="T41">write</text:span><text:span text:style-name="T44"> with paper </text:span><text:soft-page-break/><text:span text:style-name="T44">and ink: but I trust to come unto you, and speak face to face, that our joy may be full. The children of thy elect sister greet thee. Amen.</text:span></text:p>
      </text:section>
      <text:p text:style-name="P41"><text:tab/><text:span text:style-name="T8">Do not love the world, nor the things which are in the world. The world shall pass away and all its desires; but he who does the will of God shall abide forever. Amen.</text:span></text:p>
      <text:p text:style-name="P39"/>
      <text:p text:style-name="P29">The Praxis</text:p>
      <text:p text:style-name="P40">Acts 5:3-11</text:p>
      <text:p text:style-name="P41"><text:tab/><text:span text:style-name="T8">A chapter from the Acts of our fathers the pure Apostles, who were invested with the grace of the Holy Spirit. Their blessing be with us all. Amen.</text:span></text:p>
      <text:section text:style-name="Sect1" text:name="Section95">
        <text:p text:style-name="P79"><text:span text:style-name="T64"><text:tab/></text:span><text:span text:style-name="T40">But Peter said, Ananias, why hath Satan filled thine heart to lie to the Holy Ghost, and to keep back </text:span><text:span text:style-name="T41">part</text:span><text:span text:style-name="T44"> of the price of the land? Whiles it remained, was it not thine own? and after it was sold, was it not in thine own power? why hast thou conceived this thing in thine heart? thou hast not </text:span><text:span text:style-name="T44">lied unto men, but unto God. And Ananias hearing these words fell </text:span><text:span text:style-name="T44">down, and gave up the ghost: and great fear came on all them that heard these things. And the young men arose, wound him up, and carried </text:span><text:span text:style-name="T41">him</text:span><text:span text:style-name="T44"> out, and buried </text:span><text:span text:style-name="T41">him</text:span><text:span text:style-name="T44">. And it was about the space of three hours after, when his wife, not knowing what was done, came in. And Peter answered unto her, Tell me whether ye sold the land for so much? And she said, Yea, for so much. Then Peter said unto her, How is it that ye have agreed together to tempt the Spirit of the Lord? behold, the feet of them which have buried thy husband </text:span><text:span text:style-name="T41">are</text:span><text:span text:style-name="T44"> at the door, and shall carry thee out. Then fell she down straightway at his feet, and yielded up the ghost: and the young men came in, and found her dead, and, carrying </text:span><text:span text:style-name="T41">her</text:span><text:span text:style-name="T44"> forth, buried </text:span><text:span text:style-name="T41">her</text:span><text:span text:style-name="T44"> by her husband. And great fear came upon all the church, and upon as many as heard these things.</text:span></text:p>
      </text:section>
      <text:p text:style-name="P39"><text:tab/><text:span text:style-name="T8">The word of the Lord abides in this church and in every church. Amen.</text:span></text:p>
      <text:p text:style-name="P39"/>
      <text:p text:style-name="P29">The Gospel</text:p>
      <text:p text:style-name="P40">Psalm 17:1</text:p>
      <text:p text:style-name="P52"><text:tab/>A Psalm of David.</text:p>
      <text:p text:style-name="P52"><text:tab/><text:span text:style-name="T5">I love Thee, O Lord, my strength; the Lord is my foundation and my refuge and my deliverer. My God is my help and I will hope in Him.</text:span><text:span text:style-name="T92"> Alleluia.</text:span></text:p>
      <text:p text:style-name="P39"/>
      <text:p text:style-name="P40">Matthew 15:32-38</text:p>
      <text:p text:style-name="P4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96">
        <text:p text:style-name="P73"><text:span text:style-name="T64"><text:tab/> </text:span><text:span text:style-name="T44">Then Jesus called his disciples </text:span><text:span text:style-name="T41">unto him</text:span><text:span text:style-name="T44">, and said, </text:span><text:span text:style-name="T72">I have compassion on the multitude, because they continue with me now three days, and have nothing to eat: and I will not send them away fasting, lest they faint </text:span><text:soft-page-break/><text:span text:style-name="T72">in the way.</text:span><text:span text:style-name="T44"> And his disciples say unto him, Whence should we have so much bread in the wilderness, as to fill so great a multitude? And Jesus saith unto them,</text:span><text:span text:style-name="T72"> How many loaves have ye?</text:span><text:span text:style-name="T44"> And they said, Seven, and a few little fishes. And he commanded the multitude to sit down on the ground. And he took the seven loaves and the fishes, and gave thanks, and brake </text:span><text:span text:style-name="T41">them</text:span><text:span text:style-name="T44">, and gave to his disciples, and the disciples to the multitude. And they did all eat, and were filled: and they took up of the broken </text:span><text:span text:style-name="T41">meat</text:span><text:span text:style-name="T44"> that was left seven baskets full. </text:span><text:span text:style-name="T44">And they that did eat were four thousand men, beside women and children.</text:span><text:span text:style-name="T27"> </text:span><text:span text:style-name="T66">Glory be to God forever.</text:span></text:p>
      </text:section>
      <text:p text:style-name="P31"/>
      <text:p text:style-name="P60">Thursday of the Second Week of Lent</text:p>
      <text:p text:style-name="P49"/>
      <text:p text:style-name="P23">The Matins Prophecies</text:p>
      <text:p text:style-name="P40">Deuteronomy 5:15-22</text:p>
      <text:p text:style-name="P41"><text:tab/><text:span text:style-name="T8">From the book of Deuteronomy of Moses the prophet. His blessing be upon us. Amen.</text:span></text:p>
      <text:section text:style-name="Sect1" text:name="Section97">
        <text:p text:style-name="P73"><text:span text:style-name="T20"><text:tab/></text:span><text:span text:style-name="T44">And thou shalt remember that thou wast a slave in the land of Egypt, and the Lord thy God brought thee out thence with a mighty hand, and a high arm: therefore the Lord appointed thee to keep the sabbath day and to sanctify it. Honour thy father and thy mother, as the Lord thy God commanded thee; that it may be well with thee, and that thou mayest live long upon the land, which the Lord thy God gives thee. Thou shalt not commit murder. Thou shalt not commit adultery. Thou shalt not steal. Thou shalt not bear false witness against thy neighbour. Thou shalt not covet thy neighbour’s wife; thou shalt not covet thy neighbour’s house, nor his field, nor his man-servant, nor his maid, nor his ox, nor his ass, nor any beast of his, nor any thing that is thy neighbour’s. These words the Lord spoke to all the assembly of you in the mountain out of the midst of the fire—</text:span><text:span text:style-name="T41">there was</text:span><text:span text:style-name="T44"> darkness, blackness, storm, a loud voice—and he added no more, and he wrote them on two tables of stone, and he gave them to me.</text:span><text:span text:style-name="T55"> </text:span><text:span text:style-name="T81">Glory be to the Holy Trinity.</text:span></text:p>
      </text:section>
      <text:p text:style-name="P40"/>
      <text:p text:style-name="P40">Isaiah 6:1-12</text:p>
      <text:p text:style-name="P41"><text:tab/><text:span text:style-name="T8">From the book of Isaiah the prophet. His blessing be upon us. Amen.</text:span></text:p>
      <text:section text:style-name="Sect1" text:name="Section334">
        <text:p text:style-name="P73"><text:span text:style-name="T20"><text:tab/></text:span><text:span text:style-name="T44">In the year that king Uzziah died I saw also the Lord sitting upon a throne, high and lifted up, and his train filled the temple. Above it stood the seraphims: each one had six wings; with twain he covered his face, and with twain he covered his feet, and with twain he did fly. And one cried unto another, and said, Holy, holy, holy, </text:span><text:span text:style-name="T41">is</text:span><text:span text:style-name="T44"> the LORD of hosts: the </text:span><text:soft-page-break/><text:span text:style-name="T44">whole earth </text:span><text:span text:style-name="T41">is</text:span><text:span text:style-name="T44"> full of his glory. </text:span><text:span text:style-name="T44">And the posts of the door moved at the voice of him that cried, and the house was filled with smoke.</text:span></text:p>
        <text:p text:style-name="P73"><text:span text:style-name="T44"><text:tab/>Then said I, Woe </text:span><text:span text:style-name="T41">is</text:span><text:span text:style-name="T44"> me! for I am undone; because I </text:span><text:span text:style-name="T41">am</text:span><text:span text:style-name="T44"> a man of unclean lips, and I dwell in the midst of a people of unclean lips: for mine eyes have seen the King, the LORD of hosts. Then flew one of the seraphims unto me, having a live coal in his hand, </text:span><text:span text:style-name="T41">which</text:span><text:span text:style-name="T44"> he had taken with the tongs from off the altar: And he laid </text:span><text:span text:style-name="T41">it</text:span><text:span text:style-name="T44"> upon my mouth, and said, Lo, this hath touched thy lips; and thine iniquity is taken away, and thy sin purged. </text:span><text:span text:style-name="T44">Also I heard the voice of the Lord, saying, Whom shall I send, and who will go for us? Then said I, Here </text:span><text:span text:style-name="T41">am</text:span><text:span text:style-name="T44"> I; send me.</text:span></text:p>
        <text:p text:style-name="P73"><text:span text:style-name="T44"><text:tab/>And he said, Go, and tell this people, Hear ye indeed, but understand not; and see ye indeed, but perceive not. Make the heart of this </text:span><text:span text:style-name="T44">people fat, and make their ears heavy, and shut their eyes; lest they see with </text:span><text:span text:style-name="T44">their eyes, and hear with their ears, and understand with their heart, and convert, and be healed. Then said I, Lord, how long? And he answered, Until the cities be wasted without inhabitant, and the houses without man, and the land be utterly desolate, </text:span><text:span text:style-name="T44">And the LORD have removed men far away, and </text:span><text:span text:style-name="T41">there be</text:span><text:span text:style-name="T44"> a great forsaking in the midst of the land.</text:span><text:span text:style-name="T79"> </text:span><text:span text:style-name="T81">Glory be to the Holy Trinity.</text:span></text:p>
      </text:section>
      <text:p text:style-name="P53"/>
      <text:p text:style-name="P23">The Matins Gospel</text:p>
      <text:p text:style-name="P34">Psalm 27:10</text:p>
      <text:p text:style-name="P35"><text:tab/><text:span text:style-name="T8">A Psalm of David.</text:span></text:p>
      <text:p text:style-name="P36"><text:tab/><text:span text:style-name="T6">Save Thy people and bless Thine inheritance; shepherd them and exalt them forever. </text:span><text:span text:style-name="T9">Alleluia.</text:span></text:p>
      <text:p text:style-name="P39"/>
      <text:p text:style-name="P40">Matthew 11:20-30</text:p>
      <text:p text:style-name="P41"><text:tab/><text:span text:style-name="T8">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98">
        <text:p text:style-name="P73"><text:span text:style-name="T12"><text:tab/></text:span><text:span text:style-name="T40">Then began he to upbraid the cities wherein most of his mighty works were done, because they repented not: </text:span><text:span text:style-name="T74">Woe unto thee, Chorazin! woe unto thee, Bethsaida! for if the mighty works, which were done in you, had been done in Tyre and Sidon, they would have repented long ago in sackcloth and ashes.</text:span><text:span text:style-name="T40"> </text:span><text:span text:style-name="T74">But I say unto you, It shall be more tolerable for Tyre and Sidon at the day of judgment, than for you.</text:span><text:span text:style-name="T40"> </text:span><text:span text:style-name="T74">And thou, Capernaum, which art exalted unto heaven, shalt be brought down to hell: for if the mighty works, which have been done in thee, had been done in Sodom, it </text:span><text:soft-page-break/><text:span text:style-name="T74">would have remained until this day.</text:span><text:span text:style-name="T40"> </text:span><text:span text:style-name="T74">But I say unto you, That it shall be </text:span><text:span text:style-name="T74">more tolerable for the land of Sodom in the day of judgment, than for thee.</text:span></text:p>
        <text:p text:style-name="P73"><text:span text:style-name="T40"><text:tab/>At that time Jesus answered and said, </text:span><text:span text:style-name="T74">I thank thee, O Father, Lord of heaven and earth, because thou hast hid these things from the wise and prudent, and hast revealed them unto babes.</text:span><text:span text:style-name="T40"> </text:span><text:span text:style-name="T74">Even so, Father: for so it seemed good in thy sight.</text:span><text:span text:style-name="T40"> </text:span><text:span text:style-name="T74">All things are delivered unto me of my Father: and no man knoweth the Son, but the Father; neither knoweth any man the Father, save the Son, and </text:span><text:span text:style-name="T75">he</text:span><text:span text:style-name="T72"> to whomsoever the Son will reveal </text:span><text:span text:style-name="T75">him</text:span><text:span text:style-name="T72">.</text:span><text:span text:style-name="T44"> </text:span><text:span text:style-name="T72">Come unto me, all </text:span><text:span text:style-name="T75">ye</text:span><text:span text:style-name="T72"> that labour and are heavy laden, and I will give you rest.</text:span><text:span text:style-name="T44"> </text:span><text:span text:style-name="T72">Take my yoke upon you, and learn of me; for I am meek and lowly in heart: and ye shall find rest unto your souls.</text:span><text:span text:style-name="T44"> </text:span><text:span text:style-name="T72">For my yoke </text:span><text:span text:style-name="T75">is</text:span><text:span text:style-name="T72"> easy, and my burden is light. </text:span><text:span text:style-name="T66">Glory be to God forever.</text:span></text:p>
      </text:section>
      <text:p text:style-name="P24"/>
      <text:p text:style-name="P28">The Liturgy</text:p>
      <text:p text:style-name="P39"/>
      <text:p text:style-name="P29">The Pauline Epistle</text:p>
      <text:p text:style-name="P40">Romans 16:17-27</text:p>
      <text:p text:style-name="P41"><text:tab/><text:span text:style-name="T8">A chapter from the Epistle of our teacher Paul to the Romans. His blessing be upon us. Amen.</text:span></text:p>
      <text:section text:style-name="Sect1" text:name="Section99">
        <text:p text:style-name="P79"><text:span text:style-name="T63"><text:tab/></text:span><text:span text:style-name="T40">Now I beseech you, brethren, mark them which cause divisions and offences contrary to the doctrine which ye have learned; and avoid them. For they that are such serve not our Lord Jesus Christ, but their own belly; and by good words and fair speeches deceive the hearts of the simple. For your obedience is come abroad unto all </text:span><text:span text:style-name="T41">men</text:span><text:span text:style-name="T44">. I am glad therefore on your behalf: but yet I would have you wise unto that which is good, and simple concerning evil. </text:span><text:span text:style-name="T44">And the God of peace shall bruise Satan under your feet shortly. The grace of our Lord Jesus Christ </text:span><text:span text:style-name="T41">be</text:span><text:span text:style-name="T44"> with you. Amen.</text:span></text:p>
        <text:p text:style-name="P73"><text:span text:style-name="T44"><text:tab/>Timotheus my workfellow, and Lucius, and Jason, and Sosipater, my kinsmen, salute you. I Tertius, who wrote </text:span><text:span text:style-name="T41">this</text:span><text:span text:style-name="T44"> epistle, salute you in the Lord. Gaius mine host, and of the whole church, saluteth you. Erastus the chamberlain of the city saluteth you, and Quartus a brother. </text:span><text:span text:style-name="T44">The grace of our Lord Jesus Christ </text:span><text:span text:style-name="T41">be</text:span><text:span text:style-name="T44"> with you all. Amen.</text:span></text:p>
        <text:p text:style-name="P73"><text:span text:style-name="T44"><text:tab/>Now to him that is of power to stablish you according to my gospel, and the preaching of Jesus Christ, according to the revelation of the mystery, which was kept secret since the world began, But now is made manifest, and by the scriptures of the prophets, according to the commandment of the everlasting God, made known to all nations for the obedience of faith: </text:span><text:span text:style-name="T44">To God only wise, </text:span><text:span text:style-name="T41">be</text:span><text:span text:style-name="T44"> glory through Jesus Christ for ever. Amen.</text:span></text:p>
      </text:section>
      <text:p text:style-name="P49"><text:soft-page-break/>The grace of God the Father be with you all. Amen.</text:p>
      <text:p text:style-name="P39"/>
      <text:p text:style-name="P29">The Catholic Epistle</text:p>
      <text:p text:style-name="P40">James 3:1-12</text:p>
      <text:p text:style-name="P41"><text:tab/><text:span text:style-name="T8">The Catholic Epistle from the Epistle of our teacher James. His Blessing be upon us. Amen.</text:span></text:p>
      <text:section text:style-name="Sect1" text:name="Section100">
        <text:p text:style-name="P79"><text:span text:style-name="T65"><text:tab/></text:span><text:span text:style-name="T40">My brethren, be not many masters, knowing that we shall receive the greater condemnation. For in many things we offend all. If any man offend not in word, the same </text:span><text:span text:style-name="T41">is</text:span><text:span text:style-name="T44"> a perfect man, </text:span><text:span text:style-name="T41">and</text:span><text:span text:style-name="T44"> able also to bridle the whole body. Behold, we put bits in the horses’ mouths, that they may obey us; and we turn about their whole body. Behold also the ships, which though </text:span><text:span text:style-name="T41">they be</text:span><text:span text:style-name="T44"> so great, and </text:span><text:span text:style-name="T41">are</text:span><text:span text:style-name="T44"> driven of fierce winds, yet are they turned about with a very small helm, whithersoever the governor listeth. Even so the tongue is a little member, and boasteth great things. Behold, how great a matter a little fire kindleth! And the tongue </text:span><text:span text:style-name="T41">is</text:span><text:span text:style-name="T44"> a fire, a world of </text:span><text:span text:style-name="T44">iniquity: so is the tongue among our members, that it defileth the whole </text:span><text:span text:style-name="T44">body, and setteth on fire the course of nature; and it is set on fire of hell. For every kind of beasts, and of birds, and of serpents, and of things in the sea, is tamed, and hath been tamed of mankind: But the tongue can no man tame; </text:span><text:span text:style-name="T41">it is</text:span><text:span text:style-name="T44"> an unruly evil, full of deadly poison. Therewith bless we God, even the Father; and therewith curse we men, which are made after the similitude of God. Out of the same mouth proceedeth blessing and cursing. My brethren, these things ought not so to be. Doth a fountain send forth at the same place sweet </text:span><text:span text:style-name="T41">water</text:span><text:span text:style-name="T44"> and bitter? Can the fig tree, my brethren, bear olive berries? either a vine, figs? so </text:span><text:span text:style-name="T41">can</text:span><text:span text:style-name="T44"> no fountain both yield salt water and fresh.</text:span></text:p>
      </text:section>
      <text:p text:style-name="P41"><text:tab/><text:span text:style-name="T8">Do not love the world, nor the things which are in the world. The world shall pass away and all its desires; but he who does the will of God shall abide forever. Amen.</text:span></text:p>
      <text:p text:style-name="P39"/>
      <text:p text:style-name="P29">The Praxis</text:p>
      <text:p text:style-name="P40">Acts 12:12-23</text:p>
      <text:p text:style-name="P41"><text:tab/><text:span text:style-name="T8">A chapter from the Acts of our fathers the pure Apostles, who were invested with the grace of the Holy Spirit. Their blessing be with us all. Amen.</text:span></text:p>
      <text:section text:style-name="Sect1" text:name="Section101">
        <text:p text:style-name="P79"><text:span text:style-name="T64"><text:tab/></text:span><text:span text:style-name="T40">And when he had considered </text:span><text:span text:style-name="T41">the thing</text:span><text:span text:style-name="T44">, he came to the house of Mary the mother of John, whose surname was Mark; where many were gathered together praying. And as Peter knocked at the door of the gate, a damsel came to hearken, named Rhoda. And when she knew Peter’s voice, she opened not the gate for gladness, but ran in, and told how Peter stood before the gate. And they said unto her, Thou art mad. But she constantly affirmed that it was even so. Then said they, It is his angel. But Peter continued knocking: and when they had opened </text:span><text:span text:style-name="T41">the door</text:span><text:span text:style-name="T44">, and saw </text:span><text:soft-page-break/><text:span text:style-name="T44">him, they were astonished. But he, beckoning unto them with the hand to hold their peace, declared unto them how the Lord had brought him out of the prison. And he said, Go shew these things unto James, and to the brethren. And he departed, and went into another place. Now as soon as it was day, there was no small stir among the soldiers, what was become of Peter. </text:span><text:span text:style-name="T44">And when Herod had sought for him, and found him not, he examined the keepers, and commanded that </text:span><text:span text:style-name="T41">they</text:span><text:span text:style-name="T44"> should be put to death. And he went down from Judaea to Caesarea, and </text:span><text:span text:style-name="T41">there</text:span><text:span text:style-name="T44"> abode.</text:span></text:p>
        <text:p text:style-name="P73"><text:span text:style-name="T44"><text:tab/>And Herod was highly displeased with them of Tyre and Sidon: but they came with one accord to him, and, having made Blastus the king’s chamberlain their friend, desired peace; because their country was nourished by the king’s </text:span><text:span text:style-name="T41">country</text:span><text:span text:style-name="T44">. And upon a set day Herod, arrayed in </text:span><text:span text:style-name="T44">royal apparel, sat upon his throne, and made an oration unto them. And the </text:span><text:span text:style-name="T44">people gave a shout, </text:span><text:span text:style-name="T41">saying, It is</text:span><text:span text:style-name="T44"> the voice of a god, and not of a man. </text:span><text:span text:style-name="T44">And immediately the angel of the Lord smote him, because he gave not God the glory: and he was eaten of worms, and gave up the ghost.</text:span></text:p>
      </text:section>
      <text:p text:style-name="P39"><text:tab/><text:span text:style-name="T8">The word of the Lord abides in this church and in every church. Amen.</text:span></text:p>
      <text:p text:style-name="P39"/>
      <text:p text:style-name="P29">The Gospel</text:p>
      <text:p text:style-name="P40">Psalm 47:8,9</text:p>
      <text:p text:style-name="P52"><text:tab/>A Psalm of David.</text:p>
      <text:p text:style-name="P52"><text:tab/><text:span text:style-name="T5">Thy right hand is full of righteousness. Let Mount Sion be glad and let the daughters of Judea rejoice because of Thy judgments, O Lord. </text:span><text:span text:style-name="T92">Al</text:span>leluia.</text:p>
      <text:p text:style-name="P39"/>
      <text:p text:style-name="P40">Matthew 19:16-30</text:p>
      <text:p text:style-name="P4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02">
        <text:p text:style-name="P98"><text:span text:style-name="T64"><text:tab/></text:span><text:span text:style-name="T44">And, behold, one came and said unto him, Good Master, what good thing shall I do, that I may have eternal life? And he said unto him, </text:span><text:span text:style-name="T72">Why callest thou me good? </text:span><text:span text:style-name="T75">there is</text:span><text:span text:style-name="T72"> none good but one, </text:span><text:span text:style-name="T75">that is</text:span><text:span text:style-name="T72">, God: but if thou wilt enter into life, keep the commandments.</text:span><text:span text:style-name="T44"> He saith unto him, Which? Jesus said,</text:span><text:span text:style-name="T72"> Thou shalt do no murder, Thou shalt not commit adultery, Thou shalt not steal, Thou shalt not bear false witness,</text:span><text:span text:style-name="T44"> </text:span><text:span text:style-name="T72">Honour thy father and </text:span><text:span text:style-name="T75">thy</text:span><text:span text:style-name="T72"> mother: and, Thou shalt love thy neighbour as thyself.</text:span><text:span text:style-name="T44"> The young man saith unto him, All these things have I kept from my youth up: what lack I yet? Jesus said unto him, </text:span><text:span text:style-name="T72">If thou wilt be perfect, go </text:span><text:span text:style-name="T75">and</text:span><text:span text:style-name="T72"> sell that thou hast, and give to the poor, and thou shalt have treasure in heaven: and come </text:span><text:span text:style-name="T75">and</text:span><text:span text:style-name="T72"> follow me.</text:span><text:span text:style-name="T44"> </text:span><text:span text:style-name="T44">But when the young man heard that saying, he went </text:span><text:soft-page-break/><text:span text:style-name="T44">away sorrowful: for he had great possessions.</text:span></text:p>
        <text:p text:style-name="P74"><text:span text:style-name="T44"><text:tab/>Then said Jesus unto his disciples, </text:span><text:span text:style-name="T72">Verily I say unto you, That a rich man shall hardly enter into the kingdom of heaven.</text:span><text:span text:style-name="T44"> </text:span><text:span text:style-name="T72">And again I say unto you, It is easier for a camel to go through the eye of a needle, than for a rich man to enter into the kingdom of God.</text:span><text:span text:style-name="T44"> When his disciples heard </text:span><text:span text:style-name="T41">it</text:span><text:span text:style-name="T44">, they were exceedingly amazed, saying, Who then can be saved? But Jesus beheld </text:span><text:span text:style-name="T41">them</text:span><text:span text:style-name="T44">, and said unto them, </text:span><text:span text:style-name="T72">With men this is impossible; but with God all things are possible.</text:span><text:span text:style-name="T44"> Then answered Peter and said unto him, Behold, we have forsaken all, and followed thee; what shall we have therefore? And Jesus said unto them,</text:span><text:span text:style-name="T72"> Verily I say unto you, That ye which have followed me, in the regeneration when the Son of man shall sit in the throne of his glory, ye also shall sit upon twelve thrones, </text:span><text:span text:style-name="T72">judging the twelve tribes of Israel.</text:span><text:span text:style-name="T44"> </text:span><text:span text:style-name="T72">And every one that hath forsaken houses, or brethren, or sisters, or </text:span><text:span text:style-name="T72">father, or mother, or wife, or children, </text:span><text:span text:style-name="T72">or lands, for my name’s sake, shall receive an hundredfold, and shall inherit everlasting life.</text:span><text:span text:style-name="T44"> </text:span><text:span text:style-name="T72">But many </text:span><text:span text:style-name="T75">that are</text:span><text:span text:style-name="T72"> first shall be last; and the last </text:span><text:span text:style-name="T75">shall be</text:span><text:span text:style-name="T72"> first.</text:span><text:span text:style-name="T64"> </text:span><text:span text:style-name="T66">Glory be to God forever.</text:span></text:p>
      </text:section>
      <text:p text:style-name="P31"/>
      <text:p text:style-name="P60">Friday of the Second Week of Lent</text:p>
      <text:p text:style-name="P49"/>
      <text:p text:style-name="P23">The Matins Prophecies</text:p>
      <text:p text:style-name="P40">Deuteronomy 8:1-9:5a</text:p>
      <text:p text:style-name="P41"><text:tab/><text:span text:style-name="T8">From the book of Deuteronomy of Moses the prophet. His blessing be upon us. Amen.</text:span></text:p>
      <text:section text:style-name="Sect1" text:name="Section103">
        <text:p text:style-name="P73"><text:span text:style-name="T20"><text:tab/></text:span><text:span text:style-name="T44">Ye shall observe to do all the commands which I charge you to-day, that ye may live and be multiplied, and enter in and inherit the land, which the Lord your God sware </text:span><text:span text:style-name="T41">to give</text:span><text:span text:style-name="T44"> to your fathers. And thou shalt remember all the way which the Lord thy God led thee in the wilderness, that he might afflict thee, and try thee, and that the things in thine heart might be made manifest, whether thou wouldest keep his commandments or no. And he afflicted thee and straitened thee with hunger, and fed thee with manna, which thy fathers knew not; that he might teach thee that man shall not live by bread alone, but by every word that proceeds out of the mouth of God shall man live. Thy garments grew not old from off thee, thy shoes were not worn from off thee, thy feet were not </text:span><text:span text:style-name="T41">painfully</text:span><text:span text:style-name="T44"> hardened, lo! these forty years. And thou shalt know in thine heart, that as if any man should chasten his son, so the Lord thy God will chasten thee. And thou shalt keep the commands of the Lord thy God, to walk in his ways, and to fear him. For the Lord thy God will bring thee into a good and extens</text:span><text:soft-page-break/><text:span text:style-name="T44">ive land, where there are torrents of waters, and fountains of deep places issuing through the plains and through the mountains: a land of wheat and barley, </text:span><text:span text:style-name="T41">wherein are</text:span><text:span text:style-name="T44"> vines, figs, pomegranates; a land of olive oil and honey; </text:span><text:span text:style-name="T44">a land on which thou shalt not eat thy bread with poverty, and thou shalt not want any thing upon it; a land whose stones are iron, and out of its mountains thou shalt dig brass.</text:span></text:p>
        <text:p text:style-name="P73"><text:span text:style-name="T44"><text:tab/>And thou shalt eat and be filled, and shalt bless the Lord thy God on the good land, which he has given thee. Take heed to thyself that thou forget not the Lord thy God, so as not to keep his commands, and his judgments, and ordinances, which I command thee this day: lest when thou hast eaten and art full, and hast built goodly houses, and dwelt in them; and thy oxen and thy sheep are </text:span><text:span text:style-name="T44">multiplied to thee, and thy silver and thy gold are multiplied to thee, and all thy possessions are multiplied to thee, thou shouldest be exalted in heart, </text:span><text:span text:style-name="T44">and forget the Lord thy God, who brought thee out of the land of Egypt, out of the house of bondage: who brought thee through that great and terrible wilderness, where </text:span><text:span text:style-name="T41">is</text:span><text:span text:style-name="T44"> the biting serpent, and scorpion, and drought, where there was no water; who brought thee a fountain of water out of the flinty rock: who fed thee with manna in the wilderness, which thou knewest not, and thy fathers knew not; that he might afflict thee, and thoroughly try thee, and do thee good in thy latter days. Lest thou shouldest say in thine heart, My strength, and the power of mine hand have wrought for me this great wealth. But thou shalt remember the Lord thy God, that he gives thee strength to get wealth; even that he may establish his covenant, which the Lord sware to thy fathers, as at this day. And it shall come to pass if thou do at all forget the Lord thy God, and shouldest go after other gods, and serve them, and worship them, I call heaven and earth to witness against you this day, that ye shall surely perish. </text:span><text:span text:style-name="T44">As also the other nations which the Lord God destroys before your face, so shall ye perish, because ye hearkened not to the voice of the Lord your God.</text:span></text:p>
        <text:p text:style-name="P73"><text:span text:style-name="T44"><text:tab/>Hear, O Israel: Thou goest this day across Jordan to inherit nations greater and stronger than yourselves, cities great and walled up to heaven; a people great and many and tall, the sons of Enac, whom thou knowest, and concerning whom thou hast heard </text:span><text:span text:style-name="T41">say</text:span><text:span text:style-name="T44">, Who can stand before the children of Enac? And thou shalt know to-day, that the Lord thy God he shall go before thy face: he is a consuming fire; he shall destroy them, and he shall turn them back before thee, and shall destroy them quickly, as the Lord said to thee. Speak not in thine heart, when the Lord thy God has destroyed these </text:span><text:soft-page-break/><text:span text:style-name="T44">nations before thy face, saying, For my righteousness the Lord brought me in to inherit this good land.</text:span><text:span text:style-name="T79"> </text:span><text:span text:style-name="T44">Not for thy righteousness, nor for the holiness of thy heart, dost thou go in to inherit their land, but because of the wickedness of these nations the Lord will destroy them from before thee</text:span><text:span text:style-name="T55">. </text:span><text:span text:style-name="T81">Glory be to the Holy Trinity.</text:span></text:p>
      </text:section>
      <text:p text:style-name="P53"/>
      <text:p text:style-name="P40">1 Samuel 17:16-54</text:p>
      <text:p text:style-name="P41"><text:tab/><text:span text:style-name="T8">From the first book of Samuel the prophet. His blessing be upon us. Amen.</text:span></text:p>
      <text:section text:style-name="Sect1" text:name="Section335">
        <text:p text:style-name="P87"><text:tab/><text:span text:style-name="T58">And the Philistine advanced morning and evening, and stood up forty days. And Jessae said to David, Take now to thy brethren an ephah of this meal, and these ten loaves, and run to the camp and give them to thy brothers. And thou shalt carry to the captain of the thousand these ten cheeses of milk, and thou shalt see how thy brethren fare, and learn what they want. And Saul himself and all the men of Israel were in the valley of the Oak, warring with the Philistines. And David rose early in the morning, </text:span><text:span text:style-name="T58">and left the sheep to a keeper, and took and went as Jessae commanded him, and he came to the trench and to the army as it was going out to fight, </text:span><text:span text:style-name="T58">and they shouted for the battle. And Israel and the Philistines formed their lines one opposite the other. And David deposited his burden in the hand of a keeper, and ran to the line, and went and asked his brethren how they were. And while he was speaking with them, behold the Amessaean advanced, Goliath by name, the Philistine of Geth, of the armies of the Philistines, and he spoke as before, and David heard. And all the men of Israel when they saw the man fled from before him, and they were greatly terrified. And the men of Israel said, Have ye seen this man that comes up? for he has reproached Israel and has come up; and it shall be that the man who shall smite him, the king shall enrich him with great wealth, and shall give him his daughter, and shall make his gather’s house free in Israel. And David spoke to the men who stood with him, saying, Shall it indeed be done </text:span><text:span text:style-name="T57">thus</text:span><text:span text:style-name="T58"> to the man who shall smite that Philistine, and take away reproach from Israel? for who is this uncircumcised Philistine that he has defied the army of the living God? And the people spoke to him according to this word, saying, Thus shall it be done to the man who shall smite him. And Eliab his elder brother heard as he spoke to the men, and Eliab was very angry with David and said, Why hast thou thus come down, and with whom hast thou left those few sheep in the wilderness? I know thy pride and the naughtiness of thine heart, for thou art come down to see the battle. And David said, What have I done now? Have I no </text:span><text:soft-page-break/><text:span text:style-name="T58">business here? And he turned from him toward another, and he spoke after the same manner; and the people answered him after the former manner.</text:span></text:p>
        <text:p text:style-name="P87"><text:span text:style-name="T58"><text:tab/>And the words which David spoke were heard, and were reported to Saul. And he took him to himself. And David said to Saul, Let not, I pray thee, the heart of my lord be dejected within him: thy servant will go, and fight with this Philistine. And Saul said to David, Thou wilt not in anywise be able to go against this Philistine to fight with him, for thou art a mere youth, and he a man of war from his youth. And David said to Saul, Thy servant was tending the flock for his father; and when a lion came and a she-bear, and took a sheep out of the flock, then I went forth after him, and smote him, and drew </text:span><text:span text:style-name="T57">the spoil</text:span><text:span text:style-name="T58"> out of his mouth: and as he rose up against me, then I caught hold of his throat, and smote him, and slew him. Thy servant smote both the lion and the bear, and the uncircumcised Philistine shall be as one of them: shall I not go </text:span><text:span text:style-name="T58">and smite him, and remove this day a reproach from Israel? For who </text:span><text:span text:style-name="T57">is</text:span><text:span text:style-name="T58"> this uncircumcised one, who has defied the army of the living God? The Lord </text:span><text:span text:style-name="T58">who delivered me out of the paw of the lion and out the paw of the bear, </text:span><text:span text:style-name="T58">he will deliver me out of the hand of this uncircumcised Philistine. And Saul said to David, Go, and the Lord shall be with thee. And Saul clothed David with a military coat, and </text:span><text:span text:style-name="T57">put</text:span><text:span text:style-name="T58"> his brazen helmet on his head. And he girt David with his sword over his coat: and he made trial walking </text:span><text:span text:style-name="T57">with them</text:span><text:span text:style-name="T58"> once and again: and David said to Saul, I shall not be able to go with these, for I have not proved </text:span><text:span text:style-name="T57">them</text:span><text:span text:style-name="T58">: so they remove them from him.</text:span></text:p>
        <text:p text:style-name="P87"><text:span text:style-name="T58"><text:tab/>And he took his staff in his hand, and he chose for himself five smooth stones out of the brook, and put them in the shepherd’s scrip which he had for his store, and his sling was in his hand; and he approached the Philistine. And the Philistine advanced and drew nigh to David, and a man bearing his shield went before him, and the Philistine looked on. And Goliath saw David, and despised him; for he was a lad, and ruddy, with a fair countenance. And the Philistine said to David, Am I as a dog, that thou comest against me with a staff and stones? And the Philistine cursed David by his gods. And the Philistine said to David, Come to me, and I will give thy flesh to the birds of the air, and to the beasts of the earth. And David said to the Philistine, Thou comest to me with sword, and with spear, and with shield; but I come to thee in the name of the Lord God of hosts of the army of Israel, which thou hast defied this day. And the Lord shall deliver thee this day into my hand; and I will slay thee, and </text:span><text:soft-page-break/><text:span text:style-name="T58">take away thy head from off thee, and will give thy limbs and the limbs of the army of the Philistines this day to the birds of the sky, and to the wild beasts of the earth; and all the earth shall know that there is a God in Israel. And all this assembly shall know that the Lord delivers not by sword or spear, for the battle </text:span><text:span text:style-name="T57">is</text:span><text:span text:style-name="T58"> the Lord’s, and the Lord will deliver you into our hands.</text:span></text:p>
        <text:p text:style-name="P87"><text:span text:style-name="T58"><text:tab/>And the Philistine arose and went to meet David. And David stretched out his hand to his scrip, and took thence a stone, and slang it, and smote the Philistine on his forehead, and the stone penetrated through the helmet into his forehead, and he fell upon his face to the ground.</text:span><text:span text:style-name="T57"> </text:span><text:span text:style-name="T58">So David prevailed over the Philistine with a sling and a stone, and smote the Philistine and slew him, and there was no sword in the hand of David. And David ran, and stood upon him, and took his sword, and slew him, and cut off his head: and the Philistines saw that their champion was dead, and they fled. And the men of Israel and Juda arose, and shouted and pursued them as far as the entrance to Geth, and as far as the gate of Ascalon: and the slain men of the Philistines fell in the way of the gates, both to Geth, and to Accaron. And the men of Israel returned from pursuing after the Philistines, and they destroyed their camp. And David took the head of the Philistine, and brought it to Jerusalem; but he put his armour in his tent.</text:span></text:p>
      </text:section>
      <text:p text:style-name="P53"/>
      <text:p text:style-name="P40">1 Samuel 18:6-9</text:p>
      <text:section text:style-name="Sect1" text:name="Section336">
        <text:p text:style-name="P73"><text:span text:style-name="T20"><text:tab/></text:span><text:span text:style-name="T44">And there came out women in dances to meet David out of all the cities of Israel, with timbrels, and with rejoicing, and with cymbals. And the women began </text:span><text:span text:style-name="T41">the strain</text:span><text:span text:style-name="T44">, and said, Saul has smitten his thousands, and David his ten thousands. And it seemed evil in the eyes of Saul concerning this matter, and he said, To David they have given ten thousands, and to me they have given thousands. And what more can he have but the kingdom? And Saul eyed David from that day and onward.</text:span><text:span text:style-name="T79"> </text:span><text:span text:style-name="T81">Glory be to the Holy Trinity.</text:span></text:p>
      </text:section>
      <text:p text:style-name="P53"/>
      <text:p text:style-name="P40">Isaiah 7:1-14</text:p>
      <text:p text:style-name="P41"><text:tab/><text:span text:style-name="T8">From the book of Isaiah the prophet. His blessing be upon us. Amen.</text:span></text:p>
      <text:section text:style-name="Sect1" text:name="Section337">
        <text:p text:style-name="P73"><text:span text:style-name="T20"><text:tab/></text:span><text:span text:style-name="T44">And it came to pass in the days of Achaz </text:span><text:span text:style-name="T41">the son</text:span><text:span text:style-name="T44"> of Joatham, the son of Ozias, king of Juda, there came up Rasim king of Aram, and Phakee son of Romelias, king of Israel, against Jerusalem to war against it, but they could not take it. And a message was brought to the house of David, saying, Aram has conspired with Ephraim. And his soul was amazed, and the soul of his people, as in a wood a tree is moved by the wind. And the Lord </text:span><text:soft-page-break/><text:span text:style-name="T44">said to Esaias, Go forth to meet Achaz, thou, and thy son Jasub who is left, to the pool of the upper way of the fuller’s field. And thou shalt say to him, Take care to be quiet, and fear not, neither let thy soul be disheartened because of these two smoking firebrands: for when my fierce anger is over, I will heal again. And </text:span><text:span text:style-name="T41">as for</text:span><text:span text:style-name="T44"> the son of Aram, and the son of Romelias, forasmuch as they have devised an evil counsel, </text:span><text:span text:style-name="T41">saying</text:span><text:span text:style-name="T44">, We will go up against Judea, and having conferred with them we will turn them away to our side, and we will make the son of Tabeel king of it; thus saith the Lord of hosts, This counsel shall not abide, nor come to pass. But the head of Aram is Damascus, and the head of Damascus, Rasim; and yet within sixty and five years the kingdom of Ephraim shall cease from </text:span><text:span text:style-name="T41">being</text:span><text:span text:style-name="T44"> a people. And the head of Ephraim is Somoron, and the head of Somoron the son of Romelias: but if ye believe not, neither will ye at all understand.</text:span></text:p>
        <text:p text:style-name="P73"><text:span text:style-name="T44"><text:tab/>And the Lord again spoke to Achaz, saying, Ask for thyself a sign of the Lord thy God, in the depth or in the height. And Achaz said, I will not ask, neither will I tempt the Lord. And </text:span><text:span text:style-name="T44">he said, Hear ye now, O house of David; is it a little thing for you to </text:span><text:span text:style-name="T44">contend with men? and how do ye contend against the Lord? Therefore the Lord himself shall give you a sign; behold, a virgin shall conceive in the womb, and shall bring forth a son, and thou shalt call his name Emmanuel.</text:span><text:span text:style-name="T79"> </text:span><text:span text:style-name="T81">Glory be to the Holy Trinity.</text:span></text:p>
      </text:section>
      <text:p text:style-name="P53"/>
      <text:p text:style-name="P40">Job 11:1-20</text:p>
      <text:p text:style-name="P41"><text:tab/><text:span text:style-name="T8">From the book of Job the righteous. His blessing be upon us. Amen.</text:span></text:p>
      <text:section text:style-name="Sect1" text:name="Section338">
        <text:p text:style-name="P73"><text:span text:style-name="T20"><text:tab/></text:span><text:span text:style-name="T44">Then Sophar the Minaean answered and said, He that speaks much, should also hear on the other side: or does the fluent speaker think himself to be righteous? blessed </text:span><text:span text:style-name="T41">is</text:span><text:span text:style-name="T44"> the short lived offspring of woman. Be not a speaker of many words; for is there none to answer thee? For say not, I am pure in my works, and blameless before him. But oh that the Lord would speak to thee, and open his lips to thee! </text:span><text:span text:style-name="T44">Then shall he declare to thee the power of wisdom; for it shall be double of that which is with thee: and then shalt thou know, that a just recompence of thy sins has come to thee from the Lord.</text:span></text:p>
        <text:p text:style-name="P73"><text:span text:style-name="T44"><text:tab/>Wilt thou find out the traces of the Lord? or hast thou come to the end </text:span><text:span text:style-name="T41">of that</text:span><text:span text:style-name="T44"> which the Almighty has made? Heaven </text:span><text:span text:style-name="T41">is</text:span><text:span text:style-name="T44"> high; and what wilt thou do? and there are deeper things than those in hell; what dost thou know? Or longer than the measure of the earth, or the breadth of the sea. And if he should overthrow all things, who will say to him, What hast thou done? For he knows the works of trans</text:span><text:soft-page-break/><text:span text:style-name="T44">gressors; and when he sees wickedness, he will not overlook </text:span><text:span text:style-name="T41">it</text:span><text:span text:style-name="T44">. But man vainly buoys himself up with words; and a mortal born of woman </text:span><text:span text:style-name="T41">is</text:span><text:span text:style-name="T44"> like an ass in the desert.</text:span></text:p>
        <text:p text:style-name="P73"><text:span text:style-name="T44"><text:tab/>For if thou hast made thine heart pure, and liftest up </text:span><text:span text:style-name="T41">thine</text:span><text:span text:style-name="T44"> hands towards him; if there is any iniquity in thy hands, put if far from thee, and let not unrighteousness lodge in thy habitation. For thus shall thy countenance shine again, as pure water; and thou shalt divest thyself of uncleanness, and shalt not fear. And thou shalt forget trouble, as a wave that has passed by; and thou shalt not be scared. And thy prayer </text:span><text:span text:style-name="T41">shall be</text:span><text:span text:style-name="T44"> as the morning star, and life shall arise to thee </text:span><text:span text:style-name="T41">as</text:span><text:span text:style-name="T44"> from the noonday. And thou shalt be confident, because thou hast hope; and peace shall dawn to thee from out of anxiety and care. For thou shalt be at ease, and there shall be no one to fight against thee; and many shall charge, and make supplication to thee.</text:span><text:span text:style-name="T79"> </text:span><text:span text:style-name="T44">But safety shall fail them; for their hope is destruction, and the eyes </text:span><text:span text:style-name="T44">of the ungodly shall waste away.</text:span><text:span text:style-name="T55"> </text:span><text:span text:style-name="T81">Glory be to the Holy Trinity.</text:span></text:p>
      </text:section>
      <text:p text:style-name="P53"/>
      <text:p text:style-name="P23">The Matins Gospel</text:p>
      <text:p text:style-name="P34">Psalm 114:6</text:p>
      <text:p text:style-name="P35"><text:tab/><text:span text:style-name="T8">A Psalm of David.</text:span></text:p>
      <text:p text:style-name="P36"><text:tab/><text:span text:style-name="T51">Return, O my soul unto thy resting place; for the Lord has done good unto me. He has delivered my soul from death, my eyes from tears.</text:span><text:span text:style-name="T85"> </text:span><text:span text:style-name="T9">Alleluia.</text:span></text:p>
      <text:p text:style-name="P39"/>
      <text:p text:style-name="P40">Matthew 15:39-16:12</text:p>
      <text:p text:style-name="P41"><text:tab/><text:span text:style-name="T8">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04">
        <text:p text:style-name="P73"><text:span text:style-name="T13"><text:tab/></text:span><text:span text:style-name="T44">And he sent away the multitude, and took ship, and came into the coasts of Magdala.</text:span></text:p>
        <text:p text:style-name="P73"><text:span text:style-name="T40"><text:tab/>The Pharisees also with the Sadducees came, and tempting desired him that he would shew them a sign from heaven. He answered and said unto them,</text:span><text:span text:style-name="T74"> When it is evening, ye say, </text:span><text:span text:style-name="T75">It will be</text:span><text:span text:style-name="T72"> fair weather: for the sky is red.</text:span><text:span text:style-name="T44"> </text:span><text:span text:style-name="T72">And in the morning, </text:span><text:span text:style-name="T75">It will be</text:span><text:span text:style-name="T72"> foul weather to day: for the sky is red and lowring. O </text:span><text:span text:style-name="T75">ye</text:span><text:span text:style-name="T72"> hypocrites, ye can discern the face of the sky; but can ye not </text:span><text:span text:style-name="T75">discern</text:span><text:span text:style-name="T72"> the signs of the times?</text:span><text:span text:style-name="T44"> </text:span><text:span text:style-name="T72">A wicked and adulterous generation seeketh after a sign; and there shall no sign be given unto it, but the sign of the prophet Jonas.</text:span><text:span text:style-name="T44"> And he left them, and departed.</text:span></text:p>
        <text:p text:style-name="P73"><text:span text:style-name="T44"><text:tab/>And when his disciples were come to the other side, they had forgotten to take bread. Then Jesus said unto them,</text:span><text:span text:style-name="T72"> Take heed and beware of the leaven of the Pharisees and of the Sadducees.</text:span><text:span text:style-name="T44"> And they reasoned among themselves, saying, </text:span><text:span text:style-name="T41">It is</text:span><text:span text:style-name="T44"> </text:span><text:soft-page-break/><text:span text:style-name="T44">because we have taken no bread. </text:span><text:span text:style-name="T41">Which</text:span><text:span text:style-name="T44"> when Jesus perceived, he said unto them, </text:span><text:span text:style-name="T72">O ye of little faith, why reason ye among yourselves, because ye have brought no bread?</text:span><text:span text:style-name="T44"> </text:span><text:span text:style-name="T72">Do ye not yet understand, neither remember the five loaves of the five thousand, and how many baskets ye took up?</text:span><text:span text:style-name="T44"> </text:span><text:span text:style-name="T72">Neither the seven loaves of the four thousand, and how many baskets ye took up?</text:span><text:span text:style-name="T44"> </text:span><text:span text:style-name="T72">How is it that ye do not understand that I spake </text:span><text:span text:style-name="T75">it</text:span><text:span text:style-name="T72"> not to you concerning bread, that ye should beware of the leaven of the Pharisees and of the Sadducees?</text:span><text:span text:style-name="T44"> Then understood they how that he bade </text:span><text:span text:style-name="T41">them</text:span><text:span text:style-name="T44"> not beware of the leaven of bread, but of the doctrine of the Pharisees and of the Sadducees.</text:span><text:span text:style-name="T64"> </text:span><text:span text:style-name="T66">Glory be to God forever.</text:span></text:p>
      </text:section>
      <text:p text:style-name="P24"/>
      <text:p text:style-name="P28">The Liturgy</text:p>
      <text:p text:style-name="P39"/>
      <text:p text:style-name="P29">The Pauline Epistle</text:p>
      <text:p text:style-name="P40">Hebrews 12:28-13:16</text:p>
      <text:p text:style-name="P41"><text:tab/><text:span text:style-name="T8">A chapter from the Epistle of our teacher Paul to the Hebrews. His blessing be upon us. Amen.</text:span></text:p>
      <text:section text:style-name="Sect1" text:name="Section105">
        <text:p text:style-name="P79"><text:span text:style-name="T63"><text:tab/></text:span><text:span text:style-name="T40">Wherefore we receiving a kingdom which cannot be moved, let us have grace, whereby we may serve God acceptably with reverence and godly fear: </text:span><text:span text:style-name="T40">For our God </text:span><text:span text:style-name="T41">is</text:span><text:span text:style-name="T44"> a consuming fire.</text:span></text:p>
        <text:p text:style-name="P73"><text:span text:style-name="T44"><text:s/><text:tab/>Let brotherly love continue. Be not forgetful to entertain strangers: for thereby some have entertained angels unawares. Remember them that are in bonds, as bound with them; </text:span><text:span text:style-name="T41">and</text:span><text:span text:style-name="T44"> them which suffer adversity, as being yourselves also in the body. Marriage </text:span><text:span text:style-name="T41">is</text:span><text:span text:style-name="T44"> honourable in all, and the bed undefiled: but whoremongers and adulterers God will judge. </text:span><text:span text:style-name="T41">Let your</text:span><text:span text:style-name="T44"> conversation </text:span><text:span text:style-name="T41">be</text:span><text:span text:style-name="T44"> without covetousness; </text:span><text:span text:style-name="T41">and be</text:span><text:span text:style-name="T44"> content with such things as ye have: for he hath said, I will never leave thee, nor forsake thee. So that we may boldly say, The Lord </text:span><text:span text:style-name="T41">is</text:span><text:span text:style-name="T44"> my helper, and I will not fear what man shall do unto me. Remember them which have the rule over you, who have spoken unto you the word of God: whose faith follow, considering the end of </text:span><text:span text:style-name="T41">their</text:span><text:span text:style-name="T44"> conversation. Jesus Christ the same yesterday, and to day, and for ever. Be not carried about with divers and strange doctrines. For </text:span><text:span text:style-name="T41">it is</text:span><text:span text:style-name="T44"> a good thing that the heart be established with grace; not with meats, which have not profited them that have been occupied therein. We have an altar, whereof they have no right to eat which serve the tabernacle. For the bodies of those beasts, whose blood is brought into the sanctuary by the high priest for sin, are burned without the camp. Wherefore Jesus also, that he might sanctify the people with his own blood, suffered without the gate. Let us go forth therefore unto him without the camp, bearing his </text:span><text:soft-page-break/><text:span text:style-name="T44">reproach. For here have we no continuing city, but we seek one to come. By him therefore let us offer the sacrifice of praise to God continually, that is, the fruit of </text:span><text:span text:style-name="T41">our</text:span><text:span text:style-name="T44"> lips giving thanks to his name. </text:span><text:span text:style-name="T44">But to do good and to communicate forget not: for with such sacrifices God is well pleased.</text:span></text:p>
      </text:section>
      <text:p text:style-name="P49">The grace of God the Father be with you all. Amen.</text:p>
      <text:p text:style-name="P39"/>
      <text:p text:style-name="P29">The Catholic Epistle</text:p>
      <text:p text:style-name="P40">1 Peter 4:7-16</text:p>
      <text:p text:style-name="P41"><text:tab/><text:span text:style-name="T8">The Catholic Epistle from the First Epistle of our teacher Peter. His Blessing be upon us. Amen.</text:span></text:p>
      <text:section text:style-name="Sect1" text:name="Section106">
        <text:p text:style-name="P79"><text:span text:style-name="T65"><text:tab/></text:span><text:span text:style-name="T40">But the end of all things is at hand: be ye therefore sober, and watch unto prayer. And above all things have fervent charity among yourselves: for charity shall cover the multitude of sins. Use hospitality one to another without grudging. As every man hath received the gift, </text:span><text:span text:style-name="T41">even so</text:span><text:span text:style-name="T44"> </text:span><text:span text:style-name="T44">minister the same one to another, as good stewards of the manifold grace of God. </text:span><text:span text:style-name="T44">If any man speak, </text:span><text:span text:style-name="T41">let him speak</text:span><text:span text:style-name="T44"> as the oracles of God; if any man </text:span><text:span text:style-name="T44">minister, </text:span><text:span text:style-name="T41">let him do it</text:span><text:span text:style-name="T44"> as of the ability which God giveth: that God in all things may be glorified through Jesus Christ, to whom be praise and dominion for ever and ever. Amen.</text:span></text:p>
        <text:p text:style-name="P73"><text:span text:style-name="T44"><text:tab/>Beloved, think it not strange concerning the fiery trial which is to try you, as though some strange thing happened unto you: But rejoice, inasmuch as ye are partakers of Christ’s sufferings; that, when his glory shall be revealed, ye may be glad also with exceeding joy. If ye be reproached for the name of Christ, happy </text:span><text:span text:style-name="T41">are ye</text:span><text:span text:style-name="T44">; for the spirit of glory and of God resteth upon you: on their part he is evil spoken of, but on your part he is glorified. But let none of you suffer as a murderer, or </text:span><text:span text:style-name="T41">as</text:span><text:span text:style-name="T44"> a thief, or </text:span><text:span text:style-name="T41">as</text:span><text:span text:style-name="T44"> an evildoer, or as a busybody in other men’s matters. </text:span><text:span text:style-name="T44">Yet if </text:span><text:span text:style-name="T41">any man suffer</text:span><text:span text:style-name="T44"> as a Christian, let him not be ashamed; but let him glorify God on this behalf.</text:span></text:p>
      </text:section>
      <text:p text:style-name="P41"><text:tab/><text:span text:style-name="T8">Do not love the world, nor the things which are in the world. The world shall pass away and all its desires; but he who does the will of God shall abide forever. Amen.</text:span></text:p>
      <text:p text:style-name="P39"/>
      <text:p text:style-name="P29">The Praxis</text:p>
      <text:p text:style-name="P40">Acts 15:22-31</text:p>
      <text:p text:style-name="P41"><text:tab/><text:span text:style-name="T8">A chapter from the Acts of our fathers the pure Apostles, who were invested with the grace of the Holy Spirit. Their blessing be with us all. Amen.</text:span></text:p>
      <text:section text:style-name="Sect1" text:name="Section107">
        <text:p text:style-name="P79"><text:span text:style-name="T64"><text:tab/></text:span><text:span text:style-name="T40">Then pleased it the apostles and elders, with the whole church, to send chosen men of their own company to Antioch with Paul and Barnabas; </text:span><text:span text:style-name="T41">namely</text:span><text:span text:style-name="T44">, Judas surnamed Barsabas, and Silas, chief men among the brethren: And they wrote </text:span><text:span text:style-name="T41">letters</text:span><text:span text:style-name="T44"> by them after this manner; The apostles and elders and brethren </text:span><text:span text:style-name="T41">send</text:span><text:span text:style-name="T44"> greeting unto the brethren which are of the Gentiles in </text:span><text:soft-page-break/><text:span text:style-name="T44">Antioch and Syria and Cilicia: Forasmuch as we have heard, that certain which went out from us have troubled you with words, subverting your souls, saying, </text:span><text:span text:style-name="T41">Ye must</text:span><text:span text:style-name="T44"> be circumcised, and keep the law: to whom we gave no </text:span><text:span text:style-name="T41">such</text:span><text:span text:style-name="T44"> commandment: It seemed good unto us, being assembled with one accord, to send chosen men unto you with our beloved Barnabas and Paul, Men that have hazarded their lives for the name of our Lord Jesus Christ. We have sent therefore Judas and Silas, who shall also tell </text:span><text:span text:style-name="T41">you</text:span><text:span text:style-name="T44"> the same things by mouth. For it seemed good to the Holy Ghost, and to us, to lay upon you no greater burden than these necessary things; That ye abstain from meats offered to idols, and from blood, and from things strangled, and from fornication: from which if ye keep yourselves, ye shall do well. Fare ye well. So when they were dismissed, they came to </text:span><text:span text:style-name="T44">Antioch: and when they had gathered the multitude together, they delivered the epistle: </text:span><text:span text:style-name="T41">Which</text:span><text:span text:style-name="T44"> when they had read, they rejoiced for the consolation.</text:span></text:p>
      </text:section>
      <text:p text:style-name="P39"><text:tab/><text:span text:style-name="T8">The word of the Lord abides in this church and in every church. Amen.</text:span></text:p>
      <text:p text:style-name="P39"/>
      <text:p text:style-name="P29">The Gospel</text:p>
      <text:p text:style-name="P40">Psalm 28:11</text:p>
      <text:p text:style-name="P52"><text:tab/>A Psalm of David.</text:p>
      <text:p text:style-name="P52"><text:tab/><text:span text:style-name="T5">The Lord shall sit as King forever. The Lord will give strength unto His people; the Lord will bless His people with peace. </text:span>Alleluia.</text:p>
      <text:p text:style-name="P39"/>
      <text:p text:style-name="P40">Luke 6:39-49</text:p>
      <text:p text:style-name="P4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08">
        <text:p text:style-name="P73"><text:span text:style-name="T64"><text:tab/></text:span><text:span text:style-name="T44">And he spake a parable unto them, </text:span><text:span text:style-name="T72">Can the blind lead the blind? shall they not both fall into the ditch?The disciple is not above his master: but every one that is perfect shall be as his master.</text:span><text:span text:style-name="T44"> </text:span><text:span text:style-name="T72">And why beholdest thou the mote that is in thy brother’s eye, but perceivest not the beam that is in thine own eye?</text:span><text:span text:style-name="T44"> </text:span><text:span text:style-name="T72">Either how canst thou say to thy brother, Brother, let me pull out the mote that is in thine eye, when thou thyself beholdest not the beam that is in thine own eye? Thou hypocrite, cast out first the beam out of thine own eye, and then shalt thou see clearly to pull out the mote that is in thy brother’s eye.</text:span><text:span text:style-name="T44"> </text:span><text:span text:style-name="T72">For a good tree bringeth not forth corrupt fruit; neither doth a corrupt tree bring forth good fruit.</text:span><text:span text:style-name="T44"> </text:span><text:span text:style-name="T72">For every tree is known by his own fruit. For of thorns men do not gather figs, nor of a bramble bush gather they grapes.</text:span><text:span text:style-name="T44"> </text:span><text:span text:style-name="T72">A good man out of the good treasure of his heart bringeth forth that which is good; and an evil man out of the evil treasure of his </text:span><text:soft-page-break/><text:span text:style-name="T72">heart bringeth forth that which is evil: for of the abundance of the heart his mouth speaketh.</text:span><text:span text:style-name="T44"> </text:span><text:span text:style-name="T72">And why call ye me, Lord, Lord, and do not the things which I say?</text:span><text:span text:style-name="T44"> </text:span><text:span text:style-name="T72">Whosoever cometh to me, and heareth my sayings, and doeth them, I will shew you to whom he is like:</text:span><text:span text:style-name="T44"> </text:span><text:span text:style-name="T72">He is like a man which built an house, and digged deep, and laid the foundation on a rock: and when the flood arose, the stream beat vehemently upon that house, and could not shake it: for it was founded upon a rock.</text:span><text:span text:style-name="T44"> </text:span><text:span text:style-name="T72">But he that heareth, and doeth not, is like a man that without a foundation built an house upon the earth; against which the stream did beat vehemently, and immediately it fell; and the ruin of that house was great. </text:span><text:span text:style-name="T66">Glory be to God forever.</text:span></text:p>
      </text:section>
      <text:p text:style-name="P31"/>
      <text:p text:style-name="P60">Saturday of the Second Week of Lent</text:p>
      <text:p text:style-name="P54"/>
      <text:p text:style-name="P23">The Matins Gospel</text:p>
      <text:p text:style-name="P34">Psalm 24:7,10</text:p>
      <text:p text:style-name="P35"><text:tab/><text:span text:style-name="T8">A Psalm of David.</text:span></text:p>
      <text:p text:style-name="P36"><text:tab/><text:span text:style-name="T85">According to Thy mercy remember Thou me, for the sake of Thy goodness, O Lord. For good and upright is the Lord. </text:span><text:span text:style-name="T51">For the sake of Thy Name, O Lord, Thou shalt forgive me my sin; for it is great.</text:span><text:span text:style-name="T85"> </text:span><text:span text:style-name="T8">Alleluia.</text:span></text:p>
      <text:p text:style-name="P39"/>
      <text:p text:style-name="P40">Mark 9:43-50</text:p>
      <text:p text:style-name="P41"><text:tab/><text:span text:style-name="T8">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110">
        <text:p text:style-name="P73"><text:span text:style-name="T12"><text:tab/></text:span><text:span text:style-name="T74">And if thy hand offend thee, cut it off: it is better for thee to enter into life maimed, than having two hands to go into hell, into the fire that never shall be quenched:</text:span><text:span text:style-name="T40"> </text:span><text:span text:style-name="T74">Where their worm dieth not, and the fire is not quenched.</text:span><text:span text:style-name="T40"> </text:span><text:span text:style-name="T74">And if thy foot offend thee, cut it off: it is better for thee to enter halt into life, than having two feet to be cast into hell, into the fire that never shall be quenched:</text:span><text:span text:style-name="T40"> </text:span><text:span text:style-name="T74">Where their worm dieth not, and the fire is not quenched.</text:span><text:span text:style-name="T40"> </text:span><text:span text:style-name="T74">And if thine eye offend thee, pluck it out: it is better for thee to enter into the kingdom of God with one eye, than having two eyes to be cast into hell fire:</text:span><text:span text:style-name="T40"> </text:span><text:span text:style-name="T74">Where their worm dieth not, and the fire is not quenched.</text:span><text:span text:style-name="T40"> </text:span><text:span text:style-name="T74">For every one shall be salted with fire, and every sacrifice shall be salted with salt.</text:span><text:span text:style-name="T40"> </text:span><text:span text:style-name="T74">Salt </text:span><text:span text:style-name="T75">is</text:span><text:span text:style-name="T72"> good: but if the salt have lost his saltness, wherewith will ye season it? Have salt in yourselves, and have peace one with another.</text:span><text:span text:style-name="T64"> </text:span><text:span text:style-name="T66">Glory be to God forever.</text:span></text:p>
      </text:section>
      <text:p text:style-name="P24"/>
      <text:p text:style-name="P28"/>
      <text:p text:style-name="P13">The Liturgy</text:p>
      <text:p text:style-name="P39"/>
      <text:p text:style-name="P29">The Pauline Epistle</text:p>
      <text:p text:style-name="P40">Romans 14:1-18</text:p>
      <text:p text:style-name="P41"><text:tab/><text:span text:style-name="T8">A chapter from the Epistle of our teacher Paul to the Romans. His blessing be upon us. Amen.</text:span></text:p>
      <text:section text:style-name="Sect1" text:name="Section111">
        <text:p text:style-name="P79"><text:span text:style-name="T63"><text:tab/></text:span><text:span text:style-name="T40">Him that is weak in the faith receive ye, </text:span><text:span text:style-name="T41">but</text:span><text:span text:style-name="T44"> not to doubtful disputations. For one believeth that he may eat all things: another, who is weak, eateth herbs. Let not him that eateth despise him that eateth not; and let not him which eateth not judge him that eateth: for God hath received him. Who art thou that judgest another man’s servant? to his own master he standeth or falleth. Yea, he shall be holden up: for God is able to make him stand. One man esteemeth one day above another: another esteemeth every day </text:span><text:span text:style-name="T41">alike</text:span><text:span text:style-name="T44">. Let every man be fully persuaded in his own mind. He that regardeth the day, regardeth </text:span><text:span text:style-name="T41">it</text:span><text:span text:style-name="T44"> unto the Lord; and he that regardeth not </text:span><text:span text:style-name="T44">the day, to the Lord he doth not regard </text:span><text:span text:style-name="T41">it</text:span><text:span text:style-name="T44">. He that eateth, eateth to the Lord, for he giveth God thanks; and he that eateth not, to the Lord he eateth not, and giveth God thanks. For none of us liveth to himself, and no </text:span><text:span text:style-name="T44">man dieth to himself. For whether we live, we live unto the Lord; and whether we die, we die unto the Lord: whether we live therefore, or die, we are the Lord’s. For to this end Christ both died, and rose, and revived, that he might be Lord both of the dead and living. But why dost thou judge thy brother? or why dost thou set at nought thy brother? for we shall all stand before the judgment seat of Christ. For it is written, </text:span><text:span text:style-name="T41">As</text:span><text:span text:style-name="T44"> I live, saith the Lord, every knee shall bow to me, and every tongue shall confess to God. So then every one of us shall give account of himself to God. Let us not therefore judge one another any more: but judge this rather, that no man put a stumblingblock or an occasion to fall in </text:span><text:span text:style-name="T41">his</text:span><text:span text:style-name="T44"> brother’s way. I know, and am persuaded by the Lord Jesus, that </text:span><text:span text:style-name="T41">there is</text:span><text:span text:style-name="T44"> nothing unclean of itself: but to him that esteemeth any thing to be unclean, to him </text:span><text:span text:style-name="T41">it is</text:span><text:span text:style-name="T44"> unclean. But if thy brother be grieved with </text:span><text:span text:style-name="T41">thy</text:span><text:span text:style-name="T44"> meat, now walkest thou not charitably. Destroy not him with thy meat, for whom Christ died. Let not then your good be evil spoken of: For the kingdom of God is not meat and drink; but righteousness, and peace, and joy in the Holy Ghost. </text:span><text:span text:style-name="T44">For he that in these things serveth Christ </text:span><text:span text:style-name="T41">is</text:span><text:span text:style-name="T44"> acceptable to God, and approved of men.</text:span></text:p>
      </text:section>
      <text:p text:style-name="P49">The grace of God the Father be with you all. Amen.</text:p>
      <text:p text:style-name="P39"/>
      <text:p text:style-name="P29"/>
      <text:p text:style-name="P14">The Catholic Epistle</text:p>
      <text:p text:style-name="P40">James 1:22-27</text:p>
      <text:p text:style-name="P41"><text:tab/><text:span text:style-name="T8">The Catholic Epistle from the Epistle of our teacher James. His Blessing be upon us. Amen.</text:span></text:p>
      <text:section text:style-name="Sect1" text:name="Section112">
        <text:p text:style-name="P79"><text:span text:style-name="T65"><text:tab/></text:span><text:span text:style-name="T40">But be ye doers of the word, and not hearers only, deceiving your own selves. </text:span><text:span text:style-name="T40">For if any be a hearer of the word, and not a doer, he is like unto a man beholding his natural face in a glass: For he beholdeth himself, and goeth his way, and straightway forgetteth what manner of man he was. But whoso looketh into the perfect law of liberty, and continueth </text:span><text:span text:style-name="T41">therein</text:span><text:span text:style-name="T44">, he being not a forgetful hearer, but a doer of the work, this man shall be blessed in his deed. If any man among you seem to be religious, and bridleth not his tongue, but deceiveth his own heart, this man’s religion </text:span><text:span text:style-name="T41">is</text:span><text:span text:style-name="T44"> vain. Pure religion and undefiled before God and the Father is this, To visit the fatherless and widows in their affliction, </text:span><text:span text:style-name="T41">and</text:span><text:span text:style-name="T44"> to keep himself unspotted from the world.</text:span></text:p>
      </text:section>
      <text:p text:style-name="P41"><text:tab/><text:span text:style-name="T8">Do not love the world, nor the things which are in the world. The world shall pass away and all its desires; but he who does the will of God shall abide forever. Amen.</text:span></text:p>
      <text:p text:style-name="P39"/>
      <text:p text:style-name="P29">The Praxis</text:p>
      <text:p text:style-name="P40">Acts 22:17-30</text:p>
      <text:p text:style-name="P41"><text:tab/><text:span text:style-name="T8">A chapter from the Acts of our fathers the pure Apostles, who were invested with the grace of the Holy Spirit. Their blessing be with us all. Amen.</text:span></text:p>
      <text:section text:style-name="Sect1" text:name="Section113">
        <text:p text:style-name="P79"><text:span text:style-name="T64"><text:tab/></text:span><text:span text:style-name="T40">And it came to pass, that, when I was come again to Jerusalem, even while I prayed in the temple, I was in a trance; And saw him saying unto me, </text:span><text:span text:style-name="T74">Make haste, and get thee quickly out of Jerusalem: for they will not receive thy testimony concerning me.</text:span><text:span text:style-name="T40"> And I said, Lord, they know that I imprisoned and beat in every synagogue them that believed on thee: And when the blood of thy martyr Stephen was shed, I also was standing by, and consenting unto his death, and kept the raiment of them that slew him. </text:span><text:span text:style-name="T40">And he said unto me, </text:span><text:span text:style-name="T74">Depart: for I will send thee far hence unto the Gentiles.</text:span></text:p>
        <text:p text:style-name="P73"><text:span text:style-name="T40"><text:tab/>And they gave him audience unto this word, and </text:span><text:span text:style-name="T41">then</text:span><text:span text:style-name="T44"> lifted up their voices, and said, Away with such a </text:span><text:span text:style-name="T41">fellow</text:span><text:span text:style-name="T44"> from the earth: for it is not fit that he should live. And as they cried out, and cast off </text:span><text:span text:style-name="T41">their</text:span><text:span text:style-name="T44"> clothes, and threw dust into the air, The chief captain commanded him to be brought into the castle, and bade that he should be examined by scourging; that he might know wherefore they cried so against him. And as they bound him with thongs, Paul said unto the centurion that stood by, Is it lawful for you to scourge a man that is a Roman, and uncondemned? When the centurion heard </text:span><text:span text:style-name="T41">that</text:span><text:span text:style-name="T44">, he went and told the chief captain, saying, Take </text:span><text:soft-page-break/><text:span text:style-name="T44">heed what thou doest: for this man is a Roman. Then the chief captain came, and said unto him, Tell me, art thou a Roman? He said, Yea. And the chief captain answered, With a great sum obtained I this freedom. And Paul said, But I was </text:span><text:span text:style-name="T41">free</text:span><text:span text:style-name="T44"> born. Then straightway they departed from him which should have examined him: and the chief captain also was afraid, after he knew that he was a Roman, and because he had bound him. On the morrow, because he would have known the certainty wherefore he was accused of the Jews, he loosed him from </text:span><text:span text:style-name="T41">his</text:span><text:span text:style-name="T44"> bands, and commanded the chief priests and all their council to appear, and brought Paul down, and set him before them.</text:span></text:p>
      </text:section>
      <text:p text:style-name="P39"><text:tab/><text:span text:style-name="T8">The word of the Lord abides in this church and in every church. Amen.</text:span></text:p>
      <text:p text:style-name="P39"/>
      <text:p text:style-name="P29">The Gospel</text:p>
      <text:p text:style-name="P40">Psalm 117:19,20</text:p>
      <text:p text:style-name="P51"><text:tab/>A Psalm of David.</text:p>
      <text:p text:style-name="P38"><text:span text:style-name="T8"><text:tab/></text:span><text:span text:style-name="T48">Open to me the gates of righteousness: that I may go into them, and confess to the Lord: this is the gate of the Lord, the righteous shall enter into it. </text:span><text:span text:style-name="T8">Alleluia.</text:span></text:p>
      <text:p text:style-name="P39"/>
      <text:p text:style-name="P40">Matthew 7:13-21</text:p>
      <text:p text:style-name="P4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14">
        <text:p text:style-name="P73"><text:span text:style-name="T64"><text:tab/></text:span><text:span text:style-name="T72">Enter ye in at the strait gate: for wide </text:span><text:span text:style-name="T75">is</text:span><text:span text:style-name="T72"> the gate, and broad </text:span><text:span text:style-name="T75">is</text:span><text:span text:style-name="T72"> the way, that leadeth to destruction, and many there be which go in thereat:</text:span><text:span text:style-name="T44"> </text:span><text:span text:style-name="T72">Because strait </text:span><text:span text:style-name="T75">is</text:span><text:span text:style-name="T72"> the gate, and narrow </text:span><text:span text:style-name="T75">is</text:span><text:span text:style-name="T72"> the way, which leadeth unto life, and few there be that find it.</text:span></text:p>
        <text:p text:style-name="P73"><text:span text:style-name="T44"><text:tab/></text:span><text:span text:style-name="T72">Beware of false prophets, which come to you in sheep’s clothing, but inwardly they are ravening wolves.</text:span><text:span text:style-name="T44"> </text:span><text:span text:style-name="T72">Ye shall know them by their fruits. Do men gather grapes of thorns, or figs of thistles?</text:span><text:span text:style-name="T44"> </text:span><text:span text:style-name="T72">Even so every good tree bringeth forth good fruit; but a corrupt tree bringeth forth evil fruit.</text:span><text:span text:style-name="T44"> </text:span><text:span text:style-name="T72">A good tree cannot bring forth evil fruit, neither </text:span><text:span text:style-name="T75">can</text:span><text:span text:style-name="T72"> a corrupt tree bring forth good fruit.</text:span><text:span text:style-name="T44"> </text:span><text:span text:style-name="T72">Every tree that bringeth not forth good fruit is hewn down, and cast into the fire.</text:span><text:span text:style-name="T44"> </text:span><text:span text:style-name="T72">Wherefore by their fruits ye shall know them.</text:span></text:p>
        <text:p text:style-name="P73"><text:span text:style-name="T44"><text:tab/></text:span><text:span text:style-name="T72">Not every one that saith unto me, Lord, Lord, shall enter into the kingdom of heaven; but he that doeth the will of my Father which is in heaven.</text:span><text:span text:style-name="T64"> </text:span><text:span text:style-name="T66">Glory be to God forever.</text:span></text:p>
      </text:section>
      <text:p text:style-name="P27"/>
      <text:p text:style-name="P60"/>
      <text:p text:style-name="P10">The Second Sunday of Lent</text:p>
      <text:p text:style-name="P34"/>
      <text:p text:style-name="P23">The Vespers Gospel</text:p>
      <text:p text:style-name="P34">Psalm 50:1,9</text:p>
      <text:p text:style-name="P35"><text:tab/><text:span text:style-name="T8">A Psalm of David.</text:span></text:p>
      <text:p text:style-name="P36"><text:tab/><text:span text:style-name="T48">Have mercy upon me, O God, according to Thy great mercy: and according to the multitude of Thy compassions Thou shalt blot out my iniquity. Turn Thy face away from my sins, and all my iniquities Thou shalt blot out. </text:span><text:span text:style-name="T8">Alleluia.</text:span></text:p>
      <text:p text:style-name="P39"/>
      <text:p text:style-name="P40">Mark 1:12-15</text:p>
      <text:p text:style-name="P41"><text:tab/><text:span text:style-name="T8">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67">
        <text:p text:style-name="P73"><text:span text:style-name="T12"><text:tab/></text:span><text:span text:style-name="T40">And immediately the Spirit driveth him into the wilderness. </text:span><text:span text:style-name="T40">And he was there in the wilderness forty days, tempted of Satan; and was with the wild beasts; and the angels ministered unto him.</text:span></text:p>
        <text:p text:style-name="P73"><text:span text:style-name="T40"><text:tab/>Now after that John was put in prison, Jesus came into Galilee, preaching the gospel of the kingdom of God, And saying, </text:span><text:span text:style-name="T74">The time is fulfilled, and the kingdom of God is at hand: repent ye, and believe the gospel.</text:span><text:span text:style-name="T77"> </text:span><text:span text:style-name="T28">Glory be to God forever.</text:span></text:p>
      </text:section>
      <text:p text:style-name="P49"/>
      <text:p text:style-name="P23">The Matins Gospel</text:p>
      <text:p text:style-name="P34">Psalm 56:1</text:p>
      <text:p text:style-name="P35"><text:tab/><text:span text:style-name="T8">A Psalm of David.</text:span></text:p>
      <text:p text:style-name="P36"><text:tab/><text:span text:style-name="T51">Have mercy upon me, O God, have mercy upon me: for my soul has trusted in Thee: and in the shadow of Thy wings will I hope, until the iniquity passes.</text:span><text:span text:style-name="T85"> </text:span><text:span text:style-name="T8">Alleluia.</text:span></text:p>
      <text:p text:style-name="P39"/>
      <text:p text:style-name="P40">Luke 4:1-13</text:p>
      <text:p text:style-name="P41"><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15">
        <text:p text:style-name="P73"><text:span text:style-name="T12"><text:tab/></text:span><text:span text:style-name="T40">And Jesus being full of the Holy Ghost returned from Jordan, and was led by the Spirit into the wilderness, Being forty days tempted of the devil. And in those days he did eat nothing: and when they were ended, he afterward hungered. And the devil said unto him, If thou be the Son of God, command this stone that it be made bread. And Jesus answered him, saying, </text:span><text:span text:style-name="T74">It is written, That man shall not live by bread alone, but by every word of God.</text:span><text:span text:style-name="T40"> And the devil, taking him up into an high mountain, shewed unto him all the kingdoms of the world in a moment of time. And the devil said unto him, All this power will I give thee, and the glory of them: </text:span><text:soft-page-break/><text:span text:style-name="T40">for that is delivered unto me; and to whomsoever I will I give it. If thou </text:span><text:span text:style-name="T40">therefore wilt worship me, all shall be thine. And Jesus answered and said unto him, </text:span><text:span text:style-name="T74">Get thee behind me, Satan: for it is written, Thou shalt worship the Lord thy God, and him only shalt thou serve.</text:span><text:span text:style-name="T40"> And he brought him to Jerusalem, and set him on a pinnacle of the temple, and said unto him, If thou be the Son of God, cast thyself down from hence: For it is written, He shall give his angels charge over thee, to keep thee: And in </text:span><text:span text:style-name="T41">their</text:span><text:span text:style-name="T44"> hands they shall bear thee up, lest at any time thou dash thy foot against a stone. And Jesus answering said unto him, </text:span><text:span text:style-name="T72">It is said, Thou shalt not tempt the Lord thy God.</text:span><text:span text:style-name="T44"> And when the devil had ended all the temptation, he departed from him for a season.</text:span><text:span text:style-name="T13"> </text:span><text:span text:style-name="T66">Glory be to God forever.</text:span></text:p>
      </text:section>
      <text:p text:style-name="P49"/>
      <text:p text:style-name="P28">The Liturgy</text:p>
      <text:p text:style-name="P39"/>
      <text:p text:style-name="P29">The Pauline Epistle</text:p>
      <text:p text:style-name="P40">Romans 14:19-15:7</text:p>
      <text:p text:style-name="P41"><text:tab/><text:span text:style-name="T8">A chapter from the Epistle of our teacher Paul to the Romans. His blessing be upon us. Amen.</text:span></text:p>
      <text:section text:style-name="Sect1" text:name="Section116">
        <text:p text:style-name="P79"><text:span text:style-name="T63"><text:tab/></text:span><text:span text:style-name="T40">Let us therefore follow after the things which make for peace, and things wherewith one may edify another. For meat destroy not the work of God. All things indeed </text:span><text:span text:style-name="T41">are</text:span><text:span text:style-name="T44"> pure; but </text:span><text:span text:style-name="T41">it is</text:span><text:span text:style-name="T44"> evil for that man who eateth with offence. </text:span><text:span text:style-name="T41">It is</text:span><text:span text:style-name="T44"> good neither to eat flesh, nor to drink wine, nor </text:span><text:span text:style-name="T41">any thing</text:span><text:span text:style-name="T44"> whereby thy brother stumbleth, or is offended, or is made weak. Hast thou faith? have </text:span><text:span text:style-name="T41">it</text:span><text:span text:style-name="T44"> to thyself before God. Happy </text:span><text:span text:style-name="T41">is</text:span><text:span text:style-name="T44"> he that condemneth </text:span><text:span text:style-name="T44">not himself in that thing which he alloweth. </text:span><text:span text:style-name="T44">And he that doubteth is damned if he eat, because </text:span><text:span text:style-name="T41">he eateth</text:span><text:span text:style-name="T44"> not of faith: for whatsoever </text:span><text:span text:style-name="T41">is</text:span><text:span text:style-name="T44"> not of faith is sin.</text:span></text:p>
        <text:p text:style-name="P73"><text:span text:style-name="T44"><text:tab/>We then that are strong ought to bear the infirmities of the weak, and not to please ourselves. Let every one of us please </text:span><text:span text:style-name="T41">his</text:span><text:span text:style-name="T44"> neighbour for </text:span><text:span text:style-name="T41">his</text:span><text:span text:style-name="T44"> good to edification. For even Christ pleased not himself; but, as it is written, The reproaches of them that reproached thee fell on me. </text:span><text:span text:style-name="T44">For whatsoever things were written aforetime were written for our learning, that we through patience and comfort of the scriptures might have hope.</text:span></text:p>
        <text:p text:style-name="P73"><text:span text:style-name="T44"><text:tab/>Now the God of patience and consolation grant you to be likeminded one toward another according to Christ Jesus: </text:span><text:span text:style-name="T44">That ye may with one mind </text:span><text:span text:style-name="T41">and</text:span><text:span text:style-name="T44"> one mouth glorify God, even the Father of our Lord Jesus Christ.</text:span></text:p>
        <text:p text:style-name="P80"><text:tab/>Wherefore receive ye one another, as Christ also received us to the glory of God.</text:p>
      </text:section>
      <text:p text:style-name="P49">The grace of God the Father be with you all. Amen.</text:p>
      <text:p text:style-name="P39"><text:soft-page-break/></text:p>
      <text:p text:style-name="P29">The Catholic Epistle</text:p>
      <text:p text:style-name="P40">James 2:1-13</text:p>
      <text:p text:style-name="P41"><text:tab/><text:span text:style-name="T8">The Catholic Epistle from the Epistle of our teacher James. His Blessing be upon us. Amen.</text:span></text:p>
      <text:section text:style-name="Sect1" text:name="Section117">
        <text:p text:style-name="P79"><text:span text:style-name="T65"><text:tab/></text:span><text:span text:style-name="T40">My brethren, have not the faith of our Lord Jesus Christ, </text:span><text:span text:style-name="T41">the Lord</text:span><text:span text:style-name="T44"> of glory, with respect of persons. For if there come unto your assembly a man with a gold ring, in goodly apparel, and there come in also a poor man in vile raiment; And ye have respect to him that weareth the gay clothing, and say unto him, Sit thou here in a good place; and say to the poor, Stand thou there, or sit here under my footstool: Are ye not then partial in yourselves, and are become judges of evil thoughts? Hearken, my beloved brethren, Hath not God chosen the poor of this world rich in faith, and heirs of the kingdom which he hath promised to them that love him? But ye have despised the poor. Do not rich men oppress you, and draw you before the judgment seats? </text:span><text:span text:style-name="T44">Do not they blaspheme that worthy name by the which ye are called?</text:span></text:p>
        <text:p text:style-name="P73"><text:span text:style-name="T44"><text:tab/>If ye fulfil the royal law according to the scripture, Thou shalt love thy neighbour as thyself, ye do well: But if ye have respect to persons, ye commit sin, and are convinced of the law as transgressors. For whosoever shall keep the whole law, and yet offend in one </text:span><text:span text:style-name="T41">point</text:span><text:span text:style-name="T44">, he is guilty of all. For he that said, Do not commit adultery, said also, Do not kill. Now if thou commit no adultery, yet if thou kill, thou art become a transgressor of the law. So speak ye, and so do, as they that shall be judged by the law of liberty. For he shall have judgment without mercy, that hath shewed no mercy; and mercy rejoiceth against judgment.</text:span></text:p>
      </text:section>
      <text:p text:style-name="P41"><text:tab/><text:span text:style-name="T8">Do not love the world, nor the things which are in the world. The world shall pass away and all its desires; but he who does the will of God shall abide forever. Amen.</text:span></text:p>
      <text:p text:style-name="P39"/>
      <text:p text:style-name="P29">The Praxis</text:p>
      <text:p text:style-name="P40">Acts 23:1-11</text:p>
      <text:p text:style-name="P41"><text:tab/><text:span text:style-name="T8">A chapter from the Acts of our fathers the pure Apostles, who were invested with the grace of the Holy Spirit. Their blessing be with us all. Amen.</text:span></text:p>
      <text:section text:style-name="Sect1" text:name="Section118">
        <text:p text:style-name="P79"><text:span text:style-name="T64"><text:tab/></text:span><text:span text:style-name="T40">And Paul, earnestly beholding the council, said, Men </text:span><text:span text:style-name="T41">and</text:span><text:span text:style-name="T44"> brethren, I have lived in all good conscience before God until this day. And the high priest Ananias commanded them that stood by him to smite him on the mouth. Then said Paul unto him, God shall smite thee, </text:span><text:span text:style-name="T41">thou</text:span><text:span text:style-name="T44"> whited wall: for sittest thou to judge me after the law, and commandest me to be smitten contrary to the law? And they that stood by said, Revilest thou God’s high priest? </text:span><text:span text:style-name="T44">Then said Paul, I wist not, </text:span><text:soft-page-break/><text:span text:style-name="T44">brethren, that he was the high priest: for it is written, Thou shalt not speak evil of the ruler of thy people.</text:span></text:p>
        <text:p text:style-name="P73"><text:span text:style-name="T44"><text:tab/>But when Paul perceived that the one part were Sadducees, and the other Pharisees, he cried out in the council, Men </text:span><text:span text:style-name="T41">and</text:span><text:span text:style-name="T44"> brethren, I am a </text:span><text:span text:style-name="T44">Pharisee, the son of a Pharisee: of the hope and resurrection of the dead I am called in question. And when he had so said, there arose a dissension between the Pharisees and the Sadducees: and the multitude was divided. For the Sadducees say that there is no resurrection, neither angel, nor spirit: but the Pharisees confess both. And there arose a great cry: and the scribes </text:span><text:span text:style-name="T41">that were</text:span><text:span text:style-name="T44"> of the Pharisees’ part arose, and strove, saying, We find no evil in this man: but if a spirit or an angel hath spoken to him, let us not fight against God. And when there arose a great dissension, the chief captain, fearing lest Paul should have been pulled in pieces of them, commanded the soldiers to go down, and to take him by force from among them, and to bring </text:span><text:span text:style-name="T41">him</text:span><text:span text:style-name="T44"> into the castle. And the night following the Lord stood by him, and said,</text:span><text:span text:style-name="T72"> Be of good cheer, Paul: for as thou hast testified of me in Jerusalem, so must thou bear witness also at Rome.</text:span></text:p>
      </text:section>
      <text:p text:style-name="P39"><text:tab/><text:span text:style-name="T8">The word of the Lord abides in this church and in every church. Amen.</text:span></text:p>
      <text:p text:style-name="P39"/>
      <text:p text:style-name="P29">The Gospel</text:p>
      <text:p text:style-name="P40">Psalm 26:10,13</text:p>
      <text:p text:style-name="P52"><text:tab/>A Psalm of David.</text:p>
      <text:p text:style-name="P38"><text:span text:style-name="T8"><text:tab/></text:span><text:span text:style-name="T50">Thy face, O Lord, do I seek after. Turn not Thy face away from me; be Thou to me a helper; forsake me not, neither disregard me, O God my Saviour. </text:span><text:span text:style-name="T8">Alleluia.</text:span></text:p>
      <text:p text:style-name="P39"/>
      <text:p text:style-name="P40">Matthew 4:1-11</text:p>
      <text:p text:style-name="P4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19">
        <text:p text:style-name="P73"><text:span text:style-name="T64"><text:tab/></text:span><text:span text:style-name="T44">Then was Jesus led up of the Spirit into the wilderness to be tempted of the devil. And when he had fasted forty days and forty nights, he was afterward an hungred. And when the tempter came to him, he said, If thou be the Son of God, command that these stones be made bread. But he answered and said, </text:span><text:span text:style-name="T72">It is written, Man shall not live by bread alone, but by every word that proceedeth out of the mouth of God</text:span><text:span text:style-name="T44">. Then the devil taketh him up into the holy city, and setteth him on a pinnacle of the temple, And saith unto him, If thou be the Son of God, cast thyself down: for it is written, He shall give his angels charge concerning thee: and in </text:span><text:span text:style-name="T41">their</text:span><text:span text:style-name="T44"> hands they shall bear thee up, lest at any time thou dash thy foot against a </text:span><text:soft-page-break/><text:span text:style-name="T44">stone. Jesus said unto him, </text:span><text:span text:style-name="T72">It is written again, Thou shalt not tempt the Lord thy God</text:span><text:span text:style-name="T44">. Again, the devil taketh him up into an exceeding high mountain, </text:span><text:span text:style-name="T44">and sheweth him all the kingdoms of the world, and the glory of them; And saith unto him, All these things will I give thee, if thou wilt fall down and worship me. Then saith Jesus unto him, </text:span><text:span text:style-name="T72">Get thee hence, Satan: </text:span><text:span text:style-name="T72">for it is </text:span><text:span text:style-name="T72">written, Thou shalt worship the Lord thy God, and him only shalt thou serve</text:span><text:span text:style-name="T44">. Then the devil leaveth him, and, behold, angels came and ministered unto him.</text:span><text:span text:style-name="T64"> </text:span><text:span text:style-name="T66">Glory be to God forever.</text:span></text:p>
      </text:section>
      <text:p text:style-name="P31"/>
      <text:p text:style-name="P60">The Evening Office of the</text:p>
      <text:p text:style-name="P60">Second Sunday of Lent</text:p>
      <text:p text:style-name="P49"/>
      <text:p text:style-name="P23">The Gospel</text:p>
      <text:p text:style-name="P40">Psalm 40:1</text:p>
      <text:p text:style-name="P48"><text:tab/>A Psalm of David.</text:p>
      <text:p text:style-name="P37"><text:span text:style-name="T8"><text:tab/></text:span><text:span text:style-name="T48">Blessed is he who understands concerning the poor and the needy; in the </text:span><text:span text:style-name="T50">evil day the Lord will deliver him.</text:span><text:span text:style-name="T89"> </text:span><text:span text:style-name="T8">Alleluia.</text:span></text:p>
      <text:p text:style-name="P39"/>
      <text:p text:style-name="P40">Luke 4:1-13</text:p>
      <text:p text:style-name="P41"><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362">
        <text:p text:style-name="P73"><text:span text:style-name="T12"><text:tab/></text:span><text:span text:style-name="T44">And Jesus being full of the Holy Ghost returned from Jordan, and was led by the Spirit into the wilderness, Being forty days tempted of the devil. And in those days he did eat nothing: and when they were ended, he afterward hungered. And the devil said unto him, If thou be the Son of God, command this stone that it be made bread. And Jesus answered him, saying, </text:span><text:span text:style-name="T72">It is written, That man shall not live by bread alone, but by every word of God.</text:span><text:span text:style-name="T44"> And the devil, taking him up into an high mountain, shewed unto him all the kingdoms of the world in a moment of time. And the devil said unto him, All this power will I give thee, and the glory of them: for that is delivered unto me; and to whomsoever I will I give it. If thou therefore wilt worship me, all shall be thine. And Jesus answered and said unto him, </text:span><text:span text:style-name="T72">Get thee behind me, Satan: for it is written, Thou shalt worship the Lord thy God, and him only shalt thou serve.</text:span><text:span text:style-name="T44"> And he brought him to Jerusalem, and set him on a pinnacle of the temple, and said unto him, If thou be the Son of God, cast thyself down from hence: For it is written, He shall give his angels charge over thee, to keep thee: And in </text:span><text:span text:style-name="T41">their</text:span><text:span text:style-name="T44"> hands they </text:span><text:soft-page-break/><text:span text:style-name="T44">shall bear thee up, lest at any time thou dash thy foot against a stone. And Jesus answering said unto him, </text:span><text:span text:style-name="T72">It is said, Thou shalt not tempt the Lord </text:span><text:span text:style-name="T72">thy God.</text:span><text:span text:style-name="T44"> And when the devil had ended all the temptation, he departed from him for a season.</text:span><text:span text:style-name="T14"> </text:span><text:span text:style-name="T15">Glory be to God forever.</text:span></text:p>
      </text:section>
      <text:p text:style-name="P25"/>
      <text:p text:style-name="P60">Monday of the Third Week of Lent</text:p>
      <text:p text:style-name="P49"/>
      <text:p text:style-name="P23">The Matins Prophecies</text:p>
      <text:p text:style-name="P40">Proverbs 1:20-33</text:p>
      <text:p text:style-name="P41"><text:tab/><text:span text:style-name="T8">From the book of the Proverbs of Solomon the King. His blessing be upon us. Amen.</text:span></text:p>
      <text:section text:style-name="Sect1" text:name="Section109">
        <text:p text:style-name="P73"><text:span text:style-name="T20"><text:tab/></text:span><text:span text:style-name="T44">Wisdom sings aloud in passages, and in the broad places speaks boldly. And she makes proclamation on the top of the walls, and sits by the gates of princes; and at the gates of the city boldly says, So long as the simple cleave to justice, they shall not be ashamed: but the foolish being lovers of haughtiness, having become ungodly have hated knowledge, and are become subject to reproofs. Behold, I will bring forth to you the utterance of my breath, and I will instruct you in my speech. Since I called, and ye did not hearken; and I spoke at length, and ye gave no heed; but ye set at nought my counsels, and disregarded my reproofs; therefore I </text:span><text:span text:style-name="T44">also will laugh at your destruction; and I will rejoice against </text:span><text:span text:style-name="T41">you</text:span><text:span text:style-name="T44"> when ruin comes upon you: yea when dismay suddenly comes upon you, and </text:span><text:span text:style-name="T41">your</text:span><text:span text:style-name="T44"> overthrow shall arrive like a tempest; and when tribulation and distress shall come upon you, or when ruin shall come upon you. For it shall be that when ye call upon me, I will not hearken to you: wicked men shall seek me, but shall not find </text:span><text:span text:style-name="T41">me</text:span><text:span text:style-name="T44">. For they hated wisdom, and did not choose the word of the Lord: neither </text:span><text:span text:style-name="T44">would they attend to my counsels, but derided my reproofs. Therefore shall they eat the fruits of their own way, and shall be filled with their own ungodliness. For because they wronged the simple, they shall be slain; and an inquisition shall ruin the ungodly. But he that hearkens to me shall dwell in </text:span><text:span text:style-name="T44">confidence, and shall rest securely from all evil.</text:span><text:span text:style-name="T79"> </text:span><text:span text:style-name="T81">Glory be to the Holy Trinity.</text:span></text:p>
      </text:section>
      <text:p text:style-name="P53"/>
      <text:p text:style-name="P40">Isaiah 8:13-9:7</text:p>
      <text:p text:style-name="P41"><text:tab/><text:span text:style-name="T8">From the book of Isaiah the prophet. His blessing be upon us. Amen.</text:span></text:p>
      <text:section text:style-name="Sect1" text:name="Section339">
        <text:p text:style-name="P98"><text:span text:style-name="T20"><text:tab/></text:span><text:span text:style-name="T44">Sanctify ye the Lord himself; and he shall be thy fear. And if thou shalt trust in him, he shall be to thee for a sanctuary; and ye shall not come against </text:span><text:span text:style-name="T41">him</text:span><text:span text:style-name="T44"> as against a stumbling-stone, neither as against the falling of a rock: but the houses of Jacob are in a </text:span><text:soft-page-break/><text:span text:style-name="T44">snare, and the dwellers in Jerusalem in a pit. Therefore many among them shall be weak, and fall, and be crushed; and they shall draw nigh, and men shall be taken securely.</text:span></text:p>
        <text:p text:style-name="P73"><text:span text:style-name="T44"><text:tab/>Then shall those who seal themselves that they may not learn the law be made manifest. And </text:span><text:span text:style-name="T41">one</text:span><text:span text:style-name="T44"> shall say, I will wait for God, who has turned away his face from the house of Jacob, and I will trust in him. Behold I and the children which God has given me: and they shall be </text:span><text:span text:style-name="T41">for</text:span><text:span text:style-name="T44"> signs and wonders in the house of Israel from the Lord of hosts, who dwells in mount Sion. And if they should say to you, Seek those who have in them a divining spirit, and them that speak out of the earth, them that speak vain words, who speak out of their belly: shall not a nation diligently seek to their God? why do they seek to the dead concerning the living? For he has given the law for a help, that they should not speak according to this word, concerning which there are no gifts to give for it. And famine shall come sorely upon you, and it shall come to pass, </text:span><text:span text:style-name="T41">that</text:span><text:span text:style-name="T44"> when ye shall be hungry, ye shall be grieved, and ye shall speak ill of the prince and your fathers’ ordinances: and they shall look up to heaven above, and they shall look on the earth below, and behold severe distress, and darkness, affliction, and anguish, and darkness so that </text:span><text:span text:style-name="T41">one cannot</text:span><text:span text:style-name="T44"> see; and he that is in anguish shall not be distressed only for a time. Drink this first. Act quickly, O land of Zabulon, land of Nephthalim, and the rest </text:span><text:span text:style-name="T41">inhabiting</text:span><text:span text:style-name="T44"> the sea-coast, and </text:span><text:span text:style-name="T41">the land</text:span><text:span text:style-name="T44"> beyond Jordan, Galilee of the Gentiles. O people walking in darkness, behold a great light: ye that dwell in the region </text:span><text:span text:style-name="T41">and</text:span><text:span text:style-name="T44"> shadow of death, a light shall shine upon you. The multitude of the people which thou hast brought down in thy joy, they shall even rejoice before thee as they that rejoice in harvest, and as they that divide the spoil. Because the yoke that was laid upon them has been taken away, and the rod that was on their neck: for he has broken the rod of the exactors, as in the day of Madiam. For they shall compensate for every garment that has been acquired by deceit, and </text:span><text:span text:style-name="T41">all</text:span><text:span text:style-name="T44"> raiment with restitution; and they shall be willing, </text:span><text:span text:style-name="T41">even</text:span><text:span text:style-name="T44"> if they were burnt with fire. For a child is born to us, and a son is given to us, whose government is upon his shoulder: and his name is called the Messenger of great counsel: for I will bring peace upon the princes, and health to him. His government shall be great, and of his peace there is no end: </text:span><text:span text:style-name="T41">it shall be</text:span><text:span text:style-name="T44"> upon the throne of David, and </text:span><text:span text:style-name="T41">upon</text:span><text:span text:style-name="T44"> his kingdom, to establish it, and to support </text:span><text:span text:style-name="T41">it</text:span><text:span text:style-name="T44"> with judgement and with righteousness, from henceforth and forever. The zeal of the Lord of hosts shall perform this.</text:span><text:span text:style-name="T79"> </text:span><text:span text:style-name="T81">Glory be to the Holy Trinity.</text:span></text:p>
      </text:section>
      <text:p text:style-name="P23"><text:soft-page-break/>The Matins Gospel</text:p>
      <text:p text:style-name="P34">Psalm 31:1,2</text:p>
      <text:p text:style-name="P35"><text:tab/><text:span text:style-name="T8">A Psalm of David.</text:span></text:p>
      <text:p text:style-name="P36"><text:tab/><text:span text:style-name="T6">Blessed are they whose iniquities are forgiven and whose sins are covered. Blessed is the man to whom the Lord imputeth no sin. </text:span><text:span text:style-name="T8">Alleluia.</text:span></text:p>
      <text:p text:style-name="P39"/>
      <text:p text:style-name="P40">Luke 19:11-28a</text:p>
      <text:p text:style-name="P41"><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20">
        <text:p text:style-name="P98"><text:span text:style-name="T12"><text:tab/></text:span><text:span text:style-name="T44">And as they heard these things, he added and spake a parable, because he was nigh to Jerusalem, and because they thought that the kingdom of God should immediately appear. He said therefore, </text:span><text:span text:style-name="T72">A certain nobleman went into a far country to receive for himself a kingdom, and to return.</text:span><text:span text:style-name="T44"> </text:span><text:span text:style-name="T72">And he called his ten servants, and delivered them ten pounds, and said unto them, Occupy till I come.</text:span><text:span text:style-name="T44"> </text:span><text:span text:style-name="T72">But his citizens hated him, and sent a message after him, saying, We will not have this </text:span><text:span text:style-name="T75">man</text:span><text:span text:style-name="T72"> to reign over us.</text:span><text:span text:style-name="T44"> </text:span><text:span text:style-name="T72">And it came to pass, that when he was returned, having received the kingdom, then he commanded these servants to be called unto him, to </text:span><text:span text:style-name="T72">whom he had given the money, that he might know how much every man had gained by trading.</text:span><text:span text:style-name="T44"> </text:span><text:span text:style-name="T72">Then came the first, saying, Lord, thy pound hath gained ten pounds.</text:span><text:span text:style-name="T44"> </text:span><text:span text:style-name="T72">And he said unto him, Well, thou good servant: because thou hast been faithful in a very little, have thou authority over ten cities.</text:span><text:span text:style-name="T44"> </text:span><text:span text:style-name="T72">And the second came, saying, Lord, thy pound hath gained five pounds.</text:span><text:span text:style-name="T44"> </text:span><text:span text:style-name="T72">And he said likewise to him, Be thou also over five cities.</text:span><text:span text:style-name="T44"> </text:span><text:span text:style-name="T72">And another came, saying, Lord, behold, </text:span><text:span text:style-name="T75">here is</text:span><text:span text:style-name="T72"> thy pound, which I have kept laid up in a </text:span><text:span text:style-name="T72">napkin:</text:span><text:span text:style-name="T44"> </text:span><text:span text:style-name="T72">For I feared thee, because thou art an austere man: thou takest up that thou layedst not down, and reapest that thou didst not sow.</text:span><text:span text:style-name="T44"> </text:span><text:span text:style-name="T72">And he saith unto him, Out of thine own mouth will I judge thee, </text:span><text:span text:style-name="T75">thou</text:span><text:span text:style-name="T72"> wicked servant. Thou knewest that I was an austere man, taking up that I laid not down, and reaping that I did not sow:</text:span><text:span text:style-name="T44"> </text:span><text:span text:style-name="T72">Wherefore then gavest not thou my money into the bank, that at my coming I might have required mine own with usury?</text:span><text:span text:style-name="T44"> </text:span><text:span text:style-name="T72">And he said unto them that stood by, Take from him the pound, and give </text:span><text:span text:style-name="T75">it</text:span><text:span text:style-name="T72"> to him that hath ten pounds.</text:span><text:span text:style-name="T44"> </text:span><text:span text:style-name="T72">(And they said unto him, Lord, he hath ten pounds.)</text:span><text:span text:style-name="T44"> </text:span><text:span text:style-name="T72">For I say unto you, That unto every one which hath shall be given; and from him that hath not, even that he hath shall be </text:span><text:span text:style-name="T72">taken away from him.</text:span><text:span text:style-name="T44"> </text:span><text:span text:style-name="T72">But those mine enemies, which would not that I should reign over them, bring hither, and slay </text:span><text:span text:style-name="T75">them</text:span><text:span text:style-name="T72"> before me.</text:span></text:p>
        <text:p text:style-name="P97"><text:soft-page-break/><text:span text:style-name="T44"><text:tab/>And when he had thus spoken, he went before, ascending up to Jerusalem. </text:span><text:span text:style-name="T28">Glory be to God forever.</text:span></text:p>
      </text:section>
      <text:p text:style-name="P24"/>
      <text:p text:style-name="P28">The Liturgy</text:p>
      <text:p text:style-name="P39"/>
      <text:p text:style-name="P29">The Pauline Epistle</text:p>
      <text:p text:style-name="P40">1 Corinthians 5:9-6:5</text:p>
      <text:p text:style-name="P41"><text:tab/><text:span text:style-name="T8">A chapter from the First Epistle of our teacher Paul to the Corinthians. His blessing be upon us. Amen.</text:span></text:p>
      <text:section text:style-name="Sect1" text:name="Section121">
        <text:p text:style-name="P79"><text:span text:style-name="T63"><text:tab/></text:span><text:span text:style-name="T40">I wrote unto you in an epistle not to company with fornicators: Yet not altogether with the fornicators of this world, or with the covetous, or extortioners, or with idolaters; for then must ye needs go out of the world. But now I have written unto you not to keep company, if any man that is called a brother be a fornicator, or covetous, or an idolater, or a railer, or a drunkard, or an extortioner; with such an one no not to eat. For what have I to do to judge them also that are without? do not ye judge them that are within? </text:span><text:span text:style-name="T40">But them that are without God judgeth. Therefore put away from among yourselves that wicked person.</text:span></text:p>
        <text:p text:style-name="P84"><text:tab/>Dare any of you, having a matter against another, go to law before the unjust, and not before the saints? Do ye not know that the saints shall judge the world? and if the world shall be judged by you, are ye unworthy to judge the smallest matters? Know ye not that we shall judge angels? how much more things that pertain to this life? If then ye have judgments of things pertaining to this life, set them to judge who are least esteemed in the church. I speak to your shame. Is it so, that there is not a wise man among you? no, not one that shall be able to judge between his brethren?</text:p>
      </text:section>
      <text:p text:style-name="P49">The grace of God the Father be with you all. Amen.</text:p>
      <text:p text:style-name="P39"/>
      <text:p text:style-name="P29">The Catholic Epistle</text:p>
      <text:p text:style-name="P40">1 Peter 1:2-12</text:p>
      <text:p text:style-name="P41"><text:tab/><text:span text:style-name="T8">The Catholic Epistle from the First Epistle of our teacher Peter. His Blessing be upon us. Amen.</text:span></text:p>
      <text:section text:style-name="Sect1" text:name="Section122">
        <text:p text:style-name="P79"><text:tab/><text:span text:style-name="T40">Blessed </text:span><text:span text:style-name="T41">be</text:span><text:span text:style-name="T44"> the God and Father of our Lord Jesus Christ, which according to his abundant mercy hath begotten us again unto a lively hope by the resurrection of Jesus Christ from the dead, To an inheritance incorruptible, and undefiled, and that fadeth not away, reserved in heaven for you, Who are kept by the power of God through faith unto salvation ready to be revealed in the last time.</text:span></text:p>
        <text:p text:style-name="P73"><text:span text:style-name="T44"><text:tab/>Wherein ye greatly rejoice, though now for a season, if need be, ye are in heaviness through manifold </text:span><text:soft-page-break/><text:span text:style-name="T44">temptations: That the trial of your faith, being much more precious than </text:span><text:span text:style-name="T44">of gold that perisheth, though it be tried with fire, might be found unto </text:span><text:span text:style-name="T44">praise and honour and glory at the appearing of Jesus Christ: Whom having not seen, ye love; in whom, though now ye see </text:span><text:span text:style-name="T41">him</text:span><text:span text:style-name="T44"> not, yet believing, ye rejoice with joy unspeakable and full of glory: </text:span><text:span text:style-name="T44">Receiving the end of your faith, </text:span><text:span text:style-name="T41">even</text:span><text:span text:style-name="T44"> the salvation of </text:span><text:span text:style-name="T41">your</text:span><text:span text:style-name="T44"> souls.</text:span></text:p>
        <text:p text:style-name="P73"><text:span text:style-name="T44"><text:tab/>Of which salvation the prophets have enquired and searched diligently, who prophesied of the grace </text:span><text:span text:style-name="T41">that should come</text:span><text:span text:style-name="T44"> unto you: Searching what, or what manner of time the Spirit of Christ which was in them did signify, when it testified beforehand the sufferings of Christ, and the glory that should follow. </text:span><text:span text:style-name="T44">Unto whom it was revealed, that not unto themselves, but unto us they did minister the things, which are now reported unto you by them that have preached the gospel unto you with the Holy Ghost sent down from heaven; which things the angels desire to look into.</text:span></text:p>
      </text:section>
      <text:p text:style-name="P41"><text:tab/><text:span text:style-name="T8">Do not love the world, nor the things which are in the world. The world shall pass away and all its desires; but he who does the will of God shall abide forever. Amen.</text:span></text:p>
      <text:p text:style-name="P39"/>
      <text:p text:style-name="P29">The Praxis</text:p>
      <text:p text:style-name="P40">Acts 17:10-14</text:p>
      <text:p text:style-name="P41"><text:tab/><text:span text:style-name="T8">A chapter from the Acts of our fathers the pure Apostles, who were invested with the grace of the Holy Spirit. Their blessing be with us all. Amen.</text:span></text:p>
      <text:section text:style-name="Sect1" text:name="Section123">
        <text:p text:style-name="P79"><text:span text:style-name="T64"><text:tab/></text:span><text:span text:style-name="T40">And the brethren immediately sent away Paul and Silas by night unto Berea: who coming </text:span><text:span text:style-name="T41">thither</text:span><text:span text:style-name="T44"> went into the synagogue of the Jews. These </text:span><text:span text:style-name="T44">were more noble than those in Thessalonica, in that they received the word with all readiness of mind, and searched the scriptures daily, whether those things were so. Therefore many of them believed; also of honourable women which were Greeks, and of men, not a few. But when the Jews of Thessalonica had knowledge that the word of God was preached of Paul at Berea, they came thither also, and stirred up the people. </text:span><text:span text:style-name="T44">And then immediately the brethren sent away Paul to go as it were to the sea: but Silas and Timotheus abode there still.</text:span></text:p>
      </text:section>
      <text:p text:style-name="P39"><text:tab/><text:span text:style-name="T8">The word of the Lord abides in this church and in every church. Amen.</text:span></text:p>
      <text:p text:style-name="P39"/>
      <text:p text:style-name="P29">The Gospel</text:p>
      <text:p text:style-name="P40">Psalm 31:5,6</text:p>
      <text:p text:style-name="P52"><text:tab/>A Psalm of David.</text:p>
      <text:p text:style-name="P52"><text:tab/><text:span text:style-name="T5">My iniquity have I acknowledged and my sin have I not hid. I said: I will confess my iniquities before the Lord and Thou forgavest the ungodliness of my heart. </text:span>Alleluia.</text:p>
      <text:p text:style-name="P40"><text:soft-page-break/>Luke 11:33-36</text:p>
      <text:p text:style-name="P4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24">
        <text:p text:style-name="P73"><text:span text:style-name="T64"><text:tab/></text:span><text:span text:style-name="T72">No man, when he hath lighted a candle, putteth </text:span><text:span text:style-name="T75">it</text:span><text:span text:style-name="T72"> in a secret place, neither under a bushel, but on a candlestick, that they which come in may see the light.</text:span><text:span text:style-name="T44"> </text:span><text:span text:style-name="T72">The light of the body is the eye: therefore when thine eye is single, thy whole body also is full of light; but when </text:span><text:span text:style-name="T75">thine eye</text:span><text:span text:style-name="T72"> is evil, </text:span><text:span text:style-name="T72">thy body also </text:span><text:span text:style-name="T75">is</text:span><text:span text:style-name="T72"> full of darkness.</text:span><text:span text:style-name="T44"> </text:span><text:span text:style-name="T72">Take heed therefore that the light which is in thee be not darkness.</text:span><text:span text:style-name="T44"> </text:span><text:span text:style-name="T72">If thy whole body therefore </text:span><text:span text:style-name="T75">be</text:span><text:span text:style-name="T72"> full of light, having no part dark, the whole shall be full of light, as when the bright shining of a candle doth give thee light.</text:span><text:span text:style-name="T13"> </text:span><text:span text:style-name="T66">Glory be to God forever.</text:span></text:p>
      </text:section>
      <text:p text:style-name="P31"/>
      <text:p text:style-name="P60">Tuesday of the Third Week of Lent</text:p>
      <text:p text:style-name="P49"/>
      <text:p text:style-name="P23">The Matins Prophecies</text:p>
      <text:p text:style-name="P40">Proverbs 2:1-15</text:p>
      <text:p text:style-name="P41"><text:tab/><text:span text:style-name="T8">From the book of the Proverbs of Solomon the King. His blessing be upon us. Amen.</text:span></text:p>
      <text:section text:style-name="Sect1" text:name="Section125">
        <text:p text:style-name="P73"><text:span text:style-name="T20"><text:tab/></text:span><text:span text:style-name="T41">My</text:span><text:span text:style-name="T44"> son, if thou wilt receive the utterance of my commandment, and hide it with thee; thine ear shall hearken to wisdom; thou shalt also apply thine heart to understanding, and shalt apply it to the instruction of thy son. For it thou shalt call to wisdom, and utter thy voice for understanding; and if thou shalt seek it as silver, and search diligently for it </text:span><text:span text:style-name="T44">as for treasures; then shalt thou understand the fear of the Lord, and find the knowledge of God. For the Lord gives wisdom; and from his presence </text:span><text:span text:style-name="T41">come</text:span><text:span text:style-name="T44"> knowledge and understanding, and he treasures up salvation for them that walk uprightly: he will protect their way; that he may guard the righteous ways: and he will preserve the way of them that fear him. Then shalt thou understand righteousness, and judgement; and shalt direct all thy course aright.</text:span></text:p>
        <text:p text:style-name="P73"><text:span text:style-name="T44"><text:tab/>For if wisdom shall come into thine understanding, and discernment shall seem pleasing to thy soul, good counsel shall guard thee, and holy understanding shall keep thee; to </text:span><text:span text:style-name="T44">deliver thee from the evil way, and from the man that speaks nothing faithfully. Alas </text:span><text:span text:style-name="T41">for those</text:span><text:span text:style-name="T44"> who forsake right paths, to walk in ways of darkness; who rejoice in evils, and delight in wicked perverseness; whose paths are crooked, and their courses winding.</text:span><text:span text:style-name="T79"> </text:span><text:span text:style-name="T81">Glory be to the Holy Trinity.</text:span></text:p>
      </text:section>
      <text:p text:style-name="P53"/>
      <text:p text:style-name="P40"/>
      <text:p text:style-name="P8">Isaiah 10:12-20</text:p>
      <text:p text:style-name="P41"><text:tab/><text:span text:style-name="T8">From the book of Isaiah the prophet. His blessing be upon us. Amen.</text:span></text:p>
      <text:section text:style-name="Sect1" text:name="Section340">
        <text:p text:style-name="P73"><text:span text:style-name="T20"><text:tab/></text:span><text:span text:style-name="T44">And it shall come to pass, when the Lord shall have finished doing all things on Mount Sion and Jerusalem, </text:span><text:span text:style-name="T41">that</text:span><text:span text:style-name="T44"> I will visit upon the proud heart, </text:span><text:span text:style-name="T41">even</text:span><text:span text:style-name="T44"> upon the ruler of the Assyrians, </text:span><text:span text:style-name="T44">and upon the boastful haughtiness of his eyes. For he said, I will act in strength, and in the wisdom of </text:span><text:span text:style-name="T41">my</text:span><text:span text:style-name="T44"> understanding I will remove the boundaries of nations, and will spoil their strength. And I will shake the inhabited cities: and I will take with my hand all the world as a nest: and I </text:span><text:span text:style-name="T44">will even take them as eggs that have been left; and there is none that shall escape me, or contradict me. Shall the axe glorify itself without him that hews with it? or shall the saw lift up itself without him that uses it, as if one should lift a rod or staff? but it shall not be so; but the Lord of hosts shall send dishonour upon thine honour, and burning fire shall be kindled upon thy glory. And the light of Israel shall be for a fire, and he shall sanctify him with burning fire, and it shall devour the wood as grass. In that day the mountains shall be consumed, and the </text:span><text:span text:style-name="T44">hills, and the forests, and </text:span><text:span text:style-name="T41">fire</text:span><text:span text:style-name="T44"> shall devour </text:span><text:span text:style-name="T41">both</text:span><text:span text:style-name="T44"> soul and body: and he that flees shall be as one fleeing from burning flame. </text:span><text:span text:style-name="T44">And they that are left of them shall be a </text:span><text:span text:style-name="T41">small</text:span><text:span text:style-name="T44"> number, and a child shall write them.</text:span></text:p>
        <text:p text:style-name="P73"><text:span text:style-name="T44"><text:tab/>And it shall come to pass in that day </text:span><text:span text:style-name="T41">that</text:span><text:span text:style-name="T44"> the remnant of Israel shall no more join themselves with, and the saved of Jacob shall no more trust in, them that injured them; but they shall trust in the Holy God of Israel, in truth.</text:span><text:span text:style-name="T55"> </text:span><text:span text:style-name="T81">Glory be to the Holy Trinity.</text:span></text:p>
      </text:section>
      <text:p text:style-name="P53"/>
      <text:p text:style-name="P23">The Matins Gospel</text:p>
      <text:p text:style-name="P34">Psalm 31:11</text:p>
      <text:p text:style-name="P35"><text:tab/><text:span text:style-name="T8">A Psalm of David.</text:span></text:p>
      <text:p text:style-name="P36"><text:tab/><text:span text:style-name="T6">Many are the scourges of the sinners but mercy shall surround him that hopeth in the Lord.</text:span> <text:span text:style-name="T8">Alleluia.</text:span></text:p>
      <text:p text:style-name="P39"/>
      <text:p text:style-name="P40">Luke 12:54-59</text:p>
      <text:p text:style-name="P41"><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26">
        <text:p text:style-name="P73"><text:span text:style-name="T12"><text:tab/></text:span><text:span text:style-name="T40">And he said also to the people, </text:span><text:span text:style-name="T74">When ye see a cloud rise out of the west, straightway ye say, There cometh a shower; and so it is.</text:span><text:span text:style-name="T40"> </text:span><text:span text:style-name="T74">And when </text:span><text:span text:style-name="T75">ye see</text:span><text:span text:style-name="T72"> the south wind blow, ye say, There will be heat; and it cometh to pass.</text:span><text:span text:style-name="T44"> </text:span><text:span text:style-name="T75">Ye</text:span><text:span text:style-name="T72"> hypocrites, ye can discern the face of the sky and of the earth; but how is it that ye do not discern this time?</text:span><text:span text:style-name="T44"> </text:span><text:span text:style-name="T72">Yea, and why even of yourselves judge ye not what is right?</text:span><text:span text:style-name="T44"> </text:span><text:span text:style-name="T72">When thou goest with thine adversary </text:span><text:soft-page-break/><text:span text:style-name="T72">to the magistrate, </text:span><text:span text:style-name="T75">as thou art</text:span><text:span text:style-name="T72"> in the way, give diligence that thou mayest be delivered from him; lest he hale thee to the judge, and the judge deliver thee to the officer, and the officer cast thee into prison.</text:span><text:span text:style-name="T44"> </text:span><text:span text:style-name="T72">I tell thee, </text:span><text:span text:style-name="T72">thou shalt not depart thence, till thou hast paid the very last mite.</text:span><text:span text:style-name="T64"> </text:span><text:span text:style-name="T66">Glory be to God forever.</text:span></text:p>
      </text:section>
      <text:p text:style-name="P24"/>
      <text:p text:style-name="P28">The Liturgy</text:p>
      <text:p text:style-name="P39"/>
      <text:p text:style-name="P29">The Pauline Epistle</text:p>
      <text:p text:style-name="P40">Romans 4:1-8</text:p>
      <text:p text:style-name="P41"><text:tab/><text:span text:style-name="T8">A chapter from the Epistle of our teacher Paul to the Romans. His blessing be upon us. Amen.</text:span></text:p>
      <text:section text:style-name="Sect1" text:name="Section127">
        <text:p text:style-name="P79"><text:span text:style-name="T63"><text:tab/></text:span><text:span text:style-name="T40">What shall we say then that Abraham our father, as pertaining to the flesh, hath found? For if Abraham were justified by works, he hath </text:span><text:span text:style-name="T41">whereof</text:span><text:span text:style-name="T44"> to glory; but not before God. For what saith the scripture? Abraham believed God, and it was counted unto him for righteousness. Now to him </text:span><text:span text:style-name="T44">that worketh is the reward not reckoned of grace, but of debt. But to him that worketh not, but believeth on him that justifieth the ungodly, his faith is counted for righteousness. Even as David also describeth the blessedness of the man, unto whom God imputeth righteousness without works, </text:span><text:span text:style-name="T41">Saying</text:span><text:span text:style-name="T44">, Blessed </text:span><text:span text:style-name="T41">are</text:span><text:span text:style-name="T44"> they whose iniquities are forgiven, and whose sins are covered. Blessed </text:span><text:span text:style-name="T41">is</text:span><text:span text:style-name="T44"> the man to whom the Lord will not impute sin.</text:span></text:p>
      </text:section>
      <text:p text:style-name="P49">The grace of God the Father be with you all. Amen.</text:p>
      <text:p text:style-name="P39"/>
      <text:p text:style-name="P29">The Catholic Epistle</text:p>
      <text:p text:style-name="P40">1 John 2:1-11</text:p>
      <text:p text:style-name="P41"><text:tab/><text:span text:style-name="T8">The Catholic Epistle from the First Epistle of our teacher John. His Blessing be upon us. Amen.</text:span></text:p>
      <text:section text:style-name="Sect1" text:name="Section128">
        <text:p text:style-name="P100"><text:span text:style-name="T65"><text:tab/></text:span><text:span text:style-name="T40">My little children, these things write I unto you, that ye sin not. And if any man sin, we have an advocate with the Father, Jesus Christ the righteous: </text:span><text:span text:style-name="T40">And he is the propitiation for our sins: and not for ours only, but also for </text:span><text:span text:style-name="T41">the sins of</text:span><text:span text:style-name="T44"> the whole world.</text:span></text:p>
        <text:p text:style-name="P74"><text:span text:style-name="T44"><text:tab/>And hereby we do know that we know him, if we keep his commandments. He that saith, I know him, and keepeth not his commandments, is a liar, and the truth is not in him. But whoso keepeth his word, in him verily is the love of God perfected: hereby know we that we are in him. </text:span><text:span text:style-name="T44">He that saith he abideth in him ought himself also so to walk, even as he walked.</text:span></text:p>
        <text:p text:style-name="P74"><text:span text:style-name="T44"><text:tab/>Brethren, I write no new commandment unto you, but an old commandment which ye had from the beginning. The old commandment is the word which ye have heard from the beginning. Again, a new commandment I write unto you, which thing is true in him and in you: because the darkness is past, and the </text:span><text:soft-page-break/><text:span text:style-name="T44">true light now shineth. He that saith he is in the light, and hateth his brother, is in darkness even until now. </text:span><text:span text:style-name="T44">He that loveth his brother abideth in the light, and there is none occasion of </text:span><text:span text:style-name="T44">stumbling in him. </text:span><text:span text:style-name="T44">But he that hateth his brother is in darkness, and walketh in darkness, and knoweth not whither he goeth, because that darkness hath blinded his eyes.</text:span></text:p>
      </text:section>
      <text:p text:style-name="P41"><text:tab/><text:span text:style-name="T8">Do not love the world, nor the things which are in the world. The world shall pass away and all its desires; but he who does the will of God shall abide forever. Amen.</text:span></text:p>
      <text:p text:style-name="P39"/>
      <text:p text:style-name="P29">The Praxis</text:p>
      <text:p text:style-name="P40">Acts 27:9-12</text:p>
      <text:p text:style-name="P41"><text:tab/><text:span text:style-name="T8">A chapter from the Acts of our fathers the pure Apostles, who were invested with the grace of the Holy Spirit. Their blessing be with us all. Amen.</text:span></text:p>
      <text:section text:style-name="Sect1" text:name="Section129">
        <text:p text:style-name="P79"><text:span text:style-name="T64"><text:tab/></text:span><text:span text:style-name="T40">Now when much time was spent, and when sailing was now dangerous, because the fast was now already past, Paul admonished </text:span><text:span text:style-name="T41">them</text:span><text:span text:style-name="T44">, And said unto them, Sirs, I perceive that this voyage will be with hurt and </text:span><text:span text:style-name="T44">much damage, not only of the lading and ship, but also of our lives. </text:span><text:span text:style-name="T44">Nevertheless the centurion believed the master and the owner of the ship, more than those things which were spoken by Paul.</text:span></text:p>
        <text:p text:style-name="P73"><text:span text:style-name="T44"><text:tab/>And because the haven was not commodious to winter in, the more part advised to depart thence also, if by any means they might attain to Phenice, </text:span><text:span text:style-name="T41">and there</text:span><text:span text:style-name="T44"> to winter; </text:span><text:span text:style-name="T41">which is</text:span><text:span text:style-name="T44"> an haven of Crete, and lieth toward the south west and north west.</text:span></text:p>
      </text:section>
      <text:p text:style-name="P39"><text:tab/><text:span text:style-name="T8">The word of the Lord abides in this church and in every church. Amen.</text:span></text:p>
      <text:p text:style-name="P39"/>
      <text:p text:style-name="P29">The Gospel</text:p>
      <text:p text:style-name="P40">Psalm 31:2,3</text:p>
      <text:p text:style-name="P52"><text:tab/>A Psalm of David.</text:p>
      <text:p text:style-name="P52"><text:tab/><text:span text:style-name="T5">Blessed is the man unto whom the Lord imputeth no sin and in whose mouth there is no guile. Because I kept silence, my bones grew old. </text:span>Alleluia.</text:p>
      <text:p text:style-name="P39"/>
      <text:p text:style-name="P40">John 8:31-39</text:p>
      <text:p text:style-name="P4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30">
        <text:p text:style-name="P73"><text:span text:style-name="T64"><text:tab/></text:span><text:span text:style-name="T44">Then said Jesus to those Jews which believed on him, </text:span><text:span text:style-name="T72">If ye continue in my word, </text:span><text:span text:style-name="T75">then</text:span><text:span text:style-name="T72"> are ye my disciples indeed; </text:span><text:span text:style-name="T72">And ye shall know the truth, and the truth shall make you free.</text:span><text:span text:style-name="T44"> They answered him, We be Abraham’s seed, and were never in bondage to any man: how sayest thou, Ye shall be made free? Jesus answered them, </text:span><text:span text:style-name="T72">Verily, verily, I say unto you, Whosoever committeth sin is the servant of sin.</text:span><text:span text:style-name="T44"> </text:span><text:span text:style-name="T72">And the servant abideth not in the house for ever: </text:span><text:span text:style-name="T75">but</text:span><text:span text:style-name="T72"> the Son abideth ever.</text:span><text:span text:style-name="T44"> </text:span><text:span text:style-name="T72">If the Son there</text:span><text:soft-page-break/><text:span text:style-name="T72">fore shall make you free, ye shall be free indeed.</text:span><text:span text:style-name="T44"> </text:span><text:span text:style-name="T72">I know that ye are Abraham’s seed; but ye seek to kill me, because my word hath no place in you.</text:span></text:p>
        <text:p text:style-name="P73"><text:span text:style-name="T44"><text:tab/></text:span><text:span text:style-name="T72">I speak that which I have seen with my Father: and ye do that which ye have seen with your father.</text:span><text:span text:style-name="T44"> </text:span><text:span text:style-name="T44">They answered and said unto him, Abraham is our father. Jesus saith unto them, </text:span><text:span text:style-name="T72">If ye were Abraham’s children, ye would do the works of Abraham.</text:span><text:span text:style-name="T64"> </text:span><text:span text:style-name="T66">Glory be to God forever.</text:span></text:p>
      </text:section>
      <text:p text:style-name="P31"/>
      <text:p text:style-name="P60">Wednesday of the Third Week of Lent</text:p>
      <text:p text:style-name="P49"/>
      <text:p text:style-name="P23">The Matins Prophecies</text:p>
      <text:p text:style-name="P40">Exodus 4:19-6:13</text:p>
      <text:p text:style-name="P41"><text:tab/><text:span text:style-name="T8">From the book of Exodus of Moses the prophet. His blessing be upon us. Amen.</text:span></text:p>
      <text:section text:style-name="Sect1" text:name="Section131">
        <text:p text:style-name="P98"><text:span text:style-name="T20"><text:tab/></text:span><text:span text:style-name="T44">And the Lord said to Moses in Madiam, Go, depart into Egypt, for all that sought thy life are dead. And Moses took his wife and his children, and mounted them on the beasts, and returned to Egypt; and Moses took the rod </text:span><text:span text:style-name="T41">which he had</text:span><text:span text:style-name="T44"> from God in his hand. And the Lord said to Moses, When thou goest and returnest to Egypt, see—all the miracles I have charged thee with, thou shalt work before Pharao: and I will harden his heart, and he shall certainly not send away the people. And thou shalt say to Pharao, These things saith the Lord, Israel </text:span><text:span text:style-name="T41">is</text:span><text:span text:style-name="T44"> my first-born. </text:span><text:span text:style-name="T44">And I said to thee, Send away my people, that they may serve me: now if thou wilt not send them away, see, I will slay thy firstborn son.</text:span></text:p>
        <text:p text:style-name="P74"><text:span text:style-name="T44"><text:tab/>And it came to pass </text:span><text:span text:style-name="T41">that</text:span><text:span text:style-name="T44"> the angel of the Lord met him by the way in the inn, and sought to slay him. and Sepphora having taken a stone cut off the foreskin of her son, and fell at his feet and said, The blood of the circumcision of my son is staunched: and he departed from him, because she said, The blood of the circumcision of my </text:span><text:span text:style-name="T44">son is staunched. And the Lord said to Aaron, Go into the wilderness to meet Moses; and he went and met him in the mount of God, and they kissed each other. And Moses reported to Aaron all the words of the Lord, which he sent, and all the things which he charged him. And Moses and Aaron went and gathered the elders of the children of Israel. And Aaron spoke all these words, which God spoke to Moses, and wrought the miracles before the people. </text:span><text:span text:style-name="T44">and the people believed and rejoiced, because God visited the children of Israel, and because he saw their affliction: and the people bowed and worshipped.</text:span></text:p>
        <text:p text:style-name="P81"><text:soft-page-break/><text:tab/>And after this went in Moses and Aaron to Pharao, and they said to him, These things says the Lord God of Israel, Send my people away, that they may keep a feast to me in the wilderness. And Pharao said, Who is he that I should hearken to his voice, so that I should send away the children of Israel? I do not know the Lord, and I will not let Israel go.</text:p>
        <text:p text:style-name="P74"><text:span text:style-name="T44"><text:s/><text:tab/>And they say to him, The God of the Hebrews has called us to him: we will go therefore a three days’ journey into the wilderness, that we may sacrifice to the Lord our God, lest at any time death or slaughter happen to us. And the king of Egypt said to them, </text:span><text:span text:style-name="T44">Why do ye, Moses and Aaron, turn the people from their works? depart each of you to your works. And Pharao said, Behold now, the people is very numerous; let us not then give them rest from their work. And Pharao gave orders to the task-masters of the people and the accountants, saying, Ye shall no longer give straw to the people for brick-making as yesterday and the third day; but let them go themselves, and collect straw </text:span><text:span text:style-name="T44">for themselves. And thou shalt impose on them daily the rate of brick-making which they perform: thou shalt not abate anything, for they are idle; therefore have they cried, saying, Let us arise and do sacrifice to our God. </text:span><text:span text:style-name="T44">Let the works of these men be made grievous, and let them care for these things, and not care for vain words.</text:span></text:p>
        <text:p text:style-name="P74"><text:span text:style-name="T44"><text:tab/>And the taskmasters and the accountants hastened them, and they spoke to the people, saying, thus says Pharao, I </text:span><text:span text:style-name="T41">will</text:span><text:span text:style-name="T44"> give you straw no longer. Go ye, yourselves, get for yourselves straw whencesoever ye can find it, for nothing is diminished from your rate. So the people were dispersed in all the land of Egypt, to </text:span><text:span text:style-name="T44">gather stubble for straw. and the taskmasters hastened them, saying, Fulfil your regular daily tasks, even as when straw was given you. And the accountants of the race of the children of Israel, who were set over them by the masters of Pharao, were scourged, and questioned, </text:span><text:span text:style-name="T41">men</text:span><text:span text:style-name="T44"> saying, Why have ye not fulfilled your rates of </text:span><text:span text:style-name="T44">brick-work as yesterday and the third day, to-day also?</text:span></text:p>
        <text:p text:style-name="P74"><text:span text:style-name="T44"><text:tab/>And the accountants of the children of Israel went in and cried to Pharao, saying, Why dost thou act thus to thy servants? Straw is not given to thy servants, and they tell us to make brick; and behold thy servants have been scourged: thou wilt therefore injure thy people. And he said to them, Ye are idle, ye are idlers: therefore ye say, Let us go </text:span><text:span text:style-name="T41">and</text:span><text:span text:style-name="T44"> do sacrifice to our God. Now then go and work, for straw shall not be given to you, yet ye shall return the rate of bricks. And the accountants of the children of Israel saw themselves in an </text:span><text:soft-page-break/><text:span text:style-name="T44">evil plight, </text:span><text:span text:style-name="T41">men</text:span><text:span text:style-name="T44"> saying, Ye shall not fail to deliver the daily rate of the brick-making. And they met Moses and Aaron coming forth to meet them, </text:span><text:span text:style-name="T44">as they came forth from Pharao. And they said to them, The Lord look upon you and judge you, for ye have made our savour abominable before Pharao, and before his servants, to put a </text:span><text:span text:style-name="T44">sword into his hands to slay us. And Moses turned to the Lord, and said, I pray, Lord, why hast thou afflicted this people? and wherefore hast thou sent me? </text:span><text:span text:style-name="T44">For from the time that I went to Pharao to speak in thy name, he has afflicted this people, and thou hast not delivered thy people.</text:span></text:p>
        <text:p text:style-name="P74"><text:span text:style-name="T44"><text:tab/>And the Lord said to Moses, Now thou shalt see what I will do to Pharao; for he shall send them forth with a mighty hand, and with a high arm shall he cast them out of his land. And God spoke to Moses and said to him, I </text:span><text:span text:style-name="T41">am</text:span><text:span text:style-name="T44"> the Lord. And I appeared to Abraam and Isaac and Jacob, being their God, but I did not manifest to them my name Lord. And I established my covenant with them, to give them the land of the Chananites, the land wherein they sojourned, in which </text:span><text:span text:style-name="T44">also they dwelt as strangers. And I hearkened to the groaning of the children of Israel (the affliction with which the Egyptians enslave them) and I remembered the covenant with you. Go, speak to the children of Israel, saying, I </text:span><text:span text:style-name="T41">am</text:span><text:span text:style-name="T44"> the Lord; and I will lead you forth from the tyranny of the Egyptians, and I will deliver you from bondage, and I will ransom you with a high arm, and great judgment. And I will take you to me a people for myself, and will be your God; and ye shall know that I am the Lord your God, who brought you out from the tyranny of the Egyptians. And I will bring you into the land concerning which I stretched out my hand to give </text:span><text:span text:style-name="T44">it to Abraam and Isaac and Jacob, and I will give it you for an inheritance: I </text:span><text:span text:style-name="T41">am</text:span><text:span text:style-name="T44"> the Lord. </text:span><text:span text:style-name="T44">And Moses spoke thus to the sons of Israel, and they hearkened not to Moses for faint-heartedness, and for their hard tasks.</text:span></text:p>
        <text:p text:style-name="P74"><text:span text:style-name="T44"><text:tab/>And the Lord spoke to Moses, saying, Go in, speak to Pharao king of Egypt, that he send forth the children </text:span><text:span text:style-name="T44">of Israel out of his land. And Moses spoke before the Lord, saying, Behold, the children of Israel hearkened not to me, and how shall Pharao hearken to me? and I am not eloquent. And the Lord spoke to Moses and Aaron, and gave them a charge to Pharao king of Egypt, that he should send forth the children of Israel out of the land of Egypt.</text:span><text:span text:style-name="T55"> </text:span><text:span text:style-name="T81">Glory be to the Holy Trinity.</text:span></text:p>
      </text:section>
      <text:p text:style-name="P53"/>
      <text:p text:style-name="P40"/>
      <text:p text:style-name="P8">Joel 2:21-26</text:p>
      <text:p text:style-name="P41"><text:tab/><text:span text:style-name="T8">From the book of Jeol the prophet. His blessing be upon us. Amen.</text:span></text:p>
      <text:section text:style-name="Sect1" text:name="Section342">
        <text:p text:style-name="P73"><text:span text:style-name="T20"><text:tab/></text:span><text:span text:style-name="T44">Be of good courage, O land; rejoice and be glad: for the Lord has done great things. Be of good courage, ye beasts of the plain, for the plains of the wilderness have budded, for the </text:span><text:span text:style-name="T44">trees have borne their fruit, the fig tree and the vine have yielded their strength. Rejoice then and be glad, ye children of Sion, in the Lord your God: for he has given you food fully, and he will rain on you the early and </text:span><text:span text:style-name="T44">the latter rain, as before. And the floors shall be filled with corn, and the presses shall overflow with wine and oil. And I will recompense you for the years which the locust, and the caterpillar, and the palmerworm, and the cankerworm have eaten, </text:span><text:span text:style-name="T41">even</text:span><text:span text:style-name="T44"> my great army, which I sent against you. </text:span><text:span text:style-name="T44">And </text:span><text:span text:style-name="T44">ye shall eat abundantly, and be satisfied, and shall praise the name of the Lord your God </text:span><text:span text:style-name="T41">for the things</text:span><text:span text:style-name="T44"> which he has wrought wonderfully with you: and my people shall not be ashamed for ever.</text:span><text:span text:style-name="T79"> </text:span><text:span text:style-name="T81">Glory be to the Holy Trinity.</text:span></text:p>
      </text:section>
      <text:p text:style-name="P53"/>
      <text:p text:style-name="P40">Isaiah 9:9-10:4</text:p>
      <text:p text:style-name="P41"><text:tab/><text:span text:style-name="T8">From the book of Isaiah the prophet. His blessing be upon us. Amen.</text:span></text:p>
      <text:section text:style-name="Sect1" text:name="Section343">
        <text:p text:style-name="P73"><text:span text:style-name="T20"><text:tab/></text:span><text:span text:style-name="T44">And all the people of Ephraim, and they that dwelt in Samaria shall know, who say in their pride and lofty heart, The bricks are fallen down, but come, let us hew stones, and cut down sycamores and cedars, and let us build for ourselves a tower. And God shall dash down them that rise up against him on mount Sion, and shall scatter his enemies; </text:span><text:span text:style-name="T41">even</text:span><text:span text:style-name="T44"> Syria from the rising of the sun, and the Greeks from the setting of the sun, who devour Israel with open mouth. For all this </text:span><text:span text:style-name="T41">his</text:span><text:span text:style-name="T44"> anger is not turned away, but still </text:span><text:span text:style-name="T41">his</text:span><text:span text:style-name="T44"> hand is exalted. But the people turned not until they were smitten, and they sought not the Lord. So the Lord took away from Israel the head and tail, </text:span><text:span text:style-name="T44">great and small, in one day: the old man, and them that respect persons, this is the head; and the prophet teaching unlawful things, he is the tail. And they that pronounce this people blessed shall mislead them; and they mislead them that they may devour them. Therefore the Lord shall not take pleasure in their young men, neither shall he have pity on their </text:span><text:span text:style-name="T44">orphans or on their widows: for they are all transgressors and wicked, and every mouth speaks unjustly. For all this </text:span><text:span text:style-name="T41">his</text:span><text:span text:style-name="T44"> anger is not turned away, but </text:span><text:span text:style-name="T41">his</text:span><text:span text:style-name="T44"> hand is yet exalted. And iniquity shall burn as fire, and shall be devoured by fire as dry grass: and it shall burn in the thickets of the wood, and shall devour all that is round about the hills. The whole earth is set on fire because of the fierce anger of the Lord, and the people shall be as </text:span><text:soft-page-break/><text:span text:style-name="T44">men burnt by fire: no man shall pity his brother. But </text:span><text:span text:style-name="T41">one</text:span><text:span text:style-name="T44"> shall turn aside to the right hand, for he shall be hungry; and shall eat on the left, and a man shall by no means be satisfied with eating the flesh of his own arm. </text:span><text:span text:style-name="T44">For Manasses shall eat </text:span><text:span text:style-name="T41">the flesh</text:span><text:span text:style-name="T44"> of Ephraim, and Ephraim </text:span><text:span text:style-name="T41">the flesh</text:span><text:span text:style-name="T44"> of Manasses; for they shall besiege Juda </text:span><text:span text:style-name="T44">together. For all this </text:span><text:span text:style-name="T41">his</text:span><text:span text:style-name="T44"> anger is not turned away, but </text:span><text:span text:style-name="T41">his</text:span><text:span text:style-name="T44"> hand is yet exalted.</text:span></text:p>
        <text:p text:style-name="P73"><text:span text:style-name="T44"><text:tab/>Woe to them that write wickedness; for when they write they do write wickedness, perverting the </text:span><text:span text:style-name="T44">cause of the poor, violently wresting the judgement of the needy ones of my people, that the widow may be a prey to them, and the orphan a spoil. And what will they do in the day of visitation? for affliction shall come to you from afar: and to whom will ye flee for help? and where will ye leave </text:span><text:span text:style-name="T44">your glory, that ye may not fall into captivity? For all this </text:span><text:span text:style-name="T41">his</text:span><text:span text:style-name="T44"> wrath is not turned away, but </text:span><text:span text:style-name="T41">his</text:span><text:span text:style-name="T44"> hand is yet exalted.</text:span><text:span text:style-name="T79"> </text:span><text:span text:style-name="T81">Glory be to the Holy Trinity.</text:span></text:p>
      </text:section>
      <text:p text:style-name="P53"/>
      <text:p text:style-name="P40">Job 12,13,14</text:p>
      <text:p text:style-name="P41"><text:tab/><text:span text:style-name="T8">From the book of Job the righteous. His blessing be upon us. Amen.</text:span></text:p>
      <text:section text:style-name="Sect1" text:name="Section344">
        <text:p text:style-name="P98"><text:span text:style-name="T20"><text:tab/></text:span><text:span text:style-name="T44">And Job answered and said, So then ye </text:span><text:span text:style-name="T41">alone</text:span><text:span text:style-name="T44"> are men, and wisdom shall die with you? </text:span><text:span text:style-name="T41">But</text:span><text:span text:style-name="T44"> I also have a heart as well as you. For a righteous and blameless man has become a subject for mockery. For it had been ordained that he should fall under others at the appointed time, and that his houses should be spoiled by transgressors: let not however any one trust that, being evil, he shall be </text:span><text:span text:style-name="T41">held</text:span><text:span text:style-name="T44"> guiltless,</text:span></text:p>
        <text:p text:style-name="P74"><text:span text:style-name="T44"><text:tab/>even as many as provoke the Lord, as if there were indeed to be no inquisition </text:span><text:span text:style-name="T41">made</text:span><text:span text:style-name="T44"> of them. But ask now the beasts, if they may speak to thee; and the birds of the air, if they may declare to thee. Tell the earth, if it may speak to thee: and the fishes of the sea </text:span><text:span text:style-name="T44">shall explain to thee. Who then has not known in all these things, that the hand of the Lord has made them? Whereas the life of all living things is in his hand, and the breath of every man. For the ear tries words, and the palate tastes meats.</text:span></text:p>
        <text:p text:style-name="P74"><text:span text:style-name="T44"><text:tab/>In length of time is wisdom, and in long life knowledge. With him are wisdom and power, with him counsel </text:span><text:span text:style-name="T44">and understanding. If he should cast down, who will build up? if he should shut up against man, who shall open? If he should withhold the water, he will dry the earth: and if he should let it loose, he overthrows and destroys it. With him are strength and power: he has knowledge and understanding. He leads counsellors away captive, and maddens the judges of the earth. </text:span><text:soft-page-break/><text:span text:style-name="T44">He seats kings upon thrones, and girds their loins with a girdle. He sends away priests into captivity, and overthrows the mighty ones of the earth. He changes the lips of the trusty, and he knows the understanding of the elders. He pours dishonour upon princes, and heals the lowly. Revealing deep things out of darkness: and he has brought into light the shadow of death. Causing the nations </text:span><text:span text:style-name="T44">to wander, and destroying them: overthrowing the nations, and leading them </text:span><text:span text:style-name="T41">away</text:span><text:span text:style-name="T44">. Perplexing the minds of the princes of the earth: and he causes them to wander in a way, they have not known, </text:span><text:span text:style-name="T41">saying</text:span><text:span text:style-name="T44">, Let them grope </text:span><text:span text:style-name="T41">in</text:span><text:span text:style-name="T44"> </text:span><text:span text:style-name="T44">darkness, and </text:span><text:span text:style-name="T41">let there be</text:span><text:span text:style-name="T44"> no </text:span><text:span text:style-name="T44">light, and let them wander as a drunken man.</text:span></text:p>
        <text:p text:style-name="P74"><text:span text:style-name="T44"><text:tab/>Behold, mine eye has seen these things, and mine ear has heard </text:span><text:span text:style-name="T41">them</text:span><text:span text:style-name="T44">. And I know all that ye too know; and I have not less understanding than you. Nevertheless I will speak to the Lord, and I will reason before him, if he will. But ye are all bad physicians, and </text:span><text:span text:style-name="T44">healers of diseases. But would that ye were silent, and it would be wisdom to you in the end. But hear ye the reasoning of my mouth, and attend to the judgment of my lips. Do ye not speak before the Lord, and utter deceit before him? Or will ye draw back? nay do, ye yourselves be judges. For </text:span><text:span text:style-name="T41">it </text:span><text:span text:style-name="T41">were</text:span><text:span text:style-name="T44"> well if he would thoroughly search you: for though doing all things </text:span><text:span text:style-name="T41">in your power</text:span><text:span text:style-name="T44"> ye should attach yourselves to him, he will not reprove you at all the less: but if moreover ye should secretly respect persons, shall not his whirlpool sweep you round, and terror from him fall upon you? </text:span><text:span text:style-name="T44">And your glorying shall prove in the end to you like ashes, and your body </text:span><text:span text:style-name="T41">like a body</text:span><text:span text:style-name="T44"> of clay.</text:span></text:p>
        <text:p text:style-name="P74"><text:span text:style-name="T44"><text:tab/>Be silent, that I may speak, and cease from </text:span><text:span text:style-name="T41">mine</text:span><text:span text:style-name="T44"> anger, while I may take my flesh in my teeth, and put my life in my hand. Though the Mighty One should lay hand upon me, forasmuch as he has begun, verily I will speak, and plead before him. And this shall turn to me for salvation; for </text:span><text:span text:style-name="T44">fraud shall have no entrance before him. Hear, hear ye my words, for I will declare in your hearing. Behold, I am near my judgment: I know that I shall appear evidently just. For who is he that shall plead with me, that I should now be silent, and expire? But grant me two things: then I will not hide myself from thy face. Withhold </text:span><text:span text:style-name="T41">thine</text:span><text:span text:style-name="T44"> hand from me: and let not thy fear terrify me. </text:span><text:span text:style-name="T44">Then shalt thou call, </text:span><text:span text:style-name="T44">and I will hearken to thee: or thou shalt speak, and I will give thee an answer.</text:span></text:p>
        <text:p text:style-name="P74"><text:span text:style-name="T44"><text:tab/>How many are my sins and my transgressions? teach me what they are. Wherefore hidest thou thyself from me, and deemest me thine enemy? Wilt thou be startled </text:span><text:span text:style-name="T41">at me</text:span><text:span text:style-name="T44">, as </text:span><text:span text:style-name="T41">at</text:span><text:span text:style-name="T44"> a leaf shaken by the wind? or wilt thou set thyself against me as against </text:span><text:soft-page-break/><text:span text:style-name="T44">grass borne upon the breeze? for thou hast written evil things against me, and thou hast compassed me with the sins of my youth. And thou hast placed my foot in the stocks; and thou hast watched all my works, and hast penetrated my heels. </text:span><text:span text:style-name="T41">I am as</text:span><text:span text:style-name="T44"> that which waxes old like a bottle, or like a moth-eaten garment.</text:span></text:p>
        <text:p text:style-name="P74"><text:span text:style-name="T44"><text:tab/>For a mortal born of a woman </text:span><text:span text:style-name="T41">is</text:span><text:span text:style-name="T44"> short lived, and full of wrath. Or he </text:span><text:span text:style-name="T44">falls like a flower that has bloomed; and he departs like a shadow, and cannot continue. Hast thou not taken account even of him, and caused him to enter into judgment before thee? For who shall be pure from unclean</text:span><text:span text:style-name="T44">ness? not even one; if even his life should be </text:span><text:span text:style-name="T41">but</text:span><text:span text:style-name="T44"> one day upon the earth: and his months are numbered by him: thou hast appointed </text:span><text:span text:style-name="T41">him</text:span><text:span text:style-name="T44"> for a time, and he shall by no means exceed </text:span><text:span text:style-name="T41">it</text:span><text:span text:style-name="T44">. </text:span><text:span text:style-name="T44">Depart from him, that he may be quiet, and take pleasure in his life, </text:span><text:span text:style-name="T41">though</text:span><text:span text:style-name="T44"> as a hireling.</text:span></text:p>
        <text:p text:style-name="P74"><text:span text:style-name="T44"><text:tab/>For there is hope for a tree, even if it should be cut down, </text:span><text:span text:style-name="T41">that</text:span><text:span text:style-name="T44"> it shall blossom again, and its branch shall not fail. For though its root should grow old in the earth, and its stem die in the rock; it will blossom from the scent of water, and will produce a crop, as one newly planted. But a man that has died is utterly gone; and </text:span><text:span text:style-name="T44">when a mortal has fallen, he is no more. For the sea wastes in </text:span><text:span text:style-name="T41">length of</text:span><text:span text:style-name="T44"> time, and a river fails and is dried up. And man that has lain down </text:span><text:span text:style-name="T41">in death</text:span><text:span text:style-name="T44"> shall certainly not rise again till the heaven be dissolved, and they shall not awake from their sleep.For oh that thou hadst kept me in the grave, and hadst hidden me until thy wrath should cease, and thou shouldest set me a time in which thou wouldest remember me! For if a man should die, shall he live </text:span><text:span text:style-name="T41">again</text:span><text:span text:style-name="T44">, having accomplished the days of his life? I will wait till I exist again? Then shalt thou call, and I will hearken to thee: but do not thou reject the work of thine hands.</text:span></text:p>
        <text:p text:style-name="P74"><text:span text:style-name="T44"><text:tab/>But thou hast numbered my devices: and not one of my sins shall escape thee? And thou hast sealed up my transgressions in a bag, and marked if I have been guilty of any transgression unawares. And verily a mountain falling will utterly be destroyed, and a rock shall be worn out of its place. </text:span><text:span text:style-name="T44">The waters wear the stones, and waters falling headlong </text:span><text:span text:style-name="T41">overflow</text:span><text:span text:style-name="T44"> a heap of the earth: and thou destroyest the hope of man. Thou drivest him to an end, and he is gone: thou settest thy face against him, and sendest him away; and though his children be multiplied, he knows </text:span><text:span text:style-name="T41">it</text:span><text:span text:style-name="T44"> not; and if they be few, he is not aware. But his flesh is in pain, and his soul mourns.</text:span><text:span text:style-name="T79"> </text:span><text:span text:style-name="T81">Glory be to the Holy Trinity.</text:span></text:p>
      </text:section>
      <text:p text:style-name="P53"/>
      <text:p text:style-name="P23"/>
      <text:p text:style-name="P12">The Matins Gospel</text:p>
      <text:p text:style-name="P34">Psalm 26:5</text:p>
      <text:p text:style-name="P35"><text:tab/><text:span text:style-name="T8">A Psalm of David.</text:span></text:p>
      <text:p text:style-name="P36"><text:tab/><text:span text:style-name="T6">One thing have I asked of the Lord, this also will I seek after; that I may dwell in the house of the Lord all the days of my life. </text:span><text:span text:style-name="T8">Alleluia.</text:span></text:p>
      <text:p text:style-name="P39"/>
      <text:p text:style-name="P40">Luke 13:18-22</text:p>
      <text:p text:style-name="P41"><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32">
        <text:p text:style-name="P73"><text:span text:style-name="T12"><text:tab/></text:span><text:span text:style-name="T40">Then said he, </text:span><text:span text:style-name="T74">Unto what is the kingdom of God like? and whereunto shall I resemble it?</text:span><text:span text:style-name="T40"> </text:span><text:span text:style-name="T74">It is like a grain of mustard seed, which a man took, and cast into his garden; and it grew, and waxed a great tree; and the fowls of the air lodged in the branches of it.</text:span><text:span text:style-name="T40"> And again he said, </text:span><text:span text:style-name="T74">Whereunto shall I liken the kingdom of God?</text:span><text:span text:style-name="T40"> </text:span><text:span text:style-name="T74">It is like leaven, which a woman took and hid </text:span><text:span text:style-name="T74">in three measures of meal, till the whole was leavened.</text:span><text:span text:style-name="T40"> And he went through the cities and villages, teaching, and journeying toward Jerusalem.</text:span><text:span text:style-name="T66"> Glory be to God forever.</text:span></text:p>
      </text:section>
      <text:p text:style-name="P24"/>
      <text:p text:style-name="P28">The Liturgy</text:p>
      <text:p text:style-name="P39"/>
      <text:p text:style-name="P29">The Pauline Epistle</text:p>
      <text:p text:style-name="P40">2 Thessalonians 2:9-17</text:p>
      <text:p text:style-name="P41"><text:tab/><text:span text:style-name="T8">A chapter from the Second Epistle of our teacher Paul to the Thessalonians. His blessing be upon us. Amen.</text:span></text:p>
      <text:section text:style-name="Sect1" text:name="Section133">
        <text:p text:style-name="P100"><text:span text:style-name="T63"><text:tab/></text:span><text:span text:style-name="T41">Even him</text:span><text:span text:style-name="T44">, whose coming is after the working of Satan with all power and signs and lying wonders, And with all deceivableness of unrighteousness in them that perish; because they received not the love of the truth, that they might be saved. And for this cause God shall send them strong delusion, that they should believe a lie: </text:span><text:span text:style-name="T44">That they all might be damned who believed not the truth, but had pleasure in unrighteousness.</text:span></text:p>
        <text:p text:style-name="P74"><text:span text:style-name="T44"><text:tab/>But we are bound to give thanks alway to God for you, brethren beloved of the Lord, because God hath from the beginning chosen you to salvation through sanctification of the Spirit and belief of the truth: </text:span><text:span text:style-name="T44">Whereunto he called you by our gospel, to the obtaining of the glory of our Lord Jesus Christ. Therefore, brethren, stand fast, and hold the traditions which ye have been taught, whether by word, or our epistle.</text:span></text:p>
        <text:p text:style-name="P74"><text:span text:style-name="T44"><text:tab/>Now our Lord Jesus Christ himself, and God, even our Father, which hath loved us, and hath given </text:span><text:span text:style-name="T41">us</text:span><text:span text:style-name="T44"> everlasting consolation and good hope through grace, Comfort your hearts, and stablish you in every good word and work.</text:span></text:p>
      </text:section>
      <text:p text:style-name="P49"><text:soft-page-break/>The grace of God the Father be with you all. Amen.</text:p>
      <text:p text:style-name="P39"/>
      <text:p text:style-name="P29">The Catholic Epistle</text:p>
      <text:p text:style-name="P40">2 Peter 2:9-15</text:p>
      <text:p text:style-name="P41"><text:tab/><text:span text:style-name="T8">The Catholic Epistle from the Second Epistle of our teacher Peter. His Blessing be upon us. Amen.</text:span></text:p>
      <text:section text:style-name="Sect1" text:name="Section134">
        <text:p text:style-name="P36"><text:tab/><text:span text:style-name="T40">The Lord knoweth how to deliver the godly out of temptations, and to reserve the unjust unto the day of judgment to be punished:</text:span></text:p>
        <text:p text:style-name="P73"><text:span text:style-name="T40"><text:tab/>But chiefly them that walk after the flesh in the lust of uncleanness, and despise government. Presumptuous </text:span><text:span text:style-name="T41">are they</text:span><text:span text:style-name="T44">, selfwilled, they are not afraid to speak evil of dignities. </text:span><text:span text:style-name="T44">Whereas angels, which are greater in power and might, bring not railing accusation against them before the Lord. But these, as natural brute beasts, made to be taken and destroyed, speak evil of the things that they understand not; and shall utterly perish in their own corruption; And shall receive the reward of unrighteousness, </text:span><text:span text:style-name="T41">as</text:span><text:span text:style-name="T44"> they that count it pleasure to riot in the day time. Spots </text:span><text:span text:style-name="T41">they are</text:span><text:span text:style-name="T44"> and blemishes, sporting themselves with their own deceivings while they feast with you; Having eyes full of adultery, and that cannot cease from sin; beguiling unstable souls: an heart they have exercised with covetous practices; cursed children: Which have forsaken the right way, and are gone astray, following the way of Balaam </text:span><text:span text:style-name="T41">the son</text:span><text:span text:style-name="T44"> of Bosor, who loved the wages of unrighteousness.</text:span></text:p>
      </text:section>
      <text:p text:style-name="P41"><text:tab/><text:span text:style-name="T8">Do not love the world, nor the things which are in the world. The world shall pass away and all its desires; but he who does the will of God shall abide forever. Amen.</text:span></text:p>
      <text:p text:style-name="P39"/>
      <text:p text:style-name="P29">The Praxis</text:p>
      <text:p text:style-name="P40">Acts 28:7-11</text:p>
      <text:p text:style-name="P41"><text:tab/><text:span text:style-name="T8">A chapter from the Acts of our fathers the pure Apostles, who were invested with the grace of the Holy Spirit. Their blessing be with us all. Amen.</text:span></text:p>
      <text:section text:style-name="Sect1" text:name="Section135">
        <text:p text:style-name="P79"><text:span text:style-name="T64"><text:tab/></text:span><text:span text:style-name="T40">In the same quarters were possessions of the chief man of the island, whose name was Publius; who received us, and lodged us three days </text:span><text:span text:style-name="T40">courteously. And it came to pass, that the father of Publius lay sick of a fever and of a bloody flux: to whom Paul entered in, and prayed, and laid his hands on him, and healed him. So when this was done, others also, which had diseases in the island, came, and were healed: </text:span><text:span text:style-name="T40">Who also honoured us with many honours; and when we departed, they laded </text:span><text:span text:style-name="T41">us</text:span><text:span text:style-name="T44"> with such things as were necessary.</text:span></text:p>
        <text:p text:style-name="P80"><text:tab/>And after three months we departed.</text:p>
      </text:section>
      <text:p text:style-name="P39"><text:tab/><text:span text:style-name="T8">The word of the Lord abides in this church and in every church. Amen.</text:span></text:p>
      <text:p text:style-name="P39"/>
      <text:p text:style-name="P29"/>
      <text:p text:style-name="P14">The Gospel</text:p>
      <text:p text:style-name="P40">Psalm 26:10,11</text:p>
      <text:p text:style-name="P52"><text:tab/>A Psalm of David.</text:p>
      <text:p text:style-name="P38"><text:span text:style-name="T8"><text:tab/></text:span><text:span text:style-name="T48">Hear, O Lord, my voice with which I </text:span><text:span text:style-name="T51">have cried: have mercy upon me, and hear me: for my heart has said unto Thee</text:span><text:span text:style-name="T48">. </text:span><text:span text:style-name="T8">Alleluia.</text:span></text:p>
      <text:p text:style-name="P39"/>
      <text:p text:style-name="P40">Luke 4:1-13</text:p>
      <text:p text:style-name="P4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36">
        <text:p text:style-name="P73"><text:span text:style-name="T64"><text:tab/></text:span><text:span text:style-name="T44">And Jesus being full of the Holy Ghost returned from Jordan, and was led by the Spirit into the wilderness, Being forty days tempted of the devil. And in those days he did eat nothing: and when they were ended, he afterward hungered. And the devil said unto him, If thou be the Son of God, command this stone that it be made bread. And Jesus answered him, saying, </text:span><text:span text:style-name="T72">It is written, That man shall not live by bread alone, but by every word of God.</text:span><text:span text:style-name="T44"> And the devil, taking him up into an high mountain, </text:span><text:span text:style-name="T44">shewed unto him all the kingdoms of the world in a moment of time. And the devil said unto him, All this power will I give thee, and the glory of them: for that is delivered unto me; and to whomsoever I will I give it. If thou </text:span><text:span text:style-name="T44">therefore wilt worship me, all shall be thine. And Jesus answered and said unto him, </text:span><text:span text:style-name="T72">Get thee behind me, Satan: for it is written, Thou shalt worship the Lord thy God, and him only shalt thou serve.</text:span><text:span text:style-name="T44"> And he brought him to Jerusalem, and set him on a pinnacle of the temple, and said unto him, If thou be the Son of God, cast thyself down from hence: For it is written, He shall give his angels charge over thee, to keep thee: And in </text:span><text:span text:style-name="T41">their</text:span><text:span text:style-name="T44"> hands they shall bear thee up, lest at any time thou dash thy foot against a stone. And Jesus answering said unto him, </text:span><text:span text:style-name="T72">It is said, Thou shalt not tempt the Lord thy God.</text:span><text:span text:style-name="T44"> And when the devil had ended all the temptation, he departed from him for a season.</text:span><text:span text:style-name="T64"> </text:span><text:span text:style-name="T66">Glory be to God forever.</text:span></text:p>
        <text:p text:style-name="P52"/>
      </text:section>
      <text:p text:style-name="P31"/>
      <text:p text:style-name="P60"/>
      <text:p text:style-name="P10">Thursday of the Third Week of Lent</text:p>
      <text:p text:style-name="P49"/>
      <text:p text:style-name="P23">The Matins Prophecies</text:p>
      <text:p text:style-name="P40">Proverbs 2:17-3:4</text:p>
      <text:p text:style-name="P41"><text:tab/><text:span text:style-name="T8">From the book of the Proverbs of Solomon the King. His blessing be upon us. Amen.</text:span></text:p>
      <text:section text:style-name="Sect1" text:name="Section137">
        <text:p text:style-name="P73"><text:span text:style-name="T20"><text:tab/></text:span><text:span text:style-name="T41">My</text:span><text:span text:style-name="T44"> son, let not evil counsel overtake thee, </text:span><text:span text:style-name="T41">of her</text:span><text:span text:style-name="T44"> who has forsaken the instruction of her youth, and forgotten the covenant of God. For she has fixed her house near death, and </text:span><text:span text:style-name="T41">guided</text:span><text:span text:style-name="T44"> her wheels near Hades with the giants. </text:span><text:span text:style-name="T44">None that go by her shall return, neither shall they take hold of right paths, for they are not apprehended of the years of life. For had they gone in good paths, they would have found the paths of righteousness easy. For the upright shall dwell in the earth, and the holy shall be left behind in it. The paths of the ungodly shall perish out of the earth, and transgressors shall be driven away from it.</text:span></text:p>
        <text:p text:style-name="P73"><text:span text:style-name="T44"><text:tab/></text:span><text:span text:style-name="T41">My</text:span><text:span text:style-name="T44"> son, forget not my laws; but let thine heart keep my words: for length of existence, and years of life, and peace, shall they add to thee. Let not mercy and truth forsake thee; but bind them about thy neck: so shalt thou find favour: and do thou provide things honest in the sight of the Lord, and of men.</text:span><text:span text:style-name="T79"> </text:span><text:span text:style-name="T81">Glory be to the Holy Trinity.</text:span></text:p>
      </text:section>
      <text:p text:style-name="P53"/>
      <text:p text:style-name="P40">Isaiah 11:10-12:2</text:p>
      <text:p text:style-name="P41"><text:tab/><text:span text:style-name="T8">From the book of Isaiah the prophet. His blessing be upon us. Amen.</text:span></text:p>
      <text:section text:style-name="Sect1" text:name="Section341">
        <text:p text:style-name="P73"><text:span text:style-name="T20"><text:tab/></text:span><text:span text:style-name="T44">And in that day there shall be a root of Jesse, and he that shall arise to rule over the Gentiles; in him shall the Gentiles trust, and his rest shall be glorious. And it shall be in that day, </text:span><text:span text:style-name="T41">that</text:span><text:span text:style-name="T44"> the Lord shall again shew his hand, to be zealous for the remnant that is left of the people, which shall be left by the Assyrians, and </text:span><text:span text:style-name="T41">that</text:span><text:span text:style-name="T44"> from Egypt, and from the country of Babylon, and from Ethiopia, and from the Elamites, and from the rising of the sun, and out of Arabia. And he shall lift up a standard for the nations, and he shall gather the lost ones of Israel, and he shall gather the dispersed of Juda from the four corners of the earth. And the envy of Ephraim shall be taken away, and the enemies of Juda shall perish: Ephraim shall not envy Juda, and Juda shall not afflict Ephraim. </text:span><text:span text:style-name="T44">And they shall fly in the ships of the Philistines: they shall at the same time spoil the sea, and them </text:span><text:span text:style-name="T41">that come</text:span><text:span text:style-name="T44"> from the east, and Idumea: and they shall lay their hands on Moab first; but the children of Ammon shall first obey </text:span><text:span text:style-name="T41">them</text:span><text:span text:style-name="T44"> And the Lord shall make desolate the sea of Egypt; and he shall lay his hand on the river with a strong wind, and he shall smite the seven channels, so that men shall pass through it dry-shod. </text:span><text:soft-page-break/><text:span text:style-name="T44">And there shall be a passage for my people that is left in Egypt: and it shall be to Israel as the day when he came forth out of the land of Egypt.</text:span></text:p>
        <text:p text:style-name="P73"><text:span text:style-name="T44"><text:tab/>And in that day thou shalt say, I </text:span><text:span text:style-name="T41">will</text:span><text:span text:style-name="T44"> bless thee, O Lord; for thou wast angry with me, but thou hast turned aside thy wrath, and hast pitied me. Behold, my God is my Saviour; I will trust in him, and not be afraid: for the Lord is my glory and my praise, and is become my salvation.</text:span><text:span text:style-name="T79"> </text:span><text:span text:style-name="T81">Glory be to the Holy Trinity.</text:span></text:p>
      </text:section>
      <text:p text:style-name="P53"/>
      <text:p text:style-name="P23">The Matins Gospel</text:p>
      <text:p text:style-name="P34">Psalm 9:7,8</text:p>
      <text:p text:style-name="P35"><text:tab/><text:span text:style-name="T8">A Psalm of David.</text:span></text:p>
      <text:p text:style-name="P36"><text:tab/><text:span text:style-name="T6">Sing unto the Lord Who dwells in Sion; proclaim His works among the nations; for He hath required the blood and hath remembered them. </text:span><text:span text:style-name="T8">Alleluia.</text:span></text:p>
      <text:p text:style-name="P39"/>
      <text:p text:style-name="P40">Luke 20:20-26</text:p>
      <text:p text:style-name="P41"><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38">
        <text:p text:style-name="P73"><text:span text:style-name="T12"><text:tab/></text:span><text:span text:style-name="T40">And they watched </text:span><text:span text:style-name="T41">him</text:span><text:span text:style-name="T44">, and sent forth spies, which should feign themselves just men, that they might take hold of his words, that so they might deliver him unto the power and authority of the governor. And they </text:span><text:span text:style-name="T44">asked him, saying, Master, we know that thou sayest and teachest rightly, neither acceptest thou the person </text:span><text:span text:style-name="T41">of any</text:span><text:span text:style-name="T44">, but teachest the way of God truly: </text:span><text:span text:style-name="T44">Is it lawful for us to give tribute unto Caesar, or no? But he perceived their craftiness, and said unto them,</text:span><text:span text:style-name="T72"> Why tempt ye me?</text:span><text:span text:style-name="T44"> </text:span><text:span text:style-name="T72">Shew me a penny. Whose image and superscription hath it?</text:span><text:span text:style-name="T44"> They answered and said, Caesar’s. And he said unto them, </text:span><text:span text:style-name="T72">Render therefore unto Caesar the things which be Caesar’s, and unto God the things which be God’s.</text:span><text:span text:style-name="T44"> </text:span><text:span text:style-name="T44">And they could not take hold of his words before the people: and they marvelled at his answer, and held their peace.</text:span><text:span text:style-name="T64"> </text:span><text:span text:style-name="T66">Glory be to God forever.</text:span></text:p>
      </text:section>
      <text:p text:style-name="P24"/>
      <text:p text:style-name="P28">The Liturgy</text:p>
      <text:p text:style-name="P39"/>
      <text:p text:style-name="P29">The Pauline Epistle</text:p>
      <text:p text:style-name="P40">Romans 4:6-11</text:p>
      <text:p text:style-name="P41"><text:tab/><text:span text:style-name="T8">A chapter from the Epistle of our teacher Paul to the Romans. His blessing be upon us. Amen.</text:span></text:p>
      <text:section text:style-name="Sect1" text:name="Section139">
        <text:p text:style-name="P79"><text:span text:style-name="T63"><text:tab/></text:span><text:span text:style-name="T40">Even as David also describeth the blessedness of the man, unto whom God imputeth righteousness without works, </text:span><text:span text:style-name="T41">Saying</text:span><text:span text:style-name="T44">, Blessed </text:span><text:span text:style-name="T41">are</text:span><text:span text:style-name="T44"> they whose iniquities are forgiven, and whose sins are covered. </text:span><text:span text:style-name="T44">Blessed </text:span><text:span text:style-name="T41">is</text:span><text:span text:style-name="T44"> the man to whom the Lord will not impute sin.</text:span></text:p>
        <text:p text:style-name="P73"><text:soft-page-break/><text:span text:style-name="T44"><text:tab/></text:span><text:span text:style-name="T41">Cometh</text:span><text:span text:style-name="T44"> this blessedness then upon the circumcision </text:span><text:span text:style-name="T41">only</text:span><text:span text:style-name="T44">, or upon the uncircumcision also? for we say that faith was reckoned to Abraham for righteousness. How was it then reckoned? when he was in circumcision, or in uncircumcision? Not in circumcision, but in uncircumcision. And he received the sign of circumcision, a seal of the righteousness of the faith which </text:span><text:span text:style-name="T41">he had yet</text:span><text:span text:style-name="T44"> being uncircumcised: that he might be the father of all them that believe, though they be not circumcised; that righteousness might be imputed unto them also.</text:span></text:p>
      </text:section>
      <text:p text:style-name="P49">The grace of God the Father be with you all. Amen.</text:p>
      <text:p text:style-name="P39"/>
      <text:p text:style-name="P29">The Catholic Epistle</text:p>
      <text:p text:style-name="P40">James 4:1-10</text:p>
      <text:p text:style-name="P41"><text:tab/><text:span text:style-name="T8">The Catholic Epistle from the Epistle of our teacher James. His Blessing be upon us. Amen.</text:span></text:p>
      <text:section text:style-name="Sect1" text:name="Section140">
        <text:p text:style-name="P79"><text:span text:style-name="T65"><text:tab/></text:span><text:span text:style-name="T40">From whence </text:span><text:span text:style-name="T41">come</text:span><text:span text:style-name="T44"> wars and fightings among you? </text:span><text:span text:style-name="T41">come they</text:span><text:span text:style-name="T44"> not hence, </text:span><text:span text:style-name="T41">even</text:span><text:span text:style-name="T44"> of your lusts that war in your members? Ye lust, and have not: </text:span><text:span text:style-name="T44">ye kill, and desire to have, and cannot obtain: ye fight and war, yet ye have not, because ye ask not. Ye ask, and receive not, because ye ask amiss, that ye may consume </text:span><text:span text:style-name="T41">it</text:span><text:span text:style-name="T44"> upon your lusts. Ye adulterers and adulteresses, know ye not that the friendship of the world is enmity with God? whosoever therefore will be a friend of the world is the enemy of God. Do ye think that the </text:span><text:span text:style-name="T44">scripture saith in vain, The spirit that dwelleth in us lusteth to envy? But he giveth more grace. Wherefore he saith, God resisteth the proud, but giveth </text:span><text:span text:style-name="T44">grace unto the humble. Submit yourselves therefore to God. Resist the devil, and he will flee from you. Draw nigh to God, and he will draw nigh to you. Cleanse </text:span><text:span text:style-name="T41">your</text:span><text:span text:style-name="T44"> hands, </text:span><text:span text:style-name="T41">ye</text:span><text:span text:style-name="T44"> sinners; and purify </text:span><text:span text:style-name="T41">your</text:span><text:span text:style-name="T44"> hearts, </text:span><text:span text:style-name="T41">ye</text:span><text:span text:style-name="T44"> double minded. Be afflicted, and mourn, and weep: let your laughter be turned to mourning, and </text:span><text:span text:style-name="T41">your</text:span><text:span text:style-name="T44"> joy to heaviness. Humble yourselves in the sight of the Lord, and he shall lift you up.</text:span></text:p>
      </text:section>
      <text:p text:style-name="P41"><text:tab/><text:span text:style-name="T8">Do not love the world, nor the things which are in the world. The world shall pass away and all its desires; but he who does the will of God shall abide forever. Amen.</text:span></text:p>
      <text:p text:style-name="P39"/>
      <text:p text:style-name="P29">The Praxis</text:p>
      <text:p text:style-name="P40">Acts 28:1-6</text:p>
      <text:p text:style-name="P41"><text:tab/><text:span text:style-name="T8">A chapter from the Acts of our fathers the pure Apostles, who were invested with the grace of the Holy Spirit. Their blessing be with us all. Amen.</text:span></text:p>
      <text:section text:style-name="Sect1" text:name="Section141">
        <text:p text:style-name="P79"><text:span text:style-name="T64"><text:tab/></text:span><text:span text:style-name="T40">And when they were escaped, then they knew that the island was called Melita. And the barbarous people shewed us no little kindness: for they kindled a fire, and received us every one, because of the present rain, and because of the cold. And when Paul had gathered a bundle of sticks, and laid </text:span><text:span text:style-name="T41">them</text:span><text:span text:style-name="T44"> on the fire, there came a viper out of the heat, and fastened on </text:span><text:soft-page-break/><text:span text:style-name="T44">his hand. And when the barbarians saw the </text:span><text:span text:style-name="T41">venomous</text:span><text:span text:style-name="T44"> beast hang on his hand, they said among themselves, No doubt this man is a murderer, whom, though he hath escaped the sea, yet vengeance suffereth not to live. And he shook off the beast into the fire, and felt no harm. </text:span><text:span text:style-name="T44">Howbeit they looked when he should have swollen, or fallen down dead suddenly: but after they had looked a great while, and saw no harm come to him, they changed their minds, and said that he was a god.</text:span></text:p>
      </text:section>
      <text:p text:style-name="P39"><text:tab/><text:span text:style-name="T8">The word of the Lord abides in this church and in every church. Amen.</text:span></text:p>
      <text:p text:style-name="P40"/>
      <text:p text:style-name="P29">The Gospel</text:p>
      <text:p text:style-name="P40">Psalm 9:4</text:p>
      <text:p text:style-name="P52"><text:tab/>A Psalm of David.</text:p>
      <text:p text:style-name="P38"><text:span text:style-name="T8"><text:tab/></text:span><text:span text:style-name="T48">The Lord is established unto the age. By judgement He has prepared His throne. He will judge all the world in righteousness. </text:span><text:span text:style-name="T8">Alleluia.</text:span></text:p>
      <text:p text:style-name="P39"/>
      <text:p text:style-name="P40">John 12:44-50</text:p>
      <text:p text:style-name="P4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42">
        <text:p text:style-name="P73"><text:span text:style-name="T64"><text:tab/></text:span><text:span text:style-name="T44">Jesus cried and said, </text:span><text:span text:style-name="T72">He that believeth on me, believeth not on me, but on him that sent me.</text:span><text:span text:style-name="T44"> </text:span><text:span text:style-name="T72">And he that seeth me seeth him that sent me.</text:span><text:span text:style-name="T44"> </text:span><text:span text:style-name="T72">I am come a light into the world, that whosoever believeth on me should not </text:span><text:span text:style-name="T72">abide in darkness.</text:span><text:span text:style-name="T44"> </text:span><text:span text:style-name="T72">And if any man hear my words, and believe not, I judge him not: for I came not to judge the world, but to save the world.</text:span><text:span text:style-name="T44"> </text:span><text:span text:style-name="T72">He </text:span><text:span text:style-name="T72">that rejecteth me, and receiveth not my words, hath one that judgeth him: the word that I have spoken, the same shall judge him in the last day.</text:span><text:span text:style-name="T44"> </text:span><text:span text:style-name="T72">For I have not spoken of myself; but the Father which sent me, he gave me a commandment, what I should say, and what I should speak.</text:span><text:span text:style-name="T44"> </text:span><text:span text:style-name="T72">And I know that his commandment is life everlasting: whatsoever I speak therefore, even as the Father said unto me, so I speak.</text:span><text:span text:style-name="T77"> </text:span><text:span text:style-name="T66">Glory be to God forever.</text:span></text:p>
      </text:section>
      <text:p text:style-name="P31"/>
      <text:p text:style-name="P60">Friday of the Third Week of Lent</text:p>
      <text:p text:style-name="P49"/>
      <text:p text:style-name="P23">The Matins Prophecies</text:p>
      <text:p text:style-name="P40">Deuteronomy 9:7-10:11</text:p>
      <text:p text:style-name="P41"><text:tab/><text:span text:style-name="T8">From the Book of Deuternomy of Moses the Prophet.</text:span></text:p>
      <text:section text:style-name="Sect1" text:name="Section143">
        <text:p text:style-name="P98"><text:span text:style-name="T20"><text:tab/></text:span><text:span text:style-name="T44">Remember, forget not, how much thou provokedst the Lord thy God in the wilderness: from the day that ye came forth out of Egypt, even till ye came into this place, ye continued to be disobedient toward the </text:span><text:soft-page-break/><text:span text:style-name="T44">Lord. Also in Choreb ye provoked the Lord, and the Lord was angry with you to destroy you; when I went up into the mountain to receive the tables of stone, the tables of the covenant, which the Lord made with you, and I was in the mountain forty days and forty nights, I ate no bread and drank no water. And the Lord gave me the two tables of stone written with the finger of God, and on them there had been written all the words which the Lord spoke to you in the mountain in the day of the assembly. And it came to pass after forty days and forty nights, the Lord gave me the two tables of stone, the tables of the covenant. And the Lord said to me, Arise, </text:span><text:span text:style-name="T44">go down quickly from hence, for thy people whom thou broughtest out of the land of Egypt have transgressed; they have gone </text:span><text:span text:style-name="T44">aside quickly out of </text:span><text:span text:style-name="T44">the way which I commanded them, and have made themselves a molten image. And the Lord spoke to me, saying, I have spoken to thee once and again, saying, I have seen this people, and, behold, it is a stiff-necked people. </text:span><text:span text:style-name="T44">And now suffer me utterly to destroy them, and I will blot out their name from under heaven, and will make of thee a nation great and strong, and more numerous than this. And I turned and went down from the mountain; and the mountain burned with fire to heaven; and the two tables of the testimonies </text:span><text:span text:style-name="T41">were</text:span><text:span text:style-name="T44"> in my two hands. And when I saw that ye had sinned against the Lord your God, and had made to yourselves a molten </text:span><text:span text:style-name="T44">image, and had gone astray out of the way, which the Lord commanded you to keep; then I took hold of the two tables, and cast </text:span><text:span text:style-name="T44">them out of my two hands, and broke them before you. And I made my petition before the Lord as also at the first forty days and forty nights: I ate no bread and drank no water, on account of all your sins which ye sinned in doing evil before the Lord God to provoke him. And I was greatly terrified because of the wrath and anger, because the Lord was provoked with you utterly to destroy you; yet the Lord hearkened to me at this time also. And he was angry with Aaron to destroy him utterly, and I prayed for Aaron also at that time. And your sin which ye had made, </text:span><text:span text:style-name="T41">even</text:span><text:span text:style-name="T44"> the calf, I took, and burnt it with fire, and pounded it and ground it down till it became fine; and it became like dust, and I cast the dust into the brook that descended from the mountain. Also in the burning, and in the temptation, </text:span><text:span text:style-name="T44">and at the graves of lust, ye provoked the Lord. And when the Lord sent you forth from Cades Barne, saying, Go up and inherit the land which I give to you, then ye disobeyed the word of the Lord your God, and believed him not, and hearkened not to his voice.</text:span><text:span text:style-name="T54"> </text:span><text:span text:style-name="T44">Ye were disobedient in the things relating </text:span><text:soft-page-break/><text:span text:style-name="T44">to the Lord from the day in which he became known to you. And I prayed before the Lord forty days and forty nights, the number that I prayed </text:span><text:span text:style-name="T41">before</text:span><text:span text:style-name="T44">, for the Lord said that he would utterly destroy you. And I prayed to God, and said, O Lord, King of gods, destroy not thy people and thine inheritance, whom thou didst redeem, whom thou broughtest out of the land of Egypt with thy great power, and with thy strong hand, and with thy high arm. Remember Abraam, and Isaac, and Jacob thy servants, to whom thou swarest by thyself: look not upon the hardness of heart of this people, and their impieties, and their sins. Lest the inhabitants of the land whence </text:span><text:span text:style-name="T44">thou broughtest us out speak, saying, Because the Lord could not bring them into the land of which he spoke to them, and because he hated them, </text:span><text:span text:style-name="T44">has he brought them forth to slay them in the wilderness. </text:span><text:span text:style-name="T44">And these </text:span><text:span text:style-name="T41">are</text:span><text:span text:style-name="T44"> thy people and thy portion, whom thou broughtest out of the land of Egypt with thy great strength, and </text:span><text:span text:style-name="T44">with thy mighty hand, and with thy high arm.</text:span></text:p>
        <text:p text:style-name="P74"><text:span text:style-name="T44"><text:tab/>At that time the Lord said to me, Hew for thyself two stone tables as the first, and come up to me into the mountain, and thou shalt make for thyself an ark of wood. And thou shalt write upon the tables the words which were on the first tables which thou didst break, and thou shalt put them into the ark. So I made an ark of boards of incorruptible wood, and I hewed tables of stone like the first, </text:span><text:span text:style-name="T44">and I went up to the mountain, and the two tables were in my hand. And he wrote upon the tables according to the first writing the ten command</text:span><text:span text:style-name="T44">ments, which the Lord spoke to you in the mountain out of the midst of the fire, and the Lord gave them to me. And I turned and came down from the mountain, and I put the tables into the ark which I had made; and there they were, as the Lord commanded me. And the children of Israel departed from Beeroth of the sons of Jakim </text:span><text:span text:style-name="T41">to</text:span><text:span text:style-name="T44"> Misadai: there Aaron died, and there he was buried, and Eleazar his son was priest in his stead. Thence they departed to Gadgad; and from Gadgad to Etebatha, a land </text:span><text:span text:style-name="T41">wherein are</text:span><text:span text:style-name="T44"> torrents of water. At that time the Lord separated the tribe of Levi, to bear the ark of the covenant of the Lord, to stand near before the Lord, to minister and bless in his name to this day. Therefore the Levites have no part nor inheritance among their brethren; the Lord himself </text:span><text:span text:style-name="T41">is</text:span><text:span text:style-name="T44"> their </text:span><text:span text:style-name="T44">inheritance, as he said to them. And I remained in the mount forty days and forty nights: and the Lord heard me at that time also, and the Lord would not destroy you. And the Lord said to me, Go, set out before this people, and let them go in and inherit the land, which </text:span><text:soft-page-break/><text:span text:style-name="T44">I sware to their fathers to give to them.</text:span><text:span text:style-name="T79"> </text:span><text:span text:style-name="T81">Glory be to the Holy Trinity.</text:span></text:p>
      </text:section>
      <text:p text:style-name="P53"/>
      <text:p text:style-name="P40">1 Samuel 23:26-24:22</text:p>
      <text:p text:style-name="P41"><text:tab/><text:span text:style-name="T8">From the first book of Samuel the prophet. His blessing be upon us. Amen.</text:span></text:p>
      <text:section text:style-name="Sect1" text:name="Section345">
        <text:p text:style-name="P73"><text:span text:style-name="T20"><text:tab/></text:span><text:span text:style-name="T44">And Saul and his men go on one side of the mountain, and David and his men are on the other side of the mountain: and David was hiding himself to escape from Saul: and Saul and his men encamped against David and his men, in order to take them. And there came a messenger to Saul, saying, Haste thee, and come hither, for the Philistines have invaded the land. So Saul returned from following after David, and went to meet the </text:span><text:span text:style-name="T44">Philistines: therefore that place was called The divided Rock. </text:span><text:span text:style-name="T44">And David rose up from thence, and dwelt in the narrow passes of Engaddi.</text:span></text:p>
        <text:p text:style-name="P73"><text:span text:style-name="T40"><text:tab/>And it came to pass when Saul returned from pursuing after the Philistines, that it was reported to him, saying, David </text:span><text:span text:style-name="T41">is</text:span><text:span text:style-name="T44"> in the wilderness of Engaddi. And he took with him three </text:span><text:span text:style-name="T44">thousand men, chosen out of all Israel, and went to seek David and his men in front of Saddaeem. And he came to the flocks of sheep that were by the way, and there was a cave there; and Saul went in to make preparation, and David and his men were sitting in the inner part of the cave. And the men of David said to him, Behold, this </text:span><text:span text:style-name="T41">is</text:span><text:span text:style-name="T44"> the day of which the Lord spoke to thee, that he would deliver thine enemy into thy hands; and thou shalt do to </text:span><text:span text:style-name="T44">him as </text:span><text:span text:style-name="T41">it is</text:span><text:span text:style-name="T44"> good in thy sight. So David arose and cut off the skirt of Saul’s garment secretly. And it came to pass after this that David’s heart smote him, because he had cut off the skirt of </text:span><text:span text:style-name="T44">his garment. And David said to his men, The Lord forbid it me, that I should do this thing to my lord the anointed of the Lord, to lift my hand against him; for he is the anointed of the Lord. So David persuaded his men by </text:span><text:span text:style-name="T41">his</text:span><text:span text:style-name="T44"> words, and did not suffer them to arise and slay Saul: and Saul arose and went his way. And David rose up </text:span><text:span text:style-name="T41">and went</text:span><text:span text:style-name="T44"> after him out of the cave: and David cried after Saul, saying, </text:span><text:span text:style-name="T41">My</text:span><text:span text:style-name="T44"> lord, </text:span><text:span text:style-name="T41">O</text:span><text:span text:style-name="T44"> king! and Saul looked behind him, and David bowed with his face to the ground, and did obeisance to him.</text:span></text:p>
        <text:p text:style-name="P73"><text:span text:style-name="T44"><text:tab/>And David said to Saul, Why dost thou hearken to the words of the people, saying, Behold, David seeks thy life? Behold, thine eyes have seen this day how that the Lord has delivered thee this day into my hands in the cave; and I would not slay thee, </text:span><text:span text:style-name="T44">but spared thee, and said, I will not lift up my hand against my lord, for he is the Lord’s anointed. And behold, the skirt of thy mantle </text:span><text:span text:style-name="T41">is</text:span><text:span text:style-name="T44"> in my hand, I cut off the skirt, and did not slay thee: know then and see to-day, there is no </text:span><text:soft-page-break/><text:span text:style-name="T44">evil in my hand, nor impiety, nor rebellion; and I have not sinned against thee, yet thou layest snares for my soul to take it. The Lord judge between me and thee, and the Lord requite thee on thyself: but my hand shall not be upon thee. As the old proverb says, Transgression will proceed from the wicked ones: but my hand shall not be upon thee. And now after whom dost thou come forth, O king of Israel? After whom dost thou pursue? After a dead dog, and after a flea? The Lord be judge and umpire between me and thee, the Lord look upon and judge my cause, and rescue me out of thy hand.</text:span></text:p>
        <text:p text:style-name="P73"><text:span text:style-name="T44"><text:tab/>And it came to pass when David had finished speaking these words to Saul, that Saul said, </text:span><text:span text:style-name="T41">Is</text:span><text:span text:style-name="T44"> this thy voice, </text:span><text:span text:style-name="T44">Son David? And Saul lifted up his voice, and wept. And Saul said to David, Thou </text:span><text:span text:style-name="T41">art</text:span><text:span text:style-name="T44"> more righteous that I, for thou hast recompensed me good, </text:span><text:span text:style-name="T44">but I have recompensed thee evil. And thou hast told me to-day what good thou hast done me, how the Lord shut me up into thy hands to-day, and thou didst not slay me. And if any one </text:span><text:span text:style-name="T44">should find his enemy in distress, and should send him forth in a good way, then the Lord will reward him good, as thou has done this day. And now, behold, I know that thou shalt surely reign, and the kingdom of Israel shall be established in thy hand. Now then swear to me by the Lord, that thou wilt not destroy my seed after me, that thou wilt not blot out my name from the house of my father. So David swore to Saul: and Saul departed to </text:span><text:span text:style-name="T44">his place, and David and his men went up to the strong-hold of Messera.</text:span><text:span text:style-name="T79"> </text:span><text:span text:style-name="T81">Glory be to the Holy Trinity.</text:span></text:p>
      </text:section>
      <text:p text:style-name="P53"/>
      <text:p text:style-name="P40">Isaiah 13:2-13</text:p>
      <text:p text:style-name="P41"><text:tab/><text:span text:style-name="T8">From the book of Isaiah the prophet. His blessing be upon us. Amen.</text:span></text:p>
      <text:section text:style-name="Sect1" text:name="Section346">
        <text:p text:style-name="P73"><text:span text:style-name="T20"><text:tab/></text:span><text:span text:style-name="T44">Lift up a standard on the mountain of the plain, exalt the voice to them, beckon with the hand, open </text:span><text:span text:style-name="T41">the gates</text:span><text:span text:style-name="T44">, ye rulers. I give command, and I bring them: giants are coming to fulfil my wrath, rejoicing at the same time and insulting. A voice of many nations on the mountains, </text:span><text:span text:style-name="T41">even</text:span><text:span text:style-name="T44"> like </text:span><text:span text:style-name="T41">to that</text:span><text:span text:style-name="T44"> of many nations; a voice of kings and nations gathered together: the Lord of hosts has given command to a war-like nation, to come from a land afar off, from the utmost foundation of heaven; the Lord and his warriors </text:span><text:span text:style-name="T41">are coming</text:span><text:span text:style-name="T44"> to destroy all the world.</text:span></text:p>
        <text:p text:style-name="P73"><text:span text:style-name="T44"><text:tab/>Howl ye, for the day of the Lord is near, and destruction from God shall arrive. Therefore every hand shall become powerless, and every </text:span><text:span text:style-name="T44">soul of man shall be dismayed. The elders shall be troubled, and pangs shall seize them, as of a woman in travail: and they shall mourn one to another, and shall be amazed, and shall change their countenance as a </text:span><text:soft-page-break/><text:span text:style-name="T44">flame. For behold! the day of the Lord is coming which cannot be escaped, </text:span><text:span text:style-name="T41">a day</text:span><text:span text:style-name="T44"> of wrath and anger, to make the world desolate, and to destroy sinners out of it. For the stars of heaven, and Orion, and all the host of heaven, shall not give their light; and it shall be dark at sunrise, and the moon shall not give her light. And I will command evils for the whole world, and </text:span><text:span text:style-name="T41">will visit</text:span><text:span text:style-name="T44"> their sins on the ungodly: and I will destroy the pride of transgressors, and will bring low the pride of the haughty. And they that are left shall be more precious than gold tried in the fire; and a man shall be more precious than the stone that is in Suphir. </text:span><text:span text:style-name="T44">For the heaven shall be enraged, and the earth shall be shaken from her foundation, because of the </text:span><text:span text:style-name="T44">fierce anger of the Lord of hosts, in the day in which his wrath shall come on.</text:span><text:span text:style-name="T79"> </text:span><text:span text:style-name="T81">Glory be to the Holy Trinity.</text:span></text:p>
      </text:section>
      <text:p text:style-name="P53"/>
      <text:p text:style-name="P40">Job 15:1-35</text:p>
      <text:p text:style-name="P41"><text:tab/><text:span text:style-name="T8">From the book of Job the righteous. His blessing be upon us. Amen.</text:span></text:p>
      <text:section text:style-name="Sect1" text:name="Section347">
        <text:p text:style-name="P73"><text:span text:style-name="T20"><text:tab/></text:span><text:span text:style-name="T44">Then Eliphaz the Thaemanite answered and said, Will a wise man give for answer a </text:span><text:span text:style-name="T41">mere</text:span><text:span text:style-name="T44"> breath of wisdom? and does he fill up the pain of his belly, reasoning with improper sayings, and with words wherein is no profit? Hast not thou moreover cast off fear, and accomplished such words before the Lord? Thou art guilty by the words of thy mouth, neither hast thou discerned the words of the mighty. Let thine own mouth, and not </text:span><text:span text:style-name="T44">me, reprove thee: and thy lips shall testify against thee. What! art thou the first man that was born? or wert thou established before the hills? Or hast thou heard the ordinance of the Lord? or has God used thee as </text:span><text:span text:style-name="T41">his</text:span><text:span text:style-name="T44"> </text:span><text:span text:style-name="T44">counsellor? and has wisdom come </text:span><text:span text:style-name="T41">only</text:span><text:span text:style-name="T44"> to thee? For what knowest thou, that, we know not? or what understandest thou, which we do not also? Truly among us </text:span><text:span text:style-name="T41">are</text:span><text:span text:style-name="T44"> both the old and very aged man, more advanced in days than thy father. Thou hast been scourged for </text:span><text:span text:style-name="T41">but</text:span><text:span text:style-name="T44"> few of thy sins: thou hast spoken haughtily </text:span><text:span text:style-name="T41">and</text:span><text:span text:style-name="T44"> extravagantly. What has thine heart dared? or what have thine eyes </text:span><text:span text:style-name="T41">aimed at</text:span><text:span text:style-name="T44">, that thou hast vented </text:span><text:span text:style-name="T41">thy</text:span><text:span text:style-name="T44"> rage before the Lord, and delivered such words from </text:span><text:span text:style-name="T41">thy</text:span><text:span text:style-name="T44"> mouth? For who, being a mortal, </text:span><text:span text:style-name="T41">is such</text:span><text:span text:style-name="T44"> that he shall be blameless? or, </text:span><text:span text:style-name="T41">who that is</text:span><text:span text:style-name="T44"> born of a woman, that he should be just? Forasmuch as he trusts not his saints; and the heaven is not pure before him. Alas then, abominable and unclean is man, drinking unrighteousness as a draught.</text:span></text:p>
        <text:p text:style-name="P73"><text:span text:style-name="T44"><text:tab/>But I will tell thee, hearken to me; I will tell thee now what I have seen; things wise men say, and their fathers have not hidden. To them alone the earth was given, and no stranger came upon them. All the life of the ungodly </text:span><text:span text:style-name="T41">is spent</text:span><text:span text:style-name="T44"> in care, and the </text:span><text:soft-page-break/><text:span text:style-name="T44">years granted to the oppressor are numbered. And his terror is in his ears: just when he seems to be at peace, his overthrow will come. Let him not trust that he shall return from darkness, for he has been already made over to the power of the sword. And he has been appointed to be food for vultures; and he knows within himself that he is doomed to be a carcass: and a dark day shall carry him away as with a whirlwind. Distress also and anguish shall come upon him: he shall fall as a captain in the first rank. For he has lifted his hands against the Lord, and he has hardened his neck against the Almighty Lord. And he has run </text:span><text:span text:style-name="T44">against him with insolence, on the </text:span><text:span text:style-name="T44">thickness of the back of his shield. For </text:span><text:span text:style-name="T44">he has covered his face with his fat, and made layers of fat upon his thighs. And let him lodge in desolate cities, and enter into houses without </text:span><text:span text:style-name="T44">inhabitant: and what they have prepared, others shall carry away. Neither shall he at all grow rich, nor shall his substance remain: he shall </text:span><text:span text:style-name="T44">not cast a shadow upon the earth. Neither shall he in any wise escape the darkness: let the wind blast his blossom, and let his flower fall off. Let him not think that he shall endure; for his end shall be vanity. His harvest shall perish before the time, and his branch shall not flourish. And let him be gathered as the unripe grape before the time, and let him fall as the blossom of the olive. For death is the witness of an ungodly man, and fire </text:span><text:span text:style-name="T44">shall burn the houses of them that receive gifts. </text:span><text:span text:style-name="T44">And he shall conceive sorrows, and his end shall be vanity, and his belly shall bear deceit.</text:span><text:span text:style-name="T79"> </text:span><text:span text:style-name="T81">Glory be to the Holy Trinity.</text:span></text:p>
      </text:section>
      <text:p text:style-name="P53"/>
      <text:p text:style-name="P40">Sirach 2:1-3:4</text:p>
      <text:p text:style-name="P41"><text:tab/><text:span text:style-name="T8">From the book of Wisdom of Jesus, son of Sirach. His blessing be upon us. Amen.</text:span></text:p>
      <text:section text:style-name="Sect1" text:name="Section348">
        <text:p text:style-name="P92"><text:span text:style-name="T20"><text:tab/></text:span><text:span text:style-name="T22">My son, if thou come to serve the Lord, prepare thy soul for temptation. Set thy heart aright, and constantly endure, and make not haste in time of trouble. Cleave unto him, and depart not away, that thou mayest be increased at thy last end. Whatsoever is brought upon thee take cheerfully, and be patient when thou art changed to a low estate. For gold is tried in the fire, and acceptable men in the furnace of adversity. Believe in him, and he will help thee; order thy way aright, and trust in him. Ye that fear the Lord, wait for his mercy; and go not aside, lest ye fall. Ye that fear the Lord, believe him; and your reward shall not fail. Ye that fear the Lord, hope for good, and for everlasting joy and mercy. </text:span><text:span text:style-name="T81">Glory be to the Holy Trinity.</text:span></text:p>
      </text:section>
      <text:p text:style-name="P53"/>
      <text:p text:style-name="P23"><text:soft-page-break/>The Matins Gospel</text:p>
      <text:p text:style-name="P34">Psalm 15:10,11</text:p>
      <text:p text:style-name="P35"><text:tab/><text:span text:style-name="T8">A Psalm of David.</text:span></text:p>
      <text:p text:style-name="P36"><text:tab/><text:span text:style-name="T48">For Thou wilt not leave my soul in Amenti; neither wilt Thou suffer Thine Holy One to see corruption. Thou hast instructed me in the ways of life</text:span><text:span text:style-name="T23">. </text:span><text:span text:style-name="T8">Alleluia.</text:span></text:p>
      <text:p text:style-name="P39"/>
      <text:p text:style-name="P40">Luke 20:27-38</text:p>
      <text:p text:style-name="P41"><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44">
        <text:p text:style-name="P73"><text:span text:style-name="T12"><text:tab/></text:span><text:span text:style-name="T40">Then came to </text:span><text:span text:style-name="T41">him</text:span><text:span text:style-name="T44"> certain of the Sadducees, which deny that there is any resurrection; and they asked him, Saying, Master, Moses wrote unto us, </text:span><text:span text:style-name="T44">If any man’s brother die, having a wife, and he die without children, that </text:span><text:span text:style-name="T44">his brother should take his wife, and raise up seed unto his brother. There were therefore seven brethren: and the first took a wife, and died without children. And the second took her to wife, and he died childless. And the </text:span><text:span text:style-name="T44">third took her; and in like manner the seven also: and they left no children, </text:span><text:span text:style-name="T44">and died. Last of all the woman died also. Therefore in the resurrection whose wife of them is she? for seven had her to wife. And Jesus answering said unto them, </text:span><text:span text:style-name="T72">The children of this world marry, and are given in marriage:</text:span><text:span text:style-name="T44"> </text:span><text:span text:style-name="T72">But they which shall be accounted worthy to obtain that world, and the resurrection from the dead, neither marry, nor are given in marriage:</text:span><text:span text:style-name="T44"> </text:span><text:span text:style-name="T72">Neither can they die any more: for they are equal unto the angels; and are the children of God, being the children of the resurrection.</text:span><text:span text:style-name="T44"> </text:span><text:span text:style-name="T72">Now that the dead are raised, even Moses shewed at the bush, when he calleth the Lord the God of Abraham, and the God of Isaac, and the God of Jacob.</text:span><text:span text:style-name="T44"> </text:span><text:span text:style-name="T72">For he is not a God of the dead, but of the living: for all live unto him.</text:span><text:span text:style-name="T77"> </text:span><text:span text:style-name="T66">Glory be to God forever.</text:span></text:p>
      </text:section>
      <text:p text:style-name="P24"/>
      <text:p text:style-name="P28">The Liturgy</text:p>
      <text:p text:style-name="P39"/>
      <text:p text:style-name="P29">The Pauline Epistle</text:p>
      <text:p text:style-name="P40">Hebrews 11:1-8</text:p>
      <text:p text:style-name="P41"><text:tab/><text:span text:style-name="T8">A chapter from the Epistle of our teacher Paul to the Hebrews. His blessing be upon us. Amen.</text:span></text:p>
      <text:section text:style-name="Sect1" text:name="Section145">
        <text:p text:style-name="P79"><text:span text:style-name="T63"><text:tab/></text:span><text:span text:style-name="T40">Now faith is the substance of things hoped for, the evidence of things not seen. For by it the elders obtained a good report. </text:span><text:span text:style-name="T40">Through faith we understand that the worlds were framed by the word of God, so that things which are seen were not made of things which do appear.</text:span></text:p>
        <text:p text:style-name="P73"><text:span text:style-name="T40"><text:tab/>By faith Abel offered unto God a more excellent sacrifice than Cain, by which he obtained witness that he was </text:span><text:soft-page-break/><text:span text:style-name="T40">righteous, God testifying of his gifts: and by it he being dead yet speaketh. </text:span><text:span text:style-name="T40">By faith Enoch was translated that he should not see death; and was not found, because God had translated </text:span><text:span text:style-name="T40">him: for before his translation he had this testimony, that he pleased God. But without faith </text:span><text:span text:style-name="T41">it is</text:span><text:span text:style-name="T44"> impossible to please </text:span><text:span text:style-name="T41">him</text:span><text:span text:style-name="T44">: for he that cometh to God must believe that he is, and </text:span><text:span text:style-name="T41">that</text:span><text:span text:style-name="T44"> he is a rewarder of them that diligently seek </text:span><text:span text:style-name="T44">him. By faith Noah, being warned of God of things not seen as yet, moved with fear, prepared an ark to the saving of his house; by the which he condemned the world, and became heir of the righteousness which is by faith. </text:span><text:span text:style-name="T44">By faith Abraham, when he was called to go out into a place which he should after receive for an inheritance, </text:span><text:span text:style-name="T44">obeyed; and he went out, not knowing whither he went.</text:span></text:p>
      </text:section>
      <text:p text:style-name="P49">The grace of God the Father be with you all. Amen.</text:p>
      <text:p text:style-name="P39"/>
      <text:p text:style-name="P29">The Catholic Epistle</text:p>
      <text:p text:style-name="P40">Jude 1:17-25</text:p>
      <text:p text:style-name="P41"><text:tab/><text:span text:style-name="T8">The Catholic Epistle from the Epistle of our teacher Jude. His Blessing be upon us. Amen.</text:span></text:p>
      <text:section text:style-name="Sect1" text:name="Section146">
        <text:p text:style-name="P79"><text:span text:style-name="T65"><text:tab/></text:span><text:span text:style-name="T40">But, beloved, remember ye the words which were spoken before of the apostles of our Lord Jesus Christ; How that they told you there should be mockers in the last time, who should walk after their own ungodly lusts. These be they who separate themselves, sensual, having not the Spirit. But ye, beloved, building up yourselves on your most holy faith, praying in the Holy Ghost, Keep yourselves in the love of God, looking for the mercy of our Lord Jesus Christ unto eternal life. And of some have compassion, making a difference: And others save with fear, pulling </text:span><text:span text:style-name="T41">them</text:span><text:span text:style-name="T44"> out of the fire; hating even the garment spotted by the flesh. Now unto him that is able to keep you from falling, and to present </text:span><text:span text:style-name="T41">you</text:span><text:span text:style-name="T44"> faultless before the presence of his glory with exceeding joy, To the only wise God our Saviour, </text:span><text:span text:style-name="T41">be</text:span><text:span text:style-name="T44"> glory and majesty, dominion and power, both now and ever. Amen.</text:span></text:p>
      </text:section>
      <text:p text:style-name="P41"><text:tab/><text:span text:style-name="T8">Do not love the world, nor the things which are in the world. The world shall pass away and all its desires; but he who does the will of God shall abide forever. Amen.</text:span></text:p>
      <text:p text:style-name="P39"/>
      <text:p text:style-name="P29">The Praxis</text:p>
      <text:p text:style-name="P40">Acts 23:6-11</text:p>
      <text:p text:style-name="P41"><text:tab/><text:span text:style-name="T8">A chapter from the Acts of our fathers the pure Apostles, who were invested with the grace of the Holy Spirit. Their blessing be with us all. Amen.</text:span></text:p>
      <text:section text:style-name="Sect1" text:name="Section147">
        <text:p text:style-name="P79"><text:span text:style-name="T64"><text:tab/></text:span><text:span text:style-name="T40">But when Paul perceived that the one part were Sadducees, and the other Pharisees, he cried out in the council, Men </text:span><text:span text:style-name="T41">and</text:span><text:span text:style-name="T44"> brethren, I am a Pharisee, the son of a Pharisee: of the hope and resurrection of the dead I am called in question. And when he had so said, there arose a dissension between the Pharisees and the Sadducees: and the multitude was </text:span><text:soft-page-break/><text:span text:style-name="T44">divided. For the Sadducees say that there is no resurrection, neither angel, </text:span><text:span text:style-name="T44">nor spirit: but the Pharisees confess both. And there arose a great cry: and </text:span><text:span text:style-name="T44">the scribes </text:span><text:span text:style-name="T41">that were</text:span><text:span text:style-name="T44"> of the Pharisees’ part arose, and strove, saying, We find no evil in this man: but if a spirit or an angel hath spoken to him, let us not fight against God. And when there arose a great dissension, the chief </text:span><text:span text:style-name="T44">captain, fearing lest Paul should have been pulled in pieces of them, commanded the soldiers to go down, and to take him by force from among them, and to bring </text:span><text:span text:style-name="T41">him</text:span><text:span text:style-name="T44"> into the castle. And the night following the Lord stood by him, and said,</text:span><text:span text:style-name="T72"> Be of good cheer, Paul: for as thou hast testified of </text:span><text:span text:style-name="T72">me in Jerusalem, so must thou bear witness also at Rome.</text:span></text:p>
      </text:section>
      <text:p text:style-name="P39"><text:tab/><text:span text:style-name="T8">The word of the Lord abides in this church and in every church. Amen.</text:span></text:p>
      <text:p text:style-name="P39"/>
      <text:p text:style-name="P29">The Gospel</text:p>
      <text:p text:style-name="P40">Paslm 15:1</text:p>
      <text:p text:style-name="P52"><text:tab/>A Psalm of David.</text:p>
      <text:p text:style-name="P38"><text:span text:style-name="T8"><text:tab/></text:span><text:span text:style-name="T48">Guard me, O Lord: for in Thee have I </text:span><text:span text:style-name="T51">hoped. I said to the Lord, Thou art my Lord: and Thou hast no need of my goodness.</text:span><text:span text:style-name="T82"> </text:span><text:span text:style-name="T8">Alleluia.</text:span></text:p>
      <text:p text:style-name="P39"/>
      <text:p text:style-name="P40">Luke 11:14-26</text:p>
      <text:p text:style-name="P4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48">
        <text:p text:style-name="P73"><text:span text:style-name="T64"><text:tab/></text:span><text:span text:style-name="T44">And he was casting out a devil, and it was dumb. And it came to pass, when the devil was gone out, the dumb spake; and the people wondered. But some of them said, He casteth out devils through Beelzebub the chief of the devils. And others, tempting </text:span><text:span text:style-name="T41">him</text:span><text:span text:style-name="T44">, sought of him a sign from heaven. But he, knowing their thoughts, said unto them,</text:span><text:span text:style-name="T72"> Every kingdom divided against itself is brought to desolation; and a house </text:span><text:span text:style-name="T75">divided</text:span><text:span text:style-name="T72"> against a house falleth.</text:span><text:span text:style-name="T44"> </text:span><text:span text:style-name="T72">If Satan also be divided against himself, how shall his kingdom stand? because ye say that I cast out devils through Beelzebub.</text:span><text:span text:style-name="T44"> </text:span><text:span text:style-name="T72">And if I by Beelzebub cast out devils, by whom do your sons cast </text:span><text:span text:style-name="T75">them</text:span><text:span text:style-name="T72"> out? therefore shall they be your judges.</text:span><text:span text:style-name="T44"> </text:span><text:span text:style-name="T72">But if I with the finger of God </text:span><text:span text:style-name="T72">cast out </text:span><text:span text:style-name="T72">devils, no doubt the kingdom of God is come upon you.</text:span><text:span text:style-name="T44"> </text:span><text:span text:style-name="T72">When a strong man armed keepeth his palace, his goods are in peace:</text:span><text:span text:style-name="T44"> </text:span><text:span text:style-name="T72">But when a stronger than he shall come upon him, and overcome him, he taketh from him all his armour wherein he trusted, and divideth his spoils.</text:span><text:span text:style-name="T44"> </text:span><text:span text:style-name="T72">He that is not with me is against me: and he that gathereth not with me scattereth.</text:span><text:span text:style-name="T44"> </text:span><text:span text:style-name="T72">When the unclean spirit is gone out of a man, he walketh through dry places, seeking rest; and finding none, he saith, I will return unto my house </text:span><text:soft-page-break/><text:span text:style-name="T72">whence I came out.</text:span><text:span text:style-name="T44"> </text:span><text:span text:style-name="T72">And when he cometh, he findeth </text:span><text:span text:style-name="T75">it</text:span><text:span text:style-name="T72"> swept and </text:span><text:span text:style-name="T72">garnished.</text:span><text:span text:style-name="T44"> </text:span><text:span text:style-name="T72">Then goeth he, and taketh </text:span><text:span text:style-name="T75">to him</text:span><text:span text:style-name="T72"> seven other spirits more wicked </text:span><text:span text:style-name="T72">than himself; and they enter in, and dwell there: and the last </text:span><text:span text:style-name="T75">state</text:span><text:span text:style-name="T72"> of that man is worse than the first.</text:span><text:span text:style-name="T77"> </text:span><text:span text:style-name="T66">Glory be to God forever.</text:span></text:p>
      </text:section>
      <text:p text:style-name="P31"/>
      <text:p text:style-name="P60">Saturday of the Third Week of Lent</text:p>
      <text:p text:style-name="P54"/>
      <text:p text:style-name="P23">The Matins Gospel</text:p>
      <text:p text:style-name="P34">Psalm 129:1,2</text:p>
      <text:p text:style-name="P35"><text:tab/><text:span text:style-name="T8">A Psalm of David.</text:span></text:p>
      <text:p text:style-name="P36"><text:tab/><text:span text:style-name="T6">Out of the depths have I cried unto Thee, O Lord; Lord, hear my coice. Let Thine ears be attentive to the voice of my supplication. </text:span><text:span text:style-name="T8">Alleluia.</text:span></text:p>
      <text:p text:style-name="P39"/>
      <text:p text:style-name="P40">Mark 10:17-27</text:p>
      <text:p text:style-name="P41"><text:tab/><text:span text:style-name="T8">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149">
        <text:p text:style-name="P73"><text:span text:style-name="T12"><text:tab/></text:span><text:span text:style-name="T40">And when he was gone forth into the way, there came one running, and kneeled to him, and asked him, Good Master, what shall I do that I may inherit eternal life? And Jesus said unto him, </text:span><text:span text:style-name="T74">Why callest thou me good? </text:span><text:span text:style-name="T75">there is</text:span><text:span text:style-name="T72"> none good but one, </text:span><text:span text:style-name="T75">that is</text:span><text:span text:style-name="T72">, God.</text:span><text:span text:style-name="T44"> </text:span><text:span text:style-name="T72">Thou knowest the commandments, Do not commit adultery, Do not kill, Do not steal, Do not bear false witness, Defraud not, Honour thy father and mother.</text:span><text:span text:style-name="T44"> And he answered and said unto him, Master, all these have I observed from my youth. Then Jesus beholding him loved him, and said unto him, </text:span><text:span text:style-name="T72">One thing thou lackest: go thy way, sell whatsoever thou hast, and give to the poor, and thou shalt have treasure in heaven: and come, take up the cross, and follow me.</text:span><text:span text:style-name="T44"> And he was sad at that saying, and went away grieved: for he had great possessions. And Jesus looked round about, and saith unto his disciples, </text:span><text:span text:style-name="T72">How hardly shall they that have riches enter into the kingdom of God!</text:span><text:span text:style-name="T44"> And the disciples were astonished at his words. But Jesus answereth again, and </text:span><text:span text:style-name="T44">saith unto them, </text:span><text:span text:style-name="T72">Children, how hard is it for them that trust in riches to enter into the kingdom of God!</text:span><text:span text:style-name="T44"> </text:span><text:span text:style-name="T72">It is easier for a camel to go through the eye of a needle, than for a rich man to enter into the kingdom of God.</text:span><text:span text:style-name="T44"> And they were astonished out of measure, saying among themselves, Who then can be saved? And Jesus looking upon them saith, </text:span><text:span text:style-name="T72">With men </text:span><text:span text:style-name="T75">it is</text:span><text:span text:style-name="T72"> impossible, but not with God: for with God all things are possible.</text:span><text:span text:style-name="T64"> </text:span><text:span text:style-name="T66">Glory be to God forever.</text:span></text:p>
      </text:section>
      <text:p text:style-name="P24"/>
      <text:p text:style-name="P28"><text:soft-page-break/>The Liturgy</text:p>
      <text:p text:style-name="P39"/>
      <text:p text:style-name="P29">The Pauline Epistle</text:p>
      <text:p text:style-name="P40">2 Corinthians 7:2-11</text:p>
      <text:p text:style-name="P41"><text:tab/><text:span text:style-name="T8">A chapter from the Second Epistle of our teacher Paul to the Corinthians. His blessing be upon us. Amen.</text:span></text:p>
      <text:section text:style-name="Sect1" text:name="Section150">
        <text:p text:style-name="P79"><text:span text:style-name="T63"><text:tab/></text:span><text:span text:style-name="T40">Receive us; we have wronged no man, we have corrupted no man, we have defrauded no man. I speak not </text:span><text:span text:style-name="T41">this</text:span><text:span text:style-name="T44"> to condemn </text:span><text:span text:style-name="T41">you</text:span><text:span text:style-name="T44">: for I have said before, that ye are in our hearts to die and live with </text:span><text:span text:style-name="T41">you</text:span><text:span text:style-name="T44">. </text:span><text:span text:style-name="T44">Great </text:span><text:span text:style-name="T41">is</text:span><text:span text:style-name="T44"> my boldness of speech toward you, great </text:span><text:span text:style-name="T41">is</text:span><text:span text:style-name="T44"> my glorying of you: I am filled with comfort, I am exceeding joyful in all our tribulation.</text:span></text:p>
        <text:p text:style-name="P73"><text:span text:style-name="T44"><text:tab/>For, when we were come into Macedonia, our flesh had no rest, but we were troubled on every side; without </text:span><text:span text:style-name="T41">were</text:span><text:span text:style-name="T44"> fightings, within </text:span><text:span text:style-name="T41">were</text:span><text:span text:style-name="T44"> fears. Nevertheless God, that comforteth those that are cast down, comforted us by the coming of Titus; </text:span><text:span text:style-name="T44">And not </text:span><text:span text:style-name="T44">by his coming only, but by the consolation wherewith he was comforted in you, when he told us your earnest desire, your mourning, your fervent mind toward me; so that I rejoiced the more. For though I made you sorry with a letter, I do not repent, though I did repent: for I perceive that the same epistle hath made you sorry, though </text:span><text:span text:style-name="T41">it were</text:span><text:span text:style-name="T44"> but for a season. Now I rejoice, not that ye were made sorry, but that ye sorrowed to repentance: for ye were made sorry after a godly manner, that ye might receive damage by us in nothing. For godly sorrow worketh repentance to salvation not to be repented of: but the sorrow of the world worketh death. For behold this selfsame thing, that ye sorrowed after a godly sort, what carefulness it wrought in you, yea, </text:span><text:span text:style-name="T41">what</text:span><text:span text:style-name="T44"> clearing of yourselves, yea, </text:span><text:span text:style-name="T41">what</text:span><text:span text:style-name="T44"> indignation, yea, </text:span><text:span text:style-name="T41">what</text:span><text:span text:style-name="T44"> fear, yea, </text:span><text:span text:style-name="T41">what</text:span><text:span text:style-name="T44"> vehement desire, yea, </text:span><text:span text:style-name="T41">what</text:span><text:span text:style-name="T44"> zeal, yea, </text:span><text:span text:style-name="T41">what</text:span><text:span text:style-name="T44"> revenge! In all </text:span><text:span text:style-name="T41">things</text:span><text:span text:style-name="T44"> ye have approved yourselves to be clear in this matter.</text:span></text:p>
      </text:section>
      <text:p text:style-name="P49">The grace of God the Father be with you all. Amen.</text:p>
      <text:p text:style-name="P39"/>
      <text:p text:style-name="P29">The Catholic Epistle</text:p>
      <text:p text:style-name="P40">James 2:14-26</text:p>
      <text:p text:style-name="P41"><text:tab/><text:span text:style-name="T8">The Catholic Epistle from the Epistle of our teacher James. His Blessing be upon us. Amen.</text:span></text:p>
      <text:section text:style-name="Sect1" text:name="Section151">
        <text:p text:style-name="P79"><text:span text:style-name="T65"><text:tab/></text:span><text:span text:style-name="T40">What </text:span><text:span text:style-name="T41">doth it</text:span><text:span text:style-name="T44"> profit, my brethren, though a man say he hath faith, and have not works? can faith save him? If a brother or sister be naked, and destitute of daily food, And one of you say unto them, Depart in peace, be </text:span><text:span text:style-name="T41">ye</text:span><text:span text:style-name="T44"> warmed and filled; notwithstanding ye give them not those things which are needful to the body; what </text:span><text:span text:style-name="T41">doth it</text:span><text:span text:style-name="T44"> profit? Even so faith, if it hath not works, is dead, being alone. Yea, a man may say, Thou hast faith, and I have works: shew me thy faith without thy works, and I will shew </text:span><text:soft-page-break/><text:span text:style-name="T44">thee my faith by my works. Thou believest that there is one God; thou </text:span><text:span text:style-name="T44">doest well: the devils also believe, and tremble. But wilt thou know, O vain </text:span><text:span text:style-name="T44">man, that faith without works is dead? Was not Abraham our father justified by works, when he had offered Isaac his son upon the altar? Seest thou how faith wrought with his works, and by works was faith made perfect? And the scripture was fulfilled which saith, Abraham believed God, and it was imputed unto him for righteousness: and he was called the Friend of God. Ye see then how that by works a man is justified, and not by faith only. Likewise also was not Rahab the harlot justified by works, when she had received the messengers, and had sent </text:span><text:span text:style-name="T41">them</text:span><text:span text:style-name="T44"> out another way? For as the body without the spirit is dead, so faith without works is dead also.</text:span></text:p>
      </text:section>
      <text:p text:style-name="P41"><text:tab/><text:span text:style-name="T8">Do not love the world, nor the things which are in the world. The world shall pass away and all its desires; but he who does the will of God shall abide forever. Amen.</text:span></text:p>
      <text:p text:style-name="P39"/>
      <text:p text:style-name="P29">The Praxis</text:p>
      <text:p text:style-name="P40">Acts 23:12-35</text:p>
      <text:p text:style-name="P41"><text:tab/><text:span text:style-name="T8">A chapter from the Acts of our fathers the pure Apostles, who were invested with the grace of the Holy Spirit. Their blessing be with us all. Amen.</text:span></text:p>
      <text:section text:style-name="Sect1" text:name="Section152">
        <text:p text:style-name="P79"><text:span text:style-name="T64"><text:tab/></text:span><text:span text:style-name="T40">And when it was day, certain of the Jews banded together, and bound themselves under a curse, saying that they would neither eat nor drink till they had killed Paul. And they were more than forty which had made this conspiracy. And they came to the chief priests and elders, and said, We have bound ourselves under a great curse, that we will eat nothing until we have slain Paul. Now therefore ye with the council signify to the chief captain that he bring him down unto you to morrow, as though ye would enquire something more perfectly concerning him: and we, or ever he come near, are ready to kill him. And when Paul’s sister’s son heard of their lying in wait, he went and entered into the castle, and told Paul. Then Paul called one of the centurions unto </text:span><text:span text:style-name="T41">him</text:span><text:span text:style-name="T44">, and said, Bring this young man unto the chief captain: for he hath a certain thing to tell him. So he took him, and brought </text:span><text:span text:style-name="T41">him</text:span><text:span text:style-name="T44"> to the chief captain, and said, Paul the prisoner called me unto </text:span><text:span text:style-name="T41">him</text:span><text:span text:style-name="T44">, and prayed me to bring this young man unto thee, who hath something to say unto thee. Then the chief captain took him by the hand, and went </text:span><text:span text:style-name="T41">with him</text:span><text:span text:style-name="T44"> aside privately, and asked </text:span><text:span text:style-name="T41">him</text:span><text:span text:style-name="T44">, What is that thou hast to tell me? And he said, The Jews have agreed to desire thee that thou wouldest bring down Paul to morrow into the council, as though they would enquire somewhat of him more perfectly. But do not thou yield unto them: for there lie in wait for him of them more than forty men, which </text:span><text:soft-page-break/><text:span text:style-name="T44">have bound themselves with an oath, that they will neither eat nor drink till </text:span><text:span text:style-name="T44">they have killed him: and now are they ready, looking for a promise from </text:span><text:span text:style-name="T44">thee. So the chief captain </text:span><text:span text:style-name="T41">then</text:span><text:span text:style-name="T44"> let the young man depart, and charged </text:span><text:span text:style-name="T41">him, See thou</text:span><text:span text:style-name="T44"> tell no man that thou hast shewed these things to me. And he called unto </text:span><text:span text:style-name="T41">him</text:span><text:span text:style-name="T44"> two centurions, saying, Make ready two hundred soldiers to go to Caesarea, and horsemen threescore and ten, and spearmen two hundred, at the third hour of the night; And provide </text:span><text:span text:style-name="T41">them</text:span><text:span text:style-name="T44"> beasts, that they may set Paul on, and bring </text:span><text:span text:style-name="T41">him</text:span><text:span text:style-name="T44"> safe unto Felix the governor. And he wrote a letter after this manner: Claudius Lysias unto the most excellent governor Felix </text:span><text:span text:style-name="T41">sendeth</text:span><text:span text:style-name="T44"> greeting. This man was taken of the Jews, and should have been killed of them: then came I with an army, and </text:span><text:span text:style-name="T44">rescued him, having understood that he was a Roman. And when I would have known the cause wherefore they accused him, I brought him forth into their council: Whom I perceived to be accused of questions of their law, but </text:span><text:span text:style-name="T44">to have nothing laid to his charge worthy of death or of bonds. And when it was told me how that the Jews laid wait for the man, I sent straightway to thee, and gave commandment to his accusers also to say before thee what </text:span><text:span text:style-name="T41">they had</text:span><text:span text:style-name="T44"> against him. Farewell. Then the soldiers, as it was commanded them, took Paul, and brought </text:span><text:span text:style-name="T41">him</text:span><text:span text:style-name="T44"> by night to Antipatris. On the morrow they left the horsemen to go with him, and returned to the castle: Who, when they came to Caesarea, and delivered the epistle to the governor, presented Paul also before him. And when the governor had read </text:span><text:span text:style-name="T41">the letter</text:span><text:span text:style-name="T44">, he asked of what province he was. And when he understood that </text:span><text:span text:style-name="T41">he was</text:span><text:span text:style-name="T44"> of Cilicia; I will hear thee, said he, when thine accusers are also come. And he commanded him to be kept in Herod’s judgment hall.</text:span></text:p>
      </text:section>
      <text:p text:style-name="P39"><text:tab/><text:span text:style-name="T8">The word of the Lord abides in this church and in every church. Amen.</text:span></text:p>
      <text:p text:style-name="P39"/>
      <text:p text:style-name="P29">The Gospel</text:p>
      <text:p text:style-name="P40">Psalm 26:10,11</text:p>
      <text:p text:style-name="P52"><text:tab/>A Psalm of David.</text:p>
      <text:p text:style-name="P38"><text:span text:style-name="T8"><text:tab/></text:span><text:span text:style-name="T48">I will praise, I will sing unto the Lord. </text:span><text:span text:style-name="T51">Hear, O Lord, my voice with which I have cried: have mercy upon me, and hear me: for my heart has said unto Thee</text:span><text:span text:style-name="T48">. </text:span><text:span text:style-name="T8">Alleluia.</text:span></text:p>
      <text:p text:style-name="P39"/>
      <text:p text:style-name="P40"/>
      <text:p text:style-name="P8">Matthew 18:23-35</text:p>
      <text:p text:style-name="P4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53">
        <text:p text:style-name="P73"><text:span text:style-name="T64"><text:tab/></text:span><text:span text:style-name="T72">Therefore is the kingdom of heaven likened unto a certain king, which would take account of his servants.</text:span><text:span text:style-name="T44"> </text:span><text:span text:style-name="T72">And when he had begun to reckon, one was brought unto him, which owed him ten thousand talents.</text:span><text:span text:style-name="T44"> </text:span><text:span text:style-name="T72">But forasmuch as he had not to pay, his lord commanded him to be sold, </text:span><text:span text:style-name="T72">and his wife, and children, and all that he had, and payment to be made.</text:span><text:span text:style-name="T44"> </text:span><text:span text:style-name="T72">The servant therefore fell down, and worshipped him, saying, Lord, have patience with me, and I will pay thee all.</text:span><text:span text:style-name="T44"> </text:span><text:span text:style-name="T72">Then the lord of that servant was moved with compassion, and loosed him, and forgave him the debt.</text:span><text:span text:style-name="T44"> </text:span><text:span text:style-name="T72">But the same servant went out, and found one of his fellowservants, which owed him an hundred pence: and he laid hands on him, and took </text:span><text:span text:style-name="T75">him</text:span><text:span text:style-name="T72"> by the throat, saying, Pay me that thou owest.</text:span><text:span text:style-name="T44"> </text:span><text:span text:style-name="T72">And his fellowservant fell down at his feet, and besought him, saying, Have patience with me, and I will pay thee all.</text:span><text:span text:style-name="T44"> </text:span><text:span text:style-name="T72">And he would not: but went and cast him into prison, till he should pay </text:span><text:span text:style-name="T72">the debt.</text:span><text:span text:style-name="T44"> </text:span><text:span text:style-name="T72">So when his fellowservants saw what was done, they were very sorry, and came and told unto their lord all that was done.</text:span><text:span text:style-name="T44"> </text:span><text:span text:style-name="T72">Then his lord, after that he had called him, said unto him, O thou wicked servant, I forgave </text:span><text:span text:style-name="T72">thee all that debt, because thou desiredst me:</text:span><text:span text:style-name="T44"> </text:span><text:span text:style-name="T72">Shouldest not thou also have had compassion on thy fellowservant, even as I had pity on thee?</text:span><text:span text:style-name="T44"> </text:span><text:span text:style-name="T72">And his lord was wroth, and delivered him to the tormentors, till he should pay all that was due unto him.</text:span><text:span text:style-name="T44"> </text:span><text:span text:style-name="T72">So likewise shall my heavenly Father do also unto you, if ye from your hearts forgive not every one his brother their trespasses.</text:span><text:span text:style-name="T64"> </text:span><text:span text:style-name="T66">Glory be to God forever.</text:span></text:p>
      </text:section>
      <text:p text:style-name="P27"/>
      <text:p text:style-name="P60"/>
      <text:p text:style-name="P10">The Third Sunday of Lent</text:p>
      <text:p text:style-name="P34"/>
      <text:p text:style-name="P23">The Vespers Gospel</text:p>
      <text:p text:style-name="P34">Psalm 87:1-2</text:p>
      <text:p text:style-name="P35"><text:tab/><text:span text:style-name="T8">A Psalm of David.</text:span></text:p>
      <text:p text:style-name="P36"><text:tab/><text:span text:style-name="T6">O Lord God of my salvation, by day have I cried and by night before Thee. Let my prayer come before Thee, incline Thine ear unto my supplication. </text:span><text:span text:style-name="T8">Alleluia.</text:span></text:p>
      <text:p text:style-name="P39"/>
      <text:p text:style-name="P40">Matthew 15:1-20</text:p>
      <text:p text:style-name="P41"><text:tab/><text:span text:style-name="T8">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54">
        <text:p text:style-name="P73"><text:span text:style-name="T12"><text:tab/></text:span><text:span text:style-name="T44">Then came to Jesus scribes and Pharisees, which were of Jerusalem, saying, Why do thy disciples transgress the tradition of the elders? for they wash not their hands when they eat bread. But he answered and said unto them, </text:span><text:span text:style-name="T72">Why do ye also transgress the commandment of God by your tradition?</text:span><text:span text:style-name="T44"> </text:span><text:span text:style-name="T72">For God commanded, saying, Honour thy father and mother: and, He that curseth father or mother, let him die the death.</text:span><text:span text:style-name="T44"> </text:span><text:span text:style-name="T72">But ye say, Whosoever shall say to </text:span><text:span text:style-name="T75">his</text:span><text:span text:style-name="T72"> father or </text:span><text:span text:style-name="T75">his</text:span><text:span text:style-name="T72"> mother, </text:span><text:span text:style-name="T75">It is</text:span><text:span text:style-name="T72"> a gift, by whatsoever thou mightest be profited by me; </text:span><text:span text:style-name="T72">And honour not his father or his mother, </text:span><text:span text:style-name="T75">he shall be free</text:span><text:span text:style-name="T72">. Thus have ye made the commandment of God of none effect by your tradition.</text:span><text:span text:style-name="T44"> </text:span><text:span text:style-name="T75">Ye</text:span><text:span text:style-name="T72"> hypocrites, well did Esaias prophesy of you, saying,</text:span><text:span text:style-name="T44"> </text:span><text:span text:style-name="T72">This people draweth nigh unto me with their mouth, and honoureth me with </text:span><text:span text:style-name="T75">their</text:span><text:span text:style-name="T72"> lips; but their heart is far from me.</text:span><text:span text:style-name="T44"> </text:span><text:span text:style-name="T72">But in vain they do worship me, teaching </text:span><text:span text:style-name="T75">for</text:span><text:span text:style-name="T72"> doctrines the commandments of men.</text:span></text:p>
        <text:p text:style-name="P73"><text:span text:style-name="T44"><text:tab/>And he called the multitude, and said unto them, </text:span><text:span text:style-name="T72">Hear, and understand:</text:span><text:span text:style-name="T44"> </text:span><text:span text:style-name="T72">Not that which goeth into the mouth defileth a man; but that which cometh out of the mouth, this defileth a man.</text:span><text:span text:style-name="T44"> Then came his disciples, and said unto him, Knowest thou that the Pharisees were offended, after they heard this saying? But he answered and said,</text:span><text:span text:style-name="T72"> Every plant, which my heavenly Father hath not planted, shall be rooted up.</text:span><text:span text:style-name="T44"> </text:span><text:span text:style-name="T72">Let them alone: they be blind leaders of the blind. And if the blind lead the blind, both shall fall into the ditch.</text:span><text:span text:style-name="T44"> Then answered Peter and said unto him, Declare unto us this parable. And Jesus said, </text:span><text:span text:style-name="T72">Are ye also yet without understanding?</text:span><text:span text:style-name="T44"> </text:span><text:span text:style-name="T72">Do not ye yet understand, that whatsoever entereth in at the mouth goeth into the belly, and is cast out into the draught?</text:span><text:span text:style-name="T44"> </text:span><text:span text:style-name="T72">But those things which proceed out of the mouth come forth from the heart; and they defile the man.</text:span><text:span text:style-name="T44"> </text:span><text:span text:style-name="T72">For out of the heart proceed evil thoughts, murders, adulteries, fornica</text:span><text:soft-page-break/><text:span text:style-name="T72">tions, thefts, false witness, blasphemies:</text:span><text:span text:style-name="T44"> </text:span><text:span text:style-name="T72">These are </text:span><text:span text:style-name="T75">the things</text:span><text:span text:style-name="T72"> which defile a man: but to eat with unwashen hands defileth not a man.</text:span><text:span text:style-name="T16"> Glory be to God forever.</text:span></text:p>
      </text:section>
      <text:p text:style-name="P49"/>
      <text:p text:style-name="P23">The Matins Gospel</text:p>
      <text:p text:style-name="P34">Psalm 54:1,18</text:p>
      <text:p text:style-name="P35"><text:tab/><text:span text:style-name="T8">A Psalm of David.</text:span></text:p>
      <text:p text:style-name="P36"><text:tab/><text:span text:style-name="T6">Hear, O God, my prayer, and dispise not my supplication; attend unto me, and hear me. As for me, unto God have I cried, and the Lord has heard me. </text:span><text:span text:style-name="T8">Alleluia.</text:span></text:p>
      <text:p text:style-name="P39"/>
      <text:p text:style-name="P40">Matthew 20:1-16</text:p>
      <text:p text:style-name="P41"><text:tab/><text:span text:style-name="T8">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55">
        <text:p text:style-name="P73"><text:span text:style-name="T12"><text:tab/></text:span><text:span text:style-name="T72">For the kingdom of heaven is like unto a man </text:span><text:span text:style-name="T75">that is</text:span><text:span text:style-name="T72"> an householder, which went out early in the morning to hire labourers into his vineyard.</text:span><text:span text:style-name="T44"> </text:span><text:span text:style-name="T72">And when he had agreed with the labourers for a penny a day, he sent them into his vineyard.</text:span><text:span text:style-name="T44"> </text:span><text:span text:style-name="T72">And he went out about the third hour, and saw others standing idle in the marketplace,</text:span><text:span text:style-name="T44"> </text:span><text:span text:style-name="T72">And said unto them; Go ye also into the vineyard, and whatsoever is right I will give you. And they went their way.</text:span><text:span text:style-name="T44"> </text:span><text:span text:style-name="T72">Again he went out about the sixth and ninth hour, and did likewise.</text:span><text:span text:style-name="T44"> </text:span><text:span text:style-name="T72">And about the eleventh hour he went out, and found others standing idle, and saith unto them, Why stand ye here all the day idle?</text:span><text:span text:style-name="T44"> </text:span><text:span text:style-name="T72">They say unto him, Because no man hath hired us. He saith unto them, Go ye also into the vineyard; and whatsoever is right, </text:span><text:span text:style-name="T75">that</text:span><text:span text:style-name="T72"> shall ye receive.</text:span><text:span text:style-name="T44"> </text:span><text:span text:style-name="T72">So when even was come, the lord of the vineyard saith unto his steward, Call the labourers, and give them </text:span><text:span text:style-name="T75">their</text:span><text:span text:style-name="T72"> hire, beginning from the last unto the first.</text:span><text:span text:style-name="T44"> </text:span><text:span text:style-name="T72">And when they came that </text:span><text:span text:style-name="T75">were hired</text:span><text:span text:style-name="T72"> about the eleventh hour, they received every man a penny.</text:span><text:span text:style-name="T44"> </text:span><text:span text:style-name="T72">But when the first came, they supposed that they should have received more; and they likewise received every man a penny.</text:span><text:span text:style-name="T44"> </text:span><text:span text:style-name="T72">And when they had received </text:span><text:span text:style-name="T75">it</text:span><text:span text:style-name="T72">, they murmured against the goodman of the house,</text:span><text:span text:style-name="T44"> </text:span><text:span text:style-name="T72">Saying, These last have wrought </text:span><text:span text:style-name="T75">but</text:span><text:span text:style-name="T72"> one hour, and thou hast made them equal unto us, which have borne the burden and heat of the day.</text:span><text:span text:style-name="T44"> </text:span><text:span text:style-name="T72">But he answered one of them, and said, Friend, I do thee no wrong: didst not thou agree with me for a penny?</text:span><text:span text:style-name="T44"> </text:span><text:span text:style-name="T72">Take </text:span><text:span text:style-name="T75">that</text:span><text:span text:style-name="T72"> thine </text:span><text:span text:style-name="T75">is</text:span><text:span text:style-name="T72">, and go thy way: I will give unto this last, even as unto thee.</text:span><text:span text:style-name="T44"> </text:span><text:span text:style-name="T72">Is it not lawful for me to do what I will with mine own? Is thine eye evil, because I am good?</text:span><text:span text:style-name="T44"> </text:span><text:span text:style-name="T72">So the last shall be first, and the first last: for many be called, but few chosen.</text:span><text:span text:style-name="T64"> </text:span><text:span text:style-name="T66">Glory be to God forever.</text:span></text:p>
      </text:section>
      <text:p text:style-name="P49"/>
      <text:p text:style-name="P28"><text:soft-page-break/>The Liturgy</text:p>
      <text:p text:style-name="P39"/>
      <text:p text:style-name="P29">The Pauline Epistle</text:p>
      <text:p text:style-name="P40">2 Corinthians 6:2-13</text:p>
      <text:p text:style-name="P41"><text:tab/><text:span text:style-name="T8">A chapter from the First Second of our teacher Paul to the Corinthians. His blessing be upon us. Amen.</text:span></text:p>
      <text:section text:style-name="Sect1" text:name="Section156">
        <text:p text:style-name="P79"><text:span text:style-name="T63"><text:tab/></text:span><text:span text:style-name="T44">(For he saith, I have heard thee in a time accepted, and in the day of salvation have I succoured thee: behold, now </text:span><text:span text:style-name="T41">is</text:span><text:span text:style-name="T44"> the accepted time; behold, now </text:span><text:span text:style-name="T41">is</text:span><text:span text:style-name="T44"> the day of salvation.) Giving no offence in any thing, that the ministry be not blamed: But in all </text:span><text:span text:style-name="T41">things</text:span><text:span text:style-name="T44"> approving ourselves as the ministers of God, in much patience, in afflictions, in necessities, in distresses, In stripes, in imprisonments, in tumults, in labours, in watchings, in fastings; By pureness, by knowledge, by longsuffering, by kindness, by the Holy Ghost, by love unfeigned, By the word of truth, by the power of God, by the armour of righteousness on the right hand and on the left, By honour and dishonour, by evil report and good report: as deceivers, and </text:span><text:span text:style-name="T41">yet</text:span><text:span text:style-name="T44"> true; As unknown, and </text:span><text:span text:style-name="T41">yet</text:span><text:span text:style-name="T44"> well known; as dying, and, behold, we live; as chastened, and not killed; </text:span><text:span text:style-name="T44">As sorrowful, yet alway rejoicing; as poor, yet making many rich; as having nothing, and </text:span><text:span text:style-name="T41">yet</text:span><text:span text:style-name="T44"> possessing all things.</text:span></text:p>
        <text:p text:style-name="P73"><text:span text:style-name="T44"><text:tab/>O </text:span><text:span text:style-name="T41">ye</text:span><text:span text:style-name="T44"> Corinthians, our mouth is open unto you, our heart is enlarged. Ye are not straitened in us, but ye are straitened in your own bowels. </text:span><text:span text:style-name="T44">Now for a recompence in the same, (I speak as unto </text:span><text:span text:style-name="T41">my</text:span><text:span text:style-name="T44"> children,) be ye also enlarged.</text:span></text:p>
      </text:section>
      <text:p text:style-name="P49">The grace of God the Father be with you all. Amen.</text:p>
      <text:p text:style-name="P39"/>
      <text:p text:style-name="P29">The Catholic Epistle</text:p>
      <text:p text:style-name="P40">James 3:1-12</text:p>
      <text:p text:style-name="P41"><text:tab/><text:span text:style-name="T8">The Catholic Epistle from the Epistle of our teacher James. His Blessing be upon us. Amen.</text:span></text:p>
      <text:section text:style-name="Sect1" text:name="Section157">
        <text:p text:style-name="P79"><text:span text:style-name="T65"><text:tab/></text:span><text:span text:style-name="T45">My brethren, be not many masters, knowing that we shall receive the greater condemnation. For in many things we offend all. If any man offend not in word, the same </text:span><text:span text:style-name="T42">is</text:span><text:span text:style-name="T45"> a perfect man, </text:span><text:span text:style-name="T42">and</text:span><text:span text:style-name="T45"> able also to bridle the whole body. Behold, we put bits in the horses’ mouths, that they may obey us; and we turn about their whole body. Behold also the ships, which though </text:span><text:span text:style-name="T42">they be</text:span><text:span text:style-name="T45"> so great, and </text:span><text:span text:style-name="T42">are</text:span><text:span text:style-name="T45"> driven of fierce winds, yet are they turned about with a very small helm, whithersoever the governor listeth. Even so the tongue is a little member, and boasteth great things. Behold, how great a matter a little fire kindleth! And the tongue </text:span><text:span text:style-name="T42">is</text:span><text:span text:style-name="T45"> a fire, a world of iniquity: so is the tongue among our members, that it defileth the whole body, and setteth on fire the course of nature; and it is set on fire of hell. For </text:span><text:span text:style-name="T45">every kind of beasts, and of birds, and of serpents, and of things in the sea, is </text:span><text:soft-page-break/><text:span text:style-name="T45">tamed, and hath been tamed of mankind: But the tongue can no man tame; </text:span><text:span text:style-name="T42">it is</text:span><text:span text:style-name="T45"> an unruly evil, full of deadly poison. Therewith bless we God, even the Father; and therewith curse we men, which are made after the similitude of God. Out of the same mouth proceedeth blessing and cursing. My brethren, these things ought not so to be. Doth a fountain send forth at the same place sweet </text:span><text:span text:style-name="T42">water</text:span><text:span text:style-name="T45"> and bitter? </text:span><text:span text:style-name="T45">Can the fig tree, my brethren, bear olive berries? either a vine, figs? so </text:span><text:span text:style-name="T42">can</text:span><text:span text:style-name="T45"> no fountain both yield salt water and fresh.</text:span></text:p>
      </text:section>
      <text:p text:style-name="P41"><text:tab/><text:span text:style-name="T8">Do not love the world, nor the things which are in the world. The world shall pass away and all its desires; but he who does the will of God shall abide forever. Amen.</text:span></text:p>
      <text:p text:style-name="P39"/>
      <text:p text:style-name="P29">The Praxis</text:p>
      <text:p text:style-name="P40">Acts 24:1-23</text:p>
      <text:p text:style-name="P41"><text:tab/><text:span text:style-name="T8">A chapter from the Acts of our fathers the pure Apostles, who were invested with the grace of the Holy Spirit. Their blessing be with us all. Amen.</text:span></text:p>
      <text:section text:style-name="Sect1" text:name="Section158">
        <text:p text:style-name="P79"><text:span text:style-name="T64"><text:tab/></text:span><text:span text:style-name="T44">And after five days Ananias the high priest descended with the elders, and </text:span><text:span text:style-name="T41">with</text:span><text:span text:style-name="T44"> a certain orator </text:span><text:span text:style-name="T41">named</text:span><text:span text:style-name="T44"> Tertullus, who informed the governor against Paul. And when he was called forth, Tertullus began to accuse </text:span><text:span text:style-name="T41">him</text:span><text:span text:style-name="T44">, saying, Seeing that by thee we enjoy great quietness, and that very worthy deeds are done unto this nation by thy providence, We accept </text:span><text:span text:style-name="T41">it</text:span><text:span text:style-name="T44"> always, and in all places, most noble Felix, with all thankfulness. Notwithstanding, that I be not further tedious unto thee, I pray thee that thou wouldest hear us of thy clemency a few words. For we have found this man </text:span><text:span text:style-name="T41">a</text:span><text:span text:style-name="T44"> pestilent </text:span><text:span text:style-name="T41">fellow</text:span><text:span text:style-name="T44">, and a mover of sedition among all the Jews throughout the world, and a ringleader of the sect of the Nazarenes: Who also hath gone about to profane the temple: whom we took, and would have judged according to our law. But the chief captain Lysias came </text:span><text:span text:style-name="T41">upon us</text:span><text:span text:style-name="T44">, and with great violence took </text:span><text:span text:style-name="T41">him</text:span><text:span text:style-name="T44"> away out of our hands, Commanding his accusers to come unto thee: by examining of whom thyself mayest take knowledge of all these things, whereof we accuse him. </text:span><text:span text:style-name="T44">And the Jews also assented, saying that these things were so.</text:span></text:p>
        <text:p text:style-name="P73"><text:span text:style-name="T44"><text:tab/>Then Paul, after that the governor had beckoned unto him to speak, answered, Forasmuch as I know that thou hast been of many years a judge unto this nation, I do the more cheerfully answer for myself: Because that thou mayest understand, that there are yet but twelve days since I went up to Jerusalem for to worship. And they neither found me in the temple disputing with any man, neither raising up the people, neither in the synagogues, nor in the city: </text:span><text:span text:style-name="T44">Neither can they prove the things whereof they now accuse me. But this </text:span><text:soft-page-break/><text:span text:style-name="T44">I confess unto thee, that after the way which they call heresy, so worship I the God of my fathers, believing all things which are written in the law and in the prophets: And have hope toward God, which they themselves also allow, that there shall be a resurrection of the dead, both of the just and unjust. And herein do I exercise myself, to have always a conscience void of offence toward God, and </text:span><text:span text:style-name="T41">toward</text:span><text:span text:style-name="T44"> men. Now after many years I came to bring alms to my nation, and offerings. Whereupon certain Jews from Asia found me purified in the temple, neither with multitude, nor with tumult. Who ought to have been here before thee, and object, if they had ought against me. Or else let these same </text:span><text:span text:style-name="T41">here</text:span><text:span text:style-name="T44"> say, if they have found any evil doing in me, while I stood before the council, </text:span><text:span text:style-name="T44">Except it be for this one voice, that I cried standing among them, Touching the resurrection of the dead I am called in question by you this day.</text:span></text:p>
        <text:p text:style-name="P73"><text:span text:style-name="T44"><text:tab/>And when Felix heard these things, having more perfect knowledge of </text:span><text:span text:style-name="T41">that</text:span><text:span text:style-name="T44"> way, he deferred them, and said, When Lysias the chief captain shall come down, I will know the uttermost of your matter. And he commanded a centurion to keep Paul, and to let </text:span><text:span text:style-name="T41">him</text:span><text:span text:style-name="T44"> have liberty, and that he should forbid none of his acquaintance to minister or come unto him.</text:span></text:p>
      </text:section>
      <text:p text:style-name="P39"><text:tab/><text:span text:style-name="T8">The word of the Lord abides in this church and in every church. Amen.</text:span></text:p>
      <text:p text:style-name="P39"/>
      <text:p text:style-name="P29">The Gospel</text:p>
      <text:p text:style-name="P40">Psalm 87:7,8</text:p>
      <text:p text:style-name="P52"><text:tab/>A Psalm of David.</text:p>
      <text:p text:style-name="P38"><text:span text:style-name="T8"><text:tab/></text:span><text:span text:style-name="T47">Remember not our old transgressions. Let Thy compassions speedily precede us for we have become exceedingly poor. Help us, O God, our Saviour, for the glory of Thy Name.</text:span><text:span text:style-name="T50"> </text:span><text:span text:style-name="T8">Alleluia.</text:span></text:p>
      <text:p text:style-name="P39"/>
      <text:p text:style-name="P40">Luke 15:11-32</text:p>
      <text:p text:style-name="P4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59">
        <text:p text:style-name="P73"><text:span text:style-name="T64"><text:tab/></text:span><text:span text:style-name="T44">And he said, </text:span><text:span text:style-name="T72">A certain man had two sons:</text:span><text:span text:style-name="T44"> </text:span><text:span text:style-name="T72">And the younger of them said to </text:span><text:span text:style-name="T75">his</text:span><text:span text:style-name="T72"> father, Father, give me the portion of goods that falleth </text:span><text:span text:style-name="T75">to me</text:span><text:span text:style-name="T72">. And he divided unto them </text:span><text:span text:style-name="T75">his</text:span><text:span text:style-name="T72"> living.</text:span><text:span text:style-name="T44"> </text:span><text:span text:style-name="T72">And not many days after the younger son gathered all together, and took his journey into a far country, and there wasted his substance with riotous living.</text:span><text:span text:style-name="T44"> </text:span><text:span text:style-name="T72">And when he had spent all, there arose a mighty famine in that land; and he began to be in want.</text:span><text:span text:style-name="T44"> </text:span><text:span text:style-name="T72">And he went and joined himself to a citizen of that country; and he sent him into his fields to feed swine.</text:span><text:span text:style-name="T44"> </text:span><text:span text:style-name="T72">And he would fain have filled his belly with the </text:span><text:soft-page-break/><text:span text:style-name="T72">husks that the swine did eat: and no man gave unto him.</text:span><text:span text:style-name="T44"> </text:span><text:span text:style-name="T72">And when he came to himself, he said, How many hired servants of my father’s have bread enough and to spare, and I perish with hunger!</text:span><text:span text:style-name="T44"> </text:span><text:span text:style-name="T72">I will arise and go to my father, and will say unto him, Father, I have sinned against heaven, and before thee,</text:span><text:span text:style-name="T44"> </text:span><text:span text:style-name="T72">And am no more worthy to be called thy son: make me as one of thy hired servants.</text:span><text:span text:style-name="T44"> </text:span><text:span text:style-name="T72">And he arose, and came to his father. But when he was yet a great way off, his father saw him, and had compassion, and ran, and fell on his neck, and kissed him.</text:span><text:span text:style-name="T44"> </text:span><text:span text:style-name="T72">And the son said unto him, Father, I have sinned against heaven, and in thy sight, and am no more worthy to be called thy son.</text:span><text:span text:style-name="T44"> </text:span><text:span text:style-name="T72">But the father said to his servants, Bring forth the best robe, and put </text:span><text:span text:style-name="T75">it</text:span><text:span text:style-name="T72"> on him; and put a ring on his hand, and shoes on </text:span><text:span text:style-name="T75">his</text:span><text:span text:style-name="T72"> feet:</text:span><text:span text:style-name="T44"> </text:span><text:span text:style-name="T72">And bring hither the fatted calf, and kill </text:span><text:span text:style-name="T75">it</text:span><text:span text:style-name="T72">; and let us eat, and be merry:</text:span><text:span text:style-name="T44"> </text:span><text:span text:style-name="T72">For this my son was dead, and is alive again; he was lost, and is found. And they began to be merry.</text:span><text:span text:style-name="T44"> </text:span><text:span text:style-name="T72">Now his elder son was in the field: and as he came and drew nigh to the house, he heard musick and dancing.</text:span><text:span text:style-name="T44"> </text:span><text:span text:style-name="T72">And he called one of the servants, and asked what these things meant.</text:span><text:span text:style-name="T44"> </text:span><text:span text:style-name="T72">And he said unto him, Thy brother is come; and thy father hath killed the fatted calf, because he hath received him safe and sound.</text:span><text:span text:style-name="T44"> </text:span><text:span text:style-name="T72">And he was angry, and would not go in: therefore came his father out, and intreated him.</text:span><text:span text:style-name="T44"> </text:span><text:span text:style-name="T72">And he answering said to </text:span><text:span text:style-name="T75">his</text:span><text:span text:style-name="T72"> father, Lo, these many years do I serve thee, neither transgressed I at any time thy commandment: and yet thou never gavest me a kid, that I might make merry with my friends:</text:span><text:span text:style-name="T44"> </text:span><text:span text:style-name="T72">But as soon as this thy son was come, which hath devoured thy living with harlots, thou hast killed for him the fatted calf.</text:span><text:span text:style-name="T44"> </text:span><text:span text:style-name="T72">And he said unto him, Son, thou art ever with me, and all that I have is thine.</text:span><text:span text:style-name="T44"> </text:span><text:span text:style-name="T72">It was meet that we should make merry, and be glad: for this thy brother was dead, and is alive again; and was lost, and is found.</text:span><text:span text:style-name="T64"> </text:span><text:span text:style-name="T66">Glory be to God forever.</text:span></text:p>
      </text:section>
      <text:p text:style-name="P31"/>
      <text:p text:style-name="P60">The Evening Office of the Third Sunday of Lent</text:p>
      <text:p text:style-name="P49"/>
      <text:p text:style-name="P23">The Gospel</text:p>
      <text:p text:style-name="P40">Psalm 29:1,2,3</text:p>
      <text:p text:style-name="P48"><text:tab/>A Psalm of David.</text:p>
      <text:p text:style-name="P37"><text:span text:style-name="T8"><text:tab/></text:span><text:span text:style-name="T48">I will exalt Thee, O Lord; for Thou hast received me, and hast not made my enemies to rejoice over me. O Lord my God, I have cried unto Thee, and Thou hast healed me. O Lord, Thou hast brought up my soul from Amenti.</text:span><text:span text:style-name="T83"> </text:span><text:span text:style-name="T8">Alleluia.</text:span></text:p>
      <text:p text:style-name="P39"/>
      <text:p text:style-name="P40"><text:soft-page-break/>Matthew 21:28-32</text:p>
      <text:p text:style-name="P41"><text:tab/><text:span text:style-name="T8">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63">
        <text:p text:style-name="P73"><text:span text:style-name="T12"><text:tab/></text:span><text:span text:style-name="T14"> </text:span><text:span text:style-name="T72">But what think ye? A </text:span><text:span text:style-name="T75">certain</text:span><text:span text:style-name="T72"> man had two sons; and he came to the first, and said, Son, go work to day in my vineyard.</text:span><text:span text:style-name="T44"> </text:span><text:span text:style-name="T72">He answered and said, I will not: but afterward he repented, and went.</text:span><text:span text:style-name="T44"> </text:span><text:span text:style-name="T72">And he came to the second, and said likewise. And he answered and said, I </text:span><text:span text:style-name="T75">go</text:span><text:span text:style-name="T72">, sir: and went not.</text:span><text:span text:style-name="T44"> </text:span><text:span text:style-name="T72">Whether of them twain did the will of </text:span><text:span text:style-name="T75">his</text:span><text:span text:style-name="T72"> father?</text:span><text:span text:style-name="T44"> They say unto him, The first. Jesus saith unto them, </text:span><text:span text:style-name="T72">Verily I say unto you, That the publicans and the harlots go into the kingdom of God before you.</text:span><text:span text:style-name="T44"> </text:span><text:span text:style-name="T72">For John came unto you in the way of righteousness, and ye believed him not: but the publicans and the harlots believed him: and ye, when ye had seen </text:span><text:span text:style-name="T75">it</text:span><text:span text:style-name="T72">, repented not afterward, that ye might believe him.</text:span><text:span text:style-name="T14"> </text:span><text:span text:style-name="T15">Glory be to God forever.</text:span></text:p>
      </text:section>
      <text:p text:style-name="P25"/>
      <text:p text:style-name="P60">Monday of the Fourth Week of Lent</text:p>
      <text:p text:style-name="P49"/>
      <text:p text:style-name="P23">The Matins Prophecies</text:p>
      <text:p text:style-name="P40">Genesis 27:1-41<text:span text:style-name="T92">a</text:span></text:p>
      <text:p text:style-name="P41"><text:tab/><text:span text:style-name="T8">From the book of Genesis of Moses the prophet. His blessing be upon us. Amen.</text:span></text:p>
      <text:section text:style-name="Sect1" text:name="Section160">
        <text:p text:style-name="P98"><text:span text:style-name="T20"><text:tab/></text:span><text:span text:style-name="T44">And it came to pass after Isaac was old, that his eyes were dimmed so that he could not see; and he called Esau, his elder son, and said to him, My son; and he said, Behold, I </text:span><text:span text:style-name="T41">am here</text:span><text:span text:style-name="T44">. And he said, Behold, I am grown old, and know not the day of my death. Now then take the weapons, both thy </text:span><text:span text:style-name="T44">quiver and thy bow, and go into the plain, and get me venison, and make me meats, as I like them, and bring them to me that I may eat, that my soul may bless thee, before I die. </text:span><text:span text:style-name="T44">And Rebecca heard Isaac speaking to Esau his son; and Esau went to the plain to procure venison for his father.</text:span></text:p>
        <text:p text:style-name="P74"><text:span text:style-name="T44"><text:tab/>And Rebecca said to Jacob her younger son, Behold, I heard thy father speaking to Esau thy brother, saying, Bring me venison, and prepare me meats, that I may eat and bless thee before the Lord before I die. Now then, my son, hearken to me, as I command thee. And go to the cattle and take for me thence two kids, tender and good, and I will make them meats for thy father, as he likes. And thou shalt bring them in to thy father, and he shall eat, that thy father may bless thee before he dies. And Jacob said to his mother Rebecca, Esau my brother is a hairy man, and I a smooth man. Peradventure my father </text:span><text:span text:style-name="T44">may feel me, and I shall be before him as one ill-intentioned, and I shall bring upon me a curse, and not a blessing. </text:span><text:soft-page-break/><text:span text:style-name="T44">And his mother said to him, On me be thy curse, son; only hearken to my </text:span><text:span text:style-name="T44">voice, and go and bring </text:span><text:span text:style-name="T41">them</text:span><text:span text:style-name="T44"> me. So he went and took and brought them to his mother; and his mother made meats, as his father liked </text:span><text:span text:style-name="T41">them</text:span><text:span text:style-name="T44">. And Rebecca having taken the fine raiment of her elder son Esau which was with her in the house, put it on Jacob her younger son. And she put on his arms the skins of the kids, and on the bare parts of his neck. </text:span><text:span text:style-name="T44">And she gave the meats, and the loaves which she had prepared, into the hands of Jacob her son.</text:span></text:p>
        <text:p text:style-name="P74"><text:span text:style-name="T44"><text:tab/>And he brought </text:span><text:span text:style-name="T41">them</text:span><text:span text:style-name="T44"> to his father, and said, Father; and he said, Behold I </text:span><text:span text:style-name="T41">am here</text:span><text:span text:style-name="T44">; who art thou, son? And Jacob said to his father, I, Esau thy first-born, have done as thou toldest me; rise, sit, and eat of my venison, that thy soul may bless me. And Isaac said to his son, What is this which thou hast quickly found? And he said, That which the Lord thy God presented before me. And Isaac said to Jacob, Draw night to me, and I will feel thee, son, if thou art my son Esau or not. And Jacob drew night to his father Isaac, and he felt him, and said, The voice </text:span><text:span text:style-name="T41">is</text:span><text:span text:style-name="T44"> Jacob’s voice, but the hands </text:span><text:span text:style-name="T41">are</text:span><text:span text:style-name="T44"> the hands of Esau. And he knew him not, for his hands were as the hands of his brother Esau, hairy; and he blessed him, and he said, Art thou my son Esau? and he said, I </text:span><text:span text:style-name="T41">am</text:span><text:span text:style-name="T44">. And he said, Bring hither, and I will eat of thy venison, son, that my soul may bless thee; and he brought </text:span><text:span text:style-name="T41">it</text:span><text:span text:style-name="T44"> near to him, and he ate, and he brought him wine, and he drank. And Isaac his father said to him, Draw nigh to me, and kiss me, son. And he drew nigh and kissed him, and smelled the smell of his garments, and blessed him, and said, Behold, the smell of my son is as </text:span><text:span text:style-name="T44">the smell of an abundant field, which the Lord has blessed. And may God give thee of the dew of heaven, and of the fatness of the earth, and abundance of corn and wine. </text:span><text:span text:style-name="T44">And let nations serve thee, and princes bow down to thee, and be thou lord of thy brother, and the sons of thy father shall do thee reverence; accursed is he that curses thee, and blessed is he that blesses thee.</text:span></text:p>
        <text:p text:style-name="P74"><text:span text:style-name="T44"><text:tab/>And it came to pass after Isaac had ceased blessing his son Jacob, it even came to pass, just when Jacob had gone out from the presence of Isaac his father, that Esau his brother came in from his hunting. And he also had made meats and brought them to his father; and he said to his father, Let my father arise and eat of his son’s venison, that thy soul may bless me. And Isaac his father said to him, Who art thou? And he said, I am thy first-born son Esau. And Isaac was amazed with very great amazement, and said, </text:span><text:span text:style-name="T44">Who then is it that has procured venison for me and brought it to me? and I have eaten of all before thou </text:span><text:soft-page-break/><text:span text:style-name="T44">camest, and I have blessed him, and he shall be blessed. And it came to </text:span><text:span text:style-name="T44">pass when Esau heard the words of his father Isaac, he cried out with a great and very bitter cry, and said, Bless, I pray thee, me also, father. And he said to him, Thy brother has come with subtlety, and taken thy blessing. And he said, Rightly was his name called Jacob, for lo! this second time has he supplanted me; he has both taken my birthright, and now he has taken my blessing; and Esau said to his father, Hast thou not left a blessing for me, father? And Isaac answered and said to Esau, If I have made him thy lord, and have made all his brethren his servants, and have strengthened him with corn and wine, what then shall I do for thee, son? And Esau said to his father, Hast thou </text:span><text:span text:style-name="T41">only</text:span><text:span text:style-name="T44"> one blessing, father? Bless, I pray thee, me also, father. And Isaac being troubled, Esau cried aloud and wept. And Isaac his father answered and said to him, Behold, thy dwelling shall be of the fatness of the earth, and of the dew of heaven from above. </text:span><text:span text:style-name="T44">And thou shalt live by thy sword, and shalt serve thy brother; and there shall be </text:span><text:span text:style-name="T41">a time</text:span><text:span text:style-name="T44"> when thou shalt break and loosen his yoke from off thy neck.</text:span></text:p>
        <text:p text:style-name="P74"><text:span text:style-name="T44"><text:tab/>And Esau was angry with Jacob because of the blessing, with which his father blessed him.</text:span><text:span text:style-name="T79"> </text:span><text:span text:style-name="T81">Glory be to the Holy Trinity.</text:span></text:p>
      </text:section>
      <text:p text:style-name="P53"/>
      <text:p text:style-name="P40">Isaiah 14:24-32</text:p>
      <text:p text:style-name="P41"><text:tab/><text:span text:style-name="T8">From the book of Isaiah the prophet. His blessing be upon us. Amen.</text:span></text:p>
      <text:section text:style-name="Sect1" text:name="Section349">
        <text:p text:style-name="P98"><text:span text:style-name="T20"><text:tab/></text:span><text:span text:style-name="T44">Thus saith the Lord of hosts, As I have said, so it shall be: and as I have purposed, so </text:span><text:span text:style-name="T41">the matter</text:span><text:span text:style-name="T44"> shall remain: </text:span><text:span text:style-name="T41">even</text:span><text:span text:style-name="T44"> to destroy the Assyrians upon my land, and upon my mountains: and they shall be for trampling; and their yoke shall be taken away from them, and their glory shall be taken away from their shoulders. This is the purpose which the Lord has purposed upon the whole earth: and this the hand that is uplifted against all the nations. For what the Holy God has purposed, who shall frustrate? and who shall turn back his uplifted hand? In the year in which king Achaz died this word came. Rejoice not, all ye Philistines, because the yoke of him that smote you is broken: for out of the seed of the serpent shall come forth the young asps, and their young shall come forth flying serpents, And the poor shall be fed by him, and poor men shall rest in peace: but he shall destroy thy seed with hunger, and shall destroy thy remnant. Howl, ye gates of cities; let the cities be troubled and cry, </text:span><text:span text:style-name="T41">even</text:span><text:span text:style-name="T44"> all the Philistines: for smoke is coming from the north, and there is no </text:span><text:span text:style-name="T41">possibility</text:span><text:span text:style-name="T44"> of living. And what shall the kings of the nations answer? That the Lord has founded </text:span><text:span text:style-name="T44">Sion, and by him the poor of the </text:span><text:soft-page-break/><text:span text:style-name="T44">people shall be saved.</text:span><text:span text:style-name="T79"> </text:span><text:span text:style-name="T81">Glory be to the Holy Trinity.</text:span></text:p>
      </text:section>
      <text:p text:style-name="P53"/>
      <text:p text:style-name="P40">Job 16;17</text:p>
      <text:p text:style-name="P41"><text:tab/><text:span text:style-name="T8">From the book of Job the righteous. His blessing be upon us. Amen.</text:span></text:p>
      <text:section text:style-name="Sect1" text:name="Section350">
        <text:p text:style-name="P73"><text:span text:style-name="T20"><text:tab/></text:span><text:span text:style-name="T44">But Job answered and said, I have heard many such things: poor comforters are ye all. What! is there any reason in vain words? or what will hinder thee from answering? I also will speak as ye </text:span><text:span text:style-name="T41">do</text:span><text:span text:style-name="T44">: if indeed your soul were in my </text:span><text:span text:style-name="T41">soul’s</text:span><text:span text:style-name="T44"> stead, then would I insult you with words, and I would shake my head at you. And would there were strength in my mouth, and I would not spare the movement of my lips.</text:span></text:p>
        <text:p text:style-name="P73"><text:span text:style-name="T44"><text:tab/>For if I should speak, I shall not feel the pain of my wound: and if I should be silent, how shall I be wounded the less? But now he has made me weary, and a worn-out fool; and thou hast laid hold of me. My falsehood has become a testimony, and has risen up against me: it has confronted me to my face. In his anger he has cast me down; he has gnashed his teeth upon me: the weapons of his robbers have fallen upon me. He has attacked me with the keen glances of his eyes; with his sharp </text:span><text:span text:style-name="T41">spear</text:span><text:span text:style-name="T44"> he has smitten me </text:span><text:span text:style-name="T41">down</text:span><text:span text:style-name="T44"> upon my knees; and they have run upon me with one accord. For the Lord has delivered me into the hands of unrighteous men, and thrown me upon the ungodly. When I was at peace he distracted me: he took me by the hair of the head, and plucked it out: he set me up as a </text:span><text:span text:style-name="T44">mark. They surrounded me with spears, aiming at my reins: without sparing </text:span><text:span text:style-name="T41">me</text:span><text:span text:style-name="T44"> they poured out my gall upon the ground. They overthrew me with fall upon fall: they ran upon me in </text:span><text:span text:style-name="T41">their</text:span><text:span text:style-name="T44"> might. They sewed sackcloth upon my skin, and my strength has been spent on the ground. My belly has been parched with wailing, and darkness is on my eyelids.</text:span></text:p>
        <text:p text:style-name="P73"><text:span text:style-name="T44"><text:tab/>Yet there was no injustice in my hands, and my prayer is pure. Earth, cover not over the blood of my flesh, and let my cry have no place. And now, behold, my witness is in heaven, and my advocate is on high. Let my supplication come to the Lord, and let mine eye weep before him. Oh that a man might plead before the Lord, even </text:span><text:span text:style-name="T41">as</text:span><text:span text:style-name="T44"> the son of man with his neighbor! But my years are numbered and </text:span><text:span text:style-name="T41">their end</text:span><text:span text:style-name="T44"> come, and I shall go by the way by which I shall not return.</text:span></text:p>
        <text:p text:style-name="P73"><text:span text:style-name="T44"><text:tab/>I perish, carried away by the wind, and I seek for burial, and obtain </text:span><text:span text:style-name="T41">it</text:span><text:span text:style-name="T44"> not. Weary I intreat; and what have I done? and strangers have stolen my </text:span><text:span text:style-name="T44">goods. Who is this? let him join hands with me. For thou hast hid their heart from wisdom; therefore thou shalt not exalt them. He shall promise mischief </text:span><text:span text:style-name="T44">to </text:span><text:span text:style-name="T41">his</text:span><text:span text:style-name="T44"> companions: but </text:span><text:span text:style-name="T41">their</text:span><text:span text:style-name="T44"> eyes have </text:span><text:soft-page-break/><text:span text:style-name="T44">failed for </text:span><text:span text:style-name="T41">their</text:span><text:span text:style-name="T44"> children. But thou has made me a byword amoung the nations, and I am become a scorn to them. For my eyes are dimmed through pain; I have been grievously beset by all. Wonder has seized true men upon this; and let the just rise up against the transgressor. </text:span><text:span text:style-name="T44">But let the faithful hold on his own way, and let him that is pure of hands take courage.</text:span></text:p>
        <text:p text:style-name="P73"><text:span text:style-name="T44"><text:tab/>Howbeit, do ye all strengthen </text:span><text:span text:style-name="T41">yourselves</text:span><text:span text:style-name="T44"> and come now, for I do not find truth in you. My days have passed in groaning, and my heart-strings are broken. I have turned the night into day: the light is short because of darkness. For if I remain, Hades is my habitation: and my bed has been made in darkness. I have called upon death to be my father, and corruption </text:span><text:span text:style-name="T41">to be</text:span><text:span text:style-name="T44"> my mother and sister. Where then is yet my hope? or </text:span><text:span text:style-name="T41">where</text:span><text:span text:style-name="T44"> shall I see my good? Will they go down with me to Hades, or shall we go down together to the tomb?</text:span><text:span text:style-name="T79"> </text:span><text:span text:style-name="T81">Glory be to the Holy Trinity.</text:span></text:p>
      </text:section>
      <text:p text:style-name="P53"/>
      <text:p text:style-name="P23">The Matins Gospel</text:p>
      <text:p text:style-name="P34">Psalm 54:1,26:11</text:p>
      <text:p text:style-name="P35"><text:tab/><text:span text:style-name="T8">A Psalm of David.</text:span></text:p>
      <text:p text:style-name="P79"><text:span text:style-name="T67"><text:tab/></text:span><text:span text:style-name="T82">Hear, O God my prayer and despise not my supplication. </text:span><text:span text:style-name="T48">Attend unto me and hear me for my heart has said unto Thee. </text:span><text:span text:style-name="T66">Alleluia.</text:span></text:p>
      <text:p text:style-name="P39"/>
      <text:p text:style-name="P40">Luke 14:7-15</text:p>
      <text:p text:style-name="P41"><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61">
        <text:p text:style-name="P98"><text:span text:style-name="T12"><text:tab/></text:span><text:span text:style-name="T40">And he put forth a parable to those which were bidden, when he marked how they chose out the chief rooms; saying unto them, </text:span><text:span text:style-name="T74">When thou art bidden of any </text:span><text:span text:style-name="T75">man</text:span><text:span text:style-name="T72"> to a wedding, sit not down in the highest room; lest a more honourable man than thou be bidden of him; </text:span><text:span text:style-name="T72">And he that bade thee and him come and say to thee, Give this man place; and thou begin with shame to take the lowest room.</text:span><text:span text:style-name="T44"> </text:span><text:span text:style-name="T72">But when thou art bidden, go and sit down in the lowest room; that when he that bade thee cometh, he may say unto thee, Friend, go up higher: then shalt thou have worship in the presence of them that sit at meat with thee.</text:span><text:span text:style-name="T44"> </text:span><text:span text:style-name="T72">For whosoever exalteth himself shall be abased; and he that humbleth himself shall be exalted.</text:span><text:span text:style-name="T44"> Then said he also to him that bade him, </text:span><text:span text:style-name="T72">When thou makest a dinner or a supper, call not thy friends, nor thy brethren, neither thy kinsmen, nor </text:span><text:span text:style-name="T75">thy</text:span><text:span text:style-name="T72"> rich neighbours; lest they also bid thee again, and a recompence be made thee.</text:span><text:span text:style-name="T44"> </text:span><text:span text:style-name="T72">But when thou makest a feast, call the poor, the maimed, the lame, the blind:</text:span><text:span text:style-name="T44"> </text:span><text:span text:style-name="T72">And </text:span><text:soft-page-break/><text:span text:style-name="T72">thou shalt be blessed; for they cannot recompense thee: for thou shalt be recompensed at the resurrection of the just.</text:span></text:p>
        <text:p text:style-name="P74"><text:span text:style-name="T44"><text:tab/>And when one of them that sat at meat with him heard these things, he said unto him, Blessed </text:span><text:span text:style-name="T41">is</text:span><text:span text:style-name="T44"> he that shall eat bread in the kingdom of God.</text:span><text:span text:style-name="T64"> </text:span><text:span text:style-name="T66">Glory be to God forever.</text:span></text:p>
      </text:section>
      <text:p text:style-name="P24"/>
      <text:p text:style-name="P28">The Liturgy</text:p>
      <text:p text:style-name="P39"/>
      <text:p text:style-name="P29">The Pauline Epistle</text:p>
      <text:p text:style-name="P40">Romans 8:12-26</text:p>
      <text:p text:style-name="P41"><text:tab/><text:span text:style-name="T8">A chapter from the Epistle of our teacher Paul to the Romans. His blessing be upon us. Amen.</text:span></text:p>
      <text:section text:style-name="Sect1" text:name="Section162">
        <text:p text:style-name="P79"><text:span text:style-name="T63"><text:tab/></text:span><text:span text:style-name="T40">Therefore, brethren, we are debtors, not to the flesh, to live after the flesh. For if ye live after the flesh, ye shall die: but if ye through the Spirit do mortify the deeds of the body, ye shall live. For as many as are led by the Spirit of God, they are the sons of God. For ye have not received the spirit of bondage again to fear; but ye have received the Spirit of adoption, whereby we cry, Abba, Father. </text:span><text:span text:style-name="T40">The Spirit itself beareth witness with our spirit, that we are the children of God:</text:span></text:p>
        <text:p text:style-name="P73"><text:span text:style-name="T40"><text:tab/>And if children, then heirs; heirs of God, and joint–heirs with Christ; if so be that we suffer with </text:span><text:span text:style-name="T41">him</text:span><text:span text:style-name="T44">, that we may be also glorified together. For I reckon that the sufferings of this present time </text:span><text:span text:style-name="T41">are</text:span><text:span text:style-name="T44"> not worthy </text:span><text:span text:style-name="T41">to be compared</text:span><text:span text:style-name="T44"> with the glory which shall be revealed in us. For the earnest expect</text:span><text:span text:style-name="T44">ation of the creature waiteth for the manifestation of the sons of God. For the creature was made subject to vanity, not willingly, but by reason of him who hath subjected </text:span><text:span text:style-name="T41">the same</text:span><text:span text:style-name="T44"> in hope, Because the creature itself also shall be delivered from the bondage of corruption into the glorious liberty of the children of God. For we know that the whole creation groaneth and travaileth in pain together until now. And not only </text:span><text:span text:style-name="T41">they</text:span><text:span text:style-name="T44">, but ourselves also, which have the firstfruits of the Spirit, even we ourselves groan within ourselves, waiting for the adoption, </text:span><text:span text:style-name="T41">to wit</text:span><text:span text:style-name="T44">, the redemption of our body. For we are saved by hope: but hope that is seen is not hope: for what a man seeth, why doth he yet hope for? </text:span><text:span text:style-name="T44">But if we hope for that we see not, </text:span><text:span text:style-name="T41">then</text:span><text:span text:style-name="T44"> do we with patience wait for </text:span><text:span text:style-name="T41">it</text:span><text:span text:style-name="T44">.</text:span></text:p>
        <text:p text:style-name="P80"><text:s/><text:tab/>Likewise the Spirit also helpeth our infirmities: for we know not what we should pray for as we ought: but the Spirit itself maketh intercession for us with groanings which cannot be uttered.</text:p>
      </text:section>
      <text:p text:style-name="P49">The grace of God the Father be with you all. Amen.</text:p>
      <text:p text:style-name="P39"/>
      <text:p text:style-name="P29"/>
      <text:p text:style-name="P14">The Catholic Epistle</text:p>
      <text:p text:style-name="P40">James 5:16-20</text:p>
      <text:p text:style-name="P41"><text:tab/><text:span text:style-name="T8">The Catholic Epistle from the Epistle of our teacher James. His Blessing be upon us. Amen.</text:span></text:p>
      <text:section text:style-name="Sect1" text:name="Section163">
        <text:p text:style-name="P79"><text:span text:style-name="T65"><text:tab/></text:span><text:span text:style-name="T40">Confess </text:span><text:span text:style-name="T41">your</text:span><text:span text:style-name="T44"> faults one to another, and pray one for another, that ye may be healed. The effectual fervent prayer of a righteous man availeth much. Elias was a man subject to like passions as we are, and he prayed earnestly that it might not rain: and it rained not on the earth by the space of three years and six months. And he prayed again, and the heaven gave rain, and the earth brought forth her fruit. Brethren, if any of you do err from the truth, and one convert him; Let him know, that he which converteth the sinner from the error of his way shall save a soul from death, and shall hide a multitude of sins.</text:span></text:p>
      </text:section>
      <text:p text:style-name="P41"><text:tab/><text:span text:style-name="T8">Do not love the world, nor the things which are in the world. The world shall pass away and all its desires; but he who does the will of God shall abide forever. Amen.</text:span></text:p>
      <text:p text:style-name="P39"/>
      <text:p text:style-name="P29">The Praxis</text:p>
      <text:p text:style-name="P40">Acts 11:2-18</text:p>
      <text:p text:style-name="P41"><text:tab/><text:span text:style-name="T8">A chapter from the Acts of our fathers the pure Apostles, who were invested with the grace of the Holy Spirit. Their blessing be with us all. Amen.</text:span></text:p>
      <text:section text:style-name="Sect1" text:name="Section164">
        <text:p text:style-name="P79"><text:span text:style-name="T64"><text:tab/></text:span><text:span text:style-name="T40">And when Peter was come up to Jerusalem, they that were of the circumcision contended with him, Saying, Thou wentest in to men uncircumcised, and didst eat with them. But Peter rehearsed </text:span><text:span text:style-name="T41">the matter</text:span><text:span text:style-name="T44"> from the beginning, and expounded </text:span><text:span text:style-name="T41">it</text:span><text:span text:style-name="T44"> by order unto them, saying, I was in the city of Joppa praying: and in a trance I saw a vision, A certain vessel descend, as it </text:span><text:span text:style-name="T44">had been a great sheet, let down from heaven by four corners; and it came even to me: Upon the which when I had fastened mine eyes, I considered, and saw fourfooted beasts of the earth, and wild beasts, and creeping things, and fowls of the air. And I heard a voice saying unto me, Arise, Peter; slay and eat. But I said, Not so, Lord: for nothing common or unclean hath at any time entered into my mouth. But the voice answered me again from heaven, What God hath cleansed, </text:span><text:span text:style-name="T41">that</text:span><text:span text:style-name="T44"> call not thou common. And this was done three times: and all were drawn up again into heaven. And, behold, immediately there were three men already come unto the house where I was, sent from Caesarea unto me. And the Spirit bade me go with them, nothing doubting. Moreover these six brethren accompanied me, and we entered into the man’s house: And he shewed us how he had seen an angel in his house, which stood and said unto him, Send men to Joppa, and call for Simon, whose surname is Peter; Who shall tell </text:span><text:span text:style-name="T44">thee words, whereby thou and all thy house shall be saved. And as I began </text:span><text:soft-page-break/><text:span text:style-name="T44">to speak, the Holy Ghost fell on them, as on us at the beginning. Then remembered I the word of the Lord, how that he said,</text:span><text:span text:style-name="T72"> John indeed </text:span><text:span text:style-name="T72">baptized with water; but ye shall be baptized with the Holy Ghost.</text:span><text:span text:style-name="T44"> Forasmuch then as God gave them the like gift as </text:span><text:span text:style-name="T41">he did</text:span><text:span text:style-name="T44"> unto us, who believed on the Lord Jesus Christ; what was I, that I could withstand God? </text:span><text:span text:style-name="T44">When they heard these things, they held their peace, and glorified God, saying, Then hath God also to the Gentiles granted repentance unto life.</text:span></text:p>
      </text:section>
      <text:p text:style-name="P39"><text:tab/><text:span text:style-name="T8">The word of the Lord abides in this church and in every church. Amen.</text:span></text:p>
      <text:p text:style-name="P39"/>
      <text:p text:style-name="P29">The Gospel</text:p>
      <text:p text:style-name="P40">Psalm 54:14,15</text:p>
      <text:p text:style-name="P52"><text:tab/>A Psalm of David.</text:p>
      <text:p text:style-name="P38"><text:span text:style-name="T8"><text:tab/></text:span><text:span text:style-name="T48">I cried unto God and the Lord heard me. I will declare and He will hear my voice.</text:span><text:span text:style-name="T83"> </text:span><text:span text:style-name="T8">Alleluia.</text:span></text:p>
      <text:p text:style-name="P39"/>
      <text:p text:style-name="P40">Luke 16:1-9</text:p>
      <text:p text:style-name="P4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65">
        <text:p text:style-name="P73"><text:span text:style-name="T64"><text:tab/></text:span><text:span text:style-name="T44">And he said also unto his disciples, </text:span><text:span text:style-name="T72">There was a certain rich man, which had a steward; and the same was accused unto him that he had wasted his goods.</text:span><text:span text:style-name="T44"> </text:span><text:span text:style-name="T72">And he called him, and said unto him, How is it that I hear this of thee? give an account of thy stewardship; for thou mayest be no longer steward.</text:span><text:span text:style-name="T44"> </text:span><text:span text:style-name="T72">Then the steward said within himself, What shall I do? </text:span><text:span text:style-name="T72">for my lord taketh away from me the stewardship: I cannot dig; to beg I am ashamed.</text:span><text:span text:style-name="T44"> </text:span><text:span text:style-name="T72">I am resolved what to do, that, when I am put out of the stewardship, they may receive me into their houses.</text:span><text:span text:style-name="T44"> </text:span><text:span text:style-name="T72">So he called every one of his lord’s debtors </text:span><text:span text:style-name="T75">unto him</text:span><text:span text:style-name="T72">, and said unto the first, How much owest thou unto my lord?</text:span><text:span text:style-name="T44"> </text:span><text:span text:style-name="T72">And he said, An hundred measures of oil. And he said unto him, Take thy bill, and sit down quickly, and write fifty.</text:span><text:span text:style-name="T44"> </text:span><text:span text:style-name="T72">Then said he to another, And how much owest thou? And he said, An hundred measures of wheat. And he said unto him, Take thy bill, and write fourscore.</text:span><text:span text:style-name="T44"> </text:span><text:span text:style-name="T72">And the lord commended the unjust steward, because he had done wisely: for the children of this world are in their generation wiser than the children of light.</text:span><text:span text:style-name="T44"> </text:span><text:span text:style-name="T72">And I say unto you, Make to yourselves friends of the mammon of unrighteousness; that, when ye fail, they may receive you into everlasting habitations.</text:span><text:span text:style-name="T64"> </text:span><text:span text:style-name="T66">Glory be to God forever.</text:span></text:p>
      </text:section>
      <text:p text:style-name="P31"/>
      <text:p text:style-name="P60"><text:soft-page-break/>Tuesday of the Fourth Week of Lent</text:p>
      <text:p text:style-name="P49"/>
      <text:p text:style-name="P23">The Matins Prophecies</text:p>
      <text:p text:style-name="P40">Genesis 28:10-22</text:p>
      <text:p text:style-name="P41"><text:tab/><text:span text:style-name="T8">From the book of Genesis of Moses the prophet. His blessing be upon us. Amen.</text:span></text:p>
      <text:section text:style-name="Sect1" text:name="Section166">
        <text:p text:style-name="P98"><text:span text:style-name="T20"><text:tab/></text:span><text:span text:style-name="T44">And Jacob went forth from the well of the oath, and departed into Charrhan. And came to a certain place and slept there, for the sun had gone down; and he took </text:span><text:span text:style-name="T41">one</text:span><text:span text:style-name="T44"> of the stones of the place, and put it at his head, and lay down to sleep in that place, and dreamed, and behold a ladder fixed on the earth, whose top reached to heaven, and the angels of God ascended and descended on it. And the Lord stood upon it, and said, I am the God of thy father Abraam, and the God of Isaac; fear not, the land on which thou liest, to thee will I give it, and to thy seed. And thy seed shall be as the sand of the earth; and it shall spread abroad to the sea, and the south, and the north, and to the east; and in thee and in thy seed shall all the tribes of the earth be blessed. </text:span><text:span text:style-name="T44">And behold I am with thee to preserve thee continually in all the way wherein thou shalt go; and I will bring thee back to this land; for I will not desert thee, until I have done all that I have said to thee.</text:span></text:p>
        <text:p text:style-name="P74"><text:span text:style-name="T44"><text:tab/>And Jacob awaked out of his sleep, and said, The Lord is in this place, and I knew it not. And he was afraid, and said, How fearful is this place! this is none other than the house of God, and this is the gate of heaven. And Jacob rose up in the morning, and took the stone he </text:span><text:span text:style-name="T41">had</text:span><text:span text:style-name="T44"> laid there by his head, and he set it up </text:span><text:span text:style-name="T41">as</text:span><text:span text:style-name="T44"> a pillar, and poured oil on the top of it. And he called the name of that place, the House of God; and the name of the city before was Ulam-luz. And Jacob vowed a vow, saying, If the Lord God will be with me, and guard me throughout on this journey, on which I am going, and give me bread to eat, and raiment to put on, and bring me back in safety to the house of my father, then shall the Lord be for a God to me. And this stone, which I have set up for a pillar, shall be to me a house of God; and of all whatsoever thou shalt give me, I will tithe a tenth for thee.</text:span><text:span text:style-name="T79"> </text:span><text:span text:style-name="T81">Glory be to the Holy Trinity.</text:span></text:p>
      </text:section>
      <text:p text:style-name="P53"/>
      <text:p text:style-name="P40">Isaiah 25:1-26:9a</text:p>
      <text:p text:style-name="P41"><text:tab/><text:span text:style-name="T8">From the book of Isaiah the prophet. His blessing be upon us. Amen.</text:span></text:p>
      <text:section text:style-name="Sect1" text:name="Section351">
        <text:p text:style-name="P98"><text:span text:style-name="T20"><text:tab/></text:span><text:span text:style-name="T44">O Lord God, I will glorify thee, I will sing to thy name; for thou hast done wonderful things, </text:span><text:span text:style-name="T41">even</text:span><text:span text:style-name="T44"> an ancient </text:span><text:span text:style-name="T41">and</text:span><text:span text:style-name="T44"> faithful counsel. So be it. For thou hast made cities a heap, </text:span><text:span text:style-name="T41">even</text:span><text:span text:style-name="T44"> cities </text:span><text:span text:style-name="T41">made</text:span><text:span text:style-name="T44"> strong that their founda</text:span><text:soft-page-break/><text:span text:style-name="T44">tions should not fall: the city of ungodly men shall not be built for ever. Therefore shall the poor people bless thee, and cities of injured men </text:span><text:span text:style-name="T44">shall bless thee. For thou hast been a helper to every lowly city, and a shel</text:span><text:span text:style-name="T44">ter to them that were disheartened by reason of poverty: thou shalt deliver them from wicked men: </text:span><text:span text:style-name="T41">thou hast been</text:span><text:span text:style-name="T44"> a shelter of them that thirst, and a refreshing air to injured men. </text:span><text:span text:style-name="T41">We were</text:span><text:span text:style-name="T44"> as faint-hearted men thirsting in Sion, by reason of ungodly men to whom thou didst deliver us.</text:span></text:p>
        <text:p text:style-name="P74"><text:span text:style-name="T44"><text:tab/>And the Lord of hosts shall make </text:span><text:span text:style-name="T41">a feast</text:span><text:span text:style-name="T44"> for all the nations: on this mount they shall drink gladness, they shall drink wine: they shall anoint themselves with ointment in this mountain. Impart thou all these things to the nations; for this is </text:span><text:span text:style-name="T41">God’s</text:span><text:span text:style-name="T44"> counsel upon all the nations. Death has prevailed and swallowed </text:span><text:span text:style-name="T41">men</text:span><text:span text:style-name="T44"> up; but again the Lord God has taken away every tear from every face. He has taken away the reproach of </text:span><text:span text:style-name="T41">his</text:span><text:span text:style-name="T44"> people from all the earth: for the mouth off the Lord has spoken it.</text:span></text:p>
        <text:p text:style-name="P74"><text:span text:style-name="T44"><text:tab/>And in that day they shall say, behold our God in whom we have trusted, and he shall save us: this </text:span><text:span text:style-name="T41">is</text:span><text:span text:style-name="T44"> the Lord; we have waited for him, and we have exulted, and will rejoice in our salvation. God will give rest on this mountain, and the country of Moab shall be trodden down, as they tread the floor with waggons. And he shall spread forth his hands, even as he also brings down </text:span><text:span text:style-name="T41">man</text:span><text:span text:style-name="T44"> to destroy </text:span><text:span text:style-name="T41">him</text:span><text:span text:style-name="T44">: and he shall bring low his pride </text:span><text:span text:style-name="T41">in regard to the thing</text:span><text:span text:style-name="T44"> on which he has laid his hands. And he shall bring down the height of the refuge of the wall, and it shall come down even to the ground.</text:span></text:p>
        <text:p text:style-name="P74"><text:span text:style-name="T44"><text:tab/>In that day they shall sing this song in the land of Judea; Behold a </text:span><text:span text:style-name="T44">strong city; and he shall make salvation </text:span><text:span text:style-name="T41">its</text:span><text:span text:style-name="T44"> wall and bulwark. Open ye the gates, let the nation enter that keeps righteousness, and keeps truth, supporting truth, and keeping peace: for on thee, O Lord, </text:span><text:span text:style-name="T44">they have trusted with confidence for ever, the great, the eternal God;</text:span></text:p>
        <text:p text:style-name="P74"><text:span text:style-name="T44"><text:tab/>who hast humbled and brought down them that dwell on high thou shalt cast down strong cities, and bring them to the ground. And the feet of the meek and lowly shall trample them. The way of the godly is made straight: the way of the godly is also prepared. For the way of the Lord is judgement: we have hoped in thy name, and on the remembrance </text:span><text:span text:style-name="T41">of thee</text:span><text:span text:style-name="T44">, which our soul longs for.</text:span><text:span text:style-name="T79"> </text:span><text:span text:style-name="T81">Glory be to the Holy Trinity.</text:span></text:p>
      </text:section>
      <text:p text:style-name="P53"/>
      <text:p text:style-name="P40"/>
      <text:p text:style-name="P8">Job 18:1-21</text:p>
      <text:p text:style-name="P41"><text:tab/><text:span text:style-name="T8">From the book of Job the righteous. His blessing be upon us. Amen.</text:span></text:p>
      <text:section text:style-name="Sect1" text:name="Section352">
        <text:p text:style-name="P73"><text:span text:style-name="T20"><text:tab/></text:span><text:span text:style-name="T44">Then Baldad the Sauchite answered and said, How long wilt thou continue? forbear, that we also may speak. For wherefore have we been silent before thee like brutes? </text:span><text:span text:style-name="T44">Anger has possessed thee: for what if thou shouldest die; would </text:span><text:span text:style-name="T41">the earth</text:span><text:span text:style-name="T44"> </text:span><text:span text:style-name="T44">under heaven be desolate? or shall the </text:span><text:span text:style-name="T44">mountains be overthrown from their foundations?</text:span></text:p>
        <text:p text:style-name="P73"><text:span text:style-name="T44"><text:tab/>But the light of the ungodly shall be quenched, and their flame shall not go up. His light </text:span><text:span text:style-name="T41">shall be</text:span><text:span text:style-name="T44"> darkness in </text:span><text:span text:style-name="T41">his</text:span><text:span text:style-name="T44"> habitation, and his lamp shall be put out with him. Let the meanest of men spoil his goods, and let his counsel deceive </text:span><text:span text:style-name="T41">him</text:span><text:span text:style-name="T44">. His foot also has been caught in a snare, </text:span><text:span text:style-name="T41">and</text:span><text:span text:style-name="T44"> let it be entangled in a net. And let snares come upon him: he shall strengthen those that thirst for his destruction. His snare is hid in the earth, and that which shall take him is by the path.</text:span></text:p>
        <text:p text:style-name="P73"><text:span text:style-name="T44"><text:tab/>Let pains destroy him round about, and let many </text:span><text:span text:style-name="T41">enemies</text:span><text:span text:style-name="T44"> come about him, </text:span><text:span text:style-name="T41">vex him</text:span><text:span text:style-name="T44"> with distressing hunger: and a signal destruction has been prepared for him. Let the soles of his feet be devoured: and death shall consume his beauty. And let health be utterly banished from his tabernacle, and let distress seize upon him with a charge from the king. It shall dwell in his tabernacle in his night: his excellency shall be sown with brimstone. His roots shall be dried up from beneath, and his crop shall fall away from above. Let his memorial perish out of the earth, and his name shall be publicly cast out. Let </text:span><text:span text:style-name="T41">one</text:span><text:span text:style-name="T44"> drive him from light into darkness. He shall not be known among his people, nor his house preserved on the earth. But strangers shall dwell in his possessions: the last groaned for him, and wonder seized the first. These are the houses of the unrighteous, and this is </text:span><text:span text:style-name="T44">the place of them that know not the Lord.</text:span><text:span text:style-name="T79"> </text:span><text:span text:style-name="T81">Glory be to the Holy Trinity.</text:span></text:p>
      </text:section>
      <text:p text:style-name="P53"/>
      <text:p text:style-name="P23">The Matins Gospel</text:p>
      <text:p text:style-name="P34">Psalm 16:1</text:p>
      <text:p text:style-name="P35"><text:tab/><text:span text:style-name="T8">A Psalm of David.</text:span></text:p>
      <text:p text:style-name="P36"><text:tab/><text:span text:style-name="T48">Hear O God my justice; attend to my supplication. Give ear to my prayer which proceeds not from deceitful lips. </text:span><text:span text:style-name="T8">Alleluia.</text:span></text:p>
      <text:p text:style-name="P39"/>
      <text:p text:style-name="P40"/>
      <text:p text:style-name="P8">Matthew 21:28-32</text:p>
      <text:p text:style-name="P41"><text:tab/><text:span text:style-name="T8">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67">
        <text:p text:style-name="P73"><text:span text:style-name="T12"><text:tab/></text:span><text:span text:style-name="T74">But what think ye? A </text:span><text:span text:style-name="T75">certain</text:span><text:span text:style-name="T72"> man had two sons; and he came to the first, and said, Son, go work to day in my vineyard.</text:span><text:span text:style-name="T44"> </text:span><text:span text:style-name="T72">He answered and said, I will not: but afterward he repented, and went.</text:span><text:span text:style-name="T44"> </text:span><text:span text:style-name="T72">And he came to the second, </text:span><text:span text:style-name="T72">and said likewise. And he answered and said, I </text:span><text:span text:style-name="T75">go</text:span><text:span text:style-name="T72">, sir: and went not.</text:span><text:span text:style-name="T44"> </text:span><text:span text:style-name="T72">Whether of them twain did the will of </text:span><text:span text:style-name="T75">his</text:span><text:span text:style-name="T72"> father?</text:span><text:span text:style-name="T44"> They say unto him, The first. Jesus saith unto them, </text:span><text:span text:style-name="T72">Verily I say unto you, That the publicans and the harlots go into the kingdom of God before you.</text:span><text:span text:style-name="T44"> </text:span><text:span text:style-name="T72">For John came unto </text:span><text:span text:style-name="T72">you in the way of righteousness, and ye believed him not: but the publicans and the harlots believed him: and ye, when ye had seen </text:span><text:span text:style-name="T75">it</text:span><text:span text:style-name="T72">, repented not afterward, that ye might believe him.</text:span><text:span text:style-name="T64"> </text:span><text:span text:style-name="T66">Glory be to God forever.</text:span></text:p>
      </text:section>
      <text:p text:style-name="P24"/>
      <text:p text:style-name="P28">The Liturgy</text:p>
      <text:p text:style-name="P39"/>
      <text:p text:style-name="P29">The Pauline Epistle</text:p>
      <text:p text:style-name="P40">Ephesians 4:1-16</text:p>
      <text:p text:style-name="P41"><text:tab/><text:span text:style-name="T8">A chapter from the Epistle of our teacher Paul to the Ephesians. His blessing be upon us. Amen.</text:span></text:p>
      <text:section text:style-name="Sect1" text:name="Section168">
        <text:p text:style-name="P61"><text:tab/><text:span text:style-name="T40">I therefore, the prisoner of the Lord, beseech you that ye walk worthy of the vocation wherewith ye are called,</text:span></text:p>
        <text:p text:style-name="P73"><text:span text:style-name="T40"><text:tab/>With all lowliness and meekness, with longsuffering, forbearing one another in love; Endeavouring to keep the unity of the Spirit in the bond of peace. </text:span><text:span text:style-name="T41">There is</text:span><text:span text:style-name="T44"> one body, and one Spirit, even as ye are called in one hope of your calling; One Lord, one faith, one baptism, One God and Father of all, who </text:span><text:span text:style-name="T41">is</text:span><text:span text:style-name="T44"> above all, and through all, and in you all. But unto every one of us is given grace according to the measure of the gift of Christ. Wherefore he saith, When he ascended up on high, he led captivity captive, and gave gifts unto men. (Now that he ascended, what is it but that he also descended first into the lower parts of the earth? He that </text:span><text:span text:style-name="T44">descended is the same also that ascended up far above all heavens, that he might fill all things.) And he gave some, apostles; and some, prophets; and some, evangelists; and some, pastors and teachers; For the perfecting of the saints, for the work of the ministry, for the edifying of the body of Christ: Till we all come in the unity of the faith, and of the knowledge of the Son of God, unto a perfect man, unto the measure of the stature of the fulness of Christ: That we </text:span><text:span text:style-name="T41">henceforth</text:span><text:span text:style-name="T44"> be no more children, tossed to and fro, and carried about with every wind of doctrine, by the sleight of men, </text:span><text:span text:style-name="T41">and</text:span><text:span text:style-name="T44"> </text:span><text:soft-page-break/><text:span text:style-name="T44">cunning craftiness, whereby they lie in wait to deceive; But speaking the truth in love, may grow up into him in all things, which is the head, </text:span><text:span text:style-name="T41">even</text:span><text:span text:style-name="T44"> Christ: From whom the whole body fitly joined together and compacted by that </text:span><text:span text:style-name="T44">which every joint supplieth, according to the effectual working in the measure of every part, maketh increase of the body unto the edifying of itself in love.</text:span></text:p>
      </text:section>
      <text:p text:style-name="P49">The grace of God the Father be with you all. Amen.</text:p>
      <text:p text:style-name="P39"/>
      <text:p text:style-name="P29">The Catholic Epistle</text:p>
      <text:p text:style-name="P40">2 Peter 2:2-8</text:p>
      <text:p text:style-name="P41"><text:tab/><text:span text:style-name="T8">The Catholic Epistle from the Second Epistle of our teacher Peter. His Blessing be upon us. Amen.</text:span></text:p>
      <text:section text:style-name="Sect1" text:name="Section169">
        <text:p text:style-name="P36"><text:tab/><text:span text:style-name="T40">And many shall follow their pernicious ways; by reason of whom the way of truth shall be evil spoken of.</text:span></text:p>
        <text:p text:style-name="P73"><text:span text:style-name="T40"><text:tab/>And through covetousness shall they with feigned words make merchandise of you: whose judgment now of a long time lingereth not, and their damnation slumbereth not. For if God spared not the angels that sinned, but cast </text:span><text:span text:style-name="T41">them</text:span><text:span text:style-name="T44"> down to hell, and delivered </text:span><text:span text:style-name="T41">them</text:span><text:span text:style-name="T44"> into chains of darkness, to be reserved unto judgment; And spared not the old world, but saved Noah the eighth </text:span><text:span text:style-name="T41">person</text:span><text:span text:style-name="T44">, a preacher of righteousness, bringing in the flood upon the world of the ungodly; </text:span><text:span text:style-name="T44">And turning the cities of Sodom and Gomorrha into ashes condemned </text:span><text:span text:style-name="T41">them</text:span><text:span text:style-name="T44"> with an overthrow, making </text:span><text:span text:style-name="T41">them</text:span><text:span text:style-name="T44"> an ensample unto those that after should live ungodly;</text:span></text:p>
        <text:p text:style-name="P73"><text:span text:style-name="T44"><text:tab/>And delivered just Lot, vexed with the filthy conversation of the wicked: (For that righteous man dwelling among them, in seeing and hearing, vexed </text:span><text:span text:style-name="T41">his</text:span><text:span text:style-name="T44"> righteous soul from day to day with </text:span><text:span text:style-name="T41">their</text:span><text:span text:style-name="T44"> unlawful deeds.)</text:span></text:p>
      </text:section>
      <text:p text:style-name="P41"><text:tab/><text:span text:style-name="T8">Do not love the world, nor the things which are in the world. The world shall pass away and all its desires; but he who does the will of God shall abide forever. Amen.</text:span></text:p>
      <text:p text:style-name="P39"/>
      <text:p text:style-name="P29">The Praxis</text:p>
      <text:p text:style-name="P40">Acts 27:1-3</text:p>
      <text:p text:style-name="P41"><text:tab/><text:span text:style-name="T8">A chapter from the Acts of our fathers the pure Apostles, who were invested with the grace of the Holy Spirit. Their blessing be with us all. Amen.</text:span></text:p>
      <text:section text:style-name="Sect1" text:name="Section170">
        <text:p text:style-name="P79"><text:span text:style-name="T64"><text:tab/></text:span><text:span text:style-name="T40">And when it was determined that we should sail into Italy, they delivered Paul and certain other prisoners unto </text:span><text:span text:style-name="T41">one</text:span><text:span text:style-name="T44"> named Julius, a centurion of Augustus’ band. And entering into a ship of Adramyttium, we launched, meaning to sail by the coasts of Asia; </text:span><text:span text:style-name="T41">one</text:span><text:span text:style-name="T44"> Aristarchus, a Macedonian of Thessalonica, being with us. </text:span><text:span text:style-name="T44">And the next </text:span><text:span text:style-name="T41">day</text:span><text:span text:style-name="T44"> we touched at Sidon. And Julius courteously entreated Paul, and gave </text:span><text:span text:style-name="T41">him</text:span><text:span text:style-name="T44"> liberty to go unto his friends to refresh himself.</text:span></text:p>
      </text:section>
      <text:p text:style-name="P39"><text:tab/><text:span text:style-name="T8">The word of the Lord abides in this church and in every church. Amen.</text:span></text:p>
      <text:p text:style-name="P29"><text:soft-page-break/>The Gospel</text:p>
      <text:p text:style-name="P40">Psalm 16:6</text:p>
      <text:p text:style-name="P52"><text:tab/>A Psalm of David.</text:p>
      <text:p text:style-name="P38"><text:span text:style-name="T8"><text:tab/></text:span><text:span text:style-name="T48">I have cried for Thou, O God hast heard me. Incline Thine ears, O Lord and hear my words. </text:span><text:span text:style-name="T8">Alleluia.</text:span></text:p>
      <text:p text:style-name="P39"/>
      <text:p text:style-name="P40"><text:s/>Luke 9:57-62</text:p>
      <text:p text:style-name="P4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71">
        <text:p text:style-name="P73"><text:span text:style-name="T64"><text:tab/></text:span><text:span text:style-name="T44">And it came to pass, that, as they went in the way, a certain </text:span><text:span text:style-name="T41">man</text:span><text:span text:style-name="T44"> said unto him, Lord, I will follow thee whithersoever thou goest. And Jesus </text:span><text:span text:style-name="T44">said unto him, </text:span><text:span text:style-name="T72">Foxes have holes, and birds of the air </text:span><text:span text:style-name="T75">have</text:span><text:span text:style-name="T72"> nests; but the Son of man hath not where to lay </text:span><text:span text:style-name="T75">his</text:span><text:span text:style-name="T72"> head.</text:span><text:span text:style-name="T44"> And he said unto another, </text:span><text:span text:style-name="T72">Follow me.</text:span><text:span text:style-name="T44"> But he said, Lord, suffer me first to go and bury my father. Jesus said unto him, </text:span><text:span text:style-name="T72">Let the dead bury their dead: but go thou and preach the kingdom of God.</text:span><text:span text:style-name="T44"> And another also said, Lord, I will follow thee; but let me first go bid them farewell, which are at home at my house. </text:span><text:span text:style-name="T44">And Jesus said unto him, </text:span><text:span text:style-name="T72">No man, having put his hand to the plough, and looking back, is fit for the kingdom of God.</text:span><text:span text:style-name="T64"> </text:span><text:span text:style-name="T66">Glory be to God forever.</text:span></text:p>
      </text:section>
      <text:p text:style-name="P31"/>
      <text:p text:style-name="P60">Wednesday of the Fourth Week of Lent</text:p>
      <text:p text:style-name="P49"/>
      <text:p text:style-name="P23">The Matins Prophecies</text:p>
      <text:p text:style-name="P40">Exodus 7:14-8:19</text:p>
      <text:p text:style-name="P41"><text:tab/><text:span text:style-name="T8">From the book of Exodus of Moses the prophet. His blessing be upon us. Amen.</text:span></text:p>
      <text:section text:style-name="Sect1" text:name="Section172">
        <text:p text:style-name="P73"><text:span text:style-name="T20"><text:tab/>A</text:span><text:span text:style-name="T44">nd the Lord said to Moses, The heart of Pharao is made hard, so that he should not let the people go. Go to Pharao early in the morning: behold, he goes forth to the water; and thou shalt meet him on the bank of the river, and thou shalt take in thine hand the rod that was turned into a serpent. And thou shalt say to him, The Lord God of the Hebrews has sent </text:span><text:span text:style-name="T44">me to thee, saying, Send my people away, that they may serve me in the wilderness, and, behold, hitherto thou hast not hearkened. These things saith the Lord: Hereby shalt thou know that I am the Lord: behold, I strike with the rod that is in my hand on the water which is in the river, and it shall change it into blood. And the fish that are in the river shall die, and the river shall stink thereupon, and the Egyptians shall not be able to drink water from the river. And the Lord said to Moses, Say to thy brother Aaron, Take thy rod in thy hand, and stretch forth thy hand over the waters of Egypt, </text:span><text:soft-page-break/><text:span text:style-name="T44">and over their rivers, and over their canals, and over their ponds, and over all their standing water, and it shall become blood: and there was blood in all the land of Egypt, both in vessels of wood and of stone. and Moses and Aaron did so, as the Lord commanded them; and </text:span><text:span text:style-name="T41">Aaron</text:span><text:span text:style-name="T44"> having lifted up </text:span><text:span text:style-name="T41">his hand</text:span><text:span text:style-name="T44"> with his rod, smote the water in the river before Pharao, and before his servants, and changed all the water in the river into blood. And the fish in </text:span><text:span text:style-name="T44">the river died, and the river stank thereupon; and the Egyptians could not drink water from the river, and the blood was in all the land of Egypt. </text:span><text:span text:style-name="T44">And the charmers also of the Egyptians did so with their sorceries; and the heart of Pharao was hardened, and he did not hearken to them, even as </text:span><text:span text:style-name="T44">the Lord said. And Pharao turned and entered into his house, nor did he fix his attention even on this thing. And all the Egyptians dug round about the river, so as to drink water, for they could not drink water from the river. and seven days were fulfilled after the Lord has smitten the river.</text:span></text:p>
        <text:p text:style-name="P73"><text:span text:style-name="T44"><text:tab/>And the Lord said to Moses, Go in to Pharao, and thou shalt say to him, These things says the Lord: send forth my people, that they may serve me. And if thou wilt not send them forth, behold, I afflict all thy borders with frogs: and the river shall teem with frogs, and they shall go up and enter into thy houses, and into thy bed-chambers, and upon thy beds, and upon the houses of thy servants, and of thy people and on thy dough, and on thine ovens. And upon thee, and upon thy servants, and upon thy people, shall the frogs come up. And the Lord said to Moses, Say to Aaron thy brother, Stretch forth with the hand thy rod over the rivers, and over the canals, and over the pools, and bring up the frogs. And Aaron stretched forth his hand over the waters of Egypt, and brought up the frogs: and the frog was brought up, and covered the land of Egypt. And the charmers of the Egyptians also did likewise with their sorceries, and brought up the frogs on the land of Egypt. And Pharao called Moses and Aaron, and said, Pray for me to the Lord, and let him take away the frogs </text:span><text:span text:style-name="T44">from me and from my people; and I will send them away, and they shall sacrifice to the Lord. And Moses said to Pharao, Appoint me </text:span><text:span text:style-name="T41">a time</text:span><text:span text:style-name="T44"> when I shall pray for thee, and for thy servants, and for thy people, to cause the frogs to disappear from thee, and from thy people, and from your houses, only in the river shall they be left behind. And he said, On the morrow: he said therefore, As thou has said; that thou mayest know, that there is no other </text:span><text:span text:style-name="T41">God</text:span><text:span text:style-name="T44"> but the Lord. And the frogs shall be removed away from thee, and from your houses and from the villages, and from thy </text:span><text:soft-page-break/><text:span text:style-name="T44">servants, and from thy people, only in the river they shall be left. And Moses and Aaron went forth from Pharao, and Moses cried to the Lord concerning the restriction of the frogs, as Pharao appointed him. And the Lord did as Moses said, and the frogs died out of the houses, and out of the villages, and out of the fields. And they gathered them together in heaps, and the land stank. </text:span><text:span text:style-name="T44">And when Pharao saw that there was relief, his heart was </text:span><text:span text:style-name="T44">hardened, and he did not hearken to them, as the Lord spoke.</text:span></text:p>
        <text:p text:style-name="P73"><text:span text:style-name="T44"><text:tab/>And the Lord said to Moses, Say to Aaron, Stretch forth thy rod with </text:span><text:span text:style-name="T44">thy hand and smite the dust of the earth; and there shall be lice both upon man, and upon quadrupeds, and in all the land of Egypt. So Aaron </text:span><text:span text:style-name="T44">stretched out his rod with his hand, and smote the dust of the earth; and the lice were on men and on quadrupeds, and in all the dust of the earth there were lice. And the charmers also did so with their sorceries, to bring forth the louse, and they could not. And the lice were both on the men and on the quadrupeds. So the charmers said to Pharao, This is the finger of God. But the heart of Pharao was hardened, and he hearkened not to them, as the Lord said.</text:span><text:span text:style-name="T79"> </text:span><text:span text:style-name="T81">Glory be to the Holy Trinity.</text:span></text:p>
      </text:section>
      <text:p text:style-name="P53"/>
      <text:p text:style-name="P40">Joel 2:28-32</text:p>
      <text:p text:style-name="P41"><text:tab/><text:span text:style-name="T8">From the book of Jeol the prophet. His blessing be upon us. Amen.</text:span></text:p>
      <text:section text:style-name="Sect1" text:name="Section353">
        <text:p text:style-name="P73"><text:span text:style-name="T20"><text:tab/></text:span><text:span text:style-name="T44">And it shall come to pass afterward, that I will pour out of my Spirit upon all flesh; and your sons and your daughters shall prophesy, and your old men shall dream dreams, and your young men shall see visions. And on my servants and on </text:span><text:span text:style-name="T41">my</text:span><text:span text:style-name="T44"> handmaids in those days will I pour out of my Spirit. And I will shew wonders in heaven, and upon the earth, blood, and fire, and vapor of smoke. The sun shall be turned into darkness, and the moon into blood, before the great and glorious day of the Lord come. And it shall come to pass </text:span><text:span text:style-name="T41">that</text:span><text:span text:style-name="T44"> whosoever shall call on the name of the Lord shall be saved: for in mount Sion and in Jerusalem shall the saved one be as the Lord has said, and they that have glad </text:span><text:span text:style-name="T44">tidings preached to them, whom the Lord has called.</text:span><text:span text:style-name="T79"> </text:span><text:span text:style-name="T81">Glory be to the Holy Trinity.</text:span></text:p>
      </text:section>
      <text:p text:style-name="P53"/>
      <text:p text:style-name="P40">Job 1:1-22</text:p>
      <text:p text:style-name="P41"><text:tab/><text:span text:style-name="T8">From the book of Job the righteous. His blessing be upon us. Amen.</text:span></text:p>
      <text:section text:style-name="Sect1" text:name="Section354">
        <text:p text:style-name="P73"><text:span text:style-name="T20"><text:tab/></text:span><text:span text:style-name="T44">There was a certain man in the land of Ausis, whose name </text:span><text:span text:style-name="T41">was</text:span><text:span text:style-name="T44"> Job; and than man was true, blameless, righteous, </text:span><text:span text:style-name="T41">and</text:span><text:span text:style-name="T44"> godly, abstaining from everything evil. And he had seven sons and three daughters. And his cattle consisted of seven thousand sheep, three thousand camels, five </text:span><text:soft-page-break/><text:span text:style-name="T44">hundred yoke of oxen, five hundred she-asses in the pastures, and a very great </text:span><text:span text:style-name="T44">household, and he had a great husbandry on the earth; and that man was </text:span><text:span text:style-name="T41">most</text:span><text:span text:style-name="T44"> noble of the </text:span><text:span text:style-name="T41">men</text:span><text:span text:style-name="T44"> of the east. </text:span></text:p>
        <text:p text:style-name="P80"><text:tab/>And his sons visiting one another prepared a banquet every day, taking with them also their three sisters to eat and drink with them. And when the days of the banquet were completed, Job sent and purified them, having risen up in the morning, and offered sacrifices for them, according to their number, and one calf for a sin-offering for their souls: for Job said, Lest peradventure my sons have thought evil in their minds against God. Thus, then Job did continually.</text:p>
        <text:p text:style-name="P73"><text:span text:style-name="T44"><text:tab/>And it came to pass on a day, that behold, the angels of God came to stand before the Lord, and the devil came with them. And the Lord said to the devil, Whence art thou come? And the devil answered the Lord, and said, I am come from compassing the earth, and walking up and down in the world. And the Lord said to him, Hast thou diligently considered my servant Job, that there is none like him on the earth, a man blameless, true, godly, abstaining from everything evil? Then the devil answered, and said before the Lord, Does Job worship the Lord for nothing? Hast thou not made a hedge about him, and about his household, and all his possessions round about? and hast thou not blessed the works of his hands, and multiplied his cattle upon the land? But put forth thine hand, and touch all that he has: verily he will bless thee to </text:span><text:span text:style-name="T41">thy</text:span><text:span text:style-name="T44"> face. </text:span><text:span text:style-name="T44">Then the Lord said to the devil, Behold, I give into thine hand all that he has, but touch not himself. So the devil went out from the presence of the Lord.</text:span></text:p>
        <text:p text:style-name="P73"><text:span text:style-name="T44"><text:tab/>And it came to pass on a certain day, that Job’s sons and his daughters were drinking wine in the house of their elder brother. And, behold, there came a messenger to Job, and said to him, The yokes of oxen were ploughing, and the she-asses were feeding near them; and the spoilers came and took them for a prey, and slew the servants with the sword; and </text:span><text:span text:style-name="T44">I having escaped alone am come to tell thee. While he was yet speaking, there came another messenger, and said to Job, Fire has fallen from heaven, and burnt up the sheep, and devoured the shepherds like wise; and I having escaped alone am come to tell thee. While he was yet speaking, there came another messenger, and said to Job, The horsemen formed three companies against us, and surrounded the camels, and took them for a prey, and slew the servants with the sword; and I only escaped, and am come to tell thee. While he is yet speaking, another messenger comes, saying to Job, While thy sons and thy daughters were </text:span><text:soft-page-break/><text:span text:style-name="T44">eating and drinking with their elder brother, suddenly a great wind came on from the desert, and caught the four corners of the house, and the house fell upon thy children, and they are dead; and I have escaped alone, and am come to tell thee.</text:span></text:p>
        <text:p text:style-name="P73"><text:span text:style-name="T44"><text:tab/>So Job arose, and rent his garments, and shaved the hair of his head, and fell on the earth, and worshipped, and said, I myself came forth naked from my mother’s womb, </text:span><text:span text:style-name="T44">and naked shall I return thither; the Lord gave, the Lord has taken away: as it seemed good to the Lord, so has </text:span><text:span text:style-name="T44">it come to pass; blessed be the name of the Lord. In all these events that befell him Job sinned not at all before the </text:span><text:span text:style-name="T44">Lord, and did not impute folly to God.</text:span><text:span text:style-name="T79"> </text:span><text:span text:style-name="T81">Glory be to the Holy Trinity.</text:span></text:p>
      </text:section>
      <text:p text:style-name="P53"/>
      <text:p text:style-name="P40">Isaiah 26:21-27:9</text:p>
      <text:p text:style-name="P41"><text:tab/><text:span text:style-name="T8">From the Book of Iseiah the Prophet.</text:span></text:p>
      <text:section text:style-name="Sect1" text:name="Section355">
        <text:p text:style-name="P73"><text:span text:style-name="T20"><text:tab/></text:span><text:span text:style-name="T44">For, behold, the Lord is bringing wrath from </text:span><text:span text:style-name="T41">his</text:span><text:span text:style-name="T44"> holy place upon the dwellers on the earth: the earth also shall disclose her blood, and shall not cover her slain.</text:span></text:p>
        <text:p text:style-name="P73"><text:span text:style-name="T44"><text:tab/>In that day God shall bring </text:span><text:span text:style-name="T41">his</text:span><text:span text:style-name="T44"> holy and great and strong sword upon the dragon, even the serpent that flees, upon the dragon, the crooked serpent: he shall destroy the dragon. In that day </text:span><text:span text:style-name="T41">there shall be</text:span><text:span text:style-name="T44"> a fair vineyard, </text:span><text:span text:style-name="T41">and</text:span><text:span text:style-name="T44"> a desire to commence </text:span><text:span text:style-name="T41">a song</text:span><text:span text:style-name="T44"> concerning it. I am a strong city, a city in a siege: in vain shall I water it; for it shall be taken by night, and by day the wall shall fall. There is no woman that has not taken hold of it; who will set me to watch stubble in the field? because of this enemy I have set her aside; therefore on this account the Lord has done all that he appointed. I am burnt up; they that dwell in her shall cry, Let us make peace with him, let us make peace, </text:span><text:span text:style-name="T44">they that are coming are the children of Jacob. Israel shall bud and blossom, and the world shall be filled with his fruit.</text:span></text:p>
        <text:p text:style-name="P73"><text:span text:style-name="T44"><text:tab/>Shall he himself be thus smitten, even as he smote? and as he slew, shall he be thus slain? Fighting and reproaching he will dismiss them; didst thou not meditate with a harsh </text:span><text:span text:style-name="T44">spirit, to slay them with a wrathful spirit? </text:span><text:span text:style-name="T44">Therefore shall the iniquity of Jacob be taken away; and this is his blessing, when I shall have taken away his sin; when they shall have broken to pieces all the stones of the altars as fine dust, and their trees shall not remain, and their idols shall be cut off, as a thicket afar off.</text:span><text:span text:style-name="T79"> </text:span><text:span text:style-name="T81">Glory be to the Holy Trinity.</text:span></text:p>
      </text:section>
      <text:p text:style-name="P53"/>
      <text:p text:style-name="P23"/>
      <text:p text:style-name="P12">The Matins Gospel</text:p>
      <text:p text:style-name="P34">Psalm 17:38,41</text:p>
      <text:p text:style-name="P35"><text:tab/><text:span text:style-name="T8">A Psalm of David.</text:span></text:p>
      <text:p text:style-name="P36"><text:tab/><text:span text:style-name="T6">I will pursue my enemies and overtake them; I will not turn back till they are destroyed. And Thou hast made my enemies turn their back before me and them that hate me hast Thou utterly destroyed. </text:span><text:span text:style-name="T8">Alleluia.</text:span></text:p>
      <text:p text:style-name="P39"/>
      <text:p text:style-name="P40">Luke 14:16-24</text:p>
      <text:p text:style-name="P41"><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73">
        <text:p text:style-name="P73"><text:span text:style-name="T12"><text:tab/></text:span><text:span text:style-name="T40">Then said he unto him, </text:span><text:span text:style-name="T74">A certain man made a great supper, and bade many:</text:span><text:span text:style-name="T40"> </text:span><text:span text:style-name="T74">And sent his servant at supper time to say to them that were bidden, </text:span><text:span text:style-name="T74">Come; for all things are now ready.</text:span><text:span text:style-name="T40"> </text:span><text:span text:style-name="T74">And they all with one </text:span><text:span text:style-name="T75">consent</text:span><text:span text:style-name="T72"> began to make excuse. The first said unto him, I have bought a piece of ground, and I must needs go and see it: I pray thee have me excused.</text:span><text:span text:style-name="T44"> </text:span><text:span text:style-name="T72">And another said, I have bought five yoke of oxen, and I go to prove them: I pray thee have me excused.</text:span><text:span text:style-name="T44"> </text:span><text:span text:style-name="T72">And another said, I have married a wife, and therefore I cannot come.</text:span><text:span text:style-name="T44"> </text:span><text:span text:style-name="T72">So that servant came, and shewed his lord these things. Then the master of the house being angry said to his servant, Go out quickly into the streets and lanes of the city, and bring in hither the poor, and the maimed, and the halt, and the blind.</text:span><text:span text:style-name="T44"> </text:span><text:span text:style-name="T72">And the servant said, Lord, it is done as thou hast commanded, and yet there is room.</text:span><text:span text:style-name="T44"> </text:span><text:span text:style-name="T72">And the lord said unto the servant, Go out into the highways and hedges, and compel </text:span><text:span text:style-name="T75">them</text:span><text:span text:style-name="T72"> to come in, that my house may be filled.</text:span><text:span text:style-name="T44"> </text:span><text:span text:style-name="T72">For I say unto you, That none of those men which were bidden shall taste of my supper.</text:span><text:span text:style-name="T64"> </text:span><text:span text:style-name="T66">Glory be to God forever.</text:span></text:p>
      </text:section>
      <text:p text:style-name="P24"/>
      <text:p text:style-name="P28">The Liturgy</text:p>
      <text:p text:style-name="P39"/>
      <text:p text:style-name="P29">The Pauline Epistle</text:p>
      <text:p text:style-name="P40">Ephesians 4:17-32</text:p>
      <text:p text:style-name="P41"><text:tab/><text:span text:style-name="T8">A chapter from the Epistle of our teacher Paul to the Ephesians. His blessing be upon us. Amen.</text:span></text:p>
      <text:section text:style-name="Sect1" text:name="Section174">
        <text:p text:style-name="P79"><text:span text:style-name="T63"><text:tab/></text:span><text:span text:style-name="T40">This I say therefore, and testify in the Lord, that ye henceforth walk not as other Gentiles walk, in the vanity of their mind, Having the </text:span><text:span text:style-name="T40">understanding darkened, being alienated from the life of God through the ignorance that is in them, because of the blindness of their heart: Who being past feeling have given themselves over unto lasciviousness, to work all uncleanness with greediness. But ye have not so learned Christ; If so be that ye have heard him, and have been taught by him, as the truth is in Jesus: That ye put off concerning the former conversation the old man, </text:span><text:soft-page-break/><text:span text:style-name="T40">which is corrupt according to the deceitful lusts; And be renewed in the spirit of your mind; And that ye put on the new man, which after God is created in righteousness and true holiness. Wherefore putting away lying, speak every man truth with his neighbour: for we are members one of another. Be ye angry, and sin not: let not the sun go down upon your wrath: Neither give place to the devil. Let him that stole steal no more: but rather let him labour, working with </text:span><text:span text:style-name="T41">his</text:span><text:span text:style-name="T44"> hands the thing which is good, that he may have to give to him that needeth. Let no corrupt communication proceed out of your mouth, but that which is good to the use of </text:span><text:span text:style-name="T44">edify</text:span><text:span text:style-name="T44">ing, that it may minister grace unto the hearers. And grieve not the holy Spirit of God, whereby ye are sealed unto the day of redemption. Let all </text:span><text:span text:style-name="T44">bitterness, and wrath, and anger, and clamour, and evil speaking, be put away from you, with all malice: And be ye kind one to another, tenderhearted, forgiving one another, even as God for Christ’s sake hath forgiven you.</text:span></text:p>
      </text:section>
      <text:p text:style-name="P49">The grace of God the Father be with you all. Amen.</text:p>
      <text:p text:style-name="P39"/>
      <text:p text:style-name="P29">The Catholic Epistle</text:p>
      <text:p text:style-name="P40">James 3:13-4:4</text:p>
      <text:p text:style-name="P41"><text:tab/><text:span text:style-name="T8">The Catholic Epistle from the Epistle of our teacher James. His Blessing be upon us. Amen.</text:span></text:p>
      <text:section text:style-name="Sect1" text:name="Section175">
        <text:p text:style-name="P100"><text:span text:style-name="T65"><text:tab/></text:span><text:span text:style-name="T40">Who </text:span><text:span text:style-name="T41">is</text:span><text:span text:style-name="T44"> a wise man and endued with knowledge among you? let him shew out of a good conversation his works with meekness of wisdom. But if ye have bitter envying and strife in your hearts, glory not, and lie not against the truth. This wisdom descendeth not from above, but </text:span><text:span text:style-name="T41">is</text:span><text:span text:style-name="T44"> earthly, sensual, devilish. For where envying and strife </text:span><text:span text:style-name="T41">is</text:span><text:span text:style-name="T44">, there </text:span><text:span text:style-name="T41">is</text:span><text:span text:style-name="T44"> confusion and every evil work. But the wisdom that is from above is first pure, then peaceable, gentle, </text:span><text:span text:style-name="T41">and</text:span><text:span text:style-name="T44"> easy to be intreated, full of mercy and good fruits, without partiality, and without hypocrisy. </text:span><text:span text:style-name="T44">And the fruit of righteousness is sown in peace of them that make peace.</text:span></text:p>
        <text:p text:style-name="P74"><text:span text:style-name="T44"><text:tab/>From whence </text:span><text:span text:style-name="T41">come</text:span><text:span text:style-name="T44"> wars and fightings among you? </text:span><text:span text:style-name="T41">come they</text:span><text:span text:style-name="T44"> not hence, </text:span><text:span text:style-name="T41">even</text:span><text:span text:style-name="T44"> of your lusts that war in your members? Ye lust, and have not: ye kill, and desire to have, and cannot obtain: ye fight and war, yet ye have </text:span><text:span text:style-name="T44">not, because ye ask not. Ye ask, and receive not, because ye ask amiss, that ye may consume </text:span><text:span text:style-name="T41">it</text:span><text:span text:style-name="T44"> upon your lusts. </text:span><text:span text:style-name="T44">Ye adulterers and adulteresses, know ye not that the friendship of the world is enmity with God? whosoever therefore will be a friend of the world is the enemy of God.</text:span></text:p>
      </text:section>
      <text:p text:style-name="P41"><text:tab/><text:span text:style-name="T8">Do not love the world, nor the things which are in the world. The world shall pass away and all its desires; but he who does the will of God shall abide forever. Amen.</text:span></text:p>
      <text:p text:style-name="P39"/>
      <text:p text:style-name="P29"><text:soft-page-break/>The Praxis</text:p>
      <text:p text:style-name="P40">Acts 11:26b-12:2</text:p>
      <text:p text:style-name="P41"><text:tab/><text:span text:style-name="T8">A chapter from the Acts of our fathers the pure Apostles, who were invested with the grace of the Holy Spirit. Their blessing be with us all. Amen.</text:span></text:p>
      <text:section text:style-name="Sect1" text:name="Section176">
        <text:p text:style-name="P105"><text:tab/><text:span text:style-name="T40">And it came to pass, that a whole year they assembled themselves with the church, and taught much people. And the disciples were called Christians first in Antioch.</text:span></text:p>
        <text:p text:style-name="P74"><text:span text:style-name="T40"><text:tab/>And in these days came prophets from Jerusalem unto Antioch. And there stood up one of them named Agabus, and signified by the Spirit that there should be great dearth throughout all the world: which came to pass in the days of Claudius Caesar. Then the disciples, every man according to his ability, determined to send relief unto the brethren which dwelt in Judaea:</text:span><text:span text:style-name="T53"> </text:span><text:span text:style-name="T40">Which also they did, and sent it to the elders by the hands of Barnabas and Saul.</text:span></text:p>
        <text:p text:style-name="P74"><text:span text:style-name="T40"><text:tab/>Now about that time Herod the king stretched forth </text:span><text:span text:style-name="T41">his</text:span><text:span text:style-name="T44"> hands to vex certain of the church. And he killed James the brother of John with the sword.</text:span></text:p>
      </text:section>
      <text:p text:style-name="P39"><text:tab/><text:span text:style-name="T8">The word of the Lord abides in this church and in every church. Amen.</text:span></text:p>
      <text:p text:style-name="P39"/>
      <text:p text:style-name="P29">The Gospel</text:p>
      <text:p text:style-name="P40">Psalm 17:17,19</text:p>
      <text:p text:style-name="P52"><text:tab/>A Psalm of David.</text:p>
      <text:p text:style-name="P52"><text:tab/><text:span text:style-name="T5">He will deliver me from my enemies which are mighty and from the hands of them that hate me; for they are stronger than I. They overtook me in the day of my affliction. </text:span>Alleluia.</text:p>
      <text:p text:style-name="P39"/>
      <text:p text:style-name="P40">Mark 4:35-41</text:p>
      <text:p text:style-name="P47"><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77">
        <text:p text:style-name="P98"><text:span text:style-name="T64"><text:tab/></text:span><text:span text:style-name="T44">And the same day, when the even was come, he saith unto them,</text:span><text:span text:style-name="T72"> Let us pass over unto the other side.</text:span><text:span text:style-name="T44"> And when they had sent away the multitude, they took him even as he was in the ship. And there were also with him other little ships. And there arose a great storm of wind, and the waves beat into the ship, so that it was now full. And he was in the hinder </text:span><text:span text:style-name="T44">part of the ship, asleep on a pillow: and they awake him, and say unto him, Master, carest thou not that we perish? And he arose, and rebuked the wind, and said unto the sea, </text:span><text:span text:style-name="T72">Peace, be still.</text:span><text:span text:style-name="T44"> And the wind ceased, and there was a great calm. And he said unto them, </text:span><text:span text:style-name="T72">Why are ye so fearful? how is it that ye have no faith?</text:span><text:span text:style-name="T44"> And they feared exceedingly, and said one to another, What manner of man is this, that even </text:span><text:soft-page-break/><text:span text:style-name="T44">the wind and the sea obey him?</text:span><text:span text:style-name="T64"> </text:span><text:span text:style-name="T66">Glory be to God forever.</text:span></text:p>
      </text:section>
      <text:p text:style-name="P31"/>
      <text:p text:style-name="P60">Thursday of the Fourth Week of Lent</text:p>
      <text:p text:style-name="P49"/>
      <text:p text:style-name="P23">The Matins Prophecies</text:p>
      <text:p text:style-name="P40">Genesis 32:1-30</text:p>
      <text:p text:style-name="P41"><text:tab/><text:span text:style-name="T8">From the book of Genesis of Moses the prophet. His blessing be upon us. Amen.</text:span></text:p>
      <text:section text:style-name="Sect1" text:name="Section178">
        <text:p text:style-name="P98"><text:span text:style-name="T20"><text:tab/></text:span><text:span text:style-name="T44">And Jacob departed for his journey; and having looked up, he saw the host of God encamped; and the angels of God met him. And Jacob said, when </text:span><text:span text:style-name="T44">he saw them, This is the Camp of God; and he called the name of that place, Encampments.</text:span></text:p>
        <text:p text:style-name="P74"><text:span text:style-name="T44"><text:tab/>And Jacob sent messengers before him to Esau his brother to the land of Seir, to the country of Edom. And he charged them, saying, Thus shall ye say to my lord Esau: Thus saith thy servant Jacob; I have sojourned with Laban and tarried until now. And there were born to me oxen, and asses, and sheep, and men-servants and women-servants; and I sent to tell my lord Esau, that thy servant might find grace in thy sight. And the messengers returned to Jacob, saying, We came to thy brother Esau, and lo! he comes to meet thee, and four hundred men with him. And Jacob was greatly terrified, and was perplexed; and he divided the people that was with him, and the cows, and the camels, and the sheep, into two camps. </text:span><text:span text:style-name="T44">And Jacob said, If Esau should come to one camp, and smite it, the other camp shall be in safety.</text:span></text:p>
        <text:p text:style-name="P74"><text:span text:style-name="T44"><text:tab/>And Jacob said, God of my father Abraam, and God of my father Isaac, O Lord, thou </text:span><text:span text:style-name="T41">art</text:span><text:span text:style-name="T44"> he that said to me, Depart quickly to the land of thy birth, and I will do thee good. Let there be to me a sufficiency of all the justice and all the truth which thou hast wrought with thy servant; for with this my staff I passed over this Jordan, and now I am become two camps. Deliver me from the hand of my brother, from the hand of Esau, for I am afraid of him, lest haply he should come and smite me, and the mother upon the children. But thou saidst, I will do thee good, and will make thy seed as the sand of the sea, </text:span><text:span text:style-name="T44">which shall not be numbered for multitude.</text:span></text:p>
        <text:p text:style-name="P74"><text:span text:style-name="T44"><text:tab/>And he slept there that night, and took of the gifts which he carried </text:span><text:span text:style-name="T41">with him</text:span><text:span text:style-name="T44">, and sent out to Esau his brother, two hundred she-goats, twenty he-goats, two hundred sheep, twenty rams, milch camels, and their foals, thirty, forty kine, ten bulls, twenty asses, and ten colts. And he </text:span><text:soft-page-break/><text:span text:style-name="T44">gave them to his servants </text:span><text:span text:style-name="T41">each</text:span><text:span text:style-name="T44"> drove apart; and he said to his servants, Go on before me, and put a space between drove and drove. And he charged the first, saying, If Esau my brother meet thee, and he ask thee, saying, Whose art thou? and whither wouldest thou go, and whose are these possessions advancing before thee? Thou shalt say, Thy servant Jacob’s; he hath sent gifts to my lord Esau, and lo! he is behind us. And he charged the first and the second and the third, and all that went before him after these flocks, saying, Thus shall ye speak to Esau when ye find him; and ye shall say, Behold thy servant </text:span><text:span text:style-name="T44">Jacob comes after us. For he said, I will propitiate his countenance with the gifts going before his presence, and afterwards I will behold his face, for </text:span><text:span text:style-name="T44">peradventure he will accept me. So the presents went on before him, but he himself lodged that night in the camp. </text:span><text:span text:style-name="T44">And he rose up in that night, and took his two wives and his two servant-maids, and his eleven children, and crossed over the ford of Jaboch. </text:span><text:span text:style-name="T44">And he took them, and passed over the torrent, and brought over all his possessions.</text:span></text:p>
        <text:p text:style-name="P74"><text:span text:style-name="T44"><text:tab/>And Jacob was left alone; and a man wrestled with him till the morning. And he saw that he prevailed not against him; and he touched the broad part of his thigh, and the broad part of Jacob’s thigh was benumbed in his wrestling with him. And he said to him, Let me go, for the day has dawned; but he said, I will not let thee go, except thou bless me. And he said to him, What is thy name? and he answered, Jacob. </text:span><text:span text:style-name="T44">And he said to him, Thy name shall no longer be called Jacob, but Israel shall be thy name; for thou hast prevailed with God, and shalt be mighty with men. And Jacob asked and said, Tell me thy name; and he said, Wherefore dost thou ask after my name? and he blessed him there. </text:span><text:span text:style-name="T44">And Jacob called the name of that place, the Face of God; for, </text:span><text:span text:style-name="T41">said he,</text:span><text:span text:style-name="T44"> I have seen God face to face, and my life was preserved.</text:span><text:span text:style-name="T79"> </text:span><text:span text:style-name="T81">Glory be to the Holy Trinity.</text:span></text:p>
      </text:section>
      <text:p text:style-name="P53"/>
      <text:p text:style-name="P40">Isaiah 28:14-22</text:p>
      <text:p text:style-name="P41"><text:tab/><text:span text:style-name="T8">From the Book of Iseiah the Prophet.</text:span></text:p>
      <text:section text:style-name="Sect1" text:name="Section356">
        <text:p text:style-name="P98"><text:span text:style-name="T20"><text:tab/></text:span><text:span text:style-name="T44">Therefore hear ye the word of the Lord, ye afflicted men, and ye princes of this people that is in Jerusalem. Because ye have said, We have </text:span><text:span text:style-name="T44">made a covenant with Hades, and agreements with death; if the rushing storm should pass, it shall not come upon us: we have made falsehood our hope, and by falsehood shall we be protected: Therefore thus saith the Lord, </text:span><text:span text:style-name="T41">even</text:span><text:span text:style-name="T44"> the Lord, Behold, I lay for the foundations of Sion a costly stone, a choice, a corner-stone, a precious </text:span><text:span text:style-name="T41">stone</text:span><text:span text:style-name="T44">, for its foundations; and he that believes </text:span><text:span text:style-name="T41">on him</text:span><text:span text:style-name="T44"> shall by no means be </text:span><text:soft-page-break/><text:span text:style-name="T44">ashamed. And I will cause judgement </text:span><text:span text:style-name="T41">to be</text:span><text:span text:style-name="T44"> for hope, and my compassion shall be for </text:span><text:span text:style-name="T41">just</text:span><text:span text:style-name="T44"> measures, and ye that trust vainly in falsehood </text:span><text:span text:style-name="T41">shall fall</text:span><text:span text:style-name="T44">: for the storm shall by no means pass by you, except it also take away your covenant of death, and your trust in Hades shall by no means stand: if the rushing storm should come upon you, ye shall be beaten down by it. Whenever it shall pass by, it shall take you; morning by morning it shall pass by in the day, and in the night there shall be an evil hope. Learn to hear, ye that are distressed; we cannot fight, </text:span><text:span text:style-name="T44">but we are ourselves too weak for you to be gathered. The Lord shall rise up as a mountain of ungodly </text:span><text:span text:style-name="T41">men</text:span><text:span text:style-name="T44">, and shall be in the valley of Gabaon; he shall perform his works with wrath, </text:span><text:span text:style-name="T41">even</text:span><text:span text:style-name="T44"> a work of bitterness, and his wrath shall deal strangely, and his destruction shall be strange. Therefore do not ye rejoice, neither let your </text:span><text:span text:style-name="T44">bands be made strong; for I have heard of works finished and cut short by the Lord of hosts, which he will execute upon all the earth.</text:span><text:span text:style-name="T79"> </text:span><text:span text:style-name="T81">Glory be to the Holy Trinity.</text:span></text:p>
      </text:section>
      <text:p text:style-name="P53"/>
      <text:p text:style-name="P40">Job 20:1-29</text:p>
      <text:p text:style-name="P41"><text:tab/><text:span text:style-name="T8">From the book of Job the righteous. His blessing be upon us. Amen.</text:span></text:p>
      <text:section text:style-name="Sect1" text:name="Section357">
        <text:p text:style-name="P73"><text:span text:style-name="T20"><text:tab/></text:span><text:span text:style-name="T44">Then Sophar the Minaean answered and said, I did not suppose that thou wouldest answer thus: neither do ye understand more than I. I will hear my shameful reproach; and the spirit of my understanding answers me. Hast thou </text:span><text:span text:style-name="T41">not</text:span><text:span text:style-name="T44"> known these things of old, from the time that man was set upon the earth? But the mirth of the ungodly is a signal downfall, and the joy of transgressors is destruction: although his gifts should go up to heaven, and his sacrifice reach the clouds. For when he shall seem to be now established, then he shall utterly perish: and they that knew him shall say, Where is he? Like a dream that has fled away, he shall not be found; and he has fled like a vision of the night. </text:span><text:span text:style-name="T44">The eye has looked upon him, but shall not </text:span><text:span text:style-name="T41">see him</text:span><text:span text:style-name="T44"> again; and his place shall no longer perceive him.</text:span></text:p>
        <text:p text:style-name="P73"><text:span text:style-name="T44"><text:tab/>Let </text:span><text:span text:style-name="T41">his</text:span><text:span text:style-name="T44"> inferiors destroy his children, and let his hands kindle the fire of sorrow. His bones have been filled with </text:span><text:span text:style-name="T41">vigour of</text:span><text:span text:style-name="T44"> his youth, and it shall lie down with him in the dust. Though evil be sweet in his mouth, </text:span><text:span text:style-name="T41">though</text:span><text:span text:style-name="T44"> he </text:span><text:span text:style-name="T44">will hide it under his tongue; though he will not spare it, and will not leave it, but will keep it in the midst of his throat: yet he shall not at all be able to help himself; the gall of an asp is in his belly. </text:span><text:span text:style-name="T41">His</text:span><text:span text:style-name="T44"> wealth unjustly collected shall be vomited up; a messenger </text:span><text:span text:style-name="T41">of</text:span><text:span text:style-name="T44"> </text:span><text:span text:style-name="T41">wrath</text:span><text:span text:style-name="T44"> shall drag him out of his house. And let him suck the poison of serpents, and let the serpent’s tongue slay him. Let him not see the milk of </text:span><text:soft-page-break/><text:span text:style-name="T44">the pastures, nor the supplies of honey and butter. He has laboured unprofitably and in vain, </text:span><text:span text:style-name="T41">for</text:span><text:span text:style-name="T44"> wealth of which he shall not taste: </text:span><text:span text:style-name="T41">it is</text:span><text:span text:style-name="T44"> as a lean thing, unfit for food, which he cannot swallow. For he has broken down the houses of many mighty men: and he has plundered an habitation, though he built </text:span><text:span text:style-name="T41">it</text:span><text:span text:style-name="T44"> not. There is no security to his possessions; he shall not be saved by his desire. There is nothing remaining of his provisions; therefore his goods shall not flourish. But when he shall seem to be just satisfied, he </text:span><text:span text:style-name="T44">shall be straitened; and all distress shall come upon him. </text:span></text:p>
        <text:p text:style-name="P73"><text:span text:style-name="T44"><text:tab/>If by any means he would fill his belly, let </text:span><text:span text:style-name="T41">God</text:span><text:span text:style-name="T44"> send upon him the fury of wrath; let him bring a torrent of pains upon him. And he shall by no </text:span><text:span text:style-name="T44">means escape from the power of the sword; let the brazen bow wound him. And let the arrow pierce through his body; and let the stars be against </text:span><text:span text:style-name="T44">his dwelling-place: let terrors come upon him. And let all darkness wait for him: a fire that burns not out shall consume him; and let a stranger plague his house. And let the heaven reveal his iniquities, and the earth rise up against him. Let destruction bring his house to an end; let a day of wrath come upon him. This is the portion of an ungodly man from the Lord, and the possession of his goods </text:span><text:span text:style-name="T41">appointed him</text:span><text:span text:style-name="T44"> by the all-seeing </text:span><text:span text:style-name="T41">God</text:span><text:span text:style-name="T44">.</text:span><text:span text:style-name="T79"> </text:span><text:span text:style-name="T81">Glory be to the Holy Trinity.</text:span></text:p>
      </text:section>
      <text:p text:style-name="P53"/>
      <text:p text:style-name="P40">Daniel 6:1-27</text:p>
      <text:p text:style-name="P41"><text:tab/><text:span text:style-name="T8">From the book of Daniel the prophet. His blessing be upon us. Amen.</text:span></text:p>
      <text:section text:style-name="Sect1" text:name="Section358">
        <text:p text:style-name="P98"><text:span text:style-name="T20"><text:tab/></text:span><text:span text:style-name="T44">And it pleased Darius, and he set over the kingdom a hundred and twenty satraps, to be in all his kingdom; and over them three governors, of whom one was, Daniel; for the satraps to give account to them, that the king should not be troubled. And Daniel was over them, for </text:span><text:span text:style-name="T41">there was</text:span><text:span text:style-name="T44"> an excellent spirit in him; and the king set him over all his kingdom. Then the governors and satraps sought to find occasion against Daniel; but they found against him no occasion, nor trespass, nor error, because he was faithful. </text:span><text:span text:style-name="T44">And the governors said, We shall not find occasion against Daniel, except in the ordinances of his God.</text:span></text:p>
        <text:p text:style-name="P74"><text:span text:style-name="T44"><text:tab/>Then the governors and satraps stood by the king, and said to him, King Darius, live for ever. All who </text:span><text:span text:style-name="T44">preside over thy kingdom, captains and satraps, chiefs and local governors, have taken counsel together, to establish by a royal statue and to confirm a decree, that whosoever shall ask a petition of any god or man for thirty days, save of thee, O king, shall be cast into the den of lions. Now then, O king, establish the decree, and publish a writ, that the decree of the Persians and Medes be </text:span><text:soft-page-break/><text:span text:style-name="T44">not changed. Then king Darius commanded the decree to be written. And when Daniel knew that the decree was ordered, he went into his house; and his windows were opened in his chambers toward Jerusalem, and three times in the day he knelt upon his knees, and prayed and gave thanks before his God, as he used to do before.</text:span></text:p>
        <text:p text:style-name="P74"><text:span text:style-name="T44"><text:tab/>Then these men watched, and found Daniel praying and supplicating to his God. And they came and said to the king, O king, has thou not </text:span><text:span text:style-name="T44">made a decree, that whatsoever man shall ask a petition of any god or man for thirty days, but of thee, O king, shall be cast into the den of lions? And the king said, The word is true, and the decree of the Medes and Persians shall not pass. Then they answered </text:span><text:span text:style-name="T44">and said before the king, Daniel of the children of the captivity of Judea, has not submitted to thy decree; and three times in the day he makes his requests </text:span><text:span text:style-name="T44">of his God. Then the king, when he heard the saying, was much grieved for Daniel and he greatly exerted himself for Daniel to deliver him: and he exerted himself till evening to deliver him. Then those men said to the king, Know, O king, that the law of the Medes and Persians is that we must not change any decree of statue which the king shall make. Then the king commanded, and they brought Daniel, and cast him into the den of lions. But the king said to Daniel, Thy God whom thou servest continually, he will deliver thee. And they brought a stone, and put it on the mouth of the den; and the king sealed </text:span><text:span text:style-name="T41">it</text:span><text:span text:style-name="T44"> with his ring, and with the ring of his nobles; that the case might not be altered with regard to Daniel.</text:span></text:p>
        <text:p text:style-name="P74"><text:span text:style-name="T44"><text:tab/>And the king departed to his house, and lay down fasting, and they brought him no food; and his sleep departed from him. But God shut the mouths of the lions, and they not molest Daniel. Then the king arose very early in the morning, and came in hast to the den of lions. And when he drew near to the den, he cried with a loud voice, Daniel, servant of the living God, has thy God, whom thou servest continually, been able to deliver thee from the lion’s mouth? And Daniel said to the king, O king, live for ever. My God has sent his angel, and stopped the lions’ mouths, and they have not hurt me: for uprightness was found in me before him; and moreover before thee, O king, I have committed no trespass. Then the king was very glad for him, and he commanded to bring Daniel out of the den. So Daniel was brought out of the den, and there was found no hurt upon him, because he believed in his God. And the king commanded, and they brought the men that had accused Daniel, and they were cast into the den of lions, </text:span><text:soft-page-break/><text:span text:style-name="T44">they, and their children, and their wives: and they reached not the bottom of the den before the lions had the mastery of them, and utterly broke to pieces all their bones.</text:span><text:span text:style-name="T79"> </text:span></text:p>
        <text:p text:style-name="P74"><text:span text:style-name="T79"><text:tab/></text:span><text:span text:style-name="T44">Then king Darius wrote to all nations, tribes, </text:span><text:span text:style-name="T41">and</text:span><text:span text:style-name="T44"> languages, who dwell in all the earth, </text:span><text:span text:style-name="T41">saying</text:span><text:span text:style-name="T44">, Peace be multiplied to you. This decree has been set forth by me in every dominion of my kingdom, that </text:span><text:span text:style-name="T41">men</text:span><text:span text:style-name="T44"> tremble and fear before the God of Daniel: for he is the living and eternal God, and his kingdom shall not be destroyed, and his dominion is for ever. He helps and delivers, and works signs and wonders in the heaven and on the earth, who has rescued Daniel from the power of the lions.</text:span><text:span text:style-name="T55"> </text:span><text:span text:style-name="T81">Glory be to the Holy Trinity.</text:span></text:p>
      </text:section>
      <text:p text:style-name="P53"/>
      <text:p text:style-name="P23">The Matins Gospel</text:p>
      <text:p text:style-name="P34">Psalm 11:7</text:p>
      <text:p text:style-name="P35"><text:tab/><text:span text:style-name="T8">A Psalm of David.</text:span></text:p>
      <text:p text:style-name="P36"><text:tab/><text:span text:style-name="T48">But Thou O Lord, shalt deliver us and guard us from this generation for ever. </text:span><text:span text:style-name="T8">Alleluia.</text:span></text:p>
      <text:p text:style-name="P39"/>
      <text:p text:style-name="P40">Mark 3:7-12</text:p>
      <text:p text:style-name="P41"><text:tab/><text:span text:style-name="T8">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179">
        <text:p text:style-name="P73"><text:span text:style-name="T12"><text:tab/></text:span><text:span text:style-name="T40">But Jesus withdrew himself with his disciples to the sea: and a great multitude from Galilee followed him, and from Judaea, And from Jerusalem, and from Idumaea, and </text:span><text:span text:style-name="T41">from</text:span><text:span text:style-name="T44"> beyond Jordan; and they about Tyre and Sidon, a great multitude, when they had heard what great things he did, came unto him. And he spake to his disciples, that a small ship should wait on him because of the multitude, lest they should throng him. For he had healed many; insomuch that they pressed upon him for to touch him, as many as had plagues. And unclean spirits, when they saw him, fell down before him, and cried, saying, Thou art the Son of God. </text:span><text:span text:style-name="T44">And he straitly charged them that they should not make him known.</text:span><text:span text:style-name="T64"> </text:span><text:span text:style-name="T66">Glory be to God forever.</text:span></text:p>
      </text:section>
      <text:p text:style-name="P24"/>
      <text:p text:style-name="P28">The Liturgy</text:p>
      <text:p text:style-name="P39"/>
      <text:p text:style-name="P29">The Pauline Epistle</text:p>
      <text:p text:style-name="P40">1 Corinthians 12:31-14:1</text:p>
      <text:p text:style-name="P41"><text:tab/><text:span text:style-name="T8">A chapter from the First Epistle of our teacher Paul to the Corinthians. His blessing be upon us. Amen.</text:span></text:p>
      <text:section text:style-name="Sect1" text:name="Section180">
        <text:p text:style-name="P106"><text:tab/><text:span text:style-name="T40">But covet earnestly the best gifts: and yet shew I unto you a more excellent way.</text:span></text:p>
        <text:p text:style-name="P74"><text:span text:style-name="T40"><text:tab/>Though I speak with the tongues of men and of angels, and have not charity, I am become </text:span><text:span text:style-name="T41">as</text:span><text:span text:style-name="T44"> sounding </text:span><text:soft-page-break/><text:span text:style-name="T44">brass, or a tinkling cymbal. And </text:span><text:span text:style-name="T44">though I have </text:span><text:span text:style-name="T41">the gift of</text:span><text:span text:style-name="T44"> prophecy, and understand all mysteries, and all knowledge; and though I have all faith, so that I could remove mountains, and have not charity, I am nothing. </text:span><text:span text:style-name="T44">And though I bestow all my goods to feed </text:span><text:span text:style-name="T41">the poor</text:span><text:span text:style-name="T44">, and though I give my body to be burned, and have not charity, it profiteth me nothing.</text:span></text:p>
        <text:p text:style-name="P74"><text:span text:style-name="T44"><text:tab/>Charity suffereth long, </text:span><text:span text:style-name="T41">and</text:span><text:span text:style-name="T44"> is kind; charity envieth not; charity vaunteth not itself, is not puffed up, Doth not behave itself unseemly, seeketh not her own, is not easily provoked, thinketh no evil; Rejoiceth not in iniquity, but rejoiceth in the truth; </text:span><text:span text:style-name="T44">Beareth all things, believeth all things, hopeth all things, endureth all things.</text:span></text:p>
        <text:p text:style-name="P74"><text:span text:style-name="T44"><text:tab/>Charity never faileth: but whether </text:span><text:span text:style-name="T41">there be</text:span><text:span text:style-name="T44"> prophecies, they shall fail; whether </text:span><text:span text:style-name="T41">there be</text:span><text:span text:style-name="T44"> tongues, they </text:span><text:span text:style-name="T44">shall cease; whether </text:span><text:span text:style-name="T41">there be</text:span><text:span text:style-name="T44"> knowledge, it shall vanish away. For we know in part, and we prophesy in </text:span><text:span text:style-name="T44">part. But when that which is perfect is come, then that which is in part shall be done away. When I was a child, I spake as a child, I understood as a child, I thought as a child: but when I became a man, I put away childish </text:span><text:span text:style-name="T44">things. For now we see through a glass, darkly; but then face to face: now I know in part; but then shall I know even as also I am known. </text:span><text:span text:style-name="T44">And now abideth faith, hope, charity, these three; but the greatest of these </text:span><text:span text:style-name="T41">is</text:span><text:span text:style-name="T44"> charity.</text:span></text:p>
        <text:p text:style-name="P74"><text:span text:style-name="T44"><text:tab/>Follow after charity, and desire spiritual </text:span><text:span text:style-name="T41">gifts</text:span><text:span text:style-name="T44">, but rather that ye may prophesy.</text:span></text:p>
      </text:section>
      <text:p text:style-name="P49">The grace of God the Father be with you all. Amen.</text:p>
      <text:p text:style-name="P39"/>
      <text:p text:style-name="P29">The Catholic Epistle</text:p>
      <text:p text:style-name="P40">James 4:11-5:3</text:p>
      <text:p text:style-name="P41"><text:tab/><text:span text:style-name="T8">The Catholic Epistle from the Epistle of our teacher James. His Blessing be upon us. Amen.</text:span></text:p>
      <text:section text:style-name="Sect1" text:name="Section181">
        <text:p text:style-name="P100"><text:span text:style-name="T65"><text:tab/></text:span><text:span text:style-name="T40">Speak not evil one of another, brethren. He that speaketh evil of </text:span><text:span text:style-name="T41">his</text:span><text:span text:style-name="T44"> brother, and judgeth his brother, speaketh evil of the law, and judgeth the law: but if thou judge the law, thou art not a doer of the law, but a judge. There is one lawgiver, who is able to save and to destroy: who art thou that judgest another? Go to now, ye that say, To day or to morrow we will go into such a city, and continue there a year, and buy and sell, and get gain: Whereas ye know not what </text:span><text:span text:style-name="T41">shall be</text:span><text:span text:style-name="T44"> on the morrow. For what </text:span><text:span text:style-name="T41">is</text:span><text:span text:style-name="T44"> your life? It is even a vapour, that appeareth for a little time, and then vanisheth away. For that ye </text:span><text:span text:style-name="T41">ought</text:span><text:span text:style-name="T44"> to say, If the Lord will, we shall live, and do this, or that. But now ye rejoice in your boastings: all such rejoicing is evil. </text:span><text:span text:style-name="T44">Therefore to him that knoweth to </text:span><text:soft-page-break/><text:span text:style-name="T44">do good, and doeth </text:span><text:span text:style-name="T41">it</text:span><text:span text:style-name="T44"> not, to him it is sin.</text:span></text:p>
        <text:p text:style-name="P74"><text:span text:style-name="T44"><text:tab/>Go to now, </text:span><text:span text:style-name="T41">ye</text:span><text:span text:style-name="T44"> rich men, weep and howl for your miseries that shall come upon </text:span><text:span text:style-name="T41">you</text:span><text:span text:style-name="T44">. Your riches are corrupted, and your garments are motheaten. </text:span><text:span text:style-name="T44">Your gold and silver is cankered; and the rust of them shall be a witness against you, and shall eat your flesh as it were fire. Ye have heaped treasure together for the last days.</text:span></text:p>
      </text:section>
      <text:p text:style-name="P41"><text:tab/><text:span text:style-name="T8">Do not love the world, nor the things which are in the world. The world shall pass away and all its desires; but he who does the will of God shall abide forever. Amen.</text:span></text:p>
      <text:p text:style-name="P39"/>
      <text:p text:style-name="P29">The Praxis</text:p>
      <text:p text:style-name="P40">Acts 4:19-31</text:p>
      <text:p text:style-name="P41"><text:tab/><text:span text:style-name="T8">A chapter from the Acts of our fathers the pure Apostles, who were invested with the grace of the Holy Spirit. Their blessing be with us all. Amen.</text:span></text:p>
      <text:section text:style-name="Sect1" text:name="Section182">
        <text:p text:style-name="P79"><text:span text:style-name="T64"><text:tab/></text:span><text:span text:style-name="T40">But Peter and John answered and said unto them, Whether it be right in the sight of God to hearken unto you more than unto God, judge ye. For we cannot but speak the things which we have seen and heard. So </text:span><text:span text:style-name="T40">when they had further threatened them, they let them go, finding nothing how they might punish them, because of the people: for all </text:span><text:span text:style-name="T41">men</text:span><text:span text:style-name="T44"> glorified God for that which was done. </text:span><text:span text:style-name="T44">For the man was above forty years old, on </text:span><text:span text:style-name="T44">whom this miracle of healing was shewed.</text:span></text:p>
        <text:p text:style-name="P73"><text:span text:style-name="T44"><text:tab/>And being let go, they went to their own company, and reported all that the chief priests and elders had said unto them. And when they heard that, they lifted up their voice to God with one accord, and said, Lord, thou </text:span><text:span text:style-name="T41">art</text:span><text:span text:style-name="T44"> God, which hast made heaven, and earth, and the sea, and all that in them is: Who by the mouth of thy servant David hast said, Why did the heathen rage, and the people imagine vain things? The kings of the earth stood up, and the rulers were gathered together against the Lord, and against his Christ. For of a truth against thy holy child Jesus, whom thou hast anointed, both Herod, and Pontius Pilate, with the Gentiles, and the people of Israel, were gathered together, For to do whatsoever thy hand and thy counsel determined before to be done. And now, Lord, behold their threatenings: and grant unto thy servants, that with all boldness they may speak thy word, By stretching forth thine hand to heal; and that signs and wonders may be done by the name of thy holy child Jesus. </text:span><text:span text:style-name="T44">And when they had prayed, the place was shaken where they were assembled together; and they were all filled with the Holy Ghost, and they spake the word of God with boldness.</text:span></text:p>
      </text:section>
      <text:p text:style-name="P39"><text:tab/><text:span text:style-name="T8">The word of the Lord abides in this church and in every church. Amen.</text:span></text:p>
      <text:p text:style-name="P39"/>
      <text:p text:style-name="P29"><text:soft-page-break/>The Gospel</text:p>
      <text:p text:style-name="P40">Psalm 47:10,11</text:p>
      <text:p text:style-name="P52"><text:tab/>A Psalm of David.</text:p>
      <text:p text:style-name="P52"><text:tab/><text:span text:style-name="T5">Thy right hand is full of justice. Let Mount Sion be glad; let the daughters of Judah rejoice because of Thy judgments, O Lord.</text:span><text:span text:style-name="T92"> </text:span>Alleluia.</text:p>
      <text:p text:style-name="P39"/>
      <text:p text:style-name="P40">Luke 18:35-43</text:p>
      <text:p text:style-name="P4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83">
        <text:p text:style-name="P73"><text:span text:style-name="T64"><text:tab/></text:span><text:span text:style-name="T44">And it came to pass, that as he was come nigh unto Jericho, a certain blind man sat by the way side begging: And hearing the multitude pass by, he asked what it meant. And they told him, that Jesus of Nazareth </text:span><text:span text:style-name="T44">passeth by. And he cried, saying, Jesus, </text:span><text:span text:style-name="T41">thou</text:span><text:span text:style-name="T44"> Son of David, have mercy </text:span><text:span text:style-name="T44">on me. And they which went before rebuked him, that he should hold his peace: but he cried so much the more, </text:span><text:span text:style-name="T41">Thou</text:span><text:span text:style-name="T44"> Son of David, have mercy on me. And Jesus stood, and commanded him to be brought unto him: and </text:span><text:span text:style-name="T44">when he was come near, he asked him, Saying, </text:span><text:span text:style-name="T72">What wilt thou that I shall do unto thee? </text:span><text:span text:style-name="T44">And he said, Lord, that I may receive my sight. And Jesus said unto him,</text:span><text:span text:style-name="T72"> Receive thy sight: thy faith hath saved thee.</text:span><text:span text:style-name="T44"> And immedi</text:span><text:span text:style-name="T44">ately he received his sight, and followed him, glorifying God: and all the people, when they saw </text:span><text:span text:style-name="T41">it</text:span><text:span text:style-name="T44">, gave praise unto God.</text:span><text:span text:style-name="T64"> </text:span><text:span text:style-name="T66">Glory be to God forever.</text:span></text:p>
      </text:section>
      <text:p text:style-name="P31"/>
      <text:p text:style-name="P60">Friday of the Fourth Week of Lent</text:p>
      <text:p text:style-name="P49"/>
      <text:p text:style-name="P23">The Matins Prophecies</text:p>
      <text:p text:style-name="P40">Deuteronomy 10:12-11:28</text:p>
      <text:p text:style-name="P41"><text:tab/><text:span text:style-name="T8">From the book of Deuteronomy of Moses the prophet. His blessing be upon us. Amen.</text:span></text:p>
      <text:section text:style-name="Sect1" text:name="Section184">
        <text:p text:style-name="P73"><text:span text:style-name="T20"><text:tab/></text:span><text:span text:style-name="T44">And now, Israel, what does the Lord thy God require of thee, but to fear the Lord thy God, and to walk in all his ways, and to love him, and to serve the Lord thy God with all thy heart, and with all thy soul; to keep the commandments of the Lord thy God, and his ordinances, all that I charge thee to-day, that it may be well with thee? Behold, the heaven and the heaven of heavens belong to the Lord thy God, the earth and all things that are in it. Only the Lord chose your fathers to love them, and he chose out their seed after them, </text:span><text:span text:style-name="T41">even</text:span><text:span text:style-name="T44"> you, beyond all nations, as at this day. Therefore ye shall circumcise the hardness of your heart, and ye shall not harden your neck. For the Lord your God, he </text:span><text:span text:style-name="T41">is</text:span><text:span text:style-name="T44"> God of gods, and the Lord of lords, the great, and strong, and terrible God, who does not accept </text:span><text:soft-page-break/><text:span text:style-name="T44">persons, nor will he by any means accept a bribe: executing judgment for the stranger and orphan and widow, </text:span><text:span text:style-name="T44">and he loves the stranger to give him food and raiment. And ye shall love the stranger; for ye were strangers in the land of Egypt. Thou shalt fear the Lord thy God, and serve him, and shalt cleave to him, and shalt swear by his name. He </text:span><text:span text:style-name="T41">is</text:span><text:span text:style-name="T44"> thy boast, and he </text:span><text:span text:style-name="T41">is</text:span><text:span text:style-name="T44"> thy God, who has wrought in the midst of thee these great and glorious things, which thine eyes have seen. </text:span><text:span text:style-name="T44">With seventy souls your fathers went down into Egypt; but the Lord thy God has made thee as the stars of heaven in multitude.</text:span></text:p>
        <text:p text:style-name="P73"><text:span text:style-name="T44"><text:tab/>Therefore thou shalt love the Lord thy God, and shalt observe his appointments, and his ordinances, and his commandments, and his judgments, always. And ye shall know this </text:span><text:span text:style-name="T44">day; for </text:span><text:span text:style-name="T41">I speak</text:span><text:span text:style-name="T44"> not to your children, who know not and have not seen the </text:span><text:span text:style-name="T44">discipline of the Lord thy God, and his wonderful works, and his strong hand, and his high arm, and his miracles, and his wonders, which he wrought in the midst of Egypt on Pharao king of Egypt, and all his land; </text:span><text:span text:style-name="T44">and what he did to the host of the Egyptians, and to their chariots, and their cavalry, and their host; how he made the water of the Red Sea to overwhelm the face of them as they pursued after you, and the Lord </text:span><text:span text:style-name="T44">destroyed them until this day; and all the things which he did to you in the wilderness until ye came into this place; and all the things that he did to Dathan and Abiron the sons of Eliab the son of Ruben, whom the earth opening her mouth swallowed up, and their houses, and their tents, and all their substance that was with them, in the midst of all Israel: </text:span><text:span text:style-name="T44">for your eyes have seen all the mighty works of the Lord, which he wrought among you to-day.</text:span></text:p>
        <text:p text:style-name="P73"><text:span text:style-name="T44"><text:tab/>And ye shall keep all his commandments, as many as I command thee to-day, that ye may live, and be multiplied, and that ye may go in and inherit the land, into which ye go across Jordan to inherit it: that ye may live long upon the land, which the Lord sware to your fathers to give to them, and to their seed after them, a land flowing with milk and honey. For the land into which thou goest to inherit it, is not as the land of Egypt, whence ye came out, whensoever they sow the seed, and water it with their feet, as a garden of herbs: but the land into which thou goest to inherit it, is a land of mountains and plains; it shall drink water of the rain of heaven. A land which the Lord thy God surveys continually, the eyes of the Lord thy God are upon it from the beginning of the year to the end of the year. Now if ye will indeed hearken to all the commands which I charge thee this day, to love the Lord thy God, </text:span><text:soft-page-break/><text:span text:style-name="T44">and to serve him with all thy heart, and with all thy soul, then he shall give to thy land the early and latter </text:span><text:span text:style-name="T44">rain in its season, and thou shalt bring in thy corn, and thy wine, and thine oil. And he shall give food in thy fields to thy cattle; and when thou hast eaten and art full, take heed to thyself that thy heart be not puffed up, and ye transgress, and serve other gods, and worship them: and the Lord be angry with you, and restrain the heaven; and there shall not be rain, and the earth shall not yield its fruit, and ye shall perish quickly from off the good land, which the Lord has given you.</text:span></text:p>
        <text:p text:style-name="P80"><text:tab/>And ye shall store these words in your heart and in your soul, and ye shall bind them as a sign on your hand, and it shall be fixed before your eyes. And ye shall teach them to your children, so as to speak about them when thou sittest in the house, and when thou walkest by the way, and when thou sleepest, and when thou risest up. And ye shall write them on the lintels of your houses, and on your gates; that your days may be long, and the days of your children, upon the land which the Lord sware to your fathers to give to them, as the days of heaven upon the earth. And it shall come to pass that if ye will indeed hearken to all these commands, which I charge thee to observe this day, to love the Lord our God, and to walk in all his ways, and to cleave close to him; then the Lord shall cast out all these nations before you, and ye shall inherit great nations and stronger than yourselves. Every place whereon the sole of your foot shall tread shall be your; from the wilderness and Antilibanus, and from the great river, the river Euphrates, even as far as the west sea shall be your coasts. No one shall stand before you; and the Lord your God will put the fear of you and the dread of you on the face of all the land, on which ye shall tread, as he told you.</text:p>
        <text:p text:style-name="P73"><text:span text:style-name="T44"><text:tab/>Behold, I set before you this day the blessing and the curse; the blessing, if ye hearken to the commands of the Lord your God, all that I command you this day; and the curse, if ye do not hearken to the commands of the Lord our God, as many as I command you this day, and ye wander from the way which I have commanded you, having gone to serve other gods, which ye know not.</text:span><text:span text:style-name="T55"> </text:span><text:span text:style-name="T81">Glory be to the Holy Trinity.</text:span></text:p>
      </text:section>
      <text:p text:style-name="P53"/>
      <text:p text:style-name="P40">Isaiah 29:13-23</text:p>
      <text:p text:style-name="P41"><text:tab/><text:span text:style-name="T8">From the book of Isaiah the prophet. His blessing be upon us. Amen.</text:span></text:p>
      <text:section text:style-name="Sect1" text:name="Section359">
        <text:p text:style-name="P98"><text:span text:style-name="T20"><text:tab/></text:span><text:span text:style-name="T44">And the Lord has said, This people draw nigh to me with their mouth, and they honour me with their lips, but their heart is far from me: but in vain do they worship me, teaching </text:span><text:soft-page-break/><text:span text:style-name="T44">the commandments and doctrines of men. Therefore behold I will proceed to remove this people, and I will </text:span><text:span text:style-name="T44">remove them: and I will destroy the wisdom of the wise, and will hide the understanding of the prudent. Woe to them that deepen their counsel, and not by the Lord. Woe to them that take secret counsel, and whose works are in darkness, and they say, Who has seen us? and who shall know us, or what we do? Shall ye not be counted as clay of the potter? Shall the thing formed say to him that formed it, Thou didst not form me? or the work to the maker, Thou hast not made me wisely? </text:span></text:p>
        <text:p text:style-name="P74"><text:span text:style-name="T44"><text:tab/></text:span><text:span text:style-name="T41">Is it</text:span><text:span text:style-name="T44"> not yet a little while, and Libanus shall be changed as the mountains of Chermel, and Chermel shall be reckoned as a forest? And in that day the deaf shall hear the words </text:span><text:span text:style-name="T44">of the book, and they that are in darkness, and they that are in mist: the </text:span><text:span text:style-name="T44">eyes of the blind shall see, and the poor shall rejoice with joy because of the Lord, and they that had no hope among men shall be filled with joy. The lawless man has come to nought, and the proud man has perished, and </text:span><text:span text:style-name="T44">they that transgress mischievously have been utterly destroyed: and they that cause men to sin by a word: and men shall make all that reprove in the gates an offence, because they have unjustly turned aside the righteous. </text:span><text:span text:style-name="T44">Therefore thus saith the Lord concerning the house of Jacob, whom he set apart from Abraam, Jacob shall not now be ashamed, neither shall he now change countenance. </text:span><text:span text:style-name="T44">But when their children shall have seen my works, they shall sanctify my name for my sake, and they sanctify the Holy One of Jacob, and shall fear the God of Israel.</text:span><text:span text:style-name="T79"> </text:span><text:span text:style-name="T81">Glory be to the Holy Trinity.</text:span></text:p>
      </text:section>
      <text:p text:style-name="P53"/>
      <text:p text:style-name="P40">Job 21:1-34</text:p>
      <text:p text:style-name="P41"><text:tab/><text:span text:style-name="T8">From the book of Job the righteous. His blessing be upon us. Amen.</text:span></text:p>
      <text:section text:style-name="Sect1" text:name="Section360">
        <text:p text:style-name="P98"><text:span text:style-name="T20"><text:tab/></text:span><text:span text:style-name="T44">But Job answered and said, Hear ye, hear ye my words, that I may not have this consolation from you. Raise me, and I will speak; then ye shall not laugh me to scorn. What! is my reproof of man? and why should I not be angry? Look upon me, and wonder, laying your hand upon your cheek. For even when I remember, I am alarmed, and pains seize my flesh.</text:span></text:p>
        <text:p text:style-name="P74"><text:span text:style-name="T44"><text:tab/></text:span><text:span text:style-name="T40">Wherefore do the ungodly live, and grow old even in wealth? Their seed is according to </text:span><text:span text:style-name="T41">their</text:span><text:span text:style-name="T44"> desire, and their children are in </text:span><text:span text:style-name="T41">their</text:span><text:span text:style-name="T44"> sight. Their houses are prosperous, neither </text:span><text:span text:style-name="T41">have they</text:span><text:span text:style-name="T44"> any where </text:span><text:span text:style-name="T41">cause for</text:span><text:span text:style-name="T44"> fear, neither is there a scourge from the Lord upon them. Their cow does not cast her calf, and their </text:span><text:span text:style-name="T41">beast</text:span><text:span text:style-name="T44"> with young is safe, and does not miscarry. And they remain as an unfailing flock, and their children play before </text:span><text:span text:style-name="T41">them</text:span><text:span text:style-name="T44">, taking up the psal</text:span><text:soft-page-break/><text:span text:style-name="T44">tery and harp; and they rejoice at the voice of a song. And they spend their days in wealth, and fall asleep in the rest of the grave. Yet </text:span><text:span text:style-name="T41">such a man</text:span><text:span text:style-name="T44"> says to the Lord, Depart from me; I desire not to know thy ways. What is the Mighty One, that we should serve him? and what profit is there that we should approach him? For their good things were in </text:span><text:span text:style-name="T41">their</text:span><text:span text:style-name="T44"> hands, but he regards not the works of the ungodly.</text:span></text:p>
        <text:p text:style-name="P74"><text:span text:style-name="T44"><text:tab/>Nevertheless, the lamp of the ungodly also shall be put out, and destruction shall come upon them, and pangs of vengeance shall seize them. And they shall be as chaff before the wind, or as dust which the storm has taken up. Let his substance fail </text:span><text:span text:style-name="T41">to supply</text:span><text:span text:style-name="T44"> his children: </text:span><text:span text:style-name="T41">God</text:span><text:span text:style-name="T44"> shall recompense him, and he shall know it. Let his eyes see his own destruction, and let him not be saved by the Lord. For his desire is in his house with him, and the number of his months has been suddenly cut off. Is it not the Lord who teaches understanding and knowledge? and does not he judge murders? One shall die in his perfect strength, and wholly at ease and prosperous; </text:span><text:span text:style-name="T44">and his inwards are full of fat, and his marrow is diffused </text:span><text:span text:style-name="T41">throughout him</text:span><text:span text:style-name="T44">. And another dies in bitterness of soul, not eating any good thing. But they lie down in the earth together, and corruption covers them.</text:span></text:p>
        <text:p text:style-name="P74"><text:span text:style-name="T44"><text:tab/>So I know you, that ye presumptuously attack me: so that ye will say, Where is the house of the prince? and where is the covering of the tabernacles of the ungodly? Ask those that go by the way, and do not disown their tokens. For the wicked hastens to the day of destruction: they shall be led away for the day of his vengeance. Who will tell him his way to his face, whereas he has done </text:span><text:span text:style-name="T41">it</text:span><text:span text:style-name="T44">? who shall recompense him? And he has been led away to the tombs, and he has watched over the heaps. The stones of the valley have been sweet to him, and every man shall depart after him, and </text:span><text:span text:style-name="T41">there are</text:span><text:span text:style-name="T44"> innumerable </text:span><text:span text:style-name="T41">ones</text:span><text:span text:style-name="T44"> before him. How then do ye comfort me in vain? whereas </text:span><text:span text:style-name="T44">I have no rest from your molestation. </text:span><text:span text:style-name="T81">Glory be to the Holy Trinity.</text:span></text:p>
      </text:section>
      <text:p text:style-name="P53"/>
      <text:p text:style-name="P40">Daniel 14:2-42</text:p>
      <text:p text:style-name="P41"><text:tab/><text:span text:style-name="T8">From the book of Daniel the prophet. His blessing be upon us. Amen.</text:span></text:p>
      <text:section text:style-name="Sect1" text:name="Section361">
        <text:p text:style-name="P98"><text:span text:style-name="T20"><text:tab/></text:span><text:span text:style-name="T44">And Daniel conversed with the king, and was honoured above all his friends. </text:span></text:p>
        <text:p text:style-name="P81"><text:tab/>Now the Babylonians had an idol, called Bel, and there were spent upon him every day twelve great measures of fine flour, and forty sheep, and six vessels of wine. And the king worshipped it and went daily to adore it: but Daniel worshipped his own God. And the king said unto him, Why dost not thou worship Bel? Who answered and said, Because I may not <text:soft-page-break/>worship idols made with hands, but the living God, who hath created the heaven and the earth, and hath sovereignty over all flesh. </text:p>
        <text:p text:style-name="P81"><text:tab/>Then said the king unto him, Thinkest thou not that Bel is a living God? seest thou not how much he eateth and drinketh every day? Then Daniel smiled, and said, O king, be not deceived: for this is but clay within, and brass without, and did never eat or drink any thing. </text:p>
        <text:p text:style-name="P81"><text:tab/>So the king was wroth, and called for his priests, and said unto them, If ye tell me not who this is that devoureth these expenses, ye shall die. But if ye can certify me that Bel devoureth them, then Daniel shall die: for he hath spoken blasphemy against Bel. And Daniel said unto the king, Let it be according to thy word. </text:p>
        <text:p text:style-name="P81"><text:tab/>Now the priests of Bel were threescore and ten, beside their wives and children. And the king went with Daniel into the temple of Bel. So Bel’s priests said, Lo, we go out: but thou, O king, set on the meat, and make ready the wine, and shut the door fast and seal it with thine own signet; And to morrow when thou comest in, if thou findest not that Bel hath eaten up all, we will suffer death: or else Daniel, that speaketh falsely against us. And they little regarded it: for under the table they had made a privy entrance, whereby they entered in continually, and consumed those things. </text:p>
        <text:p text:style-name="P81"><text:tab/>So when they were gone forth, the king set meats before Bel. Now Daniel had commanded his servants to bring ashes, and those they strewed throughout all the temple in the presence of the king alone: then went they out, and shut the door, and sealed it with the king’s signet, and so departed. Now in the night came the priests with their wives and children, as they were wont to do, and did eat and drink up all. </text:p>
        <text:p text:style-name="P81"><text:tab/>In the morning betime the king arose, and Daniel with him. And the king said, Daniel, are the seals whole? And he said, Yea, O king, they be whole. And as soon as he had opened the dour, the king looked upon the table, and cried with a loud voice, Great art thou, O Bel, and with thee is no deceit at all. </text:p>
        <text:p text:style-name="P81"><text:tab/>Then laughed Daniel, and held the king that he should not go in, and said, Behold now the pavement, and mark well whose footsteps are these. And the king said, I see the footsteps of men, women, and children. And then the king was angry, And took the priests with their wives and children, who shewed him the privy doors, where they came in, and consumed such things as were upon the table. Therefore the king slew them, and delivered Bel into Daniel’s power, who destroyed him and his temple. </text:p>
        <text:p text:style-name="P81"><text:tab/>And in that same place there was a great dragon, which they of <text:soft-page-break/>Babylon worshipped. And the king said unto Daniel, Wilt thou also say that this is of brass? lo, he liveth, he eateth and drinketh; thou canst not say that he is no living god: therefore worship him. </text:p>
        <text:p text:style-name="P81"><text:tab/>Then said Daniel unto the king, I will worship the Lord my God: for he is the living God. But give me leave, O king, and I shall slay this dragon without sword or staff. The king said, I give thee leave. Then Daniel took pitch, and fat, and hair, and did seethe them together, and made lumps thereof: this he put in the dragon’s mouth, and so the dragon burst in sunder: and Daniel said, Lo, these are the gods ye worship. </text:p>
        <text:p text:style-name="P81"><text:tab/>When they of Babylon heard that, they took great indignation, and conspired against the king, saying, The king is become a Jew, and he hath destroyed Bel, he hath slain the dragon, and put the priests to death. So they came to the king, and said, Deliver us Daniel, or else we will destroy thee and thine house. </text:p>
        <text:p text:style-name="P81"><text:tab/>Now when the king saw that they pressed him sore, being constrained, he delivered Daniel unto them: Who cast him into the lions’ den: where he was six days. And in the den there were seven lions, and they had given them every day two carcases, and two sheep: which then were not given to them, to the intent they might devour Daniel. </text:p>
        <text:p text:style-name="P81"><text:tab/>Now there was in Jewry a prophet, called Habbacuc, who had made pottage, and had broken bread in a bowl, and was going into the field, for to bring it to the reapers. But the angel of the Lord said unto Habbacuc, Go, carry the dinner that thou hast into Babylon unto Daniel, who is in the lions’ den. </text:p>
        <text:p text:style-name="P81"><text:tab/>And Habbacuc said, Lord, I never saw Babylon; neither do I know where the den is. Then the angel of the Lord took him by the crown, and bare him by the hair of his head, and through the vehemency of his spirit set him in Babylon over the den. And Habbacuc cried, saying, O Daniel, Daniel, take the dinner which God hath sent thee. </text:p>
        <text:p text:style-name="P81"><text:tab/>And Daniel said, Thou hast remembered me, O God: neither hast thou forsaken them that seek thee and love thee. So Daniel arose, and did eat: and the angel of the Lord set Habbacuc in his own place again immediately. </text:p>
        <text:p text:style-name="P74"><text:span text:style-name="T44"><text:tab/>Upon the seventh day the king went to bewail Daniel: and when he came to the den, he looked in, and behold, Daniel was sitting. Then cried the king with a loud voice, saying, Great art Lord God of Daniel, and there is none other beside thee. And he drew him out, and cast those that were the cause of his destruction into the den: and they were devoured in a </text:span><text:soft-page-break/><text:span text:style-name="T44">moment before his face.</text:span><text:span text:style-name="T79"> </text:span><text:span text:style-name="T81">Glory be to the Holy Trinity.</text:span></text:p>
      </text:section>
      <text:p text:style-name="P53"/>
      <text:p text:style-name="P23">The Matins Gospel</text:p>
      <text:p text:style-name="P34">Psalm 27:6,7</text:p>
      <text:p text:style-name="P35"><text:tab/><text:span text:style-name="T8">A Psalm of David.</text:span></text:p>
      <text:p text:style-name="P36"><text:tab/><text:span text:style-name="T6">Blessed is the Lord God because He hath heard the voice of my supplication. The Lord is my helper and my defender; my heart hath hoped in Him.</text:span><text:span text:style-name="T92"> </text:span><text:span text:style-name="T8">Alleluia.</text:span></text:p>
      <text:p text:style-name="P39"/>
      <text:p text:style-name="P40">Luke 4:31-37</text:p>
      <text:p text:style-name="P41"><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85">
        <text:p text:style-name="P73"><text:span text:style-name="T12"><text:tab/></text:span><text:span text:style-name="T40">And came down to Capernaum, a city of Galilee, and taught them on the sabbath days. And they were astonished at his doctrine: for his </text:span><text:span text:style-name="T40">word was with power. And in the synagogue there was a man, which </text:span><text:span text:style-name="T40">had a spirit of an unclean devil, and cried out with a loud voice, Saying, Let </text:span><text:span text:style-name="T41">us</text:span><text:span text:style-name="T44"> alone; what have we to do with thee, </text:span><text:span text:style-name="T41">thou</text:span><text:span text:style-name="T44"> Jesus of Nazareth? art thou come to destroy us? I know thee who thou art; the Holy One of God. And Jesus rebuked him, saying, </text:span><text:span text:style-name="T72">Hold thy peace, and come out of him.</text:span><text:span text:style-name="T44"> And when the devil had thrown him in the midst, he came out of him, and hurt him not. And they were all amazed, and spake among themselves, saying, What a word </text:span><text:span text:style-name="T41">is</text:span><text:span text:style-name="T44"> this! for with authority and power he commandeth the unclean spirits, and they come out. </text:span><text:span text:style-name="T44">And the fame of him went out into every place of the country round about.</text:span><text:span text:style-name="T64"> </text:span><text:span text:style-name="T66">Glory be to God forever.</text:span></text:p>
      </text:section>
      <text:p text:style-name="P24"/>
      <text:p text:style-name="P28">The Liturgy</text:p>
      <text:p text:style-name="P39"/>
      <text:p text:style-name="P29">The Pauline Epistle</text:p>
      <text:p text:style-name="P40">Hebrews 13:7-16</text:p>
      <text:p text:style-name="P41"><text:tab/><text:span text:style-name="T8">A chapter from the Epistle of our teacher Paul to the Hebrews. His blessing be upon us. Amen.</text:span></text:p>
      <text:section text:style-name="Sect1" text:name="Section186">
        <text:p text:style-name="P79"><text:span text:style-name="T63"><text:tab/></text:span><text:span text:style-name="T40">Remember them which have the rule over you, who have spoken unto you the word of God: whose faith follow, considering the end of </text:span><text:span text:style-name="T41">their</text:span><text:span text:style-name="T44"> </text:span><text:span text:style-name="T44">conversation. Jesus Christ the same yesterday, and to day, and for ever. Be not carried about with divers and strange doctrines. For </text:span><text:span text:style-name="T41">it is</text:span><text:span text:style-name="T44"> a good thing that the heart be established with grace; not with meats, which have not profited them that have been occupied therein. We have an altar, whereof they have no right to eat which serve the tabernacle. For the bodies of those beasts, whose blood is brought into the sanctuary by the high </text:span><text:soft-page-break/><text:span text:style-name="T44">priest for sin, are burned without the camp. Wherefore Jesus also, that he might sanctify the people with his own blood, suffered without the gate. Let us go forth therefore unto him without the camp, bearing his reproach. For here have we no continuing city, but we seek one to come. By him therefore let us offer the sacrifice of praise to God continually, that is, the fruit of </text:span><text:span text:style-name="T41">our</text:span><text:span text:style-name="T44"> lips giving thanks to his name. </text:span><text:span text:style-name="T44">But to do good and to communicate forget not: for with such sacrifices God is well pleased.</text:span></text:p>
      </text:section>
      <text:p text:style-name="P49">The grace of God the Father be with you all. Amen.</text:p>
      <text:p text:style-name="P39"/>
      <text:p text:style-name="P29">The Catholic Epistle</text:p>
      <text:p text:style-name="P40">1 John 4:7-16</text:p>
      <text:p text:style-name="P41"><text:tab/><text:span text:style-name="T8">The Catholic Epistle from the First Epistle of our teacher John. His Blessing be upon us. Amen.</text:span></text:p>
      <text:section text:style-name="Sect1" text:name="Section187">
        <text:p text:style-name="P79"><text:span text:style-name="T65"><text:tab/></text:span><text:span text:style-name="T40">Beloved, let us love one another: for love is of God; and every one that loveth is born of God, and knoweth God. </text:span><text:span text:style-name="T53">8 </text:span><text:span text:style-name="T40">He that loveth not knoweth not God; for God is love. In this was manifested the love of God toward us, because that God sent his only begotten Son into the world, that we might live through him. Herein is love, not that we loved God, but that he loved us, and sent his Son </text:span><text:span text:style-name="T41">to be</text:span><text:span text:style-name="T44"> the propitiation for our sins. Beloved, if God so loved us, we ought also to love one another. No man hath seen God at any time. If we love one another, God dwelleth in us, and his love is perfected in us. Hereby know we that we dwell in him, and he in us, because he hath given us of his Spirit.</text:span></text:p>
        <text:p text:style-name="P73"><text:span text:style-name="T44"><text:tab/>And we have seen and do testify that the Father sent the Son </text:span><text:span text:style-name="T41">to be</text:span><text:span text:style-name="T44"> the Saviour of the world. Whosoever shall confess that Jesus is the Son of God, God dwelleth in him, and he in God. </text:span><text:span text:style-name="T44">And we have known and believed the love that God hath to us. God is love; and he that dwelleth in love dwelleth in God, and God in him.</text:span></text:p>
      </text:section>
      <text:p text:style-name="P41"><text:tab/><text:span text:style-name="T8">Do not love the world, nor the things which are in the world. The world shall pass away and all its desires; but he who does the will of God shall abide forever. Amen.</text:span></text:p>
      <text:p text:style-name="P39"/>
      <text:p text:style-name="P29">The Praxis</text:p>
      <text:p text:style-name="P40">Acts 22:17-24a</text:p>
      <text:p text:style-name="P41"><text:tab/><text:span text:style-name="T8">A chapter from the Acts of our fathers the pure Apostles, who were invested with the grace of the Holy Spirit. Their blessing be with us all. Amen.</text:span></text:p>
      <text:section text:style-name="Sect1" text:name="Section188">
        <text:p text:style-name="P100"><text:span text:style-name="T64"><text:tab/></text:span><text:span text:style-name="T40">And it came to pass, that, when I was come again to Jerusalem, even while I prayed in the temple, I was in a trance; And saw him saying unto me, </text:span><text:span text:style-name="T74">Make haste, and get thee quickly out of Jerusalem: for they will not receive thy testimony concerning me.</text:span><text:span text:style-name="T40"> And I said, Lord, they know that I imprisoned and beat in every synagogue them that believed on thee: And when the blood of thy martyr Stephen was shed, I also was standing </text:span><text:soft-page-break/><text:span text:style-name="T40">by, and consenting unto his death, and kept the raiment of them that slew him. And he said unto me, </text:span><text:span text:style-name="T74">Depart: for I will send thee far hence unto the Gentiles.</text:span></text:p>
        <text:p text:style-name="P98"><text:span text:style-name="T40"><text:tab/>And they gave him audience unto this word, and </text:span><text:span text:style-name="T41">then</text:span><text:span text:style-name="T44"> lifted up their voices, and said, Away with such a </text:span><text:span text:style-name="T41">fellow</text:span><text:span text:style-name="T44"> from the earth: for it is not fit that he should live. And as they cried out, and cast off </text:span><text:span text:style-name="T41">their</text:span><text:span text:style-name="T44"> clothes, and threw dust into the air, The chief captain commanded him to be brought into the castle.</text:span></text:p>
      </text:section>
      <text:p text:style-name="P39"><text:tab/><text:span text:style-name="T8">The word of the Lord abides in this church and in every church. Amen.</text:span></text:p>
      <text:p text:style-name="P39"/>
      <text:p text:style-name="P29">The Gospel</text:p>
      <text:p text:style-name="P40">Psalm 27:2</text:p>
      <text:p text:style-name="P52"><text:tab/>A Psalm of David.</text:p>
      <text:p text:style-name="P52"><text:tab/><text:span text:style-name="T5">Hear O Lord the voice of my supplication when I pray unto Thee; when I lift up my hand towards Thy holy temple.</text:span> Alleluia.</text:p>
      <text:p text:style-name="P39"/>
      <text:p text:style-name="P40">Matthew 15:21-31</text:p>
      <text:p text:style-name="P4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89">
        <text:p text:style-name="P98"><text:span text:style-name="T64"><text:tab/></text:span><text:span text:style-name="T44">Then Jesus went thence, and departed into the coasts of Tyre and Sidon. And, behold, a woman of Canaan came out of the same coasts, and cried unto him, saying, Have mercy on me, O Lord, </text:span><text:span text:style-name="T41">thou</text:span><text:span text:style-name="T44"> Son of David; my daughter is grievously vexed with a devil. But he answered her not a word. And his disciples came and besought him, saying, Send her away; for she crieth after us. But he answered and said, </text:span><text:span text:style-name="T72">I am not sent but unto the lost sheep of the house of Israel.</text:span><text:span text:style-name="T44"> Then came she and worshipped him, saying, Lord, help me. But he answered and said, </text:span><text:span text:style-name="T72">It is not meet to take the children’s bread, and to cast </text:span><text:span text:style-name="T75">it</text:span><text:span text:style-name="T72"> to dogs.</text:span><text:span text:style-name="T44"> And she said, Truth, Lord: yet the dogs eat of the crumbs which fall from their masters’ table. Then Jesus </text:span><text:span text:style-name="T44">answered and said unto her, </text:span><text:span text:style-name="T72">O woman, great </text:span><text:span text:style-name="T75">is</text:span><text:span text:style-name="T72"> thy faith: be it unto thee even as thou wilt.</text:span><text:span text:style-name="T44"> And her daughter was made whole from that very hour.</text:span></text:p>
        <text:p text:style-name="P74"><text:span text:style-name="T44"><text:tab/>And Jesus departed from thence, and came nigh unto the sea of Galilee; and went up into a mountain, and sat down there. And great multitudes came unto him, having with them </text:span><text:span text:style-name="T41">those that were</text:span><text:span text:style-name="T44"> lame, blind, dumb, maimed, and many others, and cast them down at Jesus’ feet; and he healed them: </text:span><text:span text:style-name="T44">Insomuch that the multitude wondered, when they saw the dumb to speak, the maimed to be whole, the lame to walk, and the blind to see: and they glorified the God of Israel.</text:span><text:span text:style-name="T64"> </text:span><text:span text:style-name="T66">Glory be to God forever.</text:span></text:p>
      </text:section>
      <text:p text:style-name="P60"><text:soft-page-break/>Saturday of the Fourth Week of Lent</text:p>
      <text:p text:style-name="P54"/>
      <text:p text:style-name="P23">The Matins Gospel</text:p>
      <text:p text:style-name="P34">Psalm 141:7,10</text:p>
      <text:p text:style-name="P35"><text:tab/><text:span text:style-name="T8">A Psalm of David.</text:span></text:p>
      <text:p text:style-name="P36"><text:tab/><text:span text:style-name="T6">I have cried unto Thee, O Lord; I said: Thou art my hope; and my portion in the land of the living. Bring my soul out of prison that I may confess Thy Name.</text:span> <text:span text:style-name="T8">Alleluia.</text:span></text:p>
      <text:p text:style-name="P39"/>
      <text:p text:style-name="P40">Luke 16:19-31</text:p>
      <text:p text:style-name="P41"><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90">
        <text:p text:style-name="P73"><text:span text:style-name="T12"><text:tab/></text:span><text:span text:style-name="T74">There was a certain rich man, which was clothed in purple and fine linen, and fared sumptuously every day:</text:span><text:span text:style-name="T40"> </text:span><text:span text:style-name="T74">And there was a certain beggar named Lazarus, which was laid at his gate, full of sores,</text:span><text:span text:style-name="T40"> </text:span><text:span text:style-name="T74">And desiring to be fed with the crumbs which fell from the rich man’s table: moreover the dogs came and licked his sores.</text:span><text:span text:style-name="T40"> </text:span><text:span text:style-name="T74">And it came to pass, that the beggar died, and was carried by the angels into Abraham’s bosom: the rich man also died, and was buried; </text:span><text:span text:style-name="T74">And in hell he lift up his eyes, being in torments, and seeth Abraham afar off, and Lazarus in his bosom.</text:span><text:span text:style-name="T40"> </text:span><text:span text:style-name="T74">And he cried and said, Father Abraham, have mercy on me, and send Lazarus, that he may dip the tip of his finger in water, and cool my tongue; for I am tormented in this flame.</text:span><text:span text:style-name="T40"> </text:span><text:span text:style-name="T74">But Abraham said, Son, remember that thou in thy lifetime receivedst thy good things, and likewise Lazarus evil things: but now he is comforted, and thou art tormented.</text:span><text:span text:style-name="T40"> </text:span><text:span text:style-name="T74">And beside all this, between us and you there is a great gulf fixed: so that they which would pass from hence to you cannot; neither can they pass to us, that </text:span><text:span text:style-name="T75">would come</text:span><text:span text:style-name="T72"> from thence.</text:span><text:span text:style-name="T44"> </text:span><text:span text:style-name="T72">Then he said, I pray thee therefore, father, that thou wouldest send him to my father’s house:</text:span><text:span text:style-name="T44"> </text:span><text:span text:style-name="T72">For I have five brethren; that he may testify unto them, lest they also come into this place of torment.</text:span><text:span text:style-name="T44"> </text:span><text:span text:style-name="T72">Abraham saith unto him, They have Moses and the prophets; let them hear them.</text:span><text:span text:style-name="T44"> </text:span><text:span text:style-name="T72">And he said, Nay, father Abraham: but if one went unto them from the dead, they will repent.</text:span><text:span text:style-name="T44"> </text:span><text:span text:style-name="T72">And he said unto him, If they hear not Moses and the prophets, neither will they be persuaded, though one rose from the dead.</text:span><text:span text:style-name="T64"> </text:span><text:span text:style-name="T66">Glory be to God forever.</text:span></text:p>
      </text:section>
      <text:p text:style-name="P24"/>
      <text:p text:style-name="P28"/>
      <text:p text:style-name="P13">The Liturgy</text:p>
      <text:p text:style-name="P39"/>
      <text:p text:style-name="P29">The Pauline Epistle</text:p>
      <text:p text:style-name="P40">Philippians 4:4-9</text:p>
      <text:p text:style-name="P41"><text:tab/><text:span text:style-name="T8">A chapter from the Epistle of our teacher Paul to the Philippians. His blessing be upon us. Amen.</text:span></text:p>
      <text:section text:style-name="Sect1" text:name="Section191">
        <text:p text:style-name="P79"><text:span text:style-name="T63"><text:tab/></text:span><text:span text:style-name="T40">Rejoice in the Lord alway: </text:span><text:span text:style-name="T41">and</text:span><text:span text:style-name="T44"> again I say, Rejoice. Let your moderation be known unto all men. The Lord </text:span><text:span text:style-name="T41">is</text:span><text:span text:style-name="T44"> at hand. Be careful for nothing; but in every thing by prayer and supplication with thanksgiving let your requests be made known unto God. And the peace of God, which passeth all understanding, shall keep your hearts and minds through Christ Jesus. Finally, brethren, whatsoever things are true, whatsoever things </text:span><text:span text:style-name="T41">are</text:span><text:span text:style-name="T44"> honest, whatsoever things </text:span><text:span text:style-name="T41">are</text:span><text:span text:style-name="T44"> just, whatsoever things </text:span><text:span text:style-name="T41">are</text:span><text:span text:style-name="T44"> pure, whatso</text:span><text:span text:style-name="T44">ever things </text:span><text:span text:style-name="T41">are</text:span><text:span text:style-name="T44"> lovely, whatsoever things </text:span><text:span text:style-name="T41">are</text:span><text:span text:style-name="T44"> of good report; if </text:span><text:span text:style-name="T41">there be</text:span><text:span text:style-name="T44"> any virtue, and if </text:span><text:span text:style-name="T41">there be</text:span><text:span text:style-name="T44"> any praise, think on these things. </text:span><text:span text:style-name="T44">Those things, which ye have both learned, and received, and heard, and seen in me, do: and the God of peace shall be with you.</text:span></text:p>
      </text:section>
      <text:p text:style-name="P49">The grace of God the Father be with you all. Amen.</text:p>
      <text:p text:style-name="P39"/>
      <text:p text:style-name="P29">The Catholic Epistle</text:p>
      <text:p text:style-name="P40">James 3:13-4:6</text:p>
      <text:p text:style-name="P41"><text:tab/><text:span text:style-name="T8">The Catholic Epistle from the Epistle of our teacher James. His Blessing be upon us. Amen.</text:span></text:p>
      <text:section text:style-name="Sect1" text:name="Section192">
        <text:p text:style-name="P100"><text:span text:style-name="T65"><text:tab/></text:span><text:span text:style-name="T40">Who </text:span><text:span text:style-name="T41">is</text:span><text:span text:style-name="T44"> a wise man and endued with knowledge among you? let him shew out of a good conversation his works with meekness of wisdom. But if ye have bitter envying and strife in your hearts, glory not, and lie not against the truth. This wisdom descendeth not from above, but earthly, sensual, devilish. For where envying and strife </text:span><text:span text:style-name="T41">is</text:span><text:span text:style-name="T44">, there </text:span><text:span text:style-name="T41">is</text:span><text:span text:style-name="T44"> confusion and every evil work. But the wisdom that is from above is first pure, then peaceable, gentle, </text:span><text:span text:style-name="T41">and</text:span><text:span text:style-name="T44"> easy to be intreated, full of mercy and good fruits, without partiality, and without hypocrisy. </text:span><text:span text:style-name="T44">And the fruit of righteous</text:span><text:span text:style-name="T44">ness is sown in peace of them that make peace.</text:span></text:p>
        <text:p text:style-name="P74"><text:span text:style-name="T44"><text:tab/>From whence </text:span><text:span text:style-name="T41">come</text:span><text:span text:style-name="T44"> wars and fightings among you? </text:span><text:span text:style-name="T41">come they</text:span><text:span text:style-name="T44"> not hence, </text:span><text:span text:style-name="T41">even</text:span><text:span text:style-name="T44"> of your lusts that war in your members? Ye lust, and have not: ye kill, and desire to have, and cannot obtain: ye fight and war, yet ye have </text:span><text:span text:style-name="T44">not, because ye ask not. Ye ask, and receive not, because ye ask amiss, that ye may consume </text:span><text:span text:style-name="T41">it</text:span><text:span text:style-name="T44"> upon your lusts. Ye adulterers and adulteresses, know ye not that the friendship of the world is enmity with God? whosoever therefore will be a friend of the world is the enemy of God. Do ye think that the scripture saith in vain, The spirit that dwelleth in us lusteth to envy? </text:span><text:span text:style-name="T44">But he giveth more grace. Wherefore he saith, </text:span><text:soft-page-break/><text:span text:style-name="T44">God resisteth the proud, but giveth grace unto the humble.</text:span></text:p>
      </text:section>
      <text:p text:style-name="P41"><text:tab/><text:span text:style-name="T8">Do not love the world, nor the things which are in the world. The world shall pass away and all its desires; but he who does the will of God shall abide forever. Amen.</text:span></text:p>
      <text:p text:style-name="P29">The Praxis</text:p>
      <text:p text:style-name="P40">Acts 24:24-25:12</text:p>
      <text:p text:style-name="P41"><text:tab/><text:span text:style-name="T8">A chapter from the Acts of our fathers the pure Apostles, who were invested with the grace of the Holy Spirit. Their blessing be with us all. Amen.</text:span></text:p>
      <text:section text:style-name="Sect1" text:name="Section193">
        <text:p text:style-name="P100"><text:span text:style-name="T64"><text:tab/></text:span><text:span text:style-name="T40">And after certain days, when Felix came with his wife Drusilla, which was a Jewess, he sent for Paul, and heard him concerning the faith in Christ. And as he reasoned of righteousness, temperance, and judgment to come, Felix trembled, and answered, Go thy way for this time; when I have a convenient season, I will call for thee. He hoped also that </text:span><text:span text:style-name="T40">money should have been given him of Paul, that he might loose him: wherefore he sent for him the oftener, and communed with him. </text:span><text:span text:style-name="T40">But after two years Porcius Festus came into Felix’ room: and Felix, willing to shew the Jews a pleasure, left Paul bound.</text:span></text:p>
        <text:p text:style-name="P97"><text:span text:style-name="T40"><text:tab/>Now when Festus was come into the province, after three days he ascended from Caesarea to Jerusalem. Then the high priest and the chief of the Jews informed him against Paul, and besought him, And desired favour against him, that he would send for him to Jerusalem, laying wait in the way to kill him. But Festus answered, that Paul should be kept at Caesarea, and that he himself would depart shortly </text:span><text:span text:style-name="T41">thither</text:span><text:span text:style-name="T44">. Let them therefore, said he, which among you are able, go down with </text:span><text:span text:style-name="T41">me</text:span><text:span text:style-name="T44">, and accuse this man, if there be any wickedness in him. And when he had tarried among them more than ten days, he went down unto Caesarea; and the next day sitting on the judgment seat commanded Paul to be brought. And when he was come, the Jews which came down from Jerusalem stood round about, and laid many and </text:span><text:span text:style-name="T44">grievous complaints against Paul, which they could not prove. While he answered for himself, Neither against the law of the Jews, neither against the temple, nor yet against Caesar, have I offended any thing at all. But Festus, willing to do the Jews a pleasure, answered Paul, and said, Wilt thou go </text:span><text:span text:style-name="T44">up to Jerusalem, and there be judged of these things before me? Then said Paul, I stand at Caesar’s judgment seat, where I ought to be judged: to the Jews have I done no wrong, as thou very well knowest. For if I be an offender, or have committed any thing worthy of death, I refuse not to die: but if there be none of these things whereof these accuse me, no man may deliver me unto them. I appeal unto Caesar. Then Festus, when he had </text:span><text:soft-page-break/><text:span text:style-name="T44">conferred with the council, answered, Hast thou appealed unto Caesar? unto Caesar shalt thou go.</text:span></text:p>
      </text:section>
      <text:p text:style-name="P39"><text:tab/><text:span text:style-name="T8">The word of the Lord abides in this church and in every church. Amen.</text:span></text:p>
      <text:p text:style-name="P39"/>
      <text:p text:style-name="P29">The Gospel</text:p>
      <text:p text:style-name="P40">Psalm 60:1,5</text:p>
      <text:p text:style-name="P52"><text:tab/>A Psalm of David.</text:p>
      <text:p text:style-name="P38"><text:span text:style-name="T8"><text:tab/></text:span><text:span text:style-name="T48">Hear O God my supplication; attend </text:span><text:span text:style-name="T51">unto my prayer. Thou hast given a heritage to those who fear Thy Name. </text:span><text:span text:style-name="T8">Alleluia.</text:span></text:p>
      <text:p text:style-name="P39"/>
      <text:p text:style-name="P40">Matthew 21:33-46</text:p>
      <text:p text:style-name="P4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94">
        <text:p text:style-name="P73"><text:span text:style-name="T64"><text:tab/></text:span><text:span text:style-name="T72">Hear another parable: There was a certain householder, which planted a vineyard, and hedged it round about, and digged a winepress in it, and built a tower, and let it out to husbandmen, and went into a far country:</text:span><text:span text:style-name="T44"> </text:span><text:span text:style-name="T72">And when the time of the fruit drew near, he sent his servants to the husbandmen, that they might receive the fruits of it.</text:span><text:span text:style-name="T44"> </text:span><text:span text:style-name="T72">And the </text:span><text:span text:style-name="T72">husbandmen took his servants, and beat one, and killed another, and stoned another.</text:span><text:span text:style-name="T44"> </text:span><text:span text:style-name="T72">Again, he sent other servants more than the first: and they did unto them likewise.</text:span><text:span text:style-name="T44"> </text:span><text:span text:style-name="T72">But last of all he sent unto them his son, saying, They will reverence my son.</text:span><text:span text:style-name="T44"> </text:span><text:span text:style-name="T72">But when the husbandmen saw the son, they said among themselves, This is the heir; come, let us kill him, and let us seize on his inheritance.</text:span><text:span text:style-name="T44"> </text:span><text:span text:style-name="T72">And they caught him, and cast </text:span><text:span text:style-name="T75">him</text:span><text:span text:style-name="T72"> out of the vineyard, and slew </text:span><text:span text:style-name="T75">him</text:span><text:span text:style-name="T72">.</text:span><text:span text:style-name="T44"> </text:span><text:span text:style-name="T72">When the lord therefore of the vineyard cometh, what will he do unto those husbandmen?</text:span><text:span text:style-name="T44"> They say unto him, He will miserably destroy those wicked men, and will let out </text:span><text:span text:style-name="T41">his</text:span><text:span text:style-name="T44"> vineyard unto other husbandmen, which shall render him the fruits in their seasons. Jesus saith unto them, </text:span><text:span text:style-name="T72">Did ye never read in the scriptures, The stone which the </text:span><text:span text:style-name="T72">builders rejected, the same is become the head of the corner: this is the Lord’s doing, and it is marvellous in our eyes?</text:span><text:span text:style-name="T44"> </text:span><text:span text:style-name="T72">Therefore say I unto you, The kingdom of God shall be taken from you, and given to a nation bringing forth the fruits thereof.</text:span><text:span text:style-name="T44"> </text:span><text:span text:style-name="T72">And whosoever shall fall on this stone shall </text:span><text:span text:style-name="T72">be broken: but on whomsoever it shall fall, it will grind him to powder.</text:span><text:span text:style-name="T44"> And when the chief priests and Pharisees had heard his parables, they perceived that he spake of them. But when they sought to lay hands on him, they feared the multitude, because they took him for a prophet.</text:span><text:span text:style-name="T64"> </text:span><text:span text:style-name="T66">Glory be to God forever.</text:span></text:p>
      </text:section>
      <text:p text:style-name="P60"><text:soft-page-break/>The Fourth Sunday of Lent</text:p>
      <text:p text:style-name="P34"/>
      <text:p text:style-name="P23">The Vespers Gospel</text:p>
      <text:p text:style-name="P34">Psalm 26:14,13</text:p>
      <text:p text:style-name="P35"><text:tab/><text:span text:style-name="T8">A Psalm of David.</text:span></text:p>
      <text:p text:style-name="P36"><text:tab/><text:span text:style-name="T51">Wait on the Lord: be strong, and let your heart be strengthened: and wait on the Lord.</text:span><text:span text:style-name="T85"> I believe that I shall see the good things of the Lord in the land of the living. </text:span><text:span text:style-name="T8">Alleluia.</text:span></text:p>
      <text:p text:style-name="P39"/>
      <text:p text:style-name="P40">Luke 12:22-31</text:p>
      <text:p text:style-name="P41"><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95">
        <text:p text:style-name="P73"><text:span text:style-name="T12"><text:tab/></text:span><text:span text:style-name="T40">And he said unto his disciples, </text:span><text:span text:style-name="T74">Therefore I say unto you, Take no thought for your life, what ye shall eat; neither for the body, what ye shall put on.</text:span><text:span text:style-name="T40"> </text:span><text:span text:style-name="T74">The life is more than meat, and the body </text:span><text:span text:style-name="T75">is more</text:span><text:span text:style-name="T72"> than raiment.</text:span><text:span text:style-name="T44"> </text:span><text:span text:style-name="T72">Consider the ravens: for they neither sow nor reap; which neither have storehouse nor barn; and God feedeth them: how much more are ye better than the fowls?</text:span><text:span text:style-name="T44"> </text:span><text:span text:style-name="T72">And which of you with taking thought can add to his </text:span><text:span text:style-name="T72">stature one cubit?</text:span><text:span text:style-name="T44"> </text:span><text:span text:style-name="T72">If ye then be not able to do that thing which is least, why take ye thought for the rest?</text:span><text:span text:style-name="T44"> </text:span><text:span text:style-name="T72">Consider the lilies how they grow: they toil not, they spin not; and yet I say unto you, that Solomon in all his glory was not arrayed like one of these.</text:span><text:span text:style-name="T44"> </text:span><text:span text:style-name="T72">If then God so clothe the grass, which is to day in the field, and to morrow is cast into the oven; how much more </text:span><text:span text:style-name="T75">will he clothe</text:span><text:span text:style-name="T72"> you, O ye of little faith?</text:span><text:span text:style-name="T44"> </text:span><text:span text:style-name="T72">And seek not ye what ye shall eat, or what ye shall drink, neither be ye of doubtful mind.</text:span><text:span text:style-name="T44"> </text:span><text:span text:style-name="T72">For all these things do the nations of the world seek after: and your Father knoweth that ye have need of these things.</text:span><text:span text:style-name="T44"> </text:span><text:span text:style-name="T72">But rather seek ye the kingdom of God; and all these things shall be added unto you.</text:span><text:span text:style-name="T77"> </text:span><text:span text:style-name="T16">Glory be to God forever.</text:span></text:p>
      </text:section>
      <text:p text:style-name="P49"/>
      <text:p text:style-name="P23">The Matins Gospel</text:p>
      <text:p text:style-name="P34">Psalm 30:23,24</text:p>
      <text:p text:style-name="P35"><text:tab/><text:span text:style-name="T8">A Psalm of David.</text:span></text:p>
      <text:p text:style-name="P36"><text:tab/><text:span text:style-name="T6">Have courage and let your heart be strengthened, all ye that hope in the Lord. O love ye the Lord, all ye His saints, for the Lord requires truth. </text:span><text:span text:style-name="T8">Alleluia.</text:span></text:p>
      <text:p text:style-name="P39"/>
      <text:p text:style-name="P40"/>
      <text:p text:style-name="P8">Matthew 22:1-14</text:p>
      <text:p text:style-name="P41"><text:tab/><text:span text:style-name="T8">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96">
        <text:p text:style-name="P73"><text:span text:style-name="T12"><text:tab/></text:span><text:span text:style-name="T40">And Jesus answered and spake unto them again by parables, and said, </text:span><text:span text:style-name="T74">The kingdom of heaven is like unto a certain king, which made a marriage for his son,</text:span><text:span text:style-name="T40"> </text:span><text:span text:style-name="T74">And sent forth his servants to call them that were bidden to the wedding: and they would not come.</text:span><text:span text:style-name="T40"> </text:span><text:span text:style-name="T74">Again, he sent forth other servants, saying, Tell them which are bidden, Behold, I have prepared my dinner: my oxen and </text:span><text:span text:style-name="T75">my</text:span><text:span text:style-name="T72"> fatlings </text:span><text:span text:style-name="T75">are</text:span><text:span text:style-name="T72"> killed, and all things </text:span><text:span text:style-name="T75">are</text:span><text:span text:style-name="T72"> ready: come unto the marriage.</text:span><text:span text:style-name="T44"> </text:span><text:span text:style-name="T72">But they made light of </text:span><text:span text:style-name="T75">it</text:span><text:span text:style-name="T72">, and went their ways, one to his farm, another to his merchandise:</text:span><text:span text:style-name="T44"> </text:span><text:span text:style-name="T72">And the remnant took his servants, and entreated </text:span><text:span text:style-name="T75">them</text:span><text:span text:style-name="T72"> spitefully, and slew </text:span><text:span text:style-name="T75">them</text:span><text:span text:style-name="T72">.</text:span><text:span text:style-name="T44"> </text:span><text:span text:style-name="T72">But when the king heard </text:span><text:span text:style-name="T75">thereof</text:span><text:span text:style-name="T72">, he was wroth: and he sent forth his armies, and destroyed those murderers, and burned up their city.</text:span><text:span text:style-name="T44"> </text:span><text:span text:style-name="T72">Then saith he to his servants, The wedding is ready, but they which were bidden were not worthy.</text:span><text:span text:style-name="T44"> </text:span><text:span text:style-name="T72">Go ye therefore into </text:span><text:span text:style-name="T72">the highways, and as many as ye shall find, bid to the marriage.</text:span><text:span text:style-name="T44"> </text:span><text:span text:style-name="T72">So those servants went out into the highways, and gathered together all as many as they found, both bad and good: and the wedding was furnished with guests.</text:span><text:span text:style-name="T44"> </text:span><text:span text:style-name="T72">And when the king came in to see the guests, he saw there a man which had not on a wedding garment:</text:span><text:span text:style-name="T44"> </text:span><text:span text:style-name="T72">And he saith unto him, Friend, how camest thou in hither not having a wedding garment? </text:span><text:span text:style-name="T72">And he was </text:span><text:span text:style-name="T72">speechless.</text:span><text:span text:style-name="T44"> </text:span><text:span text:style-name="T72">Then said the king to the servants, Bind him hand and foot, and take him away, and cast </text:span><text:span text:style-name="T75">him</text:span><text:span text:style-name="T72"> into outer darkness; there shall be weeping and gnashing of teeth.</text:span><text:span text:style-name="T44"> </text:span><text:span text:style-name="T72">For many are called, but few </text:span><text:span text:style-name="T75">are</text:span><text:span text:style-name="T72"> chosen.</text:span><text:span text:style-name="T64"> </text:span><text:span text:style-name="T66">Glory be to God forever.</text:span></text:p>
      </text:section>
      <text:p text:style-name="P49"/>
      <text:p text:style-name="P28">The Liturgy</text:p>
      <text:p text:style-name="P39"/>
      <text:p text:style-name="P29">The Pauline Epistle</text:p>
      <text:p text:style-name="P40">Ephesians 6:10-24</text:p>
      <text:p text:style-name="P41"><text:tab/><text:span text:style-name="T8">A chapter from the Epistle of our teacher Paul to the Ephesians. His blessing be upon us. Amen.</text:span></text:p>
      <text:section text:style-name="Sect1" text:name="Section197">
        <text:p text:style-name="P79"><text:span text:style-name="T63"><text:tab/></text:span><text:span text:style-name="T40">Finally, my brethren, be strong in the Lord, and in the power of his might. Put on the whole armour of God, that ye may be able to stand </text:span><text:span text:style-name="T40">against the wiles of the devil. For we wrestle not against flesh and blood, but against principalities, against powers, against the rulers of the darkness of this world, against spiritual wickedness in high </text:span><text:span text:style-name="T41">places</text:span><text:span text:style-name="T44">. Wherefore take unto you the whole armour of God, that ye may be able to withstand in the evil day, and having done all, to stand. Stand therefore, having your </text:span><text:span text:style-name="T44">loins girt about with truth, and having on the breastplate of righteousness; </text:span><text:soft-page-break/><text:span text:style-name="T44">And your feet shod with the preparation of the gospel of peace; Above all, taking the shield of faith, wherewith ye shall be able to quench all the fiery darts of the wicked. And take the helmet of salvation, and the sword of </text:span><text:span text:style-name="T44">the Spirit, which is the word of God: </text:span><text:span text:style-name="T44">Praying always with all prayer and supplication in the Spirit, and watching thereunto with all perseverance and supplication for all saints;</text:span></text:p>
        <text:p text:style-name="P73"><text:span text:style-name="T44"><text:s/><text:tab/>And for me, that utterance may be given unto me, that I may open my mouth boldly, to make known the mystery of the gospel, For which I am an ambassador in bonds: that therein I may speak boldly, as I ought to speak. But that ye also may know my affairs, </text:span><text:span text:style-name="T41">and</text:span><text:span text:style-name="T44"> how I do, Tychicus, a beloved brother and faithful minister in the Lord, shall make known to you all things: Whom I have sent unto you for the same purpose, that ye might know our affairs, and </text:span><text:span text:style-name="T41">that</text:span><text:span text:style-name="T44"> he might comfort your hearts. Peace </text:span><text:span text:style-name="T41">be</text:span><text:span text:style-name="T44"> to the brethren, and love with faith, from God the Father and the Lord Jesus Christ. </text:span><text:span text:style-name="T44">Grace </text:span><text:span text:style-name="T41">be</text:span><text:span text:style-name="T44"> with all them that love our Lord Jesus Christ in sincerity. Amen.</text:span></text:p>
      </text:section>
      <text:p text:style-name="P49">The grace of God the Father be with you all. Amen.</text:p>
      <text:p text:style-name="P39"/>
      <text:p text:style-name="P29">The Catholic Epistle</text:p>
      <text:p text:style-name="P40">James 4:7-17</text:p>
      <text:p text:style-name="P41"><text:tab/><text:span text:style-name="T8">The Catholic Epistle from the Epistle of our teacher James. His Blessing be upon us. Amen.</text:span></text:p>
      <text:section text:style-name="Sect1" text:name="Section198">
        <text:p text:style-name="P79"><text:span text:style-name="T65"><text:tab/></text:span><text:span text:style-name="T40">Submit yourselves therefore to God. Resist the devil, and he will flee from you. Draw nigh to God, and he will draw nigh to you. Cleanse </text:span><text:span text:style-name="T41">your</text:span><text:span text:style-name="T44"> </text:span><text:span text:style-name="T44">hands, </text:span><text:span text:style-name="T41">ye</text:span><text:span text:style-name="T44"> sinners; and purify </text:span><text:span text:style-name="T41">your</text:span><text:span text:style-name="T44"> hearts, </text:span><text:span text:style-name="T41">ye</text:span><text:span text:style-name="T44"> double minded. Be afflicted, and mourn, and weep: let your laughter be turned to mourning, and </text:span><text:span text:style-name="T41">your</text:span><text:span text:style-name="T44"> joy to heaviness. </text:span><text:span text:style-name="T44">Humble yourselves in the sight of the Lord, and he shall lift you up.</text:span></text:p>
        <text:p text:style-name="P73"><text:span text:style-name="T44"><text:tab/>Speak not evil one of another, brethren. He that speaketh evil of </text:span><text:span text:style-name="T41">his</text:span><text:span text:style-name="T44"> brother, and judgeth his brother, speaketh evil of the law, and judgeth the law: but if thou judge the law, thou art not a doer of the law, but a judge. There is one lawgiver, who is able to save and to destroy: who art thou that judgest another? Go to now, ye that say, To day or to morrow we will go into such a city, and continue there a year, and buy and sell, and get </text:span><text:span text:style-name="T44">gain: Whereas ye know not what </text:span><text:span text:style-name="T41">shall be</text:span><text:span text:style-name="T44"> on the morrow. For what </text:span><text:span text:style-name="T41">is</text:span><text:span text:style-name="T44"> your life? It is even a vapour, that appeareth for a little time, and then vanisheth away. For that ye </text:span><text:span text:style-name="T41">ought</text:span><text:span text:style-name="T44"> to say, If the Lord will, we shall live, and do this, or that. But now ye rejoice in your boastings: all such rejoicing is evil. </text:span><text:span text:style-name="T44">Therefore to him that knoweth to do good, and doeth </text:span><text:span text:style-name="T41">it</text:span><text:span text:style-name="T44"> not, to him it is sin.</text:span></text:p>
      </text:section>
      <text:p text:style-name="P41"><text:soft-page-break/><text:tab/><text:span text:style-name="T8">Do not love the world, nor the things which are in the world. The world shall pass away and all its desires; but he who does the will of God shall abide forever. Amen.</text:span></text:p>
      <text:p text:style-name="P39"/>
      <text:p text:style-name="P29">The Praxis</text:p>
      <text:p text:style-name="P40">Acts 25:13-26:1a</text:p>
      <text:p text:style-name="P41"><text:tab/><text:span text:style-name="T8">A chapter from the Acts of our fathers the pure Apostles, who were invested with the grace of the Holy Spirit. Their blessing be with us all. Amen.</text:span></text:p>
      <text:section text:style-name="Sect1" text:name="Section199">
        <text:p text:style-name="P100"><text:span text:style-name="T64"><text:tab/></text:span><text:span text:style-name="T40">And after certain days king Agrippa and Bernice came unto Caesarea to salute Festus. And when they had been there many days, Festus declared Paul’s cause unto the king, saying, There is a certain man left in bonds by Felix: About whom, when I was at Jerusalem, the chief priests and the elders of the Jews informed </text:span><text:span text:style-name="T41">me</text:span><text:span text:style-name="T44">, desiring </text:span><text:span text:style-name="T41">to have</text:span><text:span text:style-name="T44"> judgment against him. To whom I answered, It is not the manner of the Romans to deliver any man to die, before that he which is accused have the accusers face to face, and have licence to answer for himself concerning the crime laid against him. Therefore, when they were come hither, without any delay on the morrow I sat on the judgment seat, and commanded the man to be brought forth. Against whom when the </text:span><text:span text:style-name="T44">accusers stood up, they brought none accusation of such things as I supposed: But had certain questions against him of their own superstition, and of one Jesus, which was dead, whom Paul affirmed to be alive. And </text:span><text:span text:style-name="T44">because I doubted of such manner of questions, I asked </text:span><text:span text:style-name="T41">him</text:span><text:span text:style-name="T44"> whether he would go to Jerusalem, and there be judged of these matters. But when </text:span><text:span text:style-name="T44">Paul had appealed to be reserved unto the hearing of Augustus, I commanded him to be kept till I might send him to Caesar. Then Agrippa said unto Festus, I would also hear the man myself. To morrow, said he, thou shalt hear him. And on the morrow, when Agrippa was come, and Bernice, with great pomp, and was entered into the place of hearing, with the chief captains, and principal men of the city, at Festus’ commandment Paul was brought forth. And Festus said, King Agrippa, and all men which are here present with us, ye see this man, about whom all the multitude of the Jews have dealt with me, both at Jerusalem, and </text:span><text:span text:style-name="T41">also</text:span><text:span text:style-name="T44"> here, crying that he </text:span><text:span text:style-name="T44">ought not to live any longer. But when I found that he had committed nothing worthy of death, and that he himself hath appealed to Augustus, I have determined to send him. Of whom I have no certain thing to write unto my lord. Wherefore I have brought him forth before you, and specially before thee, O king Agrippa, that, after examination had, I might have somewhat to write. For it seemeth to me unreasonable to send a </text:span><text:soft-page-break/><text:span text:style-name="T44">prisoner, and not withal to signify the crimes </text:span><text:span text:style-name="T41">laid</text:span><text:span text:style-name="T44"> against him.</text:span></text:p>
        <text:p text:style-name="P81"><text:tab/>Then Agrippa said unto Paul, Thou art permitted to speak for thyself.</text:p>
      </text:section>
      <text:p text:style-name="P39"><text:tab/><text:span text:style-name="T8">The word of the Lord abides in this church and in every church. Amen.</text:span></text:p>
      <text:p text:style-name="P39"/>
      <text:p text:style-name="P29">The Gospel</text:p>
      <text:p text:style-name="P40">Psalm 104,3,4,5</text:p>
      <text:p text:style-name="P52"><text:tab/>A Psalm of David.</text:p>
      <text:p text:style-name="P52"><text:tab/><text:span text:style-name="T4">Let the heart of them that seek the LORD rejoice: Seek the LORD, and be strengthened. Seek His face at all times. Remember His wonders which He wrought; His marvels and the judgements of His mouth. </text:span>Alleluia.</text:p>
      <text:p text:style-name="P39"/>
      <text:p text:style-name="P40">John 4:1-42</text:p>
      <text:p text:style-name="P4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00">
        <text:p text:style-name="P98"><text:span text:style-name="T64"><text:tab/></text:span><text:span text:style-name="T44">When therefore the Lord knew how the Pharisees had heard that Jesus made and baptized more disciples than John, (Though Jesus himself baptized not, but his </text:span><text:span text:style-name="T44">disciples,) He left Judaea, and departed again into Galilee.</text:span></text:p>
        <text:p text:style-name="P74"><text:span text:style-name="T40"><text:tab/>And he must needs go through Samaria. Then cometh he to a city of Samaria, which is called Sychar, near to the parcel of ground that Jacob gave to his son Joseph. Now Jacob’s well was there. Jesus therefore, being wearied with </text:span><text:span text:style-name="T41">his</text:span><text:span text:style-name="T44"> journey, sat thus on </text:span><text:span text:style-name="T44">the well: </text:span><text:span text:style-name="T41">and</text:span><text:span text:style-name="T44"> it was about the sixth hour. There cometh a woman of Samaria to draw water: Jesus saith unto her,</text:span><text:span text:style-name="T72"> Give me to drink.</text:span><text:span text:style-name="T44"> (For his disciples were </text:span><text:span text:style-name="T44">gone away unto the city to buy meat.) Then saith the woman of Samaria unto him, How is it that thou, being a Jew, askest drink of me, which am a woman of Samaria? for the Jews have no dealings with the Samaritans. Jesus answered and said unto her,</text:span><text:span text:style-name="T72"> If thou knewest the gift of God, and who it is that saith to thee, Give me to drink; thou wouldest have asked of him, and he would have given thee living water.</text:span><text:span text:style-name="T44"> The woman saith unto him, Sir, thou hast nothing to draw with, and the well is deep: from whence then hast thou that living water? Art thou greater than our father Jacob, which gave us the well, and drank thereof himself, and his </text:span><text:span text:style-name="T44">children, and his cattle? Jesus answered and said unto her, </text:span><text:span text:style-name="T72">Whosoever drinketh of this water shall thirst again:</text:span><text:span text:style-name="T44"> </text:span><text:span text:style-name="T72">But whosoever drinketh of the water that I shall give him shall never thirst; but the water that I shall give him shall be in him a well of water springing up into everlasting life.</text:span><text:span text:style-name="T44"> The woman saith unto him, Sir, give me this water, that I thirst not, neither come hither to draw. </text:span><text:soft-page-break/><text:span text:style-name="T44">Jesus saith unto her, </text:span><text:span text:style-name="T72">Go, call thy husband, and come hither.</text:span><text:span text:style-name="T44"> The woman answered and said, I have no husband. Jesus said unto her, </text:span><text:span text:style-name="T72">Thou hast well said, I have no husband:</text:span><text:span text:style-name="T44"> </text:span><text:span text:style-name="T72">For thou hast had five husbands; and he </text:span><text:span text:style-name="T72">whom thou now hast is not thy husband: in that saidst thou truly.</text:span><text:span text:style-name="T44"> The woman saith unto him, Sir, I perceive that thou art a prophet. Our fathers worshipped in this mountain; and ye say, that in Jerusalem is the place where men ought to worship. Jesus saith unto her, </text:span><text:span text:style-name="T72">Woman, believe me, the hour cometh, when ye shall neither in this mountain, nor yet at Jerusalem, worship the Father.</text:span><text:span text:style-name="T44"> </text:span><text:span text:style-name="T72">Ye worship ye know not what: we know what we worship: for salvation is of the Jews.</text:span><text:span text:style-name="T44"> </text:span><text:span text:style-name="T72">But the hour cometh, and now is, when the true worshippers shall worship the Father in spirit and in truth: for the Father seeketh such to worship him.</text:span><text:span text:style-name="T44"> </text:span><text:span text:style-name="T72">God </text:span><text:span text:style-name="T75">is</text:span><text:span text:style-name="T72"> a Spirit: and they that worship him must worship </text:span><text:span text:style-name="T75">him</text:span><text:span text:style-name="T72"> in spirit and in truth.</text:span><text:span text:style-name="T44"> The woman saith unto him, I know that Messias cometh, which is called Christ: when he is come, he will tell us all things. </text:span><text:span text:style-name="T44">Jesus saith unto her, </text:span><text:span text:style-name="T72">I that speak unto thee am </text:span><text:span text:style-name="T75">he</text:span><text:span text:style-name="T72">.</text:span></text:p>
        <text:p text:style-name="P97"><text:span text:style-name="T44"><text:tab/>And upon this came his disciples, and marvelled that he talked </text:span><text:span text:style-name="T44">with the woman: yet no man said, What seekest thou? or, Why talkest thou with her? The woman then left her waterpot, and went her way into the city, and saith to the men, Come, see a man, which told me all things that ever I did: is not this the Christ? Then they went out of the city, and came unto him. In the mean while his </text:span><text:span text:style-name="T44">disciples prayed him, saying, Master, eat. But he said unto them, </text:span><text:span text:style-name="T72">I have meat to eat that ye know not of.</text:span><text:span text:style-name="T44"> Therefore said the disciples one to another, </text:span><text:span text:style-name="T44">Hath any man brought him </text:span><text:span text:style-name="T41">ought</text:span><text:span text:style-name="T44"> to eat? Jesus saith unto them, </text:span><text:span text:style-name="T72">My meat is to do the will of him that sent me, and to finish his work.</text:span><text:span text:style-name="T44"> </text:span><text:span text:style-name="T72">Say not ye, There are yet four months, and </text:span><text:span text:style-name="T75">then</text:span><text:span text:style-name="T72"> cometh harvest? behold, I say unto you, Lift up your eyes, and look on the fields; for they are white already to harvest.</text:span><text:span text:style-name="T44"> </text:span><text:span text:style-name="T72">And he that reapeth receiveth wages, and gathereth fruit unto life eternal: that both he that soweth and he that reapeth may rejoice together.</text:span><text:span text:style-name="T44"> </text:span><text:span text:style-name="T72">And herein is that saying true, One soweth, and another reapeth.</text:span><text:span text:style-name="T44"> </text:span><text:span text:style-name="T72">I sent you to reap that whereon ye bestowed no labour: other men laboured, and ye are entered into their labours.</text:span><text:span text:style-name="T44"> And many of the Samaritans of that city </text:span><text:span text:style-name="T44">believed on him for the saying of the woman, which testified, He told me all that ever I did. So when the Samaritans were come unto him, they besought him that he would tarry with them: and he abode there two days. And many more believed because of his own word; </text:span><text:span text:style-name="T44">And said unto the woman, Now we believe, not because of thy saying: for we have </text:span><text:soft-page-break/><text:span text:style-name="T44">heard </text:span><text:span text:style-name="T41">him</text:span><text:span text:style-name="T44"> ourselves, and know that this is indeed the Christ, the Saviour of the world.</text:span><text:span text:style-name="T64"> </text:span><text:span text:style-name="T66">Glory be to God forever.</text:span></text:p>
      </text:section>
      <text:p text:style-name="P31"/>
      <text:p text:style-name="P60">The Evening Office of the</text:p>
      <text:p text:style-name="P60">Fourth Sunday of Lent</text:p>
      <text:p text:style-name="P49"/>
      <text:p text:style-name="P23">The Gospel</text:p>
      <text:p text:style-name="P40">Psalm 31:10,11</text:p>
      <text:p text:style-name="P48"><text:tab/>A Psalm of David.</text:p>
      <text:p text:style-name="P48"><text:tab/><text:span text:style-name="T5">Many are the scourges of the sinners but mercy shall surround him that hopeth in the Lord. Be glad in the Lord and rejoice, ye righteous; and glory, all ye that are upright of heart. </text:span>Alleluia.</text:p>
      <text:p text:style-name="P39"/>
      <text:p text:style-name="P40">John 4:19-24</text:p>
      <text:p text:style-name="P41"><text:tab/><text:span text:style-name="T8">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364">
        <text:p text:style-name="P73"><text:span text:style-name="T12"><text:tab/></text:span><text:span text:style-name="T44">The woman saith unto him, Sir, I perceive that thou art a prophet. Our fathers worshipped in this mountain; and ye say, that in Jerusalem is the place where men ought to worship. Jesus saith unto her, </text:span><text:span text:style-name="T72">Woman, believe me, the hour cometh, when ye shall neither in this mountain, nor yet at Jerusalem, worship the Father.</text:span><text:span text:style-name="T44"> </text:span><text:span text:style-name="T72">Ye worship ye know not what: we know what we worship: for salvation is of the Jews.</text:span><text:span text:style-name="T44"> </text:span><text:span text:style-name="T72">But the hour cometh, and now is, when the true worshippers shall worship the Father in spirit and in truth: for the Father seeketh such to worship him.</text:span><text:span text:style-name="T44"> </text:span><text:span text:style-name="T72">God </text:span><text:span text:style-name="T75">is</text:span><text:span text:style-name="T72"> a Spirit: and they that worship him must worship </text:span><text:span text:style-name="T75">him</text:span><text:span text:style-name="T72"> in spirit and in truth.</text:span><text:span text:style-name="T14"> </text:span><text:span text:style-name="T15">Glory be to God forever.</text:span></text:p>
      </text:section>
      <text:p text:style-name="P25"/>
      <text:p text:style-name="P60">Monday of the Fifth Week of Lent</text:p>
      <text:p text:style-name="P49"/>
      <text:p text:style-name="P23">The Matins Prophecies</text:p>
      <text:p text:style-name="P40">Proverbs 3:5-18b</text:p>
      <text:p text:style-name="P41"><text:tab/><text:span text:style-name="T8">From the book of the Proverbs of Solomon the King. His blessing be upon us. Amen.</text:span></text:p>
      <text:section text:style-name="Sect1" text:name="Section201">
        <text:p text:style-name="P73"><text:span text:style-name="T20"><text:tab/></text:span><text:span text:style-name="T44">Trust in God with all thine heart; and be not exalted in thine own wisdom. In all thy ways acquaint thyself with her, that she may rightly direct thy paths. </text:span></text:p>
        <text:p text:style-name="P73"><text:span text:style-name="T44"><text:s/><text:tab/>Be not wise in thine own conceit; but fear God, and depart from all evil. Then shall there be health to thy body, and good keeping to thy bones. Honour the Lord with thy just </text:span><text:soft-page-break/><text:span text:style-name="T44">labours, and give him the first of thy fruits of righteousness: that thy storehouses may be completely filled with corn, and that thy presses may burst forth with wine. </text:span><text:span text:style-name="T41">My</text:span><text:span text:style-name="T44"> son, despise not the chastening of the Lord; nor faint </text:span><text:span text:style-name="T44">when thou art rebuked of him: for </text:span><text:span text:style-name="T44">whom the Lord loves, he rebukes, and scourges every son whom he receives.</text:span></text:p>
        <text:p text:style-name="P73"><text:span text:style-name="T44"><text:tab/>Blessed is the man who has found wisdom, and the mortal who knows prudence. For it is better to traffic for her, than for treasures of gold and silver. And she is more valuable than precious stones: no evil thing shall resist her: she is well known to all that approach her, and no precious thing is equal to her in value. For length of existence and years of life are in her right hand; and in her left hand are wealth and glory: out of her mouth proceeds righteousness, and she carries law and mercy upon her tongue. Her ways are good ways, and all her paths are peaceful. She is a tree of life to all that lay hold upon her; and she is </text:span><text:span text:style-name="T41">a</text:span><text:span text:style-name="T44"> secure </text:span><text:span text:style-name="T41">help</text:span><text:span text:style-name="T44"> to all that stay themselves on her.</text:span><text:span text:style-name="T79"> </text:span><text:span text:style-name="T81">Glory be to the Holy Trinity.</text:span></text:p>
      </text:section>
      <text:p text:style-name="P53"/>
      <text:p text:style-name="P40">Isaiah 37:33-38:6</text:p>
      <text:p text:style-name="P41"><text:tab/><text:span text:style-name="T8">From the book of Isaiah the prophet. His blessing be upon us. Amen.</text:span></text:p>
      <text:section text:style-name="Sect1" text:name="Section367">
        <text:p text:style-name="P73"><text:span text:style-name="T20"><text:tab/></text:span><text:span text:style-name="T44">Therefore thus saith the Lord concerning the king of the Assyrians, He shall not enter into this city, nor cast a weapon against it, nor bring a shield against it, nor make a rampart round it. But by the way by which he came, by it shall he return, and shall not enter into this city: thus saith the Lord. I will protect this city to save it for my own sake, and for my servant David’s sake. And the angel of the Lord went forth, and slew out of the camp of the Assyrians a hundred and eighty-five thousand: and they arose in the morning and found all </text:span><text:span text:style-name="T41">these</text:span><text:span text:style-name="T44"> bodies dead. And Sennacherim king of the Assyrians turned and departed, and dwelt in Nineve. </text:span><text:span text:style-name="T44">And while he </text:span><text:span text:style-name="T44">was worshipping Nasarach his country’s god in the house, Adramelech and Sarasar his sons smote him with swords; and they escaped into Armenia: and Asordan his son reigned in his stead.</text:span></text:p>
        <text:p text:style-name="P73"><text:span text:style-name="T44"><text:tab/>And it came to pass at that time, </text:span><text:span text:style-name="T41">that</text:span><text:span text:style-name="T44"> Ezekias was sick even to death. And Esaias the prophet the son of Amos came to him, and said to him, Thus saith the Lord, Give orders concerning thy house: for thou shalt die, and not live. And Ezekias turned his face to the wall, and prayed to the Lord, saying, Remember, O Lord, how I have walked before thee in truth, with a true heart, and have done that </text:span><text:span text:style-name="T44">which was pleasing in thy sight. And Ezekias wept bitterly. And the word of the Lord came to Esaias, saying, Go, and say to Ezekias, Thus saith the Lord, the God of David thy father, I </text:span><text:soft-page-break/><text:span text:style-name="T44">have heard thy prayer, and seen thy tears: behold, I </text:span><text:span text:style-name="T41">will</text:span><text:span text:style-name="T44"> add to thy time fifteen years. </text:span><text:span text:style-name="T44">And I will deliver thee and this city out of the hand of the </text:span><text:span text:style-name="T44">king of the Assyrians: and I will defend this city.</text:span><text:span text:style-name="T79"> </text:span><text:span text:style-name="T81">Glory be to the Holy Trinity.</text:span></text:p>
      </text:section>
      <text:p text:style-name="P53"/>
      <text:p text:style-name="P40">Job 22:1-30</text:p>
      <text:p text:style-name="P41"><text:tab/><text:span text:style-name="T8">From the book of Job the righteous. His blessing be upon us. Amen.</text:span></text:p>
      <text:section text:style-name="Sect1" text:name="Section368">
        <text:p text:style-name="P73"><text:span text:style-name="T20"><text:tab/></text:span><text:span text:style-name="T44">Then Eliphaz the Thaemanite answered and said, Is it not the Lord that teaches understanding and knowledge? For what matters it to the Lord, if thou wert blameless in </text:span><text:span text:style-name="T41">thy</text:span><text:span text:style-name="T44"> works? or is it profitable that thou shouldest perfect thy way? Wilt thou maintain and plead thine own cause? and will he enter into judgment with thee? </text:span></text:p>
        <text:p text:style-name="P73"><text:span text:style-name="T44"><text:tab/>Is not thy wickedness abundant, and thy sins innumerable? And thou hast taken security of thy brethren for nothing, and hast taken away the clothing of the naked. Neither hast thou given water to the thirsty to drink, but hast taken away the morsel of the hungry. And thou hast accepted the persons of some; and thou hast established those </text:span><text:span text:style-name="T41">that were already settled</text:span><text:span text:style-name="T44"> on the earth. But thou hast sent </text:span><text:span text:style-name="T44">widows away empty, and has afflicted orphans. Therefore snares have compassed thee, and disastrous war has troubled thee. The light has proved darkness to thee, and water has covered thee on thy lying down. Does not he that dwells in the high places observe? and has he not brought down the proud? And thou has said, What does the Mighty One know? does he judge in the dark? </text:span><text:span text:style-name="T44">A cloud is his hiding-place, and he shall not be seen; and he passes through the circle of heaven.</text:span></text:p>
        <text:p text:style-name="P73"><text:span text:style-name="T44"><text:tab/>Wilt thou </text:span><text:span text:style-name="T41">not</text:span><text:span text:style-name="T44"> mark the old way, which righteous men have trodden? who were seized before their time: their foundations </text:span><text:span text:style-name="T41">are as</text:span><text:span text:style-name="T44"> an overflowing stream. Who say, What will the Lord do to us? or what will the Almighty bring upon us? Yet he filled </text:span><text:span text:style-name="T44">their houses with good things: but the counsel for the wicked is far from him. The righteous have seen </text:span><text:span text:style-name="T41">it</text:span><text:span text:style-name="T44">, and laughed, and the blameless one has derided </text:span><text:span text:style-name="T41">them</text:span><text:span text:style-name="T44">. </text:span><text:span text:style-name="T44">Verily their substance has been utterly destroyed, and the fire shall devour what is left of their </text:span><text:span text:style-name="T41">property</text:span><text:span text:style-name="T44">.</text:span></text:p>
        <text:p text:style-name="P73"><text:span text:style-name="T44"><text:tab/>Be firm, I pray thee, if thou canst endure; then thy fruit shall prosper. And receive a declaration from his mouth, and lay up his words in thine heart. And if thou shalt turn and humble thyself before the Lord, thou hast </text:span><text:span text:style-name="T41">thus</text:span><text:span text:style-name="T44"> removed unrighteousness far from thy habitation. Thou shalt lay up </text:span><text:span text:style-name="T44">for thyself </text:span><text:span text:style-name="T41">treasure</text:span><text:span text:style-name="T44"> in a heap on the rock; and Sophir </text:span><text:span text:style-name="T41">shall be</text:span><text:span text:style-name="T44"> as the rock of the torrent. So the Almighty shall be thy helper from enemies, and he shall bring thee forth pure as silver that has been tried by fire. Then shalt thou </text:span><text:soft-page-break/><text:span text:style-name="T44">have boldness before the Lord, looking up cheerfully to heaven. And he </text:span><text:span text:style-name="T44">shall hear thee when thou prayest to him, and he shall grant thee </text:span><text:span text:style-name="T41">power</text:span><text:span text:style-name="T44"> to pay thy vows. And he shall establish to thee again a habitation of righteous</text:span><text:span text:style-name="T44">ness and there shall be light upon thy paths. Because thou hast humbled thyself; and thou shalt say, </text:span><text:span text:style-name="T41">Man</text:span><text:span text:style-name="T44"> has behaved proudly, but he shall save him that is of lowly eyes. </text:span><text:span text:style-name="T44">He shall deliver the innocent, and do thou save thyself by thy pure hands.</text:span><text:span text:style-name="T79"> </text:span><text:span text:style-name="T81">Glory be to the Holy Trinity.</text:span></text:p>
      </text:section>
      <text:p text:style-name="P53"/>
      <text:p text:style-name="P23">The Matins Gospel</text:p>
      <text:p text:style-name="P34">Psalm 87:2,3,4</text:p>
      <text:p text:style-name="P35"><text:tab/><text:span text:style-name="T8">A Psalm of David.</text:span></text:p>
      <text:p text:style-name="P36"><text:tab/><text:span text:style-name="T51">Incline Thine ear, O Lord unto my petition, for my soul is filled with evils, and my life has drawn near to Amenti</text:span><text:span text:style-name="T85">. I am counted with them that go down into the pit. </text:span><text:span text:style-name="T8">Alleluia.</text:span></text:p>
      <text:p text:style-name="P39"/>
      <text:p text:style-name="P40">Luke 12:16-21</text:p>
      <text:p text:style-name="P41"><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02">
        <text:p text:style-name="P73"><text:span text:style-name="T12"><text:tab/></text:span><text:span text:style-name="T40">And he spake a parable unto them, saying, </text:span><text:span text:style-name="T74">The ground of a certain rich man brought forth plentifully:</text:span><text:span text:style-name="T40"> </text:span><text:span text:style-name="T74">And he thought within himself, saying, What shall I do, because I have no room where to bestow my fruits?</text:span><text:span text:style-name="T40"> </text:span><text:span text:style-name="T74">And he said, This will I do: I will pull down my barns, and build greater; and there will I bestow all my fruits and my goods.</text:span><text:span text:style-name="T40"> </text:span><text:span text:style-name="T74">And I will say to my soul, Soul, thou hast much goods laid up for many years; take thine ease, eat, drink, </text:span><text:span text:style-name="T75">and</text:span><text:span text:style-name="T72"> be merry.</text:span><text:span text:style-name="T44"> </text:span><text:span text:style-name="T72">But God said unto him, </text:span><text:span text:style-name="T75">Thou</text:span><text:span text:style-name="T72"> fool, this night thy soul shall be required of thee: then whose shall those things be, which thou hast provided?</text:span><text:span text:style-name="T44"> </text:span><text:span text:style-name="T72">So </text:span><text:span text:style-name="T75">is</text:span><text:span text:style-name="T72"> he that </text:span><text:span text:style-name="T72">layeth up treasure for himself, and is not rich toward God.</text:span><text:span text:style-name="T64"> </text:span><text:span text:style-name="T66">Glory be to God forever.</text:span></text:p>
      </text:section>
      <text:p text:style-name="P24"/>
      <text:p text:style-name="P28">The Liturgy</text:p>
      <text:p text:style-name="P39"/>
      <text:p text:style-name="P29">The Pauline Epistle</text:p>
      <text:p text:style-name="P40">Philippians 2:1-16</text:p>
      <text:p text:style-name="P41"><text:tab/><text:span text:style-name="T8">A chapter from the Epistle of our teacher Paul to the Philippians. His blessing be upon us. Amen.</text:span></text:p>
      <text:section text:style-name="Sect1" text:name="Section203">
        <text:p text:style-name="P100"><text:span text:style-name="T63"><text:tab/></text:span><text:span text:style-name="T40">If </text:span><text:span text:style-name="T41">there be</text:span><text:span text:style-name="T44"> therefore any consolation in Christ, if any comfort of love, if any fellowship of the Spirit, if any bowels and mercies, Fulfil ye my joy, that ye be likeminded, having the same love, </text:span><text:span text:style-name="T41">being</text:span><text:span text:style-name="T44"> of one accord, of one mind. </text:span><text:span text:style-name="T41">Let</text:span><text:span text:style-name="T44"> nothing </text:span><text:span text:style-name="T41">be done</text:span><text:span text:style-name="T44"> through strife or vainglory; but in lowliness of mind let each esteem other better than themselves. Look not every man on </text:span><text:soft-page-break/><text:span text:style-name="T44">his own things, but every man also on the things of others. Let this mind be </text:span><text:span text:style-name="T44">in you, which was also in Christ Jesus: Who, being in the form of God, thought it not robbery to be equal with God: But made himself of no </text:span><text:span text:style-name="T44">reputation, and took upon him the form of a servant, and was made in the likeness of men: And being found in fashion as a man, he humbled himself, and became obedient unto death, even the death of the cross. Wherefore God also hath highly exalted him, and given him a name </text:span><text:span text:style-name="T44">which is above every name: That at the name of Jesus every knee should bow, of </text:span><text:span text:style-name="T41">things</text:span><text:span text:style-name="T44"> in heaven, and </text:span><text:span text:style-name="T41">things</text:span><text:span text:style-name="T44"> in earth, and </text:span><text:span text:style-name="T41">things</text:span><text:span text:style-name="T44"> under the earth; </text:span><text:span text:style-name="T44">And </text:span><text:span text:style-name="T41">that</text:span><text:span text:style-name="T44"> every tongue should confess that Jesus Christ </text:span><text:span text:style-name="T41">is</text:span><text:span text:style-name="T44"> Lord, to the glory of God the Father.</text:span></text:p>
        <text:p text:style-name="P74"><text:span text:style-name="T44"><text:tab/>Wherefore, my beloved, as ye have always obeyed, not as in my presence only, but now much more in my absence, work out your own salvation with fear and trembling. </text:span><text:span text:style-name="T44">For it is God which worketh in you both to will and to do of </text:span><text:span text:style-name="T41">his</text:span><text:span text:style-name="T44"> good pleasure.</text:span></text:p>
        <text:p text:style-name="P74"><text:span text:style-name="T44"><text:tab/>Do all things without murmurings and disputings: That ye may be blameless and harmless, the sons of God, without rebuke, in the midst of a crooked and perverse nation, among whom ye shine as lights in the world; </text:span><text:span text:style-name="T44">Holding forth the word of life; that I may rejoice in the day of Christ, that I have not run in vain, neither laboured in vain.</text:span></text:p>
      </text:section>
      <text:p text:style-name="P49">The grace of God the Father be with you all. Amen.</text:p>
      <text:p text:style-name="P39"/>
      <text:p text:style-name="P29">The Catholic Epistle</text:p>
      <text:p text:style-name="P40">1 Peter 3:10-18</text:p>
      <text:p text:style-name="P41"><text:tab/><text:span text:style-name="T8">The Catholic Epistle from the First Epistle of our teacher Peter. His Blessing be upon us. Amen.</text:span></text:p>
      <text:section text:style-name="Sect1" text:name="Section204">
        <text:p text:style-name="P100"><text:span text:style-name="T65"><text:tab/></text:span><text:span text:style-name="T40">For he that will love life, and see good days, let him refrain his tongue from evil, and his lips that they speak no guile: Let him eschew evil, and do </text:span><text:span text:style-name="T40">good; let him seek peace, and ensue it. For the eyes of the Lord </text:span><text:span text:style-name="T41">are</text:span><text:span text:style-name="T44"> over the righteous, and his ears </text:span><text:span text:style-name="T41">are open</text:span><text:span text:style-name="T44"> unto their prayers: but the face of the Lord </text:span><text:span text:style-name="T41">is</text:span><text:span text:style-name="T44"> against them that do evil. And who </text:span><text:span text:style-name="T41">is</text:span><text:span text:style-name="T44"> he that will harm you, if ye be followers of that which is good? But and if ye suffer for righteousness’ sake, happy </text:span><text:span text:style-name="T41">are ye</text:span><text:span text:style-name="T44">: and be not afraid of their terror, neither be troubled; </text:span><text:span text:style-name="T44">But sanctify the Lord God in your hearts: and </text:span><text:span text:style-name="T41">be</text:span><text:span text:style-name="T44"> ready always to </text:span><text:span text:style-name="T41">give</text:span><text:span text:style-name="T44"> an answer to every man that asketh you a reason of the hope that is in you with meekness and fear:</text:span></text:p>
        <text:p text:style-name="P74"><text:span text:style-name="T44"><text:tab/>Having a good conscience; that, whereas they speak evil of you, as of evildoers, they may be ashamed that falsely accuse your good conversation in Christ. </text:span><text:span text:style-name="T44">For </text:span><text:span text:style-name="T41">it is</text:span><text:span text:style-name="T44"> better, if the will of God be so, that ye suffer for well doing, than for evil doing.</text:span></text:p>
        <text:p text:style-name="P107"><text:soft-page-break/><text:tab/>For Christ also hath once suffered for sins, the just for the unjust, that he might bring us to God, being put to death in the flesh, but quickened by the Spirit.</text:p>
      </text:section>
      <text:p text:style-name="P41"><text:tab/><text:span text:style-name="T8">Do not love the world, nor the things which are in the world. The world shall pass away and all its desires; but he who does the will of God shall abide forever. Amen.</text:span></text:p>
      <text:p text:style-name="P39"/>
      <text:p text:style-name="P29">The Praxis</text:p>
      <text:p text:style-name="P40">Acts 10:25-35</text:p>
      <text:p text:style-name="P41"><text:tab/><text:span text:style-name="T8">A chapter from the Acts of our fathers the pure Apostles, who were invested with the grace of the Holy Spirit. Their blessing be with us all. Amen.</text:span></text:p>
      <text:section text:style-name="Sect1" text:name="Section205">
        <text:p text:style-name="P79"><text:span text:style-name="T64"><text:tab/></text:span><text:span text:style-name="T40">And as Peter was coming in, Cornelius met him, and fell down at his feet, and worshipped </text:span><text:span text:style-name="T41">him</text:span><text:span text:style-name="T44">. But Peter took him up, saying, Stand up; I myself also am a man. And as he talked with him, he went in, and found many that were come together. And he said unto them, Ye know how that it is an unlawful thing for a man that is a Jew to keep company, or come unto one of another nation; but God hath shewed me that I should not call any man common or unclean. Therefore came I </text:span><text:span text:style-name="T41">unto you</text:span><text:span text:style-name="T44"> without </text:span><text:span text:style-name="T44">gainsaying, as soon as I was sent for: I ask therefore for what intent ye have sent for me? And Cornelius said, Four days ago I was fasting until this hour; and at the ninth hour I prayed in my house, and, behold, a man stood before me in bright clothing, And said, Cornelius, thy prayer is heard, and thine alms are had in remembrance in the sight of God. Send therefore to Joppa, and call hither Simon, whose surname is Peter; he is lodged in the house of </text:span><text:span text:style-name="T41">one</text:span><text:span text:style-name="T44"> Simon a tanner by the sea side: who, when he cometh, shall speak unto thee. </text:span><text:span text:style-name="T44">Immediately therefore I sent to thee; and thou hast well done that thou art come. Now therefore are we all here present before God, to hear all things that are commanded thee of God.</text:span></text:p>
        <text:p text:style-name="P73"><text:span text:style-name="T44"><text:tab/>Then Peter opened </text:span><text:span text:style-name="T41">his</text:span><text:span text:style-name="T44"> mouth, and said, Of a truth I perceive that God is no respecter of persons: </text:span><text:span text:style-name="T44">But in every nation he that feareth him, and worketh righteousness, is accepted with him.</text:span></text:p>
      </text:section>
      <text:p text:style-name="P39"><text:tab/><text:span text:style-name="T8">The word of the Lord abides in this church and in every church. Amen.</text:span></text:p>
      <text:p text:style-name="P39"/>
      <text:p text:style-name="P29">The Gospel</text:p>
      <text:p text:style-name="P40">Psalm 85:3</text:p>
      <text:p text:style-name="P52"><text:tab/>A Psalm of David.</text:p>
      <text:p text:style-name="P73"><text:span text:style-name="T66"><text:tab/></text:span><text:span text:style-name="T48">Have mercy upon me, O Lord: for I have cried aloud unto Thee all </text:span><text:span text:style-name="T51">the day. Rejoice the soul of Thy servant: for unto Thee, O Lord, have I lifted up my soul.</text:span><text:span text:style-name="T82"> </text:span><text:span text:style-name="T66">Alleluia.</text:span></text:p>
      <text:p text:style-name="P39"/>
      <text:p text:style-name="P40"/>
      <text:p text:style-name="P8">Luke 9:12-17</text:p>
      <text:p text:style-name="P4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06">
        <text:p text:style-name="P73"><text:span text:style-name="T64"><text:tab/></text:span><text:span text:style-name="T44">And when the day began to wear away, then came the twelve, and said unto him, Send the multitude away, that they may go into the towns and country round about, and lodge, and get victuals: for we are here in a desert place. But he said unto them, </text:span><text:span text:style-name="T72">Give ye them to eat.</text:span><text:span text:style-name="T44"> And they said, We have no more but five loaves and two fishes; except we should go and buy meat for all this people. For they were about five thousand men. And he said to his disciples, </text:span><text:span text:style-name="T72">Make them sit down by fifties in a company.</text:span><text:span text:style-name="T44"> And they did so, and made them all sit down. Then he took the five loaves </text:span><text:span text:style-name="T44">and the two fishes, and looking up to heaven, he blessed them, and brake, and gave to the disciples to set before the multitude. And they did eat, and were all filled: and there was taken up of fragments that remained to them twelve baskets.</text:span><text:span text:style-name="T64"> </text:span><text:span text:style-name="T66">Glory be to God forever.</text:span></text:p>
      </text:section>
      <text:p text:style-name="P31"/>
      <text:p text:style-name="P60">Tuesday of the Fifth Week of Lent</text:p>
      <text:p text:style-name="P49"/>
      <text:p text:style-name="P23">The Matins Prophecies</text:p>
      <text:p text:style-name="P40">Numbers 10:35-11:35</text:p>
      <text:p text:style-name="P41"><text:tab/><text:span text:style-name="T8">From the book of Numbers of Moses the prophet. His blessing be upon us. Amen.</text:span></text:p>
      <text:section text:style-name="Sect1" text:name="Section207">
        <text:p text:style-name="P98"><text:span text:style-name="T20"><text:tab/></text:span><text:span text:style-name="T44">And it came to pass when the ark set forward, that Moses said, Arise, O Lord, and let thine enemies be scattered: let all that hate thee flee. </text:span><text:span text:style-name="T44">And in the resting he said, Turn again, O Lord, the thousands </text:span><text:span text:style-name="T41">and</text:span><text:span text:style-name="T44"> tens of thousands in Israel.</text:span></text:p>
        <text:p text:style-name="P74"><text:span text:style-name="T44"><text:s/><text:tab/>And the people murmured sinfully before the Lord; and the Lord heard </text:span><text:span text:style-name="T41">them</text:span><text:span text:style-name="T44"> and was very angry; and fire was kindled among them from the Lord, and devoured a part of the camp. And the people cried to Moses: and Moses prayed to the Lord, and the </text:span><text:span text:style-name="T44">fire was quenched. And the name of that place was called Burning; for a fire was kindled among them from the Lord. </text:span></text:p>
        <text:p text:style-name="P74"><text:span text:style-name="T44"><text:tab/>And the mixed multitude among them lusted exceedingly; and they and the children of Israel sat down and wept and said, Who shall give us flesh to eat? We remember the fish, which we ate in Egypt freely; and the cucumbers, and the melons, and the leeks, and the garlic, and the onions. But now our soul is dried up; our eyes </text:span><text:span text:style-name="T41">turn</text:span><text:span text:style-name="T44"> to nothing but to the manna. And the manna is as coriander seed, and the appearance of it the appearance of hoar-frost. And the people went through the field, and gathered, and </text:span><text:soft-page-break/><text:span text:style-name="T44">ground it in the mill, or pounded it in a mortar, and baked it in a pan, and made cakes of it; and the sweetness of it was as the taste </text:span><text:span text:style-name="T41">of</text:span><text:span text:style-name="T44"> wafer made with oil. And when the dew came upon the camp by night, the manna came down upon it. And Moses heard them weeping by their families, every one in his door: and the Lord was very angry; and the thing was evil in the sight of Moses. And Moses said to the Lord, Why hast thou afflicted thy servant, and why have I not found grace in thy sight, that thou shouldest lay the weight of this people upon me? Have I conceived all this people, or have I born them? that thou sayest to me, Take them into thy bosom, as a nurse would take her suckling, into the land which thou swarest to their fathers? Whence have I flesh to give to all this people? for they weep to me, saying, Give us flesh, that we may eat. I shall not be able to bear this people alone, for this thing is too heavy for me.</text:span><text:span text:style-name="T54"> </text:span><text:span text:style-name="T44">And if thou doest thus to me, slay me utterly, if I have found favour with thee, that I may not see my affliction.</text:span></text:p>
        <text:p text:style-name="P74"><text:span text:style-name="T44"><text:tab/>And the Lord said to Moses, Gather me seventy men from the elders of Israel, whom thou thyself knowest that they are the elders of the people, and their scribes; and thou shalt bring them to the tabernacle of witness, and they shall stand there with thee. And I will go down, and speak there with thee; and I will take of the spirit that is upon thee, and will put it upon them; and they shall bear together with thee the burden of the people, and thou shalt not bear them alone. And to the people thou shalt say, Purify yourselves for the morrow, and ye shall eat flesh; for ye wept before the Lord, saying, Who shall give us flesh to eat? for it was well with us in Egypt: and the Lord shall allow you to eat flesh, and ye shall eat flesh. Ye shall not eat one day, nor two, nor five days, nor ten days, nor twenty days; ye shall eat for a full month, until </text:span><text:span text:style-name="T41">the flesh</text:span><text:span text:style-name="T44"> come out at your nostrils; and it shall be nausea to you, because ye disobeyed the Lord, who is among you, and wept before him, saying, What had we to do to come out of Egypt? And Moses said, The people among whom I am are six hundred thousand footmen; and thou saidst, I will give them flesh to eat, and they shall eat a whole month. Shall sheep and oxen be slain for them, and shall it suffice them? or shall all the fish of the sea be gathered together for them, and shall it suffice them? And the Lord said to Moses, Shall not the hand of the Lord be fully sufficient? now shalt thou know whether my word shall come to pass to thee or not.</text:span></text:p>
        <text:p text:style-name="P74"><text:span text:style-name="T44"><text:tab/>And Moses went out, and spoke the words of the Lord to the people; and he gathered seventy men of the elders of the people, and he set them </text:span><text:soft-page-break/><text:span text:style-name="T44">round about the tabernacle. And the Lord came down in a cloud, and spoke to him, and took of the spirit that was upon him, and put it upon the seventy men that were elders; and </text:span><text:span text:style-name="T44">when the spirit rested upon them, they prophesied and ceased. And there were two men left in the camp, the name of the one was Eldad, and the name of the other Modad; and the spirit rested upon them, and these were of the number of them that were enrolled, but they did not come to the tabernacle; and they prophesied in the camp. And a young man ran and told Moses, and spoke, saying, Eldad and Modad prophesy in the camp. And Joshua the son of Naue, who attended on Moses, the chosen one, said, </text:span><text:span text:style-name="T41">My</text:span><text:span text:style-name="T44"> lord Moses, forbid them. And Moses said to him, Art thou jealous on my </text:span><text:span text:style-name="T44">account? and would that all the Lord’s people were prophets; whenever the Lord shall put his spirit upon them. </text:span><text:span text:style-name="T44">And Moses departed into the camp, himself and the elders of Israel.</text:span></text:p>
        <text:p text:style-name="P74"><text:span text:style-name="T44"><text:tab/>And there went forth a wind from the Lord, and brought quails over from the sea; and it brought them down upon the camp a day’s journey on this side, and a day’s journey on </text:span><text:span text:style-name="T44">that side, round about the camp, as it were two cubits from the earth. And the people rose up all the day, and all the night, and all the next day, and gathered quails; he that gathered least, gathered ten measures; and they refreshed themselves round about the camp. The flesh was yet between their teeth, before it failed, when the Lord was wroth with the people, and the Lord smote the people with a very great plague. And the name of that place was called the Graves of Lust; for there they buried the people that lusted. The people departed from the Graves of Lust to Aseroth; and the people </text:span><text:span text:style-name="T44">halted at Aseroth.</text:span><text:span text:style-name="T79"> </text:span><text:span text:style-name="T81">Glory be to the Holy Trinity.</text:span></text:p>
      </text:section>
      <text:p text:style-name="P53"/>
      <text:p text:style-name="P40">Proverbs 3:19-4:9</text:p>
      <text:p text:style-name="P41"><text:tab/><text:span text:style-name="T8">From the book of the Proverbs of Solomon the King. His blessing be upon us. Amen.</text:span></text:p>
      <text:section text:style-name="Sect1" text:name="Section369">
        <text:p text:style-name="P98"><text:span text:style-name="T20"><text:tab/></text:span><text:span text:style-name="T44">God by wisdom founded the earth, and by prudence he prepared the heavens. </text:span><text:span text:style-name="T44">By understanding were the depths broken up, and the clouds dropped water.</text:span></text:p>
        <text:p text:style-name="P74"><text:span text:style-name="T41"><text:tab/>My</text:span><text:span text:style-name="T44"> son, let </text:span><text:span text:style-name="T41">them</text:span><text:span text:style-name="T44"> not pass from </text:span><text:span text:style-name="T41">thee</text:span><text:span text:style-name="T44">, but keep my counsel and understanding: that thy soul may live, and that there may be grace round thy neck; and it shall be health to thy flesh, and safety to thy bones: that thou mayest go confidently in peace in all thy ways, and that thy foot may not stumble. For if thou rest, thou shalt be undismayed; and if thou sleep, thou shalt slumber sweetly. And thou shalt not be afraid of alarm coming upon thee, neither of approaching attacks of ungodly men. For the Lord shall be </text:span><text:soft-page-break/><text:span text:style-name="T44">over all thy ways, and shall establish thy foot that thou be not moved.</text:span></text:p>
        <text:p text:style-name="P74"><text:span text:style-name="T44"><text:tab/>Forbear not to do good to the poor, whensoever thy hand may have </text:span><text:span text:style-name="T41">power</text:span><text:span text:style-name="T44"> to help </text:span><text:span text:style-name="T41">him</text:span><text:span text:style-name="T44">. Say not, Come back </text:span><text:span text:style-name="T44">another time, to-morrow I will give; while thou art able to do </text:span><text:span text:style-name="T41">him</text:span><text:span text:style-name="T44"> good: for thou knowest not what the next day will bring forth. Devise not evil against thy friend, living near thee and trusting in thee. Be not ready to quarrel with a man without a cause, lest he do thee some harm. Procure not the reproaches of bad men, neither do thou covet their ways. For every transgressor is unclean before the Lord; neither does he sit among the righteous. The curse of God is in the houses of the ungodly; but the habitations of the just are blessed. The Lord resists the proud; but he gives grace to </text:span><text:span text:style-name="T44">the humble. The wise shall inherit glory; but the ungodly have exalted </text:span><text:span text:style-name="T41">their own</text:span><text:span text:style-name="T44"> dishonour.</text:span></text:p>
        <text:p text:style-name="P74"><text:span text:style-name="T44"><text:tab/>Hear, ye children, the instruction of a father, and attend to know understanding. For I give you a good gift; forsake ye not my law. For I also was a son obedient to </text:span><text:span text:style-name="T41">my</text:span><text:span text:style-name="T44"> father, and loved in the sight of </text:span><text:span text:style-name="T41">my</text:span><text:span text:style-name="T44"> mother: who spoke and instructed me, </text:span><text:span text:style-name="T41">saying</text:span><text:span text:style-name="T44">, Let our speech be fixed in thine heart, keep </text:span><text:span text:style-name="T41">our</text:span><text:span text:style-name="T44"> commandments, forget them not: and do not neglect the speech of my mouth. And forsake it not, and it shall cleave to thee: love it, and it shall keep thee. Secure it, and it shall exalt thee: honour it, that it may embrace thee; that it may give unto thy head a crown of graces, and may cover thee with a crown of delight.</text:span><text:span text:style-name="T79"> </text:span><text:span text:style-name="T81">Glory be to the Holy Trinity.</text:span></text:p>
      </text:section>
      <text:p text:style-name="P53"/>
      <text:p text:style-name="P40">Isaiah 40:1-8</text:p>
      <text:p text:style-name="P41"><text:tab/><text:span text:style-name="T8">From the book of Isaiah the prophet. His blessing be upon us. Amen.</text:span></text:p>
      <text:section text:style-name="Sect1" text:name="Section370">
        <text:p text:style-name="P73"><text:span text:style-name="T20"><text:tab/></text:span><text:span text:style-name="T44">Comfort ye, comfort ye my people, saith God. </text:span><text:span text:style-name="T44">Speak, ye priests, to the heart of Jerusalem; comfort her, for her humiliation is accomplished, her sin is put away: for she has received of the Lord’s hand double </text:span><text:span text:style-name="T41">the amount of</text:span><text:span text:style-name="T44"> her sins.</text:span></text:p>
        <text:p text:style-name="P73"><text:span text:style-name="T44"><text:tab/>The voice of one crying in the wilderness, Prepare ye the way of the Lord, make straight the paths of our God. Every valley shall be filled, and every mountain and hill shall be brought low: and all the crooked </text:span><text:span text:style-name="T41">ways</text:span><text:span text:style-name="T44"> shall become straight, and the rough </text:span><text:span text:style-name="T41">places</text:span><text:span text:style-name="T44"> plains. And the glory of the Lord shall appear, and all flesh shall see the salvation of God: for the Lord has spoken </text:span><text:span text:style-name="T41">it</text:span><text:span text:style-name="T44">. The voice of one saying, Cry; and I said, What shall I cry? All flesh is grass, and all the glory of man as the flower of grass: The grass withers, and the flower fades: but the word of our God abides for ever.</text:span><text:span text:style-name="T79"> </text:span><text:span text:style-name="T81">Glory be to the Holy Trinity.</text:span></text:p>
      </text:section>
      <text:p text:style-name="P53"/>
      <text:p text:style-name="P40"/>
      <text:p text:style-name="P8">Job 25:1-26:14</text:p>
      <text:p text:style-name="P41"><text:tab/><text:span text:style-name="T8">From the book of Job the righteous. His blessing be upon us. Amen.</text:span></text:p>
      <text:section text:style-name="Sect1" text:name="Section371">
        <text:p text:style-name="P73"><text:span text:style-name="T20"><text:tab/></text:span><text:span text:style-name="T44">Then Baldad the Sauchite answered and said, What beginning or fear is his—even he that makes all things in the highest? For let none think that there is a respite for robbers: and upon whom will there not come a snare from him? For how shall a mortal be just before the Lord? or who that is born of a woman shall purify himself? If he gives an order to the moon, then it shines not; and the stars are not pure before him. </text:span><text:span text:style-name="T54">6 </text:span><text:span text:style-name="T44">But alas! man is corruption, and the son of man a worm.</text:span></text:p>
        <text:p text:style-name="P73"><text:span text:style-name="T44"><text:tab/>But Job answered and said, To whom dost thou attach thyself, or whom art thou going to assist? is it not he that </text:span><text:span text:style-name="T41">has</text:span><text:span text:style-name="T44"> much strength, and </text:span><text:span text:style-name="T41">he</text:span><text:span text:style-name="T44"> who has a strong arm? To whom hast thou </text:span><text:span text:style-name="T44">given counsel? is it not to him who has all wisdom? whom wilt thou follow? is it not one who has the greatest power? </text:span><text:span text:style-name="T44">To whom hast thou uttered words? and whose breath is it that has come forth from thee?</text:span></text:p>
        <text:p text:style-name="P73"><text:span text:style-name="T44"><text:tab/>Shall giants be born from under the water and the inhabitants thereof? Hell is naked before him, and destruction has no covering. He stretches out the north wind upon nothing, and he upon nothing hangs the earth; binding water in his clouds, and the cloud is not rent under it. He keeps back the face of his throne, stretching out his cloud upon it. He has encompassed the face of the water by an appointed ordinance, until the end of light and darkness. The pillars of heaven are prostrate and astonished at his rebuke. He has calmed the sea with </text:span><text:span text:style-name="T41">his</text:span><text:span text:style-name="T44"> might, and by </text:span><text:span text:style-name="T41">his</text:span><text:span text:style-name="T44"> wisdom the whale has been overthrown. And the barriers of heaven fear him, and by a command he has slain the apostate dragon. </text:span><text:span text:style-name="T44">Behold, these are parts of his way; and we will hearken to him at the least intimation of his word: but the strength of his thunder who knows, when he shall employ </text:span><text:span text:style-name="T41">it</text:span><text:span text:style-name="T44">?</text:span><text:span text:style-name="T79"> </text:span><text:span text:style-name="T81">Glory be to the Holy Trinity.</text:span></text:p>
      </text:section>
      <text:p text:style-name="P53"/>
      <text:p text:style-name="P23">The Matins Gospel</text:p>
      <text:p text:style-name="P34">Psalm 85:5,6</text:p>
      <text:p text:style-name="P35"><text:tab/><text:span text:style-name="T8">A Psalm of David.</text:span></text:p>
      <text:p text:style-name="P36"><text:tab/><text:span text:style-name="T29">For Thou (art) good, Lord. Thou art meek; and plenteous is Thy mercy unto all those who cry unto Thee. Give ear, O Lord, unto my prayer; and attend to the voice of my supplications.</text:span><text:span text:style-name="T70"> </text:span><text:span text:style-name="T8">Alleluia.</text:span></text:p>
      <text:p text:style-name="P39"/>
      <text:p text:style-name="P40"/>
      <text:p text:style-name="P8">Mark 9:14-24</text:p>
      <text:p text:style-name="P41"><text:tab/><text:span text:style-name="T8">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208">
        <text:p text:style-name="P73"><text:span text:style-name="T12"><text:tab/></text:span><text:span text:style-name="T40">And when he came to </text:span><text:span text:style-name="T41">his</text:span><text:span text:style-name="T44"> disciples, he saw a great multitude about them, and the scribes questioning with them. And straightway all </text:span><text:span text:style-name="T44">the people, when they beheld him, were greatly amazed, and running to </text:span><text:span text:style-name="T41">him</text:span><text:span text:style-name="T44"> saluted him. And he asked the scribes, </text:span><text:span text:style-name="T72">What question ye with them?</text:span><text:span text:style-name="T44"> And one of the multitude answered and said, Master, I have brought unto thee my son, which hath a dumb spirit; And wheresoever he taketh him, he teareth him: and he foameth, and gnasheth with his teeth, and pineth away: and I spake to thy disciples that they should cast him out; and they could not. He answereth him, and saith, </text:span><text:span text:style-name="T72">O faithless generation, how long shall I be with you? how long shall I suffer you? bring him unto me.</text:span><text:span text:style-name="T44"> And they brought him unto him: and when he saw him, straightway </text:span><text:span text:style-name="T44">the spirit tare him; and he fell on the ground, and wallowed foaming. And he asked his father, </text:span><text:span text:style-name="T72">How long is it ago since this came unto him?</text:span><text:span text:style-name="T44"> And he said, Of a child. And ofttimes it hath cast him into the fire, and into the waters, to destroy him: but if thou canst do any thing, have compassion on us, and help us. Jesus said unto him,</text:span><text:span text:style-name="T72"> If thou canst believe, all things </text:span><text:span text:style-name="T75">are</text:span><text:span text:style-name="T72"> possible to him that believeth.</text:span><text:span text:style-name="T44"> And straightway the father of the child cried out, and said with tears, Lord, I believe; help thou mine unbelief.</text:span><text:span text:style-name="T64"> </text:span><text:span text:style-name="T66">Glory be to God forever.</text:span></text:p>
      </text:section>
      <text:p text:style-name="P24"/>
      <text:p text:style-name="P28">The Liturgy</text:p>
      <text:p text:style-name="P39"/>
      <text:p text:style-name="P29">The Pauline Epistle</text:p>
      <text:p text:style-name="P40">Philippians 2:22-26a</text:p>
      <text:p text:style-name="P41"><text:tab/><text:span text:style-name="T8">A chapter from the Epistle of our teacher Paul to the Philippians. His blessing be upon us. Amen.</text:span></text:p>
      <text:section text:style-name="Sect1" text:name="Section209">
        <text:p text:style-name="P79"><text:span text:style-name="T63"><text:tab/></text:span><text:span text:style-name="T40">But ye know the proof of him, that, as a son with the father, he hath served with me in the gospel. Him therefore I hope to send presently, so soon as I shall see how it will go with me. But I trust in the Lord that I also myself shall come shortly. Yet I supposed it necessary to send to you Epaphroditus, my brother, and companion in labour, and fellowsoldier, but your messenger, and he that ministered to my wants. For he longed after you all.</text:span></text:p>
      </text:section>
      <text:p text:style-name="P49">The grace of God the Father be with you all. Amen.</text:p>
      <text:p text:style-name="P39"/>
      <text:p text:style-name="P29"/>
      <text:p text:style-name="P14">The Catholic Epistle</text:p>
      <text:p text:style-name="P40">1 John 3:2-11</text:p>
      <text:p text:style-name="P41"><text:tab/><text:span text:style-name="T8">The Catholic Epistle from the First Epistle of our teacher John. His Blessing be upon us. Amen.</text:span></text:p>
      <text:section text:style-name="Sect1" text:name="Section210">
        <text:p text:style-name="P79"><text:span text:style-name="T65"><text:tab/></text:span><text:span text:style-name="T40">Beloved, now are we the sons of God, and it doth not yet appear what we shall be: but we know that, when he shall appear, we shall be like him; </text:span><text:span text:style-name="T40">for we shall see him as he is. </text:span><text:span text:style-name="T40">And </text:span><text:span text:style-name="T40">every man that hath this hope in him purifieth himself, even as he is pure.</text:span></text:p>
        <text:p text:style-name="P73"><text:span text:style-name="T40"><text:tab/>Whosoever committeth sin transgresseth also the law: for sin is the transgression of the law. And ye know that he was manifested to take away our sins; and in him is no sin. Whosoever abideth in him sinneth not: whosoever sinneth hath not seen him, neither known him. Little children, let no man deceive you: he that doeth righteousness is righteous, even as he is righteous. He that committeth sin is of the devil; for the devil sinneth from the beginning. For this purpose the Son of God was manifested, that he might destroy the works of the devil. Whosoever is born of God doth not commit sin; for his seed remaineth </text:span><text:span text:style-name="T40">in him: and he cannot sin, because he is born of God. </text:span><text:span text:style-name="T40">In this the children of God are manifest, and the children of the devil: whosoever doeth not righteousness is not of God, neither he that loveth not his brother.</text:span></text:p>
        <text:p text:style-name="P84"><text:tab/>For this is the message that ye heard from the beginning, that we should love one another.</text:p>
      </text:section>
      <text:p text:style-name="P41"><text:tab/><text:span text:style-name="T8">Do not love the world, nor the things which are in the world. The world shall pass away and all its desires; but he who does the will of God shall abide forever. Amen.</text:span></text:p>
      <text:p text:style-name="P39"/>
      <text:p text:style-name="P29">The Praxis</text:p>
      <text:p text:style-name="P40">Acts 24:10-23</text:p>
      <text:p text:style-name="P41"><text:tab/><text:span text:style-name="T8">A chapter from the Acts of our fathers the pure Apostles, who were invested with the grace of the Holy Spirit. Their blessing be with us all. Amen.</text:span></text:p>
      <text:section text:style-name="Sect1" text:name="Section211">
        <text:p text:style-name="P79"><text:span text:style-name="T64"><text:tab/></text:span><text:span text:style-name="T40">Then Paul, after that the governor had beckoned unto him to speak, answered, Forasmuch as I know that thou hast been of many years a judge unto this nation, I do the more cheerfully answer for myself: Because that thou mayest understand, that there are yet but twelve days since I went up to Jerusalem for to worship. And they neither found me in the temple disputing with any man, neither raising up the people, neither in the synagogues, nor in the city: Neither can they prove the things </text:span><text:span text:style-name="T40">whereof they now accuse me. But this I confess unto thee, that after the way which they call heresy, so worship I the God of my fathers, believing all things which are written in the law and in the prophets: And have hope toward God, which they themselves also allow, that there shall be a resurrection of the dead, both of the just and unjust. And herein do I exercise </text:span><text:soft-page-break/><text:span text:style-name="T40">myself, to have always a conscience void of offence toward God, and </text:span><text:span text:style-name="T41">toward</text:span><text:span text:style-name="T44"> men. Now after many years I came to bring alms to my nation, and offerings. Whereupon certain Jews from Asia found me purified in the temple, neither with multitude, nor with tumult. Who ought to have been </text:span><text:span text:style-name="T44">here before thee, and object, if they had ought against me. Or else let these </text:span><text:span text:style-name="T44">same </text:span><text:span text:style-name="T41">here</text:span><text:span text:style-name="T44"> say, if they have found any evil doing in me, while I stood before the council, </text:span><text:span text:style-name="T44">Except it be for this one voice, that I cried standing among them, Touching the resurrection of the dead I am called in question by you this day.</text:span></text:p>
        <text:p text:style-name="P73"><text:span text:style-name="T44"><text:tab/>And when Felix heard these things, having more perfect knowledge of </text:span><text:span text:style-name="T41">that</text:span><text:span text:style-name="T44"> way, he deferred them, and said, When Lysias the chief captain shall come down, I will know the uttermost of your matter. </text:span><text:span text:style-name="T44">And he commanded a centurion to keep Paul, and to let </text:span><text:span text:style-name="T41">him</text:span><text:span text:style-name="T44"> have liberty, and that he should forbid none of his acquaintance to minister or come unto him.</text:span></text:p>
      </text:section>
      <text:p text:style-name="P39"><text:tab/><text:span text:style-name="T8">The word of the Lord abides in this church and in every church. Amen.</text:span></text:p>
      <text:p text:style-name="P39"/>
      <text:p text:style-name="P29">The Gospel</text:p>
      <text:p text:style-name="P40">Psalm 85:17</text:p>
      <text:p text:style-name="P52"><text:tab/>A Psalm of David.</text:p>
      <text:p text:style-name="P38"><text:span text:style-name="T8"><text:tab/></text:span><text:span text:style-name="T48">Make with me a sign unto good; let those who hate me see, and be ashamed.</text:span><text:span text:style-name="T83"> </text:span><text:span text:style-name="T8">Alleluia.</text:span></text:p>
      <text:p text:style-name="P39"/>
      <text:p text:style-name="P40">John 8:12-20</text:p>
      <text:p text:style-name="P4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12">
        <text:p text:style-name="P73"><text:span text:style-name="T64"><text:tab/></text:span><text:span text:style-name="T44">Then spake Jesus again unto them, saying,</text:span><text:span text:style-name="T72"> I am the light of the world: he that followeth me shall not walk in darkness, but shall have the light of life.</text:span><text:span text:style-name="T44"> The Pharisees therefore said unto him, Thou bearest record of thyself; thy record is not true. Jesus answered and said unto them, </text:span><text:span text:style-name="T72">Though I bear record of myself, </text:span><text:span text:style-name="T75">yet</text:span><text:span text:style-name="T72"> my record is true: for I know whence I came, and whither I go; but ye cannot tell whence I come, and whither I go.</text:span><text:span text:style-name="T44"> </text:span><text:span text:style-name="T72">Ye judge after the flesh; I judge no man.</text:span><text:span text:style-name="T44"> </text:span><text:span text:style-name="T72">And yet if I judge, my judgment is true: for I am not alone, but I and the Father that sent me.</text:span><text:span text:style-name="T44"> </text:span><text:span text:style-name="T72">It is also written in your law, that the testimony of two men is true.</text:span><text:span text:style-name="T44"> </text:span><text:span text:style-name="T72">I am one that bear witness </text:span><text:span text:style-name="T72">of myself, and the Father that sent me beareth witness of me.</text:span><text:span text:style-name="T44"> Then said they unto him, Where is thy Father? Jesus answered, </text:span><text:span text:style-name="T72">Ye neither know me, nor my Father: if ye had known me, ye should have known my Father also.</text:span><text:span text:style-name="T44"> These words spake Jesus in the treasury, as he taught in the temple: and no man laid hands on him; for his hour was not yet come.</text:span><text:span text:style-name="T64"> </text:span><text:span text:style-name="T66">Glory be to God forever.</text:span></text:p>
      </text:section>
      <text:p text:style-name="P60"><text:soft-page-break/>Wednesday of the Fifth Week of Lent</text:p>
      <text:p text:style-name="P49"/>
      <text:p text:style-name="P23">The Matins Prophecies</text:p>
      <text:p text:style-name="P40">Exodus 8:20-9:35</text:p>
      <text:p text:style-name="P41"><text:tab/><text:span text:style-name="T8">From the book of Exodus of Moses the prophet. His blessing be upon us. Amen.</text:span></text:p>
      <text:section text:style-name="Sect1" text:name="Section213">
        <text:p text:style-name="P73"><text:span text:style-name="T20"><text:tab/></text:span><text:span text:style-name="T44">And the Lord said to Moses, Rise up early in the morning, and stand before Pharao: and behold, he will go forth to the water, and thou shalt say to him, These things says the Lord: Send away my people, that they may serve me in the wilderness. And if thou wilt not let my people go, behold, I send upon thee, and upon thy servants, and upon thy people, and upon your houses, the dog-fly; and the houses of the Egyptians shall be filled with the dog-fly, even throughout the land upon which they are. and I will distinguish marvellously in that day the land of Gesem, </text:span><text:span text:style-name="T44">on which my people dwell, in which the dog-fly shall not be: that thou mayest know that I am the Lord the God of all the earth. And I will put a difference between my people and thy people, and on the morrow shall this be on the land. And the Lord did thus. And the dog-fly came in abundance into the houses of Pharao, and into the houses of his servants, and into all the </text:span><text:span text:style-name="T44">land of Egypt; and the land was destroyed by the dog-fly. And Pharao called Moses and Aaron, saying, Go and sacrifice to the Lord your God in the land. And Moses said, It cannot be so, for we shall sacrifice to the Lord our God the abominations of the Egyptians; for if we sacrifice the abominations of the Egyptians before them, we shall be stoned. We will go a journey of three days into the wilderness, and we will sacrifice to the Lord our God, as the Lord said to us. And Pharao said, I </text:span><text:span text:style-name="T41">will</text:span><text:span text:style-name="T44"> let you go, and do ye sacrifice to your God in the wilderness, but do not go very far away: pray then for me to the Lord. And Moses said, I then will go forth from thee and pray to God, and the dog-fly shall depart both from thy servants, and from thy people to-morrow. Do not thou, Pharao, deceive again, so as not to send the people away to do sacrifice to the Lord. And Moses went out from Pharao, and prayed to God. And the Lord did as Moses said, and </text:span><text:span text:style-name="T44">removed the dog-fly from Pharao, and from his servants, and from his people, and there was not one left. </text:span><text:span text:style-name="T44">And Pharao hardened his heart, even on this occasion, and he would not send the people away.</text:span></text:p>
        <text:p text:style-name="P80"><text:tab/>And the Lord said to Moses, Go in to Pharao, and thou shalt say to him, These things saith the Lord God of the Hebrews; Send my people away that they may serve me. If however thou wilt not send my people away, <text:soft-page-break/>but yet detainest them: behold, the hand of the Lord shall be upon thy cattle in the fields, both on the horses, and on the asses, and on the camels and oxen and sheep, a very great mortality. And I will make a marvellous distinction in that time between the cattle of the Egyptians, and the cattle of the children of Israel: nothing shall die of all that is of the children’s of Israel. And God fixed a limit, saying, To-morrow the Lord will do this thing on the land. And the Lord did this thing on the next day, and all the cattle of the Egyptians died, but of the cattle of the children of Israel there died not one. And when Pharao saw, that of all the cattle of the children of Israel there died not one, the heart of Pharao was hardened, and he did not let the people go.</text:p>
        <text:p text:style-name="P73"><text:span text:style-name="T44"><text:s/><text:tab/>And the Lord spoke to Moses and Aaron, saying, Take you handfuls of ashes of the furnace, and let Moses scatter it toward heaven before Pharao, and before his servants. And </text:span><text:span text:style-name="T44">let it become dust over all the land of Egypt, and there shall be upon men and upon beasts sore blains breaking forth both on men and on beasts, in all the land of Egypt. So he took of the ashes of the furnace before Pharao, and Moses scattered it toward heaven, and it became sore blains breaking forth both on men and on beasts. And the sorcerers could not stand before </text:span><text:span text:style-name="T44">Moses because of the sores, for the sores were on the sorcerers, and in all the land of Egypt. </text:span><text:span text:style-name="T44">And the Lord hardened Pharao’s heart, and he hearkened not to them, as the Lord appointed.</text:span></text:p>
        <text:p text:style-name="P73"><text:span text:style-name="T44"><text:tab/>And the Lord said to Moses, Rise up early in the morning, and stand before Pharao; and thou shalt say to him, These things saith the Lord God of the Hebrews, Send away my people that they may serve me. For at this present time do I send forth all my plagues into thine heart, and the heart of thy servants and of thy people; that thou mayest know that there is not another such as I in all the earth. For now I will stretch forth my hand and smite thee and kill thy people, and thou shalt be consumed from off the earth. And for this purpose hast thou been preserved, that I might display in thee my strength, and that my name might be published in all the earth. Dost thou then yet exert thyself to hinder my </text:span><text:span text:style-name="T44">people, so as not to let them go? Behold, to-morrow at this hour I will rain a very great hail, such as has not been in Egypt, from the time it was created until this day. Now then hasten to gather thy cattle, and all that thou hast in the fields; for all the men and cattle as many as shall be found in the fields, and shall not enter into a house, (but the hail shall fall upon them,) shall die. He of the servants of Pharao that feared the word of the </text:span><text:soft-page-break/><text:span text:style-name="T44">Lord, gathered his cattle into the houses. </text:span><text:span text:style-name="T44">And he that did not attend in his mind to the word of the Lord, left the cattle in the fields.</text:span></text:p>
        <text:p text:style-name="P73"><text:span text:style-name="T44"><text:tab/>And the Lord said to Moses, Stretch out thine hand to heaven, and there shall be hail on all the land of Egypt, both on the men and on the </text:span><text:span text:style-name="T44">cattle, and on all the herbage on the land. And Moses stretched forth his hand to heaven, and the Lord sent thunderings and hail; and the fire ran along upon the ground, and the Lord rained hail on all the land of Egypt. So there was hail and flaming fire mingled with hail; and the hail was very great, such as was not in Egypt, from the time there was a nation upon it. And the hail smote in all the land of Egypt both man and beast, and the hail smote all the grass in the field, and the hail broke in pieces all the trees in the field. Only in the land of Gesem where the children of Israel were, the hail was not. And Pharao sent and called Moses and Aaron, and </text:span><text:span text:style-name="T44">said to them, I have sinned this time: the Lord </text:span><text:span text:style-name="T41">is</text:span><text:span text:style-name="T44"> righteous, and I and my people are wicked. Pray then for me to the Lord, and let him cause the thunderings of God to cease, and the hail and the fire, and I will send you forth and ye shall remain no longer. And Moses said to him, When I shall have departed from the city, I will stretch out my hands to the Lord, and the </text:span><text:span text:style-name="T44">thunderings shall cease, and the hail and the rain shall be no longer, that thou mayest know that the earth </text:span><text:span text:style-name="T41">is</text:span><text:span text:style-name="T44"> the Lord’s. But as for thee and thy servants, I know that ye have not yet feared the Lord. And the flax and the barley were smitten, for the barley was advanced, and the flax was seeding. But the wheat and the rye were not smitten, for they were late. And Moses went forth from Pharao out of the city, and stretched out his hands to the Lord, and the thunders ceased and the hail, and the rain did not drop on the earth. And when Pharao saw that the rain and the hail and the thunders ceased, he continued to sin; and </text:span><text:span text:style-name="T41">he</text:span><text:span text:style-name="T44"> hardened his heart, and the heart of his servants. And the heart of Pharao was hardened, and he did not send forth the children of Israel, as the Lord said to Moses.</text:span><text:span text:style-name="T79"> </text:span><text:span text:style-name="T81">Glory be to the Holy Trinity.</text:span></text:p>
      </text:section>
      <text:p text:style-name="P53"/>
      <text:p text:style-name="P40">Isaiah 41:4-14</text:p>
      <text:p text:style-name="P41"><text:tab/><text:span text:style-name="T8">From the book of Isaiah the prophet. His blessing be upon us. Amen.</text:span></text:p>
      <text:section text:style-name="Sect1" text:name="Section372">
        <text:p text:style-name="P73"><text:span text:style-name="T20"><text:tab/></text:span><text:span text:style-name="T44">Who has wrought and done these things? he has called it who called it from the generations of old; I God, the first and to </text:span><text:span text:style-name="T41">all</text:span><text:span text:style-name="T44"> futurity, I AM. The nations saw, and feared; the ends of the earth drew nigh, and came together, every one judging for his neighbor and </text:span><text:span text:style-name="T41">that</text:span><text:span text:style-name="T44"> to assist his brother: and one will say, The artificer has become strong, and the coppersmith that smites with the hammer, </text:span><text:span text:style-name="T41">and</text:span><text:span text:style-name="T44"> </text:span><text:soft-page-break/><text:span text:style-name="T44">forges also: sometimes he will say, It is a piece well joined: they have fastened them with nails; they will fix them, and they shall not be moved. But thou, Israel, art my servant Jacob, and he whom I have chosen, the seed of Abraam, whom I have loved: whom I have taken hold of from the ends of the earth, and from the high places of it I have called thee, and said to thee, Thou art my servant; I have chosen thee, and I have not forsaken thee.</text:span></text:p>
        <text:p text:style-name="P73"><text:span text:style-name="T44"><text:tab/>Fear not; for I am with thee: wander not; for I am thy God, who have strengthened thee; and I have helped thee, and have established thee with my just right hand. Behold, all thine adversaries shall be ashamed and confounded; for they shall be as if they were not: and all thine opponents shall perish. Thou shalt seek them, and thou shalt not find the men who shall insolently rage against thee: for they shall be as if they were not, and they that war against thee shall not be. </text:span><text:span text:style-name="T44">For I am thy God, who holdeth thy right hand, who saith to thee, Fear not, Jacob, </text:span><text:span text:style-name="T41">and thou</text:span><text:span text:style-name="T44"> Israel few in number; I have helped thee, saith thy God, he that redeems thee, O Israel.</text:span><text:span text:style-name="T79"> </text:span><text:span text:style-name="T81">Glory be to the Holy Trinity.</text:span></text:p>
      </text:section>
      <text:p text:style-name="P53"/>
      <text:p text:style-name="P40">Joel 3:9-21</text:p>
      <text:p text:style-name="P41"><text:tab/><text:span text:style-name="T8">From the book of Jeol the prophet. His blessing be upon us. Amen.</text:span></text:p>
      <text:section text:style-name="Sect1" text:name="Section373">
        <text:p text:style-name="P73"><text:span text:style-name="T20"><text:tab/></text:span><text:span text:style-name="T44">Proclaim these things among the Gentiles; declare war, arouse the warriors, draw near and go up, all ye men of war. Beat your ploughshares into swords, and your sickles into spears: let the weak say, I am strong. Gather yourselves together, and go in, all ye nations round about, and gather yourselves there; let the timid become a warrior. Let them be aroused, let all the nations go up to the valley of Josaphat: for there will I sit to judge all the Gentiles round about. Bring forth the sickles, for the vintage is come: go in, tread </text:span><text:span text:style-name="T41">the grapes</text:span><text:span text:style-name="T44">, for the press is full: cause the vats to overflow; for their wickedness is multiplied. Noises have resounded in the valley of judgment: for the day of the Lord is near in the valley of judgment. The sun and the moon shall be darkened, and the stars shall withdraw their light. And the Lord shall cry out of Sion, and shall utter his voice from Jerusalem; and the heaven and the earth shall be shaken, but the Lord shall spare his people, </text:span><text:span text:style-name="T44">and shall strengthen the children of Israel. </text:span><text:span text:style-name="T44">And ye shall know that I am the Lord your God, who dwell in Sion my holy mountain: and Jerusalem shall be holy, and strangers shall not pass through her anymore.</text:span></text:p>
        <text:p text:style-name="P73"><text:span text:style-name="T44"><text:tab/>And it shall come to pass in that day </text:span><text:span text:style-name="T41">that</text:span><text:span text:style-name="T44"> the mountains shall drop sweet wine, and the hills shall flow with milk, and all the fountains of Juda shall flow with water, and a fountain shall go forth of the house of </text:span><text:soft-page-break/><text:span text:style-name="T44">the Lord, and water the valley of flags. Egypt shall be a desolation, and Idumea shall be a desolate plain, because of the wrongs of the children of Juda, because they have shed righteous blood in their land. But Judea shall be inhabited for ever, and Jerusalem to all generations. </text:span><text:span text:style-name="T44">And I will </text:span><text:span text:style-name="T44">make inquisition for their blood, and will by no means leave it unavenged: and the Lord shall dwell in Sion.</text:span><text:span text:style-name="T79"> </text:span><text:span text:style-name="T81">Glory be to the Holy Trinity.</text:span></text:p>
      </text:section>
      <text:p text:style-name="P53"/>
      <text:p text:style-name="P40">Job 28:12-28</text:p>
      <text:p text:style-name="P41"><text:tab/><text:span text:style-name="T8">From the Book of Job the Rightoeus.</text:span></text:p>
      <text:section text:style-name="Sect1" text:name="Section374">
        <text:p text:style-name="P73"><text:span text:style-name="T20"><text:tab/></text:span><text:span text:style-name="T44">But whence has wisdom been discovered? and what is the place of knowledge? </text:span><text:span text:style-name="T44">A mortal has not known its way, neither indeed has it been discovered among men.</text:span></text:p>
        <text:p text:style-name="P73"><text:span text:style-name="T40"><text:tab/>The depth said, It is not in me: and the sea said, It is not with me. One </text:span><text:span text:style-name="T40">shall not give fine gold instead of it, neither shall silver be weighed in exchange for it. Neither shall it be compared with gold of Sophir, with the precious onyx and sapphire. Gold and crystal shall not be equalled to it, neither shall vessels of gold be its exchange. Coral and fine pearl shall not be mentioned: but do thou esteem wisdom above the most precious things. </text:span><text:span text:style-name="T40">The topaz of Ethiopia shall not </text:span><text:span text:style-name="T40">be equalled to it; it shall not be compared with pure gold.</text:span></text:p>
        <text:p text:style-name="P73"><text:span text:style-name="T40"><text:s/><text:tab/>Whence then is wisdom found? and of what kind is the place of understanding? It has escaped the notice of every man, and has been hidden from the birds of the sky. Destruction and Death said, We have heard the report of it. God has well ordered the way of it, and he knows the place of it. For he surveys the whole </text:span><text:span text:style-name="T41">earth</text:span><text:span text:style-name="T44"> under heaven, knowing the things in the earth: all that he has made; the weight of the winds, the measures of the water. When he made </text:span><text:span text:style-name="T41">them</text:span><text:span text:style-name="T44">, thus he saw and numbered them, and made a way for the pealing of the thunder. Then he saw it, and declared it: he prepared it </text:span><text:span text:style-name="T41">and</text:span><text:span text:style-name="T44"> traced it out. </text:span><text:span text:style-name="T44">And he said to man, Behold, godliness is wisdom: and to abstain from evil is understanding.</text:span></text:p>
        <text:p text:style-name="P76"><text:span text:style-name="T11"><text:s/></text:span><text:span text:style-name="T10">Glory be to the Holy Trinity.</text:span></text:p>
      </text:section>
      <text:p text:style-name="P53"/>
      <text:p text:style-name="P40">Proverbs 4:10-19</text:p>
      <text:p text:style-name="P41"><text:tab/><text:span text:style-name="T8">From the book of the Proverbs of Solomon the King. His blessing be upon us. Amen.</text:span></text:p>
      <text:section text:style-name="Sect1" text:name="Section375">
        <text:p text:style-name="P73"><text:span text:style-name="T20"><text:tab/></text:span><text:span text:style-name="T44">Hear, </text:span><text:span text:style-name="T41">my</text:span><text:span text:style-name="T44"> son, and receive my words; and the years of thy life shall be increased, that the resources of thy life may be many. For I teach thee the ways of wisdom; and I cause thee to go in right paths. For when thou goest, thy steps shall not be straitened; and when thou runnest, thou shalt not be distressed. </text:span><text:span text:style-name="T44">Take hold of my instruction; let it not go,—but keep it for thyself for thy life.</text:span></text:p>
        <text:p text:style-name="P73"><text:soft-page-break/><text:span text:style-name="T44"><text:s/><text:tab/>Go not in the ways of the ungodly, neither covet the ways of transgressors. In whatever place they shall pitch their camp, go not thither; but turn from them, and pass away. For they cannot sleep, unless they have done evil: their sleep is taken away, and they rest not. For these live </text:span><text:span text:style-name="T44">upon the bread of ungodliness, and are drunken with wine of transgression. But the ways of the righteous shine like light; they go on and shine, until the day be fully come. But the ways of the ungodly are dark; they know not how they stumble.</text:span><text:span text:style-name="T79"> </text:span><text:span text:style-name="T81">Glory be to the Holy Trinity.</text:span></text:p>
      </text:section>
      <text:p text:style-name="P53"/>
      <text:p text:style-name="P23">The Matins Gospel</text:p>
      <text:p text:style-name="P34">Psalm 54:1</text:p>
      <text:p text:style-name="P35"><text:tab/><text:span text:style-name="T8">A Psalm of David.</text:span></text:p>
      <text:p text:style-name="P36"><text:tab/><text:span text:style-name="T6">Hear O God my prayer and despise not my supplication; attend unto me and hear me. </text:span><text:span text:style-name="T8">Alleluia.</text:span></text:p>
      <text:p text:style-name="P39"/>
      <text:p text:style-name="P40">Mark 10:1-12</text:p>
      <text:p text:style-name="P41"><text:tab/><text:span text:style-name="T8">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214">
        <text:p text:style-name="P73"><text:span text:style-name="T12"><text:tab/></text:span><text:span text:style-name="T40">And he arose from thence, and cometh into the coasts of Judaea by the farther side of Jordan: and the people resort unto him again; and, as he was wont, he taught them again. And the Pharisees came to him, and asked him, Is it lawful for a man to put away </text:span><text:span text:style-name="T41">his</text:span><text:span text:style-name="T44"> wife? tempting him. And he answered and said unto them,</text:span><text:span text:style-name="T72"> What did Moses command you?</text:span><text:span text:style-name="T44"> And they said, Moses suffered to write a bill of divorcement, and to put </text:span><text:span text:style-name="T41">her</text:span><text:span text:style-name="T44"> away. And Jesus answered and said unto them, </text:span><text:span text:style-name="T72">For the hardness of your heart he wrote you this precept.</text:span><text:span text:style-name="T44"> </text:span><text:span text:style-name="T72">But from the beginning of the creation God made them male and female.</text:span><text:span text:style-name="T44"> </text:span><text:span text:style-name="T72">For this cause shall a man leave his father and mother, and cleave to his wife; </text:span><text:span text:style-name="T72">And they twain shall be one flesh: so then they are no more twain, but one flesh.</text:span><text:span text:style-name="T44"> </text:span><text:span text:style-name="T72">What therefore God hath joined together, let not man put asunder.</text:span><text:span text:style-name="T44"> And in the house his disciples asked him again of the same </text:span><text:span text:style-name="T41">matter</text:span><text:span text:style-name="T44">. And he saith unto them, </text:span><text:span text:style-name="T72">Whosoever shall put away his wife, and marry another, committeth adultery against her.</text:span><text:span text:style-name="T44"> </text:span><text:span text:style-name="T72">And if a woman shall put away her husband, and be married to another, she committeth adultery.</text:span><text:span text:style-name="T64"> </text:span><text:span text:style-name="T66">Glory be to God forever.</text:span></text:p>
      </text:section>
      <text:p text:style-name="P24"/>
      <text:p text:style-name="P28"/>
      <text:p text:style-name="P13">The Liturgy</text:p>
      <text:p text:style-name="P39"/>
      <text:p text:style-name="P29">The Pauline Epistle</text:p>
      <text:p text:style-name="P40">Romans 4:14-5:5</text:p>
      <text:p text:style-name="P41"><text:tab/><text:span text:style-name="T8">A chapter from the Epistle of our teacher Paul to the Romans. His blessing be upon us. Amen.</text:span></text:p>
      <text:section text:style-name="Sect1" text:name="Section215">
        <text:p text:style-name="P100"><text:span text:style-name="T63"><text:tab/></text:span><text:span text:style-name="T40">For if they which are of the law </text:span><text:span text:style-name="T41">be</text:span><text:span text:style-name="T44"> heirs, faith is made void, and the promise made of none effect: Because the law worketh wrath: for where no law is, </text:span><text:span text:style-name="T41">there is</text:span><text:span text:style-name="T44"> no transgression. </text:span><text:span text:style-name="T44">Therefore </text:span><text:span text:style-name="T41">it is</text:span><text:span text:style-name="T44"> of faith, that </text:span><text:span text:style-name="T41">it might be</text:span><text:span text:style-name="T44"> by </text:span><text:span text:style-name="T44">grace; to the end the promise might be sure to all the seed; not to that only which is of the law, but to that also which is of the faith of Abraham; who is the father of us all,</text:span></text:p>
        <text:p text:style-name="P74"><text:span text:style-name="T44"><text:tab/>(As it is written, I have made thee a father of many nations,) before him whom he believed, </text:span><text:span text:style-name="T41">even</text:span><text:span text:style-name="T44"> God, who quickeneth the dead, and calleth those things which be not as though they were. Who against hope believed in hope, that he might become the father of many nations, according to that </text:span><text:span text:style-name="T44">which was spoken, So shall thy seed be. And being not weak in faith, he considered not his own body now dead, when he was about an hundred years old, neither yet the deadness of Sara’s womb: He staggered not at the promise of God through unbelief; but was strong in faith, giving glory to God; And being fully persuaded that, what he had promised, he was able also to perform. And therefore it was imputed to him for righteousness.</text:span></text:p>
        <text:p text:style-name="P74"><text:span text:style-name="T44"><text:tab/>Now it was not written for his sake alone, that it was imputed to him; But for us also, to whom it shall be imputed, if we believe on him that raised up Jesus our Lord from the dead; </text:span><text:span text:style-name="T44">Who was delivered for our offences, and was raised again for our justification.</text:span></text:p>
        <text:p text:style-name="P74"><text:span text:style-name="T44"><text:s/><text:tab/>Therefore being justified by faith, we have peace with God through our Lord Jesus Christ: By whom also we have access by faith into this grace wherein we stand, and rejoice in hope of the glory of God. And not only </text:span><text:span text:style-name="T41">so</text:span><text:span text:style-name="T44">, but we glory in tribulations also: knowing that tribulation worketh patience; And patience, experience; and experience, hope: And hope maketh not ashamed; because the love of God is shed abroad in our hearts by the Holy Ghost which is given unto us.</text:span></text:p>
      </text:section>
      <text:p text:style-name="P49">The grace of God the Father be with you all. Amen.</text:p>
      <text:p text:style-name="P39"/>
      <text:p text:style-name="P29">The Catholic Epistle</text:p>
      <text:p text:style-name="P40">1 Peter 4:12-19</text:p>
      <text:p text:style-name="P41"><text:tab/><text:span text:style-name="T8">The Catholic Epistle from the First Epistle of our teacher Peter. His Blessing be upon us. Amen.</text:span></text:p>
      <text:section text:style-name="Sect1" text:name="Section216">
        <text:p text:style-name="P100"><text:span text:style-name="T65"><text:tab/></text:span><text:span text:style-name="T40">Beloved, think it not strange concerning the fiery trial which is to try you, as though some strange thing happened unto you: But rejoice, inas</text:span><text:soft-page-break/><text:span text:style-name="T40">much as ye are partakers of Christ’s sufferings; that, when his glory shall be revealed, ye may be glad also with exceeding joy. If ye be reproached for the name of Christ, happy </text:span><text:span text:style-name="T41">are ye</text:span><text:span text:style-name="T44">; for the spirit of glory and of God resteth upon you: on their part he is evil spoken of, but on your part he is glorified. But let none of you suffer as a murderer, or </text:span><text:span text:style-name="T41">as</text:span><text:span text:style-name="T44"> a thief, or </text:span><text:span text:style-name="T41">as</text:span><text:span text:style-name="T44"> an evildoer, or as a busybody in other men’s matters. Yet if </text:span><text:span text:style-name="T41">any man suffer</text:span><text:span text:style-name="T44"> as a Christian, let him not be ashamed; but let him glorify God on this behalf. For </text:span><text:span text:style-name="T44">the time </text:span><text:span text:style-name="T41">is come</text:span><text:span text:style-name="T44"> that judgment must begin at the house of God: and if </text:span><text:span text:style-name="T41">it</text:span><text:span text:style-name="T44"> first </text:span><text:span text:style-name="T41">begin</text:span><text:span text:style-name="T44"> at us, what shall the end </text:span><text:span text:style-name="T41">be</text:span><text:span text:style-name="T44"> of them that obey not the gospel of God? And if the righteous scarcely be saved, where shall the ungodly and the sinner appear? </text:span><text:span text:style-name="T44">Wherefore let them that suffer according to the will of God commit the keeping of their souls </text:span><text:span text:style-name="T41">to him</text:span><text:span text:style-name="T44"> in well doing, as unto a faithful Creator.</text:span></text:p>
      </text:section>
      <text:p text:style-name="P41"><text:tab/><text:span text:style-name="T8">Do not love the world, nor the things which are in the world. The world shall pass away and all its desires; but he who does the will of God shall abide forever. Amen.</text:span></text:p>
      <text:p text:style-name="P39"/>
      <text:p text:style-name="P29">The Praxis</text:p>
      <text:p text:style-name="P40">Acts 11:12-18</text:p>
      <text:p text:style-name="P41"><text:tab/><text:span text:style-name="T8">A chapter from the Acts of our fathers the pure Apostles, who were invested with the grace of the Holy Spirit. Their blessing be with us all. Amen.</text:span></text:p>
      <text:section text:style-name="Sect1" text:name="Section217">
        <text:p text:style-name="P79"><text:span text:style-name="T64"><text:tab/></text:span><text:span text:style-name="T40">And the Spirit bade me go with them, nothing doubting. Moreover these six brethren accompanied me, and we entered into the man’s house: </text:span><text:span text:style-name="T40">And he shewed us how he had seen an angel in his house, which stood and said unto him, Send men to Joppa, and call for Simon, whose surname is Peter; Who shall tell thee words, whereby thou and all thy house shall be saved. And as I began to speak, the Holy Ghost fell on them, as on us at the beginning. Then remembered I the word of the Lord, how that he said,</text:span><text:span text:style-name="T74"> John indeed baptized with water; but ye shall be baptized with the Holy Ghost.</text:span><text:span text:style-name="T40"> Forasmuch then as God gave them the like gift as </text:span><text:span text:style-name="T41">he did</text:span><text:span text:style-name="T44"> unto us, who believed on the Lord Jesus Christ; what was I, that I could withstand God? </text:span><text:span text:style-name="T44">When they heard these things, they held their peace, and glorified God, saying, Then hath God also to the Gentiles granted repentance unto life.</text:span></text:p>
      </text:section>
      <text:p text:style-name="P39"><text:tab/><text:span text:style-name="T8">The word of the Lord abides in this church and in every church. Amen.</text:span></text:p>
      <text:p text:style-name="P39"/>
      <text:p text:style-name="P29">The Gospel</text:p>
      <text:p text:style-name="P40">Psalm 85:12,13</text:p>
      <text:p text:style-name="P52"><text:tab/>A Psalm of David.</text:p>
      <text:p text:style-name="P38"><text:span text:style-name="T8"><text:tab/></text:span><text:span text:style-name="T48">For great is Thy mercy toward me: and Thou hast delivered my soul from the lowest Amenti. O God, the breakers of the Law have risen against me.</text:span><text:span text:style-name="T82"> </text:span><text:span text:style-name="T8">Alleluia.</text:span></text:p>
      <text:p text:style-name="P40"><text:soft-page-break/>Luke 13:6-9</text:p>
      <text:p text:style-name="P4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18">
        <text:p text:style-name="P73"><text:span text:style-name="T64"><text:tab/></text:span><text:span text:style-name="T44">He spake also this parable; </text:span><text:span text:style-name="T72">A certain </text:span><text:span text:style-name="T75">man</text:span><text:span text:style-name="T72"> had a fig tree planted in his vineyard; and he came and sought fruit thereon, and found none.</text:span><text:span text:style-name="T44"> </text:span><text:span text:style-name="T72">Then said he unto the dresser of his vineyard, Behold, these three years I come seeking fruit on this fig tree, and find none: cut it down; why cumbereth it </text:span><text:span text:style-name="T72">the ground?</text:span><text:span text:style-name="T44"> </text:span><text:span text:style-name="T72">And he answering said unto him, Lord, let it alone this year also, till I shall dig about it, and dung </text:span><text:span text:style-name="T75">it</text:span><text:span text:style-name="T72">:</text:span><text:span text:style-name="T44"> </text:span><text:span text:style-name="T72">And if it bear fruit, </text:span><text:span text:style-name="T75">well</text:span><text:span text:style-name="T72">: and if not, </text:span><text:span text:style-name="T75">then</text:span><text:span text:style-name="T72"> after that thou shalt cut it down.</text:span><text:span text:style-name="T64"> </text:span><text:span text:style-name="T66">Glory be to God forever.</text:span></text:p>
      </text:section>
      <text:p text:style-name="P31"/>
      <text:p text:style-name="P60">Thursday of the Fifth Week of Lent</text:p>
      <text:p text:style-name="P49"/>
      <text:p text:style-name="P23">The Matins Prophecies</text:p>
      <text:p text:style-name="P40">Isaiah 42:5-16</text:p>
      <text:p text:style-name="P41"><text:tab/><text:span text:style-name="T8">From the book of Isaiah the prophet. His blessing be upon us. Amen.</text:span></text:p>
      <text:section text:style-name="Sect1" text:name="Section219">
        <text:p text:style-name="P73"><text:span text:style-name="T20"><text:tab/></text:span><text:span text:style-name="T44">Thus saith the Lord God, who made the heaven, and established it; who settled the earth, and the things in it, and gives breath to the people on it, and spirit to them that tread on it: I the Lord God have called thee in </text:span><text:span text:style-name="T44">righteousness, and will hold thine hand, and will strengthen thee: and I have given thee for the covenant of a race, for a light of the Gentiles: to open the eyes of the blind, to bring the bound and them that sit in darkness out of bonds and the prison-house. I am the Lord God: that is my name: I will not give my glory to another, nor my praises to graven images. Behold, the ancient things have come to pass, and </text:span><text:span text:style-name="T41">so will</text:span><text:span text:style-name="T44"> the new things which I tell you: yea, before I tell </text:span><text:span text:style-name="T41">them</text:span><text:span text:style-name="T44"> they are made known to you. Sing a new hymn to the Lord: ye </text:span><text:span text:style-name="T41">who are</text:span><text:span text:style-name="T44"> his dominion, glorify his name from the end of the earth: ye that go down to the sea, and sail upon it; the islands, and they that dwell in them. Rejoice, thou wilderness, and the villages thereof, the hamlets, and the dwellers in Kedar: the inhabitants of the rock shall rejoice, they shall shout from the top of the mountains. </text:span><text:span text:style-name="T44">They shall give glory to God, </text:span><text:span text:style-name="T41">and</text:span><text:span text:style-name="T44"> shall proclaim his praises in the islands.</text:span></text:p>
        <text:p text:style-name="P73"><text:span text:style-name="T44"><text:tab/>The Lord God of hosts shall go forth, and crush the war: he shall stir up jealousy, and shall shout mightily </text:span><text:span text:style-name="T44">against his enemies. I have been silent: shall I also always be silent and forbear: I have endured like a travailing </text:span><text:span text:style-name="T41">woman</text:span><text:span text:style-name="T44">: I will </text:span><text:span text:style-name="T41">now</text:span><text:span text:style-name="T44"> amaze and wither at once. I will make desolate mountains and hills, and will dry up all their grass; and I will make the </text:span><text:soft-page-break/><text:span text:style-name="T44">rivers islands, and dry up the pools. </text:span><text:span text:style-name="T44">And I will bring the blind by a way that they knew not, and I will cause them to tread paths which they have not known: I will turn darkness into light for them, and crooked things into straight. These things will I do, and will not forsake them.</text:span><text:span text:style-name="T79"> </text:span><text:span text:style-name="T81">Glory be to the Holy Trinity.</text:span></text:p>
      </text:section>
      <text:p text:style-name="P53"/>
      <text:p text:style-name="P23">The Matins Prophecies</text:p>
      <text:p text:style-name="P40">Proverbs 4:20-27</text:p>
      <text:p text:style-name="P41"><text:tab/><text:span text:style-name="T8">From the book of the Proverbs of Solomon the King. His blessing be upon us. Amen.</text:span></text:p>
      <text:section text:style-name="Sect1" text:name="Section376">
        <text:p text:style-name="P73"><text:span text:style-name="T20"><text:tab/></text:span><text:span text:style-name="T44"> </text:span><text:span text:style-name="T41">My</text:span><text:span text:style-name="T44"> son, attend to my speech; and apply thine ear to my words: that thy fountains may not fail thee; keep them in </text:span><text:span text:style-name="T41">thine</text:span><text:span text:style-name="T44"> heart. For they are life to those that find them, and health to all </text:span><text:span text:style-name="T41">their</text:span><text:span text:style-name="T44"> flesh. Keep thine heart with the utmost care; for out of these are the issues of life. Remove from thee a froward mouth, and put far away from thee unjust lips. Let thine eyes look right on, and let thine eyelids assent </text:span><text:span text:style-name="T41">to</text:span><text:span text:style-name="T44"> just </text:span><text:span text:style-name="T41">things</text:span><text:span text:style-name="T44">. Make straight paths for thy feet, and order thy ways aright. Turn not aside to the right hand nor to the left, but turn away thy foot from an evil way:</text:span><text:span text:style-name="T46"> for God knows the ways on the right hand, but those on the left are crooked: and he will make thy ways straight, and will guide thy steps in peace.</text:span><text:span text:style-name="T80"> </text:span><text:span text:style-name="T81">Glory be to the Holy Trinity.</text:span></text:p>
      </text:section>
      <text:p text:style-name="P53"/>
      <text:p text:style-name="P23">The Matins Prophecies</text:p>
      <text:p text:style-name="P40">Job 29:2-20</text:p>
      <text:p text:style-name="P41"><text:tab/><text:span text:style-name="T8">From the book of Job the righteous. His blessing be upon us. Amen.</text:span></text:p>
      <text:section text:style-name="Sect1" text:name="Section377">
        <text:p text:style-name="P73"><text:span text:style-name="T20"><text:tab/></text:span><text:span text:style-name="T44">Oh that I were as in months past, wherein God preserved me! As when his lamp shone over my head; when by his light I walked through darkness. </text:span><text:span text:style-name="T41">As</text:span><text:span text:style-name="T44"> when I steadfastly pursued my ways, when God took care of my house. When I was very fruitful, and my children were about me; when my ways were moistened with butter, and the mountains flowed for me with milk.</text:span></text:p>
        <text:p text:style-name="P73"><text:span text:style-name="T44"><text:tab/>When I went forth early in the city, and the seat was placed for me in the streets. The young men saw me, and hid themselves: and all the old men stood up. And the great men ceased speaking, and laid their finger on their mouth. And they that heard </text:span><text:span text:style-name="T41">me</text:span><text:span text:style-name="T44"> blessed me, and their tongue clave to their throat. For the ear heard, and blessed me; and the eye saw me, and turned aside. For I saved the poor out of the hand of the oppressor, and </text:span><text:span text:style-name="T44">helped the fatherless who had no helper. Let the blessing of the perishing one come upon me; yea, the mouth of the widow has blessed me. Also I put on righteousness, and clothed myself with judgment like a mantle. I was the eye of the blind, and </text:span><text:soft-page-break/><text:span text:style-name="T44">the foot of the lame. I was the father of the helpless; and I searched out the cause which I knew not. And I broke the jaw-teeth of the unrighteous; I plucked the spoil out of the midst of their teeth.</text:span></text:p>
        <text:p text:style-name="P73"><text:span text:style-name="T44"><text:tab/>And I said, My age shall continue as the stem of a palm-tree; I shall live a long while. </text:span><text:span text:style-name="T41">My</text:span><text:span text:style-name="T44"> root was spread out by the water, and the dew would lodge on my crop. </text:span><text:span text:style-name="T44">My glory was fresh in me, and by bow prospered in his hand.</text:span><text:span text:style-name="T79"> </text:span><text:span text:style-name="T81">Glory be to the Holy Trinity.</text:span></text:p>
      </text:section>
      <text:p text:style-name="P53"/>
      <text:p text:style-name="P23">The Matins Gospel</text:p>
      <text:p text:style-name="P34">Psalm 85:13</text:p>
      <text:p text:style-name="P35"><text:tab/><text:span text:style-name="T8">A Psalm of David.</text:span></text:p>
      <text:p text:style-name="P36"><text:tab/><text:span text:style-name="T51">O God, the breakers of the Law have risen against me, and the synagogue of the strong ones have sought after my soul; and have not set Thee before them.</text:span><text:span text:style-name="T85"> </text:span><text:span text:style-name="T8">Alleluia.</text:span></text:p>
      <text:p text:style-name="P39"/>
      <text:p text:style-name="P40">Luke 9:37-43b</text:p>
      <text:p text:style-name="P41"><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20">
        <text:p text:style-name="P73"><text:span text:style-name="T12"><text:tab/></text:span><text:span text:style-name="T40">And it came to pass, that on the next day, when they were come down from the hill, much people met him. And, behold, a man of the company </text:span><text:span text:style-name="T40">cried out, saying, Master, I beseech thee, look upon my son: for he is mine only child. And, lo, a spirit taketh him, and he suddenly crieth out; and it teareth him that he foameth again, and bruising him hardly departeth from him. And I besought thy disciples to cast him out; and they could not. And Jesus answering said, </text:span><text:span text:style-name="T74">O faithless and perverse generation, how long shall I be with you, and suffer you? Bring thy son hither.</text:span><text:span text:style-name="T40"> </text:span><text:span text:style-name="T40">And as he was yet a coming, the devil threw him down, and tare </text:span><text:span text:style-name="T41">him</text:span><text:span text:style-name="T44">. And Jesus rebuked the unclean spirit, and healed the child, and delivered him again to his father.</text:span></text:p>
        <text:p text:style-name="P73"><text:span text:style-name="T44"><text:tab/>And they were all amazed at the mighty power of God. </text:span><text:span text:style-name="T69">And they wondered every one at all things which he did.</text:span><text:span text:style-name="T94">1</text:span><text:span text:style-name="T69"> </text:span><text:span text:style-name="T66">Glory be to God forever.</text:span></text:p>
        <text:p text:style-name="P52"/>
        <text:p text:style-name="P73"><text:span text:style-name="T95">1</text:span><text:span text:style-name="T64">Last sentence translated from Arabic. KJV reads: “</text:span><text:span text:style-name="T56">But while they wondered every one at all things which Jesus did, he said...</text:span><text:span text:style-name="T27">”, which would be an incomplete sentence.</text:span></text:p>
      </text:section>
      <text:p text:style-name="P24"/>
      <text:p text:style-name="P28"/>
      <text:p text:style-name="P13">The Liturgy</text:p>
      <text:p text:style-name="P39"/>
      <text:p text:style-name="P29">The Pauline Epistle</text:p>
      <text:p text:style-name="P40">1 Corinthians 10:14-11:1</text:p>
      <text:p text:style-name="P41"><text:tab/><text:span text:style-name="T8">A chapter from the First Epistle of our teacher Paul to the Corinthians. His blessing be upon us. Amen.</text:span></text:p>
      <text:section text:style-name="Sect1" text:name="Section221">
        <text:p text:style-name="P61"><text:tab/><text:span text:style-name="T40">Wherefore, my dearly beloved, flee from idolatry.</text:span></text:p>
        <text:p text:style-name="P73"><text:span text:style-name="T40"><text:tab/>I speak as to wise men; judge ye what I say. The cup of blessing which we bless, is it not the communion of the blood of Christ? The bread which we break, is it not the communion of the body of Christ? For we </text:span><text:span text:style-name="T41">being</text:span><text:span text:style-name="T44"> many are one bread, </text:span><text:span text:style-name="T41">and</text:span><text:span text:style-name="T44"> one body: for we are all partakers of that one bread. Behold Israel after the flesh: are not they which eat of the sacrifices partakers of the altar? What say I then? that the idol is any thing, or that which is offered in sacrifice to idols is any thing? But </text:span><text:span text:style-name="T41">I say</text:span><text:span text:style-name="T44">, that the things which the Gentiles sacrifice, they sacrifice to devils, and not to God: and I would not that ye should have fellowship with devils. Ye cannot drink the cup of the Lord, and the cup of devils: ye cannot be partakers of the </text:span><text:span text:style-name="T44">Lord’s table, and of the table of devils. Do we provoke the Lord to jealousy? are we stronger than he?</text:span></text:p>
        <text:p text:style-name="P73"><text:span text:style-name="T44"><text:tab/>All things are lawful for me, but all things are not expedient: all things are lawful for me, but all things edify not. Let no man seek his own, but every man another’s </text:span><text:span text:style-name="T41">wealth</text:span><text:span text:style-name="T44">. Whatsoever is sold in the shambles, </text:span><text:span text:style-name="T41">that</text:span><text:span text:style-name="T44"> eat, asking no question for conscience sake: For the earth </text:span><text:span text:style-name="T41">is</text:span><text:span text:style-name="T44"> the Lord’s, and the fulness thereof. If any of them that </text:span><text:span text:style-name="T44">believe not bid you </text:span><text:span text:style-name="T41">to a feast</text:span><text:span text:style-name="T44">, and ye be disposed to go; whatsoever is set before you, eat, asking no question for conscience sake. But if any man say unto you, This is offered in sacrifice unto idols, eat not for his sake that </text:span><text:span text:style-name="T44">shewed it, and for conscience sake: for the earth </text:span><text:span text:style-name="T41">is</text:span><text:span text:style-name="T44"> the Lord’s, and the fulness thereof: Conscience, I say, not thine own, but of the other: for why is my liberty judged of another </text:span><text:span text:style-name="T41">man’s</text:span><text:span text:style-name="T44"> conscience? For if I by grace be a partaker, why am I evil spoken of for that for which I give thanks? Whether therefore ye eat, or drink, or whatsoever ye do, do all to the glory of God. Give none offence, neither to the Jews, nor to the Gentiles, nor to the church of God: </text:span><text:span text:style-name="T44">Even as I please all </text:span><text:span text:style-name="T41">men</text:span><text:span text:style-name="T44"> in all </text:span><text:span text:style-name="T41">things</text:span><text:span text:style-name="T44">, not seeking mine own profit, but the </text:span><text:span text:style-name="T41">profit</text:span><text:span text:style-name="T44"> of many, that they may be saved.</text:span></text:p>
        <text:p text:style-name="P73"><text:span text:style-name="T44"><text:tab/>Be ye followers of me, even as I also </text:span><text:span text:style-name="T41">am</text:span><text:span text:style-name="T44"> of Christ.</text:span></text:p>
      </text:section>
      <text:p text:style-name="P49">The grace of God the Father be with you all. Amen.</text:p>
      <text:p text:style-name="P39"/>
      <text:p text:style-name="P29"/>
      <text:p text:style-name="P14">The Catholic Epistle</text:p>
      <text:p text:style-name="P40">1 Peter 1:2c-8</text:p>
      <text:p text:style-name="P41"><text:tab/><text:span text:style-name="T8">The Catholic Epistle from the First Epistle of our teacher Peter. His Blessing be upon us. Amen.</text:span></text:p>
      <text:section text:style-name="Sect1" text:name="Section222">
        <text:p text:style-name="P83"><text:tab/>Grace unto you, and peace, be multiplied.</text:p>
        <text:p text:style-name="P73"><text:span text:style-name="T40"><text:tab/>Blessed </text:span><text:span text:style-name="T41">be</text:span><text:span text:style-name="T44"> the God and Father of our Lord Jesus Christ, which according to his abundant mercy hath begotten us again unto a lively hope by the resurrection of Jesus Christ from the dead, To an inheritance incorruptible, </text:span><text:span text:style-name="T44">and undefiled, and that fadeth not away, reserved in heaven for you, </text:span><text:span text:style-name="T44">Who are kept by the power of God through faith unto salvation ready to be revealed in the last time.</text:span></text:p>
        <text:p text:style-name="P73"><text:span text:style-name="T44"><text:tab/>Wherein ye greatly rejoice, though now for a season, if need be, ye are in heaviness through manifold temptations: That the trial of your faith, being much more precious than of gold that perisheth, though it be tried with fire, might be found unto praise and honour and glory at the appearing of Jesus Christ: Whom having not seen, ye love; in whom, though now ye see </text:span><text:span text:style-name="T41">him</text:span><text:span text:style-name="T44"> not, yet believing, ye rejoice with joy unspeakable and full of glory.</text:span></text:p>
      </text:section>
      <text:p text:style-name="P41"><text:tab/><text:span text:style-name="T8">Do not love the world, nor the things which are in the world. The world shall pass away and all its desires; but he who does the will of God shall abide forever. Amen.</text:span></text:p>
      <text:p text:style-name="P39"/>
      <text:p text:style-name="P29">The Praxis</text:p>
      <text:p text:style-name="P40">Acts 21:5-14</text:p>
      <text:p text:style-name="P41"><text:tab/><text:span text:style-name="T8">A chapter from the Acts of our fathers the pure Apostles, who were invested with the grace of the Holy Spirit. Their blessing be with us all. Amen.</text:span></text:p>
      <text:section text:style-name="Sect1" text:name="Section223">
        <text:p text:style-name="P79"><text:span text:style-name="T64"><text:tab/></text:span><text:span text:style-name="T40">And when we had accomplished those days, we departed and went our way; and they all brought us on our way, with wives and children, till </text:span><text:span text:style-name="T41">we were</text:span><text:span text:style-name="T44"> out of the city: and we kneeled down on the shore, and prayed. And when we had taken our leave one of another, we took ship; and they returned home again. </text:span><text:span text:style-name="T44">And when we had finished </text:span><text:span text:style-name="T41">our</text:span><text:span text:style-name="T44"> course from Tyre, we came to Ptolemais, and saluted the </text:span><text:span text:style-name="T44">brethren, and abode with them one day.</text:span></text:p>
        <text:p text:style-name="P73"><text:span text:style-name="T44"><text:tab/>And the next </text:span><text:span text:style-name="T41">day</text:span><text:span text:style-name="T44"> we that were of Paul’s company departed, and came unto Caesarea: and we entered into the house of Philip the evangelist, which was </text:span><text:span text:style-name="T41">one</text:span><text:span text:style-name="T44"> of the seven; and abode with him. And the same man had four daughters, virgins, which did prophesy. And as we tarried </text:span><text:span text:style-name="T41">there</text:span><text:span text:style-name="T44"> many days, there came down from Judaea a certain prophet, named Agabus. And when he was come unto us, he took Paul’s girdle, and bound his own hands and feet, and said, Thus saith the Holy Ghost, So shall the Jews at Jerusalem bind the man that owneth this girdle, and shall deliver </text:span><text:span text:style-name="T41">him</text:span><text:span text:style-name="T44"> into the hands of the Gentiles. And when we heard these things, both we, and they of that place, besought him not to </text:span><text:soft-page-break/><text:span text:style-name="T44">go up to Jerusalem. Then Paul answered, What mean ye to weep and to break mine heart? for I am ready not to be bound only, but also to die at Jerusalem for the name of the Lord Jesus. And when he would not be persuaded, we ceased, saying, The will of the Lord be done.</text:span></text:p>
      </text:section>
      <text:p text:style-name="P39"><text:tab/><text:span text:style-name="T8">The word of the Lord abides in this church and in every church. Amen.</text:span></text:p>
      <text:p text:style-name="P39"/>
      <text:p text:style-name="P29">The Gospel</text:p>
      <text:p text:style-name="P40">Psalm 85:17</text:p>
      <text:p text:style-name="P52"><text:tab/>A Psalm of David.</text:p>
      <text:p text:style-name="P38"><text:span text:style-name="T8"><text:tab/></text:span><text:span text:style-name="T49">Make with me a sign unto good; let those who hate me see, and be </text:span><text:span text:style-name="T51">ashamed: because Thou, Lord, hast helped me, and hast comforted me. </text:span><text:span text:style-name="T8">Alleluia.</text:span></text:p>
      <text:p text:style-name="P39"/>
      <text:p text:style-name="P40">Luke 13:10-17</text:p>
      <text:p text:style-name="P4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24">
        <text:p text:style-name="P73"><text:span text:style-name="T64"><text:tab/></text:span><text:span text:style-name="T44">And he was teaching in one of the synagogues on the sabbath. And, behold, there was a woman which had a spirit of infirmity eighteen years, and was bowed together, and could in no wise lift up </text:span><text:span text:style-name="T41">herself</text:span><text:span text:style-name="T44">. And when Jesus </text:span><text:span text:style-name="T44">saw her, he called </text:span><text:span text:style-name="T41">her to him</text:span><text:span text:style-name="T44">, and said unto her,</text:span><text:span text:style-name="T72"> Woman, thou art loosed from thine infirmity.</text:span><text:span text:style-name="T44"> And he laid </text:span><text:span text:style-name="T41">his</text:span><text:span text:style-name="T44"> hands on her: and immediately she was made straight, and glorified God. And the ruler of the synagogue answered with indignation, because that Jesus had healed on the sabbath day, and said unto the people, There are six days in which men ought to </text:span><text:span text:style-name="T44">work: in them therefore come and be healed, and not on the sabbath day. The Lord then answered him, and said, </text:span><text:span text:style-name="T75">Thou</text:span><text:span text:style-name="T72"> hypocrite, doth not each one of you on the sabbath loose his ox or </text:span><text:span text:style-name="T75">his</text:span><text:span text:style-name="T72"> ass from the stall, and lead </text:span><text:span text:style-name="T75">him</text:span><text:span text:style-name="T72"> away to watering?</text:span><text:span text:style-name="T44"> </text:span><text:span text:style-name="T72">And ought not this woman, being a daughter of Abra</text:span><text:span text:style-name="T72">ham, whom Satan hath bound, lo, these eighteen years, be loosed from this bond on the sabbath day?</text:span><text:span text:style-name="T44"> And when he had said these things, all his adversaries were ashamed: and all the people rejoiced for all the glorious things that were done by him.</text:span><text:span text:style-name="T64"> </text:span><text:span text:style-name="T66">Glory be to God forever.</text:span></text:p>
      </text:section>
      <text:p text:style-name="P31"/>
      <text:p text:style-name="P60"/>
      <text:p text:style-name="P10">Friday of the Fifth Week of Lent</text:p>
      <text:p text:style-name="P49"/>
      <text:p text:style-name="P23">The Matins Prophecies</text:p>
      <text:p text:style-name="P40">Deuteronomy 11:29-12:27</text:p>
      <text:p text:style-name="P41"><text:tab/><text:span text:style-name="T8">From the book of Deuteronomy of Moses the prophet. His blessing be upon us. Amen.</text:span></text:p>
      <text:section text:style-name="Sect1" text:name="Section225">
        <text:p text:style-name="P98"><text:span text:style-name="T20"><text:tab/></text:span><text:span text:style-name="T44">And it shall come to pass when the Lord thy God shall have brought thee into the land into which thou goest over to inherit it, then thou shalt put blessing on mount Garizin, and the curse upon mount Gaebal. Lo! are not these beyond Jordan, behind, westward in the land of Chanaan, which lies westward near Golgol, by the high oak? For ye are passing over Jordan, to go in and inherit the land, which the Lord our God gives you to inherit always, and ye shall dwell in it. </text:span><text:span text:style-name="T44">And ye shall take heed to do all his </text:span><text:span text:style-name="T44">ordinances, and these judgments, as many as I set before you to-day.</text:span></text:p>
        <text:p text:style-name="P74"><text:span text:style-name="T40"><text:tab/>And these </text:span><text:span text:style-name="T41">are</text:span><text:span text:style-name="T44"> the ordinances and the judgments, which ye shall observe to do in the land, which the Lord God of your fathers gives you for an inheritance, all the days which ye live upon the land. Ye shall utterly destroy all the places in which they served their gods, whose </text:span><text:span text:style-name="T41">land</text:span><text:span text:style-name="T44"> ye inherit, on the high mountains and on the hills, and under the thick tree. And ye shall destroy their altars, and break in pieces their pillars, and ye shall cut down their groves, and ye shall burn with fire the graven images of their gods, and ye shall abolish their name out of that place. </text:span><text:span text:style-name="T44">Ye shall not do so to the Lord your God.</text:span></text:p>
        <text:p text:style-name="P74"><text:span text:style-name="T44"><text:tab/>But in the place which the Lord thy God shall choose in one of your cities to name his name there, and to </text:span><text:span text:style-name="T44">be called upon, ye shall even seek </text:span><text:span text:style-name="T41">him</text:span><text:span text:style-name="T44"> out and go thither. And ye shall carry thither your whole-burnt-offerings, and your sacrifices, and your first-fruits, and your vowed-offerings, and your freewill-offerings, and your offerings of thanksgiving, the first-born of your herds, and of your flocks. And ye shall eat there before the Lord your God, and ye shall rejoice in all </text:span><text:span text:style-name="T44">the things on which ye shall lay your hand, ye and your houses, as the Lord your God has blessed you. Ye shall not do altogether as we do here to-day, every man that which is pleasing in his own sight. For hitherto ye have not arrived at the rest and the inheritance, which the Lord our God gives </text:span><text:span text:style-name="T44">you. And ye shall go over Jordan, and shall dwell in the land, which the Lord our God takes as an inheritance for you; and he shall give you rest from all your enemies round about, and ye shall dwell safely. And there shall be a place which the Lord thy God shall choose for his name to be called there, thither shall ye bring all things that I </text:span><text:soft-page-break/><text:span text:style-name="T44">order you to-day; your whole-burnt-offerings, and your sacrifices, and your tithes, and the first-fruits of your hands, and every choice gift of yours, whatsoever ye shall vow to the Lord your God. And ye shall rejoice before the Lord your God, ye and your sons, and your daughters, and your men-servants and your maid-servants, and the Levite that is at your gates; because he has no portion or inheritance with you. Take heed to thyself that thou offer not thy whole-burnt-offerings in any place which thou shalt see; save in the place which the Lord thy God shall choose, in one of thy tribes, there shall ye offer your whole-burnt-offerings, and there shalt thou do all things whatsoever I charge thee this day. But thou shalt kill according to all thy desire, and shalt eat flesh according to the blessing of the Lord thy God, which he has given thee in every city; the unclean that is within thee and the clean shall eat it </text:span><text:span text:style-name="T44">on equal terms, as the doe or the stag. Only ye shall not eat the blood; ye </text:span><text:span text:style-name="T44">shall pour it out on the ground as water. Thou shalt not be able to eat in thy cities the tithe of thy corn, and of thy wine, and of thine oil, the first-born of thine herd and of thy flock, and all </text:span><text:span text:style-name="T41">your</text:span><text:span text:style-name="T44"> vows as many as ye shall have vowed, and your thank-offerings, and the first-fruits of thine hands. But before the Lord thy God thou shalt eat it, in the place which the Lord thy God shall choose for himself, thou, and thy son, and thy daughter, thy man-servant, and thy maid-servant, and the stranger that is within thy gates; and thou shalt rejoice before the Lord thy God, on whatsoever thou shalt lay thine hand. Take heed to thyself that thou do not desert the Levite all the time that thou livest upon the earth. And if the Lord thy </text:span><text:span text:style-name="T44">God shall enlarge thy borders, as he said to thee, and thou shalt say, I will eat flesh; if thy soul should desire to eat flesh, thou shalt eat flesh according to all the desire of thy soul. And if the place be far from thee, which the Lord thy God shall choose for himself, that his name be called upon it, then thou shalt kill of thy herd and of thy flock which God shall have given thee, even </text:span><text:span text:style-name="T44">as I commanded thee, and thou shalt eat in thy cities according to the desire of thy soul. As the doe and the stag are eaten, so shalt thou eat it; the unclean in thee and the clean shall eat it in like manner. Take diligent heed that thou eat no blood, for blood </text:span><text:span text:style-name="T41">is</text:span><text:span text:style-name="T44"> the life of it; the life shall not be eaten with </text:span><text:span text:style-name="T44">the flesh. Ye shall not eat </text:span><text:span text:style-name="T41">it</text:span><text:span text:style-name="T44">; ye shall pour it out on the ground as water. Thou shalt not eat it, that it may be well with thee and with thy sons after thee, if thou shalt do that which is good and pleasing before the Lord thy God. But thou shalt take thy holy things, if thou hast any, and thy vowed-offerings, and come to the </text:span><text:soft-page-break/><text:span text:style-name="T44">place which the Lord thy God shall choose to have his name named upon it. </text:span><text:span text:style-name="T44">And thou shalt sacrifice thy whole-burnt-offerings, thou shalt offer the flesh upon the altar of the Lord thy God; but the blood of thy sacrifices thou shalt pour out at the foot of the altar of the Lord thy God, but the flesh thou shalt eat.</text:span><text:span text:style-name="T79"> </text:span><text:span text:style-name="T81">Glory be to the Holy Trinity.</text:span></text:p>
      </text:section>
      <text:p text:style-name="P53"/>
      <text:p text:style-name="P40">1 Kings 17:2-24</text:p>
      <text:p text:style-name="P41"><text:tab/><text:span text:style-name="T8">From the first Book of Kings.</text:span></text:p>
      <text:section text:style-name="Sect1" text:name="Section379">
        <text:p text:style-name="P98"><text:span text:style-name="T20"><text:tab/></text:span><text:span text:style-name="T44">And the word of the Lord came to Eliu, </text:span><text:span text:style-name="T41">saying</text:span><text:span text:style-name="T44">, Depart hence eastward, and hide thee by the brook of Chorrath, that is before Jordan. And it shall be </text:span><text:span text:style-name="T41">that</text:span><text:span text:style-name="T44"> thou shalt drink water of the brook, and I will charge the ravens to feed thee there. And Eliu did according to the word of the Lord, and he sat by the brook of Chorrath before Jordan. And the ravens brought him loaves in the morning, and flesh in the </text:span><text:span text:style-name="T44">evening and he drank water of the brook. And it came to pass after some </text:span><text:span text:style-name="T44">time, that the brook was dried up, because there had been no rain upon the earth.</text:span></text:p>
        <text:p text:style-name="P74"><text:span text:style-name="T44"><text:tab/>And the word of the Lord came to Eliu, </text:span><text:span text:style-name="T41">saying</text:span><text:span text:style-name="T44">, Arise, and go to Sarepta of the Sidonian </text:span><text:span text:style-name="T41">land</text:span><text:span text:style-name="T44">: behold, I have there commanded a widow-woman to maintain thee. And he arose and went to Sarepta, and came to the gate of the city: and, behold, a widow-woman was there gathering sticks; and Eliu cried after her, and said to her, Fetch me, I pray thee, a little water in a vessel, that I may drink. </text:span><text:span text:style-name="T44">And she went to fetch it; and Eliu cried after her, and said, Bring me, I pray thee, a morsel of the bread that is in thy hand. And the woman said, </text:span><text:span text:style-name="T41">As</text:span><text:span text:style-name="T44"> the Lord thy God lives, I have not a cake, but only a handful of meal in the pitcher, and a little oil in a cruse, and, behold, I am going to gather two sticks, and I shall go in and dress it for myself and my children, and we shall eat it and die. And Eliu said to her, Be of good courage, go in and do according to thy word: but make me thereof a little cake, and thou shalt bring </text:span><text:span text:style-name="T41">it</text:span><text:span text:style-name="T44"> out to me first, and thou shalt make </text:span><text:span text:style-name="T41">some</text:span><text:span text:style-name="T44"> for thyself and thy children last. For thus saith the Lord, The pitcher of meal shall not fail, and the cruse of oil shall not diminish, until the day that the Lord gives rain upon the earth. And the woman went and did </text:span><text:span text:style-name="T41">so</text:span><text:span text:style-name="T44">, and did eat, she, and he, and her children. And the pitcher of meal failed not, and the cruse of oil </text:span><text:span text:style-name="T44">was not diminished, according to the word of the Lord which he spoke by the hand of Eliu.</text:span></text:p>
        <text:p text:style-name="P74"><text:span text:style-name="T44"><text:tab/>And it came to pass afterward, that the son of the woman the mistress of the house was sick; and his sickness was very severe, until there was no breath left in him. And she said to </text:span><text:soft-page-break/><text:span text:style-name="T44">Eliu, What have I to do with thee, O man of God? hast thou come in to me to bring my sins to remembrance, and to slay my son? And Eliu said to the woman, Give me thy son. And he took him out of her bosom, and took him up to the chamber in which he himself lodged, and laid him on the bed. And Eliu cried aloud, and said, Alas, O Lord, the witness of the widow with whom I sojourn, thou hast wrought evil </text:span><text:span text:style-name="T41">for her</text:span><text:span text:style-name="T44"> in slaying her son. And he breathed on the child thrice, and called on the Lord, and said, O Lord my God, let, I pray thee, the soul of this child return to him. And it was so, and the child cried out, and he brought him down from the upper chamber into the house, and gave him to his mother; and Eliu said, See, thy son lives. And the woman said to Eliu, Behold, I know that thou </text:span><text:span text:style-name="T41">art</text:span><text:span text:style-name="T44"> a man of God, and the word of the Lord in thy mouth </text:span><text:span text:style-name="T41">is</text:span><text:span text:style-name="T44"> true.</text:span><text:span text:style-name="T79"> </text:span><text:span text:style-name="T81">Glory be to the Holy Trinity.</text:span></text:p>
      </text:section>
      <text:p text:style-name="P53"/>
      <text:p text:style-name="P40">Proverbs 5:1-12</text:p>
      <text:p text:style-name="P41"><text:tab/><text:span text:style-name="T8">From the book of the Proverbs of Solomon the King. His blessing be upon us. Amen.</text:span></text:p>
      <text:section text:style-name="Sect1" text:name="Section380">
        <text:p text:style-name="P73"><text:span text:style-name="T20"><text:tab/></text:span><text:span text:style-name="T41">My</text:span><text:span text:style-name="T44"> son, attend to my wisdom, and apply thine ear to my words; that thou mayest keep good understanding, and the discretion of my lips gives thee a charge. Give no heed to a worthless woman; for honey drops from the lips of a harlot, who for a season pleases thy palate: but afterwards thou wilt find her more bitter than gall, and sharper than a two-edged sword. For the feet of folly lead those who deal with her down to the grave with death; and her steps are not established. For she goes not upon the paths of life; but her ways are slippery, and not easily known. Now then, </text:span><text:span text:style-name="T41">my</text:span><text:span text:style-name="T44"> son, hear me, and make not my words of none effect. Remove thy way far from her; draw not near to the </text:span><text:span text:style-name="T44">doors of her house: lest thou give away thy life to others, and thy substance to the merciless: lest strangers be filled with thy strength, and thy labours come into the houses of strangers; And thou repent at last, when the flesh of thy body is consumed, </text:span><text:span text:style-name="T44">and thou shalt say, How have I hated instruction, and my heart avoided reproofs!</text:span><text:span text:style-name="T79"> </text:span><text:span text:style-name="T81">Glory be to the Holy Trinity.</text:span></text:p>
      </text:section>
      <text:p text:style-name="P53"/>
      <text:p text:style-name="P40">Isaiah 43:1-9</text:p>
      <text:p text:style-name="P41"><text:tab/><text:span text:style-name="T8">From the book of Isaiah the prophet. His blessing be upon us. Amen.</text:span></text:p>
      <text:section text:style-name="Sect1" text:name="Section381">
        <text:p text:style-name="P73"><text:span text:style-name="T20"><text:tab/></text:span><text:span text:style-name="T44">And now thus saith the Lord God that made thee, O Jacob, and formed thee, O Israel, Fear not: for I have redeemed thee, I have called thee </text:span><text:span text:style-name="T41">by</text:span><text:span text:style-name="T44"> thy name; thou art mine. And if thou pass through water, I am with thee; and the rivers shall not overflow thee: and if thou go through fire, thou shalt not be burned; the flame shall not burn thee. For I am the Lord thy </text:span><text:soft-page-break/><text:span text:style-name="T44">God, the Holy One of Israel, that saves thee: I have made Egypt and Ethiopia thy ransom, and </text:span><text:span text:style-name="T41">given</text:span><text:span text:style-name="T44"> Soene for thee. Since thou becamest precious in my sight, thou hast become glorious, and I have loved thee: and I will give men for thee, and princes for thy life. Fear not; for I am with thee: I will bring thy seed from the east, and will gather thee from the west. I will say to the north, Bring; and to the south, Keep not back; bring my sons from the </text:span><text:span text:style-name="T41">land</text:span><text:span text:style-name="T44"> afar off, and my daughters from the ends of the earth; </text:span><text:span text:style-name="T41">even</text:span><text:span text:style-name="T44"> all who are called by my name: for I have prepared him for my glory, and I have formed him, and have made him:</text:span></text:p>
        <text:p text:style-name="P73"><text:span text:style-name="T44"><text:tab/>and I have brought forth the blind people; for </text:span><text:span text:style-name="T41">their</text:span><text:span text:style-name="T44"> eyes are alike blind, and they that have ears are deaf. </text:span><text:span text:style-name="T44">All the nations are gathered together, and princes shall be gathered out of them: who will declare these things? or who will declare to you things from the beginning? let them bring forth their witnesses, and be </text:span><text:span text:style-name="T44">justified; and let them hear, and declare the truth.</text:span><text:span text:style-name="T79"> </text:span><text:span text:style-name="T81">Glory be to the Holy Trinity.</text:span></text:p>
      </text:section>
      <text:p text:style-name="P53"/>
      <text:p text:style-name="P40">Job 30:9-32:5</text:p>
      <text:p text:style-name="P41"><text:tab/><text:span text:style-name="T8">From the book of Job the righteous. His blessing be upon us. Amen.</text:span></text:p>
      <text:section text:style-name="Sect1" text:name="Section378">
        <text:p text:style-name="P73"><text:span text:style-name="T20"><text:tab/></text:span><text:span text:style-name="T44">But now I am their music, and they have me for a by-word. And they stood aloof and abhorred me, and spared not to spit in my face. For he has opened his quiver and afflicted me: they also have cast off the restraint of my presence. They have risen up against </text:span><text:span text:style-name="T41">me</text:span><text:span text:style-name="T44"> on the right hand of </text:span><text:span text:style-name="T41">their</text:span><text:span text:style-name="T44"> offspring; they have stretched out their foot, and directed against me the ways of their destruction. My paths are ruined; for they have stripped off my raiment: he has shot at me with his weapons. </text:span><text:span text:style-name="T44">And he has pleaded against me as he will: I am overwhelmed with pains.</text:span></text:p>
        <text:p text:style-name="P73"><text:span text:style-name="T44"><text:tab/>My pains return upon </text:span><text:span text:style-name="T41">me</text:span><text:span text:style-name="T44">; my hope is gone like the wind, and my safety as a cloud. Even now my life shall be poured forth upon me; and days of anguish seize me. And by night my bones are confounded; and my sinews are relaxed. With great force </text:span><text:span text:style-name="T41">my disease</text:span><text:span text:style-name="T44"> has taken hold of my garment: it has compassed me as the collar of my coat. And thou hast counted me as clay; my portion in dust and ashes. And I have cried to thee, but thou hearest me not: but they stood </text:span><text:span text:style-name="T44">still, and observed me. They attacked me also without mercy: thou hast scourged me with a strong hand. And thou hast put me to grief, and hast cast me away from safety. </text:span><text:span text:style-name="T44">For I know that death will destroy me: for the earth is the house </text:span><text:span text:style-name="T41">appointed</text:span><text:span text:style-name="T44"> for every mortal. Oh then that I might lay hands upon myself, or at least ask another, and he should do this for me. Yet I wept over every helpless man; I groaned when I saw a man in distress. </text:span><text:soft-page-break/><text:span text:style-name="T44">But I, when I waited for good things, behold, days of evils came the more upon me. My belly boiled, and would not cease: the days of poverty prevented me. I went mourning without restraint: and I have stood and cried out in the assembly. I am become a brother of monsters, and a companion of ostriches. And my skin has been greatly blackened, and my bones are burned with heat. My harp also has been turned into mourning, and my song into my weeping.</text:span></text:p>
        <text:p text:style-name="P73"><text:span text:style-name="T44"><text:tab/>I made a covenant with mine eyes, and I will not think upon a virgin. Now what portion has God given from above? and is there an inheritance </text:span><text:span text:style-name="T41">given</text:span><text:span text:style-name="T44"> of the Mighty One from the highest? Alas! destruction to the unrighteous, and rejection to them that do iniquity. Will he not see my way, and number all my steps? But if I had gone with scorners, and if too my foot has hasted to deceit: (for I am </text:span><text:span text:style-name="T44">weighed in a just balance, and the Lord knows my innocence:) if my foot has turned aside out of the way, or if mine heart has followed mine eye, and if too I have touched gifts with my </text:span><text:span text:style-name="T44">hands; then let me sow, and let others eat; and let me be uprooted on the earth.</text:span></text:p>
        <text:p text:style-name="P73"><text:span text:style-name="T44"><text:tab/>If my heart has gone forth after another man’s wife, and if I laid wait at her doors; then let my wife also please another, and let my children be brought low. For the rage of anger is not to be controlled, </text:span><text:span text:style-name="T41">in the case</text:span><text:span text:style-name="T44"> of defiling </text:span><text:span text:style-name="T41">another</text:span><text:span text:style-name="T44"> man’s wife. For it is a fire burning on every side, and whomsoever it attacks, it utterly destroys. And if too I despised the judgment of my servant or </text:span><text:span text:style-name="T41">my</text:span><text:span text:style-name="T44"> handmaid, when they pleaded with me; what then shall I do if the Lord should try me? and if also he should at all visit me, can I make an answer? </text:span><text:span text:style-name="T44">Were not they too formed as I </text:span><text:span text:style-name="T44">also was formed in the womb? yea, we were formed in the same womb.</text:span></text:p>
        <text:p text:style-name="P73"><text:span text:style-name="T44"><text:tab/>But the helpless missed not whatever need they had, and I did not cause the eye of the widow to fail. And if too I ate my morsel alone, and did not impart </text:span><text:span text:style-name="T41">of it</text:span><text:span text:style-name="T44"> to the orphan; (for I nourished </text:span><text:span text:style-name="T41">them</text:span><text:span text:style-name="T44"> as a father from my youth and guided </text:span><text:span text:style-name="T41">them</text:span><text:span text:style-name="T44"> from my mother’s womb.) And if too I overlooked the naked as he was perishing, </text:span><text:span text:style-name="T44">and did not clothe him; and if the poor did not bless me, and their shoulders were </text:span><text:span text:style-name="T41">not</text:span><text:span text:style-name="T44"> warmed with the fleece of my lambs; if I lifted my hand against </text:span><text:span text:style-name="T44">an orphan, trusting that my strength was far superior </text:span><text:span text:style-name="T41">to his</text:span><text:span text:style-name="T44">: let them my shoulder start from the blade-bone, and my arm be crushed off from the elbow. For the fear of the Lord constrained me, and I cannot bear up by reason of his burden.</text:span></text:p>
        <text:p text:style-name="P73"><text:span text:style-name="T44"><text:tab/>If I made gold my treasure, and if too I trusted the precious stone; and if too I rejoiced when my wealth was abundant, and if too I laid my hand on innumerable </text:span><text:span text:style-name="T41">treasures</text:span><text:span text:style-name="T44">: (do we not see </text:span><text:soft-page-break/><text:span text:style-name="T44">the shining sun eclipsed, and the moon waning? for they have not </text:span><text:span text:style-name="T41">power to continue</text:span><text:span text:style-name="T44">:) and if my heart was secretly deceived, and if I have laid my hand upon my mouth and kissed it: let this also then be reckoned to me as the greatest iniquity: for I </text:span><text:span text:style-name="T41">should</text:span><text:span text:style-name="T44"> have lied against the Lord Most High. And if too I was glad at the fall of mine enemies, and mine heart said, Aha! let then mine ear hear my curse, and let me be a byword among my people in my affliction. And if too my handmaids have often said, Oh that we might be satisfied with his flesh; (whereas I was very kind: for the stranger did not lodge without, and my door was opened to every one that came:)</text:span></text:p>
        <text:p text:style-name="P73"><text:span text:style-name="T44"><text:tab/>or if too having sinned unintentionally, I hid my sin; (for I did not stand in awe of a great multitude, so as not to declare boldly before them:) and if too I permitted a poor man to </text:span><text:span text:style-name="T44">go out of my door with an empty bosom: (Oh that I had a hearer,) and if I had not feared the hand of the Lord; and </text:span><text:span text:style-name="T41">as to</text:span><text:span text:style-name="T44"> the written charge which I had against any one, I would place </text:span><text:span text:style-name="T41">it</text:span><text:span text:style-name="T44"> as a chaplet on my shoulders, and read it. And if I did not read it and return it, having taken nothing from the debtor: If at any time the land groaned against me, and if its furrows mourned together; and if I ate its strength alone without price, and if I too grieved the heart of the owner of the soil, by taking </text:span><text:span text:style-name="T41">aught</text:span><text:span text:style-name="T44"> from </text:span><text:span text:style-name="T41">him</text:span><text:span text:style-name="T44">: </text:span><text:span text:style-name="T54">40 </text:span><text:span text:style-name="T44">then let the nettle come up to me instead of wheat, and a bramble instead of barley. And Job ceased speaking.</text:span></text:p>
        <text:p text:style-name="P73"><text:span text:style-name="T44"><text:tab/>And his three friends also ceased any longer to answer Job: for Job was righteous before them. Then Elius the son of Barachiel, the Buzite, of the kindred of Ram, of the country of </text:span><text:span text:style-name="T44">Ausis, was angered: and he was very angry with Job, because he justified himself before the Lord. And he was also very angry with </text:span><text:span text:style-name="T41">his</text:span><text:span text:style-name="T44"> three friends, because they were not able to return answers to Job, yet set him down for an ungodly man. But Elius had forborne to give an answer to Job, because they were older than he. </text:span><text:span text:style-name="T44">And Elius saw that there was no answer in the mouth of the three men; and he </text:span><text:span text:style-name="T44">was angered in his wrath.</text:span><text:span text:style-name="T79"> </text:span><text:span text:style-name="T81">Glory be to the Holy Trinity.</text:span></text:p>
      </text:section>
      <text:p text:style-name="P53"/>
      <text:p text:style-name="P23">The Matins Gospel</text:p>
      <text:p text:style-name="P34">Psalm 85:8,9</text:p>
      <text:p text:style-name="P35"><text:tab/><text:span text:style-name="T8">A Psalm of David.</text:span></text:p>
      <text:p text:style-name="P36"><text:tab/><text:span text:style-name="T51">All nations whom Thou hast made shall come and worship before Thee, O Lord; and shall glorify Thy Name. For Thou art great, and doest wonders.</text:span><text:span text:style-name="T85"> </text:span><text:span text:style-name="T8">Alleluia.</text:span></text:p>
      <text:p text:style-name="P39"/>
      <text:p text:style-name="P40"/>
      <text:p text:style-name="P8">Mark 12:28-34</text:p>
      <text:p text:style-name="P41"><text:tab/><text:span text:style-name="T8">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226">
        <text:p text:style-name="P73"><text:span text:style-name="T12"><text:tab/></text:span><text:span text:style-name="T40">And one of the scribes came, and having heard them reasoning together, and perceiving that he had answered them well, asked him, Which is the first commandment of all? And Jesus answered him, </text:span><text:span text:style-name="T74">The first of all the commandments </text:span><text:span text:style-name="T75">is</text:span><text:span text:style-name="T72">, Hear, O Israel; The Lord our God is one Lord:</text:span><text:span text:style-name="T44"> </text:span><text:span text:style-name="T72">And thou shalt love the Lord thy God with all thy heart, and with all thy soul, and with all thy mind, and with all thy strength: this </text:span><text:span text:style-name="T75">is</text:span><text:span text:style-name="T72"> the first commandment.</text:span><text:span text:style-name="T44"> </text:span><text:span text:style-name="T72">And the second </text:span><text:span text:style-name="T75">is</text:span><text:span text:style-name="T72"> like, </text:span><text:span text:style-name="T75">namely</text:span><text:span text:style-name="T72"> this, Thou shalt love thy neighbour as thyself. There is none other commandment greater than these.</text:span><text:span text:style-name="T44"> And the scribe said unto him, Well, Master, thou hast said the truth: for there is one God; and there is none other but he: And to love him with all </text:span><text:span text:style-name="T44">the heart, and with all the understanding, and with all the soul, and with all the strength, and to love </text:span><text:span text:style-name="T41">his</text:span><text:span text:style-name="T44"> neighbour as himself, is more than all whole </text:span><text:span text:style-name="T44">burnt offerings and sacrifices. And when Jesus saw that he answered discreetly, he said unto him, </text:span><text:span text:style-name="T72">Thou art not far from the kingdom of God.</text:span><text:span text:style-name="T44"> And no man after that durst ask him </text:span><text:span text:style-name="T41">any question</text:span><text:span text:style-name="T44">.</text:span><text:span text:style-name="T64"> </text:span><text:span text:style-name="T66">Glory be to God forever.</text:span></text:p>
      </text:section>
      <text:p text:style-name="P24"/>
      <text:p text:style-name="P28">The Liturgy</text:p>
      <text:p text:style-name="P39"/>
      <text:p text:style-name="P29">The Pauline Epistle</text:p>
      <text:p text:style-name="P40">Hebrews 12:5b-16</text:p>
      <text:p text:style-name="P41"><text:tab/><text:span text:style-name="T8">A chapter from the Epistle of our teacher Paul to the Hebrews. His blessing be upon us. Amen.</text:span></text:p>
      <text:section text:style-name="Sect1" text:name="Section227">
        <text:p text:style-name="P79"><text:span text:style-name="T63"><text:tab/></text:span><text:span text:style-name="T40">My son, despise not thou the chastening of the Lord, nor faint when thou art rebuked of him: For whom the Lord loveth he chasteneth, and scourgeth every son whom he receiveth. If ye endure chastening, God dealeth with you as with sons; for what son is he whom the father chasteneth not? But if ye be without chastisement, whereof all are partakers, then are ye bastards, and not sons. Furthermore we have had fathers of our flesh which corrected </text:span><text:span text:style-name="T41">us</text:span><text:span text:style-name="T44">, and we gave </text:span><text:span text:style-name="T41">them</text:span><text:span text:style-name="T44"> reverence: shall we not much rather be in subjection unto the Father of spirits, and live? For they verily for a few days chastened </text:span><text:span text:style-name="T41">us</text:span><text:span text:style-name="T44"> after their own pleasure; but he for </text:span><text:span text:style-name="T41">our</text:span><text:span text:style-name="T44"> profit, that </text:span><text:span text:style-name="T41">we</text:span><text:span text:style-name="T44"> might be partakers of his holiness. Now no chastening for the present seemeth to be joyous, but grievous: nevertheless afterward it yieldeth the peaceable fruit of righteousness unto them which are exercised thereby. Wherefore lift up the hands which hang down, and the feeble knees; And make straight paths for your feet, lest that which is lame be </text:span><text:soft-page-break/><text:span text:style-name="T44">turned out of the way; but let it rather be healed. Follow peace with all </text:span><text:span text:style-name="T41">men</text:span><text:span text:style-name="T44">, and holiness, without which no man shall see the Lord: Looking diligently lest any man fail of the grace of God; lest any root of bitterness springing up trouble </text:span><text:span text:style-name="T41">you</text:span><text:span text:style-name="T44">, and thereby many be defiled; Lest there </text:span><text:span text:style-name="T41">be</text:span><text:span text:style-name="T44"> any fornicator, or profane person, as Esau, who for one morsel of meat sold his birthright.</text:span></text:p>
      </text:section>
      <text:p text:style-name="P49">The grace of God the Father be with you all. Amen.</text:p>
      <text:p text:style-name="P39"/>
      <text:p text:style-name="P29">The Catholic Epistle</text:p>
      <text:p text:style-name="P40">1 Peter 4:15-5:5</text:p>
      <text:p text:style-name="P41"><text:tab/><text:span text:style-name="T8">The Catholic Epistle from the First Epistle of our teacher Peter. His Blessing be upon us. Amen.</text:span></text:p>
      <text:section text:style-name="Sect1" text:name="Section228">
        <text:p text:style-name="P79"><text:span text:style-name="T65"><text:tab/></text:span><text:span text:style-name="T40">But let none of you suffer as a murderer, or </text:span><text:span text:style-name="T41">as</text:span><text:span text:style-name="T44"> a thief, or </text:span><text:span text:style-name="T41">as</text:span><text:span text:style-name="T44"> an evildoer, or as a busybody in other men’s matters. Yet if </text:span><text:span text:style-name="T41">any man suffer</text:span><text:span text:style-name="T44"> as a Christian, let him not be ashamed; but let him glorify God on this behalf. For the time </text:span><text:span text:style-name="T41">is come</text:span><text:span text:style-name="T44"> that judgment must begin at the house of God: and if </text:span><text:span text:style-name="T41">it</text:span><text:span text:style-name="T44"> </text:span><text:span text:style-name="T44">first </text:span><text:span text:style-name="T41">begin</text:span><text:span text:style-name="T44"> at us, what shall the end </text:span><text:span text:style-name="T41">be</text:span><text:span text:style-name="T44"> of them that obey not the gospel of </text:span><text:span text:style-name="T44">God? And if the righteous scarcely be saved, where shall the ungodly and the sinner appear? </text:span><text:span text:style-name="T44">Wherefore let them that suffer according to the will of God commit the keeping of their souls </text:span><text:span text:style-name="T41">to him</text:span><text:span text:style-name="T44"> in well doing, as unto a faithful Creator.</text:span></text:p>
        <text:p text:style-name="P73"><text:span text:style-name="T44"><text:tab/>The elders which are among you I exhort, who am also an elder, and a witness of the sufferings of Christ, and also a partaker of the glory that shall be revealed: Feed the flock of God which is among you, taking the oversight </text:span><text:span text:style-name="T41">thereof</text:span><text:span text:style-name="T44">, not by constraint, but willingly; not for filthy lucre, but of a ready mind; Neither as being lords </text:span><text:span text:style-name="T44">over </text:span><text:span text:style-name="T41">God’s</text:span><text:span text:style-name="T44"> heritage, but being ensamples to the flock. </text:span><text:span text:style-name="T44">And when the chief Shepherd shall appear, ye shall receive a crown of glory that fadeth not away.</text:span></text:p>
        <text:p text:style-name="P73"><text:span text:style-name="T44"><text:tab/>Likewise, ye younger, submit yourselves unto the elder. Yea, all </text:span><text:span text:style-name="T41">of you</text:span><text:span text:style-name="T44"> be subject one to another, and be clothed with humility: for God resisteth the proud, and giveth grace to the humble.</text:span></text:p>
      </text:section>
      <text:p text:style-name="P41"><text:tab/><text:span text:style-name="T8">Do not love the world, nor the things which are in the world. The world shall pass away and all its desires; but he who does the will of God shall abide forever. Amen.</text:span></text:p>
      <text:p text:style-name="P39"/>
      <text:p text:style-name="P29">The Praxis</text:p>
      <text:p text:style-name="P40">Acts 15:36-16:3</text:p>
      <text:p text:style-name="P41"><text:tab/><text:span text:style-name="T8">A chapter from the Acts of our fathers the pure Apostles, who were invested with the grace of the Holy Spirit. Their blessing be with us all. Amen.</text:span></text:p>
      <text:section text:style-name="Sect1" text:name="Section229">
        <text:p text:style-name="P79"><text:span text:style-name="T64"><text:tab/></text:span><text:span text:style-name="T40">And some days after Paul said unto Barnabas, Let us go again and visit our brethren in every city where we have preached the word of the Lord, </text:span><text:span text:style-name="T41">and see</text:span><text:span text:style-name="T44"> how they do. And Barnabas determined to take with them </text:span><text:soft-page-break/><text:span text:style-name="T44">John, whose surname was Mark. But Paul thought not good to take him with them, who departed from them from Pamphylia, and went not with them to the work. And the contention was so sharp between them, that they departed asunder one from the other: and so Barnabas took Mark, and sailed unto Cyprus; And Paul chose Silas, and departed, being recommended by the brethren unto the grace of God. </text:span><text:span text:style-name="T44">And he went through Syria and Cilicia, confirming the churches.</text:span></text:p>
        <text:p text:style-name="P73"><text:span text:style-name="T44"><text:tab/>Then came he to Derbe and Lystra: and, behold, a certain disciple was there, named Timotheus, the son of a certain woman, which was a Jewess, and believed; but his father </text:span><text:span text:style-name="T41">was</text:span><text:span text:style-name="T44"> a Greek: Which was well reported of by the brethren that were at Lystra and Iconium. </text:span><text:span text:style-name="T44">Him would Paul have to go forth with him; and took and circumcised him because of the Jews which were in those quarters: for they knew all that his father was a Greek.</text:span></text:p>
      </text:section>
      <text:p text:style-name="P39"><text:tab/><text:span text:style-name="T8">The word of the Lord abides in this church and in every church. Amen.</text:span></text:p>
      <text:p text:style-name="P29">The Gospel</text:p>
      <text:p text:style-name="P40">Psalm 137:1,2</text:p>
      <text:p text:style-name="P52"><text:tab/>A Psalm of David.</text:p>
      <text:p text:style-name="P38"><text:span text:style-name="T8"><text:tab/></text:span><text:span text:style-name="T48">I will confess Thee, O Lord, with all my heart, for Thou hast heard all the words of my mouth: before the angels I will sing to Thee. And I will worship before Thine holy temple.</text:span><text:span text:style-name="T8"> Alleluia.</text:span></text:p>
      <text:p text:style-name="P39"/>
      <text:p text:style-name="P40">John 8:21-27</text:p>
      <text:p text:style-name="P4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30">
        <text:p text:style-name="P73"><text:span text:style-name="T64"><text:tab/></text:span><text:span text:style-name="T44">Then said Jesus again unto them, </text:span><text:span text:style-name="T72">I go my way, and ye shall seek me, and shall die in your sins: whither I go, ye cannot come.</text:span><text:span text:style-name="T44"> Then said the Jews, Will he kill himself? because he saith, Whither I go, ye cannot come. And he said unto them,</text:span><text:span text:style-name="T72"> Ye are from beneath; I am from above: ye are of this world; I am not of this world.</text:span><text:span text:style-name="T44"> </text:span><text:span text:style-name="T72">I said therefore unto you, that ye shall die in your sins: for if ye believe not that I am </text:span><text:span text:style-name="T75">he</text:span><text:span text:style-name="T72">, ye shall die in your sins.</text:span><text:span text:style-name="T44"> Then said they unto him, Who art thou? And Jesus saith unto them, </text:span><text:span text:style-name="T72">Even </text:span><text:span text:style-name="T75">the same</text:span><text:span text:style-name="T72"> that I said unto you from the beginning.</text:span><text:span text:style-name="T44"> </text:span><text:span text:style-name="T72">I have many </text:span><text:span text:style-name="T72">things to say and to judge of you: but he that sent me is true; and I speak to the world those things which I have heard of him.</text:span><text:span text:style-name="T44"> They understood not that he spake to them of the Father.</text:span><text:span text:style-name="T64"> </text:span><text:span text:style-name="T66">Glory be to God forever.</text:span></text:p>
      </text:section>
      <text:p text:style-name="P31"/>
      <text:p text:style-name="P60"/>
      <text:p text:style-name="P10">Saturday of the Fifth Week of Lent</text:p>
      <text:p text:style-name="P54"/>
      <text:p text:style-name="P23">The Matins Gospel</text:p>
      <text:p text:style-name="P34">Psalm 64:2,3</text:p>
      <text:p text:style-name="P35"><text:tab/><text:span text:style-name="T8">A Psalm of David.</text:span></text:p>
      <text:p text:style-name="P36"><text:tab/><text:span text:style-name="T6">Hear, O God my prayer, for unto Thee shall all flesh come. The words of the Law breakers have overpowered us. </text:span><text:span text:style-name="T8">Alleluia.</text:span></text:p>
      <text:p text:style-name="P39"/>
      <text:p text:style-name="P40">Luke 15:3-10</text:p>
      <text:p text:style-name="P41"><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31">
        <text:p text:style-name="P73"><text:span text:style-name="T12"><text:tab/></text:span><text:span text:style-name="T40">And he spake this parable unto them, saying, </text:span><text:span text:style-name="T74">What man of you, having an hundred sheep, if he lose one of them, doth not leave the ninety and nine in the wilderness, and go after that which is lost, until he find it?</text:span><text:span text:style-name="T40"> </text:span><text:span text:style-name="T74">And when he hath found </text:span><text:span text:style-name="T75">it</text:span><text:span text:style-name="T72">, he layeth </text:span><text:span text:style-name="T75">it</text:span><text:span text:style-name="T72"> on his shoulders, rejoicing.</text:span><text:span text:style-name="T44"> </text:span><text:span text:style-name="T72">And when he cometh home, he calleth together </text:span><text:span text:style-name="T75">his</text:span><text:span text:style-name="T72"> friends and neighbours, </text:span><text:span text:style-name="T72">saying unto them, Rejoice with me; for I have found my sheep which was lost.</text:span><text:span text:style-name="T44"> </text:span><text:span text:style-name="T72">I say unto you, that likewise joy shall be in heaven over one sinner that </text:span><text:span text:style-name="T72">repenteth, more than over ninety and nine just persons, which need no repentance.</text:span><text:span text:style-name="T44"> </text:span><text:span text:style-name="T72">Either what woman having ten pieces of silver, if she lose one piece, doth not light a candle, and sweep the house, and seek diligently till she find </text:span><text:span text:style-name="T75">it</text:span><text:span text:style-name="T72">?</text:span><text:span text:style-name="T44"> </text:span><text:span text:style-name="T72">And when she hath found </text:span><text:span text:style-name="T75">it</text:span><text:span text:style-name="T72">, she calleth </text:span><text:span text:style-name="T75">her</text:span><text:span text:style-name="T72"> friends and </text:span><text:span text:style-name="T75">her</text:span><text:span text:style-name="T72"> neighbours together, saying, Rejoice with me; for I have found the piece which I had lost.</text:span><text:span text:style-name="T44"> </text:span><text:span text:style-name="T72">Likewise, I say unto you, there is joy in the presence of the angels of God over one sinner that repenteth.</text:span><text:span text:style-name="T64"> </text:span><text:span text:style-name="T66">Glory be to God forever.</text:span></text:p>
      </text:section>
      <text:p text:style-name="P24"/>
      <text:p text:style-name="P28">The Liturgy</text:p>
      <text:p text:style-name="P39"/>
      <text:p text:style-name="P29">The Pauline Epistle</text:p>
      <text:p text:style-name="P40">Galatians 5:16-6:2</text:p>
      <text:p text:style-name="P41"><text:tab/><text:span text:style-name="T8">A chapter from the Epistle of our teacher Paul to the Galatians. His blessing be upon us. Amen.</text:span></text:p>
      <text:section text:style-name="Sect1" text:name="Section232">
        <text:p text:style-name="P79"><text:span text:style-name="T63"><text:tab/></text:span><text:span text:style-name="T41">This</text:span><text:span text:style-name="T44"> I say then, Walk in the Spirit, and ye shall not fulfil the lust of the flesh. For the flesh lusteth against the Spirit, and the Spirit against the </text:span><text:span text:style-name="T44">flesh: and these are contrary the one to the other: so that ye cannot do the </text:span><text:span text:style-name="T44">things that ye would. But if ye be led of the Spirit, ye are not under the law. Now the works of the flesh are manifest, which are </text:span><text:span text:style-name="T41">these</text:span><text:span text:style-name="T44">; Adultery, fornication, uncleanness, lasciviousness, Idolatry, witchcraft, hatred, variance, emulations, wrath, strife, seditions, heresies, Envyings, murders, drunken</text:span><text:soft-page-break/><text:span text:style-name="T44">ness, revellings, and such like: of the which I tell you before, as I have also told </text:span><text:span text:style-name="T41">you</text:span><text:span text:style-name="T44"> in time past, that they which do such things shall not inherit the kingdom of God. But the fruit of the Spirit is love, joy, peace, longsuffering, gentleness, goodness, faith, Meekness, temperance: against such there is no law. And they that are Christ’s have crucified the flesh with the affections and lusts. If we live in the Spirit, let us also walk in the Spirit. Let us not be desirous of vain glory, provoking one another, envying one another.</text:span></text:p>
        <text:p text:style-name="P73"><text:span text:style-name="T44"><text:tab/>Brethren, if a man be overtaken in a fault, ye which are spiritual, restore such an one in the spirit of meekness; considering thyself, lest thou also be tempted. </text:span><text:span text:style-name="T44">Bear ye one another’s burdens, and so fulfil the law of Christ.</text:span></text:p>
      </text:section>
      <text:p text:style-name="P49">The grace of God the Father be with you all. Amen.</text:p>
      <text:p text:style-name="P40"/>
      <text:p text:style-name="P29">The Catholic Epistle</text:p>
      <text:p text:style-name="P40">James 5:7-11</text:p>
      <text:p text:style-name="P41"><text:tab/><text:span text:style-name="T8">The Catholic Epistle from the Epistle of our teacher James. His Blessing be upon us. Amen.</text:span></text:p>
      <text:section text:style-name="Sect1" text:name="Section233">
        <text:p text:style-name="P79"><text:span text:style-name="T65"><text:tab/></text:span><text:span text:style-name="T40">Be patient therefore, brethren, unto the coming of the Lord. Behold, the husbandman waiteth for the precious fruit of the earth, and hath long patience for it, until he receive the early and latter rain. Be ye also </text:span><text:span text:style-name="T40">patient; stablish your hearts: for the coming of the Lord draweth nigh. Grudge not one against another, brethren, lest ye be condemned: behold, the judge standeth before the door. Take, my brethren, the prophets, who have spoken in the name of the Lord, for an example of suffering affliction, and of patience. Behold, we count them happy which endure. Ye have heard of the patience of Job, and have seen the end of the Lord; that the Lord is very pitiful, and of tender mercy.</text:span></text:p>
      </text:section>
      <text:p text:style-name="P41"><text:tab/><text:span text:style-name="T8">Do not love the world, nor the things which are in the world. The world shall pass away and all its desires; but he who does the will of God shall abide forever. Amen.</text:span></text:p>
      <text:p text:style-name="P39"/>
      <text:p text:style-name="P29">The Praxis</text:p>
      <text:p text:style-name="P40">Acts 26:1b-18</text:p>
      <text:p text:style-name="P41"><text:tab/><text:span text:style-name="T8">A chapter from the Acts of our fathers the pure Apostles, who were invested with the grace of the Holy Spirit. Their blessing be with us all. Amen.</text:span></text:p>
      <text:section text:style-name="Sect1" text:name="Section234">
        <text:p text:style-name="P79"><text:span text:style-name="T64"><text:tab/></text:span><text:span text:style-name="T40">Then Paul stretched forth the hand, and answered for himself: I think myself happy, king Agrippa, because I shall answer for myself this day before thee touching all the things whereof I am accused of the Jews: </text:span><text:span text:style-name="T40">Especially </text:span><text:span text:style-name="T41">because I know</text:span><text:span text:style-name="T44"> thee to be expert in all customs and questions which are among the Jews: wherefore I beseech thee to hear me patiently. My manner of life from my youth, which was at the first among mine own nation at Jerusalem, know all the Jews; Which knew me from the begin</text:span><text:soft-page-break/><text:span text:style-name="T44">ning, if they would testify, that after the most straitest sect of our religion I lived a Pharisee. And now I stand and am judged for the hope of the promise made of God unto our fathers: Unto which </text:span><text:span text:style-name="T41">promise</text:span><text:span text:style-name="T44"> our twelve tribes, instantly serving </text:span><text:span text:style-name="T41">God</text:span><text:span text:style-name="T44"> day and night, hope to come. For which hope’s sake, king Agrippa, I am accused of the Jews. Why should it be thought a thing incredible with you, that God should raise the dead? I verily thought with myself, that I ought to do many things contrary to the name of Jesus of Nazareth. Which thing I also did in Jerusalem: and many of the saints did I shut up in prison, having received authority from the chief priests; and when they were put to death, I gave my voice against </text:span><text:span text:style-name="T41">them</text:span><text:span text:style-name="T44">. And I punished them oft in every synagogue, and compelled </text:span><text:span text:style-name="T41">them</text:span><text:span text:style-name="T44"> to blaspheme; and being exceedingly </text:span><text:span text:style-name="T44">mad against them, I persecuted </text:span><text:span text:style-name="T41">them</text:span><text:span text:style-name="T44"> even unto strange cities.</text:span></text:p>
        <text:p text:style-name="P73"><text:span text:style-name="T44"><text:tab/>Whereupon as I went to Damascus with authority and commission from the chief priests, At midday, O king, I saw in the way a light from heaven, above the brightness of the sun, shining round about me and them which journeyed with me. And when we were all fallen to the earth, I heard a voice speaking unto me, and saying in the Hebrew tongue, </text:span><text:span text:style-name="T72">Saul, Saul, why persecutest thou me? </text:span><text:span text:style-name="T75">it is</text:span><text:span text:style-name="T72"> hard for thee to kick against the pricks.</text:span><text:span text:style-name="T44"> And I said, Who art thou, Lord? And he said, </text:span><text:span text:style-name="T72">I am Jesus whom thou persecutest.</text:span><text:span text:style-name="T44"> </text:span><text:span text:style-name="T72">But rise, and stand upon thy feet: for I have appeared unto thee for this purpose, to make thee a minister and a witness both of these things which thou hast seen, and of those things in the which I will appear unto thee; </text:span><text:span text:style-name="T72">Delivering thee </text:span><text:span text:style-name="T72">from the people, and </text:span><text:span text:style-name="T75">from</text:span><text:span text:style-name="T72"> the Gentiles, unto whom now I send thee,</text:span><text:span text:style-name="T44"> </text:span><text:span text:style-name="T72">To open their eyes, </text:span><text:span text:style-name="T75">and</text:span><text:span text:style-name="T72"> to turn </text:span><text:span text:style-name="T75">them</text:span><text:span text:style-name="T72"> from darkness to light, and </text:span><text:span text:style-name="T75">from</text:span><text:span text:style-name="T72"> the power of Satan unto God, that they may receive forgiveness of sins, and inheritance among them which are sanctified by faith that is in me.</text:span></text:p>
      </text:section>
      <text:p text:style-name="P39"><text:tab/><text:span text:style-name="T8">The word of the Lord abides in this church and in every church. Amen.</text:span></text:p>
      <text:p text:style-name="P39"/>
      <text:p text:style-name="P29">The Gospel</text:p>
      <text:p text:style-name="P40">Psalm 142:1,2</text:p>
      <text:p text:style-name="P52"><text:tab/>A Psalm of David.</text:p>
      <text:p text:style-name="P38"><text:span text:style-name="T8"><text:tab/></text:span><text:span text:style-name="T48">Hear my prayer, O Lord, give ear to my supplications in Thy truth. Hear me in Thy righteousness, and enter not into judgement with Thy servant.</text:span><text:span text:style-name="T83"> </text:span><text:span text:style-name="T8">Alleluia.</text:span></text:p>
      <text:p text:style-name="P39"/>
      <text:p text:style-name="P40"/>
      <text:p text:style-name="P8">Matthew 23:13-39</text:p>
      <text:p text:style-name="P4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35">
        <text:p text:style-name="P73"><text:span text:style-name="T64"><text:tab/></text:span><text:span text:style-name="T72">But woe unto you, scribes and Pharisees, hypocrites! for ye shut up the kingdom of heaven against men: for ye neither go in </text:span><text:span text:style-name="T75">yourselves</text:span><text:span text:style-name="T72">, neither suffer ye them that are entering to go in.</text:span><text:span text:style-name="T44"> </text:span><text:span text:style-name="T72">Woe unto you, scribes and Pharisees, hypocrites! for ye devour widows’ houses, and for a pretence make long prayer: therefore ye shall receive the greater damnation.</text:span><text:span text:style-name="T44"> </text:span><text:span text:style-name="T72">Woe unto you, scribes and Pharisees, hypocrites! for ye compass sea and land to make one proselyte, and when he is made, ye make him twofold more the child of hell than yourselves.</text:span><text:span text:style-name="T44"> </text:span><text:span text:style-name="T72">Woe unto you, </text:span><text:span text:style-name="T75">ye</text:span><text:span text:style-name="T72"> blind guides, which say, Whosoever shall swear by the temple, it is nothing; but whosoever shall swear by the gold of the temple, he is a debtor!</text:span><text:span text:style-name="T44"> </text:span><text:span text:style-name="T75">Ye</text:span><text:span text:style-name="T72"> fools and blind: for whether is greater, the gold, or the temple that sanctifieth the gold?</text:span><text:span text:style-name="T44"> </text:span><text:span text:style-name="T72">And, </text:span><text:span text:style-name="T72">Whosoever shall swear by the altar, it is nothing; but whosoever sweareth by the gift that is upon it, he is guilty.</text:span><text:span text:style-name="T44"> </text:span><text:span text:style-name="T75">Ye</text:span><text:span text:style-name="T72"> fools and blind: for whether </text:span><text:span text:style-name="T75">is</text:span><text:span text:style-name="T72"> greater, the gift, or the altar that sanctifieth the gift?</text:span><text:span text:style-name="T44"> </text:span><text:span text:style-name="T72">Whoso therefore shall swear by the altar, sweareth by it, and by all things thereon.</text:span><text:span text:style-name="T44"> </text:span><text:span text:style-name="T72">And whoso shall swear by the temple, sweareth by it, and by him that dwelleth therein.</text:span><text:span text:style-name="T44"> </text:span><text:span text:style-name="T72">And he that shall swear by heaven, sweareth by the throne of God, and by </text:span><text:span text:style-name="T72">him that sitteth thereon.</text:span><text:span text:style-name="T44"> </text:span><text:span text:style-name="T72">Woe unto you, scribes and Pharisees, hypocrites! for ye pay tithe of mint and anise and cummin, and have omitted the weightier </text:span><text:span text:style-name="T75">matters</text:span><text:span text:style-name="T72"> of the law, judgment, mercy, and faith: these ought ye to have done, and not to leave the other undone.</text:span><text:span text:style-name="T44"> </text:span><text:span text:style-name="T75">Ye</text:span><text:span text:style-name="T72"> blind guides, which strain at a gnat, and swallow a camel.</text:span><text:span text:style-name="T44"> </text:span><text:span text:style-name="T72">Woe unto you, scribes and Pharisees, hypocrites! for ye make clean the outside of the cup and of the platter, </text:span><text:span text:style-name="T72">but within they are full of extortion and excess.</text:span><text:span text:style-name="T44"> </text:span><text:span text:style-name="T75">Thou</text:span><text:span text:style-name="T72"> blind Pharisee, cleanse first that </text:span><text:span text:style-name="T75">which is</text:span><text:span text:style-name="T72"> within the cup and platter, that the outside of them may be clean also.</text:span><text:span text:style-name="T44"> </text:span><text:span text:style-name="T72">Woe unto you, scribes and Pharisees, hypocrites! for ye are like unto whited sepulchres, which indeed appear beautiful outward, but are within full of dead </text:span><text:span text:style-name="T75">men’s</text:span><text:span text:style-name="T72"> bones, and of all uncleanness.</text:span><text:span text:style-name="T44"> </text:span><text:span text:style-name="T72">Even so ye also outwardly appear righteous unto men, but within ye are full of hypocrisy and iniquity.</text:span><text:span text:style-name="T44"> </text:span><text:span text:style-name="T72">Woe unto you, scribes and Pharisees, hypo</text:span><text:span text:style-name="T72">crites! because ye build the tombs of the prophets, and garnish the sepulchres of the righteous,</text:span><text:span text:style-name="T44"> </text:span><text:span text:style-name="T72">And say, If we had been in the days of our fathers, we would not have been partakers with them in the blood of the proph</text:span><text:span text:style-name="T72">ets.</text:span><text:span text:style-name="T44"> </text:span><text:span text:style-name="T72">Wherefore ye be witnesses unto yourselves, that ye are the children of </text:span><text:soft-page-break/><text:span text:style-name="T72">them which killed the prophets.</text:span><text:span text:style-name="T44"> </text:span><text:span text:style-name="T72">Fill ye up then the measure of your fathers.</text:span><text:span text:style-name="T44"> </text:span><text:span text:style-name="T75">Ye</text:span><text:span text:style-name="T72"> serpents, </text:span><text:span text:style-name="T75">ye</text:span><text:span text:style-name="T72"> generation of vipers, how can ye escape the damnation of hell?</text:span></text:p>
        <text:p text:style-name="P73"><text:span text:style-name="T44"><text:tab/></text:span><text:span text:style-name="T72">Wherefore, behold, I send unto you prophets, and wise men, and scribes: and </text:span><text:span text:style-name="T75">some</text:span><text:span text:style-name="T72"> of them ye shall kill and crucify; and </text:span><text:span text:style-name="T75">some</text:span><text:span text:style-name="T72"> of them shall ye scourge in your synagogues, and persecute </text:span><text:span text:style-name="T75">them</text:span><text:span text:style-name="T72"> from city to city:</text:span><text:span text:style-name="T44"> </text:span><text:span text:style-name="T72">That upon you may come all the righteous blood shed upon the earth, from the blood of righteous Abel unto the blood of Zacharias son of Barachias, whom ye slew between the temple and the altar.</text:span><text:span text:style-name="T44"> </text:span><text:span text:style-name="T72">Verily I say unto you, All these things shall come upon this generation.</text:span><text:span text:style-name="T44"> </text:span><text:span text:style-name="T72">O Jerusalem, Jerusalem, </text:span><text:span text:style-name="T75">thou</text:span><text:span text:style-name="T72"> that killest the prophets, and stonest them which are sent unto thee, how often would I have gathered thy children together, even as a hen gathereth her chickens under </text:span><text:span text:style-name="T75">her</text:span><text:span text:style-name="T72"> wings, and ye would not!</text:span><text:span text:style-name="T44"> </text:span><text:span text:style-name="T72">Behold, your house is left unto you desolate.</text:span><text:span text:style-name="T44"> </text:span><text:span text:style-name="T72">For I say unto you, Ye shall not see me henceforth, till ye shall say, Blessed </text:span><text:span text:style-name="T75">is</text:span><text:span text:style-name="T72"> </text:span><text:span text:style-name="T72">he that cometh in the name of the Lord.</text:span><text:span text:style-name="T64"> </text:span><text:span text:style-name="T66">Glory be to God forever.</text:span></text:p>
      </text:section>
      <text:p text:style-name="P27"/>
      <text:p text:style-name="P60"/>
      <text:p text:style-name="P10">The Fifth Sunday of Lent</text:p>
      <text:p text:style-name="P34"/>
      <text:p text:style-name="P23">The Vespers Gospel</text:p>
      <text:p text:style-name="P34">Psalm 38:15,16</text:p>
      <text:p text:style-name="P35"><text:tab/><text:span text:style-name="T8">A Psalm of David.</text:span></text:p>
      <text:p text:style-name="P36"><text:tab/><text:span text:style-name="T48">Hear my prayer, O Lord and my supplication. Attend unto my tears. Be not silent, for I am a stranger upon the earth; a sojourner as all my fathers were. </text:span><text:span text:style-name="T9">Alleluia.</text:span></text:p>
      <text:p text:style-name="P45"/>
      <text:p text:style-name="P40">Luke 18:1-8</text:p>
      <text:p text:style-name="P41"><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36">
        <text:p text:style-name="P73"><text:span text:style-name="T12"><text:tab/></text:span><text:span text:style-name="T40">And he spake a parable unto them </text:span><text:span text:style-name="T41">to this end</text:span><text:span text:style-name="T44">, that men ought always to pray, and not to faint; Saying, </text:span><text:span text:style-name="T72">There was in a city a judge, which feared not God, neither regarded man:</text:span><text:span text:style-name="T44"> </text:span><text:span text:style-name="T72">And there was a widow in that city; and she came unto him, saying, Avenge me of mine adversary.</text:span><text:span text:style-name="T44"> </text:span><text:span text:style-name="T72">And he would not for a while: but afterward he said within himself, Though I fear not God, nor regard man; </text:span><text:span text:style-name="T72">Yet because this widow troubleth me, I will avenge her, lest by her continual coming she weary me.</text:span><text:span text:style-name="T44"> And the Lord said, </text:span><text:span text:style-name="T72">Hear what the unjust judge saith.</text:span><text:span text:style-name="T44"> </text:span><text:span text:style-name="T72">And shall not God avenge his own elect, which cry day and night unto him, though he bear long with them?</text:span><text:span text:style-name="T44"> </text:span><text:span text:style-name="T72">I tell you that he will avenge them speedily. Nevertheless when the Son of man cometh, shall he find faith on the earth?</text:span><text:span text:style-name="T76"> </text:span><text:span text:style-name="T16">Glory be to God forever.</text:span></text:p>
      </text:section>
      <text:p text:style-name="P49"/>
      <text:p text:style-name="P23">The Matins Gospel</text:p>
      <text:p text:style-name="P34">Psalm 101:1,2,12</text:p>
      <text:p text:style-name="P35"><text:tab/><text:span text:style-name="T8">A Psalm of David.</text:span></text:p>
      <text:p text:style-name="P36"><text:tab/><text:span text:style-name="T6">O Lord, hear my prayer and let my cry ascend unto Thee. Turn not Thy face away from me. But Thou, O Lord, abideth forever and Thy remembrance is unto generation and generation. </text:span><text:span text:style-name="T8">Alleluia.</text:span></text:p>
      <text:p text:style-name="P39"/>
      <text:p text:style-name="P40">Matthew 21:33-46</text:p>
      <text:p text:style-name="P41"><text:tab/><text:span text:style-name="T8">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37">
        <text:p text:style-name="P73"><text:span text:style-name="T12"><text:tab/></text:span><text:span text:style-name="T74">Hear another parable: There was a certain householder, which planted a vineyard, and hedged it round about, and digged a winepress in it, and built a tower, and let it out to husbandmen, and went into a far country:</text:span><text:span text:style-name="T40"> </text:span><text:span text:style-name="T74">And when the time of the fruit drew near, he sent his servants to </text:span><text:span text:style-name="T74">the husbandmen, that they might receive the fruits of it.</text:span><text:span text:style-name="T40"> </text:span><text:span text:style-name="T74">And the </text:span><text:soft-page-break/><text:span text:style-name="T74">husbandmen took his servants, and beat one, and killed another, and stoned another.</text:span><text:span text:style-name="T40"> </text:span><text:span text:style-name="T74">Again, he sent other servants more than the first: and they did unto them likewise.</text:span><text:span text:style-name="T40"> </text:span><text:span text:style-name="T74">But last of all he sent unto them his son, saying, They will reverence my son.</text:span><text:span text:style-name="T40"> </text:span><text:span text:style-name="T74">But when the husbandmen saw the son, they said among themselves, This is the heir; come, let us kill him, and let us seize on his inheritance.</text:span><text:span text:style-name="T40"> </text:span><text:span text:style-name="T74">And they caught him, and cast </text:span><text:span text:style-name="T75">him</text:span><text:span text:style-name="T72"> out of the vineyard, and slew </text:span><text:span text:style-name="T75">him</text:span><text:span text:style-name="T72">.</text:span><text:span text:style-name="T44"> </text:span><text:span text:style-name="T72">When the lord therefore of the vineyard cometh, what will he do unto those husbandmen?</text:span><text:span text:style-name="T44"> They say unto him, He will miserably destroy those wicked men, and will let out </text:span><text:span text:style-name="T41">his</text:span><text:span text:style-name="T44"> vineyard unto other husbandmen, which shall render him the fruits in their seasons. Jesus saith unto them, </text:span><text:span text:style-name="T72">Did ye never read in the scriptures, The stone which the builders rejected, the same is become the head of the corner: this is the Lord’s doing, and it is marvellous in our eyes?</text:span><text:span text:style-name="T44"> </text:span><text:span text:style-name="T72">Therefore say I unto you, The kingdom of God shall be taken from you, and given to a nation bringing forth the fruits thereof.</text:span><text:span text:style-name="T44"> </text:span><text:span text:style-name="T72">And whosoever shall fall on this stone shall be broken: but on whomsoever it shall fall, it will grind him to powder.</text:span><text:span text:style-name="T44"> And when the chief priests and Pharisees had heard his parables, they perceived that he spake of them. </text:span><text:span text:style-name="T44">But when they sought to lay hands on him, they feared the multitude, because they took him for a prophet.</text:span><text:span text:style-name="T64"> </text:span><text:span text:style-name="T66">Glory be to God forever.</text:span></text:p>
      </text:section>
      <text:p text:style-name="P49"/>
      <text:p text:style-name="P28">The Liturgy</text:p>
      <text:p text:style-name="P39"/>
      <text:p text:style-name="P29">The Pauline Epistle</text:p>
      <text:p text:style-name="P40">2 Thesselonians 2:1-17</text:p>
      <text:p text:style-name="P41"><text:tab/><text:span text:style-name="T8">A chapter from the Second Epistle of our teacher Paul to the Thesselonians. His blessing be upon us. Amen.</text:span></text:p>
      <text:section text:style-name="Sect1" text:name="Section238">
        <text:p text:style-name="P100"><text:span text:style-name="T63"><text:tab/></text:span><text:span text:style-name="T40">Now we beseech you, brethren, by the coming of our Lord Jesus Christ, and </text:span><text:span text:style-name="T41">by</text:span><text:span text:style-name="T44"> our gathering together unto him, </text:span><text:span text:style-name="T44">That ye be not soon shaken in mind, or be troubled, neither by spirit, nor by word, nor by letter as from us, as that the day of Christ is at hand.</text:span></text:p>
        <text:p text:style-name="P74"><text:span text:style-name="T44"><text:tab/>Let no man deceive you by any means: for </text:span><text:span text:style-name="T41">that day shall not come</text:span><text:span text:style-name="T44">, except there come a falling away first, and that man of sin be revealed, the son of perdition; Who opposeth and exalteth himself above all that is called God, or that is worshipped; so that he as God sitteth in the temple of God, shewing himself that he is God. Remember ye not, that, when I was yet with you, I told you these things? And now ye know what withholdeth that he might be revealed in his time. For the mystery of iniquity doth </text:span><text:span text:style-name="T44">already work: only he who now letteth </text:span><text:span text:style-name="T41">will let</text:span><text:span text:style-name="T44">, until he be taken out of </text:span><text:soft-page-break/><text:span text:style-name="T44">the way. And then shall that Wicked be revealed, whom the Lord shall consume with the spirit of his mouth, and shall destroy with the brightness of his coming: </text:span><text:span text:style-name="T41">Even him</text:span><text:span text:style-name="T44">, whose coming is after the working of Satan with all power and signs and lying wonders, And with all deceivableness of unrighteousness in them that perish; because they received not the love of the truth, that they might be saved. And for this cause God shall send them strong delusion, that they should believe a lie: </text:span><text:span text:style-name="T44">That they all might be damned who believed not the truth, but had pleasure in unrighteousness.</text:span></text:p>
        <text:p text:style-name="P74"><text:span text:style-name="T44"><text:tab/>But we are bound to give thanks alway to God for you, brethren beloved of the Lord, because God hath from the beginning chosen you to salvation through sanctification of the Spirit and belief of the truth: Whereunto he called you by our gospel, to the obtaining of the glory of our Lord Jesus Christ. </text:span><text:span text:style-name="T44">Therefore, brethren, stand fast, and hold the traditions which ye have been taught, whether by word, or our epistle.</text:span></text:p>
        <text:p text:style-name="P74"><text:span text:style-name="T44"><text:tab/>Now our Lord Jesus Christ himself, and God, even our Father, which hath loved us, and hath given </text:span><text:span text:style-name="T41">us</text:span><text:span text:style-name="T44"> everlasting consolation and good hope through grace, </text:span><text:span text:style-name="T44">Comfort your hearts, and stablish you in every good word and work.</text:span></text:p>
      </text:section>
      <text:p text:style-name="P49">The grace of God the Father be with you all. Amen.</text:p>
      <text:p text:style-name="P39"/>
      <text:p text:style-name="P29">The Catholic Epistle</text:p>
      <text:p text:style-name="P40">2 Peter 3:1-18</text:p>
      <text:p text:style-name="P41"><text:tab/><text:span text:style-name="T8">The Catholic Epistle from the Second Epistle of our teacher Peter. His Blessing be upon us. Amen.</text:span></text:p>
      <text:section text:style-name="Sect1" text:name="Section239">
        <text:p text:style-name="P79"><text:span text:style-name="T65"><text:tab/></text:span><text:span text:style-name="T40">This second epistle, beloved, I now write unto you; in </text:span><text:span text:style-name="T41">both</text:span><text:span text:style-name="T44"> which I stir up your pure minds by way of remembrance: </text:span><text:span text:style-name="T44">That ye may be mindful of the words which were spoken before by the holy prophets, and of the commandment of us the apostles of the Lord and Saviour:</text:span></text:p>
        <text:p text:style-name="P73"><text:span text:style-name="T44"><text:tab/>Knowing this first, that there shall come in the last days scoffers, walking after their own lusts, And saying, Where is the promise of his coming? for since the fathers fell asleep, all things continue as </text:span><text:span text:style-name="T41">they were</text:span><text:span text:style-name="T44"> from the beginning of the creation. For this they willingly are ignorant of, that by the word of God the heavens were of old, and the earth standing out of the water and in the water: Whereby the world that then was, being overflowed with water, perished: </text:span><text:span text:style-name="T44">But the heavens and the earth, which are now, by the same word are kept in store, reserved unto fire against the day of judgment and perdition of ungodly men.</text:span></text:p>
        <text:p text:style-name="P73"><text:soft-page-break/><text:span text:style-name="T44"><text:tab/>But, beloved, be not ignorant of this one thing, that one day </text:span><text:span text:style-name="T41">is</text:span><text:span text:style-name="T44"> with the </text:span><text:span text:style-name="T44">Lord as a thousand years, and a thousand years as one day.</text:span></text:p>
        <text:p text:style-name="P73"><text:span text:style-name="T44"><text:tab/>The Lord is not slack concerning his promise, as some men count slackness; but is longsuffering to us–ward, not willing that any should perish, but that all should come to repentance. </text:span><text:span text:style-name="T44">But the day of the Lord will come as a thief in the night; in the which the heavens shall pass away with a great noise, and the elements shall melt with fervent heat, the earth also and the works that are therein shall be burned up.</text:span></text:p>
        <text:p text:style-name="P73"><text:span text:style-name="T44"><text:tab/></text:span><text:span text:style-name="T41">Seeing</text:span><text:span text:style-name="T44"> then </text:span><text:span text:style-name="T41">that</text:span><text:span text:style-name="T44"> all these things shall be dissolved, what manner </text:span><text:span text:style-name="T41">of persons</text:span><text:span text:style-name="T44"> ought ye to be in </text:span><text:span text:style-name="T41">all</text:span><text:span text:style-name="T44"> holy conversation and godliness, Looking for and hasting unto the coming of the day of God, wherein the heavens being on fire shall be dissolved, and the elements shall melt with fervent heat? Nevertheless we, according to his promise, look for new heavens and a new earth, wherein dwelleth righteousness. Wherefore, beloved, seeing that ye look for such things, be diligent that ye may be found of him in peace, without spot, and blameless. And account </text:span><text:span text:style-name="T41">that</text:span><text:span text:style-name="T44"> the longsuffering of our Lord </text:span><text:span text:style-name="T41">is</text:span><text:span text:style-name="T44"> salvation; even as our beloved brother Paul also according to the wisdom given unto him hath written unto you; As also in all </text:span><text:span text:style-name="T41">his</text:span><text:span text:style-name="T44"> epistles, speaking in them of these things; in which are some things hard to be understood, which they that are unlearned and unstable wrest, as </text:span><text:span text:style-name="T41">they do</text:span><text:span text:style-name="T44"> also the other scriptures, unto their own destruction. Ye therefore, beloved, seeing ye know </text:span><text:span text:style-name="T41">these things</text:span><text:span text:style-name="T44"> before, beware lest ye also, being led away with the error of the wicked, fall from your own stedfastness. </text:span><text:span text:style-name="T44">But grow in grace, and </text:span><text:span text:style-name="T41">in</text:span><text:span text:style-name="T44"> the knowledge of our Lord and Saviour Jesus Christ. To him </text:span><text:span text:style-name="T41">be</text:span><text:span text:style-name="T44"> glory both now and for ever. Amen.</text:span></text:p>
      </text:section>
      <text:p text:style-name="P41"><text:tab/><text:span text:style-name="T8">Do not love the world, nor the things which are in the world. The world shall pass away and all its desires; but he who does the will of God shall abide forever. Amen.</text:span></text:p>
      <text:p text:style-name="P39"/>
      <text:p text:style-name="P29">The Praxis</text:p>
      <text:p text:style-name="P40">Acts 26:19-27:8</text:p>
      <text:p text:style-name="P41"><text:tab/><text:span text:style-name="T8">A chapter from the Acts of our fathers the pure Apostles, who were invested with the grace of the Holy Spirit. Their blessing be with us all. Amen.</text:span></text:p>
      <text:section text:style-name="Sect1" text:name="Section240">
        <text:p text:style-name="P79"><text:span text:style-name="T64"><text:tab/></text:span><text:span text:style-name="T40">Whereupon, O king Agrippa, I was not disobedient unto the heavenly vision: But shewed first unto them of Damascus, and at Jerusalem, and throughout all the coasts of Judaea, and </text:span><text:span text:style-name="T41">then</text:span><text:span text:style-name="T44"> to the Gentiles, that they should repent and turn to God, and do works meet for repentance. For these causes the Jews caught me in the temple, and went about to kill </text:span><text:span text:style-name="T41">me</text:span><text:span text:style-name="T44">. Having therefore obtained help of God, I continue unto this day, witness</text:span><text:soft-page-break/><text:span text:style-name="T44">ing both to small and great, saying none other things than those which the prophets and Moses did say should come: That Christ should suffer, </text:span><text:span text:style-name="T41">and</text:span><text:span text:style-name="T44"> that he should be the first that should rise from the dead, and should shew light unto the people, and to the Gentiles.</text:span></text:p>
        <text:p text:style-name="P73"><text:span text:style-name="T44"><text:tab/>And as he thus spake for himself, Festus said with a loud voice, Paul, thou art beside thyself; much learning doth make thee mad. But he said, I am not mad, most noble Festus; but speak forth the words of truth and soberness. For the king knoweth of these things, before whom also I speak freely: for I am persuaded that none of these things are hidden from him; for this thing was not done in a corner. King Agrippa, believest thou the prophets? I know that thou believest. Then Agrippa said unto Paul, Almost thou persuadest me to be a Christian. And Paul said, I would to God, that not only thou, but also all that hear me this day, were both almost, and altogether such as I am, except these bonds. And when he had thus spoken, the king rose up, and the governor, and Bernice, and they that sat with them: </text:span><text:span text:style-name="T44">And when they were gone aside, they talked between themselves, saying, This man doeth nothing worthy of death or of bonds. Then said Agrippa unto Festus, This man might have been set at liberty, if he had not appealed unto Caesar.</text:span></text:p>
        <text:p text:style-name="P73"><text:span text:style-name="T44"><text:tab/>And when it was determined that we should sail into Italy, they delivered Paul and certain other prisoners unto </text:span><text:span text:style-name="T41">one</text:span><text:span text:style-name="T44"> named Julius, a centurion of Augustus’ band. And entering into a ship of Adramyttium, we launched, meaning to sail by the coasts of Asia; </text:span><text:span text:style-name="T41">one</text:span><text:span text:style-name="T44"> Aristarchus, a Macedonian of Thessalonica, being with us. And the next </text:span><text:span text:style-name="T41">day</text:span><text:span text:style-name="T44"> we touched at Sidon. And Julius courteously entreated Paul, and gave </text:span><text:span text:style-name="T41">him</text:span><text:span text:style-name="T44"> liberty to go unto his friends to refresh himself. And when we had launched from thence, we sailed under Cyprus, because the winds were contrary. And when we had sailed over the sea of Cilicia and Pamphylia, we came to Myra, </text:span><text:span text:style-name="T41">a city</text:span><text:span text:style-name="T44"> of Lycia. And there the centurion found a ship of Alexandria sailing into Italy; and he put us therein. And when we had sailed slowly many days, and scarce were come over against Cnidus, the wind not suffering us, we sailed under Crete, over against Salmone; </text:span><text:span text:style-name="T44">And, hardly passing it, came unto a place which is called The fair havens; nigh whereunto was the city </text:span><text:span text:style-name="T41">of</text:span><text:span text:style-name="T44"> Lasea.</text:span></text:p>
      </text:section>
      <text:p text:style-name="P39"><text:tab/><text:span text:style-name="T8">The word of the Lord abides in this church and in every church. Amen.</text:span></text:p>
      <text:p text:style-name="P39"/>
      <text:p text:style-name="P29"/>
      <text:p text:style-name="P14">The Gospel</text:p>
      <text:p text:style-name="P40">Psalm 32:5,6</text:p>
      <text:p text:style-name="P52"><text:tab/>A Psalm of David.</text:p>
      <text:p text:style-name="P52"><text:tab/><text:span text:style-name="T3">The Lord loves mercy and judgment; the earth is full of the mercy of the Lord. By the word of the Lord were the heavens established and all the powers of them by the Spirit of His mouth. </text:span>Alleluia.</text:p>
      <text:p text:style-name="P39"/>
      <text:p text:style-name="P40">John 5:1-18</text:p>
      <text:p text:style-name="P4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41">
        <text:p text:style-name="P98"><text:span text:style-name="T64"><text:tab/></text:span><text:span text:style-name="T44">After this there was a feast of the Jews; and Jesus went up to Jerusalem. Now there is at Jerusalem by the sheep </text:span><text:span text:style-name="T41">market</text:span><text:span text:style-name="T44"> a pool, which is called in the Hebrew tongue Bethesda, having five porches. In these lay a great multitude of impotent folk, of blind, halt, withered, waiting for the moving of the water. For an angel went down at a certain season into the pool, and troubled the water: whosoever then first after the troubling of the water stepped in was made whole of whatsoever disease he had. And a certain man was there, which had an infirmity thirty and eight years. When Jesus saw him lie, and knew that he had been now a long time </text:span><text:span text:style-name="T41">in that case</text:span><text:span text:style-name="T44">, he saith unto him, </text:span><text:span text:style-name="T72">Wilt thou be made whole?</text:span><text:span text:style-name="T44"> The impotent man answered him, Sir, I have no man, when the water is troubled, to put me into the pool: but while I am coming, another steppeth down before me. Jesus saith unto him, </text:span><text:span text:style-name="T72">Rise, take up thy bed, and walk.</text:span><text:span text:style-name="T44"> And immediately the man was made whole, and took up his bed, and walked: and on the same day was the sabbath. The Jews therefore said unto him that was cured, It is the sabbath day: it is not lawful for thee to carry </text:span><text:span text:style-name="T41">thy</text:span><text:span text:style-name="T44"> bed. He answered them, He that made me whole, the same said unto me, </text:span><text:span text:style-name="T72">Take up thy bed, and walk.</text:span><text:span text:style-name="T44"> Then asked they him, What man is that which said unto thee, Take up thy bed, and walk? And he that was healed wist not who it was: for Jesus had conveyed himself away, a multitude being in </text:span><text:span text:style-name="T41">that</text:span><text:span text:style-name="T44"> place. Afterward Jesus findeth him in the temple, and said unto him, </text:span><text:span text:style-name="T72">Behold, thou art made whole: sin no more, lest a worse thing come unto thee.</text:span><text:span text:style-name="T44"> The man departed, and told the Jews that it was Jesus, which had made him whole. </text:span><text:span text:style-name="T44">And therefore did the Jews persecute Jesus, and sought to slay him, because he had done these things on the sabbath day.</text:span></text:p>
        <text:p text:style-name="P74"><text:span text:style-name="T44"><text:tab/>But Jesus answered them, </text:span><text:span text:style-name="T72">My Father worketh hitherto, and I work.</text:span><text:span text:style-name="T44"> </text:span><text:span text:style-name="T44">Therefore the Jews sought the more to kill him, because he not only had broken the sabbath, but said also that </text:span><text:soft-page-break/><text:span text:style-name="T44">God was his Father, making himself equal with God.</text:span><text:span text:style-name="T64"> </text:span><text:span text:style-name="T66">Glory be to God forever.</text:span></text:p>
      </text:section>
      <text:p text:style-name="P31"/>
      <text:p text:style-name="P60">The Evening Office of the Fifth Sunday of Lent</text:p>
      <text:p text:style-name="P49"/>
      <text:p text:style-name="P23">The Gospel</text:p>
      <text:p text:style-name="P40">Psalm 141:1,2</text:p>
      <text:p text:style-name="P55"><text:span text:style-name="T4"><text:tab/></text:span>A Psalm of David.</text:p>
      <text:p text:style-name="P48"><text:span text:style-name="T5"><text:tab/>With my voice unto the Lord have I cried; with my voice unto the Lord have I made supplication. I will pour out before Him my supplication; my affliction before Him will I declare. </text:span><text:span text:style-name="T92">A</text:span>lleluia.</text:p>
      <text:p text:style-name="P39"/>
      <text:p text:style-name="P40">Matthew 9:1-8</text:p>
      <text:p text:style-name="P41"><text:tab/><text:span text:style-name="T8">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65">
        <text:p text:style-name="P73"><text:span text:style-name="T12"><text:tab/></text:span><text:span text:style-name="T44">And he entered into a ship, and passed over, and came into his own city. And, behold, they brought to him a man sick of the palsy, lying on a bed: and Jesus seeing their faith said unto the sick of the palsy; </text:span><text:span text:style-name="T72">Son, be of good cheer; thy sins be forgiven thee.</text:span><text:span text:style-name="T44"> And, behold, certain of the scribes said within themselves, This </text:span><text:span text:style-name="T41">man</text:span><text:span text:style-name="T44"> blasphemeth. And Jesus knowing their thoughts said, </text:span><text:span text:style-name="T72">Wherefore think ye evil in your hearts?</text:span><text:span text:style-name="T44"> </text:span><text:span text:style-name="T72">For whether is easier, to say, </text:span><text:span text:style-name="T75">Thy</text:span><text:span text:style-name="T72"> sins be forgiven thee; or to say, Arise, and walk?</text:span><text:span text:style-name="T44"> </text:span><text:span text:style-name="T72">But that ye may know that the Son of man hath power on earth to forgive sins,</text:span><text:span text:style-name="T44"> (then saith he to the sick of the palsy,) </text:span><text:span text:style-name="T72">Arise, take up thy bed, and go unto thine house.</text:span><text:span text:style-name="T44"> And he arose, and departed to his house. But when the multitudes saw </text:span><text:span text:style-name="T41">it</text:span><text:span text:style-name="T44">, they marvelled, and glorified God, which had given such power unto men.</text:span><text:span text:style-name="T14"> </text:span><text:span text:style-name="T15">Glory be to God forever.</text:span></text:p>
      </text:section>
      <text:p text:style-name="P25"/>
      <text:p text:style-name="P60">Monday of the Sixth Week of Lent</text:p>
      <text:p text:style-name="P49"/>
      <text:p text:style-name="P23">The Matins Prophecies</text:p>
      <text:p text:style-name="P40">Proverbs 8:1-11</text:p>
      <text:p text:style-name="P41"><text:tab/><text:span text:style-name="T8">From the book of the Proverbs of Solomon the King. His blessing be upon us. Amen.</text:span></text:p>
      <text:section text:style-name="Sect1" text:name="Section242">
        <text:p text:style-name="P73"><text:span text:style-name="T20"><text:tab/></text:span><text:span text:style-name="T44">Thou shalt proclaim wisdom, that understanding may be obedient to thee. For she is on lofty eminences, and stands in the midst of the ways. For she sits by the gates of princes, and sings in the entrances, </text:span><text:span text:style-name="T41">saying</text:span><text:span text:style-name="T44">, You, O men, I exhort; and utter my voice to the sons of men. O ye simple, understand subtlety, and ye that are </text:span><text:soft-page-break/><text:span text:style-name="T44">untaught, imbibe knowledge. Hearken to me; for I will speak solemn </text:span><text:span text:style-name="T41">truths</text:span><text:span text:style-name="T44">; and will produce right </text:span><text:span text:style-name="T41">sayings</text:span><text:span text:style-name="T44"> from my lips. For my throat shall meditate truth; and false lips are an abomination before me. All the words of my </text:span><text:span text:style-name="T44">mouth are in righteousness; there is nothing in them wrong or perverse. </text:span><text:span text:style-name="T44">They are all evident to those that understand, and right to those that find knowledge. Receive instruction, and not silver; and knowledge rather than tried gold. For wisdom is better than precious stones; and no valuable substance is of equal worth with it.</text:span><text:span text:style-name="T79"> </text:span><text:span text:style-name="T81">Glory be to the Holy Trinity.</text:span></text:p>
      </text:section>
      <text:p text:style-name="P53"/>
      <text:p text:style-name="P40">Isaiah 43:10-28</text:p>
      <text:p text:style-name="P41"><text:tab/><text:span text:style-name="T8">From the book of Isaiah the prophet. His blessing be upon us. Amen.</text:span></text:p>
      <text:section text:style-name="Sect1" text:name="Section382">
        <text:p text:style-name="P73"><text:span text:style-name="T20"><text:tab/></text:span><text:span text:style-name="T44">Be ye my witnesses, and I </text:span><text:span text:style-name="T41">too am</text:span><text:span text:style-name="T44"> a witness, saith the Lord God, and my servant whom I have chosen: that ye may know, and believe, and understand that I am </text:span><text:span text:style-name="T41">he</text:span><text:span text:style-name="T44">: before me there was no other God, and after me there shall be none. I am God; and beside me there is no Saviour. I have declared, and have saved; I have reproached, and there was no strange </text:span><text:span text:style-name="T41">god</text:span><text:span text:style-name="T44"> among you: ye are my witnesses, and I am the Lord God, </text:span><text:span text:style-name="T44">even from the beginning; and there is none that can deliver out of my hands: I will work, and who shall turn it back?</text:span></text:p>
        <text:p text:style-name="P73"><text:span text:style-name="T44"><text:tab/>Thus saith the Lord God that redeems you, the Holy One of Israel; for your sakes I will send to Babylon, and I will stir up all that flee, and the Chaldeans shall be bound in ships. I am the Lord God, your Holy One, who have appointed for Israel your king. Thus saith the Lord, who makes a way in the sea, and a path in the mighty water; who brought forth chariots and horse, and a mighty multitude: but they have lain down, and shall not rise: they are extinct, as quenched flax. Remember ye not the former things, and consider not the ancient things. Behold, I </text:span><text:span text:style-name="T41">will</text:span><text:span text:style-name="T44"> do new things, which shall presently spring forth, and ye shall know them: and I will make a way in the wilderness, and rivers in the dry land. the beasts of the field shall bless me, the owls and young ostriches; for I have given water in the wilderness, and rivers in the dry land, to give drink to my chosen race, </text:span><text:span text:style-name="T44">my people whom I have preserved to tell forth my praises.</text:span></text:p>
        <text:p text:style-name="P73"><text:span text:style-name="T44"><text:tab/>I have not now called thee, O Jacob; neither have I made thee weary, O Israel. Thou hast not brought me the sheep of thy whole-burnt-offering; neither hast thou glorified me with thy sacrifices. I have not caused thee to serve with sacrifices, neither have I wearied thee with frankincense. Neither hast thou purchased for me victims for silver, neither have I desired the fat of thy sacrifices: but thou didst stand before me in thy sins, </text:span><text:soft-page-break/><text:span text:style-name="T44">and in thine iniquities. I, </text:span><text:span text:style-name="T41">even</text:span><text:span text:style-name="T44"> I, am he that blots out thy transgressions for mine own sake, and thy sins; and I will not remember </text:span><text:span text:style-name="T41">them</text:span><text:span text:style-name="T44">. But do thou remember, and let us plead </text:span><text:span text:style-name="T41">together</text:span><text:span text:style-name="T44">: do thou first confess thy transgres</text:span><text:span text:style-name="T44">sions, that thou mayest be justified. Your fathers first, and your princes </text:span><text:span text:style-name="T44">have transgressed against me. And the princes have defiled my sanctuaries: so I gave Jacob </text:span><text:span text:style-name="T41">to enemies</text:span><text:span text:style-name="T44"> to destroy, and Israel to reproach.</text:span><text:span text:style-name="T79"> </text:span><text:span text:style-name="T81">Glory be to the Holy Trinity.</text:span></text:p>
      </text:section>
      <text:p text:style-name="P53"/>
      <text:p text:style-name="P40">Job 32:6-16</text:p>
      <text:p text:style-name="P41"><text:tab/><text:span text:style-name="T8">From the book of Job the righteous. His blessing be upon us. Amen.</text:span></text:p>
      <text:section text:style-name="Sect1" text:name="Section383">
        <text:p text:style-name="P73"><text:span text:style-name="T20"><text:tab/></text:span><text:span text:style-name="T44">And Elius the Buzite the son of Barachiel answered and said, I am younger in age, and ye are elder, wherefore I kept silence, fearing to declare to you my own knowledge. And I said, It is not time that speaks, though in many years </text:span><text:span text:style-name="T41">men</text:span><text:span text:style-name="T44"> know wisdom: but there is a spirit in mortals; and the inspiration of the Almighty is that which teaches. The long-lived are not wise </text:span><text:span text:style-name="T41">as such</text:span><text:span text:style-name="T44">; neither do the aged know judgment. Wherefore I said, Hear me, and I will tell you what I know. Hearken to my words; for I will speak in your hearing, until ye shall have tried </text:span><text:span text:style-name="T41">the matter</text:span><text:span text:style-name="T44"> with words: and I shall understand as far as you; and, behold, there was no one of you that answered Job his words in argument, lest ye should say, We have found that we have added wisdom to the Lord. </text:span><text:span text:style-name="T44">And ye have commissioned a man to speak such words.</text:span></text:p>
        <text:p text:style-name="P73"><text:span text:style-name="T44"><text:tab/>They were afraid, they answered no longer; they gave up their speaking. I waited, (for I had not spoken,) because they stood still, they answered not.</text:span><text:span text:style-name="T79"> </text:span><text:span text:style-name="T81">Glory be to the Holy Trinity.</text:span></text:p>
      </text:section>
      <text:p text:style-name="P53"/>
      <text:p text:style-name="P23">The Matins Gospel</text:p>
      <text:p text:style-name="P34">Psalm 37:9</text:p>
      <text:p text:style-name="P35"><text:tab/><text:span text:style-name="T8">A Psalm of David.</text:span></text:p>
      <text:p text:style-name="P36"><text:tab/><text:span text:style-name="T6">O Lord, before Thee is all my desire and my groaning is not hid from Thee. </text:span><text:span text:style-name="T9">Alleluia.</text:span></text:p>
      <text:p text:style-name="P39"/>
      <text:p text:style-name="P40">Mark 12:1-12</text:p>
      <text:p text:style-name="P41"><text:tab/><text:span text:style-name="T8">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243">
        <text:p text:style-name="P73"><text:span text:style-name="T12"><text:tab/></text:span><text:span text:style-name="T40">And he began to speak unto them by parables.</text:span><text:span text:style-name="T74"> A </text:span><text:span text:style-name="T75">certain</text:span><text:span text:style-name="T72"> man planted a vineyard, and set an hedge about </text:span><text:span text:style-name="T75">it</text:span><text:span text:style-name="T72">, and digged </text:span><text:span text:style-name="T75">a place for</text:span><text:span text:style-name="T72"> the winefat, and built a tower, and let it out to husbandmen, and went into a far country.</text:span><text:span text:style-name="T44"> </text:span><text:span text:style-name="T72">And at the season he sent to the husbandmen a servant, that he might receive from the husbandmen of the fruit of the vineyard.</text:span><text:span text:style-name="T44"> </text:span><text:span text:style-name="T72">And they </text:span><text:soft-page-break/><text:span text:style-name="T72">caught </text:span><text:span text:style-name="T75">him</text:span><text:span text:style-name="T72">, and beat him, and sent </text:span><text:span text:style-name="T75">him</text:span><text:span text:style-name="T72"> away empty.</text:span><text:span text:style-name="T44"> </text:span><text:span text:style-name="T72">And again he sent unto them another servant; and at him they cast stones, and wounded </text:span><text:span text:style-name="T75">him</text:span><text:span text:style-name="T72"> in the head, and sent </text:span><text:span text:style-name="T75">him</text:span><text:span text:style-name="T72"> away shamefully handled.</text:span><text:span text:style-name="T44"> </text:span><text:span text:style-name="T72">And again he sent </text:span><text:span text:style-name="T72">another; and him they killed, and many others; beating some, and </text:span><text:span text:style-name="T72">killing some.</text:span><text:span text:style-name="T44"> </text:span><text:span text:style-name="T72">Having yet therefore one son, his wellbeloved, he sent him also last unto them, saying, They will reverence my son.</text:span><text:span text:style-name="T44"> </text:span><text:span text:style-name="T72">But those husbandmen said among themselves, This is the heir; come, let us kill him, and the inheritance shall be ours.</text:span><text:span text:style-name="T44"> </text:span><text:span text:style-name="T72">And they took him, and killed </text:span><text:span text:style-name="T75">him</text:span><text:span text:style-name="T72">, and cast </text:span><text:span text:style-name="T75">him</text:span><text:span text:style-name="T72"> out of the vineyard.</text:span><text:span text:style-name="T44"> </text:span><text:span text:style-name="T72">What shall therefore the lord of the vineyard do? he will come and destroy the husbandmen, and will give the vineyard unto others.</text:span><text:span text:style-name="T44"> </text:span><text:span text:style-name="T72">And have ye not read this scripture; The stone which the builders rejected is become the head of the corner:</text:span><text:span text:style-name="T44"> </text:span><text:span text:style-name="T72">This was the Lord’s doing, and it is marvellous in our eyes?</text:span><text:span text:style-name="T44"> And they sought to lay hold on him, but feared the people: for they knew that he had spoken the parable against them: and they left him, and went their way.</text:span><text:span text:style-name="T64"> </text:span><text:span text:style-name="T66">Glory be to God forever.</text:span></text:p>
      </text:section>
      <text:p text:style-name="P24"/>
      <text:p text:style-name="P28">The Liturgy</text:p>
      <text:p text:style-name="P39"/>
      <text:p text:style-name="P29">The Pauline Epistle</text:p>
      <text:p text:style-name="P40">1 Thessalonians 4:1-18</text:p>
      <text:p text:style-name="P41"><text:tab/><text:span text:style-name="T8">A chapter from the First Epistle of our teacher Paul to the Thessalonians. His blessing be upon us. Amen.</text:span></text:p>
      <text:section text:style-name="Sect1" text:name="Section244">
        <text:p text:style-name="P79"><text:span text:style-name="T63"><text:tab/></text:span><text:span text:style-name="T40">Furthermore then we beseech you, brethren, and exhort </text:span><text:span text:style-name="T41">you</text:span><text:span text:style-name="T44"> by the Lord Jesus, that as ye have received of us how ye ought to walk and to please God, </text:span><text:span text:style-name="T41">so</text:span><text:span text:style-name="T44"> ye would abound more and more. For ye know what commandments we gave you by the Lord Jesus. For this is the will of God, </text:span><text:span text:style-name="T41">even</text:span><text:span text:style-name="T44"> your sanctification, that ye should abstain from fornication: That every one of you should know how to possess his vessel in sanctification and honour; Not in the lust of concupiscence, even as the Gentiles which know not God: That no </text:span><text:span text:style-name="T41">man</text:span><text:span text:style-name="T44"> go beyond and defraud his brother in </text:span><text:span text:style-name="T41">any</text:span><text:span text:style-name="T44"> matter: because that the Lord </text:span><text:span text:style-name="T41">is</text:span><text:span text:style-name="T44"> the avenger of all such, as we also have forewarned you and testified. For God hath not called us unto uncleanness, but unto holiness. </text:span><text:span text:style-name="T44">He therefore that despiseth, despiseth not man, but God, who hath also given unto us his holy Spirit.</text:span></text:p>
        <text:p text:style-name="P73"><text:span text:style-name="T44"><text:tab/>But as touching brotherly love ye need not that I write unto you: for ye yourselves are taught of God to love one another. And indeed ye do it toward all the brethren which are in all Macedonia: but we beseech you, brethren, that ye increase more and more; And that ye study to be quiet, and to do your own business, and to work with your own hands, as we commanded you; </text:span><text:span text:style-name="T44">That ye may walk </text:span><text:soft-page-break/><text:span text:style-name="T44">honestly toward them that are without, and </text:span><text:span text:style-name="T41">that</text:span><text:span text:style-name="T44"> ye may have lack of nothing.</text:span></text:p>
        <text:p text:style-name="P73"><text:span text:style-name="T44"><text:tab/>But I would not have you to be ignorant, brethren, concerning them which are asleep, that ye sorrow not, even as others which have no hope. For if we believe that Jesus died and rose again, even so them also which sleep in Jesus will God bring with him. For this we say unto you by the word of the Lord, that we which are alive </text:span><text:span text:style-name="T41">and</text:span><text:span text:style-name="T44"> remain unto the coming of the Lord shall not prevent them which are asleep. For the Lord himself shall descend from heaven with a shout, with the voice of the archangel, and with the trump of God: and the dead in Christ shall rise first: Then we which are alive </text:span><text:span text:style-name="T41">and</text:span><text:span text:style-name="T44"> remain shall be caught up together with them in the clouds, to meet the Lord in the air: and so shall we ever be with the Lord. </text:span><text:span text:style-name="T44">Wherefore comfort one another with these words.</text:span></text:p>
      </text:section>
      <text:p text:style-name="P49">The grace of God the Father be with you all. Amen.</text:p>
      <text:p text:style-name="P39"/>
      <text:p text:style-name="P29">The Catholic Epistle</text:p>
      <text:p text:style-name="P40">James 4:7-12</text:p>
      <text:p text:style-name="P41"><text:tab/><text:span text:style-name="T8">The Catholic Epistle from the Epistle of our teacher James. His Blessing be upon us. Amen.</text:span></text:p>
      <text:section text:style-name="Sect1" text:name="Section245">
        <text:p text:style-name="P79"><text:span text:style-name="T65"><text:tab/></text:span><text:span text:style-name="T40">Submit yourselves therefore to God. Resist the devil, and he will flee from you. Draw nigh to God, and he will draw nigh to you. Cleanse </text:span><text:span text:style-name="T41">your</text:span><text:span text:style-name="T44"> hands, </text:span><text:span text:style-name="T41">ye</text:span><text:span text:style-name="T44"> sinners; and purify </text:span><text:span text:style-name="T41">your</text:span><text:span text:style-name="T44"> hearts, </text:span><text:span text:style-name="T41">ye</text:span><text:span text:style-name="T44"> double minded. Be afflicted, and mourn, and weep: let your laughter be turned to mourning, and </text:span><text:span text:style-name="T41">your</text:span><text:span text:style-name="T44"> joy to heaviness. </text:span><text:span text:style-name="T44">Humble yourselves in the sight of the Lord, and he shall lift you up.</text:span></text:p>
        <text:p text:style-name="P73"><text:span text:style-name="T44"><text:tab/>Speak not evil one of another, brethren. He that speaketh evil of </text:span><text:span text:style-name="T41">his</text:span><text:span text:style-name="T44"> brother, and judgeth his brother, speaketh evil of the law, and judgeth the law: but if thou judge the law, thou art not a doer of the law, but a judge. </text:span><text:span text:style-name="T44">There is one lawgiver, who is able to save and to destroy: who art thou that judgest another?</text:span></text:p>
      </text:section>
      <text:p text:style-name="P41"><text:tab/><text:span text:style-name="T8">Do not love the world, nor the things which are in the world. The world shall pass away and all its desires; but he who does the will of God shall abide forever. Amen.</text:span></text:p>
      <text:p text:style-name="P39"/>
      <text:p text:style-name="P29">The Praxis</text:p>
      <text:p text:style-name="P40">Acts 18:9-18b</text:p>
      <text:p text:style-name="P41"><text:tab/><text:span text:style-name="T8">A chapter from the Acts of our fathers the pure Apostles, who were invested with the grace of the Holy Spirit. Their blessing be with us all. Amen.</text:span></text:p>
      <text:section text:style-name="Sect1" text:name="Section246">
        <text:p text:style-name="P79"><text:span text:style-name="T64"><text:tab/></text:span><text:span text:style-name="T40">Then spake the Lord to Paul in the night by a vision, </text:span><text:span text:style-name="T74">Be not afraid, but speak, and hold not thy peace:</text:span><text:span text:style-name="T40"> </text:span><text:span text:style-name="T74">For I am with thee, and no man shall set on thee to hurt thee: for I have much people in this city.</text:span><text:span text:style-name="T40"> </text:span><text:span text:style-name="T40">And he continued </text:span><text:span text:style-name="T41">there</text:span><text:span text:style-name="T44"> a year and six months, teaching the word of God among them.</text:span></text:p>
        <text:p text:style-name="P73"><text:soft-page-break/><text:span text:style-name="T44"><text:tab/>And when Gallio was the deputy of Achaia, the Jews made insurrection with one accord against Paul, and brought him to the judgment seat, Saying, This </text:span><text:span text:style-name="T41">fellow</text:span><text:span text:style-name="T44"> </text:span><text:span text:style-name="T44">persuadeth men to worship God contrary to the law. And when Paul was now about to open </text:span><text:span text:style-name="T41">his</text:span><text:span text:style-name="T44"> mouth, </text:span><text:span text:style-name="T44">Gallio said unto the Jews, If it were a matter of wrong or wicked lewdness, O </text:span><text:span text:style-name="T41">ye</text:span><text:span text:style-name="T44"> Jews, reason would that I should bear with you: But if it be a question of words and names, and </text:span><text:span text:style-name="T41">of</text:span><text:span text:style-name="T44"> your law, look ye </text:span><text:span text:style-name="T41">to it</text:span><text:span text:style-name="T44">; for I will be no judge of such </text:span><text:span text:style-name="T41">matters</text:span><text:span text:style-name="T44">. And he drave them from the judgment seat. Then all the Greeks took Sosthenes, the chief ruler of the synagogue, and beat </text:span><text:span text:style-name="T41">him</text:span><text:span text:style-name="T44"> before the judgment seat. And Gallio cared for none of those things.</text:span></text:p>
        <text:p text:style-name="P73"><text:span text:style-name="T44"><text:tab/>And Paul </text:span><text:span text:style-name="T41">after this</text:span><text:span text:style-name="T44"> tarried </text:span><text:span text:style-name="T41">there</text:span><text:span text:style-name="T44"> yet a good while, and then took his leave of the brethren, and sailed thence into Syria.</text:span></text:p>
      </text:section>
      <text:p text:style-name="P39"><text:tab/><text:span text:style-name="T8">The word of the Lord abides in this church and in every church. Amen.</text:span></text:p>
      <text:p text:style-name="P39"/>
      <text:p text:style-name="P29">The Gospel</text:p>
      <text:p text:style-name="P40">Psalm 34:1,2</text:p>
      <text:p text:style-name="P52"><text:tab/>A Psalm of David.</text:p>
      <text:p text:style-name="P52"><text:tab/><text:span text:style-name="T5">Judge them, O Lord, that do me injustice; fight them that war against me. Take arms and shield and arise unto my help.</text:span><text:span text:style-name="T92"> </text:span>Alleluia.</text:p>
      <text:p text:style-name="P39"/>
      <text:p text:style-name="P40">Luke 13:1-5</text:p>
      <text:p text:style-name="P4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47">
        <text:p text:style-name="P73"><text:span text:style-name="T64"><text:tab/></text:span><text:span text:style-name="T44">There were present at that season some that told him of the Galilaeans, whose blood Pilate had mingled with their sacrifices. And Jesus answering said unto them, </text:span><text:span text:style-name="T72">Suppose ye that these Galilaeans were sinners above all the Galilaeans, because they suffered such things?</text:span><text:span text:style-name="T44"> </text:span><text:span text:style-name="T72">I tell you, Nay: but, except ye repent, ye shall all likewise perish.</text:span><text:span text:style-name="T44"> </text:span><text:span text:style-name="T72">Or those eighteen, upon whom the tower in Siloam fell, and slew them, think ye that they were sinners above all men that dwelt in Jerusalem?</text:span><text:span text:style-name="T44"> </text:span><text:span text:style-name="T72">I tell you, Nay: but, except ye repent, ye shall all likewise perish.</text:span><text:span text:style-name="T64"> </text:span><text:span text:style-name="T66">Glory be to God forever.</text:span></text:p>
      </text:section>
      <text:p text:style-name="P31"/>
      <text:p text:style-name="P60"/>
      <text:p text:style-name="P10">Tuesday of the Sixth Week of Lent</text:p>
      <text:p text:style-name="P49"/>
      <text:p text:style-name="P23">The Matins Prophecies</text:p>
      <text:p text:style-name="P40">Proverbs 8:12-21</text:p>
      <text:p text:style-name="P41"><text:tab/><text:span text:style-name="T8">From the book of the Proverbs of Solomon the King. His blessing be upon us. Amen.</text:span></text:p>
      <text:section text:style-name="Sect1" text:name="Section248">
        <text:p text:style-name="P73"><text:span text:style-name="T20"><text:tab/></text:span><text:span text:style-name="T44">I wisdom have dwelt </text:span><text:span text:style-name="T41">with</text:span><text:span text:style-name="T44"> counsel and knowledge, and I have called upon understanding. The fear of the Lord hates unrighteousness, and insolence, and pride, and the ways of wicked men; and I hate the perverse ways of bad men. Counsel and safety are mine; prudence is mine, and strength is mine. By me kings reign, and princes decree justice. By me nobles become great, and monarchs by me rule over the earth. I love those that love me; and they that seek me shall find </text:span><text:span text:style-name="T41">me</text:span><text:span text:style-name="T44">. Wealth and glory belong to me; yea, abundant possessions and righteousness. </text:span><text:span text:style-name="T41">It is</text:span><text:span text:style-name="T44"> better to have my fruit than </text:span><text:span text:style-name="T41">to have</text:span><text:span text:style-name="T44"> gold and precious stones; and my produce is better than choice silver. I walk in ways of righteousness, and </text:span><text:span text:style-name="T41">am</text:span><text:span text:style-name="T44"> conversant with the paths of judgement; that I may divide substance to them that love me, and may fill their treasures with good things.</text:span><text:span text:style-name="T79"> </text:span><text:span text:style-name="T81">Glory be to the Holy Trinity.</text:span></text:p>
      </text:section>
      <text:p text:style-name="P53"/>
      <text:p text:style-name="P40">Isaiah 44:1-8</text:p>
      <text:p text:style-name="P41"><text:tab/><text:span text:style-name="T8">From the book of Isaiah the prophet. His blessing be upon us. Amen.</text:span></text:p>
      <text:section text:style-name="Sect1" text:name="Section384">
        <text:p text:style-name="P73"><text:span text:style-name="T20"><text:tab/></text:span><text:span text:style-name="T44">But now hear, Jacob my servant; and Israel, whom I have chosen. Thus saith the Lord God that made thee, and he that formed thee from the womb; Thou shalt yet be helped: fear not, my servant Jacob; and beloved Israel, whom I have chosen. For I will give water to the thirsty that walk in a dry land: I will put my Spirit upon thy seed, and my blessings upon thy children: and they shall spring up as grass between brooks, and as willows on </text:span><text:span text:style-name="T41">the banks of</text:span><text:span text:style-name="T44"> running water. One shall say, I am God’s; and another shall call himself by the name of Jacob; and another shall write with his hand, I am God’s, and shall call himself by the name of Israel. Thus saith God the King of Israel, and the God of hosts that delivered him; I am the first, and I am hereafter: beside me there is no God. Who is like me? let him stand, and call, and declare, and prepare for me from the time that I made man for ever; and let them tell you the things that are coming before they arrive. Hide not yourselves, nor go astray: have ye not heard from the beginning, and </text:span><text:span text:style-name="T41">have not</text:span><text:span text:style-name="T44"> I told you? ye are witnesses if there is a God beside me.</text:span><text:span text:style-name="T79"> </text:span><text:span text:style-name="T81">Glory be to the Holy Trinity.</text:span></text:p>
      </text:section>
      <text:p text:style-name="P53"/>
      <text:p text:style-name="P40"/>
      <text:p text:style-name="P8">Job 32:17-33:33</text:p>
      <text:p text:style-name="P41"><text:tab/><text:span text:style-name="T8">From the book of Job the righteous. His blessing be upon us. Amen.</text:span></text:p>
      <text:section text:style-name="Sect1" text:name="Section385">
        <text:p text:style-name="P73"><text:span text:style-name="T20"><text:tab/></text:span><text:span text:style-name="T44">And Elius continued, and said, I will again speak, for I am full of words, for the spirit of my belly destroys me. And my belly is as a skin of sweet wine, bound up </text:span><text:span text:style-name="T41">and</text:span><text:span text:style-name="T44"> ready to burst; or as a brazier’s labouring bellows. I will speak, that I may open my lips and relieve myself. For truly I will not be awed because of man, nor indeed will I be confounded before a </text:span><text:span text:style-name="T44">mortal. For I know not how to respect persons: and if otherwise, even the moths would eat me.</text:span></text:p>
        <text:p text:style-name="P73"><text:span text:style-name="T54"><text:tab/></text:span><text:span text:style-name="T44">Howbeit hear, Job, my words, and hearken to my speech. For behold, I have opened my mouth, and my </text:span><text:span text:style-name="T44">tongue has spoken. My heart </text:span><text:span text:style-name="T41">shall be found</text:span><text:span text:style-name="T44"> pure by </text:span><text:span text:style-name="T41">my</text:span><text:span text:style-name="T44"> words; and the understanding of my lips shall meditate purity. The Divine Spirit is that which formed me, and the breath of the Almighty that which teaches me. If thou canst, give me an answer: wait therefore; stand against me, and I </text:span><text:span text:style-name="T41">will stand</text:span><text:span text:style-name="T44"> against thee. Thou art formed out of the clay as also I: we have been formed out of the same </text:span><text:span text:style-name="T41">substance</text:span><text:span text:style-name="T44">. My fear shall not terrify thee, neither shall my hand be heavy upon thee.</text:span></text:p>
        <text:p text:style-name="P73"><text:span text:style-name="T44"><text:tab/>But thou hast said in mine ears, (I have heard the voice of thy words;) because thou sayest, I am pure, not having sinned; I am blameless, for I have not transgressed. Yet he has discovered a charge against me, and he has reckoned me as an adversary. And he has put my foot in the stocks, and has watched all my ways. For how sayest thou, I am righteous, yet he has not hearkened to me? for he that is above mortals is eternal. </text:span><text:span text:style-name="T44">But thou sayest, Why has he not heard every word of my cause?</text:span></text:p>
        <text:p text:style-name="P73"><text:span text:style-name="T44"><text:tab/>For when the Lord speaks once, or a second time, </text:span><text:span text:style-name="T41">sending</text:span><text:span text:style-name="T44"> a dream, or in the meditation of the night; (as when a dreadful alarm happens to fall upon men, in slumberings on the bed:) then opens he the understanding of men: he scares them with such fearful visions: to turn a man from unrighteousness, and he delivers his body from a fall. </text:span><text:span text:style-name="T44">He spares also his soul from death, and </text:span><text:span text:style-name="T41">suffers</text:span><text:span text:style-name="T44"> him not to fall in war.</text:span></text:p>
        <text:p text:style-name="P73"><text:span text:style-name="T44"><text:tab/>And again, he chastens him with sickness on his bed, and the multitude of his bones is benumbed. And he shall not be able to take any food, though his soul shall desire meat; until his flesh shall be consumed, and he shall shew his bones bare. His soul also draws nigh to death, and his life is in Hades. Though there should be a thousand messengers of death, not one of them shall wound him: if he should purpose in his heart to turn to the Lord, and declare to man his fault, and shew his folly; he will support him, that he should not perish, and </text:span><text:soft-page-break/><text:span text:style-name="T44">will restore his body as </text:span><text:span text:style-name="T41">fresh</text:span><text:span text:style-name="T44"> plaster upon a wall; and he will fill his bones with morrow. And he will make his flesh tender as that of a babe, and he </text:span><text:span text:style-name="T44">will restore him among men in </text:span><text:span text:style-name="T41">his</text:span><text:span text:style-name="T44"> full strength. And he shall pray to the Lord, and his prayer shall be accepted of him; he shall enter with a cheerful countenance, with a full expression </text:span><text:span text:style-name="T41">of praise</text:span><text:span text:style-name="T44">: for he will render to men </text:span><text:span text:style-name="T41">their</text:span><text:span text:style-name="T44"> due. Even then a man shall blame himself, saying, What kind of things have I done? and he has not punished me according to the full amount of my </text:span><text:span text:style-name="T44">sins. </text:span><text:span text:style-name="T44">Deliver my soul, that it may not go to destruction, and my life shall see the light.</text:span></text:p>
        <text:p text:style-name="P73"><text:span text:style-name="T44"><text:s/><text:tab/>Behold, all these things, the Mighty One works in a threefold </text:span><text:span text:style-name="T44">manner with a man. And he has </text:span><text:span text:style-name="T44">delivered my soul from death, that my life may praise him in the light. Hearken, Job, and hear me: be silent, and I will speak. If thou hast words, answer me: speak, for I desire thee to be justified. </text:span><text:span text:style-name="T44">If not, do thou hear me: be silent, and I will teach thee wisdom.</text:span><text:span text:style-name="T79"> </text:span><text:span text:style-name="T81">Glory be to the Holy Trinity.</text:span></text:p>
      </text:section>
      <text:p text:style-name="P53"/>
      <text:p text:style-name="P23">The Matins Gospel</text:p>
      <text:p text:style-name="P34">Psalm 34:13</text:p>
      <text:p text:style-name="P35"><text:tab/><text:span text:style-name="T8">A Psalm of David.</text:span></text:p>
      <text:p text:style-name="P36"><text:tab/><text:span text:style-name="T6">I put on sackcloth and I humbled my soul with fasting; and my prayer shall return to my bosom.</text:span><text:span text:style-name="T92"> </text:span><text:span text:style-name="T8">Alleluia.</text:span></text:p>
      <text:p text:style-name="P39"/>
      <text:p text:style-name="P40">Luke 4:22-30</text:p>
      <text:p text:style-name="P41"><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49">
        <text:p text:style-name="P97"><text:span text:style-name="T12"><text:tab/></text:span><text:span text:style-name="T40">And all bare him witness, and wondered at the gracious words which proceeded out of his mouth. And they said, Is not this Joseph’s son? And he said unto them, </text:span><text:span text:style-name="T74">Ye will surely say unto me this proverb, Physician, heal thyself: whatsoever we have heard done in Capernaum, do also here in thy country.</text:span><text:span text:style-name="T40"> And he said, </text:span><text:span text:style-name="T74">Verily I say unto you, No prophet is accepted in his own country.</text:span><text:span text:style-name="T40"> </text:span><text:span text:style-name="T74">But I tell you of a truth, many widows were in Israel in the days of Elias, when the heaven was shut up three years and six months, when great famine was throughout all the land; </text:span><text:span text:style-name="T74">But unto none of them was Elias sent, save unto Sarepta, </text:span><text:span text:style-name="T75">a city</text:span><text:span text:style-name="T72"> of Sidon, unto a woman </text:span><text:span text:style-name="T75">that was</text:span><text:span text:style-name="T72"> a widow.</text:span><text:span text:style-name="T44"> </text:span><text:span text:style-name="T72">And many lepers were in Israel in the time of Eliseus the prophet; and none of them was cleansed, saving Naaman the Syrian.</text:span><text:span text:style-name="T44"> And all they in the synagogue, when they heard these things, were filled with wrath, And rose up, and thrust him out of the city, and led him unto the brow of the hill whereon their city was built, that they might cast him </text:span><text:soft-page-break/><text:span text:style-name="T44">down headlong. But he passing </text:span><text:span text:style-name="T44">through the midst of them went his way.</text:span><text:span text:style-name="T64"> </text:span><text:span text:style-name="T66">Glory be to God forever.</text:span></text:p>
      </text:section>
      <text:p text:style-name="P24"/>
      <text:p text:style-name="P28">The Liturgy</text:p>
      <text:p text:style-name="P39"/>
      <text:p text:style-name="P29">The Pauline Epistle</text:p>
      <text:p text:style-name="P40">1 Corinthians 14:18-28</text:p>
      <text:p text:style-name="P41"><text:tab/><text:span text:style-name="T8">A chapter from the First Epistle of our teacher Paul to the Corinthians. His blessing be upon us. Amen.</text:span></text:p>
      <text:section text:style-name="Sect1" text:name="Section250">
        <text:p text:style-name="P79"><text:span text:style-name="T63"><text:tab/></text:span><text:span text:style-name="T40">I thank my God, I speak with tongues more than ye all: Yet in the church I had rather speak five words with my understanding, that </text:span><text:span text:style-name="T41">by my </text:span><text:span text:style-name="T41">voice</text:span><text:span text:style-name="T44"> I might teach others also, than ten thousand words in an </text:span><text:span text:style-name="T41">unknown</text:span><text:span text:style-name="T44"> </text:span><text:span text:style-name="T44">tongue. </text:span><text:span text:style-name="T44">Brethren, be not children in understanding: howbeit in malice be ye children, but in understanding be men.</text:span></text:p>
        <text:p text:style-name="P73"><text:span text:style-name="T44"><text:tab/>In the law it is written, With </text:span><text:span text:style-name="T41">men of</text:span><text:span text:style-name="T44"> other tongues and other lips will I speak unto this people; and yet for all that will they not hear me, saith the </text:span><text:span text:style-name="T44">Lord. Wherefore tongues are for a sign, not to them that believe, but to them that believe not: but prophesying </text:span><text:span text:style-name="T41">serveth</text:span><text:span text:style-name="T44"> not for them that believe not, but for them which believe. If therefore the whole church be come together into one place, and all speak with tongues, and there come in </text:span><text:span text:style-name="T41">those that are</text:span><text:span text:style-name="T44"> unlearned, or unbelievers, will they not say that ye are mad? But if all prophesy, and there come in one that believeth not, or </text:span><text:span text:style-name="T41">one</text:span><text:span text:style-name="T44"> unlearned, he is convinced of all, he is judged of all: </text:span><text:span text:style-name="T44">And thus are the secrets of his heart made manifest; and so falling down on </text:span><text:span text:style-name="T41">his</text:span><text:span text:style-name="T44"> face he will worship God, and report that God is in you of a truth.</text:span></text:p>
        <text:p text:style-name="P73"><text:span text:style-name="T44"><text:tab/>How is it then, brethren? when ye come together, every one of you hath a psalm, hath a doctrine, hath a tongue, hath a revelation, hath an interpretation. Let all things be done unto edifying. If any man speak in an </text:span><text:span text:style-name="T41">unknown</text:span><text:span text:style-name="T44"> tongue, </text:span><text:span text:style-name="T41">let it be</text:span><text:span text:style-name="T44"> by two, or at the most </text:span><text:span text:style-name="T41">by</text:span><text:span text:style-name="T44"> three, and </text:span><text:span text:style-name="T41">that</text:span><text:span text:style-name="T44"> by course; and let one interpret. But if there be no interpreter, let him keep silence in the church; and let him speak to himself, and to God.</text:span></text:p>
      </text:section>
      <text:p text:style-name="P49">The grace of God the Father be with you all. Amen.</text:p>
      <text:p text:style-name="P39"/>
      <text:p text:style-name="P29">The Catholic Epistle</text:p>
      <text:p text:style-name="P40">James 1:22-2:1</text:p>
      <text:p text:style-name="P41"><text:tab/><text:span text:style-name="T8">The Catholic Epistle from the Epistle of our teacher James. His Blessing be upon us. Amen.</text:span></text:p>
      <text:section text:style-name="Sect1" text:name="Section251">
        <text:p text:style-name="P79"><text:span text:style-name="T65"><text:tab/></text:span><text:span text:style-name="T40">But be ye doers of the word, and not hearers only, deceiving your own selves. For if any be a hearer of the word, and not a doer, he is like unto a man beholding his natural face in a glass: For he beholdeth himself, and </text:span><text:soft-page-break/><text:span text:style-name="T40">goeth his way, and straightway forgetteth what manner of man he </text:span><text:span text:style-name="T40">was. But whoso looketh into the perfect law of liberty, and continueth </text:span><text:span text:style-name="T41">therein</text:span><text:span text:style-name="T44">, he being not a forgetful hearer, but a doer of the work, this man shall be blessed in his deed. If any man among you seem to be religious, and bridleth not his tongue, but deceiveth his own heart, this man’s religion </text:span><text:span text:style-name="T41">is</text:span><text:span text:style-name="T44"> vain. </text:span><text:span text:style-name="T44">Pure religion and undefiled before God and the Father is this, To visit the fatherless and widows in their affliction, </text:span><text:span text:style-name="T41">and</text:span><text:span text:style-name="T44"> to keep himself unspotted from the world.</text:span></text:p>
        <text:p text:style-name="P73"><text:span text:style-name="T44"><text:tab/>My brethren, have not the faith of our Lord Jesus Christ, </text:span><text:span text:style-name="T41">the Lord</text:span><text:span text:style-name="T44"> of glory, with respect of persons.</text:span></text:p>
      </text:section>
      <text:p text:style-name="P41"><text:tab/><text:span text:style-name="T8">Do not love the world, nor the things which are in the world. The world shall pass away and all its desires; but he who does the will of God shall abide forever. Amen.</text:span></text:p>
      <text:p text:style-name="P39"/>
      <text:p text:style-name="P29">The Praxis</text:p>
      <text:p text:style-name="P40">Acts 19:11-20</text:p>
      <text:p text:style-name="P41"><text:tab/><text:span text:style-name="T8">A chapter from the Acts of our fathers the pure Apostles, who were invested with the grace of the Holy Spirit. Their blessing be with us all. Amen.</text:span></text:p>
      <text:section text:style-name="Sect1" text:name="Section252">
        <text:p text:style-name="P79"><text:span text:style-name="T64"><text:tab/></text:span><text:span text:style-name="T40">And God wrought special miracles by the hands of Paul: </text:span><text:span text:style-name="T40">So that from his body were brought unto the sick handkerchiefs or aprons, and the diseases departed from them, and the evil spirits went out of them.</text:span></text:p>
        <text:p text:style-name="P73"><text:span text:style-name="T40"><text:tab/>Then certain of the vagabond Jews, exorcists, took upon them to call over them which had evil spirits the name of the Lord Jesus, saying, We adjure you by Jesus whom Paul preacheth. And there were seven sons of </text:span><text:span text:style-name="T41">one</text:span><text:span text:style-name="T44"> Sceva, a Jew, </text:span><text:span text:style-name="T41">and</text:span><text:span text:style-name="T44"> chief of the priests, which did so. And the evil spirit answered and said, Jesus I know, and Paul I know; but who are ye? And the man in whom the evil spirit was leaped on them, and overcame them, and prevailed against them, so that they fled out of that house naked and wounded. And this was known to all the Jews and Greeks also dwelling at Ephesus; and fear fell on them all, and the name of the Lord Jesus was magnified. And many that believed came, and confessed, and shewed their deeds. Many of them also which used curious arts brought their books together, and burned them before all </text:span><text:span text:style-name="T41">men</text:span><text:span text:style-name="T44">: and they counted the price of them, and found </text:span><text:span text:style-name="T41">it</text:span><text:span text:style-name="T44"> fifty thousand </text:span><text:span text:style-name="T41">pieces</text:span><text:span text:style-name="T44"> of silver. So mightily grew the word of God and prevailed.</text:span></text:p>
      </text:section>
      <text:p text:style-name="P39"><text:tab/><text:span text:style-name="T8">The word of the Lord abides in this church and in every church. Amen.</text:span></text:p>
      <text:p text:style-name="P39"/>
      <text:p text:style-name="P29">The Gospel</text:p>
      <text:p text:style-name="P40">Psalm 41:1</text:p>
      <text:p text:style-name="P52"><text:tab/>A Psalm of David.</text:p>
      <text:p text:style-name="P52"><text:tab/><text:span text:style-name="T5">As the dear yearns for the fountains of water, so yearns my soul to come to Thee, O God. </text:span>Alleluia.</text:p>
      <text:p text:style-name="P40"><text:soft-page-break/>Luke 9:18-22</text:p>
      <text:p text:style-name="P4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53">
        <text:p text:style-name="P73"><text:span text:style-name="T64"><text:tab/></text:span><text:span text:style-name="T44">And it came to pass, as he was alone praying, his disciples were with him: and he asked them, saying, </text:span><text:span text:style-name="T72">Whom say the people that I am?</text:span><text:span text:style-name="T44"> They </text:span><text:span text:style-name="T44">answering said, John the Baptist; but some </text:span><text:span text:style-name="T41">say</text:span><text:span text:style-name="T44">, Elias; and others </text:span><text:span text:style-name="T41">say</text:span><text:span text:style-name="T44">, that one of the old prophets is risen again. He said unto them, </text:span><text:span text:style-name="T72">But whom say ye that I am?</text:span><text:span text:style-name="T44"> Peter answering said, The Christ of God. </text:span><text:span text:style-name="T44">And he straitly charged them, and commanded </text:span><text:span text:style-name="T41">them</text:span><text:span text:style-name="T44"> to tell no man that thing; Saying, </text:span><text:span text:style-name="T72">The Son of </text:span><text:span text:style-name="T72">man must suffer many things, and be rejected of the elders and chief priests and scribes, and be slain, and be raised the third day.</text:span><text:span text:style-name="T64"> </text:span><text:span text:style-name="T66">Glory be to God forever.</text:span></text:p>
      </text:section>
      <text:p text:style-name="P31"/>
      <text:p text:style-name="P60">Wednesday of the Sixth Week of Lent</text:p>
      <text:p text:style-name="P49"/>
      <text:p text:style-name="P23">The Matins Prophecies</text:p>
      <text:p text:style-name="P40">Exodus 10:1-11:10</text:p>
      <text:p text:style-name="P41"><text:tab/><text:span text:style-name="T8">From the book of Exodus of Moses the prophet. His blessing be upon us. Amen.</text:span></text:p>
      <text:section text:style-name="Sect1" text:name="Section254">
        <text:p text:style-name="P73"><text:span text:style-name="T20"><text:tab/></text:span><text:span text:style-name="T44">And the Lord spoke to Moses, saying, Go in to Pharao: for I have hardened his heart and the heart of his servants, that these signs may come upon them; in order that ye may relate in the ears of your children, and to your children’s children, in how many things I have mocked the Egyptians, and my wonders which I wrought among them; and ye shall know that I </text:span><text:span text:style-name="T41">am</text:span><text:span text:style-name="T44"> the Lord. And Moses and Aaron went in before Pharao, and they said to him, These things saith the Lord God of the Hebrews, How long dost thou refuse to reverence me? Send my people away, that they may serve me. But if thou wilt not send my people away, behold, at this hour to-morrow I will bring an abundance of locusts upon all thy coasts. And they shall cover the face of the earth, and thou shalt not be able to see the earth; and they shall devour all that is left of the abundance of the earth, which the hail has left you, and shall devour every tree that grows for you on the land. And thy houses shall be filled, and the houses of thy servants, and all the houses in all the land of the Egyptians; things which thy fathers have never seen, nor their forefathers, from the day that they were upon the earth until this day. And Moses turned away and departed from Pharao. And the servants of Pharao say to him, How long shall this be a snare to us? send away the men, that they may serve their God; wilt thou know that Egypt is destroyed? And they brought back both Moses and Aaron to Pharao; </text:span><text:soft-page-break/><text:span text:style-name="T44">and he said to them, Go and serve the Lord your God; but who are they that are going with you? And Moses said, We will go with the young and the old, with our sons, and daughters, and sheep, and oxen, for it is a feast of the Lord. And he said to them, So let the Lord be with you: as I </text:span><text:span text:style-name="T41">will</text:span><text:span text:style-name="T44"> send you away, </text:span><text:span text:style-name="T41">must I send away</text:span><text:span text:style-name="T44"> you store also? see that evil is attached to you. Not so, </text:span><text:span text:style-name="T44">but let the men go and serve God, for this ye yourselves seek; and they cast them out from the presence of Pharao.</text:span></text:p>
        <text:p text:style-name="P73"><text:span text:style-name="T44"><text:tab/>And the Lord said to Moses, Stretch out thine hand over the land of Egypt, and let the locust come up on the land, and it shall devour every herb of the land, and all the fruit of the </text:span><text:span text:style-name="T44">trees, which the hail left. And Moses lifted up his rod towards heaven, and the Lord brought a south wind upon the earth, all that day and all that </text:span><text:span text:style-name="T44">night: the morning dawned, and the south wind brought up the locusts, and brought them up over all the land of Egypt. And they rested in very great abundance over all the borders of Egypt. Before them there were not such locusts, neither after them shall there be. And they covered the face of the earth, and the land was wasted, and they devoured all the herbage of the land, and all the fruit of the trees, which was left by the hail: there was no green thing left on the trees, nor on all the herbage of the field, in all the land of Egypt. And Pharao hasted to call Moses and Aaron, saying, I have sinned before the Lord your God, and against you; pardon therefore my sin yet this time, and pray to the Lord your God, and let him take away from me this death. And Moses went forth from Pharao, and prayed to God. And the Lord brought in the opposite direction a strong wind from the sea, and took up the locusts and cast them into the Red Sea, and there was not one locust left in all the land of Egypt. </text:span><text:span text:style-name="T44">And the Lord hardened the heart of Pharao, and he did not send away the children of Israel.</text:span></text:p>
        <text:p text:style-name="P73"><text:span text:style-name="T44"><text:tab/>And the Lord said to Moses, Stretch out thy hand to heaven, and let there be darkness over the land of Egypt—darkness that may be felt. And Moses stretched out his hand to heaven, and there was darkness very black, even a storm over all the land of Egypt three days. And for three days no man saw his brother, and no man rose up from his bed for three days: but all the children of Israel had light in all the places where they were. And Pharao called Moses and Aaron, saying, Go, serve the Lord your God, only leave your sheep and your oxen, and let your store depart with you. And Moses said, Nay, but thou shalt give to us whole burnt-offerings and sacrifices, which we will sacrifice to the Lord our God. And our cattle shall go with us, and we will not leave a hoof behind, for of them we will take </text:span><text:soft-page-break/><text:span text:style-name="T44">to serve the Lord our God: but we know not in what manner we shall serve the Lord our God, until we arrive there. But the Lord hardened the heart of Pharao, and he would not let them go. And Pharao says, Depart from me, beware of seeing my face again, for in what day thou shalt appear before me, thou shalt die. </text:span><text:span text:style-name="T44">And </text:span><text:span text:style-name="T44">Moses says, Thou hast said, I will not appear in thy presence again.</text:span></text:p>
        <text:p text:style-name="P73"><text:span text:style-name="T44"><text:tab/>And the Lord said to Moses, I will yet bring one plague upon Pharao and upon Egypt, and after that he will send you forth thence; and whenever he sends you forth with every thing, he will indeed drive you out. Speak therefore secretly in the ears of the </text:span><text:span text:style-name="T44">people, and let every one ask of his neighbour jewels of silver and gold, and raiment. </text:span><text:span text:style-name="T44">And the Lord gave his people favour in the sight of the Egyp</text:span><text:span text:style-name="T44">tians, and they lent to them; and the man Moses was very great before the Egyptians, and before Pharao, and before his servants.</text:span></text:p>
        <text:p text:style-name="P73"><text:span text:style-name="T44"><text:tab/>And Moses said, These things saith the Lord, About midnight I go forth into the midst of Egypt. And every first-born in the land of Egypt shall die, from the first-born of Pharao that sits on the throne, even to the first-born of the woman-servant that is by the mill, and to the first-born of all cattle. And there shall be a great cry through all the land of Egypt, such as has not been, and such shall not be repeated any more. But among all the children of Israel shall not a dog snarl with his tongue, either at man or beast; that thou mayest know how wide a distinction the Lord will make between the Egyptians and Israel. And all these thy servants shall come down to me, and do me reverence, saying, Go forth, thou and all the people over whom thou presidest, and afterwards I will go forth. And Moses went forth from Pharao with wrath. And the Lord said to Moses, Pharao will not hearken to you, that I may greatly multiply my signs and wonders in the land </text:span><text:span text:style-name="T41">of</text:span><text:span text:style-name="T44"> Egypt. And Moses and Aaron wrought all these signs and wonders in the land </text:span><text:span text:style-name="T41">of</text:span><text:span text:style-name="T44"> Egypt before Pharao; and the Lord hardened the heart of Pharao, and he did not hearken to send forth the children of Israel out of the land of Egypt.</text:span><text:span text:style-name="T24"> </text:span><text:span text:style-name="T25">Glory be to the Holy Trinity.</text:span></text:p>
      </text:section>
      <text:p text:style-name="P53"/>
      <text:p text:style-name="P40">Isaiah 44:21-28</text:p>
      <text:p text:style-name="P41"><text:tab/><text:span text:style-name="T8">From the book of Isaiah the prophet. His blessing be upon us. Amen.</text:span></text:p>
      <text:section text:style-name="Sect1" text:name="Section386">
        <text:p text:style-name="P73"><text:span text:style-name="T20"><text:tab/></text:span><text:span text:style-name="T44">Remember these things, O Jacob and Israel; for thou art my servant; I have formed thee </text:span><text:span text:style-name="T41">to be</text:span><text:span text:style-name="T44"> my servant: and do thou, Israel, not forget me. For behold, I have blotted out as a cloud thy transgressions, and thy sin as darkness: turn to me, and I will redeem thee. Rejoice, ye heavens; for God has had mercy upon Israel: sound </text:span><text:soft-page-break/><text:span text:style-name="T44">the trumpet, ye foundations of the earth: ye mountains, shout </text:span><text:span text:style-name="T41">with</text:span><text:span text:style-name="T44"> joy, ye hills, and all the trees therein: for God has redeemed Jacob, and Israel shall be glorified. Thus saith the Lord that redeems thee, and who formed thee from the womb, I am the Lord that performs all things: I stretched out the heaven alone, and established the earth. Who else will frustrate the </text:span><text:span text:style-name="T44">tokens of those that have divining spirits, and prophecies from the heart of </text:span><text:span text:style-name="T41">man</text:span><text:span text:style-name="T44">? turning the wise back, and making their counsel foolishness; and confirming the word of his servant, and verifying the counsel of his messengers: who says to Jerusalem, Thou shalt be inhabited; and to the </text:span><text:span text:style-name="T44">cities of Idumea, Ye shall be built, and her desert places shall spring forth. Who says to the deep, Thou shalt be dried up, and I will dry up the rivers. </text:span><text:span text:style-name="T44">Who bids Cyrus be wise, and he shall perform all my will: who says to Jerusalem, Thou shalt be built, and I will lay the foundation of my holy house.</text:span><text:span text:style-name="T79"> </text:span><text:span text:style-name="T81">Glory be to the Holy Trinity.</text:span></text:p>
      </text:section>
      <text:p text:style-name="P53"/>
      <text:p text:style-name="P40">Proverbs 8:22-36</text:p>
      <text:p text:style-name="P41"><text:tab/><text:span text:style-name="T8">From the book of the Proverbs of Solomon the King. His blessing be upon us. Amen.</text:span></text:p>
      <text:section text:style-name="Sect1" text:name="Section387">
        <text:p text:style-name="P73"><text:span text:style-name="T20"><text:tab/></text:span><text:span text:style-name="T44">The Lord made me the beginning of his ways for his works. He established me before time </text:span><text:span text:style-name="T41">was</text:span><text:span text:style-name="T44"> in the beginning, before he made the earth: even before he made the depths; before the fountains of water came forth: before the mountains were settled, and before all hills, he begets me. The Lord made countries and uninhabited </text:span><text:span text:style-name="T41">tracks</text:span><text:span text:style-name="T44">, and the highest inhabited parts of the world. When he prepared the heaven, I was present with him; and when he prepared his throne upon the winds: and when he strengthened the clouds above; and when he secured the fountains of the earth: and when he strengthened the foundations of the earth: I was by him, suiting </text:span><text:span text:style-name="T41">myself to him</text:span><text:span text:style-name="T44">, I was that wherein he took delight; and daily I rejoiced in his presence continually. For he rejoiced when he had completed the world, and rejoiced among the children of men.</text:span></text:p>
        <text:p text:style-name="P73"><text:span text:style-name="T44"><text:tab/>Now then, </text:span><text:span text:style-name="T41">my</text:span><text:span text:style-name="T44"> son, hear me: blessed is the man who shall hearken to me, and the mortal who shall keep my ways; watching daily at my doors, waiting at the posts of my entrances. For my outgoings are the outgoings of life, and </text:span><text:span text:style-name="T41">in them</text:span><text:span text:style-name="T44"> is prepared favour from the Lord. </text:span><text:span text:style-name="T44">But they that sin against me act wickedly against their own souls: and they that hate me love death.</text:span><text:span text:style-name="T79"> </text:span><text:span text:style-name="T81">Glory be to the Holy Trinity.</text:span></text:p>
      </text:section>
      <text:p text:style-name="P53"/>
      <text:p text:style-name="P40"/>
      <text:p text:style-name="P8">Job 34:1-37</text:p>
      <text:p text:style-name="P41"><text:tab/><text:span text:style-name="T8">From the book of Job the righteous. His blessing be upon us. Amen.</text:span></text:p>
      <text:section text:style-name="Sect1" text:name="Section388">
        <text:p text:style-name="P73"><text:span text:style-name="T20"><text:tab/></text:span><text:span text:style-name="T44">And Elius continued, and said, Hear me, ye wise men; hearken, ye that have knowledge. For the ear tries words, and the mouth tastes meat. Let us choose judgment to ourselves: let us know amount ourselves what is right. For Job has said, I am righteous: the Lord has removed my judgment. And he has erred in my judgment: my wound is severe without unrighteousness </text:span><text:span text:style-name="T41">of mine</text:span><text:span text:style-name="T44">. What man is as Job, drinking scorning like water? </text:span><text:span text:style-name="T41">saying</text:span><text:span text:style-name="T44">, I </text:span><text:span text:style-name="T44">have not sinned, nor committed ungodliness, nor had fellowship with workers of iniquity, to go with the ungodly. For thou shouldest not say, There shall be no visitation of a man, whereas </text:span><text:span text:style-name="T41">there is</text:span><text:span text:style-name="T44"> a visitation on him from the Lord.</text:span></text:p>
        <text:p text:style-name="P73"><text:span text:style-name="T44"><text:tab/>Wherefore hear me, ye that are wise in heart: far be it from me to sin before the Lord, and to pervert righteousness before the almighty. Yea, he renders to a man accordingly as each </text:span><text:span text:style-name="T44">of them does, and in a man’s path he will find him. And thinkest thou that the Lord will do wrong, or will the Almighty who made the earth wrest judgment? And who is he that made </text:span><text:span text:style-name="T41">the whole world</text:span><text:span text:style-name="T44"> under heaven, and all things therein? For if he would confine, and restrain his spirit with himself; </text:span><text:span text:style-name="T44">all flesh would die together, and every mortal would return to the earth, whence also he was formed.</text:span></text:p>
        <text:p text:style-name="P73"><text:span text:style-name="T44"><text:tab/>Take heed lest he rebuke </text:span><text:span text:style-name="T41">thee</text:span><text:span text:style-name="T44">: hear this, hearken to the voice of words. Behold then the one that hates iniquities, and that destroys the wicked, who is for ever just. </text:span><text:span text:style-name="T41">He is</text:span><text:span text:style-name="T44"> ungodly that says to a king, Thou art a transgressor, </text:span><text:span text:style-name="T41">that says</text:span><text:span text:style-name="T44"> to princes, O most ungodly one. </text:span><text:span text:style-name="T41">Such a one</text:span><text:span text:style-name="T44"> as would not reverence the face of an honourable man, neither knows how to give honour to the great, so as that their persons should be respected. But it shall turn out vanity to them, to cry and beseech a man; for they dealt unlawfully, the poor being turned aside </text:span><text:span text:style-name="T41">from their right</text:span><text:span text:style-name="T44">. For he surveys the works of men, and nothing of what they do has escaped him. Neither shall there be a place for the workers of iniquity to hide themselves. For he will not lay upon a man more </text:span><text:span text:style-name="T41">than right</text:span><text:span text:style-name="T44">. For the Lord looks down upon all men, who comprehends unsearchable things, glorious also and excellent things without number. Who discovers their works, and will bring night about </text:span><text:span text:style-name="T41">upon them</text:span><text:span text:style-name="T44">, and they shall be brought low. And he quite destroys the ungodly, for they are seen before him. Because they turned aside from the law of God, and did not regard his ordinances, so as to bring before him the cry of the needy; for he will hear the cry of the poor. And he will give quiet, and who will </text:span><text:soft-page-break/><text:span text:style-name="T44">condemn? and he will hide his face, and who shall see him? whether </text:span><text:span text:style-name="T41">it be done</text:span><text:span text:style-name="T44"> against a nation, or against a man also: </text:span><text:span text:style-name="T44">causing a hypocrite to be king, because of the waywardness of the people.</text:span></text:p>
        <text:p text:style-name="P73"><text:span text:style-name="T44"><text:tab/>For </text:span><text:span text:style-name="T41">there is</text:span><text:span text:style-name="T44"> one that says to the Mighty One, I have received </text:span><text:span text:style-name="T41">blessings</text:span><text:span text:style-name="T44">; I will not take a pledge: I will see apart from myself: do thou shew me if I have done unrighteousness; I will not do </text:span><text:span text:style-name="T41">so</text:span><text:span text:style-name="T44"> any more. Will he take vengeance for it on thee, whereas thou wilt put </text:span><text:span text:style-name="T41">it</text:span><text:span text:style-name="T44"> far </text:span><text:span text:style-name="T41">from thee</text:span><text:span text:style-name="T44">? for thou shalt choose, and not I; and what thou knowest, speak thou. Because the wise </text:span><text:span text:style-name="T44">in heart shall say this, and a wise man listens to my word. But Job has not spoken with understanding, his words are not </text:span><text:span text:style-name="T41">uttered</text:span><text:span text:style-name="T44"> with knowledge. Howbeit do thou learn, Job: no longer make answer as the foolish: </text:span><text:span text:style-name="T44">that we add not to our sins: for iniquity will be </text:span><text:span text:style-name="T44">reckoned against us, if </text:span><text:span text:style-name="T41">we</text:span><text:span text:style-name="T44"> speak many words before the Lord.</text:span><text:span text:style-name="T79"> </text:span><text:span text:style-name="T81">Glory be to the Holy Trinity.</text:span></text:p>
      </text:section>
      <text:p text:style-name="P53"/>
      <text:p text:style-name="P23">The Matins Gospel</text:p>
      <text:p text:style-name="P34">Psalm 101:17,21</text:p>
      <text:p text:style-name="P35"><text:tab/><text:span text:style-name="T8">A Psalm of David.</text:span></text:p>
      <text:p text:style-name="P36"><text:tab/><text:span text:style-name="T6">He hath regarded the prayer of the needy and hath not despised their petition; to declare in Sion the Name of the Lord and His praise in Jerusalem.</text:span> <text:span text:style-name="T8">Alleluia.</text:span></text:p>
      <text:p text:style-name="P39"/>
      <text:p text:style-name="P40">Mark 7:1-20</text:p>
      <text:p text:style-name="P41"><text:tab/><text:span text:style-name="T8">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255">
        <text:p text:style-name="P73"><text:span text:style-name="T12"><text:tab/></text:span><text:span text:style-name="T40">Then came together unto him the Pharisees, and certain of the scribes, which came from Jerusalem. And when they saw some of his disciples eat bread with defiled, that is to say, with unwashen, hands, they found fault. For the Pharisees, and all the Jews, except they wash </text:span><text:span text:style-name="T41">their</text:span><text:span text:style-name="T44"> hands oft, eat not, holding the tradition of the elders. And </text:span><text:span text:style-name="T41">when they come</text:span><text:span text:style-name="T44"> from the market, except they wash, they eat not. And many other things there be, which they have received to hold, </text:span><text:span text:style-name="T41">as</text:span><text:span text:style-name="T44"> the washing of cups, and pots, brasen vessels, and of tables. Then the Pharisees and scribes asked him, Why walk not thy disciples according to the tradition of the elders, but eat bread with unwashen hands? He answered and said unto them, </text:span><text:span text:style-name="T72">Well hath Esaias prophesied of you hypocrites, as it is written, This people honoureth me with </text:span><text:span text:style-name="T75">their</text:span><text:span text:style-name="T72"> lips, but their heart is far from me.</text:span><text:span text:style-name="T44"> </text:span><text:span text:style-name="T72">Howbeit in vain do they worship me, teaching </text:span><text:span text:style-name="T75">for</text:span><text:span text:style-name="T72"> doctrines the commandments of men.</text:span><text:span text:style-name="T44"> </text:span><text:span text:style-name="T72">For laying aside the commandment of God, ye hold the tradition of men, </text:span><text:span text:style-name="T75">as</text:span><text:span text:style-name="T72"> the wash</text:span><text:soft-page-break/><text:span text:style-name="T72">ing of pots and cups: and many other such like things ye do.</text:span><text:span text:style-name="T44"> And he said unto them, </text:span><text:span text:style-name="T72">Full well ye reject the commandment of God, that ye may keep your own tradition.</text:span><text:span text:style-name="T44"> </text:span><text:span text:style-name="T72">For Moses said, Honour thy father and thy mother; and, Whoso curseth father or mother, let him die the death:</text:span><text:span text:style-name="T44"> </text:span><text:span text:style-name="T72">But ye say, If a man shall say to his father or mother, </text:span><text:span text:style-name="T75">It is</text:span><text:span text:style-name="T72"> Corban, that is to say, a gift, by whatsoever thou mightest be profited by me; </text:span><text:span text:style-name="T75">he shall be free</text:span><text:span text:style-name="T72">.</text:span><text:span text:style-name="T44"> </text:span><text:span text:style-name="T72">And ye suffer him no more to do ought for his father or his mother; </text:span><text:span text:style-name="T72">Making the word of God of none effect through your tradition, which ye have </text:span><text:span text:style-name="T72">delivered: and many such like things do ye.</text:span><text:span text:style-name="T44"> And when he had called all the people </text:span><text:span text:style-name="T41">unto him</text:span><text:span text:style-name="T44">, he said unto them, </text:span><text:span text:style-name="T72">Hearken unto me every one </text:span><text:span text:style-name="T75">of you</text:span><text:span text:style-name="T72">, and understand:</text:span><text:span text:style-name="T44"> </text:span><text:span text:style-name="T72">There is nothing from without a man, that entering into him can defile him: but the things which come out of him, those are they that defile the man.</text:span><text:span text:style-name="T44"> </text:span><text:span text:style-name="T72">If any man have ears to hear, let him hear.</text:span><text:span text:style-name="T44"> And when he was entered into the house from the people, his disciples asked him concerning the parable. And he saith unto them, </text:span><text:span text:style-name="T72">Are ye so without understanding also? Do ye not perceive, that whatsoever thing from without entereth into the man, </text:span><text:span text:style-name="T75">it</text:span><text:span text:style-name="T72"> cannot defile him; </text:span><text:span text:style-name="T72">Because it entereth not into his heart, but into the belly, and goeth out into the draught, purging all meats?</text:span><text:span text:style-name="T44"> And he said,</text:span><text:span text:style-name="T72"> That which cometh out of the man, that defileth the man.</text:span><text:span text:style-name="T64"> </text:span><text:span text:style-name="T66">Glory be to God forever.</text:span></text:p>
      </text:section>
      <text:p text:style-name="P24"/>
      <text:p text:style-name="P28">The Liturgy</text:p>
      <text:p text:style-name="P39"/>
      <text:p text:style-name="P29">The Pauline Epistle</text:p>
      <text:p text:style-name="P40">Romans 2:12-24</text:p>
      <text:p text:style-name="P41"><text:tab/><text:span text:style-name="T8">A chapter from the Epistle of our teacher Paul to the Romans. His blessing be upon us. Amen.</text:span></text:p>
      <text:section text:style-name="Sect1" text:name="Section256">
        <text:p text:style-name="P79"><text:span text:style-name="T63"><text:tab/></text:span><text:span text:style-name="T40">For as many as have sinned without law shall also perish without law: and as many as have sinned in the law shall be judged by the law; (For not the hearers of the law </text:span><text:span text:style-name="T41">are</text:span><text:span text:style-name="T44"> just before God, but the doers of the law shall be justified. For when the Gentiles, which have not the law, do by nature the things contained in the law, these, having not the law, are a law unto themselves: Which shew the work of the law written in their hearts, their conscience also bearing witness, and </text:span><text:span text:style-name="T41">their</text:span><text:span text:style-name="T44"> thoughts the mean while accusing or else excusing one another;) In the day when God shall judge the secrets of men by Jesus Christ according to my gospel.</text:span></text:p>
        <text:p text:style-name="P73"><text:span text:style-name="T44"><text:tab/>Behold, thou art called a Jew, and restest in the law, and makest thy boast of God, And knowest </text:span><text:span text:style-name="T41">his</text:span><text:span text:style-name="T44"> will, and approvest the things that are more excellent, being instructed out of the law; And art confident that thou thyself art a guide of the blind, a light of them which are in darkness, An </text:span><text:soft-page-break/><text:span text:style-name="T44">instructor of the foolish, a teacher of babes, which hast the form of knowledge and of the truth in the law. Thou therefore which teachest another, teachest thou not thyself? thou that preachest a man should not steal, dost thou steal? Thou that sayest a man should not commit adultery, dost thou commit adultery? thou that abhorrest idols, dost thou commit sacrilege? Thou that makest thy boast of the law, through breaking the law dishonourest thou God? </text:span><text:span text:style-name="T44">For the name of God </text:span><text:span text:style-name="T44">is blasphemed among the Gentiles through you, as it is written.</text:span></text:p>
      </text:section>
      <text:p text:style-name="P49">The grace of God the Father be with you all. Amen.</text:p>
      <text:p text:style-name="P39"/>
      <text:p text:style-name="P29">The Catholic Epistle</text:p>
      <text:p text:style-name="P40">2 Peter 1:20-2:6</text:p>
      <text:p text:style-name="P41"><text:tab/><text:span text:style-name="T8">The Catholic Epistle from the Second Epistle of our teacher Peter. His Blessing be upon us. Amen.</text:span></text:p>
      <text:section text:style-name="Sect1" text:name="Section257">
        <text:p text:style-name="P100"><text:span text:style-name="T65"><text:tab/></text:span><text:span text:style-name="T40">Knowing this first, that no prophecy of the scripture is of any private interpretation. </text:span><text:span text:style-name="T40">For the prophecy came not in old time by the will of man: but holy men of God spake </text:span><text:span text:style-name="T41">as they were</text:span><text:span text:style-name="T44"> moved by the Holy Ghost.</text:span></text:p>
        <text:p text:style-name="P81"><text:tab/>But there were false prophets also among the people, even as there shall be false teachers among you, who privily shall bring in damnable heresies, even denying the Lord that bought them, and bring upon themselves swift destruction. And many shall follow their pernicious ways; by reason of whom the way of truth shall be evil spoken of.</text:p>
        <text:p text:style-name="P74"><text:span text:style-name="T44"><text:tab/>And through covetousness shall they with feigned words make merchandise of you: whose judgment now of a long time lingereth not, and their damnation slumbereth not. For if God spared not the angels that sinned, but cast </text:span><text:span text:style-name="T41">them</text:span><text:span text:style-name="T44"> down to hell, and delivered </text:span><text:span text:style-name="T41">them</text:span><text:span text:style-name="T44"> into chains of darkness, </text:span><text:span text:style-name="T44">to be reserved unto judgment; And spared not the old world, but saved Noah the eighth </text:span><text:span text:style-name="T41">person</text:span><text:span text:style-name="T44">, a preacher of righteousness, bringing in the flood upon the world of the ungodly; And turning the cities of Sodom and Gomorrha into ashes condemned </text:span><text:span text:style-name="T41">them</text:span><text:span text:style-name="T44"> with an overthrow, making </text:span><text:span text:style-name="T41">them</text:span><text:span text:style-name="T44"> an ensample unto those that after should live ungodly.</text:span></text:p>
        <text:p text:style-name="P43"/>
      </text:section>
      <text:p text:style-name="P41"><text:tab/><text:span text:style-name="T8">Do not love the world, nor the things which are in the world. The world shall pass away and all its desires; but he who does the will of God shall abide forever. Amen.</text:span></text:p>
      <text:p text:style-name="P39"/>
      <text:p text:style-name="P29">The Praxis</text:p>
      <text:p text:style-name="P40">Acts 26:1-8</text:p>
      <text:p text:style-name="P41"><text:tab/><text:span text:style-name="T8">A chapter from the Acts of our fathers the pure Apostles, who were invested with the grace of the Holy Spirit. Their blessing be with us all. Amen.</text:span></text:p>
      <text:section text:style-name="Sect1" text:name="Section258">
        <text:p text:style-name="P100"><text:span text:style-name="T64"><text:tab/></text:span><text:span text:style-name="T40">Then Agrippa said unto Paul, Thou art permitted to speak for thyself. Then Paul stretched forth the hand, and answered for himself: I </text:span><text:soft-page-break/><text:span text:style-name="T40">think myself happy, king Agrippa, because I shall answer for myself this day before thee touching all the things whereof I am accused of the Jews: Especially </text:span><text:span text:style-name="T41">because I know</text:span><text:span text:style-name="T44"> thee to be expert in all customs and questions which are among the Jews: wherefore I beseech thee to hear me patiently. My manner of life from my youth, which was at the first among mine own nation at Jerusalem, know all the Jews; Which knew me from the begin</text:span><text:span text:style-name="T44">ning, if they would testify, that after the most straitest sect of our religion I lived a Pharisee. And now I stand and am judged for the hope of the promise </text:span><text:span text:style-name="T44">made of God unto our fathers: Unto which </text:span><text:span text:style-name="T41">promise</text:span><text:span text:style-name="T44"> our twelve tribes, instantly serving </text:span><text:span text:style-name="T41">God</text:span><text:span text:style-name="T44"> day and night, hope to come. For which hope’s sake, king Agrippa, I am accused of the Jews. </text:span><text:span text:style-name="T44">Why should it be thought a </text:span><text:span text:style-name="T44">thing incredible with you, that God should raise the dead?</text:span></text:p>
      </text:section>
      <text:p text:style-name="P39"><text:tab/><text:span text:style-name="T8">The word of the Lord abides in this church and in every church. Amen.</text:span></text:p>
      <text:p text:style-name="P39"/>
      <text:p text:style-name="P29">The Gospel</text:p>
      <text:p text:style-name="P40">Psalm 9:11,12</text:p>
      <text:p text:style-name="P52"><text:tab/>A Psalm of David.</text:p>
      <text:p text:style-name="P52"><text:tab/><text:span text:style-name="T5">Sing unto the Lord Who dwells in Sion; proclaim His works among the nations; for He hath required the blood and hath remembered them. </text:span>Alleluia.</text:p>
      <text:p text:style-name="P39"/>
      <text:p text:style-name="P40">Luke 11:45-52</text:p>
      <text:p text:style-name="P4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59">
        <text:p text:style-name="P73"><text:span text:style-name="T64"><text:tab/></text:span><text:span text:style-name="T44">Then answered one of the lawyers, and said unto him, Master, thus saying thou reproachest us also. And he said, </text:span><text:span text:style-name="T72">Woe unto you also, </text:span><text:span text:style-name="T75">ye</text:span><text:span text:style-name="T72"> lawyers! for ye lade men with burdens grievous to be borne, and ye yourselves touch not the burdens with one of your fingers.</text:span><text:span text:style-name="T44"> </text:span><text:span text:style-name="T72">Woe unto you! for ye build the sepulchres of the prophets, and your fathers killed them.</text:span><text:span text:style-name="T44"> </text:span><text:span text:style-name="T72">Truly ye bear witness that ye allow the deeds of your fathers: for they indeed killed them, and ye build their sepulchres.</text:span><text:span text:style-name="T44"> </text:span><text:span text:style-name="T72">Therefore also said the wisdom of God, I will send them prophets and apostles, and </text:span><text:span text:style-name="T75">some</text:span><text:span text:style-name="T72"> of them they shall slay and persecute:</text:span><text:span text:style-name="T44"> </text:span><text:span text:style-name="T72">That the blood of all the prophets, which was shed from the foundation of the world, may be required of this generation; </text:span><text:span text:style-name="T72">From the blood of Abel unto the blood of Zacharias, which perished between the altar and the temple: verily I say unto you, It shall be required of this generation.</text:span><text:span text:style-name="T44"> </text:span><text:span text:style-name="T72">Woe unto you, lawyers! for ye have taken away the key of knowledge: ye entered not in yourselves, and them that were entering in ye hindered.</text:span><text:span text:style-name="T64"> </text:span><text:span text:style-name="T66">Glory be to God forever.</text:span></text:p>
      </text:section>
      <text:p text:style-name="P60"><text:soft-page-break/>Thursday of the Sixth Week of Lent</text:p>
      <text:p text:style-name="P49"/>
      <text:p text:style-name="P23">The Matins Prophecies</text:p>
      <text:p text:style-name="P40">2 Kings 4:8-37</text:p>
      <text:p text:style-name="P41"><text:tab/><text:span text:style-name="T8">From the second Book of Kings.</text:span></text:p>
      <text:section text:style-name="Sect1" text:name="Section260">
        <text:p text:style-name="P73"><text:span text:style-name="T20"><text:tab/></text:span><text:span text:style-name="T44">And a day came, when Elisaie passed over to Soman, and </text:span><text:span text:style-name="T41">there was</text:span><text:span text:style-name="T44"> a great lady there, and she constrained him to eat bread: and it came to pass as often as he went into </text:span><text:span text:style-name="T41">the city, that</text:span><text:span text:style-name="T44"> he turned aside to eat there. And the woman said to her husband, See now, I know that this </text:span><text:span text:style-name="T41">is</text:span><text:span text:style-name="T44"> a holy man of God who comes over continually to us. </text:span><text:span text:style-name="T44">Let us now make for him an upper cham</text:span><text:span text:style-name="T44">ber, a small place; and let us put there for him a bed, and a table, and a stool, and a candlestick: and it shall come to pass that when he comes in to us, he shall turn in thither. And a day came, and he went in thither, and turned aside into the upper chamber, and lay there. And he said to Giezi his servant, Call me this Somanite. and he called her, and she stood before him. And he said to him, Say now to her, Behold, thou hast taken all this trouble for us; what should I do for thee? Hast thou any request </text:span><text:span text:style-name="T41">to make</text:span><text:span text:style-name="T44"> to the king, or to the captain of the host? And she said, I dwell in the midst of my people. And he said to Giezi, What must we do for her? and Giezi his servant said, Indeed she has no son, and her husband </text:span><text:span text:style-name="T41">is</text:span><text:span text:style-name="T44"> old. And he called her, and she stood by the door. And Elisaie said to her, At this time </text:span><text:span text:style-name="T41">next year</text:span><text:span text:style-name="T44">, as the season </text:span><text:span text:style-name="T41">is</text:span><text:span text:style-name="T44">, thou </text:span><text:span text:style-name="T41">shalt be</text:span><text:span text:style-name="T44"> alive, and embrace a son. And she said, Nay, my lord, do not lie to thy servant. And the woman conceived, and bore a son at the very time, as the season was, being alive, as Elisaie said to her.</text:span></text:p>
        <text:p text:style-name="P73"><text:span text:style-name="T44"><text:tab/>And the child grew: and it came to pass when he went out to his father to the reapers, that he said to his father, My head, my head. and </text:span><text:span text:style-name="T41">his father</text:span><text:span text:style-name="T44"> said to a servant, carry him to his mother. And he carried him to his mother, and he lay upon her knees till noon, and died. And she carried him up and laid him on the bed of the man of god; and she shut the door upon him, and went out. And she called her husband, and said, Send now for me one of the young men, and one of the asses, and I will ride quickly to the man of God, and return. And he said, Why art thou going to him to-day? It is neither new moon, nor the Sabbath. And she said, </text:span><text:span text:style-name="T41">It is</text:span><text:span text:style-name="T44"> well. And she saddled the ass, and said to her servant, Be quick, proceed: spare not on my account to ride, unless I shall tell thee. Go, and thou shalt proceed, and come to the man of God to mount Carmel. And she rode and came to the man of God to the mountain: and it came to pass when Elisaie saw her </text:span><text:soft-page-break/><text:span text:style-name="T44">coming, that he said to Giezi his servant, See now, that Somanite comes. Now run to meet her, and thou shalt say, </text:span><text:span text:style-name="T41">Is it</text:span><text:span text:style-name="T44"> well with thee? </text:span><text:span text:style-name="T41">is it</text:span><text:span text:style-name="T44"> well with thy husband? </text:span><text:span text:style-name="T41">is it</text:span><text:span text:style-name="T44"> well with the child? and she said, </text:span><text:span text:style-name="T41">It is</text:span><text:span text:style-name="T44"> well. And she came to Elisaie to the mountain, and laid hold of his feet; and Giezi drew near to thrust her away. And Elisaie </text:span><text:span text:style-name="T44">said, Let her alone, for her soul </text:span><text:span text:style-name="T41">is</text:span><text:span text:style-name="T44"> much grieved in her, and the Lord has hidden </text:span><text:span text:style-name="T41">it</text:span><text:span text:style-name="T44"> from me, and has not told </text:span><text:span text:style-name="T41">it</text:span><text:span text:style-name="T44"> me. And she said, Did I ask a son of my lord? For did I not say, Do not deal deceitfully with me? And Elisaie </text:span><text:span text:style-name="T44">said to Giezi, Gird up thy loins, and take my staff in thy hand, and go: if thou meet any man, thou shalt not salute him, and if a man salute thee thou shalt not answer him: and thou </text:span><text:span text:style-name="T44">shalt lay my staff on the child’s face. And the mother of the child said, </text:span><text:span text:style-name="T41">As</text:span><text:span text:style-name="T44"> the Lord lives and </text:span><text:span text:style-name="T41">as</text:span><text:span text:style-name="T44"> thy soul lives, I will not leave thee. And Elisaie arose, and went after her. And Giezi went on before her, and laid his staff on the child’s face: but there was neither voice nor any hearing. So he returned to meet him, and told him, saying, The child is not awaked. And Elisaie went into the house, and, behold, the dead child was laid upon his bed. And Elisaie went into the house, and shut the door upon themselves, the two, and prayed to the Lord. And he went up, and lay upon the child, and put his mouth upon his mouth, and his eyes upon his eyes, and his hands upon his hands; and bowed himself upon him, and the flesh of the child grew warm. And he returned, and walked up and down in the house: and he went up, and bowed himself on the child seven times; and the child opened his eyes. And Elisaie cried out to Giezi, and said, Call this Somanite. </text:span><text:span text:style-name="T44">So he called her, and she came in to him: and Elisaie said, Take thy son. And the woman went in, and fell at his feet, and did obeisance </text:span><text:span text:style-name="T41">bowing</text:span><text:span text:style-name="T44"> to the ground; and she took her son, and went out.</text:span><text:span text:style-name="T79"> </text:span><text:span text:style-name="T81">Glory be to the Holy Trinity.</text:span></text:p>
      </text:section>
      <text:p text:style-name="P53"/>
      <text:p text:style-name="P40">Isaiah 45:1-10</text:p>
      <text:p text:style-name="P41"><text:tab/><text:span text:style-name="T8">From the book of Isaiah the prophet. His blessing be upon us. Amen.</text:span></text:p>
      <text:section text:style-name="Sect1" text:name="Section389">
        <text:p text:style-name="P98"><text:span text:style-name="T20"><text:tab/></text:span><text:span text:style-name="T44">Thus saith the Lord God to my anointed Cyrus, whose right hand I have held, that nations might be obedient before him; and I will break through the strength of kings; I will open doors before him, and cities shall not be closed. I will go before thee, and will level mountains: I will break to pieces brazen doors, and burst iron bars. And I will give thee the treasures of darkness, I will open to thee hidden, unseen </text:span><text:span text:style-name="T41">treasures</text:span><text:span text:style-name="T44">, that thou mayest know that I, the Lord thy God, that call thee by name, am the God of Israel. </text:span><text:span text:style-name="T44">For the sake of my servant Jacob, and Israel mine elect, I will call </text:span><text:soft-page-break/><text:span text:style-name="T44">thee by thy name, and accept thee: but thou hast not known me.</text:span></text:p>
        <text:p text:style-name="P74"><text:span text:style-name="T44"><text:tab/>For I am the Lord God, and there is no other God beside me; I strengthened thee, and thou hast not known me. That they that </text:span><text:span text:style-name="T41">come</text:span><text:span text:style-name="T44"> from the east and they that </text:span><text:span text:style-name="T41">come</text:span><text:span text:style-name="T44"> from the west may know that there is no God but me. I am the Lord God, and there is none beside. I am he that prepared light, and formed darkness; who make peace, and create evil; I am the Lord God, that does all these things. Let the heaven rejoice from above, and let the clouds rain righteousness: let the earth bring forth, and blossom </text:span><text:span text:style-name="T41">with</text:span><text:span text:style-name="T44"> mercy, and bring forth righteousness likewise: I am the Lord that created thee. What excellent thing have I prepared as clay of the potter? Will the ploughman plough the earth all day? shall the clay say to the potter, What art thou doing that thou dost not work, nor hast hands? shall the thing formed answer him that formed it? As though one should say to </text:span><text:span text:style-name="T41">his</text:span><text:span text:style-name="T44"> father, What wilt thou beget me? and to his mother, What art thou bringing forth?</text:span><text:span text:style-name="T79"> </text:span><text:span text:style-name="T81">Glory be to the Holy Trinity.</text:span></text:p>
      </text:section>
      <text:p text:style-name="P53"/>
      <text:p text:style-name="P40">Proverbs 9:1-11</text:p>
      <text:p text:style-name="P41"><text:tab/><text:span text:style-name="T8">From the book of the Proverbs of Solomon the King. His blessing be upon us. Amen.</text:span></text:p>
      <text:section text:style-name="Sect1" text:name="Section390">
        <text:p text:style-name="P73"><text:span text:style-name="T20"><text:tab/></text:span><text:span text:style-name="T44">Wisdom has built a house for herself, and set up seven pillars. She has killed her beasts; she has mingled her wine in a bowl, and prepared her table. She has sent forth her servants, calling with a loud proclamation to the feast, saying, Whoso is foolish, let him turn aside to me: and to them that want understanding she says, Come, eat of my bread, and drink wine which I have mingled for you. Leave folly, that ye may reign for ever; and seek wisdom, and improve understanding by knowledge. He that </text:span><text:span text:style-name="T44">reproves evil </text:span><text:span text:style-name="T41">men</text:span><text:span text:style-name="T44"> shall get dishonour to himself; and he that rebukes an ungodly </text:span><text:span text:style-name="T41">man</text:span><text:span text:style-name="T44"> shall disgrace himself. Rebuke not evil </text:span><text:span text:style-name="T41">men</text:span><text:span text:style-name="T44">, lest they should hate thee: rebuke a wise </text:span><text:span text:style-name="T41">man</text:span><text:span text:style-name="T44">, and he will love thee. Give an opportunity to a wise </text:span><text:span text:style-name="T41">man</text:span><text:span text:style-name="T44">, and he will be wiser: instruct a just man, and he will receive more </text:span><text:span text:style-name="T41">instruction</text:span><text:span text:style-name="T44">. The fear of the Lord is the beginning of wisdom, and the counsel of saints is understanding: for to know the law is </text:span><text:span text:style-name="T41">the character</text:span><text:span text:style-name="T44"> of a sound mind. For in this way thou shalt live long, and years of thy life shall be added to thee.</text:span><text:span text:style-name="T79"> </text:span><text:span text:style-name="T81">Glory be to the Holy Trinity.</text:span></text:p>
      </text:section>
      <text:p text:style-name="P53"/>
      <text:p text:style-name="P40">Job 35:1-16</text:p>
      <text:p text:style-name="P41"><text:tab/><text:span text:style-name="T8">From the book of Job the righteous. His blessing be upon us. Amen.</text:span></text:p>
      <text:section text:style-name="Sect1" text:name="Section391">
        <text:p text:style-name="P98"><text:span text:style-name="T20"><text:tab/></text:span><text:span text:style-name="T44">And Elius resumed and said, What is this that thou thinkest to be according to right? who art thou that thou hast said, I am righteous before the Lord? I will answer thee, and thy </text:span><text:soft-page-break/><text:span text:style-name="T44">three friends. Look up to the sky and see; and consider the clouds, how high </text:span><text:span text:style-name="T41">they are</text:span><text:span text:style-name="T44"> above thee. If thou hast sinned, what wilt thou do? and if too thou hast transgressed much, what canst thou perform? And suppose thou art righteous, what wilt thou give him? or what shall he receive of thy hand? </text:span><text:span text:style-name="T44">Thy ungodliness </text:span><text:span text:style-name="T41">may affect</text:span><text:span text:style-name="T44"> </text:span><text:span text:style-name="T44">a man who is like to thee; or thy righteousness a son of man.</text:span></text:p>
        <text:p text:style-name="P74"><text:span text:style-name="T44"><text:tab/>They that are oppressed of a multitude will be ready to cry out; they will call for help because of the arm of many. But none said, Where is </text:span><text:span text:style-name="T44">God that made me, who appoints the night-watches; who makes me to differ from the four-footed beasts of the earth, and from the birds of the sky? There they shall cry, and none shall hearken, even because of the </text:span><text:span text:style-name="T44">insolence of wicked men. For the Lord desires not to look on error, for he is the Almighty One. </text:span></text:p>
        <text:p text:style-name="P74"><text:span text:style-name="T44"><text:tab/>He beholds them that perform lawless deeds, and he will save me: and do thou plead before him, if thou canst praise him, as it is </text:span><text:span text:style-name="T41">possible</text:span><text:span text:style-name="T44"> even now. For he is not </text:span><text:span text:style-name="T41">now</text:span><text:span text:style-name="T44"> regarding his wrath, nor has he noticed severely any trespass. Yet Job vainly opens his mouth, in ignorance he multiplies words.</text:span><text:span text:style-name="T79"> </text:span><text:span text:style-name="T81">Glory be to the Holy Trinity.</text:span></text:p>
      </text:section>
      <text:p text:style-name="P53"/>
      <text:p text:style-name="P23">The Matins Gospel</text:p>
      <text:p text:style-name="P34">Psalm 9:13</text:p>
      <text:p text:style-name="P35"><text:tab/><text:span text:style-name="T8">A Psalm of David.</text:span></text:p>
      <text:p text:style-name="P36"><text:tab/><text:span text:style-name="T6">Have mercy on me, O Lord; see my humiliation which I have suffered from my enemies. O Thou, who lifts me up from the gates of death. </text:span><text:span text:style-name="T8">Alleluia.</text:span></text:p>
      <text:p text:style-name="P39"/>
      <text:p text:style-name="P40">Luke 20:9-19</text:p>
      <text:p text:style-name="P41"><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61">
        <text:p text:style-name="P73"><text:span text:style-name="T12"><text:tab/></text:span><text:span text:style-name="T40">Then began he to speak to the people this parable; </text:span><text:span text:style-name="T74">A certain man planted a vineyard, and let it forth to husbandmen, and went into a far country for a long time.</text:span><text:span text:style-name="T40"> </text:span><text:span text:style-name="T74">And at the season he sent a servant to the husbandmen, that they should give him of the fruit of the vineyard: but the husbandmen beat him, and sent </text:span><text:span text:style-name="T75">him</text:span><text:span text:style-name="T72"> away empty.</text:span><text:span text:style-name="T44"> </text:span><text:span text:style-name="T72">And again he sent another servant: and they beat him also, and entreated </text:span><text:span text:style-name="T75">him</text:span><text:span text:style-name="T72"> shamefully, and sent </text:span><text:span text:style-name="T75">him</text:span><text:span text:style-name="T72"> away empty.</text:span><text:span text:style-name="T44"> </text:span><text:span text:style-name="T72">And again he sent a third: and they wounded him also, and cast </text:span><text:span text:style-name="T75">him</text:span><text:span text:style-name="T72"> out.</text:span><text:span text:style-name="T44"> </text:span><text:span text:style-name="T72">Then said the lord of the vineyard, What shall I do? I will send my beloved son: it may be they will reverence </text:span><text:span text:style-name="T75">him</text:span><text:span text:style-name="T72"> when they see him.</text:span><text:span text:style-name="T44"> </text:span><text:span text:style-name="T72">But when the husbandmen saw him, they reasoned among themselves, saying, This is the heir: come, let us kill him, that the inheritance </text:span><text:soft-page-break/><text:span text:style-name="T72">may be ours.</text:span><text:span text:style-name="T44"> </text:span><text:span text:style-name="T72">So they cast him out of the vineyard, and killed </text:span><text:span text:style-name="T75">him</text:span><text:span text:style-name="T72">. What therefore shall the lord of the vineyard do unto them?</text:span><text:span text:style-name="T44"> </text:span><text:span text:style-name="T72">He shall come and destroy these husbandmen, and shall give the vineyard to others.</text:span><text:span text:style-name="T44"> And when they heard </text:span><text:span text:style-name="T41">it</text:span><text:span text:style-name="T44">, they said, God forbid. And he beheld them, and said, </text:span><text:span text:style-name="T72">What is this then that is written, The stone which the builders rejected, the same </text:span><text:span text:style-name="T72">is become the head of the corner?</text:span><text:span text:style-name="T44"> </text:span><text:span text:style-name="T72">Whosoever shall fall upon that stone shall be broken; but on whomsoever it shall fall, it will grind him to powder.</text:span><text:span text:style-name="T44"> And the chief priests and the scribes the same hour sought to lay hands on </text:span><text:span text:style-name="T44">him; and they feared the people: for they perceived that he had spoken this parable against them.</text:span><text:span text:style-name="T64"> </text:span><text:span text:style-name="T66">Glory be to God forever.</text:span></text:p>
      </text:section>
      <text:p text:style-name="P24"/>
      <text:p text:style-name="P28">The Liturgy</text:p>
      <text:p text:style-name="P39"/>
      <text:p text:style-name="P29">The Pauline Epistle</text:p>
      <text:p text:style-name="P40">1 Timothy 2:1-3:4</text:p>
      <text:p text:style-name="P41"><text:tab/><text:span text:style-name="T8">A chapter from the First Epistle of our teacher Paul to Timothy. His blessing be upon us. Amen.</text:span></text:p>
      <text:section text:style-name="Sect1" text:name="Section262">
        <text:p text:style-name="P79"><text:span text:style-name="T63"><text:tab/>I </text:span><text:span text:style-name="T40">exhort therefore, that, first of all, supplications, prayers, intercessions, </text:span><text:span text:style-name="T41">and</text:span><text:span text:style-name="T44"> giving of thanks, be made for all men; For kings, and </text:span><text:span text:style-name="T41">for</text:span><text:span text:style-name="T44"> all that are in authority; that we may lead a quiet and peaceable life in all godliness and honesty. For this </text:span><text:span text:style-name="T41">is</text:span><text:span text:style-name="T44"> good and acceptable in the sight of God our Saviour; Who will have all men to be saved, and to come unto the knowledge of the truth. For </text:span><text:span text:style-name="T41">there is</text:span><text:span text:style-name="T44"> one God, and one mediator between God and men, the man Christ Jesus; Who gave himself a ransom for all, to be testified in due time. Whereunto I am ordained a preacher, and an apostle, (I speak </text:span><text:span text:style-name="T44">the truth in Christ, </text:span><text:span text:style-name="T41">and</text:span><text:span text:style-name="T44"> lie not;) a teacher of the Gentiles in faith and verity. </text:span><text:span text:style-name="T44">I will therefore that men pray every where, lifting up holy hands, without wrath and doubting.</text:span></text:p>
        <text:p text:style-name="P73"><text:span text:style-name="T44"><text:tab/>In like manner also, that women adorn themselves in modest apparel, with shamefacedness and sobriety; not with broided hair, or gold, or pearls, or costly array; But (which becometh women professing godliness) with good works. Let the woman learn in silence with all subjection. But I suffer not a woman to teach, nor to usurp authority over the man, but to be in silence. For Adam was first formed, then Eve. And Adam was not deceived, but the woman being deceived was in the transgression. </text:span><text:span text:style-name="T44">Notwithstanding she shall be saved in childbearing, if they continue in faith and charity and holiness with sobriety.</text:span></text:p>
        <text:p text:style-name="P73"><text:span text:style-name="T44"><text:tab/>This </text:span><text:span text:style-name="T41">is</text:span><text:span text:style-name="T44"> a true saying, If a man desire the office of a bishop, he desireth a good work. A bishop then must be blameless, the husband of one </text:span><text:soft-page-break/><text:span text:style-name="T44">wife, vigilant, sober, of good behaviour, given to hospitality, apt to teach; Not given to wine, no striker, not greedy of filthy lucre; but patient, not a brawler, not covetous; One that ruleth well his own house, having his children in subjection with all gravity.</text:span></text:p>
      </text:section>
      <text:p text:style-name="P49">The grace of God the Father be with you all. Amen.</text:p>
      <text:p text:style-name="P39"/>
      <text:p text:style-name="P29">The Catholic Epistle</text:p>
      <text:p text:style-name="P40">Jude 1:19-25</text:p>
      <text:p text:style-name="P41"><text:tab/><text:span text:style-name="T8">The Catholic Epistle from the Epistle of our teacher Jude. His Blessing be upon us. Amen.</text:span></text:p>
      <text:section text:style-name="Sect1" text:name="Section263">
        <text:p text:style-name="P79"><text:span text:style-name="T65"><text:tab/></text:span><text:span text:style-name="T40">These be they who separate themselves, sensual, having not the Spirit. But ye, beloved, building up yourselves on your most holy faith, praying in the Holy Ghost, Keep yourselves in the love of God, looking for the mercy of our Lord Jesus Christ unto eternal life. And of some have </text:span><text:span text:style-name="T40">compassion, making a difference: And others save with fear, pulling </text:span><text:span text:style-name="T41">them</text:span><text:span text:style-name="T44"> out of the fire; hating even the garment spotted by the flesh. Now unto him that is able to keep you from falling, and to present </text:span><text:span text:style-name="T41">you</text:span><text:span text:style-name="T44"> faultless before the presence of his glory with exceeding joy, To the only wise God our Saviour, </text:span><text:span text:style-name="T41">be</text:span><text:span text:style-name="T44"> glory and majesty, dominion and power, both now and ever. Amen.</text:span></text:p>
      </text:section>
      <text:p text:style-name="P41"><text:tab/><text:span text:style-name="T8">Do not love the world, nor the things which are in the world. The world shall pass away and all its desires; but he who does the will of God shall abide forever. Amen.</text:span></text:p>
      <text:p text:style-name="P39"/>
      <text:p text:style-name="P29">The Praxis</text:p>
      <text:p text:style-name="P40">Acts 27:16-20</text:p>
      <text:p text:style-name="P41"><text:tab/><text:span text:style-name="T8">A chapter from the Acts of our fathers the pure Apostles, who were invested with the grace of the Holy Spirit. Their blessing be with us all. Amen.</text:span></text:p>
      <text:section text:style-name="Sect1" text:name="Section264">
        <text:p text:style-name="P79"><text:span text:style-name="T64"><text:tab/></text:span><text:span text:style-name="T40">And running under a certain island which is called Clauda, we had much work to come by the boat: Which when they had taken up, they </text:span><text:span text:style-name="T40">used helps, undergirding the ship; and, fearing lest they should fall into the quicksands, strake sail, and so were driven. And we being exceedingly tossed with a tempest, the next </text:span><text:span text:style-name="T41">day</text:span><text:span text:style-name="T44"> they lightened the ship;</text:span><text:span text:style-name="T54"> </text:span><text:span text:style-name="T44">And the third </text:span><text:span text:style-name="T41">day</text:span><text:span text:style-name="T44"> we cast out with our own hands the tackling of the ship. And when neither sun nor stars in many days appeared, and no small tempest lay on </text:span><text:span text:style-name="T41">us</text:span><text:span text:style-name="T44">, all hope that we should be saved was then taken away.</text:span></text:p>
      </text:section>
      <text:p text:style-name="P39"><text:tab/><text:span text:style-name="T8">The word of the Lord abides in this church and in every church. Amen.</text:span></text:p>
      <text:p text:style-name="P39"/>
      <text:p text:style-name="P29">The Gospel</text:p>
      <text:p text:style-name="P40">Psalm 9:13,14</text:p>
      <text:p text:style-name="P52"><text:tab/>A Psalm of David.</text:p>
      <text:p text:style-name="P52"><text:tab/><text:span text:style-name="T5">O Thou, Who lifts me up from the gates of death; that I may declare all Thy praises in the gates of the daughter of Sion.</text:span><text:span text:style-name="T92"> </text:span>Alleluia.</text:p>
      <text:p text:style-name="P39"/>
      <text:p text:style-name="P40"><text:soft-page-break/>John 6:47-71</text:p>
      <text:p text:style-name="P4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65">
        <text:p text:style-name="P73"><text:span text:style-name="T64"><text:tab/></text:span><text:span text:style-name="T72">Verily, verily, I say unto you, He that believeth on me hath everlasting life.</text:span><text:span text:style-name="T44"> </text:span><text:span text:style-name="T72">I am that bread of life.</text:span><text:span text:style-name="T44"> </text:span><text:span text:style-name="T72">Your fathers did eat manna in the wilderness, and are dead.</text:span><text:span text:style-name="T44"> </text:span><text:span text:style-name="T72">This is the bread which cometh down from heaven, that a man </text:span><text:span text:style-name="T72">may eat thereof, and not die.</text:span><text:span text:style-name="T44"> </text:span><text:span text:style-name="T72">I am the living bread which came down from heaven: if any man eat of this bread, he shall live for ever: and the bread that I will give is my flesh, which I will give for the life of the </text:span><text:span text:style-name="T72">world.</text:span><text:span text:style-name="T44"> The Jews therefore strove among themselves, saying, How can this man give us </text:span><text:span text:style-name="T41">his</text:span><text:span text:style-name="T44"> flesh to eat? Then Jesus said unto them,</text:span><text:span text:style-name="T72"> Verily, verily, I say unto you, Except ye eat the flesh of the Son of man, and drink his blood, ye have no life in you.</text:span><text:span text:style-name="T44"> </text:span><text:span text:style-name="T72">Whoso eateth my flesh, and drinketh my blood, hath eternal </text:span><text:span text:style-name="T72">life; and I will raise him up at the last day.</text:span><text:span text:style-name="T44"> </text:span><text:span text:style-name="T72">For my flesh is meat indeed, and my blood is drink indeed.</text:span><text:span text:style-name="T44"> </text:span><text:span text:style-name="T72">He that eateth my flesh, and drinketh my blood, dwelleth in me, and I in him.</text:span><text:span text:style-name="T44"> </text:span><text:span text:style-name="T72">As the living Father hath sent me, and I live by the Father: so he that eateth me, even he shall live by me.</text:span><text:span text:style-name="T44"> </text:span><text:span text:style-name="T72">This is that bread which came down from heaven: not as your fathers did eat manna, and are dead: he that eateth of this bread shall live for ever.</text:span><text:span text:style-name="T44"> These things said he in the synagogue, as he taught in Capernaum.</text:span></text:p>
        <text:p text:style-name="P73"><text:span text:style-name="T54"><text:tab/></text:span><text:span text:style-name="T44">Many therefore of his disciples, when they had heard </text:span><text:span text:style-name="T41">this</text:span><text:span text:style-name="T44">, said, This is an hard saying; who can hear it? When Jesus knew in himself that his disciples murmured at it, he said unto them, </text:span><text:span text:style-name="T72">Doth this offend you?</text:span><text:span text:style-name="T44"> </text:span><text:span text:style-name="T75">What</text:span><text:span text:style-name="T72"> and if ye shall see the Son of man ascend up where he was before?</text:span><text:span text:style-name="T44"> </text:span><text:span text:style-name="T72">It is the spirit </text:span><text:span text:style-name="T72">that quickeneth; the flesh profiteth nothing: the words that I speak unto you, </text:span><text:span text:style-name="T75">they</text:span><text:span text:style-name="T72"> are spirit, and </text:span><text:span text:style-name="T75">they</text:span><text:span text:style-name="T72"> are life.</text:span><text:span text:style-name="T44"> </text:span><text:span text:style-name="T72">But there are some of you that believe not.</text:span><text:span text:style-name="T44"> For Jesus knew from the beginning who they were that believed not, and who should betray him. And he said,</text:span><text:span text:style-name="T72"> Therefore said I unto you, that no man can come unto me, except it were given unto him of my Father.</text:span><text:span text:style-name="T44"> From that </text:span><text:span text:style-name="T41">time</text:span><text:span text:style-name="T44"> many of his disciples went back, and walked no more with him. Then said Jesus unto the twelve, </text:span><text:span text:style-name="T72">Will ye also go away?</text:span><text:span text:style-name="T44"> Then Simon Peter answered him, Lord, to whom shall we go? thou hast the words of eternal life. And we believe and are sure that thou art that Christ, the Son of the living God. Jesus answered them,</text:span><text:span text:style-name="T72"> Have not I chosen you twelve, and one of you is a devil?</text:span><text:span text:style-name="T44"> He spake of Judas Iscariot </text:span><text:span text:style-name="T41">the son</text:span><text:span text:style-name="T44"> of Simon: for he it was that should betray him, being one of the twelve.</text:span><text:span text:style-name="T64"> </text:span><text:span text:style-name="T66">Glory be to God forever.</text:span></text:p>
      </text:section>
      <text:p text:style-name="P60"><text:soft-page-break/>Friday of the Sixth Week of Lent</text:p>
      <text:p text:style-name="P49"/>
      <text:p text:style-name="P23">The Matins Prophecies</text:p>
      <text:p text:style-name="P40">Genesis 22:1-18</text:p>
      <text:p text:style-name="P41"><text:tab/><text:span text:style-name="T8">From the book of Genesis of Moses the prophet. His blessing be upon us. Amen.</text:span></text:p>
      <text:section text:style-name="Sect1" text:name="Section266">
        <text:p text:style-name="P73"><text:span text:style-name="T20"><text:tab/></text:span><text:span text:style-name="T44">And it came to pass after these things that God tempted Abraam, and said to him, Abraam, Abraam; and he said, Lo! I </text:span><text:span text:style-name="T41">am here</text:span><text:span text:style-name="T44">. And he said, Take thy son, the beloved one, whom thou hast loved—Isaac, and go into the </text:span><text:span text:style-name="T44">high land, and offer him there for a whole-burnt-offering on one of the mountains which I will tell thee of.</text:span></text:p>
        <text:p text:style-name="P73"><text:span text:style-name="T44"><text:tab/>And Abraam rose up in the morning and saddled his ass, and he took with him two servants, and Isaac his son, and having split wood for a whole-burnt-offering, he arose and departed, and came to the place of </text:span><text:span text:style-name="T44">which God spoke to him, on the third day; and Abraam having lifted up his eyes, saw the place afar off. And Abraam said to his servants, Sit ye here with the ass, and I and the lad will proceed thus far, and having worshipped we will return to you. And Abraam took the wood of the whole-burnt-offering, and laid it on Isaac his son, and he took into his hands both the fire and the knife, and the two went together. And Isaac said to Abraam his father, Father. And he said, What is it, son? And he said, Behold the fire and the wood, where is the sheep for a whole-burnt-offering? And Abraam said, God will provide himself a sheep for a whole-burnt-offering, </text:span><text:span text:style-name="T41">my</text:span><text:span text:style-name="T44"> son. And both having gone together, came to the place which God spoke of to him; and there Abraam built the altar, and laid the wood on it, and having bound the feet </text:span><text:span text:style-name="T44">of Isaac his son together, he laid him on the altar upon the wood. And Abraam stretched forth his hand to take the knife to slay his son.</text:span></text:p>
        <text:p text:style-name="P73"><text:span text:style-name="T44"><text:tab/>And an angel of the Lord called him out of heaven, and said, Abraam, Abraam. And he said, Behold, I </text:span><text:span text:style-name="T41">am here</text:span><text:span text:style-name="T44">. And he said, Lay not thine hand upon the child, neither do anything to him, for now I know that thou fearest God, and for my sake thou hast not spared thy beloved son. And Abraam lifted up his eyes and beheld, and lo! a ram caught by his horns in a plant of Sabec; and Abraam went and took the ram, and offered him up for a whole-burnt-offering in the place of Isaac his son. And Abraam called the name of that place, The Lord hath seen; that they might say to-day, In the mount the Lord was seen.</text:span></text:p>
        <text:p text:style-name="P73"><text:span text:style-name="T44"><text:tab/>And an angel of the Lord called Abraam the second time out of heaven, saying, I have sworn by myself, says the Lord, because thou hast done this thing, and on my </text:span><text:soft-page-break/><text:span text:style-name="T44">account hast not spared thy beloved son, surely blessing I will bless thee, and multiplying I will multiply thy seed as the stars of heaven, and as the sand which is by the shore of the sea, and thy seed shall inherit the cities of their enemies. And in thy seed shall all the nations of the earth be blessed, because thou hast hearkened to my voice.</text:span><text:span text:style-name="T79"> </text:span><text:span text:style-name="T81">Glory be to the Holy Trinity.</text:span></text:p>
      </text:section>
      <text:p text:style-name="P53"/>
      <text:p text:style-name="P40">Isaiah 45:11-17</text:p>
      <text:p text:style-name="P41"><text:tab/><text:span text:style-name="T8">From the book of Isaiah the prophet. His blessing be upon us. Amen.</text:span></text:p>
      <text:section text:style-name="Sect1" text:name="Section392">
        <text:p text:style-name="P73"><text:span text:style-name="T20"><text:tab/></text:span><text:span text:style-name="T44">For thus saith the Lord God, the Holy One of Israel, who has formed the things that are to come, Enquire of me concerning my sons, and concerning the works of my hands command me. I have made the earth, and man upon it: I with my hand have established the heaven; I have given commandment to all the stars. I have </text:span><text:span text:style-name="T44">raised him up </text:span><text:span text:style-name="T41">to be</text:span><text:span text:style-name="T44"> a king with righteousness, and all his ways are right: he shall build my city, and shall turn the captivity of my people, not for ransoms, nor for rewards, saith the Lord of hosts. Thus saith the Lord of hosts, Egypt has laboured </text:span><text:span text:style-name="T41">for thee</text:span><text:span text:style-name="T44">; and the merchandise of the Ethiopians, and the Sabeans, men of stature, shall pass over to thee, and shall be thy servants; and they shall follow after thee bound in fetters, and shall pass over to thee, and shall do obeisance to thee, and make supplication to thee: because God is in thee; and there is no God beside thee, </text:span><text:span text:style-name="T41">O Lord</text:span><text:span text:style-name="T44">. For thou art God, yet we knew </text:span><text:span text:style-name="T41">it</text:span><text:span text:style-name="T44"> not, the God of Israel, the Saviour. All that are opposed to him shall be ashamed and confounded, and shall walk in shame: ye isles, keep a feast to me. Israel is saved by the Lord with an everlasting salvation: they shall not be ashamed </text:span><text:span text:style-name="T44">nor confounded for evermore.</text:span><text:span text:style-name="T79"> </text:span><text:span text:style-name="T81">Glory be to the Holy Trinity.</text:span></text:p>
      </text:section>
      <text:p text:style-name="P53"/>
      <text:p text:style-name="P40">Proverbs 9:12-18</text:p>
      <text:p text:style-name="P41"><text:tab/><text:span text:style-name="T8">From the book of the Proverbs of Solomon the King. His blessing be upon us. Amen.</text:span></text:p>
      <text:section text:style-name="Sect1" text:name="Section393">
        <text:p text:style-name="P73"><text:span text:style-name="T20"><text:tab/></text:span><text:span text:style-name="T44">Son, if thou be wise for thyself, thou shalt also be wise for thy neighbours; and if thou shouldest prove wicked, thou alone wilt bear the evil. </text:span></text:p>
        <text:p text:style-name="P73"><text:span text:style-name="T44"><text:tab/>A foolish and bold woman, who knows not modesty, comes to want a morsel. She sits at the doors of her house, on a seat openly in the streets, calling to passers by, and to those that are going right on their ways; </text:span><text:span text:style-name="T41">saying</text:span><text:span text:style-name="T44">, Whoso is most senseless of you, let him turn aside to me; and I exhort those that want prudence, saying, Take and enjoy secret bread, and the sweet water of theft. </text:span><text:span text:style-name="T44">But he knows that mighty men die by her, and he falls in with a snare of hell.</text:span><text:span text:style-name="T79"> </text:span><text:span text:style-name="T81">Glory be to the Holy Trinity.</text:span></text:p>
      </text:section>
      <text:p text:style-name="P53"/>
      <text:p text:style-name="P40"/>
      <text:p text:style-name="P8">Job 36:1-32</text:p>
      <text:p text:style-name="P41"><text:tab/><text:span text:style-name="T8">From the book of Job the righteous. His blessing be upon us. Amen.</text:span></text:p>
      <text:section text:style-name="Sect1" text:name="Section394">
        <text:p text:style-name="P98"><text:span text:style-name="T20"><text:tab/></text:span><text:span text:style-name="T44">And Elius further continued, and said, Wait from me yet a little while, that I may teach thee: for there is yet speech in me. Having fetched </text:span><text:span text:style-name="T44">my knowledge from afar, and according to my works, </text:span><text:span text:style-name="T44">I will speak just things truly, and thou shalt not unjustly receive unjust words.</text:span></text:p>
        <text:p text:style-name="P74"><text:span text:style-name="T40"><text:tab/>But know that the Lord will not cast off an innocent man: being mighty in strength of </text:span><text:span text:style-name="T44">wisdom, he will not by any means save alive the ungodly: and he will grant the judgment of the poor. </text:span><text:span text:style-name="T44">He will not turn away his eyes from the righteous, but </text:span><text:span text:style-name="T41">they shall be</text:span><text:span text:style-name="T44"> with kings on the throne: and he will establish them in triumph, and they shall be exalted. But they that are bound in fetters shall be holden in cords of poverty. And he shall recount to them their works, and their transgressions, for such will act with violence. But he will hearken to the righteous: and he has said that they shall turn from unrighteousness. If they should hear and serve </text:span><text:span text:style-name="T41">him</text:span><text:span text:style-name="T44">, </text:span><text:span text:style-name="T44">they shall spend their days in prosperity, and their years in honour. But he preserves not the ungodly; because they are not willing to know the Lord, and because when reproved they were disobedient. And the hypocrites in heart will array wrath </text:span><text:span text:style-name="T41">against themselves</text:span><text:span text:style-name="T44">; they will not cry, because he has bound them. Therefore let their soul die in youth, and their life be wounded by messengers </text:span><text:span text:style-name="T41">of death</text:span><text:span text:style-name="T44">.</text:span></text:p>
        <text:p text:style-name="P74"><text:span text:style-name="T44"><text:tab/>Because they afflicted the weak and helpless: and he will vindicate the judgment of the meek. And he has also enticed thee out of the mouth of the enemy: </text:span><text:span text:style-name="T41">there is</text:span><text:span text:style-name="T44"> a deep gulf </text:span><text:span text:style-name="T41">and</text:span><text:span text:style-name="T44"> a rushing stream beneath it, and thy table came down full of fatness. Judgment shall not fail from the righteous; but there shall be wrath upon the ungodly, by reason of the ungodliness of the bribes which they received for iniquities. Let not </text:span><text:span text:style-name="T41">thy</text:span><text:span text:style-name="T44"> mind willingly turn thee aside from the petition of the feeble that are in distress. And draw not forth all the mighty </text:span><text:span text:style-name="T41">men</text:span><text:span text:style-name="T44"> by night, so that the people should go up instead of them. But take heed lest thou do that which is wrong: for of this thou has made choice because of poverty. Behold, the Mighty One shall prevail by his strength: for who is powerful as he is? And who is he that examines his works? or who can say, he has wrought injustice?</text:span></text:p>
        <text:p text:style-name="P74"><text:span text:style-name="T44"><text:tab/>Remember that his works are great </text:span><text:span text:style-name="T41">beyond</text:span><text:span text:style-name="T44"> those which men have </text:span><text:span text:style-name="T44">attempted. Every man has seen in himself, how many mortals are wounded. Behold, the Mighty One is great, and we shall not know </text:span><text:span text:style-name="T41">him</text:span><text:span text:style-name="T44">: the number of his years is even infinite. And the drops of rain are numbered </text:span><text:span text:style-name="T44">by him, and shall be poured out in </text:span><text:soft-page-break/><text:span text:style-name="T44">rain to form a cloud. The ancient </text:span><text:span text:style-name="T41">heavens</text:span><text:span text:style-name="T44"> shall flow, and the clouds overshadow innumerable mortals: he has fixed a time to cattle, and they know the order of rest. </text:span><text:span text:style-name="T41">Yet</text:span><text:span text:style-name="T44"> by all these things thy understanding is not astonished, neither is thy mind disturbed in </text:span><text:span text:style-name="T41">thy</text:span><text:span text:style-name="T44"> body. And though one should </text:span><text:span text:style-name="T44">understand the outspreadings of the clouds, </text:span><text:span text:style-name="T41">or</text:span><text:span text:style-name="T44"> the measure of his tabernacle; behold he will stretch his bow against him, and he covers the bottom of the sea. For by them he will judge the nations: he will give food to him that has strength. He has hidden the light in </text:span><text:span text:style-name="T41">his</text:span><text:span text:style-name="T44"> hands, and given charge concerning it to the interposing </text:span><text:span text:style-name="T41">cloud</text:span><text:span text:style-name="T44">.</text:span></text:p>
      </text:section>
      <text:p text:style-name="P53"/>
      <text:p text:style-name="P40">Job 37:1-24</text:p>
      <text:p text:style-name="P41"><text:tab/></text:p>
      <text:section text:style-name="Sect1" text:name="Section395">
        <text:p text:style-name="P73"><text:span text:style-name="T20"><text:tab/></text:span><text:span text:style-name="T44">At this also my heart is troubled, and moved out of its place. Hear thou a report by the anger of the Lord’s wrath, and a discourse shall come out of his mouth. His dominion is under the whole heaven, and his light is at the extremities of the earth. After him </text:span><text:span text:style-name="T44">shall be a cry with a </text:span><text:span text:style-name="T41">loud</text:span><text:span text:style-name="T44"> voice; he shall thunder with the voice of his excellency, yet he shall not cause men to pass away, for one shall hear his voice. The Mighty One shall thunder wonderfully with his voice: for he has done great things which we knew not;</text:span></text:p>
        <text:p text:style-name="P73"><text:span text:style-name="T44"><text:tab/>commanding the snow, Be thou upon the earth, and the stormy rain, and the storm of the showers of his might. He seals up the hand of every man, that every man may know his own weakness. And the wild beasts come in under the covert, and rest in </text:span><text:span text:style-name="T41">their</text:span><text:span text:style-name="T44"> lair. Troubles come on out of the secret chambers, and cold from the mountain-tops. And from the breath of the Mighty One he will send frost; and he guides the water in whatever way he pleases. And </text:span><text:span text:style-name="T41">if</text:span><text:span text:style-name="T44"> a cloud obscures </text:span><text:span text:style-name="T41">what is</text:span><text:span text:style-name="T44"> precious </text:span><text:span text:style-name="T41">to him</text:span><text:span text:style-name="T44">, his light will disperse the cloud. And he will carry round the encircling </text:span><text:span text:style-name="T41">clouds</text:span><text:span text:style-name="T44"> by his governance, to </text:span><text:span text:style-name="T41">perform</text:span><text:span text:style-name="T44"> their works: whatsoever he shall command them, </text:span><text:span text:style-name="T44">this has been appointed by him on the earth, whether for correction, </text:span><text:span text:style-name="T41">or</text:span><text:span text:style-name="T44"> for his land, or if he shall find him </text:span><text:span text:style-name="T41">an object</text:span><text:span text:style-name="T44"> for mercy.</text:span></text:p>
        <text:p text:style-name="P73"><text:span text:style-name="T44"><text:tab/>Hearken to this, O Job: stand still, and be admonished of the power of the Lord. We know that God has disposed his works, having made light out of darkness. And he knows the divisions of the clouds, and the signal overthrows of the ungodly. But thy robe is warm, and there is quiet upon the land. Wilt thou establish with him </text:span><text:span text:style-name="T41">foundations</text:span><text:span text:style-name="T44"> for the ancient </text:span><text:span text:style-name="T41">heavens? they are</text:span><text:span text:style-name="T44"> strong as a molten mirror. Wherefore teach me, what shall we say to him? and let us cease from </text:span><text:soft-page-break/><text:span text:style-name="T44">saying much. </text:span><text:span text:style-name="T44">Have I a book or a scribe </text:span><text:span text:style-name="T44">my me, that I may stand and put man to silence?</text:span></text:p>
        <text:p text:style-name="P73"><text:span text:style-name="T44"><text:tab/>But the light is not visible to all: it shines afar off in the heavens, as that which is from him in the clouds. From the </text:span><text:span text:style-name="T41">north</text:span><text:span text:style-name="T44"> come the clouds shining like gold: in these great are the glory and honour of the Almighty; and we do not find another his equal in strength: </text:span><text:span text:style-name="T41">as for</text:span><text:span text:style-name="T44"> him that judges justly, dost thou not think that he listens? Wherefore men shall fear him; and the wise also in heart shall fear him.</text:span><text:span text:style-name="T79"> </text:span><text:span text:style-name="T81">Glory be to the Holy Trinity.</text:span></text:p>
      </text:section>
      <text:p text:style-name="P53"/>
      <text:p text:style-name="P53"><text:tab/><text:span text:style-name="T96">Some lectionaries may have the book of Tobit in its entirety here. It is divided into six sections after 3:6, 3:15, 6:9, 9:6, and 11:19. Each section begins with “From the book of Tobit. His blessing be upon us. Amen.” and ends with “Glory to the Holy Trinity.”</text:span></text:p>
      <text:p text:style-name="P44"/>
      <text:p text:style-name="P23">The Matins Gospel</text:p>
      <text:p text:style-name="P34">Psalm 50:7-8</text:p>
      <text:p text:style-name="P35"><text:tab/><text:span text:style-name="T8">A Psalm of David.</text:span></text:p>
      <text:p text:style-name="P36"><text:tab/><text:span text:style-name="T51">Thou shalt sprinkle me with Thy hyssop, and I shall be clean: Thou shalt wash me, and I shall be whiter than snow. Thou shalt cause me to hear joy and gladness; and my humble bones shall rejoice.</text:span> <text:span text:style-name="T8">Alleluia.</text:span></text:p>
      <text:p text:style-name="P39"/>
      <text:p text:style-name="P40">John 3:14-21</text:p>
      <text:p text:style-name="P41"><text:tab/><text:span text:style-name="T8">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267">
        <text:p text:style-name="P73"><text:span text:style-name="T12"><text:tab/></text:span><text:span text:style-name="T74">And as Moses lifted up the serpent in the wilderness, even so must the Son of man be lifted up:</text:span><text:span text:style-name="T40"> </text:span><text:span text:style-name="T74">That whosoever believeth in him should not perish, but have eternal life.</text:span><text:span text:style-name="T40"> </text:span><text:span text:style-name="T74">For God so loved the world, that he gave his only begotten Son, that whosoever believeth in him should not perish, but have everlasting life.</text:span><text:span text:style-name="T40"> </text:span><text:span text:style-name="T74">For God sent not his Son into the world to condemn the world; but that the world through him might be saved.</text:span><text:span text:style-name="T40"> </text:span><text:span text:style-name="T74">He that believeth on him is not condemned: but he that believeth not is condemned already, because he hath not believed in the name of the only begotten Son of God.</text:span><text:span text:style-name="T40"> </text:span><text:span text:style-name="T74">And this is the condemnation, that light is come into the world, and men loved darkness rather than light, because their deeds were evil.</text:span><text:span text:style-name="T40"> </text:span><text:span text:style-name="T74">For </text:span><text:span text:style-name="T74">every one that doeth evil hateth the light, neither cometh to the light, lest his deeds should be reproved.</text:span><text:span text:style-name="T40"> </text:span><text:span text:style-name="T74">But he that doeth truth cometh to the light, that his deeds may be made manifest, that they are wrought in God.</text:span><text:span text:style-name="T64"> </text:span><text:span text:style-name="T66">Glory be to God forever.</text:span></text:p>
      </text:section>
      <text:p text:style-name="P24"/>
      <text:p text:style-name="P28"/>
      <text:p text:style-name="P13">The Liturgy</text:p>
      <text:p text:style-name="P39"/>
      <text:p text:style-name="P29">The Pauline Epistle</text:p>
      <text:p text:style-name="P40">1 Corinthians 10:1-13</text:p>
      <text:p text:style-name="P41"><text:tab/><text:span text:style-name="T8">A chapter from the First Epistle of our teacher Paul to the Corinthians. His blessing be upon us. Amen.</text:span></text:p>
      <text:section text:style-name="Sect1" text:name="Section268">
        <text:p text:style-name="P79"><text:span text:style-name="T63"><text:tab/></text:span><text:span text:style-name="T40">Moreover, brethren, I would not that ye should be ignorant, how that all our fathers were under the cloud, and all passed through the sea; And were all baptized unto Moses in the cloud and in the sea; And did all eat the same spiritual meat; And did all drink the same spiritual drink: for they drank of that spiritual Rock that followed them: and that Rock was Christ. But with many of them God </text:span><text:span text:style-name="T40">was not well pleased: for they were overthrown in the wilderness.</text:span></text:p>
        <text:p text:style-name="P73"><text:span text:style-name="T40"><text:tab/>Now these things were our examples, to the intent we should not lust after evil things, as they also lusted. Neither be ye idolaters, as </text:span><text:span text:style-name="T41">were</text:span><text:span text:style-name="T44"> some of them; as it is written, The people sat down to eat and drink, and rose up to play. Neither let us commit fornication, as some of them committed, and fell in one day three and </text:span><text:span text:style-name="T44">twenty thousand. Neither let us tempt Christ, as some of them also tempted, and were destroyed of serpents. Neither murmur ye, as some of them also murmured, and were destroyed of the destroyer. Now all these things happened unto them for ensamples: and they are written for our admonition, upon whom the ends of the world are come. Wherefore let him that thinketh he standeth take heed lest he fall. There hath no temptation taken you but such as is common to man: but God </text:span><text:span text:style-name="T41">is</text:span><text:span text:style-name="T44"> faithful, who will not suffer you to be tempted above that ye are able; but will with the temptation also make a way to escape, that ye may be able to bear </text:span><text:span text:style-name="T41">it</text:span><text:span text:style-name="T44">.</text:span></text:p>
      </text:section>
      <text:p text:style-name="P49">The grace of God the Father be with you all. Amen.</text:p>
      <text:p text:style-name="P39"/>
      <text:p text:style-name="P29">The Catholic Epistle</text:p>
      <text:p text:style-name="P40">1 John 2:12-17</text:p>
      <text:p text:style-name="P41"><text:tab/><text:span text:style-name="T8">The Catholic Epistle from the First Epistle of our teacher John. His Blessing be upon us. Amen.</text:span></text:p>
      <text:section text:style-name="Sect1" text:name="Section269">
        <text:p text:style-name="P79"><text:span text:style-name="T65"><text:tab/></text:span><text:span text:style-name="T40">I write unto you, little children, because your sins are forgiven you for his name’s sake. I write unto you, fathers, because ye have known him </text:span><text:span text:style-name="T41">that is</text:span><text:span text:style-name="T44"> from the beginning. I write unto you, young men, because ye have overcome the wicked one. I write unto you, little children, because ye have known the Father. I have written unto you, fathers, because ye have known him </text:span><text:span text:style-name="T41">that is</text:span><text:span text:style-name="T44"> from the beginning. I have written unto you, young men, because ye are strong, and the word of God abideth in you, and ye have overcome the wicked one. Love not the world, neither the things </text:span><text:span text:style-name="T41">that are</text:span><text:span text:style-name="T44"> in the world. If any man love the world, the love of the Father is not in him. For all that </text:span><text:span text:style-name="T41">is</text:span><text:span text:style-name="T44"> </text:span><text:soft-page-break/><text:span text:style-name="T44">in the world, the lust of the flesh, and the lust of the eyes, and the pride of life, is not of the Father, but is of the world. And the world passeth away, and the lust thereof: but he that doeth the will of God abideth for ever.</text:span></text:p>
      </text:section>
      <text:p text:style-name="P41"><text:tab/><text:span text:style-name="T8">Do not love the world, nor the things which are in the world. The world shall pass away and all its desires; but he who does the will of God shall abide forever. Amen.</text:span></text:p>
      <text:p text:style-name="P39"/>
      <text:p text:style-name="P29">The Praxis</text:p>
      <text:p text:style-name="P40">Acts 8:9-17</text:p>
      <text:p text:style-name="P41"><text:tab/><text:span text:style-name="T8">A chapter from the Acts of our fathers the pure Apostles, who were invested with the grace of the Holy Spirit. Their blessing be with us all. Amen.</text:span></text:p>
      <text:section text:style-name="Sect1" text:name="Section270">
        <text:p text:style-name="P79"><text:span text:style-name="T64"><text:tab/></text:span><text:span text:style-name="T40">But there was a certain man, called Simon, which beforetime in the same city used sorcery, and bewitched the people of Samaria, giving out that himself was some great one: To whom they all gave heed, from the least to the greatest, saying, This man is the great power of God. And to him they had regard, because that of long time he had bewitched them with sorceries. But when they believed Philip preaching the things concerning the kingdom </text:span><text:span text:style-name="T40">of God, and the name of Jesus Christ, they were baptized, both men and women. </text:span><text:span text:style-name="T40">Then Simon himself believed also: and when he was baptized, he continued with Philip, and wondered, beholding the miracles and signs which were done.</text:span></text:p>
        <text:p text:style-name="P73"><text:span text:style-name="T40"><text:tab/>Now when the apostles which were at Jerusalem heard that Samaria had received the word of God, they sent unto them Peter and John: Who, when they were come down, prayed for them, that they might receive the Holy Ghost: (For as yet he was fallen upon none of them: only they were baptized in the name of the Lord Jesus.) </text:span><text:span text:style-name="T40">Then laid they </text:span><text:span text:style-name="T41">their</text:span><text:span text:style-name="T44"> hands on them, and they received the Holy Ghost.</text:span></text:p>
      </text:section>
      <text:p text:style-name="P39"><text:tab/><text:span text:style-name="T8">The word of the Lord abides in this church and in every church. Amen.</text:span></text:p>
      <text:p text:style-name="P39"/>
      <text:p text:style-name="P29">The Gospel</text:p>
      <text:p text:style-name="P40">Psalm 33:5,4</text:p>
      <text:p text:style-name="P52"><text:tab/>A Psalm of David.</text:p>
      <text:p text:style-name="P38"><text:span text:style-name="T8"><text:tab/></text:span><text:span text:style-name="T48">Come unto Him, that ye may be enlightened: and your faces shall not be ashamed. I have sought the Lord, and He heard me.</text:span><text:span text:style-name="T83"> </text:span><text:span text:style-name="T8">Alleluia.</text:span></text:p>
      <text:p text:style-name="P39"/>
      <text:p text:style-name="P40">John 3:1-13</text:p>
      <text:p text:style-name="P4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71">
        <text:p text:style-name="P98"><text:span text:style-name="T64"><text:tab/></text:span><text:span text:style-name="T44">There was a man of the Pharisees, named Nicodemus, a ruler of the Jews: The same came to Jesus by night, and said unto him, Rabbi, we </text:span><text:span text:style-name="T44">know that thou art a teacher come from God: for no man can do these </text:span><text:soft-page-break/><text:span text:style-name="T44">miracles that thou doest, except God be with him. Jesus answered and said unto him, </text:span><text:span text:style-name="T72">Verily, verily, I say unto thee, Except a man be born again, he cannot see the kingdom of God.</text:span><text:span text:style-name="T44"> Nicodemus saith unto him, How can a man be born when he is old? can he enter the second time into his </text:span><text:span text:style-name="T44">mother’s womb, and be born? Jesus answered, </text:span><text:span text:style-name="T72">Verily, verily, I say unto thee, Except a man be born of water and </text:span><text:span text:style-name="T75">of</text:span><text:span text:style-name="T72"> the Spirit, he cannot enter into the kingdom of God.</text:span><text:span text:style-name="T44"> </text:span><text:span text:style-name="T72">That which is born of the flesh is flesh; and that which is born of the Spirit is spirit.</text:span><text:span text:style-name="T44"> </text:span><text:span text:style-name="T72">Marvel not that I said unto thee, Ye must be born again.</text:span><text:span text:style-name="T44"> </text:span><text:span text:style-name="T72">The wind bloweth where it listeth, and thou hearest the </text:span><text:span text:style-name="T72">sound thereof, but canst not tell whence it cometh, and whither it goeth: so is every one that is born of the Spirit.</text:span><text:span text:style-name="T44"> Nicodemus answered and said unto him, How can these things be? Jesus answered and said unto him, </text:span><text:span text:style-name="T72">Art thou a master of Israel, and knowest not these things?</text:span><text:span text:style-name="T44"> </text:span><text:span text:style-name="T72">Verily, verily, I say unto thee, We speak that we do know, and testify that we have seen; </text:span><text:span text:style-name="T72">and ye receive not our witness.</text:span><text:span text:style-name="T44"> </text:span><text:span text:style-name="T72">If I have told you earthly things, and ye believe not, how shall ye believe, if I tell you </text:span><text:span text:style-name="T75">of</text:span><text:span text:style-name="T72"> heavenly things?</text:span><text:span text:style-name="T44"> </text:span><text:span text:style-name="T72">And no man hath ascended up to heaven, but he that came down from heaven, </text:span><text:span text:style-name="T75">even</text:span><text:span text:style-name="T72"> the Son of man which is in heaven.</text:span><text:span text:style-name="T64"> </text:span><text:span text:style-name="T66">Glory be to God forever.</text:span></text:p>
      </text:section>
      <text:p text:style-name="P31"/>
      <text:p text:style-name="P60">Saturday of the Sixth Week of Lent</text:p>
      <text:p text:style-name="P54"/>
      <text:p text:style-name="P23">The Matins Gospel</text:p>
      <text:p text:style-name="P34">Psalm 78:7,8</text:p>
      <text:p text:style-name="P35"><text:tab/><text:span text:style-name="T8">A Psalm of David.</text:span></text:p>
      <text:p text:style-name="P36"><text:tab/><text:span text:style-name="T51">Let Thy compassions speedily precede us for we have become exceedingly poor. Help us, O God, our Saviour, for the glory of Thy Name.</text:span><text:span text:style-name="T85"> </text:span><text:span text:style-name="T8">Alleluia.</text:span></text:p>
      <text:p text:style-name="P39"/>
      <text:p text:style-name="P40">Matthew 9:1-8</text:p>
      <text:p text:style-name="P41"><text:tab/><text:span text:style-name="T8">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72">
        <text:p text:style-name="P73"><text:span text:style-name="T12"><text:tab/></text:span><text:span text:style-name="T40">And he entered into a ship, and passed over, and came into his own city. And, behold, they brought to him a man sick of the palsy, lying on a bed: and Jesus seeing their faith said unto the sick of the palsy; </text:span><text:span text:style-name="T74">Son, be of good cheer; thy sins be forgiven thee.</text:span><text:span text:style-name="T40"> And, behold, certain of the scribes said within themselves, This </text:span><text:span text:style-name="T41">man</text:span><text:span text:style-name="T44"> blasphemeth. And Jesus knowing their thoughts said, </text:span><text:span text:style-name="T72">Wherefore think ye evil in your hearts?</text:span><text:span text:style-name="T44"> </text:span><text:span text:style-name="T72">For whether is easier, </text:span><text:span text:style-name="T72">to say, </text:span><text:span text:style-name="T75">Thy</text:span><text:span text:style-name="T72"> sins be forgiven thee; or to say, Arise, and walk?</text:span><text:span text:style-name="T44"> </text:span><text:span text:style-name="T72">But that ye may </text:span><text:soft-page-break/><text:span text:style-name="T72">know that the Son of man hath power on earth to forgive sins,</text:span><text:span text:style-name="T44"> (then saith he to the sick of the palsy,) </text:span><text:span text:style-name="T72">Arise, take up thy bed, and go unto thine house.</text:span><text:span text:style-name="T44"> And he arose, and departed to his house. But when the multitudes saw </text:span><text:span text:style-name="T41">it</text:span><text:span text:style-name="T44">, they </text:span><text:span text:style-name="T44">marvelled, and glorified God, which had given such power unto men.</text:span><text:span text:style-name="T64"> </text:span><text:span text:style-name="T66">Glory be to God forever.</text:span></text:p>
      </text:section>
      <text:p text:style-name="P24"/>
      <text:p text:style-name="P28">The Liturgy</text:p>
      <text:p text:style-name="P39"/>
      <text:p text:style-name="P29">The Pauline Epistle</text:p>
      <text:p text:style-name="P40">Ephesians 4:1-7</text:p>
      <text:p text:style-name="P41"><text:tab/><text:span text:style-name="T8">A chapter from the Epistle of our teacher Paul to the Ephesians. His blessing be upon us. Amen.</text:span></text:p>
      <text:section text:style-name="Sect1" text:name="Section273">
        <text:p text:style-name="P61"><text:tab/><text:span text:style-name="T40"> I therefore, the prisoner of the Lord, beseech you that ye walk worthy of the vocation wherewith ye are called,</text:span></text:p>
        <text:p text:style-name="P73"><text:span text:style-name="T40"><text:tab/>With all lowliness and meekness, with longsuffering, forbearing one another in love; Endeavouring to keep the unity of the Spirit in the bond of peace. </text:span><text:span text:style-name="T41">There is</text:span><text:span text:style-name="T44"> one body, and one </text:span><text:span text:style-name="T44">Spirit, even as ye are called in one hope of your calling; One Lord, one faith, one baptism, One God and Father of all, who </text:span><text:span text:style-name="T41">is</text:span><text:span text:style-name="T44"> above all, and through all, and in you all. </text:span><text:span text:style-name="T44">But unto every one of us is given grace according to the measure of the gift of Christ.</text:span></text:p>
      </text:section>
      <text:p text:style-name="P49">The grace of God the Father be with you all. Amen.</text:p>
      <text:p text:style-name="P39"/>
      <text:p text:style-name="P29">The Catholic Epistle</text:p>
      <text:p text:style-name="P40">1 Peter 1:13-21</text:p>
      <text:p text:style-name="P41"><text:tab/><text:span text:style-name="T8">The Catholic Epistle from the First Epistle of our teacher Peter. His Blessing be upon us. Amen.</text:span></text:p>
      <text:section text:style-name="Sect1" text:name="Section274">
        <text:p text:style-name="P79"><text:span text:style-name="T65"><text:tab/></text:span><text:span text:style-name="T40">Wherefore gird up the loins of your mind, be sober, and hope to the end for the grace that is to be brought unto you at the revelation of Jesus Christ; As obedient children, not fashioning yourselves according to the former lusts in your ignorance: But as he which hath called you is holy, so be ye holy in all manner of conversation; Because it is written, Be ye holy; for I am holy. And if ye call on the Father, who without respect of persons judgeth according to every man’s work, pass the time of your sojourning </text:span><text:span text:style-name="T41">here</text:span><text:span text:style-name="T44"> in fear: Forasmuch as ye know that ye were not redeemed with </text:span><text:span text:style-name="T44">corruptible things, </text:span><text:span text:style-name="T41">as</text:span><text:span text:style-name="T44"> silver and gold, from your vain conversation </text:span><text:span text:style-name="T41">received</text:span><text:span text:style-name="T44"> by tradition from your fathers; But with the precious blood of Christ, as of a lamb without blemish and without spot: Who verily was foreordained before the foundation of the world, but was manifest in these last times for you, </text:span><text:span text:style-name="T44">Who by him do believe in God, that raised him up from the dead, and gave him glory; that your faith and hope might be in God.</text:span></text:p>
      </text:section>
      <text:p text:style-name="P41"><text:tab/><text:span text:style-name="T8">Do not love the world, nor the things which are in the world. The world shall pass away and all its desires; but he who does the will of God shall abide forever. Amen.</text:span></text:p>
      <text:p text:style-name="P29"><text:soft-page-break/>The Praxis</text:p>
      <text:p text:style-name="P40">Acts 27:9-26</text:p>
      <text:p text:style-name="P41"><text:tab/><text:span text:style-name="T8">A chapter from the Acts of our fathers the pure Apostles, who were invested with the grace of the Holy Spirit. Their blessing be with us all. Amen.</text:span></text:p>
      <text:section text:style-name="Sect1" text:name="Section275">
        <text:p text:style-name="P79"><text:span text:style-name="T64"><text:tab/></text:span><text:span text:style-name="T40">Now when much time was spent, and when sailing was now dangerous, because the fast was now already past, Paul admonished </text:span><text:span text:style-name="T41">them</text:span><text:span text:style-name="T44">, And said unto them, Sirs, I perceive that this voyage will be with hurt and much damage, not only of the lading and ship, but also of our lives. </text:span><text:span text:style-name="T44">Never</text:span><text:span text:style-name="T44">theless the centurion believed the master and the owner of the ship, more than those things which were spoken by Paul.</text:span></text:p>
        <text:p text:style-name="P73"><text:span text:style-name="T44"><text:s/><text:tab/>And because the haven was not commodious to winter in, the more part advised to depart thence also, if by any means they might attain to Phenice, </text:span><text:span text:style-name="T41">and there</text:span><text:span text:style-name="T44"> to winter; </text:span><text:span text:style-name="T41">which is</text:span><text:span text:style-name="T44"> an haven of Crete, and lieth toward the south west and north west. And when the south wind blew softly, supposing </text:span><text:span text:style-name="T44">that they had obtained </text:span><text:span text:style-name="T41">their</text:span><text:span text:style-name="T44"> purpose, loosing </text:span><text:span text:style-name="T41">thence</text:span><text:span text:style-name="T44">, they sailed close by Crete. But not long after there arose against it a tempestuous wind, called Euroclydon. And when the ship was caught, and could not bear up into the wind, we let </text:span><text:span text:style-name="T41">her</text:span><text:span text:style-name="T44"> drive. And running under a certain island which is called Clauda, we had much work to come by the boat: Which when they had taken up, they used helps, undergirding the ship; and, fearing lest they should fall into the quicksands, strake sail, and so were driven. And we being exceedingly tossed with a tempest, the next </text:span><text:span text:style-name="T41">day</text:span><text:span text:style-name="T44"> they lightened the ship; And the third </text:span><text:span text:style-name="T41">day</text:span><text:span text:style-name="T44"> we cast out with our own hands the tackling of the ship. </text:span><text:span text:style-name="T44">And when neither sun nor stars in many days appeared, and no small tempest lay on </text:span><text:span text:style-name="T41">us</text:span><text:span text:style-name="T44">, all hope that we should be saved was then taken away.</text:span></text:p>
        <text:p text:style-name="P73"><text:span text:style-name="T44"><text:s/><text:tab/>But after long abstinence Paul stood forth in the midst of them, and said, Sirs, ye should have hearkened unto me, and not have loosed from Crete, and to have gained this harm and loss. And now I exhort you to be of good cheer: for there shall be no </text:span><text:span text:style-name="T44">loss of </text:span><text:span text:style-name="T41">any man’s</text:span><text:span text:style-name="T44"> life among you, but of the ship. For there stood by me this night the angel of God, whose I am, and whom I serve, Saying, Fear not, Paul; thou must be brought before Caesar: and, lo, God hath given thee all them that sail with thee. Wherefore, sirs, be of good cheer: for I believe God, that it shall be even as it was told me. </text:span><text:span text:style-name="T44">Howbeit we must be cast upon a certain island.</text:span></text:p>
      </text:section>
      <text:p text:style-name="P39"><text:tab/><text:span text:style-name="T8">The word of the Lord abides in this church and in every church. Amen.</text:span></text:p>
      <text:p text:style-name="P29"/>
      <text:p text:style-name="P14">The Gospel</text:p>
      <text:p text:style-name="P40">Psalm 31:1,2</text:p>
      <text:p text:style-name="P52"><text:tab/>A Psalm of David.</text:p>
      <text:p text:style-name="P52"><text:tab/><text:span text:style-name="T5">Blessed are they whose iniquities are forgiven and whose sins are covered. Blessed is the man to whom the Lord imputeth no sin. </text:span>Alleluia.</text:p>
      <text:p text:style-name="P39"/>
      <text:p text:style-name="P40">Mark 10:46-52</text:p>
      <text:p text:style-name="P47"><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76">
        <text:p text:style-name="P73"><text:span text:style-name="T64"><text:tab/></text:span><text:span text:style-name="T44">And they came to Jericho: and as he went out of Jericho with his disciples and a great number of people, blind Bartimaeus, the son of Timaeus, sat by the highway side begging. And when he heard that it was Jesus of Nazareth, he began to cry out, and say, Jesus, </text:span><text:span text:style-name="T41">thou</text:span><text:span text:style-name="T44"> Son of David, have mercy on me. And many charged him that he should hold his peace: but he cried the more a great deal, </text:span><text:span text:style-name="T41">Thou</text:span><text:span text:style-name="T44"> Son of David, have mercy </text:span><text:span text:style-name="T44">on me. And Jesus stood still, and commanded him to be called. And they call the blind man, saying unto him, Be of good comfort, rise; he calleth thee. And he, casting away his garment, rose, and came to Jesus. And Jesus answered and said unto him, </text:span><text:span text:style-name="T72">What wilt thou that I should do unto thee? </text:span><text:span text:style-name="T44">The blind man said unto him, Lord, that I might receive my sight. And Jesus said unto him, </text:span><text:span text:style-name="T72">Go thy way; thy faith hath made thee whole.</text:span><text:span text:style-name="T44"> And immediately he received his sight, and followed Jesus in the way.</text:span><text:span text:style-name="T64"> </text:span><text:span text:style-name="T66">Glory be to God forever.</text:span></text:p>
      </text:section>
      <text:p text:style-name="P27"/>
      <text:p text:style-name="P60"/>
      <text:p text:style-name="P10">The Sixth Sunday of Lent</text:p>
      <text:p text:style-name="P34"/>
      <text:p text:style-name="P23">The Vespers Gospel</text:p>
      <text:p text:style-name="P34">Psalm 16:3,5</text:p>
      <text:p text:style-name="P35"><text:tab/><text:span text:style-name="T8">A Psalm of David.</text:span></text:p>
      <text:p text:style-name="P36"><text:tab/><text:span text:style-name="T6">Thou hast proven my heart; Thou hast visited me in the night; Thou hast tried me by fire and hast found no unrighteousness in me. Thou hast set my footsteps in Thy paths, that my steps may not be shaken.</text:span><text:span text:style-name="T92"> </text:span><text:span text:style-name="T8">Alleluia.</text:span></text:p>
      <text:p text:style-name="P39"/>
      <text:p text:style-name="P40">Luke 13:22-35</text:p>
      <text:p text:style-name="P41"><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77">
        <text:p text:style-name="P22"><text:span text:style-name="T58"><text:tab/></text:span><text:span text:style-name="T59">And he went through the cities and villages, teaching, and journeying toward Jerusalem.</text:span></text:p>
        <text:p text:style-name="P73"><text:span text:style-name="T40"><text:tab/>Then said one unto him, Lord, are there few that be saved? And he said unto them, </text:span><text:span text:style-name="T74">Strive to enter in at the strait gate: for many, I say unto you, will seek to enter in, and shall not be able.</text:span><text:span text:style-name="T40"> </text:span><text:span text:style-name="T74">When once the master of the house is risen up, and hath shut to the </text:span><text:span text:style-name="T74">door, and ye begin to stand without, and to knock at the door, saying, Lord, Lord, open unto us; and he shall answer and say unto you, I know you not whence ye are:</text:span><text:span text:style-name="T40"> </text:span><text:span text:style-name="T74">Then shall ye begin to say, We have eaten and drunk in thy presence, and thou hast taught in our streets.</text:span><text:span text:style-name="T40"> </text:span><text:span text:style-name="T74">But he shall say, I tell you, I know you not whence ye are; depart from me, all </text:span><text:span text:style-name="T75">ye</text:span><text:span text:style-name="T72"> workers of iniquity.</text:span><text:span text:style-name="T44"> </text:span><text:span text:style-name="T72">There shall be weeping and gnashing of teeth, when ye shall see Abraham, </text:span><text:span text:style-name="T72">and Isaac, and Jacob, and all the prophets, in the kingdom of God, and you </text:span><text:span text:style-name="T75">yourselves</text:span><text:span text:style-name="T72"> thrust out.</text:span><text:span text:style-name="T44"> </text:span><text:span text:style-name="T72">And they shall come from the east, and </text:span><text:span text:style-name="T75">from</text:span><text:span text:style-name="T72"> the west, and from the north, and </text:span><text:span text:style-name="T75">from</text:span><text:span text:style-name="T72"> the south, and shall sit down in the kingdom of God.</text:span><text:span text:style-name="T44"> </text:span><text:span text:style-name="T72">And, behold, there are last which shall be first, and there are first which shall be last.</text:span></text:p>
        <text:p text:style-name="P73"><text:span text:style-name="T44"><text:tab/>The same day there came certain of the Pharisees, saying unto him, Get thee out, and depart hence: for Herod </text:span><text:span text:style-name="T44">will kill thee. And he said unto them,</text:span><text:span text:style-name="T72"> Go ye, and tell that fox, Behold, I cast out devils, and I do cures to day and to morrow, and the third </text:span><text:span text:style-name="T75">day</text:span><text:span text:style-name="T72"> I shall be perfected.</text:span><text:span text:style-name="T44"> </text:span><text:span text:style-name="T72">Nevertheless I must walk to day, and to morrow, and the </text:span><text:span text:style-name="T75">day</text:span><text:span text:style-name="T72"> following: for it cannot be that a prophet perish out of Jerusalem.</text:span><text:span text:style-name="T44"> </text:span><text:span text:style-name="T72">O Jerusalem, Jerusalem, which killest the prophets, and stonest them that are sent unto thee; how often would I have gathered thy children together, as a hen </text:span><text:span text:style-name="T75">doth gather</text:span><text:span text:style-name="T72"> her brood under </text:span><text:span text:style-name="T75">her</text:span><text:span text:style-name="T72"> wings, and ye would not!</text:span><text:span text:style-name="T44"> </text:span><text:span text:style-name="T72">Behold, your house is left unto you desolate: and verily I say unto you, Ye shall not </text:span><text:soft-page-break/><text:span text:style-name="T72">see me, until </text:span><text:span text:style-name="T75">the time</text:span><text:span text:style-name="T72"> come when ye shall say, Blessed </text:span><text:span text:style-name="T75">is</text:span><text:span text:style-name="T72"> he that cometh in the name of the Lord.</text:span><text:span text:style-name="T26"> </text:span><text:span text:style-name="T16">Glory be to God forever.</text:span></text:p>
      </text:section>
      <text:p text:style-name="P49"/>
      <text:p text:style-name="P23">The Matins Gospel</text:p>
      <text:p text:style-name="P34">Psalm 25:2,3</text:p>
      <text:p text:style-name="P35"><text:tab/><text:span text:style-name="T8">A Psalm of David.</text:span></text:p>
      <text:p text:style-name="P36"><text:tab/><text:span text:style-name="T51">Prove me, O Lord, and try me; fire my heart and my reins. For Thy mercy is before my eyes: and I have been pleased in Thy truth.</text:span><text:span text:style-name="T85"> </text:span><text:span text:style-name="T8">Alleluia.</text:span></text:p>
      <text:p text:style-name="P39"/>
      <text:p text:style-name="P40">Matthew 23:1-39</text:p>
      <text:p text:style-name="P41"><text:tab/><text:span text:style-name="T8">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78">
        <text:p text:style-name="P98"><text:span text:style-name="T12"><text:tab/></text:span><text:span text:style-name="T40">Then spake Jesus to the multitude, and to his disciples, Saying, </text:span><text:span text:style-name="T74">The scribes and the Pharisees sit in Moses’ seat:</text:span><text:span text:style-name="T40"> </text:span><text:span text:style-name="T74">All therefore whatsoever they bid you observe, </text:span><text:span text:style-name="T75">that</text:span><text:span text:style-name="T72"> observe and do; but do not ye after their works: for they </text:span><text:span text:style-name="T72">say, and do not.</text:span><text:span text:style-name="T44"> </text:span><text:span text:style-name="T72">For they bind heavy burdens and grievous to be borne, and lay </text:span><text:span text:style-name="T75">them</text:span><text:span text:style-name="T72"> on men’s shoulders; but they </text:span><text:span text:style-name="T75">themselves</text:span><text:span text:style-name="T72"> will not move them with one of their fingers.</text:span><text:span text:style-name="T44"> </text:span><text:span text:style-name="T72">But all their works they do for to be seen of men: they </text:span><text:span text:style-name="T72">make broad their phylacteries, and enlarge the borders of their garments,</text:span><text:span text:style-name="T44"> </text:span><text:span text:style-name="T72">And love the uppermost rooms at feasts, and the chief seats in the synagogues,</text:span><text:span text:style-name="T44"> </text:span><text:span text:style-name="T72">And greetings in the markets, and to be called of men, Rabbi, Rabbi.</text:span><text:span text:style-name="T44"> </text:span><text:span text:style-name="T72">But be not ye called Rabbi: for one is your Master, </text:span><text:span text:style-name="T75">even</text:span><text:span text:style-name="T72"> Christ; and all ye are brethren.</text:span><text:span text:style-name="T44"> </text:span><text:span text:style-name="T72">And call no </text:span><text:span text:style-name="T75">man</text:span><text:span text:style-name="T72"> your father upon the earth: for one is your Father, which is in heaven.</text:span><text:span text:style-name="T44"> </text:span><text:span text:style-name="T72">Neither be ye called masters: </text:span><text:span text:style-name="T72">for one is your Master, </text:span><text:span text:style-name="T75">even</text:span><text:span text:style-name="T72"> Christ.</text:span><text:span text:style-name="T44"> </text:span><text:span text:style-name="T72">But he that is greatest among you shall be your servant.</text:span><text:span text:style-name="T44"> </text:span><text:span text:style-name="T72">And whosoever shall exalt himself shall be abased; and he that shall humble himself shall be exalted.</text:span></text:p>
        <text:p text:style-name="P74"><text:span text:style-name="T44"><text:tab/></text:span><text:span text:style-name="T72">But woe unto you, scribes and Pharisees, hypocrites! for ye shut up the kingdom of heaven against men: for ye neither go in </text:span><text:span text:style-name="T75">yourselves</text:span><text:span text:style-name="T72">, neither suffer ye them that are entering to go in.</text:span><text:span text:style-name="T44"> </text:span><text:span text:style-name="T72">Woe unto you, scribes and Phar</text:span><text:span text:style-name="T72">isees, hypocrites! for ye devour widows’ houses, and for a pretence make long prayer: therefore ye shall receive the greater damnation.</text:span><text:span text:style-name="T44"> </text:span><text:span text:style-name="T72">Woe unto you, scribes and Pharisees, hypocrites! for ye compass sea and land to make one proselyte, and when he is made, ye make him twofold more the child of hell than yourselves.</text:span><text:span text:style-name="T44"> </text:span><text:span text:style-name="T72">Woe unto you, </text:span><text:span text:style-name="T75">ye</text:span><text:span text:style-name="T72"> blind guides, which say, Whosoever shall swear by the temple, it is nothing; but whosoever shall swear by the gold of the temple, he is a debtor!</text:span><text:span text:style-name="T44"> </text:span><text:span text:style-name="T75">Ye</text:span><text:span text:style-name="T72"> fools and blind: for </text:span><text:soft-page-break/><text:span text:style-name="T72">whether is greater, the gold, or the temple that sanctifieth the gold?</text:span><text:span text:style-name="T44"> </text:span><text:span text:style-name="T72">And, </text:span><text:span text:style-name="T72">Whosoever shall swear by the altar, it is nothing; but whosoever sweareth by the gift that is upon it, he is guilty.</text:span><text:span text:style-name="T44"> </text:span><text:span text:style-name="T75">Ye</text:span><text:span text:style-name="T72"> fools and blind: for whether </text:span><text:span text:style-name="T75">is</text:span><text:span text:style-name="T72"> greater, the gift, or the altar that sanctifieth the gift?</text:span><text:span text:style-name="T44"> </text:span><text:span text:style-name="T72">Whoso therefore shall swear by the altar, sweareth by it, and by all things thereon.</text:span><text:span text:style-name="T44"> </text:span><text:span text:style-name="T72">And whoso shall swear by the temple, sweareth by it, and by him that dwelleth therein.</text:span><text:span text:style-name="T44"> </text:span><text:span text:style-name="T72">And he that shall swear by heaven, sweareth by the throne of God, and by him that sitteth thereon. </text:span><text:span text:style-name="T72">Woe unto you, scribes and Pharisees, hypocrites! for ye pay tithe of mint and anise and cummin, and have omitted the weightier </text:span><text:span text:style-name="T75">matters</text:span><text:span text:style-name="T72"> of the law, judgment, mercy, and faith: these ought ye </text:span><text:span text:style-name="T72">to have done, and not to leave the other undone.</text:span><text:span text:style-name="T44"> </text:span><text:span text:style-name="T75">Ye</text:span><text:span text:style-name="T72"> blind guides, which strain at a gnat, and swallow a camel.</text:span><text:span text:style-name="T44"> </text:span><text:span text:style-name="T72">Woe unto you, scribes and Pharisees, </text:span><text:span text:style-name="T72">hypocrites! for ye make clean the outside of the cup and of the platter, but within they are full of extortion and excess.</text:span><text:span text:style-name="T44"> </text:span><text:span text:style-name="T75">Thou</text:span><text:span text:style-name="T72"> blind Pharisee, cleanse first that </text:span><text:span text:style-name="T75">which is</text:span><text:span text:style-name="T72"> within the cup and platter, that the outside of </text:span><text:span text:style-name="T72">them may be clean also.</text:span><text:span text:style-name="T44"> </text:span><text:span text:style-name="T72">Woe unto you, scribes and Pharisees, hypocrites! for ye are like unto whited sepulchres, which indeed appear beautiful outward, but are within full of dead </text:span><text:span text:style-name="T75">men’s</text:span><text:span text:style-name="T72"> bones, and of all uncleanness.</text:span><text:span text:style-name="T44"> </text:span><text:span text:style-name="T72">Even so ye also outwardly appear righteous unto men, but within ye are full of hypocrisy and iniquity. </text:span><text:span text:style-name="T72">Woe unto you, scribes and Pharisees, hypocrites! because ye build the tombs of the prophets, and garnish the sepulchres of the righteous,</text:span><text:span text:style-name="T44"> </text:span><text:span text:style-name="T72">And say, If we had been in the days of our fathers, we would not have been partakers with them in the blood of the prophets.</text:span><text:span text:style-name="T44"> </text:span><text:span text:style-name="T72">Wherefore ye be witnesses unto yourselves, that ye are the children of them which killed the prophets.</text:span><text:span text:style-name="T44"> </text:span><text:span text:style-name="T72">Fill ye up then the measure of your fathers.</text:span><text:span text:style-name="T44"> </text:span><text:span text:style-name="T75">Ye</text:span><text:span text:style-name="T72"> serpents, </text:span><text:span text:style-name="T75">ye</text:span><text:span text:style-name="T72"> generation of vipers, how can ye escape the damnation of hell?</text:span></text:p>
        <text:p text:style-name="P74"><text:span text:style-name="T44"><text:tab/></text:span><text:span text:style-name="T72">Wherefore, behold, I send unto you prophets, and wise men, and scribes: and </text:span><text:span text:style-name="T75">some</text:span><text:span text:style-name="T72"> of them ye shall kill and crucify; and </text:span><text:span text:style-name="T75">some</text:span><text:span text:style-name="T72"> of them shall ye scourge in your synagogues, and persecute </text:span><text:span text:style-name="T75">them</text:span><text:span text:style-name="T72"> from city to city:</text:span><text:span text:style-name="T44"> </text:span><text:span text:style-name="T72">That upon you may come all the righteous </text:span><text:span text:style-name="T72">blood shed upon the earth, from the blood of righteous Abel unto the blood of Zacharias son of Barachias, whom ye slew between the temple and the altar.</text:span><text:span text:style-name="T44"> </text:span><text:span text:style-name="T72">Verily I say unto you, All these things shall come upon this generation.</text:span><text:span text:style-name="T44"> </text:span><text:span text:style-name="T72">O Jerusalem, Jerusalem, </text:span><text:span text:style-name="T75">thou</text:span><text:span text:style-name="T72"> that killest the prophets, and stonest them which are sent unto thee, how often would I have gathered thy children together, even as a hen gathereth her chickens under </text:span><text:span text:style-name="T75">her</text:span><text:span text:style-name="T72"> wings, and ye would not!</text:span><text:span text:style-name="T44"> </text:span><text:span text:style-name="T72">Behold, your house is left unto you desolate.</text:span><text:span text:style-name="T44"> </text:span><text:soft-page-break/><text:span text:style-name="T72">For I say unto you, Ye shall not see me henceforth, till ye shall say, Blessed </text:span><text:span text:style-name="T75">is</text:span><text:span text:style-name="T72"> </text:span><text:span text:style-name="T72">he that cometh in the name of the Lord.</text:span><text:span text:style-name="T64"> </text:span><text:span text:style-name="T66">Glory be to God forever.</text:span></text:p>
      </text:section>
      <text:p text:style-name="P49"/>
      <text:p text:style-name="P28">The Liturgy</text:p>
      <text:p text:style-name="P39"/>
      <text:p text:style-name="P29">The Pauline Epistle</text:p>
      <text:p text:style-name="P40">Colossians 3:5-17</text:p>
      <text:p text:style-name="P41"><text:tab/><text:span text:style-name="T8">A chapter from the Epistle of our teacher Paul to the Colossians. His blessing be upon us. Amen.</text:span></text:p>
      <text:section text:style-name="Sect1" text:name="Section279">
        <text:p text:style-name="P79"><text:span text:style-name="T63"><text:tab/></text:span><text:span text:style-name="T40">Mortify therefore your members which are upon the earth; fornication, uncleanness, inordinate affection, evil concupiscence, and covetousness, which is idolatry: For which things’ sake the wrath of God cometh on the </text:span><text:span text:style-name="T40">children of disobedience:</text:span><text:span text:style-name="T40"> In the which ye also walked some time, when ye lived in them.</text:span></text:p>
        <text:p text:style-name="P73"><text:span text:style-name="T40"><text:tab/>But now ye also put off all these; anger, wrath, malice, blasphemy, filthy communication out of your mouth. Lie not one to another, seeing that ye have put off the old man with </text:span><text:span text:style-name="T40">his deeds; And have put on the new </text:span><text:span text:style-name="T41">man</text:span><text:span text:style-name="T44">, which is renewed in knowledge after the image of him that created him: </text:span><text:span text:style-name="T44">Where there is neither Greek nor Jew, circumcision nor uncircumcision, Barbarian, Scythian, bond </text:span><text:span text:style-name="T41">nor</text:span><text:span text:style-name="T44"> free: but Christ </text:span><text:span text:style-name="T41">is</text:span><text:span text:style-name="T44"> all, and in all.</text:span></text:p>
        <text:p text:style-name="P73"><text:span text:style-name="T54"><text:tab/></text:span><text:span text:style-name="T44">Put on therefore, as the elect of God, holy and beloved, bowels of mercies, kindness, humbleness of mind, meekness, longsuffering; Forbearing one another, and forgiving one another, if any man have a quarrel against any: even as Christ forgave you, so also </text:span><text:span text:style-name="T41">do</text:span><text:span text:style-name="T44"> ye. And above all these things </text:span><text:span text:style-name="T41">put on</text:span><text:span text:style-name="T44"> charity, which is the bond of perfectness. And let the peace of God rule in your hearts, to the which also ye are called in one body; and be ye thankful. Let the word of </text:span><text:span text:style-name="T44">Christ dwell in you richly in all wisdom; teaching and admonishing one another in psalms and hymns and spiritual songs, singing with grace in your hearts to the Lord. And whatsoever ye do in word or deed, </text:span><text:span text:style-name="T41">do</text:span><text:span text:style-name="T44"> all in the name of the Lord Jesus, giving thanks to God and the Father by him.</text:span></text:p>
      </text:section>
      <text:p text:style-name="P49">The grace of God the Father be with you all. Amen.</text:p>
      <text:p text:style-name="P39"/>
      <text:p text:style-name="P29">The Catholic Epistle</text:p>
      <text:p text:style-name="P40">1 John 5:13-21</text:p>
      <text:p text:style-name="P41"><text:tab/><text:span text:style-name="T8">The Catholic Epistle from the First Epistle of our teacher John. His Blessing be upon us. Amen.</text:span></text:p>
      <text:section text:style-name="Sect1" text:name="Section280">
        <text:p text:style-name="P36"><text:span text:style-name="T90"><text:tab/></text:span><text:span text:style-name="T40">These things have I written unto you that believe on the name of the Son of God; that ye may know that ye have eternal life, and that ye may believe on the name of the Son of God.</text:span></text:p>
        <text:p text:style-name="P73"><text:span text:style-name="T40"><text:tab/>And this is the confidence that we have in him, that, if we ask any thing according to his will, he heareth us: And if we know that he hear us, whatsoever we ask, we know that we </text:span><text:soft-page-break/><text:span text:style-name="T40">have the petitions that we desired of him. If any man see his brother sin a sin </text:span><text:span text:style-name="T41">which is</text:span><text:span text:style-name="T44"> not unto death, he shall ask, and he shall give him life for them that sin not unto death. There is a sin unto death: I do not say that he shall pray for it. All unrighteousness is sin: and there is a sin not unto death.</text:span></text:p>
        <text:p text:style-name="P73"><text:span text:style-name="T44"><text:tab/>We know that whosoever is born of God sinneth not; but he that is begotten of God keepeth himself, and that wicked one toucheth him not. </text:span><text:span text:style-name="T41">And</text:span><text:span text:style-name="T44"> we know that we are of God, and the whole world lieth in wickedness. And we know that the Son of God is come, and hath given us an understanding, that we may know him that is true, and we are in him that is true, </text:span><text:span text:style-name="T41">even</text:span><text:span text:style-name="T44"> in his Son Jesus Christ. This is the </text:span><text:span text:style-name="T44">true God, and eternal life. Little children, keep yourselves from idols.</text:span></text:p>
      </text:section>
      <text:p text:style-name="P41"><text:tab/><text:span text:style-name="T8">Do not love the world, nor the things which are in the world. The world shall pass away and all its desires; but he who does the will of God shall abide forever. Amen.</text:span></text:p>
      <text:p text:style-name="P39"/>
      <text:p text:style-name="P29">The Praxis</text:p>
      <text:p text:style-name="P40">Acts 27:27-37</text:p>
      <text:p text:style-name="P41"><text:tab/><text:span text:style-name="T8">A chapter from the Acts of our fathers the pure Apostles, who were invested with the grace of the Holy Spirit. Their blessing be with us all. Amen.</text:span></text:p>
      <text:section text:style-name="Sect1" text:name="Section281">
        <text:p text:style-name="P79"><text:span text:style-name="T64"><text:tab/></text:span><text:span text:style-name="T40">But when the fourteenth night was come, as we were driven up and down in Adria, about midnight the shipmen deemed that they drew near to some country; And sounded, and found </text:span><text:span text:style-name="T41">it</text:span><text:span text:style-name="T44"> twenty fathoms: and when they had gone a little further, they sounded again, and found </text:span><text:span text:style-name="T41">it</text:span><text:span text:style-name="T44"> fifteen fathoms. Then fearing lest we should have fallen upon rocks, they cast four anchors out of the stern, and wished for the day. And as the shipmen were about to flee out of the ship, when they had let down the boat into the sea, under colour as though they would have cast anchors out of the </text:span><text:span text:style-name="T44">foreship, Paul said to the centurion and to the soldiers, Except these abide in the ship, ye cannot be saved. Then the soldiers cut off the ropes of the boat, and let her fall off. And while the day was coming on, Paul besought </text:span><text:span text:style-name="T41">them</text:span><text:span text:style-name="T44"> all to take meat, saying, This day is the fourteenth day that ye have tarried and continued fasting, having taken nothing. Wherefore I pray you </text:span><text:span text:style-name="T44">to take </text:span><text:span text:style-name="T41">some</text:span><text:span text:style-name="T44"> meat: for this is for your health: for there shall not an hair fall from the head of any of you. And when he had thus spoken, he took bread, and gave thanks to God in presence of them all: and when he had broken </text:span><text:span text:style-name="T41">it</text:span><text:span text:style-name="T44">, he began to eat. Then were they all of good cheer, and they also took </text:span><text:span text:style-name="T41">some</text:span><text:span text:style-name="T44"> meat. And we were in all in the ship two hundred threescore and sixteen souls.</text:span></text:p>
      </text:section>
      <text:p text:style-name="P39"><text:tab/><text:span text:style-name="T8">The word of the Lord abides in this church and in every church. Amen.</text:span></text:p>
      <text:p text:style-name="P39"/>
      <text:p text:style-name="P29"><text:soft-page-break/>The Gospel</text:p>
      <text:p text:style-name="P40">Psalm 142:7,1</text:p>
      <text:p text:style-name="P52"><text:tab/>A Psalm of David.</text:p>
      <text:p text:style-name="P38"><text:span text:style-name="T8"><text:tab/></text:span><text:span text:style-name="T48">Hear me speedily, O Lord: for my spirit </text:span><text:span text:style-name="T51">has failed: turn not Thy face from me, O Lord hear my prayer, give ear to my supplications in Thy truth.</text:span><text:span text:style-name="T82"> </text:span><text:span text:style-name="T8">Alleluia.</text:span></text:p>
      <text:p text:style-name="P39"/>
      <text:p text:style-name="P40">John 9:1-41</text:p>
      <text:p text:style-name="P4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82">
        <text:p text:style-name="P73"><text:span text:style-name="T64"><text:tab/></text:span><text:span text:style-name="T44">And as </text:span><text:span text:style-name="T41">Jesus</text:span><text:span text:style-name="T44"> passed by, he saw a man which was blind from </text:span><text:span text:style-name="T41">his</text:span><text:span text:style-name="T44"> birth. And his disciples asked him, saying, Master, who did sin, this man, or his parents, that he was born blind? Jesus answered, </text:span><text:span text:style-name="T72">Neither hath this man </text:span><text:span text:style-name="T72">sinned, nor his parents: but that the works of God should be made manifest in him.</text:span><text:span text:style-name="T44"> </text:span><text:span text:style-name="T72">I must work the works of him that sent me, while it is day: the night cometh, when no man can work.</text:span><text:span text:style-name="T44"> </text:span><text:span text:style-name="T72">As long as I am in the world, I am the </text:span><text:span text:style-name="T72">light of the world.</text:span><text:span text:style-name="T44"> When he had thus spoken, he spat on the ground, and made clay of the spittle, and he anointed the eyes of the blind man </text:span><text:span text:style-name="T44">with the clay, </text:span><text:span text:style-name="T44">And said unto him, </text:span><text:span text:style-name="T72">Go, wash in the pool of Siloam,</text:span><text:span text:style-name="T44"> (which is by interpretation, Sent.) He went his way therefore, and washed, and came seeing.</text:span></text:p>
        <text:p text:style-name="P73"><text:span text:style-name="T44"><text:tab/>The neighbours therefore, and they which before had seen him that he was blind, said, Is not this he that sat and begged? Some said, This is he: others </text:span><text:span text:style-name="T41">said</text:span><text:span text:style-name="T44">, He is like him: </text:span><text:span text:style-name="T41">but</text:span><text:span text:style-name="T44"> he said, I am </text:span><text:span text:style-name="T41">he</text:span><text:span text:style-name="T44">. Therefore said they unto him, How were thine eyes opened? He answered and said, A man that is called Jesus made clay, and anointed mine eyes, and said unto me, </text:span><text:span text:style-name="T72">Go to the pool of Siloam, and wash:</text:span><text:span text:style-name="T44"> and I </text:span><text:span text:style-name="T44">went and washed, and I received sight. Then said they unto him, Where is he? He said, I know not.</text:span></text:p>
        <text:p text:style-name="P73"><text:span text:style-name="T44"><text:s/><text:tab/>They brought to the Pharisees him that aforetime was blind. And it was the sabbath day when Jesus made the clay, and opened his eyes. Then again the Pharisees also asked him how he had received his sight. He said unto them, He put clay upon mine </text:span><text:span text:style-name="T44">eyes, and I washed, and do see. Therefore said some of the Pharisees, This man is not of God, because he keepeth not the sabbath day. Others said, How can a man that is a sinner do such miracles? And there was a division among them. They say unto the blind man again, What sayest thou of him, that he hath opened thine eyes? He said, He is a prophet. But the Jews did not believe concerning him, that he had been blind, and received his sight, until they called the parents of him that had received his sight. And they asked them, saying, Is this your son, who ye say was born blind? how then </text:span><text:soft-page-break/><text:span text:style-name="T44">doth he now see? His parents answered them and said, We know that this is our son, and that he was born blind: But by what means he now seeth, we know not; or who hath opened his eyes, we know not: he is of age; ask him: he shall speak for himself. These </text:span><text:span text:style-name="T41">words</text:span><text:span text:style-name="T44"> spake his parents, because they feared the Jews: for the Jews had agreed already, that if any man did confess that he was Christ, he should be put out of the synagogue. Therefore said his parents, He is of age; ask him. Then again called they the man that was blind, and said unto him, Give God the </text:span><text:span text:style-name="T44">praise: we know that this man is a sinner. He answered and said, Whether he be a sinner </text:span><text:span text:style-name="T41">or no</text:span><text:span text:style-name="T44">, I know not: one thing I know, that, whereas I was blind, now I see. Then said they to him again, What did he to thee? </text:span><text:span text:style-name="T44">how opened he thine eyes? He answered them, I have told you already, and ye did not hear: wherefore would ye hear </text:span><text:span text:style-name="T41">it</text:span><text:span text:style-name="T44"> again? will ye also be his disciples? Then they reviled him, and said, Thou art his </text:span><text:span text:style-name="T44">disciple; but we are Moses’ disciples. We know that God spake unto Moses: </text:span><text:span text:style-name="T41">as for</text:span><text:span text:style-name="T44"> this </text:span><text:span text:style-name="T41">fellow</text:span><text:span text:style-name="T44">, we know not from whence he is. The man answered and </text:span><text:span text:style-name="T44">said unto them, Why herein is a marvellous thing, that ye know not from whence he is, and </text:span><text:span text:style-name="T41">yet</text:span><text:span text:style-name="T44"> he hath opened mine eyes. Now we know that God heareth not sinners: but if any man be a worshipper of God, and doeth his will, him he heareth. Since the world began was it not heard that any man opened the eyes of one that was born blind. If this man were not of God, he could do nothing. They answered and said unto him, Thou wast altogether born in sins, and dost thou teach us? And they cast him out.</text:span></text:p>
        <text:p text:style-name="P73"><text:span text:style-name="T44"><text:tab/>Jesus heard that they had cast him out; and when he had found him, </text:span><text:span text:style-name="T44">he said unto him,</text:span><text:span text:style-name="T72"> Dost thou believe on the Son of God?</text:span><text:span text:style-name="T44"> He answered and said, Who is he, Lord, that I might believe on him? And Jesus said unto him, </text:span><text:span text:style-name="T72">Thou hast both seen him, and it is he that talketh with thee.</text:span><text:span text:style-name="T44"> </text:span><text:span text:style-name="T44">And he said, Lord, I believe. And he worshipped him.</text:span></text:p>
        <text:p text:style-name="P73"><text:span text:style-name="T44"><text:tab/>And Jesus said, </text:span><text:span text:style-name="T72">For judgment I am come into this world, that they which see not might see; and that they which see might be made blind.</text:span><text:span text:style-name="T44"> And </text:span><text:span text:style-name="T41">some</text:span><text:span text:style-name="T44"> of the Pharisees which were with him heard these words, and said unto him, Are we blind also? </text:span><text:span text:style-name="T54">41 </text:span><text:span text:style-name="T44">Jesus said unto them,</text:span><text:span text:style-name="T72"> If ye were blind, ye should have no sin: but now ye say, We see; therefore your sin remaineth.</text:span><text:span text:style-name="T64"> </text:span><text:span text:style-name="T66">Glory be to God forever.</text:span></text:p>
      </text:section>
      <text:p text:style-name="P31"/>
      <text:p text:style-name="P60"/>
      <text:p text:style-name="P10">The Evening Office of </text:p>
      <text:p text:style-name="P60">the Sixth Sunday of Lent</text:p>
      <text:p text:style-name="P49"/>
      <text:p text:style-name="P23">The Gospel</text:p>
      <text:p text:style-name="P40">Psalm 40:1</text:p>
      <text:p text:style-name="P48"><text:tab/>A Psalm of David.</text:p>
      <text:p text:style-name="P48"><text:tab/><text:span text:style-name="T5">Blessed is he who understands concerning the poor and the needy; in the evil day the Lord will deliver him. </text:span>Alleluia.</text:p>
      <text:p text:style-name="P39"/>
      <text:p text:style-name="P40">Mark 8:22-26</text:p>
      <text:p text:style-name="P41"><text:tab/><text:span text:style-name="T8">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366">
        <text:p text:style-name="P73"><text:span text:style-name="T12"><text:tab/></text:span><text:span text:style-name="T44">And he cometh to Bethsaida; and they bring a blind man unto him, and besought him to touch him. And he took the blind man by the hand, and led him out of the town; and when he had spit on his eyes, and put his hands upon him, he asked him if he saw ought. And he looked up, and said, I see men as trees, walking. After that he put </text:span><text:span text:style-name="T41">his</text:span><text:span text:style-name="T44"> hands again upon his eyes, and made him look up: and he was restored, and saw every man clearly. </text:span><text:span text:style-name="T44">And he sent him away to his house, saying, </text:span><text:span text:style-name="T72">Neither go into the town, nor tell </text:span><text:span text:style-name="T75">it</text:span><text:span text:style-name="T72"> to any in the town.</text:span><text:span text:style-name="T14"> </text:span><text:span text:style-name="T15">Glory be to God forever.</text:span></text:p>
      </text:section>
      <text:p text:style-name="P25"/>
      <text:p text:style-name="P60">Monday of the Seventh Week of Lent</text:p>
      <text:p text:style-name="P49"/>
      <text:p text:style-name="P23">The Matins Prophecies</text:p>
      <text:p text:style-name="P40">Proverbs 10:1-16</text:p>
      <text:p text:style-name="P41"><text:tab/><text:span text:style-name="T8">From the book of the Proverbs of Solomon the King. His blessing be upon us. Amen.</text:span></text:p>
      <text:section text:style-name="Sect1" text:name="Section283">
        <text:p text:style-name="P98"><text:span text:style-name="T21"><text:tab/></text:span><text:span text:style-name="T44">A wise son makes </text:span><text:span text:style-name="T41">his</text:span><text:span text:style-name="T44"> father glad: but a foolish son is a grief to his mother.</text:span></text:p>
        <text:p text:style-name="P74"><text:span text:style-name="T44"><text:tab/>Treasures shall not profit the lawless: but righteousness shall deliver from death. </text:span><text:span text:style-name="T44">The Lord will not famish a righteous soul: but he will overthrow the life of the ungodly.</text:span></text:p>
        <text:p text:style-name="P81"><text:tab/>Poverty brings a man low: but the hands of the vigorous make rich. A son who is instructed shall be wise, and shall use the fool for a servant.</text:p>
        <text:p text:style-name="P81"><text:tab/>A wise son is saved from heat: but a lawless son is blighted of the winds in harvest.</text:p>
        <text:p text:style-name="P81"><text:tab/>The blessing of the Lord is upon the head of the just: but untimely grief shall cover the mouth of the ungodly.</text:p>
        <text:p text:style-name="P74"><text:span text:style-name="T44"><text:tab/>The memory of the just is praised; but the name of the ungodly </text:span><text:span text:style-name="T41">man</text:span><text:span text:style-name="T44"> is extinguished.</text:span></text:p>
        <text:p text:style-name="P81"><text:soft-page-break/><text:tab/>A wise man in heart will receive commandments; but he that is unguarded in his lips shall be overthrown in his perverseness.</text:p>
        <text:p text:style-name="P81"><text:tab/>He that walks simply, walks confidently; but he that perverts his ways shall be known.</text:p>
        <text:p text:style-name="P81"><text:tab/>He that winks with his eyes deceitfully, procures griefs for men; but he that reproves boldly is a peacemaker.</text:p>
        <text:p text:style-name="P74"><text:span text:style-name="T44"><text:tab/></text:span><text:span text:style-name="T41">There is</text:span><text:span text:style-name="T44"> a fountain of life in the hand of a righteous man; but destruction shall cover the mouth of the ungodly.</text:span></text:p>
        <text:p text:style-name="P81"><text:tab/>Hatred stirs up strife; but affection covers all that do not love strife.</text:p>
        <text:p text:style-name="P81"><text:tab/>He that brings forth wisdom from his lips smites the fool with a rod.</text:p>
        <text:p text:style-name="P81"><text:tab/>The wise will hide discretion; but the mouth of the hasty draws near to ruin.</text:p>
        <text:p text:style-name="P81"><text:tab/>The wealth of rich men is a strong city; but poverty is the ruin of the ungodly.</text:p>
        <text:p text:style-name="P74"><text:span text:style-name="T44"><text:tab/>The works of the righteous produce life; but the fruits of the ungodly </text:span><text:span text:style-name="T41">produce</text:span><text:span text:style-name="T44"> sins.</text:span><text:span text:style-name="T79"> </text:span><text:span text:style-name="T81">Glory be to the Holy Trinity.</text:span></text:p>
      </text:section>
      <text:p text:style-name="P53"/>
      <text:p text:style-name="P40">Isaiah 48:17-49:4</text:p>
      <text:p text:style-name="P41"><text:tab/><text:span text:style-name="T8">From the book of Isaiah the prophet. His blessing be upon us. Amen.</text:span></text:p>
      <text:section text:style-name="Sect1" text:name="Section396">
        <text:p text:style-name="P73"><text:span text:style-name="T20"><text:tab/></text:span><text:span text:style-name="T44">Thus saith the Lord that delivered thee, the Holy One of Israel; I am thy God, I have shewn thee how thou shouldest find the way wherein thou shouldest walk. And if thou hadst hearkened to my commandments, </text:span><text:span text:style-name="T41">then</text:span><text:span text:style-name="T44"> would thy peace have been like a river, and thy righteousness as a wave of the sea. Thy seed also would have been as the sand, and the offspring of thy belly as the dust of the ground: neither now shalt thou by any means be utterly destroyed, neither shall thy name perish before me. Go forth of Babylon, thou that fleest from the Chaldeans: utter aloud a voice of joy, and let this be made known, proclaim it to the end of the </text:span><text:span text:style-name="T44">earth; say ye, The Lord hath delivered his servant Jacob. And if they shall thirst, he shall lead them through the desert; he shall bring forth water to them out of the rock: the rock shall be cloven, and the water shall flow forth, and my people shall drink. There is no joy, saith the Lord, to the ungodly. </text:span></text:p>
        <text:p text:style-name="P73"><text:span text:style-name="T44"><text:tab/>Hearken to me, ye islands; and attend, ye Gentiles; after a long time it </text:span><text:span text:style-name="T44">shall come to pass, saith the Lord: from my mother’s womb he has called my name: and he has made my mouth as a sharp sword, and he has hid me under the shadow of his hand; he has made me as a choice shaft, and he has hid me in his quiver; and said to me, Thou art my servant, O Israel, and in thee I will be glorified. </text:span><text:span text:style-name="T44">Then I said, I have laboured in vain, I have given my strength for vanity and for noth</text:span><text:soft-page-break/><text:span text:style-name="T44">ing: therefore is my judgement with the Lord, and my labour before my God.</text:span><text:span text:style-name="T79"> </text:span><text:span text:style-name="T81">Glory be to the Holy Trinity.</text:span></text:p>
      </text:section>
      <text:p text:style-name="P53"/>
      <text:p text:style-name="P40">Job 38:1b-36</text:p>
      <text:p text:style-name="P41"><text:tab/><text:span text:style-name="T8">From the book of Job the righteous. His blessing be upon us. Amen.</text:span></text:p>
      <text:section text:style-name="Sect1" text:name="Section397">
        <text:p text:style-name="P73"><text:span text:style-name="T20"><text:tab/></text:span><text:span text:style-name="T44">And the Lord spoke to Job through the whirlwind and clouds, </text:span><text:span text:style-name="T41">saying</text:span><text:span text:style-name="T44">, Who is this that hides counsel from me, and confines words in </text:span><text:span text:style-name="T41">his</text:span><text:span text:style-name="T44"> heart, and thinks to conceal </text:span><text:span text:style-name="T41">them</text:span><text:span text:style-name="T44"> from me? Gird thy loins like a man; and I will ask thee, and do thou answer me.</text:span></text:p>
        <text:p text:style-name="P73"><text:span text:style-name="T44"><text:tab/>Where wast thou when I founded the earth? tell me now, if thou hast knowledge, who set the measures of it, if thou knowest? or who stretched a line upon it? On what are its rings fastened? and who is he that laid thecorner-stone upon it? When the stars were made, all my angels praised me with a loud voice. And I shut up the sea with gates, when it rushed out, coming forth out its mother’s womb. And I made a cloud its clothing, and swathed it in mist. And I set bounds to it, surrounding it with bars and gates. </text:span><text:span text:style-name="T44">And I said to it, Hitherto shalt thou come, but thou shalt not go beyond, but thy waves shall be confined within thee.</text:span></text:p>
        <text:p text:style-name="P73"><text:span text:style-name="T44"><text:tab/>Or did I order the morning light in thy time; and </text:span><text:span text:style-name="T41">did</text:span><text:span text:style-name="T44"> the morning star </text:span><text:span text:style-name="T41">then first</text:span><text:span text:style-name="T44"> see his appointed place; to lay hold of the extremities of the earth, to cast out the ungodly out of it? Or didst thou take clay of the ground, and form a living creature, and set it with the power of speech upon the earth? And hast thou removed light from the ungodly, and crushed the arm of the proud? Or hast thou gone to the source of the sea, and walked in the tracks of the deep? And do the gates of death open to thee for fear; and did the porters of hell quake when they saw thee? And hast thou been instructed in the breadth of the </text:span><text:span text:style-name="T41">whole earth</text:span><text:span text:style-name="T44"> under heaven? tell me now, what is the extent of it? And in what </text:span><text:span text:style-name="T44">kind of a land does the light dwell? and of what kind is the place of darkness? If thou couldest bring me to their </text:span><text:span text:style-name="T41">utmost</text:span><text:span text:style-name="T44"> boundaries, and if also thou knowest their paths; I know then that thou wert born at that time, and the number of thy years is great. But hast thou gone to the treasures of snow? and hast thou seen the treas</text:span><text:span text:style-name="T44">ures of hail? And is there a store </text:span><text:span text:style-name="T41">of them</text:span><text:span text:style-name="T44">, for thee against the time of </text:span><text:span text:style-name="T41">thine</text:span><text:span text:style-name="T44"> enemies, for the day of wars and battle? </text:span><text:span text:style-name="T44">And whence proceeds the frost? or </text:span><text:span text:style-name="T41">whence</text:span><text:span text:style-name="T44"> is the south wind dispersed over the </text:span><text:span text:style-name="T41">whole world</text:span><text:span text:style-name="T44"> under heaven?</text:span></text:p>
        <text:p text:style-name="P73"><text:span text:style-name="T44"><text:tab/>And who prepared a course for the violent rain, and a way for the thunders; to rain upon the land where </text:span><text:soft-page-break/><text:span text:style-name="T41">there is</text:span><text:span text:style-name="T44"> no man, the wilderness, where there is not a man in it; so as to feed </text:span><text:span text:style-name="T44">the untrodden and uninhabited </text:span><text:span text:style-name="T41">land</text:span><text:span text:style-name="T44">, and cause it to send forth a crop of green herbs? Who is the rain’s father? and who has generated the drops of dew? And out of whose womb comes the ice? and who has produced the frost in the sky, which descends like flowing water? who has terrified the face of the ungodly? And dost thou understand the band of Pleias, and hast thou opened the barrier of Orion? Or wilt thou reveal Mazuroth in his season, and the evening star with his rays? Wilt thou guide them? And knowest thou the changes of heaven, or the events which take place together under heaven? And wilt thou call a cloud with thy voice, and will it </text:span><text:span text:style-name="T44">obey thee with a violent shower of much rain? And wilt thou send lightnings, and they shall go? and shall they say to thee, What is </text:span><text:span text:style-name="T41">thy pleasure</text:span><text:span text:style-name="T44">? </text:span><text:span text:style-name="T44">And who has given to women skill in weaving, or knowledge of embroidery?</text:span><text:span text:style-name="T79"> </text:span><text:span text:style-name="T81">Glory be to the Holy Trinity.</text:span></text:p>
      </text:section>
      <text:p text:style-name="P53"/>
      <text:p text:style-name="P23">The Matins Gospel</text:p>
      <text:p text:style-name="P34">Psalm 31:10-11</text:p>
      <text:p text:style-name="P35"><text:tab/><text:span text:style-name="T8">A Psalm of David.</text:span></text:p>
      <text:p text:style-name="P36"><text:tab/><text:span text:style-name="T6">Many are the scourges of the sinners, but mercy shall surround him that hopeth in the Lord. Be glad in the Lord and rejoice, ye righteous; and glory, all ye that are upright of heart. </text:span><text:span text:style-name="T8">Alleluia.</text:span></text:p>
      <text:p text:style-name="P39"/>
      <text:p text:style-name="P40">Luke 16:19-31</text:p>
      <text:p text:style-name="P41"><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84">
        <text:p text:style-name="P73"><text:span text:style-name="T12"><text:tab/></text:span><text:span text:style-name="T74">There was a certain rich man, which was clothed in purple and fine linen, and fared sumptuously every day:</text:span><text:span text:style-name="T40"> </text:span><text:span text:style-name="T74">And there was a certain beggar named Lazarus, which was laid at his gate, full of sores,</text:span><text:span text:style-name="T40"> </text:span><text:span text:style-name="T74">And desiring to be fed with the crumbs which fell from the rich man’s table: moreover the dogs came and licked his sores.</text:span><text:span text:style-name="T40"> </text:span><text:span text:style-name="T74">And it came to pass, that the beggar died, and was carried by the angels into Abraham’s bosom: the rich man also died, and was buried; </text:span><text:span text:style-name="T74">And in hell he lift up his eyes, being in torments, and seeth Abraham afar off, and Lazarus in his bosom.</text:span><text:span text:style-name="T40"> </text:span><text:span text:style-name="T74">And he cried and said, Father Abraham, have mercy on me, and send Lazarus, that he may dip the tip of his finger in water, and cool my tongue; for I am tormented in this flame.</text:span><text:span text:style-name="T40"> </text:span><text:span text:style-name="T74">But Abraham said, Son, remember that thou in thy lifetime receivedst thy good things, and likewise Lazarus evil things: but now he is comforted, and thou art tormented.</text:span><text:span text:style-name="T40"> </text:span><text:span text:style-name="T74">And beside all this, between us and you there is a </text:span><text:soft-page-break/><text:span text:style-name="T74">great gulf fixed: so that they which would pass from hence to you cannot; </text:span><text:span text:style-name="T74">neither can they pass to us, that </text:span><text:span text:style-name="T75">would come</text:span><text:span text:style-name="T72"> from thence.</text:span><text:span text:style-name="T44"> </text:span><text:span text:style-name="T72">Then he said, I pray thee therefore, father, that thou wouldest send him to my father’s house:</text:span><text:span text:style-name="T44"> </text:span><text:span text:style-name="T72">For I have five brethren; that he may testify unto them, lest they also come into this place of torment.</text:span><text:span text:style-name="T44"> </text:span><text:span text:style-name="T72">Abraham saith unto him, They have Moses and the prophets; let them hear them.</text:span><text:span text:style-name="T44"> </text:span><text:span text:style-name="T72">And he said, Nay, father Abraham: but if one went unto them from the dead, they will repent.</text:span><text:span text:style-name="T44"> </text:span><text:span text:style-name="T72">And he said unto him, If they hear not Moses and the prophets, neither will they be persuaded, though one rose from the dead.</text:span><text:span text:style-name="T64"> </text:span><text:span text:style-name="T66">Glory be to God forever.</text:span></text:p>
      </text:section>
      <text:p text:style-name="P24"/>
      <text:p text:style-name="P28">The Liturgy</text:p>
      <text:p text:style-name="P39"/>
      <text:p text:style-name="P29">The Pauline Epistle</text:p>
      <text:p text:style-name="P40">Romans 14:10-15:2</text:p>
      <text:p text:style-name="P41"><text:tab/><text:span text:style-name="T8">A chapter from the Epistle of our teacher Paul to the Romans. His blessing be upon us. Amen.</text:span></text:p>
      <text:section text:style-name="Sect1" text:name="Section285">
        <text:p text:style-name="P100"><text:span text:style-name="T63"><text:tab/></text:span><text:span text:style-name="T40">But why dost thou judge thy brother? or why dost thou set at nought thy brother? for we shall all stand before the judgment seat of Christ. For it is written, </text:span><text:span text:style-name="T41">As</text:span><text:span text:style-name="T44"> I live, saith the Lord, every knee shall bow to me, </text:span><text:span text:style-name="T44">and every tongue shall confess to God. So then every one of us shall give account of himself to God. Let us not therefore judge one another any more: but judge this rather, that no man put a stumblingblock or an occasion to fall in </text:span><text:span text:style-name="T41">his</text:span><text:span text:style-name="T44"> brother’s way. I know, and am persuaded by the Lord Jesus, that </text:span><text:span text:style-name="T41">there is</text:span><text:span text:style-name="T44"> nothing unclean of itself: but to him that esteemeth any thing to be unclean, to him </text:span><text:span text:style-name="T41">it is</text:span><text:span text:style-name="T44"> unclean. But if thy brother be grieved with </text:span><text:span text:style-name="T41">thy</text:span><text:span text:style-name="T44"> meat, now walkest thou not charitably. Destroy not him with thy meat, for whom Christ died. Let not then your good be evil spoken of: For the kingdom of God is not meat and drink; but righteousness, and peace, and joy in the Holy Ghost. For he that in these things serveth Christ </text:span><text:span text:style-name="T41">is</text:span><text:span text:style-name="T44"> acceptable to God, and approved of men. Let us therefore follow after the things which make for </text:span><text:span text:style-name="T44">peace, and things wherewith one may edify another. For meat destroy not the work of God. All things indeed </text:span><text:span text:style-name="T41">are</text:span><text:span text:style-name="T44"> pure; but </text:span><text:span text:style-name="T41">it is</text:span><text:span text:style-name="T44"> evil for that man who eateth with offence. </text:span><text:span text:style-name="T41">It is</text:span><text:span text:style-name="T44"> good neither to eat flesh, nor to drink wine, nor </text:span><text:span text:style-name="T41">any thing</text:span><text:span text:style-name="T44"> whereby thy brother stumbleth, or is offended, or is made weak. Hast </text:span><text:span text:style-name="T44">thou faith? have </text:span><text:span text:style-name="T41">it</text:span><text:span text:style-name="T44"> to thyself before God. Happy </text:span><text:span text:style-name="T41">is</text:span><text:span text:style-name="T44"> he that condemneth not himself in that thing which he alloweth. </text:span><text:span text:style-name="T44">And he that doubteth is damned if he eat, because </text:span><text:span text:style-name="T41">he eateth</text:span><text:span text:style-name="T44"> not of faith: for whatsoever </text:span><text:span text:style-name="T41">is</text:span><text:span text:style-name="T44"> not of faith is sin.</text:span></text:p>
        <text:p text:style-name="P74"><text:span text:style-name="T44"><text:tab/>We then that are strong ought to bear the infirmities of the weak, and not to please ourselves. </text:span><text:span text:style-name="T44">Let every one </text:span><text:soft-page-break/><text:span text:style-name="T44">of us please </text:span><text:span text:style-name="T41">his</text:span><text:span text:style-name="T44"> neighbour for </text:span><text:span text:style-name="T41">his</text:span><text:span text:style-name="T44"> good to edification.</text:span></text:p>
      </text:section>
      <text:p text:style-name="P49">The grace of God the Father be with you all. Amen.</text:p>
      <text:p text:style-name="P39"/>
      <text:p text:style-name="P29">The Catholic Epistle</text:p>
      <text:p text:style-name="P40">James 2:5-13</text:p>
      <text:p text:style-name="P41"><text:tab/><text:span text:style-name="T8">The Catholic Epistle from the Epistle of our teacher James. His Blessing be upon us. Amen.</text:span></text:p>
      <text:section text:style-name="Sect1" text:name="Section286">
        <text:p text:style-name="P79"><text:span text:style-name="T65"><text:tab/></text:span><text:span text:style-name="T40">Hearken, my beloved brethren, Hath not God chosen the poor of this world rich in faith, and </text:span><text:span text:style-name="T40">heirs of the kingdom which he hath promised to them that love him? But ye have despised the poor. Do not rich men oppress you, and draw you before the judgment seats? Do not they blaspheme that worthy name by the which ye are called?</text:span></text:p>
        <text:p text:style-name="P73"><text:span text:style-name="T40"><text:tab/>If ye fulfil the royal law according to the scripture, Thou shalt love </text:span><text:span text:style-name="T40">thy neighbour as thyself, ye do well: But if ye have respect to persons, ye commit sin, and are convinced of the law as transgressors. For whosoever shall keep the whole law, and yet offend in one </text:span><text:span text:style-name="T41">point</text:span><text:span text:style-name="T44">, he is guilty of all. For he that said, Do not commit adultery, said also, Do not kill. Now if thou commit no adultery, yet if thou kill, thou art become a transgressor of the law. So speak ye, and so do, as they that shall be judged by the law of </text:span><text:span text:style-name="T44">liberty. For he shall have judgment without mercy, that hath shewed no mercy; and mercy rejoiceth against judgment.</text:span></text:p>
      </text:section>
      <text:p text:style-name="P41"><text:tab/><text:span text:style-name="T8">Do not love the world, nor the things which are in the world. The world shall pass away and all its desires; but he who does the will of God shall abide forever. Amen.</text:span></text:p>
      <text:p text:style-name="P39"/>
      <text:p text:style-name="P29">The Praxis</text:p>
      <text:p text:style-name="P40">Acts 9:22-31</text:p>
      <text:p text:style-name="P41"><text:tab/><text:span text:style-name="T8">A chapter from the Acts of our fathers the pure Apostles, who were invested with the grace of the Holy Spirit. Their blessing be with us all. Amen.</text:span></text:p>
      <text:section text:style-name="Sect1" text:name="Section287">
        <text:p text:style-name="P36"><text:tab/><text:span text:style-name="T40">But Saul increased the more in strength, and confounded the Jews which dwelt at Damascus, proving that this is very Christ.</text:span></text:p>
        <text:p text:style-name="P73"><text:span text:style-name="T40"><text:tab/>And after that many days were fulfilled, the Jews took counsel to kill him: But their laying await was known of Saul. And they watched the gates day and night to kill him. Then the disciples took him by night, and let </text:span><text:span text:style-name="T41">him</text:span><text:span text:style-name="T44"> down by the wall in a basket. And when Saul was come to Jerusalem, he assayed to join himself to the disciples: but they were all afraid of </text:span><text:span text:style-name="T44">him, and believed not that he was a disciple. But Barnabas took him, and brought </text:span><text:span text:style-name="T41">him</text:span><text:span text:style-name="T44"> to the apostles, and declared unto them how he had seen the Lord in the way, and that he had spoken to him, and how he had preached boldly at Damascus in the name of Jesus. And he was with them coming in and going out at Jerusalem. And he spake boldly in the name of </text:span><text:soft-page-break/><text:span text:style-name="T44">the Lord Jesus, and disputed against the Grecians: but they went about to slay him. </text:span><text:span text:style-name="T41">Which</text:span><text:span text:style-name="T44"> when the brethren knew, they brought him down to </text:span><text:span text:style-name="T44">Caesarea, and sent him forth to Tarsus. Then had the churches rest throughout all Judaea and Galilee and Samaria, and were edified; and walking in the fear of the Lord, and in the comfort of the Holy Ghost, were multiplied.</text:span></text:p>
      </text:section>
      <text:p text:style-name="P39"><text:tab/><text:span text:style-name="T8">The word of the Lord abides in this church and in every church. Amen.</text:span></text:p>
      <text:p text:style-name="P39"/>
      <text:p text:style-name="P29">The Gospel</text:p>
      <text:p text:style-name="P40">Psalm 85:12,13</text:p>
      <text:p text:style-name="P52"><text:tab/>A Psalm of David.</text:p>
      <text:p text:style-name="P38"><text:span text:style-name="T8"><text:tab/></text:span><text:span text:style-name="T47">I will confess to Thee, O Lord </text:span><text:span text:style-name="T50">my God, with all my heart: and I will glorify Thy Name for evermore. For great is Thy mercy toward me: and Thou hast delivered my soul from the lowest Amenti.</text:span><text:span text:style-name="T62"> </text:span><text:span text:style-name="T8">Alleluia.</text:span></text:p>
      <text:p text:style-name="P39"/>
      <text:p text:style-name="P40">John 5:31-47</text:p>
      <text:p text:style-name="P4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88">
        <text:p text:style-name="P73"><text:span text:style-name="T64"><text:tab/></text:span><text:span text:style-name="T72">If I bear witness of myself, my witness is not true.</text:span><text:span text:style-name="T44"> </text:span><text:span text:style-name="T72">There is another that beareth witness of me; and I know that the witness which he witnesseth of me is true.</text:span><text:span text:style-name="T44"> </text:span><text:span text:style-name="T72">Ye sent unto John, and he bare witness unto the truth.</text:span><text:span text:style-name="T44"> </text:span><text:span text:style-name="T72">But I receive not testimony from man: but these things I say, that ye might be saved.</text:span><text:span text:style-name="T44"> </text:span><text:span text:style-name="T72">He was a burning and a shining light: and ye were willing for a season to rejoice in his light.</text:span><text:span text:style-name="T44"> </text:span><text:span text:style-name="T72">But I have greater witness than </text:span><text:span text:style-name="T75">that</text:span><text:span text:style-name="T72"> of John: for the works which the Father hath given me to finish, the same works that I do, bear witness of me, that the Father hath sent me.</text:span><text:span text:style-name="T44"> </text:span><text:span text:style-name="T72">And the Father himself, which hath sent me, hath borne witness of me. Ye have neither </text:span><text:span text:style-name="T72">heard his voice at any time, nor seen his shape.</text:span><text:span text:style-name="T44"> </text:span><text:span text:style-name="T72">And ye have not his word abiding in you: for whom he hath sent, him ye believe not.</text:span><text:span text:style-name="T44"> </text:span><text:span text:style-name="T72">Search the scriptures; for in them ye think ye have eternal life: and they are they which testify of me.</text:span><text:span text:style-name="T44"> </text:span><text:span text:style-name="T72">And ye will not come to me, that ye might have life.</text:span><text:span text:style-name="T44"> </text:span><text:span text:style-name="T72">I receive not honour from men.</text:span><text:span text:style-name="T44"> </text:span><text:span text:style-name="T72">But I know you, that ye have not the love of God in you.</text:span><text:span text:style-name="T44"> </text:span><text:span text:style-name="T72">I am come in my Father’s name, and ye receive me not: if </text:span><text:span text:style-name="T72">another shall come in his own name, him ye will receive.</text:span><text:span text:style-name="T44"> </text:span><text:span text:style-name="T72">How can ye believe, which receive honour one of another, and seek not the honour that </text:span><text:span text:style-name="T75">cometh</text:span><text:span text:style-name="T72"> from God only?</text:span><text:span text:style-name="T44"> </text:span><text:span text:style-name="T72">Do not think that I will accuse you to the Father: there is </text:span><text:span text:style-name="T75">one</text:span><text:span text:style-name="T72"> that accuseth you, </text:span><text:span text:style-name="T75">even</text:span><text:span text:style-name="T72"> Moses, in whom ye trust.</text:span><text:span text:style-name="T44"> </text:span><text:span text:style-name="T72">For had ye believed Moses, ye would have </text:span><text:soft-page-break/><text:span text:style-name="T72">believed me: for he wrote of me.</text:span><text:span text:style-name="T44"> </text:span><text:span text:style-name="T72">But if ye believe not his writings, how shall ye believe my words?</text:span><text:span text:style-name="T64"> </text:span><text:span text:style-name="T66">Glory be to God forever.</text:span></text:p>
      </text:section>
      <text:p text:style-name="P31"/>
      <text:p text:style-name="P60">Tuesday of the Seventh Week of Lent</text:p>
      <text:p text:style-name="P49"/>
      <text:p text:style-name="P23">The Matins Prophecies</text:p>
      <text:p text:style-name="P40">Proverbs 10:17-31</text:p>
      <text:p text:style-name="P41"><text:tab/><text:span text:style-name="T8">From the book of the Proverbs of Solomon the King. His blessing be upon us. Amen.</text:span></text:p>
      <text:section text:style-name="Sect1" text:name="Section289">
        <text:p text:style-name="P76"><text:span text:style-name="T19"><text:tab/></text:span><text:span text:style-name="T34">Instruction keeps the right ways of life; but instruction unchastened goes astray.</text:span></text:p>
        <text:p text:style-name="P84"><text:tab/>Righteous lips cover enmity; but they that utter railings are most foolish.</text:p>
        <text:p text:style-name="P84"><text:tab/>By a multitude of words thou shalt not escape sin; but if thou refrain thy lips thou wilt be prudent.</text:p>
        <text:p text:style-name="P73"><text:span text:style-name="T40"><text:tab/>The tongue of the just is tried silver; but the heart of the ungodly shall fail. </text:span><text:span text:style-name="T40">The lips of the righteous know sublime </text:span><text:span text:style-name="T41">truths</text:span><text:span text:style-name="T44">: but the foolish die in want.</text:span></text:p>
        <text:p text:style-name="P73"><text:span text:style-name="T44"><text:tab/>The blessing of the Lord is upon the head of the righteous; it enriches </text:span><text:span text:style-name="T41">him</text:span><text:span text:style-name="T44">, and grief of heart shall not be added to </text:span><text:span text:style-name="T41">it</text:span><text:span text:style-name="T44">.</text:span></text:p>
        <text:p text:style-name="P80"><text:tab/>A fool does mischief in sport; but wisdom brings forth prudence for a man.</text:p>
        <text:p text:style-name="P73"><text:span text:style-name="T44"><text:tab/>The ungodly is engulphed in destruction; but the desire of the righteous is acceptable. </text:span><text:span text:style-name="T44">When the storm passes by, the ungodly vanishes away; but the righteous turns aside and escapes for ever.</text:span></text:p>
        <text:p text:style-name="P80"><text:tab/>As a sour grape is hurtful to the teeth, and smoke to the eyes, so iniquity hurts those that practise it.</text:p>
        <text:p text:style-name="P73"><text:span text:style-name="T44"><text:tab/>The fear of the Lord adds </text:span><text:span text:style-name="T41">length</text:span><text:span text:style-name="T44"> of days: but the years of the ungodly shall be shortened. </text:span><text:span text:style-name="T44">Joy rests long with the righteous: but the hope of the ungodly shall perish.</text:span></text:p>
        <text:p text:style-name="P73"><text:span text:style-name="T44"><text:tab/>The fear of the Lord is a strong hold of the saints: but ruin </text:span><text:span text:style-name="T41">comes</text:span><text:span text:style-name="T44"> to </text:span><text:span text:style-name="T44">them that work wickedness. </text:span><text:span text:style-name="T44">The righteous shall never fail: but the ungodly shall not dwell in the earth.</text:span></text:p>
        <text:p text:style-name="P73"><text:span text:style-name="T44"><text:s/><text:tab/>The mouth of the righteous drops wisdom: but the tongue of the unjust shall perish. </text:span><text:span text:style-name="T81">Glory be to the Holy Trinity.</text:span></text:p>
      </text:section>
      <text:p text:style-name="P53"/>
      <text:p text:style-name="P40">Isaiah 49:6b-10</text:p>
      <text:p text:style-name="P41"><text:tab/><text:span text:style-name="T8">From the book of Isaiah the prophet. His blessing be upon us. Amen.</text:span></text:p>
      <text:section text:style-name="Sect1" text:name="Section398">
        <text:p text:style-name="P73"><text:span text:style-name="T20"><text:tab/></text:span><text:span text:style-name="T44">I have given thee for the covenant of a race, for a light of the Gentiles, that thou shouldest be for salvation to the end of the earth. delivered thee, the God of Israel, Sanctify him that despises his life, him that is abhorred by the nations that are the servants of princes: kings shall behold him, and </text:span><text:soft-page-break/><text:span text:style-name="T44">princes shall arise, and shall worship him, for the Lord’s sake: for the Holy One of Israel is faithful, and I have chosen thee. Thus saith the Lord, In an acceptable time have I heard thee, and in a day of salvation have I succored thee: and I have formed thee, and given thee for a covenant of the </text:span><text:span text:style-name="T44">nations, to establish the earth, and to cause to inherit the desert heritages: saying to them that are in bonds, Go forth; and </text:span><text:span text:style-name="T41">bidding</text:span><text:span text:style-name="T44"> them that are in darkness shew themselves. They shall be fed in all the ways, and in all the paths </text:span><text:span text:style-name="T41">shall be</text:span><text:span text:style-name="T44"> their pasture. They shall not hunger, neither shall they thirst; neither shall the heat nor the sun smite them; but he that has mercy on them shall comfort </text:span><text:span text:style-name="T41">them</text:span><text:span text:style-name="T44">, and by fountains of waters shall he lead them.</text:span><text:span text:style-name="T79"> </text:span><text:span text:style-name="T81">Glory be to the Holy Trinity.</text:span></text:p>
      </text:section>
      <text:p text:style-name="P53"/>
      <text:p text:style-name="P40">Job 38:37-39:30</text:p>
      <text:p text:style-name="P41"><text:tab/><text:span text:style-name="T8">From the book of Job the righteous. His blessing be upon us. Amen.</text:span></text:p>
      <text:section text:style-name="Sect1" text:name="Section399">
        <text:p text:style-name="P73"><text:span text:style-name="T20"><text:tab/></text:span><text:span text:style-name="T44">Who can number the clouds in wisdom? or who can stay the bottles of heaven, When the dust groweth into hardness, and the clods cleave fast together? Wilt thou hunt the prey for the lion? or fill the appetite of the young lions, When they couch in </text:span><text:span text:style-name="T41">their</text:span><text:span text:style-name="T44"> dens, </text:span><text:span text:style-name="T41">and</text:span><text:span text:style-name="T44"> abide in the covert to lie in wait? </text:span><text:span text:style-name="T44">Who provideth for the raven his </text:span><text:span text:style-name="T44">food? when his young ones cry unto God, they wander for lack of meat.</text:span></text:p>
        <text:p text:style-name="P73"><text:span text:style-name="T44"><text:tab/>Knowest thou the time when the wild goats of the rock bring forth? </text:span><text:span text:style-name="T41">or</text:span><text:span text:style-name="T44"> canst thou mark when the hinds do calve? Canst thou number the months </text:span><text:span text:style-name="T41">that</text:span><text:span text:style-name="T44"> they fulfil? or knowest thou the time when they bring forth? They bow themselves, they bring forth their young ones, they cast out their sorrows. Their young ones are in good liking, they grow up with corn; they go forth, and return not unto them. Who hath sent out the wild ass free? </text:span><text:span text:style-name="T44">or who hath loosed the bands of the wild ass? Whose house I have made the wilderness, and the barren land his dwellings. He scorneth the multitude of the city, neither regardeth he the crying of the driver. The range of the mountains </text:span><text:span text:style-name="T41">is</text:span><text:span text:style-name="T44"> his pasture, and he searcheth after every green thing. Will the unicorn be willing to serve thee, or abide by thy crib? Canst thou bind the unicorn with his band in the furrow? or will he harrow the valleys after thee? Wilt thou trust him, because his strength </text:span><text:span text:style-name="T41">is</text:span><text:span text:style-name="T44"> great? or wilt thou leave thy labour to him? </text:span><text:span text:style-name="T44">Wilt thou believe him, that he will bring home thy seed, and gather </text:span><text:span text:style-name="T41">it into</text:span><text:span text:style-name="T44"> thy barn?</text:span></text:p>
        <text:p text:style-name="P73"><text:span text:style-name="T44"><text:tab/></text:span><text:span text:style-name="T41">Gavest thou</text:span><text:span text:style-name="T44"> the goodly wings unto the peacocks? or wings and feathers unto the ostrich? Which leaveth her eggs in the earth, and warmeth them in dust, And forgetteth that the foot may crush them, or that the wild beast may break them. She is hardened against her young ones, as </text:span><text:soft-page-break/><text:span text:style-name="T44">though </text:span><text:span text:style-name="T41">they were</text:span><text:span text:style-name="T44"> not hers: her labour is in vain without fear; Because God hath deprived her of wisdom, neither hath he imparted to her understanding. </text:span><text:span text:style-name="T44">What time she lifteth up herself on high, she scorneth the horse and his rider.</text:span></text:p>
        <text:p text:style-name="P73"><text:span text:style-name="T44"><text:tab/>Hast thou given the horse strength? hast thou clothed his neck with thunder? Canst thou make him afraid as a grasshopper? the glory of his nostrils </text:span><text:span text:style-name="T41">is</text:span><text:span text:style-name="T44"> terrible. He paweth in </text:span><text:span text:style-name="T44">the valley, and rejoiceth in </text:span><text:span text:style-name="T41">his</text:span><text:span text:style-name="T44"> </text:span><text:span text:style-name="T44">strength: he goeth on to meet the armed men. He mocketh at fear, and is not affrighted; neither turneth he back from the sword. The quiver rattleth against him, the glittering spear and the shield. He swalloweth the ground with fierceness and rage: neither believeth he that </text:span><text:span text:style-name="T41">it is</text:span><text:span text:style-name="T44"> the sound of the trumpet. </text:span><text:span text:style-name="T44">He saith among the trum</text:span><text:span text:style-name="T44">pets, Ha, ha; and he smelleth the battle afar off, the thunder of the captains, and the shouting.</text:span></text:p>
        <text:p text:style-name="P73"><text:span text:style-name="T44"><text:tab/>Doth the hawk fly by thy wisdom, </text:span><text:span text:style-name="T41">and</text:span><text:span text:style-name="T44"> stretch her wings toward the south? Doth the eagle mount up at thy command, and make her nest on high? She dwelleth and abideth on the rock, upon the crag of the rock, and the strong place. From thence she seeketh the prey, </text:span><text:span text:style-name="T41">and</text:span><text:span text:style-name="T44"> her eyes behold afar off. Her young ones also suck up blood: and where the slain </text:span><text:span text:style-name="T41">are</text:span><text:span text:style-name="T44">, there </text:span><text:span text:style-name="T41">is</text:span><text:span text:style-name="T44"> she.</text:span><text:span text:style-name="T79"> </text:span><text:span text:style-name="T81">Glory be to the Holy Trinity.</text:span></text:p>
      </text:section>
      <text:p text:style-name="P53"/>
      <text:p text:style-name="P23">The Matins Gospel</text:p>
      <text:p text:style-name="P34">Psalm 37:18,19</text:p>
      <text:p text:style-name="P35"><text:tab/><text:span text:style-name="T8">A Psalm of David.</text:span></text:p>
      <text:p text:style-name="P36"><text:tab/><text:span text:style-name="T6">For I declare my iniquity; and I am concerned about my sin. But my enemies are living and they are stronger than I. </text:span><text:span text:style-name="T8">Alleluia.</text:span></text:p>
      <text:p text:style-name="P39"/>
      <text:p text:style-name="P40">Luke 17:1-10</text:p>
      <text:p text:style-name="P41"><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90">
        <text:p text:style-name="P73"><text:span text:style-name="T12"><text:tab/></text:span><text:span text:style-name="T44">Then said he unto the disciples, </text:span><text:span text:style-name="T72">It is impossible but that offences will come: but woe </text:span><text:span text:style-name="T75">unto him</text:span><text:span text:style-name="T72">, through whom they come!</text:span><text:span text:style-name="T44"> </text:span><text:span text:style-name="T72">It were better for him that a millstone were hanged about his neck, and he cast into the sea, than that he should offend one of these little ones.</text:span><text:span text:style-name="T44"> </text:span><text:span text:style-name="T72">Take heed to yourselves: If thy brother trespass against thee, rebuke him; and if he repent, forgive him.</text:span><text:span text:style-name="T44"> </text:span><text:span text:style-name="T72">And if he trespass against thee seven times in a day, and </text:span><text:span text:style-name="T72">seven times in a day turn again to thee, saying, I repent; thou shalt forgive him.</text:span><text:span text:style-name="T44"> And the apostles said unto the Lord, Increase our faith. And the Lord said,</text:span><text:span text:style-name="T72"> If ye had faith as a grain of mustard seed, ye might say unto this sycamine tree, Be thou plucked up by the root, and be thou planted in the </text:span><text:soft-page-break/><text:span text:style-name="T72">sea; and it should obey you.</text:span><text:span text:style-name="T44"> </text:span><text:span text:style-name="T72">But which of you, having a servant plowing or feeding cattle, will say unto him by and by, when he is come from the field, Go and sit down to meat?</text:span><text:span text:style-name="T44"> </text:span><text:span text:style-name="T72">And will not rather say unto him, Make </text:span><text:span text:style-name="T72">ready wherewith I may sup, and gird thyself, and serve me, till I have eaten </text:span><text:span text:style-name="T72">and drunken; and afterward thou shalt eat and drink?</text:span><text:span text:style-name="T44"> </text:span><text:span text:style-name="T72">Doth he thank </text:span><text:span text:style-name="T72">that servant because he did the things that were commanded him? I trow not.</text:span><text:span text:style-name="T44"> </text:span><text:span text:style-name="T72">So likewise ye, when ye shall have done all those things which are commanded you, say, We are unprofitable servants: we have done that which was our duty to do.</text:span><text:span text:style-name="T64"> </text:span><text:span text:style-name="T66">Glory be to God forever.</text:span></text:p>
      </text:section>
      <text:p text:style-name="P24"/>
      <text:p text:style-name="P28">The Liturgy</text:p>
      <text:p text:style-name="P39"/>
      <text:p text:style-name="P29">The Pauline Epistle</text:p>
      <text:p text:style-name="P40">1 Corinthians 14:5-17</text:p>
      <text:p text:style-name="P41"><text:tab/><text:span text:style-name="T8">A chapter from the First Epistle of our teacher Paul to the Corinthians. His blessing be upon us. Amen.</text:span></text:p>
      <text:section text:style-name="Sect1" text:name="Section291">
        <text:p text:style-name="P79"><text:span text:style-name="T63"><text:tab/></text:span><text:span text:style-name="T40">I would that ye all spake with tongues, but rather that ye prophesied: for greater </text:span><text:span text:style-name="T41">is</text:span><text:span text:style-name="T44"> he that prophesieth than he that speaketh with </text:span><text:span text:style-name="T44">tongues, except he interpret, that the church may receive edifying.</text:span></text:p>
        <text:p text:style-name="P73"><text:span text:style-name="T44"><text:tab/>Now, brethren, if I come unto you speaking with tongues, what shall I profit you, except I shall speak to you either by revelation, or by knowledge, or by prophesying, or by doctrine? And even things without life giving sound, whether pipe or harp, except they give a distinction in the sounds, how shall it be known what is piped or harped? For if the trumpet give an uncertain sound, who shall prepare himself to the battle? So like</text:span><text:span text:style-name="T44">wise ye, except ye utter by the tongue words easy to be understood, how shall it be known what is spoken? for ye shall speak into the air. There are, it may be, so many kinds of voices in the world, and none of them </text:span><text:span text:style-name="T41">is</text:span><text:span text:style-name="T44"> without signification. Therefore if I know not the meaning of the voice, I shall be unto him that speaketh a barbarian, and he that speaketh </text:span><text:span text:style-name="T41">shall be</text:span><text:span text:style-name="T44"> a barbarian unto me. Even so ye, forasmuch as ye are zealous of spiritual </text:span><text:span text:style-name="T41">gifts</text:span><text:span text:style-name="T44">, seek that ye may excel to the edifying of the church. Wherefore let him that speaketh in an </text:span><text:span text:style-name="T41">unknown</text:span><text:span text:style-name="T44"> tongue pray that he may interpret. </text:span><text:span text:style-name="T44">For if I pray in an </text:span><text:span text:style-name="T41">unknown</text:span><text:span text:style-name="T44"> tongue, my spirit prayeth, but my understanding is unfruitful.</text:span></text:p>
        <text:p text:style-name="P98"><text:span text:style-name="T44"><text:tab/>What is it then? I will pray with the spirit, and I will pray with the </text:span><text:span text:style-name="T44">understanding also: I will sing with the spirit, and I will sing with the understanding also. Else when thou shalt bless with the spirit, how shall he that occupieth the room of the unlearned say Amen at thy giving of thanks, seeing he understandeth not what thou sayest? </text:span><text:span text:style-name="T44">For thou verily </text:span><text:soft-page-break/><text:span text:style-name="T44">givest thanks well, but the other is not edified.</text:span></text:p>
      </text:section>
      <text:p text:style-name="P49">The grace of God the Father be with you all. Amen.</text:p>
      <text:p text:style-name="P39"/>
      <text:p text:style-name="P29">The Catholic Epistle</text:p>
      <text:p text:style-name="P40">2 Peter 3:8-15a</text:p>
      <text:p text:style-name="P41"><text:tab/><text:span text:style-name="T8">The Catholic Epistle from the Second Epistle of our teacher Peter. His Blessing be upon us. Amen.</text:span></text:p>
      <text:section text:style-name="Sect1" text:name="Section292">
        <text:p text:style-name="P79"><text:span text:style-name="T65"><text:tab/></text:span><text:span text:style-name="T40">But, beloved, be not ignorant of this one thing, that one day </text:span><text:span text:style-name="T41">is</text:span><text:span text:style-name="T44"> with the Lord as a thousand years, and a thousand years as one day.</text:span></text:p>
        <text:p text:style-name="P73"><text:span text:style-name="T44"><text:tab/>The Lord is not slack concerning his promise, as some men count slackness; but is longsuffering to us–ward, not willing that any should perish, but that all should come to repentance. </text:span><text:span text:style-name="T44">But the day of the Lord will come as a thief in the night; in the which the heavens shall pass away with a great </text:span><text:span text:style-name="T44">noise, and the elements shall melt with fervent heat, the earth also and the works that are therein shall be burned up.</text:span></text:p>
        <text:p text:style-name="P73"><text:span text:style-name="T44"><text:tab/></text:span><text:span text:style-name="T41">Seeing</text:span><text:span text:style-name="T44"> then </text:span><text:span text:style-name="T41">that</text:span><text:span text:style-name="T44"> all these things shall be dissolved, what manner </text:span><text:span text:style-name="T41">of persons</text:span><text:span text:style-name="T44"> ought ye to be in </text:span><text:span text:style-name="T41">all</text:span><text:span text:style-name="T44"> holy conversation and godliness, Looking for and hasting unto the coming of the day of God, wherein the heavens </text:span><text:span text:style-name="T44">being on fire shall be dissolved, and the elements shall melt with fervent heat? Nevertheless we, according to his promise, look for new heavens and a new earth, wherein dwelleth righteousness. Wherefore, beloved, seeing that ye look for such things, be diligent that ye may be found of him in peace, without spot, and blameless. And account </text:span><text:span text:style-name="T41">that</text:span><text:span text:style-name="T44"> the longsuffering of our Lord </text:span><text:span text:style-name="T41">is</text:span><text:span text:style-name="T44"> salvation.</text:span></text:p>
      </text:section>
      <text:p text:style-name="P41"><text:tab/><text:span text:style-name="T8">Do not love the world, nor the things which are in the world. The world shall pass away and all its desires; but he who does the will of God shall abide forever. Amen.</text:span></text:p>
      <text:p text:style-name="P39"/>
      <text:p text:style-name="P29">The Praxis</text:p>
      <text:p text:style-name="P40">Acts 22:17-24</text:p>
      <text:p text:style-name="P41"><text:tab/><text:span text:style-name="T8">A chapter from the Acts of our fathers the pure Apostles, who were invested with the grace of the Holy Spirit. Their blessing be with us all. Amen.</text:span></text:p>
      <text:section text:style-name="Sect1" text:name="Section293">
        <text:p text:style-name="P79"><text:span text:style-name="T64"><text:tab/></text:span><text:span text:style-name="T40">And it came to pass, that, when I was come again to Jerusalem, even while I prayed in the temple, I was in a trance; And saw him saying unto me, </text:span><text:span text:style-name="T74">Make haste, and get thee quickly out of Jerusalem: for they will not receive thy testimony concerning me.</text:span><text:span text:style-name="T40"> And I said, Lord, they know that I imprisoned and beat in every synagogue them that believed on thee: And when the blood of thy martyr Stephen was shed, I also was standing </text:span><text:span text:style-name="T40">by, and consenting unto his death, and kept the raiment of them that slew him. </text:span><text:span text:style-name="T40">And he said unto me, </text:span><text:span text:style-name="T74">Depart: for I will send thee far hence unto the Gentiles.</text:span></text:p>
        <text:p text:style-name="P73"><text:soft-page-break/><text:span text:style-name="T40"><text:tab/>And they gave him audience unto this word, and </text:span><text:span text:style-name="T41">then</text:span><text:span text:style-name="T44"> lifted up their voices, and said, Away with such a </text:span><text:span text:style-name="T41">fellow</text:span><text:span text:style-name="T44"> from the earth: for it is not fit that he should live. And as they cried out, and cast off </text:span><text:span text:style-name="T41">their</text:span><text:span text:style-name="T44"> clothes, and threw dust into the air, </text:span><text:span text:style-name="T44">The chief </text:span><text:span text:style-name="T44">captain commanded him to be brought into the castle, and bade that </text:span><text:span text:style-name="T44">he should be examined by scourging; </text:span><text:span text:style-name="T44">that he might know wherefore they cried so against him.</text:span></text:p>
      </text:section>
      <text:p text:style-name="P39"><text:tab/><text:span text:style-name="T8">The word of the Lord abides in this church and in every church. Amen.</text:span></text:p>
      <text:p text:style-name="P39"/>
      <text:p text:style-name="P29">The Gospel</text:p>
      <text:p text:style-name="P40">Psalm 50:2,3</text:p>
      <text:p text:style-name="P52"><text:tab/>A Psalm of David.</text:p>
      <text:p text:style-name="P38"><text:span text:style-name="T8"><text:tab/></text:span><text:span text:style-name="T48">Thou shalt wash me thoroughly from my iniquity, and cleanse me from my sin. For I know my iniquity: and </text:span><text:span text:style-name="T51">my sin is before me at all times. </text:span><text:span text:style-name="T8">Alleluia.</text:span></text:p>
      <text:p text:style-name="P39"/>
      <text:p text:style-name="P40">John 12:36b-43 </text:p>
      <text:p text:style-name="P4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94">
        <text:p text:style-name="P73"><text:span text:style-name="T64"><text:tab/></text:span><text:span text:style-name="T44">These things spake Jesus, and departed, and did hide himself from them.</text:span></text:p>
        <text:p text:style-name="P73"><text:span text:style-name="T40"><text:tab/>But though he had done so many miracles before them, yet they believed not on him: That the saying of Esaias the prophet might be fulfilled, which he spake, Lord, who hath believed our report? and to whom hath the arm of the Lord been revealed? Therefore they could not believe, because that Esaias said again, He hath blinded their eyes, and hardened their heart; that they should </text:span><text:span text:style-name="T40">not see with </text:span><text:span text:style-name="T41">their</text:span><text:span text:style-name="T44"> eyes, nor understand with </text:span><text:span text:style-name="T41">their</text:span><text:span text:style-name="T44"> heart, and be converted, and I should heal them. </text:span><text:span text:style-name="T44">These things said Esaias, when he saw his glory, and spake of him.</text:span></text:p>
        <text:p text:style-name="P73"><text:span text:style-name="T44"><text:tab/>Nevertheless among the chief rulers also many believed on him; but because of the Pharisees they did not confess </text:span><text:span text:style-name="T41">him</text:span><text:span text:style-name="T44">, lest they should be put out of the synagogue: </text:span><text:span text:style-name="T44">For they loved the praise of men more than the praise of God.</text:span><text:span text:style-name="T64"> </text:span><text:span text:style-name="T66">Glory be to God forever.</text:span></text:p>
      </text:section>
      <text:p text:style-name="P31"/>
      <text:p text:style-name="P60"/>
      <text:p text:style-name="P10">Wednesday of the Seventh Week of Lent</text:p>
      <text:p text:style-name="P49"/>
      <text:p text:style-name="P23">The Matins Prophecies</text:p>
      <text:p text:style-name="P40">Proverbs 10:32-11:13</text:p>
      <text:p text:style-name="P41"><text:tab/><text:span text:style-name="T8">From the book of the Proverbs of Solomon the King. His blessing be upon us. Amen.</text:span></text:p>
      <text:section text:style-name="Sect1" text:name="Section295">
        <text:p text:style-name="P102"><text:span text:style-name="T18"><text:tab/></text:span><text:span text:style-name="T34">The lips of just men drop grace: but the mouth of the ungodly is perverse.</text:span></text:p>
        <text:p text:style-name="P85"><text:tab/>False balances are an abomination before the Lord: but a just weight is acceptable unto him.</text:p>
        <text:p text:style-name="P85"><text:tab/>Wherever pride enters, there will be also disgrace: but the mouth of the lowly meditates wisdom.</text:p>
        <text:p text:style-name="P81"><text:tab/>When a just man dies he leaves regret: but the destruction of the ungodly is speedy, and causes joy. </text:p>
        <text:p text:style-name="P86"><text:tab/><text:span text:style-name="T4">Possessions will not profit in a day of wrath, but righteousness will deliver from death.</text:span></text:p>
        <text:p text:style-name="P81"><text:tab/>Righteousness traces out blameless paths: but ungodliness encounters unjust dealing. The righteousness of upright men delivers them: but transgressors are caught in their own destruction.</text:p>
        <text:p text:style-name="P81"><text:tab/>At the death of a just man his hope does not perish: but the boast of the ungodly perishes.</text:p>
        <text:p text:style-name="P82"><text:tab/>A righteous man escapes from a snare, and the ungodly man is delivered up in his place.</text:p>
        <text:p text:style-name="P82"><text:tab/>In the mouth of ungodly men is a snare to citizens: but the understanding of righteous men is prosperous.</text:p>
        <text:p text:style-name="P81"><text:tab/>In the prosperity of righteous men a city prospers: but by the mouth of ungodly men it is overthrown.</text:p>
        <text:p text:style-name="P74"><text:span text:style-name="T44"><text:tab/>A man void of understanding sneers at </text:span><text:span text:style-name="T41">his fellow</text:span><text:span text:style-name="T44"> citizens: but a sensible man is quiet. A double-tongued man discloses the </text:span><text:span text:style-name="T41">secret</text:span><text:span text:style-name="T44"> counsels of an </text:span><text:span text:style-name="T44">assembly: but he that is </text:span><text:span text:style-name="T44">faithful in spirit conceals matters.</text:span><text:span text:style-name="T79"> </text:span><text:span text:style-name="T81">Glory be to the Holy Trinity.</text:span></text:p>
      </text:section>
      <text:p text:style-name="P53"/>
      <text:p text:style-name="P40">Isaiah 58:1-11</text:p>
      <text:p text:style-name="P41"><text:tab/><text:span text:style-name="T8">From the book of Isaiah the prophet. His blessing be upon us. Amen.</text:span></text:p>
      <text:section text:style-name="Sect1" text:name="Section400">
        <text:p text:style-name="P98"><text:span text:style-name="T20"><text:tab/></text:span><text:span text:style-name="T44">Cry aloud, and spare not; lift up thy voice as with a trumpet, and declare to my people their sins, and to the house of Jacob their iniquities. </text:span><text:span text:style-name="T44">They seek me day by day, and desire to know my ways, as a people that had done righteousness, and had not forsaken the judgment of their God: they now ask of me righteous judgment, and desire to draw nigh to God,</text:span></text:p>
        <text:p text:style-name="P74"><text:span text:style-name="T40"><text:tab/>saying, Why have we fasted, and thou regardest not? </text:span><text:span text:style-name="T41">why</text:span><text:span text:style-name="T44"> have we afflicted our souls, and thou didst not know it? Nay, in the days of your fasts ye find your pleasures, and all them that are under your power ye wound. If ye fast for quarrels and strifes, and </text:span><text:soft-page-break/><text:span text:style-name="T44">smite the lowly with </text:span><text:span text:style-name="T41">your</text:span><text:span text:style-name="T44"> fists, wherefore do ye fast to me as </text:span><text:span text:style-name="T41">ye do</text:span><text:span text:style-name="T44"> this day, so that your voice may be heard in crying? I have not chosen this fast, nor </text:span><text:span text:style-name="T41">such</text:span><text:span text:style-name="T44"> a day for a man to afflict his soul; neither though thou shouldest bend down thy neck as a ring, and spread under thee sackcloth and ashes, neither thus shall ye call a fast acceptable. I have not chosen such a fast, saith the Lord; but do thou loose every burden of iniquity, do thou untie the </text:span><text:span text:style-name="T44">knots of hard bargains, set the bruised free, and cancel every unjust account. </text:span><text:span text:style-name="T44">Break thy bread to the hungry, and lead the unsheltered poor to thy </text:span><text:span text:style-name="T44">house: if thou seest one naked, clothe </text:span><text:span text:style-name="T41">him</text:span><text:span text:style-name="T44">, and thou shalt not disregard the relations of thine own seed.</text:span></text:p>
        <text:p text:style-name="P74"><text:span text:style-name="T44"><text:tab/>Then shall thy light break forth as the morning, and thy health shall speedily spring forth: and thy righteousness shall go before thee, and the glory of God shall compass thee. Then shalt thou cry, and God shall hearken </text:span><text:span text:style-name="T44">to thee; while thou art yet speaking he will say, Behold, I am here. If thou remove from thee the band, and the stretching forth of the hands, and murmuring speech; and </text:span><text:span text:style-name="T41">if</text:span><text:span text:style-name="T44"> thou give bread to the hungry from thy heart, and satisfy the afflicted soul; then shall thy light spring up in darkness, and thy darkness </text:span><text:span text:style-name="T41">shall be</text:span><text:span text:style-name="T44"> as noon-day: </text:span><text:span text:style-name="T44">and thy God shall be with thee continually, and thou shalt be satisfied according as thy soul desires; and thy bones shall be made fat, and shall be as a well-watered garden, and as a </text:span><text:span text:style-name="T44">fountain </text:span><text:span text:style-name="T41">from</text:span><text:span text:style-name="T44"> which the water has not failed.</text:span><text:span text:style-name="T79"> </text:span><text:span text:style-name="T81">Glory be to the Holy Trinity.</text:span></text:p>
      </text:section>
      <text:p text:style-name="P53"/>
      <text:p text:style-name="P40">Job 40:1-41:34</text:p>
      <text:p text:style-name="P41"><text:tab/><text:span text:style-name="T8">From the book of Job the righteous. His blessing be upon us. Amen.</text:span></text:p>
      <text:section text:style-name="Sect1" text:name="Section401">
        <text:p text:style-name="P73"><text:span text:style-name="T20"><text:tab/></text:span><text:span text:style-name="T44">And the Lord God answered Job, and said, Will </text:span><text:span text:style-name="T41">any one</text:span><text:span text:style-name="T44"> pervert judgment with the Mighty One? and he that reproves God, let him return it for answer. And Job answered and said to the Lord, Why do I yet plead? being rebuked even while reproving the Lord: hearing such things, whereas I am nothing: and what shall I answer to these </text:span><text:span text:style-name="T41">arguments</text:span><text:span text:style-name="T44">? I will lay my hand upon my mouth. I have spoken once; but I will not do so a second time.</text:span></text:p>
        <text:p text:style-name="P73"><text:span text:style-name="T44"><text:tab/>And the Lord yet again answered and spoke to Job out of the cloud, </text:span><text:span text:style-name="T41">saying</text:span><text:span text:style-name="T44">, Nay, gird up now thy loins like a man; and I will ask thee, and do thou answer me. Do not set aside my judgment: and dost thou think that I have dealt with thee in any other way, than that thou mightest appear to be righteous? Hast thou an arm like the Lord’s? or dost thou thunder with a voice like his? Assume now a lofty bearing and power; and clothe thyself with glory and honour. And send forth messengers with </text:span><text:soft-page-break/><text:span text:style-name="T44">wrath; and lay low every haughty one. Bring down also the proud man; and consume at once the ungodly. And hide them together in the earth; and fill their faces with shame. </text:span><text:span text:style-name="T41">Then</text:span><text:span text:style-name="T44"> will I confess that thy right hand can save </text:span><text:span text:style-name="T41">thee</text:span><text:span text:style-name="T44">.</text:span></text:p>
        <text:p text:style-name="P73"><text:span text:style-name="T44"><text:tab/>But now look at the wild beasts with thee; they eat grass like oxen. Behold now, his strength is in his loins, and his force is in the navel of his belly. He sets up his tail like a </text:span><text:span text:style-name="T44">cypress; and his nerves are wrapped together. His sides are sides of brass; and his backbone is </text:span><text:span text:style-name="T41">as</text:span><text:span text:style-name="T44"> cast iron. This is the chief of the creation of the Lord; </text:span><text:span text:style-name="T44">made to be played with by his angels. And when he has gone up to a steep mountain, he causes joy to the quadrupeds in the deep. He lies under trees of every kind, by the papyrus, and reed, and bulrush. And the great trees make a shadow over him with their branches, and </text:span><text:span text:style-name="T41">so do</text:span><text:span text:style-name="T44"> the bushes of the field. If there should be a flood, he will not perceive it; he trust that Jordan </text:span><text:span text:style-name="T44">will rush up into his mouth. </text:span><text:span text:style-name="T41">Yet one</text:span><text:span text:style-name="T44"> shall take him in his sight; </text:span><text:span text:style-name="T41">one</text:span><text:span text:style-name="T44"> shall catch </text:span><text:span text:style-name="T41">him</text:span><text:span text:style-name="T44"> with a cord, and pierce his nose.</text:span></text:p>
        <text:p text:style-name="P73"><text:span text:style-name="T44"><text:tab/>But wilt thou catch the serpent with a hook, and put a halter about his nose? Or wilt thou fasten a ring in his nostril, and bore his lip with a clasp? Will he address thee with a petition? softly, with the voice of a suppliant? And will he make a covenant with thee? and wilt thou take him for a </text:span><text:span text:style-name="T44">perpetual servant? And wilt thou play with him as with a bird? or bind him as a sparrow for a child? And do the nations feed upon him, and the nations of the Phoenicians share him? And all the ships come together would not be able to bear the mere skin of his tail; neither </text:span><text:span text:style-name="T41">shall they carry</text:span><text:span text:style-name="T44"> his head in fishing-vessels. But thou </text:span><text:span text:style-name="T44">shalt lay thy hand upon him </text:span><text:span text:style-name="T41">once</text:span><text:span text:style-name="T44">, remembering the war that is waged by his mouth; and let it not be done any more. Hast thou not seen him? and hast thou not wondered at the things said </text:span><text:span text:style-name="T41">of him</text:span><text:span text:style-name="T44">? Dost thou not fear because preparation has been made by me? for who is there that resists me?</text:span></text:p>
        <text:p text:style-name="P73"><text:span text:style-name="T44"><text:tab/>Or who will resist me, and abide, since the whole </text:span><text:span text:style-name="T41">world</text:span><text:span text:style-name="T44"> under heaven is mine? I will not be silent because of him: though because of his power </text:span><text:span text:style-name="T41">one</text:span><text:span text:style-name="T44"> shall pity his antagonist. Who will open the face of his garment? and who can enter within the fold of his breastplate? Who will open the doors of his face? terror is round about his teeth. His inwards are as brazen plates, and the texture of his </text:span><text:span text:style-name="T41">skin</text:span><text:span text:style-name="T44"> as a smyrite stone. One </text:span><text:span text:style-name="T41">part</text:span><text:span text:style-name="T44"> cleaves fast to another, and the air cannot come between them. They will remain united each to the other: they are closely joined, and cannot be separated. At his sneezing a light shines, and his eyes are </text:span><text:span text:style-name="T41">as</text:span><text:span text:style-name="T44"> the appearance of the morning star. Out of his </text:span><text:soft-page-break/><text:span text:style-name="T44">mouth proceed as it were burning lamps, and as it were hearths of fire are cast abroad. Out of his nostrils proceeds smoke of a furnace burning with fire of coals. His breath is </text:span><text:span text:style-name="T41">as</text:span><text:span text:style-name="T44"> live coals, and a flame goes out of his mouth. And power is lodged in his neck, before him destruction runs. The flesh also of his body is joined together: </text:span><text:span text:style-name="T41">if one</text:span><text:span text:style-name="T44"> pours </text:span><text:span text:style-name="T41">violence</text:span><text:span text:style-name="T44"> upon him, he shall not be moved. His heart is firm as a stone, and it stands like an </text:span><text:span text:style-name="T44">unyielding anvil. And when he turns, </text:span><text:span text:style-name="T41">he is</text:span><text:span text:style-name="T44"> a terror to the four-footed wild beasts which leap upon the earth. If spears should come against him, </text:span><text:span text:style-name="T41">men</text:span><text:span text:style-name="T44"> </text:span><text:span text:style-name="T44">will effect nothing, </text:span><text:span text:style-name="T41">either with</text:span><text:span text:style-name="T44"> the spear or the breast-plate. For he considers iron as chaff, and brass as rotten wood. The bow of brass shall not would him, he deems a slinger as grass. Mauls are counted as stubble; and he laughs to scorn the waving of the firebrand. His lair is </text:span><text:span text:style-name="T41">formed of</text:span><text:span text:style-name="T44"> sharp points; and all the gold of the sea under him is an immense </text:span><text:span text:style-name="T41">quantity </text:span><text:span text:style-name="T41">of</text:span><text:span text:style-name="T44"> clay. He makes the deep boil like a brazen caldron; and he regards the sea as a pot of ointment, and the lowest part of the deep as a captive: he reckons the deep as </text:span><text:span text:style-name="T41">his</text:span><text:span text:style-name="T44"> range. There is nothing upon the earth like to him, formed to be sported with by my angels. He beholds every high thing: and he is king of all that are in the waters.</text:span><text:span text:style-name="T79"> </text:span><text:span text:style-name="T81">Glory be to the Holy Trinity.</text:span></text:p>
      </text:section>
      <text:p text:style-name="P53"/>
      <text:p text:style-name="P23">The Matins Gospel</text:p>
      <text:p text:style-name="P34">Psalm 56:1-2</text:p>
      <text:p text:style-name="P35"><text:tab/><text:span text:style-name="T8">A Psalm of David.</text:span></text:p>
      <text:p text:style-name="P36"><text:tab/><text:span text:style-name="T48">Have mercy upon me, O God, have mercy upon me: for my soul has trusted in Thee: and in the shadow of Thy wings will I hope, until the iniquity passes. </text:span><text:span text:style-name="T8">Alleluia.</text:span></text:p>
      <text:p text:style-name="P39"/>
      <text:p text:style-name="P40">Luke 14:28-35</text:p>
      <text:p text:style-name="P41"><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96">
        <text:p text:style-name="P73"><text:span text:style-name="T12"><text:tab/></text:span><text:span text:style-name="T72">For which of you, intending to build a tower, sitteth not down first, and counteth the cost, whether he have </text:span><text:span text:style-name="T75">sufficient</text:span><text:span text:style-name="T72"> to finish </text:span><text:span text:style-name="T75">it</text:span><text:span text:style-name="T72">?</text:span><text:span text:style-name="T44"> </text:span><text:span text:style-name="T72">Lest haply, after he hath laid the foundation, and is not able to finish </text:span><text:span text:style-name="T75">it</text:span><text:span text:style-name="T72">, all that behold </text:span><text:span text:style-name="T75">it</text:span><text:span text:style-name="T72"> begin to mock him,</text:span><text:span text:style-name="T44"> </text:span><text:span text:style-name="T72">Saying, This man began to build, and was not able to finish.</text:span><text:span text:style-name="T44"> </text:span><text:span text:style-name="T72">Or what king, going to make war against another king, sitteth not down first, and consulteth whether he be able with ten thousand to meet him that cometh against him with twenty thousand?</text:span><text:span text:style-name="T44"> </text:span><text:span text:style-name="T72">Or else, while the other is yet a great way off, he sendeth an ambassage, and desireth conditions of peace.</text:span><text:span text:style-name="T44"> </text:span><text:span text:style-name="T72">So likewise, whosoever he be of you that forsaketh not all that he hath, </text:span><text:soft-page-break/><text:span text:style-name="T72">he cannot be my disciple.</text:span><text:span text:style-name="T44"> </text:span><text:span text:style-name="T72">Salt </text:span><text:span text:style-name="T75">is</text:span><text:span text:style-name="T72"> good: but if the salt have lost his savour, wherewith shall it be seasoned?</text:span><text:span text:style-name="T44"> </text:span><text:span text:style-name="T72">It is neither fit for the land, nor yet for the dunghill; </text:span><text:span text:style-name="T75">but</text:span><text:span text:style-name="T72"> men cast it out. He that hath ears to hear, let him hear.</text:span><text:span text:style-name="T66"> Glory be to God forever.</text:span></text:p>
      </text:section>
      <text:p text:style-name="P24"/>
      <text:p text:style-name="P28">The Liturgy</text:p>
      <text:p text:style-name="P39"/>
      <text:p text:style-name="P29">The Pauline Epistle</text:p>
      <text:p text:style-name="P40">Romans 10:4-13</text:p>
      <text:p text:style-name="P41"><text:tab/><text:span text:style-name="T8">A chapter from the Epistle of our teacher Paul to the Romans. His blessing be upon us. Amen.</text:span></text:p>
      <text:section text:style-name="Sect1" text:name="Section297">
        <text:p text:style-name="P79"><text:span text:style-name="T63"><text:tab/></text:span><text:span text:style-name="T40">For Christ </text:span><text:span text:style-name="T41">is</text:span><text:span text:style-name="T44"> the end of the law for righteousness to every one that believeth. For Moses describeth the righteousness which is of the law, That the man which doeth those things shall live by them. But the righteousness which is of faith speaketh on this wise, Say not in thine heart, Who shall ascend into heaven? (that is, to bring Christ down </text:span><text:span text:style-name="T41">from above</text:span><text:span text:style-name="T44">:) </text:span><text:span text:style-name="T44">Or, Who shall descend into the deep? (that is, to bring up Christ again from the dead.) But what saith it? The word is nigh thee, </text:span><text:span text:style-name="T41">even</text:span><text:span text:style-name="T44"> in thy mouth, and in thy heart: that is, the word of faith, which we preach; That if thou shalt confess with thy mouth the Lord Jesus, and shalt believe in thine heart that God hath raised him from the dead, thou shalt be saved. For with the </text:span><text:span text:style-name="T44">heart man believeth unto righteousness; and with the mouth confession is made unto salvation. </text:span><text:span text:style-name="T44">For the scripture saith, Whosoever believeth on him shall not be ashamed.</text:span></text:p>
        <text:p text:style-name="P73"><text:span text:style-name="T44"><text:tab/>For there is no difference between the Jew and the Greek: for the same Lord over all is rich unto all that call upon him. </text:span><text:span text:style-name="T44">For whosoever shall call upon the name of the Lord shall be saved.</text:span></text:p>
      </text:section>
      <text:p text:style-name="P49">The grace of God the Father be with you all. Amen.</text:p>
      <text:p text:style-name="P39"/>
      <text:p text:style-name="P29">The Catholic Epistle</text:p>
      <text:p text:style-name="P40">James 1:13-21</text:p>
      <text:p text:style-name="P41"><text:tab/><text:span text:style-name="T8">The Catholic Epistle from the Epistle of our teacher James. His Blessing be upon us. Amen.</text:span></text:p>
      <text:section text:style-name="Sect1" text:name="Section298">
        <text:p text:style-name="P100"><text:span text:style-name="T65"><text:tab/></text:span><text:span text:style-name="T40">Let no man say when he is tempted, I am tempted of God: for God cannot be tempted with evil, neither tempteth he any man: But every man is tempted, when he is drawn away of his own lust, and enticed. Then when lust hath conceived, it bringeth forth sin: and sin, when it is finished, bringeth forth death. Do not err, my beloved brethren. Every good gift and every perfect gift is from above, and cometh down from the Father of lights, with whom is no variableness, neither shadow of turning. </text:span><text:span text:style-name="T40">Of his own will begat he us with the word of </text:span><text:soft-page-break/><text:span text:style-name="T40">truth, that we should be a kind of firstfruits of his creatures.</text:span></text:p>
        <text:p text:style-name="P74"><text:span text:style-name="T40"><text:tab/>Wherefore, my beloved brethren, let every man be swift to hear, slow to speak, slow to wrath: For the wrath of man worketh not the righteousness of God. </text:span><text:span text:style-name="T40">Wherefore lay apart all filthiness and superfluity of naughtiness, and receive with meekness the engrafted word, which is able to save your souls.</text:span></text:p>
      </text:section>
      <text:p text:style-name="P41"><text:tab/><text:span text:style-name="T8">Do not love the world, nor the things which are in the world. The world shall pass away and all its desires; but he who does the will of God shall abide forever. Amen.</text:span></text:p>
      <text:p text:style-name="P39"/>
      <text:p text:style-name="P29">The Praxis</text:p>
      <text:p text:style-name="P40">Acts 19:23-26</text:p>
      <text:p text:style-name="P41"><text:tab/><text:span text:style-name="T8">A chapter from the Acts of our fathers the pure Apostles, who were invested with the grace of the Holy Spirit. Their blessing be with us all. Amen.</text:span></text:p>
      <text:section text:style-name="Sect1" text:name="Section299">
        <text:p text:style-name="P79"><text:span text:style-name="T64"><text:tab/></text:span><text:span text:style-name="T40">And the same time there arose no small stir about that way. For a certain </text:span><text:span text:style-name="T41">man</text:span><text:span text:style-name="T44"> named Demetrius, a silversmith, which made silver shrines for Diana, brought no small gain unto the craftsmen; Whom he called together with the workmen of like occupation, and said, Sirs, ye know </text:span><text:span text:style-name="T44">that by this craft we have our wealth. Moreover ye see and hear, that not alone at Ephesus, but almost throughout all Asia, this Paul hath persuaded and turned away much people, saying that they be no gods, which are made with hands.</text:span></text:p>
      </text:section>
      <text:p text:style-name="P39"><text:tab/><text:span text:style-name="T8">The word of the Lord abides in this church and in every church. Amen.</text:span></text:p>
      <text:p text:style-name="P39"/>
      <text:p text:style-name="P29">The Gospel</text:p>
      <text:p text:style-name="P40">Psalm 50:2-3</text:p>
      <text:p text:style-name="P52"><text:tab/>A Psalm of David.</text:p>
      <text:p text:style-name="P38"><text:span text:style-name="T8"><text:tab/></text:span><text:span text:style-name="T48">Thou shalt wash me thoroughly from my iniquity, and cleanse me from my sin. For I know my iniquity: and my sin is before me at all times. </text:span><text:span text:style-name="T8">Alleluia.</text:span></text:p>
      <text:p text:style-name="P39"/>
      <text:p text:style-name="P40">John 6:35-45</text:p>
      <text:p text:style-name="P4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00">
        <text:p text:style-name="P73"><text:span text:style-name="T64"><text:tab/></text:span><text:span text:style-name="T44">And Jesus said unto them, </text:span><text:span text:style-name="T72">I am the bread of life: he that cometh to me shall never hunger; and he that believeth on me shall never thirst.</text:span><text:span text:style-name="T44"> </text:span><text:span text:style-name="T72">But I said unto you, That ye also have seen me, and believe not.</text:span><text:span text:style-name="T44"> </text:span><text:span text:style-name="T72">All that the Father giveth me shall come to me; and him that cometh to me I will in no wise cast out.</text:span><text:span text:style-name="T44"> </text:span><text:span text:style-name="T72">For I came down from heaven, not to do mine own will, but the will of him that sent me.</text:span><text:span text:style-name="T44"> </text:span><text:span text:style-name="T72">And this is the Father’s will which hath sent me, that of all which he hath given me I should lose nothing, but should raise it up again at the last day.</text:span><text:span text:style-name="T44"> </text:span><text:span text:style-name="T72">And this is the will of him that sent me, that every </text:span><text:soft-page-break/><text:span text:style-name="T72">one which seeth the Son, and believeth on him, may have everlasting life: and I will raise him up at the last day.</text:span><text:span text:style-name="T44"> The Jews then murmured at him, because he said, </text:span><text:span text:style-name="T72">I am the bread which came down from heaven.</text:span><text:span text:style-name="T44"> And they said, Is not this Jesus, the son of Joseph, whose father and mother we know? how is it then that he saith, I came down from heaven? Jesus therefore answered and said unto them, </text:span><text:span text:style-name="T72">Murmur not among yourselves.</text:span><text:span text:style-name="T44"> </text:span><text:span text:style-name="T72">No </text:span><text:span text:style-name="T72">man can come to me, except the Father which hath sent me draw him: and I </text:span><text:span text:style-name="T72">will raise him up at the last day.</text:span><text:span text:style-name="T44"> </text:span><text:span text:style-name="T72">It is written in the prophets, And they </text:span><text:span text:style-name="T72">shall be all taught of God. Every man therefore that hath heard, and hath learned of the Father, cometh unto me.</text:span><text:span text:style-name="T64"> </text:span><text:span text:style-name="T66">Glory be to God forever.</text:span></text:p>
      </text:section>
      <text:p text:style-name="P31"/>
      <text:p text:style-name="P60">Thursday of the Seventh Week of Lent</text:p>
      <text:p text:style-name="P49"/>
      <text:p text:style-name="P23">The Matins Prophecies</text:p>
      <text:p text:style-name="P40">Proverbs 11:13-26</text:p>
      <text:p text:style-name="P41"><text:tab/><text:span text:style-name="T8">From the Book of the Proverbs of Solomon the Righteous.</text:span></text:p>
      <text:section text:style-name="Sect1" text:name="Section301">
        <text:p text:style-name="P73"><text:span text:style-name="T20"><text:tab/></text:span><text:span text:style-name="T44">A double-tongued man discloses the </text:span><text:span text:style-name="T41">secret</text:span><text:span text:style-name="T44"> counsels of an assembly: but he that is faithful in spirit conceals matters. </text:span></text:p>
        <text:p text:style-name="P80"><text:tab/>They that have no guidance fall like leaves: but in much counsel there is safety.</text:p>
        <text:p text:style-name="P80"><text:tab/>A bad man does harm wherever he meets a just man: and he hates the sound of safety.</text:p>
        <text:p text:style-name="P80"><text:tab/>A gracious wife brings glory to her husband: but a woman hating righteousness is a theme of dishonour. The slothful come to want: but the diligent support themselves with wealth.</text:p>
        <text:p text:style-name="P80"><text:tab/>A merciful man does good to his own soul: but the merciless destroys his own body.</text:p>
        <text:p text:style-name="P80"><text:tab/>An ungodly man performs unrighteous works: but the seed of the righteous is a reward of truth.</text:p>
        <text:p text:style-name="P73"><text:span text:style-name="T44"><text:tab/>A righteous son is born for life: but the persecution of the ungodly </text:span><text:span text:style-name="T41">ends</text:span><text:span text:style-name="T44"> in death.</text:span></text:p>
        <text:p text:style-name="P80"><text:tab/>Perverse ways are an abomination to the Lord: but all they that are blameless in their ways are acceptable to him.</text:p>
        <text:p text:style-name="P80"><text:tab/>He that unjustly strikes hands shall not be unpunished: but he that sows righteousness he shall receive a faithful reward.</text:p>
        <text:p text:style-name="P80"><text:tab/>As an ornament in a swine’s snout, so is beauty to an ill-minded women.</text:p>
        <text:p text:style-name="P80"><text:tab/>All the desire of the righteous is good: but the hope of the ungodly shall perish.</text:p>
        <text:p text:style-name="P73"><text:soft-page-break/><text:span text:style-name="T44"><text:tab/>There are </text:span><text:span text:style-name="T41">some</text:span><text:span text:style-name="T44"> who scatter their own, and make it more: and there are </text:span><text:span text:style-name="T41">some</text:span><text:span text:style-name="T44"> also who gather, </text:span><text:span text:style-name="T41">yet</text:span><text:span text:style-name="T44"> have less.</text:span></text:p>
        <text:p text:style-name="P80"><text:tab/>Every sincere soul is blessed: but a passionate man is not graceful.</text:p>
        <text:p text:style-name="P73"><text:span text:style-name="T44"><text:tab/>May he that hoards corn leave it to the nation: but blessing be on the head of him that gives </text:span><text:span text:style-name="T41">it</text:span><text:span text:style-name="T44">.</text:span><text:span text:style-name="T79"> </text:span><text:span text:style-name="T81">Glory be to the Holy Trinity.</text:span></text:p>
      </text:section>
      <text:p text:style-name="P53"/>
      <text:p text:style-name="P40">Isaiah 65:8-16a</text:p>
      <text:p text:style-name="P41"><text:tab/><text:span text:style-name="T8">From the book of Isaiah the prophet. His blessing be upon us. Amen.</text:span></text:p>
      <text:section text:style-name="Sect1" text:name="Section402">
        <text:p text:style-name="P73"><text:span text:style-name="T20"><text:tab/></text:span><text:span text:style-name="T46">Thus saith the Lord, As a grape-stone shall be found in the cluster, and they shall say, Destroy it not; for a blessing is in it: so will I do for the sake of him that serves me, for his sake I will not destroy </text:span><text:span text:style-name="T43">them</text:span><text:span text:style-name="T46"> all. And I will lead forth the seed </text:span><text:span text:style-name="T43">that came</text:span><text:span text:style-name="T46"> of Jacob and of Juda, and they shall inherit my holy mountain: and mine elect and my servants shall inherit it, and shall dwell there. </text:span><text:span text:style-name="T46">And there shall be in the forest folds of flocks, and the valley of Achor </text:span><text:span text:style-name="T43">shall</text:span><text:span text:style-name="T46"> be for a resting-place of herds for my people, who have sought me.</text:span></text:p>
        <text:p text:style-name="P73"><text:span text:style-name="T44"><text:tab/>But ye are they that have left me, and forget my holy mountain, and prepare a table for the devil, and fill up the drink-offering to Fortune. I will deliver you up to the sword, ye shall all fall by slaughter: for I called you, and ye hearkened not; I spoke, and ye refused to hear; and ye did evil in my sight, and chose the things wherein I delighted not. Therefore thus saith the Lord, Behold, my servants shall eat, but ye shall hunger: behold, my </text:span><text:span text:style-name="T44">servants shall drink, but ye shall thirst: behold my servants shall rejoice, but ye shall be ashamed: behold, my servants shall exult with joy, but ye shall cry for the sorrow of your heart, and shall howl for the vexation of your spirit. For ye shall leave your name for a loathing to my </text:span><text:span text:style-name="T44">chosen, and the Lord shall destroy you: but my servants shall be called by a new name, which shall be blessed on the earth; for they shall bless the true God</text:span><text:span text:style-name="T46">.</text:span><text:span text:style-name="T80"> </text:span><text:span text:style-name="T81">Glory be to the Holy Trinity.</text:span></text:p>
      </text:section>
      <text:p text:style-name="P53"/>
      <text:p text:style-name="P40">Job 42:1-6</text:p>
      <text:p text:style-name="P41"><text:tab/><text:span text:style-name="T8">From the book of Job the righteous. His blessing be upon us. Amen.</text:span></text:p>
      <text:section text:style-name="Sect1" text:name="Section403">
        <text:p text:style-name="P73"><text:span text:style-name="T20"><text:tab/></text:span><text:span text:style-name="T44">Then Job answered and said to the Lord, I know that thou canst do all things, and nothing is impossible with thee. For who is he that hides counsel from thee? or who keeps back his words, and thinks to hide them from thee? and who will tell me what I knew not, great and wonderful things which I understood not? But hear me, O Lord, that I also may speak: and I will ask thee, and do thou teach me. I have heard the report of thee by the ear before; but now mine eye has seen thee. Wherefore I have counted myself </text:span><text:soft-page-break/><text:span text:style-name="T44">vile, and have </text:span><text:span text:style-name="T44">fainted: and I esteem myself dust and ashes.</text:span><text:span text:style-name="T79"> </text:span><text:span text:style-name="T81">Glory be to the Holy Trinity.</text:span></text:p>
      </text:section>
      <text:p text:style-name="P53"/>
      <text:p text:style-name="P23">The Matins Gospel</text:p>
      <text:p text:style-name="P34">Psalm 61:1</text:p>
      <text:p text:style-name="P35"><text:tab/><text:span text:style-name="T8">A Psalm of David.</text:span></text:p>
      <text:p text:style-name="P36"><text:tab/><text:span text:style-name="T48">O God, my God; unto Thee will I rise early: for my soul has thirsted for Thee. That my flesh may blossom for Thee in a barren land and an untrodden place. </text:span><text:span text:style-name="T8">Alleluia.</text:span></text:p>
      <text:p text:style-name="P40">Matthew 20:20-28</text:p>
      <text:p text:style-name="P41"><text:tab/><text:span text:style-name="T8">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02">
        <text:p text:style-name="P73"><text:span text:style-name="T12"><text:tab/></text:span><text:span text:style-name="T40">Then came to him the mother of Zebedee’s children with her sons, worshipping </text:span><text:span text:style-name="T41">him</text:span><text:span text:style-name="T44">, and desiring a certain thing of him. And he said unto her, </text:span><text:span text:style-name="T72">What wilt thou?</text:span><text:span text:style-name="T44"> She saith unto him, Grant that these my two sons may sit, the one on thy right hand, and the other on the left, in thy kingdom. But Jesus answered and said, </text:span><text:span text:style-name="T72">Ye know not what ye ask. Are ye able to drink of the cup that I shall drink of, and to be baptized with the baptism that I am baptized with?</text:span><text:span text:style-name="T44"> They say unto him, We are able. And he saith unto them, </text:span><text:span text:style-name="T72">Ye shall drink indeed of my cup, and be baptized with the baptism that I am baptized with: but to sit on my right hand, and on my left, is not mine to give, but </text:span><text:span text:style-name="T75">it shall be given to them</text:span><text:span text:style-name="T72"> for whom it is prepared of my Father.</text:span><text:span text:style-name="T44"> And when the ten heard </text:span><text:span text:style-name="T41">it</text:span><text:span text:style-name="T44">, they were moved with indignation against the two brethren. But Jesus called them </text:span><text:span text:style-name="T41">unto him</text:span><text:span text:style-name="T44">, and said, </text:span><text:span text:style-name="T72">Ye know that the princes of the Gentiles exercise dominion over them, and they that are great exercise authority upon them.</text:span><text:span text:style-name="T44"> </text:span><text:span text:style-name="T72">But it shall not be so among you: but whosoever will be great among you, let him be your minister; </text:span><text:span text:style-name="T72">And whosoever will be chief among you, let him be your servant:</text:span><text:span text:style-name="T44"> </text:span><text:span text:style-name="T72">Even as the Son of man came not to be ministered unto, but to minister, and to give his life a ransom for many.</text:span><text:span text:style-name="T64"> </text:span><text:span text:style-name="T66">Glory be to God forever.</text:span></text:p>
      </text:section>
      <text:p text:style-name="P24"/>
      <text:p text:style-name="P28"/>
      <text:p text:style-name="P13">The Liturgy</text:p>
      <text:p text:style-name="P39"/>
      <text:p text:style-name="P29">The Pauline Epistle</text:p>
      <text:p text:style-name="P40">2 Corinthians 4:5-18</text:p>
      <text:p text:style-name="P41"><text:tab/><text:span text:style-name="T8">A chapter from the Second Epistle of our teacher Paul to the Corinthians. His blessing be upon us. Amen.</text:span></text:p>
      <text:section text:style-name="Sect1" text:name="Section303">
        <text:p text:style-name="P79"><text:span text:style-name="T63"><text:tab/></text:span><text:span text:style-name="T40">For we preach not ourselves, but Christ Jesus the Lord; and ourselves your servants for Jesus’ sake. For God, who commanded the light to shine out of darkness, hath shined in our hearts, to </text:span><text:span text:style-name="T41">give</text:span><text:span text:style-name="T44"> the light of the knowledge of the glory of God in the face of Jesus Christ. </text:span><text:span text:style-name="T44">But we have this treasure in earthen vessels, that the excellency of </text:span><text:span text:style-name="T44">the power may be of God, and not of us.</text:span></text:p>
        <text:p text:style-name="P73"><text:span text:style-name="T44"><text:tab/></text:span><text:span text:style-name="T41">We are</text:span><text:span text:style-name="T44"> troubled on every side, yet not distressed; </text:span><text:span text:style-name="T41">we are</text:span><text:span text:style-name="T44"> perplexed, but not in despair; Persecuted, but not forsaken; cast down, but not destroyed; Always bearing about in the body the dying of the Lord Jesus, that the life also of Jesus might be made manifest in our body. For we </text:span><text:span text:style-name="T44">which live are alway delivered unto death for Jesus’ sake, that the life also of Jesus might be made manifest in </text:span><text:span text:style-name="T44">our mortal flesh. So then death worketh in us, but life in you. We having the same spirit of faith, according as it is written, I believed, and therefore have I spoken; we also believe, and therefore speak; Knowing that he which raised up the Lord Jesus shall raise up us also by Jesus, and shall present </text:span><text:span text:style-name="T41">us</text:span><text:span text:style-name="T44"> with you. For all things </text:span><text:span text:style-name="T41">are</text:span><text:span text:style-name="T44"> for your sakes, that the abundant grace might through the thanksgiving of many redound to the </text:span><text:span text:style-name="T44">glory of God. For which cause we faint not; but though our outward man perish, yet the inward </text:span><text:span text:style-name="T41">man</text:span><text:span text:style-name="T44"> is renewed day by day. For our light affliction, which is but for a moment, worketh for us a far more exceeding </text:span><text:span text:style-name="T41">and</text:span><text:span text:style-name="T44"> eternal weight of glory; While we look not at the things which are seen, but at the things which are not seen: for the things which are seen </text:span><text:span text:style-name="T41">are</text:span><text:span text:style-name="T44"> temporal; but the things which are not seen </text:span><text:span text:style-name="T41">are</text:span><text:span text:style-name="T44"> eternal.</text:span></text:p>
      </text:section>
      <text:p text:style-name="P49">The grace of God the Father be with you all. Amen.</text:p>
      <text:p text:style-name="P39"/>
      <text:p text:style-name="P29">The Catholic Epistle</text:p>
      <text:p text:style-name="P40">1 John 3:13-24</text:p>
      <text:p text:style-name="P41"><text:tab/><text:span text:style-name="T8">The Catholic Epistle from the First Epistle of our teacher John. His Blessing be upon us. Amen.</text:span></text:p>
      <text:section text:style-name="Sect1" text:name="Section304">
        <text:p text:style-name="P36"><text:span text:style-name="T90"><text:tab/></text:span><text:span text:style-name="T40">Marvel not, my brethren, if the world hate you.</text:span></text:p>
        <text:p text:style-name="P73"><text:span text:style-name="T40"><text:tab/>We know that we have passed from death unto life, because we love the brethren. He that loveth not </text:span><text:span text:style-name="T41">his</text:span><text:span text:style-name="T44"> brother abideth in death. Whosoever hateth his brother is a murderer: and ye know that no murderer hath eternal life abiding in him. Hereby perceive we the love </text:span><text:span text:style-name="T41">of God</text:span><text:span text:style-name="T44">, because he laid down his life for us: and we ought to lay down </text:span><text:span text:style-name="T41">our</text:span><text:span text:style-name="T44"> lives for the </text:span><text:soft-page-break/><text:span text:style-name="T44">brethren. But whoso hath this world’s good, and seeth his brother have need, and shutteth up his bowels </text:span><text:span text:style-name="T41">of compassion</text:span><text:span text:style-name="T44"> from him, how dwelleth the love of God in him? My little children, let us not love in word, neither in tongue; but in deed and in truth. </text:span><text:span text:style-name="T44">And hereby we know that we are of the truth, and shall assure our hearts before him.</text:span></text:p>
        <text:p text:style-name="P73"><text:span text:style-name="T44"><text:tab/>For if our heart condemn us, God is greater than our heart, and knoweth all things. Beloved, if our heart condemn us not, </text:span><text:span text:style-name="T41">then</text:span><text:span text:style-name="T44"> have we confidence toward God. </text:span><text:span text:style-name="T44">And whatsoever we ask, we receive of him, because we keep his commandments, </text:span><text:span text:style-name="T44">and do those things that are pleasing in his sight.</text:span></text:p>
        <text:p text:style-name="P73"><text:span text:style-name="T44"><text:tab/>And this is his commandment, That we should believe on the name of his Son Jesus Christ, and love one another, as he gave us commandment. </text:span><text:span text:style-name="T44">And he that keepeth his commandments dwelleth in him, and he in him. And hereby we know that he abideth </text:span><text:span text:style-name="T44">in us, by the Spirit which he hath given us.</text:span></text:p>
      </text:section>
      <text:p text:style-name="P41"><text:tab/><text:span text:style-name="T8">Do not love the world, nor the things which are in the world. The world shall pass away and all its desires; but he who does the will of God shall abide forever. Amen.</text:span></text:p>
      <text:p text:style-name="P39"/>
      <text:p text:style-name="P29">The Praxis</text:p>
      <text:p text:style-name="P40">Acts 25:23-26:6</text:p>
      <text:p text:style-name="P41"><text:tab/><text:span text:style-name="T8">A chapter from the Acts of our fathers the pure Apostles, who were invested with the grace of the Holy Spirit. Their blessing be with us all. Amen.</text:span></text:p>
      <text:section text:style-name="Sect1" text:name="Section305">
        <text:p text:style-name="P79"><text:span text:style-name="T64"><text:tab/></text:span><text:span text:style-name="T40">And on the morrow, when Agrippa was come, and Bernice, with great pomp, and was entered into the place of hearing, with the chief </text:span><text:span text:style-name="T40">captains, and principal men of the city, at Festus’ commandment Paul was brought forth. And Festus said, King Agrippa, and all men which are here present with us, ye see this man, about whom all the multitude of the Jews have dealt with me, both at Jerusalem, and </text:span><text:span text:style-name="T41">also</text:span><text:span text:style-name="T44"> here, crying that he ought not to live any longer. But when I found that he had committed nothing worthy of death, and that he himself hath appealed to Augustus, I </text:span><text:span text:style-name="T44">have determined to send him. Of whom I have no certain thing to write unto my lord. Wherefore I have brought him forth before you, and specially before thee, O king Agrippa, that, after examination had, I might </text:span><text:span text:style-name="T44">have somewhat to write. </text:span><text:span text:style-name="T44">For it seemeth to me unreasonable to send a prisoner, and not withal to signify the crimes </text:span><text:span text:style-name="T41">laid</text:span><text:span text:style-name="T44"> against him.</text:span></text:p>
        <text:p text:style-name="P73"><text:span text:style-name="T44"><text:tab/>Then Agrippa said unto Paul, Thou art permitted to speak for thyself. Then Paul stretched forth the hand, and answered for himself: I think myself happy, king Agrippa, because I shall answer for myself this day before thee touching all the things whereof I am accused of the Jews: </text:span><text:soft-page-break/><text:span text:style-name="T44">Especially </text:span><text:span text:style-name="T41">because I know</text:span><text:span text:style-name="T44"> thee to be expert in all customs and questions which are among the Jews: wherefore I beseech thee to hear me patiently. My manner of life from my youth, which was at the first among mine own nation at Jerusalem, know all the Jews; Which knew me from the beginning, if they would testify, that after the most straitest sect of our religion I lived a Pharisee. And now I stand and am judged for the hope of the promise made of God unto our fathers.</text:span></text:p>
      </text:section>
      <text:p text:style-name="P39"><text:tab/><text:span text:style-name="T8">The word of the Lord abides in this church and in every church. Amen.</text:span></text:p>
      <text:p text:style-name="P39"/>
      <text:p text:style-name="P29">The Gospel</text:p>
      <text:p text:style-name="P40">Psalm 121:1-2</text:p>
      <text:p text:style-name="P52"><text:tab/>A Psalm of David.</text:p>
      <text:p text:style-name="P38"><text:span text:style-name="T8"><text:tab/></text:span><text:span text:style-name="T48">I was gladdened by what they said to me: we will go into the house of the Lord. Our feet stood in the courts of Jerusalem.</text:span><text:span text:style-name="T83"> </text:span><text:span text:style-name="T9">Al</text:span><text:span text:style-name="T8">leluia.</text:span></text:p>
      <text:p text:style-name="P40"/>
      <text:p text:style-name="P40">Mark 12:18:27</text:p>
      <text:p text:style-name="P47"><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306">
        <text:p text:style-name="P73"><text:span text:style-name="T64"><text:tab/></text:span><text:span text:style-name="T44">Then come unto him the Sadducees, which say there is no resurrection; and they asked him, saying, Master, Moses wrote unto us, If a man’s brother die, and leave </text:span><text:span text:style-name="T41">his</text:span><text:span text:style-name="T44"> wife </text:span><text:span text:style-name="T41">behind him</text:span><text:span text:style-name="T44">, and leave no children, that his brother should take his wife, and raise up seed unto his brother. Now there were seven brethren: and the first took a wife, and dying left no seed. And the second took her, and died, neither left he any seed: and the </text:span><text:span text:style-name="T44">third likewise. And the seven had her, and left no seed: last of all the woman died also. In the resurrection therefore, when they shall rise, whose wife shall she be of them? for the seven had her to wife. And Jesus answering said unto them, </text:span><text:span text:style-name="T72">Do ye not therefore err, because ye know not the scriptures, neither the power of God?</text:span><text:span text:style-name="T44"> </text:span><text:span text:style-name="T72">For when they shall rise from the dead, they </text:span><text:span text:style-name="T72">neither marry, nor are given in marriage; but are as the angels which are in heaven.</text:span><text:span text:style-name="T44"> </text:span><text:span text:style-name="T72">And as touching the dead, that they rise: have ye not read in the book of Moses, how in the bush God spake unto him, saying, I </text:span><text:span text:style-name="T75">am</text:span><text:span text:style-name="T72"> the </text:span><text:span text:style-name="T72">God of Abraham, and the God of Isaac, and the God of Jacob?</text:span><text:span text:style-name="T44"> </text:span><text:span text:style-name="T72">He is not the God of the dead, but the God of the living: ye therefore do greatly err.</text:span><text:span text:style-name="T64"> </text:span><text:span text:style-name="T66">Glory be to God forever.</text:span></text:p>
      </text:section>
      <text:p text:style-name="P31"/>
      <text:p text:style-name="P60"/>
      <text:p text:style-name="P10">The Last Friday of Lent</text:p>
      <text:p text:style-name="P49"/>
      <text:p text:style-name="P23">The Matins Prophecies</text:p>
      <text:p text:style-name="P40">Genesis 49:33-50:26</text:p>
      <text:p text:style-name="P41"><text:tab/><text:span text:style-name="T8">From the book of Genesis of Moses the prophet. His blessing be upon us. Amen.</text:span></text:p>
      <text:section text:style-name="Sect1" text:name="Section307">
        <text:p text:style-name="P76"><text:span text:style-name="T19"><text:tab/></text:span><text:span text:style-name="T34">And Jacob ceased giving charges to his sons; and having lifted up his feet on the bed, he died, and was gathered to his people.</text:span></text:p>
        <text:p text:style-name="P73"><text:span text:style-name="T40"><text:tab/>And Joseph fell upon his father’s face, and wept on him, and kissed him. And Joseph commanded his servants the embalmers to embalm his father; and the embalmers embalmed Israel. And they fulfilled forty days for him, for so are the days of embalming numbered; and Egypt mourned for </text:span><text:span text:style-name="T40">him seventy days. And when the days of mourning were past, Joseph spoke to the princes of Pharao, saying, If I have found favour in your sight, speak concerning me in the ears of Pharao, saying, My father adjured me, saying, In the sepulchre which I dug for myself in the land of Chanaan, there thou shalt bury me; now then I </text:span><text:span text:style-name="T40">will go up and bury my father, and </text:span><text:span text:style-name="T40">return again. </text:span><text:span text:style-name="T40">And Pharao said to Joseph, Go up, bury thy father, as he constrained thee to swear.</text:span></text:p>
        <text:p text:style-name="P73"><text:span text:style-name="T40"><text:tab/>So Joseph went up to bury his father; and all the servants of Pharao went up with him, and the elders of his house, and all the elders of the land of Egypt. And all the household of Joseph, and his brethren, and all the house of his father, and his kindred; and they left behind the sheep and the oxen in the land of Gesem. And there went up with him also chariots and horsemen; and there was a very great company. And they came to the threshing-floor of Atad, which is beyond Jordan; and they bewailed him with a great and very sore </text:span><text:span text:style-name="T40">lamentation; and he made a mourning for his father seven days. And the inhabitants of the land of Chanaan saw the mourning at the floor of Atad, and said, This is a great mourning to the Egyptians; therefore he called its name, The mourning of Egypt, which is beyond Jordan. And thus his sons did to him. So his sons carried him up into the land of Chanaan, and buried </text:span><text:span text:style-name="T40">him in the double cave, which cave Abraam bought for possession of a burying place, of Ephrom the Chettite, before Mambre. </text:span><text:span text:style-name="T40">And Joseph returned to Egypt, he and his brethren, and </text:span><text:span text:style-name="T40">those that had gone up with him to bury his father.</text:span></text:p>
        <text:p text:style-name="P73"><text:span text:style-name="T40"><text:tab/>And when the brethren of Joseph saw that their father was dead, they said, </text:span><text:span text:style-name="T41">Let us take heed</text:span><text:span text:style-name="T44">, lest at any time Joseph remember evil against us, and recompense to us all the evils which we have done against him. And they came to Joseph, and said, Thy </text:span><text:soft-page-break/><text:span text:style-name="T44">father adjured </text:span><text:span text:style-name="T41">us</text:span><text:span text:style-name="T44"> before his death, saying, Thus say ye to Joseph, Forgive them their injustice and their sin, forasmuch as they have done thee evil; and now pardon the injustice of the servants of the God of thy father. And Joseph wept while they spoke to him. And they came to him and said, We, these </text:span><text:span text:style-name="T41">persons</text:span><text:span text:style-name="T44">, are thy servants. And Joseph said to them, Fear not, for I am God’s. Ye took counsel against me for evil, but God took counsel for me for good, that </text:span><text:span text:style-name="T41">the matter</text:span><text:span text:style-name="T44"> might be as </text:span><text:span text:style-name="T41">it is</text:span><text:span text:style-name="T44"> to-day, and much people might be fed. And he said to them, Fear not, I will maintain you, and your families: and he comforted them, and spoke kindly to them.</text:span></text:p>
        <text:p text:style-name="P98"><text:span text:style-name="T44"><text:tab/>And Joseph dwelt in Egypt, he and his brethren, and all the family of his father; and Joseph lived a hundred and ten years. And Joseph saw the </text:span><text:span text:style-name="T44">children of Ephraim to the third generation; and the sons of Machir the son of Manasse were borne on the sides of Joseph. And Joseph spoke to his brethren, saying, I die, and God will surely visit you, and will bring you out of this land to the land concerning which God sware to our </text:span><text:span text:style-name="T44">fathers, Abraam, Isaac, and Jacob. And Joseph adjured the sons of Israel, </text:span><text:span text:style-name="T44">saying, At the visitation with which God shall visit you, then ye shall carry up my bones hence with you. And Joseph died, aged an hundred and ten years; and </text:span><text:span text:style-name="T44">they prepared his corpse, and put him in a coffin in Egypt.</text:span><text:span text:style-name="T79"> </text:span><text:span text:style-name="T81">Glory be to the Holy Trinity.</text:span></text:p>
      </text:section>
      <text:p text:style-name="P53"/>
      <text:p text:style-name="P40">Proverbs 11:27-12:22</text:p>
      <text:p text:style-name="P41"><text:tab/><text:span text:style-name="T8">From the Book of Proverbs of Solomon the Righteous.</text:span></text:p>
      <text:section text:style-name="Sect1" text:name="Section404">
        <text:p text:style-name="P98"><text:span text:style-name="T21"><text:tab/></text:span><text:span text:style-name="T44">He that devises good </text:span><text:span text:style-name="T41">counsels</text:span><text:span text:style-name="T44"> seeks good favour: but </text:span><text:span text:style-name="T41">as for</text:span><text:span text:style-name="T44"> him that seeks after evil, </text:span><text:span text:style-name="T41">evil</text:span><text:span text:style-name="T44"> shall overtake him.</text:span></text:p>
        <text:p text:style-name="P81"><text:tab/>He that trusts in wealth shall fall; but he that helps righteous men shall rise.</text:p>
        <text:p text:style-name="P81"><text:tab/>He that deals not graciously with his own house shall inherit the wind; and the fool shall be servant to the wise man.</text:p>
        <text:p text:style-name="P81"><text:tab/>Out of the fruit of righteousness grows a tree of life; but the souls of transgressors are cut off before their time.</text:p>
        <text:p text:style-name="P81"><text:tab/>If the righteous scarcely be saved, where shall the ungodly and the sinner appear?</text:p>
        <text:p text:style-name="P81"><text:tab/>He that loves instruction loves sense, but he that hates reproofs is a fool.</text:p>
        <text:p text:style-name="P74"><text:span text:style-name="T44"><text:tab/>He that has found favour with the Lord </text:span><text:span text:style-name="T41">is made</text:span><text:span text:style-name="T44"> better; but a transgressor shall be passed over in silence. </text:span></text:p>
        <text:p text:style-name="P81"><text:tab/>A man shall not prosper by wickedness; but the roots of the righteous shall not be taken up.</text:p>
        <text:p text:style-name="P81"><text:tab/>A virtuous woman is a crown to her husband; but as a worm in wood, <text:soft-page-break/>so a bad woman destroys her husband.</text:p>
        <text:p text:style-name="P74"><text:span text:style-name="T44"><text:tab/>The thoughts of the righteous </text:span><text:span text:style-name="T41">are true</text:span><text:span text:style-name="T44"> judgments; but ungodly men devise deceits.</text:span></text:p>
        <text:p text:style-name="P81"><text:tab/>The words of ungodly men are crafty; but the mouth of the upright shall deliver them.</text:p>
        <text:p text:style-name="P81"><text:tab/>When the ungodly is overthrown, he vanishes away; but the houses of the just remain.</text:p>
        <text:p text:style-name="P74"><text:span text:style-name="T44"><text:tab/>The mouth of an understanding </text:span><text:span text:style-name="T41">man</text:span><text:span text:style-name="T44"> is praised by a man; but he that is dull of heart is had in derision.</text:span></text:p>
        <text:p text:style-name="P81"><text:tab/>Better is a man in dishonour serving himself, than one honouring himself and wanting bread.</text:p>
        <text:p text:style-name="P81"><text:tab/>A righteous man has pity for the lives of his cattle; but the bowels of the ungodly are unmerciful.</text:p>
        <text:p text:style-name="P74"><text:span text:style-name="T54"><text:tab/></text:span><text:span text:style-name="T44">He that tills his own land shall be satisfied with bread; but they that pursue vanities are void of understanding. He that enjoys himself in </text:span><text:span text:style-name="T44">banquets of wine, shall leave dishonour in his own strong holds.</text:span></text:p>
        <text:p text:style-name="P81"><text:tab/>The desires of the ungodly are evil; but the roots of the godly are firmly set.</text:p>
        <text:p text:style-name="P74"><text:span text:style-name="T44"><text:s/><text:tab/>For the sin of </text:span><text:span text:style-name="T41">his</text:span><text:span text:style-name="T44"> lips a sinner falls into snare; but a righteous man escapes from them. He whose looks </text:span><text:span text:style-name="T44">are gentle shall be pitied, but he that contends in the gates will afflict souls.</text:span></text:p>
        <text:p text:style-name="P81"><text:tab/>The soul of a man shall be filled with good from the fruits of his mouth; and the recompence of his lips shall be given to him.</text:p>
        <text:p text:style-name="P81"><text:tab/>The ways of fools are right in their own eyes; but a wise man hearkens to counsels.</text:p>
        <text:p text:style-name="P81"><text:tab/>A fool declares his wrath the same day; but a prudent man hides his own disgrace.</text:p>
        <text:p text:style-name="P81"><text:tab/>A righteous man declares the open truth; but an unjust witness is deceitful.</text:p>
        <text:p text:style-name="P74"><text:span text:style-name="T44"><text:tab/>Some wound as they speak, </text:span><text:span text:style-name="T41">like</text:span><text:span text:style-name="T44"> swords; but the tongues of the wise heal.</text:span></text:p>
        <text:p text:style-name="P81"><text:tab/>True lips establish testimony; but a hasty witness has an unjust tongue.</text:p>
        <text:p text:style-name="P74"><text:span text:style-name="T44"><text:tab/></text:span><text:span text:style-name="T41">There is</text:span><text:span text:style-name="T44"> deceit in the heart of him that imagines evil; but they that love peace shall rejoice.</text:span></text:p>
        <text:p text:style-name="P81"><text:tab/>No injustice will please a just man; but the ungodly will be filled with mischief.</text:p>
        <text:p text:style-name="P74"><text:span text:style-name="T44"><text:tab/>Lying lips are a abomination to the Lord; but he that deals faithfully is accepted with him.</text:span><text:span text:style-name="T79"> </text:span><text:span text:style-name="T81">Glory be to the Holy Trinity.</text:span></text:p>
      </text:section>
      <text:p text:style-name="P53"/>
      <text:p text:style-name="P40">Isaiah 66:10-24</text:p>
      <text:p text:style-name="P41"><text:tab/><text:span text:style-name="T8">From the book of Isaiah the prophet. His blessing be upon us. Amen.</text:span></text:p>
      <text:section text:style-name="Sect1" text:name="Section405">
        <text:p text:style-name="P73"><text:span text:style-name="T20"><text:tab/></text:span><text:span text:style-name="T44">Rejoice, O Jerusalem, and all ye that love her hold in her a general assembly: rejoice greatly with her, all that </text:span><text:span text:style-name="T41">now</text:span><text:span text:style-name="T44"> mourn over her: that ye may suck, and be satisfied with the breast of her consolation; that ye may milk out, and delight yourselves with the </text:span><text:soft-page-break/><text:span text:style-name="T44">influx of her glory. For thus saith the Lord, Behold, I turn toward them as a river of peace, and as a torrent bringing upon them in a flood the glory of the Gentiles: their children shall be borne upon the shoulders, and comforted on the knees. As if his mother should comfort one, so will I also comfort you; and ye shall be comforted in Jerusalem. And ye shall see, and your heart shall rejoice, and your bones shall thrive like grass: and the hand of the Lord shall be known to them that fear him, and he shall threaten the disobedient. </text:span></text:p>
        <text:p text:style-name="P73"><text:span text:style-name="T44"><text:tab/>For, behold, the Lord will come as fire, and his chariots as a storm, to render his vengeance with wrath, and his rebuke with a flame of fire. For with the fire of the Lord all the earth shall be judged, and all flesh with his sword: many shall be slain by the </text:span><text:span text:style-name="T44">Lord. They that sanctify themselves and purify themselves in the gardens, and eat swine’s flesh in the porches, and the abominations, and the mouse, shall be consumed together, saith the Lord. And I </text:span><text:span text:style-name="T41">know</text:span><text:span text:style-name="T44"> their works and their imagination. I am going to gather all nations and tongues; and they shall come, and see my glory. And I will leave a sign upon them, and I will </text:span><text:span text:style-name="T44">send forth them that have escaped of them to the nations, to Tharsis, and Phud, and Lud, and Mosoch, and to Thobel, and to Greece, and to the isles afar off, to those who have not heard my name, nor seen my glory; and they shall declare my glory among the Gentiles. And they shall bring your brethren out of all nations for a gift to the Lord with horses, and chariots, in litters </text:span><text:span text:style-name="T41">drawn by</text:span><text:span text:style-name="T44"> mules with awnings, to the holy city Jerusalem, said the Lord, as though the children of Israel should bring their sacrifices to me with psalms into the house of the Lord. And I will take of them priests and Levites, saith the Lord. For as the new heaven and the new earth, which </text:span><text:span text:style-name="T44">I make, remain before me, saith the Lord, so shall your seed and your name continue. And it shall come to pass from month to month, and from sabbath to sabbath, </text:span><text:span text:style-name="T41">that</text:span><text:span text:style-name="T44"> all flesh shall come to worship before me in Jerus</text:span><text:span text:style-name="T44">alem, saith the Lord. </text:span><text:span text:style-name="T44">And they shall go forth, and see the carcasses of the men that have transgressed against me: for their worm shall not die, and their fire shall not be quenched; and they shall be a spectacle to all flesh.</text:span><text:span text:style-name="T79"> </text:span><text:span text:style-name="T81">Glory be to the Holy Trinity.</text:span></text:p>
      </text:section>
      <text:p text:style-name="P53"/>
      <text:p text:style-name="P40">Job 42:7-17</text:p>
      <text:p text:style-name="P41"><text:tab/><text:span text:style-name="T8">From the book of Job the righteous. His blessing be upon us. Amen.</text:span></text:p>
      <text:section text:style-name="Sect1" text:name="Section406">
        <text:p text:style-name="P73"><text:span text:style-name="T20"><text:tab/></text:span><text:span text:style-name="T44">And it came to pass after the Lord had spoken all these words to Job, </text:span><text:span text:style-name="T41">that</text:span><text:span text:style-name="T44"> the Lord said to Eliphaz the Thaemanite, Thou hast sinned, and thy two friends: for ye have not said anything true before me, as my </text:span><text:soft-page-break/><text:span text:style-name="T44">servant Job </text:span><text:span text:style-name="T41">has</text:span><text:span text:style-name="T44">. Now then take seven bullocks, and seven rams, and go to my servant Job, and he shall offer a burnt-offering for you. And my servant Job shall pray for you, for I will only accept him: for but his sake, I would have destroyed you, for ye have not spoken the truth against my servant Job. So Eliphaz the Thaemanite, and Baldad the Sauchite, and Sophar the Minaean, went and did as the Lord commanded them: and he pardoned their sin for the sake of Job.</text:span></text:p>
        <text:p text:style-name="P73"><text:span text:style-name="T44"><text:tab/>And the Lord prospered Job: and when he prayed also for his friends, he forgave them </text:span><text:span text:style-name="T41">their</text:span><text:span text:style-name="T44"> sin: and the Lord gave Job twice as much, even the double of what he had before. And all his brethren and his sisters heard all that had happened to him, and they came to him, and </text:span><text:span text:style-name="T41">so did</text:span><text:span text:style-name="T44"> all that had known him from the first: and </text:span><text:span text:style-name="T44">they ate and drank with him, and comforted him, and wondered at all that the Lord had brought upon him: and each one gave him a lamb, and four drachms’ weight of gold, even of unstamped </text:span><text:span text:style-name="T41">gold</text:span><text:span text:style-name="T44">. And the Lord blessed the latter end of Job, </text:span><text:span text:style-name="T41">more</text:span><text:span text:style-name="T44"> than the beginning: and his cattle were fourteen thousand sheep, six thousand camels, a thousand yoke of oxen, a </text:span><text:span text:style-name="T44">thousand she-asses of the pastures. And there were born to him seven sons and three daughters. And he called the first Day, and the second Casia, and the third Amalthaea’s horn. And there were not found in comparison with the daughters of Job, fairer </text:span><text:span text:style-name="T41">women</text:span><text:span text:style-name="T44"> than they in all the world: and their father gave them an inheritance among their brethren. And Job lived after </text:span><text:span text:style-name="T41">his</text:span><text:span text:style-name="T44"> affliction a hundred and seventy years: and all the years he lived were two hundred and forty: and Job saw his sons and his sons’ sons, the fourth generation. And Job died, an old man and full of days.</text:span><text:span text:style-name="T79"> </text:span><text:span text:style-name="T81">Glory be to the Holy Trinity.</text:span></text:p>
      </text:section>
      <text:p text:style-name="P53"/>
      <text:p text:style-name="P23">The Matins Gospel</text:p>
      <text:p text:style-name="P34">Psalm 97:6-7</text:p>
      <text:p text:style-name="P35"><text:tab/><text:span text:style-name="T8">A Psalm of David.</text:span></text:p>
      <text:p text:style-name="P36"><text:tab/><text:span text:style-name="T51">Shout aloud unto the Lord, all the earth: praise, and rejoice, and sing. Sing unto the Lord with the harp; with the harp, and the voice of a psalm. With loud trumpets and a sound of the horn trumpet</text:span> <text:span text:style-name="T8">Alleluia.</text:span></text:p>
      <text:p text:style-name="P39"/>
      <text:p text:style-name="P40">Luke 17:20-37</text:p>
      <text:p text:style-name="P41"><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308">
        <text:p text:style-name="P98"><text:span text:style-name="T12"><text:tab/></text:span><text:span text:style-name="T40">And when he was demanded of the Pharisees, when the kingdom of God should come, he answered them and said, </text:span><text:span text:style-name="T74">The kingdom of God cometh </text:span><text:soft-page-break/><text:span text:style-name="T74">not with observation:</text:span><text:span text:style-name="T40"> </text:span><text:span text:style-name="T74">Neither shall they say, Lo here! or, lo there! for, behold, the kingdom of God is within you.</text:span><text:span text:style-name="T40"> And he said unto the disciples,</text:span><text:span text:style-name="T74"> The days will come, when ye shall desire to see one of the days of the Son of man, and ye shall not see </text:span><text:span text:style-name="T75">it</text:span><text:span text:style-name="T72">.</text:span><text:span text:style-name="T44"> </text:span><text:span text:style-name="T72">And they shall say to you, See here; or, see there: go not after </text:span><text:span text:style-name="T75">them</text:span><text:span text:style-name="T72">, nor follow </text:span><text:span text:style-name="T75">them</text:span><text:span text:style-name="T72">.</text:span><text:span text:style-name="T44"> </text:span><text:span text:style-name="T72">For as the lightning, that lighteneth out of the one </text:span><text:span text:style-name="T75">part</text:span><text:span text:style-name="T72"> under heaven, shineth unto the other </text:span><text:span text:style-name="T75">part</text:span><text:span text:style-name="T72"> under heaven; so shall also the Son of man be in his day.</text:span><text:span text:style-name="T44"> </text:span><text:span text:style-name="T72">But first must he suffer many things, and be rejected of this generation.</text:span><text:span text:style-name="T44"> </text:span><text:span text:style-name="T72">And as it was in the days of Noe, so shall it be also in the days of the Son of man.</text:span><text:span text:style-name="T44"> </text:span><text:span text:style-name="T72">They did eat, they drank, they married wives, they were given in marriage, until the day that Noe entered into the ark, and the flood came, and destroyed them all.</text:span><text:span text:style-name="T44"> </text:span><text:span text:style-name="T72">Likewise also as it was in the days of Lot; they did eat, they drank, they bought, they sold, they planted, they builded; </text:span><text:span text:style-name="T72">But the same day that Lot went out of Sodom it rained fire and brimstone from heaven, and destroyed </text:span><text:span text:style-name="T75">them</text:span><text:span text:style-name="T72"> all.</text:span><text:span text:style-name="T44"> </text:span><text:span text:style-name="T72">Even thus shall it be in the day when the Son of man is revealed.</text:span><text:span text:style-name="T44"> </text:span><text:span text:style-name="T72">In that day, he which shall be upon the housetop, and his stuff in </text:span><text:span text:style-name="T72">the house, let him not come down to take it away: and he that is in the field, let him likewise not return back.</text:span><text:span text:style-name="T44"> </text:span><text:span text:style-name="T72">Remember Lot’s wife.</text:span><text:span text:style-name="T44"> </text:span><text:span text:style-name="T72">Whosoever shall seek to save his life shall lose it; and whosoever shall lose his life shall preserve it.</text:span><text:span text:style-name="T44"> </text:span><text:span text:style-name="T72">I tell you, in that night there shall be two </text:span><text:span text:style-name="T75">men</text:span><text:span text:style-name="T72"> in one bed; the one shall be taken, and the other shall be left.</text:span><text:span text:style-name="T44"> </text:span><text:span text:style-name="T72">Two </text:span><text:span text:style-name="T75">women</text:span><text:span text:style-name="T72"> shall be grinding together; the one shall be taken, and the other left.</text:span><text:span text:style-name="T44"> </text:span><text:span text:style-name="T72">Two </text:span><text:span text:style-name="T75">men</text:span><text:span text:style-name="T72"> shall be in the field; the one shall be taken, and the other left.</text:span><text:span text:style-name="T44"> And they answered and said unto him, Where, Lord? And he said unto them, </text:span><text:span text:style-name="T72">Wheresoever the body </text:span><text:span text:style-name="T75">is</text:span><text:span text:style-name="T72">, thither will the eagles be gathered together.</text:span><text:span text:style-name="T64"> </text:span><text:span text:style-name="T66">Glory be to God forever.</text:span></text:p>
      </text:section>
      <text:p text:style-name="P24"/>
      <text:p text:style-name="P28">The Liturgy</text:p>
      <text:p text:style-name="P39"/>
      <text:p text:style-name="P29">The Pauline Epistle</text:p>
      <text:p text:style-name="P40">2 Timothy 3:1-4:5</text:p>
      <text:p text:style-name="P41"><text:tab/><text:span text:style-name="T8">A chapter from the Second Epistle of our teacher Paul to Timothy. His blessing be upon us. Amen.</text:span></text:p>
      <text:section text:style-name="Sect1" text:name="Section309">
        <text:p text:style-name="P79"><text:span text:style-name="T63"><text:tab/></text:span><text:span text:style-name="T40">This know also, that in the last days perilous times shall come. For men shall be lovers of their own selves, covetous, boasters, proud, blas</text:span><text:span text:style-name="T40">phemers, disobedient to parents, unthankful, unholy, Without natural affection, trucebreakers, false accusers, incontinent, fierce, despisers of those that are good, Traitors, heady, highminded, lovers of pleasures more than lovers of God; Having a form of godliness, but denying the power thereof: from such turn away. For of this sort are they which creep into houses, and </text:span><text:soft-page-break/><text:span text:style-name="T40">lead captive silly women laden with sins, led away with divers lusts, Ever learning, and never able to come to the knowledge of the truth. Now as Jannes and Jambres withstood Moses, so do these also resist the truth: men of corrupt minds, reprobate concerning the faith. </text:span><text:span text:style-name="T40">But they shall proceed no further: for their folly shall be manifest unto all </text:span><text:span text:style-name="T41">men</text:span><text:span text:style-name="T44">, as theirs also was.</text:span></text:p>
        <text:p text:style-name="P73"><text:span text:style-name="T44"><text:tab/>But thou hast fully known my doctrine, manner of life, purpose, faith, longsuffering, charity, patience, Persecutions, afflictions, which came unto me at Antioch, at Iconium, at Lystra; what persecutions I endured: but out of </text:span><text:span text:style-name="T41">them</text:span><text:span text:style-name="T44"> all the Lord delivered me. Yea, and all that will live godly in Christ Jesus shall suffer persecution. But evil men and seducers shall wax worse and worse, deceiving, and being deceived. But continue thou in </text:span><text:span text:style-name="T44">the things which thou hast learned and hast been assured of, knowing of </text:span><text:span text:style-name="T44">whom thou hast learned </text:span><text:span text:style-name="T41">them</text:span><text:span text:style-name="T44">; And that from a child thou hast known the holy scriptures, which are able to make thee wise unto salvation through faith which is in Christ Jesus. All scripture </text:span><text:span text:style-name="T41">is</text:span><text:span text:style-name="T44"> given by inspiration of God, and </text:span><text:span text:style-name="T41">is</text:span><text:span text:style-name="T44"> profitable for doctrine, for </text:span><text:span text:style-name="T44">reproof, for correction, for instruction in righteousness: </text:span><text:span text:style-name="T44">That the man of God may be perfect, throughly furnished unto all good works.</text:span></text:p>
        <text:p text:style-name="P73"><text:span text:style-name="T44"><text:tab/>I charge </text:span><text:span text:style-name="T41">thee</text:span><text:span text:style-name="T44"> therefore before God, and the Lord Jesus Christ, who shall judge the quick and the dead at his appearing and his kingdom; Preach the word; be instant in season, out of season; reprove, rebuke, exhort with all longsuffering and doctrine. For the time will come when they will not endure sound doctrine; but after their own lusts shall they heap to themselves teachers, having itching ears; And they shall turn away </text:span><text:span text:style-name="T41">their</text:span><text:span text:style-name="T44"> ears from the truth, and shall be turned unto fables. </text:span><text:span text:style-name="T44">But watch thou in all things, endure afflictions, do the work of an evangelist, make full proof of thy ministry.</text:span></text:p>
      </text:section>
      <text:p text:style-name="P49">The grace of God the Father be with you all. Amen.</text:p>
      <text:p text:style-name="P39"/>
      <text:p text:style-name="P29">The Catholic Epistle</text:p>
      <text:p text:style-name="P40">James 5:7-16a</text:p>
      <text:p text:style-name="P41"><text:tab/><text:span text:style-name="T8">The Catholic Epistle from the Epistle of our teacher James. His Blessing be upon us. Amen.</text:span></text:p>
      <text:section text:style-name="Sect1" text:name="Section310">
        <text:p text:style-name="P79"><text:span text:style-name="T65"><text:tab/></text:span><text:span text:style-name="T40">Be patient therefore, brethren, unto the coming of the Lord. Behold, the husbandman waiteth for the precious fruit of the earth, and hath </text:span><text:span text:style-name="T40">long patience for it, until he receive the early and latter rain. Be ye also patient; stablish your hearts: for the coming of the Lord draweth nigh. Grudge not one against another, brethren, lest ye be condemned: behold, the judge standeth before the door. Take, my brethren, the prophets, who have spoken in the name of the Lord, for an example of suffering </text:span><text:soft-page-break/><text:span text:style-name="T40">affliction, and of patience. </text:span><text:span text:style-name="T40">Behold, we count them happy which endure. Ye have heard of the patience of Job, and have seen the end of the Lord; that the Lord is very pitiful, and of tender mercy.</text:span></text:p>
        <text:p text:style-name="P73"><text:span text:style-name="T40"><text:tab/>But above all things, my brethren, swear not, neither by heaven, neither by the earth, neither by any other oath: but let your yea be yea; and </text:span><text:span text:style-name="T41">your</text:span><text:span text:style-name="T44"> nay, nay; lest ye fall into condemnation. Is any among you afflicted? let him pray. Is any merry? let him sing psalms. Is any sick among you? let him call for the elders of the church; and let them pray over him, anointing him with oil in the name of the Lord: And the prayer of faith shall save the sick, and the Lord shall raise him up; and if he have committed sins, they shall be forgiven him. Confess </text:span><text:span text:style-name="T41">your</text:span><text:span text:style-name="T44"> faults one to another, </text:span><text:span text:style-name="T44">and pray one for another, that ye may be healed.</text:span></text:p>
      </text:section>
      <text:p text:style-name="P41"><text:tab/><text:span text:style-name="T8">Do not love the world, nor the things which are in the world. The world shall pass away and all its desires; but he who does the will of God shall abide forever. Amen.</text:span></text:p>
      <text:p text:style-name="P39"/>
      <text:p text:style-name="P29">The Praxis</text:p>
      <text:p text:style-name="P40">Acts 15:1-18</text:p>
      <text:p text:style-name="P41"><text:tab/><text:span text:style-name="T8">A chapter from the Acts of our fathers the pure Apostles, who were invested with the grace of the Holy Spirit. Their blessing be with us all. Amen.</text:span></text:p>
      <text:section text:style-name="Sect1" text:name="Section311">
        <text:p text:style-name="P79"><text:span text:style-name="T64"><text:tab/></text:span><text:span text:style-name="T40">And certain men which came down from Judaea taught the brethren, </text:span><text:span text:style-name="T41">and said</text:span><text:span text:style-name="T44">, Except ye be circumcised after the manner of Moses, ye cannot be saved. When therefore Paul and Barnabas had no small dissension and disputation with them, they determined that Paul and Barnabas, and certain other of them, should go up to Jerusalem unto the apostles and elders about this question. And being brought on their way by the church, they passed through Phenice and Samaria, declaring the conversion of the Gentiles: and they caused great joy unto all the brethren. And when they were come to Jerusalem, they were received of the </text:span><text:span text:style-name="T44">church, and </text:span><text:span text:style-name="T41">of</text:span><text:span text:style-name="T44"> the apostles and elders, and they declared all things that God had done with them. But there rose up certain of the sect of the Pharisees which believed, saying, That it was needful to circumcise them, and to command </text:span><text:span text:style-name="T41">them</text:span><text:span text:style-name="T44"> to keep the law of Moses.</text:span></text:p>
        <text:p text:style-name="P73"><text:span text:style-name="T44"><text:tab/>And the apostles and elders came together for to consider of this matter. And when there had been much disputing, Peter rose up, and said unto them, Men </text:span><text:span text:style-name="T41">and</text:span><text:span text:style-name="T44"> brethren, ye know how that a good while ago God made choice among us, that the Gentiles by my mouth should hear the word of the gospel, and believe. And God, which knoweth the hearts, bare them witness, giving them the Holy Ghost, even as </text:span><text:span text:style-name="T41">he did</text:span><text:span text:style-name="T44"> unto us; And put </text:span><text:soft-page-break/><text:span text:style-name="T44">no difference between us and them, purifying their hearts by faith. Now therefore why tempt ye God, to put a yoke upon the neck of the disciples, which neither our fathers nor we were able to bear? But we believe that through the grace of the Lord Jesus Christ we shall be saved, even as they. Then all the multitude kept silence, and gave audience to Barnabas and Paul, declaring what miracles and wonders God had wrought among the Gentiles by them. And after they had held their peace, James answered, saying, Men </text:span><text:span text:style-name="T41">and</text:span><text:span text:style-name="T44"> brethren, hearken unto me: Simeon hath declared how God at the first did visit the Gentiles, to take out of them a people for his name. And to this agree the words of the prophets; as it is written, After this </text:span><text:span text:style-name="T44">I will return, and will build again the tabernacle of David, which is fallen down; and I will build again the ruins thereof, and I will set it up: That the residue of men might seek after the Lord, and all the Gentiles, upon whom my name is called, saith the Lord, who doeth all these things. </text:span><text:span text:style-name="T44">Known unto God are all his works from the beginning of the world.</text:span></text:p>
      </text:section>
      <text:p text:style-name="P39"><text:tab/><text:span text:style-name="T8">The word of the Lord abides in this church and in every church. Amen.</text:span></text:p>
      <text:p text:style-name="P39"/>
      <text:p text:style-name="P29">The Gospel</text:p>
      <text:p text:style-name="P40">Psalm 97:9,10</text:p>
      <text:p text:style-name="P56"><text:span text:style-name="T1"><text:tab/></text:span>A Psalm of David.</text:p>
      <text:p text:style-name="P59"><text:tab/><text:span text:style-name="T47">The mountains shall rejoice before the Lord; for He has come to judge the earth: He will judge the world with </text:span><text:span text:style-name="T50">righteousness, and the peoples with uprightness.</text:span><text:span text:style-name="T47"> </text:span><text:span text:style-name="T8">Alleluia.</text:span></text:p>
      <text:p text:style-name="P39"/>
      <text:p text:style-name="P40">Luke 13:31-35</text:p>
      <text:p text:style-name="P4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12">
        <text:p text:style-name="P73"><text:span text:style-name="T64"><text:tab/></text:span><text:span text:style-name="T44">The same day there came certain of the Pharisees, saying unto him, Get thee out, and depart hence: for Herod will kill thee. And he said unto them,</text:span><text:span text:style-name="T72"> Go ye, and tell that fox, Behold, I cast out devils, and I do cures to day and to morrow, and the third </text:span><text:span text:style-name="T75">day</text:span><text:span text:style-name="T72"> I shall be perfected.</text:span><text:span text:style-name="T44"> </text:span><text:span text:style-name="T72">Nevertheless I must walk to day, and to morrow, and the </text:span><text:span text:style-name="T75">day</text:span><text:span text:style-name="T72"> following: for it cannot be that a </text:span><text:span text:style-name="T72">prophet perish out of Jerusalem.</text:span><text:span text:style-name="T44"> </text:span><text:span text:style-name="T72">O Jerusalem, Jerusalem, which killest the prophets, and stonest them that are sent unto thee; how often would I have gathered thy children together, as a hen </text:span><text:span text:style-name="T75">doth gather</text:span><text:span text:style-name="T72"> her brood under </text:span><text:span text:style-name="T75">her</text:span><text:span text:style-name="T72"> wings, and ye would not!</text:span><text:span text:style-name="T44"> </text:span><text:span text:style-name="T72">Behold, your house is left unto you desolate: and verily I say unto you, Ye shall not see me, until </text:span><text:span text:style-name="T75">the time</text:span><text:span text:style-name="T72"> come when ye shall say, Blessed </text:span><text:span text:style-name="T75">is</text:span><text:span text:style-name="T72"> he that cometh in the name of the Lord.</text:span><text:span text:style-name="T64"> </text:span><text:span text:style-name="T66">Glory be to God forever.</text:span></text:p>
      </text:section>
      <text:p text:style-name="P60"><text:soft-page-break/>Lazarus Saturday</text:p>
      <text:p text:style-name="P57"/>
      <text:p text:style-name="P23">The Matins Prophecies</text:p>
      <text:p text:style-name="P40">Genesis 49:1-28</text:p>
      <text:p text:style-name="P41"><text:tab/><text:span text:style-name="T8">From the book of Genesis of Moses the prophet. His blessing be upon us. Amen.</text:span></text:p>
      <text:section text:style-name="Sect1" text:name="Section407">
        <text:p text:style-name="P73"><text:span text:style-name="T20"><text:tab/></text:span><text:span text:style-name="T44">And Jacob called his sons, and said to them, Assemble yourselves, that I may tell you what shall happen to you in the last days. Gather yourselves together, and hear me, sons of Jacob; hear Israel, hear your father. Ruben, thou </text:span><text:span text:style-name="T41">art</text:span><text:span text:style-name="T44"> my first-born, thou my strength, and the first of my </text:span><text:span text:style-name="T44">children, hard to be endured, </text:span><text:span text:style-name="T41">hard and</text:span><text:span text:style-name="T44"> self-willed. </text:span><text:span text:style-name="T44">Thou wast insolent like </text:span><text:span text:style-name="T44">water, burst not forth with violence, for thou wentest up to the bed of thy father; then thou defiledst the couch, whereupon thou wentest up.</text:span></text:p>
        <text:p text:style-name="P80"><text:tab/>Symeon and Levi, brethren, accomplished the injustice of their cutting off. Let not my soul come into their counsel, and let not mine inward parts contend in their conspiracy, for in their wrath they slew men, and in their passion they houghed a bull. Cursed be their wrath, for it was willful, and their anger, for it was cruel: I will divide them in Jacob, and scatter them in Israel.</text:p>
        <text:p text:style-name="P73"><text:span text:style-name="T44"><text:tab/>Juda, thy brethren have praised thee, and thy hands shall be on the back of thine enemies; thy father’s sons shall do thee reverence. Juda is a lion’s whelp: from the tender plant, my son, thou art gone up, having couched thou liest as a lion, and as a whelp; who shall stir him up? A ruler shall not fail from Juda, nor a prince from his </text:span><text:span text:style-name="T44">loins, until there come the things stored up for him; and he is the expectation of nations. Binding his foal to the vine, and the foal of his ass to the branch </text:span><text:span text:style-name="T41">of it</text:span><text:span text:style-name="T44">, he shall wash his robe in wine, and his garment in the </text:span><text:span text:style-name="T44">blood of the grape. His eyes shall be more cheering than wine, and his teeth whiter than milk.</text:span></text:p>
        <text:p text:style-name="P73"><text:span text:style-name="T44"><text:tab/>Zabulon shall dwell on the coast, and he </text:span><text:span text:style-name="T41">shall be</text:span><text:span text:style-name="T44"> by a haven of ships, and shall extend to Sidon. Issachar has desired that which is good; resting between the inheritances. And having seen the resting place that it was good, and the land that it was fertile, he </text:span><text:span text:style-name="T44">subjected his shoulder to labour, and became a husbandman. Dan shall judge his people, as one tribe too in Israel. And let Dan be a serpent in the way, besetting the path, biting the heel of the horse (and the rider shall fall backward), waiting for the salvation of the Lord. Gad, a plundering troop shall plunder him; but he shall plunder him, </text:span><text:span text:style-name="T41">pursuing him</text:span><text:span text:style-name="T44"> closely. Aser, his bread </text:span><text:span text:style-name="T41">shall be</text:span><text:span text:style-name="T44"> fat; and he shall yield dainties to princes. </text:span><text:span text:style-name="T44">Nephthalim is a spreading stem, bestowing beauty on its fruit.</text:span></text:p>
        <text:p text:style-name="P73"><text:soft-page-break/><text:span text:style-name="T44"><text:tab/>Joseph is a son increased; my dearly loved son is increased; my youngest son, turn to me. Against whom men taking evil counsel reproached </text:span><text:span text:style-name="T41">him</text:span><text:span text:style-name="T44">, and the archers pressed hard upon him. But their bow and arrows were mightily consumed, and the sinews of their arms were slackened by the hand of the mighty one of Jacob; thence is he that strengthened Israel from the God of thy father; and my God helped thee, and he blessed thee with the blessing of heaven from above, and the blessing of the earth possessing all things, because of the blessing of the breasts and of the womb, the blessings of thy father and thy mother—it has </text:span><text:span text:style-name="T44">prevailed above the blessing of the lasting mountains, and beyond the </text:span><text:span text:style-name="T44">blessings of the everlasting hills; they shall be upon the head of Joseph, and upon the head of the brothers of whom he took the lead. </text:span><text:span text:style-name="T44">Benjamin, as a ravening wolf, shall eat still in the morning, and at evening he gives food.</text:span></text:p>
        <text:p text:style-name="P73"><text:span text:style-name="T44"><text:tab/>All these </text:span><text:span text:style-name="T41">are</text:span><text:span text:style-name="T44"> the twelve sons of Jacob; and their father spoke these words to them, and he blessed them; he blessed each of them according to his blessing.</text:span><text:span text:style-name="T79"> </text:span><text:span text:style-name="T81">Glory be to the Holy Trinity.</text:span></text:p>
      </text:section>
      <text:p text:style-name="P53"/>
      <text:p text:style-name="P40">Isaiah 40:9-31</text:p>
      <text:p text:style-name="P41"><text:tab/><text:span text:style-name="T8">From the book of Isaiah the prophet. His blessing be upon us. Amen.</text:span></text:p>
      <text:section text:style-name="Sect1" text:name="Section408">
        <text:p text:style-name="P73"><text:span text:style-name="T20"><text:tab/></text:span><text:span text:style-name="T44">O thou that bringest glad tidings to Zion, go up on the high mountain; lift up thy voice with strength, thou that bringest glad tidings to Jerusalem; lift it up, fear not; say unto the cities of Juda, Behold your God! Behold the Lord! The Lord is coming with strength, and </text:span><text:span text:style-name="T41">his</text:span><text:span text:style-name="T44"> arm is with power: behold, his reward is with him, and </text:span><text:span text:style-name="T41">his</text:span><text:span text:style-name="T44"> work before him. </text:span><text:span text:style-name="T44">He shall tend his flock as a shepherd, and he shall gather the lambs with his arm, and shall soothe them that are with young.</text:span></text:p>
        <text:p text:style-name="P73"><text:span text:style-name="T44"><text:tab/>Who has measured the water in his hand, and the heaven with a span, and all the earth in a handful? Who has weighed the mountains in scales, and the forests in a balance? Who has known the mind of the Lord? and who has been his counsellor, to instruct him? Or with whom has he taken counsel, and he has instructed him? or who has taught him judgement, or </text:span><text:span text:style-name="T44">who has taught him the way of understanding; since all the nations are counted as a drop from a bucket, and as the turning of a balance, </text:span><text:span text:style-name="T41">and</text:span><text:span text:style-name="T44"> shall be counted as spittle? And Libanus is not enough to burn, nor all beasts enough for a whole-burnt offering: </text:span><text:span text:style-name="T44">and all the nations are as nothing, and counted as nothing.</text:span></text:p>
        <text:p text:style-name="P73"><text:span text:style-name="T44"><text:tab/>To whom have ye compared the Lord? and with what likeness have ye compared him? Has not the artificer made an image, or the goldsmith having melted gold, gilt it over, </text:span><text:span text:style-name="T41">and</text:span><text:span text:style-name="T44"> </text:span><text:soft-page-break/><text:span text:style-name="T44">made it a similitude? For the artificer chooses out a wood that will not rot, and will wisely enquire how he shall set up his image, and </text:span><text:span text:style-name="T41">that so</text:span><text:span text:style-name="T44"> that it should not be moved. Will ye not know? will ye not hear? has it not been told you of old? Have ye not known the foundations of the earth? </text:span><text:span text:style-name="T41">It is</text:span><text:span text:style-name="T44"> he that comprehends the circle of the earth, and the inhabitants in it are as grasshoppers; he that set up the heaven as a chamber, and stretched </text:span><text:span text:style-name="T41">it</text:span><text:span text:style-name="T44"> out as a tent to dwell in: he that appoints princes to rule as nothing, and has made the earth as nothing. For they shall not plant, neither shall they sow, neither shall their root be fixed in the ground: he has blown </text:span><text:span text:style-name="T44">upon them, and they are withered, and a storm shall carry them away like sticks. Now then to whom have ye compared me, that I may be exalted? saith the Holy One. </text:span><text:span text:style-name="T44">Lift up your eyes on high, and see, who has displayed all these things? </text:span><text:span text:style-name="T41">even</text:span><text:span text:style-name="T44"> he that brings </text:span><text:span text:style-name="T44">forth his host by number: he shall call them all by name by </text:span><text:span text:style-name="T41">means of his</text:span><text:span text:style-name="T44"> great glory, and by the power of his might: nothing has escaped thee.</text:span></text:p>
        <text:p text:style-name="P73"><text:span text:style-name="T44"><text:s/><text:tab/>For say not thou, O Jacob, and why hast thou spoken, Israel, </text:span><text:span text:style-name="T41">saying</text:span><text:span text:style-name="T44">, My way is hid from God, and my God has taken away </text:span><text:span text:style-name="T41">my</text:span><text:span text:style-name="T44"> judgement, and has departed? And now, hast thou not known? hast thou not heard? the eternal God, the God that formed the ends of the earth, shall not hunger, nor be weary, and there is no searching of his understanding. He gives strength to the hungry, and sorrow to them that are not suffering. For the young </text:span><text:span text:style-name="T41">men</text:span><text:span text:style-name="T44"> shall hunger, and the youths shall be weary, and the choice </text:span><text:span text:style-name="T41">men</text:span><text:span text:style-name="T44"> shall be powerless: </text:span><text:span text:style-name="T44">but they that wait on God shall renew </text:span><text:span text:style-name="T41">their</text:span><text:span text:style-name="T44"> strength; they shall put forth new feathers like eagles; they shall run, and not be weary; they shall walk, and not hunger.</text:span><text:span text:style-name="T79"> </text:span><text:span text:style-name="T81">Glory be to the Holy Trinity.</text:span></text:p>
      </text:section>
      <text:p text:style-name="P53"/>
      <text:p text:style-name="P40">Zephaniah 3:14-20</text:p>
      <text:p text:style-name="P41"><text:tab/><text:span text:style-name="T8">From the Book of Zephaniah the Prophet.</text:span></text:p>
      <text:section text:style-name="Sect1" text:name="Section409">
        <text:p text:style-name="P73"><text:span text:style-name="T20"><text:tab/></text:span><text:span text:style-name="T44">Rejoice, O daughter of Sion; cry aloud, O daughter of Jerusalem; rejoice and delight thyself with all thine heart, O daughter of Jerusalem. The Lord has taken away thine iniquities, he has ransomed thee from </text:span><text:span text:style-name="T44">the hand of thine enemies: the Lord, the King of Israel, is in the midst of thee: thou shalt not see evil any more. At that time the Lord shall say to Jerusalem, Be of good courage, Sion; let not thine hands be slack. The Lord thy God is in thee; the Mighty One shall save thee: he shall bring joy upon thee, and shall refresh thee with his love; and he shall rejoice over thee with delight as in a day of feasting. And I will gather thine afflicted ones. Alas! who has taken up a reproach against her? Behold, I </text:span><text:span text:style-name="T41">will</text:span><text:span text:style-name="T44"> work in thee for thy </text:span><text:soft-page-break/><text:span text:style-name="T44">sake at that time, saith the Lord: and I will save her that was oppressed, and receive her that was rejected; and I will make them a praise, and honoured in all the earth. And </text:span><text:span text:style-name="T41">their enemies</text:span><text:span text:style-name="T44"> shall be ashamed at that time, when I shall deal well with you, and at the time when I shall receive you: for I will make you honoured and a praise among all the nations of the earth, when I turn back your captivity before you, saith the Lord.</text:span><text:span text:style-name="T79"> </text:span><text:span text:style-name="T81">Glory be to the Holy Trinity.</text:span></text:p>
      </text:section>
      <text:p text:style-name="P53"/>
      <text:p text:style-name="P40">Zechariah 9:9-15a</text:p>
      <text:p text:style-name="P41"><text:tab/><text:span text:style-name="T8">From the Book of Zechariah of Moses the Prophet.</text:span></text:p>
      <text:section text:style-name="Sect1" text:name="Section410">
        <text:p text:style-name="P73"><text:span text:style-name="T20"><text:tab/></text:span><text:span text:style-name="T44">Rejoice greatly, O daughter of Sion; proclaim </text:span><text:span text:style-name="T41">it</text:span><text:span text:style-name="T44"> aloud, O daughter of Jerusalem; behold, the King is coming to thee, just, and a Saviour; he is meek and riding on an ass, and a young foal. And he shall destroy the chariots out of Ephraim, and the horse out of Jerusalem, and the bow of war shall be </text:span><text:span text:style-name="T44">utterly destroyed; and </text:span><text:span text:style-name="T41">there shall be</text:span><text:span text:style-name="T44"> abundance and peace out of the nations; and he shall rule over the waters as far as the sea, and the rivers </text:span><text:span text:style-name="T41">to</text:span><text:span text:style-name="T44"> the ends of the earth. </text:span><text:span text:style-name="T44">And thou by the blood of thy covenant has sent forth thy prisoners out of the pit that has no water.</text:span></text:p>
        <text:p text:style-name="P73"><text:span text:style-name="T44"><text:s/><text:tab/>Ye shall dwell in strongholds, ye prisoners of the congregation: and for one day of thy captivity I will recompense thee double. For I have bent thee, O Juda, for myself </text:span><text:span text:style-name="T41">as</text:span><text:span text:style-name="T44"> a bow, I have filled Ephraim; and I will raise up thy children, O Sion, against the children of the Greeks, and I will handle thee as the sword of a warrior. And the Lord shall be over them, and </text:span><text:span text:style-name="T41">his</text:span><text:span text:style-name="T44"> arrow shall go forth as lightning: and the Lord Almighty shall blow with the trumpet; and shall proceed with the tumult of his threatening. The Lord Almighty shall protect them.</text:span><text:span text:style-name="T55"> </text:span><text:span text:style-name="T81">Glory be to the Holy Trinity.</text:span></text:p>
      </text:section>
      <text:p text:style-name="P53"/>
      <text:p text:style-name="P23">The Matins Gospel</text:p>
      <text:p text:style-name="P34">Psalm 29:3,11</text:p>
      <text:p text:style-name="P35"><text:tab/><text:span text:style-name="T8">A Psalm of David.</text:span></text:p>
      <text:p text:style-name="P36"><text:tab/><text:span text:style-name="T48">O Lord, Thou hast brought up my soul from Amenti: Thou hast saved me from the hands of those who go down into the pit. Thou hast turned my mourning into joy for me: Thou hast rent my sackcloth, and girded me with gladness. </text:span><text:span text:style-name="T8">Alleluia.</text:span></text:p>
      <text:p text:style-name="P39"/>
      <text:p text:style-name="P40"/>
      <text:p text:style-name="P8">Luke 18:35-43</text:p>
      <text:p text:style-name="P41"><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313">
        <text:p text:style-name="P98"><text:span text:style-name="T12"><text:tab/></text:span><text:span text:style-name="T40">And it came to pass, that as he was come nigh unto Jericho, a certain blind man sat by the way side begging: And hearing the multitude pass by, he asked what it meant. And they told him, that Jesus of Nazareth passeth by. And he cried, saying, Jesus, </text:span><text:span text:style-name="T41">thou</text:span><text:span text:style-name="T44"> Son of David, have mercy on me. And they which went before rebuked him, that he should hold his peace: but he cried so much the more, </text:span><text:span text:style-name="T41">Thou</text:span><text:span text:style-name="T44"> Son of David, have mercy on me. And Jesus stood, and commanded him to be brought unto him: and when he was come near, he asked him, Saying, </text:span><text:span text:style-name="T72">What wilt thou that I </text:span><text:span text:style-name="T72">shall do unto thee? </text:span><text:span text:style-name="T44">And he said, Lord, that I may receive my sight. And Jesus </text:span><text:span text:style-name="T44">said unto him,</text:span><text:span text:style-name="T72"> Receive thy sight: thy faith hath saved thee.</text:span><text:span text:style-name="T44"> And immediately he received his sight, and followed him, glorifying God: and all the people, when they saw </text:span><text:span text:style-name="T41">it</text:span><text:span text:style-name="T44">, gave praise unto God.</text:span><text:span text:style-name="T64"> </text:span><text:span text:style-name="T66">Glory be to God forever.</text:span></text:p>
      </text:section>
      <text:p text:style-name="P24"><text:soft-page-break/></text:p>
      <text:p text:style-name="P28">The Liturgy</text:p>
      <text:p text:style-name="P39"/>
      <text:p text:style-name="P29">The Pauline Epistle</text:p>
      <text:p text:style-name="P40">1 Corinthians 2:1-8</text:p>
      <text:p text:style-name="P41"><text:tab/><text:span text:style-name="T8">A chapter from the First Epistle of our teacher Paul to the Corinthians. His blessing be upon us. Amen.</text:span></text:p>
      <text:section text:style-name="Sect1" text:name="Section314">
        <text:p text:style-name="P100"><text:span text:style-name="T63"><text:tab/></text:span><text:span text:style-name="T40">And I, brethren, when I came to you, came not with excellency of speech or of wisdom, declaring unto you the testimony of God. For I determined not to know any thing among you, save Jesus Christ, and him crucified. And I was with you in weakness, and in fear, and in much trembling. And my speech and my preaching </text:span><text:span text:style-name="T41">was</text:span><text:span text:style-name="T44"> not with enticing words of man’s wisdom, but in demonstration of the Spirit and of power: </text:span><text:span text:style-name="T44">That your faith should not stand in the </text:span><text:span text:style-name="T44">wisdom of men, but in the power of God.</text:span></text:p>
        <text:p text:style-name="P74"><text:span text:style-name="T44"><text:tab/>Howbeit we speak wisdom among them that are perfect: yet not the wisdom of this world, nor of the princes of this world, that come to nought: But we speak the wisdom of God in a mystery, </text:span><text:span text:style-name="T41">even</text:span><text:span text:style-name="T44"> the hidden </text:span><text:span text:style-name="T41">wisdom</text:span><text:span text:style-name="T44">, which God ordained before the world unto our glory: </text:span><text:span text:style-name="T44">Which none of the princes of this world knew: for </text:span><text:span text:style-name="T44">had they known </text:span><text:span text:style-name="T41">it</text:span><text:span text:style-name="T44">, they would not have crucified the Lord of glory.</text:span></text:p>
      </text:section>
      <text:p text:style-name="P49"><text:soft-page-break/>The grace of God the Father be with you all. Amen.</text:p>
      <text:p text:style-name="P39"/>
      <text:p text:style-name="P29"/>
      <text:p text:style-name="P14">The Catholic Epistle</text:p>
      <text:p text:style-name="P40">1 Peter 1:25b-2:6</text:p>
      <text:p text:style-name="P41"><text:tab/><text:span text:style-name="T8">The Catholic Epistle from the First Epistle of our teacher Peter. His Blessing be upon us. Amen.</text:span></text:p>
      <text:section text:style-name="Sect1" text:name="Section315">
        <text:p text:style-name="P36"><text:span text:style-name="T90"><text:tab/></text:span><text:span text:style-name="T40">And this is the word which by the gospel is preached unto you.</text:span></text:p>
        <text:p text:style-name="P73"><text:span text:style-name="T40"><text:tab/>Wherefore laying aside all malice, and all guile, and hypocrisies, and envies, and all evil speakings, As newborn babes, desire the sincere milk of the word, that ye may grow thereby: If so be ye have tasted that the Lord </text:span><text:span text:style-name="T41">is</text:span><text:span text:style-name="T44"> gracious.</text:span></text:p>
        <text:p text:style-name="P73"><text:span text:style-name="T44"><text:tab/>To whom coming, </text:span><text:span text:style-name="T41">as unto</text:span><text:span text:style-name="T44"> a living stone, disallowed indeed of men, but chosen of God, </text:span><text:span text:style-name="T41">and</text:span><text:span text:style-name="T44"> precious, Ye also, as lively stones, are built up a spiritual house, an holy priesthood, to offer up spiritual sacrifices, acceptable to God by Jesus Christ. </text:span><text:span text:style-name="T44">Wherefore also it is contained in the scripture, Behold, I lay in Sion a chief corner stone, elect, precious: and he that believeth on him shall not be confounded.</text:span></text:p>
      </text:section>
      <text:p text:style-name="P41"><text:tab/><text:span text:style-name="T8">Do not love the world, nor the things which are in the world. The world shall pass away and all its desires; but he who does the will of God shall abide forever. Amen.</text:span></text:p>
      <text:p text:style-name="P39"/>
      <text:p text:style-name="P29">The Praxis</text:p>
      <text:p text:style-name="P40">Acts 27:38-28:10</text:p>
      <text:p text:style-name="P41"><text:tab/><text:span text:style-name="T8">A chapter from the Acts of our fathers the pure Apostles, who were invested with the grace of the Holy Spirit. Their blessing be with us all. Amen.</text:span></text:p>
      <text:section text:style-name="Sect1" text:name="Section316">
        <text:p text:style-name="P79"><text:span text:style-name="T64"><text:tab/></text:span><text:span text:style-name="T40">And when they had eaten enough, they lightened the ship, and cast out the wheat into the sea. And when it was day, they knew not the land: but they discovered a certain creek with a shore, into the which they were minded, if it were possible, to thrust in the ship. And when they had taken up the anchors, they committed </text:span><text:span text:style-name="T41">themselves</text:span><text:span text:style-name="T44"> unto the sea, and loosed the rudder bands, and hoised up the mainsail to the wind, and made toward shore. And falling into a place where two seas met, they ran the ship aground; and the forepart stuck fast, and remained unmoveable, but the hinder part was broken with the violence of the waves. And the soldiers’ counsel was to kill the prisoners, lest any of them should swim out, and </text:span><text:span text:style-name="T44">escape. But the centurion, willing to save Paul, kept them from </text:span><text:span text:style-name="T41">their</text:span><text:span text:style-name="T44"> purpose; and commanded that they which could swim should cast </text:span><text:span text:style-name="T41">themselves</text:span><text:span text:style-name="T44"> first </text:span><text:span text:style-name="T41">into the sea</text:span><text:span text:style-name="T44">, and get to land: </text:span><text:span text:style-name="T44">And the rest, some on boards, and some on </text:span><text:span text:style-name="T41">broken pieces</text:span><text:span text:style-name="T44"> of the ship. And so it came to pass, that they escaped all safe to land.</text:span></text:p>
        <text:p text:style-name="P73"><text:span text:style-name="T44"><text:tab/>And when they were escaped, then they knew that the island was called Melita. And the barbarous people shewed us no little kindness: for they kindled a fire, and received us every one, because of the present rain, and because of the cold. And when </text:span><text:soft-page-break/><text:span text:style-name="T44">Paul had gathered a bundle of sticks, and laid </text:span><text:span text:style-name="T41">them</text:span><text:span text:style-name="T44"> on the fire, there came a viper out of the heat, and fastened on his hand. And when the barbarians saw the </text:span><text:span text:style-name="T41">venomous</text:span><text:span text:style-name="T44"> beast hang on his hand, they said among themselves, No doubt this man is a murderer, whom, though he hath escaped the sea, yet vengeance suffereth not to live. And he shook off the beast into the fire, and felt no harm. Howbeit they looked when he should have swollen, or fallen down dead suddenly: but after they had looked a great while, and saw no harm come to him, they changed their minds, and said that he was a god. In the same quarters were possessions of the chief man of the island, whose name was Publius; who received us, and lodged us three days courteously. And it came to pass, that the father of Publius lay sick of a fever and of a bloody flux: to whom Paul entered in, and prayed, and laid his hands on him, and healed him. So when this was done, others </text:span><text:span text:style-name="T44">also, which had diseases in the island, came, and were healed: </text:span><text:span text:style-name="T44">Who also honoured us with many honours; and when we departed, they laded </text:span><text:span text:style-name="T41">us</text:span><text:span text:style-name="T44"> with such things as were necessary.</text:span></text:p>
      </text:section>
      <text:p text:style-name="P39"><text:tab/><text:span text:style-name="T8">The word of the Lord abides in this church and in every church. Amen.</text:span></text:p>
      <text:p text:style-name="P39"/>
      <text:p text:style-name="P29">The Gospel</text:p>
      <text:p text:style-name="P40">Psalm 128:8,2</text:p>
      <text:p text:style-name="P52"><text:tab/>A Psalm of David.</text:p>
      <text:p text:style-name="P38"><text:span text:style-name="T8"><text:tab/></text:span><text:span text:style-name="T48">The blessing of the Lord be upon you: we have blessed you in the Name of the Lord. Many a time have they fought against me from my youth: </text:span><text:span text:style-name="T51">Yet they could not prevail against me.</text:span><text:span text:style-name="T48"> </text:span><text:span text:style-name="T8">Alleluia.</text:span></text:p>
      <text:p text:style-name="P39"/>
      <text:p text:style-name="P40">John 11:1-45</text:p>
      <text:p text:style-name="P4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17">
        <text:p text:style-name="P73"><text:span text:style-name="T64"><text:tab/></text:span><text:span text:style-name="T44">Now a certain </text:span><text:span text:style-name="T41">man</text:span><text:span text:style-name="T44"> was sick, </text:span><text:span text:style-name="T41">named</text:span><text:span text:style-name="T44"> Lazarus, of Bethany, the town of Mary and her sister Martha. (It was </text:span><text:span text:style-name="T41">that</text:span><text:span text:style-name="T44"> Mary which anointed the Lord with ointment, and wiped his feet with her hair, whose brother Lazarus was sick.) Therefore his sisters sent unto him, saying, Lord, behold, he whom thou lovest is sick. When Jesus heard </text:span><text:span text:style-name="T41">that</text:span><text:span text:style-name="T44">, he said, </text:span><text:span text:style-name="T72">This sickness is not unto death, but for the glory of God, that the Son of God might be glorified thereby.</text:span><text:span text:style-name="T44"> Now Jesus loved Martha, and her sister, and Lazarus. When he had heard therefore that he was sick, he abode two days still in the same place where he was. Then after that saith he to </text:span><text:span text:style-name="T41">his</text:span><text:span text:style-name="T44"> disciples,</text:span><text:span text:style-name="T72"> Let us go into Judaea again.</text:span><text:span text:style-name="T44"> </text:span><text:span text:style-name="T41">His</text:span><text:span text:style-name="T44"> disciples say unto him, Master, the Jews of late sought to </text:span><text:soft-page-break/><text:span text:style-name="T44">stone thee; and goest thou thither again? Jesus answered, </text:span><text:span text:style-name="T72">Are there not twelve hours in the day? If any man walk in the day, he stumbleth not, because he seeth the light of this world.</text:span><text:span text:style-name="T44"> </text:span><text:span text:style-name="T72">But if a man walk in the night, he stumbleth, because there is no light in him.</text:span><text:span text:style-name="T44"> These things said he: and after that he saith unto them, </text:span><text:span text:style-name="T72">Our friend Lazarus sleepeth; but I go, that I may awake him out of sleep.</text:span><text:span text:style-name="T44"> Then said his disciples, Lord, if he sleep, he shall do well. Howbeit Jesus spake of his death: but they thought that he had spoken of taking of rest in sleep. </text:span><text:span text:style-name="T44">Then said Jesus unto them plainly, </text:span><text:span text:style-name="T72">Lazarus is dead.</text:span><text:span text:style-name="T44"> </text:span><text:span text:style-name="T72">And I am glad for your sakes that I was not there, to the intent ye may believe; nevertheless let us go unto him.</text:span><text:span text:style-name="T44"> Then said Thomas, which is called Didymus, unto his fellowdisciples, Let us also go, that we may die with him.</text:span></text:p>
        <text:p text:style-name="P73"><text:span text:style-name="T44"><text:tab/>Then when Jesus came, he found that he had </text:span><text:span text:style-name="T41">lain</text:span><text:span text:style-name="T44"> in the grave four days already. Now Bethany was nigh unto </text:span><text:span text:style-name="T44">Jerusalem, about fifteen furlongs off: And many of the Jews came to Martha </text:span><text:span text:style-name="T44">and Mary, to comfort them concerning their brother. Then Martha, as soon as she heard that Jesus was coming, went and met him: but Mary sat </text:span><text:span text:style-name="T41">still</text:span><text:span text:style-name="T44"> in the </text:span><text:span text:style-name="T44">house. Then said Martha unto Jesus, Lord, if thou hadst been here, my brother had not died. But I know, that even now, whatsoever thou wilt ask of </text:span><text:span text:style-name="T44">God, God will give </text:span><text:span text:style-name="T41">it</text:span><text:span text:style-name="T44"> thee. Jesus saith unto her, </text:span><text:span text:style-name="T72">Thy brother shall rise again.</text:span><text:span text:style-name="T44"> Martha saith unto him, I know that he shall rise again in the resurrection at the last day. Jesus said unto her, </text:span><text:span text:style-name="T72">I am the resurrection, and the life: he that believeth in me, though he were dead, yet shall he live:</text:span><text:span text:style-name="T44"> </text:span><text:span text:style-name="T72">And whosoever liveth and believeth in me shall never die. Believest thou this?</text:span><text:span text:style-name="T44"> She saith unto him, Yea, Lord: I believe that thou art the Christ, the Son of God, which should come into the world. And when she had so said, she went her way, and called Mary her sister secretly, saying, The Master is come, and calleth for thee. As soon as she heard </text:span><text:span text:style-name="T41">that</text:span><text:span text:style-name="T44">, she arose quickly, and came unto him. Now Jesus was not yet come into the town, but was in that place where Martha met him. The Jews then which were with her in the </text:span><text:span text:style-name="T44">house, and comforted her, when they saw Mary, that she rose up hastily and went out, followed her, saying, She goeth unto the grave to weep there. </text:span><text:span text:style-name="T44">Then when Mary was come where Jesus was, and saw him, she fell down at his feet, saying unto him, Lord, if thou hadst been here, my brother had not died.</text:span></text:p>
        <text:p text:style-name="P73"><text:span text:style-name="T44"><text:tab/>When Jesus therefore saw her weeping, and the Jews also weeping which came with her, he groaned in the spirit, and was troubled, And said, </text:span><text:span text:style-name="T72">Where have ye laid him?</text:span><text:span text:style-name="T44"> They said unto him, Lord, come and see. Jesus wept. Then said the Jews, Behold how </text:span><text:soft-page-break/><text:span text:style-name="T44">he loved him! And some of them said, Could not this man, which opened the eyes of the blind, have caused that even this man should not have died? Jesus therefore again groaning in himself cometh to the grave. It was a cave, and a stone lay upon it. Jesus said,</text:span><text:span text:style-name="T72"> Take ye away the stone.</text:span><text:span text:style-name="T44"> Martha, the sister of him that was dead, saith unto him, Lord, by this time he stinketh: for he hath been </text:span><text:span text:style-name="T41">dead</text:span><text:span text:style-name="T44"> four days. Jesus saith unto her,</text:span><text:span text:style-name="T72"> Said I not unto thee, that, if thou wouldest believe, thou shouldest see the glory of God?</text:span><text:span text:style-name="T44"> Then they took away the stone </text:span><text:span text:style-name="T41">from the place</text:span><text:span text:style-name="T44"> where the dead was laid. And Jesus lifted up </text:span><text:span text:style-name="T41">his</text:span><text:span text:style-name="T44"> eyes, and said, </text:span><text:span text:style-name="T72">Father, I thank thee that thou hast heard me.</text:span><text:span text:style-name="T44"> </text:span><text:span text:style-name="T72">And I knew that thou hearest me always: but because of the people which stand by I said </text:span><text:span text:style-name="T75">it</text:span><text:span text:style-name="T72">, that they may believe that thou hast sent me.</text:span><text:span text:style-name="T44"> And when he thus had spoken, he cried with a loud voice, </text:span><text:span text:style-name="T72">Lazarus, come forth.</text:span><text:span text:style-name="T44"> And he that was dead came forth, bound hand and foot with </text:span><text:span text:style-name="T44">graveclothes: and his face was bound </text:span><text:span text:style-name="T44">about with a napkin. Jesus saith unto them, </text:span><text:span text:style-name="T72">Loose him, and let him go.</text:span></text:p>
        <text:p text:style-name="P73"><text:span text:style-name="T44"><text:tab/>Then many of the Jews which came to Mary, and had seen the things </text:span><text:span text:style-name="T44">which Jesus did, believed on him.</text:span><text:span text:style-name="T64"> </text:span><text:span text:style-name="T66">Glory be to God forever.</text:span></text:p>
      </text:section>
      <text:p text:style-name="P27"/>
      <text:p text:style-name="P60"/>
      <text:p text:style-name="P10">Palm Sunday</text:p>
      <text:p text:style-name="P34"/>
      <text:p text:style-name="P23">The Vespers Gospel</text:p>
      <text:p text:style-name="P34">Psalm 118:26-27</text:p>
      <text:p text:style-name="P35"><text:tab/><text:span text:style-name="T8">A Psalm of David.</text:span></text:p>
      <text:p text:style-name="P36"><text:tab/><text:span text:style-name="T48">Blessed be He Who comes in the Name of the Lord: we have blessed you out of the house of the Lord. Ordain a feast, in those who reach unto the horns of the altar. </text:span><text:span text:style-name="T8">Alleluia.</text:span></text:p>
      <text:p text:style-name="P39"/>
      <text:p text:style-name="P40">John 12:1-11</text:p>
      <text:p text:style-name="P41"><text:tab/><text:span text:style-name="T8">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318">
        <text:p text:style-name="P73"><text:span text:style-name="T12"><text:tab/></text:span><text:span text:style-name="T40">Then Jesus six days before the passover came to Bethany, where Lazarus was which had been dead, whom he raised from the dead. There they made him a supper; and Martha served: but Lazarus was one of them that sat at the table with him. Then took Mary a pound of ointment of </text:span><text:span text:style-name="T40">spikenard, very costly, and anointed the feet of Jesus, and wiped his feet with her hair: and the house was filled with the odour of the ointment. Then saith one of his disciples, Judas Iscariot, Simon’s </text:span><text:span text:style-name="T41">son</text:span><text:span text:style-name="T44">, which should betray him, Why was not this ointment sold for three hundred pence, and given to the poor? This he said, not that he cared for the poor; but because he was a thief, and had the bag, and bare what was put therein. Then said Jesus, </text:span><text:span text:style-name="T72">Let her alone: against the day of my burying hath she kept this.</text:span><text:span text:style-name="T44"> </text:span><text:span text:style-name="T72">For the poor always ye have with you; but me ye have not always.</text:span><text:span text:style-name="T44"> Much people of the Jews therefore knew that he was there: and they came not for Jesus’ sake only, but that they might see Lazarus also, whom he had raised from the dead. But the chief priests consulted that they might put Lazarus also to death; Because that by reason of him many of the Jews went away, and believed on Jesus.</text:span><text:span text:style-name="T27"> </text:span><text:span text:style-name="T28">Glory be to God forever.</text:span></text:p>
      </text:section>
      <text:p text:style-name="P49"/>
      <text:p text:style-name="P23">The Procession of the Cross</text:p>
      <text:p text:style-name="P23"/>
      <text:p text:style-name="P33">Before the Sanctuary</text:p>
      <text:p text:style-name="P34">Psalm 104:4,138:1-2</text:p>
      <text:p text:style-name="P35"><text:tab/><text:span text:style-name="T8">A Psalm of David.</text:span></text:p>
      <text:p text:style-name="P36"><text:tab/><text:span text:style-name="T82">Who makes His angels spirits; his servants a flaming fire: </text:span><text:span text:style-name="T48">before the angels I will sing to Thee. And I will worship before Thine holy temple. </text:span><text:span text:style-name="T8">Alleluia.</text:span></text:p>
      <text:p text:style-name="P39"/>
      <text:p text:style-name="P40"/>
      <text:p text:style-name="P8">John 1:43-51</text:p>
      <text:p text:style-name="P41"><text:tab/><text:span text:style-name="T8">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411">
        <text:p text:style-name="P73"><text:span text:style-name="T12"><text:tab/></text:span><text:span text:style-name="T40">The day following Jesus would go forth into Galilee, and findeth Philip, and saith unto him,</text:span><text:span text:style-name="T74"> Follow me</text:span><text:span text:style-name="T40">. Now Philip was of Bethsaida, the city of Andrew and Peter. Philip findeth Nathanael, and saith unto him, We have found him, of whom Moses in the law, and the prophets, did write, Jesus of Nazareth, the son of Joseph. And Nathanael said unto him, Can there any good thing come out of Nazareth? Philip saith unto him, Come and see. Jesus saw Nathanael coming to him, and saith of him,</text:span><text:span text:style-name="T74"> Behold an Israelite indeed, in whom is no guile!</text:span><text:span text:style-name="T40"> Nathanael saith unto him, Whence knowest thou me? Jesus answered and said unto him, </text:span><text:span text:style-name="T74">Before </text:span><text:span text:style-name="T74">that Philip called thee, when thou wast under the fig tree, I saw thee.</text:span><text:span text:style-name="T40"> Nathanael answered and saith unto him, Rabbi, thou art the Son of God; thou art the King of Israel. Jesus answered and said unto him, </text:span><text:span text:style-name="T74">Because I said unto thee, I saw thee under the fig tree, believest thou? thou shalt see </text:span><text:span text:style-name="T74">greater things than these.</text:span><text:span text:style-name="T40"> And he saith unto him, </text:span><text:span text:style-name="T74">Verily, verily, I say unto you, Hereafter ye shall see heaven open, and the angels of God ascending and descending upon the Son of man.</text:span><text:span text:style-name="T64"> </text:span><text:span text:style-name="T66">Glory be to God forever.</text:span></text:p>
      </text:section>
      <text:p text:style-name="P49"/>
      <text:p text:style-name="P33">Before the Icon of the Virgin Mary</text:p>
      <text:p text:style-name="P34">Psalm 87:3,5,7</text:p>
      <text:p text:style-name="P35"><text:tab/><text:span text:style-name="T8">A Psalm of David.</text:span></text:p>
      <text:p text:style-name="P36"><text:tab/><text:span text:style-name="T51">Glorious things are spoken of Thee, O city of God. And the highest Himself has established her forever. As it were, the dwelling of all who rejoice is in Thee.</text:span><text:span text:style-name="T38"> </text:span><text:span text:style-name="T8">Alleluia.</text:span></text:p>
      <text:p text:style-name="P39"/>
      <text:p text:style-name="P40">Luke 1:39-56</text:p>
      <text:p text:style-name="P41"><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12">
        <text:p text:style-name="P73"><text:span text:style-name="T12"><text:tab/></text:span><text:span text:style-name="T40">And Mary arose in those days, and went into the hill country with haste, into a city of Juda; And entered into the house of Zacharias, and saluted Elisabeth. And it came to pass, that, when Elisabeth heard the salutation of Mary, the babe leaped in her womb; and Elisabeth was filled with </text:span><text:span text:style-name="T40">the Holy Ghost: And she spake out with a loud voice, and said, Blessed </text:span><text:span text:style-name="T41">art</text:span><text:span text:style-name="T44"> thou among women, and blessed </text:span><text:span text:style-name="T41">is</text:span><text:span text:style-name="T44"> the fruit of thy womb. And whence </text:span><text:span text:style-name="T41">is</text:span><text:span text:style-name="T44"> this to me, that the mother of my Lord should come to me? For, lo, as soon as the voice of thy salutation sounded in mine ears, the babe leaped in my </text:span><text:soft-page-break/><text:span text:style-name="T44">womb for joy. And blessed </text:span><text:span text:style-name="T41">is</text:span><text:span text:style-name="T44"> she that believed: for there shall be a perform</text:span><text:span text:style-name="T44">ance of those things which were told her from the Lord. And Mary said, My soul doth magnify the Lord, And my spirit hath rejoiced in God my Saviour. For he hath regarded the low estate of his handmaiden: for, behold, from henceforth all generations shall call me blessed. For he that is mighty hath done to me great things; and holy </text:span><text:span text:style-name="T41">is</text:span><text:span text:style-name="T44"> his name. And his mercy </text:span><text:span text:style-name="T41">is</text:span><text:span text:style-name="T44"> on them that fear him from generation to generation. He hath shewed strength with his arm; he hath scattered the proud in the imagination of their hearts. He hath put down the mighty from </text:span><text:span text:style-name="T41">their</text:span><text:span text:style-name="T44"> seats, and exalted them of low degree. He hath filled the hungry with good things; and the rich he hath sent empty away. He hath holpen his servant Israel, in remembrance of </text:span><text:span text:style-name="T41">his</text:span><text:span text:style-name="T44"> mercy; As he spake to our fathers, to Abraham, and to his seed for ever. </text:span><text:span text:style-name="T44">And Mary abode with her about three months, and returned to her own house.</text:span><text:span text:style-name="T64"> </text:span><text:span text:style-name="T66">Glory be to God forever.</text:span></text:p>
      </text:section>
      <text:p text:style-name="P49"/>
      <text:p text:style-name="P33">Before the Icon of the Archangel Gabriel</text:p>
      <text:p text:style-name="P34">Psalm 34:7,9</text:p>
      <text:p text:style-name="P35"><text:tab/><text:span text:style-name="T8">A Psalm of David.</text:span></text:p>
      <text:p text:style-name="P36"><text:tab/><text:span text:style-name="T48">The angel of the Lord encamps round about everyone who fears Him, and He will deliver them. O taste and see that the Lord is sweet: blessed is the man that hopes in Him. </text:span><text:span text:style-name="T8">Alleluia.</text:span></text:p>
      <text:p text:style-name="P39"/>
      <text:p text:style-name="P40">Luke 1:26-38</text:p>
      <text:p text:style-name="P41"><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13">
        <text:p text:style-name="P73"><text:span text:style-name="T12"><text:tab/></text:span><text:span text:style-name="T40">And in the sixth month the angel Gabriel was sent from God unto a city of Galilee, named Nazareth, To a virgin espoused to a man whose name was Joseph, of the house of David; and the virgin’s name </text:span><text:span text:style-name="T41">was</text:span><text:span text:style-name="T44"> Mary. And the angel came in unto her, and said, Hail, </text:span><text:span text:style-name="T41">thou that art</text:span><text:span text:style-name="T44"> highly favoured, the Lord </text:span><text:span text:style-name="T41">is</text:span><text:span text:style-name="T44"> with thee: blessed </text:span><text:span text:style-name="T41">art</text:span><text:span text:style-name="T44"> thou among women. And when she saw </text:span><text:span text:style-name="T41">him</text:span><text:span text:style-name="T44">, she was troubled at his saying, and cast in her mind what manner of salutation this should be. And the angel said unto her, Fear not, Mary: for thou hast found favour with God.</text:span><text:span text:style-name="T54"> </text:span><text:span text:style-name="T44">And, behold, thou shalt conceive in thy womb, and bring forth a son, and shalt call his name JESUS. He shall be great, and shall be called the Son of the Highest: and the Lord God shall give unto him the throne of his father David: And he shall reign over the house of Jacob for ever; and of his kingdom there shall be no end. Then said Mary unto the angel, How shall this be, seeing I know not a man? And </text:span><text:span text:style-name="T44">the angel answered and said unto her, The Holy Ghost shall come upon thee, and the power of the Highest shall overshadow thee: therefore also that holy thing which shall be born of thee shall be called the Son of God. And, behold, thy cousin Elisabeth, she hath also conceived a son in her old age: and this is the sixth month with her, who was called barren. For with God nothing shall be impossible. And Mary said, Behold the handmaid of the Lord; be it unto me according to thy word. And the angel departed from her.</text:span><text:span text:style-name="T64"> </text:span><text:span text:style-name="T66">Glory be to God forever.</text:span></text:p>
      </text:section>
      <text:p text:style-name="P49"><text:soft-page-break/></text:p>
      <text:p text:style-name="P33">Before the Icon of the Archangle Michael</text:p>
      <text:p text:style-name="P34">Psalm 103:20,21</text:p>
      <text:p text:style-name="P35"><text:tab/><text:span text:style-name="T8">A Psalm of David.</text:span></text:p>
      <text:p text:style-name="P36"><text:tab/><text:span text:style-name="T52">Bless the LORD, all ye His angels, that excel in strength, that do His word. </text:span><text:span text:style-name="T51">Bless the LORD, all ye His hosts; ye ministers of His, that do His will.</text:span><text:span text:style-name="T86"> </text:span><text:span text:style-name="T8">Alleluia.</text:span></text:p>
      <text:p text:style-name="P39"/>
      <text:p text:style-name="P40">Matthew 13:44-52</text:p>
      <text:p text:style-name="P41"><text:tab/><text:span text:style-name="T8">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14">
        <text:p text:style-name="P73"><text:span text:style-name="T12"><text:tab/></text:span><text:span text:style-name="T74">Again, the kingdom of heaven is like unto treasure hid in a field; the which when a man hath found, he hideth, and for joy thereof goeth and selleth all that he hath, and buyeth that field.</text:span><text:span text:style-name="T40"> </text:span><text:span text:style-name="T74">Again, the kingdom of heaven is like unto a merchant man, seeking goodly pearls:</text:span><text:span text:style-name="T40"> </text:span><text:span text:style-name="T74">Who, when he had found one pearl of great price, went and sold all that he had, and bought it.</text:span><text:span text:style-name="T40"> </text:span><text:span text:style-name="T74">Again, the kingdom of heaven is like unto a net, that was cast into the sea, and gathered of every kind:</text:span><text:span text:style-name="T40"> </text:span><text:span text:style-name="T74">Which, when it was full, they drew to shore, and sat down, and gathered the good into vessels, but cast the bad away.</text:span><text:span text:style-name="T40"> </text:span><text:span text:style-name="T74">So shall it be at the end of the world: the angels shall come forth, and sever the wicked from among the just,</text:span><text:span text:style-name="T40"> </text:span><text:span text:style-name="T74">And shall cast them into the furnace of fire: there shall be wailing and gnashing of teeth.</text:span><text:span text:style-name="T40"> Jesus saith unto them, </text:span><text:span text:style-name="T74">Have ye understood all these things?</text:span><text:span text:style-name="T40"> They say unto him, Yea, Lord. Then said he unto them, </text:span><text:span text:style-name="T74">Therefore every scribe </text:span><text:span text:style-name="T75">which is</text:span><text:span text:style-name="T72"> instructed unto the kingdom of heaven is like unto a man </text:span><text:span text:style-name="T75">that is</text:span><text:span text:style-name="T72"> an householder, which bringeth forth out of his treas</text:span><text:span text:style-name="T72">ure </text:span><text:span text:style-name="T75">things</text:span><text:span text:style-name="T72"> new and old.</text:span><text:span text:style-name="T64"> </text:span><text:span text:style-name="T66">Glory be to God forever.</text:span></text:p>
      </text:section>
      <text:p text:style-name="P49"/>
      <text:p text:style-name="P33"/>
      <text:p text:style-name="P15">Before the Icon of St. Mark</text:p>
      <text:p text:style-name="P34">Psalm 68:11,12</text:p>
      <text:p text:style-name="P35"><text:tab/><text:span text:style-name="T8">A Psalm of David.</text:span></text:p>
      <text:p text:style-name="P36"><text:tab/><text:span text:style-name="T51">The Lord shall give a word to those who preach with great power: The King of powers is the Beloved. And in the beauty of the house of the Beloved divide the spoils.</text:span><text:span text:style-name="T85"> </text:span><text:span text:style-name="T8">Alleluia.</text:span></text:p>
      <text:p text:style-name="P39"/>
      <text:p text:style-name="P40">Luke 10:1-12</text:p>
      <text:p text:style-name="P41"><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15">
        <text:p text:style-name="P73"><text:span text:style-name="T12"><text:tab/></text:span><text:span text:style-name="T40">After these things the Lord appointed other seventy also, and sent them two and two before his face into every city and place, whither he himself would come. Therefore said he unto them, </text:span><text:span text:style-name="T74">The harvest truly </text:span><text:span text:style-name="T75">is</text:span><text:span text:style-name="T72"> great, but the labourers </text:span><text:span text:style-name="T75">are</text:span><text:span text:style-name="T72"> few: pray ye therefore the Lord of the harvest, that he would send forth labourers into his harvest.</text:span><text:span text:style-name="T44"> </text:span><text:span text:style-name="T72">Go your ways: behold, I send you forth as lambs among wolves.</text:span><text:span text:style-name="T44"> </text:span><text:span text:style-name="T72">Carry neither purse, </text:span><text:span text:style-name="T72">nor scrip, nor shoes: and salute no man by the way.</text:span><text:span text:style-name="T44"> </text:span><text:span text:style-name="T72">And into whatsoever house ye enter, first say, Peace </text:span><text:span text:style-name="T75">be</text:span><text:span text:style-name="T72"> to this house.</text:span><text:span text:style-name="T44"> </text:span><text:span text:style-name="T72">And if the son of peace be there, your peace shall rest upon it: if not, it shall turn to you again.</text:span><text:span text:style-name="T44"> </text:span><text:span text:style-name="T72">And in the same house remain, eating and drinking such things as they give: for the labourer is worthy of his hire. Go not from house to house.</text:span><text:span text:style-name="T44"> </text:span><text:span text:style-name="T72">And into </text:span><text:span text:style-name="T72">whatsoever city ye enter, and they receive you, eat such things as are set before you:</text:span><text:span text:style-name="T44"> </text:span><text:span text:style-name="T72">And heal the sick that are therein, and say unto them, The kingdom of God is come nigh unto you.</text:span><text:span text:style-name="T44"> </text:span><text:span text:style-name="T72">But into whatsoever city ye enter, and they receive you not, go your ways out into the streets of the same, and say,</text:span><text:span text:style-name="T44"> </text:span><text:span text:style-name="T72">Even the very dust of your city, which cleaveth on us, we do wipe off against you: notwithstanding be ye sure of this, that the kingdom of God is come nigh unto you.</text:span><text:span text:style-name="T44"> </text:span><text:span text:style-name="T72">But I say unto you, that it shall be more tolerable in that day for Sodom, than for that city.</text:span><text:span text:style-name="T64"> </text:span><text:span text:style-name="T66">Glory be to God forever.</text:span></text:p>
      </text:section>
      <text:p text:style-name="P49"/>
      <text:p text:style-name="P33">Before the Icon of the Disciples</text:p>
      <text:p text:style-name="P34">Psalm 19:3,4</text:p>
      <text:p text:style-name="P35"><text:tab/><text:span text:style-name="T8">A Psalm of David.</text:span></text:p>
      <text:p text:style-name="P36"><text:tab/><text:span text:style-name="T48">Those whose voices are not heard. Their sound is gone out through all the earth, and their words have reached unto the end of the world. </text:span><text:span text:style-name="T9">Alleluia.</text:span></text:p>
      <text:p text:style-name="P45"/>
      <text:p text:style-name="P46"/>
      <text:p text:style-name="P9">Matthew 10:1-8</text:p>
      <text:p text:style-name="P41"><text:tab/><text:span text:style-name="T8">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16">
        <text:p text:style-name="P73"><text:span text:style-name="T12"><text:tab/></text:span><text:span text:style-name="T40">And when he had called unto </text:span><text:span text:style-name="T41">him</text:span><text:span text:style-name="T44"> his twelve disciples, he gave them power </text:span><text:span text:style-name="T41">against</text:span><text:span text:style-name="T44"> unclean spirits, to cast them out, and to heal all manner of </text:span><text:span text:style-name="T44">sickness and all manner of disease. Now the names of the twelve apostles are these; The first, Simon, who is called Peter, and Andrew his brother; James </text:span><text:span text:style-name="T41">the son</text:span><text:span text:style-name="T44"> of Zebedee, and John his brother; Philip, and Bartholomew; Thomas, and Matthew the publican; James </text:span><text:span text:style-name="T41">the son</text:span><text:span text:style-name="T44"> of Alphaeus, and Lebbaeus, whose surname was Thaddaeus; </text:span><text:span text:style-name="T44">Simon the Canaanite, and Judas Iscariot, who also betrayed him.</text:span></text:p>
        <text:p text:style-name="P73"><text:span text:style-name="T44"><text:tab/>These twelve Jesus sent forth, and commanded them, saying, </text:span><text:span text:style-name="T72">Go not into the way of the Gentiles, and into </text:span><text:span text:style-name="T75">any</text:span><text:span text:style-name="T72"> city of the Samaritans enter ye not:</text:span><text:span text:style-name="T44"> </text:span><text:span text:style-name="T72">But go rather to the lost sheep of the house of Israel.</text:span><text:span text:style-name="T44"> </text:span><text:span text:style-name="T72">And as ye go, preach, saying, The kingdom of heaven is at hand.</text:span><text:span text:style-name="T44"> </text:span><text:span text:style-name="T72">Heal the sick, cleanse the lepers, raise the dead, cast out devils: freely ye have received, freely give.</text:span><text:span text:style-name="T64"> </text:span><text:span text:style-name="T66">Glory be to God forever.</text:span></text:p>
      </text:section>
      <text:p text:style-name="P49"/>
      <text:p text:style-name="P33">Before the Icon of St. George (or any martyr)</text:p>
      <text:p text:style-name="P34">Psalm 97:11,12</text:p>
      <text:p text:style-name="P35"><text:tab/><text:span text:style-name="T8">A Psalm of David.</text:span></text:p>
      <text:p text:style-name="P36"><text:tab/><text:span text:style-name="T48">A light has risen for the righteous, and joy for those who are upright in their heart. Be glad in the Lord, ye righteous; and confess at the remembrance of His holiness. </text:span><text:span text:style-name="T8">Alleluia.</text:span></text:p>
      <text:p text:style-name="P39"/>
      <text:p text:style-name="P40">Luke 21:12-19</text:p>
      <text:p text:style-name="P41"><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17">
        <text:p text:style-name="P73"><text:span text:style-name="T12"><text:tab/></text:span><text:span text:style-name="T74">But before all these, they shall lay their hands on you, and persecute </text:span><text:span text:style-name="T75">you</text:span><text:span text:style-name="T72">, delivering </text:span><text:span text:style-name="T75">you</text:span><text:span text:style-name="T72"> up to the synagogues, and into prisons, being brought before kings and rulers for my name’s sake.</text:span><text:span text:style-name="T44"> </text:span><text:span text:style-name="T72">And it shall turn to you for a testimony.</text:span><text:span text:style-name="T44"> </text:span><text:span text:style-name="T72">Settle </text:span><text:span text:style-name="T75">it</text:span><text:span text:style-name="T72"> therefore in your hearts, not to meditate before what ye shall answer:</text:span><text:span text:style-name="T44"> </text:span><text:span text:style-name="T72">For I will give you a mouth and wisdom, which all your adversaries shall not be able to gainsay nor resist.</text:span><text:span text:style-name="T44"> </text:span><text:span text:style-name="T72">And ye shall be betrayed both by parents, and brethren, and kinsfolks, and friends; and </text:span><text:span text:style-name="T75">some</text:span><text:span text:style-name="T72"> of you shall they cause to be put to death.</text:span><text:span text:style-name="T44"> </text:span><text:span text:style-name="T72">And ye shall be hated of all </text:span><text:span text:style-name="T75">men</text:span><text:span text:style-name="T72"> for my name’s sake.</text:span><text:span text:style-name="T44"> </text:span><text:span text:style-name="T72">But there shall not an hair of your head perish.</text:span><text:span text:style-name="T44"> </text:span><text:span text:style-name="T72">In your patience possess ye your souls.</text:span><text:span text:style-name="T64"> </text:span><text:span text:style-name="T66">Glory be to God forever.</text:span></text:p>
      </text:section>
      <text:p text:style-name="P49"/>
      <text:p text:style-name="P33"><text:soft-page-break/>Before the Icon of St. Antony (or any saint)</text:p>
      <text:p text:style-name="P34">Psalm 68:35,3</text:p>
      <text:p text:style-name="P35"><text:tab/><text:span text:style-name="T8">A Psalm of David.</text:span></text:p>
      <text:p text:style-name="P36"><text:tab/><text:span text:style-name="T48">Wonderful is God among His saints: God of Israel shall give power and strength to His people. But let the righteous be glad; let them rejoice before God: yea, let them be joyful in gladness.</text:span><text:span text:style-name="T61"> </text:span><text:span text:style-name="T8">Alleluia.</text:span></text:p>
      <text:p text:style-name="P39"/>
      <text:p text:style-name="P40">Matthew 16:24-28</text:p>
      <text:p text:style-name="P41"><text:tab/><text:span text:style-name="T8">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18">
        <text:p text:style-name="P73"><text:span text:style-name="T12"><text:tab/></text:span><text:span text:style-name="T40">Then said Jesus unto his disciples, </text:span><text:span text:style-name="T74">If any </text:span><text:span text:style-name="T75">man</text:span><text:span text:style-name="T72"> will come after me, let him deny himself, and take up his cross, and follow me.</text:span><text:span text:style-name="T44"> </text:span><text:span text:style-name="T72">For whosoever will save his life shall lose it: and whosoever will lose his life for my sake shall find it.</text:span><text:span text:style-name="T44"> </text:span><text:span text:style-name="T72">For what is a man profited, if he shall gain the whole world, and lose his own soul? or what shall a man give in exchange for his soul?</text:span><text:span text:style-name="T44"> </text:span><text:span text:style-name="T72">For the Son of man shall come in the glory of his Father with his angels; and then he shall reward every man according to his works.</text:span><text:span text:style-name="T44"> </text:span><text:span text:style-name="T72">Verily I say unto you, There be some standing here, which shall not taste of death, till they see the Son of man coming in his kingdom.</text:span><text:span text:style-name="T64"> </text:span><text:span text:style-name="T66">Glory be to God forever.</text:span></text:p>
      </text:section>
      <text:p text:style-name="P49"/>
      <text:p text:style-name="P33">Before the North Door</text:p>
      <text:p text:style-name="P34">Psalm 84:1,2</text:p>
      <text:p text:style-name="P35"><text:tab/><text:span text:style-name="T8">A Psalm of David.</text:span></text:p>
      <text:p text:style-name="P36"><text:tab/><text:span text:style-name="T51">How beloved are Thy dwellings, O Lord, God of the powers! My soul yearns, and faints to enter into the courts of the Lord.</text:span><text:span text:style-name="T85"> </text:span><text:span text:style-name="T8">Alleluia.</text:span></text:p>
      <text:p text:style-name="P39"/>
      <text:p text:style-name="P40">Luke 13:22-30</text:p>
      <text:p text:style-name="P41"><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19">
        <text:p text:style-name="P22"><text:span text:style-name="T91"><text:tab/></text:span><text:span text:style-name="T59">And he went through the cities and villages, teaching, and journeying toward Jerusalem.</text:span></text:p>
        <text:p text:style-name="P73"><text:span text:style-name="T40"><text:tab/>Then said one unto him, Lord, are there few that be saved? And he said unto them, </text:span><text:span text:style-name="T74">Strive to enter in at the strait gate: for many, I say unto you, will seek to enter in, and shall not be able.</text:span><text:span text:style-name="T40"> </text:span><text:span text:style-name="T74">When once the master of the house is risen up, and hath shut to the door, and ye begin to stand without, and to knock at the door, saying, Lord, Lord, open unto us; and he shall answer and say unto you, I know you not whence ye are:</text:span><text:span text:style-name="T40"> </text:span><text:span text:style-name="T74">Then shall ye begin to say, We have eaten and drunk in thy presence, and thou hast taught in our streets.</text:span><text:span text:style-name="T40"> </text:span><text:span text:style-name="T74">But he shall say, I tell you, I know you not whence ye are; depart from me, all </text:span><text:span text:style-name="T75">ye</text:span><text:span text:style-name="T72"> workers of iniquity.</text:span><text:span text:style-name="T44"> </text:span><text:soft-page-break/><text:span text:style-name="T72">There shall be weeping and gnashing of teeth, when ye shall see Abraham, </text:span><text:span text:style-name="T72">and Isaac, and Jacob, and all the prophets, in the kingdom of God, and you </text:span><text:span text:style-name="T75">yourselves</text:span><text:span text:style-name="T72"> thrust out.</text:span><text:span text:style-name="T44"> </text:span><text:span text:style-name="T72">And they shall come from the east, and </text:span><text:span text:style-name="T75">from</text:span><text:span text:style-name="T72"> the west, and from the north, and </text:span><text:span text:style-name="T75">from</text:span><text:span text:style-name="T72"> the south, and shall sit down in the kingdom of God.</text:span><text:span text:style-name="T44"> </text:span><text:span text:style-name="T72">And, behold, there are last which shall be first, and there are </text:span><text:span text:style-name="T72">first which shall be last.</text:span><text:span text:style-name="T64"> </text:span><text:span text:style-name="T66">Glory be to God forever.</text:span></text:p>
      </text:section>
      <text:p text:style-name="P49"/>
      <text:p text:style-name="P33">Before the Lakane</text:p>
      <text:p text:style-name="P34">Psalm 29:3,4</text:p>
      <text:p text:style-name="P35"><text:tab/><text:span text:style-name="T8">A Psalm of David.</text:span></text:p>
      <text:p text:style-name="P36"><text:tab/><text:span text:style-name="T48">The voice of the Lord is upon the waters:the God of glory has thundered: the Lord (is) upon many waters. The voice of the Lord (is) in power. </text:span><text:span text:style-name="T9">Alleluia.</text:span></text:p>
      <text:p text:style-name="P39"/>
      <text:p text:style-name="P40">Matthew 3:13-17</text:p>
      <text:p text:style-name="P41"><text:tab/><text:span text:style-name="T8">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20">
        <text:p text:style-name="P73"><text:span text:style-name="T12"><text:tab/></text:span><text:span text:style-name="T40">Then cometh Jesus from Galilee to Jordan unto John, to be baptized of him. But John forbad him, saying, I have need to be baptized of thee, and comest thou to me? And Jesus answering said unto him, </text:span><text:span text:style-name="T74">Suffer </text:span><text:span text:style-name="T75">it to be so</text:span><text:span text:style-name="T72"> now: for thus it becometh us to fulfil all righteousness</text:span><text:span text:style-name="T44">. Then he suffered </text:span><text:span text:style-name="T44">him. And Jesus, when he was baptized, went up straightway out of the water: and, lo, the heavens were opened unto him, and he saw the Spirit of God descending like a dove, and lighting upon him: And lo a voice from heaven, saying, This is my </text:span><text:span text:style-name="T44">beloved Son, in whom I am well pleased.</text:span><text:span text:style-name="T64"> </text:span><text:span text:style-name="T66">Glory be to God forever.</text:span></text:p>
      </text:section>
      <text:p text:style-name="P49"/>
      <text:p text:style-name="P33">Before the South Door</text:p>
      <text:p text:style-name="P34">Psalm 118:19,20</text:p>
      <text:p text:style-name="P35"><text:tab/><text:span text:style-name="T8">A Psalm of David.</text:span></text:p>
      <text:p text:style-name="P58"><text:tab/><text:span text:style-name="T47">Open to me the gates of righteousness: that I may go into them, and confess to the Lord: this is the gate of the Lord, the righteous shall enter into it. </text:span><text:span text:style-name="T8">Alleluia.</text:span></text:p>
      <text:p text:style-name="P39"/>
      <text:p text:style-name="P40">Matthew 21:1-11</text:p>
      <text:p text:style-name="P41"><text:tab/><text:span text:style-name="T8">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21">
        <text:p text:style-name="P73"><text:span text:style-name="T12"><text:tab/></text:span><text:span text:style-name="T40">And when they drew nigh unto Jerusalem, and were come to Bethphage, unto the mount of Olives, then sent Jesus two disciples, Saying unto them, </text:span><text:span text:style-name="T74">Go into the village over against you, and straightway ye shall find an ass tied, and a colt with her: loose </text:span><text:span text:style-name="T75">them</text:span><text:span text:style-name="T72">, and bring </text:span><text:span text:style-name="T75">them</text:span><text:span text:style-name="T72"> unto me.</text:span><text:span text:style-name="T44"> </text:span><text:span text:style-name="T72">And if </text:span><text:soft-page-break/><text:span text:style-name="T72">any </text:span><text:span text:style-name="T75">man</text:span><text:span text:style-name="T72"> say ought unto you, ye shall say, The Lord hath need of them; and </text:span><text:span text:style-name="T72">straightway he will send them.</text:span><text:span text:style-name="T44"> All this was done, that it might be fulfilled which was spoken by the prophet, saying, Tell ye the daughter of Sion, Behold, thy King cometh unto thee, meek, and sitting upon an ass, and a colt the foal of an ass. And the disciples went, and did as Jesus </text:span><text:span text:style-name="T44">commanded them, And brought the ass, and the colt, and put on them their clothes, and they set </text:span><text:span text:style-name="T41">him</text:span><text:span text:style-name="T44"> thereon. And a very great multitude spread their garments in the way; others cut down branches from the trees, and strawed </text:span><text:span text:style-name="T41">them</text:span><text:span text:style-name="T44"> in the way. And the multitudes that went before, and that followed, cried, saying, Hosanna to the Son of David: Blessed </text:span><text:span text:style-name="T41">is</text:span><text:span text:style-name="T44"> he that cometh in the name of the Lord; Hosanna in the highest. And when he was come into Jerusalem, all the city was moved, saying, Who is this? And the multitude said, This is Jesus the prophet of Nazareth of Galilee.</text:span><text:span text:style-name="T64"> </text:span><text:span text:style-name="T66">Glory be to God forever.</text:span></text:p>
      </text:section>
      <text:p text:style-name="P49"/>
      <text:p text:style-name="P33">Before the Icon of John the Baptist</text:p>
      <text:p text:style-name="P34">Psalm 52:8,9</text:p>
      <text:p text:style-name="P35"><text:tab/><text:span text:style-name="T8">A Psalm of David.</text:span></text:p>
      <text:p text:style-name="P36"><text:tab/><text:span text:style-name="T6">But I am like a fruitful olive tree in the house of God: I will wait on Thy Name; for it is sweet in the presence of Thy saints.</text:span> <text:span text:style-name="T8">Alleluia.</text:span></text:p>
      <text:p text:style-name="P39"/>
      <text:p text:style-name="P40">Luke 7:28-35</text:p>
      <text:p text:style-name="P41"><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22">
        <text:p text:style-name="P73"><text:span text:style-name="T12"><text:tab/></text:span><text:span text:style-name="T74">For I say unto you, Among those that are born of women there is not a greater prophet than John the Baptist: but he that is least in the kingdom of God is greater than he.</text:span><text:span text:style-name="T40"> And all the people that heard </text:span><text:span text:style-name="T41">him</text:span><text:span text:style-name="T44">, and the publicans, justified God, being baptized with the baptism of John. But the Pharisees and lawyers rejected the counsel of God against themselves, being not baptized of him. And the Lord said, </text:span><text:span text:style-name="T72">Whereunto then shall I liken the men of this generation? and to what are they like?</text:span><text:span text:style-name="T44"> </text:span><text:span text:style-name="T72">They are like unto children sitting in the marketplace, and calling one to another, and saying, We have piped unto you, and ye have not danced; we have mourned to you, and ye have not wept.</text:span><text:span text:style-name="T44"> </text:span><text:span text:style-name="T72">For John the Baptist came neither eating bread nor drinking wine; and ye say, He hath a devil.</text:span><text:span text:style-name="T44"> </text:span><text:span text:style-name="T72">The Son of man is come eating and drinking; and ye say, Behold a gluttonous man, and a winebibber, a friend of publicans and sinners!</text:span><text:span text:style-name="T44"> </text:span><text:span text:style-name="T72">But wisdom is justified of all her children.</text:span><text:span text:style-name="T64"> </text:span><text:span text:style-name="T66">Glory be to God forever.</text:span></text:p>
      </text:section>
      <text:p text:style-name="P49"/>
      <text:p text:style-name="P23"><text:soft-page-break/>The Matins Gospel</text:p>
      <text:p text:style-name="P34">Psalm 67:19,34,35</text:p>
      <text:p text:style-name="P35"><text:s/><text:tab/><text:span text:style-name="T8">A Psalm of David.</text:span><text:tab/></text:p>
      <text:p text:style-name="P32"><text:span text:style-name="T87"><text:tab/></text:span><text:span text:style-name="T60">Blessed be the Lord God: Blessed be the Lord from day to day. The God of Israel: he will give power and strength unto His people. Blessed be God.</text:span><text:span text:style-name="T87"> </text:span><text:span text:style-name="T10">Alleluia.</text:span></text:p>
      <text:p text:style-name="P39"/>
      <text:p text:style-name="P40">Luke 19:1-10</text:p>
      <text:p text:style-name="P41"><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319">
        <text:p text:style-name="P73"><text:span text:style-name="T12"><text:tab/></text:span><text:span text:style-name="T40">And </text:span><text:span text:style-name="T41">Jesus</text:span><text:span text:style-name="T44"> entered and passed through Jericho. And, behold, </text:span><text:span text:style-name="T41">there was</text:span><text:span text:style-name="T44"> a man named Zacchaeus, which was the chief among the publicans, and he was rich. And he sought to see Jesus who he was; and could not for the press, because he was little of stature. And he ran before, and climbed up into a sycomore tree to see him: for he was to pass that </text:span><text:span text:style-name="T41">way</text:span><text:span text:style-name="T44">. And when Jesus came to the place, he looked up, and saw him, and said unto him, </text:span><text:span text:style-name="T72">Zacchaeus, make haste, and come down; for to day I must abide at thy house.</text:span><text:span text:style-name="T44"> And he made haste, and came down, and received him joyfully. And when they saw </text:span><text:span text:style-name="T41">it</text:span><text:span text:style-name="T44">, they all murmured, saying, That he was gone to be guest with a man that is a sinner. And Zacchaeus stood, and said unto the Lord; Behold, Lord, the half of my goods I give to the poor; and if I </text:span><text:span text:style-name="T44">have taken any thing from any man by false accusation, I restore </text:span><text:span text:style-name="T41">him</text:span><text:span text:style-name="T44"> fourfold. And Jesus said unto him, </text:span><text:span text:style-name="T72">This day is salvation come to this house, forsomuch as he also is a son of Abraham.</text:span><text:span text:style-name="T44"> </text:span><text:span text:style-name="T72">For the Son of man is come </text:span><text:span text:style-name="T72">to seek and to save that which was lost.</text:span><text:span text:style-name="T64"> </text:span><text:span text:style-name="T66">Glory be to God forever.</text:span></text:p>
      </text:section>
      <text:p text:style-name="P49"/>
      <text:p text:style-name="P28">The Liturgy</text:p>
      <text:p text:style-name="P39"/>
      <text:p text:style-name="P29">The Pauline Epistle</text:p>
      <text:p text:style-name="P40">Hebrews 9:11-28</text:p>
      <text:p text:style-name="P41"><text:tab/><text:span text:style-name="T8">A chapter from the Epistle of our teacher Paul to the Hebrews. His blessing be upon us. Amen.</text:span></text:p>
      <text:section text:style-name="Sect1" text:name="Section320">
        <text:p text:style-name="P100"><text:span text:style-name="T63"><text:tab/></text:span><text:span text:style-name="T40">But Christ being come an high priest of good things to come, by a greater and more perfect tabernacle, not made with hands, that is to say, not of this building; Neither by the blood of goats and calves, but by his own blood he entered in once into the holy place, having obtained eternal redemption </text:span><text:span text:style-name="T41">for us</text:span><text:span text:style-name="T44">. For if the blood of bulls and of goats, and the ashes of an heifer sprinkling the unclean, sanctifieth to the purifying of the flesh: </text:span><text:span text:style-name="T44">How much more shall the blood of Christ, who through the eternal Spirit offered himself without spot to God, purge your conscience from dead works to serve the living God?</text:span></text:p>
        <text:p text:style-name="P74"><text:soft-page-break/><text:span text:style-name="T44"><text:tab/>And for this cause he is the mediator of the new testament, that by means of death, for the redemption of the transgressions </text:span><text:span text:style-name="T41">that were</text:span><text:span text:style-name="T44"> under the first testament, they which are called might receive the promise of eternal inheritance. For where a testament </text:span><text:span text:style-name="T41">is</text:span><text:span text:style-name="T44">, there must also of necessity be the death of the testator. For a testament </text:span><text:span text:style-name="T41">is</text:span><text:span text:style-name="T44"> of force after men are dead: otherwise it is of no strength at all while the </text:span><text:span text:style-name="T44">testator liveth. Whereupon neither the first </text:span><text:span text:style-name="T41">testament</text:span><text:span text:style-name="T44"> was dedicated without blood. For when Moses had spoken every precept to all the people according to the law, he took the blood of calves and of goats, with water, and scarlet wool, and hyssop, and sprinkled both the book, and all the people, Saying, This </text:span><text:span text:style-name="T41">is</text:span><text:span text:style-name="T44"> the blood of the testament which God hath enjoined unto you. Moreover he sprinkled with blood both the tabernacle, and all the vessels of the ministry. </text:span><text:span text:style-name="T44">And almost all things are by the law purged with blood; and without shedding of blood is no remission.</text:span></text:p>
        <text:p text:style-name="P74"><text:span text:style-name="T54"><text:tab/></text:span><text:span text:style-name="T41">It was</text:span><text:span text:style-name="T44"> therefore necessary that the patterns of things in the heavens should be purified with these; but the heavenly things themselves with better sacrifices than these. For Christ is not entered into the holy places made with hands, </text:span><text:span text:style-name="T41">which are</text:span><text:span text:style-name="T44"> the figures of the true; but into heaven itself, now to appear in the presence of God for us: Nor yet that he should offer himself often, as the high priest entereth into the holy place every year </text:span><text:span text:style-name="T44">with blood of others; For then must he often have suffered since the foundation of the world: but now once in the end of the world hath he appeared to </text:span><text:span text:style-name="T44">put away sin by the sacrifice of himself. And as it is appointed unto men once to die, but after this the judgment: So Christ was once offered to bear the sins of many; and unto them that look for him shall he appear the second time without sin unto salvation.</text:span></text:p>
      </text:section>
      <text:p text:style-name="P49">The grace of God the Father be with you all. Amen.</text:p>
      <text:p text:style-name="P39"/>
      <text:p text:style-name="P29">The Catholic Epistle</text:p>
      <text:p text:style-name="P40">1 Peter 4:1-11</text:p>
      <text:p text:style-name="P41"><text:tab/><text:span text:style-name="T8">The Catholic Epistle from the First Epistle of our teacher Peter. His Blessing be upon us. Amen.</text:span></text:p>
      <text:section text:style-name="Sect1" text:name="Section321">
        <text:p text:style-name="P100"><text:span text:style-name="T65"><text:tab/></text:span><text:span text:style-name="T40">Forasmuch then as Christ hath suffered for us in the flesh, arm yourselves likewise with the same mind: for he that hath suffered in the flesh hath ceased from sin; That he no longer should live the rest of </text:span><text:span text:style-name="T41">his</text:span><text:span text:style-name="T44"> time in the flesh to the lusts of men, but to the will of God. </text:span><text:span text:style-name="T44">For the time past of </text:span><text:span text:style-name="T41">our</text:span><text:span text:style-name="T44"> life may suffice us to have wrought the will of the Gentiles, when we walked in lasciviousness, lusts, excess of wine, revellings, banquetings, and abominable idolatries:</text:span></text:p>
        <text:p text:style-name="P74"><text:soft-page-break/><text:span text:style-name="T44"><text:tab/>Wherein they think it strange that ye run not with </text:span><text:span text:style-name="T41">them</text:span><text:span text:style-name="T44"> to the same excess of riot, speaking evil of </text:span><text:span text:style-name="T41">you</text:span><text:span text:style-name="T44">: Who shall give account to him that is ready to judge the quick and the dead. </text:span><text:span text:style-name="T44">For for this cause was the gospel preached also to them that are dead, that they might be judged according to men in the flesh, but live according to God in the spirit.</text:span></text:p>
        <text:p text:style-name="P74"><text:span text:style-name="T44"><text:tab/>But the end of all things is at hand: be ye therefore sober, and watch unto prayer. And above all things </text:span><text:span text:style-name="T44">have fervent charity among yourselves: for charity shall cover the multitude of sins. Use hospitality one to another without grudging. As every man hath received the gift, </text:span><text:span text:style-name="T41">even so</text:span><text:span text:style-name="T44"> minister the same one to another, as good stewards of the manifold grace of God. If any man speak, </text:span><text:span text:style-name="T41">let him speak</text:span><text:span text:style-name="T44"> as the oracles of God; if any man minister, </text:span><text:span text:style-name="T41">let him do it</text:span><text:span text:style-name="T44"> as of the ability which God giveth: that God in all things may be glorified through Jesus Christ, to whom be praise and dominion for ever and ever. Amen.</text:span></text:p>
      </text:section>
      <text:p text:style-name="P41"><text:tab/><text:span text:style-name="T8">Do not love the world, nor the things which are in the world. The world shall pass away and all its desires; but he who does the will of God shall abide forever. Amen.</text:span></text:p>
      <text:p text:style-name="P39"/>
      <text:p text:style-name="P29">The Praxis</text:p>
      <text:p text:style-name="P40">Acts 28:11-31</text:p>
      <text:p text:style-name="P41"><text:tab/><text:span text:style-name="T8">A chapter from the Acts of our fathers the pure Apostles, who were invested with the grace of the Holy Spirit. Their blessing be with us all. Amen.</text:span></text:p>
      <text:section text:style-name="Sect1" text:name="Section322">
        <text:p text:style-name="P79"><text:span text:style-name="T64"><text:tab/></text:span><text:span text:style-name="T40">And after three months we departed in a ship of Alexandria, which had wintered in the isle, whose sign was Castor and Pollux. And land</text:span><text:span text:style-name="T40">ing at Syracuse, we tarried </text:span><text:span text:style-name="T41">there</text:span><text:span text:style-name="T44"> three days. And from thence we fetched a compass, and came to Rhegium: and after one day the south wind blew, </text:span><text:span text:style-name="T44">and we came the next day to Puteoli: Where we found brethren, and were desired to tarry with them seven days: and so we went toward Rome. And from thence, when the brethren heard of us, they came to meet us as far as Appii forum, and The three taverns: whom when Paul saw, he thanked God, and took courage. </text:span><text:span text:style-name="T44">And when we came to Rome, the centurion delivered the prisoners to the captain of the guard: but Paul was suffered to dwell by himself with a soldier that kept him.</text:span></text:p>
        <text:p text:style-name="P73"><text:span text:style-name="T44"><text:tab/>And it came to pass, that after three days Paul called the chief of the Jews together: and when they were come together, he said unto them, Men </text:span><text:span text:style-name="T41">and</text:span><text:span text:style-name="T44"> brethren, though I have committed nothing against the people, or customs of our fathers, yet was I delivered prisoner from Jerusalem into the hands of the Romans. Who, when they had examined me, would have let </text:span><text:span text:style-name="T41">me</text:span><text:span text:style-name="T44"> go, because there was no cause of death in me. But when the </text:span><text:soft-page-break/><text:span text:style-name="T44">Jews spake against </text:span><text:span text:style-name="T41">it</text:span><text:span text:style-name="T44">, I was constrained to appeal unto Caesar; not that I had ought to accuse my nation of. For this cause therefore have I called for you, to see </text:span><text:span text:style-name="T41">you</text:span><text:span text:style-name="T44">, and to speak with </text:span><text:span text:style-name="T41">you</text:span><text:span text:style-name="T44">: because that for the hope of Israel I am bound with this chain. And they said unto him, We neither received letters out of Judaea concerning thee, neither any of the brethren that came shewed or spake any harm of thee. But we desire to hear of thee what thou thinkest: for as concerning this sect, we know that every where it is spoken against.</text:span></text:p>
        <text:p text:style-name="P73"><text:span text:style-name="T44"><text:tab/>And when they had appointed him a day, there came many to him into </text:span><text:span text:style-name="T41">his</text:span><text:span text:style-name="T44"> lodging; to whom he expounded and testified the kingdom of God, persuading them concerning Jesus, both out of the law of Moses, and </text:span><text:span text:style-name="T41">out of</text:span><text:span text:style-name="T44"> the prophets, from morning till evening. And some believed the things which were spoken, and some believed not. And when they agreed not among themselves, they departed, after that Paul had spoken one word, Well spake the Holy Ghost by Esaias the prophet unto our fathers, Saying, Go unto this people, and say, Hearing ye shall hear, and shall not understand; and seeing ye shall see, and not perceive: For the heart of this people is waxed gross, and their ears are dull of hearing, and their eyes have they closed; lest they should see with </text:span><text:span text:style-name="T41">their</text:span><text:span text:style-name="T44"> eyes, and hear with </text:span><text:span text:style-name="T41">their</text:span><text:span text:style-name="T44"> ears, and understand with </text:span><text:span text:style-name="T41">their</text:span><text:span text:style-name="T44"> heart, and should be converted, and I should heal them. Be it known therefore unto you, that the salvation of God is sent unto the Gentiles, and </text:span><text:span text:style-name="T41">that</text:span><text:span text:style-name="T44"> they will hear it. And when he had said these words, the Jews departed, and had great reasoning among themselves.</text:span></text:p>
        <text:p text:style-name="P73"><text:span text:style-name="T44"><text:tab/>And Paul dwelt two whole years in his own hired house, and received all that came in unto him, Preaching </text:span><text:span text:style-name="T44">the kingdom of God, and teaching those things which concern the Lord Jesus Christ, with all confidence, no man forbidding him.</text:span></text:p>
      </text:section>
      <text:p text:style-name="P39"><text:tab/><text:span text:style-name="T8">The word of the Lord abides in this church and in every church. Amen.</text:span></text:p>
      <text:p text:style-name="P39"/>
      <text:p text:style-name="P29">The First Gospel</text:p>
      <text:p text:style-name="P40">Psalm 81:3,1,2</text:p>
      <text:p text:style-name="P52"><text:tab/>A Psalm of David.</text:p>
      <text:p text:style-name="P52"><text:tab/><text:span text:style-name="T5">Sound the trumpet at the new moon, in the notable day of your feast. Rejoice in God our helper; shout with joy to the God of Jacob. Take up a psalm and bring the timbrel; the pleasant psaltery with the harp. </text:span>Alleluia.</text:p>
      <text:p text:style-name="P39"/>
      <text:p text:style-name="P40"/>
      <text:p text:style-name="P8">Matthew 21:1-17</text:p>
      <text:p text:style-name="P4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423">
        <text:p text:style-name="P73"><text:span text:style-name="T64"><text:tab/></text:span><text:span text:style-name="T44">And when they drew nigh unto Jerusalem, and were come to Bethphage, unto the mount of Olives, then sent Jesus two disciples, Saying unto them, </text:span><text:span text:style-name="T72">Go into the village over against you, and straightway ye shall find an ass tied, and a colt with her: loose </text:span><text:span text:style-name="T75">them</text:span><text:span text:style-name="T72">, and bring </text:span><text:span text:style-name="T75">them</text:span><text:span text:style-name="T72"> unto me.</text:span><text:span text:style-name="T44"> </text:span><text:span text:style-name="T72">And if any </text:span><text:span text:style-name="T75">man</text:span><text:span text:style-name="T72"> say ought unto you, ye shall say, The Lord hath need of them; and straightway he will send them.</text:span><text:span text:style-name="T44"> All this was done, that it might be fulfilled </text:span><text:span text:style-name="T44">which was spoken by the prophet, saying, Tell ye the daughter of Sion, Behold, thy King cometh unto thee, meek, and sitting upon an ass, and a colt the foal of an ass. And the disciples went, and did as Jesus commanded them, And brought the ass, and the colt, and put on them their clothes, and they set </text:span><text:span text:style-name="T41">him</text:span><text:span text:style-name="T44"> thereon. And a very great multitude spread their garments in the way; others cut down branches from the trees, and strawed </text:span><text:span text:style-name="T41">them</text:span><text:span text:style-name="T44"> in the way. And the multitudes that went before, and that followed, cried, saying, Hosanna to the Son of David: Blessed </text:span><text:span text:style-name="T41">is</text:span><text:span text:style-name="T44"> he that cometh in the name of the Lord; Hosanna in the highest. And when he was come into Jerusalem, all the city was moved, saying, Who is this? </text:span><text:span text:style-name="T44">And the multitude said, This is Jesus the prophet of Nazareth of Galilee.</text:span></text:p>
        <text:p text:style-name="P73"><text:span text:style-name="T44"><text:tab/>And Jesus went into the temple of God, and cast out all them that sold and bought in the temple, and overthrew the tables of the moneychangers, and the seats of them that sold doves, And said unto them,</text:span><text:span text:style-name="T72"> It is written, My house shall be called the house of prayer; but ye have made </text:span><text:span text:style-name="T72">it a den of thieves.</text:span><text:span text:style-name="T44"> And the blind and the lame came to him in the temple; and he healed them. And when the chief priests and scribes saw the wonderful things that he did, and the children crying in the temple, and </text:span><text:span text:style-name="T44">saying, Hosanna to the Son of David; they were sore displeased, And said unto him, Hearest thou what these say? And Jesus saith unto them, </text:span><text:span text:style-name="T72">Yea; have ye never read, Out of the mouth of babes and sucklings thou hast perfected praise?</text:span><text:span text:style-name="T44"> And he left them, and went out of the city into Bethany; and he lodged there.</text:span><text:span text:style-name="T64"> </text:span><text:span text:style-name="T66">Glory be to God forever.</text:span></text:p>
      </text:section>
      <text:p text:style-name="P48"/>
      <text:p text:style-name="P29"/>
      <text:p text:style-name="P14">The Second Gospel</text:p>
      <text:p text:style-name="P40"/>
      <text:p text:style-name="P40">Mark 11-:1-11</text:p>
      <text:p text:style-name="P47"><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424">
        <text:p text:style-name="P73"><text:span text:style-name="T64"><text:tab/></text:span><text:span text:style-name="T44">And when they came nigh to Jerusalem, unto Bethphage and Bethany, at the mount of Olives, he sendeth forth two of his disciples, </text:span><text:span text:style-name="T54">2</text:span><text:span text:style-name="T44">And saith unto them,</text:span><text:span text:style-name="T72"> Go your way into the village over against you: and as soon as ye be entered into it, ye shall find a colt tied, whereon never man sat; loose him, and bring </text:span><text:span text:style-name="T75">him</text:span><text:span text:style-name="T72">.</text:span><text:span text:style-name="T44"> </text:span><text:span text:style-name="T72">And if any man say unto you, Why do ye this? say ye that the Lord hath need of him; and straightway he will send him hither.</text:span><text:span text:style-name="T44"> And they went their way, and found the colt tied by the door without in a place where two ways met; and they loose him. And certain </text:span><text:span text:style-name="T44">of them that stood there said unto them, What do ye, loosing the colt? And they said unto them even as Jesus had commanded: and they let them go. And they brought the colt to Jesus, and cast their garments on him; and he sat upon him. And many spread their garments in the way: and others cut down branches off the trees, and strawed </text:span><text:span text:style-name="T41">them</text:span><text:span text:style-name="T44"> in the way. And they that went before, and they that followed, cried, saying, Hosanna; Blessed </text:span><text:span text:style-name="T41">is</text:span><text:span text:style-name="T44"> he that cometh in the name of the Lord: Blessed </text:span><text:span text:style-name="T41">be</text:span><text:span text:style-name="T44"> the kingdom of our father David, that cometh in the name of the Lord: Hosanna in the highest. And Jesus entered into Jerusalem, and into the temple: and when he had looked round about upon all things, and now the eventide was come, he went out unto Bethany with the twelve.</text:span><text:span text:style-name="T64"> </text:span><text:span text:style-name="T66">Glory be to God forever.</text:span></text:p>
      </text:section>
      <text:p text:style-name="P48"/>
      <text:p text:style-name="P29">The Third Gospel</text:p>
      <text:p text:style-name="P40"/>
      <text:p text:style-name="P40">Luke 19:29-48</text:p>
      <text:p text:style-name="P4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425">
        <text:p text:style-name="P73"><text:span text:style-name="T64"><text:tab/></text:span><text:span text:style-name="T44">And it came to pass, when he was come nigh to Bethphage and Bethany, at the mount called </text:span><text:span text:style-name="T41">the mount</text:span><text:span text:style-name="T44"> of Olives, he sent two of his disciples, </text:span><text:span text:style-name="T44">Saying, </text:span><text:span text:style-name="T72">Go ye into the village over against </text:span><text:span text:style-name="T75">you</text:span><text:span text:style-name="T72">; in the which at your entering ye shall find a colt tied, whereon yet never man sat: loose him, and bring </text:span><text:span text:style-name="T75">him hither</text:span><text:span text:style-name="T72">.</text:span><text:span text:style-name="T44"> </text:span><text:span text:style-name="T72">And if any man ask you, Why do ye loose </text:span><text:span text:style-name="T75">him</text:span><text:span text:style-name="T72">? thus shall ye say unto him, Because the Lord hath need of him.</text:span><text:span text:style-name="T44"> And they that were sent went their way, and found even as he had said unto them. And as they were loosing the colt, the owners thereof said unto them, Why loose ye </text:span><text:span text:style-name="T44">the colt? And they said, The Lord hath need of him. And they brought him to Jesus: and they cast their garments upon the colt, and they set Jesus thereon. And as he went, they spread their clothes in the way. And when he was come nigh, even now at the descent of the mount of Olives, the whole multitude of the disciples began to rejoice and praise God with a loud voice for all the mighty works that they had seen; Saying, Blessed </text:span><text:span text:style-name="T41">be</text:span><text:span text:style-name="T44"> </text:span><text:span text:style-name="T44">the King that cometh in the name of the Lord: peace in heaven, and glory in the highest. And some of the Pharisees from among the multitude said unto him, Master, rebuke thy disciples. </text:span><text:span text:style-name="T44">And he answered and said unto them, </text:span><text:span text:style-name="T72">I tell you that, if these should hold their peace, the stones would immediately cry out.</text:span></text:p>
        <text:p text:style-name="P73"><text:span text:style-name="T44"><text:tab/>And when he was come near, he beheld the city, and wept over it, Saying, </text:span><text:span text:style-name="T72">If thou hadst known, even </text:span><text:span text:style-name="T72">thou, at least in this thy day, the things </text:span><text:span text:style-name="T75">which belong</text:span><text:span text:style-name="T72"> unto thy peace! but now they are hid from thine eyes.</text:span><text:span text:style-name="T44"> </text:span><text:span text:style-name="T72">For the days shall come upon thee, that thine enemies shall cast a trench about thee, and compass thee round, and keep thee in on every side,</text:span><text:span text:style-name="T44"> </text:span><text:span text:style-name="T72">And shall lay thee even with the ground, and thy children within thee; and they shall not leave in thee one stone upon another; because thou knewest not the time of thy visitation.</text:span><text:span text:style-name="T44"> And he went into the temple, and began to cast out </text:span><text:soft-page-break/><text:span text:style-name="T44">them that sold therein, and them that bought; Saying unto them, </text:span><text:span text:style-name="T72">It is written, My house is the house of prayer: but ye have made it a den of thieves.</text:span><text:span text:style-name="T44"> And he taught daily in the temple. But the chief priests and the scribes and the chief of the people sought to destroy him, </text:span><text:span text:style-name="T44">And could not find what they might do: for all the people were very attentive to hear him.</text:span><text:span text:style-name="T64"> </text:span><text:span text:style-name="T66">Glory be to God forever.</text:span></text:p>
      </text:section>
      <text:p text:style-name="P48"/>
      <text:p text:style-name="P29">The Fourth Gospel</text:p>
      <text:p text:style-name="P40">Psalm 64:1,2</text:p>
      <text:p text:style-name="P52"><text:tab/>A Psalm of David.</text:p>
      <text:p text:style-name="P38"><text:span text:style-name="T8"><text:tab/></text:span><text:span text:style-name="T48">Praise is due to Thee, O God, in Zion: and prayer shall be offered to Thee in</text:span></text:p>
      <text:p text:style-name="P88"><text:span text:style-name="T60">Jerusalem. Hear, O God my prayer, to Thee all flesh shall come.</text:span><text:span text:style-name="T88"> </text:span><text:span text:style-name="T66">Alleluia.</text:span></text:p>
      <text:p text:style-name="P39"/>
      <text:p text:style-name="P40">John 12:12-19</text:p>
      <text:p text:style-name="P4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2" text:name="Section323">
        <text:p text:style-name="P79"><text:span text:style-name="T44">On the next day much people that were come to the feast, when they heard that Jesus was coming to Jerusalem, Took branches of palm trees, and went forth to meet him, and cried, Hosanna: Blessed </text:span><text:span text:style-name="T41">is</text:span><text:span text:style-name="T44"> the King of Israel that cometh in the name of the Lord. And Jesus, when he had found </text:span><text:span text:style-name="T44">a young ass, sat thereon; as it is written, Fear not, daughter of Sion: behold, thy King cometh, sitting on an ass’s colt. These things understood not his disciples at the first: but when Jesus was glorified, then remembered they that these things were written of him, and </text:span><text:span text:style-name="T41">that</text:span><text:span text:style-name="T44"> they had done these things unto him. The people therefore that was with him when he called </text:span><text:span text:style-name="T44">Lazarus out of his grave, and raised him from the dead, bare record. For this cause the people also met him, for that they heard that he had done this miracle. </text:span><text:span text:style-name="T44">The Pharisees therefore said among themselves, Perceive ye how ye prevail nothing? behold, the world is gone after him.</text:span><text:span text:style-name="T64"> </text:span><text:span text:style-name="T66">Glory be to God forever.</text:span></text:p>
      </text:section>
      <text:p text:style-name="P11">Appendix I: Readings for other Services</text:p>
      <text:p text:style-name="P49"/>
      <text:p text:style-name="P29">See Volume 5</text:p>
      <text:p text:style-name="P20">Appendix II</text:p>
      <text:p text:style-name="P109">What are the Readings for Today? </text:p>
      <text:p text:style-name="P110"/>
      <text:p text:style-name="P108"><text:tab/>It can be confusing to determine what readings apply to a particular day. The following is intended to be a guide to finding the correct readings. This is only a guide, and may not cover all possible exceptions.</text:p>
      <text:p text:style-name="P108"/>
      <text:p text:style-name="P108"><text:tab/>First, determine the Coptic date. This can be done using Appendix III. Now look up the Coptic date in “Volume 1: Weekdays”. A particular day may have readings under its entry, or it may point to another day whose readings it borrows. Once you have found these readings, you have found the base readings for the day that are read if no more important occasion overrides them.</text:p>
      <text:p text:style-name="P108"/>
      <text:p text:style-name="P108"><text:tab/>If the day is a Sunday, then the weekday readings are overridden by the more important Sunday readings. These can be found in “Volume 2: Sundays”. For example, on the Second day of Koiak you will notice that the entry points you to the Sixteenth day of Paoni. So you will turn to the readings for the Sixteenth day of Paoni, which are also the readings for the Second day of Koiak, unless it is a Sunday, in which case you turn to the readings for the First Sunday of Koiak. There is an exception though: If the weekday readings are for a Feast of Our Lord, the Paramouni of a Feast, or the Feast of the Cross, then the Feast Day readings remain, and are not superseded by the Sunday readings. Feast days are indicated. If the Paramouni of a feast falls on a Sunday or Monday, it extends back to Friday. In this case the readings for the Paramouni are used for each of the two or three days of the Paramouni.</text:p>
      <text:p text:style-name="P30"/>
      <text:p text:style-name="P30"><text:tab/>There are rules to govern the fifth Sunday of a month. If the 29<text:span text:style-name="T93">th</text:span> of a month falls on a Sunday, the readings of the Feast of the Annunciation on the 29<text:span text:style-name="T93">th</text:span> of Phamenouth are used, except during Tobi and Meshir. These readings can be found in the back of the Sundays Volume. Otherwise, there is one set of readings for the fifth Sunday of a month from Thoout to Meshir, and another for Phemenouth to Mesori. These can be found at the back of “Volume 2: <text:s/>Sundays”. If the feast of Nairouz falls on the first Sunday of Thoout, then the readings for Nairouz are used. The readings for the following week are shifted accordingly, and so the fifth Sunday readings are not used. If there is a fifth Sunday in Athor, the readings of the first Sunday of Koiak are used, and all of the Sundays of Koiak <text:soft-page-break/>are shifted accordingly, as in this case the readings for the Feast of the Nativity will be read on the Fourth Sunday of Koiak. If the Fifth Sunday of Tobi is the Sunday before the fast of Nineveh, then the readings of Pre-Lent Leave-Taking, which can be found in “Volume 3: Great Lent”, are used instead.</text:p>
      <text:p text:style-name="P108"/>
      <text:p text:style-name="P108"><text:tab/>You now know which readings to use if a given day is a weekday, a fixed feast day, or a Sunday. However, the variable seasons have not been accounted for. The readings for the Fast and Feast of Nineveh, Great Lent, Pascha Week, and the Season of Pentecost (the Holy Fifty Days) replace normal annual readings. To know if you are in one of these seasons, consult Appendix IV. The Fast and Feast of Nineveh last for four days. So, if the current date is within four days of the start date listed in Appendix IV, turn to the appropriate readings which can be found in “Volume 3: Great Lent”. From the start of Great Lent until the Feast of Pentecost the annual readings are superseded by seasonal readings. From the start of Great Lent until the start of Pascha week, use the appropriate readings from the same volume. The readings for Pascha week can be found in “Volume 4: Pascha Week”. From the Feast of the Resurrection to the Feast of Pentecost, the readings can be found in “Volume 5: Pentecost”. Of course, if a Feast of Our Lord occurs during one of these seasons its readings take precedence. For example, when the Feast of the Cross (which is celebrated as a Feast of Our Lord) falls during Great Lent, the Lenten readings are replaced by the readings for the feast.</text:p>
      <text:p text:style-name="P108"/>
      <text:p text:style-name="P108"><text:tab/>Finally, if two Feasts of Our Lord fall on the same day, the readings for the greater feast are used. For example, when the Feast of Pentecost and the Feast of the Entry of Our Lord into Egypt fall on the same day, it is Pentecost that is celebrated, and the readings for Pentecost that are read.</text:p>
      <text:p text:style-name="P108"/>
      <text:p text:style-name="P108"><text:tab/>There is an interesting exception regarding the Feast of the Nativity. This feast always falls on the 29<text:span text:style-name="T93">th</text:span> day of the month of Koiak, which is usually equivalent to January 7<text:span text:style-name="T93">th</text:span> on the Gregorian calendar. However, on leap years the 29<text:span text:style-name="T93">th</text:span> of Koiak corresponds to January 8<text:span text:style-name="T93">th</text:span>. To avoid confusion, this feast is now always celebrated on the 7<text:span text:style-name="T93">th</text:span> of January. That is, on leap years, the current practice is to use the readings for the 29<text:span text:style-name="T93">th</text:span> day of Koiak on the 28<text:span text:style-name="T93">th</text:span> day fo Koiak, and then again on the 29<text:span text:style-name="T93">th</text:span> of Koiak. The readings for the 28<text:span text:style-name="T93">th</text:span> of Koiak are skipped, the readings for the 29<text:span text:style-name="T93">th</text:span> are read two days in a row, and then the rest of the readings proceed as normal.</text:p>
      <text:p text:style-name="P11">Appendix III—Coptic/Gregorian Date Chart</text:p>
      <text:p text:style-name="P40"><text:soft-page-break/></text:p>
      <table:table table:name="Table1" table:style-name="Table1">
        <table:table-column table:style-name="Table1.A" table:number-columns-repeated="3"/>
        <table:table-header-rows>
          <table:table-row>
            <table:table-cell table:style-name="Table1.A1" office:value-type="string">
              <text:p text:style-name="P96">Coptic Date</text:p>
            </table:table-cell>
            <table:table-cell table:style-name="Table1.A1" office:value-type="string">
              <text:p text:style-name="P96">Gregorian Date—Non-Leap Year</text:p>
            </table:table-cell>
            <table:table-cell table:style-name="Table1.C1" office:value-type="string">
              <text:p text:style-name="P96">Gregorian Date—Leap Year</text:p>
            </table:table-cell>
          </table:table-row>
        </table:table-header-rows>
        <table:table-row>
          <table:table-cell table:style-name="Table1.A2" office:value-type="float" office:value="0">
            <text:p text:style-name="P94">Thoout (Tut) 1</text:p>
          </table:table-cell>
          <table:table-cell table:style-name="Table1.A2" office:value-type="float" office:value="40067">
            <text:p text:style-name="P94">September 11</text:p>
          </table:table-cell>
          <table:table-cell table:style-name="Table1.C2" office:value-type="float" office:value="0">
            <text:p text:style-name="P94">September 12</text:p>
          </table:table-cell>
        </table:table-row>
        <table:table-row>
          <table:table-cell table:style-name="Table1.A2" office:value-type="float" office:value="0">
            <text:p text:style-name="P94">Thoout (Tut) 2</text:p>
          </table:table-cell>
          <table:table-cell table:style-name="Table1.A2" office:value-type="float" office:value="0">
            <text:p text:style-name="P94">September 12</text:p>
          </table:table-cell>
          <table:table-cell table:style-name="Table1.C2" office:value-type="float" office:value="0">
            <text:p text:style-name="P94">September 13</text:p>
          </table:table-cell>
        </table:table-row>
        <table:table-row>
          <table:table-cell table:style-name="Table1.A2" office:value-type="float" office:value="0">
            <text:p text:style-name="P94">Thoout (Tut) 3</text:p>
          </table:table-cell>
          <table:table-cell table:style-name="Table1.A2" office:value-type="float" office:value="0">
            <text:p text:style-name="P94">September 13</text:p>
          </table:table-cell>
          <table:table-cell table:style-name="Table1.C2" office:value-type="float" office:value="0">
            <text:p text:style-name="P94">September 14</text:p>
          </table:table-cell>
        </table:table-row>
        <table:table-row>
          <table:table-cell table:style-name="Table1.A2" office:value-type="float" office:value="0">
            <text:p text:style-name="P94">Thoout (Tut) 4</text:p>
          </table:table-cell>
          <table:table-cell table:style-name="Table1.A2" office:value-type="float" office:value="0">
            <text:p text:style-name="P94">September 14</text:p>
          </table:table-cell>
          <table:table-cell table:style-name="Table1.C2" office:value-type="float" office:value="0">
            <text:p text:style-name="P94">September 15</text:p>
          </table:table-cell>
        </table:table-row>
        <table:table-row>
          <table:table-cell table:style-name="Table1.A2" office:value-type="float" office:value="0">
            <text:p text:style-name="P94">Thoout (Tut) 5</text:p>
          </table:table-cell>
          <table:table-cell table:style-name="Table1.A2" office:value-type="float" office:value="0">
            <text:p text:style-name="P94">September 15</text:p>
          </table:table-cell>
          <table:table-cell table:style-name="Table1.C2" office:value-type="float" office:value="0">
            <text:p text:style-name="P94">September 16</text:p>
          </table:table-cell>
        </table:table-row>
        <table:table-row>
          <table:table-cell table:style-name="Table1.A2" office:value-type="float" office:value="0">
            <text:p text:style-name="P94">Thoout (Tut) 6</text:p>
          </table:table-cell>
          <table:table-cell table:style-name="Table1.A2" office:value-type="float" office:value="0">
            <text:p text:style-name="P94">September 16</text:p>
          </table:table-cell>
          <table:table-cell table:style-name="Table1.C2" office:value-type="float" office:value="0">
            <text:p text:style-name="P94">September 17</text:p>
          </table:table-cell>
        </table:table-row>
        <table:table-row>
          <table:table-cell table:style-name="Table1.A2" office:value-type="float" office:value="0">
            <text:p text:style-name="P94">Thoout (Tut) 7</text:p>
          </table:table-cell>
          <table:table-cell table:style-name="Table1.A2" office:value-type="float" office:value="0">
            <text:p text:style-name="P94">September 17</text:p>
          </table:table-cell>
          <table:table-cell table:style-name="Table1.C2" office:value-type="float" office:value="0">
            <text:p text:style-name="P94">September 18</text:p>
          </table:table-cell>
        </table:table-row>
        <table:table-row>
          <table:table-cell table:style-name="Table1.A2" office:value-type="float" office:value="0">
            <text:p text:style-name="P94">Thoout (Tut) 8</text:p>
          </table:table-cell>
          <table:table-cell table:style-name="Table1.A2" office:value-type="float" office:value="0">
            <text:p text:style-name="P94">September 18</text:p>
          </table:table-cell>
          <table:table-cell table:style-name="Table1.C2" office:value-type="float" office:value="0">
            <text:p text:style-name="P94">September 19</text:p>
          </table:table-cell>
        </table:table-row>
        <table:table-row>
          <table:table-cell table:style-name="Table1.A2" office:value-type="float" office:value="0">
            <text:p text:style-name="P94">Thoout (Tut) 9</text:p>
          </table:table-cell>
          <table:table-cell table:style-name="Table1.A2" office:value-type="float" office:value="0">
            <text:p text:style-name="P94">September 19</text:p>
          </table:table-cell>
          <table:table-cell table:style-name="Table1.C2" office:value-type="float" office:value="0">
            <text:p text:style-name="P94">September 20</text:p>
          </table:table-cell>
        </table:table-row>
        <table:table-row>
          <table:table-cell table:style-name="Table1.A2" office:value-type="float" office:value="0">
            <text:p text:style-name="P94">Thoout (Tut) 10</text:p>
          </table:table-cell>
          <table:table-cell table:style-name="Table1.A2" office:value-type="float" office:value="0">
            <text:p text:style-name="P94">September 20</text:p>
          </table:table-cell>
          <table:table-cell table:style-name="Table1.C2" office:value-type="float" office:value="0">
            <text:p text:style-name="P94">September 21</text:p>
          </table:table-cell>
        </table:table-row>
        <table:table-row>
          <table:table-cell table:style-name="Table1.A2" office:value-type="float" office:value="0">
            <text:p text:style-name="P94">Thoout (Tut) 11</text:p>
          </table:table-cell>
          <table:table-cell table:style-name="Table1.A2" office:value-type="float" office:value="0">
            <text:p text:style-name="P94">September 21</text:p>
          </table:table-cell>
          <table:table-cell table:style-name="Table1.C2" office:value-type="float" office:value="0">
            <text:p text:style-name="P94">September 22</text:p>
          </table:table-cell>
        </table:table-row>
        <table:table-row>
          <table:table-cell table:style-name="Table1.A2" office:value-type="float" office:value="0">
            <text:p text:style-name="P94">Thoout (Tut) 12</text:p>
          </table:table-cell>
          <table:table-cell table:style-name="Table1.A2" office:value-type="float" office:value="0">
            <text:p text:style-name="P94">September 22</text:p>
          </table:table-cell>
          <table:table-cell table:style-name="Table1.C2" office:value-type="float" office:value="0">
            <text:p text:style-name="P94">September 23</text:p>
          </table:table-cell>
        </table:table-row>
        <table:table-row>
          <table:table-cell table:style-name="Table1.A2" office:value-type="float" office:value="0">
            <text:p text:style-name="P94">Thoout (Tut) 13</text:p>
          </table:table-cell>
          <table:table-cell table:style-name="Table1.A2" office:value-type="float" office:value="0">
            <text:p text:style-name="P94">September 23</text:p>
          </table:table-cell>
          <table:table-cell table:style-name="Table1.C2" office:value-type="float" office:value="0">
            <text:p text:style-name="P94">September 24</text:p>
          </table:table-cell>
        </table:table-row>
        <table:table-row>
          <table:table-cell table:style-name="Table1.A2" office:value-type="float" office:value="0">
            <text:p text:style-name="P94">Thoout (Tut) 14</text:p>
          </table:table-cell>
          <table:table-cell table:style-name="Table1.A2" office:value-type="float" office:value="0">
            <text:p text:style-name="P94">September 24</text:p>
          </table:table-cell>
          <table:table-cell table:style-name="Table1.C2" office:value-type="float" office:value="0">
            <text:p text:style-name="P94">September 25</text:p>
          </table:table-cell>
        </table:table-row>
        <table:table-row>
          <table:table-cell table:style-name="Table1.A2" office:value-type="float" office:value="0">
            <text:p text:style-name="P94">Thoout (Tut) 15</text:p>
          </table:table-cell>
          <table:table-cell table:style-name="Table1.A2" office:value-type="float" office:value="0">
            <text:p text:style-name="P94">September 25</text:p>
          </table:table-cell>
          <table:table-cell table:style-name="Table1.C2" office:value-type="float" office:value="0">
            <text:p text:style-name="P94">September 26</text:p>
          </table:table-cell>
        </table:table-row>
        <table:table-row>
          <table:table-cell table:style-name="Table1.A2" office:value-type="float" office:value="0">
            <text:p text:style-name="P94">Thoout (Tut) 16</text:p>
          </table:table-cell>
          <table:table-cell table:style-name="Table1.A2" office:value-type="float" office:value="0">
            <text:p text:style-name="P94">September 26</text:p>
          </table:table-cell>
          <table:table-cell table:style-name="Table1.C2" office:value-type="float" office:value="0">
            <text:p text:style-name="P94">September 27</text:p>
          </table:table-cell>
        </table:table-row>
        <table:table-row>
          <table:table-cell table:style-name="Table1.A2" office:value-type="float" office:value="0">
            <text:p text:style-name="P94">Thoout (Tut) 17</text:p>
          </table:table-cell>
          <table:table-cell table:style-name="Table1.A2" office:value-type="float" office:value="0">
            <text:p text:style-name="P94">September 27</text:p>
          </table:table-cell>
          <table:table-cell table:style-name="Table1.C2" office:value-type="float" office:value="0">
            <text:p text:style-name="P94">September 28</text:p>
          </table:table-cell>
        </table:table-row>
        <table:table-row>
          <table:table-cell table:style-name="Table1.A2" office:value-type="float" office:value="0">
            <text:p text:style-name="P94">Thoout (Tut) 18</text:p>
          </table:table-cell>
          <table:table-cell table:style-name="Table1.A2" office:value-type="float" office:value="0">
            <text:p text:style-name="P94">September 28</text:p>
          </table:table-cell>
          <table:table-cell table:style-name="Table1.C2" office:value-type="float" office:value="0">
            <text:p text:style-name="P94">September 29</text:p>
          </table:table-cell>
        </table:table-row>
        <table:table-row>
          <table:table-cell table:style-name="Table1.A2" office:value-type="float" office:value="0">
            <text:p text:style-name="P94">Thoout (Tut) 19</text:p>
          </table:table-cell>
          <table:table-cell table:style-name="Table1.A2" office:value-type="float" office:value="0">
            <text:p text:style-name="P94">September 29</text:p>
          </table:table-cell>
          <table:table-cell table:style-name="Table1.C2" office:value-type="float" office:value="0">
            <text:p text:style-name="P94">September 30</text:p>
          </table:table-cell>
        </table:table-row>
        <table:table-row>
          <table:table-cell table:style-name="Table1.A2" office:value-type="float" office:value="0">
            <text:p text:style-name="P94">Thoout (Tut) 20</text:p>
          </table:table-cell>
          <table:table-cell table:style-name="Table1.A2" office:value-type="float" office:value="0">
            <text:p text:style-name="P94">September 30</text:p>
          </table:table-cell>
          <table:table-cell table:style-name="Table1.C2" office:value-type="float" office:value="0">
            <text:p text:style-name="P94">October 1</text:p>
          </table:table-cell>
        </table:table-row>
        <table:table-row>
          <table:table-cell table:style-name="Table1.A2" office:value-type="float" office:value="0">
            <text:p text:style-name="P94">Thoout (Tut) 21</text:p>
          </table:table-cell>
          <table:table-cell table:style-name="Table1.A2" office:value-type="float" office:value="0">
            <text:p text:style-name="P94">October 1</text:p>
          </table:table-cell>
          <table:table-cell table:style-name="Table1.C2" office:value-type="float" office:value="0">
            <text:p text:style-name="P94">October 2</text:p>
          </table:table-cell>
        </table:table-row>
        <table:table-row>
          <table:table-cell table:style-name="Table1.A2" office:value-type="float" office:value="0">
            <text:p text:style-name="P94">Thoout (Tut) 22</text:p>
          </table:table-cell>
          <table:table-cell table:style-name="Table1.A2" office:value-type="float" office:value="0">
            <text:p text:style-name="P94">October 2</text:p>
          </table:table-cell>
          <table:table-cell table:style-name="Table1.C2" office:value-type="float" office:value="0">
            <text:p text:style-name="P94">October 3</text:p>
          </table:table-cell>
        </table:table-row>
        <table:table-row>
          <table:table-cell table:style-name="Table1.A2" office:value-type="float" office:value="0">
            <text:p text:style-name="P94">Thoout (Tut) 23</text:p>
          </table:table-cell>
          <table:table-cell table:style-name="Table1.A2" office:value-type="float" office:value="0">
            <text:p text:style-name="P94">October 3</text:p>
          </table:table-cell>
          <table:table-cell table:style-name="Table1.C2" office:value-type="float" office:value="0">
            <text:p text:style-name="P94">October 4</text:p>
          </table:table-cell>
        </table:table-row>
        <table:table-row>
          <table:table-cell table:style-name="Table1.A2" office:value-type="float" office:value="0">
            <text:p text:style-name="P94">Thoout (Tut) 24</text:p>
          </table:table-cell>
          <table:table-cell table:style-name="Table1.A2" office:value-type="float" office:value="0">
            <text:p text:style-name="P94">October 4</text:p>
          </table:table-cell>
          <table:table-cell table:style-name="Table1.C2" office:value-type="float" office:value="0">
            <text:p text:style-name="P94">October 5</text:p>
          </table:table-cell>
        </table:table-row>
        <table:table-row>
          <table:table-cell table:style-name="Table1.A2" office:value-type="float" office:value="0">
            <text:p text:style-name="P94">Thoout (Tut) 25</text:p>
          </table:table-cell>
          <table:table-cell table:style-name="Table1.A2" office:value-type="float" office:value="0">
            <text:p text:style-name="P94">October 5</text:p>
          </table:table-cell>
          <table:table-cell table:style-name="Table1.C2" office:value-type="float" office:value="0">
            <text:p text:style-name="P94">October 6</text:p>
          </table:table-cell>
        </table:table-row>
        <table:table-row>
          <table:table-cell table:style-name="Table1.A2" office:value-type="float" office:value="0">
            <text:p text:style-name="P94">Thoout (Tut) 26</text:p>
          </table:table-cell>
          <table:table-cell table:style-name="Table1.A2" office:value-type="float" office:value="0">
            <text:p text:style-name="P94">October 6</text:p>
          </table:table-cell>
          <table:table-cell table:style-name="Table1.C2" office:value-type="float" office:value="0">
            <text:p text:style-name="P94">October 7</text:p>
          </table:table-cell>
        </table:table-row>
        <table:table-row>
          <table:table-cell table:style-name="Table1.A2" office:value-type="float" office:value="0">
            <text:p text:style-name="P94">Thoout (Tut) 27</text:p>
          </table:table-cell>
          <table:table-cell table:style-name="Table1.A2" office:value-type="float" office:value="0">
            <text:p text:style-name="P94">October 7</text:p>
          </table:table-cell>
          <table:table-cell table:style-name="Table1.C2" office:value-type="float" office:value="0">
            <text:p text:style-name="P94">October 8</text:p>
          </table:table-cell>
        </table:table-row>
        <table:table-row>
          <table:table-cell table:style-name="Table1.A2" office:value-type="float" office:value="0">
            <text:p text:style-name="P94">Thoout (Tut) 28</text:p>
          </table:table-cell>
          <table:table-cell table:style-name="Table1.A2" office:value-type="float" office:value="0">
            <text:p text:style-name="P94">October 8</text:p>
          </table:table-cell>
          <table:table-cell table:style-name="Table1.C2" office:value-type="float" office:value="0">
            <text:p text:style-name="P94">October 9</text:p>
          </table:table-cell>
        </table:table-row>
        <table:table-row>
          <table:table-cell table:style-name="Table1.A2" office:value-type="float" office:value="0">
            <text:p text:style-name="P94">Thoout (Tut) 29</text:p>
          </table:table-cell>
          <table:table-cell table:style-name="Table1.A2" office:value-type="float" office:value="0">
            <text:p text:style-name="P94">October 9</text:p>
          </table:table-cell>
          <table:table-cell table:style-name="Table1.C2" office:value-type="float" office:value="0">
            <text:p text:style-name="P94">October 10</text:p>
          </table:table-cell>
        </table:table-row>
        <table:table-row>
          <table:table-cell table:style-name="Table1.A2" office:value-type="float" office:value="0">
            <text:p text:style-name="P94">Thoout (Tut) 30</text:p>
          </table:table-cell>
          <table:table-cell table:style-name="Table1.A2" office:value-type="float" office:value="0">
            <text:p text:style-name="P94">October 10</text:p>
          </table:table-cell>
          <table:table-cell table:style-name="Table1.C2" office:value-type="float" office:value="0">
            <text:p text:style-name="P94">October 11</text:p>
          </table:table-cell>
        </table:table-row>
        <table:table-row>
          <table:table-cell table:style-name="Table1.A2" office:value-type="float" office:value="0">
            <text:p text:style-name="P94">Paopi (Babah) 1</text:p>
          </table:table-cell>
          <table:table-cell table:style-name="Table1.A2" office:value-type="float" office:value="0">
            <text:p text:style-name="P94">October 11</text:p>
          </table:table-cell>
          <table:table-cell table:style-name="Table1.C2" office:value-type="float" office:value="0">
            <text:p text:style-name="P94">October 12</text:p>
          </table:table-cell>
        </table:table-row>
        <table:table-row>
          <table:table-cell table:style-name="Table1.A2" office:value-type="float" office:value="0">
            <text:p text:style-name="P94">Paopi (Babah) 2</text:p>
          </table:table-cell>
          <table:table-cell table:style-name="Table1.A2" office:value-type="float" office:value="0">
            <text:p text:style-name="P94">October 12</text:p>
          </table:table-cell>
          <table:table-cell table:style-name="Table1.C2" office:value-type="float" office:value="0">
            <text:p text:style-name="P94">October 13</text:p>
          </table:table-cell>
        </table:table-row>
        <text:soft-page-break/>
        <table:table-row>
          <table:table-cell table:style-name="Table1.A2" office:value-type="float" office:value="0">
            <text:p text:style-name="P94">Paopi (Babah) 3</text:p>
          </table:table-cell>
          <table:table-cell table:style-name="Table1.A2" office:value-type="float" office:value="0">
            <text:p text:style-name="P94">October 13</text:p>
          </table:table-cell>
          <table:table-cell table:style-name="Table1.C2" office:value-type="float" office:value="0">
            <text:p text:style-name="P94">October 14</text:p>
          </table:table-cell>
        </table:table-row>
        <table:table-row>
          <table:table-cell table:style-name="Table1.A2" office:value-type="float" office:value="0">
            <text:p text:style-name="P94">Paopi (Babah) 4</text:p>
          </table:table-cell>
          <table:table-cell table:style-name="Table1.A2" office:value-type="float" office:value="0">
            <text:p text:style-name="P94">October 14</text:p>
          </table:table-cell>
          <table:table-cell table:style-name="Table1.C2" office:value-type="float" office:value="0">
            <text:p text:style-name="P94">October 15</text:p>
          </table:table-cell>
        </table:table-row>
        <table:table-row>
          <table:table-cell table:style-name="Table1.A2" office:value-type="float" office:value="0">
            <text:p text:style-name="P94">Paopi (Babah) 5</text:p>
          </table:table-cell>
          <table:table-cell table:style-name="Table1.A2" office:value-type="float" office:value="0">
            <text:p text:style-name="P94">October 15</text:p>
          </table:table-cell>
          <table:table-cell table:style-name="Table1.C2" office:value-type="float" office:value="0">
            <text:p text:style-name="P94">October 16</text:p>
          </table:table-cell>
        </table:table-row>
        <table:table-row>
          <table:table-cell table:style-name="Table1.A2" office:value-type="float" office:value="0">
            <text:p text:style-name="P94">Paopi (Babah) 6</text:p>
          </table:table-cell>
          <table:table-cell table:style-name="Table1.A2" office:value-type="float" office:value="0">
            <text:p text:style-name="P94">October 16</text:p>
          </table:table-cell>
          <table:table-cell table:style-name="Table1.C2" office:value-type="float" office:value="0">
            <text:p text:style-name="P94">October 17</text:p>
          </table:table-cell>
        </table:table-row>
        <table:table-row>
          <table:table-cell table:style-name="Table1.A2" office:value-type="float" office:value="0">
            <text:p text:style-name="P94">Paopi (Babah) 7</text:p>
          </table:table-cell>
          <table:table-cell table:style-name="Table1.A2" office:value-type="float" office:value="0">
            <text:p text:style-name="P94">October 17</text:p>
          </table:table-cell>
          <table:table-cell table:style-name="Table1.C2" office:value-type="float" office:value="0">
            <text:p text:style-name="P94">October 18</text:p>
          </table:table-cell>
        </table:table-row>
        <table:table-row>
          <table:table-cell table:style-name="Table1.A2" office:value-type="float" office:value="0">
            <text:p text:style-name="P94">Paopi (Babah) 8</text:p>
          </table:table-cell>
          <table:table-cell table:style-name="Table1.A2" office:value-type="float" office:value="0">
            <text:p text:style-name="P94">October 18</text:p>
          </table:table-cell>
          <table:table-cell table:style-name="Table1.C2" office:value-type="float" office:value="0">
            <text:p text:style-name="P94">October 19</text:p>
          </table:table-cell>
        </table:table-row>
        <table:table-row>
          <table:table-cell table:style-name="Table1.A2" office:value-type="float" office:value="0">
            <text:p text:style-name="P94">Paopi (Babah) 9</text:p>
          </table:table-cell>
          <table:table-cell table:style-name="Table1.A2" office:value-type="float" office:value="0">
            <text:p text:style-name="P94">October 19</text:p>
          </table:table-cell>
          <table:table-cell table:style-name="Table1.C2" office:value-type="float" office:value="0">
            <text:p text:style-name="P94">October 20</text:p>
          </table:table-cell>
        </table:table-row>
        <table:table-row>
          <table:table-cell table:style-name="Table1.A2" office:value-type="float" office:value="0">
            <text:p text:style-name="P94">Paopi (Babah) 10</text:p>
          </table:table-cell>
          <table:table-cell table:style-name="Table1.A2" office:value-type="float" office:value="0">
            <text:p text:style-name="P94">October 20</text:p>
          </table:table-cell>
          <table:table-cell table:style-name="Table1.C2" office:value-type="float" office:value="0">
            <text:p text:style-name="P94">October 21</text:p>
          </table:table-cell>
        </table:table-row>
        <table:table-row>
          <table:table-cell table:style-name="Table1.A2" office:value-type="float" office:value="0">
            <text:p text:style-name="P94">Paopi (Babah) 11</text:p>
          </table:table-cell>
          <table:table-cell table:style-name="Table1.A2" office:value-type="float" office:value="0">
            <text:p text:style-name="P94">October 21</text:p>
          </table:table-cell>
          <table:table-cell table:style-name="Table1.C2" office:value-type="float" office:value="0">
            <text:p text:style-name="P94">October 22</text:p>
          </table:table-cell>
        </table:table-row>
        <table:table-row>
          <table:table-cell table:style-name="Table1.A2" office:value-type="float" office:value="0">
            <text:p text:style-name="P94">Paopi (Babah) 12</text:p>
          </table:table-cell>
          <table:table-cell table:style-name="Table1.A2" office:value-type="float" office:value="0">
            <text:p text:style-name="P94">October 22</text:p>
          </table:table-cell>
          <table:table-cell table:style-name="Table1.C2" office:value-type="float" office:value="0">
            <text:p text:style-name="P94">October 23</text:p>
          </table:table-cell>
        </table:table-row>
        <table:table-row>
          <table:table-cell table:style-name="Table1.A2" office:value-type="float" office:value="0">
            <text:p text:style-name="P94">Paopi (Babah) 13</text:p>
          </table:table-cell>
          <table:table-cell table:style-name="Table1.A2" office:value-type="float" office:value="0">
            <text:p text:style-name="P94">October 23</text:p>
          </table:table-cell>
          <table:table-cell table:style-name="Table1.C2" office:value-type="float" office:value="0">
            <text:p text:style-name="P94">October 24</text:p>
          </table:table-cell>
        </table:table-row>
        <table:table-row>
          <table:table-cell table:style-name="Table1.A2" office:value-type="float" office:value="0">
            <text:p text:style-name="P94">Paopi (Babah) 14</text:p>
          </table:table-cell>
          <table:table-cell table:style-name="Table1.A2" office:value-type="float" office:value="0">
            <text:p text:style-name="P94">October 24</text:p>
          </table:table-cell>
          <table:table-cell table:style-name="Table1.C2" office:value-type="float" office:value="0">
            <text:p text:style-name="P94">October 25</text:p>
          </table:table-cell>
        </table:table-row>
        <table:table-row>
          <table:table-cell table:style-name="Table1.A2" office:value-type="float" office:value="0">
            <text:p text:style-name="P94">Paopi (Babah) 15</text:p>
          </table:table-cell>
          <table:table-cell table:style-name="Table1.A2" office:value-type="float" office:value="0">
            <text:p text:style-name="P94">October 25</text:p>
          </table:table-cell>
          <table:table-cell table:style-name="Table1.C2" office:value-type="float" office:value="0">
            <text:p text:style-name="P94">October 26</text:p>
          </table:table-cell>
        </table:table-row>
        <table:table-row>
          <table:table-cell table:style-name="Table1.A2" office:value-type="float" office:value="0">
            <text:p text:style-name="P94">Paopi (Babah) 16</text:p>
          </table:table-cell>
          <table:table-cell table:style-name="Table1.A2" office:value-type="float" office:value="0">
            <text:p text:style-name="P94">October 26</text:p>
          </table:table-cell>
          <table:table-cell table:style-name="Table1.C2" office:value-type="float" office:value="0">
            <text:p text:style-name="P94">October 27</text:p>
          </table:table-cell>
        </table:table-row>
        <table:table-row>
          <table:table-cell table:style-name="Table1.A2" office:value-type="float" office:value="0">
            <text:p text:style-name="P94">Paopi (Babah) 17</text:p>
          </table:table-cell>
          <table:table-cell table:style-name="Table1.A2" office:value-type="float" office:value="0">
            <text:p text:style-name="P94">October 27</text:p>
          </table:table-cell>
          <table:table-cell table:style-name="Table1.C2" office:value-type="float" office:value="0">
            <text:p text:style-name="P94">October 28</text:p>
          </table:table-cell>
        </table:table-row>
        <table:table-row>
          <table:table-cell table:style-name="Table1.A2" office:value-type="float" office:value="0">
            <text:p text:style-name="P94">Paopi (Babah) 18</text:p>
          </table:table-cell>
          <table:table-cell table:style-name="Table1.A2" office:value-type="float" office:value="0">
            <text:p text:style-name="P94">October 28</text:p>
          </table:table-cell>
          <table:table-cell table:style-name="Table1.C2" office:value-type="float" office:value="0">
            <text:p text:style-name="P94">October 29</text:p>
          </table:table-cell>
        </table:table-row>
        <table:table-row>
          <table:table-cell table:style-name="Table1.A2" office:value-type="float" office:value="0">
            <text:p text:style-name="P94">Paopi (Babah) 19</text:p>
          </table:table-cell>
          <table:table-cell table:style-name="Table1.A2" office:value-type="float" office:value="0">
            <text:p text:style-name="P94">October 29</text:p>
          </table:table-cell>
          <table:table-cell table:style-name="Table1.C2" office:value-type="float" office:value="0">
            <text:p text:style-name="P94">October 30</text:p>
          </table:table-cell>
        </table:table-row>
        <table:table-row>
          <table:table-cell table:style-name="Table1.A2" office:value-type="float" office:value="0">
            <text:p text:style-name="P94">Paopi (Babah) 20</text:p>
          </table:table-cell>
          <table:table-cell table:style-name="Table1.A2" office:value-type="float" office:value="0">
            <text:p text:style-name="P94">October 30</text:p>
          </table:table-cell>
          <table:table-cell table:style-name="Table1.C2" office:value-type="float" office:value="0">
            <text:p text:style-name="P94">October 31</text:p>
          </table:table-cell>
        </table:table-row>
        <table:table-row>
          <table:table-cell table:style-name="Table1.A2" office:value-type="float" office:value="0">
            <text:p text:style-name="P94">Paopi (Babah) 21</text:p>
          </table:table-cell>
          <table:table-cell table:style-name="Table1.A2" office:value-type="float" office:value="0">
            <text:p text:style-name="P94">October 31</text:p>
          </table:table-cell>
          <table:table-cell table:style-name="Table1.C2" office:value-type="float" office:value="0">
            <text:p text:style-name="P94">November 1</text:p>
          </table:table-cell>
        </table:table-row>
        <table:table-row>
          <table:table-cell table:style-name="Table1.A2" office:value-type="float" office:value="0">
            <text:p text:style-name="P94">Paopi (Babah) 22</text:p>
          </table:table-cell>
          <table:table-cell table:style-name="Table1.A2" office:value-type="float" office:value="0">
            <text:p text:style-name="P94">November 1</text:p>
          </table:table-cell>
          <table:table-cell table:style-name="Table1.C2" office:value-type="float" office:value="0">
            <text:p text:style-name="P94">November 2</text:p>
          </table:table-cell>
        </table:table-row>
        <table:table-row>
          <table:table-cell table:style-name="Table1.A2" office:value-type="float" office:value="0">
            <text:p text:style-name="P94">Paopi (Babah) 23</text:p>
          </table:table-cell>
          <table:table-cell table:style-name="Table1.A2" office:value-type="float" office:value="0">
            <text:p text:style-name="P94">November 2</text:p>
          </table:table-cell>
          <table:table-cell table:style-name="Table1.C2" office:value-type="float" office:value="0">
            <text:p text:style-name="P94">November 3</text:p>
          </table:table-cell>
        </table:table-row>
        <table:table-row>
          <table:table-cell table:style-name="Table1.A2" office:value-type="float" office:value="0">
            <text:p text:style-name="P94">Paopi (Babah) 24</text:p>
          </table:table-cell>
          <table:table-cell table:style-name="Table1.A2" office:value-type="float" office:value="0">
            <text:p text:style-name="P94">November 3</text:p>
          </table:table-cell>
          <table:table-cell table:style-name="Table1.C2" office:value-type="float" office:value="0">
            <text:p text:style-name="P94">November 4</text:p>
          </table:table-cell>
        </table:table-row>
        <table:table-row>
          <table:table-cell table:style-name="Table1.A2" office:value-type="float" office:value="0">
            <text:p text:style-name="P94">Paopi (Babah) 25</text:p>
          </table:table-cell>
          <table:table-cell table:style-name="Table1.A2" office:value-type="float" office:value="0">
            <text:p text:style-name="P94">November 4</text:p>
          </table:table-cell>
          <table:table-cell table:style-name="Table1.C2" office:value-type="float" office:value="0">
            <text:p text:style-name="P94">November 5</text:p>
          </table:table-cell>
        </table:table-row>
        <table:table-row>
          <table:table-cell table:style-name="Table1.A2" office:value-type="float" office:value="0">
            <text:p text:style-name="P94">Paopi (Babah) 26</text:p>
          </table:table-cell>
          <table:table-cell table:style-name="Table1.A2" office:value-type="float" office:value="0">
            <text:p text:style-name="P94">November 5</text:p>
          </table:table-cell>
          <table:table-cell table:style-name="Table1.C2" office:value-type="float" office:value="0">
            <text:p text:style-name="P94">November 6</text:p>
          </table:table-cell>
        </table:table-row>
        <table:table-row>
          <table:table-cell table:style-name="Table1.A2" office:value-type="float" office:value="0">
            <text:p text:style-name="P94">Paopi (Babah) 27</text:p>
          </table:table-cell>
          <table:table-cell table:style-name="Table1.A2" office:value-type="float" office:value="0">
            <text:p text:style-name="P94">November 6</text:p>
          </table:table-cell>
          <table:table-cell table:style-name="Table1.C2" office:value-type="float" office:value="0">
            <text:p text:style-name="P94">November 7</text:p>
          </table:table-cell>
        </table:table-row>
        <table:table-row>
          <table:table-cell table:style-name="Table1.A2" office:value-type="float" office:value="0">
            <text:p text:style-name="P94">Paopi (Babah) 28</text:p>
          </table:table-cell>
          <table:table-cell table:style-name="Table1.A2" office:value-type="float" office:value="0">
            <text:p text:style-name="P94">November 7</text:p>
          </table:table-cell>
          <table:table-cell table:style-name="Table1.C2" office:value-type="float" office:value="0">
            <text:p text:style-name="P94">November 8</text:p>
          </table:table-cell>
        </table:table-row>
        <table:table-row>
          <table:table-cell table:style-name="Table1.A2" office:value-type="float" office:value="0">
            <text:p text:style-name="P94">Paopi (Babah) 29</text:p>
          </table:table-cell>
          <table:table-cell table:style-name="Table1.A2" office:value-type="float" office:value="0">
            <text:p text:style-name="P94">November 8</text:p>
          </table:table-cell>
          <table:table-cell table:style-name="Table1.C2" office:value-type="float" office:value="0">
            <text:p text:style-name="P94">November 9</text:p>
          </table:table-cell>
        </table:table-row>
        <table:table-row>
          <table:table-cell table:style-name="Table1.A2" office:value-type="float" office:value="0">
            <text:p text:style-name="P94">Paopi (Babah) 30</text:p>
          </table:table-cell>
          <table:table-cell table:style-name="Table1.A2" office:value-type="float" office:value="0">
            <text:p text:style-name="P94">November 9</text:p>
          </table:table-cell>
          <table:table-cell table:style-name="Table1.C2" office:value-type="float" office:value="0">
            <text:p text:style-name="P94">November 10</text:p>
          </table:table-cell>
        </table:table-row>
        <table:table-row>
          <table:table-cell table:style-name="Table1.A2" office:value-type="float" office:value="0">
            <text:p text:style-name="P94">Athor (Hatur) 1</text:p>
          </table:table-cell>
          <table:table-cell table:style-name="Table1.A2" office:value-type="float" office:value="0">
            <text:p text:style-name="P94">November 10</text:p>
          </table:table-cell>
          <table:table-cell table:style-name="Table1.C2" office:value-type="float" office:value="0">
            <text:p text:style-name="P94">November 11</text:p>
          </table:table-cell>
        </table:table-row>
        <table:table-row>
          <table:table-cell table:style-name="Table1.A2" office:value-type="float" office:value="0">
            <text:p text:style-name="P94">Athor (Hatur) 2</text:p>
          </table:table-cell>
          <table:table-cell table:style-name="Table1.A2" office:value-type="float" office:value="0">
            <text:p text:style-name="P94">November 11</text:p>
          </table:table-cell>
          <table:table-cell table:style-name="Table1.C2" office:value-type="float" office:value="0">
            <text:p text:style-name="P94">November 12</text:p>
          </table:table-cell>
        </table:table-row>
        <table:table-row>
          <table:table-cell table:style-name="Table1.A2" office:value-type="float" office:value="0">
            <text:p text:style-name="P94">Athor (Hatur) 3</text:p>
          </table:table-cell>
          <table:table-cell table:style-name="Table1.A2" office:value-type="float" office:value="0">
            <text:p text:style-name="P94">November 12</text:p>
          </table:table-cell>
          <table:table-cell table:style-name="Table1.C2" office:value-type="float" office:value="0">
            <text:p text:style-name="P94">November 13</text:p>
          </table:table-cell>
        </table:table-row>
        <table:table-row>
          <table:table-cell table:style-name="Table1.A2" office:value-type="float" office:value="0">
            <text:p text:style-name="P94">Athor (Hatur) 4</text:p>
          </table:table-cell>
          <table:table-cell table:style-name="Table1.A2" office:value-type="float" office:value="0">
            <text:p text:style-name="P94">November 13</text:p>
          </table:table-cell>
          <table:table-cell table:style-name="Table1.C2" office:value-type="float" office:value="0">
            <text:p text:style-name="P94">November 14</text:p>
          </table:table-cell>
        </table:table-row>
        <table:table-row>
          <table:table-cell table:style-name="Table1.A2" office:value-type="float" office:value="0">
            <text:p text:style-name="P94">Athor (Hatur) 5</text:p>
          </table:table-cell>
          <table:table-cell table:style-name="Table1.A2" office:value-type="float" office:value="0">
            <text:p text:style-name="P94">November 14</text:p>
          </table:table-cell>
          <table:table-cell table:style-name="Table1.C2" office:value-type="float" office:value="0">
            <text:p text:style-name="P94">November 15</text:p>
          </table:table-cell>
        </table:table-row>
        <table:table-row>
          <table:table-cell table:style-name="Table1.A2" office:value-type="float" office:value="0">
            <text:p text:style-name="P94">Athor (Hatur) 6</text:p>
          </table:table-cell>
          <table:table-cell table:style-name="Table1.A2" office:value-type="float" office:value="0">
            <text:p text:style-name="P94">November 15</text:p>
          </table:table-cell>
          <table:table-cell table:style-name="Table1.C2" office:value-type="float" office:value="0">
            <text:p text:style-name="P94">November 16</text:p>
          </table:table-cell>
        </table:table-row>
        <text:soft-page-break/>
        <table:table-row>
          <table:table-cell table:style-name="Table1.A2" office:value-type="float" office:value="0">
            <text:p text:style-name="P94">Athor (Hatur) 7</text:p>
          </table:table-cell>
          <table:table-cell table:style-name="Table1.A2" office:value-type="float" office:value="0">
            <text:p text:style-name="P94">November 16</text:p>
          </table:table-cell>
          <table:table-cell table:style-name="Table1.C2" office:value-type="float" office:value="0">
            <text:p text:style-name="P94">November 17</text:p>
          </table:table-cell>
        </table:table-row>
        <table:table-row>
          <table:table-cell table:style-name="Table1.A2" office:value-type="float" office:value="0">
            <text:p text:style-name="P94">Athor (Hatur) 8</text:p>
          </table:table-cell>
          <table:table-cell table:style-name="Table1.A2" office:value-type="float" office:value="0">
            <text:p text:style-name="P94">November 17</text:p>
          </table:table-cell>
          <table:table-cell table:style-name="Table1.C2" office:value-type="float" office:value="0">
            <text:p text:style-name="P94">November 18</text:p>
          </table:table-cell>
        </table:table-row>
        <table:table-row>
          <table:table-cell table:style-name="Table1.A2" office:value-type="float" office:value="0">
            <text:p text:style-name="P94">Athor (Hatur) 9</text:p>
          </table:table-cell>
          <table:table-cell table:style-name="Table1.A2" office:value-type="float" office:value="0">
            <text:p text:style-name="P94">November 18</text:p>
          </table:table-cell>
          <table:table-cell table:style-name="Table1.C2" office:value-type="float" office:value="0">
            <text:p text:style-name="P94">November 19</text:p>
          </table:table-cell>
        </table:table-row>
        <table:table-row>
          <table:table-cell table:style-name="Table1.A2" office:value-type="float" office:value="0">
            <text:p text:style-name="P94">Athor (Hatur) 10</text:p>
          </table:table-cell>
          <table:table-cell table:style-name="Table1.A2" office:value-type="float" office:value="0">
            <text:p text:style-name="P94">November 19</text:p>
          </table:table-cell>
          <table:table-cell table:style-name="Table1.C2" office:value-type="float" office:value="0">
            <text:p text:style-name="P94">November 20</text:p>
          </table:table-cell>
        </table:table-row>
        <table:table-row>
          <table:table-cell table:style-name="Table1.A2" office:value-type="float" office:value="0">
            <text:p text:style-name="P94">Athor (Hatur) 11</text:p>
          </table:table-cell>
          <table:table-cell table:style-name="Table1.A2" office:value-type="float" office:value="0">
            <text:p text:style-name="P94">November 20</text:p>
          </table:table-cell>
          <table:table-cell table:style-name="Table1.C2" office:value-type="float" office:value="0">
            <text:p text:style-name="P94">November 21</text:p>
          </table:table-cell>
        </table:table-row>
        <table:table-row>
          <table:table-cell table:style-name="Table1.A2" office:value-type="float" office:value="0">
            <text:p text:style-name="P94">Athor (Hatur) 12</text:p>
          </table:table-cell>
          <table:table-cell table:style-name="Table1.A2" office:value-type="float" office:value="0">
            <text:p text:style-name="P94">November 21</text:p>
          </table:table-cell>
          <table:table-cell table:style-name="Table1.C2" office:value-type="float" office:value="0">
            <text:p text:style-name="P94">November 22</text:p>
          </table:table-cell>
        </table:table-row>
        <table:table-row>
          <table:table-cell table:style-name="Table1.A2" office:value-type="float" office:value="0">
            <text:p text:style-name="P94">Athor (Hatur) 13</text:p>
          </table:table-cell>
          <table:table-cell table:style-name="Table1.A2" office:value-type="float" office:value="0">
            <text:p text:style-name="P94">November 22</text:p>
          </table:table-cell>
          <table:table-cell table:style-name="Table1.C2" office:value-type="float" office:value="0">
            <text:p text:style-name="P94">November 23</text:p>
          </table:table-cell>
        </table:table-row>
        <table:table-row>
          <table:table-cell table:style-name="Table1.A2" office:value-type="float" office:value="0">
            <text:p text:style-name="P94">Athor (Hatur) 14</text:p>
          </table:table-cell>
          <table:table-cell table:style-name="Table1.A2" office:value-type="float" office:value="0">
            <text:p text:style-name="P94">November 23</text:p>
          </table:table-cell>
          <table:table-cell table:style-name="Table1.C2" office:value-type="float" office:value="0">
            <text:p text:style-name="P94">November 24</text:p>
          </table:table-cell>
        </table:table-row>
        <table:table-row>
          <table:table-cell table:style-name="Table1.A2" office:value-type="float" office:value="0">
            <text:p text:style-name="P94">Athor (Hatur) 15</text:p>
          </table:table-cell>
          <table:table-cell table:style-name="Table1.A2" office:value-type="float" office:value="0">
            <text:p text:style-name="P94">November 24</text:p>
          </table:table-cell>
          <table:table-cell table:style-name="Table1.C2" office:value-type="float" office:value="0">
            <text:p text:style-name="P94">November 25</text:p>
          </table:table-cell>
        </table:table-row>
        <table:table-row>
          <table:table-cell table:style-name="Table1.A2" office:value-type="float" office:value="0">
            <text:p text:style-name="P94">Athor (Hatur) 16</text:p>
          </table:table-cell>
          <table:table-cell table:style-name="Table1.A2" office:value-type="float" office:value="0">
            <text:p text:style-name="P94">November 25</text:p>
          </table:table-cell>
          <table:table-cell table:style-name="Table1.C2" office:value-type="float" office:value="0">
            <text:p text:style-name="P94">November 26</text:p>
          </table:table-cell>
        </table:table-row>
        <table:table-row>
          <table:table-cell table:style-name="Table1.A2" office:value-type="float" office:value="0">
            <text:p text:style-name="P94">Athor (Hatur) 17</text:p>
          </table:table-cell>
          <table:table-cell table:style-name="Table1.A2" office:value-type="float" office:value="0">
            <text:p text:style-name="P94">November 26</text:p>
          </table:table-cell>
          <table:table-cell table:style-name="Table1.C2" office:value-type="float" office:value="0">
            <text:p text:style-name="P94">November 27</text:p>
          </table:table-cell>
        </table:table-row>
        <table:table-row>
          <table:table-cell table:style-name="Table1.A2" office:value-type="float" office:value="0">
            <text:p text:style-name="P94">Athor (Hatur) 18</text:p>
          </table:table-cell>
          <table:table-cell table:style-name="Table1.A2" office:value-type="float" office:value="0">
            <text:p text:style-name="P94">November 27</text:p>
          </table:table-cell>
          <table:table-cell table:style-name="Table1.C2" office:value-type="float" office:value="0">
            <text:p text:style-name="P94">November 28</text:p>
          </table:table-cell>
        </table:table-row>
        <table:table-row>
          <table:table-cell table:style-name="Table1.A2" office:value-type="float" office:value="0">
            <text:p text:style-name="P94">Athor (Hatur) 19</text:p>
          </table:table-cell>
          <table:table-cell table:style-name="Table1.A2" office:value-type="float" office:value="0">
            <text:p text:style-name="P94">November 28</text:p>
          </table:table-cell>
          <table:table-cell table:style-name="Table1.C2" office:value-type="float" office:value="0">
            <text:p text:style-name="P94">November 29</text:p>
          </table:table-cell>
        </table:table-row>
        <table:table-row>
          <table:table-cell table:style-name="Table1.A2" office:value-type="float" office:value="0">
            <text:p text:style-name="P94">Athor (Hatur) 20</text:p>
          </table:table-cell>
          <table:table-cell table:style-name="Table1.A2" office:value-type="float" office:value="0">
            <text:p text:style-name="P94">November 29</text:p>
          </table:table-cell>
          <table:table-cell table:style-name="Table1.C2" office:value-type="float" office:value="0">
            <text:p text:style-name="P94">November 30</text:p>
          </table:table-cell>
        </table:table-row>
        <table:table-row>
          <table:table-cell table:style-name="Table1.A2" office:value-type="float" office:value="0">
            <text:p text:style-name="P94">Athor (Hatur) 21</text:p>
          </table:table-cell>
          <table:table-cell table:style-name="Table1.A2" office:value-type="float" office:value="0">
            <text:p text:style-name="P94">November 30</text:p>
          </table:table-cell>
          <table:table-cell table:style-name="Table1.C2" office:value-type="float" office:value="0">
            <text:p text:style-name="P94">December 1</text:p>
          </table:table-cell>
        </table:table-row>
        <table:table-row>
          <table:table-cell table:style-name="Table1.A2" office:value-type="float" office:value="0">
            <text:p text:style-name="P94">Athor (Hatur) 22</text:p>
          </table:table-cell>
          <table:table-cell table:style-name="Table1.A2" office:value-type="float" office:value="0">
            <text:p text:style-name="P94">December 1</text:p>
          </table:table-cell>
          <table:table-cell table:style-name="Table1.C2" office:value-type="float" office:value="0">
            <text:p text:style-name="P94">December 2</text:p>
          </table:table-cell>
        </table:table-row>
        <table:table-row>
          <table:table-cell table:style-name="Table1.A2" office:value-type="float" office:value="0">
            <text:p text:style-name="P94">Athor (Hatur) 23</text:p>
          </table:table-cell>
          <table:table-cell table:style-name="Table1.A2" office:value-type="float" office:value="0">
            <text:p text:style-name="P94">December 2</text:p>
          </table:table-cell>
          <table:table-cell table:style-name="Table1.C2" office:value-type="float" office:value="0">
            <text:p text:style-name="P94">December 3</text:p>
          </table:table-cell>
        </table:table-row>
        <table:table-row>
          <table:table-cell table:style-name="Table1.A2" office:value-type="float" office:value="0">
            <text:p text:style-name="P94">Athor (Hatur) 24</text:p>
          </table:table-cell>
          <table:table-cell table:style-name="Table1.A2" office:value-type="float" office:value="0">
            <text:p text:style-name="P94">December 3</text:p>
          </table:table-cell>
          <table:table-cell table:style-name="Table1.C2" office:value-type="float" office:value="0">
            <text:p text:style-name="P94">December 4</text:p>
          </table:table-cell>
        </table:table-row>
        <table:table-row>
          <table:table-cell table:style-name="Table1.A2" office:value-type="float" office:value="0">
            <text:p text:style-name="P94">Athor (Hatur) 25</text:p>
          </table:table-cell>
          <table:table-cell table:style-name="Table1.A2" office:value-type="float" office:value="0">
            <text:p text:style-name="P94">December 4</text:p>
          </table:table-cell>
          <table:table-cell table:style-name="Table1.C2" office:value-type="float" office:value="0">
            <text:p text:style-name="P94">December 5</text:p>
          </table:table-cell>
        </table:table-row>
        <table:table-row>
          <table:table-cell table:style-name="Table1.A2" office:value-type="float" office:value="0">
            <text:p text:style-name="P94">Athor (Hatur) 26</text:p>
          </table:table-cell>
          <table:table-cell table:style-name="Table1.A2" office:value-type="float" office:value="0">
            <text:p text:style-name="P94">December 5</text:p>
          </table:table-cell>
          <table:table-cell table:style-name="Table1.C2" office:value-type="float" office:value="0">
            <text:p text:style-name="P94">December 6</text:p>
          </table:table-cell>
        </table:table-row>
        <table:table-row>
          <table:table-cell table:style-name="Table1.A2" office:value-type="float" office:value="0">
            <text:p text:style-name="P94">Athor (Hatur) 27</text:p>
          </table:table-cell>
          <table:table-cell table:style-name="Table1.A2" office:value-type="float" office:value="0">
            <text:p text:style-name="P94">December 6</text:p>
          </table:table-cell>
          <table:table-cell table:style-name="Table1.C2" office:value-type="float" office:value="0">
            <text:p text:style-name="P94">December 7</text:p>
          </table:table-cell>
        </table:table-row>
        <table:table-row>
          <table:table-cell table:style-name="Table1.A2" office:value-type="float" office:value="0">
            <text:p text:style-name="P94">Athor (Hatur) 28</text:p>
          </table:table-cell>
          <table:table-cell table:style-name="Table1.A2" office:value-type="float" office:value="0">
            <text:p text:style-name="P94">December 7</text:p>
          </table:table-cell>
          <table:table-cell table:style-name="Table1.C2" office:value-type="float" office:value="0">
            <text:p text:style-name="P94">December 8</text:p>
          </table:table-cell>
        </table:table-row>
        <table:table-row>
          <table:table-cell table:style-name="Table1.A2" office:value-type="float" office:value="0">
            <text:p text:style-name="P94">Athor (Hatur) 29</text:p>
          </table:table-cell>
          <table:table-cell table:style-name="Table1.A2" office:value-type="float" office:value="0">
            <text:p text:style-name="P94">December 8</text:p>
          </table:table-cell>
          <table:table-cell table:style-name="Table1.C2" office:value-type="float" office:value="0">
            <text:p text:style-name="P94">December 9</text:p>
          </table:table-cell>
        </table:table-row>
        <table:table-row>
          <table:table-cell table:style-name="Table1.A2" office:value-type="float" office:value="0">
            <text:p text:style-name="P94">Athor (Hatur) 30</text:p>
          </table:table-cell>
          <table:table-cell table:style-name="Table1.A2" office:value-type="float" office:value="0">
            <text:p text:style-name="P94">December 9</text:p>
          </table:table-cell>
          <table:table-cell table:style-name="Table1.C2" office:value-type="float" office:value="0">
            <text:p text:style-name="P94">December 10</text:p>
          </table:table-cell>
        </table:table-row>
        <table:table-row>
          <table:table-cell table:style-name="Table1.A2" office:value-type="float" office:value="0">
            <text:p text:style-name="P94">Koiak (Kiahk) 1</text:p>
          </table:table-cell>
          <table:table-cell table:style-name="Table1.A2" office:value-type="float" office:value="0">
            <text:p text:style-name="P94">December 10</text:p>
          </table:table-cell>
          <table:table-cell table:style-name="Table1.C2" office:value-type="float" office:value="0">
            <text:p text:style-name="P94">December 11</text:p>
          </table:table-cell>
        </table:table-row>
        <table:table-row>
          <table:table-cell table:style-name="Table1.A2" office:value-type="float" office:value="0">
            <text:p text:style-name="P94">Koiak (Kiahk) 2</text:p>
          </table:table-cell>
          <table:table-cell table:style-name="Table1.A2" office:value-type="float" office:value="0">
            <text:p text:style-name="P94">December 11</text:p>
          </table:table-cell>
          <table:table-cell table:style-name="Table1.C2" office:value-type="float" office:value="0">
            <text:p text:style-name="P94">December 12</text:p>
          </table:table-cell>
        </table:table-row>
        <table:table-row>
          <table:table-cell table:style-name="Table1.A2" office:value-type="float" office:value="0">
            <text:p text:style-name="P94">Koiak (Kiahk) 3</text:p>
          </table:table-cell>
          <table:table-cell table:style-name="Table1.A2" office:value-type="float" office:value="0">
            <text:p text:style-name="P94">December 12</text:p>
          </table:table-cell>
          <table:table-cell table:style-name="Table1.C2" office:value-type="float" office:value="0">
            <text:p text:style-name="P94">December 13</text:p>
          </table:table-cell>
        </table:table-row>
        <table:table-row>
          <table:table-cell table:style-name="Table1.A2" office:value-type="float" office:value="0">
            <text:p text:style-name="P94">Koiak (Kiahk) 4</text:p>
          </table:table-cell>
          <table:table-cell table:style-name="Table1.A2" office:value-type="float" office:value="0">
            <text:p text:style-name="P94">December 13</text:p>
          </table:table-cell>
          <table:table-cell table:style-name="Table1.C2" office:value-type="float" office:value="0">
            <text:p text:style-name="P94">December 14</text:p>
          </table:table-cell>
        </table:table-row>
        <table:table-row>
          <table:table-cell table:style-name="Table1.A2" office:value-type="float" office:value="0">
            <text:p text:style-name="P94">Koiak (Kiahk) 5</text:p>
          </table:table-cell>
          <table:table-cell table:style-name="Table1.A2" office:value-type="float" office:value="0">
            <text:p text:style-name="P94">December 14</text:p>
          </table:table-cell>
          <table:table-cell table:style-name="Table1.C2" office:value-type="float" office:value="0">
            <text:p text:style-name="P94">December 15</text:p>
          </table:table-cell>
        </table:table-row>
        <table:table-row>
          <table:table-cell table:style-name="Table1.A2" office:value-type="float" office:value="0">
            <text:p text:style-name="P94">Koiak (Kiahk) 6</text:p>
          </table:table-cell>
          <table:table-cell table:style-name="Table1.A2" office:value-type="float" office:value="0">
            <text:p text:style-name="P94">December 15</text:p>
          </table:table-cell>
          <table:table-cell table:style-name="Table1.C2" office:value-type="float" office:value="0">
            <text:p text:style-name="P94">December 16</text:p>
          </table:table-cell>
        </table:table-row>
        <table:table-row>
          <table:table-cell table:style-name="Table1.A2" office:value-type="float" office:value="0">
            <text:p text:style-name="P94">Koiak (Kiahk) 7</text:p>
          </table:table-cell>
          <table:table-cell table:style-name="Table1.A2" office:value-type="float" office:value="0">
            <text:p text:style-name="P94">December 16</text:p>
          </table:table-cell>
          <table:table-cell table:style-name="Table1.C2" office:value-type="float" office:value="0">
            <text:p text:style-name="P94">December 17</text:p>
          </table:table-cell>
        </table:table-row>
        <table:table-row>
          <table:table-cell table:style-name="Table1.A2" office:value-type="float" office:value="0">
            <text:p text:style-name="P94">Koiak (Kiahk) 8</text:p>
          </table:table-cell>
          <table:table-cell table:style-name="Table1.A2" office:value-type="float" office:value="0">
            <text:p text:style-name="P94">December 17</text:p>
          </table:table-cell>
          <table:table-cell table:style-name="Table1.C2" office:value-type="float" office:value="0">
            <text:p text:style-name="P94">December 18</text:p>
          </table:table-cell>
        </table:table-row>
        <table:table-row>
          <table:table-cell table:style-name="Table1.A2" office:value-type="float" office:value="0">
            <text:p text:style-name="P94">Koiak (Kiahk) 9</text:p>
          </table:table-cell>
          <table:table-cell table:style-name="Table1.A2" office:value-type="float" office:value="0">
            <text:p text:style-name="P94">December 18</text:p>
          </table:table-cell>
          <table:table-cell table:style-name="Table1.C2" office:value-type="float" office:value="0">
            <text:p text:style-name="P94">December 19</text:p>
          </table:table-cell>
        </table:table-row>
        <table:table-row>
          <table:table-cell table:style-name="Table1.A2" office:value-type="float" office:value="0">
            <text:p text:style-name="P94">Koiak (Kiahk) 10</text:p>
          </table:table-cell>
          <table:table-cell table:style-name="Table1.A2" office:value-type="float" office:value="0">
            <text:p text:style-name="P94">December 19</text:p>
          </table:table-cell>
          <table:table-cell table:style-name="Table1.C2" office:value-type="float" office:value="0">
            <text:p text:style-name="P94">December 20</text:p>
          </table:table-cell>
        </table:table-row>
        <text:soft-page-break/>
        <table:table-row>
          <table:table-cell table:style-name="Table1.A2" office:value-type="float" office:value="0">
            <text:p text:style-name="P94">Koiak (Kiahk) 11</text:p>
          </table:table-cell>
          <table:table-cell table:style-name="Table1.A2" office:value-type="float" office:value="0">
            <text:p text:style-name="P94">December 20</text:p>
          </table:table-cell>
          <table:table-cell table:style-name="Table1.C2" office:value-type="float" office:value="0">
            <text:p text:style-name="P94">December 21</text:p>
          </table:table-cell>
        </table:table-row>
        <table:table-row>
          <table:table-cell table:style-name="Table1.A2" office:value-type="float" office:value="0">
            <text:p text:style-name="P94">Koiak (Kiahk) 12</text:p>
          </table:table-cell>
          <table:table-cell table:style-name="Table1.A2" office:value-type="float" office:value="0">
            <text:p text:style-name="P94">December 21</text:p>
          </table:table-cell>
          <table:table-cell table:style-name="Table1.C2" office:value-type="float" office:value="0">
            <text:p text:style-name="P94">December 22</text:p>
          </table:table-cell>
        </table:table-row>
        <table:table-row>
          <table:table-cell table:style-name="Table1.A2" office:value-type="float" office:value="0">
            <text:p text:style-name="P94">Koiak (Kiahk) 13</text:p>
          </table:table-cell>
          <table:table-cell table:style-name="Table1.A2" office:value-type="float" office:value="0">
            <text:p text:style-name="P94">December 22</text:p>
          </table:table-cell>
          <table:table-cell table:style-name="Table1.C2" office:value-type="float" office:value="0">
            <text:p text:style-name="P94">December 23</text:p>
          </table:table-cell>
        </table:table-row>
        <table:table-row>
          <table:table-cell table:style-name="Table1.A2" office:value-type="float" office:value="0">
            <text:p text:style-name="P94">Koiak (Kiahk) 14</text:p>
          </table:table-cell>
          <table:table-cell table:style-name="Table1.A2" office:value-type="float" office:value="0">
            <text:p text:style-name="P94">December 23</text:p>
          </table:table-cell>
          <table:table-cell table:style-name="Table1.C2" office:value-type="float" office:value="0">
            <text:p text:style-name="P94">December 24</text:p>
          </table:table-cell>
        </table:table-row>
        <table:table-row>
          <table:table-cell table:style-name="Table1.A2" office:value-type="float" office:value="0">
            <text:p text:style-name="P94">Koiak (Kiahk) 15</text:p>
          </table:table-cell>
          <table:table-cell table:style-name="Table1.A2" office:value-type="float" office:value="0">
            <text:p text:style-name="P94">December 24</text:p>
          </table:table-cell>
          <table:table-cell table:style-name="Table1.C2" office:value-type="float" office:value="0">
            <text:p text:style-name="P94">December 25</text:p>
          </table:table-cell>
        </table:table-row>
        <table:table-row>
          <table:table-cell table:style-name="Table1.A2" office:value-type="float" office:value="0">
            <text:p text:style-name="P94">Koiak (Kiahk) 16</text:p>
          </table:table-cell>
          <table:table-cell table:style-name="Table1.A2" office:value-type="float" office:value="0">
            <text:p text:style-name="P94">December 25</text:p>
          </table:table-cell>
          <table:table-cell table:style-name="Table1.C2" office:value-type="float" office:value="0">
            <text:p text:style-name="P94">December 26</text:p>
          </table:table-cell>
        </table:table-row>
        <table:table-row>
          <table:table-cell table:style-name="Table1.A2" office:value-type="float" office:value="0">
            <text:p text:style-name="P94">Koiak (Kiahk) 17</text:p>
          </table:table-cell>
          <table:table-cell table:style-name="Table1.A2" office:value-type="float" office:value="0">
            <text:p text:style-name="P94">December 26</text:p>
          </table:table-cell>
          <table:table-cell table:style-name="Table1.C2" office:value-type="float" office:value="0">
            <text:p text:style-name="P94">December 27</text:p>
          </table:table-cell>
        </table:table-row>
        <table:table-row>
          <table:table-cell table:style-name="Table1.A2" office:value-type="float" office:value="0">
            <text:p text:style-name="P94">Koiak (Kiahk) 18</text:p>
          </table:table-cell>
          <table:table-cell table:style-name="Table1.A2" office:value-type="float" office:value="0">
            <text:p text:style-name="P94">December 27</text:p>
          </table:table-cell>
          <table:table-cell table:style-name="Table1.C2" office:value-type="float" office:value="0">
            <text:p text:style-name="P94">December 28</text:p>
          </table:table-cell>
        </table:table-row>
        <table:table-row>
          <table:table-cell table:style-name="Table1.A2" office:value-type="float" office:value="0">
            <text:p text:style-name="P94">Koiak (Kiahk) 19</text:p>
          </table:table-cell>
          <table:table-cell table:style-name="Table1.A2" office:value-type="float" office:value="0">
            <text:p text:style-name="P94">December 28</text:p>
          </table:table-cell>
          <table:table-cell table:style-name="Table1.C2" office:value-type="float" office:value="0">
            <text:p text:style-name="P94">December 29</text:p>
          </table:table-cell>
        </table:table-row>
        <table:table-row>
          <table:table-cell table:style-name="Table1.A2" office:value-type="float" office:value="0">
            <text:p text:style-name="P94">Koiak (Kiahk) 20</text:p>
          </table:table-cell>
          <table:table-cell table:style-name="Table1.A2" office:value-type="float" office:value="0">
            <text:p text:style-name="P94">December 29</text:p>
          </table:table-cell>
          <table:table-cell table:style-name="Table1.C2" office:value-type="float" office:value="0">
            <text:p text:style-name="P94">December 30</text:p>
          </table:table-cell>
        </table:table-row>
        <table:table-row>
          <table:table-cell table:style-name="Table1.A2" office:value-type="float" office:value="0">
            <text:p text:style-name="P94">Koiak (Kiahk) 21</text:p>
          </table:table-cell>
          <table:table-cell table:style-name="Table1.A2" office:value-type="float" office:value="0">
            <text:p text:style-name="P94">December 30</text:p>
          </table:table-cell>
          <table:table-cell table:style-name="Table1.C2" office:value-type="float" office:value="0">
            <text:p text:style-name="P94">December 31</text:p>
          </table:table-cell>
        </table:table-row>
        <table:table-row>
          <table:table-cell table:style-name="Table1.A2" office:value-type="float" office:value="0">
            <text:p text:style-name="P94">Koiak (Kiahk) 22</text:p>
          </table:table-cell>
          <table:table-cell table:style-name="Table1.A2" office:value-type="float" office:value="0">
            <text:p text:style-name="P94">December 31</text:p>
          </table:table-cell>
          <table:table-cell table:style-name="Table1.C2" office:value-type="float" office:value="0">
            <text:p text:style-name="P94">January 1</text:p>
          </table:table-cell>
        </table:table-row>
        <table:table-row>
          <table:table-cell table:style-name="Table1.A2" office:value-type="float" office:value="0">
            <text:p text:style-name="P94">Koiak (Kiahk) 23</text:p>
          </table:table-cell>
          <table:table-cell table:style-name="Table1.A2" office:value-type="float" office:value="0">
            <text:p text:style-name="P94">January 1</text:p>
          </table:table-cell>
          <table:table-cell table:style-name="Table1.C2" office:value-type="float" office:value="0">
            <text:p text:style-name="P94">January 2</text:p>
          </table:table-cell>
        </table:table-row>
        <table:table-row>
          <table:table-cell table:style-name="Table1.A2" office:value-type="float" office:value="0">
            <text:p text:style-name="P94">Koiak (Kiahk) 24</text:p>
          </table:table-cell>
          <table:table-cell table:style-name="Table1.A2" office:value-type="float" office:value="0">
            <text:p text:style-name="P94">January 2</text:p>
          </table:table-cell>
          <table:table-cell table:style-name="Table1.C2" office:value-type="float" office:value="0">
            <text:p text:style-name="P94">January 3</text:p>
          </table:table-cell>
        </table:table-row>
        <table:table-row>
          <table:table-cell table:style-name="Table1.A2" office:value-type="float" office:value="0">
            <text:p text:style-name="P94">Koiak (Kiahk) 25</text:p>
          </table:table-cell>
          <table:table-cell table:style-name="Table1.A2" office:value-type="float" office:value="0">
            <text:p text:style-name="P94">January 3</text:p>
          </table:table-cell>
          <table:table-cell table:style-name="Table1.C2" office:value-type="float" office:value="0">
            <text:p text:style-name="P94">January 4</text:p>
          </table:table-cell>
        </table:table-row>
        <table:table-row>
          <table:table-cell table:style-name="Table1.A2" office:value-type="float" office:value="0">
            <text:p text:style-name="P94">Koiak (Kiahk) 26</text:p>
          </table:table-cell>
          <table:table-cell table:style-name="Table1.A2" office:value-type="float" office:value="0">
            <text:p text:style-name="P94">January 4</text:p>
          </table:table-cell>
          <table:table-cell table:style-name="Table1.C2" office:value-type="float" office:value="0">
            <text:p text:style-name="P94">January 5</text:p>
          </table:table-cell>
        </table:table-row>
        <table:table-row>
          <table:table-cell table:style-name="Table1.A2" office:value-type="float" office:value="0">
            <text:p text:style-name="P94">Koiak (Kiahk) 27</text:p>
          </table:table-cell>
          <table:table-cell table:style-name="Table1.A2" office:value-type="float" office:value="0">
            <text:p text:style-name="P94">January 5</text:p>
          </table:table-cell>
          <table:table-cell table:style-name="Table1.C2" office:value-type="float" office:value="0">
            <text:p text:style-name="P94">January 6</text:p>
          </table:table-cell>
        </table:table-row>
        <table:table-row>
          <table:table-cell table:style-name="Table1.A2" office:value-type="float" office:value="0">
            <text:p text:style-name="P94">Koiak (Kiahk) 28</text:p>
          </table:table-cell>
          <table:table-cell table:style-name="Table1.A2" office:value-type="float" office:value="0">
            <text:p text:style-name="P94">January 6</text:p>
          </table:table-cell>
          <table:table-cell table:style-name="Table1.C2" office:value-type="float" office:value="0">
            <text:p text:style-name="P94">January 7</text:p>
          </table:table-cell>
        </table:table-row>
        <table:table-row>
          <table:table-cell table:style-name="Table1.A2" office:value-type="float" office:value="0">
            <text:p text:style-name="P94">Koiak (Kiahk) 29</text:p>
          </table:table-cell>
          <table:table-cell table:style-name="Table1.A2" office:value-type="float" office:value="0">
            <text:p text:style-name="P94">January 7</text:p>
          </table:table-cell>
          <table:table-cell table:style-name="Table1.C2" office:value-type="float" office:value="0">
            <text:p text:style-name="P94">January 8</text:p>
          </table:table-cell>
        </table:table-row>
        <table:table-row>
          <table:table-cell table:style-name="Table1.A2" office:value-type="float" office:value="0">
            <text:p text:style-name="P94">Koiak (Kiahk) 30</text:p>
          </table:table-cell>
          <table:table-cell table:style-name="Table1.A2" office:value-type="float" office:value="0">
            <text:p text:style-name="P94">January 8</text:p>
          </table:table-cell>
          <table:table-cell table:style-name="Table1.C2" office:value-type="float" office:value="0">
            <text:p text:style-name="P94">January 9</text:p>
          </table:table-cell>
        </table:table-row>
        <table:table-row>
          <table:table-cell table:style-name="Table1.A2" office:value-type="float" office:value="0">
            <text:p text:style-name="P94">Tobi (Tubah) 1</text:p>
          </table:table-cell>
          <table:table-cell table:style-name="Table1.A2" office:value-type="float" office:value="0">
            <text:p text:style-name="P94">January 9</text:p>
          </table:table-cell>
          <table:table-cell table:style-name="Table1.C2" office:value-type="float" office:value="0">
            <text:p text:style-name="P94">January 10</text:p>
          </table:table-cell>
        </table:table-row>
        <table:table-row>
          <table:table-cell table:style-name="Table1.A2" office:value-type="float" office:value="0">
            <text:p text:style-name="P94">Tobi (Tubah) 2</text:p>
          </table:table-cell>
          <table:table-cell table:style-name="Table1.A2" office:value-type="float" office:value="0">
            <text:p text:style-name="P94">January 10</text:p>
          </table:table-cell>
          <table:table-cell table:style-name="Table1.C2" office:value-type="float" office:value="0">
            <text:p text:style-name="P94">January 11</text:p>
          </table:table-cell>
        </table:table-row>
        <table:table-row>
          <table:table-cell table:style-name="Table1.A2" office:value-type="float" office:value="0">
            <text:p text:style-name="P94">Tobi (Tubah) 3</text:p>
          </table:table-cell>
          <table:table-cell table:style-name="Table1.A2" office:value-type="float" office:value="0">
            <text:p text:style-name="P94">January 11</text:p>
          </table:table-cell>
          <table:table-cell table:style-name="Table1.C2" office:value-type="float" office:value="0">
            <text:p text:style-name="P94">January 12</text:p>
          </table:table-cell>
        </table:table-row>
        <table:table-row>
          <table:table-cell table:style-name="Table1.A2" office:value-type="float" office:value="0">
            <text:p text:style-name="P94">Tobi (Tubah) 4</text:p>
          </table:table-cell>
          <table:table-cell table:style-name="Table1.A2" office:value-type="float" office:value="0">
            <text:p text:style-name="P94">January 12</text:p>
          </table:table-cell>
          <table:table-cell table:style-name="Table1.C2" office:value-type="float" office:value="0">
            <text:p text:style-name="P94">January 13</text:p>
          </table:table-cell>
        </table:table-row>
        <table:table-row>
          <table:table-cell table:style-name="Table1.A2" office:value-type="float" office:value="0">
            <text:p text:style-name="P94">Tobi (Tubah) 5</text:p>
          </table:table-cell>
          <table:table-cell table:style-name="Table1.A2" office:value-type="float" office:value="0">
            <text:p text:style-name="P94">January 13</text:p>
          </table:table-cell>
          <table:table-cell table:style-name="Table1.C2" office:value-type="float" office:value="0">
            <text:p text:style-name="P94">January 14</text:p>
          </table:table-cell>
        </table:table-row>
        <table:table-row>
          <table:table-cell table:style-name="Table1.A2" office:value-type="float" office:value="0">
            <text:p text:style-name="P94">Tobi (Tubah) 6</text:p>
          </table:table-cell>
          <table:table-cell table:style-name="Table1.A2" office:value-type="float" office:value="0">
            <text:p text:style-name="P94">January 14</text:p>
          </table:table-cell>
          <table:table-cell table:style-name="Table1.C2" office:value-type="float" office:value="0">
            <text:p text:style-name="P94">January 15</text:p>
          </table:table-cell>
        </table:table-row>
        <table:table-row>
          <table:table-cell table:style-name="Table1.A2" office:value-type="float" office:value="0">
            <text:p text:style-name="P94">Tobi (Tubah) 7</text:p>
          </table:table-cell>
          <table:table-cell table:style-name="Table1.A2" office:value-type="float" office:value="0">
            <text:p text:style-name="P94">January 15</text:p>
          </table:table-cell>
          <table:table-cell table:style-name="Table1.C2" office:value-type="float" office:value="0">
            <text:p text:style-name="P94">January 16</text:p>
          </table:table-cell>
        </table:table-row>
        <table:table-row>
          <table:table-cell table:style-name="Table1.A2" office:value-type="float" office:value="0">
            <text:p text:style-name="P94">Tobi (Tubah) 8</text:p>
          </table:table-cell>
          <table:table-cell table:style-name="Table1.A2" office:value-type="float" office:value="0">
            <text:p text:style-name="P94">January 16</text:p>
          </table:table-cell>
          <table:table-cell table:style-name="Table1.C2" office:value-type="float" office:value="0">
            <text:p text:style-name="P94">January 17</text:p>
          </table:table-cell>
        </table:table-row>
        <table:table-row>
          <table:table-cell table:style-name="Table1.A2" office:value-type="float" office:value="0">
            <text:p text:style-name="P94">Tobi (Tubah) 9</text:p>
          </table:table-cell>
          <table:table-cell table:style-name="Table1.A2" office:value-type="float" office:value="0">
            <text:p text:style-name="P94">January 17</text:p>
          </table:table-cell>
          <table:table-cell table:style-name="Table1.C2" office:value-type="float" office:value="0">
            <text:p text:style-name="P94">January 18</text:p>
          </table:table-cell>
        </table:table-row>
        <table:table-row>
          <table:table-cell table:style-name="Table1.A2" office:value-type="float" office:value="0">
            <text:p text:style-name="P94">Tobi (Tubah) 10</text:p>
          </table:table-cell>
          <table:table-cell table:style-name="Table1.A2" office:value-type="float" office:value="0">
            <text:p text:style-name="P94">January 18</text:p>
          </table:table-cell>
          <table:table-cell table:style-name="Table1.C2" office:value-type="float" office:value="0">
            <text:p text:style-name="P94">January 19</text:p>
          </table:table-cell>
        </table:table-row>
        <table:table-row>
          <table:table-cell table:style-name="Table1.A2" office:value-type="float" office:value="0">
            <text:p text:style-name="P94">Tobi (Tubah) 11</text:p>
          </table:table-cell>
          <table:table-cell table:style-name="Table1.A2" office:value-type="float" office:value="0">
            <text:p text:style-name="P94">January 19</text:p>
          </table:table-cell>
          <table:table-cell table:style-name="Table1.C2" office:value-type="float" office:value="0">
            <text:p text:style-name="P94">January 20</text:p>
          </table:table-cell>
        </table:table-row>
        <table:table-row>
          <table:table-cell table:style-name="Table1.A2" office:value-type="float" office:value="0">
            <text:p text:style-name="P94">Tobi (Tubah) 12</text:p>
          </table:table-cell>
          <table:table-cell table:style-name="Table1.A2" office:value-type="float" office:value="0">
            <text:p text:style-name="P94">January 20</text:p>
          </table:table-cell>
          <table:table-cell table:style-name="Table1.C2" office:value-type="float" office:value="0">
            <text:p text:style-name="P94">January 21</text:p>
          </table:table-cell>
        </table:table-row>
        <table:table-row>
          <table:table-cell table:style-name="Table1.A2" office:value-type="float" office:value="0">
            <text:p text:style-name="P94">Tobi (Tubah) 13</text:p>
          </table:table-cell>
          <table:table-cell table:style-name="Table1.A2" office:value-type="float" office:value="0">
            <text:p text:style-name="P94">January 21</text:p>
          </table:table-cell>
          <table:table-cell table:style-name="Table1.C2" office:value-type="float" office:value="0">
            <text:p text:style-name="P94">January 22</text:p>
          </table:table-cell>
        </table:table-row>
        <table:table-row>
          <table:table-cell table:style-name="Table1.A2" office:value-type="float" office:value="0">
            <text:p text:style-name="P94">Tobi (Tubah) 14</text:p>
          </table:table-cell>
          <table:table-cell table:style-name="Table1.A2" office:value-type="float" office:value="0">
            <text:p text:style-name="P94">January 22</text:p>
          </table:table-cell>
          <table:table-cell table:style-name="Table1.C2" office:value-type="float" office:value="0">
            <text:p text:style-name="P94">January 23</text:p>
          </table:table-cell>
        </table:table-row>
        <text:soft-page-break/>
        <table:table-row>
          <table:table-cell table:style-name="Table1.A2" office:value-type="float" office:value="0">
            <text:p text:style-name="P94">Tobi (Tubah) 15</text:p>
          </table:table-cell>
          <table:table-cell table:style-name="Table1.A2" office:value-type="float" office:value="0">
            <text:p text:style-name="P94">January 23</text:p>
          </table:table-cell>
          <table:table-cell table:style-name="Table1.C2" office:value-type="float" office:value="0">
            <text:p text:style-name="P94">January 24</text:p>
          </table:table-cell>
        </table:table-row>
        <table:table-row>
          <table:table-cell table:style-name="Table1.A2" office:value-type="float" office:value="0">
            <text:p text:style-name="P94">Tobi (Tubah) 16</text:p>
          </table:table-cell>
          <table:table-cell table:style-name="Table1.A2" office:value-type="float" office:value="0">
            <text:p text:style-name="P94">January 24</text:p>
          </table:table-cell>
          <table:table-cell table:style-name="Table1.C2" office:value-type="float" office:value="0">
            <text:p text:style-name="P94">January 25</text:p>
          </table:table-cell>
        </table:table-row>
        <table:table-row>
          <table:table-cell table:style-name="Table1.A2" office:value-type="float" office:value="0">
            <text:p text:style-name="P94">Tobi (Tubah) 17</text:p>
          </table:table-cell>
          <table:table-cell table:style-name="Table1.A2" office:value-type="float" office:value="0">
            <text:p text:style-name="P94">January 25</text:p>
          </table:table-cell>
          <table:table-cell table:style-name="Table1.C2" office:value-type="float" office:value="0">
            <text:p text:style-name="P94">January 26</text:p>
          </table:table-cell>
        </table:table-row>
        <table:table-row>
          <table:table-cell table:style-name="Table1.A2" office:value-type="float" office:value="0">
            <text:p text:style-name="P94">Tobi (Tubah) 18</text:p>
          </table:table-cell>
          <table:table-cell table:style-name="Table1.A2" office:value-type="float" office:value="0">
            <text:p text:style-name="P94">January 26</text:p>
          </table:table-cell>
          <table:table-cell table:style-name="Table1.C2" office:value-type="float" office:value="0">
            <text:p text:style-name="P94">January 27</text:p>
          </table:table-cell>
        </table:table-row>
        <table:table-row>
          <table:table-cell table:style-name="Table1.A2" office:value-type="float" office:value="0">
            <text:p text:style-name="P94">Tobi (Tubah) 19</text:p>
          </table:table-cell>
          <table:table-cell table:style-name="Table1.A2" office:value-type="float" office:value="0">
            <text:p text:style-name="P94">January 27</text:p>
          </table:table-cell>
          <table:table-cell table:style-name="Table1.C2" office:value-type="float" office:value="0">
            <text:p text:style-name="P94">January 28</text:p>
          </table:table-cell>
        </table:table-row>
        <table:table-row>
          <table:table-cell table:style-name="Table1.A2" office:value-type="float" office:value="0">
            <text:p text:style-name="P94">Tobi (Tubah) 20</text:p>
          </table:table-cell>
          <table:table-cell table:style-name="Table1.A2" office:value-type="float" office:value="0">
            <text:p text:style-name="P94">January 28</text:p>
          </table:table-cell>
          <table:table-cell table:style-name="Table1.C2" office:value-type="float" office:value="0">
            <text:p text:style-name="P94">January 29</text:p>
          </table:table-cell>
        </table:table-row>
        <table:table-row>
          <table:table-cell table:style-name="Table1.A2" office:value-type="float" office:value="0">
            <text:p text:style-name="P94">Tobi (Tubah) 21</text:p>
          </table:table-cell>
          <table:table-cell table:style-name="Table1.A2" office:value-type="float" office:value="0">
            <text:p text:style-name="P94">January 29</text:p>
          </table:table-cell>
          <table:table-cell table:style-name="Table1.C2" office:value-type="float" office:value="0">
            <text:p text:style-name="P94">January 30</text:p>
          </table:table-cell>
        </table:table-row>
        <table:table-row>
          <table:table-cell table:style-name="Table1.A2" office:value-type="float" office:value="0">
            <text:p text:style-name="P94">Tobi (Tubah) 22</text:p>
          </table:table-cell>
          <table:table-cell table:style-name="Table1.A2" office:value-type="float" office:value="0">
            <text:p text:style-name="P94">January 30</text:p>
          </table:table-cell>
          <table:table-cell table:style-name="Table1.C2" office:value-type="float" office:value="0">
            <text:p text:style-name="P94">January 31</text:p>
          </table:table-cell>
        </table:table-row>
        <table:table-row>
          <table:table-cell table:style-name="Table1.A2" office:value-type="float" office:value="0">
            <text:p text:style-name="P94">Tobi (Tubah) 23</text:p>
          </table:table-cell>
          <table:table-cell table:style-name="Table1.A2" office:value-type="float" office:value="0">
            <text:p text:style-name="P94">January 31</text:p>
          </table:table-cell>
          <table:table-cell table:style-name="Table1.C2" office:value-type="float" office:value="0">
            <text:p text:style-name="P94">February 1</text:p>
          </table:table-cell>
        </table:table-row>
        <table:table-row>
          <table:table-cell table:style-name="Table1.A2" office:value-type="float" office:value="0">
            <text:p text:style-name="P94">Tobi (Tubah) 24</text:p>
          </table:table-cell>
          <table:table-cell table:style-name="Table1.A2" office:value-type="float" office:value="0">
            <text:p text:style-name="P94">February 1</text:p>
          </table:table-cell>
          <table:table-cell table:style-name="Table1.C2" office:value-type="float" office:value="0">
            <text:p text:style-name="P94">February 2</text:p>
          </table:table-cell>
        </table:table-row>
        <table:table-row>
          <table:table-cell table:style-name="Table1.A2" office:value-type="float" office:value="0">
            <text:p text:style-name="P94">Tobi (Tubah) 25</text:p>
          </table:table-cell>
          <table:table-cell table:style-name="Table1.A2" office:value-type="float" office:value="0">
            <text:p text:style-name="P94">February 2</text:p>
          </table:table-cell>
          <table:table-cell table:style-name="Table1.C2" office:value-type="float" office:value="0">
            <text:p text:style-name="P94">February 3</text:p>
          </table:table-cell>
        </table:table-row>
        <table:table-row>
          <table:table-cell table:style-name="Table1.A2" office:value-type="float" office:value="0">
            <text:p text:style-name="P94">Tobi (Tubah) 26</text:p>
          </table:table-cell>
          <table:table-cell table:style-name="Table1.A2" office:value-type="float" office:value="0">
            <text:p text:style-name="P94">February 3</text:p>
          </table:table-cell>
          <table:table-cell table:style-name="Table1.C2" office:value-type="float" office:value="0">
            <text:p text:style-name="P94">February 4</text:p>
          </table:table-cell>
        </table:table-row>
        <table:table-row>
          <table:table-cell table:style-name="Table1.A2" office:value-type="float" office:value="0">
            <text:p text:style-name="P94">Tobi (Tubah) 27</text:p>
          </table:table-cell>
          <table:table-cell table:style-name="Table1.A2" office:value-type="float" office:value="0">
            <text:p text:style-name="P94">February 4</text:p>
          </table:table-cell>
          <table:table-cell table:style-name="Table1.C2" office:value-type="float" office:value="0">
            <text:p text:style-name="P94">February 5</text:p>
          </table:table-cell>
        </table:table-row>
        <table:table-row>
          <table:table-cell table:style-name="Table1.A2" office:value-type="float" office:value="0">
            <text:p text:style-name="P94">Tobi (Tubah) 28</text:p>
          </table:table-cell>
          <table:table-cell table:style-name="Table1.A2" office:value-type="float" office:value="0">
            <text:p text:style-name="P94">February 5</text:p>
          </table:table-cell>
          <table:table-cell table:style-name="Table1.C2" office:value-type="float" office:value="0">
            <text:p text:style-name="P94">February 6</text:p>
          </table:table-cell>
        </table:table-row>
        <table:table-row>
          <table:table-cell table:style-name="Table1.A2" office:value-type="float" office:value="0">
            <text:p text:style-name="P94">Tobi (Tubah) 29</text:p>
          </table:table-cell>
          <table:table-cell table:style-name="Table1.A2" office:value-type="float" office:value="0">
            <text:p text:style-name="P94">February 6</text:p>
          </table:table-cell>
          <table:table-cell table:style-name="Table1.C2" office:value-type="float" office:value="0">
            <text:p text:style-name="P94">February 7</text:p>
          </table:table-cell>
        </table:table-row>
        <table:table-row>
          <table:table-cell table:style-name="Table1.A2" office:value-type="float" office:value="0">
            <text:p text:style-name="P94">Tobi (Tubah) 30</text:p>
          </table:table-cell>
          <table:table-cell table:style-name="Table1.A2" office:value-type="float" office:value="0">
            <text:p text:style-name="P94">February 7</text:p>
          </table:table-cell>
          <table:table-cell table:style-name="Table1.C2" office:value-type="float" office:value="0">
            <text:p text:style-name="P94">February 8</text:p>
          </table:table-cell>
        </table:table-row>
        <table:table-row>
          <table:table-cell table:style-name="Table1.A2" office:value-type="float" office:value="0">
            <text:p text:style-name="P94">Meshir (Amshir) 1</text:p>
          </table:table-cell>
          <table:table-cell table:style-name="Table1.A2" office:value-type="float" office:value="0">
            <text:p text:style-name="P94">February 8</text:p>
          </table:table-cell>
          <table:table-cell table:style-name="Table1.C2" office:value-type="float" office:value="0">
            <text:p text:style-name="P94">February 9</text:p>
          </table:table-cell>
        </table:table-row>
        <table:table-row>
          <table:table-cell table:style-name="Table1.A2" office:value-type="float" office:value="0">
            <text:p text:style-name="P94">Meshir (Amshir) 2</text:p>
          </table:table-cell>
          <table:table-cell table:style-name="Table1.A2" office:value-type="float" office:value="0">
            <text:p text:style-name="P94">February 9</text:p>
          </table:table-cell>
          <table:table-cell table:style-name="Table1.C2" office:value-type="float" office:value="0">
            <text:p text:style-name="P94">February 10</text:p>
          </table:table-cell>
        </table:table-row>
        <table:table-row>
          <table:table-cell table:style-name="Table1.A2" office:value-type="float" office:value="0">
            <text:p text:style-name="P94">Meshir (Amshir) 3</text:p>
          </table:table-cell>
          <table:table-cell table:style-name="Table1.A2" office:value-type="float" office:value="0">
            <text:p text:style-name="P94">February 10</text:p>
          </table:table-cell>
          <table:table-cell table:style-name="Table1.C2" office:value-type="float" office:value="0">
            <text:p text:style-name="P94">February 11</text:p>
          </table:table-cell>
        </table:table-row>
        <table:table-row>
          <table:table-cell table:style-name="Table1.A2" office:value-type="float" office:value="0">
            <text:p text:style-name="P94">Meshir (Amshir) 4</text:p>
          </table:table-cell>
          <table:table-cell table:style-name="Table1.A2" office:value-type="float" office:value="0">
            <text:p text:style-name="P94">February 11</text:p>
          </table:table-cell>
          <table:table-cell table:style-name="Table1.C2" office:value-type="float" office:value="0">
            <text:p text:style-name="P94">February 12</text:p>
          </table:table-cell>
        </table:table-row>
        <table:table-row>
          <table:table-cell table:style-name="Table1.A2" office:value-type="float" office:value="0">
            <text:p text:style-name="P94">Meshir (Amshir) 5</text:p>
          </table:table-cell>
          <table:table-cell table:style-name="Table1.A2" office:value-type="float" office:value="0">
            <text:p text:style-name="P94">February 12</text:p>
          </table:table-cell>
          <table:table-cell table:style-name="Table1.C2" office:value-type="float" office:value="0">
            <text:p text:style-name="P94">February 13</text:p>
          </table:table-cell>
        </table:table-row>
        <table:table-row>
          <table:table-cell table:style-name="Table1.A2" office:value-type="float" office:value="0">
            <text:p text:style-name="P94">Meshir (Amshir) 6</text:p>
          </table:table-cell>
          <table:table-cell table:style-name="Table1.A2" office:value-type="float" office:value="0">
            <text:p text:style-name="P94">February 13</text:p>
          </table:table-cell>
          <table:table-cell table:style-name="Table1.C2" office:value-type="float" office:value="0">
            <text:p text:style-name="P94">February 14</text:p>
          </table:table-cell>
        </table:table-row>
        <table:table-row>
          <table:table-cell table:style-name="Table1.A2" office:value-type="float" office:value="0">
            <text:p text:style-name="P94">Meshir (Amshir) 7</text:p>
          </table:table-cell>
          <table:table-cell table:style-name="Table1.A2" office:value-type="float" office:value="0">
            <text:p text:style-name="P94">February 14</text:p>
          </table:table-cell>
          <table:table-cell table:style-name="Table1.C2" office:value-type="float" office:value="0">
            <text:p text:style-name="P94">February 15</text:p>
          </table:table-cell>
        </table:table-row>
        <table:table-row>
          <table:table-cell table:style-name="Table1.A2" office:value-type="float" office:value="0">
            <text:p text:style-name="P94">Meshir (Amshir) 8</text:p>
          </table:table-cell>
          <table:table-cell table:style-name="Table1.A2" office:value-type="float" office:value="0">
            <text:p text:style-name="P94">February 15</text:p>
          </table:table-cell>
          <table:table-cell table:style-name="Table1.C2" office:value-type="float" office:value="0">
            <text:p text:style-name="P94">February 16</text:p>
          </table:table-cell>
        </table:table-row>
        <table:table-row>
          <table:table-cell table:style-name="Table1.A2" office:value-type="float" office:value="0">
            <text:p text:style-name="P94">Meshir (Amshir) 9</text:p>
          </table:table-cell>
          <table:table-cell table:style-name="Table1.A2" office:value-type="float" office:value="0">
            <text:p text:style-name="P94">February 16</text:p>
          </table:table-cell>
          <table:table-cell table:style-name="Table1.C2" office:value-type="float" office:value="0">
            <text:p text:style-name="P94">February 17</text:p>
          </table:table-cell>
        </table:table-row>
        <table:table-row>
          <table:table-cell table:style-name="Table1.A2" office:value-type="float" office:value="0">
            <text:p text:style-name="P94">Meshir (Amshir) 10</text:p>
          </table:table-cell>
          <table:table-cell table:style-name="Table1.A2" office:value-type="float" office:value="0">
            <text:p text:style-name="P94">February 17</text:p>
          </table:table-cell>
          <table:table-cell table:style-name="Table1.C2" office:value-type="float" office:value="0">
            <text:p text:style-name="P94">February 18</text:p>
          </table:table-cell>
        </table:table-row>
        <table:table-row>
          <table:table-cell table:style-name="Table1.A2" office:value-type="float" office:value="0">
            <text:p text:style-name="P94">Meshir (Amshir) 11</text:p>
          </table:table-cell>
          <table:table-cell table:style-name="Table1.A2" office:value-type="float" office:value="0">
            <text:p text:style-name="P94">February 18</text:p>
          </table:table-cell>
          <table:table-cell table:style-name="Table1.C2" office:value-type="float" office:value="0">
            <text:p text:style-name="P94">February 19</text:p>
          </table:table-cell>
        </table:table-row>
        <table:table-row>
          <table:table-cell table:style-name="Table1.A2" office:value-type="float" office:value="0">
            <text:p text:style-name="P94">Meshir (Amshir) 12</text:p>
          </table:table-cell>
          <table:table-cell table:style-name="Table1.A2" office:value-type="float" office:value="0">
            <text:p text:style-name="P94">February 19</text:p>
          </table:table-cell>
          <table:table-cell table:style-name="Table1.C2" office:value-type="float" office:value="0">
            <text:p text:style-name="P94">February 20</text:p>
          </table:table-cell>
        </table:table-row>
        <table:table-row>
          <table:table-cell table:style-name="Table1.A2" office:value-type="float" office:value="0">
            <text:p text:style-name="P94">Meshir (Amshir) 13</text:p>
          </table:table-cell>
          <table:table-cell table:style-name="Table1.A2" office:value-type="float" office:value="0">
            <text:p text:style-name="P94">February 20</text:p>
          </table:table-cell>
          <table:table-cell table:style-name="Table1.C2" office:value-type="float" office:value="0">
            <text:p text:style-name="P94">February 21</text:p>
          </table:table-cell>
        </table:table-row>
        <table:table-row>
          <table:table-cell table:style-name="Table1.A2" office:value-type="float" office:value="0">
            <text:p text:style-name="P94">Meshir (Amshir) 14</text:p>
          </table:table-cell>
          <table:table-cell table:style-name="Table1.A2" office:value-type="float" office:value="0">
            <text:p text:style-name="P94">February 21</text:p>
          </table:table-cell>
          <table:table-cell table:style-name="Table1.C2" office:value-type="float" office:value="0">
            <text:p text:style-name="P94">February 22</text:p>
          </table:table-cell>
        </table:table-row>
        <table:table-row>
          <table:table-cell table:style-name="Table1.A2" office:value-type="float" office:value="0">
            <text:p text:style-name="P94">Meshir (Amshir) 15</text:p>
          </table:table-cell>
          <table:table-cell table:style-name="Table1.A2" office:value-type="float" office:value="0">
            <text:p text:style-name="P94">February 22</text:p>
          </table:table-cell>
          <table:table-cell table:style-name="Table1.C2" office:value-type="float" office:value="0">
            <text:p text:style-name="P94">February 23</text:p>
          </table:table-cell>
        </table:table-row>
        <table:table-row>
          <table:table-cell table:style-name="Table1.A2" office:value-type="float" office:value="0">
            <text:p text:style-name="P94">Meshir (Amshir) 16</text:p>
          </table:table-cell>
          <table:table-cell table:style-name="Table1.A2" office:value-type="float" office:value="0">
            <text:p text:style-name="P94">February 23</text:p>
          </table:table-cell>
          <table:table-cell table:style-name="Table1.C2" office:value-type="float" office:value="0">
            <text:p text:style-name="P94">February 24</text:p>
          </table:table-cell>
        </table:table-row>
        <table:table-row>
          <table:table-cell table:style-name="Table1.A2" office:value-type="float" office:value="0">
            <text:p text:style-name="P94">Meshir (Amshir) 17</text:p>
          </table:table-cell>
          <table:table-cell table:style-name="Table1.A2" office:value-type="float" office:value="0">
            <text:p text:style-name="P94">February 24</text:p>
          </table:table-cell>
          <table:table-cell table:style-name="Table1.C2" office:value-type="float" office:value="0">
            <text:p text:style-name="P94">February 25</text:p>
          </table:table-cell>
        </table:table-row>
        <table:table-row>
          <table:table-cell table:style-name="Table1.A2" office:value-type="float" office:value="0">
            <text:p text:style-name="P94">Meshir (Amshir) 18</text:p>
          </table:table-cell>
          <table:table-cell table:style-name="Table1.A2" office:value-type="float" office:value="0">
            <text:p text:style-name="P94">February 25</text:p>
          </table:table-cell>
          <table:table-cell table:style-name="Table1.C2" office:value-type="float" office:value="0">
            <text:p text:style-name="P94">February 26</text:p>
          </table:table-cell>
        </table:table-row>
        <text:soft-page-break/>
        <table:table-row>
          <table:table-cell table:style-name="Table1.A2" office:value-type="float" office:value="0">
            <text:p text:style-name="P94">Meshir (Amshir) 19</text:p>
          </table:table-cell>
          <table:table-cell table:style-name="Table1.A2" office:value-type="float" office:value="0">
            <text:p text:style-name="P94">February 26</text:p>
          </table:table-cell>
          <table:table-cell table:style-name="Table1.C2" office:value-type="float" office:value="0">
            <text:p text:style-name="P94">February 27</text:p>
          </table:table-cell>
        </table:table-row>
        <table:table-row>
          <table:table-cell table:style-name="Table1.A2" office:value-type="float" office:value="0">
            <text:p text:style-name="P94">Meshir (Amshir) 20</text:p>
          </table:table-cell>
          <table:table-cell table:style-name="Table1.A2" office:value-type="float" office:value="0">
            <text:p text:style-name="P94">February 27</text:p>
          </table:table-cell>
          <table:table-cell table:style-name="Table1.C2" office:value-type="float" office:value="0">
            <text:p text:style-name="P94">February 28</text:p>
          </table:table-cell>
        </table:table-row>
        <table:table-row>
          <table:table-cell table:style-name="Table1.A2" office:value-type="float" office:value="0">
            <text:p text:style-name="P94">Meshir (Amshir) 21</text:p>
          </table:table-cell>
          <table:table-cell table:style-name="Table1.A2" office:value-type="float" office:value="0">
            <text:p text:style-name="P94">February 28</text:p>
          </table:table-cell>
          <table:table-cell table:style-name="Table1.C2" office:value-type="float" office:value="0">
            <text:p text:style-name="P94">February 29</text:p>
          </table:table-cell>
        </table:table-row>
        <table:table-row>
          <table:table-cell table:style-name="Table1.A2" office:value-type="float" office:value="0">
            <text:p text:style-name="P94">Meshir (Amshir) 22</text:p>
          </table:table-cell>
          <table:table-cell table:style-name="Table1.A2" office:value-type="float" office:value="0">
            <text:p text:style-name="P94">March 1</text:p>
          </table:table-cell>
          <table:table-cell table:style-name="Table1.C2" office:value-type="float" office:value="0">
            <text:p text:style-name="P94">March 1</text:p>
          </table:table-cell>
        </table:table-row>
        <table:table-row>
          <table:table-cell table:style-name="Table1.A2" office:value-type="float" office:value="0">
            <text:p text:style-name="P94">Meshir (Amshir) 23</text:p>
          </table:table-cell>
          <table:table-cell table:style-name="Table1.A2" office:value-type="float" office:value="0">
            <text:p text:style-name="P94">March 2</text:p>
          </table:table-cell>
          <table:table-cell table:style-name="Table1.C2" office:value-type="float" office:value="0">
            <text:p text:style-name="P94">March 2</text:p>
          </table:table-cell>
        </table:table-row>
        <table:table-row>
          <table:table-cell table:style-name="Table1.A2" office:value-type="float" office:value="0">
            <text:p text:style-name="P94">Meshir (Amshir) 24</text:p>
          </table:table-cell>
          <table:table-cell table:style-name="Table1.A2" office:value-type="float" office:value="0">
            <text:p text:style-name="P94">March 3</text:p>
          </table:table-cell>
          <table:table-cell table:style-name="Table1.C2" office:value-type="float" office:value="0">
            <text:p text:style-name="P94">March 3</text:p>
          </table:table-cell>
        </table:table-row>
        <table:table-row>
          <table:table-cell table:style-name="Table1.A2" office:value-type="float" office:value="0">
            <text:p text:style-name="P94">Meshir (Amshir) 25</text:p>
          </table:table-cell>
          <table:table-cell table:style-name="Table1.A2" office:value-type="float" office:value="0">
            <text:p text:style-name="P94">March 4</text:p>
          </table:table-cell>
          <table:table-cell table:style-name="Table1.C2" office:value-type="float" office:value="0">
            <text:p text:style-name="P94">March 4</text:p>
          </table:table-cell>
        </table:table-row>
        <table:table-row>
          <table:table-cell table:style-name="Table1.A2" office:value-type="float" office:value="0">
            <text:p text:style-name="P94">Meshir (Amshir) 26</text:p>
          </table:table-cell>
          <table:table-cell table:style-name="Table1.A2" office:value-type="float" office:value="0">
            <text:p text:style-name="P94">March 5</text:p>
          </table:table-cell>
          <table:table-cell table:style-name="Table1.C2" office:value-type="float" office:value="0">
            <text:p text:style-name="P94">March 5</text:p>
          </table:table-cell>
        </table:table-row>
        <table:table-row>
          <table:table-cell table:style-name="Table1.A2" office:value-type="float" office:value="0">
            <text:p text:style-name="P94">Meshir (Amshir) 27</text:p>
          </table:table-cell>
          <table:table-cell table:style-name="Table1.A2" office:value-type="float" office:value="0">
            <text:p text:style-name="P94">March 6</text:p>
          </table:table-cell>
          <table:table-cell table:style-name="Table1.C2" office:value-type="float" office:value="0">
            <text:p text:style-name="P94">March 6</text:p>
          </table:table-cell>
        </table:table-row>
        <table:table-row>
          <table:table-cell table:style-name="Table1.A2" office:value-type="float" office:value="0">
            <text:p text:style-name="P94">Meshir (Amshir) 28</text:p>
          </table:table-cell>
          <table:table-cell table:style-name="Table1.A2" office:value-type="float" office:value="0">
            <text:p text:style-name="P94">March 7</text:p>
          </table:table-cell>
          <table:table-cell table:style-name="Table1.C2" office:value-type="float" office:value="0">
            <text:p text:style-name="P94">March 7</text:p>
          </table:table-cell>
        </table:table-row>
        <table:table-row>
          <table:table-cell table:style-name="Table1.A2" office:value-type="float" office:value="0">
            <text:p text:style-name="P94">Meshir (Amshir) 29</text:p>
          </table:table-cell>
          <table:table-cell table:style-name="Table1.A2" office:value-type="float" office:value="0">
            <text:p text:style-name="P94">March 8</text:p>
          </table:table-cell>
          <table:table-cell table:style-name="Table1.C2" office:value-type="float" office:value="0">
            <text:p text:style-name="P94">March 8</text:p>
          </table:table-cell>
        </table:table-row>
        <table:table-row>
          <table:table-cell table:style-name="Table1.A2" office:value-type="float" office:value="0">
            <text:p text:style-name="P94">Meshir (Amshir) 30</text:p>
          </table:table-cell>
          <table:table-cell table:style-name="Table1.A2" office:value-type="float" office:value="0">
            <text:p text:style-name="P94">March 9</text:p>
          </table:table-cell>
          <table:table-cell table:style-name="Table1.C2" office:value-type="float" office:value="0">
            <text:p text:style-name="P94">March 9</text:p>
          </table:table-cell>
        </table:table-row>
        <table:table-row>
          <table:table-cell table:style-name="Table1.A2" office:value-type="float" office:value="0">
            <text:p text:style-name="P94">Pamenoth (Baramhat) 1</text:p>
          </table:table-cell>
          <table:table-cell table:style-name="Table1.A2" office:value-type="float" office:value="0">
            <text:p text:style-name="P94">March 10</text:p>
          </table:table-cell>
          <table:table-cell table:style-name="Table1.C2" office:value-type="float" office:value="0">
            <text:p text:style-name="P94">March 10</text:p>
          </table:table-cell>
        </table:table-row>
        <table:table-row>
          <table:table-cell table:style-name="Table1.A2" office:value-type="float" office:value="0">
            <text:p text:style-name="P94">Pamenoth (Baramhat) 2</text:p>
          </table:table-cell>
          <table:table-cell table:style-name="Table1.A2" office:value-type="float" office:value="0">
            <text:p text:style-name="P94">March 11</text:p>
          </table:table-cell>
          <table:table-cell table:style-name="Table1.C2" office:value-type="float" office:value="0">
            <text:p text:style-name="P94">March 11</text:p>
          </table:table-cell>
        </table:table-row>
        <table:table-row>
          <table:table-cell table:style-name="Table1.A2" office:value-type="float" office:value="0">
            <text:p text:style-name="P94">Pamenoth (Baramhat) 3</text:p>
          </table:table-cell>
          <table:table-cell table:style-name="Table1.A2" office:value-type="float" office:value="0">
            <text:p text:style-name="P94">March 12</text:p>
          </table:table-cell>
          <table:table-cell table:style-name="Table1.C2" office:value-type="float" office:value="0">
            <text:p text:style-name="P94">March 12</text:p>
          </table:table-cell>
        </table:table-row>
        <table:table-row>
          <table:table-cell table:style-name="Table1.A2" office:value-type="float" office:value="0">
            <text:p text:style-name="P94">Pamenoth (Baramhat) 4</text:p>
          </table:table-cell>
          <table:table-cell table:style-name="Table1.A2" office:value-type="float" office:value="0">
            <text:p text:style-name="P94">March 13</text:p>
          </table:table-cell>
          <table:table-cell table:style-name="Table1.C2" office:value-type="float" office:value="0">
            <text:p text:style-name="P94">March 13</text:p>
          </table:table-cell>
        </table:table-row>
        <table:table-row>
          <table:table-cell table:style-name="Table1.A2" office:value-type="float" office:value="0">
            <text:p text:style-name="P94">Pamenoth (Baramhat) 5</text:p>
          </table:table-cell>
          <table:table-cell table:style-name="Table1.A2" office:value-type="float" office:value="0">
            <text:p text:style-name="P94">March 14</text:p>
          </table:table-cell>
          <table:table-cell table:style-name="Table1.C2" office:value-type="float" office:value="0">
            <text:p text:style-name="P94">March 14</text:p>
          </table:table-cell>
        </table:table-row>
        <table:table-row>
          <table:table-cell table:style-name="Table1.A2" office:value-type="float" office:value="0">
            <text:p text:style-name="P94">Pamenoth (Baramhat) 6</text:p>
          </table:table-cell>
          <table:table-cell table:style-name="Table1.A2" office:value-type="float" office:value="0">
            <text:p text:style-name="P94">March 15</text:p>
          </table:table-cell>
          <table:table-cell table:style-name="Table1.C2" office:value-type="float" office:value="0">
            <text:p text:style-name="P94">March 15</text:p>
          </table:table-cell>
        </table:table-row>
        <table:table-row>
          <table:table-cell table:style-name="Table1.A2" office:value-type="float" office:value="0">
            <text:p text:style-name="P94">Pamenoth (Baramhat) 7</text:p>
          </table:table-cell>
          <table:table-cell table:style-name="Table1.A2" office:value-type="float" office:value="0">
            <text:p text:style-name="P94">March 16</text:p>
          </table:table-cell>
          <table:table-cell table:style-name="Table1.C2" office:value-type="float" office:value="0">
            <text:p text:style-name="P94">March 16</text:p>
          </table:table-cell>
        </table:table-row>
        <table:table-row>
          <table:table-cell table:style-name="Table1.A2" office:value-type="float" office:value="0">
            <text:p text:style-name="P94">Pamenoth (Baramhat) 8</text:p>
          </table:table-cell>
          <table:table-cell table:style-name="Table1.A2" office:value-type="float" office:value="0">
            <text:p text:style-name="P94">March 17</text:p>
          </table:table-cell>
          <table:table-cell table:style-name="Table1.C2" office:value-type="float" office:value="0">
            <text:p text:style-name="P94">March 17</text:p>
          </table:table-cell>
        </table:table-row>
        <table:table-row>
          <table:table-cell table:style-name="Table1.A2" office:value-type="float" office:value="0">
            <text:p text:style-name="P94">Pamenoth (Baramhat) 9</text:p>
          </table:table-cell>
          <table:table-cell table:style-name="Table1.A2" office:value-type="float" office:value="0">
            <text:p text:style-name="P94">March 18</text:p>
          </table:table-cell>
          <table:table-cell table:style-name="Table1.C2" office:value-type="float" office:value="0">
            <text:p text:style-name="P94">March 18</text:p>
          </table:table-cell>
        </table:table-row>
        <table:table-row>
          <table:table-cell table:style-name="Table1.A2" office:value-type="float" office:value="0">
            <text:p text:style-name="P94">Pamenoth (Baramhat) 10</text:p>
          </table:table-cell>
          <table:table-cell table:style-name="Table1.A2" office:value-type="float" office:value="0">
            <text:p text:style-name="P94">March 19</text:p>
          </table:table-cell>
          <table:table-cell table:style-name="Table1.C2" office:value-type="float" office:value="0">
            <text:p text:style-name="P94">March 19</text:p>
          </table:table-cell>
        </table:table-row>
        <table:table-row>
          <table:table-cell table:style-name="Table1.A2" office:value-type="float" office:value="0">
            <text:p text:style-name="P94">Pamenoth (Baramhat) 11</text:p>
          </table:table-cell>
          <table:table-cell table:style-name="Table1.A2" office:value-type="float" office:value="0">
            <text:p text:style-name="P94">March 20</text:p>
          </table:table-cell>
          <table:table-cell table:style-name="Table1.C2" office:value-type="float" office:value="0">
            <text:p text:style-name="P94">March 20</text:p>
          </table:table-cell>
        </table:table-row>
        <table:table-row>
          <table:table-cell table:style-name="Table1.A2" office:value-type="float" office:value="0">
            <text:p text:style-name="P94">Pamenoth (Baramhat) 12</text:p>
          </table:table-cell>
          <table:table-cell table:style-name="Table1.A2" office:value-type="float" office:value="0">
            <text:p text:style-name="P94">March 21</text:p>
          </table:table-cell>
          <table:table-cell table:style-name="Table1.C2" office:value-type="float" office:value="0">
            <text:p text:style-name="P94">March 21</text:p>
          </table:table-cell>
        </table:table-row>
        <table:table-row>
          <table:table-cell table:style-name="Table1.A2" office:value-type="float" office:value="0">
            <text:p text:style-name="P94">Pamenoth (Baramhat) 13</text:p>
          </table:table-cell>
          <table:table-cell table:style-name="Table1.A2" office:value-type="float" office:value="0">
            <text:p text:style-name="P94">March 22</text:p>
          </table:table-cell>
          <table:table-cell table:style-name="Table1.C2" office:value-type="float" office:value="0">
            <text:p text:style-name="P94">March 22</text:p>
          </table:table-cell>
        </table:table-row>
        <table:table-row>
          <table:table-cell table:style-name="Table1.A2" office:value-type="float" office:value="0">
            <text:p text:style-name="P94">Pamenoth (Baramhat) 14</text:p>
          </table:table-cell>
          <table:table-cell table:style-name="Table1.A2" office:value-type="float" office:value="0">
            <text:p text:style-name="P94">March 23</text:p>
          </table:table-cell>
          <table:table-cell table:style-name="Table1.C2" office:value-type="float" office:value="0">
            <text:p text:style-name="P94">March 23</text:p>
          </table:table-cell>
        </table:table-row>
        <table:table-row>
          <table:table-cell table:style-name="Table1.A2" office:value-type="float" office:value="0">
            <text:p text:style-name="P94">Pamenoth (Baramhat) 15</text:p>
          </table:table-cell>
          <table:table-cell table:style-name="Table1.A2" office:value-type="float" office:value="0">
            <text:p text:style-name="P94">March 24</text:p>
          </table:table-cell>
          <table:table-cell table:style-name="Table1.C2" office:value-type="float" office:value="0">
            <text:p text:style-name="P94">March 24</text:p>
          </table:table-cell>
        </table:table-row>
        <table:table-row>
          <table:table-cell table:style-name="Table1.A2" office:value-type="float" office:value="0">
            <text:p text:style-name="P94">Pamenoth (Baramhat) 16</text:p>
          </table:table-cell>
          <table:table-cell table:style-name="Table1.A2" office:value-type="float" office:value="0">
            <text:p text:style-name="P94">March 25</text:p>
          </table:table-cell>
          <table:table-cell table:style-name="Table1.C2" office:value-type="float" office:value="0">
            <text:p text:style-name="P94">March 25</text:p>
          </table:table-cell>
        </table:table-row>
        <table:table-row>
          <table:table-cell table:style-name="Table1.A2" office:value-type="float" office:value="0">
            <text:p text:style-name="P94">Pamenoth (Baramhat) 17</text:p>
          </table:table-cell>
          <table:table-cell table:style-name="Table1.A2" office:value-type="float" office:value="0">
            <text:p text:style-name="P94">March 26</text:p>
          </table:table-cell>
          <table:table-cell table:style-name="Table1.C2" office:value-type="float" office:value="0">
            <text:p text:style-name="P94">March 26</text:p>
          </table:table-cell>
        </table:table-row>
        <table:table-row>
          <table:table-cell table:style-name="Table1.A2" office:value-type="float" office:value="0">
            <text:p text:style-name="P94">Pamenoth (Baramhat) 18</text:p>
          </table:table-cell>
          <table:table-cell table:style-name="Table1.A2" office:value-type="float" office:value="0">
            <text:p text:style-name="P94">March 27</text:p>
          </table:table-cell>
          <table:table-cell table:style-name="Table1.C2" office:value-type="float" office:value="0">
            <text:p text:style-name="P94">March 27</text:p>
          </table:table-cell>
        </table:table-row>
        <table:table-row>
          <table:table-cell table:style-name="Table1.A2" office:value-type="float" office:value="0">
            <text:p text:style-name="P94">Pamenoth (Baramhat) 19</text:p>
          </table:table-cell>
          <table:table-cell table:style-name="Table1.A2" office:value-type="float" office:value="0">
            <text:p text:style-name="P94">March 28</text:p>
          </table:table-cell>
          <table:table-cell table:style-name="Table1.C2" office:value-type="float" office:value="0">
            <text:p text:style-name="P94">March 28</text:p>
          </table:table-cell>
        </table:table-row>
        <table:table-row>
          <table:table-cell table:style-name="Table1.A2" office:value-type="float" office:value="0">
            <text:p text:style-name="P94">Pamenoth (Baramhat) 20</text:p>
          </table:table-cell>
          <table:table-cell table:style-name="Table1.A2" office:value-type="float" office:value="0">
            <text:p text:style-name="P94">March 29</text:p>
          </table:table-cell>
          <table:table-cell table:style-name="Table1.C2" office:value-type="float" office:value="0">
            <text:p text:style-name="P94">March 29</text:p>
          </table:table-cell>
        </table:table-row>
        <table:table-row>
          <table:table-cell table:style-name="Table1.A2" office:value-type="float" office:value="0">
            <text:p text:style-name="P94">Pamenoth (Baramhat) 21</text:p>
          </table:table-cell>
          <table:table-cell table:style-name="Table1.A2" office:value-type="float" office:value="0">
            <text:p text:style-name="P94">March 30</text:p>
          </table:table-cell>
          <table:table-cell table:style-name="Table1.C2" office:value-type="float" office:value="0">
            <text:p text:style-name="P94">March 30</text:p>
          </table:table-cell>
        </table:table-row>
        <table:table-row>
          <table:table-cell table:style-name="Table1.A2" office:value-type="float" office:value="0">
            <text:p text:style-name="P94">Pamenoth (Baramhat) 22</text:p>
          </table:table-cell>
          <table:table-cell table:style-name="Table1.A2" office:value-type="float" office:value="0">
            <text:p text:style-name="P94">March 31</text:p>
          </table:table-cell>
          <table:table-cell table:style-name="Table1.C2" office:value-type="float" office:value="0">
            <text:p text:style-name="P94">March 31</text:p>
          </table:table-cell>
        </table:table-row>
        <table:table-row>
          <table:table-cell table:style-name="Table1.A2" office:value-type="float" office:value="0">
            <text:p text:style-name="P94">Pamenoth (Baramhat) 23</text:p>
          </table:table-cell>
          <table:table-cell table:style-name="Table1.A2" office:value-type="float" office:value="0">
            <text:p text:style-name="P94">April 1</text:p>
          </table:table-cell>
          <table:table-cell table:style-name="Table1.C2" office:value-type="float" office:value="0">
            <text:p text:style-name="P94">April 1</text:p>
          </table:table-cell>
        </table:table-row>
        <table:table-row>
          <table:table-cell table:style-name="Table1.A2" office:value-type="float" office:value="0">
            <text:p text:style-name="P94">Pamenoth (Baramhat) 24</text:p>
          </table:table-cell>
          <table:table-cell table:style-name="Table1.A2" office:value-type="float" office:value="0">
            <text:p text:style-name="P94">April 2</text:p>
          </table:table-cell>
          <table:table-cell table:style-name="Table1.C2" office:value-type="float" office:value="0">
            <text:p text:style-name="P94">April 2</text:p>
          </table:table-cell>
        </table:table-row>
        <table:table-row>
          <table:table-cell table:style-name="Table1.A2" office:value-type="float" office:value="0">
            <text:p text:style-name="P94">Pamenoth (Baramhat) 25</text:p>
          </table:table-cell>
          <table:table-cell table:style-name="Table1.A2" office:value-type="float" office:value="0">
            <text:p text:style-name="P94">April 3</text:p>
          </table:table-cell>
          <table:table-cell table:style-name="Table1.C2" office:value-type="float" office:value="0">
            <text:p text:style-name="P94">April 3</text:p>
          </table:table-cell>
        </table:table-row>
        <table:table-row>
          <table:table-cell table:style-name="Table1.A2" office:value-type="float" office:value="0">
            <text:p text:style-name="P94">Pamenoth (Baramhat) 26</text:p>
          </table:table-cell>
          <table:table-cell table:style-name="Table1.A2" office:value-type="float" office:value="0">
            <text:p text:style-name="P94">April 4</text:p>
          </table:table-cell>
          <table:table-cell table:style-name="Table1.C2" office:value-type="float" office:value="0">
            <text:p text:style-name="P94">April 4</text:p>
          </table:table-cell>
        </table:table-row>
        <table:table-row>
          <table:table-cell table:style-name="Table1.A2" office:value-type="float" office:value="0">
            <text:p text:style-name="P94">Pamenoth (Baramhat) 27</text:p>
          </table:table-cell>
          <table:table-cell table:style-name="Table1.A2" office:value-type="float" office:value="0">
            <text:p text:style-name="P94">April 5</text:p>
          </table:table-cell>
          <table:table-cell table:style-name="Table1.C2" office:value-type="float" office:value="0">
            <text:p text:style-name="P94">April 5</text:p>
          </table:table-cell>
        </table:table-row>
        <table:table-row>
          <table:table-cell table:style-name="Table1.A2" office:value-type="float" office:value="0">
            <text:p text:style-name="P94">Pamenoth (Baramhat) 28</text:p>
          </table:table-cell>
          <table:table-cell table:style-name="Table1.A2" office:value-type="float" office:value="0">
            <text:p text:style-name="P94">April 6</text:p>
          </table:table-cell>
          <table:table-cell table:style-name="Table1.C2" office:value-type="float" office:value="0">
            <text:p text:style-name="P94">April 6</text:p>
          </table:table-cell>
        </table:table-row>
        <table:table-row>
          <table:table-cell table:style-name="Table1.A2" office:value-type="float" office:value="0">
            <text:p text:style-name="P94">Pamenoth (Baramhat) 29</text:p>
          </table:table-cell>
          <table:table-cell table:style-name="Table1.A2" office:value-type="float" office:value="0">
            <text:p text:style-name="P94">April 7</text:p>
          </table:table-cell>
          <table:table-cell table:style-name="Table1.C2" office:value-type="float" office:value="0">
            <text:p text:style-name="P94">April 7</text:p>
          </table:table-cell>
        </table:table-row>
        <table:table-row>
          <table:table-cell table:style-name="Table1.A2" office:value-type="float" office:value="0">
            <text:p text:style-name="P94">Pamenoth (Baramhat) 30</text:p>
          </table:table-cell>
          <table:table-cell table:style-name="Table1.A2" office:value-type="float" office:value="0">
            <text:p text:style-name="P94">April 8</text:p>
          </table:table-cell>
          <table:table-cell table:style-name="Table1.C2" office:value-type="float" office:value="0">
            <text:p text:style-name="P94">April 8</text:p>
          </table:table-cell>
        </table:table-row>
        <table:table-row>
          <table:table-cell table:style-name="Table1.A2" office:value-type="float" office:value="0">
            <text:p text:style-name="P94">Pharamuthi (Baramouda) 1</text:p>
          </table:table-cell>
          <table:table-cell table:style-name="Table1.A2" office:value-type="float" office:value="0">
            <text:p text:style-name="P94">April 9</text:p>
          </table:table-cell>
          <table:table-cell table:style-name="Table1.C2" office:value-type="float" office:value="0">
            <text:p text:style-name="P94">April 9</text:p>
          </table:table-cell>
        </table:table-row>
        <table:table-row>
          <table:table-cell table:style-name="Table1.A2" office:value-type="float" office:value="0">
            <text:p text:style-name="P94">Pharamuthi (Baramouda) 2</text:p>
          </table:table-cell>
          <table:table-cell table:style-name="Table1.A2" office:value-type="float" office:value="0">
            <text:p text:style-name="P94">April 10</text:p>
          </table:table-cell>
          <table:table-cell table:style-name="Table1.C2" office:value-type="float" office:value="0">
            <text:p text:style-name="P94">April 10</text:p>
          </table:table-cell>
        </table:table-row>
        <table:table-row>
          <table:table-cell table:style-name="Table1.A2" office:value-type="float" office:value="0">
            <text:p text:style-name="P94">Pharamuthi (Baramouda) 3</text:p>
          </table:table-cell>
          <table:table-cell table:style-name="Table1.A2" office:value-type="float" office:value="0">
            <text:p text:style-name="P94">April 11</text:p>
          </table:table-cell>
          <table:table-cell table:style-name="Table1.C2" office:value-type="float" office:value="0">
            <text:p text:style-name="P94">April 11</text:p>
          </table:table-cell>
        </table:table-row>
        <table:table-row>
          <table:table-cell table:style-name="Table1.A2" office:value-type="float" office:value="0">
            <text:p text:style-name="P94">Pharamuthi (Baramouda) 4</text:p>
          </table:table-cell>
          <table:table-cell table:style-name="Table1.A2" office:value-type="float" office:value="0">
            <text:p text:style-name="P94">April 12</text:p>
          </table:table-cell>
          <table:table-cell table:style-name="Table1.C2" office:value-type="float" office:value="0">
            <text:p text:style-name="P94">April 12</text:p>
          </table:table-cell>
        </table:table-row>
        <table:table-row>
          <table:table-cell table:style-name="Table1.A2" office:value-type="float" office:value="0">
            <text:p text:style-name="P94">Pharamuthi (Baramouda) 5</text:p>
          </table:table-cell>
          <table:table-cell table:style-name="Table1.A2" office:value-type="float" office:value="0">
            <text:p text:style-name="P94">April 13</text:p>
          </table:table-cell>
          <table:table-cell table:style-name="Table1.C2" office:value-type="float" office:value="0">
            <text:p text:style-name="P94">April 13</text:p>
          </table:table-cell>
        </table:table-row>
        <table:table-row>
          <table:table-cell table:style-name="Table1.A2" office:value-type="float" office:value="0">
            <text:p text:style-name="P94">Pharamuthi (Baramouda) 6</text:p>
          </table:table-cell>
          <table:table-cell table:style-name="Table1.A2" office:value-type="float" office:value="0">
            <text:p text:style-name="P94">April 14</text:p>
          </table:table-cell>
          <table:table-cell table:style-name="Table1.C2" office:value-type="float" office:value="0">
            <text:p text:style-name="P94">April 14</text:p>
          </table:table-cell>
        </table:table-row>
        <table:table-row>
          <table:table-cell table:style-name="Table1.A2" office:value-type="float" office:value="0">
            <text:p text:style-name="P94">Pharamuthi (Baramouda) 7</text:p>
          </table:table-cell>
          <table:table-cell table:style-name="Table1.A2" office:value-type="float" office:value="0">
            <text:p text:style-name="P94">April 15</text:p>
          </table:table-cell>
          <table:table-cell table:style-name="Table1.C2" office:value-type="float" office:value="0">
            <text:p text:style-name="P94">April 15</text:p>
          </table:table-cell>
        </table:table-row>
        <table:table-row>
          <table:table-cell table:style-name="Table1.A2" office:value-type="float" office:value="0">
            <text:p text:style-name="P94">Pharamuthi (Baramouda) 8</text:p>
          </table:table-cell>
          <table:table-cell table:style-name="Table1.A2" office:value-type="float" office:value="0">
            <text:p text:style-name="P94">April 16</text:p>
          </table:table-cell>
          <table:table-cell table:style-name="Table1.C2" office:value-type="float" office:value="0">
            <text:p text:style-name="P94">April 16</text:p>
          </table:table-cell>
        </table:table-row>
        <table:table-row>
          <table:table-cell table:style-name="Table1.A2" office:value-type="float" office:value="0">
            <text:p text:style-name="P94">Pharamuthi (Baramouda) 9</text:p>
          </table:table-cell>
          <table:table-cell table:style-name="Table1.A2" office:value-type="float" office:value="0">
            <text:p text:style-name="P94">April 17</text:p>
          </table:table-cell>
          <table:table-cell table:style-name="Table1.C2" office:value-type="float" office:value="0">
            <text:p text:style-name="P94">April 17</text:p>
          </table:table-cell>
        </table:table-row>
        <table:table-row>
          <table:table-cell table:style-name="Table1.A2" office:value-type="float" office:value="0">
            <text:p text:style-name="P94">Pharamuthi (Baramouda) 10</text:p>
          </table:table-cell>
          <table:table-cell table:style-name="Table1.A2" office:value-type="float" office:value="0">
            <text:p text:style-name="P94">April 18</text:p>
          </table:table-cell>
          <table:table-cell table:style-name="Table1.C2" office:value-type="float" office:value="0">
            <text:p text:style-name="P94">April 18</text:p>
          </table:table-cell>
        </table:table-row>
        <table:table-row>
          <table:table-cell table:style-name="Table1.A2" office:value-type="float" office:value="0">
            <text:p text:style-name="P94">Pharamuthi (Baramouda) 11</text:p>
          </table:table-cell>
          <table:table-cell table:style-name="Table1.A2" office:value-type="float" office:value="0">
            <text:p text:style-name="P94">April 19</text:p>
          </table:table-cell>
          <table:table-cell table:style-name="Table1.C2" office:value-type="float" office:value="0">
            <text:p text:style-name="P94">April 19</text:p>
          </table:table-cell>
        </table:table-row>
        <table:table-row>
          <table:table-cell table:style-name="Table1.A2" office:value-type="float" office:value="0">
            <text:p text:style-name="P94">Pharamuthi (Baramouda) 12</text:p>
          </table:table-cell>
          <table:table-cell table:style-name="Table1.A2" office:value-type="float" office:value="0">
            <text:p text:style-name="P94">April 20</text:p>
          </table:table-cell>
          <table:table-cell table:style-name="Table1.C2" office:value-type="float" office:value="0">
            <text:p text:style-name="P94">April 20</text:p>
          </table:table-cell>
        </table:table-row>
        <table:table-row>
          <table:table-cell table:style-name="Table1.A2" office:value-type="float" office:value="0">
            <text:p text:style-name="P94">Pharamuthi (Baramouda) 13</text:p>
          </table:table-cell>
          <table:table-cell table:style-name="Table1.A2" office:value-type="float" office:value="0">
            <text:p text:style-name="P94">April 21</text:p>
          </table:table-cell>
          <table:table-cell table:style-name="Table1.C2" office:value-type="float" office:value="0">
            <text:p text:style-name="P94">April 21</text:p>
          </table:table-cell>
        </table:table-row>
        <table:table-row>
          <table:table-cell table:style-name="Table1.A2" office:value-type="float" office:value="0">
            <text:p text:style-name="P94">Pharamuthi (Baramouda) 14</text:p>
          </table:table-cell>
          <table:table-cell table:style-name="Table1.A2" office:value-type="float" office:value="0">
            <text:p text:style-name="P94">April 22</text:p>
          </table:table-cell>
          <table:table-cell table:style-name="Table1.C2" office:value-type="float" office:value="0">
            <text:p text:style-name="P94">April 22</text:p>
          </table:table-cell>
        </table:table-row>
        <table:table-row>
          <table:table-cell table:style-name="Table1.A2" office:value-type="float" office:value="0">
            <text:p text:style-name="P94">Pharamuthi (Baramouda) 15</text:p>
          </table:table-cell>
          <table:table-cell table:style-name="Table1.A2" office:value-type="float" office:value="0">
            <text:p text:style-name="P94">April 23</text:p>
          </table:table-cell>
          <table:table-cell table:style-name="Table1.C2" office:value-type="float" office:value="0">
            <text:p text:style-name="P94">April 23</text:p>
          </table:table-cell>
        </table:table-row>
        <table:table-row>
          <table:table-cell table:style-name="Table1.A2" office:value-type="float" office:value="0">
            <text:p text:style-name="P94">Pharamuthi (Baramouda) 16</text:p>
          </table:table-cell>
          <table:table-cell table:style-name="Table1.A2" office:value-type="float" office:value="0">
            <text:p text:style-name="P94">April 24</text:p>
          </table:table-cell>
          <table:table-cell table:style-name="Table1.C2" office:value-type="float" office:value="0">
            <text:p text:style-name="P94">April 24</text:p>
          </table:table-cell>
        </table:table-row>
        <table:table-row>
          <table:table-cell table:style-name="Table1.A2" office:value-type="float" office:value="0">
            <text:p text:style-name="P94">Pharamuthi (Baramouda) 17</text:p>
          </table:table-cell>
          <table:table-cell table:style-name="Table1.A2" office:value-type="float" office:value="0">
            <text:p text:style-name="P94">April 25</text:p>
          </table:table-cell>
          <table:table-cell table:style-name="Table1.C2" office:value-type="float" office:value="0">
            <text:p text:style-name="P94">April 25</text:p>
          </table:table-cell>
        </table:table-row>
        <table:table-row>
          <table:table-cell table:style-name="Table1.A2" office:value-type="float" office:value="0">
            <text:p text:style-name="P94">Pharamuthi (Baramouda) 18</text:p>
          </table:table-cell>
          <table:table-cell table:style-name="Table1.A2" office:value-type="float" office:value="0">
            <text:p text:style-name="P94">April 26</text:p>
          </table:table-cell>
          <table:table-cell table:style-name="Table1.C2" office:value-type="float" office:value="0">
            <text:p text:style-name="P94">April 26</text:p>
          </table:table-cell>
        </table:table-row>
        <table:table-row>
          <table:table-cell table:style-name="Table1.A2" office:value-type="float" office:value="0">
            <text:p text:style-name="P94">Pharamuthi (Baramouda) 19</text:p>
          </table:table-cell>
          <table:table-cell table:style-name="Table1.A2" office:value-type="float" office:value="0">
            <text:p text:style-name="P94">April 27</text:p>
          </table:table-cell>
          <table:table-cell table:style-name="Table1.C2" office:value-type="float" office:value="0">
            <text:p text:style-name="P94">April 27</text:p>
          </table:table-cell>
        </table:table-row>
        <table:table-row>
          <table:table-cell table:style-name="Table1.A2" office:value-type="float" office:value="0">
            <text:p text:style-name="P94">Pharamuthi (Baramouda) 20</text:p>
          </table:table-cell>
          <table:table-cell table:style-name="Table1.A2" office:value-type="float" office:value="0">
            <text:p text:style-name="P94">April 28</text:p>
          </table:table-cell>
          <table:table-cell table:style-name="Table1.C2" office:value-type="float" office:value="0">
            <text:p text:style-name="P94">April 28</text:p>
          </table:table-cell>
        </table:table-row>
        <table:table-row>
          <table:table-cell table:style-name="Table1.A2" office:value-type="float" office:value="0">
            <text:p text:style-name="P94">Pharamuthi (Baramouda) 21</text:p>
          </table:table-cell>
          <table:table-cell table:style-name="Table1.A2" office:value-type="float" office:value="0">
            <text:p text:style-name="P94">April 29</text:p>
          </table:table-cell>
          <table:table-cell table:style-name="Table1.C2" office:value-type="float" office:value="0">
            <text:p text:style-name="P94">April 29</text:p>
          </table:table-cell>
        </table:table-row>
        <table:table-row>
          <table:table-cell table:style-name="Table1.A2" office:value-type="float" office:value="0">
            <text:p text:style-name="P94">Pharamuthi (Baramouda) 22</text:p>
          </table:table-cell>
          <table:table-cell table:style-name="Table1.A2" office:value-type="float" office:value="0">
            <text:p text:style-name="P94">April 30</text:p>
          </table:table-cell>
          <table:table-cell table:style-name="Table1.C2" office:value-type="float" office:value="0">
            <text:p text:style-name="P94">April 30</text:p>
          </table:table-cell>
        </table:table-row>
        <table:table-row>
          <table:table-cell table:style-name="Table1.A2" office:value-type="float" office:value="0">
            <text:p text:style-name="P94">Pharamuthi (Baramouda) 23</text:p>
          </table:table-cell>
          <table:table-cell table:style-name="Table1.A2" office:value-type="float" office:value="0">
            <text:p text:style-name="P94">May 1</text:p>
          </table:table-cell>
          <table:table-cell table:style-name="Table1.C2" office:value-type="float" office:value="0">
            <text:p text:style-name="P94">May 1</text:p>
          </table:table-cell>
        </table:table-row>
        <table:table-row>
          <table:table-cell table:style-name="Table1.A2" office:value-type="float" office:value="0">
            <text:p text:style-name="P94">Pharamuthi (Baramouda) 24</text:p>
          </table:table-cell>
          <table:table-cell table:style-name="Table1.A2" office:value-type="float" office:value="0">
            <text:p text:style-name="P94">May 2</text:p>
          </table:table-cell>
          <table:table-cell table:style-name="Table1.C2" office:value-type="float" office:value="0">
            <text:p text:style-name="P94">May 2</text:p>
          </table:table-cell>
        </table:table-row>
        <table:table-row>
          <table:table-cell table:style-name="Table1.A2" office:value-type="float" office:value="0">
            <text:p text:style-name="P94">Pharamuthi (Baramouda) 25</text:p>
          </table:table-cell>
          <table:table-cell table:style-name="Table1.A2" office:value-type="float" office:value="0">
            <text:p text:style-name="P94">May 3</text:p>
          </table:table-cell>
          <table:table-cell table:style-name="Table1.C2" office:value-type="float" office:value="0">
            <text:p text:style-name="P94">May 3</text:p>
          </table:table-cell>
        </table:table-row>
        <table:table-row>
          <table:table-cell table:style-name="Table1.A2" office:value-type="float" office:value="0">
            <text:p text:style-name="P94">Pharamuthi (Baramouda) 26</text:p>
          </table:table-cell>
          <table:table-cell table:style-name="Table1.A2" office:value-type="float" office:value="0">
            <text:p text:style-name="P94">May 4</text:p>
          </table:table-cell>
          <table:table-cell table:style-name="Table1.C2" office:value-type="float" office:value="0">
            <text:p text:style-name="P94">May 4</text:p>
          </table:table-cell>
        </table:table-row>
        <table:table-row>
          <table:table-cell table:style-name="Table1.A2" office:value-type="float" office:value="0">
            <text:p text:style-name="P94">Pharamuthi (Baramouda) 27</text:p>
          </table:table-cell>
          <table:table-cell table:style-name="Table1.A2" office:value-type="float" office:value="0">
            <text:p text:style-name="P94">May 5</text:p>
          </table:table-cell>
          <table:table-cell table:style-name="Table1.C2" office:value-type="float" office:value="0">
            <text:p text:style-name="P94">May 5</text:p>
          </table:table-cell>
        </table:table-row>
        <table:table-row>
          <table:table-cell table:style-name="Table1.A2" office:value-type="float" office:value="0">
            <text:p text:style-name="P94">Pharamuthi (Baramouda) 28</text:p>
          </table:table-cell>
          <table:table-cell table:style-name="Table1.A2" office:value-type="float" office:value="0">
            <text:p text:style-name="P94">May 6</text:p>
          </table:table-cell>
          <table:table-cell table:style-name="Table1.C2" office:value-type="float" office:value="0">
            <text:p text:style-name="P94">May 6</text:p>
          </table:table-cell>
        </table:table-row>
        <table:table-row>
          <table:table-cell table:style-name="Table1.A2" office:value-type="float" office:value="0">
            <text:p text:style-name="P94">Pharamuthi (Baramouda) 29</text:p>
          </table:table-cell>
          <table:table-cell table:style-name="Table1.A2" office:value-type="float" office:value="0">
            <text:p text:style-name="P94">May 7</text:p>
          </table:table-cell>
          <table:table-cell table:style-name="Table1.C2" office:value-type="float" office:value="0">
            <text:p text:style-name="P94">May 7</text:p>
          </table:table-cell>
        </table:table-row>
        <table:table-row>
          <table:table-cell table:style-name="Table1.A2" office:value-type="float" office:value="0">
            <text:p text:style-name="P94">Pharamuthi (Baramouda) 30</text:p>
          </table:table-cell>
          <table:table-cell table:style-name="Table1.A2" office:value-type="float" office:value="0">
            <text:p text:style-name="P94">May 8</text:p>
          </table:table-cell>
          <table:table-cell table:style-name="Table1.C2" office:value-type="float" office:value="0">
            <text:p text:style-name="P94">May 8</text:p>
          </table:table-cell>
        </table:table-row>
        <table:table-row>
          <table:table-cell table:style-name="Table1.A2" office:value-type="float" office:value="0">
            <text:p text:style-name="P94">Pashons (Bashons) 1</text:p>
          </table:table-cell>
          <table:table-cell table:style-name="Table1.A2" office:value-type="float" office:value="0">
            <text:p text:style-name="P94">May 9</text:p>
          </table:table-cell>
          <table:table-cell table:style-name="Table1.C2" office:value-type="float" office:value="0">
            <text:p text:style-name="P94">May 9</text:p>
          </table:table-cell>
        </table:table-row>
        <table:table-row>
          <table:table-cell table:style-name="Table1.A2" office:value-type="float" office:value="0">
            <text:p text:style-name="P94">Pashons (Bashons) 2</text:p>
          </table:table-cell>
          <table:table-cell table:style-name="Table1.A2" office:value-type="float" office:value="0">
            <text:p text:style-name="P94">May 10</text:p>
          </table:table-cell>
          <table:table-cell table:style-name="Table1.C2" office:value-type="float" office:value="0">
            <text:p text:style-name="P94">May 10</text:p>
          </table:table-cell>
        </table:table-row>
        <table:table-row>
          <table:table-cell table:style-name="Table1.A2" office:value-type="float" office:value="0">
            <text:p text:style-name="P94">Pashons (Bashons) 3</text:p>
          </table:table-cell>
          <table:table-cell table:style-name="Table1.A2" office:value-type="float" office:value="0">
            <text:p text:style-name="P94">May 11</text:p>
          </table:table-cell>
          <table:table-cell table:style-name="Table1.C2" office:value-type="float" office:value="0">
            <text:p text:style-name="P94">May 11</text:p>
          </table:table-cell>
        </table:table-row>
        <table:table-row>
          <table:table-cell table:style-name="Table1.A2" office:value-type="float" office:value="0">
            <text:p text:style-name="P94">Pashons (Bashons) 4</text:p>
          </table:table-cell>
          <table:table-cell table:style-name="Table1.A2" office:value-type="float" office:value="0">
            <text:p text:style-name="P94">May 12</text:p>
          </table:table-cell>
          <table:table-cell table:style-name="Table1.C2" office:value-type="float" office:value="0">
            <text:p text:style-name="P94">May 12</text:p>
          </table:table-cell>
        </table:table-row>
        <table:table-row>
          <table:table-cell table:style-name="Table1.A2" office:value-type="float" office:value="0">
            <text:p text:style-name="P94">Pashons (Bashons) 5</text:p>
          </table:table-cell>
          <table:table-cell table:style-name="Table1.A2" office:value-type="float" office:value="0">
            <text:p text:style-name="P94">May 13</text:p>
          </table:table-cell>
          <table:table-cell table:style-name="Table1.C2" office:value-type="float" office:value="0">
            <text:p text:style-name="P94">May 13</text:p>
          </table:table-cell>
        </table:table-row>
        <table:table-row>
          <table:table-cell table:style-name="Table1.A2" office:value-type="float" office:value="0">
            <text:p text:style-name="P94">Pashons (Bashons) 6</text:p>
          </table:table-cell>
          <table:table-cell table:style-name="Table1.A2" office:value-type="float" office:value="0">
            <text:p text:style-name="P94">May 14</text:p>
          </table:table-cell>
          <table:table-cell table:style-name="Table1.C2" office:value-type="float" office:value="0">
            <text:p text:style-name="P94">May 14</text:p>
          </table:table-cell>
        </table:table-row>
        <table:table-row>
          <table:table-cell table:style-name="Table1.A2" office:value-type="float" office:value="0">
            <text:p text:style-name="P94">Pashons (Bashons) 7</text:p>
          </table:table-cell>
          <table:table-cell table:style-name="Table1.A2" office:value-type="float" office:value="0">
            <text:p text:style-name="P94">May 15</text:p>
          </table:table-cell>
          <table:table-cell table:style-name="Table1.C2" office:value-type="float" office:value="0">
            <text:p text:style-name="P94">May 15</text:p>
          </table:table-cell>
        </table:table-row>
        <table:table-row>
          <table:table-cell table:style-name="Table1.A2" office:value-type="float" office:value="0">
            <text:p text:style-name="P94">Pashons (Bashons) 8</text:p>
          </table:table-cell>
          <table:table-cell table:style-name="Table1.A2" office:value-type="float" office:value="0">
            <text:p text:style-name="P94">May 16</text:p>
          </table:table-cell>
          <table:table-cell table:style-name="Table1.C2" office:value-type="float" office:value="0">
            <text:p text:style-name="P94">May 16</text:p>
          </table:table-cell>
        </table:table-row>
        <table:table-row>
          <table:table-cell table:style-name="Table1.A2" office:value-type="float" office:value="0">
            <text:p text:style-name="P94">Pashons (Bashons) 9</text:p>
          </table:table-cell>
          <table:table-cell table:style-name="Table1.A2" office:value-type="float" office:value="0">
            <text:p text:style-name="P94">May 17</text:p>
          </table:table-cell>
          <table:table-cell table:style-name="Table1.C2" office:value-type="float" office:value="0">
            <text:p text:style-name="P94">May 17</text:p>
          </table:table-cell>
        </table:table-row>
        <table:table-row>
          <table:table-cell table:style-name="Table1.A2" office:value-type="float" office:value="0">
            <text:p text:style-name="P94">Pashons (Bashons) 10</text:p>
          </table:table-cell>
          <table:table-cell table:style-name="Table1.A2" office:value-type="float" office:value="0">
            <text:p text:style-name="P94">May 18</text:p>
          </table:table-cell>
          <table:table-cell table:style-name="Table1.C2" office:value-type="float" office:value="0">
            <text:p text:style-name="P94">May 18</text:p>
          </table:table-cell>
        </table:table-row>
        <table:table-row>
          <table:table-cell table:style-name="Table1.A2" office:value-type="float" office:value="0">
            <text:p text:style-name="P94">Pashons (Bashons) 11</text:p>
          </table:table-cell>
          <table:table-cell table:style-name="Table1.A2" office:value-type="float" office:value="0">
            <text:p text:style-name="P94">May 19</text:p>
          </table:table-cell>
          <table:table-cell table:style-name="Table1.C2" office:value-type="float" office:value="0">
            <text:p text:style-name="P94">May 19</text:p>
          </table:table-cell>
        </table:table-row>
        <table:table-row>
          <table:table-cell table:style-name="Table1.A2" office:value-type="float" office:value="0">
            <text:p text:style-name="P94">Pashons (Bashons) 12</text:p>
          </table:table-cell>
          <table:table-cell table:style-name="Table1.A2" office:value-type="float" office:value="0">
            <text:p text:style-name="P94">May 20</text:p>
          </table:table-cell>
          <table:table-cell table:style-name="Table1.C2" office:value-type="float" office:value="0">
            <text:p text:style-name="P94">May 20</text:p>
          </table:table-cell>
        </table:table-row>
        <table:table-row>
          <table:table-cell table:style-name="Table1.A2" office:value-type="float" office:value="0">
            <text:p text:style-name="P94">Pashons (Bashons) 13</text:p>
          </table:table-cell>
          <table:table-cell table:style-name="Table1.A2" office:value-type="float" office:value="0">
            <text:p text:style-name="P94">May 21</text:p>
          </table:table-cell>
          <table:table-cell table:style-name="Table1.C2" office:value-type="float" office:value="0">
            <text:p text:style-name="P94">May 21</text:p>
          </table:table-cell>
        </table:table-row>
        <table:table-row>
          <table:table-cell table:style-name="Table1.A2" office:value-type="float" office:value="0">
            <text:p text:style-name="P94">Pashons (Bashons) 14</text:p>
          </table:table-cell>
          <table:table-cell table:style-name="Table1.A2" office:value-type="float" office:value="0">
            <text:p text:style-name="P94">May 22</text:p>
          </table:table-cell>
          <table:table-cell table:style-name="Table1.C2" office:value-type="float" office:value="0">
            <text:p text:style-name="P94">May 22</text:p>
          </table:table-cell>
        </table:table-row>
        <table:table-row>
          <table:table-cell table:style-name="Table1.A2" office:value-type="float" office:value="0">
            <text:p text:style-name="P94">Pashons (Bashons) 15</text:p>
          </table:table-cell>
          <table:table-cell table:style-name="Table1.A2" office:value-type="float" office:value="0">
            <text:p text:style-name="P94">May 23</text:p>
          </table:table-cell>
          <table:table-cell table:style-name="Table1.C2" office:value-type="float" office:value="0">
            <text:p text:style-name="P94">May 23</text:p>
          </table:table-cell>
        </table:table-row>
        <table:table-row>
          <table:table-cell table:style-name="Table1.A2" office:value-type="float" office:value="0">
            <text:p text:style-name="P94">Pashons (Bashons) 16</text:p>
          </table:table-cell>
          <table:table-cell table:style-name="Table1.A2" office:value-type="float" office:value="0">
            <text:p text:style-name="P94">May 24</text:p>
          </table:table-cell>
          <table:table-cell table:style-name="Table1.C2" office:value-type="float" office:value="0">
            <text:p text:style-name="P94">May 24</text:p>
          </table:table-cell>
        </table:table-row>
        <table:table-row>
          <table:table-cell table:style-name="Table1.A2" office:value-type="float" office:value="0">
            <text:p text:style-name="P94">Pashons (Bashons) 17</text:p>
          </table:table-cell>
          <table:table-cell table:style-name="Table1.A2" office:value-type="float" office:value="0">
            <text:p text:style-name="P94">May 25</text:p>
          </table:table-cell>
          <table:table-cell table:style-name="Table1.C2" office:value-type="float" office:value="0">
            <text:p text:style-name="P94">May 25</text:p>
          </table:table-cell>
        </table:table-row>
        <table:table-row>
          <table:table-cell table:style-name="Table1.A2" office:value-type="float" office:value="0">
            <text:p text:style-name="P94">Pashons (Bashons) 18</text:p>
          </table:table-cell>
          <table:table-cell table:style-name="Table1.A2" office:value-type="float" office:value="0">
            <text:p text:style-name="P94">May 26</text:p>
          </table:table-cell>
          <table:table-cell table:style-name="Table1.C2" office:value-type="float" office:value="0">
            <text:p text:style-name="P94">May 26</text:p>
          </table:table-cell>
        </table:table-row>
        <table:table-row>
          <table:table-cell table:style-name="Table1.A2" office:value-type="float" office:value="0">
            <text:p text:style-name="P94">Pashons (Bashons) 19</text:p>
          </table:table-cell>
          <table:table-cell table:style-name="Table1.A2" office:value-type="float" office:value="0">
            <text:p text:style-name="P94">May 27</text:p>
          </table:table-cell>
          <table:table-cell table:style-name="Table1.C2" office:value-type="float" office:value="0">
            <text:p text:style-name="P94">May 27</text:p>
          </table:table-cell>
        </table:table-row>
        <table:table-row>
          <table:table-cell table:style-name="Table1.A2" office:value-type="float" office:value="0">
            <text:p text:style-name="P94">Pashons (Bashons) 20</text:p>
          </table:table-cell>
          <table:table-cell table:style-name="Table1.A2" office:value-type="float" office:value="0">
            <text:p text:style-name="P94">May 28</text:p>
          </table:table-cell>
          <table:table-cell table:style-name="Table1.C2" office:value-type="float" office:value="0">
            <text:p text:style-name="P94">May 28</text:p>
          </table:table-cell>
        </table:table-row>
        <table:table-row>
          <table:table-cell table:style-name="Table1.A2" office:value-type="float" office:value="0">
            <text:p text:style-name="P94">Pashons (Bashons) 21</text:p>
          </table:table-cell>
          <table:table-cell table:style-name="Table1.A2" office:value-type="float" office:value="0">
            <text:p text:style-name="P94">May 29</text:p>
          </table:table-cell>
          <table:table-cell table:style-name="Table1.C2" office:value-type="float" office:value="0">
            <text:p text:style-name="P94">May 29</text:p>
          </table:table-cell>
        </table:table-row>
        <table:table-row>
          <table:table-cell table:style-name="Table1.A2" office:value-type="float" office:value="0">
            <text:p text:style-name="P94">Pashons (Bashons) 22</text:p>
          </table:table-cell>
          <table:table-cell table:style-name="Table1.A2" office:value-type="float" office:value="0">
            <text:p text:style-name="P94">May 30</text:p>
          </table:table-cell>
          <table:table-cell table:style-name="Table1.C2" office:value-type="float" office:value="0">
            <text:p text:style-name="P94">May 30</text:p>
          </table:table-cell>
        </table:table-row>
        <table:table-row>
          <table:table-cell table:style-name="Table1.A2" office:value-type="float" office:value="0">
            <text:p text:style-name="P94">Pashons (Bashons) 23</text:p>
          </table:table-cell>
          <table:table-cell table:style-name="Table1.A2" office:value-type="float" office:value="0">
            <text:p text:style-name="P94">May 31</text:p>
          </table:table-cell>
          <table:table-cell table:style-name="Table1.C2" office:value-type="float" office:value="0">
            <text:p text:style-name="P94">May 31</text:p>
          </table:table-cell>
        </table:table-row>
        <table:table-row>
          <table:table-cell table:style-name="Table1.A2" office:value-type="float" office:value="0">
            <text:p text:style-name="P94">Pashons (Bashons) 24</text:p>
          </table:table-cell>
          <table:table-cell table:style-name="Table1.A2" office:value-type="float" office:value="0">
            <text:p text:style-name="P94">June 1</text:p>
          </table:table-cell>
          <table:table-cell table:style-name="Table1.C2" office:value-type="float" office:value="0">
            <text:p text:style-name="P94">June 1</text:p>
          </table:table-cell>
        </table:table-row>
        <table:table-row>
          <table:table-cell table:style-name="Table1.A2" office:value-type="float" office:value="0">
            <text:p text:style-name="P94">Pashons (Bashons) 25</text:p>
          </table:table-cell>
          <table:table-cell table:style-name="Table1.A2" office:value-type="float" office:value="0">
            <text:p text:style-name="P94">June 2</text:p>
          </table:table-cell>
          <table:table-cell table:style-name="Table1.C2" office:value-type="float" office:value="0">
            <text:p text:style-name="P94">June 2</text:p>
          </table:table-cell>
        </table:table-row>
        <table:table-row>
          <table:table-cell table:style-name="Table1.A2" office:value-type="float" office:value="0">
            <text:p text:style-name="P94">Pashons (Bashons) 26</text:p>
          </table:table-cell>
          <table:table-cell table:style-name="Table1.A2" office:value-type="float" office:value="0">
            <text:p text:style-name="P94">June 3</text:p>
          </table:table-cell>
          <table:table-cell table:style-name="Table1.C2" office:value-type="float" office:value="0">
            <text:p text:style-name="P94">June 3</text:p>
          </table:table-cell>
        </table:table-row>
        <table:table-row>
          <table:table-cell table:style-name="Table1.A2" office:value-type="float" office:value="0">
            <text:p text:style-name="P94">Pashons (Bashons) 27</text:p>
          </table:table-cell>
          <table:table-cell table:style-name="Table1.A2" office:value-type="float" office:value="0">
            <text:p text:style-name="P94">June 4</text:p>
          </table:table-cell>
          <table:table-cell table:style-name="Table1.C2" office:value-type="float" office:value="0">
            <text:p text:style-name="P94">June 4</text:p>
          </table:table-cell>
        </table:table-row>
        <table:table-row>
          <table:table-cell table:style-name="Table1.A2" office:value-type="float" office:value="0">
            <text:p text:style-name="P94">Pashons (Bashons) 28</text:p>
          </table:table-cell>
          <table:table-cell table:style-name="Table1.A2" office:value-type="float" office:value="0">
            <text:p text:style-name="P94">June 5</text:p>
          </table:table-cell>
          <table:table-cell table:style-name="Table1.C2" office:value-type="float" office:value="0">
            <text:p text:style-name="P94">June 5</text:p>
          </table:table-cell>
        </table:table-row>
        <table:table-row>
          <table:table-cell table:style-name="Table1.A2" office:value-type="float" office:value="0">
            <text:p text:style-name="P94">Pashons (Bashons) 29</text:p>
          </table:table-cell>
          <table:table-cell table:style-name="Table1.A2" office:value-type="float" office:value="0">
            <text:p text:style-name="P94">June 6</text:p>
          </table:table-cell>
          <table:table-cell table:style-name="Table1.C2" office:value-type="float" office:value="0">
            <text:p text:style-name="P94">June 6</text:p>
          </table:table-cell>
        </table:table-row>
        <table:table-row>
          <table:table-cell table:style-name="Table1.A2" office:value-type="float" office:value="0">
            <text:p text:style-name="P94">Pashons (Bashons) 30</text:p>
          </table:table-cell>
          <table:table-cell table:style-name="Table1.A2" office:value-type="float" office:value="0">
            <text:p text:style-name="P94">June 7</text:p>
          </table:table-cell>
          <table:table-cell table:style-name="Table1.C2" office:value-type="float" office:value="0">
            <text:p text:style-name="P94">June 7</text:p>
          </table:table-cell>
        </table:table-row>
        <table:table-row>
          <table:table-cell table:style-name="Table1.A2" office:value-type="float" office:value="0">
            <text:p text:style-name="P94">Paoni (Baunah) 1</text:p>
          </table:table-cell>
          <table:table-cell table:style-name="Table1.A2" office:value-type="float" office:value="0">
            <text:p text:style-name="P94">June 8</text:p>
          </table:table-cell>
          <table:table-cell table:style-name="Table1.C2" office:value-type="float" office:value="0">
            <text:p text:style-name="P94">June 8</text:p>
          </table:table-cell>
        </table:table-row>
        <table:table-row>
          <table:table-cell table:style-name="Table1.A2" office:value-type="float" office:value="0">
            <text:p text:style-name="P94">Paoni (Baunah) 2</text:p>
          </table:table-cell>
          <table:table-cell table:style-name="Table1.A2" office:value-type="float" office:value="0">
            <text:p text:style-name="P94">June 9</text:p>
          </table:table-cell>
          <table:table-cell table:style-name="Table1.C2" office:value-type="float" office:value="0">
            <text:p text:style-name="P94">June 9</text:p>
          </table:table-cell>
        </table:table-row>
        <table:table-row>
          <table:table-cell table:style-name="Table1.A2" office:value-type="float" office:value="0">
            <text:p text:style-name="P94">Paoni (Baunah) 3</text:p>
          </table:table-cell>
          <table:table-cell table:style-name="Table1.A2" office:value-type="float" office:value="0">
            <text:p text:style-name="P94">June 10</text:p>
          </table:table-cell>
          <table:table-cell table:style-name="Table1.C2" office:value-type="float" office:value="0">
            <text:p text:style-name="P94">June 10</text:p>
          </table:table-cell>
        </table:table-row>
        <table:table-row>
          <table:table-cell table:style-name="Table1.A2" office:value-type="float" office:value="0">
            <text:p text:style-name="P94">Paoni (Baunah) 4</text:p>
          </table:table-cell>
          <table:table-cell table:style-name="Table1.A2" office:value-type="float" office:value="0">
            <text:p text:style-name="P94">June 11</text:p>
          </table:table-cell>
          <table:table-cell table:style-name="Table1.C2" office:value-type="float" office:value="0">
            <text:p text:style-name="P94">June 11</text:p>
          </table:table-cell>
        </table:table-row>
        <table:table-row>
          <table:table-cell table:style-name="Table1.A2" office:value-type="float" office:value="0">
            <text:p text:style-name="P94">Paoni (Baunah) 5</text:p>
          </table:table-cell>
          <table:table-cell table:style-name="Table1.A2" office:value-type="float" office:value="0">
            <text:p text:style-name="P94">June 12</text:p>
          </table:table-cell>
          <table:table-cell table:style-name="Table1.C2" office:value-type="float" office:value="0">
            <text:p text:style-name="P94">June 12</text:p>
          </table:table-cell>
        </table:table-row>
        <table:table-row>
          <table:table-cell table:style-name="Table1.A2" office:value-type="float" office:value="0">
            <text:p text:style-name="P94">Paoni (Baunah) 6</text:p>
          </table:table-cell>
          <table:table-cell table:style-name="Table1.A2" office:value-type="float" office:value="0">
            <text:p text:style-name="P94">June 13</text:p>
          </table:table-cell>
          <table:table-cell table:style-name="Table1.C2" office:value-type="float" office:value="0">
            <text:p text:style-name="P94">June 13</text:p>
          </table:table-cell>
        </table:table-row>
        <table:table-row>
          <table:table-cell table:style-name="Table1.A2" office:value-type="float" office:value="0">
            <text:p text:style-name="P94">Paoni (Baunah) 7</text:p>
          </table:table-cell>
          <table:table-cell table:style-name="Table1.A2" office:value-type="float" office:value="0">
            <text:p text:style-name="P94">June 14</text:p>
          </table:table-cell>
          <table:table-cell table:style-name="Table1.C2" office:value-type="float" office:value="0">
            <text:p text:style-name="P94">June 14</text:p>
          </table:table-cell>
        </table:table-row>
        <table:table-row>
          <table:table-cell table:style-name="Table1.A2" office:value-type="float" office:value="0">
            <text:p text:style-name="P94">Paoni (Baunah) 8</text:p>
          </table:table-cell>
          <table:table-cell table:style-name="Table1.A2" office:value-type="float" office:value="0">
            <text:p text:style-name="P94">June 15</text:p>
          </table:table-cell>
          <table:table-cell table:style-name="Table1.C2" office:value-type="float" office:value="0">
            <text:p text:style-name="P94">June 15</text:p>
          </table:table-cell>
        </table:table-row>
        <table:table-row>
          <table:table-cell table:style-name="Table1.A2" office:value-type="float" office:value="0">
            <text:p text:style-name="P94">Paoni (Baunah) 9</text:p>
          </table:table-cell>
          <table:table-cell table:style-name="Table1.A2" office:value-type="float" office:value="0">
            <text:p text:style-name="P94">June 16</text:p>
          </table:table-cell>
          <table:table-cell table:style-name="Table1.C2" office:value-type="float" office:value="0">
            <text:p text:style-name="P94">June 16</text:p>
          </table:table-cell>
        </table:table-row>
        <table:table-row>
          <table:table-cell table:style-name="Table1.A2" office:value-type="float" office:value="0">
            <text:p text:style-name="P94">Paoni (Baunah) 10</text:p>
          </table:table-cell>
          <table:table-cell table:style-name="Table1.A2" office:value-type="float" office:value="0">
            <text:p text:style-name="P94">June 17</text:p>
          </table:table-cell>
          <table:table-cell table:style-name="Table1.C2" office:value-type="float" office:value="0">
            <text:p text:style-name="P94">June 17</text:p>
          </table:table-cell>
        </table:table-row>
        <table:table-row>
          <table:table-cell table:style-name="Table1.A2" office:value-type="float" office:value="0">
            <text:p text:style-name="P94">Paoni (Baunah) 11</text:p>
          </table:table-cell>
          <table:table-cell table:style-name="Table1.A2" office:value-type="float" office:value="0">
            <text:p text:style-name="P94">June 18</text:p>
          </table:table-cell>
          <table:table-cell table:style-name="Table1.C2" office:value-type="float" office:value="0">
            <text:p text:style-name="P94">June 18</text:p>
          </table:table-cell>
        </table:table-row>
        <table:table-row>
          <table:table-cell table:style-name="Table1.A2" office:value-type="float" office:value="0">
            <text:p text:style-name="P94">Paoni (Baunah) 12</text:p>
          </table:table-cell>
          <table:table-cell table:style-name="Table1.A2" office:value-type="float" office:value="0">
            <text:p text:style-name="P94">June 19</text:p>
          </table:table-cell>
          <table:table-cell table:style-name="Table1.C2" office:value-type="float" office:value="0">
            <text:p text:style-name="P94">June 19</text:p>
          </table:table-cell>
        </table:table-row>
        <table:table-row>
          <table:table-cell table:style-name="Table1.A2" office:value-type="float" office:value="0">
            <text:p text:style-name="P94">Paoni (Baunah) 13</text:p>
          </table:table-cell>
          <table:table-cell table:style-name="Table1.A2" office:value-type="float" office:value="0">
            <text:p text:style-name="P94">June 20</text:p>
          </table:table-cell>
          <table:table-cell table:style-name="Table1.C2" office:value-type="float" office:value="0">
            <text:p text:style-name="P94">June 20</text:p>
          </table:table-cell>
        </table:table-row>
        <table:table-row>
          <table:table-cell table:style-name="Table1.A2" office:value-type="float" office:value="0">
            <text:p text:style-name="P94">Paoni (Baunah) 14</text:p>
          </table:table-cell>
          <table:table-cell table:style-name="Table1.A2" office:value-type="float" office:value="0">
            <text:p text:style-name="P94">June 21</text:p>
          </table:table-cell>
          <table:table-cell table:style-name="Table1.C2" office:value-type="float" office:value="0">
            <text:p text:style-name="P94">June 21</text:p>
          </table:table-cell>
        </table:table-row>
        <table:table-row>
          <table:table-cell table:style-name="Table1.A2" office:value-type="float" office:value="0">
            <text:p text:style-name="P94">Paoni (Baunah) 15</text:p>
          </table:table-cell>
          <table:table-cell table:style-name="Table1.A2" office:value-type="float" office:value="0">
            <text:p text:style-name="P94">June 22</text:p>
          </table:table-cell>
          <table:table-cell table:style-name="Table1.C2" office:value-type="float" office:value="0">
            <text:p text:style-name="P94">June 22</text:p>
          </table:table-cell>
        </table:table-row>
        <table:table-row>
          <table:table-cell table:style-name="Table1.A2" office:value-type="float" office:value="0">
            <text:p text:style-name="P94">Paoni (Baunah) 16</text:p>
          </table:table-cell>
          <table:table-cell table:style-name="Table1.A2" office:value-type="float" office:value="0">
            <text:p text:style-name="P94">June 23</text:p>
          </table:table-cell>
          <table:table-cell table:style-name="Table1.C2" office:value-type="float" office:value="0">
            <text:p text:style-name="P94">June 23</text:p>
          </table:table-cell>
        </table:table-row>
        <table:table-row>
          <table:table-cell table:style-name="Table1.A2" office:value-type="float" office:value="0">
            <text:p text:style-name="P94">Paoni (Baunah) 17</text:p>
          </table:table-cell>
          <table:table-cell table:style-name="Table1.A2" office:value-type="float" office:value="0">
            <text:p text:style-name="P94">June 24</text:p>
          </table:table-cell>
          <table:table-cell table:style-name="Table1.C2" office:value-type="float" office:value="0">
            <text:p text:style-name="P94">June 24</text:p>
          </table:table-cell>
        </table:table-row>
        <table:table-row>
          <table:table-cell table:style-name="Table1.A2" office:value-type="float" office:value="0">
            <text:p text:style-name="P94">Paoni (Baunah) 18</text:p>
          </table:table-cell>
          <table:table-cell table:style-name="Table1.A2" office:value-type="float" office:value="0">
            <text:p text:style-name="P94">June 25</text:p>
          </table:table-cell>
          <table:table-cell table:style-name="Table1.C2" office:value-type="float" office:value="0">
            <text:p text:style-name="P94">June 25</text:p>
          </table:table-cell>
        </table:table-row>
        <table:table-row>
          <table:table-cell table:style-name="Table1.A2" office:value-type="float" office:value="0">
            <text:p text:style-name="P94">Paoni (Baunah) 19</text:p>
          </table:table-cell>
          <table:table-cell table:style-name="Table1.A2" office:value-type="float" office:value="0">
            <text:p text:style-name="P94">June 26</text:p>
          </table:table-cell>
          <table:table-cell table:style-name="Table1.C2" office:value-type="float" office:value="0">
            <text:p text:style-name="P94">June 26</text:p>
          </table:table-cell>
        </table:table-row>
        <table:table-row>
          <table:table-cell table:style-name="Table1.A2" office:value-type="float" office:value="0">
            <text:p text:style-name="P94">Paoni (Baunah) 20</text:p>
          </table:table-cell>
          <table:table-cell table:style-name="Table1.A2" office:value-type="float" office:value="0">
            <text:p text:style-name="P94">June 27</text:p>
          </table:table-cell>
          <table:table-cell table:style-name="Table1.C2" office:value-type="float" office:value="0">
            <text:p text:style-name="P94">June 27</text:p>
          </table:table-cell>
        </table:table-row>
        <table:table-row>
          <table:table-cell table:style-name="Table1.A2" office:value-type="float" office:value="0">
            <text:p text:style-name="P94">Paoni (Baunah) 21</text:p>
          </table:table-cell>
          <table:table-cell table:style-name="Table1.A2" office:value-type="float" office:value="0">
            <text:p text:style-name="P94">June 28</text:p>
          </table:table-cell>
          <table:table-cell table:style-name="Table1.C2" office:value-type="float" office:value="0">
            <text:p text:style-name="P94">June 28</text:p>
          </table:table-cell>
        </table:table-row>
        <table:table-row>
          <table:table-cell table:style-name="Table1.A2" office:value-type="float" office:value="0">
            <text:p text:style-name="P94">Paoni (Baunah) 22</text:p>
          </table:table-cell>
          <table:table-cell table:style-name="Table1.A2" office:value-type="float" office:value="0">
            <text:p text:style-name="P94">June 29</text:p>
          </table:table-cell>
          <table:table-cell table:style-name="Table1.C2" office:value-type="float" office:value="0">
            <text:p text:style-name="P94">June 29</text:p>
          </table:table-cell>
        </table:table-row>
        <table:table-row>
          <table:table-cell table:style-name="Table1.A2" office:value-type="float" office:value="0">
            <text:p text:style-name="P94">Paoni (Baunah) 23</text:p>
          </table:table-cell>
          <table:table-cell table:style-name="Table1.A2" office:value-type="float" office:value="0">
            <text:p text:style-name="P94">June 30</text:p>
          </table:table-cell>
          <table:table-cell table:style-name="Table1.C2" office:value-type="float" office:value="0">
            <text:p text:style-name="P94">June 30</text:p>
          </table:table-cell>
        </table:table-row>
        <table:table-row>
          <table:table-cell table:style-name="Table1.A2" office:value-type="float" office:value="0">
            <text:p text:style-name="P94">Paoni (Baunah) 24</text:p>
          </table:table-cell>
          <table:table-cell table:style-name="Table1.A2" office:value-type="float" office:value="0">
            <text:p text:style-name="P94">July 1</text:p>
          </table:table-cell>
          <table:table-cell table:style-name="Table1.C2" office:value-type="float" office:value="0">
            <text:p text:style-name="P94">July 1</text:p>
          </table:table-cell>
        </table:table-row>
        <table:table-row>
          <table:table-cell table:style-name="Table1.A2" office:value-type="float" office:value="0">
            <text:p text:style-name="P94">Paoni (Baunah) 25</text:p>
          </table:table-cell>
          <table:table-cell table:style-name="Table1.A2" office:value-type="float" office:value="0">
            <text:p text:style-name="P94">July 2</text:p>
          </table:table-cell>
          <table:table-cell table:style-name="Table1.C2" office:value-type="float" office:value="0">
            <text:p text:style-name="P94">July 2</text:p>
          </table:table-cell>
        </table:table-row>
        <table:table-row>
          <table:table-cell table:style-name="Table1.A2" office:value-type="float" office:value="0">
            <text:p text:style-name="P94">Paoni (Baunah) 26</text:p>
          </table:table-cell>
          <table:table-cell table:style-name="Table1.A2" office:value-type="float" office:value="0">
            <text:p text:style-name="P94">July 3</text:p>
          </table:table-cell>
          <table:table-cell table:style-name="Table1.C2" office:value-type="float" office:value="0">
            <text:p text:style-name="P94">July 3</text:p>
          </table:table-cell>
        </table:table-row>
        <table:table-row>
          <table:table-cell table:style-name="Table1.A2" office:value-type="float" office:value="0">
            <text:p text:style-name="P94">Paoni (Baunah) 27</text:p>
          </table:table-cell>
          <table:table-cell table:style-name="Table1.A2" office:value-type="float" office:value="0">
            <text:p text:style-name="P94">July 4</text:p>
          </table:table-cell>
          <table:table-cell table:style-name="Table1.C2" office:value-type="float" office:value="0">
            <text:p text:style-name="P94">July 4</text:p>
          </table:table-cell>
        </table:table-row>
        <table:table-row>
          <table:table-cell table:style-name="Table1.A2" office:value-type="float" office:value="0">
            <text:p text:style-name="P94">Paoni (Baunah) 28</text:p>
          </table:table-cell>
          <table:table-cell table:style-name="Table1.A2" office:value-type="float" office:value="0">
            <text:p text:style-name="P94">July 5</text:p>
          </table:table-cell>
          <table:table-cell table:style-name="Table1.C2" office:value-type="float" office:value="0">
            <text:p text:style-name="P94">July 5</text:p>
          </table:table-cell>
        </table:table-row>
        <table:table-row>
          <table:table-cell table:style-name="Table1.A2" office:value-type="float" office:value="0">
            <text:p text:style-name="P94">Paoni (Baunah) 29</text:p>
          </table:table-cell>
          <table:table-cell table:style-name="Table1.A2" office:value-type="float" office:value="0">
            <text:p text:style-name="P94">July 6</text:p>
          </table:table-cell>
          <table:table-cell table:style-name="Table1.C2" office:value-type="float" office:value="0">
            <text:p text:style-name="P94">July 6</text:p>
          </table:table-cell>
        </table:table-row>
        <table:table-row>
          <table:table-cell table:style-name="Table1.A2" office:value-type="float" office:value="0">
            <text:p text:style-name="P94">Paoni (Baunah) 30</text:p>
          </table:table-cell>
          <table:table-cell table:style-name="Table1.A2" office:value-type="float" office:value="0">
            <text:p text:style-name="P94">July 7</text:p>
          </table:table-cell>
          <table:table-cell table:style-name="Table1.C2" office:value-type="float" office:value="0">
            <text:p text:style-name="P94">July 7</text:p>
          </table:table-cell>
        </table:table-row>
        <table:table-row>
          <table:table-cell table:style-name="Table1.A2" office:value-type="float" office:value="0">
            <text:p text:style-name="P94">Epip (Abib) 1</text:p>
          </table:table-cell>
          <table:table-cell table:style-name="Table1.A2" office:value-type="float" office:value="0">
            <text:p text:style-name="P94">July 8</text:p>
          </table:table-cell>
          <table:table-cell table:style-name="Table1.C2" office:value-type="float" office:value="0">
            <text:p text:style-name="P94">July 8</text:p>
          </table:table-cell>
        </table:table-row>
        <table:table-row>
          <table:table-cell table:style-name="Table1.A2" office:value-type="float" office:value="0">
            <text:p text:style-name="P94">Epip (Abib) 2</text:p>
          </table:table-cell>
          <table:table-cell table:style-name="Table1.A2" office:value-type="float" office:value="0">
            <text:p text:style-name="P94">July 9</text:p>
          </table:table-cell>
          <table:table-cell table:style-name="Table1.C2" office:value-type="float" office:value="0">
            <text:p text:style-name="P94">July 9</text:p>
          </table:table-cell>
        </table:table-row>
        <table:table-row>
          <table:table-cell table:style-name="Table1.A2" office:value-type="float" office:value="0">
            <text:p text:style-name="P94">Epip (Abib) 3</text:p>
          </table:table-cell>
          <table:table-cell table:style-name="Table1.A2" office:value-type="float" office:value="0">
            <text:p text:style-name="P94">July 10</text:p>
          </table:table-cell>
          <table:table-cell table:style-name="Table1.C2" office:value-type="float" office:value="0">
            <text:p text:style-name="P94">July 10</text:p>
          </table:table-cell>
        </table:table-row>
        <table:table-row>
          <table:table-cell table:style-name="Table1.A2" office:value-type="float" office:value="0">
            <text:p text:style-name="P94">Epip (Abib) 4</text:p>
          </table:table-cell>
          <table:table-cell table:style-name="Table1.A2" office:value-type="float" office:value="0">
            <text:p text:style-name="P94">July 11</text:p>
          </table:table-cell>
          <table:table-cell table:style-name="Table1.C2" office:value-type="float" office:value="0">
            <text:p text:style-name="P94">July 11</text:p>
          </table:table-cell>
        </table:table-row>
        <table:table-row>
          <table:table-cell table:style-name="Table1.A2" office:value-type="float" office:value="0">
            <text:p text:style-name="P94">Epip (Abib) 5</text:p>
          </table:table-cell>
          <table:table-cell table:style-name="Table1.A2" office:value-type="float" office:value="0">
            <text:p text:style-name="P94">July 12</text:p>
          </table:table-cell>
          <table:table-cell table:style-name="Table1.C2" office:value-type="float" office:value="0">
            <text:p text:style-name="P94">July 12</text:p>
          </table:table-cell>
        </table:table-row>
        <table:table-row>
          <table:table-cell table:style-name="Table1.A2" office:value-type="float" office:value="0">
            <text:p text:style-name="P94">Epip (Abib) 6</text:p>
          </table:table-cell>
          <table:table-cell table:style-name="Table1.A2" office:value-type="float" office:value="0">
            <text:p text:style-name="P94">July 13</text:p>
          </table:table-cell>
          <table:table-cell table:style-name="Table1.C2" office:value-type="float" office:value="0">
            <text:p text:style-name="P94">July 13</text:p>
          </table:table-cell>
        </table:table-row>
        <table:table-row>
          <table:table-cell table:style-name="Table1.A2" office:value-type="float" office:value="0">
            <text:p text:style-name="P94">Epip (Abib) 7</text:p>
          </table:table-cell>
          <table:table-cell table:style-name="Table1.A2" office:value-type="float" office:value="0">
            <text:p text:style-name="P94">July 14</text:p>
          </table:table-cell>
          <table:table-cell table:style-name="Table1.C2" office:value-type="float" office:value="0">
            <text:p text:style-name="P94">July 14</text:p>
          </table:table-cell>
        </table:table-row>
        <table:table-row>
          <table:table-cell table:style-name="Table1.A2" office:value-type="float" office:value="0">
            <text:p text:style-name="P94">Epip (Abib) 8</text:p>
          </table:table-cell>
          <table:table-cell table:style-name="Table1.A2" office:value-type="float" office:value="0">
            <text:p text:style-name="P94">July 15</text:p>
          </table:table-cell>
          <table:table-cell table:style-name="Table1.C2" office:value-type="float" office:value="0">
            <text:p text:style-name="P94">July 15</text:p>
          </table:table-cell>
        </table:table-row>
        <table:table-row>
          <table:table-cell table:style-name="Table1.A2" office:value-type="float" office:value="0">
            <text:p text:style-name="P94">Epip (Abib) 9</text:p>
          </table:table-cell>
          <table:table-cell table:style-name="Table1.A2" office:value-type="float" office:value="0">
            <text:p text:style-name="P94">July 16</text:p>
          </table:table-cell>
          <table:table-cell table:style-name="Table1.C2" office:value-type="float" office:value="0">
            <text:p text:style-name="P94">July 16</text:p>
          </table:table-cell>
        </table:table-row>
        <table:table-row>
          <table:table-cell table:style-name="Table1.A2" office:value-type="float" office:value="0">
            <text:p text:style-name="P94">Epip (Abib) 10</text:p>
          </table:table-cell>
          <table:table-cell table:style-name="Table1.A2" office:value-type="float" office:value="0">
            <text:p text:style-name="P94">July 17</text:p>
          </table:table-cell>
          <table:table-cell table:style-name="Table1.C2" office:value-type="float" office:value="0">
            <text:p text:style-name="P94">July 17</text:p>
          </table:table-cell>
        </table:table-row>
        <table:table-row>
          <table:table-cell table:style-name="Table1.A2" office:value-type="float" office:value="0">
            <text:p text:style-name="P94">Epip (Abib) 11</text:p>
          </table:table-cell>
          <table:table-cell table:style-name="Table1.A2" office:value-type="float" office:value="0">
            <text:p text:style-name="P94">July 18</text:p>
          </table:table-cell>
          <table:table-cell table:style-name="Table1.C2" office:value-type="float" office:value="0">
            <text:p text:style-name="P94">July 18</text:p>
          </table:table-cell>
        </table:table-row>
        <table:table-row>
          <table:table-cell table:style-name="Table1.A2" office:value-type="float" office:value="0">
            <text:p text:style-name="P94">Epip (Abib) 12</text:p>
          </table:table-cell>
          <table:table-cell table:style-name="Table1.A2" office:value-type="float" office:value="0">
            <text:p text:style-name="P94">July 19</text:p>
          </table:table-cell>
          <table:table-cell table:style-name="Table1.C2" office:value-type="float" office:value="0">
            <text:p text:style-name="P94">July 19</text:p>
          </table:table-cell>
        </table:table-row>
        <table:table-row>
          <table:table-cell table:style-name="Table1.A2" office:value-type="float" office:value="0">
            <text:p text:style-name="P94">Epip (Abib) 13</text:p>
          </table:table-cell>
          <table:table-cell table:style-name="Table1.A2" office:value-type="float" office:value="0">
            <text:p text:style-name="P94">July 20</text:p>
          </table:table-cell>
          <table:table-cell table:style-name="Table1.C2" office:value-type="float" office:value="0">
            <text:p text:style-name="P94">July 20</text:p>
          </table:table-cell>
        </table:table-row>
        <table:table-row>
          <table:table-cell table:style-name="Table1.A2" office:value-type="float" office:value="0">
            <text:p text:style-name="P94">Epip (Abib) 14</text:p>
          </table:table-cell>
          <table:table-cell table:style-name="Table1.A2" office:value-type="float" office:value="0">
            <text:p text:style-name="P94">July 21</text:p>
          </table:table-cell>
          <table:table-cell table:style-name="Table1.C2" office:value-type="float" office:value="0">
            <text:p text:style-name="P94">July 21</text:p>
          </table:table-cell>
        </table:table-row>
        <table:table-row>
          <table:table-cell table:style-name="Table1.A2" office:value-type="float" office:value="0">
            <text:p text:style-name="P94">Epip (Abib) 15</text:p>
          </table:table-cell>
          <table:table-cell table:style-name="Table1.A2" office:value-type="float" office:value="0">
            <text:p text:style-name="P94">July 22</text:p>
          </table:table-cell>
          <table:table-cell table:style-name="Table1.C2" office:value-type="float" office:value="0">
            <text:p text:style-name="P94">July 22</text:p>
          </table:table-cell>
        </table:table-row>
        <table:table-row>
          <table:table-cell table:style-name="Table1.A2" office:value-type="float" office:value="0">
            <text:p text:style-name="P94">Epip (Abib) 16</text:p>
          </table:table-cell>
          <table:table-cell table:style-name="Table1.A2" office:value-type="float" office:value="0">
            <text:p text:style-name="P94">July 23</text:p>
          </table:table-cell>
          <table:table-cell table:style-name="Table1.C2" office:value-type="float" office:value="0">
            <text:p text:style-name="P94">July 23</text:p>
          </table:table-cell>
        </table:table-row>
        <table:table-row>
          <table:table-cell table:style-name="Table1.A2" office:value-type="float" office:value="0">
            <text:p text:style-name="P94">Epip (Abib) 17</text:p>
          </table:table-cell>
          <table:table-cell table:style-name="Table1.A2" office:value-type="float" office:value="0">
            <text:p text:style-name="P94">July 24</text:p>
          </table:table-cell>
          <table:table-cell table:style-name="Table1.C2" office:value-type="float" office:value="0">
            <text:p text:style-name="P94">July 24</text:p>
          </table:table-cell>
        </table:table-row>
        <table:table-row>
          <table:table-cell table:style-name="Table1.A2" office:value-type="float" office:value="0">
            <text:p text:style-name="P94">Epip (Abib) 18</text:p>
          </table:table-cell>
          <table:table-cell table:style-name="Table1.A2" office:value-type="float" office:value="0">
            <text:p text:style-name="P94">July 25</text:p>
          </table:table-cell>
          <table:table-cell table:style-name="Table1.C2" office:value-type="float" office:value="0">
            <text:p text:style-name="P94">July 25</text:p>
          </table:table-cell>
        </table:table-row>
        <table:table-row>
          <table:table-cell table:style-name="Table1.A2" office:value-type="float" office:value="0">
            <text:p text:style-name="P94">Epip (Abib) 19</text:p>
          </table:table-cell>
          <table:table-cell table:style-name="Table1.A2" office:value-type="float" office:value="0">
            <text:p text:style-name="P94">July 26</text:p>
          </table:table-cell>
          <table:table-cell table:style-name="Table1.C2" office:value-type="float" office:value="0">
            <text:p text:style-name="P94">July 26</text:p>
          </table:table-cell>
        </table:table-row>
        <table:table-row>
          <table:table-cell table:style-name="Table1.A2" office:value-type="float" office:value="0">
            <text:p text:style-name="P94">Epip (Abib) 20</text:p>
          </table:table-cell>
          <table:table-cell table:style-name="Table1.A2" office:value-type="float" office:value="0">
            <text:p text:style-name="P94">July 27</text:p>
          </table:table-cell>
          <table:table-cell table:style-name="Table1.C2" office:value-type="float" office:value="0">
            <text:p text:style-name="P94">July 27</text:p>
          </table:table-cell>
        </table:table-row>
        <table:table-row>
          <table:table-cell table:style-name="Table1.A2" office:value-type="float" office:value="0">
            <text:p text:style-name="P94">Epip (Abib) 21</text:p>
          </table:table-cell>
          <table:table-cell table:style-name="Table1.A2" office:value-type="float" office:value="0">
            <text:p text:style-name="P94">July 28</text:p>
          </table:table-cell>
          <table:table-cell table:style-name="Table1.C2" office:value-type="float" office:value="0">
            <text:p text:style-name="P94">July 28</text:p>
          </table:table-cell>
        </table:table-row>
        <table:table-row>
          <table:table-cell table:style-name="Table1.A2" office:value-type="float" office:value="0">
            <text:p text:style-name="P94">Epip (Abib) 22</text:p>
          </table:table-cell>
          <table:table-cell table:style-name="Table1.A2" office:value-type="float" office:value="0">
            <text:p text:style-name="P94">July 29</text:p>
          </table:table-cell>
          <table:table-cell table:style-name="Table1.C2" office:value-type="float" office:value="0">
            <text:p text:style-name="P94">July 29</text:p>
          </table:table-cell>
        </table:table-row>
        <table:table-row>
          <table:table-cell table:style-name="Table1.A2" office:value-type="float" office:value="0">
            <text:p text:style-name="P94">Epip (Abib) 23</text:p>
          </table:table-cell>
          <table:table-cell table:style-name="Table1.A2" office:value-type="float" office:value="0">
            <text:p text:style-name="P94">July 30</text:p>
          </table:table-cell>
          <table:table-cell table:style-name="Table1.C2" office:value-type="float" office:value="0">
            <text:p text:style-name="P94">July 30</text:p>
          </table:table-cell>
        </table:table-row>
        <table:table-row>
          <table:table-cell table:style-name="Table1.A2" office:value-type="float" office:value="0">
            <text:p text:style-name="P94">Epip (Abib) 24</text:p>
          </table:table-cell>
          <table:table-cell table:style-name="Table1.A2" office:value-type="float" office:value="0">
            <text:p text:style-name="P94">July 31</text:p>
          </table:table-cell>
          <table:table-cell table:style-name="Table1.C2" office:value-type="float" office:value="0">
            <text:p text:style-name="P94">July 31</text:p>
          </table:table-cell>
        </table:table-row>
        <table:table-row>
          <table:table-cell table:style-name="Table1.A2" office:value-type="float" office:value="0">
            <text:p text:style-name="P94">Epip (Abib) 25</text:p>
          </table:table-cell>
          <table:table-cell table:style-name="Table1.A2" office:value-type="float" office:value="0">
            <text:p text:style-name="P94">August 1</text:p>
          </table:table-cell>
          <table:table-cell table:style-name="Table1.C2" office:value-type="float" office:value="0">
            <text:p text:style-name="P94">August 1</text:p>
          </table:table-cell>
        </table:table-row>
        <table:table-row>
          <table:table-cell table:style-name="Table1.A2" office:value-type="float" office:value="0">
            <text:p text:style-name="P94">Epip (Abib) 26</text:p>
          </table:table-cell>
          <table:table-cell table:style-name="Table1.A2" office:value-type="float" office:value="0">
            <text:p text:style-name="P94">August 2</text:p>
          </table:table-cell>
          <table:table-cell table:style-name="Table1.C2" office:value-type="float" office:value="0">
            <text:p text:style-name="P94">August 2</text:p>
          </table:table-cell>
        </table:table-row>
        <table:table-row>
          <table:table-cell table:style-name="Table1.A2" office:value-type="float" office:value="0">
            <text:p text:style-name="P94">Epip (Abib) 27</text:p>
          </table:table-cell>
          <table:table-cell table:style-name="Table1.A2" office:value-type="float" office:value="0">
            <text:p text:style-name="P94">August 3</text:p>
          </table:table-cell>
          <table:table-cell table:style-name="Table1.C2" office:value-type="float" office:value="0">
            <text:p text:style-name="P94">August 3</text:p>
          </table:table-cell>
        </table:table-row>
        <table:table-row>
          <table:table-cell table:style-name="Table1.A2" office:value-type="float" office:value="0">
            <text:p text:style-name="P94">Epip (Abib) 28</text:p>
          </table:table-cell>
          <table:table-cell table:style-name="Table1.A2" office:value-type="float" office:value="0">
            <text:p text:style-name="P94">August 4</text:p>
          </table:table-cell>
          <table:table-cell table:style-name="Table1.C2" office:value-type="float" office:value="0">
            <text:p text:style-name="P94">August 4</text:p>
          </table:table-cell>
        </table:table-row>
        <table:table-row>
          <table:table-cell table:style-name="Table1.A2" office:value-type="float" office:value="0">
            <text:p text:style-name="P94">Epip (Abib) 29</text:p>
          </table:table-cell>
          <table:table-cell table:style-name="Table1.A2" office:value-type="float" office:value="0">
            <text:p text:style-name="P94">August 5</text:p>
          </table:table-cell>
          <table:table-cell table:style-name="Table1.C2" office:value-type="float" office:value="0">
            <text:p text:style-name="P94">August 5</text:p>
          </table:table-cell>
        </table:table-row>
        <table:table-row>
          <table:table-cell table:style-name="Table1.A2" office:value-type="float" office:value="0">
            <text:p text:style-name="P94">Epip (Abib) 30</text:p>
          </table:table-cell>
          <table:table-cell table:style-name="Table1.A2" office:value-type="float" office:value="0">
            <text:p text:style-name="P94">August 6</text:p>
          </table:table-cell>
          <table:table-cell table:style-name="Table1.C2" office:value-type="float" office:value="0">
            <text:p text:style-name="P94">August 6</text:p>
          </table:table-cell>
        </table:table-row>
        <table:table-row>
          <table:table-cell table:style-name="Table1.A2" office:value-type="float" office:value="0">
            <text:p text:style-name="P94">Mesori (Mesra) 1</text:p>
          </table:table-cell>
          <table:table-cell table:style-name="Table1.A2" office:value-type="float" office:value="0">
            <text:p text:style-name="P94">August 7</text:p>
          </table:table-cell>
          <table:table-cell table:style-name="Table1.C2" office:value-type="float" office:value="0">
            <text:p text:style-name="P94">August 7</text:p>
          </table:table-cell>
        </table:table-row>
        <table:table-row>
          <table:table-cell table:style-name="Table1.A2" office:value-type="float" office:value="0">
            <text:p text:style-name="P94">Mesori (Mesra) 2</text:p>
          </table:table-cell>
          <table:table-cell table:style-name="Table1.A2" office:value-type="float" office:value="0">
            <text:p text:style-name="P94">August 8</text:p>
          </table:table-cell>
          <table:table-cell table:style-name="Table1.C2" office:value-type="float" office:value="0">
            <text:p text:style-name="P94">August 8</text:p>
          </table:table-cell>
        </table:table-row>
        <table:table-row>
          <table:table-cell table:style-name="Table1.A2" office:value-type="float" office:value="0">
            <text:p text:style-name="P94">Mesori (Mesra) 3</text:p>
          </table:table-cell>
          <table:table-cell table:style-name="Table1.A2" office:value-type="float" office:value="0">
            <text:p text:style-name="P94">August 9</text:p>
          </table:table-cell>
          <table:table-cell table:style-name="Table1.C2" office:value-type="float" office:value="0">
            <text:p text:style-name="P94">August 9</text:p>
          </table:table-cell>
        </table:table-row>
        <table:table-row>
          <table:table-cell table:style-name="Table1.A2" office:value-type="float" office:value="0">
            <text:p text:style-name="P94">Mesori (Mesra) 4</text:p>
          </table:table-cell>
          <table:table-cell table:style-name="Table1.A2" office:value-type="float" office:value="0">
            <text:p text:style-name="P94">August 10</text:p>
          </table:table-cell>
          <table:table-cell table:style-name="Table1.C2" office:value-type="float" office:value="0">
            <text:p text:style-name="P94">August 10</text:p>
          </table:table-cell>
        </table:table-row>
        <table:table-row>
          <table:table-cell table:style-name="Table1.A2" office:value-type="float" office:value="0">
            <text:p text:style-name="P94">Mesori (Mesra) 5</text:p>
          </table:table-cell>
          <table:table-cell table:style-name="Table1.A2" office:value-type="float" office:value="0">
            <text:p text:style-name="P94">August 11</text:p>
          </table:table-cell>
          <table:table-cell table:style-name="Table1.C2" office:value-type="float" office:value="0">
            <text:p text:style-name="P94">August 11</text:p>
          </table:table-cell>
        </table:table-row>
        <table:table-row>
          <table:table-cell table:style-name="Table1.A2" office:value-type="float" office:value="0">
            <text:p text:style-name="P94">Mesori (Mesra) 6</text:p>
          </table:table-cell>
          <table:table-cell table:style-name="Table1.A2" office:value-type="float" office:value="0">
            <text:p text:style-name="P94">August 12</text:p>
          </table:table-cell>
          <table:table-cell table:style-name="Table1.C2" office:value-type="float" office:value="0">
            <text:p text:style-name="P94">August 12</text:p>
          </table:table-cell>
        </table:table-row>
        <table:table-row>
          <table:table-cell table:style-name="Table1.A2" office:value-type="float" office:value="0">
            <text:p text:style-name="P94">Mesori (Mesra) 7</text:p>
          </table:table-cell>
          <table:table-cell table:style-name="Table1.A2" office:value-type="float" office:value="0">
            <text:p text:style-name="P94">August 13</text:p>
          </table:table-cell>
          <table:table-cell table:style-name="Table1.C2" office:value-type="float" office:value="0">
            <text:p text:style-name="P94">August 13</text:p>
          </table:table-cell>
        </table:table-row>
        <table:table-row>
          <table:table-cell table:style-name="Table1.A2" office:value-type="float" office:value="0">
            <text:p text:style-name="P94">Mesori (Mesra) 8</text:p>
          </table:table-cell>
          <table:table-cell table:style-name="Table1.A2" office:value-type="float" office:value="0">
            <text:p text:style-name="P94">August 14</text:p>
          </table:table-cell>
          <table:table-cell table:style-name="Table1.C2" office:value-type="float" office:value="0">
            <text:p text:style-name="P94">August 14</text:p>
          </table:table-cell>
        </table:table-row>
        <table:table-row>
          <table:table-cell table:style-name="Table1.A2" office:value-type="float" office:value="0">
            <text:p text:style-name="P94">Mesori (Mesra) 9</text:p>
          </table:table-cell>
          <table:table-cell table:style-name="Table1.A2" office:value-type="float" office:value="0">
            <text:p text:style-name="P94">August 15</text:p>
          </table:table-cell>
          <table:table-cell table:style-name="Table1.C2" office:value-type="float" office:value="0">
            <text:p text:style-name="P94">August 15</text:p>
          </table:table-cell>
        </table:table-row>
        <table:table-row>
          <table:table-cell table:style-name="Table1.A2" office:value-type="float" office:value="0">
            <text:p text:style-name="P94">Mesori (Mesra) 10</text:p>
          </table:table-cell>
          <table:table-cell table:style-name="Table1.A2" office:value-type="float" office:value="0">
            <text:p text:style-name="P94">August 16</text:p>
          </table:table-cell>
          <table:table-cell table:style-name="Table1.C2" office:value-type="float" office:value="0">
            <text:p text:style-name="P94">August 16</text:p>
          </table:table-cell>
        </table:table-row>
        <table:table-row>
          <table:table-cell table:style-name="Table1.A2" office:value-type="float" office:value="0">
            <text:p text:style-name="P94">Mesori (Mesra) 11</text:p>
          </table:table-cell>
          <table:table-cell table:style-name="Table1.A2" office:value-type="float" office:value="0">
            <text:p text:style-name="P94">August 17</text:p>
          </table:table-cell>
          <table:table-cell table:style-name="Table1.C2" office:value-type="float" office:value="0">
            <text:p text:style-name="P94">August 17</text:p>
          </table:table-cell>
        </table:table-row>
        <table:table-row>
          <table:table-cell table:style-name="Table1.A2" office:value-type="float" office:value="0">
            <text:p text:style-name="P94">Mesori (Mesra) 12</text:p>
          </table:table-cell>
          <table:table-cell table:style-name="Table1.A2" office:value-type="float" office:value="0">
            <text:p text:style-name="P94">August 18</text:p>
          </table:table-cell>
          <table:table-cell table:style-name="Table1.C2" office:value-type="float" office:value="0">
            <text:p text:style-name="P94">August 18</text:p>
          </table:table-cell>
        </table:table-row>
        <table:table-row>
          <table:table-cell table:style-name="Table1.A2" office:value-type="float" office:value="0">
            <text:p text:style-name="P94">Mesori (Mesra) 13</text:p>
          </table:table-cell>
          <table:table-cell table:style-name="Table1.A2" office:value-type="float" office:value="0">
            <text:p text:style-name="P94">August 19</text:p>
          </table:table-cell>
          <table:table-cell table:style-name="Table1.C2" office:value-type="float" office:value="0">
            <text:p text:style-name="P94">August 19</text:p>
          </table:table-cell>
        </table:table-row>
        <table:table-row>
          <table:table-cell table:style-name="Table1.A2" office:value-type="float" office:value="0">
            <text:p text:style-name="P94">Mesori (Mesra) 14</text:p>
          </table:table-cell>
          <table:table-cell table:style-name="Table1.A2" office:value-type="float" office:value="0">
            <text:p text:style-name="P94">August 20</text:p>
          </table:table-cell>
          <table:table-cell table:style-name="Table1.C2" office:value-type="float" office:value="0">
            <text:p text:style-name="P94">August 20</text:p>
          </table:table-cell>
        </table:table-row>
        <table:table-row>
          <table:table-cell table:style-name="Table1.A2" office:value-type="float" office:value="0">
            <text:p text:style-name="P94">Mesori (Mesra) 15</text:p>
          </table:table-cell>
          <table:table-cell table:style-name="Table1.A2" office:value-type="float" office:value="0">
            <text:p text:style-name="P94">August 21</text:p>
          </table:table-cell>
          <table:table-cell table:style-name="Table1.C2" office:value-type="float" office:value="0">
            <text:p text:style-name="P94">August 21</text:p>
          </table:table-cell>
        </table:table-row>
        <table:table-row>
          <table:table-cell table:style-name="Table1.A2" office:value-type="float" office:value="0">
            <text:p text:style-name="P94">Mesori (Mesra) 16</text:p>
          </table:table-cell>
          <table:table-cell table:style-name="Table1.A2" office:value-type="float" office:value="0">
            <text:p text:style-name="P94">August 22</text:p>
          </table:table-cell>
          <table:table-cell table:style-name="Table1.C2" office:value-type="float" office:value="0">
            <text:p text:style-name="P94">August 22</text:p>
          </table:table-cell>
        </table:table-row>
        <table:table-row>
          <table:table-cell table:style-name="Table1.A2" office:value-type="float" office:value="0">
            <text:p text:style-name="P94">Mesori (Mesra) 17</text:p>
          </table:table-cell>
          <table:table-cell table:style-name="Table1.A2" office:value-type="float" office:value="0">
            <text:p text:style-name="P94">August 23</text:p>
          </table:table-cell>
          <table:table-cell table:style-name="Table1.C2" office:value-type="float" office:value="0">
            <text:p text:style-name="P94">August 23</text:p>
          </table:table-cell>
        </table:table-row>
        <table:table-row>
          <table:table-cell table:style-name="Table1.A2" office:value-type="float" office:value="0">
            <text:p text:style-name="P94">Mesori (Mesra) 18</text:p>
          </table:table-cell>
          <table:table-cell table:style-name="Table1.A2" office:value-type="float" office:value="0">
            <text:p text:style-name="P94">August 24</text:p>
          </table:table-cell>
          <table:table-cell table:style-name="Table1.C2" office:value-type="float" office:value="0">
            <text:p text:style-name="P94">August 24</text:p>
          </table:table-cell>
        </table:table-row>
        <table:table-row>
          <table:table-cell table:style-name="Table1.A2" office:value-type="float" office:value="0">
            <text:p text:style-name="P94">Mesori (Mesra) 19</text:p>
          </table:table-cell>
          <table:table-cell table:style-name="Table1.A2" office:value-type="float" office:value="0">
            <text:p text:style-name="P94">August 25</text:p>
          </table:table-cell>
          <table:table-cell table:style-name="Table1.C2" office:value-type="float" office:value="0">
            <text:p text:style-name="P94">August 25</text:p>
          </table:table-cell>
        </table:table-row>
        <table:table-row>
          <table:table-cell table:style-name="Table1.A2" office:value-type="float" office:value="0">
            <text:p text:style-name="P94">Mesori (Mesra) 20</text:p>
          </table:table-cell>
          <table:table-cell table:style-name="Table1.A2" office:value-type="float" office:value="0">
            <text:p text:style-name="P94">August 26</text:p>
          </table:table-cell>
          <table:table-cell table:style-name="Table1.C2" office:value-type="float" office:value="0">
            <text:p text:style-name="P94">August 26</text:p>
          </table:table-cell>
        </table:table-row>
        <table:table-row>
          <table:table-cell table:style-name="Table1.A2" office:value-type="float" office:value="0">
            <text:p text:style-name="P94">Mesori (Mesra) 21</text:p>
          </table:table-cell>
          <table:table-cell table:style-name="Table1.A2" office:value-type="float" office:value="0">
            <text:p text:style-name="P94">August 27</text:p>
          </table:table-cell>
          <table:table-cell table:style-name="Table1.C2" office:value-type="float" office:value="0">
            <text:p text:style-name="P94">August 27</text:p>
          </table:table-cell>
        </table:table-row>
        <table:table-row>
          <table:table-cell table:style-name="Table1.A2" office:value-type="float" office:value="0">
            <text:p text:style-name="P94">Mesori (Mesra) 22</text:p>
          </table:table-cell>
          <table:table-cell table:style-name="Table1.A2" office:value-type="float" office:value="0">
            <text:p text:style-name="P94">August 28</text:p>
          </table:table-cell>
          <table:table-cell table:style-name="Table1.C2" office:value-type="float" office:value="0">
            <text:p text:style-name="P94">August 28</text:p>
          </table:table-cell>
        </table:table-row>
        <table:table-row>
          <table:table-cell table:style-name="Table1.A2" office:value-type="float" office:value="0">
            <text:p text:style-name="P94">Mesori (Mesra) 23</text:p>
          </table:table-cell>
          <table:table-cell table:style-name="Table1.A2" office:value-type="float" office:value="0">
            <text:p text:style-name="P94">August 29</text:p>
          </table:table-cell>
          <table:table-cell table:style-name="Table1.C2" office:value-type="float" office:value="0">
            <text:p text:style-name="P94">August 29</text:p>
          </table:table-cell>
        </table:table-row>
        <table:table-row>
          <table:table-cell table:style-name="Table1.A2" office:value-type="float" office:value="0">
            <text:p text:style-name="P94">Mesori (Mesra) 24</text:p>
          </table:table-cell>
          <table:table-cell table:style-name="Table1.A2" office:value-type="float" office:value="0">
            <text:p text:style-name="P94">August 30</text:p>
          </table:table-cell>
          <table:table-cell table:style-name="Table1.C2" office:value-type="float" office:value="0">
            <text:p text:style-name="P94">August 30</text:p>
          </table:table-cell>
        </table:table-row>
        <table:table-row>
          <table:table-cell table:style-name="Table1.A2" office:value-type="float" office:value="0">
            <text:p text:style-name="P94">Mesori (Mesra) 25</text:p>
          </table:table-cell>
          <table:table-cell table:style-name="Table1.A2" office:value-type="float" office:value="0">
            <text:p text:style-name="P94">August 31</text:p>
          </table:table-cell>
          <table:table-cell table:style-name="Table1.C2" office:value-type="float" office:value="0">
            <text:p text:style-name="P94">August 31</text:p>
          </table:table-cell>
        </table:table-row>
        <table:table-row>
          <table:table-cell table:style-name="Table1.A2" office:value-type="float" office:value="0">
            <text:p text:style-name="P94">Mesori (Mesra) 26</text:p>
          </table:table-cell>
          <table:table-cell table:style-name="Table1.A2" office:value-type="float" office:value="0">
            <text:p text:style-name="P94">September 1</text:p>
          </table:table-cell>
          <table:table-cell table:style-name="Table1.C2" office:value-type="float" office:value="0">
            <text:p text:style-name="P94">September 1</text:p>
          </table:table-cell>
        </table:table-row>
        <table:table-row>
          <table:table-cell table:style-name="Table1.A2" office:value-type="float" office:value="0">
            <text:p text:style-name="P94">Mesori (Mesra) 27</text:p>
          </table:table-cell>
          <table:table-cell table:style-name="Table1.A2" office:value-type="float" office:value="0">
            <text:p text:style-name="P94">September 2</text:p>
          </table:table-cell>
          <table:table-cell table:style-name="Table1.C2" office:value-type="float" office:value="0">
            <text:p text:style-name="P94">September 2</text:p>
          </table:table-cell>
        </table:table-row>
        <table:table-row>
          <table:table-cell table:style-name="Table1.A2" office:value-type="float" office:value="0">
            <text:p text:style-name="P94">Mesori (Mesra) 28</text:p>
          </table:table-cell>
          <table:table-cell table:style-name="Table1.A2" office:value-type="float" office:value="0">
            <text:p text:style-name="P94">September 3</text:p>
          </table:table-cell>
          <table:table-cell table:style-name="Table1.C2" office:value-type="float" office:value="0">
            <text:p text:style-name="P94">September 3</text:p>
          </table:table-cell>
        </table:table-row>
        <table:table-row>
          <table:table-cell table:style-name="Table1.A2" office:value-type="float" office:value="0">
            <text:p text:style-name="P94">Mesori (Mesra) 29</text:p>
          </table:table-cell>
          <table:table-cell table:style-name="Table1.A2" office:value-type="float" office:value="0">
            <text:p text:style-name="P94">September 4</text:p>
          </table:table-cell>
          <table:table-cell table:style-name="Table1.C2" office:value-type="float" office:value="0">
            <text:p text:style-name="P94">September 4</text:p>
          </table:table-cell>
        </table:table-row>
        <table:table-row>
          <table:table-cell table:style-name="Table1.A2" office:value-type="float" office:value="0">
            <text:p text:style-name="P94">Mesori (Mesra) 30</text:p>
          </table:table-cell>
          <table:table-cell table:style-name="Table1.A2" office:value-type="float" office:value="0">
            <text:p text:style-name="P94">September 5</text:p>
          </table:table-cell>
          <table:table-cell table:style-name="Table1.C2" office:value-type="float" office:value="0">
            <text:p text:style-name="P94">September 5</text:p>
          </table:table-cell>
        </table:table-row>
        <table:table-row>
          <table:table-cell table:style-name="Table1.A2" office:value-type="float" office:value="0">
            <text:p text:style-name="P94">The Little Month (El Nasi) 1</text:p>
          </table:table-cell>
          <table:table-cell table:style-name="Table1.A2" office:value-type="float" office:value="0">
            <text:p text:style-name="P94">September 6</text:p>
          </table:table-cell>
          <table:table-cell table:style-name="Table1.C2" office:value-type="float" office:value="0">
            <text:p text:style-name="P94">September 6</text:p>
          </table:table-cell>
        </table:table-row>
        <table:table-row>
          <table:table-cell table:style-name="Table1.A2" office:value-type="float" office:value="0">
            <text:p text:style-name="P94">The Little Month (El Nasi) 2</text:p>
          </table:table-cell>
          <table:table-cell table:style-name="Table1.A2" office:value-type="float" office:value="0">
            <text:p text:style-name="P94">September 7</text:p>
          </table:table-cell>
          <table:table-cell table:style-name="Table1.C2" office:value-type="float" office:value="0">
            <text:p text:style-name="P94">September 7</text:p>
          </table:table-cell>
        </table:table-row>
        <table:table-row>
          <table:table-cell table:style-name="Table1.A2" office:value-type="float" office:value="0">
            <text:p text:style-name="P94">The Little Month (El Nasi) 3</text:p>
          </table:table-cell>
          <table:table-cell table:style-name="Table1.A2" office:value-type="float" office:value="0">
            <text:p text:style-name="P94">September 8</text:p>
          </table:table-cell>
          <table:table-cell table:style-name="Table1.C2" office:value-type="float" office:value="0">
            <text:p text:style-name="P94">September 8</text:p>
          </table:table-cell>
        </table:table-row>
        <table:table-row>
          <table:table-cell table:style-name="Table1.A2" office:value-type="float" office:value="0">
            <text:p text:style-name="P94">The Little Month (El Nasi) 4</text:p>
          </table:table-cell>
          <table:table-cell table:style-name="Table1.A2" office:value-type="float" office:value="0">
            <text:p text:style-name="P94">September 9</text:p>
          </table:table-cell>
          <table:table-cell table:style-name="Table1.C2" office:value-type="float" office:value="0">
            <text:p text:style-name="P94">September 9</text:p>
          </table:table-cell>
        </table:table-row>
        <table:table-row>
          <table:table-cell table:style-name="Table1.A2" office:value-type="float" office:value="0">
            <text:p text:style-name="P94">The Little Month (El Nasi) 5</text:p>
          </table:table-cell>
          <table:table-cell table:style-name="Table1.A2" office:value-type="float" office:value="0">
            <text:p text:style-name="P94">September 10</text:p>
          </table:table-cell>
          <table:table-cell table:style-name="Table1.C2" office:value-type="float" office:value="0">
            <text:p text:style-name="P94">September 10</text:p>
          </table:table-cell>
        </table:table-row>
        <table:table-row>
          <table:table-cell table:style-name="Table1.A2" office:value-type="float" office:value="0">
            <text:p text:style-name="P94">The Little Month (El Nasi) 6</text:p>
          </table:table-cell>
          <table:table-cell table:style-name="Table1.A2" office:value-type="float" office:value="0">
            <text:p text:style-name="P94">--</text:p>
          </table:table-cell>
          <table:table-cell table:style-name="Table1.C2" office:value-type="float" office:value="0">
            <text:p text:style-name="P94">September 11</text:p>
          </table:table-cell>
        </table:table-row>
      </table:table>
      <text:p text:style-name="P39"/>
      <text:p text:style-name="P11">Appendix IV—Variable Feast Dates</text:p>
      <text:p text:style-name="P40"/>
      <table:table table:name="Table2" table:style-name="Table2">
        <table:table-column table:style-name="Table2.A" table:number-columns-repeated="5"/>
        <table:table-column table:style-name="Table2.F"/>
        <table:table-header-rows>
          <table:table-row>
            <table:table-cell table:style-name="Table2.A1" office:value-type="string">
              <text:p text:style-name="P96">Coptic Year</text:p>
            </table:table-cell>
            <table:table-cell table:style-name="Table2.A1" office:value-type="string">
              <text:p text:style-name="P96">Gregorian Year</text:p>
            </table:table-cell>
            <table:table-cell table:style-name="Table2.A1" office:value-type="string">
              <text:p text:style-name="P96">Start of the</text:p>
              <text:p text:style-name="P96">Fast of Nineveh</text:p>
            </table:table-cell>
            <table:table-cell table:style-name="Table2.A1" office:value-type="string">
              <text:p text:style-name="P96">The Start of</text:p>
              <text:p text:style-name="P96">Great Lent</text:p>
            </table:table-cell>
            <table:table-cell table:style-name="Table2.A1" office:value-type="string">
              <text:p text:style-name="P96">The Feast of Ressurection</text:p>
            </table:table-cell>
            <table:table-cell table:style-name="Table2.F1" office:value-type="string">
              <text:p text:style-name="P96">The Feast of Pentecost</text:p>
            </table:table-cell>
          </table:table-row>
        </table:table-header-rows>
        <table:table-row>
          <table:table-cell table:style-name="Table2.A2" office:value-type="string">
            <text:p text:style-name="P95">1724/5</text:p>
          </table:table-cell>
          <table:table-cell table:style-name="Table2.B2" office:value-type="float" office:value="2009">
            <text:p text:style-name="P95">2009</text:p>
          </table:table-cell>
          <table:table-cell table:style-name="Table2.C2" office:value-type="float" office:value="39853">
            <text:p text:style-name="P95">February 9</text:p>
          </table:table-cell>
          <table:table-cell table:style-name="Table2.C2" office:value-type="float" office:value="0">
            <text:p text:style-name="P95">February 23</text:p>
          </table:table-cell>
          <table:table-cell table:style-name="Table2.C2" office:value-type="float" office:value="0">
            <text:p text:style-name="P95">April 19</text:p>
          </table:table-cell>
          <table:table-cell table:style-name="Table2.F2" office:value-type="float" office:value="0">
            <text:p text:style-name="P95">June 7</text:p>
          </table:table-cell>
        </table:table-row>
        <table:table-row>
          <table:table-cell table:style-name="Table2.A2" office:value-type="string">
            <text:p text:style-name="P95">1725/6</text:p>
          </table:table-cell>
          <table:table-cell table:style-name="Table2.B2" office:value-type="float" office:value="2010">
            <text:p text:style-name="P95">2010</text:p>
          </table:table-cell>
          <table:table-cell table:style-name="Table2.C2" office:value-type="float" office:value="0">
            <text:p text:style-name="P95">January 25</text:p>
          </table:table-cell>
          <table:table-cell table:style-name="Table2.C2" office:value-type="float" office:value="0">
            <text:p text:style-name="P95">February 8</text:p>
          </table:table-cell>
          <table:table-cell table:style-name="Table2.C2" office:value-type="float" office:value="0">
            <text:p text:style-name="P95">April 4</text:p>
          </table:table-cell>
          <table:table-cell table:style-name="Table2.F2" office:value-type="float" office:value="0">
            <text:p text:style-name="P95">May 23</text:p>
          </table:table-cell>
        </table:table-row>
        <table:table-row>
          <table:table-cell table:style-name="Table2.A2" office:value-type="string">
            <text:p text:style-name="P95">1726/7</text:p>
          </table:table-cell>
          <table:table-cell table:style-name="Table2.B2" office:value-type="float" office:value="2011">
            <text:p text:style-name="P95">2011</text:p>
          </table:table-cell>
          <table:table-cell table:style-name="Table2.C2" office:value-type="float" office:value="0">
            <text:p text:style-name="P95">February 14</text:p>
          </table:table-cell>
          <table:table-cell table:style-name="Table2.C2" office:value-type="float" office:value="0">
            <text:p text:style-name="P95">February 28</text:p>
          </table:table-cell>
          <table:table-cell table:style-name="Table2.C2" office:value-type="float" office:value="0">
            <text:p text:style-name="P95">April 24</text:p>
          </table:table-cell>
          <table:table-cell table:style-name="Table2.F2" office:value-type="float" office:value="0">
            <text:p text:style-name="P95">June 12</text:p>
          </table:table-cell>
        </table:table-row>
        <table:table-row>
          <table:table-cell table:style-name="Table2.A2" office:value-type="string">
            <text:p text:style-name="P95">1727/8</text:p>
          </table:table-cell>
          <table:table-cell table:style-name="Table2.B2" office:value-type="float" office:value="2012">
            <text:p text:style-name="P95">2012</text:p>
          </table:table-cell>
          <table:table-cell table:style-name="Table2.C2" office:value-type="float" office:value="0">
            <text:p text:style-name="P95">February 6</text:p>
          </table:table-cell>
          <table:table-cell table:style-name="Table2.C2" office:value-type="float" office:value="0">
            <text:p text:style-name="P95">February 20</text:p>
          </table:table-cell>
          <table:table-cell table:style-name="Table2.C2" office:value-type="float" office:value="0">
            <text:p text:style-name="P95">April 15</text:p>
          </table:table-cell>
          <table:table-cell table:style-name="Table2.F2" office:value-type="float" office:value="0">
            <text:p text:style-name="P95">June 3</text:p>
          </table:table-cell>
        </table:table-row>
        <table:table-row>
          <table:table-cell table:style-name="Table2.A2" office:value-type="string">
            <text:p text:style-name="P95">1728/9</text:p>
          </table:table-cell>
          <table:table-cell table:style-name="Table2.B2" office:value-type="float" office:value="2013">
            <text:p text:style-name="P95">2013</text:p>
          </table:table-cell>
          <table:table-cell table:style-name="Table2.C2" office:value-type="float" office:value="0">
            <text:p text:style-name="P95">February 25</text:p>
          </table:table-cell>
          <table:table-cell table:style-name="Table2.C2" office:value-type="float" office:value="0">
            <text:p text:style-name="P95">March 11</text:p>
          </table:table-cell>
          <table:table-cell table:style-name="Table2.C2" office:value-type="float" office:value="0">
            <text:p text:style-name="P95">May 5</text:p>
          </table:table-cell>
          <table:table-cell table:style-name="Table2.F2" office:value-type="float" office:value="0">
            <text:p text:style-name="P95">June 23</text:p>
          </table:table-cell>
        </table:table-row>
        <table:table-row>
          <table:table-cell table:style-name="Table2.A2" office:value-type="string">
            <text:p text:style-name="P95">1729/1730</text:p>
          </table:table-cell>
          <table:table-cell table:style-name="Table2.B2" office:value-type="float" office:value="2014">
            <text:p text:style-name="P95">2014</text:p>
          </table:table-cell>
          <table:table-cell table:style-name="Table2.C2" office:value-type="float" office:value="0">
            <text:p text:style-name="P95">February 10</text:p>
          </table:table-cell>
          <table:table-cell table:style-name="Table2.C2" office:value-type="float" office:value="0">
            <text:p text:style-name="P95">February 24</text:p>
          </table:table-cell>
          <table:table-cell table:style-name="Table2.C2" office:value-type="float" office:value="0">
            <text:p text:style-name="P95">April 20</text:p>
          </table:table-cell>
          <table:table-cell table:style-name="Table2.F2" office:value-type="float" office:value="0">
            <text:p text:style-name="P95">June 8</text:p>
          </table:table-cell>
        </table:table-row>
        <table:table-row>
          <table:table-cell table:style-name="Table2.A2" office:value-type="string">
            <text:p text:style-name="P95">1730/1</text:p>
          </table:table-cell>
          <table:table-cell table:style-name="Table2.B2" office:value-type="float" office:value="2015">
            <text:p text:style-name="P95">2015</text:p>
          </table:table-cell>
          <table:table-cell table:style-name="Table2.C2" office:value-type="float" office:value="0">
            <text:p text:style-name="P95">February 2</text:p>
          </table:table-cell>
          <table:table-cell table:style-name="Table2.C2" office:value-type="float" office:value="0">
            <text:p text:style-name="P95">February 16</text:p>
          </table:table-cell>
          <table:table-cell table:style-name="Table2.C2" office:value-type="float" office:value="0">
            <text:p text:style-name="P95">April 12</text:p>
          </table:table-cell>
          <table:table-cell table:style-name="Table2.F2" office:value-type="float" office:value="0">
            <text:p text:style-name="P95">May 31</text:p>
          </table:table-cell>
        </table:table-row>
        <table:table-row>
          <table:table-cell table:style-name="Table2.A2" office:value-type="string">
            <text:p text:style-name="P95">1731/2</text:p>
          </table:table-cell>
          <table:table-cell table:style-name="Table2.B2" office:value-type="float" office:value="2016">
            <text:p text:style-name="P95">2016</text:p>
          </table:table-cell>
          <table:table-cell table:style-name="Table2.C2" office:value-type="float" office:value="0">
            <text:p text:style-name="P95">February 22</text:p>
          </table:table-cell>
          <table:table-cell table:style-name="Table2.C2" office:value-type="float" office:value="0">
            <text:p text:style-name="P95">March 7</text:p>
          </table:table-cell>
          <table:table-cell table:style-name="Table2.C2" office:value-type="float" office:value="0">
            <text:p text:style-name="P95">May 1</text:p>
          </table:table-cell>
          <table:table-cell table:style-name="Table2.F2" office:value-type="float" office:value="0">
            <text:p text:style-name="P95">June 19</text:p>
          </table:table-cell>
        </table:table-row>
        <table:table-row>
          <table:table-cell table:style-name="Table2.A2" office:value-type="string">
            <text:p text:style-name="P95">1732/3</text:p>
          </table:table-cell>
          <table:table-cell table:style-name="Table2.B2" office:value-type="float" office:value="2017">
            <text:p text:style-name="P95">2017</text:p>
          </table:table-cell>
          <table:table-cell table:style-name="Table2.C2" office:value-type="float" office:value="0">
            <text:p text:style-name="P95">February 6</text:p>
          </table:table-cell>
          <table:table-cell table:style-name="Table2.C2" office:value-type="float" office:value="0">
            <text:p text:style-name="P95">February 20</text:p>
          </table:table-cell>
          <table:table-cell table:style-name="Table2.C2" office:value-type="float" office:value="0">
            <text:p text:style-name="P95">April 16</text:p>
          </table:table-cell>
          <table:table-cell table:style-name="Table2.F2" office:value-type="float" office:value="0">
            <text:p text:style-name="P95">June 4</text:p>
          </table:table-cell>
        </table:table-row>
        <table:table-row>
          <table:table-cell table:style-name="Table2.A2" office:value-type="string">
            <text:p text:style-name="P95">1733/4</text:p>
          </table:table-cell>
          <table:table-cell table:style-name="Table2.B2" office:value-type="float" office:value="2018">
            <text:p text:style-name="P95">2018</text:p>
          </table:table-cell>
          <table:table-cell table:style-name="Table2.C2" office:value-type="float" office:value="0">
            <text:p text:style-name="P95">Janurary 29</text:p>
          </table:table-cell>
          <table:table-cell table:style-name="Table2.C2" office:value-type="float" office:value="0">
            <text:p text:style-name="P95">February 12</text:p>
          </table:table-cell>
          <table:table-cell table:style-name="Table2.C2" office:value-type="float" office:value="0">
            <text:p text:style-name="P95">April 8</text:p>
          </table:table-cell>
          <table:table-cell table:style-name="Table2.F2" office:value-type="float" office:value="0">
            <text:p text:style-name="P95">May 27</text:p>
          </table:table-cell>
        </table:table-row>
        <table:table-row>
          <table:table-cell table:style-name="Table2.A2" office:value-type="string">
            <text:p text:style-name="P95">1734/5</text:p>
          </table:table-cell>
          <table:table-cell table:style-name="Table2.B2" office:value-type="float" office:value="2019">
            <text:p text:style-name="P95">2019</text:p>
          </table:table-cell>
          <table:table-cell table:style-name="Table2.C2" office:value-type="float" office:value="0">
            <text:p text:style-name="P95">February 18</text:p>
          </table:table-cell>
          <table:table-cell table:style-name="Table2.C2" office:value-type="float" office:value="0">
            <text:p text:style-name="P95">March 4</text:p>
          </table:table-cell>
          <table:table-cell table:style-name="Table2.C2" office:value-type="float" office:value="0">
            <text:p text:style-name="P95">April 28</text:p>
          </table:table-cell>
          <table:table-cell table:style-name="Table2.F2" office:value-type="float" office:value="0">
            <text:p text:style-name="P95">June 16</text:p>
          </table:table-cell>
        </table:table-row>
        <table:table-row>
          <table:table-cell table:style-name="Table2.A2" office:value-type="string">
            <text:p text:style-name="P95">1735/6</text:p>
          </table:table-cell>
          <table:table-cell table:style-name="Table2.B2" office:value-type="float" office:value="2020">
            <text:p text:style-name="P95">2020</text:p>
          </table:table-cell>
          <table:table-cell table:style-name="Table2.C2" office:value-type="float" office:value="0">
            <text:p text:style-name="P95">February 10</text:p>
          </table:table-cell>
          <table:table-cell table:style-name="Table2.C2" office:value-type="float" office:value="0">
            <text:p text:style-name="P95">February 24</text:p>
          </table:table-cell>
          <table:table-cell table:style-name="Table2.C2" office:value-type="float" office:value="0">
            <text:p text:style-name="P95">April 19</text:p>
          </table:table-cell>
          <table:table-cell table:style-name="Table2.F2" office:value-type="float" office:value="0">
            <text:p text:style-name="P95">June 7</text:p>
          </table:table-cell>
        </table:table-row>
        <table:table-row>
          <table:table-cell table:style-name="Table2.A2" office:value-type="string">
            <text:p text:style-name="P95">1736/7</text:p>
          </table:table-cell>
          <table:table-cell table:style-name="Table2.B2" office:value-type="float" office:value="2021">
            <text:p text:style-name="P95">2021</text:p>
          </table:table-cell>
          <table:table-cell table:style-name="Table2.C2" office:value-type="float" office:value="0">
            <text:p text:style-name="P95">February 22</text:p>
          </table:table-cell>
          <table:table-cell table:style-name="Table2.C2" office:value-type="float" office:value="0">
            <text:p text:style-name="P95">March 8</text:p>
          </table:table-cell>
          <table:table-cell table:style-name="Table2.C2" office:value-type="float" office:value="0">
            <text:p text:style-name="P95">May 2</text:p>
          </table:table-cell>
          <table:table-cell table:style-name="Table2.F2" office:value-type="float" office:value="0">
            <text:p text:style-name="P95">June 20</text:p>
          </table:table-cell>
        </table:table-row>
        <table:table-row>
          <table:table-cell table:style-name="Table2.A2" office:value-type="string">
            <text:p text:style-name="P95">1737/8</text:p>
          </table:table-cell>
          <table:table-cell table:style-name="Table2.B2" office:value-type="float" office:value="2022">
            <text:p text:style-name="P95">2022</text:p>
          </table:table-cell>
          <table:table-cell table:style-name="Table2.C2" office:value-type="float" office:value="0">
            <text:p text:style-name="P95">February 14</text:p>
          </table:table-cell>
          <table:table-cell table:style-name="Table2.C2" office:value-type="float" office:value="0">
            <text:p text:style-name="P95">February 28</text:p>
          </table:table-cell>
          <table:table-cell table:style-name="Table2.C2" office:value-type="float" office:value="0">
            <text:p text:style-name="P95">Spril 24</text:p>
          </table:table-cell>
          <table:table-cell table:style-name="Table2.F2" office:value-type="float" office:value="0">
            <text:p text:style-name="P95">June 12</text:p>
          </table:table-cell>
        </table:table-row>
        <table:table-row>
          <table:table-cell table:style-name="Table2.A2" office:value-type="string">
            <text:p text:style-name="P95">1738/9</text:p>
          </table:table-cell>
          <table:table-cell table:style-name="Table2.B2" office:value-type="float" office:value="2023">
            <text:p text:style-name="P95">2023</text:p>
          </table:table-cell>
          <table:table-cell table:style-name="Table2.C2" office:value-type="float" office:value="0">
            <text:p text:style-name="P95">February 6</text:p>
          </table:table-cell>
          <table:table-cell table:style-name="Table2.C2" office:value-type="float" office:value="0">
            <text:p text:style-name="P95">February 20</text:p>
          </table:table-cell>
          <table:table-cell table:style-name="Table2.C2" office:value-type="float" office:value="0">
            <text:p text:style-name="P95">April 16</text:p>
          </table:table-cell>
          <table:table-cell table:style-name="Table2.F2" office:value-type="float" office:value="0">
            <text:p text:style-name="P95">June 4</text:p>
          </table:table-cell>
        </table:table-row>
        <table:table-row>
          <table:table-cell table:style-name="Table2.A2" office:value-type="string">
            <text:p text:style-name="P95">1739/1740</text:p>
          </table:table-cell>
          <table:table-cell table:style-name="Table2.B2" office:value-type="float" office:value="2024">
            <text:p text:style-name="P95">2024</text:p>
          </table:table-cell>
          <table:table-cell table:style-name="Table2.C2" office:value-type="float" office:value="0">
            <text:p text:style-name="P95">February 26</text:p>
          </table:table-cell>
          <table:table-cell table:style-name="Table2.C2" office:value-type="float" office:value="0">
            <text:p text:style-name="P95">March 11</text:p>
          </table:table-cell>
          <table:table-cell table:style-name="Table2.C2" office:value-type="float" office:value="0">
            <text:p text:style-name="P95">May 5</text:p>
          </table:table-cell>
          <table:table-cell table:style-name="Table2.F2" office:value-type="float" office:value="0">
            <text:p text:style-name="P95">June 23</text:p>
          </table:table-cell>
        </table:table-row>
        <table:table-row>
          <table:table-cell table:style-name="Table2.A2" office:value-type="string">
            <text:p text:style-name="P95">1740/1</text:p>
          </table:table-cell>
          <table:table-cell table:style-name="Table2.B2" office:value-type="float" office:value="2025">
            <text:p text:style-name="P95">2025</text:p>
          </table:table-cell>
          <table:table-cell table:style-name="Table2.C2" office:value-type="float" office:value="0">
            <text:p text:style-name="P95">February 10</text:p>
          </table:table-cell>
          <table:table-cell table:style-name="Table2.C2" office:value-type="float" office:value="0">
            <text:p text:style-name="P95">February 24</text:p>
          </table:table-cell>
          <table:table-cell table:style-name="Table2.C2" office:value-type="float" office:value="0">
            <text:p text:style-name="P95">April 20</text:p>
          </table:table-cell>
          <table:table-cell table:style-name="Table2.F2" office:value-type="float" office:value="0">
            <text:p text:style-name="P95">June 8</text:p>
          </table:table-cell>
        </table:table-row>
        <table:table-row>
          <table:table-cell table:style-name="Table2.A2" office:value-type="string">
            <text:p text:style-name="P95">1741/2</text:p>
          </table:table-cell>
          <table:table-cell table:style-name="Table2.B2" office:value-type="float" office:value="2026">
            <text:p text:style-name="P95">2026</text:p>
          </table:table-cell>
          <table:table-cell table:style-name="Table2.C2" office:value-type="float" office:value="0">
            <text:p text:style-name="P95">February 2</text:p>
          </table:table-cell>
          <table:table-cell table:style-name="Table2.C2" office:value-type="float" office:value="0">
            <text:p text:style-name="P95">February 16</text:p>
          </table:table-cell>
          <table:table-cell table:style-name="Table2.C2" office:value-type="float" office:value="0">
            <text:p text:style-name="P95">April 12</text:p>
          </table:table-cell>
          <table:table-cell table:style-name="Table2.F2" office:value-type="float" office:value="0">
            <text:p text:style-name="P95">May 31</text:p>
          </table:table-cell>
        </table:table-row>
        <table:table-row>
          <table:table-cell table:style-name="Table2.A2" office:value-type="string">
            <text:p text:style-name="P95">1742/3</text:p>
          </table:table-cell>
          <table:table-cell table:style-name="Table2.B2" office:value-type="float" office:value="2027">
            <text:p text:style-name="P95">2027</text:p>
          </table:table-cell>
          <table:table-cell table:style-name="Table2.C2" office:value-type="float" office:value="0">
            <text:p text:style-name="P95">February 22</text:p>
          </table:table-cell>
          <table:table-cell table:style-name="Table2.C2" office:value-type="float" office:value="0">
            <text:p text:style-name="P95">March 8</text:p>
          </table:table-cell>
          <table:table-cell table:style-name="Table2.C2" office:value-type="float" office:value="0">
            <text:p text:style-name="P95">May 2</text:p>
          </table:table-cell>
          <table:table-cell table:style-name="Table2.F2" office:value-type="float" office:value="0">
            <text:p text:style-name="P95">June 20</text:p>
          </table:table-cell>
        </table:table-row>
        <table:table-row>
          <table:table-cell table:style-name="Table2.A2" office:value-type="string">
            <text:p text:style-name="P95">1743/4</text:p>
          </table:table-cell>
          <table:table-cell table:style-name="Table2.B2" office:value-type="float" office:value="2028">
            <text:p text:style-name="P95">2028</text:p>
          </table:table-cell>
          <table:table-cell table:style-name="Table2.C2" office:value-type="float" office:value="0">
            <text:p text:style-name="P95">February 7</text:p>
          </table:table-cell>
          <table:table-cell table:style-name="Table2.C2" office:value-type="float" office:value="0">
            <text:p text:style-name="P95">February 21</text:p>
          </table:table-cell>
          <table:table-cell table:style-name="Table2.C2" office:value-type="float" office:value="0">
            <text:p text:style-name="P95">April 16</text:p>
          </table:table-cell>
          <table:table-cell table:style-name="Table2.F2" office:value-type="float" office:value="0">
            <text:p text:style-name="P95">June 4</text:p>
          </table:table-cell>
        </table:table-row>
        <table:table-row>
          <table:table-cell table:style-name="Table2.A2" office:value-type="string">
            <text:p text:style-name="P95">1744/5</text:p>
          </table:table-cell>
          <table:table-cell table:style-name="Table2.B2" office:value-type="float" office:value="2029">
            <text:p text:style-name="P95">2029</text:p>
          </table:table-cell>
          <table:table-cell table:style-name="Table2.C2" office:value-type="float" office:value="0">
            <text:p text:style-name="P95">January 29</text:p>
          </table:table-cell>
          <table:table-cell table:style-name="Table2.C2" office:value-type="float" office:value="0">
            <text:p text:style-name="P95">February 12</text:p>
          </table:table-cell>
          <table:table-cell table:style-name="Table2.C2" office:value-type="float" office:value="0">
            <text:p text:style-name="P95">April 8</text:p>
          </table:table-cell>
          <table:table-cell table:style-name="Table2.F2" office:value-type="float" office:value="0">
            <text:p text:style-name="P95">May 27</text:p>
          </table:table-cell>
        </table:table-row>
        <table:table-row>
          <table:table-cell table:style-name="Table2.A2" office:value-type="string">
            <text:p text:style-name="P95">1745/6</text:p>
          </table:table-cell>
          <table:table-cell table:style-name="Table2.B2" office:value-type="float" office:value="2030">
            <text:p text:style-name="P95">2030</text:p>
          </table:table-cell>
          <table:table-cell table:style-name="Table2.C2" office:value-type="float" office:value="0">
            <text:p text:style-name="P95">February 18</text:p>
          </table:table-cell>
          <table:table-cell table:style-name="Table2.C2" office:value-type="float" office:value="0">
            <text:p text:style-name="P95">March 4</text:p>
          </table:table-cell>
          <table:table-cell table:style-name="Table2.C2" office:value-type="float" office:value="0">
            <text:p text:style-name="P95">April 28</text:p>
          </table:table-cell>
          <table:table-cell table:style-name="Table2.F2" office:value-type="float" office:value="0">
            <text:p text:style-name="P95">June 16</text:p>
          </table:table-cell>
        </table:table-row>
        <table:table-row>
          <table:table-cell table:style-name="Table2.A2" office:value-type="string">
            <text:p text:style-name="P95">1746/7</text:p>
          </table:table-cell>
          <table:table-cell table:style-name="Table2.B2" office:value-type="float" office:value="2031">
            <text:p text:style-name="P95">2031</text:p>
          </table:table-cell>
          <table:table-cell table:style-name="Table2.C2" office:value-type="float" office:value="0">
            <text:p text:style-name="P95">February 3</text:p>
          </table:table-cell>
          <table:table-cell table:style-name="Table2.C2" office:value-type="float" office:value="0">
            <text:p text:style-name="P95">February 17</text:p>
          </table:table-cell>
          <table:table-cell table:style-name="Table2.C2" office:value-type="float" office:value="0">
            <text:p text:style-name="P95">April 13</text:p>
          </table:table-cell>
          <table:table-cell table:style-name="Table2.F2" office:value-type="float" office:value="0">
            <text:p text:style-name="P95">June 1</text:p>
          </table:table-cell>
        </table:table-row>
        <table:table-row>
          <table:table-cell table:style-name="Table2.A2" office:value-type="string">
            <text:p text:style-name="P95">1747/8</text:p>
          </table:table-cell>
          <table:table-cell table:style-name="Table2.B2" office:value-type="float" office:value="2032">
            <text:p text:style-name="P95">2032</text:p>
          </table:table-cell>
          <table:table-cell table:style-name="Table2.C2" office:value-type="float" office:value="0">
            <text:p text:style-name="P95">February 23</text:p>
          </table:table-cell>
          <table:table-cell table:style-name="Table2.C2" office:value-type="float" office:value="0">
            <text:p text:style-name="P95">March 8</text:p>
          </table:table-cell>
          <table:table-cell table:style-name="Table2.C2" office:value-type="float" office:value="0">
            <text:p text:style-name="P95">May 2</text:p>
          </table:table-cell>
          <table:table-cell table:style-name="Table2.F2" office:value-type="float" office:value="0">
            <text:p text:style-name="P95">June 20</text:p>
          </table:table-cell>
        </table:table-row>
        <table:table-row>
          <table:table-cell table:style-name="Table2.A2" office:value-type="string">
            <text:p text:style-name="P95">1748/9</text:p>
          </table:table-cell>
          <table:table-cell table:style-name="Table2.B2" office:value-type="float" office:value="2033">
            <text:p text:style-name="P95">2033</text:p>
          </table:table-cell>
          <table:table-cell table:style-name="Table2.C2" office:value-type="float" office:value="0">
            <text:p text:style-name="P95">February 14</text:p>
          </table:table-cell>
          <table:table-cell table:style-name="Table2.C2" office:value-type="float" office:value="0">
            <text:p text:style-name="P95">February 28</text:p>
          </table:table-cell>
          <table:table-cell table:style-name="Table2.C2" office:value-type="float" office:value="0">
            <text:p text:style-name="P95">April 24</text:p>
          </table:table-cell>
          <table:table-cell table:style-name="Table2.F2" office:value-type="float" office:value="0">
            <text:p text:style-name="P95">June 12</text:p>
          </table:table-cell>
        </table:table-row>
        <table:table-row>
          <table:table-cell table:style-name="Table2.A2" office:value-type="string">
            <text:p text:style-name="P95">1749/1760</text:p>
          </table:table-cell>
          <table:table-cell table:style-name="Table2.B2" office:value-type="float" office:value="2034">
            <text:p text:style-name="P95">2034</text:p>
          </table:table-cell>
          <table:table-cell table:style-name="Table2.C2" office:value-type="float" office:value="0">
            <text:p text:style-name="P95">January 30</text:p>
          </table:table-cell>
          <table:table-cell table:style-name="Table2.C2" office:value-type="float" office:value="0">
            <text:p text:style-name="P95">February 13</text:p>
          </table:table-cell>
          <table:table-cell table:style-name="Table2.C2" office:value-type="float" office:value="0">
            <text:p text:style-name="P95">April 9</text:p>
          </table:table-cell>
          <table:table-cell table:style-name="Table2.F2" office:value-type="float" office:value="0">
            <text:p text:style-name="P95">May 28</text:p>
          </table:table-cell>
        </table:table-row>
        <table:table-row>
          <table:table-cell table:style-name="Table2.A2" office:value-type="string">
            <text:p text:style-name="P95">1750/1</text:p>
          </table:table-cell>
          <table:table-cell table:style-name="Table2.B2" office:value-type="float" office:value="2035">
            <text:p text:style-name="P95">2035</text:p>
          </table:table-cell>
          <table:table-cell table:style-name="Table2.C2" office:value-type="float" office:value="0">
            <text:p text:style-name="P95">February 19</text:p>
          </table:table-cell>
          <table:table-cell table:style-name="Table2.C2" office:value-type="float" office:value="0">
            <text:p text:style-name="P95">March 5</text:p>
          </table:table-cell>
          <table:table-cell table:style-name="Table2.C2" office:value-type="float" office:value="0">
            <text:p text:style-name="P95">April 29</text:p>
          </table:table-cell>
          <table:table-cell table:style-name="Table2.F2" office:value-type="float" office:value="0">
            <text:p text:style-name="P95">June 17</text:p>
          </table:table-cell>
        </table:table-row>
        <table:table-row>
          <table:table-cell table:style-name="Table2.A2" office:value-type="string">
            <text:p text:style-name="P95">1751/2</text:p>
          </table:table-cell>
          <table:table-cell table:style-name="Table2.B2" office:value-type="float" office:value="2036">
            <text:p text:style-name="P95">2036</text:p>
          </table:table-cell>
          <table:table-cell table:style-name="Table2.C2" office:value-type="float" office:value="0">
            <text:p text:style-name="P95">February 11</text:p>
          </table:table-cell>
          <table:table-cell table:style-name="Table2.C2" office:value-type="float" office:value="0">
            <text:p text:style-name="P95">February 25</text:p>
          </table:table-cell>
          <table:table-cell table:style-name="Table2.C2" office:value-type="float" office:value="0">
            <text:p text:style-name="P95">April 20</text:p>
          </table:table-cell>
          <table:table-cell table:style-name="Table2.F2" office:value-type="float" office:value="0">
            <text:p text:style-name="P95">June 8</text:p>
          </table:table-cell>
        </table:table-row>
        <table:table-row>
          <table:table-cell table:style-name="Table2.A2" office:value-type="string">
            <text:p text:style-name="P95">1752/3</text:p>
          </table:table-cell>
          <table:table-cell table:style-name="Table2.B2" office:value-type="float" office:value="2037">
            <text:p text:style-name="P95">2037</text:p>
          </table:table-cell>
          <table:table-cell table:style-name="Table2.C2" office:value-type="float" office:value="0">
            <text:p text:style-name="P95">January 26</text:p>
          </table:table-cell>
          <table:table-cell table:style-name="Table2.C2" office:value-type="float" office:value="0">
            <text:p text:style-name="P95">February 9</text:p>
          </table:table-cell>
          <table:table-cell table:style-name="Table2.C2" office:value-type="float" office:value="0">
            <text:p text:style-name="P95">April 5</text:p>
          </table:table-cell>
          <table:table-cell table:style-name="Table2.F2" office:value-type="float" office:value="0">
            <text:p text:style-name="P95">May 24</text:p>
          </table:table-cell>
        </table:table-row>
      </table:table>
      <text:p text:style-name="P50"/>
      <text:p text:style-name="P47"><text:tab/><text:span text:style-name="T91">Note: The start dates for the start of Great Lent are for the First Monday of Great Lent. The Lenten lectionary should be used starting with the Saturday of Pre-Lent Leave-Taking </text:span>before<text:span text:style-name="T91"> this Mond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ook Antiqua" svg:font-family="'Book Antiqua'"/>
    <style:font-face style:name="Tahoma2" svg:font-family="Tahoma"/>
    <style:font-face style:name="Book Antiqua2" svg:font-family="'Book Antiqua'" style:font-family-generic="roman"/>
    <style:font-face style:name="Times-Roman" svg:font-family="Times-Roman" style:font-family-generic="roman"/>
    <style:font-face style:name="Dutch801 Rm BT Roman" svg:font-family="'Dutch801 Rm BT Roman'" style:font-pitch="variable"/>
    <style:font-face style:name="Book Antiqua3"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ook Antiqua1" svg:font-family="'Book Antiqu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CA" style:letter-kerning="true" style:font-name-asian="Arial Unicode M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3" fo:widows="3" fo:hyphenation-ladder-count="no-limit" style:page-number="auto"/>
      <style:text-properties fo:hyphenate="true" fo:hyphenation-remain-char-count="4" fo:hyphenation-push-char-count="3"/>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List" style:family="paragraph" style:parent-style-name="Text_20_body" style:class="list">
      <style:text-properties style:font-size-asian="12pt" style:font-name-complex="Tahoma2"/>
    </style:style>
    <style:style style:name="Footer" style:family="paragraph" style:parent-style-name="Standard" style:class="extra">
      <style:paragraph-properties text:number-lines="false" text:line-number="0">
        <style:tab-stops>
          <style:tab-stop style:position="3.5335in" style:type="center"/>
          <style:tab-stop style:position="7.0665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Tahoma2"/>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48in" fo:page-height="10.752in" style:num-format="1" style:print-orientation="portrait" fo:margin-top="0.8862in" fo:margin-bottom="0.4925in" fo:margin-left="0.689in" fo:margin-right="0.49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48in" fo:page-height="10.752in" style:num-format="1" style:print-orientation="portrait" fo:margin-top="0.8862in" fo:margin-bottom="0.5902in" fo:margin-left="0.689in" fo:margin-right="0.49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5in" fo:page-height="10.75in" style:num-format="1" style:print-orientation="portrait" fo:margin-top="0.8902in" fo:margin-bottom="0.4902in" fo:margin-left="0.6902in" fo:margin-right="0.4902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48in" fo:page-height="10.752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text:page-number></text:p>
      </style:footer>
    </style:master-page>
    <style:master-page style:name="First_20_Page" style:display-name="First Page" style:page-layout-name="Mpm2" style:next-style-name="First_20_Pges"/>
    <style:master-page style:name="First_20_Pges" style:display-name="First Pges"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8-03-05T09:42:05</meta:creation-date>
    <dc:date>2009-06-19T15:25:44.33</dc:date>
    <dc:language>en-CA</dc:language>
    <meta:editing-cycles>293</meta:editing-cycles>
    <meta:editing-duration>PT105H51M18S</meta:editing-duration>
    <dc:creator>Brett Slote</dc:creator>
    <meta:printed-by>Brett Slote</meta:printed-by>
    <meta:print-date>2009-02-17T09:08:55.81</meta:print-date>
    <meta:document-statistic meta:table-count="2" meta:image-count="0" meta:object-count="0" meta:page-count="371" meta:paragraph-count="4508" meta:word-count="163918" meta:character-count="857372"/>
    <meta:user-defined meta:name="Info 1"/>
    <meta:user-defined meta:name="Info 2"/>
    <meta:user-defined meta:name="Info 3"/>
    <meta:user-defined meta:name="Info 4"/>
  </office:meta>
</office:document-meta>
</file>